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30.04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6.41mm"/>
    </style:style>
    <style:style style:name="co9" style:family="table-column">
      <style:table-column-properties fo:break-before="auto" style:column-width="40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8.21mm"/>
    </style:style>
    <style:style style:name="co12" style:family="table-column">
      <style:table-column-properties fo:break-before="auto" style:column-width="37.39mm"/>
    </style:style>
    <style:style style:name="co13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2_24_4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0" table:default-cell-style-name="Default"/>
        <table:table-row table:style-name="ro1">
          <table:table-cell office:value-type="string" calcext:value-type="string">
            <text:p><text:s/>PKT_POS_SRC</text:p>
          </table:table-cell>
          <table:table-cell office:value-type="string" calcext:value-type="string">
            <text:p>SRC_READ</text:p>
          </table:table-cell>
          <table:table-cell table:number-columns-repeated="6"/>
          <table:table-cell office:value-type="string" calcext:value-type="string">
            <text:p>PKT_POS_PTS </text:p>
          </table:table-cell>
          <table:table-cell office:value-type="string" calcext:value-type="string">
            <text:p><text:s/>PKT_POS_SRC</text:p>
          </table:table-cell>
          <table:table-cell table:number-columns-repeated="3"/>
          <table:table-cell office:value-type="string" calcext:value-type="string">
            <text:p>BYTES BEFORE SECT</text:p>
          </table:table-cell>
          <table:table-cell office:value-type="string" calcext:value-type="string">
            <text:p>BYTES AFTER SECT</text:p>
          </table:table-cell>
          <table:table-cell office:value-type="string" calcext:value-type="string">
            <text:p><text:s/>NB_SAMPLES_PTS </text:p>
          </table:table-cell>
          <table:table-cell office:value-type="string" calcext:value-type="string">
            <text:p><text:s/>NB_SAMPLES_SCR</text:p>
          </table:table-cell>
          <table:table-cell table:number-columns-repeated="10"/>
          <table:table-cell office:value-type="string" calcext:value-type="string">
            <text:p>FRAMES</text:p>
          </table:table-cell>
          <table:table-cell office:value-type="string" calcext:value-type="string">
            <text:p>REM PCM BYTES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SUM([.$K$1:.K2])" office:value-type="float" office:value="64" calcext:value-type="float">
            <text:p>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3"/>
          <table:table-cell table:formula="of:=72/120*[.AD3]" office:value-type="float" office:value="24.4897959183673" calcext:value-type="float">
            <text:p>24,489795918367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6521" calcext:value-type="float">
            <text:p>766521</text:p>
          </table:table-cell>
          <table:table-cell table:formula="of:=[.B3]/(90000*300)" office:value-type="float" office:value="0.0283896666666667" calcext:value-type="float">
            <text:p>0,028389666666667</text:p>
          </table:table-cell>
          <table:table-cell table:formula="of:=[.C3]*44100" office:value-type="float" office:value="1251.9843" calcext:value-type="float">
            <text:p>1251,9843</text:p>
          </table:table-cell>
          <table:table-cell table:formula="of:=[.B3]/300" office:value-type="float" office:value="2555.07" calcext:value-type="float">
            <text:p>2555,07</text:p>
          </table:table-cell>
          <table:table-cell table:formula="of:=[.B3]-ROUNDDOWN([.E3])*300" office:value-type="float" office:value="21" calcext:value-type="float">
            <text:p>21</text:p>
          </table:table-cell>
          <table:table-cell table:style-name="ce1"/>
          <table:table-cell/>
          <table:table-cell office:value-type="float" office:value="2010" calcext:value-type="float">
            <text:p>2010</text:p>
          </table:table-cell>
          <table:table-cell office:value-type="float" office:value="1958" calcext:value-type="float">
            <text:p>1958</text:p>
          </table:table-cell>
          <table:table-cell office:value-type="float" office:value="43" calcext:value-type="float">
            <text:p>43</text:p>
          </table:table-cell>
          <table:table-cell table:formula="of:=SUM([.$K$1:.K3])" office:value-type="float" office:value="107" calcext:value-type="float">
            <text:p>107</text:p>
          </table:table-cell>
          <table:table-cell table:formula="of:=[.I3]+[.L2]" office:value-type="float" office:value="2074" calcext:value-type="float">
            <text:p>2074</text:p>
          </table:table-cell>
          <table:table-cell table:formula="of:=[.A3]*2048-[.L2]-[.J3]" office:value-type="float" office:value="26" calcext:value-type="float">
            <text:p>26</text:p>
          </table:table-cell>
          <table:table-cell table:formula="of:=[.M3]-[.A3]*2048" office:value-type="float" office:value="26" calcext:value-type="float">
            <text:p>26</text:p>
          </table:table-cell>
          <table:table-cell office:value-type="float" office:value="1280" calcext:value-type="float">
            <text:p>1280</text:p>
          </table:table-cell>
          <table:table-cell table:formula="of:=[.P3]-40" office:value-type="float" office:value="1240" calcext:value-type="float">
            <text:p>1240</text:p>
          </table:table-cell>
          <table:table-cell table:formula="of:=[.Q3]/44100*90000" office:value-type="float" office:value="2530.61224489796" calcext:value-type="float">
            <text:p>2530,61224489796</text:p>
          </table:table-cell>
          <table:table-cell table:formula="of:=[.P3]/44100*90000" office:value-type="float" office:value="2612.24489795918" calcext:value-type="float">
            <text:p>2612,24489795918</text:p>
          </table:table-cell>
          <table:table-cell table:formula="of:=ROUNDDOWN([.R3])" office:value-type="float" office:value="2530" calcext:value-type="float">
            <text:p>2530</text:p>
          </table:table-cell>
          <table:table-cell table:formula="of:=ROUNDUP([.R3])" office:value-type="float" office:value="2531" calcext:value-type="float">
            <text:p>2531</text:p>
          </table:table-cell>
          <table:table-cell table:formula="of:=ROUNDDOWN([.S3])" office:value-type="float" office:value="2612" calcext:value-type="float">
            <text:p>2612</text:p>
          </table:table-cell>
          <table:table-cell table:formula="of:=ROUNDUP([.S3])" office:value-type="float" office:value="2613" calcext:value-type="float">
            <text:p>2613</text:p>
          </table:table-cell>
          <table:table-cell table:formula="of:=[.$AO3]-[.T3]" office:value-type="float" office:value="25" calcext:value-type="float">
            <text:p>25</text:p>
          </table:table-cell>
          <table:table-cell table:formula="of:=[.$AO3]-[.U3]" office:value-type="float" office:value="24" calcext:value-type="float">
            <text:p>24</text:p>
          </table:table-cell>
          <table:table-cell table:formula="of:=[.$AO3]-[.V3]" office:value-type="float" office:value="-57" calcext:value-type="float">
            <text:p>-57</text:p>
          </table:table-cell>
          <table:table-cell table:formula="of:=[.$AO3]-[.W3]" office:value-type="float" office:value="-58" calcext:value-type="float">
            <text:p>-58</text:p>
          </table:table-cell>
          <table:table-cell table:formula="of:=[.Q3]/40" office:value-type="float" office:value="31" calcext:value-type="float">
            <text:p>31</text:p>
          </table:table-cell>
          <table:table-cell table:formula="of:=[.N3]/([.N3]+[.O3])*240" office:value-type="float" office:value="120" calcext:value-type="float">
            <text:p>120</text:p>
          </table:table-cell>
          <table:table-cell table:formula="of:=[.AC3]/(6*44100)*90000" office:value-type="float" office:value="40.8163265306122" calcext:value-type="float">
            <text:p>40,8163265306122</text:p>
          </table:table-cell>
          <table:table-cell table:formula="of:=[.AD3]*300" office:value-type="float" office:value="12244.8979591837" calcext:value-type="float">
            <text:p>12244,8979591837</text:p>
          </table:table-cell>
          <table:table-cell table:formula="of:=[.Q3]/44100" office:value-type="float" office:value="0.0281179138321995" calcext:value-type="float">
            <text:p>0,0281179138322</text:p>
          </table:table-cell>
          <table:table-cell table:formula="of:=ROUNDDOWN([.AF3]*90000*300)" office:value-type="float" office:value="759183" calcext:value-type="float">
            <text:p>759183</text:p>
          </table:table-cell>
          <table:table-cell/>
          <table:table-cell table:formula="of:=[.AG3]/300" office:value-type="float" office:value="2530.61" calcext:value-type="float">
            <text:p>2530,61</text:p>
          </table:table-cell>
          <table:table-cell table:formula="of:=[.AG3]+[.$AT$7]" office:value-type="float" office:value="766521" calcext:value-type="float">
            <text:p>766521</text:p>
          </table:table-cell>
          <table:table-cell table:formula="of:=ROUNDDOWN([.AI3])+24" office:value-type="float" office:value="2554" calcext:value-type="float">
            <text:p>2554</text:p>
          </table:table-cell>
          <table:table-cell table:formula="of:=[.AJ3]/300" office:value-type="float" office:value="2555.07" calcext:value-type="float">
            <text:p>2555,07</text:p>
          </table:table-cell>
          <table:table-cell table:formula="of:=([.AL3]-ROUNDDOWN([.AL3]))*300" office:value-type="float" office:value="21.0000000000491" calcext:value-type="float">
            <text:p>21,0000000000491</text:p>
          </table:table-cell>
          <table:table-cell table:formula="of:=[.F3]" office:value-type="float" office:value="21" calcext:value-type="float">
            <text:p>21</text:p>
          </table:table-cell>
          <table:table-cell table:formula="of:=ROUNDDOWN([.E3])" office:value-type="float" office:value="2555" calcext:value-type="float">
            <text:p>2555</text:p>
          </table:table-cell>
          <table:table-cell/>
          <table:table-cell table:formula="of:=[.AI3]+[.$AU$7]" office:value-type="float" office:value="2555.09979591837" calcext:value-type="float">
            <text:p>2555,0997959183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<text:s/>1octet</text:p>
          </table:table-cell>
          <table:table-cell table:formula="of:=[.AS3]/300"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0357" calcext:value-type="float">
            <text:p>1550357</text:p>
          </table:table-cell>
          <table:table-cell table:formula="of:=[.B4]/(90000*300)" office:value-type="float" office:value="0.0574206296296296" calcext:value-type="float">
            <text:p>0,05742062962963</text:p>
          </table:table-cell>
          <table:table-cell table:formula="of:=[.C4]*44100" office:value-type="float" office:value="2532.24976666667" calcext:value-type="float">
            <text:p>2532,24976666667</text:p>
          </table:table-cell>
          <table:table-cell table:formula="of:=[.B4]/300" office:value-type="float" office:value="5167.85666666667" calcext:value-type="float">
            <text:p>5167,85666666667</text:p>
          </table:table-cell>
          <table:table-cell table:formula="of:=[.B4]-ROUNDDOWN([.E4])*300" office:value-type="float" office:value="257" calcext:value-type="float">
            <text:p>257</text:p>
          </table:table-cell>
          <table:table-cell table:style-name="ce1" office:value-type="float" office:value="5167" calcext:value-type="float">
            <text:p>5167</text:p>
          </table:table-cell>
          <table:table-cell table:style-name="ce1" office:value-type="float" office:value="257" calcext:value-type="float">
            <text:p>257</text:p>
          </table:table-cell>
          <table:table-cell office:value-type="float" office:value="4004" calcext:value-type="float">
            <text:p>4004</text:p>
          </table:table-cell>
          <table:table-cell office:value-type="float" office:value="3950" calcext:value-type="float">
            <text:p>3950</text:p>
          </table:table-cell>
          <table:table-cell office:value-type="float" office:value="43" calcext:value-type="float">
            <text:p>43</text:p>
          </table:table-cell>
          <table:table-cell table:formula="of:=SUM([.$K$1:.K4])" office:value-type="float" office:value="150" calcext:value-type="float">
            <text:p>150</text:p>
          </table:table-cell>
          <table:table-cell table:formula="of:=[.I4]+[.L3]" office:value-type="float" office:value="4111" calcext:value-type="float">
            <text:p>4111</text:p>
          </table:table-cell>
          <table:table-cell table:formula="of:=[.A4]*2048-[.L3]-[.J4]" office:value-type="float" office:value="39" calcext:value-type="float">
            <text:p>39</text:p>
          </table:table-cell>
          <table:table-cell table:formula="of:=[.M4]-[.A4]*2048" office:value-type="float" office:value="15" calcext:value-type="float">
            <text:p>15</text:p>
          </table:table-cell>
          <table:table-cell office:value-type="float" office:value="2560" calcext:value-type="float">
            <text:p>2560</text:p>
          </table:table-cell>
          <table:table-cell table:formula="of:=[.P4]-40" office:value-type="float" office:value="2520" calcext:value-type="float">
            <text:p>2520</text:p>
          </table:table-cell>
          <table:table-cell table:formula="of:=[.Q4]/44100*90000" office:value-type="float" office:value="5142.85714285714" calcext:value-type="float">
            <text:p>5142,85714285714</text:p>
          </table:table-cell>
          <table:table-cell table:formula="of:=[.P4]/44100*90000" office:value-type="float" office:value="5224.48979591837" calcext:value-type="float">
            <text:p>5224,48979591837</text:p>
          </table:table-cell>
          <table:table-cell table:formula="of:=ROUNDDOWN([.R4])" office:value-type="float" office:value="5142" calcext:value-type="float">
            <text:p>5142</text:p>
          </table:table-cell>
          <table:table-cell table:formula="of:=ROUNDUP([.R4])" office:value-type="float" office:value="5143" calcext:value-type="float">
            <text:p>5143</text:p>
          </table:table-cell>
          <table:table-cell table:formula="of:=ROUNDDOWN([.S4])" office:value-type="float" office:value="5224" calcext:value-type="float">
            <text:p>5224</text:p>
          </table:table-cell>
          <table:table-cell table:formula="of:=ROUNDUP([.S4])" office:value-type="float" office:value="5225" calcext:value-type="float">
            <text:p>5225</text:p>
          </table:table-cell>
          <table:table-cell table:formula="of:=[.$AO4]-[.T4]" office:value-type="float" office:value="25" calcext:value-type="float">
            <text:p>25</text:p>
          </table:table-cell>
          <table:table-cell table:formula="of:=[.$AO4]-[.U4]" office:value-type="float" office:value="24" calcext:value-type="float">
            <text:p>24</text:p>
          </table:table-cell>
          <table:table-cell table:formula="of:=[.$AO4]-[.V4]" office:value-type="float" office:value="-57" calcext:value-type="float">
            <text:p>-57</text:p>
          </table:table-cell>
          <table:table-cell table:formula="of:=[.$AO4]-[.W4]" office:value-type="float" office:value="-58" calcext:value-type="float">
            <text:p>-58</text:p>
          </table:table-cell>
          <table:table-cell table:formula="of:=[.Q4]/40" office:value-type="float" office:value="63" calcext:value-type="float">
            <text:p>63</text:p>
          </table:table-cell>
          <table:table-cell table:formula="of:=[.N4]/([.N4]+[.O4])*240" office:value-type="float" office:value="173.333333333333" calcext:value-type="float">
            <text:p>173,333333333333</text:p>
          </table:table-cell>
          <table:table-cell table:formula="of:=[.AC4]/(6*44100)*90000" office:value-type="float" office:value="58.9569160997733" calcext:value-type="float">
            <text:p>58,9569160997733</text:p>
          </table:table-cell>
          <table:table-cell table:formula="of:=[.AD4]*300" office:value-type="float" office:value="17687.074829932" calcext:value-type="float">
            <text:p>17687,074829932</text:p>
          </table:table-cell>
          <table:table-cell table:formula="of:=[.Q4]/44100" office:value-type="float" office:value="0.0571428571428571" calcext:value-type="float">
            <text:p>0,057142857142857</text:p>
          </table:table-cell>
          <table:table-cell table:formula="of:=ROUNDDOWN([.AF4]*90000*300)" office:value-type="float" office:value="1542857" calcext:value-type="float">
            <text:p>1542857</text:p>
          </table:table-cell>
          <table:table-cell/>
          <table:table-cell table:formula="of:=[.AG4]/300" office:value-type="float" office:value="5142.85666666667" calcext:value-type="float">
            <text:p>5142,85666666667</text:p>
          </table:table-cell>
          <table:table-cell table:formula="of:=[.AG4]+[.$AT$7]" office:value-type="float" office:value="1550195" calcext:value-type="float">
            <text:p>1550195</text:p>
          </table:table-cell>
          <table:table-cell table:formula="of:=ROUNDDOWN([.AI4])+24" office:value-type="float" office:value="5166" calcext:value-type="float">
            <text:p>5166</text:p>
          </table:table-cell>
          <table:table-cell table:formula="of:=[.AJ4]/300" office:value-type="float" office:value="5167.31666666667" calcext:value-type="float">
            <text:p>5167,31666666667</text:p>
          </table:table-cell>
          <table:table-cell table:formula="of:=([.AL4]-ROUNDDOWN([.AL4]))*300" office:value-type="float" office:value="94.9999999999818" calcext:value-type="float">
            <text:p>94,9999999999818</text:p>
          </table:table-cell>
          <table:table-cell table:formula="of:=[.F4]" office:value-type="float" office:value="257" calcext:value-type="float">
            <text:p>257</text:p>
          </table:table-cell>
          <table:table-cell table:formula="of:=ROUNDDOWN([.E4])" office:value-type="float" office:value="5167" calcext:value-type="float">
            <text:p>5167</text:p>
          </table:table-cell>
          <table:table-cell/>
          <table:table-cell table:formula="of:=[.AI4]+[.$AU$7]" office:value-type="float" office:value="5167.34646258503" calcext:value-type="float">
            <text:p>5167,346462585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amples = 240 B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34021" calcext:value-type="float">
            <text:p>2334021</text:p>
          </table:table-cell>
          <table:table-cell table:formula="of:=[.B5]/(90000*300)" office:value-type="float" office:value="0.0864452222222222" calcext:value-type="float">
            <text:p>0,086445222222222</text:p>
          </table:table-cell>
          <table:table-cell table:formula="of:=[.C5]*44100" office:value-type="float" office:value="3812.2343" calcext:value-type="float">
            <text:p>3812,2343</text:p>
          </table:table-cell>
          <table:table-cell table:formula="of:=[.B5]/300" office:value-type="float" office:value="7780.07" calcext:value-type="float">
            <text:p>7780,07</text:p>
          </table:table-cell>
          <table:table-cell table:formula="of:=[.B5]-ROUNDDOWN([.E5])*300" office:value-type="float" office:value="21" calcext:value-type="float">
            <text:p>21</text:p>
          </table:table-cell>
          <table:table-cell table:number-columns-repeated="2"/>
          <table:table-cell office:value-type="float" office:value="6006" calcext:value-type="float">
            <text:p>6006</text:p>
          </table:table-cell>
          <table:table-cell office:value-type="float" office:value="5956" calcext:value-type="float">
            <text:p>5956</text:p>
          </table:table-cell>
          <table:table-cell office:value-type="float" office:value="43" calcext:value-type="float">
            <text:p>43</text:p>
          </table:table-cell>
          <table:table-cell table:formula="of:=SUM([.$K$1:.K5])" office:value-type="float" office:value="193" calcext:value-type="float">
            <text:p>193</text:p>
          </table:table-cell>
          <table:table-cell table:formula="of:=[.I5]+[.L4]" office:value-type="float" office:value="6156" calcext:value-type="float">
            <text:p>6156</text:p>
          </table:table-cell>
          <table:table-cell table:formula="of:=[.A5]*2048-[.L4]-[.J5]" office:value-type="float" office:value="38" calcext:value-type="float">
            <text:p>38</text:p>
          </table:table-cell>
          <table:table-cell table:formula="of:=[.M5]-[.A5]*2048" office:value-type="float" office:value="12" calcext:value-type="float">
            <text:p>12</text:p>
          </table:table-cell>
          <table:table-cell office:value-type="float" office:value="3840" calcext:value-type="float">
            <text:p>3840</text:p>
          </table:table-cell>
          <table:table-cell table:formula="of:=[.P5]-40" office:value-type="float" office:value="3800" calcext:value-type="float">
            <text:p>3800</text:p>
          </table:table-cell>
          <table:table-cell table:formula="of:=[.Q5]/44100*90000" office:value-type="float" office:value="7755.10204081633" calcext:value-type="float">
            <text:p>7755,10204081633</text:p>
          </table:table-cell>
          <table:table-cell table:formula="of:=[.P5]/44100*90000" office:value-type="float" office:value="7836.73469387755" calcext:value-type="float">
            <text:p>7836,73469387755</text:p>
          </table:table-cell>
          <table:table-cell table:formula="of:=ROUNDDOWN([.R5])" office:value-type="float" office:value="7755" calcext:value-type="float">
            <text:p>7755</text:p>
          </table:table-cell>
          <table:table-cell table:formula="of:=ROUNDUP([.R5])" office:value-type="float" office:value="7756" calcext:value-type="float">
            <text:p>7756</text:p>
          </table:table-cell>
          <table:table-cell table:formula="of:=ROUNDDOWN([.S5])" office:value-type="float" office:value="7836" calcext:value-type="float">
            <text:p>7836</text:p>
          </table:table-cell>
          <table:table-cell table:formula="of:=ROUNDUP([.S5])" office:value-type="float" office:value="7837" calcext:value-type="float">
            <text:p>7837</text:p>
          </table:table-cell>
          <table:table-cell table:formula="of:=[.$AO5]-[.T5]" office:value-type="float" office:value="25" calcext:value-type="float">
            <text:p>25</text:p>
          </table:table-cell>
          <table:table-cell table:formula="of:=[.$AO5]-[.U5]" office:value-type="float" office:value="24" calcext:value-type="float">
            <text:p>24</text:p>
          </table:table-cell>
          <table:table-cell table:formula="of:=[.$AO5]-[.V5]" office:value-type="float" office:value="-56" calcext:value-type="float">
            <text:p>-56</text:p>
          </table:table-cell>
          <table:table-cell table:formula="of:=[.$AO5]-[.W5]" office:value-type="float" office:value="-57" calcext:value-type="float">
            <text:p>-57</text:p>
          </table:table-cell>
          <table:table-cell table:formula="of:=[.Q5]/40" office:value-type="float" office:value="95" calcext:value-type="float">
            <text:p>95</text:p>
          </table:table-cell>
          <table:table-cell table:formula="of:=[.N5]/([.N5]+[.O5])*240" office:value-type="float" office:value="182.4" calcext:value-type="float">
            <text:p>182,4</text:p>
          </table:table-cell>
          <table:table-cell table:formula="of:=[.AC5]/(6*44100)*90000" office:value-type="float" office:value="62.0408163265306" calcext:value-type="float">
            <text:p>62,0408163265306</text:p>
          </table:table-cell>
          <table:table-cell table:formula="of:=[.AD5]*300" office:value-type="float" office:value="18612.2448979592" calcext:value-type="float">
            <text:p>18612,2448979592</text:p>
          </table:table-cell>
          <table:table-cell table:formula="of:=[.Q5]/44100" office:value-type="float" office:value="0.0861678004535147" calcext:value-type="float">
            <text:p>0,086167800453515</text:p>
          </table:table-cell>
          <table:table-cell table:formula="of:=ROUNDDOWN([.AF5]*90000*300)" office:value-type="float" office:value="2326530" calcext:value-type="float">
            <text:p>2326530</text:p>
          </table:table-cell>
          <table:table-cell/>
          <table:table-cell table:formula="of:=[.AG5]/300" office:value-type="float" office:value="7755.1" calcext:value-type="float">
            <text:p>7755,1</text:p>
          </table:table-cell>
          <table:table-cell table:formula="of:=[.AG5]+[.$AT$7]" office:value-type="float" office:value="2333868" calcext:value-type="float">
            <text:p>2333868</text:p>
          </table:table-cell>
          <table:table-cell table:formula="of:=ROUNDDOWN([.AI5])+24" office:value-type="float" office:value="7779" calcext:value-type="float">
            <text:p>7779</text:p>
          </table:table-cell>
          <table:table-cell table:formula="of:=[.AJ5]/300" office:value-type="float" office:value="7779.56" calcext:value-type="float">
            <text:p>7779,56</text:p>
          </table:table-cell>
          <table:table-cell table:formula="of:=([.AL5]-ROUNDDOWN([.AL5]))*300" office:value-type="float" office:value="168.00000000012" calcext:value-type="float">
            <text:p>168,00000000012</text:p>
          </table:table-cell>
          <table:table-cell table:formula="of:=[.F5]" office:value-type="float" office:value="21" calcext:value-type="float">
            <text:p>21</text:p>
          </table:table-cell>
          <table:table-cell table:formula="of:=ROUNDDOWN([.E5])" office:value-type="float" office:value="7780" calcext:value-type="float">
            <text:p>7780</text:p>
          </table:table-cell>
          <table:table-cell/>
          <table:table-cell table:formula="of:=[.AI5]+[.$AU$7]" office:value-type="float" office:value="7779.58979591837" calcext:value-type="float">
            <text:p>7779,58979591837</text:p>
          </table:table-cell>
          <table:table-cell/>
          <table:table-cell office:value-type="string" calcext:value-type="string">
            <text:p>40 samples =</text:p>
          </table:table-cell>
          <table:table-cell table:formula="of:=[.AS4]/44100*300*90000" office:value-type="float" office:value="24489.7959183673" calcext:value-type="float">
            <text:p>24489,7959183673</text:p>
          </table:table-cell>
          <table:table-cell table:formula="of:=[.AT5]/300" office:value-type="float" office:value="81.6326530612245" calcext:value-type="float">
            <text:p>81,6326530612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17814" calcext:value-type="float">
            <text:p>3117814</text:p>
          </table:table-cell>
          <table:table-cell table:formula="of:=[.B6]/(90000*300)" office:value-type="float" office:value="0.115474592592593" calcext:value-type="float">
            <text:p>0,115474592592593</text:p>
          </table:table-cell>
          <table:table-cell table:formula="of:=[.C6]*44100" office:value-type="float" office:value="5092.42953333333" calcext:value-type="float">
            <text:p>5092,42953333333</text:p>
          </table:table-cell>
          <table:table-cell table:formula="of:=[.B6]/300" office:value-type="float" office:value="10392.7133333333" calcext:value-type="float">
            <text:p>10392,7133333333</text:p>
          </table:table-cell>
          <table:table-cell table:formula="of:=[.B6]-ROUNDDOWN([.E6])*300" office:value-type="float" office:value="214" calcext:value-type="float">
            <text:p>214</text:p>
          </table:table-cell>
          <table:table-cell table:number-columns-repeated="2"/>
          <table:table-cell office:value-type="float" office:value="8002" calcext:value-type="float">
            <text:p>8002</text:p>
          </table:table-cell>
          <table:table-cell office:value-type="float" office:value="7946" calcext:value-type="float">
            <text:p>7946</text:p>
          </table:table-cell>
          <table:table-cell office:value-type="float" office:value="43" calcext:value-type="float">
            <text:p>43</text:p>
          </table:table-cell>
          <table:table-cell table:formula="of:=SUM([.$K$1:.K6])" office:value-type="float" office:value="236" calcext:value-type="float">
            <text:p>236</text:p>
          </table:table-cell>
          <table:table-cell table:formula="of:=[.I6]+[.L5]" office:value-type="float" office:value="8195" calcext:value-type="float">
            <text:p>8195</text:p>
          </table:table-cell>
          <table:table-cell table:formula="of:=[.A6]*2048-[.L5]-[.J6]" office:value-type="float" office:value="53" calcext:value-type="float">
            <text:p>53</text:p>
          </table:table-cell>
          <table:table-cell table:formula="of:=[.M6]-[.A6]*2048" office:value-type="float" office:value="3" calcext:value-type="float">
            <text:p>3</text:p>
          </table:table-cell>
          <table:table-cell office:value-type="float" office:value="5120" calcext:value-type="float">
            <text:p>5120</text:p>
          </table:table-cell>
          <table:table-cell table:formula="of:=[.P6]-40" office:value-type="float" office:value="5080" calcext:value-type="float">
            <text:p>5080</text:p>
          </table:table-cell>
          <table:table-cell table:formula="of:=[.Q6]/44100*90000" office:value-type="float" office:value="10367.3469387755" calcext:value-type="float">
            <text:p>10367,3469387755</text:p>
          </table:table-cell>
          <table:table-cell table:formula="of:=[.P6]/44100*90000" office:value-type="float" office:value="10448.9795918367" calcext:value-type="float">
            <text:p>10448,9795918367</text:p>
          </table:table-cell>
          <table:table-cell table:formula="of:=ROUNDDOWN([.R6])" office:value-type="float" office:value="10367" calcext:value-type="float">
            <text:p>10367</text:p>
          </table:table-cell>
          <table:table-cell table:formula="of:=ROUNDUP([.R6])" office:value-type="float" office:value="10368" calcext:value-type="float">
            <text:p>10368</text:p>
          </table:table-cell>
          <table:table-cell table:formula="of:=ROUNDDOWN([.S6])" office:value-type="float" office:value="10448" calcext:value-type="float">
            <text:p>10448</text:p>
          </table:table-cell>
          <table:table-cell table:formula="of:=ROUNDUP([.S6])" office:value-type="float" office:value="10449" calcext:value-type="float">
            <text:p>10449</text:p>
          </table:table-cell>
          <table:table-cell table:formula="of:=[.$AO6]-[.T6]" office:value-type="float" office:value="25" calcext:value-type="float">
            <text:p>25</text:p>
          </table:table-cell>
          <table:table-cell table:formula="of:=[.$AO6]-[.U6]" office:value-type="float" office:value="24" calcext:value-type="float">
            <text:p>24</text:p>
          </table:table-cell>
          <table:table-cell table:formula="of:=[.$AO6]-[.V6]" office:value-type="float" office:value="-56" calcext:value-type="float">
            <text:p>-56</text:p>
          </table:table-cell>
          <table:table-cell table:formula="of:=[.$AO6]-[.W6]" office:value-type="float" office:value="-57" calcext:value-type="float">
            <text:p>-57</text:p>
          </table:table-cell>
          <table:table-cell table:formula="of:=[.Q6]/40" office:value-type="float" office:value="127" calcext:value-type="float">
            <text:p>127</text:p>
          </table:table-cell>
          <table:table-cell table:formula="of:=[.N6]/([.N6]+[.O6])*240" office:value-type="float" office:value="227.142857142857" calcext:value-type="float">
            <text:p>227,142857142857</text:p>
          </table:table-cell>
          <table:table-cell table:formula="of:=[.AC6]/(6*44100)*90000" office:value-type="float" office:value="77.2594752186589" calcext:value-type="float">
            <text:p>77,2594752186589</text:p>
          </table:table-cell>
          <table:table-cell table:formula="of:=[.AD6]*300" office:value-type="float" office:value="23177.8425655977" calcext:value-type="float">
            <text:p>23177,8425655977</text:p>
          </table:table-cell>
          <table:table-cell table:formula="of:=[.Q6]/44100" office:value-type="float" office:value="0.115192743764172" calcext:value-type="float">
            <text:p>0,115192743764172</text:p>
          </table:table-cell>
          <table:table-cell table:formula="of:=ROUNDDOWN([.AF6]*90000*300)" office:value-type="float" office:value="3110204" calcext:value-type="float">
            <text:p>3110204</text:p>
          </table:table-cell>
          <table:table-cell/>
          <table:table-cell table:formula="of:=[.AG6]/300" office:value-type="float" office:value="10367.3466666667" calcext:value-type="float">
            <text:p>10367,3466666667</text:p>
          </table:table-cell>
          <table:table-cell table:formula="of:=[.AG6]+[.$AT$7]" office:value-type="float" office:value="3117542" calcext:value-type="float">
            <text:p>3117542</text:p>
          </table:table-cell>
          <table:table-cell table:formula="of:=ROUNDDOWN([.AI6])+24" office:value-type="float" office:value="10391" calcext:value-type="float">
            <text:p>10391</text:p>
          </table:table-cell>
          <table:table-cell table:formula="of:=[.AJ6]/300" office:value-type="float" office:value="10391.8066666667" calcext:value-type="float">
            <text:p>10391,8066666667</text:p>
          </table:table-cell>
          <table:table-cell table:formula="of:=([.AL6]-ROUNDDOWN([.AL6]))*300" office:value-type="float" office:value="242.000000000189" calcext:value-type="float">
            <text:p>242,000000000189</text:p>
          </table:table-cell>
          <table:table-cell table:formula="of:=[.F6]" office:value-type="float" office:value="214" calcext:value-type="float">
            <text:p>214</text:p>
          </table:table-cell>
          <table:table-cell table:formula="of:=ROUNDDOWN([.E6])" office:value-type="float" office:value="10392" calcext:value-type="float">
            <text:p>10392</text:p>
          </table:table-cell>
          <table:table-cell/>
          <table:table-cell table:formula="of:=[.AI6]+[.$AU$7]" office:value-type="float" office:value="10391.836462585" calcext:value-type="float">
            <text:p>10391,836462585</text:p>
          </table:table-cell>
          <table:table-cell/>
          <table:table-cell office:value-type="string" calcext:value-type="string">
            <text:p>10 B = </text:p>
          </table:table-cell>
          <table:table-cell table:formula="of:=[.AT5]/24" office:value-type="float" office:value="1020.40816326531" calcext:value-type="float">
            <text:p>1020,40816326531</text:p>
          </table:table-cell>
          <table:table-cell table:formula="of:=[.AU5]/24" office:value-type="float" office:value="3.40136054421769" calcext:value-type="float">
            <text:p>3,40136054421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25435" calcext:value-type="float">
            <text:p>3925435</text:p>
          </table:table-cell>
          <table:table-cell table:formula="of:=[.B7]/(90000*300)" office:value-type="float" office:value="0.145386481481481" calcext:value-type="float">
            <text:p>0,145386481481481</text:p>
          </table:table-cell>
          <table:table-cell table:formula="of:=[.C7]*44100" office:value-type="float" office:value="6411.54383333333" calcext:value-type="float">
            <text:p>6411,54383333333</text:p>
          </table:table-cell>
          <table:table-cell table:formula="of:=[.B7]/300" office:value-type="float" office:value="13084.7833333333" calcext:value-type="float">
            <text:p>13084,7833333333</text:p>
          </table:table-cell>
          <table:table-cell table:formula="of:=[.B7]-ROUNDDOWN([.E7])*300" office:value-type="float" office:value="235" calcext:value-type="float">
            <text:p>235</text:p>
          </table:table-cell>
          <table:table-cell table:number-columns-repeated="2"/>
          <table:table-cell office:value-type="float" office:value="10034" calcext:value-type="float">
            <text:p>10034</text:p>
          </table:table-cell>
          <table:table-cell office:value-type="float" office:value="9980" calcext:value-type="float">
            <text:p>9980</text:p>
          </table:table-cell>
          <table:table-cell office:value-type="float" office:value="43" calcext:value-type="float">
            <text:p>43</text:p>
          </table:table-cell>
          <table:table-cell table:formula="of:=SUM([.$K$1:.K7])" office:value-type="float" office:value="279" calcext:value-type="float">
            <text:p>279</text:p>
          </table:table-cell>
          <table:table-cell table:formula="of:=[.I7]+[.L6]" office:value-type="float" office:value="10270" calcext:value-type="float">
            <text:p>10270</text:p>
          </table:table-cell>
          <table:table-cell table:formula="of:=[.A7]*2048-[.L6]-[.J7]" office:value-type="float" office:value="24" calcext:value-type="float">
            <text:p>24</text:p>
          </table:table-cell>
          <table:table-cell table:formula="of:=[.M7]-[.A7]*2048" office:value-type="float" office:value="30" calcext:value-type="float">
            <text:p>30</text:p>
          </table:table-cell>
          <table:table-cell office:value-type="float" office:value="6440" calcext:value-type="float">
            <text:p>6440</text:p>
          </table:table-cell>
          <table:table-cell table:formula="of:=[.P7]-40" office:value-type="float" office:value="6400" calcext:value-type="float">
            <text:p>6400</text:p>
          </table:table-cell>
          <table:table-cell table:formula="of:=[.Q7]/44100*90000" office:value-type="float" office:value="13061.2244897959" calcext:value-type="float">
            <text:p>13061,2244897959</text:p>
          </table:table-cell>
          <table:table-cell table:formula="of:=[.P7]/44100*90000" office:value-type="float" office:value="13142.8571428571" calcext:value-type="float">
            <text:p>13142,8571428571</text:p>
          </table:table-cell>
          <table:table-cell table:formula="of:=ROUNDDOWN([.R7])" office:value-type="float" office:value="13061" calcext:value-type="float">
            <text:p>13061</text:p>
          </table:table-cell>
          <table:table-cell table:formula="of:=ROUNDUP([.R7])" office:value-type="float" office:value="13062" calcext:value-type="float">
            <text:p>13062</text:p>
          </table:table-cell>
          <table:table-cell table:formula="of:=ROUNDDOWN([.S7])" office:value-type="float" office:value="13142" calcext:value-type="float">
            <text:p>13142</text:p>
          </table:table-cell>
          <table:table-cell table:formula="of:=ROUNDUP([.S7])" office:value-type="float" office:value="13143" calcext:value-type="float">
            <text:p>13143</text:p>
          </table:table-cell>
          <table:table-cell table:formula="of:=[.$AO7]-[.T7]" office:value-type="float" office:value="23" calcext:value-type="float">
            <text:p>23</text:p>
          </table:table-cell>
          <table:table-cell table:formula="of:=[.$AO7]-[.U7]" office:value-type="float" office:value="22" calcext:value-type="float">
            <text:p>22</text:p>
          </table:table-cell>
          <table:table-cell table:formula="of:=[.$AO7]-[.V7]" office:value-type="float" office:value="-58" calcext:value-type="float">
            <text:p>-58</text:p>
          </table:table-cell>
          <table:table-cell table:formula="of:=[.$AO7]-[.W7]" office:value-type="float" office:value="-59" calcext:value-type="float">
            <text:p>-59</text:p>
          </table:table-cell>
          <table:table-cell table:formula="of:=[.Q7]/40" office:value-type="float" office:value="160" calcext:value-type="float">
            <text:p>160</text:p>
          </table:table-cell>
          <table:table-cell table:formula="of:=[.N7]/([.N7]+[.O7])*240" office:value-type="float" office:value="106.666666666667" calcext:value-type="float">
            <text:p>106,666666666667</text:p>
          </table:table-cell>
          <table:table-cell table:formula="of:=[.AC7]/(6*44100)*90000" office:value-type="float" office:value="36.281179138322" calcext:value-type="float">
            <text:p>36,281179138322</text:p>
          </table:table-cell>
          <table:table-cell table:formula="of:=[.AD7]*300" office:value-type="float" office:value="10884.3537414966" calcext:value-type="float">
            <text:p>10884,3537414966</text:p>
          </table:table-cell>
          <table:table-cell table:formula="of:=[.Q7]/44100" office:value-type="float" office:value="0.145124716553288" calcext:value-type="float">
            <text:p>0,145124716553288</text:p>
          </table:table-cell>
          <table:table-cell table:formula="of:=ROUNDDOWN([.AF7]*90000*300)" office:value-type="float" office:value="3918367" calcext:value-type="float">
            <text:p>3918367</text:p>
          </table:table-cell>
          <table:table-cell/>
          <table:table-cell table:formula="of:=[.AG7]/300" office:value-type="float" office:value="13061.2233333333" calcext:value-type="float">
            <text:p>13061,2233333333</text:p>
          </table:table-cell>
          <table:table-cell table:formula="of:=[.AG7]+[.$AT$7]" office:value-type="float" office:value="3925705" calcext:value-type="float">
            <text:p>3925705</text:p>
          </table:table-cell>
          <table:table-cell table:formula="of:=ROUNDDOWN([.AI7])+24" office:value-type="float" office:value="13085" calcext:value-type="float">
            <text:p>13085</text:p>
          </table:table-cell>
          <table:table-cell table:formula="of:=[.AJ7]/300" office:value-type="float" office:value="13085.6833333333" calcext:value-type="float">
            <text:p>13085,6833333333</text:p>
          </table:table-cell>
          <table:table-cell table:formula="of:=([.AL7]-ROUNDDOWN([.AL7]))*300" office:value-type="float" office:value="204.999999999745" calcext:value-type="float">
            <text:p>204,999999999745</text:p>
          </table:table-cell>
          <table:table-cell table:formula="of:=[.F7]" office:value-type="float" office:value="235" calcext:value-type="float">
            <text:p>235</text:p>
          </table:table-cell>
          <table:table-cell table:formula="of:=ROUNDDOWN([.E7])" office:value-type="float" office:value="13084" calcext:value-type="float">
            <text:p>13084</text:p>
          </table:table-cell>
          <table:table-cell/>
          <table:table-cell table:formula="of:=[.AI7]+[.$AU$7]" office:value-type="float" office:value="13085.7131292517" calcext:value-type="float">
            <text:p>13085,7131292517</text:p>
          </table:table-cell>
          <table:table-cell/>
          <table:table-cell office:value-type="string" calcext:value-type="string">
            <text:p>72 B =</text:p>
          </table:table-cell>
          <table:table-cell office:value-type="float" office:value="7338" calcext:value-type="float">
            <text:p>7338</text:p>
          </table:table-cell>
          <table:table-cell table:formula="of:=7.2*[.AU6]" office:value-type="float" office:value="24.4897959183673" calcext:value-type="float">
            <text:p>24,48979591836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09143" calcext:value-type="float">
            <text:p>4709143</text:p>
          </table:table-cell>
          <table:table-cell table:formula="of:=[.B8]/(90000*300)" office:value-type="float" office:value="0.174412703703704" calcext:value-type="float">
            <text:p>0,174412703703704</text:p>
          </table:table-cell>
          <table:table-cell table:formula="of:=[.C8]*44100" office:value-type="float" office:value="7691.60023333333" calcext:value-type="float">
            <text:p>7691,60023333333</text:p>
          </table:table-cell>
          <table:table-cell table:formula="of:=[.B8]/300" office:value-type="float" office:value="15697.1433333333" calcext:value-type="float">
            <text:p>15697,1433333333</text:p>
          </table:table-cell>
          <table:table-cell table:formula="of:=[.B8]-ROUNDDOWN([.E8])*300" office:value-type="float" office:value="43" calcext:value-type="float">
            <text:p>43</text:p>
          </table:table-cell>
          <table:table-cell table:number-columns-repeated="2"/>
          <table:table-cell office:value-type="float" office:value="12048" calcext:value-type="float">
            <text:p>12048</text:p>
          </table:table-cell>
          <table:table-cell office:value-type="float" office:value="11994" calcext:value-type="float">
            <text:p>11994</text:p>
          </table:table-cell>
          <table:table-cell office:value-type="float" office:value="43" calcext:value-type="float">
            <text:p>43</text:p>
          </table:table-cell>
          <table:table-cell table:formula="of:=SUM([.$K$1:.K8])" office:value-type="float" office:value="322" calcext:value-type="float">
            <text:p>322</text:p>
          </table:table-cell>
          <table:table-cell table:formula="of:=[.I8]+[.L7]" office:value-type="float" office:value="12327" calcext:value-type="float">
            <text:p>12327</text:p>
          </table:table-cell>
          <table:table-cell table:formula="of:=[.A8]*2048-[.L7]-[.J8]" office:value-type="float" office:value="15" calcext:value-type="float">
            <text:p>15</text:p>
          </table:table-cell>
          <table:table-cell table:formula="of:=[.M8]-[.A8]*2048" office:value-type="float" office:value="39" calcext:value-type="float">
            <text:p>39</text:p>
          </table:table-cell>
          <table:table-cell office:value-type="float" office:value="7720" calcext:value-type="float">
            <text:p>7720</text:p>
          </table:table-cell>
          <table:table-cell table:formula="of:=[.P8]-40" office:value-type="float" office:value="7680" calcext:value-type="float">
            <text:p>7680</text:p>
          </table:table-cell>
          <table:table-cell table:formula="of:=[.Q8]/44100*90000" office:value-type="float" office:value="15673.4693877551" calcext:value-type="float">
            <text:p>15673,4693877551</text:p>
          </table:table-cell>
          <table:table-cell table:formula="of:=[.P8]/44100*90000" office:value-type="float" office:value="15755.1020408163" calcext:value-type="float">
            <text:p>15755,1020408163</text:p>
          </table:table-cell>
          <table:table-cell table:formula="of:=ROUNDDOWN([.R8])" office:value-type="float" office:value="15673" calcext:value-type="float">
            <text:p>15673</text:p>
          </table:table-cell>
          <table:table-cell table:formula="of:=ROUNDUP([.R8])" office:value-type="float" office:value="15674" calcext:value-type="float">
            <text:p>15674</text:p>
          </table:table-cell>
          <table:table-cell table:formula="of:=ROUNDDOWN([.S8])" office:value-type="float" office:value="15755" calcext:value-type="float">
            <text:p>15755</text:p>
          </table:table-cell>
          <table:table-cell table:formula="of:=ROUNDUP([.S8])" office:value-type="float" office:value="15756" calcext:value-type="float">
            <text:p>15756</text:p>
          </table:table-cell>
          <table:table-cell table:formula="of:=[.$AO8]-[.T8]" office:value-type="float" office:value="24" calcext:value-type="float">
            <text:p>24</text:p>
          </table:table-cell>
          <table:table-cell table:formula="of:=[.$AO8]-[.U8]" office:value-type="float" office:value="23" calcext:value-type="float">
            <text:p>23</text:p>
          </table:table-cell>
          <table:table-cell table:formula="of:=[.$AO8]-[.V8]" office:value-type="float" office:value="-58" calcext:value-type="float">
            <text:p>-58</text:p>
          </table:table-cell>
          <table:table-cell table:formula="of:=[.$AO8]-[.W8]" office:value-type="float" office:value="-59" calcext:value-type="float">
            <text:p>-59</text:p>
          </table:table-cell>
          <table:table-cell table:formula="of:=[.Q8]/40" office:value-type="float" office:value="192" calcext:value-type="float">
            <text:p>192</text:p>
          </table:table-cell>
          <table:table-cell table:formula="of:=[.N8]/([.N8]+[.O8])*240" office:value-type="float" office:value="66.6666666666667" calcext:value-type="float">
            <text:p>66,6666666666667</text:p>
          </table:table-cell>
          <table:table-cell table:formula="of:=[.AC8]/(6*44100)*90000" office:value-type="float" office:value="22.6757369614513" calcext:value-type="float">
            <text:p>22,6757369614513</text:p>
          </table:table-cell>
          <table:table-cell table:formula="of:=[.AD8]*300" office:value-type="float" office:value="6802.72108843538" calcext:value-type="float">
            <text:p>6802,72108843538</text:p>
          </table:table-cell>
          <table:table-cell table:formula="of:=[.Q8]/44100" office:value-type="float" office:value="0.174149659863946" calcext:value-type="float">
            <text:p>0,174149659863946</text:p>
          </table:table-cell>
          <table:table-cell table:formula="of:=ROUNDDOWN([.AF8]*90000*300)" office:value-type="float" office:value="4702040" calcext:value-type="float">
            <text:p>4702040</text:p>
          </table:table-cell>
          <table:table-cell/>
          <table:table-cell table:formula="of:=[.AG8]/300" office:value-type="float" office:value="15673.4666666667" calcext:value-type="float">
            <text:p>15673,4666666667</text:p>
          </table:table-cell>
          <table:table-cell table:formula="of:=[.AG8]+[.$AT$7]" office:value-type="float" office:value="4709378" calcext:value-type="float">
            <text:p>4709378</text:p>
          </table:table-cell>
          <table:table-cell table:formula="of:=ROUNDDOWN([.AI8])+24" office:value-type="float" office:value="15697" calcext:value-type="float">
            <text:p>15697</text:p>
          </table:table-cell>
          <table:table-cell table:formula="of:=[.AJ8]/300" office:value-type="float" office:value="15697.9266666667" calcext:value-type="float">
            <text:p>15697,9266666667</text:p>
          </table:table-cell>
          <table:table-cell table:formula="of:=([.AL8]-ROUNDDOWN([.AL8]))*300" office:value-type="float" office:value="277.999999999884" calcext:value-type="float">
            <text:p>277,999999999884</text:p>
          </table:table-cell>
          <table:table-cell table:formula="of:=[.F8]" office:value-type="float" office:value="43" calcext:value-type="float">
            <text:p>43</text:p>
          </table:table-cell>
          <table:table-cell table:formula="of:=ROUNDDOWN([.E8])" office:value-type="float" office:value="15697" calcext:value-type="float">
            <text:p>15697</text:p>
          </table:table-cell>
          <table:table-cell/>
          <table:table-cell table:formula="of:=[.AI8]+[.$AU$7]" office:value-type="float" office:value="15697.956462585" calcext:value-type="float">
            <text:p>15697,956462585</text:p>
          </table:table-cell>
          <table:table-cell/>
          <table:table-cell office:value-type="string" calcext:value-type="string">
            <text:p>3 B =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92635" calcext:value-type="float">
            <text:p>5492635</text:p>
          </table:table-cell>
          <table:table-cell table:formula="of:=[.B9]/(90000*300)" office:value-type="float" office:value="0.203430925925926" calcext:value-type="float">
            <text:p>0,203430925925926</text:p>
          </table:table-cell>
          <table:table-cell table:formula="of:=[.C9]*44100" office:value-type="float" office:value="8971.30383333333" calcext:value-type="float">
            <text:p>8971,30383333333</text:p>
          </table:table-cell>
          <table:table-cell table:formula="of:=[.B9]/300" office:value-type="float" office:value="18308.7833333333" calcext:value-type="float">
            <text:p>18308,7833333333</text:p>
          </table:table-cell>
          <table:table-cell table:formula="of:=[.B9]-ROUNDDOWN([.E9])*300" office:value-type="float" office:value="235" calcext:value-type="float">
            <text:p>235</text:p>
          </table:table-cell>
          <table:table-cell table:number-columns-repeated="2"/>
          <table:table-cell office:value-type="float" office:value="14058" calcext:value-type="float">
            <text:p>14058</text:p>
          </table:table-cell>
          <table:table-cell office:value-type="float" office:value="14002" calcext:value-type="float">
            <text:p>14002</text:p>
          </table:table-cell>
          <table:table-cell office:value-type="float" office:value="43" calcext:value-type="float">
            <text:p>43</text:p>
          </table:table-cell>
          <table:table-cell table:formula="of:=SUM([.$K$1:.K9])" office:value-type="float" office:value="365" calcext:value-type="float">
            <text:p>365</text:p>
          </table:table-cell>
          <table:table-cell table:formula="of:=[.I9]+[.L8]" office:value-type="float" office:value="14380" calcext:value-type="float">
            <text:p>14380</text:p>
          </table:table-cell>
          <table:table-cell table:formula="of:=[.A9]*2048-[.L8]-[.J9]" office:value-type="float" office:value="12" calcext:value-type="float">
            <text:p>12</text:p>
          </table:table-cell>
          <table:table-cell table:formula="of:=[.M9]-[.A9]*2048" office:value-type="float" office:value="44" calcext:value-type="float">
            <text:p>44</text:p>
          </table:table-cell>
          <table:table-cell office:value-type="float" office:value="9000" calcext:value-type="float">
            <text:p>9000</text:p>
          </table:table-cell>
          <table:table-cell table:formula="of:=[.P9]-40" office:value-type="float" office:value="8960" calcext:value-type="float">
            <text:p>8960</text:p>
          </table:table-cell>
          <table:table-cell table:formula="of:=[.Q9]/44100*90000" office:value-type="float" office:value="18285.7142857143" calcext:value-type="float">
            <text:p>18285,7142857143</text:p>
          </table:table-cell>
          <table:table-cell table:formula="of:=[.P9]/44100*90000" office:value-type="float" office:value="18367.3469387755" calcext:value-type="float">
            <text:p>18367,3469387755</text:p>
          </table:table-cell>
          <table:table-cell table:formula="of:=ROUNDDOWN([.R9])" office:value-type="float" office:value="18285" calcext:value-type="float">
            <text:p>18285</text:p>
          </table:table-cell>
          <table:table-cell table:formula="of:=ROUNDUP([.R9])" office:value-type="float" office:value="18286" calcext:value-type="float">
            <text:p>18286</text:p>
          </table:table-cell>
          <table:table-cell table:formula="of:=ROUNDDOWN([.S9])" office:value-type="float" office:value="18367" calcext:value-type="float">
            <text:p>18367</text:p>
          </table:table-cell>
          <table:table-cell table:formula="of:=ROUNDUP([.S9])" office:value-type="float" office:value="18368" calcext:value-type="float">
            <text:p>18368</text:p>
          </table:table-cell>
          <table:table-cell table:formula="of:=[.$AO9]-[.T9]" office:value-type="float" office:value="23" calcext:value-type="float">
            <text:p>23</text:p>
          </table:table-cell>
          <table:table-cell table:formula="of:=[.$AO9]-[.U9]" office:value-type="float" office:value="22" calcext:value-type="float">
            <text:p>22</text:p>
          </table:table-cell>
          <table:table-cell table:formula="of:=[.$AO9]-[.V9]" office:value-type="float" office:value="-59" calcext:value-type="float">
            <text:p>-59</text:p>
          </table:table-cell>
          <table:table-cell table:formula="of:=[.$AO9]-[.W9]" office:value-type="float" office:value="-60" calcext:value-type="float">
            <text:p>-60</text:p>
          </table:table-cell>
          <table:table-cell table:formula="of:=[.Q9]/40" office:value-type="float" office:value="224" calcext:value-type="float">
            <text:p>224</text:p>
          </table:table-cell>
          <table:table-cell table:formula="of:=[.N9]/([.N9]+[.O9])*240" office:value-type="float" office:value="51.4285714285714" calcext:value-type="float">
            <text:p>51,4285714285714</text:p>
          </table:table-cell>
          <table:table-cell table:formula="of:=[.AC9]/(6*44100)*90000" office:value-type="float" office:value="17.4927113702624" calcext:value-type="float">
            <text:p>17,4927113702624</text:p>
          </table:table-cell>
          <table:table-cell table:formula="of:=[.AD9]*300" office:value-type="float" office:value="5247.81341107872" calcext:value-type="float">
            <text:p>5247,81341107872</text:p>
          </table:table-cell>
          <table:table-cell table:formula="of:=[.Q9]/44100" office:value-type="float" office:value="0.203174603174603" calcext:value-type="float">
            <text:p>0,203174603174603</text:p>
          </table:table-cell>
          <table:table-cell table:formula="of:=ROUNDDOWN([.AF9]*90000*300)" office:value-type="float" office:value="5485714" calcext:value-type="float">
            <text:p>5485714</text:p>
          </table:table-cell>
          <table:table-cell/>
          <table:table-cell table:formula="of:=[.AG9]/300" office:value-type="float" office:value="18285.7133333333" calcext:value-type="float">
            <text:p>18285,7133333333</text:p>
          </table:table-cell>
          <table:table-cell table:formula="of:=[.AG9]+[.$AT$7]" office:value-type="float" office:value="5493052" calcext:value-type="float">
            <text:p>5493052</text:p>
          </table:table-cell>
          <table:table-cell table:formula="of:=ROUNDDOWN([.AI9])+24" office:value-type="float" office:value="18309" calcext:value-type="float">
            <text:p>18309</text:p>
          </table:table-cell>
          <table:table-cell table:formula="of:=[.AJ9]/300" office:value-type="float" office:value="18310.1733333333" calcext:value-type="float">
            <text:p>18310,1733333333</text:p>
          </table:table-cell>
          <table:table-cell table:formula="of:=([.AL9]-ROUNDDOWN([.AL9]))*300" office:value-type="float" office:value="51.9999999996799" calcext:value-type="float">
            <text:p>51,9999999996799</text:p>
          </table:table-cell>
          <table:table-cell table:formula="of:=[.F9]" office:value-type="float" office:value="235" calcext:value-type="float">
            <text:p>235</text:p>
          </table:table-cell>
          <table:table-cell table:formula="of:=ROUNDDOWN([.E9])" office:value-type="float" office:value="18308" calcext:value-type="float">
            <text:p>18308</text:p>
          </table:table-cell>
          <table:table-cell/>
          <table:table-cell table:formula="of:=[.AI9]+[.$AU$7]" office:value-type="float" office:value="18310.2031292517" calcext:value-type="float">
            <text:p>18310,203129251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76814" calcext:value-type="float">
            <text:p>6276814</text:p>
          </table:table-cell>
          <table:table-cell table:formula="of:=[.B10]/(90000*300)" office:value-type="float" office:value="0.232474592592593" calcext:value-type="float">
            <text:p>0,232474592592593</text:p>
          </table:table-cell>
          <table:table-cell table:formula="of:=[.C10]*44100" office:value-type="float" office:value="10252.1295333333" calcext:value-type="float">
            <text:p>10252,1295333333</text:p>
          </table:table-cell>
          <table:table-cell table:formula="of:=[.B10]/300" office:value-type="float" office:value="20922.7133333333" calcext:value-type="float">
            <text:p>20922,7133333333</text:p>
          </table:table-cell>
          <table:table-cell table:formula="of:=[.B10]-ROUNDDOWN([.E10])*300" office:value-type="float" office:value="214" calcext:value-type="float">
            <text:p>214</text:p>
          </table:table-cell>
          <table:table-cell table:number-columns-repeated="2"/>
          <table:table-cell office:value-type="float" office:value="16036" calcext:value-type="float">
            <text:p>16036</text:p>
          </table:table-cell>
          <table:table-cell office:value-type="float" office:value="15982" calcext:value-type="float">
            <text:p>15982</text:p>
          </table:table-cell>
          <table:table-cell office:value-type="float" office:value="43" calcext:value-type="float">
            <text:p>43</text:p>
          </table:table-cell>
          <table:table-cell table:formula="of:=SUM([.$K$1:.K10])" office:value-type="float" office:value="408" calcext:value-type="float">
            <text:p>408</text:p>
          </table:table-cell>
          <table:table-cell table:formula="of:=[.I10]+[.L9]" office:value-type="float" office:value="16401" calcext:value-type="float">
            <text:p>16401</text:p>
          </table:table-cell>
          <table:table-cell table:formula="of:=[.A10]*2048-[.L9]-[.J10]" office:value-type="float" office:value="37" calcext:value-type="float">
            <text:p>37</text:p>
          </table:table-cell>
          <table:table-cell table:formula="of:=[.M10]-[.A10]*2048" office:value-type="float" office:value="17" calcext:value-type="float">
            <text:p>17</text:p>
          </table:table-cell>
          <table:table-cell office:value-type="float" office:value="10280" calcext:value-type="float">
            <text:p>10280</text:p>
          </table:table-cell>
          <table:table-cell table:formula="of:=[.P10]-40" office:value-type="float" office:value="10240" calcext:value-type="float">
            <text:p>10240</text:p>
          </table:table-cell>
          <table:table-cell table:formula="of:=[.Q10]/44100*90000" office:value-type="float" office:value="20897.9591836735" calcext:value-type="float">
            <text:p>20897,9591836735</text:p>
          </table:table-cell>
          <table:table-cell table:formula="of:=[.P10]/44100*90000" office:value-type="float" office:value="20979.5918367347" calcext:value-type="float">
            <text:p>20979,5918367347</text:p>
          </table:table-cell>
          <table:table-cell table:formula="of:=ROUNDDOWN([.R10])" office:value-type="float" office:value="20897" calcext:value-type="float">
            <text:p>20897</text:p>
          </table:table-cell>
          <table:table-cell table:formula="of:=ROUNDUP([.R10])" office:value-type="float" office:value="20898" calcext:value-type="float">
            <text:p>20898</text:p>
          </table:table-cell>
          <table:table-cell table:formula="of:=ROUNDDOWN([.S10])" office:value-type="float" office:value="20979" calcext:value-type="float">
            <text:p>20979</text:p>
          </table:table-cell>
          <table:table-cell table:formula="of:=ROUNDUP([.S10])" office:value-type="float" office:value="20980" calcext:value-type="float">
            <text:p>20980</text:p>
          </table:table-cell>
          <table:table-cell table:formula="of:=[.$AO10]-[.T10]" office:value-type="float" office:value="25" calcext:value-type="float">
            <text:p>25</text:p>
          </table:table-cell>
          <table:table-cell table:formula="of:=[.$AO10]-[.U10]" office:value-type="float" office:value="24" calcext:value-type="float">
            <text:p>24</text:p>
          </table:table-cell>
          <table:table-cell table:formula="of:=[.$AO10]-[.V10]" office:value-type="float" office:value="-57" calcext:value-type="float">
            <text:p>-57</text:p>
          </table:table-cell>
          <table:table-cell table:formula="of:=[.$AO10]-[.W10]" office:value-type="float" office:value="-58" calcext:value-type="float">
            <text:p>-58</text:p>
          </table:table-cell>
          <table:table-cell table:formula="of:=[.Q10]/40" office:value-type="float" office:value="256" calcext:value-type="float">
            <text:p>256</text:p>
          </table:table-cell>
          <table:table-cell table:formula="of:=[.N10]/([.N10]+[.O10])*240" office:value-type="float" office:value="164.444444444444" calcext:value-type="float">
            <text:p>164,444444444444</text:p>
          </table:table-cell>
          <table:table-cell table:formula="of:=[.AC10]/(6*44100)*90000" office:value-type="float" office:value="55.9334845049131" calcext:value-type="float">
            <text:p>55,9334845049131</text:p>
          </table:table-cell>
          <table:table-cell table:formula="of:=[.AD10]*300" office:value-type="float" office:value="16780.0453514739" calcext:value-type="float">
            <text:p>16780,0453514739</text:p>
          </table:table-cell>
          <table:table-cell table:formula="of:=[.Q10]/44100" office:value-type="float" office:value="0.232199546485261" calcext:value-type="float">
            <text:p>0,232199546485261</text:p>
          </table:table-cell>
          <table:table-cell table:formula="of:=ROUNDDOWN([.AF10]*90000*300)" office:value-type="float" office:value="6269387" calcext:value-type="float">
            <text:p>6269387</text:p>
          </table:table-cell>
          <table:table-cell/>
          <table:table-cell table:formula="of:=[.AG10]/300" office:value-type="float" office:value="20897.9566666667" calcext:value-type="float">
            <text:p>20897,9566666667</text:p>
          </table:table-cell>
          <table:table-cell table:formula="of:=[.AG10]+[.$AT$7]" office:value-type="float" office:value="6276725" calcext:value-type="float">
            <text:p>6276725</text:p>
          </table:table-cell>
          <table:table-cell table:formula="of:=ROUNDDOWN([.AI10])+24" office:value-type="float" office:value="20921" calcext:value-type="float">
            <text:p>20921</text:p>
          </table:table-cell>
          <table:table-cell table:formula="of:=[.AJ10]/300" office:value-type="float" office:value="20922.4166666667" calcext:value-type="float">
            <text:p>20922,4166666667</text:p>
          </table:table-cell>
          <table:table-cell table:formula="of:=([.AL10]-ROUNDDOWN([.AL10]))*300" office:value-type="float" office:value="125.000000000364" calcext:value-type="float">
            <text:p>125,000000000364</text:p>
          </table:table-cell>
          <table:table-cell table:formula="of:=[.F10]" office:value-type="float" office:value="214" calcext:value-type="float">
            <text:p>214</text:p>
          </table:table-cell>
          <table:table-cell table:formula="of:=ROUNDDOWN([.E10])" office:value-type="float" office:value="20922" calcext:value-type="float">
            <text:p>20922</text:p>
          </table:table-cell>
          <table:table-cell/>
          <table:table-cell table:formula="of:=[.AI10]+[.$AU$7]" office:value-type="float" office:value="20922.446462585" calcext:value-type="float">
            <text:p>20922,446462585</text:p>
          </table:table-cell>
          <table:table-cell/>
          <table:table-cell table:formula="of:=1/44100*300*90000" office:value-type="float" office:value="612.244897959184" calcext:value-type="float">
            <text:p>612,244897959184</text:p>
          </table:table-cell>
          <table:table-cell office:value-type="string" calcext:value-type="string">
            <text:p>1 sampl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60564" calcext:value-type="float">
            <text:p>7060564</text:p>
          </table:table-cell>
          <table:table-cell table:formula="of:=[.B11]/(90000*300)" office:value-type="float" office:value="0.26150237037037" calcext:value-type="float">
            <text:p>0,26150237037037</text:p>
          </table:table-cell>
          <table:table-cell table:formula="of:=[.C11]*44100" office:value-type="float" office:value="11532.2545333333" calcext:value-type="float">
            <text:p>11532,2545333333</text:p>
          </table:table-cell>
          <table:table-cell table:formula="of:=[.B11]/300" office:value-type="float" office:value="23535.2133333333" calcext:value-type="float">
            <text:p>23535,2133333333</text:p>
          </table:table-cell>
          <table:table-cell table:formula="of:=[.B11]-ROUNDDOWN([.E11])*300" office:value-type="float" office:value="64" calcext:value-type="float">
            <text:p>64</text:p>
          </table:table-cell>
          <table:table-cell table:number-columns-repeated="2"/>
          <table:table-cell office:value-type="float" office:value="18034" calcext:value-type="float">
            <text:p>18034</text:p>
          </table:table-cell>
          <table:table-cell office:value-type="float" office:value="17982" calcext:value-type="float">
            <text:p>17982</text:p>
          </table:table-cell>
          <table:table-cell office:value-type="float" office:value="43" calcext:value-type="float">
            <text:p>43</text:p>
          </table:table-cell>
          <table:table-cell table:formula="of:=SUM([.$K$1:.K11])" office:value-type="float" office:value="451" calcext:value-type="float">
            <text:p>451</text:p>
          </table:table-cell>
          <table:table-cell table:formula="of:=[.I11]+[.L10]" office:value-type="float" office:value="18442" calcext:value-type="float">
            <text:p>18442</text:p>
          </table:table-cell>
          <table:table-cell table:formula="of:=[.A11]*2048-[.L10]-[.J11]" office:value-type="float" office:value="42" calcext:value-type="float">
            <text:p>42</text:p>
          </table:table-cell>
          <table:table-cell table:formula="of:=[.M11]-[.A11]*2048" office:value-type="float" office:value="10" calcext:value-type="float">
            <text:p>10</text:p>
          </table:table-cell>
          <table:table-cell office:value-type="float" office:value="11560" calcext:value-type="float">
            <text:p>11560</text:p>
          </table:table-cell>
          <table:table-cell table:formula="of:=[.P11]-40" office:value-type="float" office:value="11520" calcext:value-type="float">
            <text:p>11520</text:p>
          </table:table-cell>
          <table:table-cell table:formula="of:=[.Q11]/44100*90000" office:value-type="float" office:value="23510.2040816327" calcext:value-type="float">
            <text:p>23510,2040816327</text:p>
          </table:table-cell>
          <table:table-cell table:formula="of:=[.P11]/44100*90000" office:value-type="float" office:value="23591.8367346939" calcext:value-type="float">
            <text:p>23591,8367346939</text:p>
          </table:table-cell>
          <table:table-cell table:formula="of:=ROUNDDOWN([.R11])" office:value-type="float" office:value="23510" calcext:value-type="float">
            <text:p>23510</text:p>
          </table:table-cell>
          <table:table-cell table:formula="of:=ROUNDUP([.R11])" office:value-type="float" office:value="23511" calcext:value-type="float">
            <text:p>23511</text:p>
          </table:table-cell>
          <table:table-cell table:formula="of:=ROUNDDOWN([.S11])" office:value-type="float" office:value="23591" calcext:value-type="float">
            <text:p>23591</text:p>
          </table:table-cell>
          <table:table-cell table:formula="of:=ROUNDUP([.S11])" office:value-type="float" office:value="23592" calcext:value-type="float">
            <text:p>23592</text:p>
          </table:table-cell>
          <table:table-cell table:formula="of:=[.$AO11]-[.T11]" office:value-type="float" office:value="25" calcext:value-type="float">
            <text:p>25</text:p>
          </table:table-cell>
          <table:table-cell table:formula="of:=[.$AO11]-[.U11]" office:value-type="float" office:value="24" calcext:value-type="float">
            <text:p>24</text:p>
          </table:table-cell>
          <table:table-cell table:formula="of:=[.$AO11]-[.V11]" office:value-type="float" office:value="-56" calcext:value-type="float">
            <text:p>-56</text:p>
          </table:table-cell>
          <table:table-cell table:formula="of:=[.$AO11]-[.W11]" office:value-type="float" office:value="-57" calcext:value-type="float">
            <text:p>-57</text:p>
          </table:table-cell>
          <table:table-cell table:formula="of:=[.Q11]/40" office:value-type="float" office:value="288" calcext:value-type="float">
            <text:p>288</text:p>
          </table:table-cell>
          <table:table-cell table:formula="of:=[.N11]/([.N11]+[.O11])*240" office:value-type="float" office:value="193.846153846154" calcext:value-type="float">
            <text:p>193,846153846154</text:p>
          </table:table-cell>
          <table:table-cell table:formula="of:=[.AC11]/(6*44100)*90000" office:value-type="float" office:value="65.9340659340659" calcext:value-type="float">
            <text:p>65,9340659340659</text:p>
          </table:table-cell>
          <table:table-cell table:formula="of:=[.AD11]*300" office:value-type="float" office:value="19780.2197802198" calcext:value-type="float">
            <text:p>19780,2197802198</text:p>
          </table:table-cell>
          <table:table-cell table:formula="of:=[.Q11]/44100" office:value-type="float" office:value="0.261224489795918" calcext:value-type="float">
            <text:p>0,261224489795918</text:p>
          </table:table-cell>
          <table:table-cell table:formula="of:=ROUNDDOWN([.AF11]*90000*300)" office:value-type="float" office:value="7053061" calcext:value-type="float">
            <text:p>7053061</text:p>
          </table:table-cell>
          <table:table-cell/>
          <table:table-cell table:formula="of:=[.AG11]/300" office:value-type="float" office:value="23510.2033333333" calcext:value-type="float">
            <text:p>23510,2033333333</text:p>
          </table:table-cell>
          <table:table-cell table:formula="of:=[.AG11]+[.$AT$7]" office:value-type="float" office:value="7060399" calcext:value-type="float">
            <text:p>7060399</text:p>
          </table:table-cell>
          <table:table-cell table:formula="of:=ROUNDDOWN([.AI11])+24" office:value-type="float" office:value="23534" calcext:value-type="float">
            <text:p>23534</text:p>
          </table:table-cell>
          <table:table-cell table:formula="of:=[.AJ11]/300" office:value-type="float" office:value="23534.6633333333" calcext:value-type="float">
            <text:p>23534,6633333333</text:p>
          </table:table-cell>
          <table:table-cell table:formula="of:=([.AL11]-ROUNDDOWN([.AL11]))*300" office:value-type="float" office:value="199.00000000016" calcext:value-type="float">
            <text:p>199,00000000016</text:p>
          </table:table-cell>
          <table:table-cell table:formula="of:=[.F11]" office:value-type="float" office:value="64" calcext:value-type="float">
            <text:p>64</text:p>
          </table:table-cell>
          <table:table-cell table:formula="of:=ROUNDDOWN([.E11])" office:value-type="float" office:value="23535" calcext:value-type="float">
            <text:p>23535</text:p>
          </table:table-cell>
          <table:table-cell/>
          <table:table-cell table:formula="of:=[.AI11]+[.$AU$7]" office:value-type="float" office:value="23534.6931292517" calcext:value-type="float">
            <text:p>23534,6931292517</text:p>
          </table:table-cell>
          <table:table-cell/>
          <table:table-cell table:formula="of:=[.AS10]/300" office:value-type="float" office:value="2.04081632653061" calcext:value-type="float">
            <text:p>2,0408163265306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44614" calcext:value-type="float">
            <text:p>7844614</text:p>
          </table:table-cell>
          <table:table-cell table:formula="of:=[.B12]/(90000*300)" office:value-type="float" office:value="0.290541259259259" calcext:value-type="float">
            <text:p>0,290541259259259</text:p>
          </table:table-cell>
          <table:table-cell table:formula="of:=[.C12]*44100" office:value-type="float" office:value="12812.8695333333" calcext:value-type="float">
            <text:p>12812,8695333333</text:p>
          </table:table-cell>
          <table:table-cell table:formula="of:=[.B12]/300" office:value-type="float" office:value="26148.7133333333" calcext:value-type="float">
            <text:p>26148,7133333333</text:p>
          </table:table-cell>
          <table:table-cell table:formula="of:=[.B12]-ROUNDDOWN([.E12])*300" office:value-type="float" office:value="214" calcext:value-type="float">
            <text:p>214</text:p>
          </table:table-cell>
          <table:table-cell table:number-columns-repeated="2"/>
          <table:table-cell office:value-type="float" office:value="20032" calcext:value-type="float">
            <text:p>20032</text:p>
          </table:table-cell>
          <table:table-cell office:value-type="float" office:value="19978" calcext:value-type="float">
            <text:p>19978</text:p>
          </table:table-cell>
          <table:table-cell office:value-type="float" office:value="43" calcext:value-type="float">
            <text:p>43</text:p>
          </table:table-cell>
          <table:table-cell table:formula="of:=SUM([.$K$1:.K12])" office:value-type="float" office:value="494" calcext:value-type="float">
            <text:p>494</text:p>
          </table:table-cell>
          <table:table-cell table:formula="of:=[.I12]+[.L11]" office:value-type="float" office:value="20483" calcext:value-type="float">
            <text:p>20483</text:p>
          </table:table-cell>
          <table:table-cell table:formula="of:=[.A12]*2048-[.L11]-[.J12]" office:value-type="float" office:value="51" calcext:value-type="float">
            <text:p>51</text:p>
          </table:table-cell>
          <table:table-cell table:formula="of:=[.M12]-[.A12]*2048" office:value-type="float" office:value="3" calcext:value-type="float">
            <text:p>3</text:p>
          </table:table-cell>
          <table:table-cell office:value-type="float" office:value="12840" calcext:value-type="float">
            <text:p>12840</text:p>
          </table:table-cell>
          <table:table-cell table:formula="of:=[.P12]-40" office:value-type="float" office:value="12800" calcext:value-type="float">
            <text:p>12800</text:p>
          </table:table-cell>
          <table:table-cell table:formula="of:=[.Q12]/44100*90000" office:value-type="float" office:value="26122.4489795918" calcext:value-type="float">
            <text:p>26122,4489795918</text:p>
          </table:table-cell>
          <table:table-cell table:formula="of:=[.P12]/44100*90000" office:value-type="float" office:value="26204.0816326531" calcext:value-type="float">
            <text:p>26204,0816326531</text:p>
          </table:table-cell>
          <table:table-cell table:formula="of:=ROUNDDOWN([.R12])" office:value-type="float" office:value="26122" calcext:value-type="float">
            <text:p>26122</text:p>
          </table:table-cell>
          <table:table-cell table:formula="of:=ROUNDUP([.R12])" office:value-type="float" office:value="26123" calcext:value-type="float">
            <text:p>26123</text:p>
          </table:table-cell>
          <table:table-cell table:formula="of:=ROUNDDOWN([.S12])" office:value-type="float" office:value="26204" calcext:value-type="float">
            <text:p>26204</text:p>
          </table:table-cell>
          <table:table-cell table:formula="of:=ROUNDUP([.S12])" office:value-type="float" office:value="26205" calcext:value-type="float">
            <text:p>26205</text:p>
          </table:table-cell>
          <table:table-cell table:formula="of:=[.$AO12]-[.T12]" office:value-type="float" office:value="26" calcext:value-type="float">
            <text:p>26</text:p>
          </table:table-cell>
          <table:table-cell table:formula="of:=[.$AO12]-[.U12]" office:value-type="float" office:value="25" calcext:value-type="float">
            <text:p>25</text:p>
          </table:table-cell>
          <table:table-cell table:formula="of:=[.$AO12]-[.V12]" office:value-type="float" office:value="-56" calcext:value-type="float">
            <text:p>-56</text:p>
          </table:table-cell>
          <table:table-cell table:formula="of:=[.$AO12]-[.W12]" office:value-type="float" office:value="-57" calcext:value-type="float">
            <text:p>-57</text:p>
          </table:table-cell>
          <table:table-cell table:formula="of:=[.Q12]/40" office:value-type="float" office:value="320" calcext:value-type="float">
            <text:p>320</text:p>
          </table:table-cell>
          <table:table-cell table:formula="of:=[.N12]/([.N12]+[.O12])*240" office:value-type="float" office:value="226.666666666667" calcext:value-type="float">
            <text:p>226,666666666667</text:p>
          </table:table-cell>
          <table:table-cell table:formula="of:=[.AC12]/(6*44100)*90000" office:value-type="float" office:value="77.0975056689342" calcext:value-type="float">
            <text:p>77,0975056689342</text:p>
          </table:table-cell>
          <table:table-cell table:formula="of:=[.AD12]*300" office:value-type="float" office:value="23129.2517006803" calcext:value-type="float">
            <text:p>23129,2517006803</text:p>
          </table:table-cell>
          <table:table-cell table:formula="of:=[.Q12]/44100" office:value-type="float" office:value="0.290249433106576" calcext:value-type="float">
            <text:p>0,290249433106576</text:p>
          </table:table-cell>
          <table:table-cell table:formula="of:=ROUNDDOWN([.AF12]*90000*300)" office:value-type="float" office:value="7836734" calcext:value-type="float">
            <text:p>7836734</text:p>
          </table:table-cell>
          <table:table-cell/>
          <table:table-cell table:formula="of:=[.AG12]/300" office:value-type="float" office:value="26122.4466666667" calcext:value-type="float">
            <text:p>26122,4466666667</text:p>
          </table:table-cell>
          <table:table-cell table:formula="of:=[.AG12]+[.$AT$7]" office:value-type="float" office:value="7844072" calcext:value-type="float">
            <text:p>7844072</text:p>
          </table:table-cell>
          <table:table-cell table:formula="of:=ROUNDDOWN([.AI12])+24" office:value-type="float" office:value="26146" calcext:value-type="float">
            <text:p>26146</text:p>
          </table:table-cell>
          <table:table-cell table:formula="of:=[.AJ12]/300" office:value-type="float" office:value="26146.9066666667" calcext:value-type="float">
            <text:p>26146,9066666667</text:p>
          </table:table-cell>
          <table:table-cell table:formula="of:=([.AL12]-ROUNDDOWN([.AL12]))*300" office:value-type="float" office:value="271.999999999753" calcext:value-type="float">
            <text:p>271,999999999753</text:p>
          </table:table-cell>
          <table:table-cell table:formula="of:=[.F12]" office:value-type="float" office:value="214" calcext:value-type="float">
            <text:p>214</text:p>
          </table:table-cell>
          <table:table-cell table:formula="of:=ROUNDDOWN([.E12])" office:value-type="float" office:value="26148" calcext:value-type="float">
            <text:p>26148</text:p>
          </table:table-cell>
          <table:table-cell/>
          <table:table-cell table:formula="of:=[.AI12]+[.$AU$7]" office:value-type="float" office:value="26146.936462585" calcext:value-type="float">
            <text:p>26146,936462585</text:p>
          </table:table-cell>
          <table:table-cell table:number-columns-repeated="2"/>
          <table:table-cell table:formula="of:=12*612" office:value-type="float" office:value="7344" calcext:value-type="float">
            <text:p>73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51935" calcext:value-type="float">
            <text:p>8651935</text:p>
          </table:table-cell>
          <table:table-cell table:formula="of:=[.B13]/(90000*300)" office:value-type="float" office:value="0.320442037037037" calcext:value-type="float">
            <text:p>0,320442037037037</text:p>
          </table:table-cell>
          <table:table-cell table:formula="of:=[.C13]*44100" office:value-type="float" office:value="14131.4938333333" calcext:value-type="float">
            <text:p>14131,4938333333</text:p>
          </table:table-cell>
          <table:table-cell table:formula="of:=[.B13]/300" office:value-type="float" office:value="28839.7833333333" calcext:value-type="float">
            <text:p>28839,7833333333</text:p>
          </table:table-cell>
          <table:table-cell table:formula="of:=[.B13]-ROUNDDOWN([.E13])*300" office:value-type="float" office:value="235" calcext:value-type="float">
            <text:p>235</text:p>
          </table:table-cell>
          <table:table-cell table:number-columns-repeated="2"/>
          <table:table-cell office:value-type="float" office:value="22064" calcext:value-type="float">
            <text:p>22064</text:p>
          </table:table-cell>
          <table:table-cell office:value-type="float" office:value="22010" calcext:value-type="float">
            <text:p>22010</text:p>
          </table:table-cell>
          <table:table-cell office:value-type="float" office:value="43" calcext:value-type="float">
            <text:p>43</text:p>
          </table:table-cell>
          <table:table-cell table:formula="of:=SUM([.$K$1:.K13])" office:value-type="float" office:value="537" calcext:value-type="float">
            <text:p>537</text:p>
          </table:table-cell>
          <table:table-cell table:formula="of:=[.I13]+[.L12]" office:value-type="float" office:value="22558" calcext:value-type="float">
            <text:p>22558</text:p>
          </table:table-cell>
          <table:table-cell table:formula="of:=[.A13]*2048-[.L12]-[.J13]" office:value-type="float" office:value="24" calcext:value-type="float">
            <text:p>24</text:p>
          </table:table-cell>
          <table:table-cell table:formula="of:=[.M13]-[.A13]*2048" office:value-type="float" office:value="30" calcext:value-type="float">
            <text:p>30</text:p>
          </table:table-cell>
          <table:table-cell office:value-type="float" office:value="14160" calcext:value-type="float">
            <text:p>14160</text:p>
          </table:table-cell>
          <table:table-cell table:formula="of:=[.P13]-40" office:value-type="float" office:value="14120" calcext:value-type="float">
            <text:p>14120</text:p>
          </table:table-cell>
          <table:table-cell table:formula="of:=[.Q13]/44100*90000" office:value-type="float" office:value="28816.3265306122" calcext:value-type="float">
            <text:p>28816,3265306122</text:p>
          </table:table-cell>
          <table:table-cell table:formula="of:=[.P13]/44100*90000" office:value-type="float" office:value="28897.9591836735" calcext:value-type="float">
            <text:p>28897,9591836735</text:p>
          </table:table-cell>
          <table:table-cell table:formula="of:=ROUNDDOWN([.R13])" office:value-type="float" office:value="28816" calcext:value-type="float">
            <text:p>28816</text:p>
          </table:table-cell>
          <table:table-cell table:formula="of:=ROUNDUP([.R13])" office:value-type="float" office:value="28817" calcext:value-type="float">
            <text:p>28817</text:p>
          </table:table-cell>
          <table:table-cell table:formula="of:=ROUNDDOWN([.S13])" office:value-type="float" office:value="28897" calcext:value-type="float">
            <text:p>28897</text:p>
          </table:table-cell>
          <table:table-cell table:formula="of:=ROUNDUP([.S13])" office:value-type="float" office:value="28898" calcext:value-type="float">
            <text:p>28898</text:p>
          </table:table-cell>
          <table:table-cell table:formula="of:=[.$AO13]-[.T13]" office:value-type="float" office:value="23" calcext:value-type="float">
            <text:p>23</text:p>
          </table:table-cell>
          <table:table-cell table:formula="of:=[.$AO13]-[.U13]" office:value-type="float" office:value="22" calcext:value-type="float">
            <text:p>22</text:p>
          </table:table-cell>
          <table:table-cell table:formula="of:=[.$AO13]-[.V13]" office:value-type="float" office:value="-58" calcext:value-type="float">
            <text:p>-58</text:p>
          </table:table-cell>
          <table:table-cell table:formula="of:=[.$AO13]-[.W13]" office:value-type="float" office:value="-59" calcext:value-type="float">
            <text:p>-59</text:p>
          </table:table-cell>
          <table:table-cell table:formula="of:=[.Q13]/40" office:value-type="float" office:value="353" calcext:value-type="float">
            <text:p>353</text:p>
          </table:table-cell>
          <table:table-cell table:formula="of:=[.N13]/([.N13]+[.O13])*240" office:value-type="float" office:value="106.666666666667" calcext:value-type="float">
            <text:p>106,666666666667</text:p>
          </table:table-cell>
          <table:table-cell table:formula="of:=[.AC13]/(6*44100)*90000" office:value-type="float" office:value="36.281179138322" calcext:value-type="float">
            <text:p>36,281179138322</text:p>
          </table:table-cell>
          <table:table-cell table:formula="of:=[.AD13]*300" office:value-type="float" office:value="10884.3537414966" calcext:value-type="float">
            <text:p>10884,3537414966</text:p>
          </table:table-cell>
          <table:table-cell table:formula="of:=[.Q13]/44100" office:value-type="float" office:value="0.320181405895692" calcext:value-type="float">
            <text:p>0,320181405895692</text:p>
          </table:table-cell>
          <table:table-cell table:formula="of:=ROUNDDOWN([.AF13]*90000*300)" office:value-type="float" office:value="8644897" calcext:value-type="float">
            <text:p>8644897</text:p>
          </table:table-cell>
          <table:table-cell/>
          <table:table-cell table:formula="of:=[.AG13]/300" office:value-type="float" office:value="28816.3233333333" calcext:value-type="float">
            <text:p>28816,3233333333</text:p>
          </table:table-cell>
          <table:table-cell table:formula="of:=[.AG13]+[.$AT$7]" office:value-type="float" office:value="8652235" calcext:value-type="float">
            <text:p>8652235</text:p>
          </table:table-cell>
          <table:table-cell table:formula="of:=ROUNDDOWN([.AI13])+24" office:value-type="float" office:value="28840" calcext:value-type="float">
            <text:p>28840</text:p>
          </table:table-cell>
          <table:table-cell table:formula="of:=[.AJ13]/300" office:value-type="float" office:value="28840.7833333333" calcext:value-type="float">
            <text:p>28840,7833333333</text:p>
          </table:table-cell>
          <table:table-cell table:formula="of:=([.AL13]-ROUNDDOWN([.AL13]))*300" office:value-type="float" office:value="234.999999999854" calcext:value-type="float">
            <text:p>234,999999999854</text:p>
          </table:table-cell>
          <table:table-cell table:formula="of:=[.F13]" office:value-type="float" office:value="235" calcext:value-type="float">
            <text:p>235</text:p>
          </table:table-cell>
          <table:table-cell table:formula="of:=ROUNDDOWN([.E13])" office:value-type="float" office:value="28839" calcext:value-type="float">
            <text:p>28839</text:p>
          </table:table-cell>
          <table:table-cell/>
          <table:table-cell table:formula="of:=[.AI13]+[.$AU$7]" office:value-type="float" office:value="28840.8131292517" calcext:value-type="float">
            <text:p>28840,813129251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35814" calcext:value-type="float">
            <text:p>9435814</text:p>
          </table:table-cell>
          <table:table-cell table:formula="of:=[.B14]/(90000*300)" office:value-type="float" office:value="0.349474592592593" calcext:value-type="float">
            <text:p>0,349474592592593</text:p>
          </table:table-cell>
          <table:table-cell table:formula="of:=[.C14]*44100" office:value-type="float" office:value="15411.8295333333" calcext:value-type="float">
            <text:p>15411,8295333333</text:p>
          </table:table-cell>
          <table:table-cell table:formula="of:=[.B14]/300" office:value-type="float" office:value="31452.7133333333" calcext:value-type="float">
            <text:p>31452,7133333333</text:p>
          </table:table-cell>
          <table:table-cell table:formula="of:=[.B14]-ROUNDDOWN([.E14])*300" office:value-type="float" office:value="214" calcext:value-type="float">
            <text:p>214</text:p>
          </table:table-cell>
          <table:table-cell table:number-columns-repeated="2"/>
          <table:table-cell office:value-type="float" office:value="24070" calcext:value-type="float">
            <text:p>24070</text:p>
          </table:table-cell>
          <table:table-cell office:value-type="float" office:value="24012" calcext:value-type="float">
            <text:p>24012</text:p>
          </table:table-cell>
          <table:table-cell office:value-type="float" office:value="43" calcext:value-type="float">
            <text:p>43</text:p>
          </table:table-cell>
          <table:table-cell table:formula="of:=SUM([.$K$1:.K14])" office:value-type="float" office:value="580" calcext:value-type="float">
            <text:p>580</text:p>
          </table:table-cell>
          <table:table-cell table:formula="of:=[.I14]+[.L13]" office:value-type="float" office:value="24607" calcext:value-type="float">
            <text:p>24607</text:p>
          </table:table-cell>
          <table:table-cell table:formula="of:=[.A14]*2048-[.L13]-[.J14]" office:value-type="float" office:value="27" calcext:value-type="float">
            <text:p>27</text:p>
          </table:table-cell>
          <table:table-cell table:formula="of:=[.M14]-[.A14]*2048" office:value-type="float" office:value="31" calcext:value-type="float">
            <text:p>31</text:p>
          </table:table-cell>
          <table:table-cell office:value-type="float" office:value="15440" calcext:value-type="float">
            <text:p>15440</text:p>
          </table:table-cell>
          <table:table-cell table:formula="of:=[.P14]-40" office:value-type="float" office:value="15400" calcext:value-type="float">
            <text:p>15400</text:p>
          </table:table-cell>
          <table:table-cell table:formula="of:=[.Q14]/44100*90000" office:value-type="float" office:value="31428.5714285714" calcext:value-type="float">
            <text:p>31428,5714285714</text:p>
          </table:table-cell>
          <table:table-cell table:formula="of:=[.P14]/44100*90000" office:value-type="float" office:value="31510.2040816327" calcext:value-type="float">
            <text:p>31510,2040816327</text:p>
          </table:table-cell>
          <table:table-cell table:formula="of:=ROUNDDOWN([.R14])" office:value-type="float" office:value="31428" calcext:value-type="float">
            <text:p>31428</text:p>
          </table:table-cell>
          <table:table-cell table:formula="of:=ROUNDUP([.R14])" office:value-type="float" office:value="31429" calcext:value-type="float">
            <text:p>31429</text:p>
          </table:table-cell>
          <table:table-cell table:formula="of:=ROUNDDOWN([.S14])" office:value-type="float" office:value="31510" calcext:value-type="float">
            <text:p>31510</text:p>
          </table:table-cell>
          <table:table-cell table:formula="of:=ROUNDUP([.S14])" office:value-type="float" office:value="31511" calcext:value-type="float">
            <text:p>31511</text:p>
          </table:table-cell>
          <table:table-cell table:formula="of:=[.$AO14]-[.T14]" office:value-type="float" office:value="24" calcext:value-type="float">
            <text:p>24</text:p>
          </table:table-cell>
          <table:table-cell table:formula="of:=[.$AO14]-[.U14]" office:value-type="float" office:value="23" calcext:value-type="float">
            <text:p>23</text:p>
          </table:table-cell>
          <table:table-cell table:formula="of:=[.$AO14]-[.V14]" office:value-type="float" office:value="-58" calcext:value-type="float">
            <text:p>-58</text:p>
          </table:table-cell>
          <table:table-cell table:formula="of:=[.$AO14]-[.W14]" office:value-type="float" office:value="-59" calcext:value-type="float">
            <text:p>-59</text:p>
          </table:table-cell>
          <table:table-cell table:formula="of:=[.Q14]/40" office:value-type="float" office:value="385" calcext:value-type="float">
            <text:p>385</text:p>
          </table:table-cell>
          <table:table-cell table:formula="of:=[.N14]/([.N14]+[.O14])*240" office:value-type="float" office:value="111.724137931034" calcext:value-type="float">
            <text:p>111,724137931034</text:p>
          </table:table-cell>
          <table:table-cell table:formula="of:=[.AC14]/(6*44100)*90000" office:value-type="float" office:value="38.0014074595355" calcext:value-type="float">
            <text:p>38,0014074595355</text:p>
          </table:table-cell>
          <table:table-cell table:formula="of:=[.AD14]*300" office:value-type="float" office:value="11400.4222378607" calcext:value-type="float">
            <text:p>11400,4222378607</text:p>
          </table:table-cell>
          <table:table-cell table:formula="of:=[.Q14]/44100" office:value-type="float" office:value="0.349206349206349" calcext:value-type="float">
            <text:p>0,349206349206349</text:p>
          </table:table-cell>
          <table:table-cell table:formula="of:=ROUNDDOWN([.AF14]*90000*300)" office:value-type="float" office:value="9428571" calcext:value-type="float">
            <text:p>9428571</text:p>
          </table:table-cell>
          <table:table-cell/>
          <table:table-cell table:formula="of:=[.AG14]/300" office:value-type="float" office:value="31428.57" calcext:value-type="float">
            <text:p>31428,57</text:p>
          </table:table-cell>
          <table:table-cell table:formula="of:=[.AG14]+[.$AT$7]" office:value-type="float" office:value="9435909" calcext:value-type="float">
            <text:p>9435909</text:p>
          </table:table-cell>
          <table:table-cell table:formula="of:=ROUNDDOWN([.AI14])+24" office:value-type="float" office:value="31452" calcext:value-type="float">
            <text:p>31452</text:p>
          </table:table-cell>
          <table:table-cell table:formula="of:=[.AJ14]/300" office:value-type="float" office:value="31453.03" calcext:value-type="float">
            <text:p>31453,03</text:p>
          </table:table-cell>
          <table:table-cell table:formula="of:=([.AL14]-ROUNDDOWN([.AL14]))*300" office:value-type="float" office:value="8.99999999965075" calcext:value-type="float">
            <text:p>8,99999999965075</text:p>
          </table:table-cell>
          <table:table-cell table:formula="of:=[.F14]" office:value-type="float" office:value="214" calcext:value-type="float">
            <text:p>214</text:p>
          </table:table-cell>
          <table:table-cell table:formula="of:=ROUNDDOWN([.E14])" office:value-type="float" office:value="31452" calcext:value-type="float">
            <text:p>31452</text:p>
          </table:table-cell>
          <table:table-cell/>
          <table:table-cell table:formula="of:=[.AI14]+[.$AU$7]" office:value-type="float" office:value="31453.0597959184" calcext:value-type="float">
            <text:p>31453,059795918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19393" calcext:value-type="float">
            <text:p>10219393</text:p>
          </table:table-cell>
          <table:table-cell table:formula="of:=[.B15]/(90000*300)" office:value-type="float" office:value="0.378496037037037" calcext:value-type="float">
            <text:p>0,378496037037037</text:p>
          </table:table-cell>
          <table:table-cell table:formula="of:=[.C15]*44100" office:value-type="float" office:value="16691.6752333333" calcext:value-type="float">
            <text:p>16691,6752333333</text:p>
          </table:table-cell>
          <table:table-cell table:formula="of:=[.B15]/300" office:value-type="float" office:value="34064.6433333333" calcext:value-type="float">
            <text:p>34064,6433333333</text:p>
          </table:table-cell>
          <table:table-cell table:formula="of:=[.B15]-ROUNDDOWN([.E15])*300" office:value-type="float" office:value="193" calcext:value-type="float">
            <text:p>193</text:p>
          </table:table-cell>
          <table:table-cell table:number-columns-repeated="2"/>
          <table:table-cell office:value-type="float" office:value="26076" calcext:value-type="float">
            <text:p>26076</text:p>
          </table:table-cell>
          <table:table-cell office:value-type="float" office:value="26022" calcext:value-type="float">
            <text:p>26022</text:p>
          </table:table-cell>
          <table:table-cell office:value-type="float" office:value="43" calcext:value-type="float">
            <text:p>43</text:p>
          </table:table-cell>
          <table:table-cell table:formula="of:=SUM([.$K$1:.K15])" office:value-type="float" office:value="623" calcext:value-type="float">
            <text:p>623</text:p>
          </table:table-cell>
          <table:table-cell table:formula="of:=[.I15]+[.L14]" office:value-type="float" office:value="26656" calcext:value-type="float">
            <text:p>26656</text:p>
          </table:table-cell>
          <table:table-cell table:formula="of:=[.A15]*2048-[.L14]-[.J15]" office:value-type="float" office:value="22" calcext:value-type="float">
            <text:p>22</text:p>
          </table:table-cell>
          <table:table-cell table:formula="of:=[.M15]-[.A15]*2048" office:value-type="float" office:value="32" calcext:value-type="float">
            <text:p>32</text:p>
          </table:table-cell>
          <table:table-cell office:value-type="float" office:value="16720" calcext:value-type="float">
            <text:p>16720</text:p>
          </table:table-cell>
          <table:table-cell table:formula="of:=[.P15]-40" office:value-type="float" office:value="16680" calcext:value-type="float">
            <text:p>16680</text:p>
          </table:table-cell>
          <table:table-cell table:formula="of:=[.Q15]/44100*90000" office:value-type="float" office:value="34040.8163265306" calcext:value-type="float">
            <text:p>34040,8163265306</text:p>
          </table:table-cell>
          <table:table-cell table:formula="of:=[.P15]/44100*90000" office:value-type="float" office:value="34122.4489795918" calcext:value-type="float">
            <text:p>34122,4489795918</text:p>
          </table:table-cell>
          <table:table-cell table:formula="of:=ROUNDDOWN([.R15])" office:value-type="float" office:value="34040" calcext:value-type="float">
            <text:p>34040</text:p>
          </table:table-cell>
          <table:table-cell table:formula="of:=ROUNDUP([.R15])" office:value-type="float" office:value="34041" calcext:value-type="float">
            <text:p>34041</text:p>
          </table:table-cell>
          <table:table-cell table:formula="of:=ROUNDDOWN([.S15])" office:value-type="float" office:value="34122" calcext:value-type="float">
            <text:p>34122</text:p>
          </table:table-cell>
          <table:table-cell table:formula="of:=ROUNDUP([.S15])" office:value-type="float" office:value="34123" calcext:value-type="float">
            <text:p>34123</text:p>
          </table:table-cell>
          <table:table-cell table:formula="of:=[.$AO15]-[.T15]" office:value-type="float" office:value="24" calcext:value-type="float">
            <text:p>24</text:p>
          </table:table-cell>
          <table:table-cell table:formula="of:=[.$AO15]-[.U15]" office:value-type="float" office:value="23" calcext:value-type="float">
            <text:p>23</text:p>
          </table:table-cell>
          <table:table-cell table:formula="of:=[.$AO15]-[.V15]" office:value-type="float" office:value="-58" calcext:value-type="float">
            <text:p>-58</text:p>
          </table:table-cell>
          <table:table-cell table:formula="of:=[.$AO15]-[.W15]" office:value-type="float" office:value="-59" calcext:value-type="float">
            <text:p>-59</text:p>
          </table:table-cell>
          <table:table-cell table:formula="of:=[.Q15]/40" office:value-type="float" office:value="417" calcext:value-type="float">
            <text:p>417</text:p>
          </table:table-cell>
          <table:table-cell table:formula="of:=[.N15]/([.N15]+[.O15])*240" office:value-type="float" office:value="97.7777777777778" calcext:value-type="float">
            <text:p>97,7777777777778</text:p>
          </table:table-cell>
          <table:table-cell table:formula="of:=[.AC15]/(6*44100)*90000" office:value-type="float" office:value="33.2577475434618" calcext:value-type="float">
            <text:p>33,2577475434618</text:p>
          </table:table-cell>
          <table:table-cell table:formula="of:=[.AD15]*300" office:value-type="float" office:value="9977.32426303855" calcext:value-type="float">
            <text:p>9977,32426303855</text:p>
          </table:table-cell>
          <table:table-cell table:formula="of:=[.Q15]/44100" office:value-type="float" office:value="0.378231292517007" calcext:value-type="float">
            <text:p>0,378231292517007</text:p>
          </table:table-cell>
          <table:table-cell table:formula="of:=ROUNDDOWN([.AF15]*90000*300)" office:value-type="float" office:value="10212244" calcext:value-type="float">
            <text:p>10212244</text:p>
          </table:table-cell>
          <table:table-cell/>
          <table:table-cell table:formula="of:=[.AG15]/300" office:value-type="float" office:value="34040.8133333333" calcext:value-type="float">
            <text:p>34040,8133333333</text:p>
          </table:table-cell>
          <table:table-cell table:formula="of:=[.AG15]+[.$AT$7]" office:value-type="float" office:value="10219582" calcext:value-type="float">
            <text:p>10219582</text:p>
          </table:table-cell>
          <table:table-cell table:formula="of:=ROUNDDOWN([.AI15])+24" office:value-type="float" office:value="34064" calcext:value-type="float">
            <text:p>34064</text:p>
          </table:table-cell>
          <table:table-cell table:formula="of:=[.AJ15]/300" office:value-type="float" office:value="34065.2733333333" calcext:value-type="float">
            <text:p>34065,2733333333</text:p>
          </table:table-cell>
          <table:table-cell table:formula="of:=([.AL15]-ROUNDDOWN([.AL15]))*300" office:value-type="float" office:value="81.9999999992433" calcext:value-type="float">
            <text:p>81,9999999992433</text:p>
          </table:table-cell>
          <table:table-cell table:formula="of:=[.F15]" office:value-type="float" office:value="193" calcext:value-type="float">
            <text:p>193</text:p>
          </table:table-cell>
          <table:table-cell table:formula="of:=ROUNDDOWN([.E15])" office:value-type="float" office:value="34064" calcext:value-type="float">
            <text:p>34064</text:p>
          </table:table-cell>
          <table:table-cell/>
          <table:table-cell table:formula="of:=[.AI15]+[.$AU$7]" office:value-type="float" office:value="34065.3031292517" calcext:value-type="float">
            <text:p>34065,303129251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03057" calcext:value-type="float">
            <text:p>11003057</text:p>
          </table:table-cell>
          <table:table-cell table:formula="of:=[.B16]/(90000*300)" office:value-type="float" office:value="0.40752062962963" calcext:value-type="float">
            <text:p>0,40752062962963</text:p>
          </table:table-cell>
          <table:table-cell table:formula="of:=[.C16]*44100" office:value-type="float" office:value="17971.6597666667" calcext:value-type="float">
            <text:p>17971,6597666667</text:p>
          </table:table-cell>
          <table:table-cell table:formula="of:=[.B16]/300" office:value-type="float" office:value="36676.8566666667" calcext:value-type="float">
            <text:p>36676,8566666667</text:p>
          </table:table-cell>
          <table:table-cell table:formula="of:=[.B16]-ROUNDDOWN([.E16])*300" office:value-type="float" office:value="257" calcext:value-type="float">
            <text:p>257</text:p>
          </table:table-cell>
          <table:table-cell table:number-columns-repeated="2"/>
          <table:table-cell office:value-type="float" office:value="28078" calcext:value-type="float">
            <text:p>28078</text:p>
          </table:table-cell>
          <table:table-cell office:value-type="float" office:value="28022" calcext:value-type="float">
            <text:p>28022</text:p>
          </table:table-cell>
          <table:table-cell office:value-type="float" office:value="43" calcext:value-type="float">
            <text:p>43</text:p>
          </table:table-cell>
          <table:table-cell table:formula="of:=SUM([.$K$1:.K16])" office:value-type="float" office:value="666" calcext:value-type="float">
            <text:p>666</text:p>
          </table:table-cell>
          <table:table-cell table:formula="of:=[.I16]+[.L15]" office:value-type="float" office:value="28701" calcext:value-type="float">
            <text:p>28701</text:p>
          </table:table-cell>
          <table:table-cell table:formula="of:=[.A16]*2048-[.L15]-[.J16]" office:value-type="float" office:value="27" calcext:value-type="float">
            <text:p>27</text:p>
          </table:table-cell>
          <table:table-cell table:formula="of:=[.M16]-[.A16]*2048" office:value-type="float" office:value="29" calcext:value-type="float">
            <text:p>29</text:p>
          </table:table-cell>
          <table:table-cell office:value-type="float" office:value="18000" calcext:value-type="float">
            <text:p>18000</text:p>
          </table:table-cell>
          <table:table-cell table:formula="of:=[.P16]-40" office:value-type="float" office:value="17960" calcext:value-type="float">
            <text:p>17960</text:p>
          </table:table-cell>
          <table:table-cell table:formula="of:=[.Q16]/44100*90000" office:value-type="float" office:value="36653.0612244898" calcext:value-type="float">
            <text:p>36653,0612244898</text:p>
          </table:table-cell>
          <table:table-cell table:formula="of:=[.P16]/44100*90000" office:value-type="float" office:value="36734.693877551" calcext:value-type="float">
            <text:p>36734,693877551</text:p>
          </table:table-cell>
          <table:table-cell table:formula="of:=ROUNDDOWN([.R16])" office:value-type="float" office:value="36653" calcext:value-type="float">
            <text:p>36653</text:p>
          </table:table-cell>
          <table:table-cell table:formula="of:=ROUNDUP([.R16])" office:value-type="float" office:value="36654" calcext:value-type="float">
            <text:p>36654</text:p>
          </table:table-cell>
          <table:table-cell table:formula="of:=ROUNDDOWN([.S16])" office:value-type="float" office:value="36734" calcext:value-type="float">
            <text:p>36734</text:p>
          </table:table-cell>
          <table:table-cell table:formula="of:=ROUNDUP([.S16])" office:value-type="float" office:value="36735" calcext:value-type="float">
            <text:p>36735</text:p>
          </table:table-cell>
          <table:table-cell table:formula="of:=[.$AO16]-[.T16]" office:value-type="float" office:value="23" calcext:value-type="float">
            <text:p>23</text:p>
          </table:table-cell>
          <table:table-cell table:formula="of:=[.$AO16]-[.U16]" office:value-type="float" office:value="22" calcext:value-type="float">
            <text:p>22</text:p>
          </table:table-cell>
          <table:table-cell table:formula="of:=[.$AO16]-[.V16]" office:value-type="float" office:value="-58" calcext:value-type="float">
            <text:p>-58</text:p>
          </table:table-cell>
          <table:table-cell table:formula="of:=[.$AO16]-[.W16]" office:value-type="float" office:value="-59" calcext:value-type="float">
            <text:p>-59</text:p>
          </table:table-cell>
          <table:table-cell table:formula="of:=[.Q16]/40" office:value-type="float" office:value="449" calcext:value-type="float">
            <text:p>449</text:p>
          </table:table-cell>
          <table:table-cell table:formula="of:=[.N16]/([.N16]+[.O16])*240" office:value-type="float" office:value="115.714285714286" calcext:value-type="float">
            <text:p>115,714285714286</text:p>
          </table:table-cell>
          <table:table-cell table:formula="of:=[.AC16]/(6*44100)*90000" office:value-type="float" office:value="39.3586005830904" calcext:value-type="float">
            <text:p>39,3586005830904</text:p>
          </table:table-cell>
          <table:table-cell table:formula="of:=[.AD16]*300" office:value-type="float" office:value="11807.5801749271" calcext:value-type="float">
            <text:p>11807,5801749271</text:p>
          </table:table-cell>
          <table:table-cell table:formula="of:=[.Q16]/44100" office:value-type="float" office:value="0.407256235827664" calcext:value-type="float">
            <text:p>0,407256235827664</text:p>
          </table:table-cell>
          <table:table-cell table:formula="of:=ROUNDDOWN([.AF16]*90000*300)" office:value-type="float" office:value="10995918" calcext:value-type="float">
            <text:p>10995918</text:p>
          </table:table-cell>
          <table:table-cell/>
          <table:table-cell table:formula="of:=[.AG16]/300" office:value-type="float" office:value="36653.06" calcext:value-type="float">
            <text:p>36653,06</text:p>
          </table:table-cell>
          <table:table-cell table:formula="of:=[.AG16]+[.$AT$7]" office:value-type="float" office:value="11003256" calcext:value-type="float">
            <text:p>11003256</text:p>
          </table:table-cell>
          <table:table-cell table:formula="of:=ROUNDDOWN([.AI16])+24" office:value-type="float" office:value="36677" calcext:value-type="float">
            <text:p>36677</text:p>
          </table:table-cell>
          <table:table-cell table:formula="of:=[.AJ16]/300" office:value-type="float" office:value="36677.52" calcext:value-type="float">
            <text:p>36677,52</text:p>
          </table:table-cell>
          <table:table-cell table:formula="of:=([.AL16]-ROUNDDOWN([.AL16]))*300" office:value-type="float" office:value="155.99999999904" calcext:value-type="float">
            <text:p>155,99999999904</text:p>
          </table:table-cell>
          <table:table-cell table:formula="of:=[.F16]" office:value-type="float" office:value="257" calcext:value-type="float">
            <text:p>257</text:p>
          </table:table-cell>
          <table:table-cell table:formula="of:=ROUNDDOWN([.E16])" office:value-type="float" office:value="36676" calcext:value-type="float">
            <text:p>36676</text:p>
          </table:table-cell>
          <table:table-cell/>
          <table:table-cell table:formula="of:=[.AI16]+[.$AU$7]" office:value-type="float" office:value="36677.5497959184" calcext:value-type="float">
            <text:p>36677,5497959184</text:p>
          </table:table-cell>
          <table:table-cell table:number-columns-repeated="2"/>
          <table:table-cell table:formula="of:=300*90000/44100" office:value-type="float" office:value="612.244897959184" calcext:value-type="float">
            <text:p>612,24489795918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786721" calcext:value-type="float">
            <text:p>11786721</text:p>
          </table:table-cell>
          <table:table-cell table:formula="of:=[.B17]/(90000*300)" office:value-type="float" office:value="0.436545222222222" calcext:value-type="float">
            <text:p>0,436545222222222</text:p>
          </table:table-cell>
          <table:table-cell table:formula="of:=[.C17]*44100" office:value-type="float" office:value="19251.6443" calcext:value-type="float">
            <text:p>19251,6443</text:p>
          </table:table-cell>
          <table:table-cell table:formula="of:=[.B17]/300" office:value-type="float" office:value="39289.07" calcext:value-type="float">
            <text:p>39289,07</text:p>
          </table:table-cell>
          <table:table-cell table:formula="of:=[.B17]-ROUNDDOWN([.E17])*300" office:value-type="float" office:value="21" calcext:value-type="float">
            <text:p>21</text:p>
          </table:table-cell>
          <table:table-cell table:number-columns-repeated="2"/>
          <table:table-cell office:value-type="float" office:value="30080" calcext:value-type="float">
            <text:p>30080</text:p>
          </table:table-cell>
          <table:table-cell office:value-type="float" office:value="30024" calcext:value-type="float">
            <text:p>30024</text:p>
          </table:table-cell>
          <table:table-cell office:value-type="float" office:value="43" calcext:value-type="float">
            <text:p>43</text:p>
          </table:table-cell>
          <table:table-cell table:formula="of:=SUM([.$K$1:.K17])" office:value-type="float" office:value="709" calcext:value-type="float">
            <text:p>709</text:p>
          </table:table-cell>
          <table:table-cell table:formula="of:=[.I17]+[.L16]" office:value-type="float" office:value="30746" calcext:value-type="float">
            <text:p>30746</text:p>
          </table:table-cell>
          <table:table-cell table:formula="of:=[.A17]*2048-[.L16]-[.J17]" office:value-type="float" office:value="30" calcext:value-type="float">
            <text:p>30</text:p>
          </table:table-cell>
          <table:table-cell table:formula="of:=[.M17]-[.A17]*2048" office:value-type="float" office:value="26" calcext:value-type="float">
            <text:p>26</text:p>
          </table:table-cell>
          <table:table-cell office:value-type="float" office:value="19280" calcext:value-type="float">
            <text:p>19280</text:p>
          </table:table-cell>
          <table:table-cell table:formula="of:=[.P17]-40" office:value-type="float" office:value="19240" calcext:value-type="float">
            <text:p>19240</text:p>
          </table:table-cell>
          <table:table-cell table:number-columns-repeated="10"/>
          <table:table-cell table:formula="of:=[.Q17]/40" office:value-type="float" office:value="481" calcext:value-type="float">
            <text:p>481</text:p>
          </table:table-cell>
          <table:table-cell table:formula="of:=[.N17]/([.N17]+[.O17])*240" office:value-type="float" office:value="128.571428571429" calcext:value-type="float">
            <text:p>128,571428571429</text:p>
          </table:table-cell>
          <table:table-cell table:formula="of:=[.AC17]/(6*44100)*90000" office:value-type="float" office:value="43.731778425656" calcext:value-type="float">
            <text:p>43,731778425656</text:p>
          </table:table-cell>
          <table:table-cell table:formula="of:=[.AD17]*300" office:value-type="float" office:value="13119.5335276968" calcext:value-type="float">
            <text:p>13119,5335276968</text:p>
          </table:table-cell>
          <table:table-cell table:formula="of:=[.Q17]/44100" office:value-type="float" office:value="0.436281179138322" calcext:value-type="float">
            <text:p>0,436281179138322</text:p>
          </table:table-cell>
          <table:table-cell table:formula="of:=ROUNDDOWN([.AF17]*90000*300)" office:value-type="float" office:value="11779591" calcext:value-type="float">
            <text:p>11779591</text:p>
          </table:table-cell>
          <table:table-cell/>
          <table:table-cell table:formula="of:=[.AG17]/300" office:value-type="float" office:value="39265.3033333333" calcext:value-type="float">
            <text:p>39265,3033333333</text:p>
          </table:table-cell>
          <table:table-cell table:formula="of:=[.AG17]+[.$AT$7]" office:value-type="float" office:value="11786929" calcext:value-type="float">
            <text:p>11786929</text:p>
          </table:table-cell>
          <table:table-cell table:formula="of:=ROUNDDOWN([.AI17])+24" office:value-type="float" office:value="39289" calcext:value-type="float">
            <text:p>39289</text:p>
          </table:table-cell>
          <table:table-cell table:formula="of:=[.AJ17]/300" office:value-type="float" office:value="39289.7633333333" calcext:value-type="float">
            <text:p>39289,7633333333</text:p>
          </table:table-cell>
          <table:table-cell table:formula="of:=([.AL17]-ROUNDDOWN([.AL17]))*300" office:value-type="float" office:value="229.000000000815" calcext:value-type="float">
            <text:p>229,000000000815</text:p>
          </table:table-cell>
          <table:table-cell table:formula="of:=[.F17]" office:value-type="float" office:value="21" calcext:value-type="float">
            <text:p>21</text:p>
          </table:table-cell>
          <table:table-cell table:formula="of:=ROUNDDOWN([.E17])" office:value-type="float" office:value="39289" calcext:value-type="float">
            <text:p>39289</text:p>
          </table:table-cell>
          <table:table-cell/>
          <table:table-cell table:formula="of:=[.AI17]+[.$AU$7]" office:value-type="float" office:value="39289.7931292517" calcext:value-type="float">
            <text:p>39289,79312925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570428" calcext:value-type="float">
            <text:p>12570428</text:p>
          </table:table-cell>
          <table:table-cell table:formula="of:=[.B18]/(90000*300)" office:value-type="float" office:value="0.465571407407407" calcext:value-type="float">
            <text:p>0,465571407407407</text:p>
          </table:table-cell>
          <table:table-cell table:formula="of:=[.C18]*44100" office:value-type="float" office:value="20531.6990666667" calcext:value-type="float">
            <text:p>20531,6990666667</text:p>
          </table:table-cell>
          <table:table-cell table:formula="of:=[.B18]/300" office:value-type="float" office:value="41901.4266666667" calcext:value-type="float">
            <text:p>41901,4266666667</text:p>
          </table:table-cell>
          <table:table-cell table:formula="of:=[.B18]-ROUNDDOWN([.E18])*300" office:value-type="float" office:value="128" calcext:value-type="float">
            <text:p>128</text:p>
          </table:table-cell>
          <table:table-cell table:number-columns-repeated="2"/>
          <table:table-cell office:value-type="float" office:value="32094" calcext:value-type="float">
            <text:p>32094</text:p>
          </table:table-cell>
          <table:table-cell office:value-type="float" office:value="32038" calcext:value-type="float">
            <text:p>32038</text:p>
          </table:table-cell>
          <table:table-cell office:value-type="float" office:value="43" calcext:value-type="float">
            <text:p>43</text:p>
          </table:table-cell>
          <table:table-cell table:formula="of:=SUM([.$K$1:.K18])" office:value-type="float" office:value="752" calcext:value-type="float">
            <text:p>752</text:p>
          </table:table-cell>
          <table:table-cell table:formula="of:=[.I18]+[.L17]" office:value-type="float" office:value="32803" calcext:value-type="float">
            <text:p>32803</text:p>
          </table:table-cell>
          <table:table-cell table:formula="of:=[.A18]*2048-[.L17]-[.J18]" office:value-type="float" office:value="21" calcext:value-type="float">
            <text:p>21</text:p>
          </table:table-cell>
          <table:table-cell table:formula="of:=[.M18]-[.A18]*2048" office:value-type="float" office:value="35" calcext:value-type="float">
            <text:p>35</text:p>
          </table:table-cell>
          <table:table-cell office:value-type="float" office:value="20560" calcext:value-type="float">
            <text:p>20560</text:p>
          </table:table-cell>
          <table:table-cell table:formula="of:=[.P18]-40" office:value-type="float" office:value="20520" calcext:value-type="float">
            <text:p>20520</text:p>
          </table:table-cell>
          <table:table-cell table:number-columns-repeated="10"/>
          <table:table-cell table:formula="of:=[.Q18]/40" office:value-type="float" office:value="513" calcext:value-type="float">
            <text:p>513</text:p>
          </table:table-cell>
          <table:table-cell table:formula="of:=[.N18]/([.N18]+[.O18])*240" office:value-type="float" office:value="90" calcext:value-type="float">
            <text:p>90</text:p>
          </table:table-cell>
          <table:table-cell table:formula="of:=[.AC18]/(6*44100)*90000" office:value-type="float" office:value="30.6122448979592" calcext:value-type="float">
            <text:p>30,6122448979592</text:p>
          </table:table-cell>
          <table:table-cell table:formula="of:=[.AD18]*300" office:value-type="float" office:value="9183.67346938776" calcext:value-type="float">
            <text:p>9183,67346938776</text:p>
          </table:table-cell>
          <table:table-cell table:formula="of:=[.Q18]/44100" office:value-type="float" office:value="0.46530612244898" calcext:value-type="float">
            <text:p>0,46530612244898</text:p>
          </table:table-cell>
          <table:table-cell table:formula="of:=ROUNDDOWN([.AF18]*90000*300)" office:value-type="float" office:value="12563265" calcext:value-type="float">
            <text:p>12563265</text:p>
          </table:table-cell>
          <table:table-cell/>
          <table:table-cell table:formula="of:=[.AG18]/300" office:value-type="float" office:value="41877.55" calcext:value-type="float">
            <text:p>41877,55</text:p>
          </table:table-cell>
          <table:table-cell table:formula="of:=[.AG18]+[.$AT$7]" office:value-type="float" office:value="12570603" calcext:value-type="float">
            <text:p>12570603</text:p>
          </table:table-cell>
          <table:table-cell table:formula="of:=ROUNDDOWN([.AI18])+24" office:value-type="float" office:value="41901" calcext:value-type="float">
            <text:p>41901</text:p>
          </table:table-cell>
          <table:table-cell table:formula="of:=[.AJ18]/300" office:value-type="float" office:value="41902.01" calcext:value-type="float">
            <text:p>41902,01</text:p>
          </table:table-cell>
          <table:table-cell table:formula="of:=([.AL18]-ROUNDDOWN([.AL18]))*300" office:value-type="float" office:value="3.00000000061118" calcext:value-type="float">
            <text:p>3,00000000061118</text:p>
          </table:table-cell>
          <table:table-cell table:formula="of:=[.F18]" office:value-type="float" office:value="128" calcext:value-type="float">
            <text:p>128</text:p>
          </table:table-cell>
          <table:table-cell table:formula="of:=ROUNDDOWN([.E18])" office:value-type="float" office:value="41901" calcext:value-type="float">
            <text:p>41901</text:p>
          </table:table-cell>
          <table:table-cell/>
          <table:table-cell table:formula="of:=[.AI18]+[.$AU$7]" office:value-type="float" office:value="41902.0397959184" calcext:value-type="float">
            <text:p>41902,039795918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353921" calcext:value-type="float">
            <text:p>13353921</text:p>
          </table:table-cell>
          <table:table-cell table:formula="of:=[.B19]/(90000*300)" office:value-type="float" office:value="0.494589666666667" calcext:value-type="float">
            <text:p>0,494589666666667</text:p>
          </table:table-cell>
          <table:table-cell table:formula="of:=[.C19]*44100" office:value-type="float" office:value="21811.4043" calcext:value-type="float">
            <text:p>21811,4043</text:p>
          </table:table-cell>
          <table:table-cell table:formula="of:=[.B19]/300" office:value-type="float" office:value="44513.07" calcext:value-type="float">
            <text:p>44513,07</text:p>
          </table:table-cell>
          <table:table-cell table:formula="of:=[.B19]-ROUNDDOWN([.E19])*300" office:value-type="float" office:value="21" calcext:value-type="float">
            <text:p>21</text:p>
          </table:table-cell>
          <table:table-cell table:number-columns-repeated="2"/>
          <table:table-cell office:value-type="float" office:value="34104" calcext:value-type="float">
            <text:p>34104</text:p>
          </table:table-cell>
          <table:table-cell office:value-type="float" office:value="34050" calcext:value-type="float">
            <text:p>34050</text:p>
          </table:table-cell>
          <table:table-cell office:value-type="float" office:value="43" calcext:value-type="float">
            <text:p>43</text:p>
          </table:table-cell>
          <table:table-cell table:formula="of:=SUM([.$K$1:.K19])" office:value-type="float" office:value="795" calcext:value-type="float">
            <text:p>795</text:p>
          </table:table-cell>
          <table:table-cell table:formula="of:=[.I19]+[.L18]" office:value-type="float" office:value="34856" calcext:value-type="float">
            <text:p>34856</text:p>
          </table:table-cell>
          <table:table-cell table:formula="of:=[.A19]*2048-[.L18]-[.J19]" office:value-type="float" office:value="14" calcext:value-type="float">
            <text:p>14</text:p>
          </table:table-cell>
          <table:table-cell table:formula="of:=[.M19]-[.A19]*2048" office:value-type="float" office:value="40" calcext:value-type="float">
            <text:p>40</text:p>
          </table:table-cell>
          <table:table-cell office:value-type="float" office:value="21840" calcext:value-type="float">
            <text:p>21840</text:p>
          </table:table-cell>
          <table:table-cell table:formula="of:=[.P19]-40" office:value-type="float" office:value="21800" calcext:value-type="float">
            <text:p>21800</text:p>
          </table:table-cell>
          <table:table-cell table:number-columns-repeated="10"/>
          <table:table-cell table:formula="of:=[.Q19]/40" office:value-type="float" office:value="545" calcext:value-type="float">
            <text:p>545</text:p>
          </table:table-cell>
          <table:table-cell table:formula="of:=[.N19]/([.N19]+[.O19])*240" office:value-type="float" office:value="62.2222222222222" calcext:value-type="float">
            <text:p>62,2222222222222</text:p>
          </table:table-cell>
          <table:table-cell table:formula="of:=[.AC19]/(6*44100)*90000" office:value-type="float" office:value="21.1640211640212" calcext:value-type="float">
            <text:p>21,1640211640212</text:p>
          </table:table-cell>
          <table:table-cell table:formula="of:=[.AD19]*300" office:value-type="float" office:value="6349.20634920635" calcext:value-type="float">
            <text:p>6349,20634920635</text:p>
          </table:table-cell>
          <table:table-cell table:formula="of:=[.Q19]/44100" office:value-type="float" office:value="0.494331065759637" calcext:value-type="float">
            <text:p>0,494331065759637</text:p>
          </table:table-cell>
          <table:table-cell table:formula="of:=ROUNDDOWN([.AF19]*90000*300)" office:value-type="float" office:value="13346938" calcext:value-type="float">
            <text:p>13346938</text:p>
          </table:table-cell>
          <table:table-cell/>
          <table:table-cell table:formula="of:=[.AG19]/300" office:value-type="float" office:value="44489.7933333333" calcext:value-type="float">
            <text:p>44489,7933333333</text:p>
          </table:table-cell>
          <table:table-cell table:formula="of:=[.AG19]+[.$AT$7]" office:value-type="float" office:value="13354276" calcext:value-type="float">
            <text:p>13354276</text:p>
          </table:table-cell>
          <table:table-cell table:formula="of:=ROUNDDOWN([.AI19])+24" office:value-type="float" office:value="44513" calcext:value-type="float">
            <text:p>44513</text:p>
          </table:table-cell>
          <table:table-cell table:formula="of:=[.AJ19]/300" office:value-type="float" office:value="44514.2533333333" calcext:value-type="float">
            <text:p>44514,2533333333</text:p>
          </table:table-cell>
          <table:table-cell table:formula="of:=([.AL19]-ROUNDDOWN([.AL19]))*300" office:value-type="float" office:value="76.0000000002037" calcext:value-type="float">
            <text:p>76,0000000002037</text:p>
          </table:table-cell>
          <table:table-cell table:formula="of:=[.F19]" office:value-type="float" office:value="21" calcext:value-type="float">
            <text:p>21</text:p>
          </table:table-cell>
          <table:table-cell table:formula="of:=ROUNDDOWN([.E19])" office:value-type="float" office:value="44513" calcext:value-type="float">
            <text:p>44513</text:p>
          </table:table-cell>
          <table:table-cell/>
          <table:table-cell table:formula="of:=[.AI19]+[.$AU$7]" office:value-type="float" office:value="44514.2831292517" calcext:value-type="float">
            <text:p>44514,28312925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137457" calcext:value-type="float">
            <text:p>14137457</text:p>
          </table:table-cell>
          <table:table-cell table:formula="of:=[.B20]/(90000*300)" office:value-type="float" office:value="0.523609518518519" calcext:value-type="float">
            <text:p>0,523609518518519</text:p>
          </table:table-cell>
          <table:table-cell table:formula="of:=[.C20]*44100" office:value-type="float" office:value="23091.1797666667" calcext:value-type="float">
            <text:p>23091,1797666667</text:p>
          </table:table-cell>
          <table:table-cell table:formula="of:=[.B20]/300" office:value-type="float" office:value="47124.8566666667" calcext:value-type="float">
            <text:p>47124,8566666667</text:p>
          </table:table-cell>
          <table:table-cell table:formula="of:=[.B20]-ROUNDDOWN([.E20])*300" office:value-type="float" office:value="257" calcext:value-type="float">
            <text:p>257</text:p>
          </table:table-cell>
          <table:table-cell table:number-columns-repeated="2"/>
          <table:table-cell office:value-type="float" office:value="36112" calcext:value-type="float">
            <text:p>36112</text:p>
          </table:table-cell>
          <table:table-cell office:value-type="float" office:value="36060" calcext:value-type="float">
            <text:p>36060</text:p>
          </table:table-cell>
          <table:table-cell office:value-type="float" office:value="43" calcext:value-type="float">
            <text:p>43</text:p>
          </table:table-cell>
          <table:table-cell table:formula="of:=SUM([.$K$1:.K20])" office:value-type="float" office:value="838" calcext:value-type="float">
            <text:p>838</text:p>
          </table:table-cell>
          <table:table-cell table:formula="of:=[.I20]+[.L19]" office:value-type="float" office:value="36907" calcext:value-type="float">
            <text:p>36907</text:p>
          </table:table-cell>
          <table:table-cell table:formula="of:=[.A20]*2048-[.L19]-[.J20]" office:value-type="float" office:value="9" calcext:value-type="float">
            <text:p>9</text:p>
          </table:table-cell>
          <table:table-cell table:formula="of:=[.M20]-[.A20]*2048" office:value-type="float" office:value="43" calcext:value-type="float">
            <text:p>43</text:p>
          </table:table-cell>
          <table:table-cell office:value-type="float" office:value="23120" calcext:value-type="float">
            <text:p>23120</text:p>
          </table:table-cell>
          <table:table-cell table:formula="of:=[.P20]-40" office:value-type="float" office:value="23080" calcext:value-type="float">
            <text:p>23080</text:p>
          </table:table-cell>
          <table:table-cell table:number-columns-repeated="10"/>
          <table:table-cell table:formula="of:=[.Q20]/40" office:value-type="float" office:value="577" calcext:value-type="float">
            <text:p>577</text:p>
          </table:table-cell>
          <table:table-cell table:formula="of:=[.N20]/([.N20]+[.O20])*240" office:value-type="float" office:value="41.5384615384615" calcext:value-type="float">
            <text:p>41,5384615384615</text:p>
          </table:table-cell>
          <table:table-cell table:formula="of:=[.AC20]/(6*44100)*90000" office:value-type="float" office:value="14.1287284144427" calcext:value-type="float">
            <text:p>14,1287284144427</text:p>
          </table:table-cell>
          <table:table-cell table:formula="of:=[.AD20]*300" office:value-type="float" office:value="4238.61852433281" calcext:value-type="float">
            <text:p>4238,61852433281</text:p>
          </table:table-cell>
          <table:table-cell table:formula="of:=[.Q20]/44100" office:value-type="float" office:value="0.523356009070295" calcext:value-type="float">
            <text:p>0,523356009070295</text:p>
          </table:table-cell>
          <table:table-cell table:formula="of:=ROUNDDOWN([.AF20]*90000*300)" office:value-type="float" office:value="14130612" calcext:value-type="float">
            <text:p>14130612</text:p>
          </table:table-cell>
          <table:table-cell/>
          <table:table-cell table:formula="of:=[.AG20]/300" office:value-type="float" office:value="47102.04" calcext:value-type="float">
            <text:p>47102,04</text:p>
          </table:table-cell>
          <table:table-cell table:formula="of:=[.AG20]+[.$AT$7]" office:value-type="float" office:value="14137950" calcext:value-type="float">
            <text:p>14137950</text:p>
          </table:table-cell>
          <table:table-cell table:formula="of:=ROUNDDOWN([.AI20])+24" office:value-type="float" office:value="47126" calcext:value-type="float">
            <text:p>47126</text:p>
          </table:table-cell>
          <table:table-cell table:formula="of:=[.AJ20]/300" office:value-type="float" office:value="47126.5" calcext:value-type="float">
            <text:p>47126,5</text:p>
          </table:table-cell>
          <table:table-cell table:formula="of:=([.AL20]-ROUNDDOWN([.AL20]))*300" office:value-type="float" office:value="150" calcext:value-type="float">
            <text:p>150</text:p>
          </table:table-cell>
          <table:table-cell table:formula="of:=[.F20]" office:value-type="float" office:value="257" calcext:value-type="float">
            <text:p>257</text:p>
          </table:table-cell>
          <table:table-cell table:formula="of:=ROUNDDOWN([.E20])" office:value-type="float" office:value="47124" calcext:value-type="float">
            <text:p>47124</text:p>
          </table:table-cell>
          <table:table-cell/>
          <table:table-cell table:formula="of:=[.AI20]+[.$AU$7]" office:value-type="float" office:value="47126.5297959184" calcext:value-type="float">
            <text:p>47126,529795918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897593" calcext:value-type="float">
            <text:p>14897593</text:p>
          </table:table-cell>
          <table:table-cell table:formula="of:=[.B21]/(90000*300)" office:value-type="float" office:value="0.551762703703704" calcext:value-type="float">
            <text:p>0,551762703703704</text:p>
          </table:table-cell>
          <table:table-cell table:formula="of:=[.C21]*44100" office:value-type="float" office:value="24332.7352333333" calcext:value-type="float">
            <text:p>24332,7352333333</text:p>
          </table:table-cell>
          <table:table-cell table:formula="of:=[.B21]/300" office:value-type="float" office:value="49658.6433333333" calcext:value-type="float">
            <text:p>49658,6433333333</text:p>
          </table:table-cell>
          <table:table-cell table:formula="of:=[.B21]-ROUNDDOWN([.E21])*300" office:value-type="float" office:value="193" calcext:value-type="float">
            <text:p>193</text:p>
          </table:table-cell>
          <table:table-cell table:number-columns-repeated="2"/>
          <table:table-cell office:value-type="float" office:value="38078" calcext:value-type="float">
            <text:p>38078</text:p>
          </table:table-cell>
          <table:table-cell office:value-type="float" office:value="38022" calcext:value-type="float">
            <text:p>38022</text:p>
          </table:table-cell>
          <table:table-cell office:value-type="float" office:value="43" calcext:value-type="float">
            <text:p>43</text:p>
          </table:table-cell>
          <table:table-cell table:formula="of:=SUM([.$K$1:.K21])" office:value-type="float" office:value="881" calcext:value-type="float">
            <text:p>881</text:p>
          </table:table-cell>
          <table:table-cell table:formula="of:=[.I21]+[.L20]" office:value-type="float" office:value="38916" calcext:value-type="float">
            <text:p>38916</text:p>
          </table:table-cell>
          <table:table-cell table:formula="of:=[.A21]*2048-[.L20]-[.J21]" office:value-type="float" office:value="52" calcext:value-type="float">
            <text:p>52</text:p>
          </table:table-cell>
          <table:table-cell table:formula="of:=[.M21]-[.A21]*2048" office:value-type="float" office:value="4" calcext:value-type="float">
            <text:p>4</text:p>
          </table:table-cell>
          <table:table-cell office:value-type="float" office:value="24360" calcext:value-type="float">
            <text:p>24360</text:p>
          </table:table-cell>
          <table:table-cell table:formula="of:=[.P21]-40" office:value-type="float" office:value="24320" calcext:value-type="float">
            <text:p>24320</text:p>
          </table:table-cell>
          <table:table-cell table:number-columns-repeated="10"/>
          <table:table-cell table:formula="of:=[.Q21]/40" office:value-type="float" office:value="608" calcext:value-type="float">
            <text:p>608</text:p>
          </table:table-cell>
          <table:table-cell table:formula="of:=[.N21]/([.N21]+[.O21])*240" office:value-type="float" office:value="222.857142857143" calcext:value-type="float">
            <text:p>222,857142857143</text:p>
          </table:table-cell>
          <table:table-cell table:formula="of:=[.AC21]/(6*44100)*90000" office:value-type="float" office:value="75.801749271137" calcext:value-type="float">
            <text:p>75,801749271137</text:p>
          </table:table-cell>
          <table:table-cell table:formula="of:=[.AD21]*300" office:value-type="float" office:value="22740.5247813411" calcext:value-type="float">
            <text:p>22740,5247813411</text:p>
          </table:table-cell>
          <table:table-cell table:formula="of:=[.Q21]/44100" office:value-type="float" office:value="0.551473922902494" calcext:value-type="float">
            <text:p>0,551473922902494</text:p>
          </table:table-cell>
          <table:table-cell table:formula="of:=ROUNDDOWN([.AF21]*90000*300)" office:value-type="float" office:value="14889795" calcext:value-type="float">
            <text:p>14889795</text:p>
          </table:table-cell>
          <table:table-cell/>
          <table:table-cell table:formula="of:=[.AG21]/300" office:value-type="float" office:value="49632.65" calcext:value-type="float">
            <text:p>49632,65</text:p>
          </table:table-cell>
          <table:table-cell table:formula="of:=[.AG21]+[.$AT$7]" office:value-type="float" office:value="14897133" calcext:value-type="float">
            <text:p>14897133</text:p>
          </table:table-cell>
          <table:table-cell table:formula="of:=ROUNDDOWN([.AI21])+24" office:value-type="float" office:value="49656" calcext:value-type="float">
            <text:p>49656</text:p>
          </table:table-cell>
          <table:table-cell table:formula="of:=[.AJ21]/300" office:value-type="float" office:value="49657.11" calcext:value-type="float">
            <text:p>49657,11</text:p>
          </table:table-cell>
          <table:table-cell table:formula="of:=([.AI21]-ROUNDDOWN([.AI21]))*300" office:value-type="float" office:value="195.000000000437" calcext:value-type="float">
            <text:p>195,000000000437</text:p>
          </table:table-cell>
          <table:table-cell table:formula="of:=[.F21]" office:value-type="float" office:value="193" calcext:value-type="float">
            <text:p>193</text:p>
          </table:table-cell>
          <table:table-cell table:formula="of:=ROUNDDOWN([.E21])" office:value-type="float" office:value="49658" calcext:value-type="float">
            <text:p>4965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607585" calcext:value-type="float">
            <text:p>15607585</text:p>
          </table:table-cell>
          <table:table-cell table:formula="of:=[.B22]/(90000*300)" office:value-type="float" office:value="0.578058703703704" calcext:value-type="float">
            <text:p>0,578058703703704</text:p>
          </table:table-cell>
          <table:table-cell table:formula="of:=[.C22]*44100" office:value-type="float" office:value="25492.3888333333" calcext:value-type="float">
            <text:p>25492,3888333333</text:p>
          </table:table-cell>
          <table:table-cell table:formula="of:=[.B22]/300" office:value-type="float" office:value="52025.2833333333" calcext:value-type="float">
            <text:p>52025,2833333333</text:p>
          </table:table-cell>
          <table:table-cell table:formula="of:=[.B22]-ROUNDDOWN([.E22])*300" office:value-type="float" office:value="85" calcext:value-type="float">
            <text:p>85</text:p>
          </table:table-cell>
          <table:table-cell table:number-columns-repeated="2"/>
          <table:table-cell office:value-type="float" office:value="40088" calcext:value-type="float">
            <text:p>40088</text:p>
          </table:table-cell>
          <table:table-cell office:value-type="float" office:value="40014" calcext:value-type="float">
            <text:p>40014</text:p>
          </table:table-cell>
          <table:table-cell office:value-type="float" office:value="43" calcext:value-type="float">
            <text:p>43</text:p>
          </table:table-cell>
          <table:table-cell table:formula="of:=SUM([.$K$1:.K22])" office:value-type="float" office:value="924" calcext:value-type="float">
            <text:p>924</text:p>
          </table:table-cell>
          <table:table-cell table:formula="of:=[.I22]+[.L21]" office:value-type="float" office:value="40969" calcext:value-type="float">
            <text:p>40969</text:p>
          </table:table-cell>
          <table:table-cell table:formula="of:=[.A22]*2048-[.L21]-[.J22]" office:value-type="float" office:value="65" calcext:value-type="float">
            <text:p>65</text:p>
          </table:table-cell>
          <table:table-cell table:formula="of:=[.M22]-[.A22]*2048" office:value-type="float" office:value="9" calcext:value-type="float">
            <text:p>9</text:p>
          </table:table-cell>
          <table:table-cell office:value-type="float" office:value="25520" calcext:value-type="float">
            <text:p>25520</text:p>
          </table:table-cell>
          <table:table-cell table:formula="of:=[.P22]-40" office:value-type="float" office:value="25480" calcext:value-type="float">
            <text:p>25480</text:p>
          </table:table-cell>
          <table:table-cell table:number-columns-repeated="14"/>
          <table:table-cell table:formula="of:=[.Q22]/44100" office:value-type="float" office:value="0.577777777777778" calcext:value-type="float">
            <text:p>0,577777777777778</text:p>
          </table:table-cell>
          <table:table-cell table:formula="of:=ROUNDDOWN([.AF22]*90000*300)" office:value-type="float" office:value="15600000" calcext:value-type="float">
            <text:p>15600000</text:p>
          </table:table-cell>
          <table:table-cell/>
          <table:table-cell table:formula="of:=[.AG22]/300" office:value-type="float" office:value="52000" calcext:value-type="float">
            <text:p>52000</text:p>
          </table:table-cell>
          <table:table-cell table:formula="of:=[.AG22]+[.$AT$7]" office:value-type="float" office:value="15607338" calcext:value-type="float">
            <text:p>15607338</text:p>
          </table:table-cell>
          <table:table-cell table:formula="of:=ROUNDDOWN([.AI22])+24" office:value-type="float" office:value="52024" calcext:value-type="float">
            <text:p>52024</text:p>
          </table:table-cell>
          <table:table-cell table:formula="of:=[.AJ22]/300" office:value-type="float" office:value="52024.46" calcext:value-type="float">
            <text:p>52024,46</text:p>
          </table:table-cell>
          <table:table-cell table:formula="of:=([.AI22]-ROUNDDOWN([.AI22]))*300" office:value-type="float" office:value="0" calcext:value-type="float">
            <text:p>0</text:p>
          </table:table-cell>
          <table:table-cell table:formula="of:=[.F22]" office:value-type="float" office:value="85" calcext:value-type="float">
            <text:p>85</text:p>
          </table:table-cell>
          <table:table-cell table:formula="of:=ROUNDDOWN([.E22])" office:value-type="float" office:value="52025" calcext:value-type="float">
            <text:p>5202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144135" calcext:value-type="float">
            <text:p>16144135</text:p>
          </table:table-cell>
          <table:table-cell table:formula="of:=[.B23]/(90000*300)" office:value-type="float" office:value="0.597930925925926" calcext:value-type="float">
            <text:p>0,597930925925926</text:p>
          </table:table-cell>
          <table:table-cell table:formula="of:=[.C23]*44100" office:value-type="float" office:value="26368.7538333333" calcext:value-type="float">
            <text:p>26368,7538333333</text:p>
          </table:table-cell>
          <table:table-cell table:formula="of:=[.B23]/300" office:value-type="float" office:value="53813.7833333333" calcext:value-type="float">
            <text:p>53813,7833333333</text:p>
          </table:table-cell>
          <table:table-cell table:formula="of:=[.B23]-ROUNDDOWN([.E23])*300" office:value-type="float" office:value="235" calcext:value-type="float">
            <text:p>235</text:p>
          </table:table-cell>
          <table:table-cell table:number-columns-repeated="2"/>
          <table:table-cell office:value-type="float" office:value="42084" calcext:value-type="float">
            <text:p>42084</text:p>
          </table:table-cell>
          <table:table-cell office:value-type="float" office:value="41970" calcext:value-type="float">
            <text:p>41970</text:p>
          </table:table-cell>
          <table:table-cell office:value-type="float" office:value="43" calcext:value-type="float">
            <text:p>43</text:p>
          </table:table-cell>
          <table:table-cell table:formula="of:=SUM([.$K$1:.K23])" office:value-type="float" office:value="967" calcext:value-type="float">
            <text:p>967</text:p>
          </table:table-cell>
          <table:table-cell table:formula="of:=[.I23]+[.L22]" office:value-type="float" office:value="43008" calcext:value-type="float">
            <text:p>43008</text:p>
          </table:table-cell>
          <table:table-cell table:formula="of:=[.A23]*2048-[.L22]-[.J23]" office:value-type="float" office:value="114" calcext:value-type="float">
            <text:p>114</text:p>
          </table:table-cell>
          <table:table-cell table:formula="of:=[.M23]-[.A23]*2048" office:value-type="float" office:value="0" calcext:value-type="float">
            <text:p>0</text:p>
          </table:table-cell>
          <table:table-cell office:value-type="float" office:value="26360" calcext:value-type="float">
            <text:p>26360</text:p>
          </table:table-cell>
          <table:table-cell table:formula="of:=[.P23]-40" office:value-type="float" office:value="26320" calcext:value-type="float">
            <text:p>26320</text:p>
          </table:table-cell>
          <table:table-cell table:number-columns-repeated="14"/>
          <table:table-cell table:formula="of:=[.Q23]/44100" office:value-type="float" office:value="0.596825396825397" calcext:value-type="float">
            <text:p>0,596825396825397</text:p>
          </table:table-cell>
          <table:table-cell table:formula="of:=ROUNDDOWN([.AF23]*90000*300)" office:value-type="float" office:value="16114285" calcext:value-type="float">
            <text:p>16114285</text:p>
          </table:table-cell>
          <table:table-cell/>
          <table:table-cell table:formula="of:=[.AG23]/300" office:value-type="float" office:value="53714.2833333333" calcext:value-type="float">
            <text:p>53714,2833333333</text:p>
          </table:table-cell>
          <table:table-cell table:formula="of:=[.AG23]+[.$AT$7]" office:value-type="float" office:value="16121623" calcext:value-type="float">
            <text:p>16121623</text:p>
          </table:table-cell>
          <table:table-cell table:formula="of:=ROUNDDOWN([.AI23])+24" office:value-type="float" office:value="53738" calcext:value-type="float">
            <text:p>53738</text:p>
          </table:table-cell>
          <table:table-cell table:formula="of:=[.AJ23]/300" office:value-type="float" office:value="53738.7433333333" calcext:value-type="float">
            <text:p>53738,7433333333</text:p>
          </table:table-cell>
          <table:table-cell table:formula="of:=([.AI23]-ROUNDDOWN([.AI23]))*300" office:value-type="float" office:value="84.9999999998545" calcext:value-type="float">
            <text:p>84,9999999998545</text:p>
          </table:table-cell>
          <table:table-cell table:formula="of:=[.F23]" office:value-type="float" office:value="235" calcext:value-type="float">
            <text:p>235</text:p>
          </table:table-cell>
          <table:table-cell table:formula="of:=ROUNDDOWN([.E23])" office:value-type="float" office:value="53813" calcext:value-type="float">
            <text:p>5381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560600" calcext:value-type="float">
            <text:p>16560600</text:p>
          </table:table-cell>
          <table:table-cell table:formula="of:=[.B24]/(90000*300)" office:value-type="float" office:value="0.613355555555556" calcext:value-type="float">
            <text:p>0,613355555555556</text:p>
          </table:table-cell>
          <table:table-cell table:formula="of:=[.C24]*44100" office:value-type="float" office:value="27048.98" calcext:value-type="float">
            <text:p>27048,98</text:p>
          </table:table-cell>
          <table:table-cell table:formula="of:=[.B24]/300" office:value-type="float" office:value="55202" calcext:value-type="float">
            <text:p>55202</text:p>
          </table:table-cell>
          <table:table-cell table:formula="of:=[.B24]-ROUNDDOWN([.E24])*300" office:value-type="float" office:value="0" calcext:value-type="float">
            <text:p>0</text:p>
          </table:table-cell>
          <table:table-cell table:number-columns-repeated="2"/>
          <table:table-cell office:value-type="float" office:value="44200" calcext:value-type="float">
            <text:p>44200</text:p>
          </table:table-cell>
          <table:table-cell office:value-type="float" office:value="44022" calcext:value-type="float">
            <text:p>44022</text:p>
          </table:table-cell>
          <table:table-cell office:value-type="float" office:value="43" calcext:value-type="float">
            <text:p>43</text:p>
          </table:table-cell>
          <table:table-cell table:formula="of:=SUM([.$K$1:.K24])" office:value-type="float" office:value="1010" calcext:value-type="float">
            <text:p>1010</text:p>
          </table:table-cell>
          <table:table-cell table:formula="of:=[.I24]+[.L23]" office:value-type="float" office:value="45167" calcext:value-type="float">
            <text:p>45167</text:p>
          </table:table-cell>
          <table:table-cell table:formula="of:=[.A24]*2048-[.L23]-[.J24]" office:value-type="float" office:value="67" calcext:value-type="float">
            <text:p>67</text:p>
          </table:table-cell>
          <table:table-cell table:formula="of:=[.M24]-[.A24]*2048" office:value-type="float" office:value="111" calcext:value-type="float">
            <text:p>111</text:p>
          </table:table-cell>
          <table:table-cell office:value-type="float" office:value="27080" calcext:value-type="float">
            <text:p>27080</text:p>
          </table:table-cell>
          <table:table-cell table:formula="of:=[.P24]-40" office:value-type="float" office:value="27040" calcext:value-type="float">
            <text:p>27040</text:p>
          </table:table-cell>
          <table:table-cell table:number-columns-repeated="14"/>
          <table:table-cell table:formula="of:=[.Q24]/44100" office:value-type="float" office:value="0.613151927437642" calcext:value-type="float">
            <text:p>0,613151927437642</text:p>
          </table:table-cell>
          <table:table-cell table:formula="of:=ROUNDDOWN([.AF24]*90000*300)" office:value-type="float" office:value="16555102" calcext:value-type="float">
            <text:p>16555102</text:p>
          </table:table-cell>
          <table:table-cell/>
          <table:table-cell table:formula="of:=[.AG24]/300" office:value-type="float" office:value="55183.6733333333" calcext:value-type="float">
            <text:p>55183,6733333333</text:p>
          </table:table-cell>
          <table:table-cell table:formula="of:=[.AG24]+[.$AT$7]" office:value-type="float" office:value="16562440" calcext:value-type="float">
            <text:p>16562440</text:p>
          </table:table-cell>
          <table:table-cell table:formula="of:=ROUNDDOWN([.AI24])+24" office:value-type="float" office:value="55207" calcext:value-type="float">
            <text:p>55207</text:p>
          </table:table-cell>
          <table:table-cell table:formula="of:=[.AJ24]/300" office:value-type="float" office:value="55208.1333333333" calcext:value-type="float">
            <text:p>55208,1333333333</text:p>
          </table:table-cell>
          <table:table-cell table:formula="of:=([.AI24]-ROUNDDOWN([.AI24]))*300" office:value-type="float" office:value="201.99999999968" calcext:value-type="float">
            <text:p>201,99999999968</text:p>
          </table:table-cell>
          <table:table-cell table:formula="of:=[.F24]" office:value-type="float" office:value="0" calcext:value-type="float">
            <text:p>0</text:p>
          </table:table-cell>
          <table:table-cell table:formula="of:=ROUNDDOWN([.E24])" office:value-type="float" office:value="55202" calcext:value-type="float">
            <text:p>5520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979164" calcext:value-type="float">
            <text:p>16979164</text:p>
          </table:table-cell>
          <table:table-cell table:formula="of:=[.B25]/(90000*300)" office:value-type="float" office:value="0.628857925925926" calcext:value-type="float">
            <text:p>0,628857925925926</text:p>
          </table:table-cell>
          <table:table-cell table:formula="of:=[.C25]*44100" office:value-type="float" office:value="27732.6345333333" calcext:value-type="float">
            <text:p>27732,6345333333</text:p>
          </table:table-cell>
          <table:table-cell table:formula="of:=[.B25]/300" office:value-type="float" office:value="56597.2133333333" calcext:value-type="float">
            <text:p>56597,2133333333</text:p>
          </table:table-cell>
          <table:table-cell table:formula="of:=[.B25]-ROUNDDOWN([.E25])*300" office:value-type="float" office:value="64" calcext:value-type="float">
            <text:p>64</text:p>
          </table:table-cell>
          <table:table-cell table:number-columns-repeated="2"/>
          <table:table-cell office:value-type="float" office:value="46104" calcext:value-type="float">
            <text:p>46104</text:p>
          </table:table-cell>
          <table:table-cell office:value-type="float" office:value="45998" calcext:value-type="float">
            <text:p>45998</text:p>
          </table:table-cell>
          <table:table-cell office:value-type="float" office:value="43" calcext:value-type="float">
            <text:p>43</text:p>
          </table:table-cell>
          <table:table-cell table:formula="of:=SUM([.$K$1:.K25])" office:value-type="float" office:value="1053" calcext:value-type="float">
            <text:p>1053</text:p>
          </table:table-cell>
          <table:table-cell table:formula="of:=[.I25]+[.L24]" office:value-type="float" office:value="47114" calcext:value-type="float">
            <text:p>47114</text:p>
          </table:table-cell>
          <table:table-cell table:formula="of:=[.A25]*2048-[.L24]-[.J25]" office:value-type="float" office:value="96" calcext:value-type="float">
            <text:p>96</text:p>
          </table:table-cell>
          <table:table-cell table:formula="of:=[.M25]-[.A25]*2048" office:value-type="float" office:value="10" calcext:value-type="float">
            <text:p>10</text:p>
          </table:table-cell>
          <table:table-cell office:value-type="float" office:value="27760" calcext:value-type="float">
            <text:p>27760</text:p>
          </table:table-cell>
          <table:table-cell table:formula="of:=[.P25]-40" office:value-type="float" office:value="27720" calcext:value-type="float">
            <text:p>27720</text:p>
          </table:table-cell>
          <table:table-cell table:number-columns-repeated="14"/>
          <table:table-cell table:formula="of:=[.Q25]/44100" office:value-type="float" office:value="0.628571428571429" calcext:value-type="float">
            <text:p>0,628571428571429</text:p>
          </table:table-cell>
          <table:table-cell table:formula="of:=ROUNDDOWN([.AF25]*90000*300)" office:value-type="float" office:value="16971428" calcext:value-type="float">
            <text:p>16971428</text:p>
          </table:table-cell>
          <table:table-cell/>
          <table:table-cell table:formula="of:=[.AG25]/300" office:value-type="float" office:value="56571.4266666667" calcext:value-type="float">
            <text:p>56571,4266666667</text:p>
          </table:table-cell>
          <table:table-cell table:formula="of:=[.AG25]+[.$AT$7]" office:value-type="float" office:value="16978766" calcext:value-type="float">
            <text:p>16978766</text:p>
          </table:table-cell>
          <table:table-cell table:formula="of:=ROUNDDOWN([.AI25])+24" office:value-type="float" office:value="56595" calcext:value-type="float">
            <text:p>56595</text:p>
          </table:table-cell>
          <table:table-cell table:formula="of:=[.AJ25]/300" office:value-type="float" office:value="56595.8866666667" calcext:value-type="float">
            <text:p>56595,8866666667</text:p>
          </table:table-cell>
          <table:table-cell table:formula="of:=([.AI25]-ROUNDDOWN([.AI25]))*300" office:value-type="float" office:value="127.999999999884" calcext:value-type="float">
            <text:p>127,999999999884</text:p>
          </table:table-cell>
          <table:table-cell table:formula="of:=[.F25]" office:value-type="float" office:value="64" calcext:value-type="float">
            <text:p>64</text:p>
          </table:table-cell>
          <table:table-cell table:formula="of:=ROUNDDOWN([.E25])" office:value-type="float" office:value="56597" calcext:value-type="float">
            <text:p>5659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419157" calcext:value-type="float">
            <text:p>17419157</text:p>
          </table:table-cell>
          <table:table-cell table:formula="of:=[.B26]/(90000*300)" office:value-type="float" office:value="0.645153962962963" calcext:value-type="float">
            <text:p>0,645153962962963</text:p>
          </table:table-cell>
          <table:table-cell table:formula="of:=[.C26]*44100" office:value-type="float" office:value="28451.2897666667" calcext:value-type="float">
            <text:p>28451,2897666667</text:p>
          </table:table-cell>
          <table:table-cell table:formula="of:=[.B26]/300" office:value-type="float" office:value="58063.8566666667" calcext:value-type="float">
            <text:p>58063,8566666667</text:p>
          </table:table-cell>
          <table:table-cell table:formula="of:=[.B26]-ROUNDDOWN([.E26])*300" office:value-type="float" office:value="257" calcext:value-type="float">
            <text:p>257</text:p>
          </table:table-cell>
          <table:table-cell table:number-columns-repeated="2"/>
          <table:table-cell office:value-type="float" office:value="48142" calcext:value-type="float">
            <text:p>48142</text:p>
          </table:table-cell>
          <table:table-cell office:value-type="float" office:value="48038" calcext:value-type="float">
            <text:p>48038</text:p>
          </table:table-cell>
          <table:table-cell office:value-type="float" office:value="43" calcext:value-type="float">
            <text:p>43</text:p>
          </table:table-cell>
          <table:table-cell table:formula="of:=SUM([.$K$1:.K26])" office:value-type="float" office:value="1096" calcext:value-type="float">
            <text:p>1096</text:p>
          </table:table-cell>
          <table:table-cell table:formula="of:=[.I26]+[.L25]" office:value-type="float" office:value="49195" calcext:value-type="float">
            <text:p>49195</text:p>
          </table:table-cell>
          <table:table-cell table:formula="of:=[.A26]*2048-[.L25]-[.J26]" office:value-type="float" office:value="61" calcext:value-type="float">
            <text:p>61</text:p>
          </table:table-cell>
          <table:table-cell table:formula="of:=[.M26]-[.A26]*2048" office:value-type="float" office:value="43" calcext:value-type="float">
            <text:p>43</text:p>
          </table:table-cell>
          <table:table-cell office:value-type="float" office:value="28480" calcext:value-type="float">
            <text:p>28480</text:p>
          </table:table-cell>
          <table:table-cell table:formula="of:=[.P26]-40" office:value-type="float" office:value="28440" calcext:value-type="float">
            <text:p>28440</text:p>
          </table:table-cell>
          <table:table-cell table:number-columns-repeated="14"/>
          <table:table-cell table:formula="of:=[.Q26]/44100" office:value-type="float" office:value="0.644897959183673" calcext:value-type="float">
            <text:p>0,644897959183673</text:p>
          </table:table-cell>
          <table:table-cell table:formula="of:=ROUNDDOWN([.AF26]*90000*300)" office:value-type="float" office:value="17412244" calcext:value-type="float">
            <text:p>17412244</text:p>
          </table:table-cell>
          <table:table-cell/>
          <table:table-cell table:formula="of:=[.AG26]/300" office:value-type="float" office:value="58040.8133333333" calcext:value-type="float">
            <text:p>58040,8133333333</text:p>
          </table:table-cell>
          <table:table-cell table:formula="of:=[.AG26]+[.$AT$7]" office:value-type="float" office:value="17419582" calcext:value-type="float">
            <text:p>17419582</text:p>
          </table:table-cell>
          <table:table-cell table:formula="of:=ROUNDDOWN([.AI26])+24" office:value-type="float" office:value="58064" calcext:value-type="float">
            <text:p>58064</text:p>
          </table:table-cell>
          <table:table-cell table:formula="of:=[.AJ26]/300" office:value-type="float" office:value="58065.2733333333" calcext:value-type="float">
            <text:p>58065,2733333333</text:p>
          </table:table-cell>
          <table:table-cell table:formula="of:=([.AI26]-ROUNDDOWN([.AI26]))*300" office:value-type="float" office:value="243.999999999505" calcext:value-type="float">
            <text:p>243,999999999505</text:p>
          </table:table-cell>
          <table:table-cell table:formula="of:=[.F26]" office:value-type="float" office:value="257" calcext:value-type="float">
            <text:p>257</text:p>
          </table:table-cell>
          <table:table-cell table:formula="of:=ROUNDDOWN([.E26])" office:value-type="float" office:value="58063" calcext:value-type="float">
            <text:p>5806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859793" calcext:value-type="float">
            <text:p>17859793</text:p>
          </table:table-cell>
          <table:table-cell table:formula="of:=[.B27]/(90000*300)" office:value-type="float" office:value="0.661473814814815" calcext:value-type="float">
            <text:p>0,661473814814815</text:p>
          </table:table-cell>
          <table:table-cell table:formula="of:=[.C27]*44100" office:value-type="float" office:value="29170.9952333333" calcext:value-type="float">
            <text:p>29170,9952333333</text:p>
          </table:table-cell>
          <table:table-cell table:formula="of:=[.B27]/300" office:value-type="float" office:value="59532.6433333333" calcext:value-type="float">
            <text:p>59532,6433333333</text:p>
          </table:table-cell>
          <table:table-cell table:formula="of:=[.B27]-ROUNDDOWN([.E27])*300" office:value-type="float" office:value="193" calcext:value-type="float">
            <text:p>193</text:p>
          </table:table-cell>
          <table:table-cell table:number-columns-repeated="2"/>
          <table:table-cell office:value-type="float" office:value="50150" calcext:value-type="float">
            <text:p>50150</text:p>
          </table:table-cell>
          <table:table-cell office:value-type="float" office:value="50046" calcext:value-type="float">
            <text:p>50046</text:p>
          </table:table-cell>
          <table:table-cell office:value-type="float" office:value="43" calcext:value-type="float">
            <text:p>43</text:p>
          </table:table-cell>
          <table:table-cell table:formula="of:=SUM([.$K$1:.K27])" office:value-type="float" office:value="1139" calcext:value-type="float">
            <text:p>1139</text:p>
          </table:table-cell>
          <table:table-cell table:formula="of:=[.I27]+[.L26]" office:value-type="float" office:value="51246" calcext:value-type="float">
            <text:p>51246</text:p>
          </table:table-cell>
          <table:table-cell table:formula="of:=[.A27]*2048-[.L26]-[.J27]" office:value-type="float" office:value="58" calcext:value-type="float">
            <text:p>58</text:p>
          </table:table-cell>
          <table:table-cell table:formula="of:=[.M27]-[.A27]*2048" office:value-type="float" office:value="46" calcext:value-type="float">
            <text:p>46</text:p>
          </table:table-cell>
          <table:table-cell office:value-type="float" office:value="29200" calcext:value-type="float">
            <text:p>29200</text:p>
          </table:table-cell>
          <table:table-cell table:formula="of:=[.P27]-40" office:value-type="float" office:value="29160" calcext:value-type="float">
            <text:p>29160</text:p>
          </table:table-cell>
          <table:table-cell table:number-columns-repeated="14"/>
          <table:table-cell table:formula="of:=[.Q27]/44100" office:value-type="float" office:value="0.661224489795918" calcext:value-type="float">
            <text:p>0,661224489795918</text:p>
          </table:table-cell>
          <table:table-cell table:formula="of:=ROUNDDOWN([.AF27]*90000*300)" office:value-type="float" office:value="17853061" calcext:value-type="float">
            <text:p>17853061</text:p>
          </table:table-cell>
          <table:table-cell/>
          <table:table-cell table:formula="of:=[.AG27]/300" office:value-type="float" office:value="59510.2033333333" calcext:value-type="float">
            <text:p>59510,2033333333</text:p>
          </table:table-cell>
          <table:table-cell table:formula="of:=[.AG27]+[.$AT$7]" office:value-type="float" office:value="17860399" calcext:value-type="float">
            <text:p>17860399</text:p>
          </table:table-cell>
          <table:table-cell table:formula="of:=ROUNDDOWN([.AI27])+24" office:value-type="float" office:value="59534" calcext:value-type="float">
            <text:p>59534</text:p>
          </table:table-cell>
          <table:table-cell table:formula="of:=[.AJ27]/300" office:value-type="float" office:value="59534.6633333333" calcext:value-type="float">
            <text:p>59534,6633333333</text:p>
          </table:table-cell>
          <table:table-cell table:formula="of:=([.AI27]-ROUNDDOWN([.AI27]))*300" office:value-type="float" office:value="60.9999999993306" calcext:value-type="float">
            <text:p>60,9999999993306</text:p>
          </table:table-cell>
          <table:table-cell table:formula="of:=[.F27]" office:value-type="float" office:value="193" calcext:value-type="float">
            <text:p>193</text:p>
          </table:table-cell>
          <table:table-cell table:formula="of:=ROUNDDOWN([.E27])" office:value-type="float" office:value="59532" calcext:value-type="float">
            <text:p>5953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301028" calcext:value-type="float">
            <text:p>18301028</text:p>
          </table:table-cell>
          <table:table-cell table:formula="of:=[.B28]/(90000*300)" office:value-type="float" office:value="0.677815851851852" calcext:value-type="float">
            <text:p>0,677815851851852</text:p>
          </table:table-cell>
          <table:table-cell table:formula="of:=[.C28]*44100" office:value-type="float" office:value="29891.6790666667" calcext:value-type="float">
            <text:p>29891,6790666667</text:p>
          </table:table-cell>
          <table:table-cell table:formula="of:=[.B28]/300" office:value-type="float" office:value="61003.4266666667" calcext:value-type="float">
            <text:p>61003,4266666667</text:p>
          </table:table-cell>
          <table:table-cell table:formula="of:=[.B28]-ROUNDDOWN([.E28])*300" office:value-type="float" office:value="128" calcext:value-type="float">
            <text:p>128</text:p>
          </table:table-cell>
          <table:table-cell table:number-columns-repeated="2"/>
          <table:table-cell office:value-type="float" office:value="52144" calcext:value-type="float">
            <text:p>52144</text:p>
          </table:table-cell>
          <table:table-cell office:value-type="float" office:value="52042" calcext:value-type="float">
            <text:p>52042</text:p>
          </table:table-cell>
          <table:table-cell office:value-type="float" office:value="43" calcext:value-type="float">
            <text:p>43</text:p>
          </table:table-cell>
          <table:table-cell table:formula="of:=SUM([.$K$1:.K28])" office:value-type="float" office:value="1182" calcext:value-type="float">
            <text:p>1182</text:p>
          </table:table-cell>
          <table:table-cell table:formula="of:=[.I28]+[.L27]" office:value-type="float" office:value="53283" calcext:value-type="float">
            <text:p>53283</text:p>
          </table:table-cell>
          <table:table-cell table:formula="of:=[.A28]*2048-[.L27]-[.J28]" office:value-type="float" office:value="67" calcext:value-type="float">
            <text:p>67</text:p>
          </table:table-cell>
          <table:table-cell table:formula="of:=[.M28]-[.A28]*2048" office:value-type="float" office:value="35" calcext:value-type="float">
            <text:p>35</text:p>
          </table:table-cell>
          <table:table-cell office:value-type="float" office:value="29920" calcext:value-type="float">
            <text:p>29920</text:p>
          </table:table-cell>
          <table:table-cell table:formula="of:=[.P28]-40" office:value-type="float" office:value="29880" calcext:value-type="float">
            <text:p>29880</text:p>
          </table:table-cell>
          <table:table-cell table:number-columns-repeated="14"/>
          <table:table-cell table:formula="of:=[.Q28]/44100" office:value-type="float" office:value="0.677551020408163" calcext:value-type="float">
            <text:p>0,677551020408163</text:p>
          </table:table-cell>
          <table:table-cell table:formula="of:=ROUNDDOWN([.AF28]*90000*300)" office:value-type="float" office:value="18293877" calcext:value-type="float">
            <text:p>18293877</text:p>
          </table:table-cell>
          <table:table-cell/>
          <table:table-cell table:formula="of:=[.AG28]/300" office:value-type="float" office:value="60979.59" calcext:value-type="float">
            <text:p>60979,59</text:p>
          </table:table-cell>
          <table:table-cell table:formula="of:=[.AG28]+[.$AT$7]" office:value-type="float" office:value="18301215" calcext:value-type="float">
            <text:p>18301215</text:p>
          </table:table-cell>
          <table:table-cell table:formula="of:=ROUNDDOWN([.AI28])+24" office:value-type="float" office:value="61003" calcext:value-type="float">
            <text:p>61003</text:p>
          </table:table-cell>
          <table:table-cell table:formula="of:=[.AJ28]/300" office:value-type="float" office:value="61004.05" calcext:value-type="float">
            <text:p>61004,05</text:p>
          </table:table-cell>
          <table:table-cell table:formula="of:=([.AI28]-ROUNDDOWN([.AI28]))*300" office:value-type="float" office:value="176.999999998952" calcext:value-type="float">
            <text:p>176,999999998952</text:p>
          </table:table-cell>
          <table:table-cell table:formula="of:=[.F28]" office:value-type="float" office:value="128" calcext:value-type="float">
            <text:p>128</text:p>
          </table:table-cell>
          <table:table-cell table:formula="of:=ROUNDDOWN([.E28])" office:value-type="float" office:value="61003" calcext:value-type="float">
            <text:p>6100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40293" calcext:value-type="float">
            <text:p>18740293</text:p>
          </table:table-cell>
          <table:table-cell table:formula="of:=[.B29]/(90000*300)" office:value-type="float" office:value="0.694084925925926" calcext:value-type="float">
            <text:p>0,694084925925926</text:p>
          </table:table-cell>
          <table:table-cell table:formula="of:=[.C29]*44100" office:value-type="float" office:value="30609.1452333333" calcext:value-type="float">
            <text:p>30609,1452333333</text:p>
          </table:table-cell>
          <table:table-cell table:formula="of:=[.B29]/300" office:value-type="float" office:value="62467.6433333333" calcext:value-type="float">
            <text:p>62467,6433333333</text:p>
          </table:table-cell>
          <table:table-cell table:formula="of:=[.B29]-ROUNDDOWN([.E29])*300" office:value-type="float" office:value="193" calcext:value-type="float">
            <text:p>193</text:p>
          </table:table-cell>
          <table:table-cell table:number-columns-repeated="2"/>
          <table:table-cell office:value-type="float" office:value="54216" calcext:value-type="float">
            <text:p>54216</text:p>
          </table:table-cell>
          <table:table-cell office:value-type="float" office:value="54040" calcext:value-type="float">
            <text:p>54040</text:p>
          </table:table-cell>
          <table:table-cell office:value-type="float" office:value="43" calcext:value-type="float">
            <text:p>43</text:p>
          </table:table-cell>
          <table:table-cell table:formula="of:=SUM([.$K$1:.K29])" office:value-type="float" office:value="1225" calcext:value-type="float">
            <text:p>1225</text:p>
          </table:table-cell>
          <table:table-cell table:formula="of:=[.I29]+[.L28]" office:value-type="float" office:value="55398" calcext:value-type="float">
            <text:p>55398</text:p>
          </table:table-cell>
          <table:table-cell table:formula="of:=[.A29]*2048-[.L28]-[.J29]" office:value-type="float" office:value="74" calcext:value-type="float">
            <text:p>74</text:p>
          </table:table-cell>
          <table:table-cell table:formula="of:=[.M29]-[.A29]*2048" office:value-type="float" office:value="102" calcext:value-type="float">
            <text:p>102</text:p>
          </table:table-cell>
          <table:table-cell office:value-type="float" office:value="30640" calcext:value-type="float">
            <text:p>30640</text:p>
          </table:table-cell>
          <table:table-cell table:formula="of:=[.P29]-40" office:value-type="float" office:value="30600" calcext:value-type="float">
            <text:p>30600</text:p>
          </table:table-cell>
          <table:table-cell table:number-columns-repeated="14"/>
          <table:table-cell table:formula="of:=[.Q29]/44100" office:value-type="float" office:value="0.693877551020408" calcext:value-type="float">
            <text:p>0,693877551020408</text:p>
          </table:table-cell>
          <table:table-cell table:formula="of:=ROUNDDOWN([.AF29]*90000*300)" office:value-type="float" office:value="18734693" calcext:value-type="float">
            <text:p>18734693</text:p>
          </table:table-cell>
          <table:table-cell/>
          <table:table-cell table:formula="of:=[.AG29]/300" office:value-type="float" office:value="62448.9766666667" calcext:value-type="float">
            <text:p>62448,9766666667</text:p>
          </table:table-cell>
          <table:table-cell table:formula="of:=[.AG29]+[.$AT$7]" office:value-type="float" office:value="18742031" calcext:value-type="float">
            <text:p>18742031</text:p>
          </table:table-cell>
          <table:table-cell table:formula="of:=ROUNDDOWN([.AI29])+24" office:value-type="float" office:value="62472" calcext:value-type="float">
            <text:p>62472</text:p>
          </table:table-cell>
          <table:table-cell table:formula="of:=[.AJ29]/300" office:value-type="float" office:value="62473.4366666667" calcext:value-type="float">
            <text:p>62473,4366666667</text:p>
          </table:table-cell>
          <table:table-cell table:formula="of:=([.AI29]-ROUNDDOWN([.AI29]))*300" office:value-type="float" office:value="293.000000000757" calcext:value-type="float">
            <text:p>293,000000000757</text:p>
          </table:table-cell>
          <table:table-cell table:formula="of:=[.F29]" office:value-type="float" office:value="193" calcext:value-type="float">
            <text:p>193</text:p>
          </table:table-cell>
          <table:table-cell table:formula="of:=ROUNDDOWN([.E29])" office:value-type="float" office:value="62467" calcext:value-type="float">
            <text:p>6246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158300" calcext:value-type="float">
            <text:p>19158300</text:p>
          </table:table-cell>
          <table:table-cell table:formula="of:=[.B30]/(90000*300)" office:value-type="float" office:value="0.709566666666667" calcext:value-type="float">
            <text:p>0,709566666666667</text:p>
          </table:table-cell>
          <table:table-cell table:formula="of:=[.C30]*44100" office:value-type="float" office:value="31291.89" calcext:value-type="float">
            <text:p>31291,89</text:p>
          </table:table-cell>
          <table:table-cell table:formula="of:=[.B30]/300" office:value-type="float" office:value="63861" calcext:value-type="float">
            <text:p>63861</text:p>
          </table:table-cell>
          <table:table-cell table:formula="of:=[.B30]-ROUNDDOWN([.E30])*300" office:value-type="float" office:value="0" calcext:value-type="float">
            <text:p>0</text:p>
          </table:table-cell>
          <table:table-cell table:number-columns-repeated="2"/>
          <table:table-cell office:value-type="float" office:value="56146" calcext:value-type="float">
            <text:p>56146</text:p>
          </table:table-cell>
          <table:table-cell office:value-type="float" office:value="56042" calcext:value-type="float">
            <text:p>56042</text:p>
          </table:table-cell>
          <table:table-cell office:value-type="float" office:value="43" calcext:value-type="float">
            <text:p>43</text:p>
          </table:table-cell>
          <table:table-cell table:formula="of:=SUM([.$K$1:.K30])" office:value-type="float" office:value="1268" calcext:value-type="float">
            <text:p>1268</text:p>
          </table:table-cell>
          <table:table-cell table:formula="of:=[.I30]+[.L29]" office:value-type="float" office:value="57371" calcext:value-type="float">
            <text:p>57371</text:p>
          </table:table-cell>
          <table:table-cell table:formula="of:=[.A30]*2048-[.L29]-[.J30]" office:value-type="float" office:value="77" calcext:value-type="float">
            <text:p>77</text:p>
          </table:table-cell>
          <table:table-cell table:formula="of:=[.M30]-[.A30]*2048" office:value-type="float" office:value="27" calcext:value-type="float">
            <text:p>27</text:p>
          </table:table-cell>
          <table:table-cell office:value-type="float" office:value="31320" calcext:value-type="float">
            <text:p>31320</text:p>
          </table:table-cell>
          <table:table-cell table:formula="of:=[.P30]-40" office:value-type="float" office:value="31280" calcext:value-type="float">
            <text:p>31280</text:p>
          </table:table-cell>
          <table:table-cell table:number-columns-repeated="14"/>
          <table:table-cell table:formula="of:=[.Q30]/44100" office:value-type="float" office:value="0.709297052154195" calcext:value-type="float">
            <text:p>0,709297052154195</text:p>
          </table:table-cell>
          <table:table-cell table:formula="of:=ROUNDDOWN([.AF30]*90000*300)" office:value-type="float" office:value="19151020" calcext:value-type="float">
            <text:p>19151020</text:p>
          </table:table-cell>
          <table:table-cell/>
          <table:table-cell table:formula="of:=[.AG30]/300" office:value-type="float" office:value="63836.7333333333" calcext:value-type="float">
            <text:p>63836,7333333333</text:p>
          </table:table-cell>
          <table:table-cell table:formula="of:=[.AG30]+[.$AT$7]" office:value-type="float" office:value="19158358" calcext:value-type="float">
            <text:p>19158358</text:p>
          </table:table-cell>
          <table:table-cell table:formula="of:=ROUNDDOWN([.AI30])+24" office:value-type="float" office:value="63860" calcext:value-type="float">
            <text:p>63860</text:p>
          </table:table-cell>
          <table:table-cell table:formula="of:=[.AJ30]/300" office:value-type="float" office:value="63861.1933333333" calcext:value-type="float">
            <text:p>63861,1933333333</text:p>
          </table:table-cell>
          <table:table-cell table:formula="of:=([.AI30]-ROUNDDOWN([.AI30]))*300" office:value-type="float" office:value="219.999999998981" calcext:value-type="float">
            <text:p>219,999999998981</text:p>
          </table:table-cell>
          <table:table-cell table:formula="of:=[.F30]" office:value-type="float" office:value="0" calcext:value-type="float">
            <text:p>0</text:p>
          </table:table-cell>
          <table:table-cell table:formula="of:=ROUNDDOWN([.E30])" office:value-type="float" office:value="63861" calcext:value-type="float">
            <text:p>6386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599021" calcext:value-type="float">
            <text:p>19599021</text:p>
          </table:table-cell>
          <table:table-cell table:formula="of:=[.B31]/(90000*300)" office:value-type="float" office:value="0.725889666666667" calcext:value-type="float">
            <text:p>0,725889666666667</text:p>
          </table:table-cell>
          <table:table-cell table:formula="of:=[.C31]*44100" office:value-type="float" office:value="32011.7343" calcext:value-type="float">
            <text:p>32011,7343</text:p>
          </table:table-cell>
          <table:table-cell table:formula="of:=[.B31]/300" office:value-type="float" office:value="65330.07" calcext:value-type="float">
            <text:p>65330,07</text:p>
          </table:table-cell>
          <table:table-cell table:formula="of:=[.B31]-ROUNDDOWN([.E31])*300" office:value-type="float" office:value="21" calcext:value-type="float">
            <text:p>21</text:p>
          </table:table-cell>
          <table:table-cell table:number-columns-repeated="2"/>
          <table:table-cell office:value-type="float" office:value="58150" calcext:value-type="float">
            <text:p>58150</text:p>
          </table:table-cell>
          <table:table-cell office:value-type="float" office:value="58048" calcext:value-type="float">
            <text:p>58048</text:p>
          </table:table-cell>
          <table:table-cell office:value-type="float" office:value="43" calcext:value-type="float">
            <text:p>43</text:p>
          </table:table-cell>
          <table:table-cell table:formula="of:=SUM([.$K$1:.K31])" office:value-type="float" office:value="1311" calcext:value-type="float">
            <text:p>1311</text:p>
          </table:table-cell>
          <table:table-cell table:formula="of:=[.I31]+[.L30]" office:value-type="float" office:value="59418" calcext:value-type="float">
            <text:p>59418</text:p>
          </table:table-cell>
          <table:table-cell table:formula="of:=[.A31]*2048-[.L30]-[.J31]" office:value-type="float" office:value="76" calcext:value-type="float">
            <text:p>76</text:p>
          </table:table-cell>
          <table:table-cell table:formula="of:=[.M31]-[.A31]*2048" office:value-type="float" office:value="26" calcext:value-type="float">
            <text:p>26</text:p>
          </table:table-cell>
          <table:table-cell office:value-type="float" office:value="32040" calcext:value-type="float">
            <text:p>32040</text:p>
          </table:table-cell>
          <table:table-cell table:formula="of:=[.P31]-40" office:value-type="float" office:value="32000" calcext:value-type="float">
            <text:p>32000</text:p>
          </table:table-cell>
          <table:table-cell table:number-columns-repeated="14"/>
          <table:table-cell table:formula="of:=[.Q31]/44100" office:value-type="float" office:value="0.72562358276644" calcext:value-type="float">
            <text:p>0,72562358276644</text:p>
          </table:table-cell>
          <table:table-cell table:formula="of:=ROUNDDOWN([.AF31]*90000*300)" office:value-type="float" office:value="19591836" calcext:value-type="float">
            <text:p>19591836</text:p>
          </table:table-cell>
          <table:table-cell/>
          <table:table-cell table:formula="of:=[.AG31]/300" office:value-type="float" office:value="65306.12" calcext:value-type="float">
            <text:p>65306,12</text:p>
          </table:table-cell>
          <table:table-cell table:formula="of:=[.AG31]+[.$AT$7]" office:value-type="float" office:value="19599174" calcext:value-type="float">
            <text:p>19599174</text:p>
          </table:table-cell>
          <table:table-cell table:formula="of:=ROUNDDOWN([.AI31])+24" office:value-type="float" office:value="65330" calcext:value-type="float">
            <text:p>65330</text:p>
          </table:table-cell>
          <table:table-cell table:formula="of:=[.AJ31]/300" office:value-type="float" office:value="65330.58" calcext:value-type="float">
            <text:p>65330,58</text:p>
          </table:table-cell>
          <table:table-cell table:formula="of:=([.AI31]-ROUNDDOWN([.AI31]))*300" office:value-type="float" office:value="36.0000000007858" calcext:value-type="float">
            <text:p>36,0000000007858</text:p>
          </table:table-cell>
          <table:table-cell table:formula="of:=[.F31]" office:value-type="float" office:value="21" calcext:value-type="float">
            <text:p>21</text:p>
          </table:table-cell>
          <table:table-cell table:formula="of:=ROUNDDOWN([.E31])" office:value-type="float" office:value="65330" calcext:value-type="float">
            <text:p>653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40000" calcext:value-type="float">
            <text:p>20040000</text:p>
          </table:table-cell>
          <table:table-cell table:formula="of:=[.B32]/(90000*300)" office:value-type="float" office:value="0.742222222222222" calcext:value-type="float">
            <text:p>0,742222222222222</text:p>
          </table:table-cell>
          <table:table-cell table:formula="of:=[.C32]*44100" office:value-type="float" office:value="32732" calcext:value-type="float">
            <text:p>32732</text:p>
          </table:table-cell>
          <table:table-cell table:formula="of:=[.B32]/300" office:value-type="float" office:value="66800" calcext:value-type="float">
            <text:p>66800</text:p>
          </table:table-cell>
          <table:table-cell table:formula="of:=[.B32]-ROUNDDOWN([.E32])*300" office:value-type="float" office:value="0" calcext:value-type="float">
            <text:p>0</text:p>
          </table:table-cell>
          <table:table-cell table:number-columns-repeated="2"/>
          <table:table-cell office:value-type="float" office:value="60156" calcext:value-type="float">
            <text:p>60156</text:p>
          </table:table-cell>
          <table:table-cell office:value-type="float" office:value="60054" calcext:value-type="float">
            <text:p>60054</text:p>
          </table:table-cell>
          <table:table-cell office:value-type="float" office:value="43" calcext:value-type="float">
            <text:p>43</text:p>
          </table:table-cell>
          <table:table-cell table:formula="of:=SUM([.$K$1:.K32])" office:value-type="float" office:value="1354" calcext:value-type="float">
            <text:p>1354</text:p>
          </table:table-cell>
          <table:table-cell table:formula="of:=[.I32]+[.L31]" office:value-type="float" office:value="61467" calcext:value-type="float">
            <text:p>61467</text:p>
          </table:table-cell>
          <table:table-cell table:formula="of:=[.A32]*2048-[.L31]-[.J32]" office:value-type="float" office:value="75" calcext:value-type="float">
            <text:p>75</text:p>
          </table:table-cell>
          <table:table-cell table:formula="of:=[.M32]-[.A32]*2048" office:value-type="float" office:value="27" calcext:value-type="float">
            <text:p>27</text:p>
          </table:table-cell>
          <table:table-cell office:value-type="float" office:value="32760" calcext:value-type="float">
            <text:p>32760</text:p>
          </table:table-cell>
          <table:table-cell table:formula="of:=[.P32]-40" office:value-type="float" office:value="32720" calcext:value-type="float">
            <text:p>32720</text:p>
          </table:table-cell>
          <table:table-cell table:number-columns-repeated="14"/>
          <table:table-cell table:formula="of:=[.Q32]/44100" office:value-type="float" office:value="0.741950113378685" calcext:value-type="float">
            <text:p>0,741950113378685</text:p>
          </table:table-cell>
          <table:table-cell table:formula="of:=ROUNDDOWN([.AF32]*90000*300)" office:value-type="float" office:value="20032653" calcext:value-type="float">
            <text:p>20032653</text:p>
          </table:table-cell>
          <table:table-cell/>
          <table:table-cell table:formula="of:=[.AG32]/300" office:value-type="float" office:value="66775.51" calcext:value-type="float">
            <text:p>66775,51</text:p>
          </table:table-cell>
          <table:table-cell table:formula="of:=[.AG32]+[.$AT$7]" office:value-type="float" office:value="20039991" calcext:value-type="float">
            <text:p>20039991</text:p>
          </table:table-cell>
          <table:table-cell table:formula="of:=ROUNDDOWN([.AI32])+24" office:value-type="float" office:value="66799" calcext:value-type="float">
            <text:p>66799</text:p>
          </table:table-cell>
          <table:table-cell table:formula="of:=[.AJ32]/300" office:value-type="float" office:value="66799.97" calcext:value-type="float">
            <text:p>66799,97</text:p>
          </table:table-cell>
          <table:table-cell table:formula="of:=([.AI32]-ROUNDDOWN([.AI32]))*300" office:value-type="float" office:value="152.999999998428" calcext:value-type="float">
            <text:p>152,999999998428</text:p>
          </table:table-cell>
          <table:table-cell table:formula="of:=[.F32]" office:value-type="float" office:value="0" calcext:value-type="float">
            <text:p>0</text:p>
          </table:table-cell>
          <table:table-cell table:formula="of:=ROUNDDOWN([.E32])" office:value-type="float" office:value="66800" calcext:value-type="float">
            <text:p>668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480507" calcext:value-type="float">
            <text:p>20480507</text:p>
          </table:table-cell>
          <table:table-cell table:formula="of:=[.B33]/(90000*300)" office:value-type="float" office:value="0.758537296296296" calcext:value-type="float">
            <text:p>0,758537296296296</text:p>
          </table:table-cell>
          <table:table-cell table:formula="of:=[.C33]*44100" office:value-type="float" office:value="33451.4947666667" calcext:value-type="float">
            <text:p>33451,4947666667</text:p>
          </table:table-cell>
          <table:table-cell table:formula="of:=[.B33]/300" office:value-type="float" office:value="68268.3566666667" calcext:value-type="float">
            <text:p>68268,3566666667</text:p>
          </table:table-cell>
          <table:table-cell table:formula="of:=[.B33]-ROUNDDOWN([.E33])*300" office:value-type="float" office:value="107" calcext:value-type="float">
            <text:p>107</text:p>
          </table:table-cell>
          <table:table-cell table:number-columns-repeated="2"/>
          <table:table-cell office:value-type="float" office:value="62170" calcext:value-type="float">
            <text:p>62170</text:p>
          </table:table-cell>
          <table:table-cell office:value-type="float" office:value="62068" calcext:value-type="float">
            <text:p>62068</text:p>
          </table:table-cell>
          <table:table-cell office:value-type="float" office:value="43" calcext:value-type="float">
            <text:p>43</text:p>
          </table:table-cell>
          <table:table-cell table:formula="of:=SUM([.$K$1:.K33])" office:value-type="float" office:value="1397" calcext:value-type="float">
            <text:p>1397</text:p>
          </table:table-cell>
          <table:table-cell table:formula="of:=[.I33]+[.L32]" office:value-type="float" office:value="63524" calcext:value-type="float">
            <text:p>63524</text:p>
          </table:table-cell>
          <table:table-cell table:formula="of:=[.A33]*2048-[.L32]-[.J33]" office:value-type="float" office:value="66" calcext:value-type="float">
            <text:p>66</text:p>
          </table:table-cell>
          <table:table-cell table:formula="of:=[.M33]-[.A33]*2048" office:value-type="float" office:value="36" calcext:value-type="float">
            <text:p>36</text:p>
          </table:table-cell>
          <table:table-cell office:value-type="float" office:value="33480" calcext:value-type="float">
            <text:p>33480</text:p>
          </table:table-cell>
          <table:table-cell table:formula="of:=[.P33]-40" office:value-type="float" office:value="33440" calcext:value-type="float">
            <text:p>33440</text:p>
          </table:table-cell>
          <table:table-cell table:number-columns-repeated="14"/>
          <table:table-cell table:formula="of:=[.Q33]/44100" office:value-type="float" office:value="0.75827664399093" calcext:value-type="float">
            <text:p>0,75827664399093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897185" calcext:value-type="float">
            <text:p>20897185</text:p>
          </table:table-cell>
          <table:table-cell table:formula="of:=[.B34]/(90000*300)" office:value-type="float" office:value="0.773969814814815" calcext:value-type="float">
            <text:p>0,773969814814815</text:p>
          </table:table-cell>
          <table:table-cell table:formula="of:=[.C34]*44100" office:value-type="float" office:value="34132.0688333333" calcext:value-type="float">
            <text:p>34132,0688333333</text:p>
          </table:table-cell>
          <table:table-cell table:formula="of:=[.B34]/300" office:value-type="float" office:value="69657.2833333333" calcext:value-type="float">
            <text:p>69657,2833333333</text:p>
          </table:table-cell>
          <table:table-cell table:formula="of:=[.B34]-ROUNDDOWN([.E34])*300" office:value-type="float" office:value="85" calcext:value-type="float">
            <text:p>85</text:p>
          </table:table-cell>
          <table:table-cell table:number-columns-repeated="2"/>
          <table:table-cell office:value-type="float" office:value="64162" calcext:value-type="float">
            <text:p>64162</text:p>
          </table:table-cell>
          <table:table-cell office:value-type="float" office:value="63980" calcext:value-type="float">
            <text:p>63980</text:p>
          </table:table-cell>
          <table:table-cell office:value-type="float" office:value="43" calcext:value-type="float">
            <text:p>43</text:p>
          </table:table-cell>
          <table:table-cell table:formula="of:=SUM([.$K$1:.K34])" office:value-type="float" office:value="1440" calcext:value-type="float">
            <text:p>1440</text:p>
          </table:table-cell>
          <table:table-cell table:formula="of:=[.I34]+[.L33]" office:value-type="float" office:value="65559" calcext:value-type="float">
            <text:p>65559</text:p>
          </table:table-cell>
          <table:table-cell table:formula="of:=[.A34]*2048-[.L33]-[.J34]" office:value-type="float" office:value="159" calcext:value-type="float">
            <text:p>159</text:p>
          </table:table-cell>
          <table:table-cell table:formula="of:=[.M34]-[.A34]*2048" office:value-type="float" office:value="23" calcext:value-type="float">
            <text:p>23</text:p>
          </table:table-cell>
          <table:table-cell office:value-type="float" office:value="34160" calcext:value-type="float">
            <text:p>34160</text:p>
          </table:table-cell>
          <table:table-cell table:formula="of:=[.P34]-40" office:value-type="float" office:value="34120" calcext:value-type="float">
            <text:p>34120</text:p>
          </table:table-cell>
          <table:table-cell table:number-columns-repeated="14"/>
          <table:table-cell table:formula="of:=[.Q34]/44100" office:value-type="float" office:value="0.773696145124717" calcext:value-type="float">
            <text:p>0,773696145124717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337221" calcext:value-type="float">
            <text:p>21337221</text:p>
          </table:table-cell>
          <table:table-cell/>
          <table:table-cell table:formula="of:=[.C35]*44100" office:value-type="float" office:value="0" calcext:value-type="float">
            <text:p>0</text:p>
          </table:table-cell>
          <table:table-cell/>
          <table:table-cell table:formula="of:=[.B35]-ROUNDDOWN([.E35])*300" office:value-type="float" office:value="21337221" calcext:value-type="float">
            <text:p>21337221</text:p>
          </table:table-cell>
          <table:table-cell table:number-columns-repeated="2"/>
          <table:table-cell office:value-type="float" office:value="66198" calcext:value-type="float">
            <text:p>66198</text:p>
          </table:table-cell>
          <table:table-cell office:value-type="float" office:value="66092" calcext:value-type="float">
            <text:p>66092</text:p>
          </table:table-cell>
          <table:table-cell table:number-columns-repeated="5"/>
          <table:table-cell office:value-type="float" office:value="34880" calcext:value-type="float">
            <text:p>34880</text:p>
          </table:table-cell>
          <table:table-cell table:formula="of:=[.P35]-40" office:value-type="float" office:value="34840" calcext:value-type="float">
            <text:p>34840</text:p>
          </table:table-cell>
          <table:table-cell table:number-columns-repeated="14"/>
          <table:table-cell table:formula="of:=[.Q35]/44100" office:value-type="float" office:value="0.790022675736962" calcext:value-type="float">
            <text:p>0,790022675736962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777471" calcext:value-type="float">
            <text:p>21777471</text:p>
          </table:table-cell>
          <table:table-cell table:number-columns-repeated="6"/>
          <table:table-cell office:value-type="float" office:value="68238" calcext:value-type="float">
            <text:p>68238</text:p>
          </table:table-cell>
          <table:table-cell office:value-type="float" office:value="68132" calcext:value-type="float">
            <text:p>68132</text:p>
          </table:table-cell>
          <table:table-cell table:number-columns-repeated="5"/>
          <table:table-cell office:value-type="float" office:value="35600" calcext:value-type="float">
            <text:p>35600</text:p>
          </table:table-cell>
          <table:table-cell table:formula="of:=[.P36]-40" office:value-type="float" office:value="35560" calcext:value-type="float">
            <text:p>35560</text:p>
          </table:table-cell>
          <table:table-cell table:number-columns-repeated="14"/>
          <table:table-cell table:formula="of:=[.Q36]/44100" office:value-type="float" office:value="0.806349206349206" calcext:value-type="float">
            <text:p>0,80634920634920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195093" calcext:value-type="float">
            <text:p>22195093</text:p>
          </table:table-cell>
          <table:table-cell table:number-columns-repeated="6"/>
          <table:table-cell office:value-type="float" office:value="70172" calcext:value-type="float">
            <text:p>70172</text:p>
          </table:table-cell>
          <table:table-cell office:value-type="float" office:value="70066" calcext:value-type="float">
            <text:p>70066</text:p>
          </table:table-cell>
          <table:table-cell table:number-columns-repeated="5"/>
          <table:table-cell office:value-type="float" office:value="36280" calcext:value-type="float">
            <text:p>36280</text:p>
          </table:table-cell>
          <table:table-cell table:formula="of:=[.P37]-40" office:value-type="float" office:value="36240" calcext:value-type="float">
            <text:p>36240</text:p>
          </table:table-cell>
          <table:table-cell table:number-columns-repeated="14"/>
          <table:table-cell table:formula="of:=[.Q37]/44100" office:value-type="float" office:value="0.821768707482993" calcext:value-type="float">
            <text:p>0,821768707482993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635428" calcext:value-type="float">
            <text:p>22635428</text:p>
          </table:table-cell>
          <table:table-cell table:number-columns-repeated="6"/>
          <table:table-cell office:value-type="float" office:value="72208" calcext:value-type="float">
            <text:p>72208</text:p>
          </table:table-cell>
          <table:table-cell office:value-type="float" office:value="72102" calcext:value-type="float">
            <text:p>72102</text:p>
          </table:table-cell>
          <table:table-cell table:number-columns-repeated="5"/>
          <table:table-cell office:value-type="float" office:value="37000" calcext:value-type="float">
            <text:p>37000</text:p>
          </table:table-cell>
          <table:table-cell table:formula="of:=[.P38]-40" office:value-type="float" office:value="36960" calcext:value-type="float">
            <text:p>36960</text:p>
          </table:table-cell>
          <table:table-cell table:number-columns-repeated="14"/>
          <table:table-cell table:formula="of:=[.Q38]/44100" office:value-type="float" office:value="0.838095238095238" calcext:value-type="float">
            <text:p>0,838095238095238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074307" calcext:value-type="float">
            <text:p>23074307</text:p>
          </table:table-cell>
          <table:table-cell table:number-columns-repeated="6"/>
          <table:table-cell office:value-type="float" office:value="74298" calcext:value-type="float">
            <text:p>74298</text:p>
          </table:table-cell>
          <table:table-cell office:value-type="float" office:value="74122" calcext:value-type="float">
            <text:p>74122</text:p>
          </table:table-cell>
          <table:table-cell table:number-columns-repeated="5"/>
          <table:table-cell office:value-type="float" office:value="37720" calcext:value-type="float">
            <text:p>37720</text:p>
          </table:table-cell>
          <table:table-cell table:formula="of:=[.P39]-40" office:value-type="float" office:value="37680" calcext:value-type="float">
            <text:p>37680</text:p>
          </table:table-cell>
          <table:table-cell table:number-columns-repeated="14"/>
          <table:table-cell table:formula="of:=[.Q39]/44100" office:value-type="float" office:value="0.854421768707483" calcext:value-type="float">
            <text:p>0,854421768707483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492485" calcext:value-type="float">
            <text:p>23492485</text:p>
          </table:table-cell>
          <table:table-cell table:number-columns-repeated="6"/>
          <table:table-cell office:value-type="float" office:value="76220" calcext:value-type="float">
            <text:p>76220</text:p>
          </table:table-cell>
          <table:table-cell office:value-type="float" office:value="76116" calcext:value-type="float">
            <text:p>76116</text:p>
          </table:table-cell>
          <table:table-cell table:number-columns-repeated="5"/>
          <table:table-cell office:value-type="float" office:value="38400" calcext:value-type="float">
            <text:p>38400</text:p>
          </table:table-cell>
          <table:table-cell table:formula="of:=[.P40]-40" office:value-type="float" office:value="38360" calcext:value-type="float">
            <text:p>38360</text:p>
          </table:table-cell>
          <table:table-cell table:number-columns-repeated="14"/>
          <table:table-cell table:formula="of:=[.Q40]/44100" office:value-type="float" office:value="0.86984126984127" calcext:value-type="float">
            <text:p>0,86984126984127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932778" calcext:value-type="float">
            <text:p>23932778</text:p>
          </table:table-cell>
          <table:table-cell table:number-columns-repeated="6"/>
          <table:table-cell office:value-type="float" office:value="78244" calcext:value-type="float">
            <text:p>78244</text:p>
          </table:table-cell>
          <table:table-cell office:value-type="float" office:value="78142" calcext:value-type="float">
            <text:p>78142</text:p>
          </table:table-cell>
          <table:table-cell table:number-columns-repeated="5"/>
          <table:table-cell office:value-type="float" office:value="39120" calcext:value-type="float">
            <text:p>39120</text:p>
          </table:table-cell>
          <table:table-cell table:formula="of:=[.P41]-40" office:value-type="float" office:value="39080" calcext:value-type="float">
            <text:p>39080</text:p>
          </table:table-cell>
          <table:table-cell table:number-columns-repeated="14"/>
          <table:table-cell table:formula="of:=[.Q41]/44100" office:value-type="float" office:value="0.886167800453515" calcext:value-type="float">
            <text:p>0,886167800453515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373500" calcext:value-type="float">
            <text:p>24373500</text:p>
          </table:table-cell>
          <table:table-cell table:number-columns-repeated="6"/>
          <table:table-cell office:value-type="float" office:value="80262" calcext:value-type="float">
            <text:p>80262</text:p>
          </table:table-cell>
          <table:table-cell office:value-type="float" office:value="80158" calcext:value-type="float">
            <text:p>80158</text:p>
          </table:table-cell>
          <table:table-cell table:number-columns-repeated="5"/>
          <table:table-cell office:value-type="float" office:value="39840" calcext:value-type="float">
            <text:p>39840</text:p>
          </table:table-cell>
          <table:table-cell table:formula="of:=[.P42]-40" office:value-type="float" office:value="39800" calcext:value-type="float">
            <text:p>39800</text:p>
          </table:table-cell>
          <table:table-cell table:number-columns-repeated="14"/>
          <table:table-cell table:formula="of:=[.Q42]/44100" office:value-type="float" office:value="0.90249433106576" calcext:value-type="float">
            <text:p>0,90249433106576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813878" calcext:value-type="float">
            <text:p>24813878</text:p>
          </table:table-cell>
          <table:table-cell table:number-columns-repeated="6"/>
          <table:table-cell office:value-type="float" office:value="82282" calcext:value-type="float">
            <text:p>82282</text:p>
          </table:table-cell>
          <table:table-cell office:value-type="float" office:value="82180" calcext:value-type="float">
            <text:p>82180</text:p>
          </table:table-cell>
          <table:table-cell table:number-columns-repeated="5"/>
          <table:table-cell office:value-type="float" office:value="40560" calcext:value-type="float">
            <text:p>40560</text:p>
          </table:table-cell>
          <table:table-cell table:formula="of:=[.P43]-40" office:value-type="float" office:value="40520" calcext:value-type="float">
            <text:p>40520</text:p>
          </table:table-cell>
          <table:table-cell table:number-columns-repeated="14"/>
          <table:table-cell table:formula="of:=[.Q43]/44100" office:value-type="float" office:value="0.918820861678005" calcext:value-type="float">
            <text:p>0,918820861678005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230771" calcext:value-type="float">
            <text:p>25230771</text:p>
          </table:table-cell>
          <table:table-cell table:number-columns-repeated="6"/>
          <table:table-cell office:value-type="float" office:value="84264" calcext:value-type="float">
            <text:p>84264</text:p>
          </table:table-cell>
          <table:table-cell office:value-type="float" office:value="84084" calcext:value-type="float">
            <text:p>84084</text:p>
          </table:table-cell>
          <table:table-cell table:number-columns-repeated="5"/>
          <table:table-cell office:value-type="float" office:value="41240" calcext:value-type="float">
            <text:p>41240</text:p>
          </table:table-cell>
          <table:table-cell table:formula="of:=[.P44]-40" office:value-type="float" office:value="41200" calcext:value-type="float">
            <text:p>41200</text:p>
          </table:table-cell>
          <table:table-cell table:number-columns-repeated="14"/>
          <table:table-cell table:formula="of:=[.Q44]/44100" office:value-type="float" office:value="0.934240362811791" calcext:value-type="float">
            <text:p>0,934240362811791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648350" calcext:value-type="float">
            <text:p>25648350</text:p>
          </table:table-cell>
          <table:table-cell table:number-columns-repeated="6"/>
          <table:table-cell office:value-type="float" office:value="86214" calcext:value-type="float">
            <text:p>86214</text:p>
          </table:table-cell>
          <table:table-cell office:value-type="float" office:value="86106" calcext:value-type="float">
            <text:p>86106</text:p>
          </table:table-cell>
          <table:table-cell table:number-columns-repeated="5"/>
          <table:table-cell office:value-type="float" office:value="41920" calcext:value-type="float">
            <text:p>41920</text:p>
          </table:table-cell>
          <table:table-cell table:formula="of:=[.P45]-40" office:value-type="float" office:value="41880" calcext:value-type="float">
            <text:p>41880</text:p>
          </table:table-cell>
          <table:table-cell table:number-columns-repeated="14"/>
          <table:table-cell table:formula="of:=[.Q45]/44100" office:value-type="float" office:value="0.949659863945578" calcext:value-type="float">
            <text:p>0,949659863945578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087357" calcext:value-type="float">
            <text:p>26087357</text:p>
          </table:table-cell>
          <table:table-cell table:number-columns-repeated="6"/>
          <table:table-cell office:value-type="float" office:value="88298" calcext:value-type="float">
            <text:p>88298</text:p>
          </table:table-cell>
          <table:table-cell office:value-type="float" office:value="88192" calcext:value-type="float">
            <text:p>88192</text:p>
          </table:table-cell>
          <table:table-cell table:number-columns-repeated="5"/>
          <table:table-cell office:value-type="float" office:value="42640" calcext:value-type="float">
            <text:p>42640</text:p>
          </table:table-cell>
          <table:table-cell table:formula="of:=[.P46]-40" office:value-type="float" office:value="42600" calcext:value-type="float">
            <text:p>42600</text:p>
          </table:table-cell>
          <table:table-cell table:number-columns-repeated="14"/>
          <table:table-cell table:formula="of:=[.Q46]/44100" office:value-type="float" office:value="0.965986394557823" calcext:value-type="float">
            <text:p>0,965986394557823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504635" calcext:value-type="float">
            <text:p>26504635</text:p>
          </table:table-cell>
          <table:table-cell table:number-columns-repeated="6"/>
          <table:table-cell office:value-type="float" office:value="90262" calcext:value-type="float">
            <text:p>90262</text:p>
          </table:table-cell>
          <table:table-cell office:value-type="float" office:value="90156" calcext:value-type="float">
            <text:p>90156</text:p>
          </table:table-cell>
          <table:table-cell table:number-columns-repeated="5"/>
          <table:table-cell office:value-type="float" office:value="43320" calcext:value-type="float">
            <text:p>43320</text:p>
          </table:table-cell>
          <table:table-cell table:formula="of:=[.P47]-40" office:value-type="float" office:value="43280" calcext:value-type="float">
            <text:p>43280</text:p>
          </table:table-cell>
          <table:table-cell table:number-columns-repeated="14"/>
          <table:table-cell table:formula="of:=[.Q47]/44100" office:value-type="float" office:value="0.98140589569161" calcext:value-type="float">
            <text:p>0,98140589569161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21914" calcext:value-type="float">
            <text:p>26921914</text:p>
          </table:table-cell>
          <table:table-cell table:number-columns-repeated="6"/>
          <table:table-cell office:value-type="float" office:value="92212" calcext:value-type="float">
            <text:p>92212</text:p>
          </table:table-cell>
          <table:table-cell office:value-type="float" office:value="92106" calcext:value-type="float">
            <text:p>92106</text:p>
          </table:table-cell>
          <table:table-cell table:number-columns-repeated="5"/>
          <table:table-cell office:value-type="float" office:value="44000" calcext:value-type="float">
            <text:p>44000</text:p>
          </table:table-cell>
          <table:table-cell table:formula="of:=[.P48]-40" office:value-type="float" office:value="43960" calcext:value-type="float">
            <text:p>43960</text:p>
          </table:table-cell>
          <table:table-cell table:number-columns-repeated="14"/>
          <table:table-cell table:formula="of:=[.Q48]/44100" office:value-type="float" office:value="0.996825396825397" calcext:value-type="float">
            <text:p>0,996825396825397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362378" calcext:value-type="float">
            <text:p>27362378</text:p>
          </table:table-cell>
          <table:table-cell table:number-columns-repeated="6"/>
          <table:table-cell office:value-type="float" office:value="94242" calcext:value-type="float">
            <text:p>94242</text:p>
          </table:table-cell>
          <table:table-cell office:value-type="float" office:value="94138" calcext:value-type="float">
            <text:p>94138</text:p>
          </table:table-cell>
          <table:table-cell table:number-columns-repeated="5"/>
          <table:table-cell office:value-type="float" office:value="44720" calcext:value-type="float">
            <text:p>44720</text:p>
          </table:table-cell>
          <table:table-cell table:formula="of:=[.P49]-40" office:value-type="float" office:value="44680" calcext:value-type="float">
            <text:p>44680</text:p>
          </table:table-cell>
          <table:table-cell table:number-columns-repeated="14"/>
          <table:table-cell table:formula="of:=[.Q49]/44100" office:value-type="float" office:value="1.01315192743764" calcext:value-type="float">
            <text:p>1,01315192743764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800957" calcext:value-type="float">
            <text:p>27800957</text:p>
          </table:table-cell>
          <table:table-cell table:number-columns-repeated="6"/>
          <table:table-cell office:value-type="float" office:value="96346" calcext:value-type="float">
            <text:p>96346</text:p>
          </table:table-cell>
          <table:table-cell office:value-type="float" office:value="96166" calcext:value-type="float">
            <text:p>96166</text:p>
          </table:table-cell>
          <table:table-cell table:number-columns-repeated="5"/>
          <table:table-cell office:value-type="float" office:value="45440" calcext:value-type="float">
            <text:p>45440</text:p>
          </table:table-cell>
          <table:table-cell table:formula="of:=[.P50]-40" office:value-type="float" office:value="45400" calcext:value-type="float">
            <text:p>45400</text:p>
          </table:table-cell>
          <table:table-cell table:number-columns-repeated="14"/>
          <table:table-cell table:formula="of:=[.Q50]/44100" office:value-type="float" office:value="1.02947845804989" calcext:value-type="float">
            <text:p>1,02947845804989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19435" calcext:value-type="float">
            <text:p>28219435</text:p>
          </table:table-cell>
          <table:table-cell table:number-columns-repeated="6"/>
          <table:table-cell office:value-type="float" office:value="98254" calcext:value-type="float">
            <text:p>98254</text:p>
          </table:table-cell>
          <table:table-cell office:value-type="float" office:value="98150" calcext:value-type="float">
            <text:p>98150</text:p>
          </table:table-cell>
          <table:table-cell table:number-columns-repeated="5"/>
          <table:table-cell office:value-type="float" office:value="46120" calcext:value-type="float">
            <text:p>46120</text:p>
          </table:table-cell>
          <table:table-cell table:formula="of:=[.P51]-40" office:value-type="float" office:value="46080" calcext:value-type="float">
            <text:p>46080</text:p>
          </table:table-cell>
          <table:table-cell table:number-columns-repeated="14"/>
          <table:table-cell table:formula="of:=[.Q51]/44100" office:value-type="float" office:value="1.04489795918367" calcext:value-type="float">
            <text:p>1,04489795918367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659814" calcext:value-type="float">
            <text:p>28659814</text:p>
          </table:table-cell>
          <table:table-cell table:number-columns-repeated="6"/>
          <table:table-cell office:value-type="float" office:value="100274" calcext:value-type="float">
            <text:p>100274</text:p>
          </table:table-cell>
          <table:table-cell office:value-type="float" office:value="100172" calcext:value-type="float">
            <text:p>100172</text:p>
          </table:table-cell>
          <table:table-cell table:number-columns-repeated="5"/>
          <table:table-cell office:value-type="float" office:value="46840" calcext:value-type="float">
            <text:p>46840</text:p>
          </table:table-cell>
          <table:table-cell table:formula="of:=[.P52]-40" office:value-type="float" office:value="46800" calcext:value-type="float">
            <text:p>46800</text:p>
          </table:table-cell>
          <table:table-cell table:number-columns-repeated="14"/>
          <table:table-cell table:formula="of:=[.Q52]/44100" office:value-type="float" office:value="1.06122448979592" calcext:value-type="float">
            <text:p>1,06122448979592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100750" calcext:value-type="float">
            <text:p>29100750</text:p>
          </table:table-cell>
          <table:table-cell table:number-columns-repeated="6"/>
          <table:table-cell office:value-type="float" office:value="102282" calcext:value-type="float">
            <text:p>102282</text:p>
          </table:table-cell>
          <table:table-cell office:value-type="float" office:value="102180" calcext:value-type="float">
            <text:p>102180</text:p>
          </table:table-cell>
          <table:table-cell table:number-columns-repeated="5"/>
          <table:table-cell office:value-type="float" office:value="47560" calcext:value-type="float">
            <text:p>47560</text:p>
          </table:table-cell>
          <table:table-cell table:formula="of:=[.P53]-40" office:value-type="float" office:value="47520" calcext:value-type="float">
            <text:p>47520</text:p>
          </table:table-cell>
          <table:table-cell table:number-columns-repeated="14"/>
          <table:table-cell table:formula="of:=[.Q53]/44100" office:value-type="float" office:value="1.07755102040816" calcext:value-type="float">
            <text:p>1,07755102040816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541643" calcext:value-type="float">
            <text:p>29541643</text:p>
          </table:table-cell>
          <table:table-cell table:number-columns-repeated="6"/>
          <table:table-cell office:value-type="float" office:value="104278" calcext:value-type="float">
            <text:p>104278</text:p>
          </table:table-cell>
          <table:table-cell office:value-type="float" office:value="104174" calcext:value-type="float">
            <text:p>104174</text:p>
          </table:table-cell>
          <table:table-cell table:number-columns-repeated="5"/>
          <table:table-cell office:value-type="float" office:value="48280" calcext:value-type="float">
            <text:p>48280</text:p>
          </table:table-cell>
          <table:table-cell table:formula="of:=[.P54]-40" office:value-type="float" office:value="48240" calcext:value-type="float">
            <text:p>48240</text:p>
          </table:table-cell>
          <table:table-cell table:number-columns-repeated="14"/>
          <table:table-cell table:formula="of:=[.Q54]/44100" office:value-type="float" office:value="1.09387755102041" calcext:value-type="float">
            <text:p>1,09387755102041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958578" calcext:value-type="float">
            <text:p>29958578</text:p>
          </table:table-cell>
          <table:table-cell table:number-columns-repeated="6"/>
          <table:table-cell office:value-type="float" office:value="106258" calcext:value-type="float">
            <text:p>106258</text:p>
          </table:table-cell>
          <table:table-cell office:value-type="float" office:value="106076" calcext:value-type="float">
            <text:p>106076</text:p>
          </table:table-cell>
          <table:table-cell table:number-columns-repeated="5"/>
          <table:table-cell office:value-type="float" office:value="48960" calcext:value-type="float">
            <text:p>48960</text:p>
          </table:table-cell>
          <table:table-cell table:formula="of:=[.P55]-40" office:value-type="float" office:value="48920" calcext:value-type="float">
            <text:p>48920</text:p>
          </table:table-cell>
          <table:table-cell table:number-columns-repeated="14"/>
          <table:table-cell table:formula="of:=[.Q55]/44100" office:value-type="float" office:value="1.1092970521542" calcext:value-type="float">
            <text:p>1,1092970521542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399514" calcext:value-type="float">
            <text:p>30399514</text:p>
          </table:table-cell>
          <table:table-cell table:number-columns-repeated="6"/>
          <table:table-cell office:value-type="float" office:value="108252" calcext:value-type="float">
            <text:p>108252</text:p>
          </table:table-cell>
          <table:table-cell office:value-type="float" office:value="108150" calcext:value-type="float">
            <text:p>108150</text:p>
          </table:table-cell>
          <table:table-cell table:number-columns-repeated="5"/>
          <table:table-cell office:value-type="float" office:value="49680" calcext:value-type="float">
            <text:p>49680</text:p>
          </table:table-cell>
          <table:table-cell table:formula="of:=[.P56]-40" office:value-type="float" office:value="49640" calcext:value-type="float">
            <text:p>49640</text:p>
          </table:table-cell>
          <table:table-cell table:number-columns-repeated="14"/>
          <table:table-cell table:formula="of:=[.Q56]/44100" office:value-type="float" office:value="1.12562358276644" calcext:value-type="float">
            <text:p>1,12562358276644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863121" calcext:value-type="float">
            <text:p>30863121</text:p>
          </table:table-cell>
          <table:table-cell table:number-columns-repeated="6"/>
          <table:table-cell office:value-type="float" office:value="110336" calcext:value-type="float">
            <text:p>110336</text:p>
          </table:table-cell>
          <table:table-cell office:value-type="float" office:value="110234" calcext:value-type="float">
            <text:p>110234</text:p>
          </table:table-cell>
          <table:table-cell table:number-columns-repeated="5"/>
          <table:table-cell office:value-type="float" office:value="50440" calcext:value-type="float">
            <text:p>50440</text:p>
          </table:table-cell>
          <table:table-cell table:formula="of:=[.P57]-40" office:value-type="float" office:value="50400" calcext:value-type="float">
            <text:p>50400</text:p>
          </table:table-cell>
          <table:table-cell table:number-columns-repeated="14"/>
          <table:table-cell table:formula="of:=[.Q57]/44100" office:value-type="float" office:value="1.14285714285714" calcext:value-type="float">
            <text:p>1,14285714285714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304185" calcext:value-type="float">
            <text:p>31304185</text:p>
          </table:table-cell>
          <table:table-cell table:number-columns-repeated="6"/>
          <table:table-cell office:value-type="float" office:value="112338" calcext:value-type="float">
            <text:p>112338</text:p>
          </table:table-cell>
          <table:table-cell office:value-type="float" office:value="112234" calcext:value-type="float">
            <text:p>112234</text:p>
          </table:table-cell>
          <table:table-cell table:number-columns-repeated="5"/>
          <table:table-cell office:value-type="float" office:value="51160" calcext:value-type="float">
            <text:p>51160</text:p>
          </table:table-cell>
          <table:table-cell table:formula="of:=[.P58]-40" office:value-type="float" office:value="51120" calcext:value-type="float">
            <text:p>51120</text:p>
          </table:table-cell>
          <table:table-cell table:number-columns-repeated="14"/>
          <table:table-cell table:formula="of:=[.Q58]/44100" office:value-type="float" office:value="1.15918367346939" calcext:value-type="float">
            <text:p>1,15918367346939</text:p>
          </table:table-cell>
          <table:table-cell table:number-columns-repeated="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743664" calcext:value-type="float">
            <text:p>31743664</text:p>
          </table:table-cell>
          <table:table-cell table:number-columns-repeated="6"/>
          <table:table-cell office:value-type="float" office:value="114400" calcext:value-type="float">
            <text:p>114400</text:p>
          </table:table-cell>
          <table:table-cell office:value-type="float" office:value="114220" calcext:value-type="float">
            <text:p>114220</text:p>
          </table:table-cell>
          <table:table-cell table:number-columns-repeated="5"/>
          <table:table-cell office:value-type="float" office:value="51880" calcext:value-type="float">
            <text:p>51880</text:p>
          </table:table-cell>
          <table:table-cell table:formula="of:=[.P59]-40" office:value-type="float" office:value="51840" calcext:value-type="float">
            <text:p>51840</text:p>
          </table:table-cell>
          <table:table-cell table:number-columns-repeated="14"/>
          <table:table-cell table:formula="of:=[.Q59]/44100" office:value-type="float" office:value="1.17551020408163" calcext:value-type="float">
            <text:p>1,17551020408163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162614" calcext:value-type="float">
            <text:p>32162614</text:p>
          </table:table-cell>
          <table:table-cell table:number-columns-repeated="6"/>
          <table:table-cell office:value-type="float" office:value="116286" calcext:value-type="float">
            <text:p>116286</text:p>
          </table:table-cell>
          <table:table-cell office:value-type="float" office:value="116180" calcext:value-type="float">
            <text:p>116180</text:p>
          </table:table-cell>
          <table:table-cell table:number-columns-repeated="5"/>
          <table:table-cell office:value-type="float" office:value="52560" calcext:value-type="float">
            <text:p>52560</text:p>
          </table:table-cell>
          <table:table-cell table:formula="of:=[.P60]-40" office:value-type="float" office:value="52520" calcext:value-type="float">
            <text:p>52520</text:p>
          </table:table-cell>
          <table:table-cell table:number-columns-repeated="14"/>
          <table:table-cell table:formula="of:=[.Q60]/44100" office:value-type="float" office:value="1.19092970521542" calcext:value-type="float">
            <text:p>1,19092970521542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603550" calcext:value-type="float">
            <text:p>32603550</text:p>
          </table:table-cell>
          <table:table-cell table:number-columns-repeated="6"/>
          <table:table-cell office:value-type="float" office:value="118280" calcext:value-type="float">
            <text:p>118280</text:p>
          </table:table-cell>
          <table:table-cell office:value-type="float" office:value="118176" calcext:value-type="float">
            <text:p>118176</text:p>
          </table:table-cell>
          <table:table-cell table:number-columns-repeated="5"/>
          <table:table-cell office:value-type="float" office:value="53280" calcext:value-type="float">
            <text:p>53280</text:p>
          </table:table-cell>
          <table:table-cell table:formula="of:=[.P61]-40" office:value-type="float" office:value="53240" calcext:value-type="float">
            <text:p>53240</text:p>
          </table:table-cell>
          <table:table-cell table:number-columns-repeated="14"/>
          <table:table-cell table:formula="of:=[.Q61]/44100" office:value-type="float" office:value="1.20725623582766" calcext:value-type="float">
            <text:p>1,2072562358276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067500" calcext:value-type="float">
            <text:p>33067500</text:p>
          </table:table-cell>
          <table:table-cell table:number-columns-repeated="6"/>
          <table:table-cell office:value-type="float" office:value="120348" calcext:value-type="float">
            <text:p>120348</text:p>
          </table:table-cell>
          <table:table-cell office:value-type="float" office:value="120248" calcext:value-type="float">
            <text:p>120248</text:p>
          </table:table-cell>
          <table:table-cell table:number-columns-repeated="5"/>
          <table:table-cell office:value-type="float" office:value="54040" calcext:value-type="float">
            <text:p>54040</text:p>
          </table:table-cell>
          <table:table-cell table:formula="of:=[.P62]-40" office:value-type="float" office:value="54000" calcext:value-type="float">
            <text:p>54000</text:p>
          </table:table-cell>
          <table:table-cell table:number-columns-repeated="14"/>
          <table:table-cell table:formula="of:=[.Q62]/44100" office:value-type="float" office:value="1.22448979591837" calcext:value-type="float">
            <text:p>1,22448979591837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507835" calcext:value-type="float">
            <text:p>33507835</text:p>
          </table:table-cell>
          <table:table-cell table:number-columns-repeated="6"/>
          <table:table-cell office:value-type="float" office:value="122384" calcext:value-type="float">
            <text:p>122384</text:p>
          </table:table-cell>
          <table:table-cell office:value-type="float" office:value="122212" calcext:value-type="float">
            <text:p>122212</text:p>
          </table:table-cell>
          <table:table-cell table:number-columns-repeated="5"/>
          <table:table-cell office:value-type="float" office:value="54760" calcext:value-type="float">
            <text:p>54760</text:p>
          </table:table-cell>
          <table:table-cell table:formula="of:=[.P63]-40" office:value-type="float" office:value="54720" calcext:value-type="float">
            <text:p>54720</text:p>
          </table:table-cell>
          <table:table-cell table:number-columns-repeated="14"/>
          <table:table-cell table:formula="of:=[.Q63]/44100" office:value-type="float" office:value="1.24081632653061" calcext:value-type="float">
            <text:p>1,24081632653061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3949285" calcext:value-type="float">
            <text:p>33949285</text:p>
          </table:table-cell>
          <table:table-cell table:number-columns-repeated="6"/>
          <table:table-cell office:value-type="float" office:value="124354" calcext:value-type="float">
            <text:p>124354</text:p>
          </table:table-cell>
          <table:table-cell office:value-type="float" office:value="124254" calcext:value-type="float">
            <text:p>124254</text:p>
          </table:table-cell>
          <table:table-cell table:number-columns-repeated="5"/>
          <table:table-cell office:value-type="float" office:value="55480" calcext:value-type="float">
            <text:p>55480</text:p>
          </table:table-cell>
          <table:table-cell table:formula="of:=[.P64]-40" office:value-type="float" office:value="55440" calcext:value-type="float">
            <text:p>55440</text:p>
          </table:table-cell>
          <table:table-cell table:number-columns-repeated="14"/>
          <table:table-cell table:formula="of:=[.Q64]/44100" office:value-type="float" office:value="1.25714285714286" calcext:value-type="float">
            <text:p>1,25714285714286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390478" calcext:value-type="float">
            <text:p>34390478</text:p>
          </table:table-cell>
          <table:table-cell table:number-columns-repeated="6"/>
          <table:table-cell office:value-type="float" office:value="126336" calcext:value-type="float">
            <text:p>126336</text:p>
          </table:table-cell>
          <table:table-cell office:value-type="float" office:value="126232" calcext:value-type="float">
            <text:p>126232</text:p>
          </table:table-cell>
          <table:table-cell table:number-columns-repeated="5"/>
          <table:table-cell office:value-type="float" office:value="56200" calcext:value-type="float">
            <text:p>56200</text:p>
          </table:table-cell>
          <table:table-cell table:formula="of:=[.P65]-40" office:value-type="float" office:value="56160" calcext:value-type="float">
            <text:p>56160</text:p>
          </table:table-cell>
          <table:table-cell table:number-columns-repeated="14"/>
          <table:table-cell table:formula="of:=[.Q65]/44100" office:value-type="float" office:value="1.2734693877551" calcext:value-type="float">
            <text:p>1,2734693877551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831928" calcext:value-type="float">
            <text:p>34831928</text:p>
          </table:table-cell>
          <table:table-cell table:number-columns-repeated="6"/>
          <table:table-cell office:value-type="float" office:value="128320" calcext:value-type="float">
            <text:p>128320</text:p>
          </table:table-cell>
          <table:table-cell office:value-type="float" office:value="128216" calcext:value-type="float">
            <text:p>128216</text:p>
          </table:table-cell>
          <table:table-cell table:number-columns-repeated="5"/>
          <table:table-cell office:value-type="float" office:value="56920" calcext:value-type="float">
            <text:p>56920</text:p>
          </table:table-cell>
          <table:table-cell table:formula="of:=[.P66]-40" office:value-type="float" office:value="56880" calcext:value-type="float">
            <text:p>56880</text:p>
          </table:table-cell>
          <table:table-cell table:number-columns-repeated="14"/>
          <table:table-cell table:formula="of:=[.Q66]/44100" office:value-type="float" office:value="1.28979591836735" calcext:value-type="float">
            <text:p>1,28979591836735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269735" calcext:value-type="float">
            <text:p>35269735</text:p>
          </table:table-cell>
          <table:table-cell table:number-columns-repeated="6"/>
          <table:table-cell office:value-type="float" office:value="130460" calcext:value-type="float">
            <text:p>130460</text:p>
          </table:table-cell>
          <table:table-cell office:value-type="float" office:value="130278" calcext:value-type="float">
            <text:p>130278</text:p>
          </table:table-cell>
          <table:table-cell table:number-columns-repeated="5"/>
          <table:table-cell office:value-type="float" office:value="57640" calcext:value-type="float">
            <text:p>57640</text:p>
          </table:table-cell>
          <table:table-cell table:formula="of:=[.P67]-40" office:value-type="float" office:value="57600" calcext:value-type="float">
            <text:p>57600</text:p>
          </table:table-cell>
          <table:table-cell table:number-columns-repeated="14"/>
          <table:table-cell table:formula="of:=[.Q67]/44100" office:value-type="float" office:value="1.30612244897959" calcext:value-type="float">
            <text:p>1,30612244897959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663485" calcext:value-type="float">
            <text:p>35663485</text:p>
          </table:table-cell>
          <table:table-cell table:number-columns-repeated="6"/>
          <table:table-cell office:value-type="float" office:value="132374" calcext:value-type="float">
            <text:p>132374</text:p>
          </table:table-cell>
          <table:table-cell office:value-type="float" office:value="132190" calcext:value-type="float">
            <text:p>132190</text:p>
          </table:table-cell>
          <table:table-cell table:number-columns-repeated="5"/>
          <table:table-cell office:value-type="float" office:value="58280" calcext:value-type="float">
            <text:p>58280</text:p>
          </table:table-cell>
          <table:table-cell table:formula="of:=[.P68]-40" office:value-type="float" office:value="58240" calcext:value-type="float">
            <text:p>58240</text:p>
          </table:table-cell>
          <table:table-cell table:number-columns-repeated="14"/>
          <table:table-cell table:formula="of:=[.Q68]/44100" office:value-type="float" office:value="1.32063492063492" calcext:value-type="float">
            <text:p>1,32063492063492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079778" calcext:value-type="float">
            <text:p>36079778</text:p>
          </table:table-cell>
          <table:table-cell table:number-columns-repeated="6"/>
          <table:table-cell office:value-type="float" office:value="134384" calcext:value-type="float">
            <text:p>134384</text:p>
          </table:table-cell>
          <table:table-cell office:value-type="float" office:value="134200" calcext:value-type="float">
            <text:p>134200</text:p>
          </table:table-cell>
          <table:table-cell table:number-columns-repeated="5"/>
          <table:table-cell office:value-type="float" office:value="58960" calcext:value-type="float">
            <text:p>58960</text:p>
          </table:table-cell>
          <table:table-cell table:formula="of:=[.P69]-40" office:value-type="float" office:value="58920" calcext:value-type="float">
            <text:p>58920</text:p>
          </table:table-cell>
          <table:table-cell table:number-columns-repeated="14"/>
          <table:table-cell table:formula="of:=[.Q69]/44100" office:value-type="float" office:value="1.33605442176871" calcext:value-type="float">
            <text:p>1,33605442176871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496285" calcext:value-type="float">
            <text:p>36496285</text:p>
          </table:table-cell>
          <table:table-cell table:number-columns-repeated="6"/>
          <table:table-cell office:value-type="float" office:value="136384" calcext:value-type="float">
            <text:p>136384</text:p>
          </table:table-cell>
          <table:table-cell office:value-type="float" office:value="136276" calcext:value-type="float">
            <text:p>136276</text:p>
          </table:table-cell>
          <table:table-cell table:number-columns-repeated="5"/>
          <table:table-cell office:value-type="float" office:value="59640" calcext:value-type="float">
            <text:p>59640</text:p>
          </table:table-cell>
          <table:table-cell table:formula="of:=[.P70]-40" office:value-type="float" office:value="59600" calcext:value-type="float">
            <text:p>59600</text:p>
          </table:table-cell>
          <table:table-cell table:number-columns-repeated="14"/>
          <table:table-cell table:formula="of:=[.Q70]/44100" office:value-type="float" office:value="1.35147392290249" calcext:value-type="float">
            <text:p>1,35147392290249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912964" calcext:value-type="float">
            <text:p>36912964</text:p>
          </table:table-cell>
          <table:table-cell table:number-columns-repeated="6"/>
          <table:table-cell office:value-type="float" office:value="138376" calcext:value-type="float">
            <text:p>138376</text:p>
          </table:table-cell>
          <table:table-cell office:value-type="float" office:value="138272" calcext:value-type="float">
            <text:p>138272</text:p>
          </table:table-cell>
          <table:table-cell table:number-columns-repeated="5"/>
          <table:table-cell office:value-type="float" office:value="60320" calcext:value-type="float">
            <text:p>60320</text:p>
          </table:table-cell>
          <table:table-cell table:formula="of:=[.P71]-40" office:value-type="float" office:value="60280" calcext:value-type="float">
            <text:p>60280</text:p>
          </table:table-cell>
          <table:table-cell table:number-columns-repeated="14"/>
          <table:table-cell table:formula="of:=[.Q71]/44100" office:value-type="float" office:value="1.36689342403628" calcext:value-type="float">
            <text:p>1,36689342403628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330071" calcext:value-type="float">
            <text:p>37330071</text:p>
          </table:table-cell>
          <table:table-cell table:number-columns-repeated="6"/>
          <table:table-cell office:value-type="float" office:value="140334" calcext:value-type="float">
            <text:p>140334</text:p>
          </table:table-cell>
          <table:table-cell office:value-type="float" office:value="140230" calcext:value-type="float">
            <text:p>140230</text:p>
          </table:table-cell>
          <table:table-cell table:number-columns-repeated="5"/>
          <table:table-cell office:value-type="float" office:value="61000" calcext:value-type="float">
            <text:p>61000</text:p>
          </table:table-cell>
          <table:table-cell table:formula="of:=[.P72]-40" office:value-type="float" office:value="60960" calcext:value-type="float">
            <text:p>60960</text:p>
          </table:table-cell>
          <table:table-cell table:number-columns-repeated="14"/>
          <table:table-cell table:formula="of:=[.Q72]/44100" office:value-type="float" office:value="1.38231292517007" calcext:value-type="float">
            <text:p>1,38231292517007</text:p>
          </table:table-cell>
          <table:table-cell table:number-columns-repeated="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770535" calcext:value-type="float">
            <text:p>37770535</text:p>
          </table:table-cell>
          <table:table-cell table:number-columns-repeated="6"/>
          <table:table-cell office:value-type="float" office:value="142364" calcext:value-type="float">
            <text:p>142364</text:p>
          </table:table-cell>
          <table:table-cell office:value-type="float" office:value="142260" calcext:value-type="float">
            <text:p>142260</text:p>
          </table:table-cell>
          <table:table-cell table:number-columns-repeated="5"/>
          <table:table-cell office:value-type="float" office:value="61720" calcext:value-type="float">
            <text:p>61720</text:p>
          </table:table-cell>
          <table:table-cell table:formula="of:=[.P73]-40" office:value-type="float" office:value="61680" calcext:value-type="float">
            <text:p>61680</text:p>
          </table:table-cell>
          <table:table-cell table:number-columns-repeated="14"/>
          <table:table-cell table:formula="of:=[.Q73]/44100" office:value-type="float" office:value="1.39863945578231" calcext:value-type="float">
            <text:p>1,39863945578231</text:p>
          </table:table-cell>
          <table:table-cell table:number-columns-repeated="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210528" calcext:value-type="float">
            <text:p>38210528</text:p>
          </table:table-cell>
          <table:table-cell table:number-columns-repeated="6"/>
          <table:table-cell office:value-type="float" office:value="144402" calcext:value-type="float">
            <text:p>144402</text:p>
          </table:table-cell>
          <table:table-cell office:value-type="float" office:value="144296" calcext:value-type="float">
            <text:p>144296</text:p>
          </table:table-cell>
          <table:table-cell table:number-columns-repeated="5"/>
          <table:table-cell office:value-type="float" office:value="62440" calcext:value-type="float">
            <text:p>62440</text:p>
          </table:table-cell>
          <table:table-cell table:formula="of:=[.P74]-40" office:value-type="float" office:value="62400" calcext:value-type="float">
            <text:p>62400</text:p>
          </table:table-cell>
          <table:table-cell table:number-columns-repeated="14"/>
          <table:table-cell table:formula="of:=[.Q74]/44100" office:value-type="float" office:value="1.41496598639456" calcext:value-type="float">
            <text:p>1,41496598639456</text:p>
          </table:table-cell>
          <table:table-cell table:number-columns-repeated="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627421" calcext:value-type="float">
            <text:p>38627421</text:p>
          </table:table-cell>
          <table:table-cell table:number-columns-repeated="6"/>
          <table:table-cell office:value-type="float" office:value="146384" calcext:value-type="float">
            <text:p>146384</text:p>
          </table:table-cell>
          <table:table-cell office:value-type="float" office:value="146208" calcext:value-type="float">
            <text:p>146208</text:p>
          </table:table-cell>
          <table:table-cell table:number-columns-repeated="5"/>
          <table:table-cell office:value-type="float" office:value="63120" calcext:value-type="float">
            <text:p>63120</text:p>
          </table:table-cell>
          <table:table-cell table:formula="of:=[.P75]-40" office:value-type="float" office:value="63080" calcext:value-type="float">
            <text:p>63080</text:p>
          </table:table-cell>
          <table:table-cell table:number-columns-repeated="14"/>
          <table:table-cell table:formula="of:=[.Q75]/44100" office:value-type="float" office:value="1.43038548752834" calcext:value-type="float">
            <text:p>1,43038548752834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068400" calcext:value-type="float">
            <text:p>39068400</text:p>
          </table:table-cell>
          <table:table-cell table:number-columns-repeated="6"/>
          <table:table-cell office:value-type="float" office:value="148376" calcext:value-type="float">
            <text:p>148376</text:p>
          </table:table-cell>
          <table:table-cell office:value-type="float" office:value="148274" calcext:value-type="float">
            <text:p>148274</text:p>
          </table:table-cell>
          <table:table-cell table:number-columns-repeated="5"/>
          <table:table-cell office:value-type="float" office:value="63840" calcext:value-type="float">
            <text:p>63840</text:p>
          </table:table-cell>
          <table:table-cell table:formula="of:=[.P76]-40" office:value-type="float" office:value="63800" calcext:value-type="float">
            <text:p>63800</text:p>
          </table:table-cell>
          <table:table-cell table:number-columns-repeated="14"/>
          <table:table-cell table:formula="of:=[.Q76]/44100" office:value-type="float" office:value="1.44671201814059" calcext:value-type="float">
            <text:p>1,44671201814059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9532564" calcext:value-type="float">
            <text:p>39532564</text:p>
          </table:table-cell>
          <table:table-cell table:number-columns-repeated="6"/>
          <table:table-cell office:value-type="float" office:value="150434" calcext:value-type="float">
            <text:p>150434</text:p>
          </table:table-cell>
          <table:table-cell office:value-type="float" office:value="150334" calcext:value-type="float">
            <text:p>150334</text:p>
          </table:table-cell>
          <table:table-cell table:number-columns-repeated="5"/>
          <table:table-cell office:value-type="float" office:value="64600" calcext:value-type="float">
            <text:p>64600</text:p>
          </table:table-cell>
          <table:table-cell table:formula="of:=[.P77]-40" office:value-type="float" office:value="64560" calcext:value-type="float">
            <text:p>64560</text:p>
          </table:table-cell>
          <table:table-cell table:number-columns-repeated="14"/>
          <table:table-cell table:formula="of:=[.Q77]/44100" office:value-type="float" office:value="1.46394557823129" calcext:value-type="float">
            <text:p>1,46394557823129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9974357" calcext:value-type="float">
            <text:p>39974357</text:p>
          </table:table-cell>
          <table:table-cell table:number-columns-repeated="6"/>
          <table:table-cell office:value-type="float" office:value="152402" calcext:value-type="float">
            <text:p>152402</text:p>
          </table:table-cell>
          <table:table-cell office:value-type="float" office:value="152298" calcext:value-type="float">
            <text:p>152298</text:p>
          </table:table-cell>
          <table:table-cell table:number-columns-repeated="5"/>
          <table:table-cell office:value-type="float" office:value="65320" calcext:value-type="float">
            <text:p>65320</text:p>
          </table:table-cell>
          <table:table-cell table:formula="of:=[.P78]-40" office:value-type="float" office:value="65280" calcext:value-type="float">
            <text:p>65280</text:p>
          </table:table-cell>
          <table:table-cell table:number-columns-repeated="14"/>
          <table:table-cell table:formula="of:=[.Q78]/44100" office:value-type="float" office:value="1.48027210884354" calcext:value-type="float">
            <text:p>1,48027210884354</text:p>
          </table:table-cell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413921" calcext:value-type="float">
            <text:p>40413921</text:p>
          </table:table-cell>
          <table:table-cell table:number-columns-repeated="6"/>
          <table:table-cell office:value-type="float" office:value="154460" calcext:value-type="float">
            <text:p>154460</text:p>
          </table:table-cell>
          <table:table-cell office:value-type="float" office:value="154358" calcext:value-type="float">
            <text:p>154358</text:p>
          </table:table-cell>
          <table:table-cell table:number-columns-repeated="5"/>
          <table:table-cell office:value-type="float" office:value="66040" calcext:value-type="float">
            <text:p>66040</text:p>
          </table:table-cell>
          <table:table-cell table:formula="of:=[.P79]-40" office:value-type="float" office:value="66000" calcext:value-type="float">
            <text:p>66000</text:p>
          </table:table-cell>
          <table:table-cell table:number-columns-repeated="14"/>
          <table:table-cell table:formula="of:=[.Q79]/44100" office:value-type="float" office:value="1.49659863945578" calcext:value-type="float">
            <text:p>1,49659863945578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855414" calcext:value-type="float">
            <text:p>40855414</text:p>
          </table:table-cell>
          <table:table-cell table:number-columns-repeated="6"/>
          <table:table-cell office:value-type="float" office:value="156428" calcext:value-type="float">
            <text:p>156428</text:p>
          </table:table-cell>
          <table:table-cell office:value-type="float" office:value="156328" calcext:value-type="float">
            <text:p>156328</text:p>
          </table:table-cell>
          <table:table-cell table:number-columns-repeated="5"/>
          <table:table-cell office:value-type="float" office:value="66760" calcext:value-type="float">
            <text:p>66760</text:p>
          </table:table-cell>
          <table:table-cell table:formula="of:=[.P80]-40" office:value-type="float" office:value="66720" calcext:value-type="float">
            <text:p>66720</text:p>
          </table:table-cell>
          <table:table-cell table:number-columns-repeated="14"/>
          <table:table-cell table:formula="of:=[.Q80]/44100" office:value-type="float" office:value="1.51292517006803" calcext:value-type="float">
            <text:p>1,51292517006803</text:p>
          </table:table-cell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319835" calcext:value-type="float">
            <text:p>41319835</text:p>
          </table:table-cell>
          <table:table-cell table:number-columns-repeated="6"/>
          <table:table-cell office:value-type="float" office:value="158374" calcext:value-type="float">
            <text:p>158374</text:p>
          </table:table-cell>
          <table:table-cell office:value-type="float" office:value="158274" calcext:value-type="float">
            <text:p>158274</text:p>
          </table:table-cell>
          <table:table-cell table:number-columns-repeated="5"/>
          <table:table-cell office:value-type="float" office:value="67480" calcext:value-type="float">
            <text:p>67480</text:p>
          </table:table-cell>
          <table:table-cell table:formula="of:=[.P81]-40" office:value-type="float" office:value="67440" calcext:value-type="float">
            <text:p>67440</text:p>
          </table:table-cell>
          <table:table-cell table:number-columns-repeated="14"/>
          <table:table-cell table:formula="of:=[.Q81]/44100" office:value-type="float" office:value="1.52925170068027" calcext:value-type="float">
            <text:p>1,52925170068027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762228" calcext:value-type="float">
            <text:p>41762228</text:p>
          </table:table-cell>
          <table:table-cell table:number-columns-repeated="6"/>
          <table:table-cell office:value-type="float" office:value="160414" calcext:value-type="float">
            <text:p>160414</text:p>
          </table:table-cell>
          <table:table-cell office:value-type="float" office:value="160314" calcext:value-type="float">
            <text:p>160314</text:p>
          </table:table-cell>
          <table:table-cell table:number-columns-repeated="5"/>
          <table:table-cell office:value-type="float" office:value="68240" calcext:value-type="float">
            <text:p>68240</text:p>
          </table:table-cell>
          <table:table-cell table:formula="of:=[.P82]-40" office:value-type="float" office:value="68200" calcext:value-type="float">
            <text:p>68200</text:p>
          </table:table-cell>
          <table:table-cell table:number-columns-repeated="14"/>
          <table:table-cell table:formula="of:=[.Q82]/44100" office:value-type="float" office:value="1.54648526077098" calcext:value-type="float">
            <text:p>1,54648526077098</text:p>
          </table:table-cell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203507" calcext:value-type="float">
            <text:p>42203507</text:p>
          </table:table-cell>
          <table:table-cell table:number-columns-repeated="6"/>
          <table:table-cell office:value-type="float" office:value="162392" calcext:value-type="float">
            <text:p>162392</text:p>
          </table:table-cell>
          <table:table-cell office:value-type="float" office:value="162294" calcext:value-type="float">
            <text:p>162294</text:p>
          </table:table-cell>
          <table:table-cell table:number-columns-repeated="5"/>
          <table:table-cell office:value-type="float" office:value="68960" calcext:value-type="float">
            <text:p>68960</text:p>
          </table:table-cell>
          <table:table-cell table:formula="of:=[.P83]-40" office:value-type="float" office:value="68920" calcext:value-type="float">
            <text:p>68920</text:p>
          </table:table-cell>
          <table:table-cell table:number-columns-repeated="14"/>
          <table:table-cell table:formula="of:=[.Q83]/44100" office:value-type="float" office:value="1.56281179138322" calcext:value-type="float">
            <text:p>1,56281179138322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691500" calcext:value-type="float">
            <text:p>42691500</text:p>
          </table:table-cell>
          <table:table-cell table:number-columns-repeated="6"/>
          <table:table-cell office:value-type="float" office:value="164486" calcext:value-type="float">
            <text:p>164486</text:p>
          </table:table-cell>
          <table:table-cell office:value-type="float" office:value="164388" calcext:value-type="float">
            <text:p>164388</text:p>
          </table:table-cell>
          <table:table-cell table:number-columns-repeated="5"/>
          <table:table-cell office:value-type="float" office:value="69760" calcext:value-type="float">
            <text:p>69760</text:p>
          </table:table-cell>
          <table:table-cell table:formula="of:=[.P84]-40" office:value-type="float" office:value="69720" calcext:value-type="float">
            <text:p>69720</text:p>
          </table:table-cell>
          <table:table-cell table:number-columns-repeated="14"/>
          <table:table-cell table:formula="of:=[.Q84]/44100" office:value-type="float" office:value="1.58095238095238" calcext:value-type="float">
            <text:p>1,58095238095238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155750" calcext:value-type="float">
            <text:p>43155750</text:p>
          </table:table-cell>
          <table:table-cell table:number-columns-repeated="6"/>
          <table:table-cell office:value-type="float" office:value="166540" calcext:value-type="float">
            <text:p>166540</text:p>
          </table:table-cell>
          <table:table-cell office:value-type="float" office:value="166370" calcext:value-type="float">
            <text:p>166370</text:p>
          </table:table-cell>
          <table:table-cell table:number-columns-repeated="5"/>
          <table:table-cell office:value-type="float" office:value="70520" calcext:value-type="float">
            <text:p>70520</text:p>
          </table:table-cell>
          <table:table-cell table:formula="of:=[.P85]-40" office:value-type="float" office:value="70480" calcext:value-type="float">
            <text:p>70480</text:p>
          </table:table-cell>
          <table:table-cell table:number-columns-repeated="14"/>
          <table:table-cell table:formula="of:=[.Q85]/44100" office:value-type="float" office:value="1.59818594104308" calcext:value-type="float">
            <text:p>1,59818594104308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622185" calcext:value-type="float">
            <text:p>43622185</text:p>
          </table:table-cell>
          <table:table-cell table:number-columns-repeated="6"/>
          <table:table-cell office:value-type="float" office:value="168492" calcext:value-type="float">
            <text:p>168492</text:p>
          </table:table-cell>
          <table:table-cell office:value-type="float" office:value="168396" calcext:value-type="float">
            <text:p>168396</text:p>
          </table:table-cell>
          <table:table-cell table:number-columns-repeated="5"/>
          <table:table-cell office:value-type="float" office:value="71280" calcext:value-type="float">
            <text:p>71280</text:p>
          </table:table-cell>
          <table:table-cell table:formula="of:=[.P86]-40" office:value-type="float" office:value="71240" calcext:value-type="float">
            <text:p>71240</text:p>
          </table:table-cell>
          <table:table-cell table:number-columns-repeated="14"/>
          <table:table-cell table:formula="of:=[.Q86]/44100" office:value-type="float" office:value="1.61541950113379" calcext:value-type="float">
            <text:p>1,61541950113379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088278" calcext:value-type="float">
            <text:p>44088278</text:p>
          </table:table-cell>
          <table:table-cell table:number-columns-repeated="6"/>
          <table:table-cell office:value-type="float" office:value="170460" calcext:value-type="float">
            <text:p>170460</text:p>
          </table:table-cell>
          <table:table-cell office:value-type="float" office:value="170364" calcext:value-type="float">
            <text:p>170364</text:p>
          </table:table-cell>
          <table:table-cell table:number-columns-repeated="5"/>
          <table:table-cell office:value-type="float" office:value="72040" calcext:value-type="float">
            <text:p>72040</text:p>
          </table:table-cell>
          <table:table-cell table:formula="of:=[.P87]-40" office:value-type="float" office:value="72000" calcext:value-type="float">
            <text:p>72000</text:p>
          </table:table-cell>
          <table:table-cell table:number-columns-repeated="14"/>
          <table:table-cell table:formula="of:=[.Q87]/44100" office:value-type="float" office:value="1.63265306122449" calcext:value-type="float">
            <text:p>1,63265306122449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527071" calcext:value-type="float">
            <text:p>44527071</text:p>
          </table:table-cell>
          <table:table-cell table:number-columns-repeated="6"/>
          <table:table-cell office:value-type="float" office:value="172554" calcext:value-type="float">
            <text:p>172554</text:p>
          </table:table-cell>
          <table:table-cell office:value-type="float" office:value="172374" calcext:value-type="float">
            <text:p>172374</text:p>
          </table:table-cell>
          <table:table-cell table:number-columns-repeated="5"/>
          <table:table-cell office:value-type="float" office:value="72760" calcext:value-type="float">
            <text:p>72760</text:p>
          </table:table-cell>
          <table:table-cell table:formula="of:=[.P88]-40" office:value-type="float" office:value="72720" calcext:value-type="float">
            <text:p>72720</text:p>
          </table:table-cell>
          <table:table-cell table:number-columns-repeated="14"/>
          <table:table-cell table:formula="of:=[.Q88]/44100" office:value-type="float" office:value="1.64897959183673" calcext:value-type="float">
            <text:p>1,64897959183673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921935" calcext:value-type="float">
            <text:p>44921935</text:p>
          </table:table-cell>
          <table:table-cell table:number-columns-repeated="6"/>
          <table:table-cell office:value-type="float" office:value="174416" calcext:value-type="float">
            <text:p>174416</text:p>
          </table:table-cell>
          <table:table-cell office:value-type="float" office:value="174234" calcext:value-type="float">
            <text:p>174234</text:p>
          </table:table-cell>
          <table:table-cell table:number-columns-repeated="5"/>
          <table:table-cell office:value-type="float" office:value="73400" calcext:value-type="float">
            <text:p>73400</text:p>
          </table:table-cell>
          <table:table-cell table:formula="of:=[.P89]-40" office:value-type="float" office:value="73360" calcext:value-type="float">
            <text:p>73360</text:p>
          </table:table-cell>
          <table:table-cell table:number-columns-repeated="14"/>
          <table:table-cell table:formula="of:=[.Q89]/44100" office:value-type="float" office:value="1.66349206349206" calcext:value-type="float">
            <text:p>1,66349206349206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361843" calcext:value-type="float">
            <text:p>45361843</text:p>
          </table:table-cell>
          <table:table-cell table:number-columns-repeated="6"/>
          <table:table-cell office:value-type="float" office:value="176472" calcext:value-type="float">
            <text:p>176472</text:p>
          </table:table-cell>
          <table:table-cell office:value-type="float" office:value="176364" calcext:value-type="float">
            <text:p>176364</text:p>
          </table:table-cell>
          <table:table-cell table:number-columns-repeated="5"/>
          <table:table-cell office:value-type="float" office:value="74120" calcext:value-type="float">
            <text:p>74120</text:p>
          </table:table-cell>
          <table:table-cell table:formula="of:=[.P90]-40" office:value-type="float" office:value="74080" calcext:value-type="float">
            <text:p>74080</text:p>
          </table:table-cell>
          <table:table-cell table:number-columns-repeated="14"/>
          <table:table-cell table:formula="of:=[.Q90]/44100" office:value-type="float" office:value="1.67981859410431" calcext:value-type="float">
            <text:p>1,67981859410431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802050" calcext:value-type="float">
            <text:p>45802050</text:p>
          </table:table-cell>
          <table:table-cell table:number-columns-repeated="6"/>
          <table:table-cell office:value-type="float" office:value="178500" calcext:value-type="float">
            <text:p>178500</text:p>
          </table:table-cell>
          <table:table-cell office:value-type="float" office:value="178396" calcext:value-type="float">
            <text:p>178396</text:p>
          </table:table-cell>
          <table:table-cell table:number-columns-repeated="5"/>
          <table:table-cell office:value-type="float" office:value="74840" calcext:value-type="float">
            <text:p>74840</text:p>
          </table:table-cell>
          <table:table-cell table:formula="of:=[.P91]-40" office:value-type="float" office:value="74800" calcext:value-type="float">
            <text:p>74800</text:p>
          </table:table-cell>
          <table:table-cell table:number-columns-repeated="14"/>
          <table:table-cell table:formula="of:=[.Q91]/44100" office:value-type="float" office:value="1.69614512471655" calcext:value-type="float">
            <text:p>1,69614512471655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242943" calcext:value-type="float">
            <text:p>46242943</text:p>
          </table:table-cell>
          <table:table-cell table:number-columns-repeated="6"/>
          <table:table-cell office:value-type="float" office:value="180510" calcext:value-type="float">
            <text:p>180510</text:p>
          </table:table-cell>
          <table:table-cell office:value-type="float" office:value="180408" calcext:value-type="float">
            <text:p>180408</text:p>
          </table:table-cell>
          <table:table-cell table:number-columns-repeated="5"/>
          <table:table-cell office:value-type="float" office:value="75560" calcext:value-type="float">
            <text:p>75560</text:p>
          </table:table-cell>
          <table:table-cell table:formula="of:=[.P92]-40" office:value-type="float" office:value="75520" calcext:value-type="float">
            <text:p>75520</text:p>
          </table:table-cell>
          <table:table-cell table:number-columns-repeated="14"/>
          <table:table-cell table:formula="of:=[.Q92]/44100" office:value-type="float" office:value="1.7124716553288" calcext:value-type="float">
            <text:p>1,7124716553288</text:p>
          </table:table-cell>
          <table:table-cell table:number-columns-repeated="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6683793" calcext:value-type="float">
            <text:p>46683793</text:p>
          </table:table-cell>
          <table:table-cell table:number-columns-repeated="6"/>
          <table:table-cell office:value-type="float" office:value="182508" calcext:value-type="float">
            <text:p>182508</text:p>
          </table:table-cell>
          <table:table-cell office:value-type="float" office:value="182406" calcext:value-type="float">
            <text:p>182406</text:p>
          </table:table-cell>
          <table:table-cell table:number-columns-repeated="5"/>
          <table:table-cell office:value-type="float" office:value="76280" calcext:value-type="float">
            <text:p>76280</text:p>
          </table:table-cell>
          <table:table-cell table:formula="of:=[.P93]-40" office:value-type="float" office:value="76240" calcext:value-type="float">
            <text:p>76240</text:p>
          </table:table-cell>
          <table:table-cell table:number-columns-repeated="14"/>
          <table:table-cell table:formula="of:=[.Q93]/44100" office:value-type="float" office:value="1.72879818594104" calcext:value-type="float">
            <text:p>1,72879818594104</text:p>
          </table:table-cell>
          <table:table-cell table:number-columns-repeated="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7101628" calcext:value-type="float">
            <text:p>47101628</text:p>
          </table:table-cell>
          <table:table-cell table:number-columns-repeated="6"/>
          <table:table-cell office:value-type="float" office:value="184446" calcext:value-type="float">
            <text:p>184446</text:p>
          </table:table-cell>
          <table:table-cell office:value-type="float" office:value="184270" calcext:value-type="float">
            <text:p>184270</text:p>
          </table:table-cell>
          <table:table-cell table:number-columns-repeated="5"/>
          <table:table-cell office:value-type="float" office:value="76960" calcext:value-type="float">
            <text:p>76960</text:p>
          </table:table-cell>
          <table:table-cell table:formula="of:=[.P94]-40" office:value-type="float" office:value="76920" calcext:value-type="float">
            <text:p>76920</text:p>
          </table:table-cell>
          <table:table-cell table:number-columns-repeated="14"/>
          <table:table-cell table:formula="of:=[.Q94]/44100" office:value-type="float" office:value="1.74421768707483" calcext:value-type="float">
            <text:p>1,74421768707483</text:p>
          </table:table-cell>
          <table:table-cell table:number-columns-repeated="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566178" calcext:value-type="float">
            <text:p>47566178</text:p>
          </table:table-cell>
          <table:table-cell table:number-columns-repeated="6"/>
          <table:table-cell office:value-type="float" office:value="186486" calcext:value-type="float">
            <text:p>186486</text:p>
          </table:table-cell>
          <table:table-cell office:value-type="float" office:value="186388" calcext:value-type="float">
            <text:p>186388</text:p>
          </table:table-cell>
          <table:table-cell table:number-columns-repeated="5"/>
          <table:table-cell office:value-type="float" office:value="77720" calcext:value-type="float">
            <text:p>77720</text:p>
          </table:table-cell>
          <table:table-cell table:formula="of:=[.P95]-40" office:value-type="float" office:value="77680" calcext:value-type="float">
            <text:p>77680</text:p>
          </table:table-cell>
          <table:table-cell table:number-columns-repeated="14"/>
          <table:table-cell table:formula="of:=[.Q95]/44100" office:value-type="float" office:value="1.76145124716553" calcext:value-type="float">
            <text:p>1,76145124716553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031200" calcext:value-type="float">
            <text:p>48031200</text:p>
          </table:table-cell>
          <table:table-cell table:number-columns-repeated="6"/>
          <table:table-cell office:value-type="float" office:value="188504" calcext:value-type="float">
            <text:p>188504</text:p>
          </table:table-cell>
          <table:table-cell office:value-type="float" office:value="188408" calcext:value-type="float">
            <text:p>188408</text:p>
          </table:table-cell>
          <table:table-cell table:number-columns-repeated="5"/>
          <table:table-cell office:value-type="float" office:value="78480" calcext:value-type="float">
            <text:p>78480</text:p>
          </table:table-cell>
          <table:table-cell table:formula="of:=[.P96]-40" office:value-type="float" office:value="78440" calcext:value-type="float">
            <text:p>78440</text:p>
          </table:table-cell>
          <table:table-cell table:number-columns-repeated="14"/>
          <table:table-cell table:formula="of:=[.Q96]/44100" office:value-type="float" office:value="1.77868480725624" calcext:value-type="float">
            <text:p>1,77868480725624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472435" calcext:value-type="float">
            <text:p>48472435</text:p>
          </table:table-cell>
          <table:table-cell table:number-columns-repeated="6"/>
          <table:table-cell office:value-type="float" office:value="190484" calcext:value-type="float">
            <text:p>190484</text:p>
          </table:table-cell>
          <table:table-cell office:value-type="float" office:value="190310" calcext:value-type="float">
            <text:p>190310</text:p>
          </table:table-cell>
          <table:table-cell table:number-columns-repeated="5"/>
          <table:table-cell office:value-type="float" office:value="79200" calcext:value-type="float">
            <text:p>79200</text:p>
          </table:table-cell>
          <table:table-cell table:formula="of:=[.P97]-40" office:value-type="float" office:value="79160" calcext:value-type="float">
            <text:p>79160</text:p>
          </table:table-cell>
          <table:table-cell table:number-columns-repeated="14"/>
          <table:table-cell table:formula="of:=[.Q97]/44100" office:value-type="float" office:value="1.79501133786848" calcext:value-type="float">
            <text:p>1,79501133786848</text:p>
          </table:table-cell>
          <table:table-cell table:number-columns-repeated="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938143" calcext:value-type="float">
            <text:p>48938143</text:p>
          </table:table-cell>
          <table:table-cell table:number-columns-repeated="6"/>
          <table:table-cell office:value-type="float" office:value="192470" calcext:value-type="float">
            <text:p>192470</text:p>
          </table:table-cell>
          <table:table-cell office:value-type="float" office:value="192376" calcext:value-type="float">
            <text:p>192376</text:p>
          </table:table-cell>
          <table:table-cell table:number-columns-repeated="5"/>
          <table:table-cell office:value-type="float" office:value="79960" calcext:value-type="float">
            <text:p>79960</text:p>
          </table:table-cell>
          <table:table-cell table:formula="of:=[.P98]-40" office:value-type="float" office:value="79920" calcext:value-type="float">
            <text:p>79920</text:p>
          </table:table-cell>
          <table:table-cell table:number-columns-repeated="14"/>
          <table:table-cell table:formula="of:=[.Q98]/44100" office:value-type="float" office:value="1.81224489795918" calcext:value-type="float">
            <text:p>1,81224489795918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9426221" calcext:value-type="float">
            <text:p>49426221</text:p>
          </table:table-cell>
          <table:table-cell table:number-columns-repeated="6"/>
          <table:table-cell office:value-type="float" office:value="194560" calcext:value-type="float">
            <text:p>194560</text:p>
          </table:table-cell>
          <table:table-cell office:value-type="float" office:value="194462" calcext:value-type="float">
            <text:p>194462</text:p>
          </table:table-cell>
          <table:table-cell table:number-columns-repeated="5"/>
          <table:table-cell office:value-type="float" office:value="80760" calcext:value-type="float">
            <text:p>80760</text:p>
          </table:table-cell>
          <table:table-cell table:formula="of:=[.P99]-40" office:value-type="float" office:value="80720" calcext:value-type="float">
            <text:p>80720</text:p>
          </table:table-cell>
          <table:table-cell table:number-columns-repeated="14"/>
          <table:table-cell table:formula="of:=[.Q99]/44100" office:value-type="float" office:value="1.83038548752834" calcext:value-type="float">
            <text:p>1,83038548752834</text:p>
          </table:table-cell>
          <table:table-cell table:number-columns-repeated="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867071" calcext:value-type="float">
            <text:p>49867071</text:p>
          </table:table-cell>
          <table:table-cell table:number-columns-repeated="6"/>
          <table:table-cell office:value-type="float" office:value="196558" calcext:value-type="float">
            <text:p>196558</text:p>
          </table:table-cell>
          <table:table-cell office:value-type="float" office:value="196380" calcext:value-type="float">
            <text:p>196380</text:p>
          </table:table-cell>
          <table:table-cell table:number-columns-repeated="5"/>
          <table:table-cell office:value-type="float" office:value="81480" calcext:value-type="float">
            <text:p>81480</text:p>
          </table:table-cell>
          <table:table-cell table:formula="of:=[.P100]-40" office:value-type="float" office:value="81440" calcext:value-type="float">
            <text:p>81440</text:p>
          </table:table-cell>
          <table:table-cell table:number-columns-repeated="14"/>
          <table:table-cell table:formula="of:=[.Q100]/44100" office:value-type="float" office:value="1.84671201814059" calcext:value-type="float">
            <text:p>1,84671201814059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309550" calcext:value-type="float">
            <text:p>50309550</text:p>
          </table:table-cell>
          <table:table-cell table:number-columns-repeated="6"/>
          <table:table-cell office:value-type="float" office:value="198494" calcext:value-type="float">
            <text:p>198494</text:p>
          </table:table-cell>
          <table:table-cell office:value-type="float" office:value="198396" calcext:value-type="float">
            <text:p>198396</text:p>
          </table:table-cell>
          <table:table-cell table:number-columns-repeated="5"/>
          <table:table-cell office:value-type="float" office:value="82200" calcext:value-type="float">
            <text:p>82200</text:p>
          </table:table-cell>
          <table:table-cell table:formula="of:=[.P101]-40" office:value-type="float" office:value="82160" calcext:value-type="float">
            <text:p>82160</text:p>
          </table:table-cell>
          <table:table-cell table:number-columns-repeated="14"/>
          <table:table-cell table:formula="of:=[.Q101]/44100" office:value-type="float" office:value="1.86303854875283" calcext:value-type="float">
            <text:p>1,86303854875283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774871" calcext:value-type="float">
            <text:p>50774871</text:p>
          </table:table-cell>
          <table:table-cell table:number-columns-repeated="6"/>
          <table:table-cell office:value-type="float" office:value="200498" calcext:value-type="float">
            <text:p>200498</text:p>
          </table:table-cell>
          <table:table-cell office:value-type="float" office:value="200400" calcext:value-type="float">
            <text:p>200400</text:p>
          </table:table-cell>
          <table:table-cell table:number-columns-repeated="5"/>
          <table:table-cell office:value-type="float" office:value="82960" calcext:value-type="float">
            <text:p>82960</text:p>
          </table:table-cell>
          <table:table-cell table:formula="of:=[.P102]-40" office:value-type="float" office:value="82920" calcext:value-type="float">
            <text:p>82920</text:p>
          </table:table-cell>
          <table:table-cell table:number-columns-repeated="14"/>
          <table:table-cell table:formula="of:=[.Q102]/44100" office:value-type="float" office:value="1.88027210884354" calcext:value-type="float">
            <text:p>1,88027210884354</text:p>
          </table:table-cell>
          <table:table-cell table:number-columns-repeated="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1239464" calcext:value-type="float">
            <text:p>51239464</text:p>
          </table:table-cell>
          <table:table-cell table:number-columns-repeated="6"/>
          <table:table-cell office:value-type="float" office:value="202536" calcext:value-type="float">
            <text:p>202536</text:p>
          </table:table-cell>
          <table:table-cell office:value-type="float" office:value="202362" calcext:value-type="float">
            <text:p>202362</text:p>
          </table:table-cell>
          <table:table-cell table:number-columns-repeated="5"/>
          <table:table-cell office:value-type="float" office:value="83720" calcext:value-type="float">
            <text:p>83720</text:p>
          </table:table-cell>
          <table:table-cell table:formula="of:=[.P103]-40" office:value-type="float" office:value="83680" calcext:value-type="float">
            <text:p>83680</text:p>
          </table:table-cell>
          <table:table-cell table:number-columns-repeated="14"/>
          <table:table-cell table:formula="of:=[.Q103]/44100" office:value-type="float" office:value="1.89750566893424" calcext:value-type="float">
            <text:p>1,89750566893424</text:p>
          </table:table-cell>
          <table:table-cell table:number-columns-repeated="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1729900" calcext:value-type="float">
            <text:p>51729900</text:p>
          </table:table-cell>
          <table:table-cell table:number-columns-repeated="6"/>
          <table:table-cell office:value-type="float" office:value="204502" calcext:value-type="float">
            <text:p>204502</text:p>
          </table:table-cell>
          <table:table-cell office:value-type="float" office:value="204412" calcext:value-type="float">
            <text:p>204412</text:p>
          </table:table-cell>
          <table:table-cell table:number-columns-repeated="5"/>
          <table:table-cell office:value-type="float" office:value="84520" calcext:value-type="float">
            <text:p>84520</text:p>
          </table:table-cell>
          <table:table-cell table:formula="of:=[.P104]-40" office:value-type="float" office:value="84480" calcext:value-type="float">
            <text:p>84480</text:p>
          </table:table-cell>
          <table:table-cell table:number-columns-repeated="14"/>
          <table:table-cell table:formula="of:=[.Q104]/44100" office:value-type="float" office:value="1.9156462585034" calcext:value-type="float">
            <text:p>1,9156462585034</text:p>
          </table:table-cell>
          <table:table-cell table:number-columns-repeated="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2218707" calcext:value-type="float">
            <text:p>52218707</text:p>
          </table:table-cell>
          <table:table-cell table:number-columns-repeated="6"/>
          <table:table-cell office:value-type="float" office:value="206558" calcext:value-type="float">
            <text:p>206558</text:p>
          </table:table-cell>
          <table:table-cell office:value-type="float" office:value="206388" calcext:value-type="float">
            <text:p>206388</text:p>
          </table:table-cell>
          <table:table-cell table:number-columns-repeated="5"/>
          <table:table-cell office:value-type="float" office:value="85320" calcext:value-type="float">
            <text:p>85320</text:p>
          </table:table-cell>
          <table:table-cell table:formula="of:=[.P105]-40" office:value-type="float" office:value="85280" calcext:value-type="float">
            <text:p>85280</text:p>
          </table:table-cell>
          <table:table-cell table:number-columns-repeated="14"/>
          <table:table-cell table:formula="of:=[.Q105]/44100" office:value-type="float" office:value="1.93378684807256" calcext:value-type="float">
            <text:p>1,93378684807256</text:p>
          </table:table-cell>
          <table:table-cell table:number-columns-repeated="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2708671" calcext:value-type="float">
            <text:p>52708671</text:p>
          </table:table-cell>
          <table:table-cell table:number-columns-repeated="6"/>
          <table:table-cell office:value-type="float" office:value="208560" calcext:value-type="float">
            <text:p>208560</text:p>
          </table:table-cell>
          <table:table-cell office:value-type="float" office:value="208468" calcext:value-type="float">
            <text:p>208468</text:p>
          </table:table-cell>
          <table:table-cell table:number-columns-repeated="5"/>
          <table:table-cell office:value-type="float" office:value="86120" calcext:value-type="float">
            <text:p>86120</text:p>
          </table:table-cell>
          <table:table-cell table:formula="of:=[.P106]-40" office:value-type="float" office:value="86080" calcext:value-type="float">
            <text:p>86080</text:p>
          </table:table-cell>
          <table:table-cell table:number-columns-repeated="14"/>
          <table:table-cell table:formula="of:=[.Q106]/44100" office:value-type="float" office:value="1.95192743764172" calcext:value-type="float">
            <text:p>1,95192743764172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3196621" calcext:value-type="float">
            <text:p>53196621</text:p>
          </table:table-cell>
          <table:table-cell table:number-columns-repeated="6"/>
          <table:table-cell office:value-type="float" office:value="210642" calcext:value-type="float">
            <text:p>210642</text:p>
          </table:table-cell>
          <table:table-cell office:value-type="float" office:value="210474" calcext:value-type="float">
            <text:p>210474</text:p>
          </table:table-cell>
          <table:table-cell table:number-columns-repeated="5"/>
          <table:table-cell office:value-type="float" office:value="86920" calcext:value-type="float">
            <text:p>86920</text:p>
          </table:table-cell>
          <table:table-cell table:formula="of:=[.P107]-40" office:value-type="float" office:value="86880" calcext:value-type="float">
            <text:p>86880</text:p>
          </table:table-cell>
          <table:table-cell table:number-columns-repeated="14"/>
          <table:table-cell table:formula="of:=[.Q107]/44100" office:value-type="float" office:value="1.97006802721088" calcext:value-type="float">
            <text:p>1,97006802721088</text:p>
          </table:table-cell>
          <table:table-cell table:number-columns-repeated="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663357" calcext:value-type="float">
            <text:p>53663357</text:p>
          </table:table-cell>
          <table:table-cell table:number-columns-repeated="6"/>
          <table:table-cell office:value-type="float" office:value="212580" calcext:value-type="float">
            <text:p>212580</text:p>
          </table:table-cell>
          <table:table-cell office:value-type="float" office:value="212484" calcext:value-type="float">
            <text:p>212484</text:p>
          </table:table-cell>
          <table:table-cell table:number-columns-repeated="5"/>
          <table:table-cell office:value-type="float" office:value="87680" calcext:value-type="float">
            <text:p>87680</text:p>
          </table:table-cell>
          <table:table-cell table:formula="of:=[.P108]-40" office:value-type="float" office:value="87640" calcext:value-type="float">
            <text:p>87640</text:p>
          </table:table-cell>
          <table:table-cell table:number-columns-repeated="14"/>
          <table:table-cell table:formula="of:=[.Q108]/44100" office:value-type="float" office:value="1.98730158730159" calcext:value-type="float">
            <text:p>1,98730158730159</text:p>
          </table:table-cell>
          <table:table-cell table:number-columns-repeated="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4080378" calcext:value-type="float">
            <text:p>54080378</text:p>
          </table:table-cell>
          <table:table-cell table:number-columns-repeated="6"/>
          <table:table-cell office:value-type="float" office:value="214556" calcext:value-type="float">
            <text:p>214556</text:p>
          </table:table-cell>
          <table:table-cell office:value-type="float" office:value="214450" calcext:value-type="float">
            <text:p>214450</text:p>
          </table:table-cell>
          <table:table-cell table:number-columns-repeated="5"/>
          <table:table-cell office:value-type="float" office:value="88360" calcext:value-type="float">
            <text:p>88360</text:p>
          </table:table-cell>
          <table:table-cell table:formula="of:=[.P109]-40" office:value-type="float" office:value="88320" calcext:value-type="float">
            <text:p>88320</text:p>
          </table:table-cell>
          <table:table-cell table:number-columns-repeated="14"/>
          <table:table-cell table:formula="of:=[.Q109]/44100" office:value-type="float" office:value="2.00272108843537" calcext:value-type="float">
            <text:p>2,00272108843537</text:p>
          </table:table-cell>
          <table:table-cell table:number-columns-repeated="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4497657" calcext:value-type="float">
            <text:p>54497657</text:p>
          </table:table-cell>
          <table:table-cell table:number-columns-repeated="6"/>
          <table:table-cell office:value-type="float" office:value="216520" calcext:value-type="float">
            <text:p>216520</text:p>
          </table:table-cell>
          <table:table-cell office:value-type="float" office:value="216414" calcext:value-type="float">
            <text:p>216414</text:p>
          </table:table-cell>
          <table:table-cell table:number-columns-repeated="5"/>
          <table:table-cell office:value-type="float" office:value="89040" calcext:value-type="float">
            <text:p>89040</text:p>
          </table:table-cell>
          <table:table-cell table:formula="of:=[.P110]-40" office:value-type="float" office:value="89000" calcext:value-type="float">
            <text:p>89000</text:p>
          </table:table-cell>
          <table:table-cell table:number-columns-repeated="14"/>
          <table:table-cell table:formula="of:=[.Q110]/44100" office:value-type="float" office:value="2.01814058956916" calcext:value-type="float">
            <text:p>2,01814058956916</text:p>
          </table:table-cell>
          <table:table-cell table:number-columns-repeated="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937007" calcext:value-type="float">
            <text:p>54937007</text:p>
          </table:table-cell>
          <table:table-cell table:number-columns-repeated="6"/>
          <table:table-cell office:value-type="float" office:value="218588" calcext:value-type="float">
            <text:p>218588</text:p>
          </table:table-cell>
          <table:table-cell office:value-type="float" office:value="218482" calcext:value-type="float">
            <text:p>218482</text:p>
          </table:table-cell>
          <table:table-cell table:number-columns-repeated="5"/>
          <table:table-cell office:value-type="float" office:value="89760" calcext:value-type="float">
            <text:p>89760</text:p>
          </table:table-cell>
          <table:table-cell table:formula="of:=[.P111]-40" office:value-type="float" office:value="89720" calcext:value-type="float">
            <text:p>89720</text:p>
          </table:table-cell>
          <table:table-cell table:number-columns-repeated="14"/>
          <table:table-cell table:formula="of:=[.Q111]/44100" office:value-type="float" office:value="2.03446712018141" calcext:value-type="float">
            <text:p>2,03446712018141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5375671" calcext:value-type="float">
            <text:p>55375671</text:p>
          </table:table-cell>
          <table:table-cell table:number-columns-repeated="6"/>
          <table:table-cell office:value-type="float" office:value="220702" calcext:value-type="float">
            <text:p>220702</text:p>
          </table:table-cell>
          <table:table-cell office:value-type="float" office:value="220526" calcext:value-type="float">
            <text:p>220526</text:p>
          </table:table-cell>
          <table:table-cell table:number-columns-repeated="5"/>
          <table:table-cell office:value-type="float" office:value="90480" calcext:value-type="float">
            <text:p>90480</text:p>
          </table:table-cell>
          <table:table-cell table:formula="of:=[.P112]-40" office:value-type="float" office:value="90440" calcext:value-type="float">
            <text:p>90440</text:p>
          </table:table-cell>
          <table:table-cell table:number-columns-repeated="14"/>
          <table:table-cell table:formula="of:=[.Q112]/44100" office:value-type="float" office:value="2.05079365079365" calcext:value-type="float">
            <text:p>2,05079365079365</text:p>
          </table:table-cell>
          <table:table-cell table:number-columns-repeated="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5794064" calcext:value-type="float">
            <text:p>55794064</text:p>
          </table:table-cell>
          <table:table-cell table:number-columns-repeated="6"/>
          <table:table-cell office:value-type="float" office:value="222600" calcext:value-type="float">
            <text:p>222600</text:p>
          </table:table-cell>
          <table:table-cell office:value-type="float" office:value="222498" calcext:value-type="float">
            <text:p>222498</text:p>
          </table:table-cell>
          <table:table-cell table:number-columns-repeated="5"/>
          <table:table-cell office:value-type="float" office:value="91160" calcext:value-type="float">
            <text:p>91160</text:p>
          </table:table-cell>
          <table:table-cell table:formula="of:=[.P113]-40" office:value-type="float" office:value="91120" calcext:value-type="float">
            <text:p>91120</text:p>
          </table:table-cell>
          <table:table-cell table:number-columns-repeated="14"/>
          <table:table-cell table:formula="of:=[.Q113]/44100" office:value-type="float" office:value="2.06621315192744" calcext:value-type="float">
            <text:p>2,06621315192744</text:p>
          </table:table-cell>
          <table:table-cell table:number-columns-repeated="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235814" calcext:value-type="float">
            <text:p>56235814</text:p>
          </table:table-cell>
          <table:table-cell table:number-columns-repeated="6"/>
          <table:table-cell office:value-type="float" office:value="224570" calcext:value-type="float">
            <text:p>224570</text:p>
          </table:table-cell>
          <table:table-cell office:value-type="float" office:value="224470" calcext:value-type="float">
            <text:p>224470</text:p>
          </table:table-cell>
          <table:table-cell table:number-columns-repeated="5"/>
          <table:table-cell office:value-type="float" office:value="91880" calcext:value-type="float">
            <text:p>91880</text:p>
          </table:table-cell>
          <table:table-cell table:formula="of:=[.P114]-40" office:value-type="float" office:value="91840" calcext:value-type="float">
            <text:p>91840</text:p>
          </table:table-cell>
          <table:table-cell table:number-columns-repeated="14"/>
          <table:table-cell table:formula="of:=[.Q114]/44100" office:value-type="float" office:value="2.08253968253968" calcext:value-type="float">
            <text:p>2,08253968253968</text:p>
          </table:table-cell>
          <table:table-cell table:number-columns-repeated="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700193" calcext:value-type="float">
            <text:p>56700193</text:p>
          </table:table-cell>
          <table:table-cell table:number-columns-repeated="6"/>
          <table:table-cell office:value-type="float" office:value="226618" calcext:value-type="float">
            <text:p>226618</text:p>
          </table:table-cell>
          <table:table-cell office:value-type="float" office:value="226520" calcext:value-type="float">
            <text:p>226520</text:p>
          </table:table-cell>
          <table:table-cell table:number-columns-repeated="5"/>
          <table:table-cell office:value-type="float" office:value="92640" calcext:value-type="float">
            <text:p>92640</text:p>
          </table:table-cell>
          <table:table-cell table:formula="of:=[.P115]-40" office:value-type="float" office:value="92600" calcext:value-type="float">
            <text:p>92600</text:p>
          </table:table-cell>
          <table:table-cell table:number-columns-repeated="14"/>
          <table:table-cell table:formula="of:=[.Q115]/44100" office:value-type="float" office:value="2.09977324263039" calcext:value-type="float">
            <text:p>2,09977324263039</text:p>
          </table:table-cell>
          <table:table-cell table:number-columns-repeated="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141257" calcext:value-type="float">
            <text:p>57141257</text:p>
          </table:table-cell>
          <table:table-cell table:number-columns-repeated="6"/>
          <table:table-cell office:value-type="float" office:value="228606" calcext:value-type="float">
            <text:p>228606</text:p>
          </table:table-cell>
          <table:table-cell office:value-type="float" office:value="228432" calcext:value-type="float">
            <text:p>228432</text:p>
          </table:table-cell>
          <table:table-cell table:number-columns-repeated="5"/>
          <table:table-cell office:value-type="float" office:value="93360" calcext:value-type="float">
            <text:p>93360</text:p>
          </table:table-cell>
          <table:table-cell table:formula="of:=[.P116]-40" office:value-type="float" office:value="93320" calcext:value-type="float">
            <text:p>93320</text:p>
          </table:table-cell>
          <table:table-cell table:number-columns-repeated="14"/>
          <table:table-cell table:formula="of:=[.Q116]/44100" office:value-type="float" office:value="2.11609977324263" calcext:value-type="float">
            <text:p>2,11609977324263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606750" calcext:value-type="float">
            <text:p>57606750</text:p>
          </table:table-cell>
          <table:table-cell table:number-columns-repeated="6"/>
          <table:table-cell office:value-type="float" office:value="230602" calcext:value-type="float">
            <text:p>230602</text:p>
          </table:table-cell>
          <table:table-cell office:value-type="float" office:value="230504" calcext:value-type="float">
            <text:p>230504</text:p>
          </table:table-cell>
          <table:table-cell table:number-columns-repeated="5"/>
          <table:table-cell office:value-type="float" office:value="94120" calcext:value-type="float">
            <text:p>94120</text:p>
          </table:table-cell>
          <table:table-cell table:formula="of:=[.P117]-40" office:value-type="float" office:value="94080" calcext:value-type="float">
            <text:p>94080</text:p>
          </table:table-cell>
          <table:table-cell table:number-columns-repeated="14"/>
          <table:table-cell table:formula="of:=[.Q117]/44100" office:value-type="float" office:value="2.13333333333333" calcext:value-type="float">
            <text:p>2,13333333333333</text:p>
          </table:table-cell>
          <table:table-cell table:number-columns-repeated="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8072843" calcext:value-type="float">
            <text:p>58072843</text:p>
          </table:table-cell>
          <table:table-cell table:number-columns-repeated="6"/>
          <table:table-cell office:value-type="float" office:value="232570" calcext:value-type="float">
            <text:p>232570</text:p>
          </table:table-cell>
          <table:table-cell office:value-type="float" office:value="232476" calcext:value-type="float">
            <text:p>232476</text:p>
          </table:table-cell>
          <table:table-cell table:number-columns-repeated="5"/>
          <table:table-cell office:value-type="float" office:value="94880" calcext:value-type="float">
            <text:p>94880</text:p>
          </table:table-cell>
          <table:table-cell table:formula="of:=[.P118]-40" office:value-type="float" office:value="94840" calcext:value-type="float">
            <text:p>94840</text:p>
          </table:table-cell>
          <table:table-cell table:number-columns-repeated="14"/>
          <table:table-cell table:formula="of:=[.Q118]/44100" office:value-type="float" office:value="2.15056689342404" calcext:value-type="float">
            <text:p>2,15056689342404</text:p>
          </table:table-cell>
          <table:table-cell table:number-columns-repeated="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8537435" calcext:value-type="float">
            <text:p>58537435</text:p>
          </table:table-cell>
          <table:table-cell table:number-columns-repeated="6"/>
          <table:table-cell office:value-type="float" office:value="234608" calcext:value-type="float">
            <text:p>234608</text:p>
          </table:table-cell>
          <table:table-cell office:value-type="float" office:value="234436" calcext:value-type="float">
            <text:p>234436</text:p>
          </table:table-cell>
          <table:table-cell table:number-columns-repeated="5"/>
          <table:table-cell office:value-type="float" office:value="95640" calcext:value-type="float">
            <text:p>95640</text:p>
          </table:table-cell>
          <table:table-cell table:formula="of:=[.P119]-40" office:value-type="float" office:value="95600" calcext:value-type="float">
            <text:p>95600</text:p>
          </table:table-cell>
          <table:table-cell table:number-columns-repeated="14"/>
          <table:table-cell table:formula="of:=[.Q119]/44100" office:value-type="float" office:value="2.16780045351474" calcext:value-type="float">
            <text:p>2,16780045351474</text:p>
          </table:table-cell>
          <table:table-cell table:number-columns-repeated="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9002928" calcext:value-type="float">
            <text:p>59002928</text:p>
          </table:table-cell>
          <table:table-cell table:number-columns-repeated="6"/>
          <table:table-cell office:value-type="float" office:value="236604" calcext:value-type="float">
            <text:p>236604</text:p>
          </table:table-cell>
          <table:table-cell office:value-type="float" office:value="236506" calcext:value-type="float">
            <text:p>236506</text:p>
          </table:table-cell>
          <table:table-cell table:number-columns-repeated="5"/>
          <table:table-cell office:value-type="float" office:value="96400" calcext:value-type="float">
            <text:p>96400</text:p>
          </table:table-cell>
          <table:table-cell table:formula="of:=[.P120]-40" office:value-type="float" office:value="96360" calcext:value-type="float">
            <text:p>96360</text:p>
          </table:table-cell>
          <table:table-cell table:number-columns-repeated="14"/>
          <table:table-cell table:formula="of:=[.Q120]/44100" office:value-type="float" office:value="2.18503401360544" calcext:value-type="float">
            <text:p>2,18503401360544</text:p>
          </table:table-cell>
          <table:table-cell table:number-columns-repeated="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468035" calcext:value-type="float">
            <text:p>59468035</text:p>
          </table:table-cell>
          <table:table-cell table:number-columns-repeated="6"/>
          <table:table-cell office:value-type="float" office:value="238618" calcext:value-type="float">
            <text:p>238618</text:p>
          </table:table-cell>
          <table:table-cell office:value-type="float" office:value="238522" calcext:value-type="float">
            <text:p>238522</text:p>
          </table:table-cell>
          <table:table-cell table:number-columns-repeated="5"/>
          <table:table-cell office:value-type="float" office:value="97160" calcext:value-type="float">
            <text:p>97160</text:p>
          </table:table-cell>
          <table:table-cell table:formula="of:=[.P121]-40" office:value-type="float" office:value="97120" calcext:value-type="float">
            <text:p>97120</text:p>
          </table:table-cell>
          <table:table-cell table:number-columns-repeated="14"/>
          <table:table-cell table:formula="of:=[.Q121]/44100" office:value-type="float" office:value="2.20226757369615" calcext:value-type="float">
            <text:p>2,20226757369615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909528" calcext:value-type="float">
            <text:p>59909528</text:p>
          </table:table-cell>
          <table:table-cell table:number-columns-repeated="6"/>
          <table:table-cell office:value-type="float" office:value="240600" calcext:value-type="float">
            <text:p>240600</text:p>
          </table:table-cell>
          <table:table-cell office:value-type="float" office:value="240426" calcext:value-type="float">
            <text:p>240426</text:p>
          </table:table-cell>
          <table:table-cell table:number-columns-repeated="5"/>
          <table:table-cell office:value-type="float" office:value="97880" calcext:value-type="float">
            <text:p>97880</text:p>
          </table:table-cell>
          <table:table-cell table:formula="of:=[.P122]-40" office:value-type="float" office:value="97840" calcext:value-type="float">
            <text:p>97840</text:p>
          </table:table-cell>
          <table:table-cell table:number-columns-repeated="14"/>
          <table:table-cell table:formula="of:=[.Q122]/44100" office:value-type="float" office:value="2.21859410430839" calcext:value-type="float">
            <text:p>2,21859410430839</text:p>
          </table:table-cell>
          <table:table-cell table:number-columns-repeated="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0397607" calcext:value-type="float">
            <text:p>60397607</text:p>
          </table:table-cell>
          <table:table-cell table:number-columns-repeated="6"/>
          <table:table-cell office:value-type="float" office:value="242676" calcext:value-type="float">
            <text:p>242676</text:p>
          </table:table-cell>
          <table:table-cell office:value-type="float" office:value="242578" calcext:value-type="float">
            <text:p>242578</text:p>
          </table:table-cell>
          <table:table-cell table:number-columns-repeated="5"/>
          <table:table-cell office:value-type="float" office:value="98680" calcext:value-type="float">
            <text:p>98680</text:p>
          </table:table-cell>
          <table:table-cell table:formula="of:=[.P123]-40" office:value-type="float" office:value="98640" calcext:value-type="float">
            <text:p>98640</text:p>
          </table:table-cell>
          <table:table-cell table:number-columns-repeated="14"/>
          <table:table-cell table:formula="of:=[.Q123]/44100" office:value-type="float" office:value="2.23673469387755" calcext:value-type="float">
            <text:p>2,23673469387755</text:p>
          </table:table-cell>
          <table:table-cell table:number-columns-repeated="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0864214" calcext:value-type="float">
            <text:p>60864214</text:p>
          </table:table-cell>
          <table:table-cell table:number-columns-repeated="6"/>
          <table:table-cell office:value-type="float" office:value="244620" calcext:value-type="float">
            <text:p>244620</text:p>
          </table:table-cell>
          <table:table-cell office:value-type="float" office:value="244526" calcext:value-type="float">
            <text:p>244526</text:p>
          </table:table-cell>
          <table:table-cell table:number-columns-repeated="5"/>
          <table:table-cell office:value-type="float" office:value="99440" calcext:value-type="float">
            <text:p>99440</text:p>
          </table:table-cell>
          <table:table-cell table:formula="of:=[.P124]-40" office:value-type="float" office:value="99400" calcext:value-type="float">
            <text:p>99400</text:p>
          </table:table-cell>
          <table:table-cell table:number-columns-repeated="14"/>
          <table:table-cell table:formula="of:=[.Q124]/44100" office:value-type="float" office:value="2.25396825396825" calcext:value-type="float">
            <text:p>2,25396825396825</text:p>
          </table:table-cell>
          <table:table-cell table:number-columns-repeated="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1329964" calcext:value-type="float">
            <text:p>61329964</text:p>
          </table:table-cell>
          <table:table-cell table:number-columns-repeated="6"/>
          <table:table-cell office:value-type="float" office:value="246604" calcext:value-type="float">
            <text:p>246604</text:p>
          </table:table-cell>
          <table:table-cell office:value-type="float" office:value="246514" calcext:value-type="float">
            <text:p>246514</text:p>
          </table:table-cell>
          <table:table-cell table:number-columns-repeated="5"/>
          <table:table-cell office:value-type="float" office:value="100200" calcext:value-type="float">
            <text:p>100200</text:p>
          </table:table-cell>
          <table:table-cell table:formula="of:=[.P125]-40" office:value-type="float" office:value="100160" calcext:value-type="float">
            <text:p>100160</text:p>
          </table:table-cell>
          <table:table-cell table:number-columns-repeated="14"/>
          <table:table-cell table:formula="of:=[.Q125]/44100" office:value-type="float" office:value="2.27120181405896" calcext:value-type="float">
            <text:p>2,27120181405896</text:p>
          </table:table-cell>
          <table:table-cell table:number-columns-repeated="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1842814" calcext:value-type="float">
            <text:p>61842814</text:p>
          </table:table-cell>
          <table:table-cell table:number-columns-repeated="6"/>
          <table:table-cell office:value-type="float" office:value="248686" calcext:value-type="float">
            <text:p>248686</text:p>
          </table:table-cell>
          <table:table-cell office:value-type="float" office:value="248596" calcext:value-type="float">
            <text:p>248596</text:p>
          </table:table-cell>
          <table:table-cell table:number-columns-repeated="5"/>
          <table:table-cell office:value-type="float" office:value="101040" calcext:value-type="float">
            <text:p>101040</text:p>
          </table:table-cell>
          <table:table-cell table:formula="of:=[.P126]-40" office:value-type="float" office:value="101000" calcext:value-type="float">
            <text:p>101000</text:p>
          </table:table-cell>
          <table:table-cell table:number-columns-repeated="14"/>
          <table:table-cell table:formula="of:=[.Q126]/44100" office:value-type="float" office:value="2.29024943310658" calcext:value-type="float">
            <text:p>2,29024943310658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2308821" calcext:value-type="float">
            <text:p>62308821</text:p>
          </table:table-cell>
          <table:table-cell table:number-columns-repeated="6"/>
          <table:table-cell office:value-type="float" office:value="250658" calcext:value-type="float">
            <text:p>250658</text:p>
          </table:table-cell>
          <table:table-cell office:value-type="float" office:value="250566" calcext:value-type="float">
            <text:p>250566</text:p>
          </table:table-cell>
          <table:table-cell table:number-columns-repeated="5"/>
          <table:table-cell office:value-type="float" office:value="101800" calcext:value-type="float">
            <text:p>101800</text:p>
          </table:table-cell>
          <table:table-cell table:formula="of:=[.P127]-40" office:value-type="float" office:value="101760" calcext:value-type="float">
            <text:p>101760</text:p>
          </table:table-cell>
          <table:table-cell table:number-columns-repeated="14"/>
          <table:table-cell table:formula="of:=[.Q127]/44100" office:value-type="float" office:value="2.30748299319728" calcext:value-type="float">
            <text:p>2,30748299319728</text:p>
          </table:table-cell>
          <table:table-cell table:number-columns-repeated="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2798314" calcext:value-type="float">
            <text:p>62798314</text:p>
          </table:table-cell>
          <table:table-cell table:number-columns-repeated="6"/>
          <table:table-cell office:value-type="float" office:value="252668" calcext:value-type="float">
            <text:p>252668</text:p>
          </table:table-cell>
          <table:table-cell office:value-type="float" office:value="252576" calcext:value-type="float">
            <text:p>252576</text:p>
          </table:table-cell>
          <table:table-cell table:number-columns-repeated="5"/>
          <table:table-cell office:value-type="float" office:value="102600" calcext:value-type="float">
            <text:p>102600</text:p>
          </table:table-cell>
          <table:table-cell table:formula="of:=[.P128]-40" office:value-type="float" office:value="102560" calcext:value-type="float">
            <text:p>102560</text:p>
          </table:table-cell>
          <table:table-cell table:number-columns-repeated="14"/>
          <table:table-cell table:formula="of:=[.Q128]/44100" office:value-type="float" office:value="2.32562358276644" calcext:value-type="float">
            <text:p>2,32562358276644</text:p>
          </table:table-cell>
          <table:table-cell table:number-columns-repeated="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261921" calcext:value-type="float">
            <text:p>63261921</text:p>
          </table:table-cell>
          <table:table-cell table:number-columns-repeated="6"/>
          <table:table-cell office:value-type="float" office:value="254752" calcext:value-type="float">
            <text:p>254752</text:p>
          </table:table-cell>
          <table:table-cell office:value-type="float" office:value="254572" calcext:value-type="float">
            <text:p>254572</text:p>
          </table:table-cell>
          <table:table-cell table:number-columns-repeated="5"/>
          <table:table-cell office:value-type="float" office:value="103360" calcext:value-type="float">
            <text:p>103360</text:p>
          </table:table-cell>
          <table:table-cell table:formula="of:=[.P129]-40" office:value-type="float" office:value="103320" calcext:value-type="float">
            <text:p>103320</text:p>
          </table:table-cell>
          <table:table-cell table:number-columns-repeated="14"/>
          <table:table-cell table:formula="of:=[.Q129]/44100" office:value-type="float" office:value="2.34285714285714" calcext:value-type="float">
            <text:p>2,34285714285714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679071" calcext:value-type="float">
            <text:p>63679071</text:p>
          </table:table-cell>
          <table:table-cell table:number-columns-repeated="6"/>
          <table:table-cell office:value-type="float" office:value="256722" calcext:value-type="float">
            <text:p>256722</text:p>
          </table:table-cell>
          <table:table-cell office:value-type="float" office:value="256618" calcext:value-type="float">
            <text:p>256618</text:p>
          </table:table-cell>
          <table:table-cell table:number-columns-repeated="5"/>
          <table:table-cell office:value-type="float" office:value="104040" calcext:value-type="float">
            <text:p>104040</text:p>
          </table:table-cell>
          <table:table-cell table:formula="of:=[.P130]-40" office:value-type="float" office:value="104000" calcext:value-type="float">
            <text:p>104000</text:p>
          </table:table-cell>
          <table:table-cell table:number-columns-repeated="14"/>
          <table:table-cell table:formula="of:=[.Q130]/44100" office:value-type="float" office:value="2.35827664399093" calcext:value-type="float">
            <text:p>2,35827664399093</text:p>
          </table:table-cell>
          <table:table-cell table:number-columns-repeated="1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4096821" calcext:value-type="float">
            <text:p>64096821</text:p>
          </table:table-cell>
          <table:table-cell table:number-columns-repeated="6"/>
          <table:table-cell office:value-type="float" office:value="258664" calcext:value-type="float">
            <text:p>258664</text:p>
          </table:table-cell>
          <table:table-cell office:value-type="float" office:value="258562" calcext:value-type="float">
            <text:p>258562</text:p>
          </table:table-cell>
          <table:table-cell table:number-columns-repeated="5"/>
          <table:table-cell office:value-type="float" office:value="104720" calcext:value-type="float">
            <text:p>104720</text:p>
          </table:table-cell>
          <table:table-cell table:formula="of:=[.P131]-40" office:value-type="float" office:value="104680" calcext:value-type="float">
            <text:p>104680</text:p>
          </table:table-cell>
          <table:table-cell table:number-columns-repeated="14"/>
          <table:table-cell table:formula="of:=[.Q131]/44100" office:value-type="float" office:value="2.37369614512472" calcext:value-type="float">
            <text:p>2,37369614512472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537800" calcext:value-type="float">
            <text:p>64537800</text:p>
          </table:table-cell>
          <table:table-cell table:number-columns-repeated="6"/>
          <table:table-cell office:value-type="float" office:value="260656" calcext:value-type="float">
            <text:p>260656</text:p>
          </table:table-cell>
          <table:table-cell office:value-type="float" office:value="260554" calcext:value-type="float">
            <text:p>260554</text:p>
          </table:table-cell>
          <table:table-cell table:number-columns-repeated="5"/>
          <table:table-cell office:value-type="float" office:value="105440" calcext:value-type="float">
            <text:p>105440</text:p>
          </table:table-cell>
          <table:table-cell table:formula="of:=[.P132]-40" office:value-type="float" office:value="105400" calcext:value-type="float">
            <text:p>105400</text:p>
          </table:table-cell>
          <table:table-cell table:number-columns-repeated="14"/>
          <table:table-cell table:formula="of:=[.Q132]/44100" office:value-type="float" office:value="2.39002267573696" calcext:value-type="float">
            <text:p>2,39002267573696</text:p>
          </table:table-cell>
          <table:table-cell table:number-columns-repeated="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001878" calcext:value-type="float">
            <text:p>65001878</text:p>
          </table:table-cell>
          <table:table-cell table:number-columns-repeated="6"/>
          <table:table-cell office:value-type="float" office:value="262718" calcext:value-type="float">
            <text:p>262718</text:p>
          </table:table-cell>
          <table:table-cell office:value-type="float" office:value="262618" calcext:value-type="float">
            <text:p>262618</text:p>
          </table:table-cell>
          <table:table-cell table:number-columns-repeated="5"/>
          <table:table-cell office:value-type="float" office:value="106200" calcext:value-type="float">
            <text:p>106200</text:p>
          </table:table-cell>
          <table:table-cell table:formula="of:=[.P133]-40" office:value-type="float" office:value="106160" calcext:value-type="float">
            <text:p>106160</text:p>
          </table:table-cell>
          <table:table-cell table:number-columns-repeated="14"/>
          <table:table-cell table:formula="of:=[.Q133]/44100" office:value-type="float" office:value="2.40725623582766" calcext:value-type="float">
            <text:p>2,40725623582766</text:p>
          </table:table-cell>
          <table:table-cell table:number-columns-repeated="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5420057" calcext:value-type="float">
            <text:p>65420057</text:p>
          </table:table-cell>
          <table:table-cell table:number-columns-repeated="6"/>
          <table:table-cell office:value-type="float" office:value="264640" calcext:value-type="float">
            <text:p>264640</text:p>
          </table:table-cell>
          <table:table-cell office:value-type="float" office:value="264470" calcext:value-type="float">
            <text:p>264470</text:p>
          </table:table-cell>
          <table:table-cell table:number-columns-repeated="5"/>
          <table:table-cell office:value-type="float" office:value="106880" calcext:value-type="float">
            <text:p>106880</text:p>
          </table:table-cell>
          <table:table-cell table:formula="of:=[.P134]-40" office:value-type="float" office:value="106840" calcext:value-type="float">
            <text:p>106840</text:p>
          </table:table-cell>
          <table:table-cell table:number-columns-repeated="14"/>
          <table:table-cell table:formula="of:=[.Q134]/44100" office:value-type="float" office:value="2.42267573696145" calcext:value-type="float">
            <text:p>2,42267573696145</text:p>
          </table:table-cell>
          <table:table-cell table:number-columns-repeated="1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884950" calcext:value-type="float">
            <text:p>65884950</text:p>
          </table:table-cell>
          <table:table-cell table:number-columns-repeated="6"/>
          <table:table-cell office:value-type="float" office:value="266664" calcext:value-type="float">
            <text:p>266664</text:p>
          </table:table-cell>
          <table:table-cell office:value-type="float" office:value="266566" calcext:value-type="float">
            <text:p>266566</text:p>
          </table:table-cell>
          <table:table-cell table:number-columns-repeated="5"/>
          <table:table-cell office:value-type="float" office:value="107640" calcext:value-type="float">
            <text:p>107640</text:p>
          </table:table-cell>
          <table:table-cell table:formula="of:=[.P135]-40" office:value-type="float" office:value="107600" calcext:value-type="float">
            <text:p>107600</text:p>
          </table:table-cell>
          <table:table-cell table:number-columns-repeated="14"/>
          <table:table-cell table:formula="of:=[.Q135]/44100" office:value-type="float" office:value="2.43990929705215" calcext:value-type="float">
            <text:p>2,43990929705215</text:p>
          </table:table-cell>
          <table:table-cell table:number-columns-repeated="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6350657" calcext:value-type="float">
            <text:p>66350657</text:p>
          </table:table-cell>
          <table:table-cell table:number-columns-repeated="6"/>
          <table:table-cell office:value-type="float" office:value="268650" calcext:value-type="float">
            <text:p>268650</text:p>
          </table:table-cell>
          <table:table-cell office:value-type="float" office:value="268556" calcext:value-type="float">
            <text:p>268556</text:p>
          </table:table-cell>
          <table:table-cell table:number-columns-repeated="5"/>
          <table:table-cell office:value-type="float" office:value="108400" calcext:value-type="float">
            <text:p>108400</text:p>
          </table:table-cell>
          <table:table-cell table:formula="of:=[.P136]-40" office:value-type="float" office:value="108360" calcext:value-type="float">
            <text:p>108360</text:p>
          </table:table-cell>
          <table:table-cell table:number-columns-repeated="14"/>
          <table:table-cell table:formula="of:=[.Q136]/44100" office:value-type="float" office:value="2.45714285714286" calcext:value-type="float">
            <text:p>2,45714285714286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6815335" calcext:value-type="float">
            <text:p>66815335</text:p>
          </table:table-cell>
          <table:table-cell table:number-columns-repeated="6"/>
          <table:table-cell office:value-type="float" office:value="270684" calcext:value-type="float">
            <text:p>270684</text:p>
          </table:table-cell>
          <table:table-cell office:value-type="float" office:value="270590" calcext:value-type="float">
            <text:p>270590</text:p>
          </table:table-cell>
          <table:table-cell table:number-columns-repeated="5"/>
          <table:table-cell office:value-type="float" office:value="109160" calcext:value-type="float">
            <text:p>109160</text:p>
          </table:table-cell>
          <table:table-cell table:formula="of:=[.P137]-40" office:value-type="float" office:value="109120" calcext:value-type="float">
            <text:p>109120</text:p>
          </table:table-cell>
          <table:table-cell table:number-columns-repeated="14"/>
          <table:table-cell table:formula="of:=[.Q137]/44100" office:value-type="float" office:value="2.47437641723356" calcext:value-type="float">
            <text:p>2,47437641723356</text:p>
          </table:table-cell>
          <table:table-cell table:number-columns-repeated="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7304185" calcext:value-type="float">
            <text:p>67304185</text:p>
          </table:table-cell>
          <table:table-cell table:number-columns-repeated="6"/>
          <table:table-cell office:value-type="float" office:value="272738" calcext:value-type="float">
            <text:p>272738</text:p>
          </table:table-cell>
          <table:table-cell office:value-type="float" office:value="272644" calcext:value-type="float">
            <text:p>272644</text:p>
          </table:table-cell>
          <table:table-cell table:number-columns-repeated="5"/>
          <table:table-cell office:value-type="float" office:value="109960" calcext:value-type="float">
            <text:p>109960</text:p>
          </table:table-cell>
          <table:table-cell table:formula="of:=[.P138]-40" office:value-type="float" office:value="109920" calcext:value-type="float">
            <text:p>109920</text:p>
          </table:table-cell>
          <table:table-cell table:number-columns-repeated="14"/>
          <table:table-cell table:formula="of:=[.Q138]/44100" office:value-type="float" office:value="2.49251700680272" calcext:value-type="float">
            <text:p>2,49251700680272</text:p>
          </table:table-cell>
          <table:table-cell table:number-columns-repeated="1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771093" calcext:value-type="float">
            <text:p>67771093</text:p>
          </table:table-cell>
          <table:table-cell table:number-columns-repeated="6"/>
          <table:table-cell office:value-type="float" office:value="274668" calcext:value-type="float">
            <text:p>274668</text:p>
          </table:table-cell>
          <table:table-cell office:value-type="float" office:value="274574" calcext:value-type="float">
            <text:p>274574</text:p>
          </table:table-cell>
          <table:table-cell table:number-columns-repeated="5"/>
          <table:table-cell office:value-type="float" office:value="110720" calcext:value-type="float">
            <text:p>110720</text:p>
          </table:table-cell>
          <table:table-cell table:formula="of:=[.P139]-40" office:value-type="float" office:value="110680" calcext:value-type="float">
            <text:p>110680</text:p>
          </table:table-cell>
          <table:table-cell table:number-columns-repeated="14"/>
          <table:table-cell table:formula="of:=[.Q139]/44100" office:value-type="float" office:value="2.50975056689342" calcext:value-type="float">
            <text:p>2,50975056689342</text:p>
          </table:table-cell>
          <table:table-cell table:number-columns-repeated="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8236028" calcext:value-type="float">
            <text:p>68236028</text:p>
          </table:table-cell>
          <table:table-cell table:number-columns-repeated="6"/>
          <table:table-cell office:value-type="float" office:value="276690" calcext:value-type="float">
            <text:p>276690</text:p>
          </table:table-cell>
          <table:table-cell office:value-type="float" office:value="276594" calcext:value-type="float">
            <text:p>276594</text:p>
          </table:table-cell>
          <table:table-cell table:number-columns-repeated="5"/>
          <table:table-cell office:value-type="float" office:value="111480" calcext:value-type="float">
            <text:p>111480</text:p>
          </table:table-cell>
          <table:table-cell table:formula="of:=[.P140]-40" office:value-type="float" office:value="111440" calcext:value-type="float">
            <text:p>111440</text:p>
          </table:table-cell>
          <table:table-cell table:number-columns-repeated="14"/>
          <table:table-cell table:formula="of:=[.Q140]/44100" office:value-type="float" office:value="2.52698412698413" calcext:value-type="float">
            <text:p>2,52698412698413</text:p>
          </table:table-cell>
          <table:table-cell table:number-columns-repeated="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8701564" calcext:value-type="float">
            <text:p>68701564</text:p>
          </table:table-cell>
          <table:table-cell table:number-columns-repeated="6"/>
          <table:table-cell office:value-type="float" office:value="278684" calcext:value-type="float">
            <text:p>278684</text:p>
          </table:table-cell>
          <table:table-cell office:value-type="float" office:value="278586" calcext:value-type="float">
            <text:p>278586</text:p>
          </table:table-cell>
          <table:table-cell table:number-columns-repeated="5"/>
          <table:table-cell office:value-type="float" office:value="112240" calcext:value-type="float">
            <text:p>112240</text:p>
          </table:table-cell>
          <table:table-cell table:formula="of:=[.P141]-40" office:value-type="float" office:value="112200" calcext:value-type="float">
            <text:p>112200</text:p>
          </table:table-cell>
          <table:table-cell table:number-columns-repeated="14"/>
          <table:table-cell table:formula="of:=[.Q141]/44100" office:value-type="float" office:value="2.54421768707483" calcext:value-type="float">
            <text:p>2,54421768707483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9165343" calcext:value-type="float">
            <text:p>69165343</text:p>
          </table:table-cell>
          <table:table-cell table:number-columns-repeated="6"/>
          <table:table-cell office:value-type="float" office:value="280760" calcext:value-type="float">
            <text:p>280760</text:p>
          </table:table-cell>
          <table:table-cell office:value-type="float" office:value="280588" calcext:value-type="float">
            <text:p>280588</text:p>
          </table:table-cell>
          <table:table-cell table:number-columns-repeated="5"/>
          <table:table-cell office:value-type="float" office:value="113000" calcext:value-type="float">
            <text:p>113000</text:p>
          </table:table-cell>
          <table:table-cell table:formula="of:=[.P142]-40" office:value-type="float" office:value="112960" calcext:value-type="float">
            <text:p>112960</text:p>
          </table:table-cell>
          <table:table-cell table:number-columns-repeated="14"/>
          <table:table-cell table:formula="of:=[.Q142]/44100" office:value-type="float" office:value="2.56145124716553" calcext:value-type="float">
            <text:p>2,56145124716553</text:p>
          </table:table-cell>
          <table:table-cell table:number-columns-repeated="1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9631264" calcext:value-type="float">
            <text:p>69631264</text:p>
          </table:table-cell>
          <table:table-cell table:number-columns-repeated="6"/>
          <table:table-cell office:value-type="float" office:value="282736" calcext:value-type="float">
            <text:p>282736</text:p>
          </table:table-cell>
          <table:table-cell office:value-type="float" office:value="282640" calcext:value-type="float">
            <text:p>282640</text:p>
          </table:table-cell>
          <table:table-cell table:number-columns-repeated="5"/>
          <table:table-cell office:value-type="float" office:value="113760" calcext:value-type="float">
            <text:p>113760</text:p>
          </table:table-cell>
          <table:table-cell table:formula="of:=[.P143]-40" office:value-type="float" office:value="113720" calcext:value-type="float">
            <text:p>113720</text:p>
          </table:table-cell>
          <table:table-cell table:number-columns-repeated="14"/>
          <table:table-cell table:formula="of:=[.Q143]/44100" office:value-type="float" office:value="2.57868480725624" calcext:value-type="float">
            <text:p>2,57868480725624</text:p>
          </table:table-cell>
          <table:table-cell table:number-columns-repeated="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0097357" calcext:value-type="float">
            <text:p>70097357</text:p>
          </table:table-cell>
          <table:table-cell table:number-columns-repeated="6"/>
          <table:table-cell office:value-type="float" office:value="284704" calcext:value-type="float">
            <text:p>284704</text:p>
          </table:table-cell>
          <table:table-cell office:value-type="float" office:value="284610" calcext:value-type="float">
            <text:p>284610</text:p>
          </table:table-cell>
          <table:table-cell table:number-columns-repeated="5"/>
          <table:table-cell office:value-type="float" office:value="114520" calcext:value-type="float">
            <text:p>114520</text:p>
          </table:table-cell>
          <table:table-cell table:formula="of:=[.P144]-40" office:value-type="float" office:value="114480" calcext:value-type="float">
            <text:p>114480</text:p>
          </table:table-cell>
          <table:table-cell table:number-columns-repeated="14"/>
          <table:table-cell table:formula="of:=[.Q144]/44100" office:value-type="float" office:value="2.59591836734694" calcext:value-type="float">
            <text:p>2,59591836734694</text:p>
          </table:table-cell>
          <table:table-cell table:number-columns-repeated="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0562550" calcext:value-type="float">
            <text:p>70562550</text:p>
          </table:table-cell>
          <table:table-cell table:number-columns-repeated="6"/>
          <table:table-cell office:value-type="float" office:value="286714" calcext:value-type="float">
            <text:p>286714</text:p>
          </table:table-cell>
          <table:table-cell office:value-type="float" office:value="286618" calcext:value-type="float">
            <text:p>286618</text:p>
          </table:table-cell>
          <table:table-cell table:number-columns-repeated="5"/>
          <table:table-cell office:value-type="float" office:value="115280" calcext:value-type="float">
            <text:p>115280</text:p>
          </table:table-cell>
          <table:table-cell table:formula="of:=[.P145]-40" office:value-type="float" office:value="115240" calcext:value-type="float">
            <text:p>115240</text:p>
          </table:table-cell>
          <table:table-cell table:number-columns-repeated="14"/>
          <table:table-cell table:formula="of:=[.Q145]/44100" office:value-type="float" office:value="2.61315192743764" calcext:value-type="float">
            <text:p>2,61315192743764</text:p>
          </table:table-cell>
          <table:table-cell table:number-columns-repeated="1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1052085" calcext:value-type="float">
            <text:p>71052085</text:p>
          </table:table-cell>
          <table:table-cell table:number-columns-repeated="6"/>
          <table:table-cell office:value-type="float" office:value="288722" calcext:value-type="float">
            <text:p>288722</text:p>
          </table:table-cell>
          <table:table-cell office:value-type="float" office:value="288628" calcext:value-type="float">
            <text:p>288628</text:p>
          </table:table-cell>
          <table:table-cell table:number-columns-repeated="5"/>
          <table:table-cell office:value-type="float" office:value="116080" calcext:value-type="float">
            <text:p>116080</text:p>
          </table:table-cell>
          <table:table-cell table:formula="of:=[.P146]-40" office:value-type="float" office:value="116040" calcext:value-type="float">
            <text:p>116040</text:p>
          </table:table-cell>
          <table:table-cell table:number-columns-repeated="14"/>
          <table:table-cell table:formula="of:=[.Q146]/44100" office:value-type="float" office:value="2.6312925170068" calcext:value-type="float">
            <text:p>2,6312925170068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1541107" calcext:value-type="float">
            <text:p>71541107</text:p>
          </table:table-cell>
          <table:table-cell table:number-columns-repeated="6"/>
          <table:table-cell office:value-type="float" office:value="290768" calcext:value-type="float">
            <text:p>290768</text:p>
          </table:table-cell>
          <table:table-cell office:value-type="float" office:value="290678" calcext:value-type="float">
            <text:p>290678</text:p>
          </table:table-cell>
          <table:table-cell table:number-columns-repeated="5"/>
          <table:table-cell office:value-type="float" office:value="116880" calcext:value-type="float">
            <text:p>116880</text:p>
          </table:table-cell>
          <table:table-cell table:formula="of:=[.P147]-40" office:value-type="float" office:value="116840" calcext:value-type="float">
            <text:p>116840</text:p>
          </table:table-cell>
          <table:table-cell table:number-columns-repeated="14"/>
          <table:table-cell table:formula="of:=[.Q147]/44100" office:value-type="float" office:value="2.64943310657596" calcext:value-type="float">
            <text:p>2,64943310657596</text:p>
          </table:table-cell>
          <table:table-cell table:number-columns-repeated="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2031414" calcext:value-type="float">
            <text:p>72031414</text:p>
          </table:table-cell>
          <table:table-cell table:number-columns-repeated="6"/>
          <table:table-cell office:value-type="float" office:value="292754" calcext:value-type="float">
            <text:p>292754</text:p>
          </table:table-cell>
          <table:table-cell office:value-type="float" office:value="292664" calcext:value-type="float">
            <text:p>292664</text:p>
          </table:table-cell>
          <table:table-cell table:number-columns-repeated="5"/>
          <table:table-cell office:value-type="float" office:value="117680" calcext:value-type="float">
            <text:p>117680</text:p>
          </table:table-cell>
          <table:table-cell table:formula="of:=[.P148]-40" office:value-type="float" office:value="117640" calcext:value-type="float">
            <text:p>117640</text:p>
          </table:table-cell>
          <table:table-cell table:number-columns-repeated="14"/>
          <table:table-cell table:formula="of:=[.Q148]/44100" office:value-type="float" office:value="2.66757369614512" calcext:value-type="float">
            <text:p>2,66757369614512</text:p>
          </table:table-cell>
          <table:table-cell table:number-columns-repeated="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2496564" calcext:value-type="float">
            <text:p>72496564</text:p>
          </table:table-cell>
          <table:table-cell table:number-columns-repeated="6"/>
          <table:table-cell office:value-type="float" office:value="294766" calcext:value-type="float">
            <text:p>294766</text:p>
          </table:table-cell>
          <table:table-cell office:value-type="float" office:value="294664" calcext:value-type="float">
            <text:p>294664</text:p>
          </table:table-cell>
          <table:table-cell table:number-columns-repeated="5"/>
          <table:table-cell office:value-type="float" office:value="118440" calcext:value-type="float">
            <text:p>118440</text:p>
          </table:table-cell>
          <table:table-cell table:formula="of:=[.P149]-40" office:value-type="float" office:value="118400" calcext:value-type="float">
            <text:p>118400</text:p>
          </table:table-cell>
          <table:table-cell table:number-columns-repeated="14"/>
          <table:table-cell table:formula="of:=[.Q149]/44100" office:value-type="float" office:value="2.68480725623583" calcext:value-type="float">
            <text:p>2,68480725623583</text:p>
          </table:table-cell>
          <table:table-cell table:number-columns-repeated="1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2912214" calcext:value-type="float">
            <text:p>72912214</text:p>
          </table:table-cell>
          <table:table-cell table:number-columns-repeated="6"/>
          <table:table-cell office:value-type="float" office:value="296806" calcext:value-type="float">
            <text:p>296806</text:p>
          </table:table-cell>
          <table:table-cell office:value-type="float" office:value="296618" calcext:value-type="float">
            <text:p>296618</text:p>
          </table:table-cell>
          <table:table-cell table:number-columns-repeated="5"/>
          <table:table-cell office:value-type="float" office:value="119120" calcext:value-type="float">
            <text:p>119120</text:p>
          </table:table-cell>
          <table:table-cell table:formula="of:=[.P150]-40" office:value-type="float" office:value="119080" calcext:value-type="float">
            <text:p>119080</text:p>
          </table:table-cell>
          <table:table-cell table:number-columns-repeated="14"/>
          <table:table-cell table:formula="of:=[.Q150]/44100" office:value-type="float" office:value="2.70022675736961" calcext:value-type="float">
            <text:p>2,70022675736961</text:p>
          </table:table-cell>
          <table:table-cell table:number-columns-repeated="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3327950" calcext:value-type="float">
            <text:p>73327950</text:p>
          </table:table-cell>
          <table:table-cell table:number-columns-repeated="6"/>
          <table:table-cell office:value-type="float" office:value="298828" calcext:value-type="float">
            <text:p>298828</text:p>
          </table:table-cell>
          <table:table-cell office:value-type="float" office:value="298716" calcext:value-type="float">
            <text:p>298716</text:p>
          </table:table-cell>
          <table:table-cell table:number-columns-repeated="5"/>
          <table:table-cell office:value-type="float" office:value="119800" calcext:value-type="float">
            <text:p>119800</text:p>
          </table:table-cell>
          <table:table-cell table:formula="of:=[.P151]-40" office:value-type="float" office:value="119760" calcext:value-type="float">
            <text:p>119760</text:p>
          </table:table-cell>
          <table:table-cell table:number-columns-repeated="14"/>
          <table:table-cell table:formula="of:=[.Q151]/44100" office:value-type="float" office:value="2.7156462585034" calcext:value-type="float">
            <text:p>2,7156462585034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721228" calcext:value-type="float">
            <text:p>73721228</text:p>
          </table:table-cell>
          <table:table-cell table:number-columns-repeated="6"/>
          <table:table-cell office:value-type="float" office:value="300764" calcext:value-type="float">
            <text:p>300764</text:p>
          </table:table-cell>
          <table:table-cell office:value-type="float" office:value="300648" calcext:value-type="float">
            <text:p>300648</text:p>
          </table:table-cell>
          <table:table-cell table:number-columns-repeated="5"/>
          <table:table-cell office:value-type="float" office:value="120440" calcext:value-type="float">
            <text:p>120440</text:p>
          </table:table-cell>
          <table:table-cell table:formula="of:=[.P152]-40" office:value-type="float" office:value="120400" calcext:value-type="float">
            <text:p>120400</text:p>
          </table:table-cell>
          <table:table-cell table:number-columns-repeated="14"/>
          <table:table-cell table:formula="of:=[.Q152]/44100" office:value-type="float" office:value="2.73015873015873" calcext:value-type="float">
            <text:p>2,73015873015873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4137907" calcext:value-type="float">
            <text:p>74137907</text:p>
          </table:table-cell>
          <table:table-cell table:number-columns-repeated="6"/>
          <table:table-cell office:value-type="float" office:value="302756" calcext:value-type="float">
            <text:p>302756</text:p>
          </table:table-cell>
          <table:table-cell office:value-type="float" office:value="302652" calcext:value-type="float">
            <text:p>302652</text:p>
          </table:table-cell>
          <table:table-cell table:number-columns-repeated="5"/>
          <table:table-cell office:value-type="float" office:value="121120" calcext:value-type="float">
            <text:p>121120</text:p>
          </table:table-cell>
          <table:table-cell table:formula="of:=[.P153]-40" office:value-type="float" office:value="121080" calcext:value-type="float">
            <text:p>121080</text:p>
          </table:table-cell>
          <table:table-cell table:number-columns-repeated="14"/>
          <table:table-cell table:formula="of:=[.Q153]/44100" office:value-type="float" office:value="2.74557823129252" calcext:value-type="float">
            <text:p>2,74557823129252</text:p>
          </table:table-cell>
          <table:table-cell table:number-columns-repeated="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4578200" calcext:value-type="float">
            <text:p>74578200</text:p>
          </table:table-cell>
          <table:table-cell table:number-columns-repeated="6"/>
          <table:table-cell office:value-type="float" office:value="304794" calcext:value-type="float">
            <text:p>304794</text:p>
          </table:table-cell>
          <table:table-cell office:value-type="float" office:value="304688" calcext:value-type="float">
            <text:p>304688</text:p>
          </table:table-cell>
          <table:table-cell table:number-columns-repeated="5"/>
          <table:table-cell office:value-type="float" office:value="121840" calcext:value-type="float">
            <text:p>121840</text:p>
          </table:table-cell>
          <table:table-cell table:formula="of:=[.P154]-40" office:value-type="float" office:value="121800" calcext:value-type="float">
            <text:p>121800</text:p>
          </table:table-cell>
          <table:table-cell table:number-columns-repeated="14"/>
          <table:table-cell table:formula="of:=[.Q154]/44100" office:value-type="float" office:value="2.76190476190476" calcext:value-type="float">
            <text:p>2,76190476190476</text:p>
          </table:table-cell>
          <table:table-cell table:number-columns-repeated="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5018493" calcext:value-type="float">
            <text:p>75018493</text:p>
          </table:table-cell>
          <table:table-cell table:number-columns-repeated="6"/>
          <table:table-cell office:value-type="float" office:value="306818" calcext:value-type="float">
            <text:p>306818</text:p>
          </table:table-cell>
          <table:table-cell office:value-type="float" office:value="306714" calcext:value-type="float">
            <text:p>306714</text:p>
          </table:table-cell>
          <table:table-cell table:number-columns-repeated="5"/>
          <table:table-cell office:value-type="float" office:value="122560" calcext:value-type="float">
            <text:p>122560</text:p>
          </table:table-cell>
          <table:table-cell table:formula="of:=[.P155]-40" office:value-type="float" office:value="122520" calcext:value-type="float">
            <text:p>122520</text:p>
          </table:table-cell>
          <table:table-cell table:number-columns-repeated="14"/>
          <table:table-cell table:formula="of:=[.Q155]/44100" office:value-type="float" office:value="2.77823129251701" calcext:value-type="float">
            <text:p>2,77823129251701</text:p>
          </table:table-cell>
          <table:table-cell table:number-columns-repeated="1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5458057" calcext:value-type="float">
            <text:p>75458057</text:p>
          </table:table-cell>
          <table:table-cell table:number-columns-repeated="6"/>
          <table:table-cell office:value-type="float" office:value="308876" calcext:value-type="float">
            <text:p>308876</text:p>
          </table:table-cell>
          <table:table-cell office:value-type="float" office:value="308700" calcext:value-type="float">
            <text:p>308700</text:p>
          </table:table-cell>
          <table:table-cell table:number-columns-repeated="5"/>
          <table:table-cell office:value-type="float" office:value="123280" calcext:value-type="float">
            <text:p>123280</text:p>
          </table:table-cell>
          <table:table-cell table:formula="of:=[.P156]-40" office:value-type="float" office:value="123240" calcext:value-type="float">
            <text:p>123240</text:p>
          </table:table-cell>
          <table:table-cell table:number-columns-repeated="14"/>
          <table:table-cell table:formula="of:=[.Q156]/44100" office:value-type="float" office:value="2.79455782312925" calcext:value-type="float">
            <text:p>2,79455782312925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5899978" calcext:value-type="float">
            <text:p>75899978</text:p>
          </table:table-cell>
          <table:table-cell table:number-columns-repeated="6"/>
          <table:table-cell office:value-type="float" office:value="310838" calcext:value-type="float">
            <text:p>310838</text:p>
          </table:table-cell>
          <table:table-cell office:value-type="float" office:value="310734" calcext:value-type="float">
            <text:p>310734</text:p>
          </table:table-cell>
          <table:table-cell table:number-columns-repeated="5"/>
          <table:table-cell office:value-type="float" office:value="124000" calcext:value-type="float">
            <text:p>124000</text:p>
          </table:table-cell>
          <table:table-cell table:formula="of:=[.P157]-40" office:value-type="float" office:value="123960" calcext:value-type="float">
            <text:p>123960</text:p>
          </table:table-cell>
          <table:table-cell table:number-columns-repeated="14"/>
          <table:table-cell table:formula="of:=[.Q157]/44100" office:value-type="float" office:value="2.8108843537415" calcext:value-type="float">
            <text:p>2,8108843537415</text:p>
          </table:table-cell>
          <table:table-cell table:number-columns-repeated="1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6341857" calcext:value-type="float">
            <text:p>76341857</text:p>
          </table:table-cell>
          <table:table-cell table:number-columns-repeated="6"/>
          <table:table-cell office:value-type="float" office:value="312788" calcext:value-type="float">
            <text:p>312788</text:p>
          </table:table-cell>
          <table:table-cell office:value-type="float" office:value="312686" calcext:value-type="float">
            <text:p>312686</text:p>
          </table:table-cell>
          <table:table-cell table:number-columns-repeated="5"/>
          <table:table-cell office:value-type="float" office:value="124720" calcext:value-type="float">
            <text:p>124720</text:p>
          </table:table-cell>
          <table:table-cell table:formula="of:=[.P158]-40" office:value-type="float" office:value="124680" calcext:value-type="float">
            <text:p>124680</text:p>
          </table:table-cell>
          <table:table-cell table:number-columns-repeated="14"/>
          <table:table-cell table:formula="of:=[.Q158]/44100" office:value-type="float" office:value="2.82721088435374" calcext:value-type="float">
            <text:p>2,82721088435374</text:p>
          </table:table-cell>
          <table:table-cell table:number-columns-repeated="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6806621" calcext:value-type="float">
            <text:p>76806621</text:p>
          </table:table-cell>
          <table:table-cell table:number-columns-repeated="6"/>
          <table:table-cell office:value-type="float" office:value="314818" calcext:value-type="float">
            <text:p>314818</text:p>
          </table:table-cell>
          <table:table-cell office:value-type="float" office:value="314724" calcext:value-type="float">
            <text:p>314724</text:p>
          </table:table-cell>
          <table:table-cell table:number-columns-repeated="5"/>
          <table:table-cell office:value-type="float" office:value="125480" calcext:value-type="float">
            <text:p>125480</text:p>
          </table:table-cell>
          <table:table-cell table:formula="of:=[.P159]-40" office:value-type="float" office:value="125440" calcext:value-type="float">
            <text:p>125440</text:p>
          </table:table-cell>
          <table:table-cell table:number-columns-repeated="14"/>
          <table:table-cell table:formula="of:=[.Q159]/44100" office:value-type="float" office:value="2.84444444444444" calcext:value-type="float">
            <text:p>2,84444444444444</text:p>
          </table:table-cell>
          <table:table-cell table:number-columns-repeated="1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7247728" calcext:value-type="float">
            <text:p>77247728</text:p>
          </table:table-cell>
          <table:table-cell table:number-columns-repeated="6"/>
          <table:table-cell office:value-type="float" office:value="316818" calcext:value-type="float">
            <text:p>316818</text:p>
          </table:table-cell>
          <table:table-cell office:value-type="float" office:value="316644" calcext:value-type="float">
            <text:p>316644</text:p>
          </table:table-cell>
          <table:table-cell table:number-columns-repeated="5"/>
          <table:table-cell office:value-type="float" office:value="126200" calcext:value-type="float">
            <text:p>126200</text:p>
          </table:table-cell>
          <table:table-cell table:formula="of:=[.P160]-40" office:value-type="float" office:value="126160" calcext:value-type="float">
            <text:p>126160</text:p>
          </table:table-cell>
          <table:table-cell table:number-columns-repeated="14"/>
          <table:table-cell table:formula="of:=[.Q160]/44100" office:value-type="float" office:value="2.86077097505669" calcext:value-type="float">
            <text:p>2,86077097505669</text:p>
          </table:table-cell>
          <table:table-cell table:number-columns-repeated="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7712064" calcext:value-type="float">
            <text:p>77712064</text:p>
          </table:table-cell>
          <table:table-cell table:number-columns-repeated="6"/>
          <table:table-cell office:value-type="float" office:value="318868" calcext:value-type="float">
            <text:p>318868</text:p>
          </table:table-cell>
          <table:table-cell office:value-type="float" office:value="318770" calcext:value-type="float">
            <text:p>318770</text:p>
          </table:table-cell>
          <table:table-cell table:number-columns-repeated="5"/>
          <table:table-cell office:value-type="float" office:value="126960" calcext:value-type="float">
            <text:p>126960</text:p>
          </table:table-cell>
          <table:table-cell table:formula="of:=[.P161]-40" office:value-type="float" office:value="126920" calcext:value-type="float">
            <text:p>126920</text:p>
          </table:table-cell>
          <table:table-cell table:number-columns-repeated="14"/>
          <table:table-cell table:formula="of:=[.Q161]/44100" office:value-type="float" office:value="2.87800453514739" calcext:value-type="float">
            <text:p>2,87800453514739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8154328" calcext:value-type="float">
            <text:p>78154328</text:p>
          </table:table-cell>
          <table:table-cell table:number-columns-repeated="6"/>
          <table:table-cell office:value-type="float" office:value="320800" calcext:value-type="float">
            <text:p>320800</text:p>
          </table:table-cell>
          <table:table-cell office:value-type="float" office:value="320702" calcext:value-type="float">
            <text:p>320702</text:p>
          </table:table-cell>
          <table:table-cell table:number-columns-repeated="5"/>
          <table:table-cell office:value-type="float" office:value="127680" calcext:value-type="float">
            <text:p>127680</text:p>
          </table:table-cell>
          <table:table-cell table:formula="of:=[.P162]-40" office:value-type="float" office:value="127640" calcext:value-type="float">
            <text:p>127640</text:p>
          </table:table-cell>
          <table:table-cell table:number-columns-repeated="14"/>
          <table:table-cell table:formula="of:=[.Q162]/44100" office:value-type="float" office:value="2.89433106575964" calcext:value-type="float">
            <text:p>2,89433106575964</text:p>
          </table:table-cell>
          <table:table-cell table:number-columns-repeated="1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8618235" calcext:value-type="float">
            <text:p>78618235</text:p>
          </table:table-cell>
          <table:table-cell table:number-columns-repeated="6"/>
          <table:table-cell office:value-type="float" office:value="322870" calcext:value-type="float">
            <text:p>322870</text:p>
          </table:table-cell>
          <table:table-cell office:value-type="float" office:value="322700" calcext:value-type="float">
            <text:p>322700</text:p>
          </table:table-cell>
          <table:table-cell table:number-columns-repeated="5"/>
          <table:table-cell office:value-type="float" office:value="128440" calcext:value-type="float">
            <text:p>128440</text:p>
          </table:table-cell>
          <table:table-cell table:formula="of:=[.P163]-40" office:value-type="float" office:value="128400" calcext:value-type="float">
            <text:p>128400</text:p>
          </table:table-cell>
          <table:table-cell table:number-columns-repeated="14"/>
          <table:table-cell table:formula="of:=[.Q163]/44100" office:value-type="float" office:value="2.91156462585034" calcext:value-type="float">
            <text:p>2,91156462585034</text:p>
          </table:table-cell>
          <table:table-cell table:number-columns-repeated="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9083943" calcext:value-type="float">
            <text:p>79083943</text:p>
          </table:table-cell>
          <table:table-cell table:number-columns-repeated="6"/>
          <table:table-cell office:value-type="float" office:value="324856" calcext:value-type="float">
            <text:p>324856</text:p>
          </table:table-cell>
          <table:table-cell office:value-type="float" office:value="324760" calcext:value-type="float">
            <text:p>324760</text:p>
          </table:table-cell>
          <table:table-cell table:number-columns-repeated="5"/>
          <table:table-cell office:value-type="float" office:value="129200" calcext:value-type="float">
            <text:p>129200</text:p>
          </table:table-cell>
          <table:table-cell table:formula="of:=[.P164]-40" office:value-type="float" office:value="129160" calcext:value-type="float">
            <text:p>129160</text:p>
          </table:table-cell>
          <table:table-cell table:number-columns-repeated="14"/>
          <table:table-cell table:formula="of:=[.Q164]/44100" office:value-type="float" office:value="2.92879818594104" calcext:value-type="float">
            <text:p>2,92879818594104</text:p>
          </table:table-cell>
          <table:table-cell table:number-columns-repeated="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9550164" calcext:value-type="float">
            <text:p>79550164</text:p>
          </table:table-cell>
          <table:table-cell table:number-columns-repeated="6"/>
          <table:table-cell office:value-type="float" office:value="326818" calcext:value-type="float">
            <text:p>326818</text:p>
          </table:table-cell>
          <table:table-cell office:value-type="float" office:value="326724" calcext:value-type="float">
            <text:p>326724</text:p>
          </table:table-cell>
          <table:table-cell table:number-columns-repeated="5"/>
          <table:table-cell office:value-type="float" office:value="129960" calcext:value-type="float">
            <text:p>129960</text:p>
          </table:table-cell>
          <table:table-cell table:formula="of:=[.P165]-40" office:value-type="float" office:value="129920" calcext:value-type="float">
            <text:p>129920</text:p>
          </table:table-cell>
          <table:table-cell table:number-columns-repeated="14"/>
          <table:table-cell table:formula="of:=[.Q165]/44100" office:value-type="float" office:value="2.94603174603175" calcext:value-type="float">
            <text:p>2,94603174603175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0015443" calcext:value-type="float">
            <text:p>80015443</text:p>
          </table:table-cell>
          <table:table-cell table:number-columns-repeated="6"/>
          <table:table-cell office:value-type="float" office:value="328824" calcext:value-type="float">
            <text:p>328824</text:p>
          </table:table-cell>
          <table:table-cell office:value-type="float" office:value="328730" calcext:value-type="float">
            <text:p>328730</text:p>
          </table:table-cell>
          <table:table-cell table:number-columns-repeated="5"/>
          <table:table-cell office:value-type="float" office:value="130720" calcext:value-type="float">
            <text:p>130720</text:p>
          </table:table-cell>
          <table:table-cell table:formula="of:=[.P166]-40" office:value-type="float" office:value="130680" calcext:value-type="float">
            <text:p>130680</text:p>
          </table:table-cell>
          <table:table-cell table:number-columns-repeated="14"/>
          <table:table-cell table:formula="of:=[.Q166]/44100" office:value-type="float" office:value="2.96326530612245" calcext:value-type="float">
            <text:p>2,96326530612245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0504721" calcext:value-type="float">
            <text:p>80504721</text:p>
          </table:table-cell>
          <table:table-cell table:number-columns-repeated="6"/>
          <table:table-cell office:value-type="float" office:value="330858" calcext:value-type="float">
            <text:p>330858</text:p>
          </table:table-cell>
          <table:table-cell office:value-type="float" office:value="330766" calcext:value-type="float">
            <text:p>330766</text:p>
          </table:table-cell>
          <table:table-cell table:number-columns-repeated="5"/>
          <table:table-cell office:value-type="float" office:value="131520" calcext:value-type="float">
            <text:p>131520</text:p>
          </table:table-cell>
          <table:table-cell table:formula="of:=[.P167]-40" office:value-type="float" office:value="131480" calcext:value-type="float">
            <text:p>131480</text:p>
          </table:table-cell>
          <table:table-cell table:number-columns-repeated="14"/>
          <table:table-cell table:formula="of:=[.Q167]/44100" office:value-type="float" office:value="2.98140589569161" calcext:value-type="float">
            <text:p>2,98140589569161</text:p>
          </table:table-cell>
          <table:table-cell table:number-columns-repeated="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0969871" calcext:value-type="float">
            <text:p>80969871</text:p>
          </table:table-cell>
          <table:table-cell table:number-columns-repeated="6"/>
          <table:table-cell office:value-type="float" office:value="332870" calcext:value-type="float">
            <text:p>332870</text:p>
          </table:table-cell>
          <table:table-cell office:value-type="float" office:value="332702" calcext:value-type="float">
            <text:p>332702</text:p>
          </table:table-cell>
          <table:table-cell table:number-columns-repeated="5"/>
          <table:table-cell office:value-type="float" office:value="132280" calcext:value-type="float">
            <text:p>132280</text:p>
          </table:table-cell>
          <table:table-cell table:formula="of:=[.P168]-40" office:value-type="float" office:value="132240" calcext:value-type="float">
            <text:p>132240</text:p>
          </table:table-cell>
          <table:table-cell table:number-columns-repeated="14"/>
          <table:table-cell table:formula="of:=[.Q168]/44100" office:value-type="float" office:value="2.99863945578231" calcext:value-type="float">
            <text:p>2,99863945578231</text:p>
          </table:table-cell>
          <table:table-cell table:number-columns-repeated="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1436393" calcext:value-type="float">
            <text:p>81436393</text:p>
          </table:table-cell>
          <table:table-cell table:number-columns-repeated="6"/>
          <table:table-cell office:value-type="float" office:value="334818" calcext:value-type="float">
            <text:p>334818</text:p>
          </table:table-cell>
          <table:table-cell office:value-type="float" office:value="334724" calcext:value-type="float">
            <text:p>334724</text:p>
          </table:table-cell>
          <table:table-cell table:number-columns-repeated="5"/>
          <table:table-cell office:value-type="float" office:value="133040" calcext:value-type="float">
            <text:p>133040</text:p>
          </table:table-cell>
          <table:table-cell table:formula="of:=[.P169]-40" office:value-type="float" office:value="133000" calcext:value-type="float">
            <text:p>133000</text:p>
          </table:table-cell>
          <table:table-cell table:number-columns-repeated="14"/>
          <table:table-cell table:formula="of:=[.Q169]/44100" office:value-type="float" office:value="3.01587301587302" calcext:value-type="float">
            <text:p>3,01587301587302</text:p>
          </table:table-cell>
          <table:table-cell table:number-columns-repeated="1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1900900" calcext:value-type="float">
            <text:p>81900900</text:p>
          </table:table-cell>
          <table:table-cell table:number-columns-repeated="6"/>
          <table:table-cell office:value-type="float" office:value="336860" calcext:value-type="float">
            <text:p>336860</text:p>
          </table:table-cell>
          <table:table-cell office:value-type="float" office:value="336754" calcext:value-type="float">
            <text:p>336754</text:p>
          </table:table-cell>
          <table:table-cell table:number-columns-repeated="5"/>
          <table:table-cell office:value-type="float" office:value="133800" calcext:value-type="float">
            <text:p>133800</text:p>
          </table:table-cell>
          <table:table-cell table:formula="of:=[.P170]-40" office:value-type="float" office:value="133760" calcext:value-type="float">
            <text:p>133760</text:p>
          </table:table-cell>
          <table:table-cell table:number-columns-repeated="14"/>
          <table:table-cell table:formula="of:=[.Q170]/44100" office:value-type="float" office:value="3.03310657596372" calcext:value-type="float">
            <text:p>3,03310657596372</text:p>
          </table:table-cell>
          <table:table-cell table:number-columns-repeated="1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2340678" calcext:value-type="float">
            <text:p>82340678</text:p>
          </table:table-cell>
          <table:table-cell table:number-columns-repeated="6"/>
          <table:table-cell office:value-type="float" office:value="338908" calcext:value-type="float">
            <text:p>338908</text:p>
          </table:table-cell>
          <table:table-cell office:value-type="float" office:value="338800" calcext:value-type="float">
            <text:p>338800</text:p>
          </table:table-cell>
          <table:table-cell table:number-columns-repeated="5"/>
          <table:table-cell office:value-type="float" office:value="134520" calcext:value-type="float">
            <text:p>134520</text:p>
          </table:table-cell>
          <table:table-cell table:formula="of:=[.P171]-40" office:value-type="float" office:value="134480" calcext:value-type="float">
            <text:p>134480</text:p>
          </table:table-cell>
          <table:table-cell table:number-columns-repeated="14"/>
          <table:table-cell table:formula="of:=[.Q171]/44100" office:value-type="float" office:value="3.04943310657596" calcext:value-type="float">
            <text:p>3,04943310657596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2756885" calcext:value-type="float">
            <text:p>82756885</text:p>
          </table:table-cell>
          <table:table-cell table:number-columns-repeated="6"/>
          <table:table-cell office:value-type="float" office:value="340922" calcext:value-type="float">
            <text:p>340922</text:p>
          </table:table-cell>
          <table:table-cell office:value-type="float" office:value="340742" calcext:value-type="float">
            <text:p>340742</text:p>
          </table:table-cell>
          <table:table-cell table:number-columns-repeated="5"/>
          <table:table-cell office:value-type="float" office:value="135200" calcext:value-type="float">
            <text:p>135200</text:p>
          </table:table-cell>
          <table:table-cell table:formula="of:=[.P172]-40" office:value-type="float" office:value="135160" calcext:value-type="float">
            <text:p>135160</text:p>
          </table:table-cell>
          <table:table-cell table:number-columns-repeated="14"/>
          <table:table-cell table:formula="of:=[.Q172]/44100" office:value-type="float" office:value="3.06485260770975" calcext:value-type="float">
            <text:p>3,06485260770975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3174764" calcext:value-type="float">
            <text:p>83174764</text:p>
          </table:table-cell>
          <table:table-cell table:number-columns-repeated="6"/>
          <table:table-cell office:value-type="float" office:value="342858" calcext:value-type="float">
            <text:p>342858</text:p>
          </table:table-cell>
          <table:table-cell office:value-type="float" office:value="342754" calcext:value-type="float">
            <text:p>342754</text:p>
          </table:table-cell>
          <table:table-cell table:number-columns-repeated="5"/>
          <table:table-cell office:value-type="float" office:value="135880" calcext:value-type="float">
            <text:p>135880</text:p>
          </table:table-cell>
          <table:table-cell table:formula="of:=[.P173]-40" office:value-type="float" office:value="135840" calcext:value-type="float">
            <text:p>135840</text:p>
          </table:table-cell>
          <table:table-cell table:number-columns-repeated="14"/>
          <table:table-cell table:formula="of:=[.Q173]/44100" office:value-type="float" office:value="3.08027210884354" calcext:value-type="float">
            <text:p>3,08027210884354</text:p>
          </table:table-cell>
          <table:table-cell table:number-columns-repeated="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3615785" calcext:value-type="float">
            <text:p>83615785</text:p>
          </table:table-cell>
          <table:table-cell table:number-columns-repeated="6"/>
          <table:table-cell office:value-type="float" office:value="344848" calcext:value-type="float">
            <text:p>344848</text:p>
          </table:table-cell>
          <table:table-cell office:value-type="float" office:value="344746" calcext:value-type="float">
            <text:p>344746</text:p>
          </table:table-cell>
          <table:table-cell table:number-columns-repeated="5"/>
          <table:table-cell office:value-type="float" office:value="136600" calcext:value-type="float">
            <text:p>136600</text:p>
          </table:table-cell>
          <table:table-cell table:formula="of:=[.P174]-40" office:value-type="float" office:value="136560" calcext:value-type="float">
            <text:p>136560</text:p>
          </table:table-cell>
          <table:table-cell table:number-columns-repeated="14"/>
          <table:table-cell table:formula="of:=[.Q174]/44100" office:value-type="float" office:value="3.09659863945578" calcext:value-type="float">
            <text:p>3,09659863945578</text:p>
          </table:table-cell>
          <table:table-cell table:number-columns-repeated="1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079693" calcext:value-type="float">
            <text:p>84079693</text:p>
          </table:table-cell>
          <table:table-cell table:number-columns-repeated="6"/>
          <table:table-cell office:value-type="float" office:value="346918" calcext:value-type="float">
            <text:p>346918</text:p>
          </table:table-cell>
          <table:table-cell office:value-type="float" office:value="346818" calcext:value-type="float">
            <text:p>346818</text:p>
          </table:table-cell>
          <table:table-cell table:number-columns-repeated="5"/>
          <table:table-cell office:value-type="float" office:value="137360" calcext:value-type="float">
            <text:p>137360</text:p>
          </table:table-cell>
          <table:table-cell table:formula="of:=[.P175]-40" office:value-type="float" office:value="137320" calcext:value-type="float">
            <text:p>137320</text:p>
          </table:table-cell>
          <table:table-cell table:number-columns-repeated="14"/>
          <table:table-cell table:formula="of:=[.Q175]/44100" office:value-type="float" office:value="3.11383219954648" calcext:value-type="float">
            <text:p>3,11383219954648</text:p>
          </table:table-cell>
          <table:table-cell table:number-columns-repeated="1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4519985" calcext:value-type="float">
            <text:p>84519985</text:p>
          </table:table-cell>
          <table:table-cell table:number-columns-repeated="6"/>
          <table:table-cell office:value-type="float" office:value="348942" calcext:value-type="float">
            <text:p>348942</text:p>
          </table:table-cell>
          <table:table-cell office:value-type="float" office:value="348766" calcext:value-type="float">
            <text:p>348766</text:p>
          </table:table-cell>
          <table:table-cell table:number-columns-repeated="5"/>
          <table:table-cell office:value-type="float" office:value="138080" calcext:value-type="float">
            <text:p>138080</text:p>
          </table:table-cell>
          <table:table-cell table:formula="of:=[.P176]-40" office:value-type="float" office:value="138040" calcext:value-type="float">
            <text:p>138040</text:p>
          </table:table-cell>
          <table:table-cell table:number-columns-repeated="14"/>
          <table:table-cell table:formula="of:=[.Q176]/44100" office:value-type="float" office:value="3.13015873015873" calcext:value-type="float">
            <text:p>3,13015873015873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4962593" calcext:value-type="float">
            <text:p>84962593</text:p>
          </table:table-cell>
          <table:table-cell table:number-columns-repeated="6"/>
          <table:table-cell office:value-type="float" office:value="350872" calcext:value-type="float">
            <text:p>350872</text:p>
          </table:table-cell>
          <table:table-cell office:value-type="float" office:value="350774" calcext:value-type="float">
            <text:p>350774</text:p>
          </table:table-cell>
          <table:table-cell table:number-columns-repeated="5"/>
          <table:table-cell office:value-type="float" office:value="138800" calcext:value-type="float">
            <text:p>138800</text:p>
          </table:table-cell>
          <table:table-cell table:formula="of:=[.P177]-40" office:value-type="float" office:value="138760" calcext:value-type="float">
            <text:p>138760</text:p>
          </table:table-cell>
          <table:table-cell table:number-columns-repeated="14"/>
          <table:table-cell table:formula="of:=[.Q177]/44100" office:value-type="float" office:value="3.14648526077098" calcext:value-type="float">
            <text:p>3,14648526077098</text:p>
          </table:table-cell>
          <table:table-cell table:number-columns-repeated="1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5427743" calcext:value-type="float">
            <text:p>85427743</text:p>
          </table:table-cell>
          <table:table-cell table:number-columns-repeated="6"/>
          <table:table-cell office:value-type="float" office:value="352884" calcext:value-type="float">
            <text:p>352884</text:p>
          </table:table-cell>
          <table:table-cell office:value-type="float" office:value="352788" calcext:value-type="float">
            <text:p>352788</text:p>
          </table:table-cell>
          <table:table-cell table:number-columns-repeated="5"/>
          <table:table-cell office:value-type="float" office:value="139560" calcext:value-type="float">
            <text:p>139560</text:p>
          </table:table-cell>
          <table:table-cell table:formula="of:=[.P178]-40" office:value-type="float" office:value="139520" calcext:value-type="float">
            <text:p>139520</text:p>
          </table:table-cell>
          <table:table-cell table:number-columns-repeated="14"/>
          <table:table-cell table:formula="of:=[.Q178]/44100" office:value-type="float" office:value="3.16371882086168" calcext:value-type="float">
            <text:p>3,16371882086168</text:p>
          </table:table-cell>
          <table:table-cell table:number-columns-repeated="1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5893493" calcext:value-type="float">
            <text:p>85893493</text:p>
          </table:table-cell>
          <table:table-cell table:number-columns-repeated="6"/>
          <table:table-cell office:value-type="float" office:value="354868" calcext:value-type="float">
            <text:p>354868</text:p>
          </table:table-cell>
          <table:table-cell office:value-type="float" office:value="354772" calcext:value-type="float">
            <text:p>354772</text:p>
          </table:table-cell>
          <table:table-cell table:number-columns-repeated="5"/>
          <table:table-cell office:value-type="float" office:value="140320" calcext:value-type="float">
            <text:p>140320</text:p>
          </table:table-cell>
          <table:table-cell table:formula="of:=[.P179]-40" office:value-type="float" office:value="140280" calcext:value-type="float">
            <text:p>140280</text:p>
          </table:table-cell>
          <table:table-cell table:number-columns-repeated="14"/>
          <table:table-cell table:formula="of:=[.Q179]/44100" office:value-type="float" office:value="3.18095238095238" calcext:value-type="float">
            <text:p>3,18095238095238</text:p>
          </table:table-cell>
          <table:table-cell table:number-columns-repeated="1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6357957" calcext:value-type="float">
            <text:p>86357957</text:p>
          </table:table-cell>
          <table:table-cell table:number-columns-repeated="6"/>
          <table:table-cell office:value-type="float" office:value="356912" calcext:value-type="float">
            <text:p>356912</text:p>
          </table:table-cell>
          <table:table-cell office:value-type="float" office:value="356820" calcext:value-type="float">
            <text:p>356820</text:p>
          </table:table-cell>
          <table:table-cell table:number-columns-repeated="5"/>
          <table:table-cell office:value-type="float" office:value="141080" calcext:value-type="float">
            <text:p>141080</text:p>
          </table:table-cell>
          <table:table-cell table:formula="of:=[.P180]-40" office:value-type="float" office:value="141040" calcext:value-type="float">
            <text:p>141040</text:p>
          </table:table-cell>
          <table:table-cell table:number-columns-repeated="14"/>
          <table:table-cell table:formula="of:=[.Q180]/44100" office:value-type="float" office:value="3.19818594104308" calcext:value-type="float">
            <text:p>3,19818594104308</text:p>
          </table:table-cell>
          <table:table-cell table:number-columns-repeated="1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6847021" calcext:value-type="float">
            <text:p>86847021</text:p>
          </table:table-cell>
          <table:table-cell table:number-columns-repeated="6"/>
          <table:table-cell office:value-type="float" office:value="358956" calcext:value-type="float">
            <text:p>358956</text:p>
          </table:table-cell>
          <table:table-cell office:value-type="float" office:value="358862" calcext:value-type="float">
            <text:p>358862</text:p>
          </table:table-cell>
          <table:table-cell table:number-columns-repeated="5"/>
          <table:table-cell office:value-type="float" office:value="141880" calcext:value-type="float">
            <text:p>141880</text:p>
          </table:table-cell>
          <table:table-cell table:formula="of:=[.P181]-40" office:value-type="float" office:value="141840" calcext:value-type="float">
            <text:p>141840</text:p>
          </table:table-cell>
          <table:table-cell table:number-columns-repeated="14"/>
          <table:table-cell table:formula="of:=[.Q181]/44100" office:value-type="float" office:value="3.21632653061224" calcext:value-type="float">
            <text:p>3,21632653061224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7289285" calcext:value-type="float">
            <text:p>87289285</text:p>
          </table:table-cell>
          <table:table-cell table:number-columns-repeated="6"/>
          <table:table-cell office:value-type="float" office:value="360888" calcext:value-type="float">
            <text:p>360888</text:p>
          </table:table-cell>
          <table:table-cell office:value-type="float" office:value="360714" calcext:value-type="float">
            <text:p>360714</text:p>
          </table:table-cell>
          <table:table-cell table:number-columns-repeated="5"/>
          <table:table-cell office:value-type="float" office:value="142600" calcext:value-type="float">
            <text:p>142600</text:p>
          </table:table-cell>
          <table:table-cell table:formula="of:=[.P182]-40" office:value-type="float" office:value="142560" calcext:value-type="float">
            <text:p>142560</text:p>
          </table:table-cell>
          <table:table-cell table:number-columns-repeated="14"/>
          <table:table-cell table:formula="of:=[.Q182]/44100" office:value-type="float" office:value="3.23265306122449" calcext:value-type="float">
            <text:p>3,23265306122449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7777278" calcext:value-type="float">
            <text:p>87777278</text:p>
          </table:table-cell>
          <table:table-cell table:number-columns-repeated="6"/>
          <table:table-cell office:value-type="float" office:value="362884" calcext:value-type="float">
            <text:p>362884</text:p>
          </table:table-cell>
          <table:table-cell office:value-type="float" office:value="362788" calcext:value-type="float">
            <text:p>362788</text:p>
          </table:table-cell>
          <table:table-cell table:number-columns-repeated="5"/>
          <table:table-cell office:value-type="float" office:value="143360" calcext:value-type="float">
            <text:p>143360</text:p>
          </table:table-cell>
          <table:table-cell table:formula="of:=[.P183]-40" office:value-type="float" office:value="143320" calcext:value-type="float">
            <text:p>143320</text:p>
          </table:table-cell>
          <table:table-cell table:number-columns-repeated="14"/>
          <table:table-cell table:formula="of:=[.Q183]/44100" office:value-type="float" office:value="3.24988662131519" calcext:value-type="float">
            <text:p>3,24988662131519</text:p>
          </table:table-cell>
          <table:table-cell table:number-columns-repeated="1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8242900" calcext:value-type="float">
            <text:p>88242900</text:p>
          </table:table-cell>
          <table:table-cell table:number-columns-repeated="6"/>
          <table:table-cell office:value-type="float" office:value="364972" calcext:value-type="float">
            <text:p>364972</text:p>
          </table:table-cell>
          <table:table-cell office:value-type="float" office:value="364874" calcext:value-type="float">
            <text:p>364874</text:p>
          </table:table-cell>
          <table:table-cell table:number-columns-repeated="5"/>
          <table:table-cell office:value-type="float" office:value="144160" calcext:value-type="float">
            <text:p>144160</text:p>
          </table:table-cell>
          <table:table-cell table:formula="of:=[.P184]-40" office:value-type="float" office:value="144120" calcext:value-type="float">
            <text:p>144120</text:p>
          </table:table-cell>
          <table:table-cell table:number-columns-repeated="14"/>
          <table:table-cell table:formula="of:=[.Q184]/44100" office:value-type="float" office:value="3.26802721088435" calcext:value-type="float">
            <text:p>3,26802721088435</text:p>
          </table:table-cell>
          <table:table-cell table:number-columns-repeated="1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8684907" calcext:value-type="float">
            <text:p>88684907</text:p>
          </table:table-cell>
          <table:table-cell table:number-columns-repeated="6"/>
          <table:table-cell office:value-type="float" office:value="366916" calcext:value-type="float">
            <text:p>366916</text:p>
          </table:table-cell>
          <table:table-cell office:value-type="float" office:value="366820" calcext:value-type="float">
            <text:p>366820</text:p>
          </table:table-cell>
          <table:table-cell table:number-columns-repeated="5"/>
          <table:table-cell office:value-type="float" office:value="144880" calcext:value-type="float">
            <text:p>144880</text:p>
          </table:table-cell>
          <table:table-cell table:formula="of:=[.P185]-40" office:value-type="float" office:value="144840" calcext:value-type="float">
            <text:p>144840</text:p>
          </table:table-cell>
          <table:table-cell table:number-columns-repeated="14"/>
          <table:table-cell table:formula="of:=[.Q185]/44100" office:value-type="float" office:value="3.2843537414966" calcext:value-type="float">
            <text:p>3,2843537414966</text:p>
          </table:table-cell>
          <table:table-cell table:number-columns-repeated="1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9174743" calcext:value-type="float">
            <text:p>89174743</text:p>
          </table:table-cell>
          <table:table-cell table:number-columns-repeated="6"/>
          <table:table-cell office:value-type="float" office:value="368924" calcext:value-type="float">
            <text:p>368924</text:p>
          </table:table-cell>
          <table:table-cell office:value-type="float" office:value="368832" calcext:value-type="float">
            <text:p>368832</text:p>
          </table:table-cell>
          <table:table-cell table:number-columns-repeated="5"/>
          <table:table-cell office:value-type="float" office:value="145680" calcext:value-type="float">
            <text:p>145680</text:p>
          </table:table-cell>
          <table:table-cell table:formula="of:=[.P186]-40" office:value-type="float" office:value="145640" calcext:value-type="float">
            <text:p>145640</text:p>
          </table:table-cell>
          <table:table-cell table:number-columns-repeated="14"/>
          <table:table-cell table:formula="of:=[.Q186]/44100" office:value-type="float" office:value="3.30249433106576" calcext:value-type="float">
            <text:p>3,30249433106576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9663035" calcext:value-type="float">
            <text:p>89663035</text:p>
          </table:table-cell>
          <table:table-cell table:number-columns-repeated="6"/>
          <table:table-cell office:value-type="float" office:value="370990" calcext:value-type="float">
            <text:p>370990</text:p>
          </table:table-cell>
          <table:table-cell office:value-type="float" office:value="370896" calcext:value-type="float">
            <text:p>370896</text:p>
          </table:table-cell>
          <table:table-cell table:number-columns-repeated="5"/>
          <table:table-cell office:value-type="float" office:value="146480" calcext:value-type="float">
            <text:p>146480</text:p>
          </table:table-cell>
          <table:table-cell table:formula="of:=[.P187]-40" office:value-type="float" office:value="146440" calcext:value-type="float">
            <text:p>146440</text:p>
          </table:table-cell>
          <table:table-cell table:number-columns-repeated="14"/>
          <table:table-cell table:formula="of:=[.Q187]/44100" office:value-type="float" office:value="3.32063492063492" calcext:value-type="float">
            <text:p>3,32063492063492</text:p>
          </table:table-cell>
          <table:table-cell table:number-columns-repeated="1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0153643" calcext:value-type="float">
            <text:p>90153643</text:p>
          </table:table-cell>
          <table:table-cell table:number-columns-repeated="6"/>
          <table:table-cell office:value-type="float" office:value="372962" calcext:value-type="float">
            <text:p>372962</text:p>
          </table:table-cell>
          <table:table-cell office:value-type="float" office:value="372870" calcext:value-type="float">
            <text:p>372870</text:p>
          </table:table-cell>
          <table:table-cell table:number-columns-repeated="5"/>
          <table:table-cell office:value-type="float" office:value="147280" calcext:value-type="float">
            <text:p>147280</text:p>
          </table:table-cell>
          <table:table-cell table:formula="of:=[.P188]-40" office:value-type="float" office:value="147240" calcext:value-type="float">
            <text:p>147240</text:p>
          </table:table-cell>
          <table:table-cell table:number-columns-repeated="14"/>
          <table:table-cell table:formula="of:=[.Q188]/44100" office:value-type="float" office:value="3.33877551020408" calcext:value-type="float">
            <text:p>3,33877551020408</text:p>
          </table:table-cell>
          <table:table-cell table:number-columns-repeated="1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0642621" calcext:value-type="float">
            <text:p>90642621</text:p>
          </table:table-cell>
          <table:table-cell table:number-columns-repeated="6"/>
          <table:table-cell office:value-type="float" office:value="375010" calcext:value-type="float">
            <text:p>375010</text:p>
          </table:table-cell>
          <table:table-cell office:value-type="float" office:value="374844" calcext:value-type="float">
            <text:p>374844</text:p>
          </table:table-cell>
          <table:table-cell table:number-columns-repeated="5"/>
          <table:table-cell office:value-type="float" office:value="148080" calcext:value-type="float">
            <text:p>148080</text:p>
          </table:table-cell>
          <table:table-cell table:formula="of:=[.P189]-40" office:value-type="float" office:value="148040" calcext:value-type="float">
            <text:p>148040</text:p>
          </table:table-cell>
          <table:table-cell table:number-columns-repeated="14"/>
          <table:table-cell table:formula="of:=[.Q189]/44100" office:value-type="float" office:value="3.35691609977324" calcext:value-type="float">
            <text:p>3,35691609977324</text:p>
          </table:table-cell>
          <table:table-cell table:number-columns-repeated="1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1109400" calcext:value-type="float">
            <text:p>91109400</text:p>
          </table:table-cell>
          <table:table-cell table:number-columns-repeated="6"/>
          <table:table-cell office:value-type="float" office:value="376946" calcext:value-type="float">
            <text:p>376946</text:p>
          </table:table-cell>
          <table:table-cell office:value-type="float" office:value="376846" calcext:value-type="float">
            <text:p>376846</text:p>
          </table:table-cell>
          <table:table-cell table:number-columns-repeated="5"/>
          <table:table-cell office:value-type="float" office:value="148840" calcext:value-type="float">
            <text:p>148840</text:p>
          </table:table-cell>
          <table:table-cell table:formula="of:=[.P190]-40" office:value-type="float" office:value="148800" calcext:value-type="float">
            <text:p>148800</text:p>
          </table:table-cell>
          <table:table-cell table:number-columns-repeated="14"/>
          <table:table-cell table:formula="of:=[.Q190]/44100" office:value-type="float" office:value="3.37414965986395" calcext:value-type="float">
            <text:p>3,37414965986395</text:p>
          </table:table-cell>
          <table:table-cell table:number-columns-repeated="1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1525907" calcext:value-type="float">
            <text:p>91525907</text:p>
          </table:table-cell>
          <table:table-cell table:number-columns-repeated="6"/>
          <table:table-cell office:value-type="float" office:value="378932" calcext:value-type="float">
            <text:p>378932</text:p>
          </table:table-cell>
          <table:table-cell office:value-type="float" office:value="378824" calcext:value-type="float">
            <text:p>378824</text:p>
          </table:table-cell>
          <table:table-cell table:number-columns-repeated="5"/>
          <table:table-cell office:value-type="float" office:value="149520" calcext:value-type="float">
            <text:p>149520</text:p>
          </table:table-cell>
          <table:table-cell table:formula="of:=[.P191]-40" office:value-type="float" office:value="149480" calcext:value-type="float">
            <text:p>149480</text:p>
          </table:table-cell>
          <table:table-cell table:number-columns-repeated="14"/>
          <table:table-cell table:formula="of:=[.Q191]/44100" office:value-type="float" office:value="3.38956916099773" calcext:value-type="float">
            <text:p>3,38956916099773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966071" calcext:value-type="float">
            <text:p>91966071</text:p>
          </table:table-cell>
          <table:table-cell table:number-columns-repeated="6"/>
          <table:table-cell office:value-type="float" office:value="380976" calcext:value-type="float">
            <text:p>380976</text:p>
          </table:table-cell>
          <table:table-cell office:value-type="float" office:value="380874" calcext:value-type="float">
            <text:p>380874</text:p>
          </table:table-cell>
          <table:table-cell table:number-columns-repeated="5"/>
          <table:table-cell office:value-type="float" office:value="150240" calcext:value-type="float">
            <text:p>150240</text:p>
          </table:table-cell>
          <table:table-cell table:formula="of:=[.P192]-40" office:value-type="float" office:value="150200" calcext:value-type="float">
            <text:p>150200</text:p>
          </table:table-cell>
          <table:table-cell table:number-columns-repeated="14"/>
          <table:table-cell table:formula="of:=[.Q192]/44100" office:value-type="float" office:value="3.40589569160998" calcext:value-type="float">
            <text:p>3,40589569160998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2405421" calcext:value-type="float">
            <text:p>92405421</text:p>
          </table:table-cell>
          <table:table-cell table:number-columns-repeated="6"/>
          <table:table-cell office:value-type="float" office:value="383044" calcext:value-type="float">
            <text:p>383044</text:p>
          </table:table-cell>
          <table:table-cell office:value-type="float" office:value="382868" calcext:value-type="float">
            <text:p>382868</text:p>
          </table:table-cell>
          <table:table-cell table:number-columns-repeated="5"/>
          <table:table-cell office:value-type="float" office:value="150960" calcext:value-type="float">
            <text:p>150960</text:p>
          </table:table-cell>
          <table:table-cell table:formula="of:=[.P193]-40" office:value-type="float" office:value="150920" calcext:value-type="float">
            <text:p>150920</text:p>
          </table:table-cell>
          <table:table-cell table:number-columns-repeated="14"/>
          <table:table-cell table:formula="of:=[.Q193]/44100" office:value-type="float" office:value="3.42222222222222" calcext:value-type="float">
            <text:p>3,42222222222222</text:p>
          </table:table-cell>
          <table:table-cell table:number-columns-repeated="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2847343" calcext:value-type="float">
            <text:p>92847343</text:p>
          </table:table-cell>
          <table:table-cell table:number-columns-repeated="6"/>
          <table:table-cell office:value-type="float" office:value="385006" calcext:value-type="float">
            <text:p>385006</text:p>
          </table:table-cell>
          <table:table-cell office:value-type="float" office:value="384908" calcext:value-type="float">
            <text:p>384908</text:p>
          </table:table-cell>
          <table:table-cell table:number-columns-repeated="5"/>
          <table:table-cell office:value-type="float" office:value="151680" calcext:value-type="float">
            <text:p>151680</text:p>
          </table:table-cell>
          <table:table-cell table:formula="of:=[.P194]-40" office:value-type="float" office:value="151640" calcext:value-type="float">
            <text:p>151640</text:p>
          </table:table-cell>
          <table:table-cell table:number-columns-repeated="14"/>
          <table:table-cell table:formula="of:=[.Q194]/44100" office:value-type="float" office:value="3.43854875283447" calcext:value-type="float">
            <text:p>3,43854875283447</text:p>
          </table:table-cell>
          <table:table-cell table:number-columns-repeated="1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3312235" calcext:value-type="float">
            <text:p>93312235</text:p>
          </table:table-cell>
          <table:table-cell table:number-columns-repeated="6"/>
          <table:table-cell office:value-type="float" office:value="387030" calcext:value-type="float">
            <text:p>387030</text:p>
          </table:table-cell>
          <table:table-cell office:value-type="float" office:value="386932" calcext:value-type="float">
            <text:p>386932</text:p>
          </table:table-cell>
          <table:table-cell table:number-columns-repeated="5"/>
          <table:table-cell office:value-type="float" office:value="152440" calcext:value-type="float">
            <text:p>152440</text:p>
          </table:table-cell>
          <table:table-cell table:formula="of:=[.P195]-40" office:value-type="float" office:value="152400" calcext:value-type="float">
            <text:p>152400</text:p>
          </table:table-cell>
          <table:table-cell table:number-columns-repeated="14"/>
          <table:table-cell table:formula="of:=[.Q195]/44100" office:value-type="float" office:value="3.45578231292517" calcext:value-type="float">
            <text:p>3,45578231292517</text:p>
          </table:table-cell>
          <table:table-cell table:number-columns-repeated="1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3776228" calcext:value-type="float">
            <text:p>93776228</text:p>
          </table:table-cell>
          <table:table-cell table:number-columns-repeated="6"/>
          <table:table-cell office:value-type="float" office:value="389096" calcext:value-type="float">
            <text:p>389096</text:p>
          </table:table-cell>
          <table:table-cell office:value-type="float" office:value="388926" calcext:value-type="float">
            <text:p>388926</text:p>
          </table:table-cell>
          <table:table-cell table:number-columns-repeated="5"/>
          <table:table-cell office:value-type="float" office:value="153200" calcext:value-type="float">
            <text:p>153200</text:p>
          </table:table-cell>
          <table:table-cell table:formula="of:=[.P196]-40" office:value-type="float" office:value="153160" calcext:value-type="float">
            <text:p>153160</text:p>
          </table:table-cell>
          <table:table-cell table:number-columns-repeated="14"/>
          <table:table-cell table:formula="of:=[.Q196]/44100" office:value-type="float" office:value="3.47301587301587" calcext:value-type="float">
            <text:p>3,47301587301587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4219907" calcext:value-type="float">
            <text:p>94219907</text:p>
          </table:table-cell>
          <table:table-cell table:number-columns-repeated="6"/>
          <table:table-cell office:value-type="float" office:value="390962" calcext:value-type="float">
            <text:p>390962</text:p>
          </table:table-cell>
          <table:table-cell office:value-type="float" office:value="390868" calcext:value-type="float">
            <text:p>390868</text:p>
          </table:table-cell>
          <table:table-cell table:number-columns-repeated="5"/>
          <table:table-cell office:value-type="float" office:value="153920" calcext:value-type="float">
            <text:p>153920</text:p>
          </table:table-cell>
          <table:table-cell table:formula="of:=[.P197]-40" office:value-type="float" office:value="153880" calcext:value-type="float">
            <text:p>153880</text:p>
          </table:table-cell>
          <table:table-cell table:number-columns-repeated="14"/>
          <table:table-cell table:formula="of:=[.Q197]/44100" office:value-type="float" office:value="3.48934240362812" calcext:value-type="float">
            <text:p>3,48934240362812</text:p>
          </table:table-cell>
          <table:table-cell table:number-columns-repeated="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4709271" calcext:value-type="float">
            <text:p>94709271</text:p>
          </table:table-cell>
          <table:table-cell table:number-columns-repeated="6"/>
          <table:table-cell office:value-type="float" office:value="392992" calcext:value-type="float">
            <text:p>392992</text:p>
          </table:table-cell>
          <table:table-cell office:value-type="float" office:value="392900" calcext:value-type="float">
            <text:p>392900</text:p>
          </table:table-cell>
          <table:table-cell table:number-columns-repeated="5"/>
          <table:table-cell office:value-type="float" office:value="154720" calcext:value-type="float">
            <text:p>154720</text:p>
          </table:table-cell>
          <table:table-cell table:formula="of:=[.P198]-40" office:value-type="float" office:value="154680" calcext:value-type="float">
            <text:p>154680</text:p>
          </table:table-cell>
          <table:table-cell table:number-columns-repeated="14"/>
          <table:table-cell table:formula="of:=[.Q198]/44100" office:value-type="float" office:value="3.50748299319728" calcext:value-type="float">
            <text:p>3,50748299319728</text:p>
          </table:table-cell>
          <table:table-cell table:number-columns-repeated="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174850" calcext:value-type="float">
            <text:p>95174850</text:p>
          </table:table-cell>
          <table:table-cell table:number-columns-repeated="6"/>
          <table:table-cell office:value-type="float" office:value="394984" calcext:value-type="float">
            <text:p>394984</text:p>
          </table:table-cell>
          <table:table-cell office:value-type="float" office:value="394816" calcext:value-type="float">
            <text:p>394816</text:p>
          </table:table-cell>
          <table:table-cell table:number-columns-repeated="5"/>
          <table:table-cell office:value-type="float" office:value="155480" calcext:value-type="float">
            <text:p>155480</text:p>
          </table:table-cell>
          <table:table-cell table:formula="of:=[.P199]-40" office:value-type="float" office:value="155440" calcext:value-type="float">
            <text:p>155440</text:p>
          </table:table-cell>
          <table:table-cell table:number-columns-repeated="14"/>
          <table:table-cell table:formula="of:=[.Q199]/44100" office:value-type="float" office:value="3.52471655328798" calcext:value-type="float">
            <text:p>3,52471655328798</text:p>
          </table:table-cell>
          <table:table-cell table:number-columns-repeated="1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5664471" calcext:value-type="float">
            <text:p>95664471</text:p>
          </table:table-cell>
          <table:table-cell table:number-columns-repeated="6"/>
          <table:table-cell office:value-type="float" office:value="396988" calcext:value-type="float">
            <text:p>396988</text:p>
          </table:table-cell>
          <table:table-cell office:value-type="float" office:value="396896" calcext:value-type="float">
            <text:p>396896</text:p>
          </table:table-cell>
          <table:table-cell table:number-columns-repeated="5"/>
          <table:table-cell office:value-type="float" office:value="156280" calcext:value-type="float">
            <text:p>156280</text:p>
          </table:table-cell>
          <table:table-cell table:formula="of:=[.P200]-40" office:value-type="float" office:value="156240" calcext:value-type="float">
            <text:p>156240</text:p>
          </table:table-cell>
          <table:table-cell table:number-columns-repeated="14"/>
          <table:table-cell table:formula="of:=[.Q200]/44100" office:value-type="float" office:value="3.54285714285714" calcext:value-type="float">
            <text:p>3,54285714285714</text:p>
          </table:table-cell>
          <table:table-cell table:number-columns-repeated="1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6152335" calcext:value-type="float">
            <text:p>96152335</text:p>
          </table:table-cell>
          <table:table-cell table:number-columns-repeated="6"/>
          <table:table-cell office:value-type="float" office:value="399088" calcext:value-type="float">
            <text:p>399088</text:p>
          </table:table-cell>
          <table:table-cell office:value-type="float" office:value="398924" calcext:value-type="float">
            <text:p>398924</text:p>
          </table:table-cell>
          <table:table-cell table:number-columns-repeated="5"/>
          <table:table-cell office:value-type="float" office:value="157080" calcext:value-type="float">
            <text:p>157080</text:p>
          </table:table-cell>
          <table:table-cell table:formula="of:=[.P201]-40" office:value-type="float" office:value="157040" calcext:value-type="float">
            <text:p>157040</text:p>
          </table:table-cell>
          <table:table-cell table:number-columns-repeated="14"/>
          <table:table-cell table:formula="of:=[.Q201]/44100" office:value-type="float" office:value="3.5609977324263" calcext:value-type="float">
            <text:p>3,5609977324263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595457" calcext:value-type="float">
            <text:p>96595457</text:p>
          </table:table-cell>
          <table:table-cell table:number-columns-repeated="6"/>
          <table:table-cell office:value-type="float" office:value="400980" calcext:value-type="float">
            <text:p>400980</text:p>
          </table:table-cell>
          <table:table-cell office:value-type="float" office:value="400880" calcext:value-type="float">
            <text:p>400880</text:p>
          </table:table-cell>
          <table:table-cell table:number-columns-repeated="5"/>
          <table:table-cell office:value-type="float" office:value="157800" calcext:value-type="float">
            <text:p>157800</text:p>
          </table:table-cell>
          <table:table-cell table:formula="of:=[.P202]-40" office:value-type="float" office:value="157760" calcext:value-type="float">
            <text:p>157760</text:p>
          </table:table-cell>
          <table:table-cell table:number-columns-repeated="14"/>
          <table:table-cell table:formula="of:=[.Q202]/44100" office:value-type="float" office:value="3.57732426303855" calcext:value-type="float">
            <text:p>3,57732426303855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7060735" calcext:value-type="float">
            <text:p>97060735</text:p>
          </table:table-cell>
          <table:table-cell table:number-columns-repeated="6"/>
          <table:table-cell office:value-type="float" office:value="402986" calcext:value-type="float">
            <text:p>402986</text:p>
          </table:table-cell>
          <table:table-cell office:value-type="float" office:value="402886" calcext:value-type="float">
            <text:p>402886</text:p>
          </table:table-cell>
          <table:table-cell table:number-columns-repeated="5"/>
          <table:table-cell office:value-type="float" office:value="158560" calcext:value-type="float">
            <text:p>158560</text:p>
          </table:table-cell>
          <table:table-cell table:formula="of:=[.P203]-40" office:value-type="float" office:value="158520" calcext:value-type="float">
            <text:p>158520</text:p>
          </table:table-cell>
          <table:table-cell table:number-columns-repeated="14"/>
          <table:table-cell table:formula="of:=[.Q203]/44100" office:value-type="float" office:value="3.59455782312925" calcext:value-type="float">
            <text:p>3,59455782312925</text:p>
          </table:table-cell>
          <table:table-cell table:number-columns-repeated="1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7524814" calcext:value-type="float">
            <text:p>97524814</text:p>
          </table:table-cell>
          <table:table-cell table:number-columns-repeated="6"/>
          <table:table-cell office:value-type="float" office:value="405048" calcext:value-type="float">
            <text:p>405048</text:p>
          </table:table-cell>
          <table:table-cell office:value-type="float" office:value="404878" calcext:value-type="float">
            <text:p>404878</text:p>
          </table:table-cell>
          <table:table-cell table:number-columns-repeated="5"/>
          <table:table-cell office:value-type="float" office:value="159320" calcext:value-type="float">
            <text:p>159320</text:p>
          </table:table-cell>
          <table:table-cell table:formula="of:=[.P204]-40" office:value-type="float" office:value="159280" calcext:value-type="float">
            <text:p>159280</text:p>
          </table:table-cell>
          <table:table-cell table:number-columns-repeated="14"/>
          <table:table-cell table:formula="of:=[.Q204]/44100" office:value-type="float" office:value="3.61179138321995" calcext:value-type="float">
            <text:p>3,61179138321995</text:p>
          </table:table-cell>
          <table:table-cell table:number-columns-repeated="1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7990907" calcext:value-type="float">
            <text:p>97990907</text:p>
          </table:table-cell>
          <table:table-cell table:number-columns-repeated="6"/>
          <table:table-cell office:value-type="float" office:value="407016" calcext:value-type="float">
            <text:p>407016</text:p>
          </table:table-cell>
          <table:table-cell office:value-type="float" office:value="406922" calcext:value-type="float">
            <text:p>406922</text:p>
          </table:table-cell>
          <table:table-cell table:number-columns-repeated="5"/>
          <table:table-cell office:value-type="float" office:value="160080" calcext:value-type="float">
            <text:p>160080</text:p>
          </table:table-cell>
          <table:table-cell table:formula="of:=[.P205]-40" office:value-type="float" office:value="160040" calcext:value-type="float">
            <text:p>160040</text:p>
          </table:table-cell>
          <table:table-cell table:number-columns-repeated="14"/>
          <table:table-cell table:formula="of:=[.Q205]/44100" office:value-type="float" office:value="3.62902494331066" calcext:value-type="float">
            <text:p>3,62902494331066</text:p>
          </table:table-cell>
          <table:table-cell table:number-columns-repeated="1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8480357" calcext:value-type="float">
            <text:p>98480357</text:p>
          </table:table-cell>
          <table:table-cell table:number-columns-repeated="6"/>
          <table:table-cell office:value-type="float" office:value="409042" calcext:value-type="float">
            <text:p>409042</text:p>
          </table:table-cell>
          <table:table-cell office:value-type="float" office:value="408948" calcext:value-type="float">
            <text:p>408948</text:p>
          </table:table-cell>
          <table:table-cell table:number-columns-repeated="5"/>
          <table:table-cell office:value-type="float" office:value="160880" calcext:value-type="float">
            <text:p>160880</text:p>
          </table:table-cell>
          <table:table-cell table:formula="of:=[.P206]-40" office:value-type="float" office:value="160840" calcext:value-type="float">
            <text:p>160840</text:p>
          </table:table-cell>
          <table:table-cell table:number-columns-repeated="14"/>
          <table:table-cell table:formula="of:=[.Q206]/44100" office:value-type="float" office:value="3.64716553287982" calcext:value-type="float">
            <text:p>3,64716553287982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8946235" calcext:value-type="float">
            <text:p>98946235</text:p>
          </table:table-cell>
          <table:table-cell table:number-columns-repeated="6"/>
          <table:table-cell office:value-type="float" office:value="411020" calcext:value-type="float">
            <text:p>411020</text:p>
          </table:table-cell>
          <table:table-cell office:value-type="float" office:value="410928" calcext:value-type="float">
            <text:p>410928</text:p>
          </table:table-cell>
          <table:table-cell table:number-columns-repeated="5"/>
          <table:table-cell office:value-type="float" office:value="161640" calcext:value-type="float">
            <text:p>161640</text:p>
          </table:table-cell>
          <table:table-cell table:formula="of:=[.P207]-40" office:value-type="float" office:value="161600" calcext:value-type="float">
            <text:p>161600</text:p>
          </table:table-cell>
          <table:table-cell table:number-columns-repeated="14"/>
          <table:table-cell table:formula="of:=[.Q207]/44100" office:value-type="float" office:value="3.66439909297052" calcext:value-type="float">
            <text:p>3,66439909297052</text:p>
          </table:table-cell>
          <table:table-cell table:number-columns-repeated="1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458871" calcext:value-type="float">
            <text:p>99458871</text:p>
          </table:table-cell>
          <table:table-cell table:number-columns-repeated="6"/>
          <table:table-cell office:value-type="float" office:value="413098" calcext:value-type="float">
            <text:p>413098</text:p>
          </table:table-cell>
          <table:table-cell office:value-type="float" office:value="413004" calcext:value-type="float">
            <text:p>413004</text:p>
          </table:table-cell>
          <table:table-cell table:number-columns-repeated="5"/>
          <table:table-cell office:value-type="float" office:value="162480" calcext:value-type="float">
            <text:p>162480</text:p>
          </table:table-cell>
          <table:table-cell table:formula="of:=[.P208]-40" office:value-type="float" office:value="162440" calcext:value-type="float">
            <text:p>162440</text:p>
          </table:table-cell>
          <table:table-cell table:number-columns-repeated="14"/>
          <table:table-cell table:formula="of:=[.Q208]/44100" office:value-type="float" office:value="3.68344671201814" calcext:value-type="float">
            <text:p>3,68344671201814</text:p>
          </table:table-cell>
          <table:table-cell table:number-columns-repeated="1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9925221" calcext:value-type="float">
            <text:p>99925221</text:p>
          </table:table-cell>
          <table:table-cell table:number-columns-repeated="6"/>
          <table:table-cell office:value-type="float" office:value="415054" calcext:value-type="float">
            <text:p>415054</text:p>
          </table:table-cell>
          <table:table-cell office:value-type="float" office:value="414964" calcext:value-type="float">
            <text:p>414964</text:p>
          </table:table-cell>
          <table:table-cell table:number-columns-repeated="5"/>
          <table:table-cell office:value-type="float" office:value="163240" calcext:value-type="float">
            <text:p>163240</text:p>
          </table:table-cell>
          <table:table-cell table:formula="of:=[.P209]-40" office:value-type="float" office:value="163200" calcext:value-type="float">
            <text:p>163200</text:p>
          </table:table-cell>
          <table:table-cell table:number-columns-repeated="14"/>
          <table:table-cell table:formula="of:=[.Q209]/44100" office:value-type="float" office:value="3.70068027210884" calcext:value-type="float">
            <text:p>3,70068027210884</text:p>
          </table:table-cell>
          <table:table-cell table:number-columns-repeated="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415485" calcext:value-type="float">
            <text:p>100415485</text:p>
          </table:table-cell>
          <table:table-cell table:number-columns-repeated="6"/>
          <table:table-cell office:value-type="float" office:value="417042" calcext:value-type="float">
            <text:p>417042</text:p>
          </table:table-cell>
          <table:table-cell office:value-type="float" office:value="416950" calcext:value-type="float">
            <text:p>416950</text:p>
          </table:table-cell>
          <table:table-cell table:number-columns-repeated="5"/>
          <table:table-cell office:value-type="float" office:value="164040" calcext:value-type="float">
            <text:p>164040</text:p>
          </table:table-cell>
          <table:table-cell table:formula="of:=[.P210]-40" office:value-type="float" office:value="164000" calcext:value-type="float">
            <text:p>164000</text:p>
          </table:table-cell>
          <table:table-cell table:number-columns-repeated="14"/>
          <table:table-cell table:formula="of:=[.Q210]/44100" office:value-type="float" office:value="3.718820861678" calcext:value-type="float">
            <text:p>3,718820861678</text:p>
          </table:table-cell>
          <table:table-cell table:number-columns-repeated="1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878150" calcext:value-type="float">
            <text:p>100878150</text:p>
          </table:table-cell>
          <table:table-cell table:number-columns-repeated="6"/>
          <table:table-cell office:value-type="float" office:value="419170" calcext:value-type="float">
            <text:p>419170</text:p>
          </table:table-cell>
          <table:table-cell office:value-type="float" office:value="418994" calcext:value-type="float">
            <text:p>418994</text:p>
          </table:table-cell>
          <table:table-cell table:number-columns-repeated="5"/>
          <table:table-cell office:value-type="float" office:value="164800" calcext:value-type="float">
            <text:p>164800</text:p>
          </table:table-cell>
          <table:table-cell table:formula="of:=[.P211]-40" office:value-type="float" office:value="164760" calcext:value-type="float">
            <text:p>164760</text:p>
          </table:table-cell>
          <table:table-cell table:number-columns-repeated="14"/>
          <table:table-cell table:formula="of:=[.Q211]/44100" office:value-type="float" office:value="3.73605442176871" calcext:value-type="float">
            <text:p>3,73605442176871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295600" calcext:value-type="float">
            <text:p>101295600</text:p>
          </table:table-cell>
          <table:table-cell table:number-columns-repeated="6"/>
          <table:table-cell office:value-type="float" office:value="421126" calcext:value-type="float">
            <text:p>421126</text:p>
          </table:table-cell>
          <table:table-cell office:value-type="float" office:value="421020" calcext:value-type="float">
            <text:p>421020</text:p>
          </table:table-cell>
          <table:table-cell table:number-columns-repeated="5"/>
          <table:table-cell office:value-type="float" office:value="165480" calcext:value-type="float">
            <text:p>165480</text:p>
          </table:table-cell>
          <table:table-cell table:formula="of:=[.P212]-40" office:value-type="float" office:value="165440" calcext:value-type="float">
            <text:p>165440</text:p>
          </table:table-cell>
          <table:table-cell table:number-columns-repeated="14"/>
          <table:table-cell table:formula="of:=[.Q212]/44100" office:value-type="float" office:value="3.75147392290249" calcext:value-type="float">
            <text:p>3,75147392290249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713650" calcext:value-type="float">
            <text:p>101713650</text:p>
          </table:table-cell>
          <table:table-cell table:number-columns-repeated="6"/>
          <table:table-cell office:value-type="float" office:value="423054" calcext:value-type="float">
            <text:p>423054</text:p>
          </table:table-cell>
          <table:table-cell office:value-type="float" office:value="422948" calcext:value-type="float">
            <text:p>422948</text:p>
          </table:table-cell>
          <table:table-cell table:number-columns-repeated="5"/>
          <table:table-cell office:value-type="float" office:value="166160" calcext:value-type="float">
            <text:p>166160</text:p>
          </table:table-cell>
          <table:table-cell table:formula="of:=[.P213]-40" office:value-type="float" office:value="166120" calcext:value-type="float">
            <text:p>166120</text:p>
          </table:table-cell>
          <table:table-cell table:number-columns-repeated="14"/>
          <table:table-cell table:formula="of:=[.Q213]/44100" office:value-type="float" office:value="3.76689342403628" calcext:value-type="float">
            <text:p>3,76689342403628</text:p>
          </table:table-cell>
          <table:table-cell table:number-columns-repeated="1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2154500" calcext:value-type="float">
            <text:p>102154500</text:p>
          </table:table-cell>
          <table:table-cell table:number-columns-repeated="6"/>
          <table:table-cell office:value-type="float" office:value="425052" calcext:value-type="float">
            <text:p>425052</text:p>
          </table:table-cell>
          <table:table-cell office:value-type="float" office:value="424950" calcext:value-type="float">
            <text:p>424950</text:p>
          </table:table-cell>
          <table:table-cell table:number-columns-repeated="5"/>
          <table:table-cell office:value-type="float" office:value="166880" calcext:value-type="float">
            <text:p>166880</text:p>
          </table:table-cell>
          <table:table-cell table:formula="of:=[.P214]-40" office:value-type="float" office:value="166840" calcext:value-type="float">
            <text:p>166840</text:p>
          </table:table-cell>
          <table:table-cell table:number-columns-repeated="14"/>
          <table:table-cell table:formula="of:=[.Q214]/44100" office:value-type="float" office:value="3.78321995464853" calcext:value-type="float">
            <text:p>3,78321995464853</text:p>
          </table:table-cell>
          <table:table-cell table:number-columns-repeated="1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618407" calcext:value-type="float">
            <text:p>102618407</text:p>
          </table:table-cell>
          <table:table-cell table:number-columns-repeated="6"/>
          <table:table-cell office:value-type="float" office:value="427122" calcext:value-type="float">
            <text:p>427122</text:p>
          </table:table-cell>
          <table:table-cell office:value-type="float" office:value="427020" calcext:value-type="float">
            <text:p>427020</text:p>
          </table:table-cell>
          <table:table-cell table:number-columns-repeated="5"/>
          <table:table-cell office:value-type="float" office:value="167640" calcext:value-type="float">
            <text:p>167640</text:p>
          </table:table-cell>
          <table:table-cell table:formula="of:=[.P215]-40" office:value-type="float" office:value="167600" calcext:value-type="float">
            <text:p>167600</text:p>
          </table:table-cell>
          <table:table-cell table:number-columns-repeated="14"/>
          <table:table-cell table:formula="of:=[.Q215]/44100" office:value-type="float" office:value="3.80045351473923" calcext:value-type="float">
            <text:p>3,80045351473923</text:p>
          </table:table-cell>
          <table:table-cell table:number-columns-repeated="1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3036157" calcext:value-type="float">
            <text:p>103036157</text:p>
          </table:table-cell>
          <table:table-cell table:number-columns-repeated="6"/>
          <table:table-cell office:value-type="float" office:value="429064" calcext:value-type="float">
            <text:p>429064</text:p>
          </table:table-cell>
          <table:table-cell office:value-type="float" office:value="428888" calcext:value-type="float">
            <text:p>428888</text:p>
          </table:table-cell>
          <table:table-cell table:number-columns-repeated="5"/>
          <table:table-cell office:value-type="float" office:value="168320" calcext:value-type="float">
            <text:p>168320</text:p>
          </table:table-cell>
          <table:table-cell table:formula="of:=[.P216]-40" office:value-type="float" office:value="168280" calcext:value-type="float">
            <text:p>168280</text:p>
          </table:table-cell>
          <table:table-cell table:number-columns-repeated="14"/>
          <table:table-cell table:formula="of:=[.Q216]/44100" office:value-type="float" office:value="3.81587301587302" calcext:value-type="float">
            <text:p>3,81587301587302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500964" calcext:value-type="float">
            <text:p>103500964</text:p>
          </table:table-cell>
          <table:table-cell table:number-columns-repeated="6"/>
          <table:table-cell office:value-type="float" office:value="431092" calcext:value-type="float">
            <text:p>431092</text:p>
          </table:table-cell>
          <table:table-cell office:value-type="float" office:value="430996" calcext:value-type="float">
            <text:p>430996</text:p>
          </table:table-cell>
          <table:table-cell table:number-columns-repeated="5"/>
          <table:table-cell office:value-type="float" office:value="169080" calcext:value-type="float">
            <text:p>169080</text:p>
          </table:table-cell>
          <table:table-cell table:formula="of:=[.P217]-40" office:value-type="float" office:value="169040" calcext:value-type="float">
            <text:p>169040</text:p>
          </table:table-cell>
          <table:table-cell table:number-columns-repeated="14"/>
          <table:table-cell table:formula="of:=[.Q217]/44100" office:value-type="float" office:value="3.83310657596372" calcext:value-type="float">
            <text:p>3,83310657596372</text:p>
          </table:table-cell>
          <table:table-cell table:number-columns-repeated="1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3966157" calcext:value-type="float">
            <text:p>103966157</text:p>
          </table:table-cell>
          <table:table-cell table:number-columns-repeated="6"/>
          <table:table-cell office:value-type="float" office:value="433102" calcext:value-type="float">
            <text:p>433102</text:p>
          </table:table-cell>
          <table:table-cell office:value-type="float" office:value="433006" calcext:value-type="float">
            <text:p>433006</text:p>
          </table:table-cell>
          <table:table-cell table:number-columns-repeated="5"/>
          <table:table-cell office:value-type="float" office:value="169840" calcext:value-type="float">
            <text:p>169840</text:p>
          </table:table-cell>
          <table:table-cell table:formula="of:=[.P218]-40" office:value-type="float" office:value="169800" calcext:value-type="float">
            <text:p>169800</text:p>
          </table:table-cell>
          <table:table-cell table:number-columns-repeated="14"/>
          <table:table-cell table:formula="of:=[.Q218]/44100" office:value-type="float" office:value="3.85034013605442" calcext:value-type="float">
            <text:p>3,85034013605442</text:p>
          </table:table-cell>
          <table:table-cell table:number-columns-repeated="1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4430493" calcext:value-type="float">
            <text:p>104430493</text:p>
          </table:table-cell>
          <table:table-cell table:number-columns-repeated="6"/>
          <table:table-cell office:value-type="float" office:value="435152" calcext:value-type="float">
            <text:p>435152</text:p>
          </table:table-cell>
          <table:table-cell office:value-type="float" office:value="434980" calcext:value-type="float">
            <text:p>434980</text:p>
          </table:table-cell>
          <table:table-cell table:number-columns-repeated="5"/>
          <table:table-cell office:value-type="float" office:value="170600" calcext:value-type="float">
            <text:p>170600</text:p>
          </table:table-cell>
          <table:table-cell table:formula="of:=[.P219]-40" office:value-type="float" office:value="170560" calcext:value-type="float">
            <text:p>170560</text:p>
          </table:table-cell>
          <table:table-cell table:number-columns-repeated="14"/>
          <table:table-cell table:formula="of:=[.Q219]/44100" office:value-type="float" office:value="3.86757369614512" calcext:value-type="float">
            <text:p>3,86757369614512</text:p>
          </table:table-cell>
          <table:table-cell table:number-columns-repeated="1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4896543" calcext:value-type="float">
            <text:p>104896543</text:p>
          </table:table-cell>
          <table:table-cell table:number-columns-repeated="6"/>
          <table:table-cell office:value-type="float" office:value="437122" calcext:value-type="float">
            <text:p>437122</text:p>
          </table:table-cell>
          <table:table-cell office:value-type="float" office:value="437030" calcext:value-type="float">
            <text:p>437030</text:p>
          </table:table-cell>
          <table:table-cell table:number-columns-repeated="5"/>
          <table:table-cell office:value-type="float" office:value="171360" calcext:value-type="float">
            <text:p>171360</text:p>
          </table:table-cell>
          <table:table-cell table:formula="of:=[.P220]-40" office:value-type="float" office:value="171320" calcext:value-type="float">
            <text:p>171320</text:p>
          </table:table-cell>
          <table:table-cell table:number-columns-repeated="14"/>
          <table:table-cell table:formula="of:=[.Q220]/44100" office:value-type="float" office:value="3.88480725623583" calcext:value-type="float">
            <text:p>3,88480725623583</text:p>
          </table:table-cell>
          <table:table-cell table:number-columns-repeated="1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385521" calcext:value-type="float">
            <text:p>105385521</text:p>
          </table:table-cell>
          <table:table-cell table:number-columns-repeated="6"/>
          <table:table-cell office:value-type="float" office:value="439156" calcext:value-type="float">
            <text:p>439156</text:p>
          </table:table-cell>
          <table:table-cell office:value-type="float" office:value="439062" calcext:value-type="float">
            <text:p>439062</text:p>
          </table:table-cell>
          <table:table-cell table:number-columns-repeated="5"/>
          <table:table-cell office:value-type="float" office:value="172160" calcext:value-type="float">
            <text:p>172160</text:p>
          </table:table-cell>
          <table:table-cell table:formula="of:=[.P221]-40" office:value-type="float" office:value="172120" calcext:value-type="float">
            <text:p>172120</text:p>
          </table:table-cell>
          <table:table-cell table:number-columns-repeated="14"/>
          <table:table-cell table:formula="of:=[.Q221]/44100" office:value-type="float" office:value="3.90294784580499" calcext:value-type="float">
            <text:p>3,90294784580499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828000" calcext:value-type="float">
            <text:p>105828000</text:p>
          </table:table-cell>
          <table:table-cell table:number-columns-repeated="6"/>
          <table:table-cell office:value-type="float" office:value="441092" calcext:value-type="float">
            <text:p>441092</text:p>
          </table:table-cell>
          <table:table-cell office:value-type="float" office:value="440994" calcext:value-type="float">
            <text:p>440994</text:p>
          </table:table-cell>
          <table:table-cell table:number-columns-repeated="5"/>
          <table:table-cell office:value-type="float" office:value="172880" calcext:value-type="float">
            <text:p>172880</text:p>
          </table:table-cell>
          <table:table-cell table:formula="of:=[.P222]-40" office:value-type="float" office:value="172840" calcext:value-type="float">
            <text:p>172840</text:p>
          </table:table-cell>
          <table:table-cell table:number-columns-repeated="14"/>
          <table:table-cell table:formula="of:=[.Q222]/44100" office:value-type="float" office:value="3.91927437641723" calcext:value-type="float">
            <text:p>3,91927437641723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6315864" calcext:value-type="float">
            <text:p>106315864</text:p>
          </table:table-cell>
          <table:table-cell table:number-columns-repeated="6"/>
          <table:table-cell office:value-type="float" office:value="443178" calcext:value-type="float">
            <text:p>443178</text:p>
          </table:table-cell>
          <table:table-cell office:value-type="float" office:value="443080" calcext:value-type="float">
            <text:p>443080</text:p>
          </table:table-cell>
          <table:table-cell table:number-columns-repeated="5"/>
          <table:table-cell office:value-type="float" office:value="173680" calcext:value-type="float">
            <text:p>173680</text:p>
          </table:table-cell>
          <table:table-cell table:formula="of:=[.P223]-40" office:value-type="float" office:value="173640" calcext:value-type="float">
            <text:p>173640</text:p>
          </table:table-cell>
          <table:table-cell table:number-columns-repeated="14"/>
          <table:table-cell table:formula="of:=[.Q223]/44100" office:value-type="float" office:value="3.93741496598639" calcext:value-type="float">
            <text:p>3,93741496598639</text:p>
          </table:table-cell>
          <table:table-cell table:number-columns-repeated="1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6780114" calcext:value-type="float">
            <text:p>106780114</text:p>
          </table:table-cell>
          <table:table-cell table:number-columns-repeated="6"/>
          <table:table-cell office:value-type="float" office:value="445246" calcext:value-type="float">
            <text:p>445246</text:p>
          </table:table-cell>
          <table:table-cell office:value-type="float" office:value="445072" calcext:value-type="float">
            <text:p>445072</text:p>
          </table:table-cell>
          <table:table-cell table:number-columns-repeated="5"/>
          <table:table-cell office:value-type="float" office:value="174440" calcext:value-type="float">
            <text:p>174440</text:p>
          </table:table-cell>
          <table:table-cell table:formula="of:=[.P224]-40" office:value-type="float" office:value="174400" calcext:value-type="float">
            <text:p>174400</text:p>
          </table:table-cell>
          <table:table-cell table:number-columns-repeated="14"/>
          <table:table-cell table:formula="of:=[.Q224]/44100" office:value-type="float" office:value="3.9546485260771" calcext:value-type="float">
            <text:p>3,9546485260771</text:p>
          </table:table-cell>
          <table:table-cell table:number-columns-repeated="1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7223450" calcext:value-type="float">
            <text:p>107223450</text:p>
          </table:table-cell>
          <table:table-cell table:number-columns-repeated="6"/>
          <table:table-cell office:value-type="float" office:value="447128" calcext:value-type="float">
            <text:p>447128</text:p>
          </table:table-cell>
          <table:table-cell office:value-type="float" office:value="447036" calcext:value-type="float">
            <text:p>447036</text:p>
          </table:table-cell>
          <table:table-cell table:number-columns-repeated="5"/>
          <table:table-cell office:value-type="float" office:value="175160" calcext:value-type="float">
            <text:p>175160</text:p>
          </table:table-cell>
          <table:table-cell table:formula="of:=[.P225]-40" office:value-type="float" office:value="175120" calcext:value-type="float">
            <text:p>175120</text:p>
          </table:table-cell>
          <table:table-cell table:number-columns-repeated="14"/>
          <table:table-cell table:formula="of:=[.Q225]/44100" office:value-type="float" office:value="3.97097505668934" calcext:value-type="float">
            <text:p>3,97097505668934</text:p>
          </table:table-cell>
          <table:table-cell table:number-columns-repeated="1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7689457" calcext:value-type="float">
            <text:p>107689457</text:p>
          </table:table-cell>
          <table:table-cell table:number-columns-repeated="6"/>
          <table:table-cell office:value-type="float" office:value="449100" calcext:value-type="float">
            <text:p>449100</text:p>
          </table:table-cell>
          <table:table-cell office:value-type="float" office:value="449004" calcext:value-type="float">
            <text:p>449004</text:p>
          </table:table-cell>
          <table:table-cell table:number-columns-repeated="5"/>
          <table:table-cell office:value-type="float" office:value="175920" calcext:value-type="float">
            <text:p>175920</text:p>
          </table:table-cell>
          <table:table-cell table:formula="of:=[.P226]-40" office:value-type="float" office:value="175880" calcext:value-type="float">
            <text:p>175880</text:p>
          </table:table-cell>
          <table:table-cell table:number-columns-repeated="14"/>
          <table:table-cell table:formula="of:=[.Q226]/44100" office:value-type="float" office:value="3.98820861678005" calcext:value-type="float">
            <text:p>3,98820861678005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8177235" calcext:value-type="float">
            <text:p>108177235</text:p>
          </table:table-cell>
          <table:table-cell table:number-columns-repeated="6"/>
          <table:table-cell office:value-type="float" office:value="451204" calcext:value-type="float">
            <text:p>451204</text:p>
          </table:table-cell>
          <table:table-cell office:value-type="float" office:value="451038" calcext:value-type="float">
            <text:p>451038</text:p>
          </table:table-cell>
          <table:table-cell table:number-columns-repeated="5"/>
          <table:table-cell office:value-type="float" office:value="176720" calcext:value-type="float">
            <text:p>176720</text:p>
          </table:table-cell>
          <table:table-cell table:formula="of:=[.P227]-40" office:value-type="float" office:value="176680" calcext:value-type="float">
            <text:p>176680</text:p>
          </table:table-cell>
          <table:table-cell table:number-columns-repeated="14"/>
          <table:table-cell table:formula="of:=[.Q227]/44100" office:value-type="float" office:value="4.00634920634921" calcext:value-type="float">
            <text:p>4,00634920634921</text:p>
          </table:table-cell>
          <table:table-cell table:number-columns-repeated="1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8644657" calcext:value-type="float">
            <text:p>108644657</text:p>
          </table:table-cell>
          <table:table-cell table:number-columns-repeated="6"/>
          <table:table-cell office:value-type="float" office:value="453110" calcext:value-type="float">
            <text:p>453110</text:p>
          </table:table-cell>
          <table:table-cell office:value-type="float" office:value="453018" calcext:value-type="float">
            <text:p>453018</text:p>
          </table:table-cell>
          <table:table-cell table:number-columns-repeated="5"/>
          <table:table-cell office:value-type="float" office:value="177480" calcext:value-type="float">
            <text:p>177480</text:p>
          </table:table-cell>
          <table:table-cell table:formula="of:=[.P228]-40" office:value-type="float" office:value="177440" calcext:value-type="float">
            <text:p>177440</text:p>
          </table:table-cell>
          <table:table-cell table:number-columns-repeated="14"/>
          <table:table-cell table:formula="of:=[.Q228]/44100" office:value-type="float" office:value="4.02358276643991" calcext:value-type="float">
            <text:p>4,02358276643991</text:p>
          </table:table-cell>
          <table:table-cell table:number-columns-repeated="1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9156307" calcext:value-type="float">
            <text:p>109156307</text:p>
          </table:table-cell>
          <table:table-cell table:number-columns-repeated="6"/>
          <table:table-cell office:value-type="float" office:value="455234" calcext:value-type="float">
            <text:p>455234</text:p>
          </table:table-cell>
          <table:table-cell office:value-type="float" office:value="455068" calcext:value-type="float">
            <text:p>455068</text:p>
          </table:table-cell>
          <table:table-cell table:number-columns-repeated="5"/>
          <table:table-cell office:value-type="float" office:value="178320" calcext:value-type="float">
            <text:p>178320</text:p>
          </table:table-cell>
          <table:table-cell table:formula="of:=[.P229]-40" office:value-type="float" office:value="178280" calcext:value-type="float">
            <text:p>178280</text:p>
          </table:table-cell>
          <table:table-cell table:number-columns-repeated="14"/>
          <table:table-cell table:formula="of:=[.Q229]/44100" office:value-type="float" office:value="4.04263038548753" calcext:value-type="float">
            <text:p>4,04263038548753</text:p>
          </table:table-cell>
          <table:table-cell table:number-columns-repeated="1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9647557" calcext:value-type="float">
            <text:p>109647557</text:p>
          </table:table-cell>
          <table:table-cell table:number-columns-repeated="6"/>
          <table:table-cell office:value-type="float" office:value="457176" calcext:value-type="float">
            <text:p>457176</text:p>
          </table:table-cell>
          <table:table-cell office:value-type="float" office:value="457084" calcext:value-type="float">
            <text:p>457084</text:p>
          </table:table-cell>
          <table:table-cell table:number-columns-repeated="5"/>
          <table:table-cell office:value-type="float" office:value="179120" calcext:value-type="float">
            <text:p>179120</text:p>
          </table:table-cell>
          <table:table-cell table:formula="of:=[.P230]-40" office:value-type="float" office:value="179080" calcext:value-type="float">
            <text:p>179080</text:p>
          </table:table-cell>
          <table:table-cell table:number-columns-repeated="14"/>
          <table:table-cell table:formula="of:=[.Q230]/44100" office:value-type="float" office:value="4.06077097505669" calcext:value-type="float">
            <text:p>4,06077097505669</text:p>
          </table:table-cell>
          <table:table-cell table:number-columns-repeated="1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0113350" calcext:value-type="float">
            <text:p>110113350</text:p>
          </table:table-cell>
          <table:table-cell table:number-columns-repeated="6"/>
          <table:table-cell office:value-type="float" office:value="459158" calcext:value-type="float">
            <text:p>459158</text:p>
          </table:table-cell>
          <table:table-cell office:value-type="float" office:value="459052" calcext:value-type="float">
            <text:p>459052</text:p>
          </table:table-cell>
          <table:table-cell table:number-columns-repeated="5"/>
          <table:table-cell office:value-type="float" office:value="179880" calcext:value-type="float">
            <text:p>179880</text:p>
          </table:table-cell>
          <table:table-cell table:formula="of:=[.P231]-40" office:value-type="float" office:value="179840" calcext:value-type="float">
            <text:p>179840</text:p>
          </table:table-cell>
          <table:table-cell table:number-columns-repeated="14"/>
          <table:table-cell table:formula="of:=[.Q231]/44100" office:value-type="float" office:value="4.07800453514739" calcext:value-type="float">
            <text:p>4,07800453514739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0529600" calcext:value-type="float">
            <text:p>110529600</text:p>
          </table:table-cell>
          <table:table-cell table:number-columns-repeated="6"/>
          <table:table-cell office:value-type="float" office:value="461156" calcext:value-type="float">
            <text:p>461156</text:p>
          </table:table-cell>
          <table:table-cell office:value-type="float" office:value="460970" calcext:value-type="float">
            <text:p>460970</text:p>
          </table:table-cell>
          <table:table-cell table:number-columns-repeated="5"/>
          <table:table-cell office:value-type="float" office:value="180560" calcext:value-type="float">
            <text:p>180560</text:p>
          </table:table-cell>
          <table:table-cell table:formula="of:=[.P232]-40" office:value-type="float" office:value="180520" calcext:value-type="float">
            <text:p>180520</text:p>
          </table:table-cell>
          <table:table-cell table:number-columns-repeated="14"/>
          <table:table-cell table:formula="of:=[.Q232]/44100" office:value-type="float" office:value="4.09342403628118" calcext:value-type="float">
            <text:p>4,09342403628118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0945550" calcext:value-type="float">
            <text:p>110945550</text:p>
          </table:table-cell>
          <table:table-cell table:number-columns-repeated="6"/>
          <table:table-cell office:value-type="float" office:value="463182" calcext:value-type="float">
            <text:p>463182</text:p>
          </table:table-cell>
          <table:table-cell office:value-type="float" office:value="463068" calcext:value-type="float">
            <text:p>463068</text:p>
          </table:table-cell>
          <table:table-cell table:number-columns-repeated="5"/>
          <table:table-cell office:value-type="float" office:value="181240" calcext:value-type="float">
            <text:p>181240</text:p>
          </table:table-cell>
          <table:table-cell table:formula="of:=[.P233]-40" office:value-type="float" office:value="181200" calcext:value-type="float">
            <text:p>181200</text:p>
          </table:table-cell>
          <table:table-cell table:number-columns-repeated="14"/>
          <table:table-cell table:formula="of:=[.Q233]/44100" office:value-type="float" office:value="4.10884353741497" calcext:value-type="float">
            <text:p>4,10884353741497</text:p>
          </table:table-cell>
          <table:table-cell table:number-columns-repeated="1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1361328" calcext:value-type="float">
            <text:p>111361328</text:p>
          </table:table-cell>
          <table:table-cell table:number-columns-repeated="6"/>
          <table:table-cell office:value-type="float" office:value="465216" calcext:value-type="float">
            <text:p>465216</text:p>
          </table:table-cell>
          <table:table-cell office:value-type="float" office:value="465108" calcext:value-type="float">
            <text:p>465108</text:p>
          </table:table-cell>
          <table:table-cell table:number-columns-repeated="5"/>
          <table:table-cell office:value-type="float" office:value="181920" calcext:value-type="float">
            <text:p>181920</text:p>
          </table:table-cell>
          <table:table-cell table:formula="of:=[.P234]-40" office:value-type="float" office:value="181880" calcext:value-type="float">
            <text:p>181880</text:p>
          </table:table-cell>
          <table:table-cell table:number-columns-repeated="14"/>
          <table:table-cell table:formula="of:=[.Q234]/44100" office:value-type="float" office:value="4.12426303854875" calcext:value-type="float">
            <text:p>4,12426303854875</text:p>
          </table:table-cell>
          <table:table-cell table:number-columns-repeated="1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1778093" calcext:value-type="float">
            <text:p>111778093</text:p>
          </table:table-cell>
          <table:table-cell table:number-columns-repeated="6"/>
          <table:table-cell office:value-type="float" office:value="467204" calcext:value-type="float">
            <text:p>467204</text:p>
          </table:table-cell>
          <table:table-cell office:value-type="float" office:value="467098" calcext:value-type="float">
            <text:p>467098</text:p>
          </table:table-cell>
          <table:table-cell table:number-columns-repeated="5"/>
          <table:table-cell office:value-type="float" office:value="182600" calcext:value-type="float">
            <text:p>182600</text:p>
          </table:table-cell>
          <table:table-cell table:formula="of:=[.P235]-40" office:value-type="float" office:value="182560" calcext:value-type="float">
            <text:p>182560</text:p>
          </table:table-cell>
          <table:table-cell table:number-columns-repeated="14"/>
          <table:table-cell table:formula="of:=[.Q235]/44100" office:value-type="float" office:value="4.13968253968254" calcext:value-type="float">
            <text:p>4,13968253968254</text:p>
          </table:table-cell>
          <table:table-cell table:number-columns-repeated="1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2195157" calcext:value-type="float">
            <text:p>112195157</text:p>
          </table:table-cell>
          <table:table-cell table:number-columns-repeated="6"/>
          <table:table-cell office:value-type="float" office:value="469164" calcext:value-type="float">
            <text:p>469164</text:p>
          </table:table-cell>
          <table:table-cell office:value-type="float" office:value="469056" calcext:value-type="float">
            <text:p>469056</text:p>
          </table:table-cell>
          <table:table-cell table:number-columns-repeated="5"/>
          <table:table-cell office:value-type="float" office:value="183280" calcext:value-type="float">
            <text:p>183280</text:p>
          </table:table-cell>
          <table:table-cell table:formula="of:=[.P236]-40" office:value-type="float" office:value="183240" calcext:value-type="float">
            <text:p>183240</text:p>
          </table:table-cell>
          <table:table-cell table:number-columns-repeated="14"/>
          <table:table-cell table:formula="of:=[.Q236]/44100" office:value-type="float" office:value="4.15510204081633" calcext:value-type="float">
            <text:p>4,15510204081633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2635664" calcext:value-type="float">
            <text:p>112635664</text:p>
          </table:table-cell>
          <table:table-cell table:number-columns-repeated="6"/>
          <table:table-cell office:value-type="float" office:value="471192" calcext:value-type="float">
            <text:p>471192</text:p>
          </table:table-cell>
          <table:table-cell office:value-type="float" office:value="471090" calcext:value-type="float">
            <text:p>471090</text:p>
          </table:table-cell>
          <table:table-cell table:number-columns-repeated="5"/>
          <table:table-cell office:value-type="float" office:value="184000" calcext:value-type="float">
            <text:p>184000</text:p>
          </table:table-cell>
          <table:table-cell table:formula="of:=[.P237]-40" office:value-type="float" office:value="183960" calcext:value-type="float">
            <text:p>183960</text:p>
          </table:table-cell>
          <table:table-cell table:number-columns-repeated="14"/>
          <table:table-cell table:formula="of:=[.Q237]/44100" office:value-type="float" office:value="4.17142857142857" calcext:value-type="float">
            <text:p>4,17142857142857</text:p>
          </table:table-cell>
          <table:table-cell table:number-columns-repeated="1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3076985" calcext:value-type="float">
            <text:p>113076985</text:p>
          </table:table-cell>
          <table:table-cell table:number-columns-repeated="6"/>
          <table:table-cell office:value-type="float" office:value="473168" calcext:value-type="float">
            <text:p>473168</text:p>
          </table:table-cell>
          <table:table-cell office:value-type="float" office:value="473066" calcext:value-type="float">
            <text:p>473066</text:p>
          </table:table-cell>
          <table:table-cell table:number-columns-repeated="5"/>
          <table:table-cell office:value-type="float" office:value="184720" calcext:value-type="float">
            <text:p>184720</text:p>
          </table:table-cell>
          <table:table-cell table:formula="of:=[.P238]-40" office:value-type="float" office:value="184680" calcext:value-type="float">
            <text:p>184680</text:p>
          </table:table-cell>
          <table:table-cell table:number-columns-repeated="14"/>
          <table:table-cell table:formula="of:=[.Q238]/44100" office:value-type="float" office:value="4.18775510204082" calcext:value-type="float">
            <text:p>4,18775510204082</text:p>
          </table:table-cell>
          <table:table-cell table:number-columns-repeated="1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3517107" calcext:value-type="float">
            <text:p>113517107</text:p>
          </table:table-cell>
          <table:table-cell table:number-columns-repeated="6"/>
          <table:table-cell office:value-type="float" office:value="475200" calcext:value-type="float">
            <text:p>475200</text:p>
          </table:table-cell>
          <table:table-cell office:value-type="float" office:value="475100" calcext:value-type="float">
            <text:p>475100</text:p>
          </table:table-cell>
          <table:table-cell table:number-columns-repeated="5"/>
          <table:table-cell office:value-type="float" office:value="185440" calcext:value-type="float">
            <text:p>185440</text:p>
          </table:table-cell>
          <table:table-cell table:formula="of:=[.P239]-40" office:value-type="float" office:value="185400" calcext:value-type="float">
            <text:p>185400</text:p>
          </table:table-cell>
          <table:table-cell table:number-columns-repeated="14"/>
          <table:table-cell table:formula="of:=[.Q239]/44100" office:value-type="float" office:value="4.20408163265306" calcext:value-type="float">
            <text:p>4,20408163265306</text:p>
          </table:table-cell>
          <table:table-cell table:number-columns-repeated="1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3982171" calcext:value-type="float">
            <text:p>113982171</text:p>
          </table:table-cell>
          <table:table-cell table:number-columns-repeated="6"/>
          <table:table-cell office:value-type="float" office:value="477230" calcext:value-type="float">
            <text:p>477230</text:p>
          </table:table-cell>
          <table:table-cell office:value-type="float" office:value="477132" calcext:value-type="float">
            <text:p>477132</text:p>
          </table:table-cell>
          <table:table-cell table:number-columns-repeated="5"/>
          <table:table-cell office:value-type="float" office:value="186200" calcext:value-type="float">
            <text:p>186200</text:p>
          </table:table-cell>
          <table:table-cell table:formula="of:=[.P240]-40" office:value-type="float" office:value="186160" calcext:value-type="float">
            <text:p>186160</text:p>
          </table:table-cell>
          <table:table-cell table:number-columns-repeated="14"/>
          <table:table-cell table:formula="of:=[.Q240]/44100" office:value-type="float" office:value="4.22131519274376" calcext:value-type="float">
            <text:p>4,22131519274376</text:p>
          </table:table-cell>
          <table:table-cell table:number-columns-repeated="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4447364" calcext:value-type="float">
            <text:p>114447364</text:p>
          </table:table-cell>
          <table:table-cell table:number-columns-repeated="6"/>
          <table:table-cell office:value-type="float" office:value="479240" calcext:value-type="float">
            <text:p>479240</text:p>
          </table:table-cell>
          <table:table-cell office:value-type="float" office:value="479144" calcext:value-type="float">
            <text:p>479144</text:p>
          </table:table-cell>
          <table:table-cell table:number-columns-repeated="5"/>
          <table:table-cell office:value-type="float" office:value="186960" calcext:value-type="float">
            <text:p>186960</text:p>
          </table:table-cell>
          <table:table-cell table:formula="of:=[.P241]-40" office:value-type="float" office:value="186920" calcext:value-type="float">
            <text:p>186920</text:p>
          </table:table-cell>
          <table:table-cell table:number-columns-repeated="14"/>
          <table:table-cell table:formula="of:=[.Q241]/44100" office:value-type="float" office:value="4.23854875283447" calcext:value-type="float">
            <text:p>4,23854875283447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4888600" calcext:value-type="float">
            <text:p>114888600</text:p>
          </table:table-cell>
          <table:table-cell table:number-columns-repeated="6"/>
          <table:table-cell office:value-type="float" office:value="481220" calcext:value-type="float">
            <text:p>481220</text:p>
          </table:table-cell>
          <table:table-cell office:value-type="float" office:value="481122" calcext:value-type="float">
            <text:p>481122</text:p>
          </table:table-cell>
          <table:table-cell table:number-columns-repeated="5"/>
          <table:table-cell office:value-type="float" office:value="187680" calcext:value-type="float">
            <text:p>187680</text:p>
          </table:table-cell>
          <table:table-cell table:formula="of:=[.P242]-40" office:value-type="float" office:value="187640" calcext:value-type="float">
            <text:p>187640</text:p>
          </table:table-cell>
          <table:table-cell table:number-columns-repeated="14"/>
          <table:table-cell table:formula="of:=[.Q242]/44100" office:value-type="float" office:value="4.25487528344671" calcext:value-type="float">
            <text:p>4,2548752834467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5354050" calcext:value-type="float">
            <text:p>115354050</text:p>
          </table:table-cell>
          <table:table-cell table:number-columns-repeated="6"/>
          <table:table-cell office:value-type="float" office:value="483218" calcext:value-type="float">
            <text:p>483218</text:p>
          </table:table-cell>
          <table:table-cell office:value-type="float" office:value="483120" calcext:value-type="float">
            <text:p>483120</text:p>
          </table:table-cell>
          <table:table-cell table:number-columns-repeated="5"/>
          <table:table-cell office:value-type="float" office:value="188440" calcext:value-type="float">
            <text:p>188440</text:p>
          </table:table-cell>
          <table:table-cell table:formula="of:=[.P243]-40" office:value-type="float" office:value="188400" calcext:value-type="float">
            <text:p>188400</text:p>
          </table:table-cell>
          <table:table-cell table:number-columns-repeated="14"/>
          <table:table-cell table:formula="of:=[.Q243]/44100" office:value-type="float" office:value="4.27210884353742" calcext:value-type="float">
            <text:p>4,27210884353742</text:p>
          </table:table-cell>
          <table:table-cell table:number-columns-repeated="1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5819585" calcext:value-type="float">
            <text:p>115819585</text:p>
          </table:table-cell>
          <table:table-cell table:number-columns-repeated="6"/>
          <table:table-cell office:value-type="float" office:value="485212" calcext:value-type="float">
            <text:p>485212</text:p>
          </table:table-cell>
          <table:table-cell office:value-type="float" office:value="485114" calcext:value-type="float">
            <text:p>485114</text:p>
          </table:table-cell>
          <table:table-cell table:number-columns-repeated="5"/>
          <table:table-cell office:value-type="float" office:value="189200" calcext:value-type="float">
            <text:p>189200</text:p>
          </table:table-cell>
          <table:table-cell table:formula="of:=[.P244]-40" office:value-type="float" office:value="189160" calcext:value-type="float">
            <text:p>189160</text:p>
          </table:table-cell>
          <table:table-cell table:number-columns-repeated="14"/>
          <table:table-cell table:formula="of:=[.Q244]/44100" office:value-type="float" office:value="4.28934240362812" calcext:value-type="float">
            <text:p>4,28934240362812</text:p>
          </table:table-cell>
          <table:table-cell table:number-columns-repeated="1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6283407" calcext:value-type="float">
            <text:p>116283407</text:p>
          </table:table-cell>
          <table:table-cell table:number-columns-repeated="6"/>
          <table:table-cell office:value-type="float" office:value="487286" calcext:value-type="float">
            <text:p>487286</text:p>
          </table:table-cell>
          <table:table-cell office:value-type="float" office:value="487190" calcext:value-type="float">
            <text:p>487190</text:p>
          </table:table-cell>
          <table:table-cell table:number-columns-repeated="5"/>
          <table:table-cell office:value-type="float" office:value="189960" calcext:value-type="float">
            <text:p>189960</text:p>
          </table:table-cell>
          <table:table-cell table:formula="of:=[.P245]-40" office:value-type="float" office:value="189920" calcext:value-type="float">
            <text:p>189920</text:p>
          </table:table-cell>
          <table:table-cell table:number-columns-repeated="14"/>
          <table:table-cell table:formula="of:=[.Q245]/44100" office:value-type="float" office:value="4.30657596371882" calcext:value-type="float">
            <text:p>4,30657596371882</text:p>
          </table:table-cell>
          <table:table-cell table:number-columns-repeated="1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6749157" calcext:value-type="float">
            <text:p>116749157</text:p>
          </table:table-cell>
          <table:table-cell table:number-columns-repeated="6"/>
          <table:table-cell office:value-type="float" office:value="489270" calcext:value-type="float">
            <text:p>489270</text:p>
          </table:table-cell>
          <table:table-cell office:value-type="float" office:value="489174" calcext:value-type="float">
            <text:p>489174</text:p>
          </table:table-cell>
          <table:table-cell table:number-columns-repeated="5"/>
          <table:table-cell office:value-type="float" office:value="190720" calcext:value-type="float">
            <text:p>190720</text:p>
          </table:table-cell>
          <table:table-cell table:formula="of:=[.P246]-40" office:value-type="float" office:value="190680" calcext:value-type="float">
            <text:p>190680</text:p>
          </table:table-cell>
          <table:table-cell table:number-columns-repeated="14"/>
          <table:table-cell table:formula="of:=[.Q246]/44100" office:value-type="float" office:value="4.32380952380952" calcext:value-type="float">
            <text:p>4,32380952380952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7215207" calcext:value-type="float">
            <text:p>117215207</text:p>
          </table:table-cell>
          <table:table-cell table:number-columns-repeated="6"/>
          <table:table-cell office:value-type="float" office:value="491240" calcext:value-type="float">
            <text:p>491240</text:p>
          </table:table-cell>
          <table:table-cell office:value-type="float" office:value="491144" calcext:value-type="float">
            <text:p>491144</text:p>
          </table:table-cell>
          <table:table-cell table:number-columns-repeated="5"/>
          <table:table-cell office:value-type="float" office:value="191480" calcext:value-type="float">
            <text:p>191480</text:p>
          </table:table-cell>
          <table:table-cell table:formula="of:=[.P247]-40" office:value-type="float" office:value="191440" calcext:value-type="float">
            <text:p>191440</text:p>
          </table:table-cell>
          <table:table-cell table:number-columns-repeated="14"/>
          <table:table-cell table:formula="of:=[.Q247]/44100" office:value-type="float" office:value="4.34104308390023" calcext:value-type="float">
            <text:p>4,34104308390023</text:p>
          </table:table-cell>
          <table:table-cell table:number-columns-repeated="1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7680228" calcext:value-type="float">
            <text:p>117680228</text:p>
          </table:table-cell>
          <table:table-cell table:number-columns-repeated="6"/>
          <table:table-cell office:value-type="float" office:value="493258" calcext:value-type="float">
            <text:p>493258</text:p>
          </table:table-cell>
          <table:table-cell office:value-type="float" office:value="493162" calcext:value-type="float">
            <text:p>493162</text:p>
          </table:table-cell>
          <table:table-cell table:number-columns-repeated="5"/>
          <table:table-cell office:value-type="float" office:value="192240" calcext:value-type="float">
            <text:p>192240</text:p>
          </table:table-cell>
          <table:table-cell table:formula="of:=[.P248]-40" office:value-type="float" office:value="192200" calcext:value-type="float">
            <text:p>192200</text:p>
          </table:table-cell>
          <table:table-cell table:number-columns-repeated="14"/>
          <table:table-cell table:formula="of:=[.Q248]/44100" office:value-type="float" office:value="4.35827664399093" calcext:value-type="float">
            <text:p>4,35827664399093</text:p>
          </table:table-cell>
          <table:table-cell table:number-columns-repeated="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8169978" calcext:value-type="float">
            <text:p>118169978</text:p>
          </table:table-cell>
          <table:table-cell table:number-columns-repeated="6"/>
          <table:table-cell office:value-type="float" office:value="495270" calcext:value-type="float">
            <text:p>495270</text:p>
          </table:table-cell>
          <table:table-cell office:value-type="float" office:value="495178" calcext:value-type="float">
            <text:p>495178</text:p>
          </table:table-cell>
          <table:table-cell table:number-columns-repeated="5"/>
          <table:table-cell office:value-type="float" office:value="193040" calcext:value-type="float">
            <text:p>193040</text:p>
          </table:table-cell>
          <table:table-cell table:formula="of:=[.P249]-40" office:value-type="float" office:value="193000" calcext:value-type="float">
            <text:p>193000</text:p>
          </table:table-cell>
          <table:table-cell table:number-columns-repeated="14"/>
          <table:table-cell table:formula="of:=[.Q249]/44100" office:value-type="float" office:value="4.37641723356009" calcext:value-type="float">
            <text:p>4,37641723356009</text:p>
          </table:table-cell>
          <table:table-cell table:number-columns-repeated="1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8635900" calcext:value-type="float">
            <text:p>118635900</text:p>
          </table:table-cell>
          <table:table-cell table:number-columns-repeated="6"/>
          <table:table-cell office:value-type="float" office:value="497246" calcext:value-type="float">
            <text:p>497246</text:p>
          </table:table-cell>
          <table:table-cell office:value-type="float" office:value="497152" calcext:value-type="float">
            <text:p>497152</text:p>
          </table:table-cell>
          <table:table-cell table:number-columns-repeated="5"/>
          <table:table-cell office:value-type="float" office:value="193800" calcext:value-type="float">
            <text:p>193800</text:p>
          </table:table-cell>
          <table:table-cell table:formula="of:=[.P250]-40" office:value-type="float" office:value="193760" calcext:value-type="float">
            <text:p>193760</text:p>
          </table:table-cell>
          <table:table-cell table:number-columns-repeated="14"/>
          <table:table-cell table:formula="of:=[.Q250]/44100" office:value-type="float" office:value="4.39365079365079" calcext:value-type="float">
            <text:p>4,39365079365079</text:p>
          </table:table-cell>
          <table:table-cell table:number-columns-repeated="1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9148964" calcext:value-type="float">
            <text:p>119148964</text:p>
          </table:table-cell>
          <table:table-cell table:number-columns-repeated="6"/>
          <table:table-cell office:value-type="float" office:value="499304" calcext:value-type="float">
            <text:p>499304</text:p>
          </table:table-cell>
          <table:table-cell office:value-type="float" office:value="499214" calcext:value-type="float">
            <text:p>499214</text:p>
          </table:table-cell>
          <table:table-cell table:number-columns-repeated="5"/>
          <table:table-cell office:value-type="float" office:value="194640" calcext:value-type="float">
            <text:p>194640</text:p>
          </table:table-cell>
          <table:table-cell table:formula="of:=[.P251]-40" office:value-type="float" office:value="194600" calcext:value-type="float">
            <text:p>194600</text:p>
          </table:table-cell>
          <table:table-cell table:number-columns-repeated="14"/>
          <table:table-cell table:formula="of:=[.Q251]/44100" office:value-type="float" office:value="4.41269841269841" calcext:value-type="float">
            <text:p>4,41269841269841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9590200" calcext:value-type="float">
            <text:p>119590200</text:p>
          </table:table-cell>
          <table:table-cell table:number-columns-repeated="6"/>
          <table:table-cell office:value-type="float" office:value="501284" calcext:value-type="float">
            <text:p>501284</text:p>
          </table:table-cell>
          <table:table-cell office:value-type="float" office:value="501104" calcext:value-type="float">
            <text:p>501104</text:p>
          </table:table-cell>
          <table:table-cell table:number-columns-repeated="5"/>
          <table:table-cell office:value-type="float" office:value="195360" calcext:value-type="float">
            <text:p>195360</text:p>
          </table:table-cell>
          <table:table-cell table:formula="of:=[.P252]-40" office:value-type="float" office:value="195320" calcext:value-type="float">
            <text:p>195320</text:p>
          </table:table-cell>
          <table:table-cell table:number-columns-repeated="14"/>
          <table:table-cell table:formula="of:=[.Q252]/44100" office:value-type="float" office:value="4.42902494331066" calcext:value-type="float">
            <text:p>4,42902494331066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0007178" calcext:value-type="float">
            <text:p>120007178</text:p>
          </table:table-cell>
          <table:table-cell table:number-columns-repeated="6"/>
          <table:table-cell office:value-type="float" office:value="503262" calcext:value-type="float">
            <text:p>503262</text:p>
          </table:table-cell>
          <table:table-cell office:value-type="float" office:value="503152" calcext:value-type="float">
            <text:p>503152</text:p>
          </table:table-cell>
          <table:table-cell table:number-columns-repeated="5"/>
          <table:table-cell office:value-type="float" office:value="196040" calcext:value-type="float">
            <text:p>196040</text:p>
          </table:table-cell>
          <table:table-cell table:formula="of:=[.P253]-40" office:value-type="float" office:value="196000" calcext:value-type="float">
            <text:p>196000</text:p>
          </table:table-cell>
          <table:table-cell table:number-columns-repeated="14"/>
          <table:table-cell table:formula="of:=[.Q253]/44100" office:value-type="float" office:value="4.44444444444444" calcext:value-type="float">
            <text:p>4,44444444444444</text:p>
          </table:table-cell>
          <table:table-cell table:number-columns-repeated="1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0447128" calcext:value-type="float">
            <text:p>120447128</text:p>
          </table:table-cell>
          <table:table-cell table:number-columns-repeated="6"/>
          <table:table-cell office:value-type="float" office:value="505316" calcext:value-type="float">
            <text:p>505316</text:p>
          </table:table-cell>
          <table:table-cell office:value-type="float" office:value="505210" calcext:value-type="float">
            <text:p>505210</text:p>
          </table:table-cell>
          <table:table-cell table:number-columns-repeated="5"/>
          <table:table-cell office:value-type="float" office:value="196760" calcext:value-type="float">
            <text:p>196760</text:p>
          </table:table-cell>
          <table:table-cell table:formula="of:=[.P254]-40" office:value-type="float" office:value="196720" calcext:value-type="float">
            <text:p>196720</text:p>
          </table:table-cell>
          <table:table-cell table:number-columns-repeated="14"/>
          <table:table-cell table:formula="of:=[.Q254]/44100" office:value-type="float" office:value="4.46077097505669" calcext:value-type="float">
            <text:p>4,46077097505669</text:p>
          </table:table-cell>
          <table:table-cell table:number-columns-repeated="1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0864793" calcext:value-type="float">
            <text:p>120864793</text:p>
          </table:table-cell>
          <table:table-cell table:number-columns-repeated="6"/>
          <table:table-cell office:value-type="float" office:value="507248" calcext:value-type="float">
            <text:p>507248</text:p>
          </table:table-cell>
          <table:table-cell office:value-type="float" office:value="507142" calcext:value-type="float">
            <text:p>507142</text:p>
          </table:table-cell>
          <table:table-cell table:number-columns-repeated="5"/>
          <table:table-cell office:value-type="float" office:value="197440" calcext:value-type="float">
            <text:p>197440</text:p>
          </table:table-cell>
          <table:table-cell table:formula="of:=[.P255]-40" office:value-type="float" office:value="197400" calcext:value-type="float">
            <text:p>197400</text:p>
          </table:table-cell>
          <table:table-cell table:number-columns-repeated="14"/>
          <table:table-cell table:formula="of:=[.Q255]/44100" office:value-type="float" office:value="4.47619047619048" calcext:value-type="float">
            <text:p>4,47619047619048</text:p>
          </table:table-cell>
          <table:table-cell table:number-columns-repeated="1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1305771" calcext:value-type="float">
            <text:p>121305771</text:p>
          </table:table-cell>
          <table:table-cell table:number-columns-repeated="6"/>
          <table:table-cell office:value-type="float" office:value="509254" calcext:value-type="float">
            <text:p>509254</text:p>
          </table:table-cell>
          <table:table-cell office:value-type="float" office:value="509152" calcext:value-type="float">
            <text:p>509152</text:p>
          </table:table-cell>
          <table:table-cell table:number-columns-repeated="5"/>
          <table:table-cell office:value-type="float" office:value="198160" calcext:value-type="float">
            <text:p>198160</text:p>
          </table:table-cell>
          <table:table-cell table:formula="of:=[.P256]-40" office:value-type="float" office:value="198120" calcext:value-type="float">
            <text:p>198120</text:p>
          </table:table-cell>
          <table:table-cell table:number-columns-repeated="14"/>
          <table:table-cell table:formula="of:=[.Q256]/44100" office:value-type="float" office:value="4.49251700680272" calcext:value-type="float">
            <text:p>4,49251700680272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1767621" calcext:value-type="float">
            <text:p>121767621</text:p>
          </table:table-cell>
          <table:table-cell table:number-columns-repeated="6"/>
          <table:table-cell office:value-type="float" office:value="511420" calcext:value-type="float">
            <text:p>511420</text:p>
          </table:table-cell>
          <table:table-cell office:value-type="float" office:value="511244" calcext:value-type="float">
            <text:p>511244</text:p>
          </table:table-cell>
          <table:table-cell table:number-columns-repeated="5"/>
          <table:table-cell office:value-type="float" office:value="198920" calcext:value-type="float">
            <text:p>198920</text:p>
          </table:table-cell>
          <table:table-cell table:formula="of:=[.P257]-40" office:value-type="float" office:value="198880" calcext:value-type="float">
            <text:p>198880</text:p>
          </table:table-cell>
          <table:table-cell table:number-columns-repeated="14"/>
          <table:table-cell table:formula="of:=[.Q257]/44100" office:value-type="float" office:value="4.50975056689342" calcext:value-type="float">
            <text:p>4,50975056689342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186400" calcext:value-type="float">
            <text:p>122186400</text:p>
          </table:table-cell>
          <table:table-cell table:number-columns-repeated="6"/>
          <table:table-cell office:value-type="float" office:value="513300" calcext:value-type="float">
            <text:p>513300</text:p>
          </table:table-cell>
          <table:table-cell office:value-type="float" office:value="513198" calcext:value-type="float">
            <text:p>513198</text:p>
          </table:table-cell>
          <table:table-cell table:number-columns-repeated="5"/>
          <table:table-cell office:value-type="float" office:value="199600" calcext:value-type="float">
            <text:p>199600</text:p>
          </table:table-cell>
          <table:table-cell table:formula="of:=[.P258]-40" office:value-type="float" office:value="199560" calcext:value-type="float">
            <text:p>199560</text:p>
          </table:table-cell>
          <table:table-cell table:number-columns-repeated="14"/>
          <table:table-cell table:formula="of:=[.Q258]/44100" office:value-type="float" office:value="4.52517006802721" calcext:value-type="float">
            <text:p>4,52517006802721</text:p>
          </table:table-cell>
          <table:table-cell table:number-columns-repeated="1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2650778" calcext:value-type="float">
            <text:p>122650778</text:p>
          </table:table-cell>
          <table:table-cell table:number-columns-repeated="6"/>
          <table:table-cell office:value-type="float" office:value="515348" calcext:value-type="float">
            <text:p>515348</text:p>
          </table:table-cell>
          <table:table-cell office:value-type="float" office:value="515248" calcext:value-type="float">
            <text:p>515248</text:p>
          </table:table-cell>
          <table:table-cell table:number-columns-repeated="5"/>
          <table:table-cell office:value-type="float" office:value="200360" calcext:value-type="float">
            <text:p>200360</text:p>
          </table:table-cell>
          <table:table-cell table:formula="of:=[.P259]-40" office:value-type="float" office:value="200320" calcext:value-type="float">
            <text:p>200320</text:p>
          </table:table-cell>
          <table:table-cell table:number-columns-repeated="14"/>
          <table:table-cell table:formula="of:=[.Q259]/44100" office:value-type="float" office:value="4.54240362811791" calcext:value-type="float">
            <text:p>4,54240362811791</text:p>
          </table:table-cell>
          <table:table-cell table:number-columns-repeated="1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3093343" calcext:value-type="float">
            <text:p>123093343</text:p>
          </table:table-cell>
          <table:table-cell table:number-columns-repeated="6"/>
          <table:table-cell office:value-type="float" office:value="517280" calcext:value-type="float">
            <text:p>517280</text:p>
          </table:table-cell>
          <table:table-cell office:value-type="float" office:value="517182" calcext:value-type="float">
            <text:p>517182</text:p>
          </table:table-cell>
          <table:table-cell table:number-columns-repeated="5"/>
          <table:table-cell office:value-type="float" office:value="201080" calcext:value-type="float">
            <text:p>201080</text:p>
          </table:table-cell>
          <table:table-cell table:formula="of:=[.P260]-40" office:value-type="float" office:value="201040" calcext:value-type="float">
            <text:p>201040</text:p>
          </table:table-cell>
          <table:table-cell table:number-columns-repeated="14"/>
          <table:table-cell table:formula="of:=[.Q260]/44100" office:value-type="float" office:value="4.55873015873016" calcext:value-type="float">
            <text:p>4,55873015873016</text:p>
          </table:table-cell>
          <table:table-cell table:number-columns-repeated="1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3556864" calcext:value-type="float">
            <text:p>123556864</text:p>
          </table:table-cell>
          <table:table-cell table:number-columns-repeated="6"/>
          <table:table-cell office:value-type="float" office:value="519368" calcext:value-type="float">
            <text:p>519368</text:p>
          </table:table-cell>
          <table:table-cell office:value-type="float" office:value="519270" calcext:value-type="float">
            <text:p>519270</text:p>
          </table:table-cell>
          <table:table-cell table:number-columns-repeated="5"/>
          <table:table-cell office:value-type="float" office:value="201840" calcext:value-type="float">
            <text:p>201840</text:p>
          </table:table-cell>
          <table:table-cell table:formula="of:=[.P261]-40" office:value-type="float" office:value="201800" calcext:value-type="float">
            <text:p>201800</text:p>
          </table:table-cell>
          <table:table-cell table:number-columns-repeated="14"/>
          <table:table-cell table:formula="of:=[.Q261]/44100" office:value-type="float" office:value="4.57596371882086" calcext:value-type="float">
            <text:p>4,57596371882086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4022485" calcext:value-type="float">
            <text:p>124022485</text:p>
          </table:table-cell>
          <table:table-cell table:number-columns-repeated="6"/>
          <table:table-cell office:value-type="float" office:value="521358" calcext:value-type="float">
            <text:p>521358</text:p>
          </table:table-cell>
          <table:table-cell office:value-type="float" office:value="521262" calcext:value-type="float">
            <text:p>521262</text:p>
          </table:table-cell>
          <table:table-cell table:number-columns-repeated="5"/>
          <table:table-cell office:value-type="float" office:value="202600" calcext:value-type="float">
            <text:p>202600</text:p>
          </table:table-cell>
          <table:table-cell table:formula="of:=[.P262]-40" office:value-type="float" office:value="202560" calcext:value-type="float">
            <text:p>202560</text:p>
          </table:table-cell>
          <table:table-cell table:number-columns-repeated="14"/>
          <table:table-cell table:formula="of:=[.Q262]/44100" office:value-type="float" office:value="4.59319727891157" calcext:value-type="float">
            <text:p>4,59319727891157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4488107" calcext:value-type="float">
            <text:p>124488107</text:p>
          </table:table-cell>
          <table:table-cell table:number-columns-repeated="6"/>
          <table:table-cell office:value-type="float" office:value="523348" calcext:value-type="float">
            <text:p>523348</text:p>
          </table:table-cell>
          <table:table-cell office:value-type="float" office:value="523252" calcext:value-type="float">
            <text:p>523252</text:p>
          </table:table-cell>
          <table:table-cell table:number-columns-repeated="5"/>
          <table:table-cell office:value-type="float" office:value="203360" calcext:value-type="float">
            <text:p>203360</text:p>
          </table:table-cell>
          <table:table-cell table:formula="of:=[.P263]-40" office:value-type="float" office:value="203320" calcext:value-type="float">
            <text:p>203320</text:p>
          </table:table-cell>
          <table:table-cell table:number-columns-repeated="14"/>
          <table:table-cell table:formula="of:=[.Q263]/44100" office:value-type="float" office:value="4.61043083900227" calcext:value-type="float">
            <text:p>4,61043083900227</text:p>
          </table:table-cell>
          <table:table-cell table:number-columns-repeated="1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4929728" calcext:value-type="float">
            <text:p>124929728</text:p>
          </table:table-cell>
          <table:table-cell table:number-columns-repeated="6"/>
          <table:table-cell office:value-type="float" office:value="525310" calcext:value-type="float">
            <text:p>525310</text:p>
          </table:table-cell>
          <table:table-cell office:value-type="float" office:value="525212" calcext:value-type="float">
            <text:p>525212</text:p>
          </table:table-cell>
          <table:table-cell table:number-columns-repeated="5"/>
          <table:table-cell office:value-type="float" office:value="204080" calcext:value-type="float">
            <text:p>204080</text:p>
          </table:table-cell>
          <table:table-cell table:formula="of:=[.P264]-40" office:value-type="float" office:value="204040" calcext:value-type="float">
            <text:p>204040</text:p>
          </table:table-cell>
          <table:table-cell table:number-columns-repeated="14"/>
          <table:table-cell table:formula="of:=[.Q264]/44100" office:value-type="float" office:value="4.62675736961451" calcext:value-type="float">
            <text:p>4,62675736961451</text:p>
          </table:table-cell>
          <table:table-cell table:number-columns-repeated="1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5395178" calcext:value-type="float">
            <text:p>125395178</text:p>
          </table:table-cell>
          <table:table-cell table:number-columns-repeated="6"/>
          <table:table-cell office:value-type="float" office:value="527308" calcext:value-type="float">
            <text:p>527308</text:p>
          </table:table-cell>
          <table:table-cell office:value-type="float" office:value="527212" calcext:value-type="float">
            <text:p>527212</text:p>
          </table:table-cell>
          <table:table-cell table:number-columns-repeated="5"/>
          <table:table-cell office:value-type="float" office:value="204840" calcext:value-type="float">
            <text:p>204840</text:p>
          </table:table-cell>
          <table:table-cell table:formula="of:=[.P265]-40" office:value-type="float" office:value="204800" calcext:value-type="float">
            <text:p>204800</text:p>
          </table:table-cell>
          <table:table-cell table:number-columns-repeated="14"/>
          <table:table-cell table:formula="of:=[.Q265]/44100" office:value-type="float" office:value="4.64399092970522" calcext:value-type="float">
            <text:p>4,64399092970522</text:p>
          </table:table-cell>
          <table:table-cell table:number-columns-repeated="1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5860714" calcext:value-type="float">
            <text:p>125860714</text:p>
          </table:table-cell>
          <table:table-cell table:number-columns-repeated="6"/>
          <table:table-cell office:value-type="float" office:value="529302" calcext:value-type="float">
            <text:p>529302</text:p>
          </table:table-cell>
          <table:table-cell office:value-type="float" office:value="529206" calcext:value-type="float">
            <text:p>529206</text:p>
          </table:table-cell>
          <table:table-cell table:number-columns-repeated="5"/>
          <table:table-cell office:value-type="float" office:value="205600" calcext:value-type="float">
            <text:p>205600</text:p>
          </table:table-cell>
          <table:table-cell table:formula="of:=[.P266]-40" office:value-type="float" office:value="205560" calcext:value-type="float">
            <text:p>205560</text:p>
          </table:table-cell>
          <table:table-cell table:number-columns-repeated="14"/>
          <table:table-cell table:formula="of:=[.Q266]/44100" office:value-type="float" office:value="4.66122448979592" calcext:value-type="float">
            <text:p>4,66122448979592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6324921" calcext:value-type="float">
            <text:p>126324921</text:p>
          </table:table-cell>
          <table:table-cell table:number-columns-repeated="6"/>
          <table:table-cell office:value-type="float" office:value="531358" calcext:value-type="float">
            <text:p>531358</text:p>
          </table:table-cell>
          <table:table-cell office:value-type="float" office:value="531260" calcext:value-type="float">
            <text:p>531260</text:p>
          </table:table-cell>
          <table:table-cell table:number-columns-repeated="5"/>
          <table:table-cell office:value-type="float" office:value="206360" calcext:value-type="float">
            <text:p>206360</text:p>
          </table:table-cell>
          <table:table-cell table:formula="of:=[.P267]-40" office:value-type="float" office:value="206320" calcext:value-type="float">
            <text:p>206320</text:p>
          </table:table-cell>
          <table:table-cell table:number-columns-repeated="14"/>
          <table:table-cell table:formula="of:=[.Q267]/44100" office:value-type="float" office:value="4.67845804988662" calcext:value-type="float">
            <text:p>4,67845804988662</text:p>
          </table:table-cell>
          <table:table-cell table:number-columns-repeated="1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6790843" calcext:value-type="float">
            <text:p>126790843</text:p>
          </table:table-cell>
          <table:table-cell table:number-columns-repeated="6"/>
          <table:table-cell office:value-type="float" office:value="533334" calcext:value-type="float">
            <text:p>533334</text:p>
          </table:table-cell>
          <table:table-cell office:value-type="float" office:value="533238" calcext:value-type="float">
            <text:p>533238</text:p>
          </table:table-cell>
          <table:table-cell table:number-columns-repeated="5"/>
          <table:table-cell office:value-type="float" office:value="207120" calcext:value-type="float">
            <text:p>207120</text:p>
          </table:table-cell>
          <table:table-cell table:formula="of:=[.P268]-40" office:value-type="float" office:value="207080" calcext:value-type="float">
            <text:p>207080</text:p>
          </table:table-cell>
          <table:table-cell table:number-columns-repeated="14"/>
          <table:table-cell table:formula="of:=[.Q268]/44100" office:value-type="float" office:value="4.69569160997732" calcext:value-type="float">
            <text:p>4,69569160997732</text:p>
          </table:table-cell>
          <table:table-cell table:number-columns-repeated="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7278878" calcext:value-type="float">
            <text:p>127278878</text:p>
          </table:table-cell>
          <table:table-cell table:number-columns-repeated="6"/>
          <table:table-cell office:value-type="float" office:value="535426" calcext:value-type="float">
            <text:p>535426</text:p>
          </table:table-cell>
          <table:table-cell office:value-type="float" office:value="535254" calcext:value-type="float">
            <text:p>535254</text:p>
          </table:table-cell>
          <table:table-cell table:number-columns-repeated="5"/>
          <table:table-cell office:value-type="float" office:value="207920" calcext:value-type="float">
            <text:p>207920</text:p>
          </table:table-cell>
          <table:table-cell table:formula="of:=[.P269]-40" office:value-type="float" office:value="207880" calcext:value-type="float">
            <text:p>207880</text:p>
          </table:table-cell>
          <table:table-cell table:number-columns-repeated="14"/>
          <table:table-cell table:formula="of:=[.Q269]/44100" office:value-type="float" office:value="4.71383219954649" calcext:value-type="float">
            <text:p>4,71383219954649</text:p>
          </table:table-cell>
          <table:table-cell table:number-columns-repeated="1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7769443" calcext:value-type="float">
            <text:p>127769443</text:p>
          </table:table-cell>
          <table:table-cell table:number-columns-repeated="6"/>
          <table:table-cell office:value-type="float" office:value="537400" calcext:value-type="float">
            <text:p>537400</text:p>
          </table:table-cell>
          <table:table-cell office:value-type="float" office:value="537310" calcext:value-type="float">
            <text:p>537310</text:p>
          </table:table-cell>
          <table:table-cell table:number-columns-repeated="5"/>
          <table:table-cell office:value-type="float" office:value="208720" calcext:value-type="float">
            <text:p>208720</text:p>
          </table:table-cell>
          <table:table-cell table:formula="of:=[.P270]-40" office:value-type="float" office:value="208680" calcext:value-type="float">
            <text:p>208680</text:p>
          </table:table-cell>
          <table:table-cell table:number-columns-repeated="14"/>
          <table:table-cell table:formula="of:=[.Q270]/44100" office:value-type="float" office:value="4.73197278911565" calcext:value-type="float">
            <text:p>4,73197278911565</text:p>
          </table:table-cell>
          <table:table-cell table:number-columns-repeated="1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8258121" calcext:value-type="float">
            <text:p>128258121</text:p>
          </table:table-cell>
          <table:table-cell table:number-columns-repeated="6"/>
          <table:table-cell office:value-type="float" office:value="539448" calcext:value-type="float">
            <text:p>539448</text:p>
          </table:table-cell>
          <table:table-cell office:value-type="float" office:value="539282" calcext:value-type="float">
            <text:p>539282</text:p>
          </table:table-cell>
          <table:table-cell table:number-columns-repeated="5"/>
          <table:table-cell office:value-type="float" office:value="209520" calcext:value-type="float">
            <text:p>209520</text:p>
          </table:table-cell>
          <table:table-cell table:formula="of:=[.P271]-40" office:value-type="float" office:value="209480" calcext:value-type="float">
            <text:p>209480</text:p>
          </table:table-cell>
          <table:table-cell table:number-columns-repeated="14"/>
          <table:table-cell table:formula="of:=[.Q271]/44100" office:value-type="float" office:value="4.75011337868481" calcext:value-type="float">
            <text:p>4,75011337868481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725757" calcext:value-type="float">
            <text:p>128725757</text:p>
          </table:table-cell>
          <table:table-cell table:number-columns-repeated="6"/>
          <table:table-cell office:value-type="float" office:value="541344" calcext:value-type="float">
            <text:p>541344</text:p>
          </table:table-cell>
          <table:table-cell office:value-type="float" office:value="541256" calcext:value-type="float">
            <text:p>541256</text:p>
          </table:table-cell>
          <table:table-cell table:number-columns-repeated="5"/>
          <table:table-cell office:value-type="float" office:value="210280" calcext:value-type="float">
            <text:p>210280</text:p>
          </table:table-cell>
          <table:table-cell table:formula="of:=[.P272]-40" office:value-type="float" office:value="210240" calcext:value-type="float">
            <text:p>210240</text:p>
          </table:table-cell>
          <table:table-cell table:number-columns-repeated="14"/>
          <table:table-cell table:formula="of:=[.Q272]/44100" office:value-type="float" office:value="4.76734693877551" calcext:value-type="float">
            <text:p>4,7673469387755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9166393" calcext:value-type="float">
            <text:p>129166393</text:p>
          </table:table-cell>
          <table:table-cell table:number-columns-repeated="6"/>
          <table:table-cell office:value-type="float" office:value="543366" calcext:value-type="float">
            <text:p>543366</text:p>
          </table:table-cell>
          <table:table-cell office:value-type="float" office:value="543254" calcext:value-type="float">
            <text:p>543254</text:p>
          </table:table-cell>
          <table:table-cell table:number-columns-repeated="5"/>
          <table:table-cell office:value-type="float" office:value="211000" calcext:value-type="float">
            <text:p>211000</text:p>
          </table:table-cell>
          <table:table-cell table:formula="of:=[.P273]-40" office:value-type="float" office:value="210960" calcext:value-type="float">
            <text:p>210960</text:p>
          </table:table-cell>
          <table:table-cell table:number-columns-repeated="14"/>
          <table:table-cell table:formula="of:=[.Q273]/44100" office:value-type="float" office:value="4.78367346938776" calcext:value-type="float">
            <text:p>4,78367346938776</text:p>
          </table:table-cell>
          <table:table-cell table:number-columns-repeated="1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9583457" calcext:value-type="float">
            <text:p>129583457</text:p>
          </table:table-cell>
          <table:table-cell table:number-columns-repeated="6"/>
          <table:table-cell office:value-type="float" office:value="545340" calcext:value-type="float">
            <text:p>545340</text:p>
          </table:table-cell>
          <table:table-cell office:value-type="float" office:value="545234" calcext:value-type="float">
            <text:p>545234</text:p>
          </table:table-cell>
          <table:table-cell table:number-columns-repeated="5"/>
          <table:table-cell office:value-type="float" office:value="211680" calcext:value-type="float">
            <text:p>211680</text:p>
          </table:table-cell>
          <table:table-cell table:formula="of:=[.P274]-40" office:value-type="float" office:value="211640" calcext:value-type="float">
            <text:p>211640</text:p>
          </table:table-cell>
          <table:table-cell table:number-columns-repeated="14"/>
          <table:table-cell table:formula="of:=[.Q274]/44100" office:value-type="float" office:value="4.79909297052154" calcext:value-type="float">
            <text:p>4,79909297052154</text:p>
          </table:table-cell>
          <table:table-cell table:number-columns-repeated="1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0022164" calcext:value-type="float">
            <text:p>130022164</text:p>
          </table:table-cell>
          <table:table-cell table:number-columns-repeated="6"/>
          <table:table-cell office:value-type="float" office:value="547438" calcext:value-type="float">
            <text:p>547438</text:p>
          </table:table-cell>
          <table:table-cell office:value-type="float" office:value="547264" calcext:value-type="float">
            <text:p>547264</text:p>
          </table:table-cell>
          <table:table-cell table:number-columns-repeated="5"/>
          <table:table-cell office:value-type="float" office:value="212400" calcext:value-type="float">
            <text:p>212400</text:p>
          </table:table-cell>
          <table:table-cell table:formula="of:=[.P275]-40" office:value-type="float" office:value="212360" calcext:value-type="float">
            <text:p>212360</text:p>
          </table:table-cell>
          <table:table-cell table:number-columns-repeated="14"/>
          <table:table-cell table:formula="of:=[.Q275]/44100" office:value-type="float" office:value="4.81541950113379" calcext:value-type="float">
            <text:p>4,81541950113379</text:p>
          </table:table-cell>
          <table:table-cell table:number-columns-repeated="1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0463271" calcext:value-type="float">
            <text:p>130463271</text:p>
          </table:table-cell>
          <table:table-cell table:number-columns-repeated="6"/>
          <table:table-cell office:value-type="float" office:value="549424" calcext:value-type="float">
            <text:p>549424</text:p>
          </table:table-cell>
          <table:table-cell office:value-type="float" office:value="549324" calcext:value-type="float">
            <text:p>549324</text:p>
          </table:table-cell>
          <table:table-cell table:number-columns-repeated="5"/>
          <table:table-cell office:value-type="float" office:value="213120" calcext:value-type="float">
            <text:p>213120</text:p>
          </table:table-cell>
          <table:table-cell table:formula="of:=[.P276]-40" office:value-type="float" office:value="213080" calcext:value-type="float">
            <text:p>213080</text:p>
          </table:table-cell>
          <table:table-cell table:number-columns-repeated="14"/>
          <table:table-cell table:formula="of:=[.Q276]/44100" office:value-type="float" office:value="4.83174603174603" calcext:value-type="float">
            <text:p>4,83174603174603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0905021" calcext:value-type="float">
            <text:p>130905021</text:p>
          </table:table-cell>
          <table:table-cell table:number-columns-repeated="6"/>
          <table:table-cell office:value-type="float" office:value="551394" calcext:value-type="float">
            <text:p>551394</text:p>
          </table:table-cell>
          <table:table-cell office:value-type="float" office:value="551294" calcext:value-type="float">
            <text:p>551294</text:p>
          </table:table-cell>
          <table:table-cell table:number-columns-repeated="5"/>
          <table:table-cell office:value-type="float" office:value="213840" calcext:value-type="float">
            <text:p>213840</text:p>
          </table:table-cell>
          <table:table-cell table:formula="of:=[.P277]-40" office:value-type="float" office:value="213800" calcext:value-type="float">
            <text:p>213800</text:p>
          </table:table-cell>
          <table:table-cell table:number-columns-repeated="14"/>
          <table:table-cell table:formula="of:=[.Q277]/44100" office:value-type="float" office:value="4.84807256235828" calcext:value-type="float">
            <text:p>4,84807256235828</text:p>
          </table:table-cell>
          <table:table-cell table:number-columns-repeated="1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1369314" calcext:value-type="float">
            <text:p>131369314</text:p>
          </table:table-cell>
          <table:table-cell table:number-columns-repeated="6"/>
          <table:table-cell office:value-type="float" office:value="553446" calcext:value-type="float">
            <text:p>553446</text:p>
          </table:table-cell>
          <table:table-cell office:value-type="float" office:value="553348" calcext:value-type="float">
            <text:p>553348</text:p>
          </table:table-cell>
          <table:table-cell table:number-columns-repeated="5"/>
          <table:table-cell office:value-type="float" office:value="214600" calcext:value-type="float">
            <text:p>214600</text:p>
          </table:table-cell>
          <table:table-cell table:formula="of:=[.P278]-40" office:value-type="float" office:value="214560" calcext:value-type="float">
            <text:p>214560</text:p>
          </table:table-cell>
          <table:table-cell table:number-columns-repeated="14"/>
          <table:table-cell table:formula="of:=[.Q278]/44100" office:value-type="float" office:value="4.86530612244898" calcext:value-type="float">
            <text:p>4,86530612244898</text:p>
          </table:table-cell>
          <table:table-cell table:number-columns-repeated="1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1809735" calcext:value-type="float">
            <text:p>131809735</text:p>
          </table:table-cell>
          <table:table-cell table:number-columns-repeated="6"/>
          <table:table-cell office:value-type="float" office:value="555464" calcext:value-type="float">
            <text:p>555464</text:p>
          </table:table-cell>
          <table:table-cell office:value-type="float" office:value="555292" calcext:value-type="float">
            <text:p>555292</text:p>
          </table:table-cell>
          <table:table-cell table:number-columns-repeated="5"/>
          <table:table-cell office:value-type="float" office:value="215320" calcext:value-type="float">
            <text:p>215320</text:p>
          </table:table-cell>
          <table:table-cell table:formula="of:=[.P279]-40" office:value-type="float" office:value="215280" calcext:value-type="float">
            <text:p>215280</text:p>
          </table:table-cell>
          <table:table-cell table:number-columns-repeated="14"/>
          <table:table-cell table:formula="of:=[.Q279]/44100" office:value-type="float" office:value="4.88163265306122" calcext:value-type="float">
            <text:p>4,88163265306122</text:p>
          </table:table-cell>
          <table:table-cell table:number-columns-repeated="1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2252471" calcext:value-type="float">
            <text:p>132252471</text:p>
          </table:table-cell>
          <table:table-cell table:number-columns-repeated="6"/>
          <table:table-cell office:value-type="float" office:value="557374" calcext:value-type="float">
            <text:p>557374</text:p>
          </table:table-cell>
          <table:table-cell office:value-type="float" office:value="557276" calcext:value-type="float">
            <text:p>557276</text:p>
          </table:table-cell>
          <table:table-cell table:number-columns-repeated="5"/>
          <table:table-cell office:value-type="float" office:value="216040" calcext:value-type="float">
            <text:p>216040</text:p>
          </table:table-cell>
          <table:table-cell table:formula="of:=[.P280]-40" office:value-type="float" office:value="216000" calcext:value-type="float">
            <text:p>216000</text:p>
          </table:table-cell>
          <table:table-cell table:number-columns-repeated="14"/>
          <table:table-cell table:formula="of:=[.Q280]/44100" office:value-type="float" office:value="4.89795918367347" calcext:value-type="float">
            <text:p>4,89795918367347</text:p>
          </table:table-cell>
          <table:table-cell table:number-columns-repeated="1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2740593" calcext:value-type="float">
            <text:p>132740593</text:p>
          </table:table-cell>
          <table:table-cell table:number-columns-repeated="6"/>
          <table:table-cell office:value-type="float" office:value="559462" calcext:value-type="float">
            <text:p>559462</text:p>
          </table:table-cell>
          <table:table-cell office:value-type="float" office:value="559366" calcext:value-type="float">
            <text:p>559366</text:p>
          </table:table-cell>
          <table:table-cell table:number-columns-repeated="5"/>
          <table:table-cell office:value-type="float" office:value="216840" calcext:value-type="float">
            <text:p>216840</text:p>
          </table:table-cell>
          <table:table-cell table:formula="of:=[.P281]-40" office:value-type="float" office:value="216800" calcext:value-type="float">
            <text:p>216800</text:p>
          </table:table-cell>
          <table:table-cell table:number-columns-repeated="14"/>
          <table:table-cell table:formula="of:=[.Q281]/44100" office:value-type="float" office:value="4.91609977324263" calcext:value-type="float">
            <text:p>4,91609977324263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3182428" calcext:value-type="float">
            <text:p>133182428</text:p>
          </table:table-cell>
          <table:table-cell table:number-columns-repeated="6"/>
          <table:table-cell office:value-type="float" office:value="561428" calcext:value-type="float">
            <text:p>561428</text:p>
          </table:table-cell>
          <table:table-cell office:value-type="float" office:value="561256" calcext:value-type="float">
            <text:p>561256</text:p>
          </table:table-cell>
          <table:table-cell table:number-columns-repeated="5"/>
          <table:table-cell office:value-type="float" office:value="217560" calcext:value-type="float">
            <text:p>217560</text:p>
          </table:table-cell>
          <table:table-cell table:formula="of:=[.P282]-40" office:value-type="float" office:value="217520" calcext:value-type="float">
            <text:p>217520</text:p>
          </table:table-cell>
          <table:table-cell table:number-columns-repeated="14"/>
          <table:table-cell table:formula="of:=[.Q282]/44100" office:value-type="float" office:value="4.93242630385488" calcext:value-type="float">
            <text:p>4,93242630385488</text:p>
          </table:table-cell>
          <table:table-cell table:number-columns-repeated="1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3648650" calcext:value-type="float">
            <text:p>133648650</text:p>
          </table:table-cell>
          <table:table-cell table:number-columns-repeated="6"/>
          <table:table-cell office:value-type="float" office:value="563390" calcext:value-type="float">
            <text:p>563390</text:p>
          </table:table-cell>
          <table:table-cell office:value-type="float" office:value="563296" calcext:value-type="float">
            <text:p>563296</text:p>
          </table:table-cell>
          <table:table-cell table:number-columns-repeated="5"/>
          <table:table-cell office:value-type="float" office:value="218320" calcext:value-type="float">
            <text:p>218320</text:p>
          </table:table-cell>
          <table:table-cell table:formula="of:=[.P283]-40" office:value-type="float" office:value="218280" calcext:value-type="float">
            <text:p>218280</text:p>
          </table:table-cell>
          <table:table-cell table:number-columns-repeated="14"/>
          <table:table-cell table:formula="of:=[.Q283]/44100" office:value-type="float" office:value="4.94965986394558" calcext:value-type="float">
            <text:p>4,94965986394558</text:p>
          </table:table-cell>
          <table:table-cell table:number-columns-repeated="1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4136385" calcext:value-type="float">
            <text:p>134136385</text:p>
          </table:table-cell>
          <table:table-cell table:number-columns-repeated="6"/>
          <table:table-cell office:value-type="float" office:value="565482" calcext:value-type="float">
            <text:p>565482</text:p>
          </table:table-cell>
          <table:table-cell office:value-type="float" office:value="565382" calcext:value-type="float">
            <text:p>565382</text:p>
          </table:table-cell>
          <table:table-cell table:number-columns-repeated="5"/>
          <table:table-cell office:value-type="float" office:value="219120" calcext:value-type="float">
            <text:p>219120</text:p>
          </table:table-cell>
          <table:table-cell table:formula="of:=[.P284]-40" office:value-type="float" office:value="219080" calcext:value-type="float">
            <text:p>219080</text:p>
          </table:table-cell>
          <table:table-cell table:number-columns-repeated="14"/>
          <table:table-cell table:formula="of:=[.Q284]/44100" office:value-type="float" office:value="4.96780045351474" calcext:value-type="float">
            <text:p>4,96780045351474</text:p>
          </table:table-cell>
          <table:table-cell table:number-columns-repeated="1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4577878" calcext:value-type="float">
            <text:p>134577878</text:p>
          </table:table-cell>
          <table:table-cell table:number-columns-repeated="6"/>
          <table:table-cell office:value-type="float" office:value="567464" calcext:value-type="float">
            <text:p>567464</text:p>
          </table:table-cell>
          <table:table-cell office:value-type="float" office:value="567366" calcext:value-type="float">
            <text:p>567366</text:p>
          </table:table-cell>
          <table:table-cell table:number-columns-repeated="5"/>
          <table:table-cell office:value-type="float" office:value="219840" calcext:value-type="float">
            <text:p>219840</text:p>
          </table:table-cell>
          <table:table-cell table:formula="of:=[.P285]-40" office:value-type="float" office:value="219800" calcext:value-type="float">
            <text:p>219800</text:p>
          </table:table-cell>
          <table:table-cell table:number-columns-repeated="14"/>
          <table:table-cell table:formula="of:=[.Q285]/44100" office:value-type="float" office:value="4.98412698412698" calcext:value-type="float">
            <text:p>4,98412698412698</text:p>
          </table:table-cell>
          <table:table-cell table:number-columns-repeated="1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5043285" calcext:value-type="float">
            <text:p>135043285</text:p>
          </table:table-cell>
          <table:table-cell table:number-columns-repeated="6"/>
          <table:table-cell office:value-type="float" office:value="569464" calcext:value-type="float">
            <text:p>569464</text:p>
          </table:table-cell>
          <table:table-cell office:value-type="float" office:value="569368" calcext:value-type="float">
            <text:p>569368</text:p>
          </table:table-cell>
          <table:table-cell table:number-columns-repeated="5"/>
          <table:table-cell office:value-type="float" office:value="220600" calcext:value-type="float">
            <text:p>220600</text:p>
          </table:table-cell>
          <table:table-cell table:formula="of:=[.P286]-40" office:value-type="float" office:value="220560" calcext:value-type="float">
            <text:p>220560</text:p>
          </table:table-cell>
          <table:table-cell table:number-columns-repeated="14"/>
          <table:table-cell table:formula="of:=[.Q286]/44100" office:value-type="float" office:value="5.00136054421769" calcext:value-type="float">
            <text:p>5,00136054421769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5508907" calcext:value-type="float">
            <text:p>135508907</text:p>
          </table:table-cell>
          <table:table-cell table:number-columns-repeated="6"/>
          <table:table-cell office:value-type="float" office:value="571454" calcext:value-type="float">
            <text:p>571454</text:p>
          </table:table-cell>
          <table:table-cell office:value-type="float" office:value="571358" calcext:value-type="float">
            <text:p>571358</text:p>
          </table:table-cell>
          <table:table-cell table:number-columns-repeated="5"/>
          <table:table-cell office:value-type="float" office:value="221360" calcext:value-type="float">
            <text:p>221360</text:p>
          </table:table-cell>
          <table:table-cell table:formula="of:=[.P287]-40" office:value-type="float" office:value="221320" calcext:value-type="float">
            <text:p>221320</text:p>
          </table:table-cell>
          <table:table-cell table:number-columns-repeated="14"/>
          <table:table-cell table:formula="of:=[.Q287]/44100" office:value-type="float" office:value="5.01859410430839" calcext:value-type="float">
            <text:p>5,01859410430839</text:p>
          </table:table-cell>
          <table:table-cell table:number-columns-repeated="1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5973414" calcext:value-type="float">
            <text:p>135973414</text:p>
          </table:table-cell>
          <table:table-cell table:number-columns-repeated="6"/>
          <table:table-cell office:value-type="float" office:value="573496" calcext:value-type="float">
            <text:p>573496</text:p>
          </table:table-cell>
          <table:table-cell office:value-type="float" office:value="573402" calcext:value-type="float">
            <text:p>573402</text:p>
          </table:table-cell>
          <table:table-cell table:number-columns-repeated="5"/>
          <table:table-cell office:value-type="float" office:value="222120" calcext:value-type="float">
            <text:p>222120</text:p>
          </table:table-cell>
          <table:table-cell table:formula="of:=[.P288]-40" office:value-type="float" office:value="222080" calcext:value-type="float">
            <text:p>222080</text:p>
          </table:table-cell>
          <table:table-cell table:number-columns-repeated="14"/>
          <table:table-cell table:formula="of:=[.Q288]/44100" office:value-type="float" office:value="5.03582766439909" calcext:value-type="float">
            <text:p>5,03582766439909</text:p>
          </table:table-cell>
          <table:table-cell table:number-columns-repeated="1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6440450" calcext:value-type="float">
            <text:p>136440450</text:p>
          </table:table-cell>
          <table:table-cell table:number-columns-repeated="6"/>
          <table:table-cell office:value-type="float" office:value="575420" calcext:value-type="float">
            <text:p>575420</text:p>
          </table:table-cell>
          <table:table-cell office:value-type="float" office:value="575326" calcext:value-type="float">
            <text:p>575326</text:p>
          </table:table-cell>
          <table:table-cell table:number-columns-repeated="5"/>
          <table:table-cell office:value-type="float" office:value="222880" calcext:value-type="float">
            <text:p>222880</text:p>
          </table:table-cell>
          <table:table-cell table:formula="of:=[.P289]-40" office:value-type="float" office:value="222840" calcext:value-type="float">
            <text:p>222840</text:p>
          </table:table-cell>
          <table:table-cell table:number-columns-repeated="14"/>
          <table:table-cell table:formula="of:=[.Q289]/44100" office:value-type="float" office:value="5.0530612244898" calcext:value-type="float">
            <text:p>5,0530612244898</text:p>
          </table:table-cell>
          <table:table-cell table:number-columns-repeated="1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6928485" calcext:value-type="float">
            <text:p>136928485</text:p>
          </table:table-cell>
          <table:table-cell table:number-columns-repeated="6"/>
          <table:table-cell office:value-type="float" office:value="577498" calcext:value-type="float">
            <text:p>577498</text:p>
          </table:table-cell>
          <table:table-cell office:value-type="float" office:value="577334" calcext:value-type="float">
            <text:p>577334</text:p>
          </table:table-cell>
          <table:table-cell table:number-columns-repeated="5"/>
          <table:table-cell office:value-type="float" office:value="223680" calcext:value-type="float">
            <text:p>223680</text:p>
          </table:table-cell>
          <table:table-cell table:formula="of:=[.P290]-40" office:value-type="float" office:value="223640" calcext:value-type="float">
            <text:p>223640</text:p>
          </table:table-cell>
          <table:table-cell table:number-columns-repeated="14"/>
          <table:table-cell table:formula="of:=[.Q290]/44100" office:value-type="float" office:value="5.07120181405896" calcext:value-type="float">
            <text:p>5,07120181405896</text:p>
          </table:table-cell>
          <table:table-cell table:number-columns-repeated="1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7418407" calcext:value-type="float">
            <text:p>137418407</text:p>
          </table:table-cell>
          <table:table-cell table:number-columns-repeated="6"/>
          <table:table-cell office:value-type="float" office:value="579502" calcext:value-type="float">
            <text:p>579502</text:p>
          </table:table-cell>
          <table:table-cell office:value-type="float" office:value="579410" calcext:value-type="float">
            <text:p>579410</text:p>
          </table:table-cell>
          <table:table-cell table:number-columns-repeated="5"/>
          <table:table-cell office:value-type="float" office:value="224480" calcext:value-type="float">
            <text:p>224480</text:p>
          </table:table-cell>
          <table:table-cell table:formula="of:=[.P291]-40" office:value-type="float" office:value="224440" calcext:value-type="float">
            <text:p>224440</text:p>
          </table:table-cell>
          <table:table-cell table:number-columns-repeated="14"/>
          <table:table-cell table:formula="of:=[.Q291]/44100" office:value-type="float" office:value="5.08934240362812" calcext:value-type="float">
            <text:p>5,08934240362812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7906700" calcext:value-type="float">
            <text:p>137906700</text:p>
          </table:table-cell>
          <table:table-cell table:number-columns-repeated="6"/>
          <table:table-cell office:value-type="float" office:value="581582" calcext:value-type="float">
            <text:p>581582</text:p>
          </table:table-cell>
          <table:table-cell office:value-type="float" office:value="581414" calcext:value-type="float">
            <text:p>581414</text:p>
          </table:table-cell>
          <table:table-cell table:number-columns-repeated="5"/>
          <table:table-cell office:value-type="float" office:value="225280" calcext:value-type="float">
            <text:p>225280</text:p>
          </table:table-cell>
          <table:table-cell table:formula="of:=[.P292]-40" office:value-type="float" office:value="225240" calcext:value-type="float">
            <text:p>225240</text:p>
          </table:table-cell>
          <table:table-cell table:number-columns-repeated="14"/>
          <table:table-cell table:formula="of:=[.Q292]/44100" office:value-type="float" office:value="5.10748299319728" calcext:value-type="float">
            <text:p>5,10748299319728</text:p>
          </table:table-cell>
          <table:table-cell table:number-columns-repeated="1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8373264" calcext:value-type="float">
            <text:p>138373264</text:p>
          </table:table-cell>
          <table:table-cell table:number-columns-repeated="6"/>
          <table:table-cell office:value-type="float" office:value="583528" calcext:value-type="float">
            <text:p>583528</text:p>
          </table:table-cell>
          <table:table-cell office:value-type="float" office:value="583430" calcext:value-type="float">
            <text:p>583430</text:p>
          </table:table-cell>
          <table:table-cell table:number-columns-repeated="5"/>
          <table:table-cell office:value-type="float" office:value="226040" calcext:value-type="float">
            <text:p>226040</text:p>
          </table:table-cell>
          <table:table-cell table:formula="of:=[.P293]-40" office:value-type="float" office:value="226000" calcext:value-type="float">
            <text:p>226000</text:p>
          </table:table-cell>
          <table:table-cell table:number-columns-repeated="14"/>
          <table:table-cell table:formula="of:=[.Q293]/44100" office:value-type="float" office:value="5.12471655328798" calcext:value-type="float">
            <text:p>5,12471655328798</text:p>
          </table:table-cell>
          <table:table-cell table:number-columns-repeated="1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38790500" calcext:value-type="float">
            <text:p>138790500</text:p>
          </table:table-cell>
          <table:table-cell table:number-columns-repeated="6"/>
          <table:table-cell office:value-type="float" office:value="585480" calcext:value-type="float">
            <text:p>585480</text:p>
          </table:table-cell>
          <table:table-cell office:value-type="float" office:value="585374" calcext:value-type="float">
            <text:p>585374</text:p>
          </table:table-cell>
          <table:table-cell table:number-columns-repeated="5"/>
          <table:table-cell office:value-type="float" office:value="226720" calcext:value-type="float">
            <text:p>226720</text:p>
          </table:table-cell>
          <table:table-cell table:formula="of:=[.P294]-40" office:value-type="float" office:value="226680" calcext:value-type="float">
            <text:p>226680</text:p>
          </table:table-cell>
          <table:table-cell table:number-columns-repeated="14"/>
          <table:table-cell table:formula="of:=[.Q294]/44100" office:value-type="float" office:value="5.14013605442177" calcext:value-type="float">
            <text:p>5,14013605442177</text:p>
          </table:table-cell>
          <table:table-cell table:number-columns-repeated="1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39207693" calcext:value-type="float">
            <text:p>139207693</text:p>
          </table:table-cell>
          <table:table-cell table:number-columns-repeated="6"/>
          <table:table-cell office:value-type="float" office:value="587448" calcext:value-type="float">
            <text:p>587448</text:p>
          </table:table-cell>
          <table:table-cell office:value-type="float" office:value="587342" calcext:value-type="float">
            <text:p>587342</text:p>
          </table:table-cell>
          <table:table-cell table:number-columns-repeated="5"/>
          <table:table-cell office:value-type="float" office:value="227400" calcext:value-type="float">
            <text:p>227400</text:p>
          </table:table-cell>
          <table:table-cell table:formula="of:=[.P295]-40" office:value-type="float" office:value="227360" calcext:value-type="float">
            <text:p>227360</text:p>
          </table:table-cell>
          <table:table-cell table:number-columns-repeated="14"/>
          <table:table-cell table:formula="of:=[.Q295]/44100" office:value-type="float" office:value="5.15555555555556" calcext:value-type="float">
            <text:p>5,15555555555556</text:p>
          </table:table-cell>
          <table:table-cell table:number-columns-repeated="1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39648628" calcext:value-type="float">
            <text:p>139648628</text:p>
          </table:table-cell>
          <table:table-cell table:number-columns-repeated="6"/>
          <table:table-cell office:value-type="float" office:value="589456" calcext:value-type="float">
            <text:p>589456</text:p>
          </table:table-cell>
          <table:table-cell office:value-type="float" office:value="589354" calcext:value-type="float">
            <text:p>589354</text:p>
          </table:table-cell>
          <table:table-cell table:number-columns-repeated="5"/>
          <table:table-cell office:value-type="float" office:value="228120" calcext:value-type="float">
            <text:p>228120</text:p>
          </table:table-cell>
          <table:table-cell table:formula="of:=[.P296]-40" office:value-type="float" office:value="228080" calcext:value-type="float">
            <text:p>228080</text:p>
          </table:table-cell>
          <table:table-cell table:number-columns-repeated="14"/>
          <table:table-cell table:formula="of:=[.Q296]/44100" office:value-type="float" office:value="5.1718820861678" calcext:value-type="float">
            <text:p>5,1718820861678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0088235" calcext:value-type="float">
            <text:p>140088235</text:p>
          </table:table-cell>
          <table:table-cell table:number-columns-repeated="6"/>
          <table:table-cell office:value-type="float" office:value="591512" calcext:value-type="float">
            <text:p>591512</text:p>
          </table:table-cell>
          <table:table-cell office:value-type="float" office:value="591336" calcext:value-type="float">
            <text:p>591336</text:p>
          </table:table-cell>
          <table:table-cell table:number-columns-repeated="5"/>
          <table:table-cell office:value-type="float" office:value="228840" calcext:value-type="float">
            <text:p>228840</text:p>
          </table:table-cell>
          <table:table-cell table:formula="of:=[.P297]-40" office:value-type="float" office:value="228800" calcext:value-type="float">
            <text:p>228800</text:p>
          </table:table-cell>
          <table:table-cell table:number-columns-repeated="14"/>
          <table:table-cell table:formula="of:=[.Q297]/44100" office:value-type="float" office:value="5.18820861678005" calcext:value-type="float">
            <text:p>5,18820861678005</text:p>
          </table:table-cell>
          <table:table-cell table:number-columns-repeated="1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552785" calcext:value-type="float">
            <text:p>140552785</text:p>
          </table:table-cell>
          <table:table-cell table:number-columns-repeated="6"/>
          <table:table-cell office:value-type="float" office:value="593552" calcext:value-type="float">
            <text:p>593552</text:p>
          </table:table-cell>
          <table:table-cell office:value-type="float" office:value="593454" calcext:value-type="float">
            <text:p>593454</text:p>
          </table:table-cell>
          <table:table-cell table:number-columns-repeated="5"/>
          <table:table-cell office:value-type="float" office:value="229600" calcext:value-type="float">
            <text:p>229600</text:p>
          </table:table-cell>
          <table:table-cell table:formula="of:=[.P298]-40" office:value-type="float" office:value="229560" calcext:value-type="float">
            <text:p>229560</text:p>
          </table:table-cell>
          <table:table-cell table:number-columns-repeated="14"/>
          <table:table-cell table:formula="of:=[.Q298]/44100" office:value-type="float" office:value="5.20544217687075" calcext:value-type="float">
            <text:p>5,20544217687075</text:p>
          </table:table-cell>
          <table:table-cell table:number-columns-repeated="1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1018193" calcext:value-type="float">
            <text:p>141018193</text:p>
          </table:table-cell>
          <table:table-cell table:number-columns-repeated="6"/>
          <table:table-cell office:value-type="float" office:value="595552" calcext:value-type="float">
            <text:p>595552</text:p>
          </table:table-cell>
          <table:table-cell office:value-type="float" office:value="595454" calcext:value-type="float">
            <text:p>595454</text:p>
          </table:table-cell>
          <table:table-cell table:number-columns-repeated="5"/>
          <table:table-cell office:value-type="float" office:value="230360" calcext:value-type="float">
            <text:p>230360</text:p>
          </table:table-cell>
          <table:table-cell table:formula="of:=[.P299]-40" office:value-type="float" office:value="230320" calcext:value-type="float">
            <text:p>230320</text:p>
          </table:table-cell>
          <table:table-cell table:number-columns-repeated="14"/>
          <table:table-cell table:formula="of:=[.Q299]/44100" office:value-type="float" office:value="5.22267573696145" calcext:value-type="float">
            <text:p>5,22267573696145</text:p>
          </table:table-cell>
          <table:table-cell table:number-columns-repeated="1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1459985" calcext:value-type="float">
            <text:p>141459985</text:p>
          </table:table-cell>
          <table:table-cell table:number-columns-repeated="6"/>
          <table:table-cell office:value-type="float" office:value="597506" calcext:value-type="float">
            <text:p>597506</text:p>
          </table:table-cell>
          <table:table-cell office:value-type="float" office:value="597334" calcext:value-type="float">
            <text:p>597334</text:p>
          </table:table-cell>
          <table:table-cell table:number-columns-repeated="5"/>
          <table:table-cell office:value-type="float" office:value="231080" calcext:value-type="float">
            <text:p>231080</text:p>
          </table:table-cell>
          <table:table-cell table:formula="of:=[.P300]-40" office:value-type="float" office:value="231040" calcext:value-type="float">
            <text:p>231040</text:p>
          </table:table-cell>
          <table:table-cell table:number-columns-repeated="14"/>
          <table:table-cell table:formula="of:=[.Q300]/44100" office:value-type="float" office:value="5.2390022675737" calcext:value-type="float">
            <text:p>5,2390022675737</text:p>
          </table:table-cell>
          <table:table-cell table:number-columns-repeated="1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1948664" calcext:value-type="float">
            <text:p>141948664</text:p>
          </table:table-cell>
          <table:table-cell table:number-columns-repeated="6"/>
          <table:table-cell office:value-type="float" office:value="599568" calcext:value-type="float">
            <text:p>599568</text:p>
          </table:table-cell>
          <table:table-cell office:value-type="float" office:value="599472" calcext:value-type="float">
            <text:p>599472</text:p>
          </table:table-cell>
          <table:table-cell table:number-columns-repeated="5"/>
          <table:table-cell office:value-type="float" office:value="231880" calcext:value-type="float">
            <text:p>231880</text:p>
          </table:table-cell>
          <table:table-cell table:formula="of:=[.P301]-40" office:value-type="float" office:value="231840" calcext:value-type="float">
            <text:p>231840</text:p>
          </table:table-cell>
          <table:table-cell table:number-columns-repeated="14"/>
          <table:table-cell table:formula="of:=[.Q301]/44100" office:value-type="float" office:value="5.25714285714286" calcext:value-type="float">
            <text:p>5,25714285714286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2415357" calcext:value-type="float">
            <text:p>142415357</text:p>
          </table:table-cell>
          <table:table-cell table:number-columns-repeated="6"/>
          <table:table-cell office:value-type="float" office:value="601508" calcext:value-type="float">
            <text:p>601508</text:p>
          </table:table-cell>
          <table:table-cell office:value-type="float" office:value="601416" calcext:value-type="float">
            <text:p>601416</text:p>
          </table:table-cell>
          <table:table-cell table:number-columns-repeated="5"/>
          <table:table-cell office:value-type="float" office:value="232640" calcext:value-type="float">
            <text:p>232640</text:p>
          </table:table-cell>
          <table:table-cell table:formula="of:=[.P302]-40" office:value-type="float" office:value="232600" calcext:value-type="float">
            <text:p>232600</text:p>
          </table:table-cell>
          <table:table-cell table:number-columns-repeated="14"/>
          <table:table-cell table:formula="of:=[.Q302]/44100" office:value-type="float" office:value="5.27437641723356" calcext:value-type="float">
            <text:p>5,27437641723356</text:p>
          </table:table-cell>
          <table:table-cell table:number-columns-repeated="1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2880421" calcext:value-type="float">
            <text:p>142880421</text:p>
          </table:table-cell>
          <table:table-cell table:number-columns-repeated="6"/>
          <table:table-cell office:value-type="float" office:value="603524" calcext:value-type="float">
            <text:p>603524</text:p>
          </table:table-cell>
          <table:table-cell office:value-type="float" office:value="603428" calcext:value-type="float">
            <text:p>603428</text:p>
          </table:table-cell>
          <table:table-cell table:number-columns-repeated="5"/>
          <table:table-cell office:value-type="float" office:value="233400" calcext:value-type="float">
            <text:p>233400</text:p>
          </table:table-cell>
          <table:table-cell table:formula="of:=[.P303]-40" office:value-type="float" office:value="233360" calcext:value-type="float">
            <text:p>233360</text:p>
          </table:table-cell>
          <table:table-cell table:number-columns-repeated="14"/>
          <table:table-cell table:formula="of:=[.Q303]/44100" office:value-type="float" office:value="5.29160997732426" calcext:value-type="float">
            <text:p>5,29160997732426</text:p>
          </table:table-cell>
          <table:table-cell table:number-columns-repeated="1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3369743" calcext:value-type="float">
            <text:p>143369743</text:p>
          </table:table-cell>
          <table:table-cell table:number-columns-repeated="6"/>
          <table:table-cell office:value-type="float" office:value="605556" calcext:value-type="float">
            <text:p>605556</text:p>
          </table:table-cell>
          <table:table-cell office:value-type="float" office:value="605464" calcext:value-type="float">
            <text:p>605464</text:p>
          </table:table-cell>
          <table:table-cell table:number-columns-repeated="5"/>
          <table:table-cell office:value-type="float" office:value="234200" calcext:value-type="float">
            <text:p>234200</text:p>
          </table:table-cell>
          <table:table-cell table:formula="of:=[.P304]-40" office:value-type="float" office:value="234160" calcext:value-type="float">
            <text:p>234160</text:p>
          </table:table-cell>
          <table:table-cell table:number-columns-repeated="14"/>
          <table:table-cell table:formula="of:=[.Q304]/44100" office:value-type="float" office:value="5.30975056689342" calcext:value-type="float">
            <text:p>5,30975056689342</text:p>
          </table:table-cell>
          <table:table-cell table:number-columns-repeated="1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3811493" calcext:value-type="float">
            <text:p>143811493</text:p>
          </table:table-cell>
          <table:table-cell table:number-columns-repeated="6"/>
          <table:table-cell office:value-type="float" office:value="607512" calcext:value-type="float">
            <text:p>607512</text:p>
          </table:table-cell>
          <table:table-cell office:value-type="float" office:value="607340" calcext:value-type="float">
            <text:p>607340</text:p>
          </table:table-cell>
          <table:table-cell table:number-columns-repeated="5"/>
          <table:table-cell office:value-type="float" office:value="234920" calcext:value-type="float">
            <text:p>234920</text:p>
          </table:table-cell>
          <table:table-cell table:formula="of:=[.P305]-40" office:value-type="float" office:value="234880" calcext:value-type="float">
            <text:p>234880</text:p>
          </table:table-cell>
          <table:table-cell table:number-columns-repeated="14"/>
          <table:table-cell table:formula="of:=[.Q305]/44100" office:value-type="float" office:value="5.32607709750567" calcext:value-type="float">
            <text:p>5,32607709750567</text:p>
          </table:table-cell>
          <table:table-cell table:number-columns-repeated="1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76985" calcext:value-type="float">
            <text:p>144276985</text:p>
          </table:table-cell>
          <table:table-cell table:number-columns-repeated="6"/>
          <table:table-cell office:value-type="float" office:value="609508" calcext:value-type="float">
            <text:p>609508</text:p>
          </table:table-cell>
          <table:table-cell office:value-type="float" office:value="609412" calcext:value-type="float">
            <text:p>609412</text:p>
          </table:table-cell>
          <table:table-cell table:number-columns-repeated="5"/>
          <table:table-cell office:value-type="float" office:value="235680" calcext:value-type="float">
            <text:p>235680</text:p>
          </table:table-cell>
          <table:table-cell table:formula="of:=[.P306]-40" office:value-type="float" office:value="235640" calcext:value-type="float">
            <text:p>235640</text:p>
          </table:table-cell>
          <table:table-cell table:number-columns-repeated="14"/>
          <table:table-cell table:formula="of:=[.Q306]/44100" office:value-type="float" office:value="5.34331065759637" calcext:value-type="float">
            <text:p>5,34331065759637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765407" calcext:value-type="float">
            <text:p>144765407</text:p>
          </table:table-cell>
          <table:table-cell table:number-columns-repeated="6"/>
          <table:table-cell office:value-type="float" office:value="611582" calcext:value-type="float">
            <text:p>611582</text:p>
          </table:table-cell>
          <table:table-cell office:value-type="float" office:value="611484" calcext:value-type="float">
            <text:p>611484</text:p>
          </table:table-cell>
          <table:table-cell table:number-columns-repeated="5"/>
          <table:table-cell office:value-type="float" office:value="236480" calcext:value-type="float">
            <text:p>236480</text:p>
          </table:table-cell>
          <table:table-cell table:formula="of:=[.P307]-40" office:value-type="float" office:value="236440" calcext:value-type="float">
            <text:p>236440</text:p>
          </table:table-cell>
          <table:table-cell table:number-columns-repeated="14"/>
          <table:table-cell table:formula="of:=[.Q307]/44100" office:value-type="float" office:value="5.36145124716553" calcext:value-type="float">
            <text:p>5,36145124716553</text:p>
          </table:table-cell>
          <table:table-cell table:number-columns-repeated="1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207714" calcext:value-type="float">
            <text:p>145207714</text:p>
          </table:table-cell>
          <table:table-cell table:number-columns-repeated="6"/>
          <table:table-cell office:value-type="float" office:value="613512" calcext:value-type="float">
            <text:p>613512</text:p>
          </table:table-cell>
          <table:table-cell office:value-type="float" office:value="613340" calcext:value-type="float">
            <text:p>613340</text:p>
          </table:table-cell>
          <table:table-cell table:number-columns-repeated="5"/>
          <table:table-cell office:value-type="float" office:value="237200" calcext:value-type="float">
            <text:p>237200</text:p>
          </table:table-cell>
          <table:table-cell table:formula="of:=[.P308]-40" office:value-type="float" office:value="237160" calcext:value-type="float">
            <text:p>237160</text:p>
          </table:table-cell>
          <table:table-cell table:number-columns-repeated="14"/>
          <table:table-cell table:formula="of:=[.Q308]/44100" office:value-type="float" office:value="5.37777777777778" calcext:value-type="float">
            <text:p>5,37777777777778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97250" calcext:value-type="float">
            <text:p>145697250</text:p>
          </table:table-cell>
          <table:table-cell table:number-columns-repeated="6"/>
          <table:table-cell office:value-type="float" office:value="615534" calcext:value-type="float">
            <text:p>615534</text:p>
          </table:table-cell>
          <table:table-cell office:value-type="float" office:value="615442" calcext:value-type="float">
            <text:p>615442</text:p>
          </table:table-cell>
          <table:table-cell table:number-columns-repeated="5"/>
          <table:table-cell office:value-type="float" office:value="238000" calcext:value-type="float">
            <text:p>238000</text:p>
          </table:table-cell>
          <table:table-cell table:formula="of:=[.P309]-40" office:value-type="float" office:value="237960" calcext:value-type="float">
            <text:p>237960</text:p>
          </table:table-cell>
          <table:table-cell table:number-columns-repeated="14"/>
          <table:table-cell table:formula="of:=[.Q309]/44100" office:value-type="float" office:value="5.39591836734694" calcext:value-type="float">
            <text:p>5,39591836734694</text:p>
          </table:table-cell>
          <table:table-cell table:number-columns-repeated="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6185714" calcext:value-type="float">
            <text:p>146185714</text:p>
          </table:table-cell>
          <table:table-cell table:number-columns-repeated="6"/>
          <table:table-cell office:value-type="float" office:value="617592" calcext:value-type="float">
            <text:p>617592</text:p>
          </table:table-cell>
          <table:table-cell office:value-type="float" office:value="617430" calcext:value-type="float">
            <text:p>617430</text:p>
          </table:table-cell>
          <table:table-cell table:number-columns-repeated="5"/>
          <table:table-cell office:value-type="float" office:value="238800" calcext:value-type="float">
            <text:p>238800</text:p>
          </table:table-cell>
          <table:table-cell table:formula="of:=[.P310]-40" office:value-type="float" office:value="238760" calcext:value-type="float">
            <text:p>238760</text:p>
          </table:table-cell>
          <table:table-cell table:number-columns-repeated="14"/>
          <table:table-cell table:formula="of:=[.Q310]/44100" office:value-type="float" office:value="5.4140589569161" calcext:value-type="float">
            <text:p>5,4140589569161</text:p>
          </table:table-cell>
          <table:table-cell table:number-columns-repeated="1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6676150" calcext:value-type="float">
            <text:p>146676150</text:p>
          </table:table-cell>
          <table:table-cell table:number-columns-repeated="6"/>
          <table:table-cell office:value-type="float" office:value="619572" calcext:value-type="float">
            <text:p>619572</text:p>
          </table:table-cell>
          <table:table-cell office:value-type="float" office:value="619482" calcext:value-type="float">
            <text:p>619482</text:p>
          </table:table-cell>
          <table:table-cell table:number-columns-repeated="5"/>
          <table:table-cell office:value-type="float" office:value="239600" calcext:value-type="float">
            <text:p>239600</text:p>
          </table:table-cell>
          <table:table-cell table:formula="of:=[.P311]-40" office:value-type="float" office:value="239560" calcext:value-type="float">
            <text:p>239560</text:p>
          </table:table-cell>
          <table:table-cell table:number-columns-repeated="14"/>
          <table:table-cell table:formula="of:=[.Q311]/44100" office:value-type="float" office:value="5.43219954648526" calcext:value-type="float">
            <text:p>5,43219954648526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7164657" calcext:value-type="float">
            <text:p>147164657</text:p>
          </table:table-cell>
          <table:table-cell table:number-columns-repeated="6"/>
          <table:table-cell office:value-type="float" office:value="621642" calcext:value-type="float">
            <text:p>621642</text:p>
          </table:table-cell>
          <table:table-cell office:value-type="float" office:value="621474" calcext:value-type="float">
            <text:p>621474</text:p>
          </table:table-cell>
          <table:table-cell table:number-columns-repeated="5"/>
          <table:table-cell office:value-type="float" office:value="240400" calcext:value-type="float">
            <text:p>240400</text:p>
          </table:table-cell>
          <table:table-cell table:formula="of:=[.P312]-40" office:value-type="float" office:value="240360" calcext:value-type="float">
            <text:p>240360</text:p>
          </table:table-cell>
          <table:table-cell table:number-columns-repeated="14"/>
          <table:table-cell table:formula="of:=[.Q312]/44100" office:value-type="float" office:value="5.45034013605442" calcext:value-type="float">
            <text:p>5,45034013605442</text:p>
          </table:table-cell>
          <table:table-cell table:number-columns-repeated="1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7631478" calcext:value-type="float">
            <text:p>147631478</text:p>
          </table:table-cell>
          <table:table-cell table:number-columns-repeated="6"/>
          <table:table-cell office:value-type="float" office:value="623576" calcext:value-type="float">
            <text:p>623576</text:p>
          </table:table-cell>
          <table:table-cell office:value-type="float" office:value="623466" calcext:value-type="float">
            <text:p>623466</text:p>
          </table:table-cell>
          <table:table-cell table:number-columns-repeated="5"/>
          <table:table-cell office:value-type="float" office:value="241160" calcext:value-type="float">
            <text:p>241160</text:p>
          </table:table-cell>
          <table:table-cell table:formula="of:=[.P313]-40" office:value-type="float" office:value="241120" calcext:value-type="float">
            <text:p>241120</text:p>
          </table:table-cell>
          <table:table-cell table:number-columns-repeated="14"/>
          <table:table-cell table:formula="of:=[.Q313]/44100" office:value-type="float" office:value="5.46757369614512" calcext:value-type="float">
            <text:p>5,46757369614512</text:p>
          </table:table-cell>
          <table:table-cell table:number-columns-repeated="1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8048457" calcext:value-type="float">
            <text:p>148048457</text:p>
          </table:table-cell>
          <table:table-cell table:number-columns-repeated="6"/>
          <table:table-cell office:value-type="float" office:value="625554" calcext:value-type="float">
            <text:p>625554</text:p>
          </table:table-cell>
          <table:table-cell office:value-type="float" office:value="625442" calcext:value-type="float">
            <text:p>625442</text:p>
          </table:table-cell>
          <table:table-cell table:number-columns-repeated="5"/>
          <table:table-cell office:value-type="float" office:value="241840" calcext:value-type="float">
            <text:p>241840</text:p>
          </table:table-cell>
          <table:table-cell table:formula="of:=[.P314]-40" office:value-type="float" office:value="241800" calcext:value-type="float">
            <text:p>241800</text:p>
          </table:table-cell>
          <table:table-cell table:number-columns-repeated="14"/>
          <table:table-cell table:formula="of:=[.Q314]/44100" office:value-type="float" office:value="5.48299319727891" calcext:value-type="float">
            <text:p>5,48299319727891</text:p>
          </table:table-cell>
          <table:table-cell table:number-columns-repeated="1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8464107" calcext:value-type="float">
            <text:p>148464107</text:p>
          </table:table-cell>
          <table:table-cell table:number-columns-repeated="6"/>
          <table:table-cell office:value-type="float" office:value="627580" calcext:value-type="float">
            <text:p>627580</text:p>
          </table:table-cell>
          <table:table-cell office:value-type="float" office:value="627472" calcext:value-type="float">
            <text:p>627472</text:p>
          </table:table-cell>
          <table:table-cell table:number-columns-repeated="5"/>
          <table:table-cell office:value-type="float" office:value="242520" calcext:value-type="float">
            <text:p>242520</text:p>
          </table:table-cell>
          <table:table-cell table:formula="of:=[.P315]-40" office:value-type="float" office:value="242480" calcext:value-type="float">
            <text:p>242480</text:p>
          </table:table-cell>
          <table:table-cell table:number-columns-repeated="14"/>
          <table:table-cell table:formula="of:=[.Q315]/44100" office:value-type="float" office:value="5.4984126984127" calcext:value-type="float">
            <text:p>5,4984126984127</text:p>
          </table:table-cell>
          <table:table-cell table:number-columns-repeated="1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8880357" calcext:value-type="float">
            <text:p>148880357</text:p>
          </table:table-cell>
          <table:table-cell table:number-columns-repeated="6"/>
          <table:table-cell office:value-type="float" office:value="629592" calcext:value-type="float">
            <text:p>629592</text:p>
          </table:table-cell>
          <table:table-cell office:value-type="float" office:value="629484" calcext:value-type="float">
            <text:p>629484</text:p>
          </table:table-cell>
          <table:table-cell table:number-columns-repeated="5"/>
          <table:table-cell office:value-type="float" office:value="243200" calcext:value-type="float">
            <text:p>243200</text:p>
          </table:table-cell>
          <table:table-cell table:formula="of:=[.P316]-40" office:value-type="float" office:value="243160" calcext:value-type="float">
            <text:p>243160</text:p>
          </table:table-cell>
          <table:table-cell table:number-columns-repeated="14"/>
          <table:table-cell table:formula="of:=[.Q316]/44100" office:value-type="float" office:value="5.51383219954649" calcext:value-type="float">
            <text:p>5,51383219954649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9297421" calcext:value-type="float">
            <text:p>149297421</text:p>
          </table:table-cell>
          <table:table-cell table:number-columns-repeated="6"/>
          <table:table-cell office:value-type="float" office:value="631566" calcext:value-type="float">
            <text:p>631566</text:p>
          </table:table-cell>
          <table:table-cell office:value-type="float" office:value="631458" calcext:value-type="float">
            <text:p>631458</text:p>
          </table:table-cell>
          <table:table-cell table:number-columns-repeated="5"/>
          <table:table-cell office:value-type="float" office:value="243880" calcext:value-type="float">
            <text:p>243880</text:p>
          </table:table-cell>
          <table:table-cell table:formula="of:=[.P317]-40" office:value-type="float" office:value="243840" calcext:value-type="float">
            <text:p>243840</text:p>
          </table:table-cell>
          <table:table-cell table:number-columns-repeated="14"/>
          <table:table-cell table:formula="of:=[.Q317]/44100" office:value-type="float" office:value="5.52925170068027" calcext:value-type="float">
            <text:p>5,52925170068027</text:p>
          </table:table-cell>
          <table:table-cell table:number-columns-repeated="1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9735743" calcext:value-type="float">
            <text:p>149735743</text:p>
          </table:table-cell>
          <table:table-cell table:number-columns-repeated="6"/>
          <table:table-cell office:value-type="float" office:value="633682" calcext:value-type="float">
            <text:p>633682</text:p>
          </table:table-cell>
          <table:table-cell office:value-type="float" office:value="633502" calcext:value-type="float">
            <text:p>633502</text:p>
          </table:table-cell>
          <table:table-cell table:number-columns-repeated="5"/>
          <table:table-cell office:value-type="float" office:value="244600" calcext:value-type="float">
            <text:p>244600</text:p>
          </table:table-cell>
          <table:table-cell table:formula="of:=[.P318]-40" office:value-type="float" office:value="244560" calcext:value-type="float">
            <text:p>244560</text:p>
          </table:table-cell>
          <table:table-cell table:number-columns-repeated="14"/>
          <table:table-cell table:formula="of:=[.Q318]/44100" office:value-type="float" office:value="5.54557823129252" calcext:value-type="float">
            <text:p>5,54557823129252</text:p>
          </table:table-cell>
          <table:table-cell table:number-columns-repeated="1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0154007" calcext:value-type="float">
            <text:p>150154007</text:p>
          </table:table-cell>
          <table:table-cell table:number-columns-repeated="6"/>
          <table:table-cell office:value-type="float" office:value="635600" calcext:value-type="float">
            <text:p>635600</text:p>
          </table:table-cell>
          <table:table-cell office:value-type="float" office:value="635498" calcext:value-type="float">
            <text:p>635498</text:p>
          </table:table-cell>
          <table:table-cell table:number-columns-repeated="5"/>
          <table:table-cell office:value-type="float" office:value="245280" calcext:value-type="float">
            <text:p>245280</text:p>
          </table:table-cell>
          <table:table-cell table:formula="of:=[.P319]-40" office:value-type="float" office:value="245240" calcext:value-type="float">
            <text:p>245240</text:p>
          </table:table-cell>
          <table:table-cell table:number-columns-repeated="14"/>
          <table:table-cell table:formula="of:=[.Q319]/44100" office:value-type="float" office:value="5.5609977324263" calcext:value-type="float">
            <text:p>5,5609977324263</text:p>
          </table:table-cell>
          <table:table-cell table:number-columns-repeated="1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0594985" calcext:value-type="float">
            <text:p>150594985</text:p>
          </table:table-cell>
          <table:table-cell table:number-columns-repeated="6"/>
          <table:table-cell office:value-type="float" office:value="637592" calcext:value-type="float">
            <text:p>637592</text:p>
          </table:table-cell>
          <table:table-cell office:value-type="float" office:value="637488" calcext:value-type="float">
            <text:p>637488</text:p>
          </table:table-cell>
          <table:table-cell table:number-columns-repeated="5"/>
          <table:table-cell office:value-type="float" office:value="246000" calcext:value-type="float">
            <text:p>246000</text:p>
          </table:table-cell>
          <table:table-cell table:formula="of:=[.P320]-40" office:value-type="float" office:value="245960" calcext:value-type="float">
            <text:p>245960</text:p>
          </table:table-cell>
          <table:table-cell table:number-columns-repeated="14"/>
          <table:table-cell table:formula="of:=[.Q320]/44100" office:value-type="float" office:value="5.57732426303855" calcext:value-type="float">
            <text:p>5,57732426303855</text:p>
          </table:table-cell>
          <table:table-cell table:number-columns-repeated="1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058721" calcext:value-type="float">
            <text:p>151058721</text:p>
          </table:table-cell>
          <table:table-cell table:number-columns-repeated="6"/>
          <table:table-cell office:value-type="float" office:value="639670" calcext:value-type="float">
            <text:p>639670</text:p>
          </table:table-cell>
          <table:table-cell office:value-type="float" office:value="639568" calcext:value-type="float">
            <text:p>639568</text:p>
          </table:table-cell>
          <table:table-cell table:number-columns-repeated="5"/>
          <table:table-cell office:value-type="float" office:value="246760" calcext:value-type="float">
            <text:p>246760</text:p>
          </table:table-cell>
          <table:table-cell table:formula="of:=[.P321]-40" office:value-type="float" office:value="246720" calcext:value-type="float">
            <text:p>246720</text:p>
          </table:table-cell>
          <table:table-cell table:number-columns-repeated="14"/>
          <table:table-cell table:formula="of:=[.Q321]/44100" office:value-type="float" office:value="5.59455782312925" calcext:value-type="float">
            <text:p>5,59455782312925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499271" calcext:value-type="float">
            <text:p>151499271</text:p>
          </table:table-cell>
          <table:table-cell table:number-columns-repeated="6"/>
          <table:table-cell office:value-type="float" office:value="641696" calcext:value-type="float">
            <text:p>641696</text:p>
          </table:table-cell>
          <table:table-cell office:value-type="float" office:value="641522" calcext:value-type="float">
            <text:p>641522</text:p>
          </table:table-cell>
          <table:table-cell table:number-columns-repeated="5"/>
          <table:table-cell office:value-type="float" office:value="247480" calcext:value-type="float">
            <text:p>247480</text:p>
          </table:table-cell>
          <table:table-cell table:formula="of:=[.P322]-40" office:value-type="float" office:value="247440" calcext:value-type="float">
            <text:p>247440</text:p>
          </table:table-cell>
          <table:table-cell table:number-columns-repeated="14"/>
          <table:table-cell table:formula="of:=[.Q322]/44100" office:value-type="float" office:value="5.6108843537415" calcext:value-type="float">
            <text:p>5,6108843537415</text:p>
          </table:table-cell>
          <table:table-cell table:number-columns-repeated="1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51941364" calcext:value-type="float">
            <text:p>151941364</text:p>
          </table:table-cell>
          <table:table-cell table:number-columns-repeated="6"/>
          <table:table-cell office:value-type="float" office:value="643636" calcext:value-type="float">
            <text:p>643636</text:p>
          </table:table-cell>
          <table:table-cell office:value-type="float" office:value="643538" calcext:value-type="float">
            <text:p>643538</text:p>
          </table:table-cell>
          <table:table-cell table:number-columns-repeated="5"/>
          <table:table-cell office:value-type="float" office:value="248200" calcext:value-type="float">
            <text:p>248200</text:p>
          </table:table-cell>
          <table:table-cell table:formula="of:=[.P323]-40" office:value-type="float" office:value="248160" calcext:value-type="float">
            <text:p>248160</text:p>
          </table:table-cell>
          <table:table-cell table:number-columns-repeated="14"/>
          <table:table-cell table:formula="of:=[.Q323]/44100" office:value-type="float" office:value="5.62721088435374" calcext:value-type="float">
            <text:p>5,62721088435374</text:p>
          </table:table-cell>
          <table:table-cell table:number-columns-repeated="1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2406171" calcext:value-type="float">
            <text:p>152406171</text:p>
          </table:table-cell>
          <table:table-cell table:number-columns-repeated="6"/>
          <table:table-cell office:value-type="float" office:value="645664" calcext:value-type="float">
            <text:p>645664</text:p>
          </table:table-cell>
          <table:table-cell office:value-type="float" office:value="645562" calcext:value-type="float">
            <text:p>645562</text:p>
          </table:table-cell>
          <table:table-cell table:number-columns-repeated="5"/>
          <table:table-cell office:value-type="float" office:value="248960" calcext:value-type="float">
            <text:p>248960</text:p>
          </table:table-cell>
          <table:table-cell table:formula="of:=[.P324]-40" office:value-type="float" office:value="248920" calcext:value-type="float">
            <text:p>248920</text:p>
          </table:table-cell>
          <table:table-cell table:number-columns-repeated="14"/>
          <table:table-cell table:formula="of:=[.Q324]/44100" office:value-type="float" office:value="5.64444444444445" calcext:value-type="float">
            <text:p>5,64444444444445</text:p>
          </table:table-cell>
          <table:table-cell table:number-columns-repeated="1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2869350" calcext:value-type="float">
            <text:p>152869350</text:p>
          </table:table-cell>
          <table:table-cell table:number-columns-repeated="6"/>
          <table:table-cell office:value-type="float" office:value="647768" calcext:value-type="float">
            <text:p>647768</text:p>
          </table:table-cell>
          <table:table-cell office:value-type="float" office:value="647592" calcext:value-type="float">
            <text:p>647592</text:p>
          </table:table-cell>
          <table:table-cell table:number-columns-repeated="5"/>
          <table:table-cell office:value-type="float" office:value="249720" calcext:value-type="float">
            <text:p>249720</text:p>
          </table:table-cell>
          <table:table-cell table:formula="of:=[.P325]-40" office:value-type="float" office:value="249680" calcext:value-type="float">
            <text:p>249680</text:p>
          </table:table-cell>
          <table:table-cell table:number-columns-repeated="14"/>
          <table:table-cell table:formula="of:=[.Q325]/44100" office:value-type="float" office:value="5.66167800453515" calcext:value-type="float">
            <text:p>5,66167800453515</text:p>
          </table:table-cell>
          <table:table-cell table:number-columns-repeated="1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3289243" calcext:value-type="float">
            <text:p>153289243</text:p>
          </table:table-cell>
          <table:table-cell table:number-columns-repeated="6"/>
          <table:table-cell office:value-type="float" office:value="649610" calcext:value-type="float">
            <text:p>649610</text:p>
          </table:table-cell>
          <table:table-cell office:value-type="float" office:value="649436" calcext:value-type="float">
            <text:p>649436</text:p>
          </table:table-cell>
          <table:table-cell table:number-columns-repeated="5"/>
          <table:table-cell office:value-type="float" office:value="250400" calcext:value-type="float">
            <text:p>250400</text:p>
          </table:table-cell>
          <table:table-cell table:formula="of:=[.P326]-40" office:value-type="float" office:value="250360" calcext:value-type="float">
            <text:p>250360</text:p>
          </table:table-cell>
          <table:table-cell table:number-columns-repeated="14"/>
          <table:table-cell table:formula="of:=[.Q326]/44100" office:value-type="float" office:value="5.67709750566893" calcext:value-type="float">
            <text:p>5,67709750566893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3754221" calcext:value-type="float">
            <text:p>153754221</text:p>
          </table:table-cell>
          <table:table-cell table:number-columns-repeated="6"/>
          <table:table-cell office:value-type="float" office:value="651630" calcext:value-type="float">
            <text:p>651630</text:p>
          </table:table-cell>
          <table:table-cell office:value-type="float" office:value="651532" calcext:value-type="float">
            <text:p>651532</text:p>
          </table:table-cell>
          <table:table-cell table:number-columns-repeated="5"/>
          <table:table-cell office:value-type="float" office:value="251160" calcext:value-type="float">
            <text:p>251160</text:p>
          </table:table-cell>
          <table:table-cell table:formula="of:=[.P327]-40" office:value-type="float" office:value="251120" calcext:value-type="float">
            <text:p>251120</text:p>
          </table:table-cell>
          <table:table-cell table:number-columns-repeated="14"/>
          <table:table-cell table:formula="of:=[.Q327]/44100" office:value-type="float" office:value="5.69433106575964" calcext:value-type="float">
            <text:p>5,69433106575964</text:p>
          </table:table-cell>
          <table:table-cell table:number-columns-repeated="1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4219757" calcext:value-type="float">
            <text:p>154219757</text:p>
          </table:table-cell>
          <table:table-cell table:number-columns-repeated="6"/>
          <table:table-cell office:value-type="float" office:value="653624" calcext:value-type="float">
            <text:p>653624</text:p>
          </table:table-cell>
          <table:table-cell office:value-type="float" office:value="653526" calcext:value-type="float">
            <text:p>653526</text:p>
          </table:table-cell>
          <table:table-cell table:number-columns-repeated="5"/>
          <table:table-cell office:value-type="float" office:value="251920" calcext:value-type="float">
            <text:p>251920</text:p>
          </table:table-cell>
          <table:table-cell table:formula="of:=[.P328]-40" office:value-type="float" office:value="251880" calcext:value-type="float">
            <text:p>251880</text:p>
          </table:table-cell>
          <table:table-cell table:number-columns-repeated="14"/>
          <table:table-cell table:formula="of:=[.Q328]/44100" office:value-type="float" office:value="5.71156462585034" calcext:value-type="float">
            <text:p>5,71156462585034</text:p>
          </table:table-cell>
          <table:table-cell table:number-columns-repeated="1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4683964" calcext:value-type="float">
            <text:p>154683964</text:p>
          </table:table-cell>
          <table:table-cell table:number-columns-repeated="6"/>
          <table:table-cell office:value-type="float" office:value="655680" calcext:value-type="float">
            <text:p>655680</text:p>
          </table:table-cell>
          <table:table-cell office:value-type="float" office:value="655584" calcext:value-type="float">
            <text:p>655584</text:p>
          </table:table-cell>
          <table:table-cell table:number-columns-repeated="5"/>
          <table:table-cell office:value-type="float" office:value="252680" calcext:value-type="float">
            <text:p>252680</text:p>
          </table:table-cell>
          <table:table-cell table:formula="of:=[.P329]-40" office:value-type="float" office:value="252640" calcext:value-type="float">
            <text:p>252640</text:p>
          </table:table-cell>
          <table:table-cell table:number-columns-repeated="14"/>
          <table:table-cell table:formula="of:=[.Q329]/44100" office:value-type="float" office:value="5.72879818594104" calcext:value-type="float">
            <text:p>5,72879818594104</text:p>
          </table:table-cell>
          <table:table-cell table:number-columns-repeated="1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5150528" calcext:value-type="float">
            <text:p>155150528</text:p>
          </table:table-cell>
          <table:table-cell table:number-columns-repeated="6"/>
          <table:table-cell office:value-type="float" office:value="657626" calcext:value-type="float">
            <text:p>657626</text:p>
          </table:table-cell>
          <table:table-cell office:value-type="float" office:value="657534" calcext:value-type="float">
            <text:p>657534</text:p>
          </table:table-cell>
          <table:table-cell table:number-columns-repeated="5"/>
          <table:table-cell office:value-type="float" office:value="253440" calcext:value-type="float">
            <text:p>253440</text:p>
          </table:table-cell>
          <table:table-cell table:formula="of:=[.P330]-40" office:value-type="float" office:value="253400" calcext:value-type="float">
            <text:p>253400</text:p>
          </table:table-cell>
          <table:table-cell table:number-columns-repeated="14"/>
          <table:table-cell table:formula="of:=[.Q330]/44100" office:value-type="float" office:value="5.74603174603175" calcext:value-type="float">
            <text:p>5,74603174603175</text:p>
          </table:table-cell>
          <table:table-cell table:number-columns-repeated="1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5638735" calcext:value-type="float">
            <text:p>155638735</text:p>
          </table:table-cell>
          <table:table-cell table:number-columns-repeated="6"/>
          <table:table-cell office:value-type="float" office:value="659710" calcext:value-type="float">
            <text:p>659710</text:p>
          </table:table-cell>
          <table:table-cell office:value-type="float" office:value="659544" calcext:value-type="float">
            <text:p>659544</text:p>
          </table:table-cell>
          <table:table-cell table:number-columns-repeated="5"/>
          <table:table-cell office:value-type="float" office:value="254240" calcext:value-type="float">
            <text:p>254240</text:p>
          </table:table-cell>
          <table:table-cell table:formula="of:=[.P331]-40" office:value-type="float" office:value="254200" calcext:value-type="float">
            <text:p>254200</text:p>
          </table:table-cell>
          <table:table-cell table:number-columns-repeated="14"/>
          <table:table-cell table:formula="of:=[.Q331]/44100" office:value-type="float" office:value="5.76417233560091" calcext:value-type="float">
            <text:p>5,76417233560091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6128571" calcext:value-type="float">
            <text:p>156128571</text:p>
          </table:table-cell>
          <table:table-cell table:number-columns-repeated="6"/>
          <table:table-cell office:value-type="float" office:value="661704" calcext:value-type="float">
            <text:p>661704</text:p>
          </table:table-cell>
          <table:table-cell office:value-type="float" office:value="661614" calcext:value-type="float">
            <text:p>661614</text:p>
          </table:table-cell>
          <table:table-cell table:number-columns-repeated="5"/>
          <table:table-cell office:value-type="float" office:value="255040" calcext:value-type="float">
            <text:p>255040</text:p>
          </table:table-cell>
          <table:table-cell table:formula="of:=[.P332]-40" office:value-type="float" office:value="255000" calcext:value-type="float">
            <text:p>255000</text:p>
          </table:table-cell>
          <table:table-cell table:number-columns-repeated="14"/>
          <table:table-cell table:formula="of:=[.Q332]/44100" office:value-type="float" office:value="5.78231292517007" calcext:value-type="float">
            <text:p>5,78231292517007</text:p>
          </table:table-cell>
          <table:table-cell table:number-columns-repeated="1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6617293" calcext:value-type="float">
            <text:p>156617293</text:p>
          </table:table-cell>
          <table:table-cell table:number-columns-repeated="6"/>
          <table:table-cell office:value-type="float" office:value="663764" calcext:value-type="float">
            <text:p>663764</text:p>
          </table:table-cell>
          <table:table-cell office:value-type="float" office:value="663598" calcext:value-type="float">
            <text:p>663598</text:p>
          </table:table-cell>
          <table:table-cell table:number-columns-repeated="5"/>
          <table:table-cell office:value-type="float" office:value="255840" calcext:value-type="float">
            <text:p>255840</text:p>
          </table:table-cell>
          <table:table-cell table:formula="of:=[.P333]-40" office:value-type="float" office:value="255800" calcext:value-type="float">
            <text:p>255800</text:p>
          </table:table-cell>
          <table:table-cell table:number-columns-repeated="14"/>
          <table:table-cell table:formula="of:=[.Q333]/44100" office:value-type="float" office:value="5.80045351473923" calcext:value-type="float">
            <text:p>5,80045351473923</text:p>
          </table:table-cell>
          <table:table-cell table:number-columns-repeated="1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7084714" calcext:value-type="float">
            <text:p>157084714</text:p>
          </table:table-cell>
          <table:table-cell table:number-columns-repeated="6"/>
          <table:table-cell office:value-type="float" office:value="665670" calcext:value-type="float">
            <text:p>665670</text:p>
          </table:table-cell>
          <table:table-cell office:value-type="float" office:value="665574" calcext:value-type="float">
            <text:p>665574</text:p>
          </table:table-cell>
          <table:table-cell table:number-columns-repeated="5"/>
          <table:table-cell office:value-type="float" office:value="256600" calcext:value-type="float">
            <text:p>256600</text:p>
          </table:table-cell>
          <table:table-cell table:formula="of:=[.P334]-40" office:value-type="float" office:value="256560" calcext:value-type="float">
            <text:p>256560</text:p>
          </table:table-cell>
          <table:table-cell table:number-columns-repeated="14"/>
          <table:table-cell table:formula="of:=[.Q334]/44100" office:value-type="float" office:value="5.81768707482993" calcext:value-type="float">
            <text:p>5,81768707482993</text:p>
          </table:table-cell>
          <table:table-cell table:number-columns-repeated="1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7525007" calcext:value-type="float">
            <text:p>157525007</text:p>
          </table:table-cell>
          <table:table-cell table:number-columns-repeated="6"/>
          <table:table-cell office:value-type="float" office:value="667694" calcext:value-type="float">
            <text:p>667694</text:p>
          </table:table-cell>
          <table:table-cell office:value-type="float" office:value="667592" calcext:value-type="float">
            <text:p>667592</text:p>
          </table:table-cell>
          <table:table-cell table:number-columns-repeated="5"/>
          <table:table-cell office:value-type="float" office:value="257320" calcext:value-type="float">
            <text:p>257320</text:p>
          </table:table-cell>
          <table:table-cell table:formula="of:=[.P335]-40" office:value-type="float" office:value="257280" calcext:value-type="float">
            <text:p>257280</text:p>
          </table:table-cell>
          <table:table-cell table:number-columns-repeated="14"/>
          <table:table-cell table:formula="of:=[.Q335]/44100" office:value-type="float" office:value="5.83401360544218" calcext:value-type="float">
            <text:p>5,83401360544218</text:p>
          </table:table-cell>
          <table:table-cell table:number-columns-repeated="1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7965600" calcext:value-type="float">
            <text:p>157965600</text:p>
          </table:table-cell>
          <table:table-cell table:number-columns-repeated="6"/>
          <table:table-cell office:value-type="float" office:value="669718" calcext:value-type="float">
            <text:p>669718</text:p>
          </table:table-cell>
          <table:table-cell office:value-type="float" office:value="669616" calcext:value-type="float">
            <text:p>669616</text:p>
          </table:table-cell>
          <table:table-cell table:number-columns-repeated="5"/>
          <table:table-cell office:value-type="float" office:value="258040" calcext:value-type="float">
            <text:p>258040</text:p>
          </table:table-cell>
          <table:table-cell table:formula="of:=[.P336]-40" office:value-type="float" office:value="258000" calcext:value-type="float">
            <text:p>258000</text:p>
          </table:table-cell>
          <table:table-cell table:number-columns-repeated="14"/>
          <table:table-cell table:formula="of:=[.Q336]/44100" office:value-type="float" office:value="5.85034013605442" calcext:value-type="float">
            <text:p>5,85034013605442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8404778" calcext:value-type="float">
            <text:p>158404778</text:p>
          </table:table-cell>
          <table:table-cell table:number-columns-repeated="6"/>
          <table:table-cell office:value-type="float" office:value="671794" calcext:value-type="float">
            <text:p>671794</text:p>
          </table:table-cell>
          <table:table-cell office:value-type="float" office:value="671614" calcext:value-type="float">
            <text:p>671614</text:p>
          </table:table-cell>
          <table:table-cell table:number-columns-repeated="5"/>
          <table:table-cell office:value-type="float" office:value="258760" calcext:value-type="float">
            <text:p>258760</text:p>
          </table:table-cell>
          <table:table-cell table:formula="of:=[.P337]-40" office:value-type="float" office:value="258720" calcext:value-type="float">
            <text:p>258720</text:p>
          </table:table-cell>
          <table:table-cell table:number-columns-repeated="14"/>
          <table:table-cell table:formula="of:=[.Q337]/44100" office:value-type="float" office:value="5.86666666666667" calcext:value-type="float">
            <text:p>5,86666666666667</text:p>
          </table:table-cell>
          <table:table-cell table:number-columns-repeated="1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8823257" calcext:value-type="float">
            <text:p>158823257</text:p>
          </table:table-cell>
          <table:table-cell table:number-columns-repeated="6"/>
          <table:table-cell office:value-type="float" office:value="673702" calcext:value-type="float">
            <text:p>673702</text:p>
          </table:table-cell>
          <table:table-cell office:value-type="float" office:value="673598" calcext:value-type="float">
            <text:p>673598</text:p>
          </table:table-cell>
          <table:table-cell table:number-columns-repeated="5"/>
          <table:table-cell office:value-type="float" office:value="259440" calcext:value-type="float">
            <text:p>259440</text:p>
          </table:table-cell>
          <table:table-cell table:formula="of:=[.P338]-40" office:value-type="float" office:value="259400" calcext:value-type="float">
            <text:p>259400</text:p>
          </table:table-cell>
          <table:table-cell table:number-columns-repeated="14"/>
          <table:table-cell table:formula="of:=[.Q338]/44100" office:value-type="float" office:value="5.88208616780045" calcext:value-type="float">
            <text:p>5,88208616780045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9264321" calcext:value-type="float">
            <text:p>159264321</text:p>
          </table:table-cell>
          <table:table-cell table:number-columns-repeated="6"/>
          <table:table-cell office:value-type="float" office:value="675690" calcext:value-type="float">
            <text:p>675690</text:p>
          </table:table-cell>
          <table:table-cell office:value-type="float" office:value="675588" calcext:value-type="float">
            <text:p>675588</text:p>
          </table:table-cell>
          <table:table-cell table:number-columns-repeated="5"/>
          <table:table-cell office:value-type="float" office:value="260160" calcext:value-type="float">
            <text:p>260160</text:p>
          </table:table-cell>
          <table:table-cell table:formula="of:=[.P339]-40" office:value-type="float" office:value="260120" calcext:value-type="float">
            <text:p>260120</text:p>
          </table:table-cell>
          <table:table-cell table:number-columns-repeated="14"/>
          <table:table-cell table:formula="of:=[.Q339]/44100" office:value-type="float" office:value="5.8984126984127" calcext:value-type="float">
            <text:p>5,8984126984127</text:p>
          </table:table-cell>
          <table:table-cell table:number-columns-repeated="1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9728485" calcext:value-type="float">
            <text:p>159728485</text:p>
          </table:table-cell>
          <table:table-cell table:number-columns-repeated="6"/>
          <table:table-cell office:value-type="float" office:value="677748" calcext:value-type="float">
            <text:p>677748</text:p>
          </table:table-cell>
          <table:table-cell office:value-type="float" office:value="677648" calcext:value-type="float">
            <text:p>677648</text:p>
          </table:table-cell>
          <table:table-cell table:number-columns-repeated="5"/>
          <table:table-cell office:value-type="float" office:value="260920" calcext:value-type="float">
            <text:p>260920</text:p>
          </table:table-cell>
          <table:table-cell table:formula="of:=[.P340]-40" office:value-type="float" office:value="260880" calcext:value-type="float">
            <text:p>260880</text:p>
          </table:table-cell>
          <table:table-cell table:number-columns-repeated="14"/>
          <table:table-cell table:formula="of:=[.Q340]/44100" office:value-type="float" office:value="5.9156462585034" calcext:value-type="float">
            <text:p>5,9156462585034</text:p>
          </table:table-cell>
          <table:table-cell table:number-columns-repeated="1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0169507" calcext:value-type="float">
            <text:p>160169507</text:p>
          </table:table-cell>
          <table:table-cell table:number-columns-repeated="6"/>
          <table:table-cell office:value-type="float" office:value="679752" calcext:value-type="float">
            <text:p>679752</text:p>
          </table:table-cell>
          <table:table-cell office:value-type="float" office:value="679578" calcext:value-type="float">
            <text:p>679578</text:p>
          </table:table-cell>
          <table:table-cell table:number-columns-repeated="5"/>
          <table:table-cell office:value-type="float" office:value="261640" calcext:value-type="float">
            <text:p>261640</text:p>
          </table:table-cell>
          <table:table-cell table:formula="of:=[.P341]-40" office:value-type="float" office:value="261600" calcext:value-type="float">
            <text:p>261600</text:p>
          </table:table-cell>
          <table:table-cell table:number-columns-repeated="14"/>
          <table:table-cell table:formula="of:=[.Q341]/44100" office:value-type="float" office:value="5.93197278911565" calcext:value-type="float">
            <text:p>5,93197278911565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0634914" calcext:value-type="float">
            <text:p>160634914</text:p>
          </table:table-cell>
          <table:table-cell table:number-columns-repeated="6"/>
          <table:table-cell office:value-type="float" office:value="681752" calcext:value-type="float">
            <text:p>681752</text:p>
          </table:table-cell>
          <table:table-cell office:value-type="float" office:value="681656" calcext:value-type="float">
            <text:p>681656</text:p>
          </table:table-cell>
          <table:table-cell table:number-columns-repeated="5"/>
          <table:table-cell office:value-type="float" office:value="262400" calcext:value-type="float">
            <text:p>262400</text:p>
          </table:table-cell>
          <table:table-cell table:formula="of:=[.P342]-40" office:value-type="float" office:value="262360" calcext:value-type="float">
            <text:p>262360</text:p>
          </table:table-cell>
          <table:table-cell table:number-columns-repeated="14"/>
          <table:table-cell table:formula="of:=[.Q342]/44100" office:value-type="float" office:value="5.94920634920635" calcext:value-type="float">
            <text:p>5,94920634920635</text:p>
          </table:table-cell>
          <table:table-cell table:number-columns-repeated="1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61100835" calcext:value-type="float">
            <text:p>161100835</text:p>
          </table:table-cell>
          <table:table-cell table:number-columns-repeated="6"/>
          <table:table-cell office:value-type="float" office:value="683728" calcext:value-type="float">
            <text:p>683728</text:p>
          </table:table-cell>
          <table:table-cell office:value-type="float" office:value="683632" calcext:value-type="float">
            <text:p>683632</text:p>
          </table:table-cell>
          <table:table-cell table:number-columns-repeated="5"/>
          <table:table-cell office:value-type="float" office:value="263160" calcext:value-type="float">
            <text:p>263160</text:p>
          </table:table-cell>
          <table:table-cell table:formula="of:=[.P343]-40" office:value-type="float" office:value="263120" calcext:value-type="float">
            <text:p>263120</text:p>
          </table:table-cell>
          <table:table-cell table:number-columns-repeated="14"/>
          <table:table-cell table:formula="of:=[.Q343]/44100" office:value-type="float" office:value="5.96643990929705" calcext:value-type="float">
            <text:p>5,96643990929705</text:p>
          </table:table-cell>
          <table:table-cell table:number-columns-repeated="1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61565300" calcext:value-type="float">
            <text:p>161565300</text:p>
          </table:table-cell>
          <table:table-cell table:number-columns-repeated="6"/>
          <table:table-cell office:value-type="float" office:value="685772" calcext:value-type="float">
            <text:p>685772</text:p>
          </table:table-cell>
          <table:table-cell office:value-type="float" office:value="685676" calcext:value-type="float">
            <text:p>685676</text:p>
          </table:table-cell>
          <table:table-cell table:number-columns-repeated="5"/>
          <table:table-cell office:value-type="float" office:value="263920" calcext:value-type="float">
            <text:p>263920</text:p>
          </table:table-cell>
          <table:table-cell table:formula="of:=[.P344]-40" office:value-type="float" office:value="263880" calcext:value-type="float">
            <text:p>263880</text:p>
          </table:table-cell>
          <table:table-cell table:number-columns-repeated="14"/>
          <table:table-cell table:formula="of:=[.Q344]/44100" office:value-type="float" office:value="5.98367346938776" calcext:value-type="float">
            <text:p>5,98367346938776</text:p>
          </table:table-cell>
          <table:table-cell table:number-columns-repeated="1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62032164" calcext:value-type="float">
            <text:p>162032164</text:p>
          </table:table-cell>
          <table:table-cell table:number-columns-repeated="6"/>
          <table:table-cell office:value-type="float" office:value="687704" calcext:value-type="float">
            <text:p>687704</text:p>
          </table:table-cell>
          <table:table-cell office:value-type="float" office:value="687608" calcext:value-type="float">
            <text:p>687608</text:p>
          </table:table-cell>
          <table:table-cell table:number-columns-repeated="5"/>
          <table:table-cell office:value-type="float" office:value="264680" calcext:value-type="float">
            <text:p>264680</text:p>
          </table:table-cell>
          <table:table-cell table:formula="of:=[.P345]-40" office:value-type="float" office:value="264640" calcext:value-type="float">
            <text:p>264640</text:p>
          </table:table-cell>
          <table:table-cell table:number-columns-repeated="14"/>
          <table:table-cell table:formula="of:=[.Q345]/44100" office:value-type="float" office:value="6.00090702947846" calcext:value-type="float">
            <text:p>6,00090702947846</text:p>
          </table:table-cell>
          <table:table-cell table:number-columns-repeated="1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62520585" calcext:value-type="float">
            <text:p>162520585</text:p>
          </table:table-cell>
          <table:table-cell table:number-columns-repeated="6"/>
          <table:table-cell office:value-type="float" office:value="689764" calcext:value-type="float">
            <text:p>689764</text:p>
          </table:table-cell>
          <table:table-cell office:value-type="float" office:value="689666" calcext:value-type="float">
            <text:p>689666</text:p>
          </table:table-cell>
          <table:table-cell table:number-columns-repeated="5"/>
          <table:table-cell office:value-type="float" office:value="265480" calcext:value-type="float">
            <text:p>265480</text:p>
          </table:table-cell>
          <table:table-cell table:formula="of:=[.P346]-40" office:value-type="float" office:value="265440" calcext:value-type="float">
            <text:p>265440</text:p>
          </table:table-cell>
          <table:table-cell table:number-columns-repeated="14"/>
          <table:table-cell table:formula="of:=[.Q346]/44100" office:value-type="float" office:value="6.01904761904762" calcext:value-type="float">
            <text:p>6,01904761904762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62961950" calcext:value-type="float">
            <text:p>162961950</text:p>
          </table:table-cell>
          <table:table-cell table:number-columns-repeated="6"/>
          <table:table-cell office:value-type="float" office:value="691752" calcext:value-type="float">
            <text:p>691752</text:p>
          </table:table-cell>
          <table:table-cell office:value-type="float" office:value="691652" calcext:value-type="float">
            <text:p>691652</text:p>
          </table:table-cell>
          <table:table-cell table:number-columns-repeated="5"/>
          <table:table-cell office:value-type="float" office:value="266200" calcext:value-type="float">
            <text:p>266200</text:p>
          </table:table-cell>
          <table:table-cell table:formula="of:=[.P347]-40" office:value-type="float" office:value="266160" calcext:value-type="float">
            <text:p>266160</text:p>
          </table:table-cell>
          <table:table-cell table:number-columns-repeated="14"/>
          <table:table-cell table:formula="of:=[.Q347]/44100" office:value-type="float" office:value="6.03537414965986" calcext:value-type="float">
            <text:p>6,03537414965986</text:p>
          </table:table-cell>
          <table:table-cell table:number-columns-repeated="1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3427314" calcext:value-type="float">
            <text:p>163427314</text:p>
          </table:table-cell>
          <table:table-cell table:number-columns-repeated="6"/>
          <table:table-cell office:value-type="float" office:value="693754" calcext:value-type="float">
            <text:p>693754</text:p>
          </table:table-cell>
          <table:table-cell office:value-type="float" office:value="693658" calcext:value-type="float">
            <text:p>693658</text:p>
          </table:table-cell>
          <table:table-cell table:number-columns-repeated="5"/>
          <table:table-cell office:value-type="float" office:value="266960" calcext:value-type="float">
            <text:p>266960</text:p>
          </table:table-cell>
          <table:table-cell table:formula="of:=[.P348]-40" office:value-type="float" office:value="266920" calcext:value-type="float">
            <text:p>266920</text:p>
          </table:table-cell>
          <table:table-cell table:number-columns-repeated="14"/>
          <table:table-cell table:formula="of:=[.Q348]/44100" office:value-type="float" office:value="6.05260770975057" calcext:value-type="float">
            <text:p>6,05260770975057</text:p>
          </table:table-cell>
          <table:table-cell table:number-columns-repeated="1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63892807" calcext:value-type="float">
            <text:p>163892807</text:p>
          </table:table-cell>
          <table:table-cell table:number-columns-repeated="6"/>
          <table:table-cell office:value-type="float" office:value="695750" calcext:value-type="float">
            <text:p>695750</text:p>
          </table:table-cell>
          <table:table-cell office:value-type="float" office:value="695652" calcext:value-type="float">
            <text:p>695652</text:p>
          </table:table-cell>
          <table:table-cell table:number-columns-repeated="5"/>
          <table:table-cell office:value-type="float" office:value="267720" calcext:value-type="float">
            <text:p>267720</text:p>
          </table:table-cell>
          <table:table-cell table:formula="of:=[.P349]-40" office:value-type="float" office:value="267680" calcext:value-type="float">
            <text:p>267680</text:p>
          </table:table-cell>
          <table:table-cell table:number-columns-repeated="14"/>
          <table:table-cell table:formula="of:=[.Q349]/44100" office:value-type="float" office:value="6.06984126984127" calcext:value-type="float">
            <text:p>6,06984126984127</text:p>
          </table:table-cell>
          <table:table-cell table:number-columns-repeated="1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64357400" calcext:value-type="float">
            <text:p>164357400</text:p>
          </table:table-cell>
          <table:table-cell table:number-columns-repeated="6"/>
          <table:table-cell office:value-type="float" office:value="697788" calcext:value-type="float">
            <text:p>697788</text:p>
          </table:table-cell>
          <table:table-cell office:value-type="float" office:value="697694" calcext:value-type="float">
            <text:p>697694</text:p>
          </table:table-cell>
          <table:table-cell table:number-columns-repeated="5"/>
          <table:table-cell office:value-type="float" office:value="268480" calcext:value-type="float">
            <text:p>268480</text:p>
          </table:table-cell>
          <table:table-cell table:formula="of:=[.P350]-40" office:value-type="float" office:value="268440" calcext:value-type="float">
            <text:p>268440</text:p>
          </table:table-cell>
          <table:table-cell table:number-columns-repeated="14"/>
          <table:table-cell table:formula="of:=[.Q350]/44100" office:value-type="float" office:value="6.08707482993197" calcext:value-type="float">
            <text:p>6,08707482993197</text:p>
          </table:table-cell>
          <table:table-cell table:number-columns-repeated="1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64847107" calcext:value-type="float">
            <text:p>164847107</text:p>
          </table:table-cell>
          <table:table-cell table:number-columns-repeated="6"/>
          <table:table-cell office:value-type="float" office:value="699802" calcext:value-type="float">
            <text:p>699802</text:p>
          </table:table-cell>
          <table:table-cell office:value-type="float" office:value="699710" calcext:value-type="float">
            <text:p>699710</text:p>
          </table:table-cell>
          <table:table-cell table:number-columns-repeated="5"/>
          <table:table-cell office:value-type="float" office:value="269280" calcext:value-type="float">
            <text:p>269280</text:p>
          </table:table-cell>
          <table:table-cell table:formula="of:=[.P351]-40" office:value-type="float" office:value="269240" calcext:value-type="float">
            <text:p>269240</text:p>
          </table:table-cell>
          <table:table-cell table:number-columns-repeated="14"/>
          <table:table-cell table:formula="of:=[.Q351]/44100" office:value-type="float" office:value="6.10521541950113" calcext:value-type="float">
            <text:p>6,10521541950113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5313457" calcext:value-type="float">
            <text:p>165313457</text:p>
          </table:table-cell>
          <table:table-cell table:number-columns-repeated="6"/>
          <table:table-cell office:value-type="float" office:value="701758" calcext:value-type="float">
            <text:p>701758</text:p>
          </table:table-cell>
          <table:table-cell office:value-type="float" office:value="701668" calcext:value-type="float">
            <text:p>701668</text:p>
          </table:table-cell>
          <table:table-cell table:number-columns-repeated="5"/>
          <table:table-cell office:value-type="float" office:value="270040" calcext:value-type="float">
            <text:p>270040</text:p>
          </table:table-cell>
          <table:table-cell table:formula="of:=[.P352]-40" office:value-type="float" office:value="270000" calcext:value-type="float">
            <text:p>270000</text:p>
          </table:table-cell>
          <table:table-cell table:number-columns-repeated="14"/>
          <table:table-cell table:formula="of:=[.Q352]/44100" office:value-type="float" office:value="6.12244897959184" calcext:value-type="float">
            <text:p>6,12244897959184</text:p>
          </table:table-cell>
          <table:table-cell table:number-columns-repeated="1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5803635" calcext:value-type="float">
            <text:p>165803635</text:p>
          </table:table-cell>
          <table:table-cell table:number-columns-repeated="6"/>
          <table:table-cell office:value-type="float" office:value="703736" calcext:value-type="float">
            <text:p>703736</text:p>
          </table:table-cell>
          <table:table-cell office:value-type="float" office:value="703646" calcext:value-type="float">
            <text:p>703646</text:p>
          </table:table-cell>
          <table:table-cell table:number-columns-repeated="5"/>
          <table:table-cell office:value-type="float" office:value="270840" calcext:value-type="float">
            <text:p>270840</text:p>
          </table:table-cell>
          <table:table-cell table:formula="of:=[.P353]-40" office:value-type="float" office:value="270800" calcext:value-type="float">
            <text:p>270800</text:p>
          </table:table-cell>
          <table:table-cell table:number-columns-repeated="14"/>
          <table:table-cell table:formula="of:=[.Q353]/44100" office:value-type="float" office:value="6.140589569161" calcext:value-type="float">
            <text:p>6,140589569161</text:p>
          </table:table-cell>
          <table:table-cell table:number-columns-repeated="1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66292614" calcext:value-type="float">
            <text:p>166292614</text:p>
          </table:table-cell>
          <table:table-cell table:number-columns-repeated="6"/>
          <table:table-cell office:value-type="float" office:value="705784" calcext:value-type="float">
            <text:p>705784</text:p>
          </table:table-cell>
          <table:table-cell office:value-type="float" office:value="705690" calcext:value-type="float">
            <text:p>705690</text:p>
          </table:table-cell>
          <table:table-cell table:number-columns-repeated="5"/>
          <table:table-cell office:value-type="float" office:value="271640" calcext:value-type="float">
            <text:p>271640</text:p>
          </table:table-cell>
          <table:table-cell table:formula="of:=[.P354]-40" office:value-type="float" office:value="271600" calcext:value-type="float">
            <text:p>271600</text:p>
          </table:table-cell>
          <table:table-cell table:number-columns-repeated="14"/>
          <table:table-cell table:formula="of:=[.Q354]/44100" office:value-type="float" office:value="6.15873015873016" calcext:value-type="float">
            <text:p>6,15873015873016</text:p>
          </table:table-cell>
          <table:table-cell table:number-columns-repeated="1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66758021" calcext:value-type="float">
            <text:p>166758021</text:p>
          </table:table-cell>
          <table:table-cell table:number-columns-repeated="6"/>
          <table:table-cell office:value-type="float" office:value="707784" calcext:value-type="float">
            <text:p>707784</text:p>
          </table:table-cell>
          <table:table-cell office:value-type="float" office:value="707672" calcext:value-type="float">
            <text:p>707672</text:p>
          </table:table-cell>
          <table:table-cell table:number-columns-repeated="5"/>
          <table:table-cell office:value-type="float" office:value="272400" calcext:value-type="float">
            <text:p>272400</text:p>
          </table:table-cell>
          <table:table-cell table:formula="of:=[.P355]-40" office:value-type="float" office:value="272360" calcext:value-type="float">
            <text:p>272360</text:p>
          </table:table-cell>
          <table:table-cell table:number-columns-repeated="14"/>
          <table:table-cell table:formula="of:=[.Q355]/44100" office:value-type="float" office:value="6.17596371882086" calcext:value-type="float">
            <text:p>6,17596371882086</text:p>
          </table:table-cell>
          <table:table-cell table:number-columns-repeated="1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67174957" calcext:value-type="float">
            <text:p>167174957</text:p>
          </table:table-cell>
          <table:table-cell table:number-columns-repeated="6"/>
          <table:table-cell office:value-type="float" office:value="709764" calcext:value-type="float">
            <text:p>709764</text:p>
          </table:table-cell>
          <table:table-cell office:value-type="float" office:value="709660" calcext:value-type="float">
            <text:p>709660</text:p>
          </table:table-cell>
          <table:table-cell table:number-columns-repeated="5"/>
          <table:table-cell office:value-type="float" office:value="273080" calcext:value-type="float">
            <text:p>273080</text:p>
          </table:table-cell>
          <table:table-cell table:formula="of:=[.P356]-40" office:value-type="float" office:value="273040" calcext:value-type="float">
            <text:p>273040</text:p>
          </table:table-cell>
          <table:table-cell table:number-columns-repeated="14"/>
          <table:table-cell table:formula="of:=[.Q356]/44100" office:value-type="float" office:value="6.19138321995465" calcext:value-type="float">
            <text:p>6,19138321995465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7615678" calcext:value-type="float">
            <text:p>167615678</text:p>
          </table:table-cell>
          <table:table-cell table:number-columns-repeated="6"/>
          <table:table-cell office:value-type="float" office:value="711768" calcext:value-type="float">
            <text:p>711768</text:p>
          </table:table-cell>
          <table:table-cell office:value-type="float" office:value="711666" calcext:value-type="float">
            <text:p>711666</text:p>
          </table:table-cell>
          <table:table-cell table:number-columns-repeated="5"/>
          <table:table-cell office:value-type="float" office:value="273800" calcext:value-type="float">
            <text:p>273800</text:p>
          </table:table-cell>
          <table:table-cell table:formula="of:=[.P357]-40" office:value-type="float" office:value="273760" calcext:value-type="float">
            <text:p>273760</text:p>
          </table:table-cell>
          <table:table-cell table:number-columns-repeated="14"/>
          <table:table-cell table:formula="of:=[.Q357]/44100" office:value-type="float" office:value="6.20770975056689" calcext:value-type="float">
            <text:p>6,20770975056689</text:p>
          </table:table-cell>
          <table:table-cell table:number-columns-repeated="1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8055028" calcext:value-type="float">
            <text:p>168055028</text:p>
          </table:table-cell>
          <table:table-cell table:number-columns-repeated="6"/>
          <table:table-cell office:value-type="float" office:value="713836" calcext:value-type="float">
            <text:p>713836</text:p>
          </table:table-cell>
          <table:table-cell office:value-type="float" office:value="713662" calcext:value-type="float">
            <text:p>713662</text:p>
          </table:table-cell>
          <table:table-cell table:number-columns-repeated="5"/>
          <table:table-cell office:value-type="float" office:value="274520" calcext:value-type="float">
            <text:p>274520</text:p>
          </table:table-cell>
          <table:table-cell table:formula="of:=[.P358]-40" office:value-type="float" office:value="274480" calcext:value-type="float">
            <text:p>274480</text:p>
          </table:table-cell>
          <table:table-cell table:number-columns-repeated="14"/>
          <table:table-cell table:formula="of:=[.Q358]/44100" office:value-type="float" office:value="6.22403628117914" calcext:value-type="float">
            <text:p>6,22403628117914</text:p>
          </table:table-cell>
          <table:table-cell table:number-columns-repeated="1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8497164" calcext:value-type="float">
            <text:p>168497164</text:p>
          </table:table-cell>
          <table:table-cell table:number-columns-repeated="6"/>
          <table:table-cell office:value-type="float" office:value="715788" calcext:value-type="float">
            <text:p>715788</text:p>
          </table:table-cell>
          <table:table-cell office:value-type="float" office:value="715690" calcext:value-type="float">
            <text:p>715690</text:p>
          </table:table-cell>
          <table:table-cell table:number-columns-repeated="5"/>
          <table:table-cell office:value-type="float" office:value="275240" calcext:value-type="float">
            <text:p>275240</text:p>
          </table:table-cell>
          <table:table-cell table:formula="of:=[.P359]-40" office:value-type="float" office:value="275200" calcext:value-type="float">
            <text:p>275200</text:p>
          </table:table-cell>
          <table:table-cell table:number-columns-repeated="14"/>
          <table:table-cell table:formula="of:=[.Q359]/44100" office:value-type="float" office:value="6.24036281179138" calcext:value-type="float">
            <text:p>6,24036281179138</text:p>
          </table:table-cell>
          <table:table-cell table:number-columns-repeated="1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68962143" calcext:value-type="float">
            <text:p>168962143</text:p>
          </table:table-cell>
          <table:table-cell table:number-columns-repeated="6"/>
          <table:table-cell office:value-type="float" office:value="717808" calcext:value-type="float">
            <text:p>717808</text:p>
          </table:table-cell>
          <table:table-cell office:value-type="float" office:value="717712" calcext:value-type="float">
            <text:p>717712</text:p>
          </table:table-cell>
          <table:table-cell table:number-columns-repeated="5"/>
          <table:table-cell office:value-type="float" office:value="276000" calcext:value-type="float">
            <text:p>276000</text:p>
          </table:table-cell>
          <table:table-cell table:formula="of:=[.P360]-40" office:value-type="float" office:value="275960" calcext:value-type="float">
            <text:p>275960</text:p>
          </table:table-cell>
          <table:table-cell table:number-columns-repeated="14"/>
          <table:table-cell table:formula="of:=[.Q360]/44100" office:value-type="float" office:value="6.25759637188209" calcext:value-type="float">
            <text:p>6,25759637188209</text:p>
          </table:table-cell>
          <table:table-cell table:number-columns-repeated="1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9426050" calcext:value-type="float">
            <text:p>169426050</text:p>
          </table:table-cell>
          <table:table-cell table:number-columns-repeated="6"/>
          <table:table-cell office:value-type="float" office:value="719878" calcext:value-type="float">
            <text:p>719878</text:p>
          </table:table-cell>
          <table:table-cell office:value-type="float" office:value="719704" calcext:value-type="float">
            <text:p>719704</text:p>
          </table:table-cell>
          <table:table-cell table:number-columns-repeated="5"/>
          <table:table-cell office:value-type="float" office:value="276760" calcext:value-type="float">
            <text:p>276760</text:p>
          </table:table-cell>
          <table:table-cell table:formula="of:=[.P361]-40" office:value-type="float" office:value="276720" calcext:value-type="float">
            <text:p>276720</text:p>
          </table:table-cell>
          <table:table-cell table:number-columns-repeated="14"/>
          <table:table-cell table:formula="of:=[.Q361]/44100" office:value-type="float" office:value="6.27482993197279" calcext:value-type="float">
            <text:p>6,27482993197279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9892100" calcext:value-type="float">
            <text:p>169892100</text:p>
          </table:table-cell>
          <table:table-cell table:number-columns-repeated="6"/>
          <table:table-cell office:value-type="float" office:value="721848" calcext:value-type="float">
            <text:p>721848</text:p>
          </table:table-cell>
          <table:table-cell office:value-type="float" office:value="721752" calcext:value-type="float">
            <text:p>721752</text:p>
          </table:table-cell>
          <table:table-cell table:number-columns-repeated="5"/>
          <table:table-cell office:value-type="float" office:value="277520" calcext:value-type="float">
            <text:p>277520</text:p>
          </table:table-cell>
          <table:table-cell table:formula="of:=[.P362]-40" office:value-type="float" office:value="277480" calcext:value-type="float">
            <text:p>277480</text:p>
          </table:table-cell>
          <table:table-cell table:number-columns-repeated="14"/>
          <table:table-cell table:formula="of:=[.Q362]/44100" office:value-type="float" office:value="6.29206349206349" calcext:value-type="float">
            <text:p>6,29206349206349</text:p>
          </table:table-cell>
          <table:table-cell table:number-columns-repeated="1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0358793" calcext:value-type="float">
            <text:p>170358793</text:p>
          </table:table-cell>
          <table:table-cell table:number-columns-repeated="6"/>
          <table:table-cell office:value-type="float" office:value="723788" calcext:value-type="float">
            <text:p>723788</text:p>
          </table:table-cell>
          <table:table-cell office:value-type="float" office:value="723696" calcext:value-type="float">
            <text:p>723696</text:p>
          </table:table-cell>
          <table:table-cell table:number-columns-repeated="5"/>
          <table:table-cell office:value-type="float" office:value="278280" calcext:value-type="float">
            <text:p>278280</text:p>
          </table:table-cell>
          <table:table-cell table:formula="of:=[.P363]-40" office:value-type="float" office:value="278240" calcext:value-type="float">
            <text:p>278240</text:p>
          </table:table-cell>
          <table:table-cell table:number-columns-repeated="14"/>
          <table:table-cell table:formula="of:=[.Q363]/44100" office:value-type="float" office:value="6.3092970521542" calcext:value-type="float">
            <text:p>6,3092970521542</text:p>
          </table:table-cell>
          <table:table-cell table:number-columns-repeated="1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0823471" calcext:value-type="float">
            <text:p>170823471</text:p>
          </table:table-cell>
          <table:table-cell table:number-columns-repeated="6"/>
          <table:table-cell office:value-type="float" office:value="725822" calcext:value-type="float">
            <text:p>725822</text:p>
          </table:table-cell>
          <table:table-cell office:value-type="float" office:value="725724" calcext:value-type="float">
            <text:p>725724</text:p>
          </table:table-cell>
          <table:table-cell table:number-columns-repeated="5"/>
          <table:table-cell office:value-type="float" office:value="279040" calcext:value-type="float">
            <text:p>279040</text:p>
          </table:table-cell>
          <table:table-cell table:formula="of:=[.P364]-40" office:value-type="float" office:value="279000" calcext:value-type="float">
            <text:p>279000</text:p>
          </table:table-cell>
          <table:table-cell table:number-columns-repeated="14"/>
          <table:table-cell table:formula="of:=[.Q364]/44100" office:value-type="float" office:value="6.3265306122449" calcext:value-type="float">
            <text:p>6,3265306122449</text:p>
          </table:table-cell>
          <table:table-cell table:number-columns-repeated="1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1312878" calcext:value-type="float">
            <text:p>171312878</text:p>
          </table:table-cell>
          <table:table-cell table:number-columns-repeated="6"/>
          <table:table-cell office:value-type="float" office:value="727850" calcext:value-type="float">
            <text:p>727850</text:p>
          </table:table-cell>
          <table:table-cell office:value-type="float" office:value="727756" calcext:value-type="float">
            <text:p>727756</text:p>
          </table:table-cell>
          <table:table-cell table:number-columns-repeated="5"/>
          <table:table-cell office:value-type="float" office:value="279840" calcext:value-type="float">
            <text:p>279840</text:p>
          </table:table-cell>
          <table:table-cell table:formula="of:=[.P365]-40" office:value-type="float" office:value="279800" calcext:value-type="float">
            <text:p>279800</text:p>
          </table:table-cell>
          <table:table-cell table:number-columns-repeated="14"/>
          <table:table-cell table:formula="of:=[.Q365]/44100" office:value-type="float" office:value="6.34467120181406" calcext:value-type="float">
            <text:p>6,34467120181406</text:p>
          </table:table-cell>
          <table:table-cell table:number-columns-repeated="1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71779143" calcext:value-type="float">
            <text:p>171779143</text:p>
          </table:table-cell>
          <table:table-cell table:number-columns-repeated="6"/>
          <table:table-cell office:value-type="float" office:value="729810" calcext:value-type="float">
            <text:p>729810</text:p>
          </table:table-cell>
          <table:table-cell office:value-type="float" office:value="729712" calcext:value-type="float">
            <text:p>729712</text:p>
          </table:table-cell>
          <table:table-cell table:number-columns-repeated="5"/>
          <table:table-cell office:value-type="float" office:value="280600" calcext:value-type="float">
            <text:p>280600</text:p>
          </table:table-cell>
          <table:table-cell table:formula="of:=[.P366]-40" office:value-type="float" office:value="280560" calcext:value-type="float">
            <text:p>280560</text:p>
          </table:table-cell>
          <table:table-cell table:number-columns-repeated="14"/>
          <table:table-cell table:formula="of:=[.Q366]/44100" office:value-type="float" office:value="6.36190476190476" calcext:value-type="float">
            <text:p>6,36190476190476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2242750" calcext:value-type="float">
            <text:p>172242750</text:p>
          </table:table-cell>
          <table:table-cell table:number-columns-repeated="6"/>
          <table:table-cell office:value-type="float" office:value="731894" calcext:value-type="float">
            <text:p>731894</text:p>
          </table:table-cell>
          <table:table-cell office:value-type="float" office:value="731796" calcext:value-type="float">
            <text:p>731796</text:p>
          </table:table-cell>
          <table:table-cell table:number-columns-repeated="5"/>
          <table:table-cell office:value-type="float" office:value="281360" calcext:value-type="float">
            <text:p>281360</text:p>
          </table:table-cell>
          <table:table-cell table:formula="of:=[.P367]-40" office:value-type="float" office:value="281320" calcext:value-type="float">
            <text:p>281320</text:p>
          </table:table-cell>
          <table:table-cell table:number-columns-repeated="14"/>
          <table:table-cell table:formula="of:=[.Q367]/44100" office:value-type="float" office:value="6.37913832199547" calcext:value-type="float">
            <text:p>6,37913832199547</text:p>
          </table:table-cell>
          <table:table-cell table:number-columns-repeated="1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72708457" calcext:value-type="float">
            <text:p>172708457</text:p>
          </table:table-cell>
          <table:table-cell table:number-columns-repeated="6"/>
          <table:table-cell office:value-type="float" office:value="733880" calcext:value-type="float">
            <text:p>733880</text:p>
          </table:table-cell>
          <table:table-cell office:value-type="float" office:value="733786" calcext:value-type="float">
            <text:p>733786</text:p>
          </table:table-cell>
          <table:table-cell table:number-columns-repeated="5"/>
          <table:table-cell office:value-type="float" office:value="282120" calcext:value-type="float">
            <text:p>282120</text:p>
          </table:table-cell>
          <table:table-cell table:formula="of:=[.P368]-40" office:value-type="float" office:value="282080" calcext:value-type="float">
            <text:p>282080</text:p>
          </table:table-cell>
          <table:table-cell table:number-columns-repeated="14"/>
          <table:table-cell table:formula="of:=[.Q368]/44100" office:value-type="float" office:value="6.39637188208617" calcext:value-type="float">
            <text:p>6,39637188208617</text:p>
          </table:table-cell>
          <table:table-cell table:number-columns-repeated="1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73173393" calcext:value-type="float">
            <text:p>173173393</text:p>
          </table:table-cell>
          <table:table-cell table:number-columns-repeated="6"/>
          <table:table-cell office:value-type="float" office:value="735902" calcext:value-type="float">
            <text:p>735902</text:p>
          </table:table-cell>
          <table:table-cell office:value-type="float" office:value="735730" calcext:value-type="float">
            <text:p>735730</text:p>
          </table:table-cell>
          <table:table-cell table:number-columns-repeated="5"/>
          <table:table-cell office:value-type="float" office:value="282880" calcext:value-type="float">
            <text:p>282880</text:p>
          </table:table-cell>
          <table:table-cell table:formula="of:=[.P369]-40" office:value-type="float" office:value="282840" calcext:value-type="float">
            <text:p>282840</text:p>
          </table:table-cell>
          <table:table-cell table:number-columns-repeated="14"/>
          <table:table-cell table:formula="of:=[.Q369]/44100" office:value-type="float" office:value="6.41360544217687" calcext:value-type="float">
            <text:p>6,41360544217687</text:p>
          </table:table-cell>
          <table:table-cell table:number-columns-repeated="1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3640085" calcext:value-type="float">
            <text:p>173640085</text:p>
          </table:table-cell>
          <table:table-cell table:number-columns-repeated="6"/>
          <table:table-cell office:value-type="float" office:value="737842" calcext:value-type="float">
            <text:p>737842</text:p>
          </table:table-cell>
          <table:table-cell office:value-type="float" office:value="737748" calcext:value-type="float">
            <text:p>737748</text:p>
          </table:table-cell>
          <table:table-cell table:number-columns-repeated="5"/>
          <table:table-cell office:value-type="float" office:value="283640" calcext:value-type="float">
            <text:p>283640</text:p>
          </table:table-cell>
          <table:table-cell table:formula="of:=[.P370]-40" office:value-type="float" office:value="283600" calcext:value-type="float">
            <text:p>283600</text:p>
          </table:table-cell>
          <table:table-cell table:number-columns-repeated="14"/>
          <table:table-cell table:formula="of:=[.Q370]/44100" office:value-type="float" office:value="6.43083900226757" calcext:value-type="float">
            <text:p>6,43083900226757</text:p>
          </table:table-cell>
          <table:table-cell table:number-columns-repeated="1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74129835" calcext:value-type="float">
            <text:p>174129835</text:p>
          </table:table-cell>
          <table:table-cell table:number-columns-repeated="6"/>
          <table:table-cell office:value-type="float" office:value="739840" calcext:value-type="float">
            <text:p>739840</text:p>
          </table:table-cell>
          <table:table-cell office:value-type="float" office:value="739746" calcext:value-type="float">
            <text:p>739746</text:p>
          </table:table-cell>
          <table:table-cell table:number-columns-repeated="5"/>
          <table:table-cell office:value-type="float" office:value="284440" calcext:value-type="float">
            <text:p>284440</text:p>
          </table:table-cell>
          <table:table-cell table:formula="of:=[.P371]-40" office:value-type="float" office:value="284400" calcext:value-type="float">
            <text:p>284400</text:p>
          </table:table-cell>
          <table:table-cell table:number-columns-repeated="14"/>
          <table:table-cell table:formula="of:=[.Q371]/44100" office:value-type="float" office:value="6.44897959183674" calcext:value-type="float">
            <text:p>6,44897959183674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4618514" calcext:value-type="float">
            <text:p>174618514</text:p>
          </table:table-cell>
          <table:table-cell table:number-columns-repeated="6"/>
          <table:table-cell office:value-type="float" office:value="741902" calcext:value-type="float">
            <text:p>741902</text:p>
          </table:table-cell>
          <table:table-cell office:value-type="float" office:value="741810" calcext:value-type="float">
            <text:p>741810</text:p>
          </table:table-cell>
          <table:table-cell table:number-columns-repeated="5"/>
          <table:table-cell office:value-type="float" office:value="285240" calcext:value-type="float">
            <text:p>285240</text:p>
          </table:table-cell>
          <table:table-cell table:formula="of:=[.P372]-40" office:value-type="float" office:value="285200" calcext:value-type="float">
            <text:p>285200</text:p>
          </table:table-cell>
          <table:table-cell table:number-columns-repeated="14"/>
          <table:table-cell table:formula="of:=[.Q372]/44100" office:value-type="float" office:value="6.4671201814059" calcext:value-type="float">
            <text:p>6,4671201814059</text:p>
          </table:table-cell>
          <table:table-cell table:number-columns-repeated="1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5109335" calcext:value-type="float">
            <text:p>175109335</text:p>
          </table:table-cell>
          <table:table-cell table:number-columns-repeated="6"/>
          <table:table-cell office:value-type="float" office:value="743864" calcext:value-type="float">
            <text:p>743864</text:p>
          </table:table-cell>
          <table:table-cell office:value-type="float" office:value="743772" calcext:value-type="float">
            <text:p>743772</text:p>
          </table:table-cell>
          <table:table-cell table:number-columns-repeated="5"/>
          <table:table-cell office:value-type="float" office:value="286040" calcext:value-type="float">
            <text:p>286040</text:p>
          </table:table-cell>
          <table:table-cell table:formula="of:=[.P373]-40" office:value-type="float" office:value="286000" calcext:value-type="float">
            <text:p>286000</text:p>
          </table:table-cell>
          <table:table-cell table:number-columns-repeated="14"/>
          <table:table-cell table:formula="of:=[.Q373]/44100" office:value-type="float" office:value="6.48526077097506" calcext:value-type="float">
            <text:p>6,48526077097506</text:p>
          </table:table-cell>
          <table:table-cell table:number-columns-repeated="1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5598143" calcext:value-type="float">
            <text:p>175598143</text:p>
          </table:table-cell>
          <table:table-cell table:number-columns-repeated="6"/>
          <table:table-cell office:value-type="float" office:value="745906" calcext:value-type="float">
            <text:p>745906</text:p>
          </table:table-cell>
          <table:table-cell office:value-type="float" office:value="745816" calcext:value-type="float">
            <text:p>745816</text:p>
          </table:table-cell>
          <table:table-cell table:number-columns-repeated="5"/>
          <table:table-cell office:value-type="float" office:value="286840" calcext:value-type="float">
            <text:p>286840</text:p>
          </table:table-cell>
          <table:table-cell table:formula="of:=[.P374]-40" office:value-type="float" office:value="286800" calcext:value-type="float">
            <text:p>286800</text:p>
          </table:table-cell>
          <table:table-cell table:number-columns-repeated="14"/>
          <table:table-cell table:formula="of:=[.Q374]/44100" office:value-type="float" office:value="6.50340136054422" calcext:value-type="float">
            <text:p>6,50340136054422</text:p>
          </table:table-cell>
          <table:table-cell table:number-columns-repeated="1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76087164" calcext:value-type="float">
            <text:p>176087164</text:p>
          </table:table-cell>
          <table:table-cell table:number-columns-repeated="6"/>
          <table:table-cell office:value-type="float" office:value="747844" calcext:value-type="float">
            <text:p>747844</text:p>
          </table:table-cell>
          <table:table-cell office:value-type="float" office:value="747740" calcext:value-type="float">
            <text:p>747740</text:p>
          </table:table-cell>
          <table:table-cell table:number-columns-repeated="5"/>
          <table:table-cell office:value-type="float" office:value="287600" calcext:value-type="float">
            <text:p>287600</text:p>
          </table:table-cell>
          <table:table-cell table:formula="of:=[.P375]-40" office:value-type="float" office:value="287560" calcext:value-type="float">
            <text:p>287560</text:p>
          </table:table-cell>
          <table:table-cell table:number-columns-repeated="14"/>
          <table:table-cell table:formula="of:=[.Q375]/44100" office:value-type="float" office:value="6.52063492063492" calcext:value-type="float">
            <text:p>6,52063492063492</text:p>
          </table:table-cell>
          <table:table-cell table:number-columns-repeated="1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76504785" calcext:value-type="float">
            <text:p>176504785</text:p>
          </table:table-cell>
          <table:table-cell table:number-columns-repeated="6"/>
          <table:table-cell office:value-type="float" office:value="749900" calcext:value-type="float">
            <text:p>749900</text:p>
          </table:table-cell>
          <table:table-cell office:value-type="float" office:value="749794" calcext:value-type="float">
            <text:p>749794</text:p>
          </table:table-cell>
          <table:table-cell table:number-columns-repeated="5"/>
          <table:table-cell office:value-type="float" office:value="288320" calcext:value-type="float">
            <text:p>288320</text:p>
          </table:table-cell>
          <table:table-cell table:formula="of:=[.P376]-40" office:value-type="float" office:value="288280" calcext:value-type="float">
            <text:p>288280</text:p>
          </table:table-cell>
          <table:table-cell table:number-columns-repeated="14"/>
          <table:table-cell table:formula="of:=[.Q376]/44100" office:value-type="float" office:value="6.53696145124717" calcext:value-type="float">
            <text:p>6,53696145124717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6920650" calcext:value-type="float">
            <text:p>176920650</text:p>
          </table:table-cell>
          <table:table-cell table:number-columns-repeated="6"/>
          <table:table-cell office:value-type="float" office:value="751916" calcext:value-type="float">
            <text:p>751916</text:p>
          </table:table-cell>
          <table:table-cell office:value-type="float" office:value="751740" calcext:value-type="float">
            <text:p>751740</text:p>
          </table:table-cell>
          <table:table-cell table:number-columns-repeated="5"/>
          <table:table-cell office:value-type="float" office:value="289000" calcext:value-type="float">
            <text:p>289000</text:p>
          </table:table-cell>
          <table:table-cell table:formula="of:=[.P377]-40" office:value-type="float" office:value="288960" calcext:value-type="float">
            <text:p>288960</text:p>
          </table:table-cell>
          <table:table-cell table:number-columns-repeated="14"/>
          <table:table-cell table:formula="of:=[.Q377]/44100" office:value-type="float" office:value="6.55238095238095" calcext:value-type="float">
            <text:p>6,55238095238095</text:p>
          </table:table-cell>
          <table:table-cell table:number-columns-repeated="1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77360857" calcext:value-type="float">
            <text:p>177360857</text:p>
          </table:table-cell>
          <table:table-cell table:number-columns-repeated="6"/>
          <table:table-cell office:value-type="float" office:value="753958" calcext:value-type="float">
            <text:p>753958</text:p>
          </table:table-cell>
          <table:table-cell office:value-type="float" office:value="753852" calcext:value-type="float">
            <text:p>753852</text:p>
          </table:table-cell>
          <table:table-cell table:number-columns-repeated="5"/>
          <table:table-cell office:value-type="float" office:value="289720" calcext:value-type="float">
            <text:p>289720</text:p>
          </table:table-cell>
          <table:table-cell table:formula="of:=[.P378]-40" office:value-type="float" office:value="289680" calcext:value-type="float">
            <text:p>289680</text:p>
          </table:table-cell>
          <table:table-cell table:number-columns-repeated="14"/>
          <table:table-cell table:formula="of:=[.Q378]/44100" office:value-type="float" office:value="6.5687074829932" calcext:value-type="float">
            <text:p>6,5687074829932</text:p>
          </table:table-cell>
          <table:table-cell table:number-columns-repeated="1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7779293" calcext:value-type="float">
            <text:p>177779293</text:p>
          </table:table-cell>
          <table:table-cell table:number-columns-repeated="6"/>
          <table:table-cell office:value-type="float" office:value="755868" calcext:value-type="float">
            <text:p>755868</text:p>
          </table:table-cell>
          <table:table-cell office:value-type="float" office:value="755764" calcext:value-type="float">
            <text:p>755764</text:p>
          </table:table-cell>
          <table:table-cell table:number-columns-repeated="5"/>
          <table:table-cell office:value-type="float" office:value="290400" calcext:value-type="float">
            <text:p>290400</text:p>
          </table:table-cell>
          <table:table-cell table:formula="of:=[.P379]-40" office:value-type="float" office:value="290360" calcext:value-type="float">
            <text:p>290360</text:p>
          </table:table-cell>
          <table:table-cell table:number-columns-repeated="14"/>
          <table:table-cell table:formula="of:=[.Q379]/44100" office:value-type="float" office:value="6.58412698412698" calcext:value-type="float">
            <text:p>6,58412698412698</text:p>
          </table:table-cell>
          <table:table-cell table:number-columns-repeated="1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78242900" calcext:value-type="float">
            <text:p>178242900</text:p>
          </table:table-cell>
          <table:table-cell table:number-columns-repeated="6"/>
          <table:table-cell office:value-type="float" office:value="757952" calcext:value-type="float">
            <text:p>757952</text:p>
          </table:table-cell>
          <table:table-cell office:value-type="float" office:value="757850" calcext:value-type="float">
            <text:p>757850</text:p>
          </table:table-cell>
          <table:table-cell table:number-columns-repeated="5"/>
          <table:table-cell office:value-type="float" office:value="291160" calcext:value-type="float">
            <text:p>291160</text:p>
          </table:table-cell>
          <table:table-cell table:formula="of:=[.P380]-40" office:value-type="float" office:value="291120" calcext:value-type="float">
            <text:p>291120</text:p>
          </table:table-cell>
          <table:table-cell table:number-columns-repeated="14"/>
          <table:table-cell table:formula="of:=[.Q380]/44100" office:value-type="float" office:value="6.60136054421769" calcext:value-type="float">
            <text:p>6,60136054421769</text:p>
          </table:table-cell>
          <table:table-cell table:number-columns-repeated="1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78683193" calcext:value-type="float">
            <text:p>178683193</text:p>
          </table:table-cell>
          <table:table-cell table:number-columns-repeated="6"/>
          <table:table-cell office:value-type="float" office:value="759976" calcext:value-type="float">
            <text:p>759976</text:p>
          </table:table-cell>
          <table:table-cell office:value-type="float" office:value="759806" calcext:value-type="float">
            <text:p>759806</text:p>
          </table:table-cell>
          <table:table-cell table:number-columns-repeated="5"/>
          <table:table-cell office:value-type="float" office:value="291880" calcext:value-type="float">
            <text:p>291880</text:p>
          </table:table-cell>
          <table:table-cell table:formula="of:=[.P381]-40" office:value-type="float" office:value="291840" calcext:value-type="float">
            <text:p>291840</text:p>
          </table:table-cell>
          <table:table-cell table:number-columns-repeated="14"/>
          <table:table-cell table:formula="of:=[.Q381]/44100" office:value-type="float" office:value="6.61768707482993" calcext:value-type="float">
            <text:p>6,61768707482993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9125757" calcext:value-type="float">
            <text:p>179125757</text:p>
          </table:table-cell>
          <table:table-cell table:number-columns-repeated="6"/>
          <table:table-cell office:value-type="float" office:value="761894" calcext:value-type="float">
            <text:p>761894</text:p>
          </table:table-cell>
          <table:table-cell office:value-type="float" office:value="761796" calcext:value-type="float">
            <text:p>761796</text:p>
          </table:table-cell>
          <table:table-cell table:number-columns-repeated="5"/>
          <table:table-cell office:value-type="float" office:value="292600" calcext:value-type="float">
            <text:p>292600</text:p>
          </table:table-cell>
          <table:table-cell table:formula="of:=[.P382]-40" office:value-type="float" office:value="292560" calcext:value-type="float">
            <text:p>292560</text:p>
          </table:table-cell>
          <table:table-cell table:number-columns-repeated="14"/>
          <table:table-cell table:formula="of:=[.Q382]/44100" office:value-type="float" office:value="6.63401360544218" calcext:value-type="float">
            <text:p>6,63401360544218</text:p>
          </table:table-cell>
          <table:table-cell table:number-columns-repeated="1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79590907" calcext:value-type="float">
            <text:p>179590907</text:p>
          </table:table-cell>
          <table:table-cell table:number-columns-repeated="6"/>
          <table:table-cell office:value-type="float" office:value="763906" calcext:value-type="float">
            <text:p>763906</text:p>
          </table:table-cell>
          <table:table-cell office:value-type="float" office:value="763810" calcext:value-type="float">
            <text:p>763810</text:p>
          </table:table-cell>
          <table:table-cell table:number-columns-repeated="5"/>
          <table:table-cell office:value-type="float" office:value="293360" calcext:value-type="float">
            <text:p>293360</text:p>
          </table:table-cell>
          <table:table-cell table:formula="of:=[.P383]-40" office:value-type="float" office:value="293320" calcext:value-type="float">
            <text:p>293320</text:p>
          </table:table-cell>
          <table:table-cell table:number-columns-repeated="14"/>
          <table:table-cell table:formula="of:=[.Q383]/44100" office:value-type="float" office:value="6.65124716553288" calcext:value-type="float">
            <text:p>6,65124716553288</text:p>
          </table:table-cell>
          <table:table-cell table:number-columns-repeated="1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80077571" calcext:value-type="float">
            <text:p>180077571</text:p>
          </table:table-cell>
          <table:table-cell table:number-columns-repeated="6"/>
          <table:table-cell office:value-type="float" office:value="766062" calcext:value-type="float">
            <text:p>766062</text:p>
          </table:table-cell>
          <table:table-cell office:value-type="float" office:value="765888" calcext:value-type="float">
            <text:p>765888</text:p>
          </table:table-cell>
          <table:table-cell table:number-columns-repeated="5"/>
          <table:table-cell office:value-type="float" office:value="294160" calcext:value-type="float">
            <text:p>294160</text:p>
          </table:table-cell>
          <table:table-cell table:formula="of:=[.P384]-40" office:value-type="float" office:value="294120" calcext:value-type="float">
            <text:p>294120</text:p>
          </table:table-cell>
          <table:table-cell table:number-columns-repeated="14"/>
          <table:table-cell table:formula="of:=[.Q384]/44100" office:value-type="float" office:value="6.66938775510204" calcext:value-type="float">
            <text:p>6,66938775510204</text:p>
          </table:table-cell>
          <table:table-cell table:number-columns-repeated="1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80521464" calcext:value-type="float">
            <text:p>180521464</text:p>
          </table:table-cell>
          <table:table-cell table:number-columns-repeated="6"/>
          <table:table-cell office:value-type="float" office:value="767918" calcext:value-type="float">
            <text:p>767918</text:p>
          </table:table-cell>
          <table:table-cell office:value-type="float" office:value="767824" calcext:value-type="float">
            <text:p>767824</text:p>
          </table:table-cell>
          <table:table-cell table:number-columns-repeated="5"/>
          <table:table-cell office:value-type="float" office:value="294880" calcext:value-type="float">
            <text:p>294880</text:p>
          </table:table-cell>
          <table:table-cell table:formula="of:=[.P385]-40" office:value-type="float" office:value="294840" calcext:value-type="float">
            <text:p>294840</text:p>
          </table:table-cell>
          <table:table-cell table:number-columns-repeated="14"/>
          <table:table-cell table:formula="of:=[.Q385]/44100" office:value-type="float" office:value="6.68571428571429" calcext:value-type="float">
            <text:p>6,68571428571429</text:p>
          </table:table-cell>
          <table:table-cell table:number-columns-repeated="1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81010185" calcext:value-type="float">
            <text:p>181010185</text:p>
          </table:table-cell>
          <table:table-cell table:number-columns-repeated="6"/>
          <table:table-cell office:value-type="float" office:value="769978" calcext:value-type="float">
            <text:p>769978</text:p>
          </table:table-cell>
          <table:table-cell office:value-type="float" office:value="769884" calcext:value-type="float">
            <text:p>769884</text:p>
          </table:table-cell>
          <table:table-cell table:number-columns-repeated="5"/>
          <table:table-cell office:value-type="float" office:value="295680" calcext:value-type="float">
            <text:p>295680</text:p>
          </table:table-cell>
          <table:table-cell table:formula="of:=[.P386]-40" office:value-type="float" office:value="295640" calcext:value-type="float">
            <text:p>295640</text:p>
          </table:table-cell>
          <table:table-cell table:number-columns-repeated="14"/>
          <table:table-cell table:formula="of:=[.Q386]/44100" office:value-type="float" office:value="6.70385487528345" calcext:value-type="float">
            <text:p>6,70385487528345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81452021" calcext:value-type="float">
            <text:p>181452021</text:p>
          </table:table-cell>
          <table:table-cell table:number-columns-repeated="6"/>
          <table:table-cell office:value-type="float" office:value="771930" calcext:value-type="float">
            <text:p>771930</text:p>
          </table:table-cell>
          <table:table-cell office:value-type="float" office:value="771758" calcext:value-type="float">
            <text:p>771758</text:p>
          </table:table-cell>
          <table:table-cell table:number-columns-repeated="5"/>
          <table:table-cell office:value-type="float" office:value="296400" calcext:value-type="float">
            <text:p>296400</text:p>
          </table:table-cell>
          <table:table-cell table:formula="of:=[.P387]-40" office:value-type="float" office:value="296360" calcext:value-type="float">
            <text:p>296360</text:p>
          </table:table-cell>
          <table:table-cell table:number-columns-repeated="14"/>
          <table:table-cell table:formula="of:=[.Q387]/44100" office:value-type="float" office:value="6.72018140589569" calcext:value-type="float">
            <text:p>6,72018140589569</text:p>
          </table:table-cell>
          <table:table-cell table:number-columns-repeated="1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81917257" calcext:value-type="float">
            <text:p>181917257</text:p>
          </table:table-cell>
          <table:table-cell table:number-columns-repeated="6"/>
          <table:table-cell office:value-type="float" office:value="773938" calcext:value-type="float">
            <text:p>773938</text:p>
          </table:table-cell>
          <table:table-cell office:value-type="float" office:value="773840" calcext:value-type="float">
            <text:p>773840</text:p>
          </table:table-cell>
          <table:table-cell table:number-columns-repeated="5"/>
          <table:table-cell office:value-type="float" office:value="297160" calcext:value-type="float">
            <text:p>297160</text:p>
          </table:table-cell>
          <table:table-cell table:formula="of:=[.P388]-40" office:value-type="float" office:value="297120" calcext:value-type="float">
            <text:p>297120</text:p>
          </table:table-cell>
          <table:table-cell table:number-columns-repeated="14"/>
          <table:table-cell table:formula="of:=[.Q388]/44100" office:value-type="float" office:value="6.73741496598639" calcext:value-type="float">
            <text:p>6,73741496598639</text:p>
          </table:table-cell>
          <table:table-cell table:number-columns-repeated="1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82383307" calcext:value-type="float">
            <text:p>182383307</text:p>
          </table:table-cell>
          <table:table-cell table:number-columns-repeated="6"/>
          <table:table-cell office:value-type="float" office:value="775922" calcext:value-type="float">
            <text:p>775922</text:p>
          </table:table-cell>
          <table:table-cell office:value-type="float" office:value="775826" calcext:value-type="float">
            <text:p>775826</text:p>
          </table:table-cell>
          <table:table-cell table:number-columns-repeated="5"/>
          <table:table-cell office:value-type="float" office:value="297920" calcext:value-type="float">
            <text:p>297920</text:p>
          </table:table-cell>
          <table:table-cell table:formula="of:=[.P389]-40" office:value-type="float" office:value="297880" calcext:value-type="float">
            <text:p>297880</text:p>
          </table:table-cell>
          <table:table-cell table:number-columns-repeated="14"/>
          <table:table-cell table:formula="of:=[.Q389]/44100" office:value-type="float" office:value="6.7546485260771" calcext:value-type="float">
            <text:p>6,7546485260771</text:p>
          </table:table-cell>
          <table:table-cell table:number-columns-repeated="1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82847857" calcext:value-type="float">
            <text:p>182847857</text:p>
          </table:table-cell>
          <table:table-cell table:number-columns-repeated="6"/>
          <table:table-cell office:value-type="float" office:value="777962" calcext:value-type="float">
            <text:p>777962</text:p>
          </table:table-cell>
          <table:table-cell office:value-type="float" office:value="777864" calcext:value-type="float">
            <text:p>777864</text:p>
          </table:table-cell>
          <table:table-cell table:number-columns-repeated="5"/>
          <table:table-cell office:value-type="float" office:value="298680" calcext:value-type="float">
            <text:p>298680</text:p>
          </table:table-cell>
          <table:table-cell table:formula="of:=[.P390]-40" office:value-type="float" office:value="298640" calcext:value-type="float">
            <text:p>298640</text:p>
          </table:table-cell>
          <table:table-cell table:number-columns-repeated="14"/>
          <table:table-cell table:formula="of:=[.Q390]/44100" office:value-type="float" office:value="6.7718820861678" calcext:value-type="float">
            <text:p>6,7718820861678</text:p>
          </table:table-cell>
          <table:table-cell table:number-columns-repeated="1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83336621" calcext:value-type="float">
            <text:p>183336621</text:p>
          </table:table-cell>
          <table:table-cell table:number-columns-repeated="6"/>
          <table:table-cell office:value-type="float" office:value="780006" calcext:value-type="float">
            <text:p>780006</text:p>
          </table:table-cell>
          <table:table-cell office:value-type="float" office:value="779914" calcext:value-type="float">
            <text:p>779914</text:p>
          </table:table-cell>
          <table:table-cell table:number-columns-repeated="5"/>
          <table:table-cell office:value-type="float" office:value="299480" calcext:value-type="float">
            <text:p>299480</text:p>
          </table:table-cell>
          <table:table-cell table:formula="of:=[.P391]-40" office:value-type="float" office:value="299440" calcext:value-type="float">
            <text:p>299440</text:p>
          </table:table-cell>
          <table:table-cell table:number-columns-repeated="14"/>
          <table:table-cell table:formula="of:=[.Q391]/44100" office:value-type="float" office:value="6.79002267573696" calcext:value-type="float">
            <text:p>6,79002267573696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3802628" calcext:value-type="float">
            <text:p>183802628</text:p>
          </table:table-cell>
          <table:table-cell table:number-columns-repeated="6"/>
          <table:table-cell office:value-type="float" office:value="781978" calcext:value-type="float">
            <text:p>781978</text:p>
          </table:table-cell>
          <table:table-cell office:value-type="float" office:value="781812" calcext:value-type="float">
            <text:p>781812</text:p>
          </table:table-cell>
          <table:table-cell table:number-columns-repeated="5"/>
          <table:table-cell office:value-type="float" office:value="300240" calcext:value-type="float">
            <text:p>300240</text:p>
          </table:table-cell>
          <table:table-cell table:formula="of:=[.P392]-40" office:value-type="float" office:value="300200" calcext:value-type="float">
            <text:p>300200</text:p>
          </table:table-cell>
          <table:table-cell table:number-columns-repeated="14"/>
          <table:table-cell table:formula="of:=[.Q392]/44100" office:value-type="float" office:value="6.80725623582767" calcext:value-type="float">
            <text:p>6,80725623582767</text:p>
          </table:table-cell>
          <table:table-cell table:number-columns-repeated="1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84292893" calcext:value-type="float">
            <text:p>184292893</text:p>
          </table:table-cell>
          <table:table-cell table:number-columns-repeated="6"/>
          <table:table-cell office:value-type="float" office:value="783966" calcext:value-type="float">
            <text:p>783966</text:p>
          </table:table-cell>
          <table:table-cell office:value-type="float" office:value="783876" calcext:value-type="float">
            <text:p>783876</text:p>
          </table:table-cell>
          <table:table-cell table:number-columns-repeated="5"/>
          <table:table-cell office:value-type="float" office:value="301040" calcext:value-type="float">
            <text:p>301040</text:p>
          </table:table-cell>
          <table:table-cell table:formula="of:=[.P393]-40" office:value-type="float" office:value="301000" calcext:value-type="float">
            <text:p>301000</text:p>
          </table:table-cell>
          <table:table-cell table:number-columns-repeated="14"/>
          <table:table-cell table:formula="of:=[.Q393]/44100" office:value-type="float" office:value="6.82539682539683" calcext:value-type="float">
            <text:p>6,82539682539683</text:p>
          </table:table-cell>
          <table:table-cell table:number-columns-repeated="1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84804928" calcext:value-type="float">
            <text:p>184804928</text:p>
          </table:table-cell>
          <table:table-cell table:number-columns-repeated="6"/>
          <table:table-cell office:value-type="float" office:value="786072" calcext:value-type="float">
            <text:p>786072</text:p>
          </table:table-cell>
          <table:table-cell office:value-type="float" office:value="785910" calcext:value-type="float">
            <text:p>785910</text:p>
          </table:table-cell>
          <table:table-cell table:number-columns-repeated="5"/>
          <table:table-cell office:value-type="float" office:value="301880" calcext:value-type="float">
            <text:p>301880</text:p>
          </table:table-cell>
          <table:table-cell table:formula="of:=[.P394]-40" office:value-type="float" office:value="301840" calcext:value-type="float">
            <text:p>301840</text:p>
          </table:table-cell>
          <table:table-cell table:number-columns-repeated="14"/>
          <table:table-cell table:formula="of:=[.Q394]/44100" office:value-type="float" office:value="6.84444444444444" calcext:value-type="float">
            <text:p>6,84444444444444</text:p>
          </table:table-cell>
          <table:table-cell table:number-columns-repeated="1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85295878" calcext:value-type="float">
            <text:p>185295878</text:p>
          </table:table-cell>
          <table:table-cell table:number-columns-repeated="6"/>
          <table:table-cell office:value-type="float" office:value="788028" calcext:value-type="float">
            <text:p>788028</text:p>
          </table:table-cell>
          <table:table-cell office:value-type="float" office:value="787930" calcext:value-type="float">
            <text:p>787930</text:p>
          </table:table-cell>
          <table:table-cell table:number-columns-repeated="5"/>
          <table:table-cell office:value-type="float" office:value="302680" calcext:value-type="float">
            <text:p>302680</text:p>
          </table:table-cell>
          <table:table-cell table:formula="of:=[.P395]-40" office:value-type="float" office:value="302640" calcext:value-type="float">
            <text:p>302640</text:p>
          </table:table-cell>
          <table:table-cell table:number-columns-repeated="14"/>
          <table:table-cell table:formula="of:=[.Q395]/44100" office:value-type="float" office:value="6.86258503401361" calcext:value-type="float">
            <text:p>6,86258503401361</text:p>
          </table:table-cell>
          <table:table-cell table:number-columns-repeated="1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85713585" calcext:value-type="float">
            <text:p>185713585</text:p>
          </table:table-cell>
          <table:table-cell table:number-columns-repeated="6"/>
          <table:table-cell office:value-type="float" office:value="789972" calcext:value-type="float">
            <text:p>789972</text:p>
          </table:table-cell>
          <table:table-cell office:value-type="float" office:value="789868" calcext:value-type="float">
            <text:p>789868</text:p>
          </table:table-cell>
          <table:table-cell table:number-columns-repeated="5"/>
          <table:table-cell office:value-type="float" office:value="303360" calcext:value-type="float">
            <text:p>303360</text:p>
          </table:table-cell>
          <table:table-cell table:formula="of:=[.P396]-40" office:value-type="float" office:value="303320" calcext:value-type="float">
            <text:p>303320</text:p>
          </table:table-cell>
          <table:table-cell table:number-columns-repeated="14"/>
          <table:table-cell table:formula="of:=[.Q396]/44100" office:value-type="float" office:value="6.87800453514739" calcext:value-type="float">
            <text:p>6,87800453514739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86129107" calcext:value-type="float">
            <text:p>186129107</text:p>
          </table:table-cell>
          <table:table-cell table:number-columns-repeated="6"/>
          <table:table-cell office:value-type="float" office:value="792004" calcext:value-type="float">
            <text:p>792004</text:p>
          </table:table-cell>
          <table:table-cell office:value-type="float" office:value="791896" calcext:value-type="float">
            <text:p>791896</text:p>
          </table:table-cell>
          <table:table-cell table:number-columns-repeated="5"/>
          <table:table-cell office:value-type="float" office:value="304040" calcext:value-type="float">
            <text:p>304040</text:p>
          </table:table-cell>
          <table:table-cell table:formula="of:=[.P397]-40" office:value-type="float" office:value="304000" calcext:value-type="float">
            <text:p>304000</text:p>
          </table:table-cell>
          <table:table-cell table:number-columns-repeated="14"/>
          <table:table-cell table:formula="of:=[.Q397]/44100" office:value-type="float" office:value="6.89342403628118" calcext:value-type="float">
            <text:p>6,89342403628118</text:p>
          </table:table-cell>
          <table:table-cell table:number-columns-repeated="1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86544928" calcext:value-type="float">
            <text:p>186544928</text:p>
          </table:table-cell>
          <table:table-cell table:number-columns-repeated="6"/>
          <table:table-cell office:value-type="float" office:value="794036" calcext:value-type="float">
            <text:p>794036</text:p>
          </table:table-cell>
          <table:table-cell office:value-type="float" office:value="793924" calcext:value-type="float">
            <text:p>793924</text:p>
          </table:table-cell>
          <table:table-cell table:number-columns-repeated="5"/>
          <table:table-cell office:value-type="float" office:value="304720" calcext:value-type="float">
            <text:p>304720</text:p>
          </table:table-cell>
          <table:table-cell table:formula="of:=[.P398]-40" office:value-type="float" office:value="304680" calcext:value-type="float">
            <text:p>304680</text:p>
          </table:table-cell>
          <table:table-cell table:number-columns-repeated="14"/>
          <table:table-cell table:formula="of:=[.Q398]/44100" office:value-type="float" office:value="6.90884353741497" calcext:value-type="float">
            <text:p>6,90884353741497</text:p>
          </table:table-cell>
          <table:table-cell table:number-columns-repeated="1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86959764" calcext:value-type="float">
            <text:p>186959764</text:p>
          </table:table-cell>
          <table:table-cell table:number-columns-repeated="6"/>
          <table:table-cell office:value-type="float" office:value="796114" calcext:value-type="float">
            <text:p>796114</text:p>
          </table:table-cell>
          <table:table-cell office:value-type="float" office:value="795934" calcext:value-type="float">
            <text:p>795934</text:p>
          </table:table-cell>
          <table:table-cell table:number-columns-repeated="5"/>
          <table:table-cell office:value-type="float" office:value="305400" calcext:value-type="float">
            <text:p>305400</text:p>
          </table:table-cell>
          <table:table-cell table:formula="of:=[.P399]-40" office:value-type="float" office:value="305360" calcext:value-type="float">
            <text:p>305360</text:p>
          </table:table-cell>
          <table:table-cell table:number-columns-repeated="14"/>
          <table:table-cell table:formula="of:=[.Q399]/44100" office:value-type="float" office:value="6.92426303854875" calcext:value-type="float">
            <text:p>6,92426303854875</text:p>
          </table:table-cell>
          <table:table-cell table:number-columns-repeated="1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87377214" calcext:value-type="float">
            <text:p>187377214</text:p>
          </table:table-cell>
          <table:table-cell table:number-columns-repeated="6"/>
          <table:table-cell office:value-type="float" office:value="798070" calcext:value-type="float">
            <text:p>798070</text:p>
          </table:table-cell>
          <table:table-cell office:value-type="float" office:value="797968" calcext:value-type="float">
            <text:p>797968</text:p>
          </table:table-cell>
          <table:table-cell table:number-columns-repeated="5"/>
          <table:table-cell office:value-type="float" office:value="306080" calcext:value-type="float">
            <text:p>306080</text:p>
          </table:table-cell>
          <table:table-cell table:formula="of:=[.P400]-40" office:value-type="float" office:value="306040" calcext:value-type="float">
            <text:p>306040</text:p>
          </table:table-cell>
          <table:table-cell table:number-columns-repeated="14"/>
          <table:table-cell table:formula="of:=[.Q400]/44100" office:value-type="float" office:value="6.93968253968254" calcext:value-type="float">
            <text:p>6,93968253968254</text:p>
          </table:table-cell>
          <table:table-cell table:number-columns-repeated="1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87794364" calcext:value-type="float">
            <text:p>187794364</text:p>
          </table:table-cell>
          <table:table-cell table:number-columns-repeated="6"/>
          <table:table-cell office:value-type="float" office:value="800026" calcext:value-type="float">
            <text:p>800026</text:p>
          </table:table-cell>
          <table:table-cell office:value-type="float" office:value="799920" calcext:value-type="float">
            <text:p>799920</text:p>
          </table:table-cell>
          <table:table-cell table:number-columns-repeated="5"/>
          <table:table-cell office:value-type="float" office:value="306760" calcext:value-type="float">
            <text:p>306760</text:p>
          </table:table-cell>
          <table:table-cell table:formula="of:=[.P401]-40" office:value-type="float" office:value="306720" calcext:value-type="float">
            <text:p>306720</text:p>
          </table:table-cell>
          <table:table-cell table:number-columns-repeated="14"/>
          <table:table-cell table:formula="of:=[.Q401]/44100" office:value-type="float" office:value="6.95510204081633" calcext:value-type="float">
            <text:p>6,95510204081633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8235300" calcext:value-type="float">
            <text:p>188235300</text:p>
          </table:table-cell>
          <table:table-cell table:number-columns-repeated="6"/>
          <table:table-cell office:value-type="float" office:value="802034" calcext:value-type="float">
            <text:p>802034</text:p>
          </table:table-cell>
          <table:table-cell office:value-type="float" office:value="801932" calcext:value-type="float">
            <text:p>801932</text:p>
          </table:table-cell>
          <table:table-cell table:number-columns-repeated="5"/>
          <table:table-cell office:value-type="float" office:value="307480" calcext:value-type="float">
            <text:p>307480</text:p>
          </table:table-cell>
          <table:table-cell table:formula="of:=[.P402]-40" office:value-type="float" office:value="307440" calcext:value-type="float">
            <text:p>307440</text:p>
          </table:table-cell>
          <table:table-cell table:number-columns-repeated="14"/>
          <table:table-cell table:formula="of:=[.Q402]/44100" office:value-type="float" office:value="6.97142857142857" calcext:value-type="float">
            <text:p>6,97142857142857</text:p>
          </table:table-cell>
          <table:table-cell table:number-columns-repeated="1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88676835" calcext:value-type="float">
            <text:p>188676835</text:p>
          </table:table-cell>
          <table:table-cell table:number-columns-repeated="6"/>
          <table:table-cell office:value-type="float" office:value="804000" calcext:value-type="float">
            <text:p>804000</text:p>
          </table:table-cell>
          <table:table-cell office:value-type="float" office:value="803902" calcext:value-type="float">
            <text:p>803902</text:p>
          </table:table-cell>
          <table:table-cell table:number-columns-repeated="5"/>
          <table:table-cell office:value-type="float" office:value="308200" calcext:value-type="float">
            <text:p>308200</text:p>
          </table:table-cell>
          <table:table-cell table:formula="of:=[.P403]-40" office:value-type="float" office:value="308160" calcext:value-type="float">
            <text:p>308160</text:p>
          </table:table-cell>
          <table:table-cell table:number-columns-repeated="14"/>
          <table:table-cell table:formula="of:=[.Q403]/44100" office:value-type="float" office:value="6.98775510204082" calcext:value-type="float">
            <text:p>6,98775510204082</text:p>
          </table:table-cell>
          <table:table-cell table:number-columns-repeated="1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89139885" calcext:value-type="float">
            <text:p>189139885</text:p>
          </table:table-cell>
          <table:table-cell table:number-columns-repeated="6"/>
          <table:table-cell office:value-type="float" office:value="806110" calcext:value-type="float">
            <text:p>806110</text:p>
          </table:table-cell>
          <table:table-cell office:value-type="float" office:value="805936" calcext:value-type="float">
            <text:p>805936</text:p>
          </table:table-cell>
          <table:table-cell table:number-columns-repeated="5"/>
          <table:table-cell office:value-type="float" office:value="308960" calcext:value-type="float">
            <text:p>308960</text:p>
          </table:table-cell>
          <table:table-cell table:formula="of:=[.P404]-40" office:value-type="float" office:value="308920" calcext:value-type="float">
            <text:p>308920</text:p>
          </table:table-cell>
          <table:table-cell table:number-columns-repeated="14"/>
          <table:table-cell table:formula="of:=[.Q404]/44100" office:value-type="float" office:value="7.00498866213152" calcext:value-type="float">
            <text:p>7,00498866213152</text:p>
          </table:table-cell>
          <table:table-cell table:number-columns-repeated="1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89583007" calcext:value-type="float">
            <text:p>189583007</text:p>
          </table:table-cell>
          <table:table-cell table:number-columns-repeated="6"/>
          <table:table-cell office:value-type="float" office:value="808016" calcext:value-type="float">
            <text:p>808016</text:p>
          </table:table-cell>
          <table:table-cell office:value-type="float" office:value="807920" calcext:value-type="float">
            <text:p>807920</text:p>
          </table:table-cell>
          <table:table-cell table:number-columns-repeated="5"/>
          <table:table-cell office:value-type="float" office:value="309680" calcext:value-type="float">
            <text:p>309680</text:p>
          </table:table-cell>
          <table:table-cell table:formula="of:=[.P405]-40" office:value-type="float" office:value="309640" calcext:value-type="float">
            <text:p>309640</text:p>
          </table:table-cell>
          <table:table-cell table:number-columns-repeated="14"/>
          <table:table-cell table:formula="of:=[.Q405]/44100" office:value-type="float" office:value="7.02131519274376" calcext:value-type="float">
            <text:p>7,02131519274376</text:p>
          </table:table-cell>
          <table:table-cell table:number-columns-repeated="1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0048371" calcext:value-type="float">
            <text:p>190048371</text:p>
          </table:table-cell>
          <table:table-cell table:number-columns-repeated="6"/>
          <table:table-cell office:value-type="float" office:value="810018" calcext:value-type="float">
            <text:p>810018</text:p>
          </table:table-cell>
          <table:table-cell office:value-type="float" office:value="809920" calcext:value-type="float">
            <text:p>809920</text:p>
          </table:table-cell>
          <table:table-cell table:number-columns-repeated="5"/>
          <table:table-cell office:value-type="float" office:value="310440" calcext:value-type="float">
            <text:p>310440</text:p>
          </table:table-cell>
          <table:table-cell table:formula="of:=[.P406]-40" office:value-type="float" office:value="310400" calcext:value-type="float">
            <text:p>310400</text:p>
          </table:table-cell>
          <table:table-cell table:number-columns-repeated="14"/>
          <table:table-cell table:formula="of:=[.Q406]/44100" office:value-type="float" office:value="7.03854875283447" calcext:value-type="float">
            <text:p>7,03854875283447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0512364" calcext:value-type="float">
            <text:p>190512364</text:p>
          </table:table-cell>
          <table:table-cell table:number-columns-repeated="6"/>
          <table:table-cell office:value-type="float" office:value="812084" calcext:value-type="float">
            <text:p>812084</text:p>
          </table:table-cell>
          <table:table-cell office:value-type="float" office:value="811910" calcext:value-type="float">
            <text:p>811910</text:p>
          </table:table-cell>
          <table:table-cell table:number-columns-repeated="5"/>
          <table:table-cell office:value-type="float" office:value="311200" calcext:value-type="float">
            <text:p>311200</text:p>
          </table:table-cell>
          <table:table-cell table:formula="of:=[.P407]-40" office:value-type="float" office:value="311160" calcext:value-type="float">
            <text:p>311160</text:p>
          </table:table-cell>
          <table:table-cell table:number-columns-repeated="14"/>
          <table:table-cell table:formula="of:=[.Q407]/44100" office:value-type="float" office:value="7.05578231292517" calcext:value-type="float">
            <text:p>7,05578231292517</text:p>
          </table:table-cell>
          <table:table-cell table:number-columns-repeated="1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0977514" calcext:value-type="float">
            <text:p>190977514</text:p>
          </table:table-cell>
          <table:table-cell table:number-columns-repeated="6"/>
          <table:table-cell office:value-type="float" office:value="814096" calcext:value-type="float">
            <text:p>814096</text:p>
          </table:table-cell>
          <table:table-cell office:value-type="float" office:value="813998" calcext:value-type="float">
            <text:p>813998</text:p>
          </table:table-cell>
          <table:table-cell table:number-columns-repeated="5"/>
          <table:table-cell office:value-type="float" office:value="311960" calcext:value-type="float">
            <text:p>311960</text:p>
          </table:table-cell>
          <table:table-cell table:formula="of:=[.P408]-40" office:value-type="float" office:value="311920" calcext:value-type="float">
            <text:p>311920</text:p>
          </table:table-cell>
          <table:table-cell table:number-columns-repeated="14"/>
          <table:table-cell table:formula="of:=[.Q408]/44100" office:value-type="float" office:value="7.07301587301587" calcext:value-type="float">
            <text:p>7,07301587301587</text:p>
          </table:table-cell>
          <table:table-cell table:number-columns-repeated="1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1443221" calcext:value-type="float">
            <text:p>191443221</text:p>
          </table:table-cell>
          <table:table-cell table:number-columns-repeated="6"/>
          <table:table-cell office:value-type="float" office:value="816082" calcext:value-type="float">
            <text:p>816082</text:p>
          </table:table-cell>
          <table:table-cell office:value-type="float" office:value="815986" calcext:value-type="float">
            <text:p>815986</text:p>
          </table:table-cell>
          <table:table-cell table:number-columns-repeated="5"/>
          <table:table-cell office:value-type="float" office:value="312720" calcext:value-type="float">
            <text:p>312720</text:p>
          </table:table-cell>
          <table:table-cell table:formula="of:=[.P409]-40" office:value-type="float" office:value="312680" calcext:value-type="float">
            <text:p>312680</text:p>
          </table:table-cell>
          <table:table-cell table:number-columns-repeated="14"/>
          <table:table-cell table:formula="of:=[.Q409]/44100" office:value-type="float" office:value="7.09024943310658" calcext:value-type="float">
            <text:p>7,09024943310658</text:p>
          </table:table-cell>
          <table:table-cell table:number-columns-repeated="1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1885100" calcext:value-type="float">
            <text:p>191885100</text:p>
          </table:table-cell>
          <table:table-cell table:number-columns-repeated="6"/>
          <table:table-cell office:value-type="float" office:value="818032" calcext:value-type="float">
            <text:p>818032</text:p>
          </table:table-cell>
          <table:table-cell office:value-type="float" office:value="817864" calcext:value-type="float">
            <text:p>817864</text:p>
          </table:table-cell>
          <table:table-cell table:number-columns-repeated="5"/>
          <table:table-cell office:value-type="float" office:value="313440" calcext:value-type="float">
            <text:p>313440</text:p>
          </table:table-cell>
          <table:table-cell table:formula="of:=[.P410]-40" office:value-type="float" office:value="313400" calcext:value-type="float">
            <text:p>313400</text:p>
          </table:table-cell>
          <table:table-cell table:number-columns-repeated="14"/>
          <table:table-cell table:formula="of:=[.Q410]/44100" office:value-type="float" office:value="7.10657596371882" calcext:value-type="float">
            <text:p>7,10657596371882</text:p>
          </table:table-cell>
          <table:table-cell table:number-columns-repeated="1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2374293" calcext:value-type="float">
            <text:p>192374293</text:p>
          </table:table-cell>
          <table:table-cell table:number-columns-repeated="6"/>
          <table:table-cell office:value-type="float" office:value="820070" calcext:value-type="float">
            <text:p>820070</text:p>
          </table:table-cell>
          <table:table-cell office:value-type="float" office:value="819978" calcext:value-type="float">
            <text:p>819978</text:p>
          </table:table-cell>
          <table:table-cell table:number-columns-repeated="5"/>
          <table:table-cell office:value-type="float" office:value="314240" calcext:value-type="float">
            <text:p>314240</text:p>
          </table:table-cell>
          <table:table-cell table:formula="of:=[.P411]-40" office:value-type="float" office:value="314200" calcext:value-type="float">
            <text:p>314200</text:p>
          </table:table-cell>
          <table:table-cell table:number-columns-repeated="14"/>
          <table:table-cell table:formula="of:=[.Q411]/44100" office:value-type="float" office:value="7.12471655328798" calcext:value-type="float">
            <text:p>7,12471655328798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2861728" calcext:value-type="float">
            <text:p>192861728</text:p>
          </table:table-cell>
          <table:table-cell table:number-columns-repeated="6"/>
          <table:table-cell office:value-type="float" office:value="822176" calcext:value-type="float">
            <text:p>822176</text:p>
          </table:table-cell>
          <table:table-cell office:value-type="float" office:value="822004" calcext:value-type="float">
            <text:p>822004</text:p>
          </table:table-cell>
          <table:table-cell table:number-columns-repeated="5"/>
          <table:table-cell office:value-type="float" office:value="315040" calcext:value-type="float">
            <text:p>315040</text:p>
          </table:table-cell>
          <table:table-cell table:formula="of:=[.P412]-40" office:value-type="float" office:value="315000" calcext:value-type="float">
            <text:p>315000</text:p>
          </table:table-cell>
          <table:table-cell table:number-columns-repeated="14"/>
          <table:table-cell table:formula="of:=[.Q412]/44100" office:value-type="float" office:value="7.14285714285714" calcext:value-type="float">
            <text:p>7,14285714285714</text:p>
          </table:table-cell>
          <table:table-cell table:number-columns-repeated="1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93328635" calcext:value-type="float">
            <text:p>193328635</text:p>
          </table:table-cell>
          <table:table-cell table:number-columns-repeated="6"/>
          <table:table-cell office:value-type="float" office:value="824106" calcext:value-type="float">
            <text:p>824106</text:p>
          </table:table-cell>
          <table:table-cell office:value-type="float" office:value="824012" calcext:value-type="float">
            <text:p>824012</text:p>
          </table:table-cell>
          <table:table-cell table:number-columns-repeated="5"/>
          <table:table-cell office:value-type="float" office:value="315800" calcext:value-type="float">
            <text:p>315800</text:p>
          </table:table-cell>
          <table:table-cell table:formula="of:=[.P413]-40" office:value-type="float" office:value="315760" calcext:value-type="float">
            <text:p>315760</text:p>
          </table:table-cell>
          <table:table-cell table:number-columns-repeated="14"/>
          <table:table-cell table:formula="of:=[.Q413]/44100" office:value-type="float" office:value="7.16009070294785" calcext:value-type="float">
            <text:p>7,16009070294785</text:p>
          </table:table-cell>
          <table:table-cell table:number-columns-repeated="1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93818685" calcext:value-type="float">
            <text:p>193818685</text:p>
          </table:table-cell>
          <table:table-cell table:number-columns-repeated="6"/>
          <table:table-cell office:value-type="float" office:value="826104" calcext:value-type="float">
            <text:p>826104</text:p>
          </table:table-cell>
          <table:table-cell office:value-type="float" office:value="826012" calcext:value-type="float">
            <text:p>826012</text:p>
          </table:table-cell>
          <table:table-cell table:number-columns-repeated="5"/>
          <table:table-cell office:value-type="float" office:value="316600" calcext:value-type="float">
            <text:p>316600</text:p>
          </table:table-cell>
          <table:table-cell table:formula="of:=[.P414]-40" office:value-type="float" office:value="316560" calcext:value-type="float">
            <text:p>316560</text:p>
          </table:table-cell>
          <table:table-cell table:number-columns-repeated="14"/>
          <table:table-cell table:formula="of:=[.Q414]/44100" office:value-type="float" office:value="7.17823129251701" calcext:value-type="float">
            <text:p>7,17823129251701</text:p>
          </table:table-cell>
          <table:table-cell table:number-columns-repeated="1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94284521" calcext:value-type="float">
            <text:p>194284521</text:p>
          </table:table-cell>
          <table:table-cell table:number-columns-repeated="6"/>
          <table:table-cell office:value-type="float" office:value="828084" calcext:value-type="float">
            <text:p>828084</text:p>
          </table:table-cell>
          <table:table-cell office:value-type="float" office:value="827992" calcext:value-type="float">
            <text:p>827992</text:p>
          </table:table-cell>
          <table:table-cell table:number-columns-repeated="5"/>
          <table:table-cell office:value-type="float" office:value="317360" calcext:value-type="float">
            <text:p>317360</text:p>
          </table:table-cell>
          <table:table-cell table:formula="of:=[.P415]-40" office:value-type="float" office:value="317320" calcext:value-type="float">
            <text:p>317320</text:p>
          </table:table-cell>
          <table:table-cell table:number-columns-repeated="14"/>
          <table:table-cell table:formula="of:=[.Q415]/44100" office:value-type="float" office:value="7.19546485260771" calcext:value-type="float">
            <text:p>7,19546485260771</text:p>
          </table:table-cell>
          <table:table-cell table:number-columns-repeated="1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94774700" calcext:value-type="float">
            <text:p>194774700</text:p>
          </table:table-cell>
          <table:table-cell table:number-columns-repeated="6"/>
          <table:table-cell office:value-type="float" office:value="830076" calcext:value-type="float">
            <text:p>830076</text:p>
          </table:table-cell>
          <table:table-cell office:value-type="float" office:value="829978" calcext:value-type="float">
            <text:p>829978</text:p>
          </table:table-cell>
          <table:table-cell table:number-columns-repeated="5"/>
          <table:table-cell office:value-type="float" office:value="318160" calcext:value-type="float">
            <text:p>318160</text:p>
          </table:table-cell>
          <table:table-cell table:formula="of:=[.P416]-40" office:value-type="float" office:value="318120" calcext:value-type="float">
            <text:p>318120</text:p>
          </table:table-cell>
          <table:table-cell table:number-columns-repeated="14"/>
          <table:table-cell table:formula="of:=[.Q416]/44100" office:value-type="float" office:value="7.21360544217687" calcext:value-type="float">
            <text:p>7,21360544217687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5213664" calcext:value-type="float">
            <text:p>195213664</text:p>
          </table:table-cell>
          <table:table-cell table:number-columns-repeated="6"/>
          <table:table-cell office:value-type="float" office:value="832054" calcext:value-type="float">
            <text:p>832054</text:p>
          </table:table-cell>
          <table:table-cell office:value-type="float" office:value="831946" calcext:value-type="float">
            <text:p>831946</text:p>
          </table:table-cell>
          <table:table-cell table:number-columns-repeated="5"/>
          <table:table-cell office:value-type="float" office:value="318840" calcext:value-type="float">
            <text:p>318840</text:p>
          </table:table-cell>
          <table:table-cell table:formula="of:=[.P417]-40" office:value-type="float" office:value="318800" calcext:value-type="float">
            <text:p>318800</text:p>
          </table:table-cell>
          <table:table-cell table:number-columns-repeated="14"/>
          <table:table-cell table:formula="of:=[.Q417]/44100" office:value-type="float" office:value="7.22902494331066" calcext:value-type="float">
            <text:p>7,22902494331066</text:p>
          </table:table-cell>
          <table:table-cell table:number-columns-repeated="1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5630000" calcext:value-type="float">
            <text:p>195630000</text:p>
          </table:table-cell>
          <table:table-cell table:number-columns-repeated="6"/>
          <table:table-cell office:value-type="float" office:value="834170" calcext:value-type="float">
            <text:p>834170</text:p>
          </table:table-cell>
          <table:table-cell office:value-type="float" office:value="833990" calcext:value-type="float">
            <text:p>833990</text:p>
          </table:table-cell>
          <table:table-cell table:number-columns-repeated="5"/>
          <table:table-cell office:value-type="float" office:value="319560" calcext:value-type="float">
            <text:p>319560</text:p>
          </table:table-cell>
          <table:table-cell table:formula="of:=[.P418]-40" office:value-type="float" office:value="319520" calcext:value-type="float">
            <text:p>319520</text:p>
          </table:table-cell>
          <table:table-cell table:number-columns-repeated="14"/>
          <table:table-cell table:formula="of:=[.Q418]/44100" office:value-type="float" office:value="7.2453514739229" calcext:value-type="float">
            <text:p>7,2453514739229</text:p>
          </table:table-cell>
          <table:table-cell table:number-columns-repeated="1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6047921" calcext:value-type="float">
            <text:p>196047921</text:p>
          </table:table-cell>
          <table:table-cell table:number-columns-repeated="6"/>
          <table:table-cell office:value-type="float" office:value="836104" calcext:value-type="float">
            <text:p>836104</text:p>
          </table:table-cell>
          <table:table-cell office:value-type="float" office:value="835998" calcext:value-type="float">
            <text:p>835998</text:p>
          </table:table-cell>
          <table:table-cell table:number-columns-repeated="5"/>
          <table:table-cell office:value-type="float" office:value="320240" calcext:value-type="float">
            <text:p>320240</text:p>
          </table:table-cell>
          <table:table-cell table:formula="of:=[.P419]-40" office:value-type="float" office:value="320200" calcext:value-type="float">
            <text:p>320200</text:p>
          </table:table-cell>
          <table:table-cell table:number-columns-repeated="14"/>
          <table:table-cell table:formula="of:=[.Q419]/44100" office:value-type="float" office:value="7.26077097505669" calcext:value-type="float">
            <text:p>7,26077097505669</text:p>
          </table:table-cell>
          <table:table-cell table:number-columns-repeated="1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6488728" calcext:value-type="float">
            <text:p>196488728</text:p>
          </table:table-cell>
          <table:table-cell table:number-columns-repeated="6"/>
          <table:table-cell office:value-type="float" office:value="838104" calcext:value-type="float">
            <text:p>838104</text:p>
          </table:table-cell>
          <table:table-cell office:value-type="float" office:value="838002" calcext:value-type="float">
            <text:p>838002</text:p>
          </table:table-cell>
          <table:table-cell table:number-columns-repeated="5"/>
          <table:table-cell office:value-type="float" office:value="320960" calcext:value-type="float">
            <text:p>320960</text:p>
          </table:table-cell>
          <table:table-cell table:formula="of:=[.P420]-40" office:value-type="float" office:value="320920" calcext:value-type="float">
            <text:p>320920</text:p>
          </table:table-cell>
          <table:table-cell table:number-columns-repeated="14"/>
          <table:table-cell table:formula="of:=[.Q420]/44100" office:value-type="float" office:value="7.27709750566893" calcext:value-type="float">
            <text:p>7,27709750566893</text:p>
          </table:table-cell>
          <table:table-cell table:number-columns-repeated="1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6929793" calcext:value-type="float">
            <text:p>196929793</text:p>
          </table:table-cell>
          <table:table-cell table:number-columns-repeated="6"/>
          <table:table-cell office:value-type="float" office:value="840092" calcext:value-type="float">
            <text:p>840092</text:p>
          </table:table-cell>
          <table:table-cell office:value-type="float" office:value="839990" calcext:value-type="float">
            <text:p>839990</text:p>
          </table:table-cell>
          <table:table-cell table:number-columns-repeated="5"/>
          <table:table-cell office:value-type="float" office:value="321680" calcext:value-type="float">
            <text:p>321680</text:p>
          </table:table-cell>
          <table:table-cell table:formula="of:=[.P421]-40" office:value-type="float" office:value="321640" calcext:value-type="float">
            <text:p>321640</text:p>
          </table:table-cell>
          <table:table-cell table:number-columns-repeated="14"/>
          <table:table-cell table:formula="of:=[.Q421]/44100" office:value-type="float" office:value="7.29342403628118" calcext:value-type="float">
            <text:p>7,29342403628118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7391900" calcext:value-type="float">
            <text:p>197391900</text:p>
          </table:table-cell>
          <table:table-cell table:number-columns-repeated="6"/>
          <table:table-cell office:value-type="float" office:value="842246" calcext:value-type="float">
            <text:p>842246</text:p>
          </table:table-cell>
          <table:table-cell office:value-type="float" office:value="842070" calcext:value-type="float">
            <text:p>842070</text:p>
          </table:table-cell>
          <table:table-cell table:number-columns-repeated="5"/>
          <table:table-cell office:value-type="float" office:value="322440" calcext:value-type="float">
            <text:p>322440</text:p>
          </table:table-cell>
          <table:table-cell table:formula="of:=[.P422]-40" office:value-type="float" office:value="322400" calcext:value-type="float">
            <text:p>322400</text:p>
          </table:table-cell>
          <table:table-cell table:number-columns-repeated="14"/>
          <table:table-cell table:formula="of:=[.Q422]/44100" office:value-type="float" office:value="7.31065759637188" calcext:value-type="float">
            <text:p>7,31065759637188</text:p>
          </table:table-cell>
          <table:table-cell table:number-columns-repeated="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7811835" calcext:value-type="float">
            <text:p>197811835</text:p>
          </table:table-cell>
          <table:table-cell table:number-columns-repeated="6"/>
          <table:table-cell office:value-type="float" office:value="844086" calcext:value-type="float">
            <text:p>844086</text:p>
          </table:table-cell>
          <table:table-cell office:value-type="float" office:value="843984" calcext:value-type="float">
            <text:p>843984</text:p>
          </table:table-cell>
          <table:table-cell table:number-columns-repeated="5"/>
          <table:table-cell office:value-type="float" office:value="323120" calcext:value-type="float">
            <text:p>323120</text:p>
          </table:table-cell>
          <table:table-cell table:formula="of:=[.P423]-40" office:value-type="float" office:value="323080" calcext:value-type="float">
            <text:p>323080</text:p>
          </table:table-cell>
          <table:table-cell table:number-columns-repeated="14"/>
          <table:table-cell table:formula="of:=[.Q423]/44100" office:value-type="float" office:value="7.32607709750567" calcext:value-type="float">
            <text:p>7,32607709750567</text:p>
          </table:table-cell>
          <table:table-cell table:number-columns-repeated="1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8276771" calcext:value-type="float">
            <text:p>198276771</text:p>
          </table:table-cell>
          <table:table-cell table:number-columns-repeated="6"/>
          <table:table-cell office:value-type="float" office:value="846108" calcext:value-type="float">
            <text:p>846108</text:p>
          </table:table-cell>
          <table:table-cell office:value-type="float" office:value="846012" calcext:value-type="float">
            <text:p>846012</text:p>
          </table:table-cell>
          <table:table-cell table:number-columns-repeated="5"/>
          <table:table-cell office:value-type="float" office:value="323880" calcext:value-type="float">
            <text:p>323880</text:p>
          </table:table-cell>
          <table:table-cell table:formula="of:=[.P424]-40" office:value-type="float" office:value="323840" calcext:value-type="float">
            <text:p>323840</text:p>
          </table:table-cell>
          <table:table-cell table:number-columns-repeated="14"/>
          <table:table-cell table:formula="of:=[.Q424]/44100" office:value-type="float" office:value="7.34331065759637" calcext:value-type="float">
            <text:p>7,34331065759637</text:p>
          </table:table-cell>
          <table:table-cell table:number-columns-repeated="1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8742264" calcext:value-type="float">
            <text:p>198742264</text:p>
          </table:table-cell>
          <table:table-cell table:number-columns-repeated="6"/>
          <table:table-cell office:value-type="float" office:value="848104" calcext:value-type="float">
            <text:p>848104</text:p>
          </table:table-cell>
          <table:table-cell office:value-type="float" office:value="848004" calcext:value-type="float">
            <text:p>848004</text:p>
          </table:table-cell>
          <table:table-cell table:number-columns-repeated="5"/>
          <table:table-cell office:value-type="float" office:value="324640" calcext:value-type="float">
            <text:p>324640</text:p>
          </table:table-cell>
          <table:table-cell table:formula="of:=[.P425]-40" office:value-type="float" office:value="324600" calcext:value-type="float">
            <text:p>324600</text:p>
          </table:table-cell>
          <table:table-cell table:number-columns-repeated="14"/>
          <table:table-cell table:formula="of:=[.Q425]/44100" office:value-type="float" office:value="7.36054421768707" calcext:value-type="float">
            <text:p>7,36054421768707</text:p>
          </table:table-cell>
          <table:table-cell table:number-columns-repeated="1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9206385" calcext:value-type="float">
            <text:p>199206385</text:p>
          </table:table-cell>
          <table:table-cell table:number-columns-repeated="6"/>
          <table:table-cell office:value-type="float" office:value="850164" calcext:value-type="float">
            <text:p>850164</text:p>
          </table:table-cell>
          <table:table-cell office:value-type="float" office:value="850066" calcext:value-type="float">
            <text:p>850066</text:p>
          </table:table-cell>
          <table:table-cell table:number-columns-repeated="5"/>
          <table:table-cell office:value-type="float" office:value="325400" calcext:value-type="float">
            <text:p>325400</text:p>
          </table:table-cell>
          <table:table-cell table:formula="of:=[.P426]-40" office:value-type="float" office:value="325360" calcext:value-type="float">
            <text:p>325360</text:p>
          </table:table-cell>
          <table:table-cell table:number-columns-repeated="14"/>
          <table:table-cell table:formula="of:=[.Q426]/44100" office:value-type="float" office:value="7.37777777777778" calcext:value-type="float">
            <text:p>7,37777777777778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9672221" calcext:value-type="float">
            <text:p>199672221</text:p>
          </table:table-cell>
          <table:table-cell table:number-columns-repeated="6"/>
          <table:table-cell office:value-type="float" office:value="852144" calcext:value-type="float">
            <text:p>852144</text:p>
          </table:table-cell>
          <table:table-cell office:value-type="float" office:value="852046" calcext:value-type="float">
            <text:p>852046</text:p>
          </table:table-cell>
          <table:table-cell table:number-columns-repeated="5"/>
          <table:table-cell office:value-type="float" office:value="326160" calcext:value-type="float">
            <text:p>326160</text:p>
          </table:table-cell>
          <table:table-cell table:formula="of:=[.P427]-40" office:value-type="float" office:value="326120" calcext:value-type="float">
            <text:p>326120</text:p>
          </table:table-cell>
          <table:table-cell table:number-columns-repeated="14"/>
          <table:table-cell table:formula="of:=[.Q427]/44100" office:value-type="float" office:value="7.39501133786848" calcext:value-type="float">
            <text:p>7,39501133786848</text:p>
          </table:table-cell>
          <table:table-cell table:number-columns-repeated="1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0137928" calcext:value-type="float">
            <text:p>200137928</text:p>
          </table:table-cell>
          <table:table-cell table:number-columns-repeated="6"/>
          <table:table-cell office:value-type="float" office:value="854130" calcext:value-type="float">
            <text:p>854130</text:p>
          </table:table-cell>
          <table:table-cell office:value-type="float" office:value="854034" calcext:value-type="float">
            <text:p>854034</text:p>
          </table:table-cell>
          <table:table-cell table:number-columns-repeated="5"/>
          <table:table-cell office:value-type="float" office:value="326920" calcext:value-type="float">
            <text:p>326920</text:p>
          </table:table-cell>
          <table:table-cell table:formula="of:=[.P428]-40" office:value-type="float" office:value="326880" calcext:value-type="float">
            <text:p>326880</text:p>
          </table:table-cell>
          <table:table-cell table:number-columns-repeated="14"/>
          <table:table-cell table:formula="of:=[.Q428]/44100" office:value-type="float" office:value="7.41224489795918" calcext:value-type="float">
            <text:p>7,41224489795918</text:p>
          </table:table-cell>
          <table:table-cell table:number-columns-repeated="1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0601921" calcext:value-type="float">
            <text:p>200601921</text:p>
          </table:table-cell>
          <table:table-cell table:number-columns-repeated="6"/>
          <table:table-cell office:value-type="float" office:value="856196" calcext:value-type="float">
            <text:p>856196</text:p>
          </table:table-cell>
          <table:table-cell office:value-type="float" office:value="856098" calcext:value-type="float">
            <text:p>856098</text:p>
          </table:table-cell>
          <table:table-cell table:number-columns-repeated="5"/>
          <table:table-cell office:value-type="float" office:value="327680" calcext:value-type="float">
            <text:p>327680</text:p>
          </table:table-cell>
          <table:table-cell table:formula="of:=[.P429]-40" office:value-type="float" office:value="327640" calcext:value-type="float">
            <text:p>327640</text:p>
          </table:table-cell>
          <table:table-cell table:number-columns-repeated="14"/>
          <table:table-cell table:formula="of:=[.Q429]/44100" office:value-type="float" office:value="7.42947845804989" calcext:value-type="float">
            <text:p>7,42947845804989</text:p>
          </table:table-cell>
          <table:table-cell table:number-columns-repeated="1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1067371" calcext:value-type="float">
            <text:p>201067371</text:p>
          </table:table-cell>
          <table:table-cell table:number-columns-repeated="6"/>
          <table:table-cell office:value-type="float" office:value="858194" calcext:value-type="float">
            <text:p>858194</text:p>
          </table:table-cell>
          <table:table-cell office:value-type="float" office:value="858098" calcext:value-type="float">
            <text:p>858098</text:p>
          </table:table-cell>
          <table:table-cell table:number-columns-repeated="5"/>
          <table:table-cell office:value-type="float" office:value="328440" calcext:value-type="float">
            <text:p>328440</text:p>
          </table:table-cell>
          <table:table-cell table:formula="of:=[.P430]-40" office:value-type="float" office:value="328400" calcext:value-type="float">
            <text:p>328400</text:p>
          </table:table-cell>
          <table:table-cell table:number-columns-repeated="14"/>
          <table:table-cell table:formula="of:=[.Q430]/44100" office:value-type="float" office:value="7.44671201814059" calcext:value-type="float">
            <text:p>7,44671201814059</text:p>
          </table:table-cell>
          <table:table-cell table:number-columns-repeated="1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531578" calcext:value-type="float">
            <text:p>201531578</text:p>
          </table:table-cell>
          <table:table-cell table:number-columns-repeated="6"/>
          <table:table-cell office:value-type="float" office:value="860250" calcext:value-type="float">
            <text:p>860250</text:p>
          </table:table-cell>
          <table:table-cell office:value-type="float" office:value="860080" calcext:value-type="float">
            <text:p>860080</text:p>
          </table:table-cell>
          <table:table-cell table:number-columns-repeated="5"/>
          <table:table-cell office:value-type="float" office:value="329200" calcext:value-type="float">
            <text:p>329200</text:p>
          </table:table-cell>
          <table:table-cell table:formula="of:=[.P431]-40" office:value-type="float" office:value="329160" calcext:value-type="float">
            <text:p>329160</text:p>
          </table:table-cell>
          <table:table-cell table:number-columns-repeated="14"/>
          <table:table-cell table:formula="of:=[.Q431]/44100" office:value-type="float" office:value="7.46394557823129" calcext:value-type="float">
            <text:p>7,46394557823129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1997714" calcext:value-type="float">
            <text:p>201997714</text:p>
          </table:table-cell>
          <table:table-cell table:number-columns-repeated="6"/>
          <table:table-cell office:value-type="float" office:value="862216" calcext:value-type="float">
            <text:p>862216</text:p>
          </table:table-cell>
          <table:table-cell office:value-type="float" office:value="862120" calcext:value-type="float">
            <text:p>862120</text:p>
          </table:table-cell>
          <table:table-cell table:number-columns-repeated="5"/>
          <table:table-cell office:value-type="float" office:value="329960" calcext:value-type="float">
            <text:p>329960</text:p>
          </table:table-cell>
          <table:table-cell table:formula="of:=[.P432]-40" office:value-type="float" office:value="329920" calcext:value-type="float">
            <text:p>329920</text:p>
          </table:table-cell>
          <table:table-cell table:number-columns-repeated="14"/>
          <table:table-cell table:formula="of:=[.Q432]/44100" office:value-type="float" office:value="7.481179138322" calcext:value-type="float">
            <text:p>7,481179138322</text:p>
          </table:table-cell>
          <table:table-cell table:number-columns-repeated="1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2464793" calcext:value-type="float">
            <text:p>202464793</text:p>
          </table:table-cell>
          <table:table-cell table:number-columns-repeated="6"/>
          <table:table-cell office:value-type="float" office:value="864138" calcext:value-type="float">
            <text:p>864138</text:p>
          </table:table-cell>
          <table:table-cell office:value-type="float" office:value="864046" calcext:value-type="float">
            <text:p>864046</text:p>
          </table:table-cell>
          <table:table-cell table:number-columns-repeated="5"/>
          <table:table-cell office:value-type="float" office:value="330720" calcext:value-type="float">
            <text:p>330720</text:p>
          </table:table-cell>
          <table:table-cell table:formula="of:=[.P433]-40" office:value-type="float" office:value="330680" calcext:value-type="float">
            <text:p>330680</text:p>
          </table:table-cell>
          <table:table-cell table:number-columns-repeated="14"/>
          <table:table-cell table:formula="of:=[.Q433]/44100" office:value-type="float" office:value="7.4984126984127" calcext:value-type="float">
            <text:p>7,4984126984127</text:p>
          </table:table-cell>
          <table:table-cell table:number-columns-repeated="1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2953171" calcext:value-type="float">
            <text:p>202953171</text:p>
          </table:table-cell>
          <table:table-cell table:number-columns-repeated="6"/>
          <table:table-cell office:value-type="float" office:value="866214" calcext:value-type="float">
            <text:p>866214</text:p>
          </table:table-cell>
          <table:table-cell office:value-type="float" office:value="866120" calcext:value-type="float">
            <text:p>866120</text:p>
          </table:table-cell>
          <table:table-cell table:number-columns-repeated="5"/>
          <table:table-cell office:value-type="float" office:value="331520" calcext:value-type="float">
            <text:p>331520</text:p>
          </table:table-cell>
          <table:table-cell table:formula="of:=[.P434]-40" office:value-type="float" office:value="331480" calcext:value-type="float">
            <text:p>331480</text:p>
          </table:table-cell>
          <table:table-cell table:number-columns-repeated="14"/>
          <table:table-cell table:formula="of:=[.Q434]/44100" office:value-type="float" office:value="7.51655328798186" calcext:value-type="float">
            <text:p>7,51655328798186</text:p>
          </table:table-cell>
          <table:table-cell table:number-columns-repeated="1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3444121" calcext:value-type="float">
            <text:p>203444121</text:p>
          </table:table-cell>
          <table:table-cell table:number-columns-repeated="6"/>
          <table:table-cell office:value-type="float" office:value="868170" calcext:value-type="float">
            <text:p>868170</text:p>
          </table:table-cell>
          <table:table-cell office:value-type="float" office:value="868078" calcext:value-type="float">
            <text:p>868078</text:p>
          </table:table-cell>
          <table:table-cell table:number-columns-repeated="5"/>
          <table:table-cell office:value-type="float" office:value="332320" calcext:value-type="float">
            <text:p>332320</text:p>
          </table:table-cell>
          <table:table-cell table:formula="of:=[.P435]-40" office:value-type="float" office:value="332280" calcext:value-type="float">
            <text:p>332280</text:p>
          </table:table-cell>
          <table:table-cell table:number-columns-repeated="14"/>
          <table:table-cell table:formula="of:=[.Q435]/44100" office:value-type="float" office:value="7.53469387755102" calcext:value-type="float">
            <text:p>7,53469387755102</text:p>
          </table:table-cell>
          <table:table-cell table:number-columns-repeated="1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3932714" calcext:value-type="float">
            <text:p>203932714</text:p>
          </table:table-cell>
          <table:table-cell table:number-columns-repeated="6"/>
          <table:table-cell office:value-type="float" office:value="870222" calcext:value-type="float">
            <text:p>870222</text:p>
          </table:table-cell>
          <table:table-cell office:value-type="float" office:value="870130" calcext:value-type="float">
            <text:p>870130</text:p>
          </table:table-cell>
          <table:table-cell table:number-columns-repeated="5"/>
          <table:table-cell office:value-type="float" office:value="333120" calcext:value-type="float">
            <text:p>333120</text:p>
          </table:table-cell>
          <table:table-cell table:formula="of:=[.P436]-40" office:value-type="float" office:value="333080" calcext:value-type="float">
            <text:p>333080</text:p>
          </table:table-cell>
          <table:table-cell table:number-columns-repeated="14"/>
          <table:table-cell table:formula="of:=[.Q436]/44100" office:value-type="float" office:value="7.55283446712018" calcext:value-type="float">
            <text:p>7,55283446712018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4397435" calcext:value-type="float">
            <text:p>204397435</text:p>
          </table:table-cell>
          <table:table-cell table:number-columns-repeated="6"/>
          <table:table-cell office:value-type="float" office:value="872254" calcext:value-type="float">
            <text:p>872254</text:p>
          </table:table-cell>
          <table:table-cell office:value-type="float" office:value="872144" calcext:value-type="float">
            <text:p>872144</text:p>
          </table:table-cell>
          <table:table-cell table:number-columns-repeated="5"/>
          <table:table-cell office:value-type="float" office:value="333880" calcext:value-type="float">
            <text:p>333880</text:p>
          </table:table-cell>
          <table:table-cell table:formula="of:=[.P437]-40" office:value-type="float" office:value="333840" calcext:value-type="float">
            <text:p>333840</text:p>
          </table:table-cell>
          <table:table-cell table:number-columns-repeated="14"/>
          <table:table-cell table:formula="of:=[.Q437]/44100" office:value-type="float" office:value="7.57006802721088" calcext:value-type="float">
            <text:p>7,57006802721088</text:p>
          </table:table-cell>
          <table:table-cell table:number-columns-repeated="1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4791228" calcext:value-type="float">
            <text:p>204791228</text:p>
          </table:table-cell>
          <table:table-cell table:number-columns-repeated="6"/>
          <table:table-cell office:value-type="float" office:value="874166" calcext:value-type="float">
            <text:p>874166</text:p>
          </table:table-cell>
          <table:table-cell office:value-type="float" office:value="874056" calcext:value-type="float">
            <text:p>874056</text:p>
          </table:table-cell>
          <table:table-cell table:number-columns-repeated="5"/>
          <table:table-cell office:value-type="float" office:value="334520" calcext:value-type="float">
            <text:p>334520</text:p>
          </table:table-cell>
          <table:table-cell table:formula="of:=[.P438]-40" office:value-type="float" office:value="334480" calcext:value-type="float">
            <text:p>334480</text:p>
          </table:table-cell>
          <table:table-cell table:number-columns-repeated="14"/>
          <table:table-cell table:formula="of:=[.Q438]/44100" office:value-type="float" office:value="7.58458049886621" calcext:value-type="float">
            <text:p>7,58458049886621</text:p>
          </table:table-cell>
          <table:table-cell table:number-columns-repeated="1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5231350" calcext:value-type="float">
            <text:p>205231350</text:p>
          </table:table-cell>
          <table:table-cell table:number-columns-repeated="6"/>
          <table:table-cell office:value-type="float" office:value="876212" calcext:value-type="float">
            <text:p>876212</text:p>
          </table:table-cell>
          <table:table-cell office:value-type="float" office:value="876110" calcext:value-type="float">
            <text:p>876110</text:p>
          </table:table-cell>
          <table:table-cell table:number-columns-repeated="5"/>
          <table:table-cell office:value-type="float" office:value="335240" calcext:value-type="float">
            <text:p>335240</text:p>
          </table:table-cell>
          <table:table-cell table:formula="of:=[.P439]-40" office:value-type="float" office:value="335200" calcext:value-type="float">
            <text:p>335200</text:p>
          </table:table-cell>
          <table:table-cell table:number-columns-repeated="14"/>
          <table:table-cell table:formula="of:=[.Q439]/44100" office:value-type="float" office:value="7.60090702947846" calcext:value-type="float">
            <text:p>7,60090702947846</text:p>
          </table:table-cell>
          <table:table-cell table:number-columns-repeated="1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5670871" calcext:value-type="float">
            <text:p>205670871</text:p>
          </table:table-cell>
          <table:table-cell table:number-columns-repeated="6"/>
          <table:table-cell office:value-type="float" office:value="878272" calcext:value-type="float">
            <text:p>878272</text:p>
          </table:table-cell>
          <table:table-cell office:value-type="float" office:value="878094" calcext:value-type="float">
            <text:p>878094</text:p>
          </table:table-cell>
          <table:table-cell table:number-columns-repeated="5"/>
          <table:table-cell office:value-type="float" office:value="335960" calcext:value-type="float">
            <text:p>335960</text:p>
          </table:table-cell>
          <table:table-cell table:formula="of:=[.P440]-40" office:value-type="float" office:value="335920" calcext:value-type="float">
            <text:p>335920</text:p>
          </table:table-cell>
          <table:table-cell table:number-columns-repeated="14"/>
          <table:table-cell table:formula="of:=[.Q440]/44100" office:value-type="float" office:value="7.6172335600907" calcext:value-type="float">
            <text:p>7,6172335600907</text:p>
          </table:table-cell>
          <table:table-cell table:number-columns-repeated="1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6112707" calcext:value-type="float">
            <text:p>206112707</text:p>
          </table:table-cell>
          <table:table-cell table:number-columns-repeated="6"/>
          <table:table-cell office:value-type="float" office:value="880238" calcext:value-type="float">
            <text:p>880238</text:p>
          </table:table-cell>
          <table:table-cell office:value-type="float" office:value="880138" calcext:value-type="float">
            <text:p>880138</text:p>
          </table:table-cell>
          <table:table-cell table:number-columns-repeated="5"/>
          <table:table-cell office:value-type="float" office:value="336680" calcext:value-type="float">
            <text:p>336680</text:p>
          </table:table-cell>
          <table:table-cell table:formula="of:=[.P441]-40" office:value-type="float" office:value="336640" calcext:value-type="float">
            <text:p>336640</text:p>
          </table:table-cell>
          <table:table-cell table:number-columns-repeated="14"/>
          <table:table-cell table:formula="of:=[.Q441]/44100" office:value-type="float" office:value="7.63356009070295" calcext:value-type="float">
            <text:p>7,63356009070295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6554757" calcext:value-type="float">
            <text:p>206554757</text:p>
          </table:table-cell>
          <table:table-cell table:number-columns-repeated="6"/>
          <table:table-cell office:value-type="float" office:value="882180" calcext:value-type="float">
            <text:p>882180</text:p>
          </table:table-cell>
          <table:table-cell office:value-type="float" office:value="882082" calcext:value-type="float">
            <text:p>882082</text:p>
          </table:table-cell>
          <table:table-cell table:number-columns-repeated="5"/>
          <table:table-cell office:value-type="float" office:value="337400" calcext:value-type="float">
            <text:p>337400</text:p>
          </table:table-cell>
          <table:table-cell table:formula="of:=[.P442]-40" office:value-type="float" office:value="337360" calcext:value-type="float">
            <text:p>337360</text:p>
          </table:table-cell>
          <table:table-cell table:number-columns-repeated="14"/>
          <table:table-cell table:formula="of:=[.Q442]/44100" office:value-type="float" office:value="7.64988662131519" calcext:value-type="float">
            <text:p>7,64988662131519</text:p>
          </table:table-cell>
          <table:table-cell table:number-columns-repeated="1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7019993" calcext:value-type="float">
            <text:p>207019993</text:p>
          </table:table-cell>
          <table:table-cell table:number-columns-repeated="6"/>
          <table:table-cell office:value-type="float" office:value="884188" calcext:value-type="float">
            <text:p>884188</text:p>
          </table:table-cell>
          <table:table-cell office:value-type="float" office:value="884090" calcext:value-type="float">
            <text:p>884090</text:p>
          </table:table-cell>
          <table:table-cell table:number-columns-repeated="5"/>
          <table:table-cell office:value-type="float" office:value="338160" calcext:value-type="float">
            <text:p>338160</text:p>
          </table:table-cell>
          <table:table-cell table:formula="of:=[.P443]-40" office:value-type="float" office:value="338120" calcext:value-type="float">
            <text:p>338120</text:p>
          </table:table-cell>
          <table:table-cell table:number-columns-repeated="14"/>
          <table:table-cell table:formula="of:=[.Q443]/44100" office:value-type="float" office:value="7.6671201814059" calcext:value-type="float">
            <text:p>7,6671201814059</text:p>
          </table:table-cell>
          <table:table-cell table:number-columns-repeated="1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7484028" calcext:value-type="float">
            <text:p>207484028</text:p>
          </table:table-cell>
          <table:table-cell table:number-columns-repeated="6"/>
          <table:table-cell office:value-type="float" office:value="886252" calcext:value-type="float">
            <text:p>886252</text:p>
          </table:table-cell>
          <table:table-cell office:value-type="float" office:value="886154" calcext:value-type="float">
            <text:p>886154</text:p>
          </table:table-cell>
          <table:table-cell table:number-columns-repeated="5"/>
          <table:table-cell office:value-type="float" office:value="338920" calcext:value-type="float">
            <text:p>338920</text:p>
          </table:table-cell>
          <table:table-cell table:formula="of:=[.P444]-40" office:value-type="float" office:value="338880" calcext:value-type="float">
            <text:p>338880</text:p>
          </table:table-cell>
          <table:table-cell table:number-columns-repeated="14"/>
          <table:table-cell table:formula="of:=[.Q444]/44100" office:value-type="float" office:value="7.6843537414966" calcext:value-type="float">
            <text:p>7,6843537414966</text:p>
          </table:table-cell>
          <table:table-cell table:number-columns-repeated="1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7949778" calcext:value-type="float">
            <text:p>207949778</text:p>
          </table:table-cell>
          <table:table-cell table:number-columns-repeated="6"/>
          <table:table-cell office:value-type="float" office:value="888236" calcext:value-type="float">
            <text:p>888236</text:p>
          </table:table-cell>
          <table:table-cell office:value-type="float" office:value="888142" calcext:value-type="float">
            <text:p>888142</text:p>
          </table:table-cell>
          <table:table-cell table:number-columns-repeated="5"/>
          <table:table-cell office:value-type="float" office:value="339680" calcext:value-type="float">
            <text:p>339680</text:p>
          </table:table-cell>
          <table:table-cell table:formula="of:=[.P445]-40" office:value-type="float" office:value="339640" calcext:value-type="float">
            <text:p>339640</text:p>
          </table:table-cell>
          <table:table-cell table:number-columns-repeated="14"/>
          <table:table-cell table:formula="of:=[.Q445]/44100" office:value-type="float" office:value="7.7015873015873" calcext:value-type="float">
            <text:p>7,7015873015873</text:p>
          </table:table-cell>
          <table:table-cell table:number-columns-repeated="1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8436914" calcext:value-type="float">
            <text:p>208436914</text:p>
          </table:table-cell>
          <table:table-cell table:number-columns-repeated="6"/>
          <table:table-cell office:value-type="float" office:value="890370" calcext:value-type="float">
            <text:p>890370</text:p>
          </table:table-cell>
          <table:table-cell office:value-type="float" office:value="890198" calcext:value-type="float">
            <text:p>890198</text:p>
          </table:table-cell>
          <table:table-cell table:number-columns-repeated="5"/>
          <table:table-cell office:value-type="float" office:value="340480" calcext:value-type="float">
            <text:p>340480</text:p>
          </table:table-cell>
          <table:table-cell table:formula="of:=[.P446]-40" office:value-type="float" office:value="340440" calcext:value-type="float">
            <text:p>340440</text:p>
          </table:table-cell>
          <table:table-cell table:number-columns-repeated="14"/>
          <table:table-cell table:formula="of:=[.Q446]/44100" office:value-type="float" office:value="7.71972789115646" calcext:value-type="float">
            <text:p>7,71972789115646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8880850" calcext:value-type="float">
            <text:p>208880850</text:p>
          </table:table-cell>
          <table:table-cell table:number-columns-repeated="6"/>
          <table:table-cell office:value-type="float" office:value="892224" calcext:value-type="float">
            <text:p>892224</text:p>
          </table:table-cell>
          <table:table-cell office:value-type="float" office:value="892130" calcext:value-type="float">
            <text:p>892130</text:p>
          </table:table-cell>
          <table:table-cell table:number-columns-repeated="5"/>
          <table:table-cell office:value-type="float" office:value="341200" calcext:value-type="float">
            <text:p>341200</text:p>
          </table:table-cell>
          <table:table-cell table:formula="of:=[.P447]-40" office:value-type="float" office:value="341160" calcext:value-type="float">
            <text:p>341160</text:p>
          </table:table-cell>
          <table:table-cell table:number-columns-repeated="14"/>
          <table:table-cell table:formula="of:=[.Q447]/44100" office:value-type="float" office:value="7.73605442176871" calcext:value-type="float">
            <text:p>7,73605442176871</text:p>
          </table:table-cell>
          <table:table-cell table:number-columns-repeated="1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9369528" calcext:value-type="float">
            <text:p>209369528</text:p>
          </table:table-cell>
          <table:table-cell table:number-columns-repeated="6"/>
          <table:table-cell office:value-type="float" office:value="894286" calcext:value-type="float">
            <text:p>894286</text:p>
          </table:table-cell>
          <table:table-cell office:value-type="float" office:value="894190" calcext:value-type="float">
            <text:p>894190</text:p>
          </table:table-cell>
          <table:table-cell table:number-columns-repeated="5"/>
          <table:table-cell office:value-type="float" office:value="342000" calcext:value-type="float">
            <text:p>342000</text:p>
          </table:table-cell>
          <table:table-cell table:formula="of:=[.P448]-40" office:value-type="float" office:value="341960" calcext:value-type="float">
            <text:p>341960</text:p>
          </table:table-cell>
          <table:table-cell table:number-columns-repeated="14"/>
          <table:table-cell table:formula="of:=[.Q448]/44100" office:value-type="float" office:value="7.75419501133787" calcext:value-type="float">
            <text:p>7,75419501133787</text:p>
          </table:table-cell>
          <table:table-cell table:number-columns-repeated="1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9810850" calcext:value-type="float">
            <text:p>209810850</text:p>
          </table:table-cell>
          <table:table-cell table:number-columns-repeated="6"/>
          <table:table-cell office:value-type="float" office:value="896262" calcext:value-type="float">
            <text:p>896262</text:p>
          </table:table-cell>
          <table:table-cell office:value-type="float" office:value="896090" calcext:value-type="float">
            <text:p>896090</text:p>
          </table:table-cell>
          <table:table-cell table:number-columns-repeated="5"/>
          <table:table-cell office:value-type="float" office:value="342720" calcext:value-type="float">
            <text:p>342720</text:p>
          </table:table-cell>
          <table:table-cell table:formula="of:=[.P449]-40" office:value-type="float" office:value="342680" calcext:value-type="float">
            <text:p>342680</text:p>
          </table:table-cell>
          <table:table-cell table:number-columns-repeated="14"/>
          <table:table-cell table:formula="of:=[.Q449]/44100" office:value-type="float" office:value="7.77052154195011" calcext:value-type="float">
            <text:p>7,77052154195011</text:p>
          </table:table-cell>
          <table:table-cell table:number-columns-repeated="1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10276214" calcext:value-type="float">
            <text:p>210276214</text:p>
          </table:table-cell>
          <table:table-cell table:number-columns-repeated="6"/>
          <table:table-cell office:value-type="float" office:value="898264" calcext:value-type="float">
            <text:p>898264</text:p>
          </table:table-cell>
          <table:table-cell office:value-type="float" office:value="898166" calcext:value-type="float">
            <text:p>898166</text:p>
          </table:table-cell>
          <table:table-cell table:number-columns-repeated="5"/>
          <table:table-cell office:value-type="float" office:value="343480" calcext:value-type="float">
            <text:p>343480</text:p>
          </table:table-cell>
          <table:table-cell table:formula="of:=[.P450]-40" office:value-type="float" office:value="343440" calcext:value-type="float">
            <text:p>343440</text:p>
          </table:table-cell>
          <table:table-cell table:number-columns-repeated="14"/>
          <table:table-cell table:formula="of:=[.Q450]/44100" office:value-type="float" office:value="7.78775510204082" calcext:value-type="float">
            <text:p>7,78775510204082</text:p>
          </table:table-cell>
          <table:table-cell table:number-columns-repeated="1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10741835" calcext:value-type="float">
            <text:p>210741835</text:p>
          </table:table-cell>
          <table:table-cell table:number-columns-repeated="6"/>
          <table:table-cell office:value-type="float" office:value="900254" calcext:value-type="float">
            <text:p>900254</text:p>
          </table:table-cell>
          <table:table-cell office:value-type="float" office:value="900158" calcext:value-type="float">
            <text:p>900158</text:p>
          </table:table-cell>
          <table:table-cell table:number-columns-repeated="5"/>
          <table:table-cell office:value-type="float" office:value="344240" calcext:value-type="float">
            <text:p>344240</text:p>
          </table:table-cell>
          <table:table-cell table:formula="of:=[.P451]-40" office:value-type="float" office:value="344200" calcext:value-type="float">
            <text:p>344200</text:p>
          </table:table-cell>
          <table:table-cell table:number-columns-repeated="14"/>
          <table:table-cell table:formula="of:=[.Q451]/44100" office:value-type="float" office:value="7.80498866213152" calcext:value-type="float">
            <text:p>7,80498866213152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1206171" calcext:value-type="float">
            <text:p>211206171</text:p>
          </table:table-cell>
          <table:table-cell table:number-columns-repeated="6"/>
          <table:table-cell office:value-type="float" office:value="902304" calcext:value-type="float">
            <text:p>902304</text:p>
          </table:table-cell>
          <table:table-cell office:value-type="float" office:value="902208" calcext:value-type="float">
            <text:p>902208</text:p>
          </table:table-cell>
          <table:table-cell table:number-columns-repeated="5"/>
          <table:table-cell office:value-type="float" office:value="345000" calcext:value-type="float">
            <text:p>345000</text:p>
          </table:table-cell>
          <table:table-cell table:formula="of:=[.P452]-40" office:value-type="float" office:value="344960" calcext:value-type="float">
            <text:p>344960</text:p>
          </table:table-cell>
          <table:table-cell table:number-columns-repeated="14"/>
          <table:table-cell table:formula="of:=[.Q452]/44100" office:value-type="float" office:value="7.82222222222222" calcext:value-type="float">
            <text:p>7,82222222222222</text:p>
          </table:table-cell>
          <table:table-cell table:number-columns-repeated="1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11673035" calcext:value-type="float">
            <text:p>211673035</text:p>
          </table:table-cell>
          <table:table-cell table:number-columns-repeated="6"/>
          <table:table-cell office:value-type="float" office:value="904236" calcext:value-type="float">
            <text:p>904236</text:p>
          </table:table-cell>
          <table:table-cell office:value-type="float" office:value="904142" calcext:value-type="float">
            <text:p>904142</text:p>
          </table:table-cell>
          <table:table-cell table:number-columns-repeated="5"/>
          <table:table-cell office:value-type="float" office:value="345760" calcext:value-type="float">
            <text:p>345760</text:p>
          </table:table-cell>
          <table:table-cell table:formula="of:=[.P453]-40" office:value-type="float" office:value="345720" calcext:value-type="float">
            <text:p>345720</text:p>
          </table:table-cell>
          <table:table-cell table:number-columns-repeated="14"/>
          <table:table-cell table:formula="of:=[.Q453]/44100" office:value-type="float" office:value="7.83945578231293" calcext:value-type="float">
            <text:p>7,83945578231293</text:p>
          </table:table-cell>
          <table:table-cell table:number-columns-repeated="1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12162700" calcext:value-type="float">
            <text:p>212162700</text:p>
          </table:table-cell>
          <table:table-cell table:number-columns-repeated="6"/>
          <table:table-cell office:value-type="float" office:value="906252" calcext:value-type="float">
            <text:p>906252</text:p>
          </table:table-cell>
          <table:table-cell office:value-type="float" office:value="906160" calcext:value-type="float">
            <text:p>906160</text:p>
          </table:table-cell>
          <table:table-cell table:number-columns-repeated="5"/>
          <table:table-cell office:value-type="float" office:value="346560" calcext:value-type="float">
            <text:p>346560</text:p>
          </table:table-cell>
          <table:table-cell table:formula="of:=[.P454]-40" office:value-type="float" office:value="346520" calcext:value-type="float">
            <text:p>346520</text:p>
          </table:table-cell>
          <table:table-cell table:number-columns-repeated="14"/>
          <table:table-cell table:formula="of:=[.Q454]/44100" office:value-type="float" office:value="7.85759637188209" calcext:value-type="float">
            <text:p>7,85759637188209</text:p>
          </table:table-cell>
          <table:table-cell table:number-columns-repeated="1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12651593" calcext:value-type="float">
            <text:p>212651593</text:p>
          </table:table-cell>
          <table:table-cell table:number-columns-repeated="6"/>
          <table:table-cell office:value-type="float" office:value="908290" calcext:value-type="float">
            <text:p>908290</text:p>
          </table:table-cell>
          <table:table-cell office:value-type="float" office:value="908204" calcext:value-type="float">
            <text:p>908204</text:p>
          </table:table-cell>
          <table:table-cell table:number-columns-repeated="5"/>
          <table:table-cell office:value-type="float" office:value="347360" calcext:value-type="float">
            <text:p>347360</text:p>
          </table:table-cell>
          <table:table-cell table:formula="of:=[.P455]-40" office:value-type="float" office:value="347320" calcext:value-type="float">
            <text:p>347320</text:p>
          </table:table-cell>
          <table:table-cell table:number-columns-repeated="14"/>
          <table:table-cell table:formula="of:=[.Q455]/44100" office:value-type="float" office:value="7.87573696145125" calcext:value-type="float">
            <text:p>7,87573696145125</text:p>
          </table:table-cell>
          <table:table-cell table:number-columns-repeated="1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13163457" calcext:value-type="float">
            <text:p>213163457</text:p>
          </table:table-cell>
          <table:table-cell table:number-columns-repeated="6"/>
          <table:table-cell office:value-type="float" office:value="910418" calcext:value-type="float">
            <text:p>910418</text:p>
          </table:table-cell>
          <table:table-cell office:value-type="float" office:value="910248" calcext:value-type="float">
            <text:p>910248</text:p>
          </table:table-cell>
          <table:table-cell table:number-columns-repeated="5"/>
          <table:table-cell office:value-type="float" office:value="348200" calcext:value-type="float">
            <text:p>348200</text:p>
          </table:table-cell>
          <table:table-cell table:formula="of:=[.P456]-40" office:value-type="float" office:value="348160" calcext:value-type="float">
            <text:p>348160</text:p>
          </table:table-cell>
          <table:table-cell table:number-columns-repeated="14"/>
          <table:table-cell table:formula="of:=[.Q456]/44100" office:value-type="float" office:value="7.89478458049887" calcext:value-type="float">
            <text:p>7,89478458049887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13631393" calcext:value-type="float">
            <text:p>213631393</text:p>
          </table:table-cell>
          <table:table-cell table:number-columns-repeated="6"/>
          <table:table-cell office:value-type="float" office:value="912300" calcext:value-type="float">
            <text:p>912300</text:p>
          </table:table-cell>
          <table:table-cell office:value-type="float" office:value="912208" calcext:value-type="float">
            <text:p>912208</text:p>
          </table:table-cell>
          <table:table-cell table:number-columns-repeated="5"/>
          <table:table-cell office:value-type="float" office:value="348960" calcext:value-type="float">
            <text:p>348960</text:p>
          </table:table-cell>
          <table:table-cell table:formula="of:=[.P457]-40" office:value-type="float" office:value="348920" calcext:value-type="float">
            <text:p>348920</text:p>
          </table:table-cell>
          <table:table-cell table:number-columns-repeated="14"/>
          <table:table-cell table:formula="of:=[.Q457]/44100" office:value-type="float" office:value="7.91201814058957" calcext:value-type="float">
            <text:p>7,91201814058957</text:p>
          </table:table-cell>
          <table:table-cell table:number-columns-repeated="1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14095428" calcext:value-type="float">
            <text:p>214095428</text:p>
          </table:table-cell>
          <table:table-cell table:number-columns-repeated="6"/>
          <table:table-cell office:value-type="float" office:value="914364" calcext:value-type="float">
            <text:p>914364</text:p>
          </table:table-cell>
          <table:table-cell office:value-type="float" office:value="914258" calcext:value-type="float">
            <text:p>914258</text:p>
          </table:table-cell>
          <table:table-cell table:number-columns-repeated="5"/>
          <table:table-cell office:value-type="float" office:value="349720" calcext:value-type="float">
            <text:p>349720</text:p>
          </table:table-cell>
          <table:table-cell table:formula="of:=[.P458]-40" office:value-type="float" office:value="349680" calcext:value-type="float">
            <text:p>349680</text:p>
          </table:table-cell>
          <table:table-cell table:number-columns-repeated="14"/>
          <table:table-cell table:formula="of:=[.Q458]/44100" office:value-type="float" office:value="7.92925170068027" calcext:value-type="float">
            <text:p>7,92925170068027</text:p>
          </table:table-cell>
          <table:table-cell table:number-columns-repeated="1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14513478" calcext:value-type="float">
            <text:p>214513478</text:p>
          </table:table-cell>
          <table:table-cell table:number-columns-repeated="6"/>
          <table:table-cell office:value-type="float" office:value="916292" calcext:value-type="float">
            <text:p>916292</text:p>
          </table:table-cell>
          <table:table-cell office:value-type="float" office:value="916186" calcext:value-type="float">
            <text:p>916186</text:p>
          </table:table-cell>
          <table:table-cell table:number-columns-repeated="5"/>
          <table:table-cell office:value-type="float" office:value="350400" calcext:value-type="float">
            <text:p>350400</text:p>
          </table:table-cell>
          <table:table-cell table:formula="of:=[.P459]-40" office:value-type="float" office:value="350360" calcext:value-type="float">
            <text:p>350360</text:p>
          </table:table-cell>
          <table:table-cell table:number-columns-repeated="14"/>
          <table:table-cell table:formula="of:=[.Q459]/44100" office:value-type="float" office:value="7.94467120181406" calcext:value-type="float">
            <text:p>7,94467120181406</text:p>
          </table:table-cell>
          <table:table-cell table:number-columns-repeated="1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14953214" calcext:value-type="float">
            <text:p>214953214</text:p>
          </table:table-cell>
          <table:table-cell table:number-columns-repeated="6"/>
          <table:table-cell office:value-type="float" office:value="918342" calcext:value-type="float">
            <text:p>918342</text:p>
          </table:table-cell>
          <table:table-cell office:value-type="float" office:value="918240" calcext:value-type="float">
            <text:p>918240</text:p>
          </table:table-cell>
          <table:table-cell table:number-columns-repeated="5"/>
          <table:table-cell office:value-type="float" office:value="351120" calcext:value-type="float">
            <text:p>351120</text:p>
          </table:table-cell>
          <table:table-cell table:formula="of:=[.P460]-40" office:value-type="float" office:value="351080" calcext:value-type="float">
            <text:p>351080</text:p>
          </table:table-cell>
          <table:table-cell table:number-columns-repeated="14"/>
          <table:table-cell table:formula="of:=[.Q460]/44100" office:value-type="float" office:value="7.9609977324263" calcext:value-type="float">
            <text:p>7,9609977324263</text:p>
          </table:table-cell>
          <table:table-cell table:number-columns-repeated="1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15394878" calcext:value-type="float">
            <text:p>215394878</text:p>
          </table:table-cell>
          <table:table-cell table:number-columns-repeated="6"/>
          <table:table-cell office:value-type="float" office:value="920302" calcext:value-type="float">
            <text:p>920302</text:p>
          </table:table-cell>
          <table:table-cell office:value-type="float" office:value="920202" calcext:value-type="float">
            <text:p>920202</text:p>
          </table:table-cell>
          <table:table-cell table:number-columns-repeated="5"/>
          <table:table-cell office:value-type="float" office:value="351840" calcext:value-type="float">
            <text:p>351840</text:p>
          </table:table-cell>
          <table:table-cell table:formula="of:=[.P461]-40" office:value-type="float" office:value="351800" calcext:value-type="float">
            <text:p>351800</text:p>
          </table:table-cell>
          <table:table-cell table:number-columns-repeated="14"/>
          <table:table-cell table:formula="of:=[.Q461]/44100" office:value-type="float" office:value="7.97732426303855" calcext:value-type="float">
            <text:p>7,97732426303855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15859685" calcext:value-type="float">
            <text:p>215859685</text:p>
          </table:table-cell>
          <table:table-cell table:number-columns-repeated="6"/>
          <table:table-cell office:value-type="float" office:value="922330" calcext:value-type="float">
            <text:p>922330</text:p>
          </table:table-cell>
          <table:table-cell office:value-type="float" office:value="922232" calcext:value-type="float">
            <text:p>922232</text:p>
          </table:table-cell>
          <table:table-cell table:number-columns-repeated="5"/>
          <table:table-cell office:value-type="float" office:value="352600" calcext:value-type="float">
            <text:p>352600</text:p>
          </table:table-cell>
          <table:table-cell table:formula="of:=[.P462]-40" office:value-type="float" office:value="352560" calcext:value-type="float">
            <text:p>352560</text:p>
          </table:table-cell>
          <table:table-cell table:number-columns-repeated="14"/>
          <table:table-cell table:formula="of:=[.Q462]/44100" office:value-type="float" office:value="7.99455782312925" calcext:value-type="float">
            <text:p>7,99455782312925</text:p>
          </table:table-cell>
          <table:table-cell table:number-columns-repeated="1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16323335" calcext:value-type="float">
            <text:p>216323335</text:p>
          </table:table-cell>
          <table:table-cell table:number-columns-repeated="6"/>
          <table:table-cell office:value-type="float" office:value="924412" calcext:value-type="float">
            <text:p>924412</text:p>
          </table:table-cell>
          <table:table-cell office:value-type="float" office:value="924238" calcext:value-type="float">
            <text:p>924238</text:p>
          </table:table-cell>
          <table:table-cell table:number-columns-repeated="5"/>
          <table:table-cell office:value-type="float" office:value="353360" calcext:value-type="float">
            <text:p>353360</text:p>
          </table:table-cell>
          <table:table-cell table:formula="of:=[.P463]-40" office:value-type="float" office:value="353320" calcext:value-type="float">
            <text:p>353320</text:p>
          </table:table-cell>
          <table:table-cell table:number-columns-repeated="14"/>
          <table:table-cell table:formula="of:=[.Q463]/44100" office:value-type="float" office:value="8.01179138321995" calcext:value-type="float">
            <text:p>8,01179138321995</text:p>
          </table:table-cell>
          <table:table-cell table:number-columns-repeated="1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16789514" calcext:value-type="float">
            <text:p>216789514</text:p>
          </table:table-cell>
          <table:table-cell table:number-columns-repeated="6"/>
          <table:table-cell office:value-type="float" office:value="926376" calcext:value-type="float">
            <text:p>926376</text:p>
          </table:table-cell>
          <table:table-cell office:value-type="float" office:value="926282" calcext:value-type="float">
            <text:p>926282</text:p>
          </table:table-cell>
          <table:table-cell table:number-columns-repeated="5"/>
          <table:table-cell office:value-type="float" office:value="354120" calcext:value-type="float">
            <text:p>354120</text:p>
          </table:table-cell>
          <table:table-cell table:formula="of:=[.P464]-40" office:value-type="float" office:value="354080" calcext:value-type="float">
            <text:p>354080</text:p>
          </table:table-cell>
          <table:table-cell table:number-columns-repeated="14"/>
          <table:table-cell table:formula="of:=[.Q464]/44100" office:value-type="float" office:value="8.02902494331066" calcext:value-type="float">
            <text:p>8,02902494331066</text:p>
          </table:table-cell>
          <table:table-cell table:number-columns-repeated="1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17256378" calcext:value-type="float">
            <text:p>217256378</text:p>
          </table:table-cell>
          <table:table-cell table:number-columns-repeated="6"/>
          <table:table-cell office:value-type="float" office:value="928308" calcext:value-type="float">
            <text:p>928308</text:p>
          </table:table-cell>
          <table:table-cell office:value-type="float" office:value="928212" calcext:value-type="float">
            <text:p>928212</text:p>
          </table:table-cell>
          <table:table-cell table:number-columns-repeated="5"/>
          <table:table-cell office:value-type="float" office:value="354880" calcext:value-type="float">
            <text:p>354880</text:p>
          </table:table-cell>
          <table:table-cell table:formula="of:=[.P465]-40" office:value-type="float" office:value="354840" calcext:value-type="float">
            <text:p>354840</text:p>
          </table:table-cell>
          <table:table-cell table:number-columns-repeated="14"/>
          <table:table-cell table:formula="of:=[.Q465]/44100" office:value-type="float" office:value="8.04625850340136" calcext:value-type="float">
            <text:p>8,04625850340136</text:p>
          </table:table-cell>
          <table:table-cell table:number-columns-repeated="1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17721485" calcext:value-type="float">
            <text:p>217721485</text:p>
          </table:table-cell>
          <table:table-cell table:number-columns-repeated="6"/>
          <table:table-cell office:value-type="float" office:value="930322" calcext:value-type="float">
            <text:p>930322</text:p>
          </table:table-cell>
          <table:table-cell office:value-type="float" office:value="930228" calcext:value-type="float">
            <text:p>930228</text:p>
          </table:table-cell>
          <table:table-cell table:number-columns-repeated="5"/>
          <table:table-cell office:value-type="float" office:value="355640" calcext:value-type="float">
            <text:p>355640</text:p>
          </table:table-cell>
          <table:table-cell table:formula="of:=[.P466]-40" office:value-type="float" office:value="355600" calcext:value-type="float">
            <text:p>355600</text:p>
          </table:table-cell>
          <table:table-cell table:number-columns-repeated="14"/>
          <table:table-cell table:formula="of:=[.Q466]/44100" office:value-type="float" office:value="8.06349206349206" calcext:value-type="float">
            <text:p>8,06349206349206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18211235" calcext:value-type="float">
            <text:p>218211235</text:p>
          </table:table-cell>
          <table:table-cell table:number-columns-repeated="6"/>
          <table:table-cell office:value-type="float" office:value="932334" calcext:value-type="float">
            <text:p>932334</text:p>
          </table:table-cell>
          <table:table-cell office:value-type="float" office:value="932242" calcext:value-type="float">
            <text:p>932242</text:p>
          </table:table-cell>
          <table:table-cell table:number-columns-repeated="5"/>
          <table:table-cell office:value-type="float" office:value="356440" calcext:value-type="float">
            <text:p>356440</text:p>
          </table:table-cell>
          <table:table-cell table:formula="of:=[.P467]-40" office:value-type="float" office:value="356400" calcext:value-type="float">
            <text:p>356400</text:p>
          </table:table-cell>
          <table:table-cell table:number-columns-repeated="14"/>
          <table:table-cell table:formula="of:=[.Q467]/44100" office:value-type="float" office:value="8.08163265306122" calcext:value-type="float">
            <text:p>8,08163265306122</text:p>
          </table:table-cell>
          <table:table-cell table:number-columns-repeated="1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18676771" calcext:value-type="float">
            <text:p>218676771</text:p>
          </table:table-cell>
          <table:table-cell table:number-columns-repeated="6"/>
          <table:table-cell office:value-type="float" office:value="934328" calcext:value-type="float">
            <text:p>934328</text:p>
          </table:table-cell>
          <table:table-cell office:value-type="float" office:value="934160" calcext:value-type="float">
            <text:p>934160</text:p>
          </table:table-cell>
          <table:table-cell table:number-columns-repeated="5"/>
          <table:table-cell office:value-type="float" office:value="357200" calcext:value-type="float">
            <text:p>357200</text:p>
          </table:table-cell>
          <table:table-cell table:formula="of:=[.P468]-40" office:value-type="float" office:value="357160" calcext:value-type="float">
            <text:p>357160</text:p>
          </table:table-cell>
          <table:table-cell table:number-columns-repeated="14"/>
          <table:table-cell table:formula="of:=[.Q468]/44100" office:value-type="float" office:value="8.09886621315193" calcext:value-type="float">
            <text:p>8,09886621315193</text:p>
          </table:table-cell>
          <table:table-cell table:number-columns-repeated="1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19165578" calcext:value-type="float">
            <text:p>219165578</text:p>
          </table:table-cell>
          <table:table-cell table:number-columns-repeated="6"/>
          <table:table-cell office:value-type="float" office:value="936384" calcext:value-type="float">
            <text:p>936384</text:p>
          </table:table-cell>
          <table:table-cell office:value-type="float" office:value="936288" calcext:value-type="float">
            <text:p>936288</text:p>
          </table:table-cell>
          <table:table-cell table:number-columns-repeated="5"/>
          <table:table-cell office:value-type="float" office:value="358000" calcext:value-type="float">
            <text:p>358000</text:p>
          </table:table-cell>
          <table:table-cell table:formula="of:=[.P469]-40" office:value-type="float" office:value="357960" calcext:value-type="float">
            <text:p>357960</text:p>
          </table:table-cell>
          <table:table-cell table:number-columns-repeated="14"/>
          <table:table-cell table:formula="of:=[.Q469]/44100" office:value-type="float" office:value="8.11700680272109" calcext:value-type="float">
            <text:p>8,11700680272109</text:p>
          </table:table-cell>
          <table:table-cell table:number-columns-repeated="1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19631414" calcext:value-type="float">
            <text:p>219631414</text:p>
          </table:table-cell>
          <table:table-cell table:number-columns-repeated="6"/>
          <table:table-cell office:value-type="float" office:value="938364" calcext:value-type="float">
            <text:p>938364</text:p>
          </table:table-cell>
          <table:table-cell office:value-type="float" office:value="938266" calcext:value-type="float">
            <text:p>938266</text:p>
          </table:table-cell>
          <table:table-cell table:number-columns-repeated="5"/>
          <table:table-cell office:value-type="float" office:value="358760" calcext:value-type="float">
            <text:p>358760</text:p>
          </table:table-cell>
          <table:table-cell table:formula="of:=[.P470]-40" office:value-type="float" office:value="358720" calcext:value-type="float">
            <text:p>358720</text:p>
          </table:table-cell>
          <table:table-cell table:number-columns-repeated="14"/>
          <table:table-cell table:formula="of:=[.Q470]/44100" office:value-type="float" office:value="8.13424036281179" calcext:value-type="float">
            <text:p>8,13424036281179</text:p>
          </table:table-cell>
          <table:table-cell table:number-columns-repeated="1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0095793" calcext:value-type="float">
            <text:p>220095793</text:p>
          </table:table-cell>
          <table:table-cell table:number-columns-repeated="6"/>
          <table:table-cell office:value-type="float" office:value="940412" calcext:value-type="float">
            <text:p>940412</text:p>
          </table:table-cell>
          <table:table-cell office:value-type="float" office:value="940316" calcext:value-type="float">
            <text:p>940316</text:p>
          </table:table-cell>
          <table:table-cell table:number-columns-repeated="5"/>
          <table:table-cell office:value-type="float" office:value="359520" calcext:value-type="float">
            <text:p>359520</text:p>
          </table:table-cell>
          <table:table-cell table:formula="of:=[.P471]-40" office:value-type="float" office:value="359480" calcext:value-type="float">
            <text:p>359480</text:p>
          </table:table-cell>
          <table:table-cell table:number-columns-repeated="14"/>
          <table:table-cell table:formula="of:=[.Q471]/44100" office:value-type="float" office:value="8.1514739229025" calcext:value-type="float">
            <text:p>8,1514739229025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0562443" calcext:value-type="float">
            <text:p>220562443</text:p>
          </table:table-cell>
          <table:table-cell table:number-columns-repeated="6"/>
          <table:table-cell office:value-type="float" office:value="942354" calcext:value-type="float">
            <text:p>942354</text:p>
          </table:table-cell>
          <table:table-cell office:value-type="float" office:value="942258" calcext:value-type="float">
            <text:p>942258</text:p>
          </table:table-cell>
          <table:table-cell table:number-columns-repeated="5"/>
          <table:table-cell office:value-type="float" office:value="360280" calcext:value-type="float">
            <text:p>360280</text:p>
          </table:table-cell>
          <table:table-cell table:formula="of:=[.P472]-40" office:value-type="float" office:value="360240" calcext:value-type="float">
            <text:p>360240</text:p>
          </table:table-cell>
          <table:table-cell table:number-columns-repeated="14"/>
          <table:table-cell table:formula="of:=[.Q472]/44100" office:value-type="float" office:value="8.1687074829932" calcext:value-type="float">
            <text:p>8,1687074829932</text:p>
          </table:table-cell>
          <table:table-cell table:number-columns-repeated="1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21050050" calcext:value-type="float">
            <text:p>221050050</text:p>
          </table:table-cell>
          <table:table-cell table:number-columns-repeated="6"/>
          <table:table-cell office:value-type="float" office:value="944452" calcext:value-type="float">
            <text:p>944452</text:p>
          </table:table-cell>
          <table:table-cell office:value-type="float" office:value="944282" calcext:value-type="float">
            <text:p>944282</text:p>
          </table:table-cell>
          <table:table-cell table:number-columns-repeated="5"/>
          <table:table-cell office:value-type="float" office:value="361080" calcext:value-type="float">
            <text:p>361080</text:p>
          </table:table-cell>
          <table:table-cell table:formula="of:=[.P473]-40" office:value-type="float" office:value="361040" calcext:value-type="float">
            <text:p>361040</text:p>
          </table:table-cell>
          <table:table-cell table:number-columns-repeated="14"/>
          <table:table-cell table:formula="of:=[.Q473]/44100" office:value-type="float" office:value="8.18684807256236" calcext:value-type="float">
            <text:p>8,18684807256236</text:p>
          </table:table-cell>
          <table:table-cell table:number-columns-repeated="1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21517814" calcext:value-type="float">
            <text:p>221517814</text:p>
          </table:table-cell>
          <table:table-cell table:number-columns-repeated="6"/>
          <table:table-cell office:value-type="float" office:value="946342" calcext:value-type="float">
            <text:p>946342</text:p>
          </table:table-cell>
          <table:table-cell office:value-type="float" office:value="946248" calcext:value-type="float">
            <text:p>946248</text:p>
          </table:table-cell>
          <table:table-cell table:number-columns-repeated="5"/>
          <table:table-cell office:value-type="float" office:value="361840" calcext:value-type="float">
            <text:p>361840</text:p>
          </table:table-cell>
          <table:table-cell table:formula="of:=[.P474]-40" office:value-type="float" office:value="361800" calcext:value-type="float">
            <text:p>361800</text:p>
          </table:table-cell>
          <table:table-cell table:number-columns-repeated="14"/>
          <table:table-cell table:formula="of:=[.Q474]/44100" office:value-type="float" office:value="8.20408163265306" calcext:value-type="float">
            <text:p>8,20408163265306</text:p>
          </table:table-cell>
          <table:table-cell table:number-columns-repeated="1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22029893" calcext:value-type="float">
            <text:p>222029893</text:p>
          </table:table-cell>
          <table:table-cell table:number-columns-repeated="6"/>
          <table:table-cell office:value-type="float" office:value="948460" calcext:value-type="float">
            <text:p>948460</text:p>
          </table:table-cell>
          <table:table-cell office:value-type="float" office:value="948296" calcext:value-type="float">
            <text:p>948296</text:p>
          </table:table-cell>
          <table:table-cell table:number-columns-repeated="5"/>
          <table:table-cell office:value-type="float" office:value="362680" calcext:value-type="float">
            <text:p>362680</text:p>
          </table:table-cell>
          <table:table-cell table:formula="of:=[.P475]-40" office:value-type="float" office:value="362640" calcext:value-type="float">
            <text:p>362640</text:p>
          </table:table-cell>
          <table:table-cell table:number-columns-repeated="14"/>
          <table:table-cell table:formula="of:=[.Q475]/44100" office:value-type="float" office:value="8.22312925170068" calcext:value-type="float">
            <text:p>8,22312925170068</text:p>
          </table:table-cell>
          <table:table-cell table:number-columns-repeated="1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22521014" calcext:value-type="float">
            <text:p>222521014</text:p>
          </table:table-cell>
          <table:table-cell table:number-columns-repeated="6"/>
          <table:table-cell office:value-type="float" office:value="950394" calcext:value-type="float">
            <text:p>950394</text:p>
          </table:table-cell>
          <table:table-cell office:value-type="float" office:value="950302" calcext:value-type="float">
            <text:p>950302</text:p>
          </table:table-cell>
          <table:table-cell table:number-columns-repeated="5"/>
          <table:table-cell office:value-type="float" office:value="363480" calcext:value-type="float">
            <text:p>363480</text:p>
          </table:table-cell>
          <table:table-cell table:formula="of:=[.P476]-40" office:value-type="float" office:value="363440" calcext:value-type="float">
            <text:p>363440</text:p>
          </table:table-cell>
          <table:table-cell table:number-columns-repeated="14"/>
          <table:table-cell table:formula="of:=[.Q476]/44100" office:value-type="float" office:value="8.24126984126984" calcext:value-type="float">
            <text:p>8,24126984126984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23009093" calcext:value-type="float">
            <text:p>223009093</text:p>
          </table:table-cell>
          <table:table-cell table:number-columns-repeated="6"/>
          <table:table-cell office:value-type="float" office:value="952484" calcext:value-type="float">
            <text:p>952484</text:p>
          </table:table-cell>
          <table:table-cell office:value-type="float" office:value="952312" calcext:value-type="float">
            <text:p>952312</text:p>
          </table:table-cell>
          <table:table-cell table:number-columns-repeated="5"/>
          <table:table-cell office:value-type="float" office:value="364280" calcext:value-type="float">
            <text:p>364280</text:p>
          </table:table-cell>
          <table:table-cell table:formula="of:=[.P477]-40" office:value-type="float" office:value="364240" calcext:value-type="float">
            <text:p>364240</text:p>
          </table:table-cell>
          <table:table-cell table:number-columns-repeated="14"/>
          <table:table-cell table:formula="of:=[.Q477]/44100" office:value-type="float" office:value="8.259410430839" calcext:value-type="float">
            <text:p>8,259410430839</text:p>
          </table:table-cell>
          <table:table-cell table:number-columns-repeated="1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3427528" calcext:value-type="float">
            <text:p>223427528</text:p>
          </table:table-cell>
          <table:table-cell table:number-columns-repeated="6"/>
          <table:table-cell office:value-type="float" office:value="954394" calcext:value-type="float">
            <text:p>954394</text:p>
          </table:table-cell>
          <table:table-cell office:value-type="float" office:value="954286" calcext:value-type="float">
            <text:p>954286</text:p>
          </table:table-cell>
          <table:table-cell table:number-columns-repeated="5"/>
          <table:table-cell office:value-type="float" office:value="364960" calcext:value-type="float">
            <text:p>364960</text:p>
          </table:table-cell>
          <table:table-cell table:formula="of:=[.P478]-40" office:value-type="float" office:value="364920" calcext:value-type="float">
            <text:p>364920</text:p>
          </table:table-cell>
          <table:table-cell table:number-columns-repeated="14"/>
          <table:table-cell table:formula="of:=[.Q478]/44100" office:value-type="float" office:value="8.27482993197279" calcext:value-type="float">
            <text:p>8,27482993197279</text:p>
          </table:table-cell>
          <table:table-cell table:number-columns-repeated="1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23843435" calcext:value-type="float">
            <text:p>223843435</text:p>
          </table:table-cell>
          <table:table-cell table:number-columns-repeated="6"/>
          <table:table-cell office:value-type="float" office:value="956422" calcext:value-type="float">
            <text:p>956422</text:p>
          </table:table-cell>
          <table:table-cell office:value-type="float" office:value="956312" calcext:value-type="float">
            <text:p>956312</text:p>
          </table:table-cell>
          <table:table-cell table:number-columns-repeated="5"/>
          <table:table-cell office:value-type="float" office:value="365640" calcext:value-type="float">
            <text:p>365640</text:p>
          </table:table-cell>
          <table:table-cell table:formula="of:=[.P479]-40" office:value-type="float" office:value="365600" calcext:value-type="float">
            <text:p>365600</text:p>
          </table:table-cell>
          <table:table-cell table:number-columns-repeated="14"/>
          <table:table-cell table:formula="of:=[.Q479]/44100" office:value-type="float" office:value="8.29024943310658" calcext:value-type="float">
            <text:p>8,29024943310658</text:p>
          </table:table-cell>
          <table:table-cell table:number-columns-repeated="1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24259171" calcext:value-type="float">
            <text:p>224259171</text:p>
          </table:table-cell>
          <table:table-cell table:number-columns-repeated="6"/>
          <table:table-cell office:value-type="float" office:value="958444" calcext:value-type="float">
            <text:p>958444</text:p>
          </table:table-cell>
          <table:table-cell office:value-type="float" office:value="958338" calcext:value-type="float">
            <text:p>958338</text:p>
          </table:table-cell>
          <table:table-cell table:number-columns-repeated="5"/>
          <table:table-cell office:value-type="float" office:value="366320" calcext:value-type="float">
            <text:p>366320</text:p>
          </table:table-cell>
          <table:table-cell table:formula="of:=[.P480]-40" office:value-type="float" office:value="366280" calcext:value-type="float">
            <text:p>366280</text:p>
          </table:table-cell>
          <table:table-cell table:number-columns-repeated="14"/>
          <table:table-cell table:formula="of:=[.Q480]/44100" office:value-type="float" office:value="8.30566893424036" calcext:value-type="float">
            <text:p>8,30566893424036</text:p>
          </table:table-cell>
          <table:table-cell table:number-columns-repeated="1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4675721" calcext:value-type="float">
            <text:p>224675721</text:p>
          </table:table-cell>
          <table:table-cell table:number-columns-repeated="6"/>
          <table:table-cell office:value-type="float" office:value="960442" calcext:value-type="float">
            <text:p>960442</text:p>
          </table:table-cell>
          <table:table-cell office:value-type="float" office:value="960334" calcext:value-type="float">
            <text:p>960334</text:p>
          </table:table-cell>
          <table:table-cell table:number-columns-repeated="5"/>
          <table:table-cell office:value-type="float" office:value="367000" calcext:value-type="float">
            <text:p>367000</text:p>
          </table:table-cell>
          <table:table-cell table:formula="of:=[.P481]-40" office:value-type="float" office:value="366960" calcext:value-type="float">
            <text:p>366960</text:p>
          </table:table-cell>
          <table:table-cell table:number-columns-repeated="14"/>
          <table:table-cell table:formula="of:=[.Q481]/44100" office:value-type="float" office:value="8.32108843537415" calcext:value-type="float">
            <text:p>8,32108843537415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5092571" calcext:value-type="float">
            <text:p>225092571</text:p>
          </table:table-cell>
          <table:table-cell table:number-columns-repeated="6"/>
          <table:table-cell office:value-type="float" office:value="962426" calcext:value-type="float">
            <text:p>962426</text:p>
          </table:table-cell>
          <table:table-cell office:value-type="float" office:value="962318" calcext:value-type="float">
            <text:p>962318</text:p>
          </table:table-cell>
          <table:table-cell table:number-columns-repeated="5"/>
          <table:table-cell office:value-type="float" office:value="367680" calcext:value-type="float">
            <text:p>367680</text:p>
          </table:table-cell>
          <table:table-cell table:formula="of:=[.P482]-40" office:value-type="float" office:value="367640" calcext:value-type="float">
            <text:p>367640</text:p>
          </table:table-cell>
          <table:table-cell table:number-columns-repeated="14"/>
          <table:table-cell table:formula="of:=[.Q482]/44100" office:value-type="float" office:value="8.33650793650794" calcext:value-type="float">
            <text:p>8,33650793650794</text:p>
          </table:table-cell>
          <table:table-cell table:number-columns-repeated="1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5532907" calcext:value-type="float">
            <text:p>225532907</text:p>
          </table:table-cell>
          <table:table-cell table:number-columns-repeated="6"/>
          <table:table-cell office:value-type="float" office:value="964448" calcext:value-type="float">
            <text:p>964448</text:p>
          </table:table-cell>
          <table:table-cell office:value-type="float" office:value="964346" calcext:value-type="float">
            <text:p>964346</text:p>
          </table:table-cell>
          <table:table-cell table:number-columns-repeated="5"/>
          <table:table-cell office:value-type="float" office:value="368400" calcext:value-type="float">
            <text:p>368400</text:p>
          </table:table-cell>
          <table:table-cell table:formula="of:=[.P483]-40" office:value-type="float" office:value="368360" calcext:value-type="float">
            <text:p>368360</text:p>
          </table:table-cell>
          <table:table-cell table:number-columns-repeated="14"/>
          <table:table-cell table:formula="of:=[.Q483]/44100" office:value-type="float" office:value="8.35283446712018" calcext:value-type="float">
            <text:p>8,35283446712018</text:p>
          </table:table-cell>
          <table:table-cell table:number-columns-repeated="1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25972557" calcext:value-type="float">
            <text:p>225972557</text:p>
          </table:table-cell>
          <table:table-cell table:number-columns-repeated="6"/>
          <table:table-cell office:value-type="float" office:value="966516" calcext:value-type="float">
            <text:p>966516</text:p>
          </table:table-cell>
          <table:table-cell office:value-type="float" office:value="966336" calcext:value-type="float">
            <text:p>966336</text:p>
          </table:table-cell>
          <table:table-cell table:number-columns-repeated="5"/>
          <table:table-cell office:value-type="float" office:value="369120" calcext:value-type="float">
            <text:p>369120</text:p>
          </table:table-cell>
          <table:table-cell table:formula="of:=[.P484]-40" office:value-type="float" office:value="369080" calcext:value-type="float">
            <text:p>369080</text:p>
          </table:table-cell>
          <table:table-cell table:number-columns-repeated="14"/>
          <table:table-cell table:formula="of:=[.Q484]/44100" office:value-type="float" office:value="8.36916099773243" calcext:value-type="float">
            <text:p>8,36916099773243</text:p>
          </table:table-cell>
          <table:table-cell table:number-columns-repeated="1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26413835" calcext:value-type="float">
            <text:p>226413835</text:p>
          </table:table-cell>
          <table:table-cell table:number-columns-repeated="6"/>
          <table:table-cell office:value-type="float" office:value="968494" calcext:value-type="float">
            <text:p>968494</text:p>
          </table:table-cell>
          <table:table-cell office:value-type="float" office:value="968392" calcext:value-type="float">
            <text:p>968392</text:p>
          </table:table-cell>
          <table:table-cell table:number-columns-repeated="5"/>
          <table:table-cell office:value-type="float" office:value="369840" calcext:value-type="float">
            <text:p>369840</text:p>
          </table:table-cell>
          <table:table-cell table:formula="of:=[.P485]-40" office:value-type="float" office:value="369800" calcext:value-type="float">
            <text:p>369800</text:p>
          </table:table-cell>
          <table:table-cell table:number-columns-repeated="14"/>
          <table:table-cell table:formula="of:=[.Q485]/44100" office:value-type="float" office:value="8.38548752834467" calcext:value-type="float">
            <text:p>8,38548752834467</text:p>
          </table:table-cell>
          <table:table-cell table:number-columns-repeated="1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26855500" calcext:value-type="float">
            <text:p>226855500</text:p>
          </table:table-cell>
          <table:table-cell table:number-columns-repeated="6"/>
          <table:table-cell office:value-type="float" office:value="970454" calcext:value-type="float">
            <text:p>970454</text:p>
          </table:table-cell>
          <table:table-cell office:value-type="float" office:value="970354" calcext:value-type="float">
            <text:p>970354</text:p>
          </table:table-cell>
          <table:table-cell table:number-columns-repeated="5"/>
          <table:table-cell office:value-type="float" office:value="370560" calcext:value-type="float">
            <text:p>370560</text:p>
          </table:table-cell>
          <table:table-cell table:formula="of:=[.P486]-40" office:value-type="float" office:value="370520" calcext:value-type="float">
            <text:p>370520</text:p>
          </table:table-cell>
          <table:table-cell table:number-columns-repeated="14"/>
          <table:table-cell table:formula="of:=[.Q486]/44100" office:value-type="float" office:value="8.40181405895692" calcext:value-type="float">
            <text:p>8,40181405895692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7320178" calcext:value-type="float">
            <text:p>227320178</text:p>
          </table:table-cell>
          <table:table-cell table:number-columns-repeated="6"/>
          <table:table-cell office:value-type="float" office:value="972488" calcext:value-type="float">
            <text:p>972488</text:p>
          </table:table-cell>
          <table:table-cell office:value-type="float" office:value="972390" calcext:value-type="float">
            <text:p>972390</text:p>
          </table:table-cell>
          <table:table-cell table:number-columns-repeated="5"/>
          <table:table-cell office:value-type="float" office:value="371320" calcext:value-type="float">
            <text:p>371320</text:p>
          </table:table-cell>
          <table:table-cell table:formula="of:=[.P487]-40" office:value-type="float" office:value="371280" calcext:value-type="float">
            <text:p>371280</text:p>
          </table:table-cell>
          <table:table-cell table:number-columns-repeated="14"/>
          <table:table-cell table:formula="of:=[.Q487]/44100" office:value-type="float" office:value="8.41904761904762" calcext:value-type="float">
            <text:p>8,41904761904762</text:p>
          </table:table-cell>
          <table:table-cell table:number-columns-repeated="1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27761071" calcext:value-type="float">
            <text:p>227761071</text:p>
          </table:table-cell>
          <table:table-cell table:number-columns-repeated="6"/>
          <table:table-cell office:value-type="float" office:value="974498" calcext:value-type="float">
            <text:p>974498</text:p>
          </table:table-cell>
          <table:table-cell office:value-type="float" office:value="974398" calcext:value-type="float">
            <text:p>974398</text:p>
          </table:table-cell>
          <table:table-cell table:number-columns-repeated="5"/>
          <table:table-cell office:value-type="float" office:value="372040" calcext:value-type="float">
            <text:p>372040</text:p>
          </table:table-cell>
          <table:table-cell table:formula="of:=[.P488]-40" office:value-type="float" office:value="372000" calcext:value-type="float">
            <text:p>372000</text:p>
          </table:table-cell>
          <table:table-cell table:number-columns-repeated="14"/>
          <table:table-cell table:formula="of:=[.Q488]/44100" office:value-type="float" office:value="8.43537414965986" calcext:value-type="float">
            <text:p>8,43537414965986</text:p>
          </table:table-cell>
          <table:table-cell table:number-columns-repeated="1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8203421" calcext:value-type="float">
            <text:p>228203421</text:p>
          </table:table-cell>
          <table:table-cell table:number-columns-repeated="6"/>
          <table:table-cell office:value-type="float" office:value="976426" calcext:value-type="float">
            <text:p>976426</text:p>
          </table:table-cell>
          <table:table-cell office:value-type="float" office:value="976328" calcext:value-type="float">
            <text:p>976328</text:p>
          </table:table-cell>
          <table:table-cell table:number-columns-repeated="5"/>
          <table:table-cell office:value-type="float" office:value="372760" calcext:value-type="float">
            <text:p>372760</text:p>
          </table:table-cell>
          <table:table-cell table:formula="of:=[.P489]-40" office:value-type="float" office:value="372720" calcext:value-type="float">
            <text:p>372720</text:p>
          </table:table-cell>
          <table:table-cell table:number-columns-repeated="14"/>
          <table:table-cell table:formula="of:=[.Q489]/44100" office:value-type="float" office:value="8.45170068027211" calcext:value-type="float">
            <text:p>8,45170068027211</text:p>
          </table:table-cell>
          <table:table-cell table:number-columns-repeated="1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8668400" calcext:value-type="float">
            <text:p>228668400</text:p>
          </table:table-cell>
          <table:table-cell table:number-columns-repeated="6"/>
          <table:table-cell office:value-type="float" office:value="978446" calcext:value-type="float">
            <text:p>978446</text:p>
          </table:table-cell>
          <table:table-cell office:value-type="float" office:value="978348" calcext:value-type="float">
            <text:p>978348</text:p>
          </table:table-cell>
          <table:table-cell table:number-columns-repeated="5"/>
          <table:table-cell office:value-type="float" office:value="373520" calcext:value-type="float">
            <text:p>373520</text:p>
          </table:table-cell>
          <table:table-cell table:formula="of:=[.P490]-40" office:value-type="float" office:value="373480" calcext:value-type="float">
            <text:p>373480</text:p>
          </table:table-cell>
          <table:table-cell table:number-columns-repeated="14"/>
          <table:table-cell table:formula="of:=[.Q490]/44100" office:value-type="float" office:value="8.46893424036281" calcext:value-type="float">
            <text:p>8,46893424036281</text:p>
          </table:table-cell>
          <table:table-cell table:number-columns-repeated="1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29109935" calcext:value-type="float">
            <text:p>229109935</text:p>
          </table:table-cell>
          <table:table-cell table:number-columns-repeated="6"/>
          <table:table-cell office:value-type="float" office:value="980426" calcext:value-type="float">
            <text:p>980426</text:p>
          </table:table-cell>
          <table:table-cell office:value-type="float" office:value="980254" calcext:value-type="float">
            <text:p>980254</text:p>
          </table:table-cell>
          <table:table-cell table:number-columns-repeated="5"/>
          <table:table-cell office:value-type="float" office:value="374240" calcext:value-type="float">
            <text:p>374240</text:p>
          </table:table-cell>
          <table:table-cell table:formula="of:=[.P491]-40" office:value-type="float" office:value="374200" calcext:value-type="float">
            <text:p>374200</text:p>
          </table:table-cell>
          <table:table-cell table:number-columns-repeated="14"/>
          <table:table-cell table:formula="of:=[.Q491]/44100" office:value-type="float" office:value="8.48526077097506" calcext:value-type="float">
            <text:p>8,4852607709750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9597971" calcext:value-type="float">
            <text:p>229597971</text:p>
          </table:table-cell>
          <table:table-cell table:number-columns-repeated="6"/>
          <table:table-cell office:value-type="float" office:value="982504" calcext:value-type="float">
            <text:p>982504</text:p>
          </table:table-cell>
          <table:table-cell office:value-type="float" office:value="982408" calcext:value-type="float">
            <text:p>982408</text:p>
          </table:table-cell>
          <table:table-cell table:number-columns-repeated="5"/>
          <table:table-cell office:value-type="float" office:value="375040" calcext:value-type="float">
            <text:p>375040</text:p>
          </table:table-cell>
          <table:table-cell table:formula="of:=[.P492]-40" office:value-type="float" office:value="375000" calcext:value-type="float">
            <text:p>375000</text:p>
          </table:table-cell>
          <table:table-cell table:number-columns-repeated="14"/>
          <table:table-cell table:formula="of:=[.Q492]/44100" office:value-type="float" office:value="8.50340136054422" calcext:value-type="float">
            <text:p>8,50340136054422</text:p>
          </table:table-cell>
          <table:table-cell table:number-columns-repeated="1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0063635" calcext:value-type="float">
            <text:p>230063635</text:p>
          </table:table-cell>
          <table:table-cell table:number-columns-repeated="6"/>
          <table:table-cell office:value-type="float" office:value="984492" calcext:value-type="float">
            <text:p>984492</text:p>
          </table:table-cell>
          <table:table-cell office:value-type="float" office:value="984396" calcext:value-type="float">
            <text:p>984396</text:p>
          </table:table-cell>
          <table:table-cell table:number-columns-repeated="5"/>
          <table:table-cell office:value-type="float" office:value="375800" calcext:value-type="float">
            <text:p>375800</text:p>
          </table:table-cell>
          <table:table-cell table:formula="of:=[.P493]-40" office:value-type="float" office:value="375760" calcext:value-type="float">
            <text:p>375760</text:p>
          </table:table-cell>
          <table:table-cell table:number-columns-repeated="14"/>
          <table:table-cell table:formula="of:=[.Q493]/44100" office:value-type="float" office:value="8.52063492063492" calcext:value-type="float">
            <text:p>8,52063492063492</text:p>
          </table:table-cell>
          <table:table-cell table:number-columns-repeated="1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0505557" calcext:value-type="float">
            <text:p>230505557</text:p>
          </table:table-cell>
          <table:table-cell table:number-columns-repeated="6"/>
          <table:table-cell office:value-type="float" office:value="986454" calcext:value-type="float">
            <text:p>986454</text:p>
          </table:table-cell>
          <table:table-cell office:value-type="float" office:value="986280" calcext:value-type="float">
            <text:p>986280</text:p>
          </table:table-cell>
          <table:table-cell table:number-columns-repeated="5"/>
          <table:table-cell office:value-type="float" office:value="376520" calcext:value-type="float">
            <text:p>376520</text:p>
          </table:table-cell>
          <table:table-cell table:formula="of:=[.P494]-40" office:value-type="float" office:value="376480" calcext:value-type="float">
            <text:p>376480</text:p>
          </table:table-cell>
          <table:table-cell table:number-columns-repeated="14"/>
          <table:table-cell table:formula="of:=[.Q494]/44100" office:value-type="float" office:value="8.53696145124717" calcext:value-type="float">
            <text:p>8,53696145124717</text:p>
          </table:table-cell>
          <table:table-cell table:number-columns-repeated="1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0994021" calcext:value-type="float">
            <text:p>230994021</text:p>
          </table:table-cell>
          <table:table-cell table:number-columns-repeated="6"/>
          <table:table-cell office:value-type="float" office:value="988512" calcext:value-type="float">
            <text:p>988512</text:p>
          </table:table-cell>
          <table:table-cell office:value-type="float" office:value="988418" calcext:value-type="float">
            <text:p>988418</text:p>
          </table:table-cell>
          <table:table-cell table:number-columns-repeated="5"/>
          <table:table-cell office:value-type="float" office:value="377320" calcext:value-type="float">
            <text:p>377320</text:p>
          </table:table-cell>
          <table:table-cell table:formula="of:=[.P495]-40" office:value-type="float" office:value="377280" calcext:value-type="float">
            <text:p>377280</text:p>
          </table:table-cell>
          <table:table-cell table:number-columns-repeated="14"/>
          <table:table-cell table:formula="of:=[.Q495]/44100" office:value-type="float" office:value="8.55510204081633" calcext:value-type="float">
            <text:p>8,55510204081633</text:p>
          </table:table-cell>
          <table:table-cell table:number-columns-repeated="1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1481971" calcext:value-type="float">
            <text:p>231481971</text:p>
          </table:table-cell>
          <table:table-cell table:number-columns-repeated="6"/>
          <table:table-cell office:value-type="float" office:value="990608" calcext:value-type="float">
            <text:p>990608</text:p>
          </table:table-cell>
          <table:table-cell office:value-type="float" office:value="990438" calcext:value-type="float">
            <text:p>990438</text:p>
          </table:table-cell>
          <table:table-cell table:number-columns-repeated="5"/>
          <table:table-cell office:value-type="float" office:value="378120" calcext:value-type="float">
            <text:p>378120</text:p>
          </table:table-cell>
          <table:table-cell table:formula="of:=[.P496]-40" office:value-type="float" office:value="378080" calcext:value-type="float">
            <text:p>378080</text:p>
          </table:table-cell>
          <table:table-cell table:number-columns-repeated="14"/>
          <table:table-cell table:formula="of:=[.Q496]/44100" office:value-type="float" office:value="8.57324263038549" calcext:value-type="float">
            <text:p>8,57324263038549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31949693" calcext:value-type="float">
            <text:p>231949693</text:p>
          </table:table-cell>
          <table:table-cell table:number-columns-repeated="6"/>
          <table:table-cell office:value-type="float" office:value="992500" calcext:value-type="float">
            <text:p>992500</text:p>
          </table:table-cell>
          <table:table-cell office:value-type="float" office:value="992408" calcext:value-type="float">
            <text:p>992408</text:p>
          </table:table-cell>
          <table:table-cell table:number-columns-repeated="5"/>
          <table:table-cell office:value-type="float" office:value="378880" calcext:value-type="float">
            <text:p>378880</text:p>
          </table:table-cell>
          <table:table-cell table:formula="of:=[.P497]-40" office:value-type="float" office:value="378840" calcext:value-type="float">
            <text:p>378840</text:p>
          </table:table-cell>
          <table:table-cell table:number-columns-repeated="14"/>
          <table:table-cell table:formula="of:=[.Q497]/44100" office:value-type="float" office:value="8.59047619047619" calcext:value-type="float">
            <text:p>8,59047619047619</text:p>
          </table:table-cell>
          <table:table-cell table:number-columns-repeated="1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32440043" calcext:value-type="float">
            <text:p>232440043</text:p>
          </table:table-cell>
          <table:table-cell table:number-columns-repeated="6"/>
          <table:table-cell office:value-type="float" office:value="994484" calcext:value-type="float">
            <text:p>994484</text:p>
          </table:table-cell>
          <table:table-cell office:value-type="float" office:value="994390" calcext:value-type="float">
            <text:p>994390</text:p>
          </table:table-cell>
          <table:table-cell table:number-columns-repeated="5"/>
          <table:table-cell office:value-type="float" office:value="379680" calcext:value-type="float">
            <text:p>379680</text:p>
          </table:table-cell>
          <table:table-cell table:formula="of:=[.P498]-40" office:value-type="float" office:value="379640" calcext:value-type="float">
            <text:p>379640</text:p>
          </table:table-cell>
          <table:table-cell table:number-columns-repeated="14"/>
          <table:table-cell table:formula="of:=[.Q498]/44100" office:value-type="float" office:value="8.60861678004535" calcext:value-type="float">
            <text:p>8,60861678004535</text:p>
          </table:table-cell>
          <table:table-cell table:number-columns-repeated="1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2879650" calcext:value-type="float">
            <text:p>232879650</text:p>
          </table:table-cell>
          <table:table-cell table:number-columns-repeated="6"/>
          <table:table-cell office:value-type="float" office:value="996540" calcext:value-type="float">
            <text:p>996540</text:p>
          </table:table-cell>
          <table:table-cell office:value-type="float" office:value="996432" calcext:value-type="float">
            <text:p>996432</text:p>
          </table:table-cell>
          <table:table-cell table:number-columns-repeated="5"/>
          <table:table-cell office:value-type="float" office:value="380400" calcext:value-type="float">
            <text:p>380400</text:p>
          </table:table-cell>
          <table:table-cell table:formula="of:=[.P499]-40" office:value-type="float" office:value="380360" calcext:value-type="float">
            <text:p>380360</text:p>
          </table:table-cell>
          <table:table-cell table:number-columns-repeated="14"/>
          <table:table-cell table:formula="of:=[.Q499]/44100" office:value-type="float" office:value="8.6249433106576" calcext:value-type="float">
            <text:p>8,6249433106576</text:p>
          </table:table-cell>
          <table:table-cell table:number-columns-repeated="1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33297485" calcext:value-type="float">
            <text:p>233297485</text:p>
          </table:table-cell>
          <table:table-cell table:number-columns-repeated="6"/>
          <table:table-cell office:value-type="float" office:value="998478" calcext:value-type="float">
            <text:p>998478</text:p>
          </table:table-cell>
          <table:table-cell office:value-type="float" office:value="998374" calcext:value-type="float">
            <text:p>998374</text:p>
          </table:table-cell>
          <table:table-cell table:number-columns-repeated="5"/>
          <table:table-cell office:value-type="float" office:value="381080" calcext:value-type="float">
            <text:p>381080</text:p>
          </table:table-cell>
          <table:table-cell table:formula="of:=[.P500]-40" office:value-type="float" office:value="381040" calcext:value-type="float">
            <text:p>381040</text:p>
          </table:table-cell>
          <table:table-cell table:number-columns-repeated="14"/>
          <table:table-cell table:formula="of:=[.Q500]/44100" office:value-type="float" office:value="8.64036281179138" calcext:value-type="float">
            <text:p>8,64036281179138</text:p>
          </table:table-cell>
          <table:table-cell table:number-columns-repeated="1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33737607" calcext:value-type="float">
            <text:p>233737607</text:p>
          </table:table-cell>
          <table:table-cell table:number-columns-repeated="6"/>
          <table:table-cell office:value-type="float" office:value="1000510" calcext:value-type="float">
            <text:p>1000510</text:p>
          </table:table-cell>
          <table:table-cell office:value-type="float" office:value="1000406" calcext:value-type="float">
            <text:p>1000406</text:p>
          </table:table-cell>
          <table:table-cell table:number-columns-repeated="5"/>
          <table:table-cell office:value-type="float" office:value="381800" calcext:value-type="float">
            <text:p>381800</text:p>
          </table:table-cell>
          <table:table-cell table:formula="of:=[.P501]-40" office:value-type="float" office:value="381760" calcext:value-type="float">
            <text:p>381760</text:p>
          </table:table-cell>
          <table:table-cell table:number-columns-repeated="14"/>
          <table:table-cell table:formula="of:=[.Q501]/44100" office:value-type="float" office:value="8.65668934240363" calcext:value-type="float">
            <text:p>8,65668934240363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4178543" calcext:value-type="float">
            <text:p>234178543</text:p>
          </table:table-cell>
          <table:table-cell table:number-columns-repeated="6"/>
          <table:table-cell office:value-type="float" office:value="1002518" calcext:value-type="float">
            <text:p>1002518</text:p>
          </table:table-cell>
          <table:table-cell office:value-type="float" office:value="1002414" calcext:value-type="float">
            <text:p>1002414</text:p>
          </table:table-cell>
          <table:table-cell table:number-columns-repeated="5"/>
          <table:table-cell office:value-type="float" office:value="382520" calcext:value-type="float">
            <text:p>382520</text:p>
          </table:table-cell>
          <table:table-cell table:formula="of:=[.P502]-40" office:value-type="float" office:value="382480" calcext:value-type="float">
            <text:p>382480</text:p>
          </table:table-cell>
          <table:table-cell table:number-columns-repeated="14"/>
          <table:table-cell table:formula="of:=[.Q502]/44100" office:value-type="float" office:value="8.67301587301587" calcext:value-type="float">
            <text:p>8,67301587301587</text:p>
          </table:table-cell>
          <table:table-cell table:number-columns-repeated="1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34619650" calcext:value-type="float">
            <text:p>234619650</text:p>
          </table:table-cell>
          <table:table-cell table:number-columns-repeated="6"/>
          <table:table-cell office:value-type="float" office:value="1004504" calcext:value-type="float">
            <text:p>1004504</text:p>
          </table:table-cell>
          <table:table-cell office:value-type="float" office:value="1004402" calcext:value-type="float">
            <text:p>1004402</text:p>
          </table:table-cell>
          <table:table-cell table:number-columns-repeated="5"/>
          <table:table-cell office:value-type="float" office:value="383240" calcext:value-type="float">
            <text:p>383240</text:p>
          </table:table-cell>
          <table:table-cell table:formula="of:=[.P503]-40" office:value-type="float" office:value="383200" calcext:value-type="float">
            <text:p>383200</text:p>
          </table:table-cell>
          <table:table-cell table:number-columns-repeated="14"/>
          <table:table-cell table:formula="of:=[.Q503]/44100" office:value-type="float" office:value="8.68934240362812" calcext:value-type="float">
            <text:p>8,68934240362812</text:p>
          </table:table-cell>
          <table:table-cell table:number-columns-repeated="1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35059557" calcext:value-type="float">
            <text:p>235059557</text:p>
          </table:table-cell>
          <table:table-cell table:number-columns-repeated="6"/>
          <table:table-cell office:value-type="float" office:value="1006546" calcext:value-type="float">
            <text:p>1006546</text:p>
          </table:table-cell>
          <table:table-cell office:value-type="float" office:value="1006444" calcext:value-type="float">
            <text:p>1006444</text:p>
          </table:table-cell>
          <table:table-cell table:number-columns-repeated="5"/>
          <table:table-cell office:value-type="float" office:value="383960" calcext:value-type="float">
            <text:p>383960</text:p>
          </table:table-cell>
          <table:table-cell table:formula="of:=[.P504]-40" office:value-type="float" office:value="383920" calcext:value-type="float">
            <text:p>383920</text:p>
          </table:table-cell>
          <table:table-cell table:number-columns-repeated="14"/>
          <table:table-cell table:formula="of:=[.Q504]/44100" office:value-type="float" office:value="8.70566893424036" calcext:value-type="float">
            <text:p>8,70566893424036</text:p>
          </table:table-cell>
          <table:table-cell table:number-columns-repeated="1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35524150" calcext:value-type="float">
            <text:p>235524150</text:p>
          </table:table-cell>
          <table:table-cell table:number-columns-repeated="6"/>
          <table:table-cell office:value-type="float" office:value="1008584" calcext:value-type="float">
            <text:p>1008584</text:p>
          </table:table-cell>
          <table:table-cell office:value-type="float" office:value="1008486" calcext:value-type="float">
            <text:p>1008486</text:p>
          </table:table-cell>
          <table:table-cell table:number-columns-repeated="5"/>
          <table:table-cell office:value-type="float" office:value="384720" calcext:value-type="float">
            <text:p>384720</text:p>
          </table:table-cell>
          <table:table-cell table:formula="of:=[.P505]-40" office:value-type="float" office:value="384680" calcext:value-type="float">
            <text:p>384680</text:p>
          </table:table-cell>
          <table:table-cell table:number-columns-repeated="14"/>
          <table:table-cell table:formula="of:=[.Q505]/44100" office:value-type="float" office:value="8.72290249433107" calcext:value-type="float">
            <text:p>8,72290249433107</text:p>
          </table:table-cell>
          <table:table-cell table:number-columns-repeated="1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35966800" calcext:value-type="float">
            <text:p>235966800</text:p>
          </table:table-cell>
          <table:table-cell table:number-columns-repeated="6"/>
          <table:table-cell office:value-type="float" office:value="1010512" calcext:value-type="float">
            <text:p>1010512</text:p>
          </table:table-cell>
          <table:table-cell office:value-type="float" office:value="1010414" calcext:value-type="float">
            <text:p>1010414</text:p>
          </table:table-cell>
          <table:table-cell table:number-columns-repeated="5"/>
          <table:table-cell office:value-type="float" office:value="385440" calcext:value-type="float">
            <text:p>385440</text:p>
          </table:table-cell>
          <table:table-cell table:formula="of:=[.P506]-40" office:value-type="float" office:value="385400" calcext:value-type="float">
            <text:p>385400</text:p>
          </table:table-cell>
          <table:table-cell table:number-columns-repeated="14"/>
          <table:table-cell table:formula="of:=[.Q506]/44100" office:value-type="float" office:value="8.73922902494331" calcext:value-type="float">
            <text:p>8,73922902494331</text:p>
          </table:table-cell>
          <table:table-cell table:number-columns-repeated="1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36430535" calcext:value-type="float">
            <text:p>236430535</text:p>
          </table:table-cell>
          <table:table-cell table:number-columns-repeated="6"/>
          <table:table-cell office:value-type="float" office:value="1012590" calcext:value-type="float">
            <text:p>1012590</text:p>
          </table:table-cell>
          <table:table-cell office:value-type="float" office:value="1012490" calcext:value-type="float">
            <text:p>1012490</text:p>
          </table:table-cell>
          <table:table-cell table:number-columns-repeated="5"/>
          <table:table-cell office:value-type="float" office:value="386200" calcext:value-type="float">
            <text:p>386200</text:p>
          </table:table-cell>
          <table:table-cell table:formula="of:=[.P507]-40" office:value-type="float" office:value="386160" calcext:value-type="float">
            <text:p>386160</text:p>
          </table:table-cell>
          <table:table-cell table:number-columns-repeated="14"/>
          <table:table-cell table:formula="of:=[.Q507]/44100" office:value-type="float" office:value="8.75646258503401" calcext:value-type="float">
            <text:p>8,75646258503401</text:p>
          </table:table-cell>
          <table:table-cell table:number-columns-repeated="1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36896585" calcext:value-type="float">
            <text:p>236896585</text:p>
          </table:table-cell>
          <table:table-cell table:number-columns-repeated="6"/>
          <table:table-cell office:value-type="float" office:value="1014560" calcext:value-type="float">
            <text:p>1014560</text:p>
          </table:table-cell>
          <table:table-cell office:value-type="float" office:value="1014464" calcext:value-type="float">
            <text:p>1014464</text:p>
          </table:table-cell>
          <table:table-cell table:number-columns-repeated="5"/>
          <table:table-cell office:value-type="float" office:value="386960" calcext:value-type="float">
            <text:p>386960</text:p>
          </table:table-cell>
          <table:table-cell table:formula="of:=[.P508]-40" office:value-type="float" office:value="386920" calcext:value-type="float">
            <text:p>386920</text:p>
          </table:table-cell>
          <table:table-cell table:number-columns-repeated="14"/>
          <table:table-cell table:formula="of:=[.Q508]/44100" office:value-type="float" office:value="8.77369614512472" calcext:value-type="float">
            <text:p>8,77369614512472</text:p>
          </table:table-cell>
          <table:table-cell table:number-columns-repeated="1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37362635" calcext:value-type="float">
            <text:p>237362635</text:p>
          </table:table-cell>
          <table:table-cell table:number-columns-repeated="6"/>
          <table:table-cell office:value-type="float" office:value="1016530" calcext:value-type="float">
            <text:p>1016530</text:p>
          </table:table-cell>
          <table:table-cell office:value-type="float" office:value="1016434" calcext:value-type="float">
            <text:p>1016434</text:p>
          </table:table-cell>
          <table:table-cell table:number-columns-repeated="5"/>
          <table:table-cell office:value-type="float" office:value="387720" calcext:value-type="float">
            <text:p>387720</text:p>
          </table:table-cell>
          <table:table-cell table:formula="of:=[.P509]-40" office:value-type="float" office:value="387680" calcext:value-type="float">
            <text:p>387680</text:p>
          </table:table-cell>
          <table:table-cell table:number-columns-repeated="14"/>
          <table:table-cell table:formula="of:=[.Q509]/44100" office:value-type="float" office:value="8.79092970521542" calcext:value-type="float">
            <text:p>8,79092970521542</text:p>
          </table:table-cell>
          <table:table-cell table:number-columns-repeated="1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37827014" calcext:value-type="float">
            <text:p>237827014</text:p>
          </table:table-cell>
          <table:table-cell table:number-columns-repeated="6"/>
          <table:table-cell office:value-type="float" office:value="1018578" calcext:value-type="float">
            <text:p>1018578</text:p>
          </table:table-cell>
          <table:table-cell office:value-type="float" office:value="1018480" calcext:value-type="float">
            <text:p>1018480</text:p>
          </table:table-cell>
          <table:table-cell table:number-columns-repeated="5"/>
          <table:table-cell office:value-type="float" office:value="388480" calcext:value-type="float">
            <text:p>388480</text:p>
          </table:table-cell>
          <table:table-cell table:formula="of:=[.P510]-40" office:value-type="float" office:value="388440" calcext:value-type="float">
            <text:p>388440</text:p>
          </table:table-cell>
          <table:table-cell table:number-columns-repeated="14"/>
          <table:table-cell table:formula="of:=[.Q510]/44100" office:value-type="float" office:value="8.80816326530612" calcext:value-type="float">
            <text:p>8,80816326530612</text:p>
          </table:table-cell>
          <table:table-cell table:number-columns-repeated="1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38292121" calcext:value-type="float">
            <text:p>238292121</text:p>
          </table:table-cell>
          <table:table-cell table:number-columns-repeated="6"/>
          <table:table-cell office:value-type="float" office:value="1020592" calcext:value-type="float">
            <text:p>1020592</text:p>
          </table:table-cell>
          <table:table-cell office:value-type="float" office:value="1020494" calcext:value-type="float">
            <text:p>1020494</text:p>
          </table:table-cell>
          <table:table-cell table:number-columns-repeated="5"/>
          <table:table-cell office:value-type="float" office:value="389240" calcext:value-type="float">
            <text:p>389240</text:p>
          </table:table-cell>
          <table:table-cell table:formula="of:=[.P511]-40" office:value-type="float" office:value="389200" calcext:value-type="float">
            <text:p>389200</text:p>
          </table:table-cell>
          <table:table-cell table:number-columns-repeated="14"/>
          <table:table-cell table:formula="of:=[.Q511]/44100" office:value-type="float" office:value="8.82539682539683" calcext:value-type="float">
            <text:p>8,82539682539683</text:p>
          </table:table-cell>
          <table:table-cell table:number-columns-repeated="1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38757828" calcext:value-type="float">
            <text:p>238757828</text:p>
          </table:table-cell>
          <table:table-cell table:number-columns-repeated="6"/>
          <table:table-cell office:value-type="float" office:value="1022578" calcext:value-type="float">
            <text:p>1022578</text:p>
          </table:table-cell>
          <table:table-cell office:value-type="float" office:value="1022482" calcext:value-type="float">
            <text:p>1022482</text:p>
          </table:table-cell>
          <table:table-cell table:number-columns-repeated="5"/>
          <table:table-cell office:value-type="float" office:value="390000" calcext:value-type="float">
            <text:p>390000</text:p>
          </table:table-cell>
          <table:table-cell table:formula="of:=[.P512]-40" office:value-type="float" office:value="389960" calcext:value-type="float">
            <text:p>389960</text:p>
          </table:table-cell>
          <table:table-cell table:number-columns-repeated="14"/>
          <table:table-cell table:formula="of:=[.Q512]/44100" office:value-type="float" office:value="8.84263038548753" calcext:value-type="float">
            <text:p>8,84263038548753</text:p>
          </table:table-cell>
          <table:table-cell table:number-columns-repeated="1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39199493" calcext:value-type="float">
            <text:p>239199493</text:p>
          </table:table-cell>
          <table:table-cell table:number-columns-repeated="6"/>
          <table:table-cell office:value-type="float" office:value="1024538" calcext:value-type="float">
            <text:p>1024538</text:p>
          </table:table-cell>
          <table:table-cell office:value-type="float" office:value="1024442" calcext:value-type="float">
            <text:p>1024442</text:p>
          </table:table-cell>
          <table:table-cell table:number-columns-repeated="5"/>
          <table:table-cell office:value-type="float" office:value="390720" calcext:value-type="float">
            <text:p>390720</text:p>
          </table:table-cell>
          <table:table-cell table:formula="of:=[.P513]-40" office:value-type="float" office:value="390680" calcext:value-type="float">
            <text:p>390680</text:p>
          </table:table-cell>
          <table:table-cell table:number-columns-repeated="14"/>
          <table:table-cell table:formula="of:=[.Q513]/44100" office:value-type="float" office:value="8.85895691609977" calcext:value-type="float">
            <text:p>8,85895691609977</text:p>
          </table:table-cell>
          <table:table-cell table:number-columns-repeated="1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39688771" calcext:value-type="float">
            <text:p>239688771</text:p>
          </table:table-cell>
          <table:table-cell table:number-columns-repeated="6"/>
          <table:table-cell office:value-type="float" office:value="1026572" calcext:value-type="float">
            <text:p>1026572</text:p>
          </table:table-cell>
          <table:table-cell office:value-type="float" office:value="1026478" calcext:value-type="float">
            <text:p>1026478</text:p>
          </table:table-cell>
          <table:table-cell table:number-columns-repeated="5"/>
          <table:table-cell office:value-type="float" office:value="391520" calcext:value-type="float">
            <text:p>391520</text:p>
          </table:table-cell>
          <table:table-cell table:formula="of:=[.P514]-40" office:value-type="float" office:value="391480" calcext:value-type="float">
            <text:p>391480</text:p>
          </table:table-cell>
          <table:table-cell table:number-columns-repeated="14"/>
          <table:table-cell table:formula="of:=[.Q514]/44100" office:value-type="float" office:value="8.87709750566893" calcext:value-type="float">
            <text:p>8,87709750566893</text:p>
          </table:table-cell>
          <table:table-cell table:number-columns-repeated="1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40154178" calcext:value-type="float">
            <text:p>240154178</text:p>
          </table:table-cell>
          <table:table-cell table:number-columns-repeated="6"/>
          <table:table-cell office:value-type="float" office:value="1028572" calcext:value-type="float">
            <text:p>1028572</text:p>
          </table:table-cell>
          <table:table-cell office:value-type="float" office:value="1028402" calcext:value-type="float">
            <text:p>1028402</text:p>
          </table:table-cell>
          <table:table-cell table:number-columns-repeated="5"/>
          <table:table-cell office:value-type="float" office:value="392280" calcext:value-type="float">
            <text:p>392280</text:p>
          </table:table-cell>
          <table:table-cell table:formula="of:=[.P515]-40" office:value-type="float" office:value="392240" calcext:value-type="float">
            <text:p>392240</text:p>
          </table:table-cell>
          <table:table-cell table:number-columns-repeated="14"/>
          <table:table-cell table:formula="of:=[.Q515]/44100" office:value-type="float" office:value="8.89433106575964" calcext:value-type="float">
            <text:p>8,89433106575964</text:p>
          </table:table-cell>
          <table:table-cell table:number-columns-repeated="1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40644271" calcext:value-type="float">
            <text:p>240644271</text:p>
          </table:table-cell>
          <table:table-cell table:number-columns-repeated="6"/>
          <table:table-cell office:value-type="float" office:value="1030568" calcext:value-type="float">
            <text:p>1030568</text:p>
          </table:table-cell>
          <table:table-cell office:value-type="float" office:value="1030478" calcext:value-type="float">
            <text:p>1030478</text:p>
          </table:table-cell>
          <table:table-cell table:number-columns-repeated="5"/>
          <table:table-cell office:value-type="float" office:value="393080" calcext:value-type="float">
            <text:p>393080</text:p>
          </table:table-cell>
          <table:table-cell table:formula="of:=[.P516]-40" office:value-type="float" office:value="393040" calcext:value-type="float">
            <text:p>393040</text:p>
          </table:table-cell>
          <table:table-cell table:number-columns-repeated="14"/>
          <table:table-cell table:formula="of:=[.Q516]/44100" office:value-type="float" office:value="8.9124716553288" calcext:value-type="float">
            <text:p>8,9124716553288</text:p>
          </table:table-cell>
          <table:table-cell table:number-columns-repeated="1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1132907" calcext:value-type="float">
            <text:p>241132907</text:p>
          </table:table-cell>
          <table:table-cell table:number-columns-repeated="6"/>
          <table:table-cell office:value-type="float" office:value="1032618" calcext:value-type="float">
            <text:p>1032618</text:p>
          </table:table-cell>
          <table:table-cell office:value-type="float" office:value="1032452" calcext:value-type="float">
            <text:p>1032452</text:p>
          </table:table-cell>
          <table:table-cell table:number-columns-repeated="5"/>
          <table:table-cell office:value-type="float" office:value="393880" calcext:value-type="float">
            <text:p>393880</text:p>
          </table:table-cell>
          <table:table-cell table:formula="of:=[.P517]-40" office:value-type="float" office:value="393840" calcext:value-type="float">
            <text:p>393840</text:p>
          </table:table-cell>
          <table:table-cell table:number-columns-repeated="14"/>
          <table:table-cell table:formula="of:=[.Q517]/44100" office:value-type="float" office:value="8.93061224489796" calcext:value-type="float">
            <text:p>8,93061224489796</text:p>
          </table:table-cell>
          <table:table-cell table:number-columns-repeated="1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41623385" calcext:value-type="float">
            <text:p>241623385</text:p>
          </table:table-cell>
          <table:table-cell table:number-columns-repeated="6"/>
          <table:table-cell office:value-type="float" office:value="1034596" calcext:value-type="float">
            <text:p>1034596</text:p>
          </table:table-cell>
          <table:table-cell office:value-type="float" office:value="1034506" calcext:value-type="float">
            <text:p>1034506</text:p>
          </table:table-cell>
          <table:table-cell table:number-columns-repeated="5"/>
          <table:table-cell office:value-type="float" office:value="394680" calcext:value-type="float">
            <text:p>394680</text:p>
          </table:table-cell>
          <table:table-cell table:formula="of:=[.P518]-40" office:value-type="float" office:value="394640" calcext:value-type="float">
            <text:p>394640</text:p>
          </table:table-cell>
          <table:table-cell table:number-columns-repeated="14"/>
          <table:table-cell table:formula="of:=[.Q518]/44100" office:value-type="float" office:value="8.94875283446712" calcext:value-type="float">
            <text:p>8,94875283446712</text:p>
          </table:table-cell>
          <table:table-cell table:number-columns-repeated="1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42111335" calcext:value-type="float">
            <text:p>242111335</text:p>
          </table:table-cell>
          <table:table-cell table:number-columns-repeated="6"/>
          <table:table-cell office:value-type="float" office:value="1036692" calcext:value-type="float">
            <text:p>1036692</text:p>
          </table:table-cell>
          <table:table-cell office:value-type="float" office:value="1036514" calcext:value-type="float">
            <text:p>1036514</text:p>
          </table:table-cell>
          <table:table-cell table:number-columns-repeated="5"/>
          <table:table-cell office:value-type="float" office:value="395480" calcext:value-type="float">
            <text:p>395480</text:p>
          </table:table-cell>
          <table:table-cell table:formula="of:=[.P519]-40" office:value-type="float" office:value="395440" calcext:value-type="float">
            <text:p>395440</text:p>
          </table:table-cell>
          <table:table-cell table:number-columns-repeated="14"/>
          <table:table-cell table:formula="of:=[.Q519]/44100" office:value-type="float" office:value="8.96689342403628" calcext:value-type="float">
            <text:p>8,96689342403628</text:p>
          </table:table-cell>
          <table:table-cell table:number-columns-repeated="1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42528271" calcext:value-type="float">
            <text:p>242528271</text:p>
          </table:table-cell>
          <table:table-cell table:number-columns-repeated="6"/>
          <table:table-cell office:value-type="float" office:value="1038658" calcext:value-type="float">
            <text:p>1038658</text:p>
          </table:table-cell>
          <table:table-cell office:value-type="float" office:value="1038550" calcext:value-type="float">
            <text:p>1038550</text:p>
          </table:table-cell>
          <table:table-cell table:number-columns-repeated="5"/>
          <table:table-cell office:value-type="float" office:value="396160" calcext:value-type="float">
            <text:p>396160</text:p>
          </table:table-cell>
          <table:table-cell table:formula="of:=[.P520]-40" office:value-type="float" office:value="396120" calcext:value-type="float">
            <text:p>396120</text:p>
          </table:table-cell>
          <table:table-cell table:number-columns-repeated="14"/>
          <table:table-cell table:formula="of:=[.Q520]/44100" office:value-type="float" office:value="8.98231292517007" calcext:value-type="float">
            <text:p>8,98231292517007</text:p>
          </table:table-cell>
          <table:table-cell table:number-columns-repeated="1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42946064" calcext:value-type="float">
            <text:p>242946064</text:p>
          </table:table-cell>
          <table:table-cell table:number-columns-repeated="6"/>
          <table:table-cell office:value-type="float" office:value="1040598" calcext:value-type="float">
            <text:p>1040598</text:p>
          </table:table-cell>
          <table:table-cell office:value-type="float" office:value="1040496" calcext:value-type="float">
            <text:p>1040496</text:p>
          </table:table-cell>
          <table:table-cell table:number-columns-repeated="5"/>
          <table:table-cell office:value-type="float" office:value="396840" calcext:value-type="float">
            <text:p>396840</text:p>
          </table:table-cell>
          <table:table-cell table:formula="of:=[.P521]-40" office:value-type="float" office:value="396800" calcext:value-type="float">
            <text:p>396800</text:p>
          </table:table-cell>
          <table:table-cell table:number-columns-repeated="14"/>
          <table:table-cell table:formula="of:=[.Q521]/44100" office:value-type="float" office:value="8.99773242630386" calcext:value-type="float">
            <text:p>8,99773242630386</text:p>
          </table:table-cell>
          <table:table-cell table:number-columns-repeated="1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43387085" calcext:value-type="float">
            <text:p>243387085</text:p>
          </table:table-cell>
          <table:table-cell table:number-columns-repeated="6"/>
          <table:table-cell office:value-type="float" office:value="1042588" calcext:value-type="float">
            <text:p>1042588</text:p>
          </table:table-cell>
          <table:table-cell office:value-type="float" office:value="1042486" calcext:value-type="float">
            <text:p>1042486</text:p>
          </table:table-cell>
          <table:table-cell table:number-columns-repeated="5"/>
          <table:table-cell office:value-type="float" office:value="397560" calcext:value-type="float">
            <text:p>397560</text:p>
          </table:table-cell>
          <table:table-cell table:formula="of:=[.P522]-40" office:value-type="float" office:value="397520" calcext:value-type="float">
            <text:p>397520</text:p>
          </table:table-cell>
          <table:table-cell table:number-columns-repeated="14"/>
          <table:table-cell table:formula="of:=[.Q522]/44100" office:value-type="float" office:value="9.0140589569161" calcext:value-type="float">
            <text:p>9,0140589569161</text:p>
          </table:table-cell>
          <table:table-cell table:number-columns-repeated="1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43850993" calcext:value-type="float">
            <text:p>243850993</text:p>
          </table:table-cell>
          <table:table-cell table:number-columns-repeated="6"/>
          <table:table-cell office:value-type="float" office:value="1044658" calcext:value-type="float">
            <text:p>1044658</text:p>
          </table:table-cell>
          <table:table-cell office:value-type="float" office:value="1044558" calcext:value-type="float">
            <text:p>1044558</text:p>
          </table:table-cell>
          <table:table-cell table:number-columns-repeated="5"/>
          <table:table-cell office:value-type="float" office:value="398320" calcext:value-type="float">
            <text:p>398320</text:p>
          </table:table-cell>
          <table:table-cell table:formula="of:=[.P523]-40" office:value-type="float" office:value="398280" calcext:value-type="float">
            <text:p>398280</text:p>
          </table:table-cell>
          <table:table-cell table:number-columns-repeated="14"/>
          <table:table-cell table:formula="of:=[.Q523]/44100" office:value-type="float" office:value="9.0312925170068" calcext:value-type="float">
            <text:p>9,0312925170068</text:p>
          </table:table-cell>
          <table:table-cell table:number-columns-repeated="1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44292057" calcext:value-type="float">
            <text:p>244292057</text:p>
          </table:table-cell>
          <table:table-cell table:number-columns-repeated="6"/>
          <table:table-cell office:value-type="float" office:value="1046660" calcext:value-type="float">
            <text:p>1046660</text:p>
          </table:table-cell>
          <table:table-cell office:value-type="float" office:value="1046486" calcext:value-type="float">
            <text:p>1046486</text:p>
          </table:table-cell>
          <table:table-cell table:number-columns-repeated="5"/>
          <table:table-cell office:value-type="float" office:value="399040" calcext:value-type="float">
            <text:p>399040</text:p>
          </table:table-cell>
          <table:table-cell table:formula="of:=[.P524]-40" office:value-type="float" office:value="399000" calcext:value-type="float">
            <text:p>399000</text:p>
          </table:table-cell>
          <table:table-cell table:number-columns-repeated="14"/>
          <table:table-cell table:formula="of:=[.Q524]/44100" office:value-type="float" office:value="9.04761904761905" calcext:value-type="float">
            <text:p>9,04761904761905</text:p>
          </table:table-cell>
          <table:table-cell table:number-columns-repeated="1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44757593" calcext:value-type="float">
            <text:p>244757593</text:p>
          </table:table-cell>
          <table:table-cell table:number-columns-repeated="6"/>
          <table:table-cell office:value-type="float" office:value="1048654" calcext:value-type="float">
            <text:p>1048654</text:p>
          </table:table-cell>
          <table:table-cell office:value-type="float" office:value="1048558" calcext:value-type="float">
            <text:p>1048558</text:p>
          </table:table-cell>
          <table:table-cell table:number-columns-repeated="5"/>
          <table:table-cell office:value-type="float" office:value="399800" calcext:value-type="float">
            <text:p>399800</text:p>
          </table:table-cell>
          <table:table-cell table:formula="of:=[.P525]-40" office:value-type="float" office:value="399760" calcext:value-type="float">
            <text:p>399760</text:p>
          </table:table-cell>
          <table:table-cell table:number-columns-repeated="14"/>
          <table:table-cell table:formula="of:=[.Q525]/44100" office:value-type="float" office:value="9.06485260770975" calcext:value-type="float">
            <text:p>9,06485260770975</text:p>
          </table:table-cell>
          <table:table-cell table:number-columns-repeated="1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45223771" calcext:value-type="float">
            <text:p>245223771</text:p>
          </table:table-cell>
          <table:table-cell table:number-columns-repeated="6"/>
          <table:table-cell office:value-type="float" office:value="1050618" calcext:value-type="float">
            <text:p>1050618</text:p>
          </table:table-cell>
          <table:table-cell office:value-type="float" office:value="1050524" calcext:value-type="float">
            <text:p>1050524</text:p>
          </table:table-cell>
          <table:table-cell table:number-columns-repeated="5"/>
          <table:table-cell office:value-type="float" office:value="400560" calcext:value-type="float">
            <text:p>400560</text:p>
          </table:table-cell>
          <table:table-cell table:formula="of:=[.P526]-40" office:value-type="float" office:value="400520" calcext:value-type="float">
            <text:p>400520</text:p>
          </table:table-cell>
          <table:table-cell table:number-columns-repeated="14"/>
          <table:table-cell table:formula="of:=[.Q526]/44100" office:value-type="float" office:value="9.08208616780045" calcext:value-type="float">
            <text:p>9,08208616780045</text:p>
          </table:table-cell>
          <table:table-cell table:number-columns-repeated="1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45688793" calcext:value-type="float">
            <text:p>245688793</text:p>
          </table:table-cell>
          <table:table-cell table:number-columns-repeated="6"/>
          <table:table-cell office:value-type="float" office:value="1052636" calcext:value-type="float">
            <text:p>1052636</text:p>
          </table:table-cell>
          <table:table-cell office:value-type="float" office:value="1052542" calcext:value-type="float">
            <text:p>1052542</text:p>
          </table:table-cell>
          <table:table-cell table:number-columns-repeated="5"/>
          <table:table-cell office:value-type="float" office:value="401320" calcext:value-type="float">
            <text:p>401320</text:p>
          </table:table-cell>
          <table:table-cell table:formula="of:=[.P527]-40" office:value-type="float" office:value="401280" calcext:value-type="float">
            <text:p>401280</text:p>
          </table:table-cell>
          <table:table-cell table:number-columns-repeated="14"/>
          <table:table-cell table:formula="of:=[.Q527]/44100" office:value-type="float" office:value="9.09931972789116" calcext:value-type="float">
            <text:p>9,09931972789116</text:p>
          </table:table-cell>
          <table:table-cell table:number-columns-repeated="1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46178071" calcext:value-type="float">
            <text:p>246178071</text:p>
          </table:table-cell>
          <table:table-cell table:number-columns-repeated="6"/>
          <table:table-cell office:value-type="float" office:value="1054670" calcext:value-type="float">
            <text:p>1054670</text:p>
          </table:table-cell>
          <table:table-cell office:value-type="float" office:value="1054576" calcext:value-type="float">
            <text:p>1054576</text:p>
          </table:table-cell>
          <table:table-cell table:number-columns-repeated="5"/>
          <table:table-cell office:value-type="float" office:value="402120" calcext:value-type="float">
            <text:p>402120</text:p>
          </table:table-cell>
          <table:table-cell table:formula="of:=[.P528]-40" office:value-type="float" office:value="402080" calcext:value-type="float">
            <text:p>402080</text:p>
          </table:table-cell>
          <table:table-cell table:number-columns-repeated="14"/>
          <table:table-cell table:formula="of:=[.Q528]/44100" office:value-type="float" office:value="9.11746031746032" calcext:value-type="float">
            <text:p>9,11746031746032</text:p>
          </table:table-cell>
          <table:table-cell table:number-columns-repeated="1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46643307" calcext:value-type="float">
            <text:p>246643307</text:p>
          </table:table-cell>
          <table:table-cell table:number-columns-repeated="6"/>
          <table:table-cell office:value-type="float" office:value="1056678" calcext:value-type="float">
            <text:p>1056678</text:p>
          </table:table-cell>
          <table:table-cell office:value-type="float" office:value="1056508" calcext:value-type="float">
            <text:p>1056508</text:p>
          </table:table-cell>
          <table:table-cell table:number-columns-repeated="5"/>
          <table:table-cell office:value-type="float" office:value="402880" calcext:value-type="float">
            <text:p>402880</text:p>
          </table:table-cell>
          <table:table-cell table:formula="of:=[.P529]-40" office:value-type="float" office:value="402840" calcext:value-type="float">
            <text:p>402840</text:p>
          </table:table-cell>
          <table:table-cell table:number-columns-repeated="14"/>
          <table:table-cell table:formula="of:=[.Q529]/44100" office:value-type="float" office:value="9.13469387755102" calcext:value-type="float">
            <text:p>9,13469387755102</text:p>
          </table:table-cell>
          <table:table-cell table:number-columns-repeated="1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47109400" calcext:value-type="float">
            <text:p>247109400</text:p>
          </table:table-cell>
          <table:table-cell table:number-columns-repeated="6"/>
          <table:table-cell office:value-type="float" office:value="1058646" calcext:value-type="float">
            <text:p>1058646</text:p>
          </table:table-cell>
          <table:table-cell office:value-type="float" office:value="1058550" calcext:value-type="float">
            <text:p>1058550</text:p>
          </table:table-cell>
          <table:table-cell table:number-columns-repeated="5"/>
          <table:table-cell office:value-type="float" office:value="403640" calcext:value-type="float">
            <text:p>403640</text:p>
          </table:table-cell>
          <table:table-cell table:formula="of:=[.P530]-40" office:value-type="float" office:value="403600" calcext:value-type="float">
            <text:p>403600</text:p>
          </table:table-cell>
          <table:table-cell table:number-columns-repeated="14"/>
          <table:table-cell table:formula="of:=[.Q530]/44100" office:value-type="float" office:value="9.15192743764172" calcext:value-type="float">
            <text:p>9,15192743764172</text:p>
          </table:table-cell>
          <table:table-cell table:number-columns-repeated="1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47574421" calcext:value-type="float">
            <text:p>247574421</text:p>
          </table:table-cell>
          <table:table-cell table:number-columns-repeated="6"/>
          <table:table-cell office:value-type="float" office:value="1060664" calcext:value-type="float">
            <text:p>1060664</text:p>
          </table:table-cell>
          <table:table-cell office:value-type="float" office:value="1060566" calcext:value-type="float">
            <text:p>1060566</text:p>
          </table:table-cell>
          <table:table-cell table:number-columns-repeated="5"/>
          <table:table-cell office:value-type="float" office:value="404400" calcext:value-type="float">
            <text:p>404400</text:p>
          </table:table-cell>
          <table:table-cell table:formula="of:=[.P531]-40" office:value-type="float" office:value="404360" calcext:value-type="float">
            <text:p>404360</text:p>
          </table:table-cell>
          <table:table-cell table:number-columns-repeated="14"/>
          <table:table-cell table:formula="of:=[.Q531]/44100" office:value-type="float" office:value="9.16916099773243" calcext:value-type="float">
            <text:p>9,16916099773243</text:p>
          </table:table-cell>
          <table:table-cell table:number-columns-repeated="1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48038200" calcext:value-type="float">
            <text:p>248038200</text:p>
          </table:table-cell>
          <table:table-cell table:number-columns-repeated="6"/>
          <table:table-cell office:value-type="float" office:value="1062740" calcext:value-type="float">
            <text:p>1062740</text:p>
          </table:table-cell>
          <table:table-cell office:value-type="float" office:value="1062568" calcext:value-type="float">
            <text:p>1062568</text:p>
          </table:table-cell>
          <table:table-cell table:number-columns-repeated="5"/>
          <table:table-cell office:value-type="float" office:value="405160" calcext:value-type="float">
            <text:p>405160</text:p>
          </table:table-cell>
          <table:table-cell table:formula="of:=[.P532]-40" office:value-type="float" office:value="405120" calcext:value-type="float">
            <text:p>405120</text:p>
          </table:table-cell>
          <table:table-cell table:number-columns-repeated="14"/>
          <table:table-cell table:formula="of:=[.Q532]/44100" office:value-type="float" office:value="9.18639455782313" calcext:value-type="float">
            <text:p>9,18639455782313</text:p>
          </table:table-cell>
          <table:table-cell table:number-columns-repeated="1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48481064" calcext:value-type="float">
            <text:p>248481064</text:p>
          </table:table-cell>
          <table:table-cell table:number-columns-repeated="6"/>
          <table:table-cell office:value-type="float" office:value="1064644" calcext:value-type="float">
            <text:p>1064644</text:p>
          </table:table-cell>
          <table:table-cell office:value-type="float" office:value="1064548" calcext:value-type="float">
            <text:p>1064548</text:p>
          </table:table-cell>
          <table:table-cell table:number-columns-repeated="5"/>
          <table:table-cell office:value-type="float" office:value="405880" calcext:value-type="float">
            <text:p>405880</text:p>
          </table:table-cell>
          <table:table-cell table:formula="of:=[.P533]-40" office:value-type="float" office:value="405840" calcext:value-type="float">
            <text:p>405840</text:p>
          </table:table-cell>
          <table:table-cell table:number-columns-repeated="14"/>
          <table:table-cell table:formula="of:=[.Q533]/44100" office:value-type="float" office:value="9.20272108843538" calcext:value-type="float">
            <text:p>9,20272108843538</text:p>
          </table:table-cell>
          <table:table-cell table:number-columns-repeated="1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48969657" calcext:value-type="float">
            <text:p>248969657</text:p>
          </table:table-cell>
          <table:table-cell table:number-columns-repeated="6"/>
          <table:table-cell office:value-type="float" office:value="1066710" calcext:value-type="float">
            <text:p>1066710</text:p>
          </table:table-cell>
          <table:table-cell office:value-type="float" office:value="1066616" calcext:value-type="float">
            <text:p>1066616</text:p>
          </table:table-cell>
          <table:table-cell table:number-columns-repeated="5"/>
          <table:table-cell office:value-type="float" office:value="406680" calcext:value-type="float">
            <text:p>406680</text:p>
          </table:table-cell>
          <table:table-cell table:formula="of:=[.P534]-40" office:value-type="float" office:value="406640" calcext:value-type="float">
            <text:p>406640</text:p>
          </table:table-cell>
          <table:table-cell table:number-columns-repeated="14"/>
          <table:table-cell table:formula="of:=[.Q534]/44100" office:value-type="float" office:value="9.22086167800454" calcext:value-type="float">
            <text:p>9,22086167800454</text:p>
          </table:table-cell>
          <table:table-cell table:number-columns-repeated="1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49434721" calcext:value-type="float">
            <text:p>249434721</text:p>
          </table:table-cell>
          <table:table-cell table:number-columns-repeated="6"/>
          <table:table-cell office:value-type="float" office:value="1068726" calcext:value-type="float">
            <text:p>1068726</text:p>
          </table:table-cell>
          <table:table-cell office:value-type="float" office:value="1068632" calcext:value-type="float">
            <text:p>1068632</text:p>
          </table:table-cell>
          <table:table-cell table:number-columns-repeated="5"/>
          <table:table-cell office:value-type="float" office:value="407440" calcext:value-type="float">
            <text:p>407440</text:p>
          </table:table-cell>
          <table:table-cell table:formula="of:=[.P535]-40" office:value-type="float" office:value="407400" calcext:value-type="float">
            <text:p>407400</text:p>
          </table:table-cell>
          <table:table-cell table:number-columns-repeated="14"/>
          <table:table-cell table:formula="of:=[.Q535]/44100" office:value-type="float" office:value="9.23809523809524" calcext:value-type="float">
            <text:p>9,23809523809524</text:p>
          </table:table-cell>
          <table:table-cell table:number-columns-repeated="1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49924471" calcext:value-type="float">
            <text:p>249924471</text:p>
          </table:table-cell>
          <table:table-cell table:number-columns-repeated="6"/>
          <table:table-cell office:value-type="float" office:value="1070724" calcext:value-type="float">
            <text:p>1070724</text:p>
          </table:table-cell>
          <table:table-cell office:value-type="float" office:value="1070632" calcext:value-type="float">
            <text:p>1070632</text:p>
          </table:table-cell>
          <table:table-cell table:number-columns-repeated="5"/>
          <table:table-cell office:value-type="float" office:value="408240" calcext:value-type="float">
            <text:p>408240</text:p>
          </table:table-cell>
          <table:table-cell table:formula="of:=[.P536]-40" office:value-type="float" office:value="408200" calcext:value-type="float">
            <text:p>408200</text:p>
          </table:table-cell>
          <table:table-cell table:number-columns-repeated="14"/>
          <table:table-cell table:formula="of:=[.Q536]/44100" office:value-type="float" office:value="9.2562358276644" calcext:value-type="float">
            <text:p>9,2562358276644</text:p>
          </table:table-cell>
          <table:table-cell table:number-columns-repeated="1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0390735" calcext:value-type="float">
            <text:p>250390735</text:p>
          </table:table-cell>
          <table:table-cell table:number-columns-repeated="6"/>
          <table:table-cell office:value-type="float" office:value="1072684" calcext:value-type="float">
            <text:p>1072684</text:p>
          </table:table-cell>
          <table:table-cell office:value-type="float" office:value="1072514" calcext:value-type="float">
            <text:p>1072514</text:p>
          </table:table-cell>
          <table:table-cell table:number-columns-repeated="5"/>
          <table:table-cell office:value-type="float" office:value="409000" calcext:value-type="float">
            <text:p>409000</text:p>
          </table:table-cell>
          <table:table-cell table:formula="of:=[.P537]-40" office:value-type="float" office:value="408960" calcext:value-type="float">
            <text:p>408960</text:p>
          </table:table-cell>
          <table:table-cell table:number-columns-repeated="14"/>
          <table:table-cell table:formula="of:=[.Q537]/44100" office:value-type="float" office:value="9.2734693877551" calcext:value-type="float">
            <text:p>9,2734693877551</text:p>
          </table:table-cell>
          <table:table-cell table:number-columns-repeated="1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0904014" calcext:value-type="float">
            <text:p>250904014</text:p>
          </table:table-cell>
          <table:table-cell table:number-columns-repeated="6"/>
          <table:table-cell office:value-type="float" office:value="1074746" calcext:value-type="float">
            <text:p>1074746</text:p>
          </table:table-cell>
          <table:table-cell office:value-type="float" office:value="1074656" calcext:value-type="float">
            <text:p>1074656</text:p>
          </table:table-cell>
          <table:table-cell table:number-columns-repeated="5"/>
          <table:table-cell office:value-type="float" office:value="409840" calcext:value-type="float">
            <text:p>409840</text:p>
          </table:table-cell>
          <table:table-cell table:formula="of:=[.P538]-40" office:value-type="float" office:value="409800" calcext:value-type="float">
            <text:p>409800</text:p>
          </table:table-cell>
          <table:table-cell table:number-columns-repeated="14"/>
          <table:table-cell table:formula="of:=[.Q538]/44100" office:value-type="float" office:value="9.29251700680272" calcext:value-type="float">
            <text:p>9,29251700680272</text:p>
          </table:table-cell>
          <table:table-cell table:number-columns-repeated="1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1370235" calcext:value-type="float">
            <text:p>251370235</text:p>
          </table:table-cell>
          <table:table-cell table:number-columns-repeated="6"/>
          <table:table-cell office:value-type="float" office:value="1076708" calcext:value-type="float">
            <text:p>1076708</text:p>
          </table:table-cell>
          <table:table-cell office:value-type="float" office:value="1076538" calcext:value-type="float">
            <text:p>1076538</text:p>
          </table:table-cell>
          <table:table-cell table:number-columns-repeated="5"/>
          <table:table-cell office:value-type="float" office:value="410600" calcext:value-type="float">
            <text:p>410600</text:p>
          </table:table-cell>
          <table:table-cell table:formula="of:=[.P539]-40" office:value-type="float" office:value="410560" calcext:value-type="float">
            <text:p>410560</text:p>
          </table:table-cell>
          <table:table-cell table:number-columns-repeated="14"/>
          <table:table-cell table:formula="of:=[.Q539]/44100" office:value-type="float" office:value="9.30975056689342" calcext:value-type="float">
            <text:p>9,30975056689342</text:p>
          </table:table-cell>
          <table:table-cell table:number-columns-repeated="1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1810528" calcext:value-type="float">
            <text:p>251810528</text:p>
          </table:table-cell>
          <table:table-cell table:number-columns-repeated="6"/>
          <table:table-cell office:value-type="float" office:value="1078732" calcext:value-type="float">
            <text:p>1078732</text:p>
          </table:table-cell>
          <table:table-cell office:value-type="float" office:value="1078626" calcext:value-type="float">
            <text:p>1078626</text:p>
          </table:table-cell>
          <table:table-cell table:number-columns-repeated="5"/>
          <table:table-cell office:value-type="float" office:value="411320" calcext:value-type="float">
            <text:p>411320</text:p>
          </table:table-cell>
          <table:table-cell table:formula="of:=[.P540]-40" office:value-type="float" office:value="411280" calcext:value-type="float">
            <text:p>411280</text:p>
          </table:table-cell>
          <table:table-cell table:number-columns-repeated="14"/>
          <table:table-cell table:formula="of:=[.Q540]/44100" office:value-type="float" office:value="9.32607709750567" calcext:value-type="float">
            <text:p>9,32607709750567</text:p>
          </table:table-cell>
          <table:table-cell table:number-columns-repeated="1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2250907" calcext:value-type="float">
            <text:p>252250907</text:p>
          </table:table-cell>
          <table:table-cell table:number-columns-repeated="6"/>
          <table:table-cell office:value-type="float" office:value="1080752" calcext:value-type="float">
            <text:p>1080752</text:p>
          </table:table-cell>
          <table:table-cell office:value-type="float" office:value="1080650" calcext:value-type="float">
            <text:p>1080650</text:p>
          </table:table-cell>
          <table:table-cell table:number-columns-repeated="5"/>
          <table:table-cell office:value-type="float" office:value="412040" calcext:value-type="float">
            <text:p>412040</text:p>
          </table:table-cell>
          <table:table-cell table:formula="of:=[.P541]-40" office:value-type="float" office:value="412000" calcext:value-type="float">
            <text:p>412000</text:p>
          </table:table-cell>
          <table:table-cell table:number-columns-repeated="14"/>
          <table:table-cell table:formula="of:=[.Q541]/44100" office:value-type="float" office:value="9.34240362811791" calcext:value-type="float">
            <text:p>9,34240362811791</text:p>
          </table:table-cell>
          <table:table-cell table:number-columns-repeated="1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2692057" calcext:value-type="float">
            <text:p>252692057</text:p>
          </table:table-cell>
          <table:table-cell table:number-columns-repeated="6"/>
          <table:table-cell office:value-type="float" office:value="1082750" calcext:value-type="float">
            <text:p>1082750</text:p>
          </table:table-cell>
          <table:table-cell office:value-type="float" office:value="1082646" calcext:value-type="float">
            <text:p>1082646</text:p>
          </table:table-cell>
          <table:table-cell table:number-columns-repeated="5"/>
          <table:table-cell office:value-type="float" office:value="412760" calcext:value-type="float">
            <text:p>412760</text:p>
          </table:table-cell>
          <table:table-cell table:formula="of:=[.P542]-40" office:value-type="float" office:value="412720" calcext:value-type="float">
            <text:p>412720</text:p>
          </table:table-cell>
          <table:table-cell table:number-columns-repeated="14"/>
          <table:table-cell table:formula="of:=[.Q542]/44100" office:value-type="float" office:value="9.35873015873016" calcext:value-type="float">
            <text:p>9,35873015873016</text:p>
          </table:table-cell>
          <table:table-cell table:number-columns-repeated="1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3133250" calcext:value-type="float">
            <text:p>253133250</text:p>
          </table:table-cell>
          <table:table-cell table:number-columns-repeated="6"/>
          <table:table-cell office:value-type="float" office:value="1084732" calcext:value-type="float">
            <text:p>1084732</text:p>
          </table:table-cell>
          <table:table-cell office:value-type="float" office:value="1084630" calcext:value-type="float">
            <text:p>1084630</text:p>
          </table:table-cell>
          <table:table-cell table:number-columns-repeated="5"/>
          <table:table-cell office:value-type="float" office:value="413480" calcext:value-type="float">
            <text:p>413480</text:p>
          </table:table-cell>
          <table:table-cell table:formula="of:=[.P543]-40" office:value-type="float" office:value="413440" calcext:value-type="float">
            <text:p>413440</text:p>
          </table:table-cell>
          <table:table-cell table:number-columns-repeated="14"/>
          <table:table-cell table:formula="of:=[.Q543]/44100" office:value-type="float" office:value="9.3750566893424" calcext:value-type="float">
            <text:p>9,3750566893424</text:p>
          </table:table-cell>
          <table:table-cell table:number-columns-repeated="1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3573714" calcext:value-type="float">
            <text:p>253573714</text:p>
          </table:table-cell>
          <table:table-cell table:number-columns-repeated="6"/>
          <table:table-cell office:value-type="float" office:value="1086762" calcext:value-type="float">
            <text:p>1086762</text:p>
          </table:table-cell>
          <table:table-cell office:value-type="float" office:value="1086660" calcext:value-type="float">
            <text:p>1086660</text:p>
          </table:table-cell>
          <table:table-cell table:number-columns-repeated="5"/>
          <table:table-cell office:value-type="float" office:value="414200" calcext:value-type="float">
            <text:p>414200</text:p>
          </table:table-cell>
          <table:table-cell table:formula="of:=[.P544]-40" office:value-type="float" office:value="414160" calcext:value-type="float">
            <text:p>414160</text:p>
          </table:table-cell>
          <table:table-cell table:number-columns-repeated="14"/>
          <table:table-cell table:formula="of:=[.Q544]/44100" office:value-type="float" office:value="9.39138321995465" calcext:value-type="float">
            <text:p>9,39138321995465</text:p>
          </table:table-cell>
          <table:table-cell table:number-columns-repeated="1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4015678" calcext:value-type="float">
            <text:p>254015678</text:p>
          </table:table-cell>
          <table:table-cell table:number-columns-repeated="6"/>
          <table:table-cell office:value-type="float" office:value="1088708" calcext:value-type="float">
            <text:p>1088708</text:p>
          </table:table-cell>
          <table:table-cell office:value-type="float" office:value="1088608" calcext:value-type="float">
            <text:p>1088608</text:p>
          </table:table-cell>
          <table:table-cell table:number-columns-repeated="5"/>
          <table:table-cell office:value-type="float" office:value="414920" calcext:value-type="float">
            <text:p>414920</text:p>
          </table:table-cell>
          <table:table-cell table:formula="of:=[.P545]-40" office:value-type="float" office:value="414880" calcext:value-type="float">
            <text:p>414880</text:p>
          </table:table-cell>
          <table:table-cell table:number-columns-repeated="14"/>
          <table:table-cell table:formula="of:=[.Q545]/44100" office:value-type="float" office:value="9.40770975056689" calcext:value-type="float">
            <text:p>9,40770975056689</text:p>
          </table:table-cell>
          <table:table-cell table:number-columns-repeated="1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4480614" calcext:value-type="float">
            <text:p>254480614</text:p>
          </table:table-cell>
          <table:table-cell table:number-columns-repeated="6"/>
          <table:table-cell office:value-type="float" office:value="1090730" calcext:value-type="float">
            <text:p>1090730</text:p>
          </table:table-cell>
          <table:table-cell office:value-type="float" office:value="1090632" calcext:value-type="float">
            <text:p>1090632</text:p>
          </table:table-cell>
          <table:table-cell table:number-columns-repeated="5"/>
          <table:table-cell office:value-type="float" office:value="415680" calcext:value-type="float">
            <text:p>415680</text:p>
          </table:table-cell>
          <table:table-cell table:formula="of:=[.P546]-40" office:value-type="float" office:value="415640" calcext:value-type="float">
            <text:p>415640</text:p>
          </table:table-cell>
          <table:table-cell table:number-columns-repeated="14"/>
          <table:table-cell table:formula="of:=[.Q546]/44100" office:value-type="float" office:value="9.4249433106576" calcext:value-type="float">
            <text:p>9,4249433106576</text:p>
          </table:table-cell>
          <table:table-cell table:number-columns-repeated="1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54921935" calcext:value-type="float">
            <text:p>254921935</text:p>
          </table:table-cell>
          <table:table-cell table:number-columns-repeated="6"/>
          <table:table-cell office:value-type="float" office:value="1092706" calcext:value-type="float">
            <text:p>1092706</text:p>
          </table:table-cell>
          <table:table-cell office:value-type="float" office:value="1092534" calcext:value-type="float">
            <text:p>1092534</text:p>
          </table:table-cell>
          <table:table-cell table:number-columns-repeated="5"/>
          <table:table-cell office:value-type="float" office:value="416400" calcext:value-type="float">
            <text:p>416400</text:p>
          </table:table-cell>
          <table:table-cell table:formula="of:=[.P547]-40" office:value-type="float" office:value="416360" calcext:value-type="float">
            <text:p>416360</text:p>
          </table:table-cell>
          <table:table-cell table:number-columns-repeated="14"/>
          <table:table-cell table:formula="of:=[.Q547]/44100" office:value-type="float" office:value="9.44126984126984" calcext:value-type="float">
            <text:p>9,44126984126984</text:p>
          </table:table-cell>
          <table:table-cell table:number-columns-repeated="1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55410485" calcext:value-type="float">
            <text:p>255410485</text:p>
          </table:table-cell>
          <table:table-cell table:number-columns-repeated="6"/>
          <table:table-cell office:value-type="float" office:value="1094774" calcext:value-type="float">
            <text:p>1094774</text:p>
          </table:table-cell>
          <table:table-cell office:value-type="float" office:value="1094680" calcext:value-type="float">
            <text:p>1094680</text:p>
          </table:table-cell>
          <table:table-cell table:number-columns-repeated="5"/>
          <table:table-cell office:value-type="float" office:value="417200" calcext:value-type="float">
            <text:p>417200</text:p>
          </table:table-cell>
          <table:table-cell table:formula="of:=[.P548]-40" office:value-type="float" office:value="417160" calcext:value-type="float">
            <text:p>417160</text:p>
          </table:table-cell>
          <table:table-cell table:number-columns-repeated="14"/>
          <table:table-cell table:formula="of:=[.Q548]/44100" office:value-type="float" office:value="9.459410430839" calcext:value-type="float">
            <text:p>9,459410430839</text:p>
          </table:table-cell>
          <table:table-cell table:number-columns-repeated="1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5876878" calcext:value-type="float">
            <text:p>255876878</text:p>
          </table:table-cell>
          <table:table-cell table:number-columns-repeated="6"/>
          <table:table-cell office:value-type="float" office:value="1096728" calcext:value-type="float">
            <text:p>1096728</text:p>
          </table:table-cell>
          <table:table-cell office:value-type="float" office:value="1096634" calcext:value-type="float">
            <text:p>1096634</text:p>
          </table:table-cell>
          <table:table-cell table:number-columns-repeated="5"/>
          <table:table-cell office:value-type="float" office:value="417960" calcext:value-type="float">
            <text:p>417960</text:p>
          </table:table-cell>
          <table:table-cell table:formula="of:=[.P549]-40" office:value-type="float" office:value="417920" calcext:value-type="float">
            <text:p>417920</text:p>
          </table:table-cell>
          <table:table-cell table:number-columns-repeated="14"/>
          <table:table-cell table:formula="of:=[.Q549]/44100" office:value-type="float" office:value="9.47664399092971" calcext:value-type="float">
            <text:p>9,47664399092971</text:p>
          </table:table-cell>
          <table:table-cell table:number-columns-repeated="1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6341814" calcext:value-type="float">
            <text:p>256341814</text:p>
          </table:table-cell>
          <table:table-cell table:number-columns-repeated="6"/>
          <table:table-cell office:value-type="float" office:value="1098750" calcext:value-type="float">
            <text:p>1098750</text:p>
          </table:table-cell>
          <table:table-cell office:value-type="float" office:value="1098656" calcext:value-type="float">
            <text:p>1098656</text:p>
          </table:table-cell>
          <table:table-cell table:number-columns-repeated="5"/>
          <table:table-cell office:value-type="float" office:value="418720" calcext:value-type="float">
            <text:p>418720</text:p>
          </table:table-cell>
          <table:table-cell table:formula="of:=[.P550]-40" office:value-type="float" office:value="418680" calcext:value-type="float">
            <text:p>418680</text:p>
          </table:table-cell>
          <table:table-cell table:number-columns-repeated="14"/>
          <table:table-cell table:formula="of:=[.Q550]/44100" office:value-type="float" office:value="9.49387755102041" calcext:value-type="float">
            <text:p>9,49387755102041</text:p>
          </table:table-cell>
          <table:table-cell table:number-columns-repeated="1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6807564" calcext:value-type="float">
            <text:p>256807564</text:p>
          </table:table-cell>
          <table:table-cell table:number-columns-repeated="6"/>
          <table:table-cell office:value-type="float" office:value="1100734" calcext:value-type="float">
            <text:p>1100734</text:p>
          </table:table-cell>
          <table:table-cell office:value-type="float" office:value="1100634" calcext:value-type="float">
            <text:p>1100634</text:p>
          </table:table-cell>
          <table:table-cell table:number-columns-repeated="5"/>
          <table:table-cell office:value-type="float" office:value="419480" calcext:value-type="float">
            <text:p>419480</text:p>
          </table:table-cell>
          <table:table-cell table:formula="of:=[.P551]-40" office:value-type="float" office:value="419440" calcext:value-type="float">
            <text:p>419440</text:p>
          </table:table-cell>
          <table:table-cell table:number-columns-repeated="14"/>
          <table:table-cell table:formula="of:=[.Q551]/44100" office:value-type="float" office:value="9.51111111111111" calcext:value-type="float">
            <text:p>9,51111111111111</text:p>
          </table:table-cell>
          <table:table-cell table:number-columns-repeated="1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7273057" calcext:value-type="float">
            <text:p>257273057</text:p>
          </table:table-cell>
          <table:table-cell table:number-columns-repeated="6"/>
          <table:table-cell office:value-type="float" office:value="1102730" calcext:value-type="float">
            <text:p>1102730</text:p>
          </table:table-cell>
          <table:table-cell office:value-type="float" office:value="1102634" calcext:value-type="float">
            <text:p>1102634</text:p>
          </table:table-cell>
          <table:table-cell table:number-columns-repeated="5"/>
          <table:table-cell office:value-type="float" office:value="420240" calcext:value-type="float">
            <text:p>420240</text:p>
          </table:table-cell>
          <table:table-cell table:formula="of:=[.P552]-40" office:value-type="float" office:value="420200" calcext:value-type="float">
            <text:p>420200</text:p>
          </table:table-cell>
          <table:table-cell table:number-columns-repeated="14"/>
          <table:table-cell table:formula="of:=[.Q552]/44100" office:value-type="float" office:value="9.52834467120182" calcext:value-type="float">
            <text:p>9,52834467120182</text:p>
          </table:table-cell>
          <table:table-cell table:number-columns-repeated="1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57737178" calcext:value-type="float">
            <text:p>257737178</text:p>
          </table:table-cell>
          <table:table-cell table:number-columns-repeated="6"/>
          <table:table-cell office:value-type="float" office:value="1104790" calcext:value-type="float">
            <text:p>1104790</text:p>
          </table:table-cell>
          <table:table-cell office:value-type="float" office:value="1104694" calcext:value-type="float">
            <text:p>1104694</text:p>
          </table:table-cell>
          <table:table-cell table:number-columns-repeated="5"/>
          <table:table-cell office:value-type="float" office:value="421000" calcext:value-type="float">
            <text:p>421000</text:p>
          </table:table-cell>
          <table:table-cell table:formula="of:=[.P553]-40" office:value-type="float" office:value="420960" calcext:value-type="float">
            <text:p>420960</text:p>
          </table:table-cell>
          <table:table-cell table:number-columns-repeated="14"/>
          <table:table-cell table:formula="of:=[.Q553]/44100" office:value-type="float" office:value="9.54557823129252" calcext:value-type="float">
            <text:p>9,54557823129252</text:p>
          </table:table-cell>
          <table:table-cell table:number-columns-repeated="1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58226243" calcext:value-type="float">
            <text:p>258226243</text:p>
          </table:table-cell>
          <table:table-cell table:number-columns-repeated="6"/>
          <table:table-cell office:value-type="float" office:value="1106834" calcext:value-type="float">
            <text:p>1106834</text:p>
          </table:table-cell>
          <table:table-cell office:value-type="float" office:value="1106736" calcext:value-type="float">
            <text:p>1106736</text:p>
          </table:table-cell>
          <table:table-cell table:number-columns-repeated="5"/>
          <table:table-cell office:value-type="float" office:value="421800" calcext:value-type="float">
            <text:p>421800</text:p>
          </table:table-cell>
          <table:table-cell table:formula="of:=[.P554]-40" office:value-type="float" office:value="421760" calcext:value-type="float">
            <text:p>421760</text:p>
          </table:table-cell>
          <table:table-cell table:number-columns-repeated="14"/>
          <table:table-cell table:formula="of:=[.Q554]/44100" office:value-type="float" office:value="9.56371882086168" calcext:value-type="float">
            <text:p>9,56371882086168</text:p>
          </table:table-cell>
          <table:table-cell table:number-columns-repeated="1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8668850" calcext:value-type="float">
            <text:p>258668850</text:p>
          </table:table-cell>
          <table:table-cell table:number-columns-repeated="6"/>
          <table:table-cell office:value-type="float" office:value="1108750" calcext:value-type="float">
            <text:p>1108750</text:p>
          </table:table-cell>
          <table:table-cell office:value-type="float" office:value="1108582" calcext:value-type="float">
            <text:p>1108582</text:p>
          </table:table-cell>
          <table:table-cell table:number-columns-repeated="5"/>
          <table:table-cell office:value-type="float" office:value="422520" calcext:value-type="float">
            <text:p>422520</text:p>
          </table:table-cell>
          <table:table-cell table:formula="of:=[.P555]-40" office:value-type="float" office:value="422480" calcext:value-type="float">
            <text:p>422480</text:p>
          </table:table-cell>
          <table:table-cell table:number-columns-repeated="14"/>
          <table:table-cell table:formula="of:=[.Q555]/44100" office:value-type="float" office:value="9.58004535147392" calcext:value-type="float">
            <text:p>9,58004535147392</text:p>
          </table:table-cell>
          <table:table-cell table:number-columns-repeated="1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9181828" calcext:value-type="float">
            <text:p>259181828</text:p>
          </table:table-cell>
          <table:table-cell table:number-columns-repeated="6"/>
          <table:table-cell office:value-type="float" office:value="1110826" calcext:value-type="float">
            <text:p>1110826</text:p>
          </table:table-cell>
          <table:table-cell office:value-type="float" office:value="1110736" calcext:value-type="float">
            <text:p>1110736</text:p>
          </table:table-cell>
          <table:table-cell table:number-columns-repeated="5"/>
          <table:table-cell office:value-type="float" office:value="423360" calcext:value-type="float">
            <text:p>423360</text:p>
          </table:table-cell>
          <table:table-cell table:formula="of:=[.P556]-40" office:value-type="float" office:value="423320" calcext:value-type="float">
            <text:p>423320</text:p>
          </table:table-cell>
          <table:table-cell table:number-columns-repeated="14"/>
          <table:table-cell table:formula="of:=[.Q556]/44100" office:value-type="float" office:value="9.59909297052154" calcext:value-type="float">
            <text:p>9,59909297052154</text:p>
          </table:table-cell>
          <table:table-cell table:number-columns-repeated="1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59648478" calcext:value-type="float">
            <text:p>259648478</text:p>
          </table:table-cell>
          <table:table-cell table:number-columns-repeated="6"/>
          <table:table-cell office:value-type="float" office:value="1112768" calcext:value-type="float">
            <text:p>1112768</text:p>
          </table:table-cell>
          <table:table-cell office:value-type="float" office:value="1112602" calcext:value-type="float">
            <text:p>1112602</text:p>
          </table:table-cell>
          <table:table-cell table:number-columns-repeated="5"/>
          <table:table-cell office:value-type="float" office:value="424120" calcext:value-type="float">
            <text:p>424120</text:p>
          </table:table-cell>
          <table:table-cell table:formula="of:=[.P557]-40" office:value-type="float" office:value="424080" calcext:value-type="float">
            <text:p>424080</text:p>
          </table:table-cell>
          <table:table-cell table:number-columns-repeated="14"/>
          <table:table-cell table:formula="of:=[.Q557]/44100" office:value-type="float" office:value="9.61632653061225" calcext:value-type="float">
            <text:p>9,61632653061225</text:p>
          </table:table-cell>
          <table:table-cell table:number-columns-repeated="1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60161885" calcext:value-type="float">
            <text:p>260161885</text:p>
          </table:table-cell>
          <table:table-cell table:number-columns-repeated="6"/>
          <table:table-cell office:value-type="float" office:value="1114810" calcext:value-type="float">
            <text:p>1114810</text:p>
          </table:table-cell>
          <table:table-cell office:value-type="float" office:value="1114720" calcext:value-type="float">
            <text:p>1114720</text:p>
          </table:table-cell>
          <table:table-cell table:number-columns-repeated="5"/>
          <table:table-cell office:value-type="float" office:value="424960" calcext:value-type="float">
            <text:p>424960</text:p>
          </table:table-cell>
          <table:table-cell table:formula="of:=[.P558]-40" office:value-type="float" office:value="424920" calcext:value-type="float">
            <text:p>424920</text:p>
          </table:table-cell>
          <table:table-cell table:number-columns-repeated="14"/>
          <table:table-cell table:formula="of:=[.Q558]/44100" office:value-type="float" office:value="9.63537414965986" calcext:value-type="float">
            <text:p>9,63537414965986</text:p>
          </table:table-cell>
          <table:table-cell table:number-columns-repeated="1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60651421" calcext:value-type="float">
            <text:p>260651421</text:p>
          </table:table-cell>
          <table:table-cell table:number-columns-repeated="6"/>
          <table:table-cell office:value-type="float" office:value="1116818" calcext:value-type="float">
            <text:p>1116818</text:p>
          </table:table-cell>
          <table:table-cell office:value-type="float" office:value="1116728" calcext:value-type="float">
            <text:p>1116728</text:p>
          </table:table-cell>
          <table:table-cell table:number-columns-repeated="5"/>
          <table:table-cell office:value-type="float" office:value="425760" calcext:value-type="float">
            <text:p>425760</text:p>
          </table:table-cell>
          <table:table-cell table:formula="of:=[.P559]-40" office:value-type="float" office:value="425720" calcext:value-type="float">
            <text:p>425720</text:p>
          </table:table-cell>
          <table:table-cell table:number-columns-repeated="14"/>
          <table:table-cell table:formula="of:=[.Q559]/44100" office:value-type="float" office:value="9.65351473922902" calcext:value-type="float">
            <text:p>9,65351473922902</text:p>
          </table:table-cell>
          <table:table-cell table:number-columns-repeated="1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61092871" calcext:value-type="float">
            <text:p>261092871</text:p>
          </table:table-cell>
          <table:table-cell table:number-columns-repeated="6"/>
          <table:table-cell office:value-type="float" office:value="1118802" calcext:value-type="float">
            <text:p>1118802</text:p>
          </table:table-cell>
          <table:table-cell office:value-type="float" office:value="1118698" calcext:value-type="float">
            <text:p>1118698</text:p>
          </table:table-cell>
          <table:table-cell table:number-columns-repeated="5"/>
          <table:table-cell office:value-type="float" office:value="426480" calcext:value-type="float">
            <text:p>426480</text:p>
          </table:table-cell>
          <table:table-cell table:formula="of:=[.P560]-40" office:value-type="float" office:value="426440" calcext:value-type="float">
            <text:p>426440</text:p>
          </table:table-cell>
          <table:table-cell table:number-columns-repeated="14"/>
          <table:table-cell table:formula="of:=[.Q560]/44100" office:value-type="float" office:value="9.66984126984127" calcext:value-type="float">
            <text:p>9,66984126984127</text:p>
          </table:table-cell>
          <table:table-cell table:number-columns-repeated="1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61509293" calcext:value-type="float">
            <text:p>261509293</text:p>
          </table:table-cell>
          <table:table-cell table:number-columns-repeated="6"/>
          <table:table-cell office:value-type="float" office:value="1120806" calcext:value-type="float">
            <text:p>1120806</text:p>
          </table:table-cell>
          <table:table-cell office:value-type="float" office:value="1120692" calcext:value-type="float">
            <text:p>1120692</text:p>
          </table:table-cell>
          <table:table-cell table:number-columns-repeated="5"/>
          <table:table-cell office:value-type="float" office:value="427160" calcext:value-type="float">
            <text:p>427160</text:p>
          </table:table-cell>
          <table:table-cell table:formula="of:=[.P561]-40" office:value-type="float" office:value="427120" calcext:value-type="float">
            <text:p>427120</text:p>
          </table:table-cell>
          <table:table-cell table:number-columns-repeated="14"/>
          <table:table-cell table:formula="of:=[.Q561]/44100" office:value-type="float" office:value="9.68526077097506" calcext:value-type="float">
            <text:p>9,68526077097506</text:p>
          </table:table-cell>
          <table:table-cell table:number-columns-repeated="1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61924428" calcext:value-type="float">
            <text:p>261924428</text:p>
          </table:table-cell>
          <table:table-cell table:number-columns-repeated="6"/>
          <table:table-cell office:value-type="float" office:value="1122856" calcext:value-type="float">
            <text:p>1122856</text:p>
          </table:table-cell>
          <table:table-cell office:value-type="float" office:value="1122744" calcext:value-type="float">
            <text:p>1122744</text:p>
          </table:table-cell>
          <table:table-cell table:number-columns-repeated="5"/>
          <table:table-cell office:value-type="float" office:value="427840" calcext:value-type="float">
            <text:p>427840</text:p>
          </table:table-cell>
          <table:table-cell table:formula="of:=[.P562]-40" office:value-type="float" office:value="427800" calcext:value-type="float">
            <text:p>427800</text:p>
          </table:table-cell>
          <table:table-cell table:number-columns-repeated="14"/>
          <table:table-cell table:formula="of:=[.Q562]/44100" office:value-type="float" office:value="9.70068027210884" calcext:value-type="float">
            <text:p>9,70068027210884</text:p>
          </table:table-cell>
          <table:table-cell table:number-columns-repeated="1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62340721" calcext:value-type="float">
            <text:p>262340721</text:p>
          </table:table-cell>
          <table:table-cell table:number-columns-repeated="6"/>
          <table:table-cell office:value-type="float" office:value="1124866" calcext:value-type="float">
            <text:p>1124866</text:p>
          </table:table-cell>
          <table:table-cell office:value-type="float" office:value="1124758" calcext:value-type="float">
            <text:p>1124758</text:p>
          </table:table-cell>
          <table:table-cell table:number-columns-repeated="5"/>
          <table:table-cell office:value-type="float" office:value="428520" calcext:value-type="float">
            <text:p>428520</text:p>
          </table:table-cell>
          <table:table-cell table:formula="of:=[.P563]-40" office:value-type="float" office:value="428480" calcext:value-type="float">
            <text:p>428480</text:p>
          </table:table-cell>
          <table:table-cell table:number-columns-repeated="14"/>
          <table:table-cell table:formula="of:=[.Q563]/44100" office:value-type="float" office:value="9.71609977324263" calcext:value-type="float">
            <text:p>9,71609977324263</text:p>
          </table:table-cell>
          <table:table-cell table:number-columns-repeated="1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62757700" calcext:value-type="float">
            <text:p>262757700</text:p>
          </table:table-cell>
          <table:table-cell table:number-columns-repeated="6"/>
          <table:table-cell office:value-type="float" office:value="1126844" calcext:value-type="float">
            <text:p>1126844</text:p>
          </table:table-cell>
          <table:table-cell office:value-type="float" office:value="1126740" calcext:value-type="float">
            <text:p>1126740</text:p>
          </table:table-cell>
          <table:table-cell table:number-columns-repeated="5"/>
          <table:table-cell office:value-type="float" office:value="429200" calcext:value-type="float">
            <text:p>429200</text:p>
          </table:table-cell>
          <table:table-cell table:formula="of:=[.P564]-40" office:value-type="float" office:value="429160" calcext:value-type="float">
            <text:p>429160</text:p>
          </table:table-cell>
          <table:table-cell table:number-columns-repeated="14"/>
          <table:table-cell table:formula="of:=[.Q564]/44100" office:value-type="float" office:value="9.73151927437642" calcext:value-type="float">
            <text:p>9,73151927437642</text:p>
          </table:table-cell>
          <table:table-cell table:number-columns-repeated="1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63196193" calcext:value-type="float">
            <text:p>263196193</text:p>
          </table:table-cell>
          <table:table-cell table:number-columns-repeated="6"/>
          <table:table-cell office:value-type="float" office:value="1128952" calcext:value-type="float">
            <text:p>1128952</text:p>
          </table:table-cell>
          <table:table-cell office:value-type="float" office:value="1128776" calcext:value-type="float">
            <text:p>1128776</text:p>
          </table:table-cell>
          <table:table-cell table:number-columns-repeated="5"/>
          <table:table-cell office:value-type="float" office:value="429920" calcext:value-type="float">
            <text:p>429920</text:p>
          </table:table-cell>
          <table:table-cell table:formula="of:=[.P565]-40" office:value-type="float" office:value="429880" calcext:value-type="float">
            <text:p>429880</text:p>
          </table:table-cell>
          <table:table-cell table:number-columns-repeated="14"/>
          <table:table-cell table:formula="of:=[.Q565]/44100" office:value-type="float" office:value="9.74784580498866" calcext:value-type="float">
            <text:p>9,74784580498866</text:p>
          </table:table-cell>
          <table:table-cell table:number-columns-repeated="1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63614628" calcext:value-type="float">
            <text:p>263614628</text:p>
          </table:table-cell>
          <table:table-cell table:number-columns-repeated="6"/>
          <table:table-cell office:value-type="float" office:value="1130862" calcext:value-type="float">
            <text:p>1130862</text:p>
          </table:table-cell>
          <table:table-cell office:value-type="float" office:value="1130758" calcext:value-type="float">
            <text:p>1130758</text:p>
          </table:table-cell>
          <table:table-cell table:number-columns-repeated="5"/>
          <table:table-cell office:value-type="float" office:value="430600" calcext:value-type="float">
            <text:p>430600</text:p>
          </table:table-cell>
          <table:table-cell table:formula="of:=[.P566]-40" office:value-type="float" office:value="430560" calcext:value-type="float">
            <text:p>430560</text:p>
          </table:table-cell>
          <table:table-cell table:number-columns-repeated="14"/>
          <table:table-cell table:formula="of:=[.Q566]/44100" office:value-type="float" office:value="9.76326530612245" calcext:value-type="float">
            <text:p>9,76326530612245</text:p>
          </table:table-cell>
          <table:table-cell table:number-columns-repeated="1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64055650" calcext:value-type="float">
            <text:p>264055650</text:p>
          </table:table-cell>
          <table:table-cell table:number-columns-repeated="6"/>
          <table:table-cell office:value-type="float" office:value="1132852" calcext:value-type="float">
            <text:p>1132852</text:p>
          </table:table-cell>
          <table:table-cell office:value-type="float" office:value="1132750" calcext:value-type="float">
            <text:p>1132750</text:p>
          </table:table-cell>
          <table:table-cell table:number-columns-repeated="5"/>
          <table:table-cell office:value-type="float" office:value="431320" calcext:value-type="float">
            <text:p>431320</text:p>
          </table:table-cell>
          <table:table-cell table:formula="of:=[.P567]-40" office:value-type="float" office:value="431280" calcext:value-type="float">
            <text:p>431280</text:p>
          </table:table-cell>
          <table:table-cell table:number-columns-repeated="14"/>
          <table:table-cell table:formula="of:=[.Q567]/44100" office:value-type="float" office:value="9.77959183673469" calcext:value-type="float">
            <text:p>9,77959183673469</text:p>
          </table:table-cell>
          <table:table-cell table:number-columns-repeated="1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64519900" calcext:value-type="float">
            <text:p>264519900</text:p>
          </table:table-cell>
          <table:table-cell table:number-columns-repeated="6"/>
          <table:table-cell office:value-type="float" office:value="1134906" calcext:value-type="float">
            <text:p>1134906</text:p>
          </table:table-cell>
          <table:table-cell office:value-type="float" office:value="1134808" calcext:value-type="float">
            <text:p>1134808</text:p>
          </table:table-cell>
          <table:table-cell table:number-columns-repeated="5"/>
          <table:table-cell office:value-type="float" office:value="432080" calcext:value-type="float">
            <text:p>432080</text:p>
          </table:table-cell>
          <table:table-cell table:formula="of:=[.P568]-40" office:value-type="float" office:value="432040" calcext:value-type="float">
            <text:p>432040</text:p>
          </table:table-cell>
          <table:table-cell table:number-columns-repeated="14"/>
          <table:table-cell table:formula="of:=[.Q568]/44100" office:value-type="float" office:value="9.7968253968254" calcext:value-type="float">
            <text:p>9,7968253968254</text:p>
          </table:table-cell>
          <table:table-cell table:number-columns-repeated="1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64960707" calcext:value-type="float">
            <text:p>264960707</text:p>
          </table:table-cell>
          <table:table-cell table:number-columns-repeated="6"/>
          <table:table-cell office:value-type="float" office:value="1136920" calcext:value-type="float">
            <text:p>1136920</text:p>
          </table:table-cell>
          <table:table-cell office:value-type="float" office:value="1136746" calcext:value-type="float">
            <text:p>1136746</text:p>
          </table:table-cell>
          <table:table-cell table:number-columns-repeated="5"/>
          <table:table-cell office:value-type="float" office:value="432800" calcext:value-type="float">
            <text:p>432800</text:p>
          </table:table-cell>
          <table:table-cell table:formula="of:=[.P569]-40" office:value-type="float" office:value="432760" calcext:value-type="float">
            <text:p>432760</text:p>
          </table:table-cell>
          <table:table-cell table:number-columns-repeated="14"/>
          <table:table-cell table:formula="of:=[.Q569]/44100" office:value-type="float" office:value="9.81315192743764" calcext:value-type="float">
            <text:p>9,81315192743764</text:p>
          </table:table-cell>
          <table:table-cell table:number-columns-repeated="1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65403485" calcext:value-type="float">
            <text:p>265403485</text:p>
          </table:table-cell>
          <table:table-cell table:number-columns-repeated="6"/>
          <table:table-cell office:value-type="float" office:value="1138828" calcext:value-type="float">
            <text:p>1138828</text:p>
          </table:table-cell>
          <table:table-cell office:value-type="float" office:value="1138732" calcext:value-type="float">
            <text:p>1138732</text:p>
          </table:table-cell>
          <table:table-cell table:number-columns-repeated="5"/>
          <table:table-cell office:value-type="float" office:value="433520" calcext:value-type="float">
            <text:p>433520</text:p>
          </table:table-cell>
          <table:table-cell table:formula="of:=[.P570]-40" office:value-type="float" office:value="433480" calcext:value-type="float">
            <text:p>433480</text:p>
          </table:table-cell>
          <table:table-cell table:number-columns-repeated="14"/>
          <table:table-cell table:formula="of:=[.Q570]/44100" office:value-type="float" office:value="9.82947845804989" calcext:value-type="float">
            <text:p>9,82947845804989</text:p>
          </table:table-cell>
          <table:table-cell table:number-columns-repeated="1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65868593" calcext:value-type="float">
            <text:p>265868593</text:p>
          </table:table-cell>
          <table:table-cell table:number-columns-repeated="6"/>
          <table:table-cell office:value-type="float" office:value="1140842" calcext:value-type="float">
            <text:p>1140842</text:p>
          </table:table-cell>
          <table:table-cell office:value-type="float" office:value="1140744" calcext:value-type="float">
            <text:p>1140744</text:p>
          </table:table-cell>
          <table:table-cell table:number-columns-repeated="5"/>
          <table:table-cell office:value-type="float" office:value="434280" calcext:value-type="float">
            <text:p>434280</text:p>
          </table:table-cell>
          <table:table-cell table:formula="of:=[.P571]-40" office:value-type="float" office:value="434240" calcext:value-type="float">
            <text:p>434240</text:p>
          </table:table-cell>
          <table:table-cell table:number-columns-repeated="14"/>
          <table:table-cell table:formula="of:=[.Q571]/44100" office:value-type="float" office:value="9.84671201814059" calcext:value-type="float">
            <text:p>9,84671201814059</text:p>
          </table:table-cell>
          <table:table-cell table:number-columns-repeated="1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66333614" calcext:value-type="float">
            <text:p>266333614</text:p>
          </table:table-cell>
          <table:table-cell table:number-columns-repeated="6"/>
          <table:table-cell office:value-type="float" office:value="1142860" calcext:value-type="float">
            <text:p>1142860</text:p>
          </table:table-cell>
          <table:table-cell office:value-type="float" office:value="1142762" calcext:value-type="float">
            <text:p>1142762</text:p>
          </table:table-cell>
          <table:table-cell table:number-columns-repeated="5"/>
          <table:table-cell office:value-type="float" office:value="435040" calcext:value-type="float">
            <text:p>435040</text:p>
          </table:table-cell>
          <table:table-cell table:formula="of:=[.P572]-40" office:value-type="float" office:value="435000" calcext:value-type="float">
            <text:p>435000</text:p>
          </table:table-cell>
          <table:table-cell table:number-columns-repeated="14"/>
          <table:table-cell table:formula="of:=[.Q572]/44100" office:value-type="float" office:value="9.86394557823129" calcext:value-type="float">
            <text:p>9,86394557823129</text:p>
          </table:table-cell>
          <table:table-cell table:number-columns-repeated="1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66775021" calcext:value-type="float">
            <text:p>266775021</text:p>
          </table:table-cell>
          <table:table-cell table:number-columns-repeated="6"/>
          <table:table-cell office:value-type="float" office:value="1144846" calcext:value-type="float">
            <text:p>1144846</text:p>
          </table:table-cell>
          <table:table-cell office:value-type="float" office:value="1144748" calcext:value-type="float">
            <text:p>1144748</text:p>
          </table:table-cell>
          <table:table-cell table:number-columns-repeated="5"/>
          <table:table-cell office:value-type="float" office:value="435760" calcext:value-type="float">
            <text:p>435760</text:p>
          </table:table-cell>
          <table:table-cell table:formula="of:=[.P573]-40" office:value-type="float" office:value="435720" calcext:value-type="float">
            <text:p>435720</text:p>
          </table:table-cell>
          <table:table-cell table:number-columns-repeated="14"/>
          <table:table-cell table:formula="of:=[.Q573]/44100" office:value-type="float" office:value="9.88027210884354" calcext:value-type="float">
            <text:p>9,88027210884354</text:p>
          </table:table-cell>
          <table:table-cell table:number-columns-repeated="1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67240471" calcext:value-type="float">
            <text:p>267240471</text:p>
          </table:table-cell>
          <table:table-cell table:number-columns-repeated="6"/>
          <table:table-cell office:value-type="float" office:value="1146844" calcext:value-type="float">
            <text:p>1146844</text:p>
          </table:table-cell>
          <table:table-cell office:value-type="float" office:value="1146746" calcext:value-type="float">
            <text:p>1146746</text:p>
          </table:table-cell>
          <table:table-cell table:number-columns-repeated="5"/>
          <table:table-cell office:value-type="float" office:value="436520" calcext:value-type="float">
            <text:p>436520</text:p>
          </table:table-cell>
          <table:table-cell table:formula="of:=[.P574]-40" office:value-type="float" office:value="436480" calcext:value-type="float">
            <text:p>436480</text:p>
          </table:table-cell>
          <table:table-cell table:number-columns-repeated="14"/>
          <table:table-cell table:formula="of:=[.Q574]/44100" office:value-type="float" office:value="9.89750566893424" calcext:value-type="float">
            <text:p>9,89750566893424</text:p>
          </table:table-cell>
          <table:table-cell table:number-columns-repeated="1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67726578" calcext:value-type="float">
            <text:p>267726578</text:p>
          </table:table-cell>
          <table:table-cell table:number-columns-repeated="6"/>
          <table:table-cell office:value-type="float" office:value="1149012" calcext:value-type="float">
            <text:p>1149012</text:p>
          </table:table-cell>
          <table:table-cell office:value-type="float" office:value="1148838" calcext:value-type="float">
            <text:p>1148838</text:p>
          </table:table-cell>
          <table:table-cell table:number-columns-repeated="5"/>
          <table:table-cell office:value-type="float" office:value="437320" calcext:value-type="float">
            <text:p>437320</text:p>
          </table:table-cell>
          <table:table-cell table:formula="of:=[.P575]-40" office:value-type="float" office:value="437280" calcext:value-type="float">
            <text:p>437280</text:p>
          </table:table-cell>
          <table:table-cell table:number-columns-repeated="14"/>
          <table:table-cell table:formula="of:=[.Q575]/44100" office:value-type="float" office:value="9.9156462585034" calcext:value-type="float">
            <text:p>9,9156462585034</text:p>
          </table:table-cell>
          <table:table-cell table:number-columns-repeated="1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68170428" calcext:value-type="float">
            <text:p>268170428</text:p>
          </table:table-cell>
          <table:table-cell table:number-columns-repeated="6"/>
          <table:table-cell office:value-type="float" office:value="1150884" calcext:value-type="float">
            <text:p>1150884</text:p>
          </table:table-cell>
          <table:table-cell office:value-type="float" office:value="1150792" calcext:value-type="float">
            <text:p>1150792</text:p>
          </table:table-cell>
          <table:table-cell table:number-columns-repeated="5"/>
          <table:table-cell office:value-type="float" office:value="438040" calcext:value-type="float">
            <text:p>438040</text:p>
          </table:table-cell>
          <table:table-cell table:formula="of:=[.P576]-40" office:value-type="float" office:value="438000" calcext:value-type="float">
            <text:p>438000</text:p>
          </table:table-cell>
          <table:table-cell table:number-columns-repeated="14"/>
          <table:table-cell table:formula="of:=[.Q576]/44100" office:value-type="float" office:value="9.93197278911565" calcext:value-type="float">
            <text:p>9,93197278911565</text:p>
          </table:table-cell>
          <table:table-cell table:number-columns-repeated="1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68659407" calcext:value-type="float">
            <text:p>268659407</text:p>
          </table:table-cell>
          <table:table-cell table:number-columns-repeated="6"/>
          <table:table-cell office:value-type="float" office:value="1152918" calcext:value-type="float">
            <text:p>1152918</text:p>
          </table:table-cell>
          <table:table-cell office:value-type="float" office:value="1152824" calcext:value-type="float">
            <text:p>1152824</text:p>
          </table:table-cell>
          <table:table-cell table:number-columns-repeated="5"/>
          <table:table-cell office:value-type="float" office:value="438840" calcext:value-type="float">
            <text:p>438840</text:p>
          </table:table-cell>
          <table:table-cell table:formula="of:=[.P577]-40" office:value-type="float" office:value="438800" calcext:value-type="float">
            <text:p>438800</text:p>
          </table:table-cell>
          <table:table-cell table:number-columns-repeated="14"/>
          <table:table-cell table:formula="of:=[.Q577]/44100" office:value-type="float" office:value="9.95011337868481" calcext:value-type="float">
            <text:p>9,95011337868481</text:p>
          </table:table-cell>
          <table:table-cell table:number-columns-repeated="1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69124985" calcext:value-type="float">
            <text:p>269124985</text:p>
          </table:table-cell>
          <table:table-cell table:number-columns-repeated="6"/>
          <table:table-cell office:value-type="float" office:value="1154910" calcext:value-type="float">
            <text:p>1154910</text:p>
          </table:table-cell>
          <table:table-cell office:value-type="float" office:value="1154818" calcext:value-type="float">
            <text:p>1154818</text:p>
          </table:table-cell>
          <table:table-cell table:number-columns-repeated="5"/>
          <table:table-cell office:value-type="float" office:value="439600" calcext:value-type="float">
            <text:p>439600</text:p>
          </table:table-cell>
          <table:table-cell table:formula="of:=[.P578]-40" office:value-type="float" office:value="439560" calcext:value-type="float">
            <text:p>439560</text:p>
          </table:table-cell>
          <table:table-cell table:number-columns-repeated="14"/>
          <table:table-cell table:formula="of:=[.Q578]/44100" office:value-type="float" office:value="9.96734693877551" calcext:value-type="float">
            <text:p>9,96734693877551</text:p>
          </table:table-cell>
          <table:table-cell table:number-columns-repeated="1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69615250" calcext:value-type="float">
            <text:p>269615250</text:p>
          </table:table-cell>
          <table:table-cell table:number-columns-repeated="6"/>
          <table:table-cell office:value-type="float" office:value="1156898" calcext:value-type="float">
            <text:p>1156898</text:p>
          </table:table-cell>
          <table:table-cell office:value-type="float" office:value="1156806" calcext:value-type="float">
            <text:p>1156806</text:p>
          </table:table-cell>
          <table:table-cell table:number-columns-repeated="5"/>
          <table:table-cell office:value-type="float" office:value="440400" calcext:value-type="float">
            <text:p>440400</text:p>
          </table:table-cell>
          <table:table-cell table:formula="of:=[.P579]-40" office:value-type="float" office:value="440360" calcext:value-type="float">
            <text:p>440360</text:p>
          </table:table-cell>
          <table:table-cell table:number-columns-repeated="14"/>
          <table:table-cell table:formula="of:=[.Q579]/44100" office:value-type="float" office:value="9.98548752834467" calcext:value-type="float">
            <text:p>9,98548752834467</text:p>
          </table:table-cell>
          <table:table-cell table:number-columns-repeated="1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69616085" calcext:value-type="float">
            <text:p>269616085</text:p>
          </table:table-cell>
          <table:table-cell table:number-columns-repeated="6"/>
          <table:table-cell office:value-type="float" office:value="1158678" calcext:value-type="float">
            <text:p>1158678</text:p>
          </table:table-cell>
          <table:table-cell office:value-type="float" office:value="1158508" calcext:value-type="float">
            <text:p>1158508</text:p>
          </table:table-cell>
          <table:table-cell table:number-columns-repeated="5"/>
          <table:table-cell office:value-type="float" office:value="440960" calcext:value-type="float">
            <text:p>440960</text:p>
          </table:table-cell>
          <table:table-cell table:number-columns-repeated="15"/>
          <table:table-cell table:formula="of:=[.Q580]/4410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7"/>
          <table:table-cell office:value-type="float" office:value="1158882" calcext:value-type="float">
            <text:p>115888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41000" calcext:value-type="float">
            <text:p>441000</text:p>
          </table:table-cell>
          <table:table-cell table:number-columns-repeated="15"/>
          <table:table-cell table:formula="of:=[.Q581]/4410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1"/>
          <table:table-cell table:formula="of:=[.Q582]/4410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1"/>
          <table:table-cell table:formula="of:=[.Q583]/4410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1"/>
          <table:table-cell table:formula="of:=[.Q584]/4410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1"/>
          <table:table-cell table:formula="of:=[.Q585]/4410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1"/>
          <table:table-cell table:formula="of:=[.Q586]/4410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1"/>
          <table:table-cell table:formula="of:=[.Q587]/4410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1"/>
          <table:table-cell table:formula="of:=[.Q588]/44100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1"/>
          <table:table-cell table:formula="of:=[.Q589]/44100" office:value-type="float" office:value="0" calcext:value-type="float">
            <text:p>0</text:p>
          </table:table-cell>
          <table:table-cell table:number-columns-repeated="15"/>
        </table:table-row>
      </table:table>
      <table:table table:name="Feuille2" table:style-name="ta1">
        <table:table-column table:style-name="co10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13" table:default-cell-style-name="Default"/>
        <table:table-column table:style-name="co10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PKT_POS_PTS </text:p>
          </table:table-cell>
          <table:table-cell office:value-type="string" calcext:value-type="string">
            <text:p><text:s/>NB_SAMPLES_PTS </text:p>
          </table:table-cell>
          <table:table-cell office:value-type="string" calcext:value-type="string">
            <text:p><text:s/>PKT_POS_SCR</text:p>
          </table:table-cell>
          <table:table-cell office:value-type="string" calcext:value-type="string">
            <text:p><text:s/>NB_SAMPLES_SCR</text:p>
          </table:table-cell>
          <table:table-cell/>
          <table:table-cell office:value-type="float" office:value="26.09" calcext:value-type="float">
            <text:p>26,09</text:p>
          </table:table-cell>
          <table:table-cell office:value-type="float" office:value="0.07128" calcext:value-type="float">
            <text:p>0,07128</text:p>
          </table:table-cell>
          <table:table-cell/>
          <table:table-cell office:value-type="string" calcext:value-type="string">
            <text:p>Byte offset rec</text:p>
          </table:table-cell>
          <table:table-cell table:number-columns-repeated="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6521" calcext:value-type="float">
            <text:p>766521</text:p>
          </table:table-cell>
          <table:table-cell office:value-type="float" office:value="2010" calcext:value-type="float">
            <text:p>2010</text:p>
          </table:table-cell>
          <table:table-cell office:value-type="float" office:value="1280" calcext:value-type="float">
            <text:p>1280</text:p>
          </table:table-cell>
          <table:table-cell office:value-type="float" office:value="1958" calcext:value-type="float">
            <text:p>1958</text:p>
          </table:table-cell>
          <table:table-cell office:value-type="float" office:value="1240" calcext:value-type="float">
            <text:p>1240</text:p>
          </table:table-cell>
          <table:table-cell table:formula="of:=[.F3]/(44100)*90000*300" office:value-type="float" office:value="759183.673469388" calcext:value-type="float">
            <text:p>759183,673469388</text:p>
          </table:table-cell>
          <table:table-cell table:formula="of:=ROUND([.G3]/300+26.09-0.07128*[.M3])" office:value-type="float" office:value="2555" calcext:value-type="float">
            <text:p>2555</text:p>
          </table:table-cell>
          <table:table-cell table:formula="of:=[.B3]/300" office:value-type="float" office:value="2555.07" calcext:value-type="float">
            <text:p>2555,07</text:p>
          </table:table-cell>
          <table:table-cell table:formula="of:=[.I3]-[.H3]" office:value-type="float" office:value="0.0700000000001637" calcext:value-type="float">
            <text:p>0,070000000000164</text:p>
          </table:table-cell>
          <table:table-cell office:value-type="float" office:value="1984" calcext:value-type="float">
            <text:p>1984</text:p>
          </table:table-cell>
          <table:table-cell table:formula="of:=[.K3]-[.E3]" office:value-type="float" office:value="26" calcext:value-type="float">
            <text:p>26</text:p>
          </table:table-cell>
          <table:table-cell table:formula="of:=[.C3]-[.K3]" office:value-type="float" office:value="26" calcext:value-type="float">
            <text:p>26</text:p>
          </table:table-cell>
          <table:table-cell/>
          <table:table-cell table:formula="of:=[.G3]/300" office:value-type="float" office:value="2530.61224489796" calcext:value-type="float">
            <text:p>2530,61224489796</text:p>
          </table:table-cell>
          <table:table-cell table:formula="of:=[.O3]+26.3-[.I3]" office:value-type="float" office:value="1.84224489795906" calcext:value-type="float">
            <text:p>1,84224489795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0357" calcext:value-type="float">
            <text:p>1550357</text:p>
          </table:table-cell>
          <table:table-cell office:value-type="float" office:value="4004" calcext:value-type="float">
            <text:p>4004</text:p>
          </table:table-cell>
          <table:table-cell office:value-type="float" office:value="2560" calcext:value-type="float">
            <text:p>2560</text:p>
          </table:table-cell>
          <table:table-cell office:value-type="float" office:value="3950" calcext:value-type="float">
            <text:p>3950</text:p>
          </table:table-cell>
          <table:table-cell office:value-type="float" office:value="2520" calcext:value-type="float">
            <text:p>2520</text:p>
          </table:table-cell>
          <table:table-cell table:formula="of:=[.F4]/(44100)*90000*300" office:value-type="float" office:value="1542857.14285714" calcext:value-type="float">
            <text:p>1542857,14285714</text:p>
          </table:table-cell>
          <table:table-cell table:formula="of:=ROUND([.G4]/300+26.09-0.07128*[.M4])" office:value-type="float" office:value="5168" calcext:value-type="float">
            <text:p>5168</text:p>
          </table:table-cell>
          <table:table-cell table:formula="of:=[.B4]/300" office:value-type="float" office:value="5167.85666666667" calcext:value-type="float">
            <text:p>5167,85666666667</text:p>
          </table:table-cell>
          <table:table-cell table:formula="of:=[.I4]-[.H4]" office:value-type="float" office:value="-0.14333333333343" calcext:value-type="float">
            <text:p>-0,14333333333343</text:p>
          </table:table-cell>
          <table:table-cell office:value-type="float" office:value="3989" calcext:value-type="float">
            <text:p>3989</text:p>
          </table:table-cell>
          <table:table-cell table:formula="of:=[.K4]-[.E4]" office:value-type="float" office:value="39" calcext:value-type="float">
            <text:p>39</text:p>
          </table:table-cell>
          <table:table-cell table:formula="of:=[.C4]-[.K4]" office:value-type="float" office:value="15" calcext:value-type="float">
            <text:p>15</text:p>
          </table:table-cell>
          <table:table-cell/>
          <table:table-cell table:formula="of:=[.G4]/300" office:value-type="float" office:value="5142.85714285714" calcext:value-type="float">
            <text:p>5142,85714285714</text:p>
          </table:table-cell>
          <table:table-cell table:formula="of:=[.O4]+26.3-[.I4]" office:value-type="float" office:value="1.30047619047673" calcext:value-type="float">
            <text:p>1,300476190476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34021" calcext:value-type="float">
            <text:p>2334021</text:p>
          </table:table-cell>
          <table:table-cell office:value-type="float" office:value="6006" calcext:value-type="float">
            <text:p>6006</text:p>
          </table:table-cell>
          <table:table-cell office:value-type="float" office:value="3840" calcext:value-type="float">
            <text:p>3840</text:p>
          </table:table-cell>
          <table:table-cell office:value-type="float" office:value="5956" calcext:value-type="float">
            <text:p>5956</text:p>
          </table:table-cell>
          <table:table-cell office:value-type="float" office:value="3800" calcext:value-type="float">
            <text:p>3800</text:p>
          </table:table-cell>
          <table:table-cell table:formula="of:=[.F5]/(44100)*90000*300" office:value-type="float" office:value="2326530.6122449" calcext:value-type="float">
            <text:p>2326530,6122449</text:p>
          </table:table-cell>
          <table:table-cell table:formula="of:=ROUND([.G5]/300+26.09-0.07128*[.M5])" office:value-type="float" office:value="7780" calcext:value-type="float">
            <text:p>7780</text:p>
          </table:table-cell>
          <table:table-cell table:formula="of:=[.B5]/300" office:value-type="float" office:value="7780.07" calcext:value-type="float">
            <text:p>7780,07</text:p>
          </table:table-cell>
          <table:table-cell table:formula="of:=[.I5]-[.H5]" office:value-type="float" office:value="0.069999999999709" calcext:value-type="float">
            <text:p>0,069999999999709</text:p>
          </table:table-cell>
          <table:table-cell office:value-type="float" office:value="5994" calcext:value-type="float">
            <text:p>5994</text:p>
          </table:table-cell>
          <table:table-cell table:formula="of:=[.K5]-[.E5]" office:value-type="float" office:value="38" calcext:value-type="float">
            <text:p>38</text:p>
          </table:table-cell>
          <table:table-cell table:formula="of:=[.C5]-[.K5]" office:value-type="float" office:value="12" calcext:value-type="float">
            <text:p>12</text:p>
          </table:table-cell>
          <table:table-cell/>
          <table:table-cell table:formula="of:=[.G5]/300" office:value-type="float" office:value="7755.10204081633" calcext:value-type="float">
            <text:p>7755,10204081633</text:p>
          </table:table-cell>
          <table:table-cell table:formula="of:=[.O5]+26.3-[.I5]" office:value-type="float" office:value="1.33204081632721" calcext:value-type="float">
            <text:p>1,332040816327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17814" calcext:value-type="float">
            <text:p>3117814</text:p>
          </table:table-cell>
          <table:table-cell office:value-type="float" office:value="8002" calcext:value-type="float">
            <text:p>8002</text:p>
          </table:table-cell>
          <table:table-cell office:value-type="float" office:value="5120" calcext:value-type="float">
            <text:p>5120</text:p>
          </table:table-cell>
          <table:table-cell office:value-type="float" office:value="7946" calcext:value-type="float">
            <text:p>7946</text:p>
          </table:table-cell>
          <table:table-cell office:value-type="float" office:value="5080" calcext:value-type="float">
            <text:p>5080</text:p>
          </table:table-cell>
          <table:table-cell table:formula="of:=[.F6]/(44100)*90000*300" office:value-type="float" office:value="3110204.08163265" calcext:value-type="float">
            <text:p>3110204,08163265</text:p>
          </table:table-cell>
          <table:table-cell table:formula="of:=ROUND([.G6]/300+26.09-0.07128*[.M6])" office:value-type="float" office:value="10393" calcext:value-type="float">
            <text:p>10393</text:p>
          </table:table-cell>
          <table:table-cell table:formula="of:=[.B6]/300" office:value-type="float" office:value="10392.7133333333" calcext:value-type="float">
            <text:p>10392,7133333333</text:p>
          </table:table-cell>
          <table:table-cell table:formula="of:=[.I6]-[.H6]" office:value-type="float" office:value="-0.286666666666861" calcext:value-type="float">
            <text:p>-0,286666666666861</text:p>
          </table:table-cell>
          <table:table-cell office:value-type="float" office:value="7999" calcext:value-type="float">
            <text:p>7999</text:p>
          </table:table-cell>
          <table:table-cell table:formula="of:=[.K6]-[.E6]" office:value-type="float" office:value="53" calcext:value-type="float">
            <text:p>53</text:p>
          </table:table-cell>
          <table:table-cell table:formula="of:=[.C6]-[.K6]" office:value-type="float" office:value="3" calcext:value-type="float">
            <text:p>3</text:p>
          </table:table-cell>
          <table:table-cell/>
          <table:table-cell table:formula="of:=[.G6]/300" office:value-type="float" office:value="10367.3469387755" calcext:value-type="float">
            <text:p>10367,3469387755</text:p>
          </table:table-cell>
          <table:table-cell table:formula="of:=[.O6]+26.3-[.I6]" office:value-type="float" office:value="0.933605442176486" calcext:value-type="float">
            <text:p>0,933605442176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25435" calcext:value-type="float">
            <text:p>3925435</text:p>
          </table:table-cell>
          <table:table-cell office:value-type="float" office:value="10034" calcext:value-type="float">
            <text:p>10034</text:p>
          </table:table-cell>
          <table:table-cell office:value-type="float" office:value="6440" calcext:value-type="float">
            <text:p>6440</text:p>
          </table:table-cell>
          <table:table-cell office:value-type="float" office:value="9980" calcext:value-type="float">
            <text:p>9980</text:p>
          </table:table-cell>
          <table:table-cell office:value-type="float" office:value="6400" calcext:value-type="float">
            <text:p>6400</text:p>
          </table:table-cell>
          <table:table-cell table:formula="of:=[.F7]/(44100)*90000*300" office:value-type="float" office:value="3918367.34693878" calcext:value-type="float">
            <text:p>3918367,34693878</text:p>
          </table:table-cell>
          <table:table-cell table:formula="of:=ROUND([.G7]/300+26.09-0.07128*[.M7])" office:value-type="float" office:value="13085" calcext:value-type="float">
            <text:p>13085</text:p>
          </table:table-cell>
          <table:table-cell table:formula="of:=[.B7]/300" office:value-type="float" office:value="13084.7833333333" calcext:value-type="float">
            <text:p>13084,7833333333</text:p>
          </table:table-cell>
          <table:table-cell table:formula="of:=[.I7]-[.H7]" office:value-type="float" office:value="-0.216666666667152" calcext:value-type="float">
            <text:p>-0,216666666667152</text:p>
          </table:table-cell>
          <table:table-cell office:value-type="float" office:value="10004" calcext:value-type="float">
            <text:p>10004</text:p>
          </table:table-cell>
          <table:table-cell table:formula="of:=[.K7]-[.E7]" office:value-type="float" office:value="24" calcext:value-type="float">
            <text:p>24</text:p>
          </table:table-cell>
          <table:table-cell table:formula="of:=[.C7]-[.K7]" office:value-type="float" office:value="30" calcext:value-type="float">
            <text:p>30</text:p>
          </table:table-cell>
          <table:table-cell/>
          <table:table-cell table:formula="of:=[.G7]/300" office:value-type="float" office:value="13061.2244897959" calcext:value-type="float">
            <text:p>13061,2244897959</text:p>
          </table:table-cell>
          <table:table-cell table:formula="of:=[.O7]+26.3-[.I7]" office:value-type="float" office:value="2.74115646258542" calcext:value-type="float">
            <text:p>2,741156462585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09143" calcext:value-type="float">
            <text:p>4709143</text:p>
          </table:table-cell>
          <table:table-cell office:value-type="float" office:value="12048" calcext:value-type="float">
            <text:p>12048</text:p>
          </table:table-cell>
          <table:table-cell office:value-type="float" office:value="7720" calcext:value-type="float">
            <text:p>7720</text:p>
          </table:table-cell>
          <table:table-cell office:value-type="float" office:value="11994" calcext:value-type="float">
            <text:p>11994</text:p>
          </table:table-cell>
          <table:table-cell office:value-type="float" office:value="7680" calcext:value-type="float">
            <text:p>7680</text:p>
          </table:table-cell>
          <table:table-cell table:formula="of:=[.F8]/(44100)*90000*300" office:value-type="float" office:value="4702040.81632653" calcext:value-type="float">
            <text:p>4702040,81632653</text:p>
          </table:table-cell>
          <table:table-cell table:formula="of:=ROUND([.G8]/300+26.09-0.07128*[.M8])" office:value-type="float" office:value="15697" calcext:value-type="float">
            <text:p>15697</text:p>
          </table:table-cell>
          <table:table-cell table:formula="of:=[.B8]/300" office:value-type="float" office:value="15697.1433333333" calcext:value-type="float">
            <text:p>15697,1433333333</text:p>
          </table:table-cell>
          <table:table-cell table:formula="of:=[.I8]-[.H8]" office:value-type="float" office:value="0.14333333333343" calcext:value-type="float">
            <text:p>0,14333333333343</text:p>
          </table:table-cell>
          <table:table-cell office:value-type="float" office:value="12009" calcext:value-type="float">
            <text:p>12009</text:p>
          </table:table-cell>
          <table:table-cell table:formula="of:=[.K8]-[.E8]" office:value-type="float" office:value="15" calcext:value-type="float">
            <text:p>15</text:p>
          </table:table-cell>
          <table:table-cell table:formula="of:=[.C8]-[.K8]" office:value-type="float" office:value="39" calcext:value-type="float">
            <text:p>39</text:p>
          </table:table-cell>
          <table:table-cell/>
          <table:table-cell table:formula="of:=[.G8]/300" office:value-type="float" office:value="15673.4693877551" calcext:value-type="float">
            <text:p>15673,4693877551</text:p>
          </table:table-cell>
          <table:table-cell table:formula="of:=[.O8]+26.3-[.I8]" office:value-type="float" office:value="2.62605442176755" calcext:value-type="float">
            <text:p>2,626054421767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92635" calcext:value-type="float">
            <text:p>5492635</text:p>
          </table:table-cell>
          <table:table-cell office:value-type="float" office:value="14058" calcext:value-type="float">
            <text:p>14058</text:p>
          </table:table-cell>
          <table:table-cell office:value-type="float" office:value="9000" calcext:value-type="float">
            <text:p>9000</text:p>
          </table:table-cell>
          <table:table-cell office:value-type="float" office:value="14002" calcext:value-type="float">
            <text:p>14002</text:p>
          </table:table-cell>
          <table:table-cell office:value-type="float" office:value="8960" calcext:value-type="float">
            <text:p>8960</text:p>
          </table:table-cell>
          <table:table-cell table:formula="of:=[.F9]/(44100)*90000*300" office:value-type="float" office:value="5485714.28571429" calcext:value-type="float">
            <text:p>5485714,28571429</text:p>
          </table:table-cell>
          <table:table-cell table:formula="of:=ROUND([.G9]/300+26.09-0.07128*[.M9])" office:value-type="float" office:value="18309" calcext:value-type="float">
            <text:p>18309</text:p>
          </table:table-cell>
          <table:table-cell table:formula="of:=[.B9]/300" office:value-type="float" office:value="18308.7833333333" calcext:value-type="float">
            <text:p>18308,7833333333</text:p>
          </table:table-cell>
          <table:table-cell table:formula="of:=[.I9]-[.H9]" office:value-type="float" office:value="-0.216666666667152" calcext:value-type="float">
            <text:p>-0,216666666667152</text:p>
          </table:table-cell>
          <table:table-cell office:value-type="float" office:value="14014" calcext:value-type="float">
            <text:p>14014</text:p>
          </table:table-cell>
          <table:table-cell table:formula="of:=[.K9]-[.E9]" office:value-type="float" office:value="12" calcext:value-type="float">
            <text:p>12</text:p>
          </table:table-cell>
          <table:table-cell table:formula="of:=[.C9]-[.K9]" office:value-type="float" office:value="44" calcext:value-type="float">
            <text:p>44</text:p>
          </table:table-cell>
          <table:table-cell/>
          <table:table-cell table:formula="of:=[.G9]/300" office:value-type="float" office:value="18285.7142857143" calcext:value-type="float">
            <text:p>18285,7142857143</text:p>
          </table:table-cell>
          <table:table-cell table:formula="of:=[.O9]+26.3-[.I9]" office:value-type="float" office:value="3.23095238095266" calcext:value-type="float">
            <text:p>3,230952380952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76814" calcext:value-type="float">
            <text:p>6276814</text:p>
          </table:table-cell>
          <table:table-cell office:value-type="float" office:value="16036" calcext:value-type="float">
            <text:p>16036</text:p>
          </table:table-cell>
          <table:table-cell office:value-type="float" office:value="10280" calcext:value-type="float">
            <text:p>10280</text:p>
          </table:table-cell>
          <table:table-cell office:value-type="float" office:value="15982" calcext:value-type="float">
            <text:p>15982</text:p>
          </table:table-cell>
          <table:table-cell office:value-type="float" office:value="10240" calcext:value-type="float">
            <text:p>10240</text:p>
          </table:table-cell>
          <table:table-cell table:formula="of:=[.F10]/(44100)*90000*300" office:value-type="float" office:value="6269387.75510204" calcext:value-type="float">
            <text:p>6269387,75510204</text:p>
          </table:table-cell>
          <table:table-cell table:formula="of:=ROUND([.G10]/300+26.09-0.07128*[.M10])" office:value-type="float" office:value="20923" calcext:value-type="float">
            <text:p>20923</text:p>
          </table:table-cell>
          <table:table-cell table:formula="of:=[.B10]/300" office:value-type="float" office:value="20922.7133333333" calcext:value-type="float">
            <text:p>20922,7133333333</text:p>
          </table:table-cell>
          <table:table-cell table:formula="of:=[.I10]-[.H10]" office:value-type="float" office:value="-0.286666666666861" calcext:value-type="float">
            <text:p>-0,286666666666861</text:p>
          </table:table-cell>
          <table:table-cell office:value-type="float" office:value="16019" calcext:value-type="float">
            <text:p>16019</text:p>
          </table:table-cell>
          <table:table-cell table:formula="of:=[.K10]-[.E10]" office:value-type="float" office:value="37" calcext:value-type="float">
            <text:p>37</text:p>
          </table:table-cell>
          <table:table-cell table:formula="of:=[.C10]-[.K10]" office:value-type="float" office:value="17" calcext:value-type="float">
            <text:p>17</text:p>
          </table:table-cell>
          <table:table-cell/>
          <table:table-cell table:formula="of:=[.G10]/300" office:value-type="float" office:value="20897.9591836735" calcext:value-type="float">
            <text:p>20897,9591836735</text:p>
          </table:table-cell>
          <table:table-cell table:formula="of:=[.O10]+26.3-[.I10]" office:value-type="float" office:value="1.54585034013508" calcext:value-type="float">
            <text:p>1,545850340135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60564" calcext:value-type="float">
            <text:p>7060564</text:p>
          </table:table-cell>
          <table:table-cell office:value-type="float" office:value="18034" calcext:value-type="float">
            <text:p>18034</text:p>
          </table:table-cell>
          <table:table-cell office:value-type="float" office:value="11560" calcext:value-type="float">
            <text:p>11560</text:p>
          </table:table-cell>
          <table:table-cell office:value-type="float" office:value="17982" calcext:value-type="float">
            <text:p>17982</text:p>
          </table:table-cell>
          <table:table-cell office:value-type="float" office:value="11520" calcext:value-type="float">
            <text:p>11520</text:p>
          </table:table-cell>
          <table:table-cell table:formula="of:=[.F11]/(44100)*90000*300" office:value-type="float" office:value="7053061.2244898" calcext:value-type="float">
            <text:p>7053061,2244898</text:p>
          </table:table-cell>
          <table:table-cell table:formula="of:=ROUND([.G11]/300+26.09-0.07128*[.M11])" office:value-type="float" office:value="23536" calcext:value-type="float">
            <text:p>23536</text:p>
          </table:table-cell>
          <table:table-cell table:formula="of:=[.B11]/300" office:value-type="float" office:value="23535.2133333333" calcext:value-type="float">
            <text:p>23535,2133333333</text:p>
          </table:table-cell>
          <table:table-cell table:formula="of:=[.I11]-[.H11]" office:value-type="float" office:value="-0.786666666666861" calcext:value-type="float">
            <text:p>-0,786666666666861</text:p>
          </table:table-cell>
          <table:table-cell office:value-type="float" office:value="18024" calcext:value-type="float">
            <text:p>18024</text:p>
          </table:table-cell>
          <table:table-cell table:formula="of:=[.K11]-[.E11]" office:value-type="float" office:value="42" calcext:value-type="float">
            <text:p>42</text:p>
          </table:table-cell>
          <table:table-cell table:formula="of:=[.C11]-[.K11]" office:value-type="float" office:value="10" calcext:value-type="float">
            <text:p>10</text:p>
          </table:table-cell>
          <table:table-cell/>
          <table:table-cell table:formula="of:=[.G11]/300" office:value-type="float" office:value="23510.2040816327" calcext:value-type="float">
            <text:p>23510,2040816327</text:p>
          </table:table-cell>
          <table:table-cell table:formula="of:=[.O11]+26.3-[.I11]" office:value-type="float" office:value="1.29074829932142" calcext:value-type="float">
            <text:p>1,29074829932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44614" calcext:value-type="float">
            <text:p>7844614</text:p>
          </table:table-cell>
          <table:table-cell office:value-type="float" office:value="20032" calcext:value-type="float">
            <text:p>20032</text:p>
          </table:table-cell>
          <table:table-cell office:value-type="float" office:value="12840" calcext:value-type="float">
            <text:p>12840</text:p>
          </table:table-cell>
          <table:table-cell office:value-type="float" office:value="19978" calcext:value-type="float">
            <text:p>19978</text:p>
          </table:table-cell>
          <table:table-cell office:value-type="float" office:value="12800" calcext:value-type="float">
            <text:p>12800</text:p>
          </table:table-cell>
          <table:table-cell table:formula="of:=[.F12]/(44100)*90000*300" office:value-type="float" office:value="7836734.69387755" calcext:value-type="float">
            <text:p>7836734,69387755</text:p>
          </table:table-cell>
          <table:table-cell table:formula="of:=ROUND([.G12]/300+26.09-0.07128*[.M12])" office:value-type="float" office:value="26148" calcext:value-type="float">
            <text:p>26148</text:p>
          </table:table-cell>
          <table:table-cell table:formula="of:=[.B12]/300" office:value-type="float" office:value="26148.7133333333" calcext:value-type="float">
            <text:p>26148,7133333333</text:p>
          </table:table-cell>
          <table:table-cell table:formula="of:=[.I12]-[.H12]" office:value-type="float" office:value="0.713333333333139" calcext:value-type="float">
            <text:p>0,713333333333139</text:p>
          </table:table-cell>
          <table:table-cell office:value-type="float" office:value="20029" calcext:value-type="float">
            <text:p>20029</text:p>
          </table:table-cell>
          <table:table-cell table:formula="of:=[.K12]-[.E12]" office:value-type="float" office:value="51" calcext:value-type="float">
            <text:p>51</text:p>
          </table:table-cell>
          <table:table-cell table:formula="of:=[.C12]-[.K12]" office:value-type="float" office:value="3" calcext:value-type="float">
            <text:p>3</text:p>
          </table:table-cell>
          <table:table-cell/>
          <table:table-cell table:formula="of:=[.G12]/300" office:value-type="float" office:value="26122.4489795918" calcext:value-type="float">
            <text:p>26122,4489795918</text:p>
          </table:table-cell>
          <table:table-cell table:formula="of:=[.O12]+26.3-[.I12]" office:value-type="float" office:value="0.0356462585041299" calcext:value-type="float">
            <text:p>0,03564625850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51935" calcext:value-type="float">
            <text:p>8651935</text:p>
          </table:table-cell>
          <table:table-cell office:value-type="float" office:value="22064" calcext:value-type="float">
            <text:p>22064</text:p>
          </table:table-cell>
          <table:table-cell office:value-type="float" office:value="14160" calcext:value-type="float">
            <text:p>14160</text:p>
          </table:table-cell>
          <table:table-cell office:value-type="float" office:value="22010" calcext:value-type="float">
            <text:p>22010</text:p>
          </table:table-cell>
          <table:table-cell office:value-type="float" office:value="14120" calcext:value-type="float">
            <text:p>14120</text:p>
          </table:table-cell>
          <table:table-cell table:formula="of:=[.F13]/(44100)*90000*300" office:value-type="float" office:value="8644897.95918368" calcext:value-type="float">
            <text:p>8644897,95918368</text:p>
          </table:table-cell>
          <table:table-cell table:formula="of:=ROUND([.G13]/300+26.09-0.07128*[.M13])" office:value-type="float" office:value="28840" calcext:value-type="float">
            <text:p>28840</text:p>
          </table:table-cell>
          <table:table-cell table:formula="of:=[.B13]/300" office:value-type="float" office:value="28839.7833333333" calcext:value-type="float">
            <text:p>28839,7833333333</text:p>
          </table:table-cell>
          <table:table-cell table:formula="of:=[.I13]-[.H13]" office:value-type="float" office:value="-0.216666666667152" calcext:value-type="float">
            <text:p>-0,216666666667152</text:p>
          </table:table-cell>
          <table:table-cell office:value-type="float" office:value="22034" calcext:value-type="float">
            <text:p>22034</text:p>
          </table:table-cell>
          <table:table-cell table:formula="of:=[.K13]-[.E13]" office:value-type="float" office:value="24" calcext:value-type="float">
            <text:p>24</text:p>
          </table:table-cell>
          <table:table-cell table:formula="of:=[.C13]-[.K13]" office:value-type="float" office:value="30" calcext:value-type="float">
            <text:p>30</text:p>
          </table:table-cell>
          <table:table-cell/>
          <table:table-cell table:formula="of:=[.G13]/300" office:value-type="float" office:value="28816.3265306122" calcext:value-type="float">
            <text:p>28816,3265306122</text:p>
          </table:table-cell>
          <table:table-cell table:formula="of:=[.O13]+26.3-[.I13]" office:value-type="float" office:value="2.84319727891489" calcext:value-type="float">
            <text:p>2,843197278914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35814" calcext:value-type="float">
            <text:p>9435814</text:p>
          </table:table-cell>
          <table:table-cell office:value-type="float" office:value="24070" calcext:value-type="float">
            <text:p>24070</text:p>
          </table:table-cell>
          <table:table-cell office:value-type="float" office:value="15440" calcext:value-type="float">
            <text:p>15440</text:p>
          </table:table-cell>
          <table:table-cell office:value-type="float" office:value="24012" calcext:value-type="float">
            <text:p>24012</text:p>
          </table:table-cell>
          <table:table-cell office:value-type="float" office:value="15400" calcext:value-type="float">
            <text:p>15400</text:p>
          </table:table-cell>
          <table:table-cell table:formula="of:=[.F14]/(44100)*90000*300" office:value-type="float" office:value="9428571.42857143" calcext:value-type="float">
            <text:p>9428571,42857143</text:p>
          </table:table-cell>
          <table:table-cell table:formula="of:=ROUND([.G14]/300+26.09-0.07128*[.M14])" office:value-type="float" office:value="31452" calcext:value-type="float">
            <text:p>31452</text:p>
          </table:table-cell>
          <table:table-cell table:formula="of:=[.B14]/300" office:value-type="float" office:value="31452.7133333333" calcext:value-type="float">
            <text:p>31452,7133333333</text:p>
          </table:table-cell>
          <table:table-cell table:formula="of:=[.I14]-[.H14]" office:value-type="float" office:value="0.713333333333139" calcext:value-type="float">
            <text:p>0,713333333333139</text:p>
          </table:table-cell>
          <table:table-cell office:value-type="float" office:value="24039" calcext:value-type="float">
            <text:p>24039</text:p>
          </table:table-cell>
          <table:table-cell table:formula="of:=[.K14]-[.E14]" office:value-type="float" office:value="27" calcext:value-type="float">
            <text:p>27</text:p>
          </table:table-cell>
          <table:table-cell table:formula="of:=[.C14]-[.K14]" office:value-type="float" office:value="31" calcext:value-type="float">
            <text:p>31</text:p>
          </table:table-cell>
          <table:table-cell/>
          <table:table-cell table:formula="of:=[.G14]/300" office:value-type="float" office:value="31428.5714285714" calcext:value-type="float">
            <text:p>31428,5714285714</text:p>
          </table:table-cell>
          <table:table-cell table:formula="of:=[.O14]+25-[.I14]" office:value-type="float" office:value="0.858095238098031" calcext:value-type="float">
            <text:p>0,8580952380980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19393" calcext:value-type="float">
            <text:p>10219393</text:p>
          </table:table-cell>
          <table:table-cell office:value-type="float" office:value="26076" calcext:value-type="float">
            <text:p>26076</text:p>
          </table:table-cell>
          <table:table-cell office:value-type="float" office:value="16720" calcext:value-type="float">
            <text:p>16720</text:p>
          </table:table-cell>
          <table:table-cell office:value-type="float" office:value="26022" calcext:value-type="float">
            <text:p>26022</text:p>
          </table:table-cell>
          <table:table-cell office:value-type="float" office:value="16680" calcext:value-type="float">
            <text:p>16680</text:p>
          </table:table-cell>
          <table:table-cell table:formula="of:=[.F15]/(44100)*90000*300" office:value-type="float" office:value="10212244.8979592" calcext:value-type="float">
            <text:p>10212244,8979592</text:p>
          </table:table-cell>
          <table:table-cell table:formula="of:=ROUND([.G15]/300+26.09-0.07128*[.M15])" office:value-type="float" office:value="34065" calcext:value-type="float">
            <text:p>34065</text:p>
          </table:table-cell>
          <table:table-cell table:formula="of:=[.B15]/300" office:value-type="float" office:value="34064.6433333333" calcext:value-type="float">
            <text:p>34064,6433333333</text:p>
          </table:table-cell>
          <table:table-cell table:formula="of:=[.I15]-[.H15]" office:value-type="float" office:value="-0.35666666666657" calcext:value-type="float">
            <text:p>-0,35666666666657</text:p>
          </table:table-cell>
          <table:table-cell office:value-type="float" office:value="26044" calcext:value-type="float">
            <text:p>26044</text:p>
          </table:table-cell>
          <table:table-cell table:formula="of:=[.K15]-[.E15]" office:value-type="float" office:value="22" calcext:value-type="float">
            <text:p>22</text:p>
          </table:table-cell>
          <table:table-cell table:formula="of:=[.C15]-[.K15]" office:value-type="float" office:value="32" calcext:value-type="float">
            <text:p>32</text:p>
          </table:table-cell>
          <table:table-cell/>
          <table:table-cell table:formula="of:=[.G15]/300" office:value-type="float" office:value="34040.8163265306" calcext:value-type="float">
            <text:p>34040,8163265306</text:p>
          </table:table-cell>
          <table:table-cell table:formula="of:=[.O15]+25-[.I15]" office:value-type="float" office:value="1.17299319728045" calcext:value-type="float">
            <text:p>1,172993197280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03057" calcext:value-type="float">
            <text:p>11003057</text:p>
          </table:table-cell>
          <table:table-cell office:value-type="float" office:value="28078" calcext:value-type="float">
            <text:p>28078</text:p>
          </table:table-cell>
          <table:table-cell office:value-type="float" office:value="18000" calcext:value-type="float">
            <text:p>18000</text:p>
          </table:table-cell>
          <table:table-cell office:value-type="float" office:value="28022" calcext:value-type="float">
            <text:p>28022</text:p>
          </table:table-cell>
          <table:table-cell office:value-type="float" office:value="17960" calcext:value-type="float">
            <text:p>17960</text:p>
          </table:table-cell>
          <table:table-cell table:formula="of:=[.F16]/(44100)*90000*300" office:value-type="float" office:value="10995918.3673469" calcext:value-type="float">
            <text:p>10995918,3673469</text:p>
          </table:table-cell>
          <table:table-cell table:formula="of:=ROUND([.G16]/300+26.09-0.07128*[.M16])" office:value-type="float" office:value="36677" calcext:value-type="float">
            <text:p>36677</text:p>
          </table:table-cell>
          <table:table-cell table:formula="of:=[.B16]/300" office:value-type="float" office:value="36676.8566666667" calcext:value-type="float">
            <text:p>36676,8566666667</text:p>
          </table:table-cell>
          <table:table-cell table:formula="of:=[.I16]-[.H16]" office:value-type="float" office:value="-0.14333333333343" calcext:value-type="float">
            <text:p>-0,14333333333343</text:p>
          </table:table-cell>
          <table:table-cell office:value-type="float" office:value="28049" calcext:value-type="float">
            <text:p>28049</text:p>
          </table:table-cell>
          <table:table-cell table:formula="of:=[.K16]-[.E16]" office:value-type="float" office:value="27" calcext:value-type="float">
            <text:p>27</text:p>
          </table:table-cell>
          <table:table-cell table:formula="of:=[.C16]-[.K16]" office:value-type="float" office:value="29" calcext:value-type="float">
            <text:p>29</text:p>
          </table:table-cell>
          <table:table-cell/>
          <table:table-cell table:formula="of:=[.G16]/300" office:value-type="float" office:value="36653.0612244898" calcext:value-type="float">
            <text:p>36653,0612244898</text:p>
          </table:table-cell>
          <table:table-cell table:formula="of:=[.O16]+25-[.I16]" office:value-type="float" office:value="1.20455782312638" calcext:value-type="float">
            <text:p>1,204557823126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786721" calcext:value-type="float">
            <text:p>11786721</text:p>
          </table:table-cell>
          <table:table-cell office:value-type="float" office:value="30080" calcext:value-type="float">
            <text:p>30080</text:p>
          </table:table-cell>
          <table:table-cell office:value-type="float" office:value="19280" calcext:value-type="float">
            <text:p>19280</text:p>
          </table:table-cell>
          <table:table-cell office:value-type="float" office:value="30024" calcext:value-type="float">
            <text:p>30024</text:p>
          </table:table-cell>
          <table:table-cell office:value-type="float" office:value="19240" calcext:value-type="float">
            <text:p>19240</text:p>
          </table:table-cell>
          <table:table-cell table:formula="of:=[.F17]/(44100)*90000*300" office:value-type="float" office:value="11779591.8367347" calcext:value-type="float">
            <text:p>11779591,8367347</text:p>
          </table:table-cell>
          <table:table-cell table:formula="of:=ROUND([.G17]/300+26.09-0.07128*[.M17])" office:value-type="float" office:value="39290" calcext:value-type="float">
            <text:p>39290</text:p>
          </table:table-cell>
          <table:table-cell table:formula="of:=[.B17]/300" office:value-type="float" office:value="39289.07" calcext:value-type="float">
            <text:p>39289,07</text:p>
          </table:table-cell>
          <table:table-cell table:formula="of:=[.I17]-[.H17]" office:value-type="float" office:value="-0.930000000000291" calcext:value-type="float">
            <text:p>-0,930000000000291</text:p>
          </table:table-cell>
          <table:table-cell office:value-type="float" office:value="30054" calcext:value-type="float">
            <text:p>30054</text:p>
          </table:table-cell>
          <table:table-cell table:formula="of:=[.K17]-[.E17]" office:value-type="float" office:value="30" calcext:value-type="float">
            <text:p>30</text:p>
          </table:table-cell>
          <table:table-cell table:formula="of:=[.C17]-[.K17]" office:value-type="float" office:value="26" calcext:value-type="float">
            <text:p>26</text:p>
          </table:table-cell>
          <table:table-cell/>
          <table:table-cell table:formula="of:=[.G17]/300" office:value-type="float" office:value="39265.306122449" calcext:value-type="float">
            <text:p>39265,306122449</text:p>
          </table:table-cell>
          <table:table-cell table:formula="of:=[.O17]+25-[.I17]" office:value-type="float" office:value="1.23612244897959" calcext:value-type="float">
            <text:p>1,236122448979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570428" calcext:value-type="float">
            <text:p>12570428</text:p>
          </table:table-cell>
          <table:table-cell office:value-type="float" office:value="32094" calcext:value-type="float">
            <text:p>32094</text:p>
          </table:table-cell>
          <table:table-cell office:value-type="float" office:value="20560" calcext:value-type="float">
            <text:p>20560</text:p>
          </table:table-cell>
          <table:table-cell office:value-type="float" office:value="32038" calcext:value-type="float">
            <text:p>32038</text:p>
          </table:table-cell>
          <table:table-cell office:value-type="float" office:value="20520" calcext:value-type="float">
            <text:p>20520</text:p>
          </table:table-cell>
          <table:table-cell table:formula="of:=[.F18]/(44100)*90000*300" office:value-type="float" office:value="12563265.3061224" calcext:value-type="float">
            <text:p>12563265,3061224</text:p>
          </table:table-cell>
          <table:table-cell table:formula="of:=ROUND([.G18]/300+26.09-0.07128*[.M18])" office:value-type="float" office:value="41901" calcext:value-type="float">
            <text:p>41901</text:p>
          </table:table-cell>
          <table:table-cell table:formula="of:=[.B18]/300" office:value-type="float" office:value="41901.4266666667" calcext:value-type="float">
            <text:p>41901,4266666667</text:p>
          </table:table-cell>
          <table:table-cell table:formula="of:=[.I18]-[.H18]" office:value-type="float" office:value="0.426666666666279" calcext:value-type="float">
            <text:p>0,426666666666279</text:p>
          </table:table-cell>
          <table:table-cell office:value-type="float" office:value="32059" calcext:value-type="float">
            <text:p>32059</text:p>
          </table:table-cell>
          <table:table-cell table:formula="of:=[.K18]-[.E18]" office:value-type="float" office:value="21" calcext:value-type="float">
            <text:p>21</text:p>
          </table:table-cell>
          <table:table-cell table:formula="of:=[.C18]-[.K18]" office:value-type="float" office:value="35" calcext:value-type="float">
            <text:p>35</text:p>
          </table:table-cell>
          <table:table-cell/>
          <table:table-cell table:formula="of:=[.G18]/300" office:value-type="float" office:value="41877.5510204082" calcext:value-type="float">
            <text:p>41877,5510204082</text:p>
          </table:table-cell>
          <table:table-cell table:formula="of:=[.O18]+25-[.I18]" office:value-type="float" office:value="1.12435374149209" calcext:value-type="float">
            <text:p>1,124353741492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353921" calcext:value-type="float">
            <text:p>13353921</text:p>
          </table:table-cell>
          <table:table-cell office:value-type="float" office:value="34104" calcext:value-type="float">
            <text:p>34104</text:p>
          </table:table-cell>
          <table:table-cell office:value-type="float" office:value="21840" calcext:value-type="float">
            <text:p>21840</text:p>
          </table:table-cell>
          <table:table-cell office:value-type="float" office:value="34050" calcext:value-type="float">
            <text:p>34050</text:p>
          </table:table-cell>
          <table:table-cell office:value-type="float" office:value="21800" calcext:value-type="float">
            <text:p>21800</text:p>
          </table:table-cell>
          <table:table-cell table:formula="of:=[.F19]/(44100)*90000*300" office:value-type="float" office:value="13346938.7755102" calcext:value-type="float">
            <text:p>13346938,7755102</text:p>
          </table:table-cell>
          <table:table-cell table:formula="of:=ROUND([.G19]/300+26.09-0.07128*[.M19])" office:value-type="float" office:value="44513" calcext:value-type="float">
            <text:p>44513</text:p>
          </table:table-cell>
          <table:table-cell table:formula="of:=[.B19]/300" office:value-type="float" office:value="44513.07" calcext:value-type="float">
            <text:p>44513,07</text:p>
          </table:table-cell>
          <table:table-cell table:formula="of:=[.I19]-[.H19]" office:value-type="float" office:value="0.069999999999709" calcext:value-type="float">
            <text:p>0,069999999999709</text:p>
          </table:table-cell>
          <table:table-cell office:value-type="float" office:value="34064" calcext:value-type="float">
            <text:p>34064</text:p>
          </table:table-cell>
          <table:table-cell table:formula="of:=[.K19]-[.E19]" office:value-type="float" office:value="14" calcext:value-type="float">
            <text:p>14</text:p>
          </table:table-cell>
          <table:table-cell table:formula="of:=[.C19]-[.K19]" office:value-type="float" office:value="40" calcext:value-type="float">
            <text:p>40</text:p>
          </table:table-cell>
          <table:table-cell/>
          <table:table-cell table:formula="of:=[.G19]/300" office:value-type="float" office:value="44489.7959183674" calcext:value-type="float">
            <text:p>44489,7959183674</text:p>
          </table:table-cell>
          <table:table-cell table:formula="of:=[.O19]+25-[.I19]" office:value-type="float" office:value="1.725918367345" calcext:value-type="float">
            <text:p>1,7259183673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137457" calcext:value-type="float">
            <text:p>14137457</text:p>
          </table:table-cell>
          <table:table-cell office:value-type="float" office:value="36112" calcext:value-type="float">
            <text:p>36112</text:p>
          </table:table-cell>
          <table:table-cell office:value-type="float" office:value="23120" calcext:value-type="float">
            <text:p>23120</text:p>
          </table:table-cell>
          <table:table-cell office:value-type="float" office:value="36060" calcext:value-type="float">
            <text:p>36060</text:p>
          </table:table-cell>
          <table:table-cell office:value-type="float" office:value="23080" calcext:value-type="float">
            <text:p>23080</text:p>
          </table:table-cell>
          <table:table-cell table:formula="of:=[.F20]/(44100)*90000*300" office:value-type="float" office:value="14130612.244898" calcext:value-type="float">
            <text:p>14130612,244898</text:p>
          </table:table-cell>
          <table:table-cell table:formula="of:=ROUND([.G20]/300+26.09-0.07128*[.M20])" office:value-type="float" office:value="47125" calcext:value-type="float">
            <text:p>47125</text:p>
          </table:table-cell>
          <table:table-cell table:formula="of:=[.B20]/300" office:value-type="float" office:value="47124.8566666667" calcext:value-type="float">
            <text:p>47124,8566666667</text:p>
          </table:table-cell>
          <table:table-cell table:formula="of:=[.I20]-[.H20]" office:value-type="float" office:value="-0.14333333333343" calcext:value-type="float">
            <text:p>-0,14333333333343</text:p>
          </table:table-cell>
          <table:table-cell office:value-type="float" office:value="36069" calcext:value-type="float">
            <text:p>36069</text:p>
          </table:table-cell>
          <table:table-cell table:formula="of:=[.K20]-[.E20]" office:value-type="float" office:value="9" calcext:value-type="float">
            <text:p>9</text:p>
          </table:table-cell>
          <table:table-cell table:formula="of:=[.C20]-[.K20]" office:value-type="float" office:value="43" calcext:value-type="float">
            <text:p>43</text:p>
          </table:table-cell>
          <table:table-cell/>
          <table:table-cell table:formula="of:=[.G20]/300" office:value-type="float" office:value="47102.0408163265" calcext:value-type="float">
            <text:p>47102,0408163265</text:p>
          </table:table-cell>
          <table:table-cell table:formula="of:=[.O20]+25-[.I20]" office:value-type="float" office:value="2.18414965986449" calcext:value-type="float">
            <text:p>2,184149659864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897593" calcext:value-type="float">
            <text:p>14897593</text:p>
          </table:table-cell>
          <table:table-cell office:value-type="float" office:value="38078" calcext:value-type="float">
            <text:p>38078</text:p>
          </table:table-cell>
          <table:table-cell office:value-type="float" office:value="24360" calcext:value-type="float">
            <text:p>24360</text:p>
          </table:table-cell>
          <table:table-cell office:value-type="float" office:value="38022" calcext:value-type="float">
            <text:p>38022</text:p>
          </table:table-cell>
          <table:table-cell office:value-type="float" office:value="24320" calcext:value-type="float">
            <text:p>24320</text:p>
          </table:table-cell>
          <table:table-cell table:formula="of:=[.F21]/(44100)*90000*300" office:value-type="float" office:value="14889795.9183673" calcext:value-type="float">
            <text:p>14889795,9183673</text:p>
          </table:table-cell>
          <table:table-cell table:formula="of:=ROUND([.G21]/300+26.09-0.07128*[.M21])" office:value-type="float" office:value="49658" calcext:value-type="float">
            <text:p>49658</text:p>
          </table:table-cell>
          <table:table-cell table:formula="of:=[.B21]/300" office:value-type="float" office:value="49658.6433333333" calcext:value-type="float">
            <text:p>49658,6433333333</text:p>
          </table:table-cell>
          <table:table-cell table:formula="of:=[.I21]-[.H21]" office:value-type="float" office:value="0.64333333333343" calcext:value-type="float">
            <text:p>0,64333333333343</text:p>
          </table:table-cell>
          <table:table-cell office:value-type="float" office:value="38074" calcext:value-type="float">
            <text:p>38074</text:p>
          </table:table-cell>
          <table:table-cell table:formula="of:=[.K21]-[.E21]" office:value-type="float" office:value="52" calcext:value-type="float">
            <text:p>52</text:p>
          </table:table-cell>
          <table:table-cell table:formula="of:=[.C21]-[.K21]" office:value-type="float" office:value="4" calcext:value-type="float">
            <text:p>4</text:p>
          </table:table-cell>
          <table:table-cell/>
          <table:table-cell table:formula="of:=[.G21]/300" office:value-type="float" office:value="49632.6530612245" calcext:value-type="float">
            <text:p>49632,6530612245</text:p>
          </table:table-cell>
          <table:table-cell table:formula="of:=[.O21]+25-[.I21]" office:value-type="float" office:value="-0.990272108843783" calcext:value-type="float">
            <text:p>-0,9902721088437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607585" calcext:value-type="float">
            <text:p>15607585</text:p>
          </table:table-cell>
          <table:table-cell office:value-type="float" office:value="40088" calcext:value-type="float">
            <text:p>40088</text:p>
          </table:table-cell>
          <table:table-cell office:value-type="float" office:value="25520" calcext:value-type="float">
            <text:p>25520</text:p>
          </table:table-cell>
          <table:table-cell office:value-type="float" office:value="40014" calcext:value-type="float">
            <text:p>40014</text:p>
          </table:table-cell>
          <table:table-cell office:value-type="float" office:value="25480" calcext:value-type="float">
            <text:p>25480</text:p>
          </table:table-cell>
          <table:table-cell table:formula="of:=[.F22]/(44100)*90000*300" office:value-type="float" office:value="15600000" calcext:value-type="float">
            <text:p>15600000</text:p>
          </table:table-cell>
          <table:table-cell table:formula="of:=ROUND([.G22]/300+26.09-0.07128*[.M22])" office:value-type="float" office:value="52025" calcext:value-type="float">
            <text:p>52025</text:p>
          </table:table-cell>
          <table:table-cell table:formula="of:=[.B22]/300" office:value-type="float" office:value="52025.2833333333" calcext:value-type="float">
            <text:p>52025,2833333333</text:p>
          </table:table-cell>
          <table:table-cell table:formula="of:=[.I22]-[.H22]" office:value-type="float" office:value="0.283333333332848" calcext:value-type="float">
            <text:p>0,283333333332848</text:p>
          </table:table-cell>
          <table:table-cell office:value-type="float" office:value="40079" calcext:value-type="float">
            <text:p>40079</text:p>
          </table:table-cell>
          <table:table-cell table:formula="of:=[.K22]-[.E22]" office:value-type="float" office:value="65" calcext:value-type="float">
            <text:p>65</text:p>
          </table:table-cell>
          <table:table-cell table:formula="of:=[.C22]-[.K22]" office:value-type="float" office:value="9" calcext:value-type="float">
            <text:p>9</text:p>
          </table:table-cell>
          <table:table-cell/>
          <table:table-cell table:formula="of:=[.G22]/300" office:value-type="float" office:value="52000" calcext:value-type="float">
            <text:p>52000</text:p>
          </table:table-cell>
          <table:table-cell table:formula="of:=[.O22]+25-[.I22]" office:value-type="float" office:value="-0.283333333340124" calcext:value-type="float">
            <text:p>-0,2833333333401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144135" calcext:value-type="float">
            <text:p>16144135</text:p>
          </table:table-cell>
          <table:table-cell office:value-type="float" office:value="42198" calcext:value-type="float">
            <text:p>42198</text:p>
          </table:table-cell>
          <table:table-cell office:value-type="float" office:value="26400" calcext:value-type="float">
            <text:p>26400</text:p>
          </table:table-cell>
          <table:table-cell office:value-type="float" office:value="42084" calcext:value-type="float">
            <text:p>42084</text:p>
          </table:table-cell>
          <table:table-cell office:value-type="float" office:value="26360" calcext:value-type="float">
            <text:p>26360</text:p>
          </table:table-cell>
          <table:table-cell table:formula="of:=[.F23]/(44100)*90000*300" office:value-type="float" office:value="16138775.5102041" calcext:value-type="float">
            <text:p>16138775,5102041</text:p>
          </table:table-cell>
          <table:table-cell table:formula="of:=ROUND([.G23]/300+26.09-0.07128*[.M23])" office:value-type="float" office:value="53814" calcext:value-type="float">
            <text:p>53814</text:p>
          </table:table-cell>
          <table:table-cell table:formula="of:=[.B23]/300" office:value-type="float" office:value="53813.7833333333" calcext:value-type="float">
            <text:p>53813,7833333333</text:p>
          </table:table-cell>
          <table:table-cell table:formula="of:=[.I23]-[.H23]" office:value-type="float" office:value="-0.216666666667152" calcext:value-type="float">
            <text:p>-0,216666666667152</text:p>
          </table:table-cell>
          <table:table-cell office:value-type="float" office:value="42084" calcext:value-type="float">
            <text:p>42084</text:p>
          </table:table-cell>
          <table:table-cell table:formula="of:=[.K23]-[.E23]" office:value-type="float" office:value="0" calcext:value-type="float">
            <text:p>0</text:p>
          </table:table-cell>
          <table:table-cell table:formula="of:=[.C23]-[.K23]" office:value-type="float" office:value="114" calcext:value-type="float">
            <text:p>114</text:p>
          </table:table-cell>
          <table:table-cell/>
          <table:table-cell table:formula="of:=[.G23]/300" office:value-type="float" office:value="53795.9183673469" calcext:value-type="float">
            <text:p>53795,9183673469</text:p>
          </table:table-cell>
          <table:table-cell table:formula="of:=[.O23]+25-[.I23]" office:value-type="float" office:value="7.13503401361231" calcext:value-type="float">
            <text:p>7,135034013612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560600" calcext:value-type="float">
            <text:p>16560600</text:p>
          </table:table-cell>
          <table:table-cell office:value-type="float" office:value="44200" calcext:value-type="float">
            <text:p>44200</text:p>
          </table:table-cell>
          <table:table-cell office:value-type="float" office:value="27080" calcext:value-type="float">
            <text:p>27080</text:p>
          </table:table-cell>
          <table:table-cell office:value-type="float" office:value="44022" calcext:value-type="float">
            <text:p>44022</text:p>
          </table:table-cell>
          <table:table-cell office:value-type="float" office:value="27040" calcext:value-type="float">
            <text:p>27040</text:p>
          </table:table-cell>
          <table:table-cell table:formula="of:=[.F24]/(44100)*90000*300" office:value-type="float" office:value="16555102.0408163" calcext:value-type="float">
            <text:p>16555102,0408163</text:p>
          </table:table-cell>
          <table:table-cell table:formula="of:=ROUND([.G24]/300+26.09-0.07128*[.M24])" office:value-type="float" office:value="55202" calcext:value-type="float">
            <text:p>55202</text:p>
          </table:table-cell>
          <table:table-cell table:formula="of:=[.B24]/300" office:value-type="float" office:value="55202" calcext:value-type="float">
            <text:p>55202</text:p>
          </table:table-cell>
          <table:table-cell table:formula="of:=[.I24]-[.H24]" office:value-type="float" office:value="0" calcext:value-type="float">
            <text:p>0</text:p>
          </table:table-cell>
          <table:table-cell office:value-type="float" office:value="44089" calcext:value-type="float">
            <text:p>44089</text:p>
          </table:table-cell>
          <table:table-cell table:formula="of:=[.K24]-[.E24]" office:value-type="float" office:value="67" calcext:value-type="float">
            <text:p>67</text:p>
          </table:table-cell>
          <table:table-cell table:formula="of:=[.C24]-[.K24]" office:value-type="float" office:value="111" calcext:value-type="float">
            <text:p>111</text:p>
          </table:table-cell>
          <table:table-cell/>
          <table:table-cell table:formula="of:=[.G24]/300" office:value-type="float" office:value="55183.6734693878" calcext:value-type="float">
            <text:p>55183,6734693878</text:p>
          </table:table-cell>
          <table:table-cell table:formula="of:=[.O24]+25-[.I24]" office:value-type="float" office:value="6.67346938775154" calcext:value-type="float">
            <text:p>6,673469387751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979164" calcext:value-type="float">
            <text:p>16979164</text:p>
          </table:table-cell>
          <table:table-cell office:value-type="float" office:value="46104" calcext:value-type="float">
            <text:p>46104</text:p>
          </table:table-cell>
          <table:table-cell office:value-type="float" office:value="27760" calcext:value-type="float">
            <text:p>27760</text:p>
          </table:table-cell>
          <table:table-cell office:value-type="float" office:value="45998" calcext:value-type="float">
            <text:p>45998</text:p>
          </table:table-cell>
          <table:table-cell office:value-type="float" office:value="27720" calcext:value-type="float">
            <text:p>27720</text:p>
          </table:table-cell>
          <table:table-cell table:formula="of:=[.F25]/(44100)*90000*300" office:value-type="float" office:value="16971428.5714286" calcext:value-type="float">
            <text:p>16971428,5714286</text:p>
          </table:table-cell>
          <table:table-cell table:formula="of:=ROUND([.G25]/300+26.09-0.07128*[.M25])" office:value-type="float" office:value="56597" calcext:value-type="float">
            <text:p>56597</text:p>
          </table:table-cell>
          <table:table-cell table:formula="of:=[.B25]/300" office:value-type="float" office:value="56597.2133333333" calcext:value-type="float">
            <text:p>56597,2133333333</text:p>
          </table:table-cell>
          <table:table-cell table:formula="of:=[.I25]-[.H25]" office:value-type="float" office:value="0.213333333333139" calcext:value-type="float">
            <text:p>0,213333333333139</text:p>
          </table:table-cell>
          <table:table-cell office:value-type="float" office:value="46094" calcext:value-type="float">
            <text:p>46094</text:p>
          </table:table-cell>
          <table:table-cell table:formula="of:=[.K25]-[.E25]" office:value-type="float" office:value="96" calcext:value-type="float">
            <text:p>96</text:p>
          </table:table-cell>
          <table:table-cell table:formula="of:=[.C25]-[.K25]" office:value-type="float" office:value="10" calcext:value-type="float">
            <text:p>10</text:p>
          </table:table-cell>
          <table:table-cell/>
          <table:table-cell table:formula="of:=[.G25]/300" office:value-type="float" office:value="56571.4285714286" calcext:value-type="float">
            <text:p>56571,4285714286</text:p>
          </table:table-cell>
          <table:table-cell table:formula="of:=[.O25]+25-[.I25]" office:value-type="float" office:value="-0.784761904760671" calcext:value-type="float">
            <text:p>-0,7847619047606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419157" calcext:value-type="float">
            <text:p>17419157</text:p>
          </table:table-cell>
          <table:table-cell office:value-type="float" office:value="48142" calcext:value-type="float">
            <text:p>48142</text:p>
          </table:table-cell>
          <table:table-cell office:value-type="float" office:value="28480" calcext:value-type="float">
            <text:p>28480</text:p>
          </table:table-cell>
          <table:table-cell office:value-type="float" office:value="48038" calcext:value-type="float">
            <text:p>48038</text:p>
          </table:table-cell>
          <table:table-cell office:value-type="float" office:value="28440" calcext:value-type="float">
            <text:p>28440</text:p>
          </table:table-cell>
          <table:table-cell table:formula="of:=[.F26]/(44100)*90000*300" office:value-type="float" office:value="17412244.8979592" calcext:value-type="float">
            <text:p>17412244,8979592</text:p>
          </table:table-cell>
          <table:table-cell table:formula="of:=ROUND([.G26]/300+26.09-0.07128*[.M26])" office:value-type="float" office:value="58064" calcext:value-type="float">
            <text:p>58064</text:p>
          </table:table-cell>
          <table:table-cell table:formula="of:=[.B26]/300" office:value-type="float" office:value="58063.8566666667" calcext:value-type="float">
            <text:p>58063,8566666667</text:p>
          </table:table-cell>
          <table:table-cell table:formula="of:=[.I26]-[.H26]" office:value-type="float" office:value="-0.14333333333343" calcext:value-type="float">
            <text:p>-0,14333333333343</text:p>
          </table:table-cell>
          <table:table-cell office:value-type="float" office:value="48099" calcext:value-type="float">
            <text:p>48099</text:p>
          </table:table-cell>
          <table:table-cell table:formula="of:=[.K26]-[.E26]" office:value-type="float" office:value="61" calcext:value-type="float">
            <text:p>61</text:p>
          </table:table-cell>
          <table:table-cell table:formula="of:=[.C26]-[.K26]" office:value-type="float" office:value="43" calcext:value-type="float">
            <text:p>43</text:p>
          </table:table-cell>
          <table:table-cell/>
          <table:table-cell table:formula="of:=[.G26]/300" office:value-type="float" office:value="58040.8163265306" calcext:value-type="float">
            <text:p>58040,8163265306</text:p>
          </table:table-cell>
          <table:table-cell table:formula="of:=[.O26]+25-[.I26]" office:value-type="float" office:value="1.95965986393276" calcext:value-type="float">
            <text:p>1,959659863932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859793" calcext:value-type="float">
            <text:p>17859793</text:p>
          </table:table-cell>
          <table:table-cell office:value-type="float" office:value="50150" calcext:value-type="float">
            <text:p>50150</text:p>
          </table:table-cell>
          <table:table-cell office:value-type="float" office:value="29200" calcext:value-type="float">
            <text:p>29200</text:p>
          </table:table-cell>
          <table:table-cell office:value-type="float" office:value="50046" calcext:value-type="float">
            <text:p>50046</text:p>
          </table:table-cell>
          <table:table-cell office:value-type="float" office:value="29160" calcext:value-type="float">
            <text:p>29160</text:p>
          </table:table-cell>
          <table:table-cell table:formula="of:=[.F27]/(44100)*90000*300" office:value-type="float" office:value="17853061.2244898" calcext:value-type="float">
            <text:p>17853061,2244898</text:p>
          </table:table-cell>
          <table:table-cell table:formula="of:=ROUND([.G27]/300+26.09-0.07128*[.M27])" office:value-type="float" office:value="59533" calcext:value-type="float">
            <text:p>59533</text:p>
          </table:table-cell>
          <table:table-cell table:formula="of:=[.B27]/300" office:value-type="float" office:value="59532.6433333333" calcext:value-type="float">
            <text:p>59532,6433333333</text:p>
          </table:table-cell>
          <table:table-cell table:formula="of:=[.I27]-[.H27]" office:value-type="float" office:value="-0.35666666666657" calcext:value-type="float">
            <text:p>-0,35666666666657</text:p>
          </table:table-cell>
          <table:table-cell office:value-type="float" office:value="50104" calcext:value-type="float">
            <text:p>50104</text:p>
          </table:table-cell>
          <table:table-cell table:formula="of:=[.K27]-[.E27]" office:value-type="float" office:value="58" calcext:value-type="float">
            <text:p>58</text:p>
          </table:table-cell>
          <table:table-cell table:formula="of:=[.C27]-[.K27]" office:value-type="float" office:value="46" calcext:value-type="float">
            <text:p>46</text:p>
          </table:table-cell>
          <table:table-cell/>
          <table:table-cell table:formula="of:=[.G27]/300" office:value-type="float" office:value="59510.2040816327" calcext:value-type="float">
            <text:p>59510,2040816327</text:p>
          </table:table-cell>
          <table:table-cell table:formula="of:=[.O27]+25-[.I27]" office:value-type="float" office:value="2.56074829932186" calcext:value-type="float">
            <text:p>2,560748299321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301028" calcext:value-type="float">
            <text:p>18301028</text:p>
          </table:table-cell>
          <table:table-cell office:value-type="float" office:value="52144" calcext:value-type="float">
            <text:p>52144</text:p>
          </table:table-cell>
          <table:table-cell office:value-type="float" office:value="29920" calcext:value-type="float">
            <text:p>29920</text:p>
          </table:table-cell>
          <table:table-cell office:value-type="float" office:value="52042" calcext:value-type="float">
            <text:p>52042</text:p>
          </table:table-cell>
          <table:table-cell office:value-type="float" office:value="29880" calcext:value-type="float">
            <text:p>29880</text:p>
          </table:table-cell>
          <table:table-cell table:formula="of:=[.F28]/(44100)*90000*300" office:value-type="float" office:value="18293877.5510204" calcext:value-type="float">
            <text:p>18293877,5510204</text:p>
          </table:table-cell>
          <table:table-cell table:formula="of:=ROUND([.G28]/300+26.09-0.07128*[.M28])" office:value-type="float" office:value="61003" calcext:value-type="float">
            <text:p>61003</text:p>
          </table:table-cell>
          <table:table-cell table:formula="of:=[.B28]/300" office:value-type="float" office:value="61003.4266666667" calcext:value-type="float">
            <text:p>61003,4266666667</text:p>
          </table:table-cell>
          <table:table-cell table:formula="of:=[.I28]-[.H28]" office:value-type="float" office:value="0.426666666666279" calcext:value-type="float">
            <text:p>0,426666666666279</text:p>
          </table:table-cell>
          <table:table-cell office:value-type="float" office:value="52109" calcext:value-type="float">
            <text:p>52109</text:p>
          </table:table-cell>
          <table:table-cell table:formula="of:=[.K28]-[.E28]" office:value-type="float" office:value="67" calcext:value-type="float">
            <text:p>67</text:p>
          </table:table-cell>
          <table:table-cell table:formula="of:=[.C28]-[.K28]" office:value-type="float" office:value="35" calcext:value-type="float">
            <text:p>35</text:p>
          </table:table-cell>
          <table:table-cell/>
          <table:table-cell table:formula="of:=[.G28]/300" office:value-type="float" office:value="60979.5918367347" calcext:value-type="float">
            <text:p>60979,5918367347</text:p>
          </table:table-cell>
          <table:table-cell table:formula="of:=[.O28]+25-[.I28]" office:value-type="float" office:value="1.16517006803042" calcext:value-type="float">
            <text:p>1,165170068030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40293" calcext:value-type="float">
            <text:p>18740293</text:p>
          </table:table-cell>
          <table:table-cell office:value-type="float" office:value="54216" calcext:value-type="float">
            <text:p>54216</text:p>
          </table:table-cell>
          <table:table-cell office:value-type="float" office:value="30640" calcext:value-type="float">
            <text:p>30640</text:p>
          </table:table-cell>
          <table:table-cell office:value-type="float" office:value="54040" calcext:value-type="float">
            <text:p>54040</text:p>
          </table:table-cell>
          <table:table-cell office:value-type="float" office:value="30600" calcext:value-type="float">
            <text:p>30600</text:p>
          </table:table-cell>
          <table:table-cell table:formula="of:=[.F29]/(44100)*90000*300" office:value-type="float" office:value="18734693.877551" calcext:value-type="float">
            <text:p>18734693,877551</text:p>
          </table:table-cell>
          <table:table-cell table:formula="of:=ROUND([.G29]/300+26.09-0.07128*[.M29])" office:value-type="float" office:value="62468" calcext:value-type="float">
            <text:p>62468</text:p>
          </table:table-cell>
          <table:table-cell table:formula="of:=[.B29]/300" office:value-type="float" office:value="62467.6433333333" calcext:value-type="float">
            <text:p>62467,6433333333</text:p>
          </table:table-cell>
          <table:table-cell table:formula="of:=[.I29]-[.H29]" office:value-type="float" office:value="-0.35666666666657" calcext:value-type="float">
            <text:p>-0,35666666666657</text:p>
          </table:table-cell>
          <table:table-cell office:value-type="float" office:value="54114" calcext:value-type="float">
            <text:p>54114</text:p>
          </table:table-cell>
          <table:table-cell table:formula="of:=[.K29]-[.E29]" office:value-type="float" office:value="74" calcext:value-type="float">
            <text:p>74</text:p>
          </table:table-cell>
          <table:table-cell table:formula="of:=[.C29]-[.K29]" office:value-type="float" office:value="102" calcext:value-type="float">
            <text:p>102</text:p>
          </table:table-cell>
          <table:table-cell/>
          <table:table-cell table:formula="of:=[.G29]/300" office:value-type="float" office:value="62448.9795918367" calcext:value-type="float">
            <text:p>62448,9795918367</text:p>
          </table:table-cell>
          <table:table-cell table:formula="of:=[.O29]+25-[.I29]" office:value-type="float" office:value="6.3362585033974" calcext:value-type="float">
            <text:p>6,33625850339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158300" calcext:value-type="float">
            <text:p>19158300</text:p>
          </table:table-cell>
          <table:table-cell office:value-type="float" office:value="56146" calcext:value-type="float">
            <text:p>56146</text:p>
          </table:table-cell>
          <table:table-cell office:value-type="float" office:value="31320" calcext:value-type="float">
            <text:p>31320</text:p>
          </table:table-cell>
          <table:table-cell office:value-type="float" office:value="56042" calcext:value-type="float">
            <text:p>56042</text:p>
          </table:table-cell>
          <table:table-cell office:value-type="float" office:value="31280" calcext:value-type="float">
            <text:p>31280</text:p>
          </table:table-cell>
          <table:table-cell table:formula="of:=[.F30]/(44100)*90000*300" office:value-type="float" office:value="19151020.4081633" calcext:value-type="float">
            <text:p>19151020,4081633</text:p>
          </table:table-cell>
          <table:table-cell table:formula="of:=ROUND([.G30]/300+26.09-0.07128*[.M30])" office:value-type="float" office:value="63861" calcext:value-type="float">
            <text:p>63861</text:p>
          </table:table-cell>
          <table:table-cell table:formula="of:=[.B30]/300" office:value-type="float" office:value="63861" calcext:value-type="float">
            <text:p>63861</text:p>
          </table:table-cell>
          <table:table-cell table:formula="of:=[.I30]-[.H30]" office:value-type="float" office:value="0" calcext:value-type="float">
            <text:p>0</text:p>
          </table:table-cell>
          <table:table-cell office:value-type="float" office:value="56119" calcext:value-type="float">
            <text:p>56119</text:p>
          </table:table-cell>
          <table:table-cell table:formula="of:=[.K30]-[.E30]" office:value-type="float" office:value="77" calcext:value-type="float">
            <text:p>77</text:p>
          </table:table-cell>
          <table:table-cell table:formula="of:=[.C30]-[.K30]" office:value-type="float" office:value="27" calcext:value-type="float">
            <text:p>27</text:p>
          </table:table-cell>
          <table:table-cell/>
          <table:table-cell table:formula="of:=[.G30]/300" office:value-type="float" office:value="63836.7346938775" calcext:value-type="float">
            <text:p>63836,7346938775</text:p>
          </table:table-cell>
          <table:table-cell table:formula="of:=[.O30]+25-[.I30]" office:value-type="float" office:value="0.734693877544487" calcext:value-type="float">
            <text:p>0,7346938775444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599021" calcext:value-type="float">
            <text:p>19599021</text:p>
          </table:table-cell>
          <table:table-cell office:value-type="float" office:value="58150" calcext:value-type="float">
            <text:p>58150</text:p>
          </table:table-cell>
          <table:table-cell office:value-type="float" office:value="32040" calcext:value-type="float">
            <text:p>32040</text:p>
          </table:table-cell>
          <table:table-cell office:value-type="float" office:value="58048" calcext:value-type="float">
            <text:p>58048</text:p>
          </table:table-cell>
          <table:table-cell office:value-type="float" office:value="32000" calcext:value-type="float">
            <text:p>32000</text:p>
          </table:table-cell>
          <table:table-cell table:formula="of:=[.F31]/(44100)*90000*300" office:value-type="float" office:value="19591836.7346939" calcext:value-type="float">
            <text:p>19591836,7346939</text:p>
          </table:table-cell>
          <table:table-cell table:formula="of:=ROUND([.G31]/300+26.09-0.07128*[.M31])" office:value-type="float" office:value="65330" calcext:value-type="float">
            <text:p>65330</text:p>
          </table:table-cell>
          <table:table-cell table:formula="of:=[.B31]/300" office:value-type="float" office:value="65330.07" calcext:value-type="float">
            <text:p>65330,07</text:p>
          </table:table-cell>
          <table:table-cell table:formula="of:=[.I31]-[.H31]" office:value-type="float" office:value="0.069999999999709" calcext:value-type="float">
            <text:p>0,069999999999709</text:p>
          </table:table-cell>
          <table:table-cell office:value-type="float" office:value="58124" calcext:value-type="float">
            <text:p>58124</text:p>
          </table:table-cell>
          <table:table-cell table:formula="of:=[.K31]-[.E31]" office:value-type="float" office:value="76" calcext:value-type="float">
            <text:p>76</text:p>
          </table:table-cell>
          <table:table-cell table:formula="of:=[.C31]-[.K31]" office:value-type="float" office:value="26" calcext:value-type="float">
            <text:p>26</text:p>
          </table:table-cell>
          <table:table-cell/>
          <table:table-cell table:formula="of:=[.G31]/300" office:value-type="float" office:value="65306.1224489796" calcext:value-type="float">
            <text:p>65306,1224489796</text:p>
          </table:table-cell>
          <table:table-cell table:formula="of:=[.O31]+25-[.I31]" office:value-type="float" office:value="1.05244897959346" calcext:value-type="float">
            <text:p>1,052448979593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40000" calcext:value-type="float">
            <text:p>20040000</text:p>
          </table:table-cell>
          <table:table-cell office:value-type="float" office:value="60156" calcext:value-type="float">
            <text:p>60156</text:p>
          </table:table-cell>
          <table:table-cell office:value-type="float" office:value="32760" calcext:value-type="float">
            <text:p>32760</text:p>
          </table:table-cell>
          <table:table-cell office:value-type="float" office:value="60054" calcext:value-type="float">
            <text:p>60054</text:p>
          </table:table-cell>
          <table:table-cell office:value-type="float" office:value="32720" calcext:value-type="float">
            <text:p>32720</text:p>
          </table:table-cell>
          <table:table-cell table:formula="of:=[.F32]/(44100)*90000*300" office:value-type="float" office:value="20032653.0612245" calcext:value-type="float">
            <text:p>20032653,0612245</text:p>
          </table:table-cell>
          <table:table-cell table:formula="of:=ROUND([.G32]/300+26.09-0.07128*[.M32])" office:value-type="float" office:value="66800" calcext:value-type="float">
            <text:p>66800</text:p>
          </table:table-cell>
          <table:table-cell table:formula="of:=[.B32]/300" office:value-type="float" office:value="66800" calcext:value-type="float">
            <text:p>66800</text:p>
          </table:table-cell>
          <table:table-cell table:formula="of:=[.I32]-[.H32]" office:value-type="float" office:value="0" calcext:value-type="float">
            <text:p>0</text:p>
          </table:table-cell>
          <table:table-cell office:value-type="float" office:value="60129" calcext:value-type="float">
            <text:p>60129</text:p>
          </table:table-cell>
          <table:table-cell table:formula="of:=[.K32]-[.E32]" office:value-type="float" office:value="75" calcext:value-type="float">
            <text:p>75</text:p>
          </table:table-cell>
          <table:table-cell table:formula="of:=[.C32]-[.K32]" office:value-type="float" office:value="27" calcext:value-type="float">
            <text:p>27</text:p>
          </table:table-cell>
          <table:table-cell/>
          <table:table-cell table:formula="of:=[.G32]/300" office:value-type="float" office:value="66775.5102040816" calcext:value-type="float">
            <text:p>66775,5102040816</text:p>
          </table:table-cell>
          <table:table-cell table:formula="of:=[.O32]+25-[.I32]" office:value-type="float" office:value="0.510204081627307" calcext:value-type="float">
            <text:p>0,5102040816273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480507" calcext:value-type="float">
            <text:p>20480507</text:p>
          </table:table-cell>
          <table:table-cell office:value-type="float" office:value="62170" calcext:value-type="float">
            <text:p>62170</text:p>
          </table:table-cell>
          <table:table-cell office:value-type="float" office:value="33480" calcext:value-type="float">
            <text:p>33480</text:p>
          </table:table-cell>
          <table:table-cell office:value-type="float" office:value="62068" calcext:value-type="float">
            <text:p>62068</text:p>
          </table:table-cell>
          <table:table-cell office:value-type="float" office:value="33440" calcext:value-type="float">
            <text:p>33440</text:p>
          </table:table-cell>
          <table:table-cell table:formula="of:=[.F33]/(44100)*90000*300" office:value-type="float" office:value="20473469.3877551" calcext:value-type="float">
            <text:p>20473469,3877551</text:p>
          </table:table-cell>
          <table:table-cell table:formula="of:=ROUND([.G33]/300+26.09-0.07128*[.M33])" office:value-type="float" office:value="68268" calcext:value-type="float">
            <text:p>68268</text:p>
          </table:table-cell>
          <table:table-cell table:formula="of:=[.B33]/300" office:value-type="float" office:value="68268.3566666667" calcext:value-type="float">
            <text:p>68268,3566666667</text:p>
          </table:table-cell>
          <table:table-cell table:formula="of:=[.I33]-[.H33]" office:value-type="float" office:value="0.356666666673846" calcext:value-type="float">
            <text:p>0,356666666673846</text:p>
          </table:table-cell>
          <table:table-cell office:value-type="float" office:value="62134" calcext:value-type="float">
            <text:p>62134</text:p>
          </table:table-cell>
          <table:table-cell table:formula="of:=[.K33]-[.E33]" office:value-type="float" office:value="66" calcext:value-type="float">
            <text:p>66</text:p>
          </table:table-cell>
          <table:table-cell table:formula="of:=[.C33]-[.K33]" office:value-type="float" office:value="36" calcext:value-type="float">
            <text:p>36</text:p>
          </table:table-cell>
          <table:table-cell/>
          <table:table-cell table:formula="of:=[.G33]/300" office:value-type="float" office:value="68244.8979591837" calcext:value-type="float">
            <text:p>68244,8979591837</text:p>
          </table:table-cell>
          <table:table-cell table:formula="of:=[.O33]+25-[.I33]" office:value-type="float" office:value="1.54129251700942" calcext:value-type="float">
            <text:p>1,541292517009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897185" calcext:value-type="float">
            <text:p>20897185</text:p>
          </table:table-cell>
          <table:table-cell office:value-type="float" office:value="64162" calcext:value-type="float">
            <text:p>64162</text:p>
          </table:table-cell>
          <table:table-cell office:value-type="float" office:value="34160" calcext:value-type="float">
            <text:p>34160</text:p>
          </table:table-cell>
          <table:table-cell office:value-type="float" office:value="63980" calcext:value-type="float">
            <text:p>63980</text:p>
          </table:table-cell>
          <table:table-cell office:value-type="float" office:value="34120" calcext:value-type="float">
            <text:p>34120</text:p>
          </table:table-cell>
          <table:table-cell table:formula="of:=[.F34]/(44100)*90000*300" office:value-type="float" office:value="20889795.9183673" calcext:value-type="float">
            <text:p>20889795,9183673</text:p>
          </table:table-cell>
          <table:table-cell table:formula="of:=ROUND([.G34]/300+26.09-0.07128*[.M34])" office:value-type="float" office:value="69657" calcext:value-type="float">
            <text:p>69657</text:p>
          </table:table-cell>
          <table:table-cell table:formula="of:=[.B34]/300" office:value-type="float" office:value="69657.2833333333" calcext:value-type="float">
            <text:p>69657,2833333333</text:p>
          </table:table-cell>
          <table:table-cell table:formula="of:=[.I34]-[.H34]" office:value-type="float" office:value="0.283333333340124" calcext:value-type="float">
            <text:p>0,283333333340124</text:p>
          </table:table-cell>
          <table:table-cell office:value-type="float" office:value="64139" calcext:value-type="float">
            <text:p>64139</text:p>
          </table:table-cell>
          <table:table-cell table:formula="of:=[.K34]-[.E34]" office:value-type="float" office:value="159" calcext:value-type="float">
            <text:p>159</text:p>
          </table:table-cell>
          <table:table-cell table:formula="of:=[.C34]-[.K34]" office:value-type="float" office:value="23" calcext:value-type="float">
            <text:p>23</text:p>
          </table:table-cell>
          <table:table-cell/>
          <table:table-cell table:formula="of:=[.G34]/300" office:value-type="float" office:value="69632.6530612245" calcext:value-type="float">
            <text:p>69632,6530612245</text:p>
          </table:table-cell>
          <table:table-cell table:formula="of:=[.O34]+25-[.I34]" office:value-type="float" office:value="0.369727891142247" calcext:value-type="float">
            <text:p>0,3697278911422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337221" calcext:value-type="float">
            <text:p>21337221</text:p>
          </table:table-cell>
          <table:table-cell office:value-type="float" office:value="66198" calcext:value-type="float">
            <text:p>66198</text:p>
          </table:table-cell>
          <table:table-cell office:value-type="float" office:value="34880" calcext:value-type="float">
            <text:p>34880</text:p>
          </table:table-cell>
          <table:table-cell office:value-type="float" office:value="66092" calcext:value-type="float">
            <text:p>66092</text:p>
          </table:table-cell>
          <table:table-cell office:value-type="float" office:value="34840" calcext:value-type="float">
            <text:p>34840</text:p>
          </table:table-cell>
          <table:table-cell table:formula="of:=[.F35]/(44100)*90000*300" office:value-type="float" office:value="21330612.244898" calcext:value-type="float">
            <text:p>21330612,244898</text:p>
          </table:table-cell>
          <table:table-cell table:formula="of:=ROUND([.G35]/300+26.09-0.07128*[.M35])" office:value-type="float" office:value="71124" calcext:value-type="float">
            <text:p>71124</text:p>
          </table:table-cell>
          <table:table-cell table:formula="of:=[.B35]/300" office:value-type="float" office:value="71124.07" calcext:value-type="float">
            <text:p>71124,07</text:p>
          </table:table-cell>
          <table:table-cell table:formula="of:=[.I35]-[.H35]" office:value-type="float" office:value="0.0700000000069849" calcext:value-type="float">
            <text:p>0,070000000006985</text:p>
          </table:table-cell>
          <table:table-cell office:value-type="float" office:value="66144" calcext:value-type="float">
            <text:p>66144</text:p>
          </table:table-cell>
          <table:table-cell table:formula="of:=[.K35]-[.E35]" office:value-type="float" office:value="52" calcext:value-type="float">
            <text:p>52</text:p>
          </table:table-cell>
          <table:table-cell table:formula="of:=[.C35]-[.K35]" office:value-type="float" office:value="54" calcext:value-type="float">
            <text:p>54</text:p>
          </table:table-cell>
          <table:table-cell/>
          <table:table-cell table:formula="of:=[.G35]/300" office:value-type="float" office:value="71102.0408163265" calcext:value-type="float">
            <text:p>71102,0408163265</text:p>
          </table:table-cell>
          <table:table-cell table:formula="of:=[.O35]+25-[.I35]" office:value-type="float" office:value="2.97081632653135" calcext:value-type="float">
            <text:p>2,970816326531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777471" calcext:value-type="float">
            <text:p>21777471</text:p>
          </table:table-cell>
          <table:table-cell office:value-type="float" office:value="68238" calcext:value-type="float">
            <text:p>68238</text:p>
          </table:table-cell>
          <table:table-cell office:value-type="float" office:value="35600" calcext:value-type="float">
            <text:p>35600</text:p>
          </table:table-cell>
          <table:table-cell office:value-type="float" office:value="68132" calcext:value-type="float">
            <text:p>68132</text:p>
          </table:table-cell>
          <table:table-cell office:value-type="float" office:value="35560" calcext:value-type="float">
            <text:p>35560</text:p>
          </table:table-cell>
          <table:table-cell table:formula="of:=[.F36]/(44100)*90000*300" office:value-type="float" office:value="21771428.5714286" calcext:value-type="float">
            <text:p>21771428,5714286</text:p>
          </table:table-cell>
          <table:table-cell table:formula="of:=ROUND([.G36]/300+26.09-0.07128*[.M36])" office:value-type="float" office:value="72591" calcext:value-type="float">
            <text:p>72591</text:p>
          </table:table-cell>
          <table:table-cell table:formula="of:=[.B36]/300" office:value-type="float" office:value="72591.57" calcext:value-type="float">
            <text:p>72591,57</text:p>
          </table:table-cell>
          <table:table-cell table:formula="of:=[.I36]-[.H36]" office:value-type="float" office:value="0.570000000006985" calcext:value-type="float">
            <text:p>0,570000000006985</text:p>
          </table:table-cell>
          <table:table-cell office:value-type="float" office:value="68149" calcext:value-type="float">
            <text:p>68149</text:p>
          </table:table-cell>
          <table:table-cell table:formula="of:=[.K36]-[.E36]" office:value-type="float" office:value="17" calcext:value-type="float">
            <text:p>17</text:p>
          </table:table-cell>
          <table:table-cell table:formula="of:=[.C36]-[.K36]" office:value-type="float" office:value="89" calcext:value-type="float">
            <text:p>89</text:p>
          </table:table-cell>
          <table:table-cell/>
          <table:table-cell table:formula="of:=[.G36]/300" office:value-type="float" office:value="72571.4285714286" calcext:value-type="float">
            <text:p>72571,4285714286</text:p>
          </table:table-cell>
          <table:table-cell table:formula="of:=[.O36]+25-[.I36]" office:value-type="float" office:value="4.85857142857276" calcext:value-type="float">
            <text:p>4,858571428572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195093" calcext:value-type="float">
            <text:p>22195093</text:p>
          </table:table-cell>
          <table:table-cell office:value-type="float" office:value="70172" calcext:value-type="float">
            <text:p>70172</text:p>
          </table:table-cell>
          <table:table-cell office:value-type="float" office:value="36280" calcext:value-type="float">
            <text:p>36280</text:p>
          </table:table-cell>
          <table:table-cell office:value-type="float" office:value="70066" calcext:value-type="float">
            <text:p>70066</text:p>
          </table:table-cell>
          <table:table-cell office:value-type="float" office:value="36240" calcext:value-type="float">
            <text:p>36240</text:p>
          </table:table-cell>
          <table:table-cell table:formula="of:=[.F37]/(44100)*90000*300" office:value-type="float" office:value="22187755.1020408" calcext:value-type="float">
            <text:p>22187755,1020408</text:p>
          </table:table-cell>
          <table:table-cell table:formula="of:=ROUND([.G37]/300+26.09-0.07128*[.M37])" office:value-type="float" office:value="73984" calcext:value-type="float">
            <text:p>73984</text:p>
          </table:table-cell>
          <table:table-cell table:formula="of:=[.B37]/300" office:value-type="float" office:value="73983.6433333333" calcext:value-type="float">
            <text:p>73983,6433333333</text:p>
          </table:table-cell>
          <table:table-cell table:formula="of:=[.I37]-[.H37]" office:value-type="float" office:value="-0.356666666673846" calcext:value-type="float">
            <text:p>-0,356666666673846</text:p>
          </table:table-cell>
          <table:table-cell office:value-type="float" office:value="70154" calcext:value-type="float">
            <text:p>70154</text:p>
          </table:table-cell>
          <table:table-cell table:formula="of:=[.K37]-[.E37]" office:value-type="float" office:value="88" calcext:value-type="float">
            <text:p>88</text:p>
          </table:table-cell>
          <table:table-cell table:formula="of:=[.C37]-[.K37]" office:value-type="float" office:value="18" calcext:value-type="float">
            <text:p>18</text:p>
          </table:table-cell>
          <table:table-cell/>
          <table:table-cell table:formula="of:=[.G37]/300" office:value-type="float" office:value="73959.1836734694" calcext:value-type="float">
            <text:p>73959,1836734694</text:p>
          </table:table-cell>
          <table:table-cell table:formula="of:=[.O37]+25-[.I37]" office:value-type="float" office:value="0.540340136067243" calcext:value-type="float">
            <text:p>0,5403401360672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635428" calcext:value-type="float">
            <text:p>22635428</text:p>
          </table:table-cell>
          <table:table-cell office:value-type="float" office:value="72208" calcext:value-type="float">
            <text:p>72208</text:p>
          </table:table-cell>
          <table:table-cell office:value-type="float" office:value="37000" calcext:value-type="float">
            <text:p>37000</text:p>
          </table:table-cell>
          <table:table-cell office:value-type="float" office:value="72102" calcext:value-type="float">
            <text:p>72102</text:p>
          </table:table-cell>
          <table:table-cell office:value-type="float" office:value="36960" calcext:value-type="float">
            <text:p>36960</text:p>
          </table:table-cell>
          <table:table-cell table:formula="of:=[.F38]/(44100)*90000*300" office:value-type="float" office:value="22628571.4285714" calcext:value-type="float">
            <text:p>22628571,4285714</text:p>
          </table:table-cell>
          <table:table-cell table:formula="of:=ROUND([.G38]/300+26.09-0.07128*[.M38])" office:value-type="float" office:value="75451" calcext:value-type="float">
            <text:p>75451</text:p>
          </table:table-cell>
          <table:table-cell table:formula="of:=[.B38]/300" office:value-type="float" office:value="75451.4266666667" calcext:value-type="float">
            <text:p>75451,4266666667</text:p>
          </table:table-cell>
          <table:table-cell table:formula="of:=[.I38]-[.H38]" office:value-type="float" office:value="0.426666666666279" calcext:value-type="float">
            <text:p>0,426666666666279</text:p>
          </table:table-cell>
          <table:table-cell office:value-type="float" office:value="72159" calcext:value-type="float">
            <text:p>72159</text:p>
          </table:table-cell>
          <table:table-cell table:formula="of:=[.K38]-[.E38]" office:value-type="float" office:value="57" calcext:value-type="float">
            <text:p>57</text:p>
          </table:table-cell>
          <table:table-cell table:formula="of:=[.C38]-[.K38]" office:value-type="float" office:value="49" calcext:value-type="float">
            <text:p>49</text:p>
          </table:table-cell>
          <table:table-cell/>
          <table:table-cell table:formula="of:=[.G38]/300" office:value-type="float" office:value="75428.5714285714" calcext:value-type="float">
            <text:p>75428,5714285714</text:p>
          </table:table-cell>
          <table:table-cell table:formula="of:=[.O38]+25-[.I38]" office:value-type="float" office:value="2.14476190476853" calcext:value-type="float">
            <text:p>2,144761904768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074307" calcext:value-type="float">
            <text:p>23074307</text:p>
          </table:table-cell>
          <table:table-cell office:value-type="float" office:value="74298" calcext:value-type="float">
            <text:p>74298</text:p>
          </table:table-cell>
          <table:table-cell office:value-type="float" office:value="37720" calcext:value-type="float">
            <text:p>37720</text:p>
          </table:table-cell>
          <table:table-cell office:value-type="float" office:value="74122" calcext:value-type="float">
            <text:p>74122</text:p>
          </table:table-cell>
          <table:table-cell office:value-type="float" office:value="37680" calcext:value-type="float">
            <text:p>37680</text:p>
          </table:table-cell>
          <table:table-cell table:formula="of:=[.F39]/(44100)*90000*300" office:value-type="float" office:value="23069387.755102" calcext:value-type="float">
            <text:p>23069387,755102</text:p>
          </table:table-cell>
          <table:table-cell table:formula="of:=ROUND([.G39]/300+26.09-0.07128*[.M39])" office:value-type="float" office:value="76914" calcext:value-type="float">
            <text:p>76914</text:p>
          </table:table-cell>
          <table:table-cell table:formula="of:=[.B39]/300" office:value-type="float" office:value="76914.3566666667" calcext:value-type="float">
            <text:p>76914,3566666667</text:p>
          </table:table-cell>
          <table:table-cell table:formula="of:=[.I39]-[.H39]" office:value-type="float" office:value="0.356666666673846" calcext:value-type="float">
            <text:p>0,356666666673846</text:p>
          </table:table-cell>
          <table:table-cell office:value-type="float" office:value="74164" calcext:value-type="float">
            <text:p>74164</text:p>
          </table:table-cell>
          <table:table-cell table:formula="of:=[.K39]-[.E39]" office:value-type="float" office:value="42" calcext:value-type="float">
            <text:p>42</text:p>
          </table:table-cell>
          <table:table-cell table:formula="of:=[.C39]-[.K39]" office:value-type="float" office:value="134" calcext:value-type="float">
            <text:p>134</text:p>
          </table:table-cell>
          <table:table-cell/>
          <table:table-cell table:formula="of:=[.G39]/300" office:value-type="float" office:value="76897.9591836735" calcext:value-type="float">
            <text:p>76897,9591836735</text:p>
          </table:table-cell>
          <table:table-cell table:formula="of:=[.O39]+25-[.I39]" office:value-type="float" office:value="8.60251700678782" calcext:value-type="float">
            <text:p>8,602517006787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492485" calcext:value-type="float">
            <text:p>23492485</text:p>
          </table:table-cell>
          <table:table-cell office:value-type="float" office:value="76220" calcext:value-type="float">
            <text:p>76220</text:p>
          </table:table-cell>
          <table:table-cell office:value-type="float" office:value="38400" calcext:value-type="float">
            <text:p>38400</text:p>
          </table:table-cell>
          <table:table-cell office:value-type="float" office:value="76116" calcext:value-type="float">
            <text:p>76116</text:p>
          </table:table-cell>
          <table:table-cell office:value-type="float" office:value="38360" calcext:value-type="float">
            <text:p>38360</text:p>
          </table:table-cell>
          <table:table-cell table:formula="of:=[.F40]/(44100)*90000*300" office:value-type="float" office:value="23485714.2857143" calcext:value-type="float">
            <text:p>23485714,2857143</text:p>
          </table:table-cell>
          <table:table-cell table:formula="of:=ROUND([.G40]/300+26.09-0.07128*[.M40])" office:value-type="float" office:value="78308" calcext:value-type="float">
            <text:p>78308</text:p>
          </table:table-cell>
          <table:table-cell table:formula="of:=[.B40]/300" office:value-type="float" office:value="78308.2833333333" calcext:value-type="float">
            <text:p>78308,2833333333</text:p>
          </table:table-cell>
          <table:table-cell table:formula="of:=[.I40]-[.H40]" office:value-type="float" office:value="0.283333333340124" calcext:value-type="float">
            <text:p>0,283333333340124</text:p>
          </table:table-cell>
          <table:table-cell office:value-type="float" office:value="76169" calcext:value-type="float">
            <text:p>76169</text:p>
          </table:table-cell>
          <table:table-cell table:formula="of:=[.K40]-[.E40]" office:value-type="float" office:value="53" calcext:value-type="float">
            <text:p>53</text:p>
          </table:table-cell>
          <table:table-cell table:formula="of:=[.C40]-[.K40]" office:value-type="float" office:value="51" calcext:value-type="float">
            <text:p>51</text:p>
          </table:table-cell>
          <table:table-cell/>
          <table:table-cell table:formula="of:=[.G40]/300" office:value-type="float" office:value="78285.7142857143" calcext:value-type="float">
            <text:p>78285,7142857143</text:p>
          </table:table-cell>
          <table:table-cell table:formula="of:=[.O40]+25-[.I40]" office:value-type="float" office:value="2.43095238094975" calcext:value-type="float">
            <text:p>2,430952380949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932778" calcext:value-type="float">
            <text:p>23932778</text:p>
          </table:table-cell>
          <table:table-cell office:value-type="float" office:value="78244" calcext:value-type="float">
            <text:p>78244</text:p>
          </table:table-cell>
          <table:table-cell office:value-type="float" office:value="39120" calcext:value-type="float">
            <text:p>39120</text:p>
          </table:table-cell>
          <table:table-cell office:value-type="float" office:value="78142" calcext:value-type="float">
            <text:p>78142</text:p>
          </table:table-cell>
          <table:table-cell office:value-type="float" office:value="39080" calcext:value-type="float">
            <text:p>39080</text:p>
          </table:table-cell>
          <table:table-cell table:formula="of:=[.F41]/(44100)*90000*300" office:value-type="float" office:value="23926530.6122449" calcext:value-type="float">
            <text:p>23926530,6122449</text:p>
          </table:table-cell>
          <table:table-cell table:formula="of:=ROUND([.G41]/300+26.09-0.07128*[.M41])" office:value-type="float" office:value="79776" calcext:value-type="float">
            <text:p>79776</text:p>
          </table:table-cell>
          <table:table-cell table:formula="of:=[.B41]/300" office:value-type="float" office:value="79775.9266666667" calcext:value-type="float">
            <text:p>79775,9266666667</text:p>
          </table:table-cell>
          <table:table-cell table:formula="of:=[.I41]-[.H41]" office:value-type="float" office:value="-0.0733333333337214" calcext:value-type="float">
            <text:p>-0,073333333333721</text:p>
          </table:table-cell>
          <table:table-cell office:value-type="float" office:value="78174" calcext:value-type="float">
            <text:p>78174</text:p>
          </table:table-cell>
          <table:table-cell table:formula="of:=[.K41]-[.E41]" office:value-type="float" office:value="32" calcext:value-type="float">
            <text:p>32</text:p>
          </table:table-cell>
          <table:table-cell table:formula="of:=[.C41]-[.K41]" office:value-type="float" office:value="70" calcext:value-type="float">
            <text:p>70</text:p>
          </table:table-cell>
          <table:table-cell/>
          <table:table-cell table:formula="of:=[.G41]/300" office:value-type="float" office:value="79755.1020408163" calcext:value-type="float">
            <text:p>79755,1020408163</text:p>
          </table:table-cell>
          <table:table-cell table:formula="of:=[.O41]+25-[.I41]" office:value-type="float" office:value="4.175374149665" calcext:value-type="float">
            <text:p>4,1753741496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373500" calcext:value-type="float">
            <text:p>24373500</text:p>
          </table:table-cell>
          <table:table-cell office:value-type="float" office:value="80262" calcext:value-type="float">
            <text:p>80262</text:p>
          </table:table-cell>
          <table:table-cell office:value-type="float" office:value="39840" calcext:value-type="float">
            <text:p>39840</text:p>
          </table:table-cell>
          <table:table-cell office:value-type="float" office:value="80158" calcext:value-type="float">
            <text:p>80158</text:p>
          </table:table-cell>
          <table:table-cell office:value-type="float" office:value="39800" calcext:value-type="float">
            <text:p>39800</text:p>
          </table:table-cell>
          <table:table-cell table:formula="of:=[.F42]/(44100)*90000*300" office:value-type="float" office:value="24367346.9387755" calcext:value-type="float">
            <text:p>24367346,9387755</text:p>
          </table:table-cell>
          <table:table-cell table:formula="of:=ROUND([.G42]/300+26.09-0.07128*[.M42])" office:value-type="float" office:value="81245" calcext:value-type="float">
            <text:p>81245</text:p>
          </table:table-cell>
          <table:table-cell table:formula="of:=[.B42]/300" office:value-type="float" office:value="81245" calcext:value-type="float">
            <text:p>81245</text:p>
          </table:table-cell>
          <table:table-cell table:formula="of:=[.I42]-[.H42]" office:value-type="float" office:value="0" calcext:value-type="float">
            <text:p>0</text:p>
          </table:table-cell>
          <table:table-cell office:value-type="float" office:value="80179" calcext:value-type="float">
            <text:p>80179</text:p>
          </table:table-cell>
          <table:table-cell table:formula="of:=[.K42]-[.E42]" office:value-type="float" office:value="21" calcext:value-type="float">
            <text:p>21</text:p>
          </table:table-cell>
          <table:table-cell table:formula="of:=[.C42]-[.K42]" office:value-type="float" office:value="83" calcext:value-type="float">
            <text:p>83</text:p>
          </table:table-cell>
          <table:table-cell/>
          <table:table-cell table:formula="of:=[.G42]/300" office:value-type="float" office:value="81224.4897959184" calcext:value-type="float">
            <text:p>81224,4897959184</text:p>
          </table:table-cell>
          <table:table-cell table:formula="of:=[.O42]+25-[.I42]" office:value-type="float" office:value="4.48979591835814" calcext:value-type="float">
            <text:p>4,489795918358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813878" calcext:value-type="float">
            <text:p>24813878</text:p>
          </table:table-cell>
          <table:table-cell office:value-type="float" office:value="82282" calcext:value-type="float">
            <text:p>82282</text:p>
          </table:table-cell>
          <table:table-cell office:value-type="float" office:value="40560" calcext:value-type="float">
            <text:p>40560</text:p>
          </table:table-cell>
          <table:table-cell office:value-type="float" office:value="82180" calcext:value-type="float">
            <text:p>82180</text:p>
          </table:table-cell>
          <table:table-cell office:value-type="float" office:value="40520" calcext:value-type="float">
            <text:p>40520</text:p>
          </table:table-cell>
          <table:table-cell table:formula="of:=[.F43]/(44100)*90000*300" office:value-type="float" office:value="24808163.2653061" calcext:value-type="float">
            <text:p>24808163,2653061</text:p>
          </table:table-cell>
          <table:table-cell table:formula="of:=ROUND([.G43]/300+26.09-0.07128*[.M43])" office:value-type="float" office:value="82713" calcext:value-type="float">
            <text:p>82713</text:p>
          </table:table-cell>
          <table:table-cell table:formula="of:=[.B43]/300" office:value-type="float" office:value="82712.9266666667" calcext:value-type="float">
            <text:p>82712,9266666667</text:p>
          </table:table-cell>
          <table:table-cell table:formula="of:=[.I43]-[.H43]" office:value-type="float" office:value="-0.0733333333337214" calcext:value-type="float">
            <text:p>-0,073333333333721</text:p>
          </table:table-cell>
          <table:table-cell office:value-type="float" office:value="82184" calcext:value-type="float">
            <text:p>82184</text:p>
          </table:table-cell>
          <table:table-cell table:formula="of:=[.K43]-[.E43]" office:value-type="float" office:value="4" calcext:value-type="float">
            <text:p>4</text:p>
          </table:table-cell>
          <table:table-cell table:formula="of:=[.C43]-[.K43]" office:value-type="float" office:value="98" calcext:value-type="float">
            <text:p>98</text:p>
          </table:table-cell>
          <table:table-cell/>
          <table:table-cell table:formula="of:=[.G43]/300" office:value-type="float" office:value="82693.8775510204" calcext:value-type="float">
            <text:p>82693,8775510204</text:p>
          </table:table-cell>
          <table:table-cell table:formula="of:=[.O43]+25-[.I43]" office:value-type="float" office:value="5.95088435374782" calcext:value-type="float">
            <text:p>5,950884353747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230771" calcext:value-type="float">
            <text:p>25230771</text:p>
          </table:table-cell>
          <table:table-cell office:value-type="float" office:value="84264" calcext:value-type="float">
            <text:p>84264</text:p>
          </table:table-cell>
          <table:table-cell office:value-type="float" office:value="41240" calcext:value-type="float">
            <text:p>41240</text:p>
          </table:table-cell>
          <table:table-cell office:value-type="float" office:value="84084" calcext:value-type="float">
            <text:p>84084</text:p>
          </table:table-cell>
          <table:table-cell office:value-type="float" office:value="41200" calcext:value-type="float">
            <text:p>41200</text:p>
          </table:table-cell>
          <table:table-cell table:formula="of:=[.F44]/(44100)*90000*300" office:value-type="float" office:value="25224489.7959184" calcext:value-type="float">
            <text:p>25224489,7959184</text:p>
          </table:table-cell>
          <table:table-cell table:formula="of:=ROUND([.G44]/300+26.09-0.07128*[.M44])" office:value-type="float" office:value="84102" calcext:value-type="float">
            <text:p>84102</text:p>
          </table:table-cell>
          <table:table-cell table:formula="of:=[.B44]/300" office:value-type="float" office:value="84102.57" calcext:value-type="float">
            <text:p>84102,57</text:p>
          </table:table-cell>
          <table:table-cell table:formula="of:=[.I44]-[.H44]" office:value-type="float" office:value="0.570000000006985" calcext:value-type="float">
            <text:p>0,570000000006985</text:p>
          </table:table-cell>
          <table:table-cell office:value-type="float" office:value="84189" calcext:value-type="float">
            <text:p>84189</text:p>
          </table:table-cell>
          <table:table-cell table:formula="of:=[.K44]-[.E44]" office:value-type="float" office:value="105" calcext:value-type="float">
            <text:p>105</text:p>
          </table:table-cell>
          <table:table-cell table:formula="of:=[.C44]-[.K44]" office:value-type="float" office:value="75" calcext:value-type="float">
            <text:p>75</text:p>
          </table:table-cell>
          <table:table-cell/>
          <table:table-cell table:formula="of:=[.G44]/300" office:value-type="float" office:value="84081.6326530612" calcext:value-type="float">
            <text:p>84081,6326530612</text:p>
          </table:table-cell>
          <table:table-cell table:formula="of:=[.O44]+25-[.I44]" office:value-type="float" office:value="4.06265306122077" calcext:value-type="float">
            <text:p>4,062653061220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648350" calcext:value-type="float">
            <text:p>25648350</text:p>
          </table:table-cell>
          <table:table-cell office:value-type="float" office:value="86214" calcext:value-type="float">
            <text:p>86214</text:p>
          </table:table-cell>
          <table:table-cell office:value-type="float" office:value="41920" calcext:value-type="float">
            <text:p>41920</text:p>
          </table:table-cell>
          <table:table-cell office:value-type="float" office:value="86106" calcext:value-type="float">
            <text:p>86106</text:p>
          </table:table-cell>
          <table:table-cell office:value-type="float" office:value="41880" calcext:value-type="float">
            <text:p>41880</text:p>
          </table:table-cell>
          <table:table-cell table:formula="of:=[.F45]/(44100)*90000*300" office:value-type="float" office:value="25640816.3265306" calcext:value-type="float">
            <text:p>25640816,3265306</text:p>
          </table:table-cell>
          <table:table-cell table:formula="of:=ROUND([.G45]/300+26.09-0.07128*[.M45])" office:value-type="float" office:value="85494" calcext:value-type="float">
            <text:p>85494</text:p>
          </table:table-cell>
          <table:table-cell table:formula="of:=[.B45]/300" office:value-type="float" office:value="85494.5" calcext:value-type="float">
            <text:p>85494,5</text:p>
          </table:table-cell>
          <table:table-cell table:formula="of:=[.I45]-[.H45]" office:value-type="float" office:value="0.5" calcext:value-type="float">
            <text:p>0,5</text:p>
          </table:table-cell>
          <table:table-cell office:value-type="float" office:value="86194" calcext:value-type="float">
            <text:p>86194</text:p>
          </table:table-cell>
          <table:table-cell table:formula="of:=[.K45]-[.E45]" office:value-type="float" office:value="88" calcext:value-type="float">
            <text:p>88</text:p>
          </table:table-cell>
          <table:table-cell table:formula="of:=[.C45]-[.K45]" office:value-type="float" office:value="20" calcext:value-type="float">
            <text:p>20</text:p>
          </table:table-cell>
          <table:table-cell/>
          <table:table-cell table:formula="of:=[.G45]/300" office:value-type="float" office:value="85469.387755102" calcext:value-type="float">
            <text:p>85469,387755102</text:p>
          </table:table-cell>
          <table:table-cell table:formula="of:=[.O45]+25-[.I45]" office:value-type="float" office:value="-0.11224489795859" calcext:value-type="float">
            <text:p>-0,112244897958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087357" calcext:value-type="float">
            <text:p>26087357</text:p>
          </table:table-cell>
          <table:table-cell office:value-type="float" office:value="88298" calcext:value-type="float">
            <text:p>88298</text:p>
          </table:table-cell>
          <table:table-cell office:value-type="float" office:value="42640" calcext:value-type="float">
            <text:p>42640</text:p>
          </table:table-cell>
          <table:table-cell office:value-type="float" office:value="88192" calcext:value-type="float">
            <text:p>88192</text:p>
          </table:table-cell>
          <table:table-cell office:value-type="float" office:value="42600" calcext:value-type="float">
            <text:p>42600</text:p>
          </table:table-cell>
          <table:table-cell table:formula="of:=[.F46]/(44100)*90000*300" office:value-type="float" office:value="26081632.6530612" calcext:value-type="float">
            <text:p>26081632,6530612</text:p>
          </table:table-cell>
          <table:table-cell table:formula="of:=ROUND([.G46]/300+26.09-0.07128*[.M46])" office:value-type="float" office:value="86958" calcext:value-type="float">
            <text:p>86958</text:p>
          </table:table-cell>
          <table:table-cell table:formula="of:=[.B46]/300" office:value-type="float" office:value="86957.8566666667" calcext:value-type="float">
            <text:p>86957,8566666667</text:p>
          </table:table-cell>
          <table:table-cell table:formula="of:=[.I46]-[.H46]" office:value-type="float" office:value="-0.143333333326154" calcext:value-type="float">
            <text:p>-0,143333333326154</text:p>
          </table:table-cell>
          <table:table-cell office:value-type="float" office:value="88199" calcext:value-type="float">
            <text:p>88199</text:p>
          </table:table-cell>
          <table:table-cell table:formula="of:=[.K46]-[.E46]" office:value-type="float" office:value="7" calcext:value-type="float">
            <text:p>7</text:p>
          </table:table-cell>
          <table:table-cell table:formula="of:=[.C46]-[.K46]" office:value-type="float" office:value="99" calcext:value-type="float">
            <text:p>99</text:p>
          </table:table-cell>
          <table:table-cell/>
          <table:table-cell table:formula="of:=[.G46]/300" office:value-type="float" office:value="86938.7755102041" calcext:value-type="float">
            <text:p>86938,7755102041</text:p>
          </table:table-cell>
          <table:table-cell table:formula="of:=[.O46]+25-[.I46]" office:value-type="float" office:value="5.91884353740898" calcext:value-type="float">
            <text:p>5,918843537408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504635" calcext:value-type="float">
            <text:p>26504635</text:p>
          </table:table-cell>
          <table:table-cell office:value-type="float" office:value="90262" calcext:value-type="float">
            <text:p>90262</text:p>
          </table:table-cell>
          <table:table-cell office:value-type="float" office:value="43320" calcext:value-type="float">
            <text:p>43320</text:p>
          </table:table-cell>
          <table:table-cell office:value-type="float" office:value="90156" calcext:value-type="float">
            <text:p>90156</text:p>
          </table:table-cell>
          <table:table-cell office:value-type="float" office:value="43280" calcext:value-type="float">
            <text:p>43280</text:p>
          </table:table-cell>
          <table:table-cell table:formula="of:=[.F47]/(44100)*90000*300" office:value-type="float" office:value="26497959.1836735" calcext:value-type="float">
            <text:p>26497959,1836735</text:p>
          </table:table-cell>
          <table:table-cell table:formula="of:=ROUND([.G47]/300+26.09-0.07128*[.M47])" office:value-type="float" office:value="88348" calcext:value-type="float">
            <text:p>88348</text:p>
          </table:table-cell>
          <table:table-cell table:formula="of:=[.B47]/300" office:value-type="float" office:value="88348.7833333333" calcext:value-type="float">
            <text:p>88348,7833333333</text:p>
          </table:table-cell>
          <table:table-cell table:formula="of:=[.I47]-[.H47]" office:value-type="float" office:value="0.783333333340124" calcext:value-type="float">
            <text:p>0,783333333340124</text:p>
          </table:table-cell>
          <table:table-cell office:value-type="float" office:value="90204" calcext:value-type="float">
            <text:p>90204</text:p>
          </table:table-cell>
          <table:table-cell table:formula="of:=[.K47]-[.E47]" office:value-type="float" office:value="48" calcext:value-type="float">
            <text:p>48</text:p>
          </table:table-cell>
          <table:table-cell table:formula="of:=[.C47]-[.K47]" office:value-type="float" office:value="58" calcext:value-type="float">
            <text:p>58</text:p>
          </table:table-cell>
          <table:table-cell/>
          <table:table-cell table:formula="of:=[.G47]/300" office:value-type="float" office:value="88326.5306122449" calcext:value-type="float">
            <text:p>88326,5306122449</text:p>
          </table:table-cell>
          <table:table-cell table:formula="of:=[.O47]+25-[.I47]" office:value-type="float" office:value="2.74727891155635" calcext:value-type="float">
            <text:p>2,747278911556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21914" calcext:value-type="float">
            <text:p>26921914</text:p>
          </table:table-cell>
          <table:table-cell office:value-type="float" office:value="92212" calcext:value-type="float">
            <text:p>92212</text:p>
          </table:table-cell>
          <table:table-cell office:value-type="float" office:value="44000" calcext:value-type="float">
            <text:p>44000</text:p>
          </table:table-cell>
          <table:table-cell office:value-type="float" office:value="92106" calcext:value-type="float">
            <text:p>92106</text:p>
          </table:table-cell>
          <table:table-cell office:value-type="float" office:value="43960" calcext:value-type="float">
            <text:p>43960</text:p>
          </table:table-cell>
          <table:table-cell table:formula="of:=[.F48]/(44100)*90000*300" office:value-type="float" office:value="26914285.7142857" calcext:value-type="float">
            <text:p>26914285,7142857</text:p>
          </table:table-cell>
          <table:table-cell table:formula="of:=ROUND([.G48]/300+26.09-0.07128*[.M48])" office:value-type="float" office:value="89740" calcext:value-type="float">
            <text:p>89740</text:p>
          </table:table-cell>
          <table:table-cell table:formula="of:=[.B48]/300" office:value-type="float" office:value="89739.7133333333" calcext:value-type="float">
            <text:p>89739,7133333333</text:p>
          </table:table-cell>
          <table:table-cell table:formula="of:=[.I48]-[.H48]" office:value-type="float" office:value="-0.286666666666861" calcext:value-type="float">
            <text:p>-0,286666666666861</text:p>
          </table:table-cell>
          <table:table-cell office:value-type="float" office:value="92209" calcext:value-type="float">
            <text:p>92209</text:p>
          </table:table-cell>
          <table:table-cell table:formula="of:=[.K48]-[.E48]" office:value-type="float" office:value="103" calcext:value-type="float">
            <text:p>103</text:p>
          </table:table-cell>
          <table:table-cell table:formula="of:=[.C48]-[.K48]" office:value-type="float" office:value="3" calcext:value-type="float">
            <text:p>3</text:p>
          </table:table-cell>
          <table:table-cell/>
          <table:table-cell table:formula="of:=[.G48]/300" office:value-type="float" office:value="89714.2857142857" calcext:value-type="float">
            <text:p>89714,2857142857</text:p>
          </table:table-cell>
          <table:table-cell table:formula="of:=[.O48]+25-[.I48]" office:value-type="float" office:value="-0.427619047623011" calcext:value-type="float">
            <text:p>-0,4276190476230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362378" calcext:value-type="float">
            <text:p>27362378</text:p>
          </table:table-cell>
          <table:table-cell office:value-type="float" office:value="94242" calcext:value-type="float">
            <text:p>94242</text:p>
          </table:table-cell>
          <table:table-cell office:value-type="float" office:value="44720" calcext:value-type="float">
            <text:p>44720</text:p>
          </table:table-cell>
          <table:table-cell office:value-type="float" office:value="94138" calcext:value-type="float">
            <text:p>94138</text:p>
          </table:table-cell>
          <table:table-cell office:value-type="float" office:value="44680" calcext:value-type="float">
            <text:p>44680</text:p>
          </table:table-cell>
          <table:table-cell table:formula="of:=[.F49]/(44100)*90000*300" office:value-type="float" office:value="27355102.0408163" calcext:value-type="float">
            <text:p>27355102,0408163</text:p>
          </table:table-cell>
          <table:table-cell table:formula="of:=ROUND([.G49]/300+26.09-0.07128*[.M49])" office:value-type="float" office:value="91208" calcext:value-type="float">
            <text:p>91208</text:p>
          </table:table-cell>
          <table:table-cell table:formula="of:=[.B49]/300" office:value-type="float" office:value="91207.9266666667" calcext:value-type="float">
            <text:p>91207,9266666667</text:p>
          </table:table-cell>
          <table:table-cell table:formula="of:=[.I49]-[.H49]" office:value-type="float" office:value="-0.0733333333337214" calcext:value-type="float">
            <text:p>-0,073333333333721</text:p>
          </table:table-cell>
          <table:table-cell office:value-type="float" office:value="94214" calcext:value-type="float">
            <text:p>94214</text:p>
          </table:table-cell>
          <table:table-cell table:formula="of:=[.K49]-[.E49]" office:value-type="float" office:value="76" calcext:value-type="float">
            <text:p>76</text:p>
          </table:table-cell>
          <table:table-cell table:formula="of:=[.C49]-[.K49]" office:value-type="float" office:value="28" calcext:value-type="float">
            <text:p>28</text:p>
          </table:table-cell>
          <table:table-cell/>
          <table:table-cell table:formula="of:=[.G49]/300" office:value-type="float" office:value="91183.6734693878" calcext:value-type="float">
            <text:p>91183,6734693878</text:p>
          </table:table-cell>
          <table:table-cell table:formula="of:=[.O49]+25-[.I49]" office:value-type="float" office:value="0.74680272108526" calcext:value-type="float">
            <text:p>0,746802721085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800957" calcext:value-type="float">
            <text:p>27800957</text:p>
          </table:table-cell>
          <table:table-cell office:value-type="float" office:value="96346" calcext:value-type="float">
            <text:p>96346</text:p>
          </table:table-cell>
          <table:table-cell office:value-type="float" office:value="45440" calcext:value-type="float">
            <text:p>45440</text:p>
          </table:table-cell>
          <table:table-cell office:value-type="float" office:value="96166" calcext:value-type="float">
            <text:p>96166</text:p>
          </table:table-cell>
          <table:table-cell office:value-type="float" office:value="45400" calcext:value-type="float">
            <text:p>45400</text:p>
          </table:table-cell>
          <table:table-cell table:formula="of:=[.F50]/(44100)*90000*300" office:value-type="float" office:value="27795918.3673469" calcext:value-type="float">
            <text:p>27795918,3673469</text:p>
          </table:table-cell>
          <table:table-cell table:formula="of:=ROUND([.G50]/300+26.09-0.07128*[.M50])" office:value-type="float" office:value="92670" calcext:value-type="float">
            <text:p>92670</text:p>
          </table:table-cell>
          <table:table-cell table:formula="of:=[.B50]/300" office:value-type="float" office:value="92669.8566666667" calcext:value-type="float">
            <text:p>92669,8566666667</text:p>
          </table:table-cell>
          <table:table-cell table:formula="of:=[.I50]-[.H50]" office:value-type="float" office:value="-0.143333333326154" calcext:value-type="float">
            <text:p>-0,143333333326154</text:p>
          </table:table-cell>
          <table:table-cell office:value-type="float" office:value="96219" calcext:value-type="float">
            <text:p>96219</text:p>
          </table:table-cell>
          <table:table-cell table:formula="of:=[.K50]-[.E50]" office:value-type="float" office:value="53" calcext:value-type="float">
            <text:p>53</text:p>
          </table:table-cell>
          <table:table-cell table:formula="of:=[.C50]-[.K50]" office:value-type="float" office:value="127" calcext:value-type="float">
            <text:p>127</text:p>
          </table:table-cell>
          <table:table-cell/>
          <table:table-cell table:formula="of:=[.G50]/300" office:value-type="float" office:value="92653.0612244898" calcext:value-type="float">
            <text:p>92653,0612244898</text:p>
          </table:table-cell>
          <table:table-cell table:formula="of:=[.O50]+25-[.I50]" office:value-type="float" office:value="8.2045578231191" calcext:value-type="float">
            <text:p>8,20455782311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19435" calcext:value-type="float">
            <text:p>28219435</text:p>
          </table:table-cell>
          <table:table-cell office:value-type="float" office:value="98254" calcext:value-type="float">
            <text:p>98254</text:p>
          </table:table-cell>
          <table:table-cell office:value-type="float" office:value="46120" calcext:value-type="float">
            <text:p>46120</text:p>
          </table:table-cell>
          <table:table-cell office:value-type="float" office:value="98150" calcext:value-type="float">
            <text:p>98150</text:p>
          </table:table-cell>
          <table:table-cell office:value-type="float" office:value="46080" calcext:value-type="float">
            <text:p>46080</text:p>
          </table:table-cell>
          <table:table-cell table:formula="of:=[.F51]/(44100)*90000*300" office:value-type="float" office:value="28212244.8979592" calcext:value-type="float">
            <text:p>28212244,8979592</text:p>
          </table:table-cell>
          <table:table-cell table:formula="of:=ROUND([.G51]/300+26.09-0.07128*[.M51])" office:value-type="float" office:value="94065" calcext:value-type="float">
            <text:p>94065</text:p>
          </table:table-cell>
          <table:table-cell table:formula="of:=[.B51]/300" office:value-type="float" office:value="94064.7833333333" calcext:value-type="float">
            <text:p>94064,7833333333</text:p>
          </table:table-cell>
          <table:table-cell table:formula="of:=[.I51]-[.H51]" office:value-type="float" office:value="-0.216666666659876" calcext:value-type="float">
            <text:p>-0,216666666659876</text:p>
          </table:table-cell>
          <table:table-cell office:value-type="float" office:value="98224" calcext:value-type="float">
            <text:p>98224</text:p>
          </table:table-cell>
          <table:table-cell table:formula="of:=[.K51]-[.E51]" office:value-type="float" office:value="74" calcext:value-type="float">
            <text:p>74</text:p>
          </table:table-cell>
          <table:table-cell table:formula="of:=[.C51]-[.K51]" office:value-type="float" office:value="30" calcext:value-type="float">
            <text:p>30</text:p>
          </table:table-cell>
          <table:table-cell/>
          <table:table-cell table:formula="of:=[.G51]/300" office:value-type="float" office:value="94040.8163265306" calcext:value-type="float">
            <text:p>94040,8163265306</text:p>
          </table:table-cell>
          <table:table-cell table:formula="of:=[.O51]+25-[.I51]" office:value-type="float" office:value="1.03299319728103" calcext:value-type="float">
            <text:p>1,032993197281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659814" calcext:value-type="float">
            <text:p>28659814</text:p>
          </table:table-cell>
          <table:table-cell office:value-type="float" office:value="100274" calcext:value-type="float">
            <text:p>100274</text:p>
          </table:table-cell>
          <table:table-cell office:value-type="float" office:value="46840" calcext:value-type="float">
            <text:p>46840</text:p>
          </table:table-cell>
          <table:table-cell office:value-type="float" office:value="100172" calcext:value-type="float">
            <text:p>100172</text:p>
          </table:table-cell>
          <table:table-cell office:value-type="float" office:value="46800" calcext:value-type="float">
            <text:p>46800</text:p>
          </table:table-cell>
          <table:table-cell table:formula="of:=[.F52]/(44100)*90000*300" office:value-type="float" office:value="28653061.2244898" calcext:value-type="float">
            <text:p>28653061,2244898</text:p>
          </table:table-cell>
          <table:table-cell table:formula="of:=ROUND([.G52]/300+26.09-0.07128*[.M52])" office:value-type="float" office:value="95533" calcext:value-type="float">
            <text:p>95533</text:p>
          </table:table-cell>
          <table:table-cell table:formula="of:=[.B52]/300" office:value-type="float" office:value="95532.7133333333" calcext:value-type="float">
            <text:p>95532,7133333333</text:p>
          </table:table-cell>
          <table:table-cell table:formula="of:=[.I52]-[.H52]" office:value-type="float" office:value="-0.286666666666861" calcext:value-type="float">
            <text:p>-0,286666666666861</text:p>
          </table:table-cell>
          <table:table-cell office:value-type="float" office:value="100229" calcext:value-type="float">
            <text:p>100229</text:p>
          </table:table-cell>
          <table:table-cell table:formula="of:=[.K52]-[.E52]" office:value-type="float" office:value="57" calcext:value-type="float">
            <text:p>57</text:p>
          </table:table-cell>
          <table:table-cell table:formula="of:=[.C52]-[.K52]" office:value-type="float" office:value="45" calcext:value-type="float">
            <text:p>45</text:p>
          </table:table-cell>
          <table:table-cell/>
          <table:table-cell table:formula="of:=[.G52]/300" office:value-type="float" office:value="95510.2040816327" calcext:value-type="float">
            <text:p>95510,2040816327</text:p>
          </table:table-cell>
          <table:table-cell table:formula="of:=[.O52]+25-[.I52]" office:value-type="float" office:value="2.49074829932943" calcext:value-type="float">
            <text:p>2,490748299329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100750" calcext:value-type="float">
            <text:p>29100750</text:p>
          </table:table-cell>
          <table:table-cell office:value-type="float" office:value="102282" calcext:value-type="float">
            <text:p>102282</text:p>
          </table:table-cell>
          <table:table-cell office:value-type="float" office:value="47560" calcext:value-type="float">
            <text:p>47560</text:p>
          </table:table-cell>
          <table:table-cell office:value-type="float" office:value="102180" calcext:value-type="float">
            <text:p>102180</text:p>
          </table:table-cell>
          <table:table-cell office:value-type="float" office:value="47520" calcext:value-type="float">
            <text:p>47520</text:p>
          </table:table-cell>
          <table:table-cell table:formula="of:=[.F53]/(44100)*90000*300" office:value-type="float" office:value="29093877.5510204" calcext:value-type="float">
            <text:p>29093877,5510204</text:p>
          </table:table-cell>
          <table:table-cell table:formula="of:=ROUND([.G53]/300+26.09-0.07128*[.M53])" office:value-type="float" office:value="97002" calcext:value-type="float">
            <text:p>97002</text:p>
          </table:table-cell>
          <table:table-cell table:formula="of:=[.B53]/300" office:value-type="float" office:value="97002.5" calcext:value-type="float">
            <text:p>97002,5</text:p>
          </table:table-cell>
          <table:table-cell table:formula="of:=[.I53]-[.H53]" office:value-type="float" office:value="0.5" calcext:value-type="float">
            <text:p>0,5</text:p>
          </table:table-cell>
          <table:table-cell office:value-type="float" office:value="102234" calcext:value-type="float">
            <text:p>102234</text:p>
          </table:table-cell>
          <table:table-cell table:formula="of:=[.K53]-[.E53]" office:value-type="float" office:value="54" calcext:value-type="float">
            <text:p>54</text:p>
          </table:table-cell>
          <table:table-cell table:formula="of:=[.C53]-[.K53]" office:value-type="float" office:value="48" calcext:value-type="float">
            <text:p>48</text:p>
          </table:table-cell>
          <table:table-cell/>
          <table:table-cell table:formula="of:=[.G53]/300" office:value-type="float" office:value="96979.5918367347" calcext:value-type="float">
            <text:p>96979,5918367347</text:p>
          </table:table-cell>
          <table:table-cell table:formula="of:=[.O53]+25-[.I53]" office:value-type="float" office:value="2.09183673470397" calcext:value-type="float">
            <text:p>2,091836734703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541643" calcext:value-type="float">
            <text:p>29541643</text:p>
          </table:table-cell>
          <table:table-cell office:value-type="float" office:value="104278" calcext:value-type="float">
            <text:p>104278</text:p>
          </table:table-cell>
          <table:table-cell office:value-type="float" office:value="48280" calcext:value-type="float">
            <text:p>48280</text:p>
          </table:table-cell>
          <table:table-cell office:value-type="float" office:value="104174" calcext:value-type="float">
            <text:p>104174</text:p>
          </table:table-cell>
          <table:table-cell office:value-type="float" office:value="48240" calcext:value-type="float">
            <text:p>48240</text:p>
          </table:table-cell>
          <table:table-cell table:formula="of:=[.F54]/(44100)*90000*300" office:value-type="float" office:value="29534693.877551" calcext:value-type="float">
            <text:p>29534693,877551</text:p>
          </table:table-cell>
          <table:table-cell table:formula="of:=ROUND([.G54]/300+26.09-0.07128*[.M54])" office:value-type="float" office:value="98472" calcext:value-type="float">
            <text:p>98472</text:p>
          </table:table-cell>
          <table:table-cell table:formula="of:=[.B54]/300" office:value-type="float" office:value="98472.1433333333" calcext:value-type="float">
            <text:p>98472,1433333333</text:p>
          </table:table-cell>
          <table:table-cell table:formula="of:=[.I54]-[.H54]" office:value-type="float" office:value="0.143333333326154" calcext:value-type="float">
            <text:p>0,143333333326154</text:p>
          </table:table-cell>
          <table:table-cell office:value-type="float" office:value="104239" calcext:value-type="float">
            <text:p>104239</text:p>
          </table:table-cell>
          <table:table-cell table:formula="of:=[.K54]-[.E54]" office:value-type="float" office:value="65" calcext:value-type="float">
            <text:p>65</text:p>
          </table:table-cell>
          <table:table-cell table:formula="of:=[.C54]-[.K54]" office:value-type="float" office:value="39" calcext:value-type="float">
            <text:p>39</text:p>
          </table:table-cell>
          <table:table-cell/>
          <table:table-cell table:formula="of:=[.G54]/300" office:value-type="float" office:value="98448.9795918367" calcext:value-type="float">
            <text:p>98448,9795918367</text:p>
          </table:table-cell>
          <table:table-cell table:formula="of:=[.O54]+25-[.I54]" office:value-type="float" office:value="1.83625850340468" calcext:value-type="float">
            <text:p>1,836258503404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958578" calcext:value-type="float">
            <text:p>29958578</text:p>
          </table:table-cell>
          <table:table-cell office:value-type="float" office:value="106258" calcext:value-type="float">
            <text:p>106258</text:p>
          </table:table-cell>
          <table:table-cell office:value-type="float" office:value="48960" calcext:value-type="float">
            <text:p>48960</text:p>
          </table:table-cell>
          <table:table-cell office:value-type="float" office:value="106076" calcext:value-type="float">
            <text:p>106076</text:p>
          </table:table-cell>
          <table:table-cell office:value-type="float" office:value="48920" calcext:value-type="float">
            <text:p>48920</text:p>
          </table:table-cell>
          <table:table-cell table:formula="of:=[.F55]/(44100)*90000*300" office:value-type="float" office:value="29951020.4081633" calcext:value-type="float">
            <text:p>29951020,4081633</text:p>
          </table:table-cell>
          <table:table-cell table:formula="of:=ROUND([.G55]/300+26.09-0.07128*[.M55])" office:value-type="float" office:value="99862" calcext:value-type="float">
            <text:p>99862</text:p>
          </table:table-cell>
          <table:table-cell table:formula="of:=[.B55]/300" office:value-type="float" office:value="99861.9266666667" calcext:value-type="float">
            <text:p>99861,9266666667</text:p>
          </table:table-cell>
          <table:table-cell table:formula="of:=[.I55]-[.H55]" office:value-type="float" office:value="-0.0733333333337214" calcext:value-type="float">
            <text:p>-0,073333333333721</text:p>
          </table:table-cell>
          <table:table-cell office:value-type="float" office:value="106244" calcext:value-type="float">
            <text:p>106244</text:p>
          </table:table-cell>
          <table:table-cell table:formula="of:=[.K55]-[.E55]" office:value-type="float" office:value="168" calcext:value-type="float">
            <text:p>168</text:p>
          </table:table-cell>
          <table:table-cell table:formula="of:=[.C55]-[.K55]" office:value-type="float" office:value="14" calcext:value-type="float">
            <text:p>14</text:p>
          </table:table-cell>
          <table:table-cell/>
          <table:table-cell table:formula="of:=[.G55]/300" office:value-type="float" office:value="99836.7346938776" calcext:value-type="float">
            <text:p>99836,7346938776</text:p>
          </table:table-cell>
          <table:table-cell table:formula="of:=[.O55]+25-[.I55]" office:value-type="float" office:value="-0.191972789121792" calcext:value-type="float">
            <text:p>-0,1919727891217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399514" calcext:value-type="float">
            <text:p>30399514</text:p>
          </table:table-cell>
          <table:table-cell office:value-type="float" office:value="108252" calcext:value-type="float">
            <text:p>108252</text:p>
          </table:table-cell>
          <table:table-cell office:value-type="float" office:value="49680" calcext:value-type="float">
            <text:p>49680</text:p>
          </table:table-cell>
          <table:table-cell office:value-type="float" office:value="108150" calcext:value-type="float">
            <text:p>108150</text:p>
          </table:table-cell>
          <table:table-cell office:value-type="float" office:value="49640" calcext:value-type="float">
            <text:p>49640</text:p>
          </table:table-cell>
          <table:table-cell table:formula="of:=[.F56]/(44100)*90000*300" office:value-type="float" office:value="30391836.7346939" calcext:value-type="float">
            <text:p>30391836,7346939</text:p>
          </table:table-cell>
          <table:table-cell table:formula="of:=ROUND([.G56]/300+26.09-0.07128*[.M56])" office:value-type="float" office:value="101332" calcext:value-type="float">
            <text:p>101332</text:p>
          </table:table-cell>
          <table:table-cell table:formula="of:=[.B56]/300" office:value-type="float" office:value="101331.713333333" calcext:value-type="float">
            <text:p>101331,713333333</text:p>
          </table:table-cell>
          <table:table-cell table:formula="of:=[.I56]-[.H56]" office:value-type="float" office:value="-0.286666666666861" calcext:value-type="float">
            <text:p>-0,286666666666861</text:p>
          </table:table-cell>
          <table:table-cell office:value-type="float" office:value="108249" calcext:value-type="float">
            <text:p>108249</text:p>
          </table:table-cell>
          <table:table-cell table:formula="of:=[.K56]-[.E56]" office:value-type="float" office:value="99" calcext:value-type="float">
            <text:p>99</text:p>
          </table:table-cell>
          <table:table-cell table:formula="of:=[.C56]-[.K56]" office:value-type="float" office:value="3" calcext:value-type="float">
            <text:p>3</text:p>
          </table:table-cell>
          <table:table-cell/>
          <table:table-cell table:formula="of:=[.G56]/300" office:value-type="float" office:value="101306.12244898" calcext:value-type="float">
            <text:p>101306,12244898</text:p>
          </table:table-cell>
          <table:table-cell table:formula="of:=[.O56]+25-[.I56]" office:value-type="float" office:value="-0.590884353747242" calcext:value-type="float">
            <text:p>-0,5908843537472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863121" calcext:value-type="float">
            <text:p>30863121</text:p>
          </table:table-cell>
          <table:table-cell office:value-type="float" office:value="110336" calcext:value-type="float">
            <text:p>110336</text:p>
          </table:table-cell>
          <table:table-cell office:value-type="float" office:value="50440" calcext:value-type="float">
            <text:p>50440</text:p>
          </table:table-cell>
          <table:table-cell office:value-type="float" office:value="110234" calcext:value-type="float">
            <text:p>110234</text:p>
          </table:table-cell>
          <table:table-cell office:value-type="float" office:value="50400" calcext:value-type="float">
            <text:p>50400</text:p>
          </table:table-cell>
          <table:table-cell table:formula="of:=[.F57]/(44100)*90000*300" office:value-type="float" office:value="30857142.8571429" calcext:value-type="float">
            <text:p>30857142,8571429</text:p>
          </table:table-cell>
          <table:table-cell table:formula="of:=ROUND([.G57]/300+26.09-0.07128*[.M57])" office:value-type="float" office:value="102877" calcext:value-type="float">
            <text:p>102877</text:p>
          </table:table-cell>
          <table:table-cell table:formula="of:=[.B57]/300" office:value-type="float" office:value="102877.07" calcext:value-type="float">
            <text:p>102877,07</text:p>
          </table:table-cell>
          <table:table-cell table:formula="of:=[.I57]-[.H57]" office:value-type="float" office:value="0.0700000000069849" calcext:value-type="float">
            <text:p>0,070000000006985</text:p>
          </table:table-cell>
          <table:table-cell office:value-type="float" office:value="110254" calcext:value-type="float">
            <text:p>110254</text:p>
          </table:table-cell>
          <table:table-cell table:formula="of:=[.K57]-[.E57]" office:value-type="float" office:value="20" calcext:value-type="float">
            <text:p>20</text:p>
          </table:table-cell>
          <table:table-cell table:formula="of:=[.C57]-[.K57]" office:value-type="float" office:value="82" calcext:value-type="float">
            <text:p>82</text:p>
          </table:table-cell>
          <table:table-cell/>
          <table:table-cell table:formula="of:=[.G57]/300" office:value-type="float" office:value="102857.142857143" calcext:value-type="float">
            <text:p>102857,142857143</text:p>
          </table:table-cell>
          <table:table-cell table:formula="of:=[.O57]+25-[.I57]" office:value-type="float" office:value="5.07285714284808" calcext:value-type="float">
            <text:p>5,072857142848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304185" calcext:value-type="float">
            <text:p>31304185</text:p>
          </table:table-cell>
          <table:table-cell office:value-type="float" office:value="112338" calcext:value-type="float">
            <text:p>112338</text:p>
          </table:table-cell>
          <table:table-cell office:value-type="float" office:value="51160" calcext:value-type="float">
            <text:p>51160</text:p>
          </table:table-cell>
          <table:table-cell office:value-type="float" office:value="112234" calcext:value-type="float">
            <text:p>112234</text:p>
          </table:table-cell>
          <table:table-cell office:value-type="float" office:value="51120" calcext:value-type="float">
            <text:p>51120</text:p>
          </table:table-cell>
          <table:table-cell table:formula="of:=[.F58]/(44100)*90000*300" office:value-type="float" office:value="31297959.1836735" calcext:value-type="float">
            <text:p>31297959,1836735</text:p>
          </table:table-cell>
          <table:table-cell table:formula="of:=ROUND([.G58]/300+26.09-0.07128*[.M58])" office:value-type="float" office:value="104347" calcext:value-type="float">
            <text:p>104347</text:p>
          </table:table-cell>
          <table:table-cell table:formula="of:=[.B58]/300" office:value-type="float" office:value="104347.283333333" calcext:value-type="float">
            <text:p>104347,283333333</text:p>
          </table:table-cell>
          <table:table-cell table:formula="of:=[.I58]-[.H58]" office:value-type="float" office:value="0.283333333340124" calcext:value-type="float">
            <text:p>0,283333333340124</text:p>
          </table:table-cell>
          <table:table-cell office:value-type="float" office:value="112259" calcext:value-type="float">
            <text:p>112259</text:p>
          </table:table-cell>
          <table:table-cell table:formula="of:=[.K58]-[.E58]" office:value-type="float" office:value="25" calcext:value-type="float">
            <text:p>25</text:p>
          </table:table-cell>
          <table:table-cell table:formula="of:=[.C58]-[.K58]" office:value-type="float" office:value="79" calcext:value-type="float">
            <text:p>79</text:p>
          </table:table-cell>
          <table:table-cell/>
          <table:table-cell table:formula="of:=[.G58]/300" office:value-type="float" office:value="104326.530612245" calcext:value-type="float">
            <text:p>104326,530612245</text:p>
          </table:table-cell>
          <table:table-cell table:formula="of:=[.O58]+25-[.I58]" office:value-type="float" office:value="4.24727891155635" calcext:value-type="float">
            <text:p>4,247278911556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743664" calcext:value-type="float">
            <text:p>31743664</text:p>
          </table:table-cell>
          <table:table-cell office:value-type="float" office:value="114400" calcext:value-type="float">
            <text:p>114400</text:p>
          </table:table-cell>
          <table:table-cell office:value-type="float" office:value="51880" calcext:value-type="float">
            <text:p>51880</text:p>
          </table:table-cell>
          <table:table-cell office:value-type="float" office:value="114220" calcext:value-type="float">
            <text:p>114220</text:p>
          </table:table-cell>
          <table:table-cell office:value-type="float" office:value="51840" calcext:value-type="float">
            <text:p>51840</text:p>
          </table:table-cell>
          <table:table-cell table:formula="of:=[.F59]/(44100)*90000*300" office:value-type="float" office:value="31738775.5102041" calcext:value-type="float">
            <text:p>31738775,5102041</text:p>
          </table:table-cell>
          <table:table-cell table:formula="of:=ROUND([.G59]/300+26.09-0.07128*[.M59])" office:value-type="float" office:value="105812" calcext:value-type="float">
            <text:p>105812</text:p>
          </table:table-cell>
          <table:table-cell table:formula="of:=[.B59]/300" office:value-type="float" office:value="105812.213333333" calcext:value-type="float">
            <text:p>105812,213333333</text:p>
          </table:table-cell>
          <table:table-cell table:formula="of:=[.I59]-[.H59]" office:value-type="float" office:value="0.213333333333139" calcext:value-type="float">
            <text:p>0,213333333333139</text:p>
          </table:table-cell>
          <table:table-cell office:value-type="float" office:value="114264" calcext:value-type="float">
            <text:p>114264</text:p>
          </table:table-cell>
          <table:table-cell table:formula="of:=[.K59]-[.E59]" office:value-type="float" office:value="44" calcext:value-type="float">
            <text:p>44</text:p>
          </table:table-cell>
          <table:table-cell table:formula="of:=[.C59]-[.K59]" office:value-type="float" office:value="136" calcext:value-type="float">
            <text:p>136</text:p>
          </table:table-cell>
          <table:table-cell/>
          <table:table-cell table:formula="of:=[.G59]/300" office:value-type="float" office:value="105795.918367347" calcext:value-type="float">
            <text:p>105795,918367347</text:p>
          </table:table-cell>
          <table:table-cell table:formula="of:=[.O59]+25-[.I59]" office:value-type="float" office:value="8.7050340136193" calcext:value-type="float">
            <text:p>8,70503401361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162614" calcext:value-type="float">
            <text:p>32162614</text:p>
          </table:table-cell>
          <table:table-cell office:value-type="float" office:value="116286" calcext:value-type="float">
            <text:p>116286</text:p>
          </table:table-cell>
          <table:table-cell office:value-type="float" office:value="52560" calcext:value-type="float">
            <text:p>52560</text:p>
          </table:table-cell>
          <table:table-cell office:value-type="float" office:value="116180" calcext:value-type="float">
            <text:p>116180</text:p>
          </table:table-cell>
          <table:table-cell office:value-type="float" office:value="52520" calcext:value-type="float">
            <text:p>52520</text:p>
          </table:table-cell>
          <table:table-cell table:formula="of:=[.F60]/(44100)*90000*300" office:value-type="float" office:value="32155102.0408163" calcext:value-type="float">
            <text:p>32155102,0408163</text:p>
          </table:table-cell>
          <table:table-cell table:formula="of:=ROUND([.G60]/300+26.09-0.07128*[.M60])" office:value-type="float" office:value="107209" calcext:value-type="float">
            <text:p>107209</text:p>
          </table:table-cell>
          <table:table-cell table:formula="of:=[.B60]/300" office:value-type="float" office:value="107208.713333333" calcext:value-type="float">
            <text:p>107208,713333333</text:p>
          </table:table-cell>
          <table:table-cell table:formula="of:=[.I60]-[.H60]" office:value-type="float" office:value="-0.286666666666861" calcext:value-type="float">
            <text:p>-0,286666666666861</text:p>
          </table:table-cell>
          <table:table-cell office:value-type="float" office:value="116269" calcext:value-type="float">
            <text:p>116269</text:p>
          </table:table-cell>
          <table:table-cell table:formula="of:=[.K60]-[.E60]" office:value-type="float" office:value="89" calcext:value-type="float">
            <text:p>89</text:p>
          </table:table-cell>
          <table:table-cell table:formula="of:=[.C60]-[.K60]" office:value-type="float" office:value="17" calcext:value-type="float">
            <text:p>17</text:p>
          </table:table-cell>
          <table:table-cell/>
          <table:table-cell table:formula="of:=[.G60]/300" office:value-type="float" office:value="107183.673469388" calcext:value-type="float">
            <text:p>107183,673469388</text:p>
          </table:table-cell>
          <table:table-cell table:formula="of:=[.O60]+25-[.I60]" office:value-type="float" office:value="-0.039863945581601" calcext:value-type="float">
            <text:p>-0,0398639455816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603550" calcext:value-type="float">
            <text:p>32603550</text:p>
          </table:table-cell>
          <table:table-cell office:value-type="float" office:value="118280" calcext:value-type="float">
            <text:p>118280</text:p>
          </table:table-cell>
          <table:table-cell office:value-type="float" office:value="53280" calcext:value-type="float">
            <text:p>53280</text:p>
          </table:table-cell>
          <table:table-cell office:value-type="float" office:value="118176" calcext:value-type="float">
            <text:p>118176</text:p>
          </table:table-cell>
          <table:table-cell office:value-type="float" office:value="53240" calcext:value-type="float">
            <text:p>53240</text:p>
          </table:table-cell>
          <table:table-cell table:formula="of:=[.F61]/(44100)*90000*300" office:value-type="float" office:value="32595918.3673469" calcext:value-type="float">
            <text:p>32595918,3673469</text:p>
          </table:table-cell>
          <table:table-cell table:formula="of:=ROUND([.G61]/300+26.09-0.07128*[.M61])" office:value-type="float" office:value="108679" calcext:value-type="float">
            <text:p>108679</text:p>
          </table:table-cell>
          <table:table-cell table:formula="of:=[.B61]/300" office:value-type="float" office:value="108678.5" calcext:value-type="float">
            <text:p>108678,5</text:p>
          </table:table-cell>
          <table:table-cell table:formula="of:=[.I61]-[.H61]" office:value-type="float" office:value="-0.5" calcext:value-type="float">
            <text:p>-0,5</text:p>
          </table:table-cell>
          <table:table-cell office:value-type="float" office:value="118274" calcext:value-type="float">
            <text:p>118274</text:p>
          </table:table-cell>
          <table:table-cell table:formula="of:=[.K61]-[.E61]" office:value-type="float" office:value="98" calcext:value-type="float">
            <text:p>98</text:p>
          </table:table-cell>
          <table:table-cell table:formula="of:=[.C61]-[.K61]" office:value-type="float" office:value="6" calcext:value-type="float">
            <text:p>6</text:p>
          </table:table-cell>
          <table:table-cell/>
          <table:table-cell table:formula="of:=[.G61]/300" office:value-type="float" office:value="108653.06122449" calcext:value-type="float">
            <text:p>108653,06122449</text:p>
          </table:table-cell>
          <table:table-cell table:formula="of:=[.O61]+25-[.I61]" office:value-type="float" office:value="-0.438775510207051" calcext:value-type="float">
            <text:p>-0,4387755102070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067500" calcext:value-type="float">
            <text:p>33067500</text:p>
          </table:table-cell>
          <table:table-cell office:value-type="float" office:value="120348" calcext:value-type="float">
            <text:p>120348</text:p>
          </table:table-cell>
          <table:table-cell office:value-type="float" office:value="54040" calcext:value-type="float">
            <text:p>54040</text:p>
          </table:table-cell>
          <table:table-cell office:value-type="float" office:value="120248" calcext:value-type="float">
            <text:p>120248</text:p>
          </table:table-cell>
          <table:table-cell office:value-type="float" office:value="54000" calcext:value-type="float">
            <text:p>54000</text:p>
          </table:table-cell>
          <table:table-cell table:formula="of:=[.F62]/(44100)*90000*300" office:value-type="float" office:value="33061224.4897959" calcext:value-type="float">
            <text:p>33061224,4897959</text:p>
          </table:table-cell>
          <table:table-cell table:formula="of:=ROUND([.G62]/300+26.09-0.07128*[.M62])" office:value-type="float" office:value="110225" calcext:value-type="float">
            <text:p>110225</text:p>
          </table:table-cell>
          <table:table-cell table:formula="of:=[.B62]/300" office:value-type="float" office:value="110225" calcext:value-type="float">
            <text:p>110225</text:p>
          </table:table-cell>
          <table:table-cell table:formula="of:=[.I62]-[.H62]" office:value-type="float" office:value="0" calcext:value-type="float">
            <text:p>0</text:p>
          </table:table-cell>
          <table:table-cell office:value-type="float" office:value="120279" calcext:value-type="float">
            <text:p>120279</text:p>
          </table:table-cell>
          <table:table-cell table:formula="of:=[.K62]-[.E62]" office:value-type="float" office:value="31" calcext:value-type="float">
            <text:p>31</text:p>
          </table:table-cell>
          <table:table-cell table:formula="of:=[.C62]-[.K62]" office:value-type="float" office:value="69" calcext:value-type="float">
            <text:p>69</text:p>
          </table:table-cell>
          <table:table-cell/>
          <table:table-cell table:formula="of:=[.G62]/300" office:value-type="float" office:value="110204.081632653" calcext:value-type="float">
            <text:p>110204,081632653</text:p>
          </table:table-cell>
          <table:table-cell table:formula="of:=[.O62]+25-[.I62]" office:value-type="float" office:value="4.08163265306212" calcext:value-type="float">
            <text:p>4,081632653062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507835" calcext:value-type="float">
            <text:p>33507835</text:p>
          </table:table-cell>
          <table:table-cell office:value-type="float" office:value="122384" calcext:value-type="float">
            <text:p>122384</text:p>
          </table:table-cell>
          <table:table-cell office:value-type="float" office:value="54760" calcext:value-type="float">
            <text:p>54760</text:p>
          </table:table-cell>
          <table:table-cell office:value-type="float" office:value="122212" calcext:value-type="float">
            <text:p>122212</text:p>
          </table:table-cell>
          <table:table-cell office:value-type="float" office:value="54720" calcext:value-type="float">
            <text:p>54720</text:p>
          </table:table-cell>
          <table:table-cell table:formula="of:=[.F63]/(44100)*90000*300" office:value-type="float" office:value="33502040.8163265" calcext:value-type="float">
            <text:p>33502040,8163265</text:p>
          </table:table-cell>
          <table:table-cell table:formula="of:=ROUND([.G63]/300+26.09-0.07128*[.M63])" office:value-type="float" office:value="111692" calcext:value-type="float">
            <text:p>111692</text:p>
          </table:table-cell>
          <table:table-cell table:formula="of:=[.B63]/300" office:value-type="float" office:value="111692.783333333" calcext:value-type="float">
            <text:p>111692,783333333</text:p>
          </table:table-cell>
          <table:table-cell table:formula="of:=[.I63]-[.H63]" office:value-type="float" office:value="0.783333333340124" calcext:value-type="float">
            <text:p>0,783333333340124</text:p>
          </table:table-cell>
          <table:table-cell office:value-type="float" office:value="122284" calcext:value-type="float">
            <text:p>122284</text:p>
          </table:table-cell>
          <table:table-cell table:formula="of:=[.K63]-[.E63]" office:value-type="float" office:value="72" calcext:value-type="float">
            <text:p>72</text:p>
          </table:table-cell>
          <table:table-cell table:formula="of:=[.C63]-[.K63]" office:value-type="float" office:value="100" calcext:value-type="float">
            <text:p>100</text:p>
          </table:table-cell>
          <table:table-cell/>
          <table:table-cell table:formula="of:=[.G63]/300" office:value-type="float" office:value="111673.469387755" calcext:value-type="float">
            <text:p>111673,469387755</text:p>
          </table:table-cell>
          <table:table-cell table:formula="of:=[.O63]+25-[.I63]" office:value-type="float" office:value="5.6860544217634" calcext:value-type="float">
            <text:p>5,68605442176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3949285" calcext:value-type="float">
            <text:p>33949285</text:p>
          </table:table-cell>
          <table:table-cell office:value-type="float" office:value="124354" calcext:value-type="float">
            <text:p>124354</text:p>
          </table:table-cell>
          <table:table-cell office:value-type="float" office:value="55480" calcext:value-type="float">
            <text:p>55480</text:p>
          </table:table-cell>
          <table:table-cell office:value-type="float" office:value="124254" calcext:value-type="float">
            <text:p>124254</text:p>
          </table:table-cell>
          <table:table-cell office:value-type="float" office:value="55440" calcext:value-type="float">
            <text:p>55440</text:p>
          </table:table-cell>
          <table:table-cell table:formula="of:=[.F64]/(44100)*90000*300" office:value-type="float" office:value="33942857.1428571" calcext:value-type="float">
            <text:p>33942857,1428571</text:p>
          </table:table-cell>
          <table:table-cell table:formula="of:=ROUND([.G64]/300+26.09-0.07128*[.M64])" office:value-type="float" office:value="113164" calcext:value-type="float">
            <text:p>113164</text:p>
          </table:table-cell>
          <table:table-cell table:formula="of:=[.B64]/300" office:value-type="float" office:value="113164.283333333" calcext:value-type="float">
            <text:p>113164,283333333</text:p>
          </table:table-cell>
          <table:table-cell table:formula="of:=[.I64]-[.H64]" office:value-type="float" office:value="0.283333333340124" calcext:value-type="float">
            <text:p>0,283333333340124</text:p>
          </table:table-cell>
          <table:table-cell office:value-type="float" office:value="124289" calcext:value-type="float">
            <text:p>124289</text:p>
          </table:table-cell>
          <table:table-cell table:formula="of:=[.K64]-[.E64]" office:value-type="float" office:value="35" calcext:value-type="float">
            <text:p>35</text:p>
          </table:table-cell>
          <table:table-cell table:formula="of:=[.C64]-[.K64]" office:value-type="float" office:value="65" calcext:value-type="float">
            <text:p>65</text:p>
          </table:table-cell>
          <table:table-cell/>
          <table:table-cell table:formula="of:=[.G64]/300" office:value-type="float" office:value="113142.857142857" calcext:value-type="float">
            <text:p>113142,857142857</text:p>
          </table:table-cell>
          <table:table-cell table:formula="of:=[.O64]+25-[.I64]" office:value-type="float" office:value="3.57380952380481" calcext:value-type="float">
            <text:p>3,573809523804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390478" calcext:value-type="float">
            <text:p>34390478</text:p>
          </table:table-cell>
          <table:table-cell office:value-type="float" office:value="126336" calcext:value-type="float">
            <text:p>126336</text:p>
          </table:table-cell>
          <table:table-cell office:value-type="float" office:value="56200" calcext:value-type="float">
            <text:p>56200</text:p>
          </table:table-cell>
          <table:table-cell office:value-type="float" office:value="126232" calcext:value-type="float">
            <text:p>126232</text:p>
          </table:table-cell>
          <table:table-cell office:value-type="float" office:value="56160" calcext:value-type="float">
            <text:p>56160</text:p>
          </table:table-cell>
          <table:table-cell table:formula="of:=[.F65]/(44100)*90000*300" office:value-type="float" office:value="34383673.4693878" calcext:value-type="float">
            <text:p>34383673,4693878</text:p>
          </table:table-cell>
          <table:table-cell table:formula="of:=ROUND([.G65]/300+26.09-0.07128*[.M65])" office:value-type="float" office:value="114635" calcext:value-type="float">
            <text:p>114635</text:p>
          </table:table-cell>
          <table:table-cell table:formula="of:=[.B65]/300" office:value-type="float" office:value="114634.926666667" calcext:value-type="float">
            <text:p>114634,926666667</text:p>
          </table:table-cell>
          <table:table-cell table:formula="of:=[.I65]-[.H65]" office:value-type="float" office:value="-0.0733333333337214" calcext:value-type="float">
            <text:p>-0,073333333333721</text:p>
          </table:table-cell>
          <table:table-cell office:value-type="float" office:value="126294" calcext:value-type="float">
            <text:p>126294</text:p>
          </table:table-cell>
          <table:table-cell table:formula="of:=[.K65]-[.E65]" office:value-type="float" office:value="62" calcext:value-type="float">
            <text:p>62</text:p>
          </table:table-cell>
          <table:table-cell table:formula="of:=[.C65]-[.K65]" office:value-type="float" office:value="42" calcext:value-type="float">
            <text:p>42</text:p>
          </table:table-cell>
          <table:table-cell/>
          <table:table-cell table:formula="of:=[.G65]/300" office:value-type="float" office:value="114612.244897959" calcext:value-type="float">
            <text:p>114612,244897959</text:p>
          </table:table-cell>
          <table:table-cell table:formula="of:=[.O65]+25-[.I65]" office:value-type="float" office:value="2.31823129252007" calcext:value-type="float">
            <text:p>2,318231292520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831928" calcext:value-type="float">
            <text:p>34831928</text:p>
          </table:table-cell>
          <table:table-cell office:value-type="float" office:value="128320" calcext:value-type="float">
            <text:p>128320</text:p>
          </table:table-cell>
          <table:table-cell office:value-type="float" office:value="56920" calcext:value-type="float">
            <text:p>56920</text:p>
          </table:table-cell>
          <table:table-cell office:value-type="float" office:value="128216" calcext:value-type="float">
            <text:p>128216</text:p>
          </table:table-cell>
          <table:table-cell office:value-type="float" office:value="56880" calcext:value-type="float">
            <text:p>56880</text:p>
          </table:table-cell>
          <table:table-cell table:formula="of:=[.F66]/(44100)*90000*300" office:value-type="float" office:value="34824489.7959184" calcext:value-type="float">
            <text:p>34824489,7959184</text:p>
          </table:table-cell>
          <table:table-cell table:formula="of:=ROUND([.G66]/300+26.09-0.07128*[.M66])" office:value-type="float" office:value="116106" calcext:value-type="float">
            <text:p>116106</text:p>
          </table:table-cell>
          <table:table-cell table:formula="of:=[.B66]/300" office:value-type="float" office:value="116106.426666667" calcext:value-type="float">
            <text:p>116106,426666667</text:p>
          </table:table-cell>
          <table:table-cell table:formula="of:=[.I66]-[.H66]" office:value-type="float" office:value="0.426666666666279" calcext:value-type="float">
            <text:p>0,426666666666279</text:p>
          </table:table-cell>
          <table:table-cell office:value-type="float" office:value="128299" calcext:value-type="float">
            <text:p>128299</text:p>
          </table:table-cell>
          <table:table-cell table:formula="of:=[.K66]-[.E66]" office:value-type="float" office:value="83" calcext:value-type="float">
            <text:p>83</text:p>
          </table:table-cell>
          <table:table-cell table:formula="of:=[.C66]-[.K66]" office:value-type="float" office:value="21" calcext:value-type="float">
            <text:p>21</text:p>
          </table:table-cell>
          <table:table-cell/>
          <table:table-cell table:formula="of:=[.G66]/300" office:value-type="float" office:value="116081.632653061" calcext:value-type="float">
            <text:p>116081,632653061</text:p>
          </table:table-cell>
          <table:table-cell table:formula="of:=[.O66]+25-[.I66]" office:value-type="float" office:value="0.205986394532374" calcext:value-type="float">
            <text:p>0,2059863945323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269735" calcext:value-type="float">
            <text:p>35269735</text:p>
          </table:table-cell>
          <table:table-cell office:value-type="float" office:value="130460" calcext:value-type="float">
            <text:p>130460</text:p>
          </table:table-cell>
          <table:table-cell office:value-type="float" office:value="57640" calcext:value-type="float">
            <text:p>57640</text:p>
          </table:table-cell>
          <table:table-cell office:value-type="float" office:value="130278" calcext:value-type="float">
            <text:p>130278</text:p>
          </table:table-cell>
          <table:table-cell office:value-type="float" office:value="57600" calcext:value-type="float">
            <text:p>57600</text:p>
          </table:table-cell>
          <table:table-cell table:formula="of:=[.F67]/(44100)*90000*300" office:value-type="float" office:value="35265306.122449" calcext:value-type="float">
            <text:p>35265306,122449</text:p>
          </table:table-cell>
          <table:table-cell table:formula="of:=ROUND([.G67]/300+26.09-0.07128*[.M67])" office:value-type="float" office:value="117566" calcext:value-type="float">
            <text:p>117566</text:p>
          </table:table-cell>
          <table:table-cell table:formula="of:=[.B67]/300" office:value-type="float" office:value="117565.783333333" calcext:value-type="float">
            <text:p>117565,783333333</text:p>
          </table:table-cell>
          <table:table-cell table:formula="of:=[.I67]-[.H67]" office:value-type="float" office:value="-0.216666666659876" calcext:value-type="float">
            <text:p>-0,216666666659876</text:p>
          </table:table-cell>
          <table:table-cell office:value-type="float" office:value="130304" calcext:value-type="float">
            <text:p>130304</text:p>
          </table:table-cell>
          <table:table-cell table:formula="of:=[.K67]-[.E67]" office:value-type="float" office:value="26" calcext:value-type="float">
            <text:p>26</text:p>
          </table:table-cell>
          <table:table-cell table:formula="of:=[.C67]-[.K67]" office:value-type="float" office:value="156" calcext:value-type="float">
            <text:p>156</text:p>
          </table:table-cell>
          <table:table-cell/>
          <table:table-cell table:formula="of:=[.G67]/300" office:value-type="float" office:value="117551.020408163" calcext:value-type="float">
            <text:p>117551,020408163</text:p>
          </table:table-cell>
          <table:table-cell table:formula="of:=[.O67]+25-[.I67]" office:value-type="float" office:value="10.2370748298999" calcext:value-type="float">
            <text:p>10,23707482989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663485" calcext:value-type="float">
            <text:p>35663485</text:p>
          </table:table-cell>
          <table:table-cell office:value-type="float" office:value="132374" calcext:value-type="float">
            <text:p>132374</text:p>
          </table:table-cell>
          <table:table-cell office:value-type="float" office:value="58280" calcext:value-type="float">
            <text:p>58280</text:p>
          </table:table-cell>
          <table:table-cell office:value-type="float" office:value="132190" calcext:value-type="float">
            <text:p>132190</text:p>
          </table:table-cell>
          <table:table-cell office:value-type="float" office:value="58240" calcext:value-type="float">
            <text:p>58240</text:p>
          </table:table-cell>
          <table:table-cell table:formula="of:=[.F68]/(44100)*90000*300" office:value-type="float" office:value="35657142.8571429" calcext:value-type="float">
            <text:p>35657142,8571429</text:p>
          </table:table-cell>
          <table:table-cell table:formula="of:=ROUND([.G68]/300+26.09-0.07128*[.M68])" office:value-type="float" office:value="118879" calcext:value-type="float">
            <text:p>118879</text:p>
          </table:table-cell>
          <table:table-cell table:formula="of:=[.B68]/300" office:value-type="float" office:value="118878.283333333" calcext:value-type="float">
            <text:p>118878,283333333</text:p>
          </table:table-cell>
          <table:table-cell table:formula="of:=[.I68]-[.H68]" office:value-type="float" office:value="-0.716666666659876" calcext:value-type="float">
            <text:p>-0,716666666659876</text:p>
          </table:table-cell>
          <table:table-cell office:value-type="float" office:value="132309" calcext:value-type="float">
            <text:p>132309</text:p>
          </table:table-cell>
          <table:table-cell table:formula="of:=[.K68]-[.E68]" office:value-type="float" office:value="119" calcext:value-type="float">
            <text:p>119</text:p>
          </table:table-cell>
          <table:table-cell table:formula="of:=[.C68]-[.K68]" office:value-type="float" office:value="65" calcext:value-type="float">
            <text:p>65</text:p>
          </table:table-cell>
          <table:table-cell/>
          <table:table-cell table:formula="of:=[.G68]/300" office:value-type="float" office:value="118857.142857143" calcext:value-type="float">
            <text:p>118857,142857143</text:p>
          </table:table-cell>
          <table:table-cell table:formula="of:=[.O68]+25-[.I68]" office:value-type="float" office:value="3.85952380951494" calcext:value-type="float">
            <text:p>3,859523809514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079778" calcext:value-type="float">
            <text:p>36079778</text:p>
          </table:table-cell>
          <table:table-cell office:value-type="float" office:value="134384" calcext:value-type="float">
            <text:p>134384</text:p>
          </table:table-cell>
          <table:table-cell office:value-type="float" office:value="58960" calcext:value-type="float">
            <text:p>58960</text:p>
          </table:table-cell>
          <table:table-cell office:value-type="float" office:value="134200" calcext:value-type="float">
            <text:p>134200</text:p>
          </table:table-cell>
          <table:table-cell office:value-type="float" office:value="58920" calcext:value-type="float">
            <text:p>58920</text:p>
          </table:table-cell>
          <table:table-cell table:formula="of:=[.F69]/(44100)*90000*300" office:value-type="float" office:value="36073469.3877551" calcext:value-type="float">
            <text:p>36073469,3877551</text:p>
          </table:table-cell>
          <table:table-cell table:formula="of:=ROUND([.G69]/300+26.09-0.07128*[.M69])" office:value-type="float" office:value="120266" calcext:value-type="float">
            <text:p>120266</text:p>
          </table:table-cell>
          <table:table-cell table:formula="of:=[.B69]/300" office:value-type="float" office:value="120265.926666667" calcext:value-type="float">
            <text:p>120265,926666667</text:p>
          </table:table-cell>
          <table:table-cell table:formula="of:=[.I69]-[.H69]" office:value-type="float" office:value="-0.0733333333337214" calcext:value-type="float">
            <text:p>-0,073333333333721</text:p>
          </table:table-cell>
          <table:table-cell office:value-type="float" office:value="134314" calcext:value-type="float">
            <text:p>134314</text:p>
          </table:table-cell>
          <table:table-cell table:formula="of:=[.K69]-[.E69]" office:value-type="float" office:value="114" calcext:value-type="float">
            <text:p>114</text:p>
          </table:table-cell>
          <table:table-cell table:formula="of:=[.C69]-[.K69]" office:value-type="float" office:value="70" calcext:value-type="float">
            <text:p>70</text:p>
          </table:table-cell>
          <table:table-cell/>
          <table:table-cell table:formula="of:=[.G69]/300" office:value-type="float" office:value="120244.897959184" calcext:value-type="float">
            <text:p>120244,897959184</text:p>
          </table:table-cell>
          <table:table-cell table:formula="of:=[.O69]+25-[.I69]" office:value-type="float" office:value="3.97129251701699" calcext:value-type="float">
            <text:p>3,971292517016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496285" calcext:value-type="float">
            <text:p>36496285</text:p>
          </table:table-cell>
          <table:table-cell office:value-type="float" office:value="136384" calcext:value-type="float">
            <text:p>136384</text:p>
          </table:table-cell>
          <table:table-cell office:value-type="float" office:value="59640" calcext:value-type="float">
            <text:p>59640</text:p>
          </table:table-cell>
          <table:table-cell office:value-type="float" office:value="136276" calcext:value-type="float">
            <text:p>136276</text:p>
          </table:table-cell>
          <table:table-cell office:value-type="float" office:value="59600" calcext:value-type="float">
            <text:p>59600</text:p>
          </table:table-cell>
          <table:table-cell table:formula="of:=[.F70]/(44100)*90000*300" office:value-type="float" office:value="36489795.9183673" calcext:value-type="float">
            <text:p>36489795,9183673</text:p>
          </table:table-cell>
          <table:table-cell table:formula="of:=ROUND([.G70]/300+26.09-0.07128*[.M70])" office:value-type="float" office:value="121654" calcext:value-type="float">
            <text:p>121654</text:p>
          </table:table-cell>
          <table:table-cell table:formula="of:=[.B70]/300" office:value-type="float" office:value="121654.283333333" calcext:value-type="float">
            <text:p>121654,283333333</text:p>
          </table:table-cell>
          <table:table-cell table:formula="of:=[.I70]-[.H70]" office:value-type="float" office:value="0.283333333340124" calcext:value-type="float">
            <text:p>0,283333333340124</text:p>
          </table:table-cell>
          <table:table-cell office:value-type="float" office:value="136319" calcext:value-type="float">
            <text:p>136319</text:p>
          </table:table-cell>
          <table:table-cell table:formula="of:=[.K70]-[.E70]" office:value-type="float" office:value="43" calcext:value-type="float">
            <text:p>43</text:p>
          </table:table-cell>
          <table:table-cell table:formula="of:=[.C70]-[.K70]" office:value-type="float" office:value="65" calcext:value-type="float">
            <text:p>65</text:p>
          </table:table-cell>
          <table:table-cell/>
          <table:table-cell table:formula="of:=[.G70]/300" office:value-type="float" office:value="121632.653061225" calcext:value-type="float">
            <text:p>121632,653061225</text:p>
          </table:table-cell>
          <table:table-cell table:formula="of:=[.O70]+25-[.I70]" office:value-type="float" office:value="3.3697278911568" calcext:value-type="float">
            <text:p>3,36972789115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912964" calcext:value-type="float">
            <text:p>36912964</text:p>
          </table:table-cell>
          <table:table-cell office:value-type="float" office:value="138376" calcext:value-type="float">
            <text:p>138376</text:p>
          </table:table-cell>
          <table:table-cell office:value-type="float" office:value="60320" calcext:value-type="float">
            <text:p>60320</text:p>
          </table:table-cell>
          <table:table-cell office:value-type="float" office:value="138272" calcext:value-type="float">
            <text:p>138272</text:p>
          </table:table-cell>
          <table:table-cell office:value-type="float" office:value="60280" calcext:value-type="float">
            <text:p>60280</text:p>
          </table:table-cell>
          <table:table-cell table:formula="of:=[.F71]/(44100)*90000*300" office:value-type="float" office:value="36906122.4489796" calcext:value-type="float">
            <text:p>36906122,4489796</text:p>
          </table:table-cell>
          <table:table-cell table:formula="of:=ROUND([.G71]/300+26.09-0.07128*[.M71])" office:value-type="float" office:value="123043" calcext:value-type="float">
            <text:p>123043</text:p>
          </table:table-cell>
          <table:table-cell table:formula="of:=[.B71]/300" office:value-type="float" office:value="123043.213333333" calcext:value-type="float">
            <text:p>123043,213333333</text:p>
          </table:table-cell>
          <table:table-cell table:formula="of:=[.I71]-[.H71]" office:value-type="float" office:value="0.213333333333139" calcext:value-type="float">
            <text:p>0,213333333333139</text:p>
          </table:table-cell>
          <table:table-cell office:value-type="float" office:value="138324" calcext:value-type="float">
            <text:p>138324</text:p>
          </table:table-cell>
          <table:table-cell table:formula="of:=[.K71]-[.E71]" office:value-type="float" office:value="52" calcext:value-type="float">
            <text:p>52</text:p>
          </table:table-cell>
          <table:table-cell table:formula="of:=[.C71]-[.K71]" office:value-type="float" office:value="52" calcext:value-type="float">
            <text:p>52</text:p>
          </table:table-cell>
          <table:table-cell/>
          <table:table-cell table:formula="of:=[.G71]/300" office:value-type="float" office:value="123020.408163265" calcext:value-type="float">
            <text:p>123020,408163265</text:p>
          </table:table-cell>
          <table:table-cell table:formula="of:=[.O71]+25-[.I71]" office:value-type="float" office:value="2.19482993194833" calcext:value-type="float">
            <text:p>2,194829931948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330071" calcext:value-type="float">
            <text:p>37330071</text:p>
          </table:table-cell>
          <table:table-cell office:value-type="float" office:value="140334" calcext:value-type="float">
            <text:p>140334</text:p>
          </table:table-cell>
          <table:table-cell office:value-type="float" office:value="61000" calcext:value-type="float">
            <text:p>61000</text:p>
          </table:table-cell>
          <table:table-cell office:value-type="float" office:value="140230" calcext:value-type="float">
            <text:p>140230</text:p>
          </table:table-cell>
          <table:table-cell office:value-type="float" office:value="60960" calcext:value-type="float">
            <text:p>60960</text:p>
          </table:table-cell>
          <table:table-cell table:formula="of:=[.F72]/(44100)*90000*300" office:value-type="float" office:value="37322448.9795918" calcext:value-type="float">
            <text:p>37322448,9795918</text:p>
          </table:table-cell>
          <table:table-cell table:formula="of:=ROUND([.G72]/300+26.09-0.07128*[.M72])" office:value-type="float" office:value="124434" calcext:value-type="float">
            <text:p>124434</text:p>
          </table:table-cell>
          <table:table-cell table:formula="of:=[.B72]/300" office:value-type="float" office:value="124433.57" calcext:value-type="float">
            <text:p>124433,57</text:p>
          </table:table-cell>
          <table:table-cell table:formula="of:=[.I72]-[.H72]" office:value-type="float" office:value="-0.429999999993015" calcext:value-type="float">
            <text:p>-0,429999999993015</text:p>
          </table:table-cell>
          <table:table-cell office:value-type="float" office:value="140329" calcext:value-type="float">
            <text:p>140329</text:p>
          </table:table-cell>
          <table:table-cell table:formula="of:=[.K72]-[.E72]" office:value-type="float" office:value="99" calcext:value-type="float">
            <text:p>99</text:p>
          </table:table-cell>
          <table:table-cell table:formula="of:=[.C72]-[.K72]" office:value-type="float" office:value="5" calcext:value-type="float">
            <text:p>5</text:p>
          </table:table-cell>
          <table:table-cell/>
          <table:table-cell table:formula="of:=[.G72]/300" office:value-type="float" office:value="124408.163265306" calcext:value-type="float">
            <text:p>124408,163265306</text:p>
          </table:table-cell>
          <table:table-cell table:formula="of:=[.O72]+25-[.I72]" office:value-type="float" office:value="-0.406734693882754" calcext:value-type="float">
            <text:p>-0,4067346938827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770535" calcext:value-type="float">
            <text:p>37770535</text:p>
          </table:table-cell>
          <table:table-cell office:value-type="float" office:value="142364" calcext:value-type="float">
            <text:p>142364</text:p>
          </table:table-cell>
          <table:table-cell office:value-type="float" office:value="61720" calcext:value-type="float">
            <text:p>61720</text:p>
          </table:table-cell>
          <table:table-cell office:value-type="float" office:value="142260" calcext:value-type="float">
            <text:p>142260</text:p>
          </table:table-cell>
          <table:table-cell office:value-type="float" office:value="61680" calcext:value-type="float">
            <text:p>61680</text:p>
          </table:table-cell>
          <table:table-cell table:formula="of:=[.F73]/(44100)*90000*300" office:value-type="float" office:value="37763265.3061225" calcext:value-type="float">
            <text:p>37763265,3061225</text:p>
          </table:table-cell>
          <table:table-cell table:formula="of:=ROUND([.G73]/300+26.09-0.07128*[.M73])" office:value-type="float" office:value="125902" calcext:value-type="float">
            <text:p>125902</text:p>
          </table:table-cell>
          <table:table-cell table:formula="of:=[.B73]/300" office:value-type="float" office:value="125901.783333333" calcext:value-type="float">
            <text:p>125901,783333333</text:p>
          </table:table-cell>
          <table:table-cell table:formula="of:=[.I73]-[.H73]" office:value-type="float" office:value="-0.216666666659876" calcext:value-type="float">
            <text:p>-0,216666666659876</text:p>
          </table:table-cell>
          <table:table-cell office:value-type="float" office:value="142334" calcext:value-type="float">
            <text:p>142334</text:p>
          </table:table-cell>
          <table:table-cell table:formula="of:=[.K73]-[.E73]" office:value-type="float" office:value="74" calcext:value-type="float">
            <text:p>74</text:p>
          </table:table-cell>
          <table:table-cell table:formula="of:=[.C73]-[.K73]" office:value-type="float" office:value="30" calcext:value-type="float">
            <text:p>30</text:p>
          </table:table-cell>
          <table:table-cell/>
          <table:table-cell table:formula="of:=[.G73]/300" office:value-type="float" office:value="125877.551020408" calcext:value-type="float">
            <text:p>125877,551020408</text:p>
          </table:table-cell>
          <table:table-cell table:formula="of:=[.O73]+25-[.I73]" office:value-type="float" office:value="0.767687074840069" calcext:value-type="float">
            <text:p>0,7676870748400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210528" calcext:value-type="float">
            <text:p>38210528</text:p>
          </table:table-cell>
          <table:table-cell office:value-type="float" office:value="144402" calcext:value-type="float">
            <text:p>144402</text:p>
          </table:table-cell>
          <table:table-cell office:value-type="float" office:value="62440" calcext:value-type="float">
            <text:p>62440</text:p>
          </table:table-cell>
          <table:table-cell office:value-type="float" office:value="144296" calcext:value-type="float">
            <text:p>144296</text:p>
          </table:table-cell>
          <table:table-cell office:value-type="float" office:value="62400" calcext:value-type="float">
            <text:p>62400</text:p>
          </table:table-cell>
          <table:table-cell table:formula="of:=[.F74]/(44100)*90000*300" office:value-type="float" office:value="38204081.6326531" calcext:value-type="float">
            <text:p>38204081,6326531</text:p>
          </table:table-cell>
          <table:table-cell table:formula="of:=ROUND([.G74]/300+26.09-0.07128*[.M74])" office:value-type="float" office:value="127369" calcext:value-type="float">
            <text:p>127369</text:p>
          </table:table-cell>
          <table:table-cell table:formula="of:=[.B74]/300" office:value-type="float" office:value="127368.426666667" calcext:value-type="float">
            <text:p>127368,426666667</text:p>
          </table:table-cell>
          <table:table-cell table:formula="of:=[.I74]-[.H74]" office:value-type="float" office:value="-0.573333333333721" calcext:value-type="float">
            <text:p>-0,573333333333721</text:p>
          </table:table-cell>
          <table:table-cell office:value-type="float" office:value="144339" calcext:value-type="float">
            <text:p>144339</text:p>
          </table:table-cell>
          <table:table-cell table:formula="of:=[.K74]-[.E74]" office:value-type="float" office:value="43" calcext:value-type="float">
            <text:p>43</text:p>
          </table:table-cell>
          <table:table-cell table:formula="of:=[.C74]-[.K74]" office:value-type="float" office:value="63" calcext:value-type="float">
            <text:p>63</text:p>
          </table:table-cell>
          <table:table-cell/>
          <table:table-cell table:formula="of:=[.G74]/300" office:value-type="float" office:value="127346.93877551" calcext:value-type="float">
            <text:p>127346,93877551</text:p>
          </table:table-cell>
          <table:table-cell table:formula="of:=[.O74]+25-[.I74]" office:value-type="float" office:value="3.51210884355532" calcext:value-type="float">
            <text:p>3,512108843555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627421" calcext:value-type="float">
            <text:p>38627421</text:p>
          </table:table-cell>
          <table:table-cell office:value-type="float" office:value="146384" calcext:value-type="float">
            <text:p>146384</text:p>
          </table:table-cell>
          <table:table-cell office:value-type="float" office:value="63120" calcext:value-type="float">
            <text:p>63120</text:p>
          </table:table-cell>
          <table:table-cell office:value-type="float" office:value="146208" calcext:value-type="float">
            <text:p>146208</text:p>
          </table:table-cell>
          <table:table-cell office:value-type="float" office:value="63080" calcext:value-type="float">
            <text:p>63080</text:p>
          </table:table-cell>
          <table:table-cell table:formula="of:=[.F75]/(44100)*90000*300" office:value-type="float" office:value="38620408.1632653" calcext:value-type="float">
            <text:p>38620408,1632653</text:p>
          </table:table-cell>
          <table:table-cell table:formula="of:=ROUND([.G75]/300+26.09-0.07128*[.M75])" office:value-type="float" office:value="128758" calcext:value-type="float">
            <text:p>128758</text:p>
          </table:table-cell>
          <table:table-cell table:formula="of:=[.B75]/300" office:value-type="float" office:value="128758.07" calcext:value-type="float">
            <text:p>128758,07</text:p>
          </table:table-cell>
          <table:table-cell table:formula="of:=[.I75]-[.H75]" office:value-type="float" office:value="0.0700000000069849" calcext:value-type="float">
            <text:p>0,070000000006985</text:p>
          </table:table-cell>
          <table:table-cell office:value-type="float" office:value="146344" calcext:value-type="float">
            <text:p>146344</text:p>
          </table:table-cell>
          <table:table-cell table:formula="of:=[.K75]-[.E75]" office:value-type="float" office:value="136" calcext:value-type="float">
            <text:p>136</text:p>
          </table:table-cell>
          <table:table-cell table:formula="of:=[.C75]-[.K75]" office:value-type="float" office:value="40" calcext:value-type="float">
            <text:p>40</text:p>
          </table:table-cell>
          <table:table-cell/>
          <table:table-cell table:formula="of:=[.G75]/300" office:value-type="float" office:value="128734.693877551" calcext:value-type="float">
            <text:p>128734,693877551</text:p>
          </table:table-cell>
          <table:table-cell table:formula="of:=[.O75]+25-[.I75]" office:value-type="float" office:value="1.62387755099917" calcext:value-type="float">
            <text:p>1,623877550999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068400" calcext:value-type="float">
            <text:p>39068400</text:p>
          </table:table-cell>
          <table:table-cell office:value-type="float" office:value="148376" calcext:value-type="float">
            <text:p>148376</text:p>
          </table:table-cell>
          <table:table-cell office:value-type="float" office:value="63840" calcext:value-type="float">
            <text:p>63840</text:p>
          </table:table-cell>
          <table:table-cell office:value-type="float" office:value="148274" calcext:value-type="float">
            <text:p>148274</text:p>
          </table:table-cell>
          <table:table-cell office:value-type="float" office:value="63800" calcext:value-type="float">
            <text:p>63800</text:p>
          </table:table-cell>
          <table:table-cell table:formula="of:=[.F76]/(44100)*90000*300" office:value-type="float" office:value="39061224.4897959" calcext:value-type="float">
            <text:p>39061224,4897959</text:p>
          </table:table-cell>
          <table:table-cell table:formula="of:=ROUND([.G76]/300+26.09-0.07128*[.M76])" office:value-type="float" office:value="130228" calcext:value-type="float">
            <text:p>130228</text:p>
          </table:table-cell>
          <table:table-cell table:formula="of:=[.B76]/300" office:value-type="float" office:value="130228" calcext:value-type="float">
            <text:p>130228</text:p>
          </table:table-cell>
          <table:table-cell table:formula="of:=[.I76]-[.H76]" office:value-type="float" office:value="0" calcext:value-type="float">
            <text:p>0</text:p>
          </table:table-cell>
          <table:table-cell office:value-type="float" office:value="148349" calcext:value-type="float">
            <text:p>148349</text:p>
          </table:table-cell>
          <table:table-cell table:formula="of:=[.K76]-[.E76]" office:value-type="float" office:value="75" calcext:value-type="float">
            <text:p>75</text:p>
          </table:table-cell>
          <table:table-cell table:formula="of:=[.C76]-[.K76]" office:value-type="float" office:value="27" calcext:value-type="float">
            <text:p>27</text:p>
          </table:table-cell>
          <table:table-cell/>
          <table:table-cell table:formula="of:=[.G76]/300" office:value-type="float" office:value="130204.081632653" calcext:value-type="float">
            <text:p>130204,081632653</text:p>
          </table:table-cell>
          <table:table-cell table:formula="of:=[.O76]+25-[.I76]" office:value-type="float" office:value="1.08163265304756" calcext:value-type="float">
            <text:p>1,081632653047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9532564" calcext:value-type="float">
            <text:p>39532564</text:p>
          </table:table-cell>
          <table:table-cell office:value-type="float" office:value="150434" calcext:value-type="float">
            <text:p>150434</text:p>
          </table:table-cell>
          <table:table-cell office:value-type="float" office:value="64600" calcext:value-type="float">
            <text:p>64600</text:p>
          </table:table-cell>
          <table:table-cell office:value-type="float" office:value="150334" calcext:value-type="float">
            <text:p>150334</text:p>
          </table:table-cell>
          <table:table-cell office:value-type="float" office:value="64560" calcext:value-type="float">
            <text:p>64560</text:p>
          </table:table-cell>
          <table:table-cell table:formula="of:=[.F77]/(44100)*90000*300" office:value-type="float" office:value="39526530.6122449" calcext:value-type="float">
            <text:p>39526530,6122449</text:p>
          </table:table-cell>
          <table:table-cell table:formula="of:=ROUND([.G77]/300+26.09-0.07128*[.M77])" office:value-type="float" office:value="131775" calcext:value-type="float">
            <text:p>131775</text:p>
          </table:table-cell>
          <table:table-cell table:formula="of:=[.B77]/300" office:value-type="float" office:value="131775.213333333" calcext:value-type="float">
            <text:p>131775,213333333</text:p>
          </table:table-cell>
          <table:table-cell table:formula="of:=[.I77]-[.H77]" office:value-type="float" office:value="0.213333333347691" calcext:value-type="float">
            <text:p>0,213333333347691</text:p>
          </table:table-cell>
          <table:table-cell office:value-type="float" office:value="150354" calcext:value-type="float">
            <text:p>150354</text:p>
          </table:table-cell>
          <table:table-cell table:formula="of:=[.K77]-[.E77]" office:value-type="float" office:value="20" calcext:value-type="float">
            <text:p>20</text:p>
          </table:table-cell>
          <table:table-cell table:formula="of:=[.C77]-[.K77]" office:value-type="float" office:value="80" calcext:value-type="float">
            <text:p>80</text:p>
          </table:table-cell>
          <table:table-cell/>
          <table:table-cell table:formula="of:=[.G77]/300" office:value-type="float" office:value="131755.102040816" calcext:value-type="float">
            <text:p>131755,102040816</text:p>
          </table:table-cell>
          <table:table-cell table:formula="of:=[.O77]+25-[.I77]" office:value-type="float" office:value="4.88870748298359" calcext:value-type="float">
            <text:p>4,888707482983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9974357" calcext:value-type="float">
            <text:p>39974357</text:p>
          </table:table-cell>
          <table:table-cell office:value-type="float" office:value="152402" calcext:value-type="float">
            <text:p>152402</text:p>
          </table:table-cell>
          <table:table-cell office:value-type="float" office:value="65320" calcext:value-type="float">
            <text:p>65320</text:p>
          </table:table-cell>
          <table:table-cell office:value-type="float" office:value="152298" calcext:value-type="float">
            <text:p>152298</text:p>
          </table:table-cell>
          <table:table-cell office:value-type="float" office:value="65280" calcext:value-type="float">
            <text:p>65280</text:p>
          </table:table-cell>
          <table:table-cell table:formula="of:=[.F78]/(44100)*90000*300" office:value-type="float" office:value="39967346.9387755" calcext:value-type="float">
            <text:p>39967346,9387755</text:p>
          </table:table-cell>
          <table:table-cell table:formula="of:=ROUND([.G78]/300+26.09-0.07128*[.M78])" office:value-type="float" office:value="133248" calcext:value-type="float">
            <text:p>133248</text:p>
          </table:table-cell>
          <table:table-cell table:formula="of:=[.B78]/300" office:value-type="float" office:value="133247.856666667" calcext:value-type="float">
            <text:p>133247,856666667</text:p>
          </table:table-cell>
          <table:table-cell table:formula="of:=[.I78]-[.H78]" office:value-type="float" office:value="-0.143333333340706" calcext:value-type="float">
            <text:p>-0,143333333340706</text:p>
          </table:table-cell>
          <table:table-cell office:value-type="float" office:value="152359" calcext:value-type="float">
            <text:p>152359</text:p>
          </table:table-cell>
          <table:table-cell table:formula="of:=[.K78]-[.E78]" office:value-type="float" office:value="61" calcext:value-type="float">
            <text:p>61</text:p>
          </table:table-cell>
          <table:table-cell table:formula="of:=[.C78]-[.K78]" office:value-type="float" office:value="43" calcext:value-type="float">
            <text:p>43</text:p>
          </table:table-cell>
          <table:table-cell/>
          <table:table-cell table:formula="of:=[.G78]/300" office:value-type="float" office:value="133224.489795918" calcext:value-type="float">
            <text:p>133224,489795918</text:p>
          </table:table-cell>
          <table:table-cell table:formula="of:=[.O78]+25-[.I78]" office:value-type="float" office:value="1.6331292517134" calcext:value-type="float">
            <text:p>1,6331292517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413921" calcext:value-type="float">
            <text:p>40413921</text:p>
          </table:table-cell>
          <table:table-cell office:value-type="float" office:value="154460" calcext:value-type="float">
            <text:p>154460</text:p>
          </table:table-cell>
          <table:table-cell office:value-type="float" office:value="66040" calcext:value-type="float">
            <text:p>66040</text:p>
          </table:table-cell>
          <table:table-cell office:value-type="float" office:value="154358" calcext:value-type="float">
            <text:p>154358</text:p>
          </table:table-cell>
          <table:table-cell office:value-type="float" office:value="66000" calcext:value-type="float">
            <text:p>66000</text:p>
          </table:table-cell>
          <table:table-cell table:formula="of:=[.F79]/(44100)*90000*300" office:value-type="float" office:value="40408163.2653061" calcext:value-type="float">
            <text:p>40408163,2653061</text:p>
          </table:table-cell>
          <table:table-cell table:formula="of:=ROUND([.G79]/300+26.09-0.07128*[.M79])" office:value-type="float" office:value="134713" calcext:value-type="float">
            <text:p>134713</text:p>
          </table:table-cell>
          <table:table-cell table:formula="of:=[.B79]/300" office:value-type="float" office:value="134713.07" calcext:value-type="float">
            <text:p>134713,07</text:p>
          </table:table-cell>
          <table:table-cell table:formula="of:=[.I79]-[.H79]" office:value-type="float" office:value="0.0700000000069849" calcext:value-type="float">
            <text:p>0,070000000006985</text:p>
          </table:table-cell>
          <table:table-cell office:value-type="float" office:value="154364" calcext:value-type="float">
            <text:p>154364</text:p>
          </table:table-cell>
          <table:table-cell table:formula="of:=[.K79]-[.E79]" office:value-type="float" office:value="6" calcext:value-type="float">
            <text:p>6</text:p>
          </table:table-cell>
          <table:table-cell table:formula="of:=[.C79]-[.K79]" office:value-type="float" office:value="96" calcext:value-type="float">
            <text:p>96</text:p>
          </table:table-cell>
          <table:table-cell/>
          <table:table-cell table:formula="of:=[.G79]/300" office:value-type="float" office:value="134693.87755102" calcext:value-type="float">
            <text:p>134693,87755102</text:p>
          </table:table-cell>
          <table:table-cell table:formula="of:=[.O79]+25-[.I79]" office:value-type="float" office:value="5.80755102040712" calcext:value-type="float">
            <text:p>5,807551020407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855414" calcext:value-type="float">
            <text:p>40855414</text:p>
          </table:table-cell>
          <table:table-cell office:value-type="float" office:value="156428" calcext:value-type="float">
            <text:p>156428</text:p>
          </table:table-cell>
          <table:table-cell office:value-type="float" office:value="66760" calcext:value-type="float">
            <text:p>66760</text:p>
          </table:table-cell>
          <table:table-cell office:value-type="float" office:value="156328" calcext:value-type="float">
            <text:p>156328</text:p>
          </table:table-cell>
          <table:table-cell office:value-type="float" office:value="66720" calcext:value-type="float">
            <text:p>66720</text:p>
          </table:table-cell>
          <table:table-cell table:formula="of:=[.F80]/(44100)*90000*300" office:value-type="float" office:value="40848979.5918367" calcext:value-type="float">
            <text:p>40848979,5918367</text:p>
          </table:table-cell>
          <table:table-cell table:formula="of:=ROUND([.G80]/300+26.09-0.07128*[.M80])" office:value-type="float" office:value="136185" calcext:value-type="float">
            <text:p>136185</text:p>
          </table:table-cell>
          <table:table-cell table:formula="of:=[.B80]/300" office:value-type="float" office:value="136184.713333333" calcext:value-type="float">
            <text:p>136184,713333333</text:p>
          </table:table-cell>
          <table:table-cell table:formula="of:=[.I80]-[.H80]" office:value-type="float" office:value="-0.286666666652309" calcext:value-type="float">
            <text:p>-0,286666666652309</text:p>
          </table:table-cell>
          <table:table-cell office:value-type="float" office:value="156369" calcext:value-type="float">
            <text:p>156369</text:p>
          </table:table-cell>
          <table:table-cell table:formula="of:=[.K80]-[.E80]" office:value-type="float" office:value="41" calcext:value-type="float">
            <text:p>41</text:p>
          </table:table-cell>
          <table:table-cell table:formula="of:=[.C80]-[.K80]" office:value-type="float" office:value="59" calcext:value-type="float">
            <text:p>59</text:p>
          </table:table-cell>
          <table:table-cell/>
          <table:table-cell table:formula="of:=[.G80]/300" office:value-type="float" office:value="136163.265306122" calcext:value-type="float">
            <text:p>136163,265306122</text:p>
          </table:table-cell>
          <table:table-cell table:formula="of:=[.O80]+25-[.I80]" office:value-type="float" office:value="3.55197278910782" calcext:value-type="float">
            <text:p>3,551972789107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319835" calcext:value-type="float">
            <text:p>41319835</text:p>
          </table:table-cell>
          <table:table-cell office:value-type="float" office:value="158474" calcext:value-type="float">
            <text:p>158474</text:p>
          </table:table-cell>
          <table:table-cell office:value-type="float" office:value="67520" calcext:value-type="float">
            <text:p>67520</text:p>
          </table:table-cell>
          <table:table-cell office:value-type="float" office:value="158374" calcext:value-type="float">
            <text:p>158374</text:p>
          </table:table-cell>
          <table:table-cell office:value-type="float" office:value="67480" calcext:value-type="float">
            <text:p>67480</text:p>
          </table:table-cell>
          <table:table-cell table:formula="of:=[.F81]/(44100)*90000*300" office:value-type="float" office:value="41314285.7142857" calcext:value-type="float">
            <text:p>41314285,7142857</text:p>
          </table:table-cell>
          <table:table-cell table:formula="of:=ROUND([.G81]/300+26.09-0.07128*[.M81])" office:value-type="float" office:value="137733" calcext:value-type="float">
            <text:p>137733</text:p>
          </table:table-cell>
          <table:table-cell table:formula="of:=[.B81]/300" office:value-type="float" office:value="137732.783333333" calcext:value-type="float">
            <text:p>137732,783333333</text:p>
          </table:table-cell>
          <table:table-cell table:formula="of:=[.I81]-[.H81]" office:value-type="float" office:value="-0.216666666674428" calcext:value-type="float">
            <text:p>-0,216666666674428</text:p>
          </table:table-cell>
          <table:table-cell office:value-type="float" office:value="158374" calcext:value-type="float">
            <text:p>158374</text:p>
          </table:table-cell>
          <table:table-cell table:formula="of:=[.K81]-[.E81]" office:value-type="float" office:value="0" calcext:value-type="float">
            <text:p>0</text:p>
          </table:table-cell>
          <table:table-cell table:formula="of:=[.C81]-[.K81]" office:value-type="float" office:value="100" calcext:value-type="float">
            <text:p>100</text:p>
          </table:table-cell>
          <table:table-cell/>
          <table:table-cell table:formula="of:=[.G81]/300" office:value-type="float" office:value="137714.285714286" calcext:value-type="float">
            <text:p>137714,285714286</text:p>
          </table:table-cell>
          <table:table-cell table:formula="of:=[.O81]+25-[.I81]" office:value-type="float" office:value="6.50238095238456" calcext:value-type="float">
            <text:p>6,502380952384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762228" calcext:value-type="float">
            <text:p>41762228</text:p>
          </table:table-cell>
          <table:table-cell office:value-type="float" office:value="160414" calcext:value-type="float">
            <text:p>160414</text:p>
          </table:table-cell>
          <table:table-cell office:value-type="float" office:value="68240" calcext:value-type="float">
            <text:p>68240</text:p>
          </table:table-cell>
          <table:table-cell office:value-type="float" office:value="160314" calcext:value-type="float">
            <text:p>160314</text:p>
          </table:table-cell>
          <table:table-cell office:value-type="float" office:value="68200" calcext:value-type="float">
            <text:p>68200</text:p>
          </table:table-cell>
          <table:table-cell table:formula="of:=[.F82]/(44100)*90000*300" office:value-type="float" office:value="41755102.0408163" calcext:value-type="float">
            <text:p>41755102,0408163</text:p>
          </table:table-cell>
          <table:table-cell table:formula="of:=ROUND([.G82]/300+26.09-0.07128*[.M82])" office:value-type="float" office:value="139207" calcext:value-type="float">
            <text:p>139207</text:p>
          </table:table-cell>
          <table:table-cell table:formula="of:=[.B82]/300" office:value-type="float" office:value="139207.426666667" calcext:value-type="float">
            <text:p>139207,426666667</text:p>
          </table:table-cell>
          <table:table-cell table:formula="of:=[.I82]-[.H82]" office:value-type="float" office:value="0.426666666666279" calcext:value-type="float">
            <text:p>0,426666666666279</text:p>
          </table:table-cell>
          <table:table-cell office:value-type="float" office:value="160379" calcext:value-type="float">
            <text:p>160379</text:p>
          </table:table-cell>
          <table:table-cell table:formula="of:=[.K82]-[.E82]" office:value-type="float" office:value="65" calcext:value-type="float">
            <text:p>65</text:p>
          </table:table-cell>
          <table:table-cell table:formula="of:=[.C82]-[.K82]" office:value-type="float" office:value="35" calcext:value-type="float">
            <text:p>35</text:p>
          </table:table-cell>
          <table:table-cell/>
          <table:table-cell table:formula="of:=[.G82]/300" office:value-type="float" office:value="139183.673469388" calcext:value-type="float">
            <text:p>139183,673469388</text:p>
          </table:table-cell>
          <table:table-cell table:formula="of:=[.O82]+25-[.I82]" office:value-type="float" office:value="1.24680272108526" calcext:value-type="float">
            <text:p>1,246802721085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203507" calcext:value-type="float">
            <text:p>42203507</text:p>
          </table:table-cell>
          <table:table-cell office:value-type="float" office:value="162392" calcext:value-type="float">
            <text:p>162392</text:p>
          </table:table-cell>
          <table:table-cell office:value-type="float" office:value="68960" calcext:value-type="float">
            <text:p>68960</text:p>
          </table:table-cell>
          <table:table-cell office:value-type="float" office:value="162294" calcext:value-type="float">
            <text:p>162294</text:p>
          </table:table-cell>
          <table:table-cell office:value-type="float" office:value="68920" calcext:value-type="float">
            <text:p>68920</text:p>
          </table:table-cell>
          <table:table-cell table:formula="of:=[.F83]/(44100)*90000*300" office:value-type="float" office:value="42195918.3673469" calcext:value-type="float">
            <text:p>42195918,3673469</text:p>
          </table:table-cell>
          <table:table-cell table:formula="of:=ROUND([.G83]/300+26.09-0.07128*[.M83])" office:value-type="float" office:value="140679" calcext:value-type="float">
            <text:p>140679</text:p>
          </table:table-cell>
          <table:table-cell table:formula="of:=[.B83]/300" office:value-type="float" office:value="140678.356666667" calcext:value-type="float">
            <text:p>140678,356666667</text:p>
          </table:table-cell>
          <table:table-cell table:formula="of:=[.I83]-[.H83]" office:value-type="float" office:value="-0.643333333340706" calcext:value-type="float">
            <text:p>-0,643333333340706</text:p>
          </table:table-cell>
          <table:table-cell office:value-type="float" office:value="162384" calcext:value-type="float">
            <text:p>162384</text:p>
          </table:table-cell>
          <table:table-cell table:formula="of:=[.K83]-[.E83]" office:value-type="float" office:value="90" calcext:value-type="float">
            <text:p>90</text:p>
          </table:table-cell>
          <table:table-cell table:formula="of:=[.C83]-[.K83]" office:value-type="float" office:value="8" calcext:value-type="float">
            <text:p>8</text:p>
          </table:table-cell>
          <table:table-cell/>
          <table:table-cell table:formula="of:=[.G83]/300" office:value-type="float" office:value="140653.06122449" calcext:value-type="float">
            <text:p>140653,06122449</text:p>
          </table:table-cell>
          <table:table-cell table:formula="of:=[.O83]+25-[.I83]" office:value-type="float" office:value="-0.295442176866345" calcext:value-type="float">
            <text:p>-0,2954421768663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691500" calcext:value-type="float">
            <text:p>42691500</text:p>
          </table:table-cell>
          <table:table-cell office:value-type="float" office:value="164486" calcext:value-type="float">
            <text:p>164486</text:p>
          </table:table-cell>
          <table:table-cell office:value-type="float" office:value="69760" calcext:value-type="float">
            <text:p>69760</text:p>
          </table:table-cell>
          <table:table-cell office:value-type="float" office:value="164388" calcext:value-type="float">
            <text:p>164388</text:p>
          </table:table-cell>
          <table:table-cell office:value-type="float" office:value="69720" calcext:value-type="float">
            <text:p>69720</text:p>
          </table:table-cell>
          <table:table-cell table:formula="of:=[.F84]/(44100)*90000*300" office:value-type="float" office:value="42685714.2857143" calcext:value-type="float">
            <text:p>42685714,2857143</text:p>
          </table:table-cell>
          <table:table-cell table:formula="of:=ROUND([.G84]/300+26.09-0.07128*[.M84])" office:value-type="float" office:value="142305" calcext:value-type="float">
            <text:p>142305</text:p>
          </table:table-cell>
          <table:table-cell table:formula="of:=[.B84]/300" office:value-type="float" office:value="142305" calcext:value-type="float">
            <text:p>142305</text:p>
          </table:table-cell>
          <table:table-cell table:formula="of:=[.I84]-[.H84]" office:value-type="float" office:value="0" calcext:value-type="float">
            <text:p>0</text:p>
          </table:table-cell>
          <table:table-cell office:value-type="float" office:value="164389" calcext:value-type="float">
            <text:p>164389</text:p>
          </table:table-cell>
          <table:table-cell table:formula="of:=[.K84]-[.E84]" office:value-type="float" office:value="1" calcext:value-type="float">
            <text:p>1</text:p>
          </table:table-cell>
          <table:table-cell table:formula="of:=[.C84]-[.K84]" office:value-type="float" office:value="97" calcext:value-type="float">
            <text:p>97</text:p>
          </table:table-cell>
          <table:table-cell/>
          <table:table-cell table:formula="of:=[.G84]/300" office:value-type="float" office:value="142285.714285714" calcext:value-type="float">
            <text:p>142285,714285714</text:p>
          </table:table-cell>
          <table:table-cell table:formula="of:=[.O84]+25-[.I84]" office:value-type="float" office:value="5.71428571428987" calcext:value-type="float">
            <text:p>5,714285714289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155750" calcext:value-type="float">
            <text:p>43155750</text:p>
          </table:table-cell>
          <table:table-cell office:value-type="float" office:value="166540" calcext:value-type="float">
            <text:p>166540</text:p>
          </table:table-cell>
          <table:table-cell office:value-type="float" office:value="70520" calcext:value-type="float">
            <text:p>70520</text:p>
          </table:table-cell>
          <table:table-cell office:value-type="float" office:value="166370" calcext:value-type="float">
            <text:p>166370</text:p>
          </table:table-cell>
          <table:table-cell office:value-type="float" office:value="70480" calcext:value-type="float">
            <text:p>70480</text:p>
          </table:table-cell>
          <table:table-cell table:formula="of:=[.F85]/(44100)*90000*300" office:value-type="float" office:value="43151020.4081633" calcext:value-type="float">
            <text:p>43151020,4081633</text:p>
          </table:table-cell>
          <table:table-cell table:formula="of:=ROUND([.G85]/300+26.09-0.07128*[.M85])" office:value-type="float" office:value="143852" calcext:value-type="float">
            <text:p>143852</text:p>
          </table:table-cell>
          <table:table-cell table:formula="of:=[.B85]/300" office:value-type="float" office:value="143852.5" calcext:value-type="float">
            <text:p>143852,5</text:p>
          </table:table-cell>
          <table:table-cell table:formula="of:=[.I85]-[.H85]" office:value-type="float" office:value="0.5" calcext:value-type="float">
            <text:p>0,5</text:p>
          </table:table-cell>
          <table:table-cell office:value-type="float" office:value="166394" calcext:value-type="float">
            <text:p>166394</text:p>
          </table:table-cell>
          <table:table-cell table:formula="of:=[.K85]-[.E85]" office:value-type="float" office:value="24" calcext:value-type="float">
            <text:p>24</text:p>
          </table:table-cell>
          <table:table-cell table:formula="of:=[.C85]-[.K85]" office:value-type="float" office:value="146" calcext:value-type="float">
            <text:p>146</text:p>
          </table:table-cell>
          <table:table-cell/>
          <table:table-cell table:formula="of:=[.G85]/300" office:value-type="float" office:value="143836.734693878" calcext:value-type="float">
            <text:p>143836,734693878</text:p>
          </table:table-cell>
          <table:table-cell table:formula="of:=[.O85]+25-[.I85]" office:value-type="float" office:value="9.23469387754449" calcext:value-type="float">
            <text:p>9,234693877544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622185" calcext:value-type="float">
            <text:p>43622185</text:p>
          </table:table-cell>
          <table:table-cell office:value-type="float" office:value="168492" calcext:value-type="float">
            <text:p>168492</text:p>
          </table:table-cell>
          <table:table-cell office:value-type="float" office:value="71280" calcext:value-type="float">
            <text:p>71280</text:p>
          </table:table-cell>
          <table:table-cell office:value-type="float" office:value="168396" calcext:value-type="float">
            <text:p>168396</text:p>
          </table:table-cell>
          <table:table-cell office:value-type="float" office:value="71240" calcext:value-type="float">
            <text:p>71240</text:p>
          </table:table-cell>
          <table:table-cell table:formula="of:=[.F86]/(44100)*90000*300" office:value-type="float" office:value="43616326.5306123" calcext:value-type="float">
            <text:p>43616326,5306123</text:p>
          </table:table-cell>
          <table:table-cell table:formula="of:=ROUND([.G86]/300+26.09-0.07128*[.M86])" office:value-type="float" office:value="145407" calcext:value-type="float">
            <text:p>145407</text:p>
          </table:table-cell>
          <table:table-cell table:formula="of:=[.B86]/300" office:value-type="float" office:value="145407.283333333" calcext:value-type="float">
            <text:p>145407,283333333</text:p>
          </table:table-cell>
          <table:table-cell table:formula="of:=[.I86]-[.H86]" office:value-type="float" office:value="0.283333333325572" calcext:value-type="float">
            <text:p>0,283333333325572</text:p>
          </table:table-cell>
          <table:table-cell office:value-type="float" office:value="168399" calcext:value-type="float">
            <text:p>168399</text:p>
          </table:table-cell>
          <table:table-cell table:formula="of:=[.K86]-[.E86]" office:value-type="float" office:value="3" calcext:value-type="float">
            <text:p>3</text:p>
          </table:table-cell>
          <table:table-cell table:formula="of:=[.C86]-[.K86]" office:value-type="float" office:value="93" calcext:value-type="float">
            <text:p>93</text:p>
          </table:table-cell>
          <table:table-cell/>
          <table:table-cell table:formula="of:=[.G86]/300" office:value-type="float" office:value="145387.755102041" calcext:value-type="float">
            <text:p>145387,755102041</text:p>
          </table:table-cell>
          <table:table-cell table:formula="of:=[.O86]+25-[.I86]" office:value-type="float" office:value="5.47176870750263" calcext:value-type="float">
            <text:p>5,471768707502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088278" calcext:value-type="float">
            <text:p>44088278</text:p>
          </table:table-cell>
          <table:table-cell office:value-type="float" office:value="170460" calcext:value-type="float">
            <text:p>170460</text:p>
          </table:table-cell>
          <table:table-cell office:value-type="float" office:value="72040" calcext:value-type="float">
            <text:p>72040</text:p>
          </table:table-cell>
          <table:table-cell office:value-type="float" office:value="170364" calcext:value-type="float">
            <text:p>170364</text:p>
          </table:table-cell>
          <table:table-cell office:value-type="float" office:value="72000" calcext:value-type="float">
            <text:p>72000</text:p>
          </table:table-cell>
          <table:table-cell table:formula="of:=[.F87]/(44100)*90000*300" office:value-type="float" office:value="44081632.6530612" calcext:value-type="float">
            <text:p>44081632,6530612</text:p>
          </table:table-cell>
          <table:table-cell table:formula="of:=ROUND([.G87]/300+26.09-0.07128*[.M87])" office:value-type="float" office:value="146961" calcext:value-type="float">
            <text:p>146961</text:p>
          </table:table-cell>
          <table:table-cell table:formula="of:=[.B87]/300" office:value-type="float" office:value="146960.926666667" calcext:value-type="float">
            <text:p>146960,926666667</text:p>
          </table:table-cell>
          <table:table-cell table:formula="of:=[.I87]-[.H87]" office:value-type="float" office:value="-0.0733333333337214" calcext:value-type="float">
            <text:p>-0,073333333333721</text:p>
          </table:table-cell>
          <table:table-cell office:value-type="float" office:value="170404" calcext:value-type="float">
            <text:p>170404</text:p>
          </table:table-cell>
          <table:table-cell table:formula="of:=[.K87]-[.E87]" office:value-type="float" office:value="40" calcext:value-type="float">
            <text:p>40</text:p>
          </table:table-cell>
          <table:table-cell table:formula="of:=[.C87]-[.K87]" office:value-type="float" office:value="56" calcext:value-type="float">
            <text:p>56</text:p>
          </table:table-cell>
          <table:table-cell/>
          <table:table-cell table:formula="of:=[.G87]/300" office:value-type="float" office:value="146938.775510204" calcext:value-type="float">
            <text:p>146938,775510204</text:p>
          </table:table-cell>
          <table:table-cell table:formula="of:=[.O87]+25-[.I87]" office:value-type="float" office:value="2.84884353741654" calcext:value-type="float">
            <text:p>2,848843537416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527071" calcext:value-type="float">
            <text:p>44527071</text:p>
          </table:table-cell>
          <table:table-cell office:value-type="float" office:value="172554" calcext:value-type="float">
            <text:p>172554</text:p>
          </table:table-cell>
          <table:table-cell office:value-type="float" office:value="72760" calcext:value-type="float">
            <text:p>72760</text:p>
          </table:table-cell>
          <table:table-cell office:value-type="float" office:value="172374" calcext:value-type="float">
            <text:p>172374</text:p>
          </table:table-cell>
          <table:table-cell office:value-type="float" office:value="72720" calcext:value-type="float">
            <text:p>72720</text:p>
          </table:table-cell>
          <table:table-cell table:formula="of:=[.F88]/(44100)*90000*300" office:value-type="float" office:value="44522448.9795918" calcext:value-type="float">
            <text:p>44522448,9795918</text:p>
          </table:table-cell>
          <table:table-cell table:formula="of:=ROUND([.G88]/300+26.09-0.07128*[.M88])" office:value-type="float" office:value="148424" calcext:value-type="float">
            <text:p>148424</text:p>
          </table:table-cell>
          <table:table-cell table:formula="of:=[.B88]/300" office:value-type="float" office:value="148423.57" calcext:value-type="float">
            <text:p>148423,57</text:p>
          </table:table-cell>
          <table:table-cell table:formula="of:=[.I88]-[.H88]" office:value-type="float" office:value="-0.429999999993015" calcext:value-type="float">
            <text:p>-0,429999999993015</text:p>
          </table:table-cell>
          <table:table-cell office:value-type="float" office:value="172409" calcext:value-type="float">
            <text:p>172409</text:p>
          </table:table-cell>
          <table:table-cell table:formula="of:=[.K88]-[.E88]" office:value-type="float" office:value="35" calcext:value-type="float">
            <text:p>35</text:p>
          </table:table-cell>
          <table:table-cell table:formula="of:=[.C88]-[.K88]" office:value-type="float" office:value="145" calcext:value-type="float">
            <text:p>145</text:p>
          </table:table-cell>
          <table:table-cell/>
          <table:table-cell table:formula="of:=[.G88]/300" office:value-type="float" office:value="148408.163265306" calcext:value-type="float">
            <text:p>148408,163265306</text:p>
          </table:table-cell>
          <table:table-cell table:formula="of:=[.O88]+25-[.I88]" office:value-type="float" office:value="9.59326530611725" calcext:value-type="float">
            <text:p>9,593265306117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921935" calcext:value-type="float">
            <text:p>44921935</text:p>
          </table:table-cell>
          <table:table-cell office:value-type="float" office:value="174416" calcext:value-type="float">
            <text:p>174416</text:p>
          </table:table-cell>
          <table:table-cell office:value-type="float" office:value="73400" calcext:value-type="float">
            <text:p>73400</text:p>
          </table:table-cell>
          <table:table-cell office:value-type="float" office:value="174234" calcext:value-type="float">
            <text:p>174234</text:p>
          </table:table-cell>
          <table:table-cell office:value-type="float" office:value="73360" calcext:value-type="float">
            <text:p>73360</text:p>
          </table:table-cell>
          <table:table-cell table:formula="of:=[.F89]/(44100)*90000*300" office:value-type="float" office:value="44914285.7142857" calcext:value-type="float">
            <text:p>44914285,7142857</text:p>
          </table:table-cell>
          <table:table-cell table:formula="of:=ROUND([.G89]/300+26.09-0.07128*[.M89])" office:value-type="float" office:value="149740" calcext:value-type="float">
            <text:p>149740</text:p>
          </table:table-cell>
          <table:table-cell table:formula="of:=[.B89]/300" office:value-type="float" office:value="149739.783333333" calcext:value-type="float">
            <text:p>149739,783333333</text:p>
          </table:table-cell>
          <table:table-cell table:formula="of:=[.I89]-[.H89]" office:value-type="float" office:value="-0.216666666674428" calcext:value-type="float">
            <text:p>-0,216666666674428</text:p>
          </table:table-cell>
          <table:table-cell office:value-type="float" office:value="174414" calcext:value-type="float">
            <text:p>174414</text:p>
          </table:table-cell>
          <table:table-cell table:formula="of:=[.K89]-[.E89]" office:value-type="float" office:value="180" calcext:value-type="float">
            <text:p>180</text:p>
          </table:table-cell>
          <table:table-cell table:formula="of:=[.C89]-[.K89]" office:value-type="float" office:value="2" calcext:value-type="float">
            <text:p>2</text:p>
          </table:table-cell>
          <table:table-cell/>
          <table:table-cell table:formula="of:=[.G89]/300" office:value-type="float" office:value="149714.285714286" calcext:value-type="float">
            <text:p>149714,285714286</text:p>
          </table:table-cell>
          <table:table-cell table:formula="of:=[.O89]+25-[.I89]" office:value-type="float" office:value="-0.497619047615444" calcext:value-type="float">
            <text:p>-0,4976190476154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361843" calcext:value-type="float">
            <text:p>45361843</text:p>
          </table:table-cell>
          <table:table-cell office:value-type="float" office:value="176472" calcext:value-type="float">
            <text:p>176472</text:p>
          </table:table-cell>
          <table:table-cell office:value-type="float" office:value="74120" calcext:value-type="float">
            <text:p>74120</text:p>
          </table:table-cell>
          <table:table-cell office:value-type="float" office:value="176364" calcext:value-type="float">
            <text:p>176364</text:p>
          </table:table-cell>
          <table:table-cell office:value-type="float" office:value="74080" calcext:value-type="float">
            <text:p>74080</text:p>
          </table:table-cell>
          <table:table-cell table:formula="of:=[.F90]/(44100)*90000*300" office:value-type="float" office:value="45355102.0408163" calcext:value-type="float">
            <text:p>45355102,0408163</text:p>
          </table:table-cell>
          <table:table-cell table:formula="of:=ROUND([.G90]/300+26.09-0.07128*[.M90])" office:value-type="float" office:value="151206" calcext:value-type="float">
            <text:p>151206</text:p>
          </table:table-cell>
          <table:table-cell table:formula="of:=[.B90]/300" office:value-type="float" office:value="151206.143333333" calcext:value-type="float">
            <text:p>151206,143333333</text:p>
          </table:table-cell>
          <table:table-cell table:formula="of:=[.I90]-[.H90]" office:value-type="float" office:value="0.143333333340706" calcext:value-type="float">
            <text:p>0,143333333340706</text:p>
          </table:table-cell>
          <table:table-cell office:value-type="float" office:value="176419" calcext:value-type="float">
            <text:p>176419</text:p>
          </table:table-cell>
          <table:table-cell table:formula="of:=[.K90]-[.E90]" office:value-type="float" office:value="55" calcext:value-type="float">
            <text:p>55</text:p>
          </table:table-cell>
          <table:table-cell table:formula="of:=[.C90]-[.K90]" office:value-type="float" office:value="53" calcext:value-type="float">
            <text:p>53</text:p>
          </table:table-cell>
          <table:table-cell/>
          <table:table-cell table:formula="of:=[.G90]/300" office:value-type="float" office:value="151183.673469388" calcext:value-type="float">
            <text:p>151183,673469388</text:p>
          </table:table-cell>
          <table:table-cell table:formula="of:=[.O90]+25-[.I90]" office:value-type="float" office:value="2.53013605441083" calcext:value-type="float">
            <text:p>2,530136054410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802050" calcext:value-type="float">
            <text:p>45802050</text:p>
          </table:table-cell>
          <table:table-cell office:value-type="float" office:value="178500" calcext:value-type="float">
            <text:p>178500</text:p>
          </table:table-cell>
          <table:table-cell office:value-type="float" office:value="74840" calcext:value-type="float">
            <text:p>74840</text:p>
          </table:table-cell>
          <table:table-cell office:value-type="float" office:value="178396" calcext:value-type="float">
            <text:p>178396</text:p>
          </table:table-cell>
          <table:table-cell office:value-type="float" office:value="74800" calcext:value-type="float">
            <text:p>74800</text:p>
          </table:table-cell>
          <table:table-cell table:formula="of:=[.F91]/(44100)*90000*300" office:value-type="float" office:value="45795918.3673469" calcext:value-type="float">
            <text:p>45795918,3673469</text:p>
          </table:table-cell>
          <table:table-cell table:formula="of:=ROUND([.G91]/300+26.09-0.07128*[.M91])" office:value-type="float" office:value="152674" calcext:value-type="float">
            <text:p>152674</text:p>
          </table:table-cell>
          <table:table-cell table:formula="of:=[.B91]/300" office:value-type="float" office:value="152673.5" calcext:value-type="float">
            <text:p>152673,5</text:p>
          </table:table-cell>
          <table:table-cell table:formula="of:=[.I91]-[.H91]" office:value-type="float" office:value="-0.5" calcext:value-type="float">
            <text:p>-0,5</text:p>
          </table:table-cell>
          <table:table-cell office:value-type="float" office:value="178424" calcext:value-type="float">
            <text:p>178424</text:p>
          </table:table-cell>
          <table:table-cell table:formula="of:=[.K91]-[.E91]" office:value-type="float" office:value="28" calcext:value-type="float">
            <text:p>28</text:p>
          </table:table-cell>
          <table:table-cell table:formula="of:=[.C91]-[.K91]" office:value-type="float" office:value="76" calcext:value-type="float">
            <text:p>76</text:p>
          </table:table-cell>
          <table:table-cell/>
          <table:table-cell table:formula="of:=[.G91]/300" office:value-type="float" office:value="152653.06122449" calcext:value-type="float">
            <text:p>152653,06122449</text:p>
          </table:table-cell>
          <table:table-cell table:formula="of:=[.O91]+25-[.I91]" office:value-type="float" office:value="4.56122448979295" calcext:value-type="float">
            <text:p>4,561224489792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242943" calcext:value-type="float">
            <text:p>46242943</text:p>
          </table:table-cell>
          <table:table-cell office:value-type="float" office:value="180510" calcext:value-type="float">
            <text:p>180510</text:p>
          </table:table-cell>
          <table:table-cell office:value-type="float" office:value="75560" calcext:value-type="float">
            <text:p>75560</text:p>
          </table:table-cell>
          <table:table-cell office:value-type="float" office:value="180408" calcext:value-type="float">
            <text:p>180408</text:p>
          </table:table-cell>
          <table:table-cell office:value-type="float" office:value="75520" calcext:value-type="float">
            <text:p>75520</text:p>
          </table:table-cell>
          <table:table-cell table:formula="of:=[.F92]/(44100)*90000*300" office:value-type="float" office:value="46236734.6938775" calcext:value-type="float">
            <text:p>46236734,6938775</text:p>
          </table:table-cell>
          <table:table-cell table:formula="of:=ROUND([.G92]/300+26.09-0.07128*[.M92])" office:value-type="float" office:value="154143" calcext:value-type="float">
            <text:p>154143</text:p>
          </table:table-cell>
          <table:table-cell table:formula="of:=[.B92]/300" office:value-type="float" office:value="154143.143333333" calcext:value-type="float">
            <text:p>154143,143333333</text:p>
          </table:table-cell>
          <table:table-cell table:formula="of:=[.I92]-[.H92]" office:value-type="float" office:value="0.143333333340706" calcext:value-type="float">
            <text:p>0,143333333340706</text:p>
          </table:table-cell>
          <table:table-cell office:value-type="float" office:value="180429" calcext:value-type="float">
            <text:p>180429</text:p>
          </table:table-cell>
          <table:table-cell table:formula="of:=[.K92]-[.E92]" office:value-type="float" office:value="21" calcext:value-type="float">
            <text:p>21</text:p>
          </table:table-cell>
          <table:table-cell table:formula="of:=[.C92]-[.K92]" office:value-type="float" office:value="81" calcext:value-type="float">
            <text:p>81</text:p>
          </table:table-cell>
          <table:table-cell/>
          <table:table-cell table:formula="of:=[.G92]/300" office:value-type="float" office:value="154122.448979592" calcext:value-type="float">
            <text:p>154122,448979592</text:p>
          </table:table-cell>
          <table:table-cell table:formula="of:=[.O92]+25-[.I92]" office:value-type="float" office:value="4.30564625849365" calcext:value-type="float">
            <text:p>4,305646258493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6683793" calcext:value-type="float">
            <text:p>46683793</text:p>
          </table:table-cell>
          <table:table-cell office:value-type="float" office:value="182508" calcext:value-type="float">
            <text:p>182508</text:p>
          </table:table-cell>
          <table:table-cell office:value-type="float" office:value="76280" calcext:value-type="float">
            <text:p>76280</text:p>
          </table:table-cell>
          <table:table-cell office:value-type="float" office:value="182406" calcext:value-type="float">
            <text:p>182406</text:p>
          </table:table-cell>
          <table:table-cell office:value-type="float" office:value="76240" calcext:value-type="float">
            <text:p>76240</text:p>
          </table:table-cell>
          <table:table-cell table:formula="of:=[.F93]/(44100)*90000*300" office:value-type="float" office:value="46677551.0204082" calcext:value-type="float">
            <text:p>46677551,0204082</text:p>
          </table:table-cell>
          <table:table-cell table:formula="of:=ROUND([.G93]/300+26.09-0.07128*[.M93])" office:value-type="float" office:value="155613" calcext:value-type="float">
            <text:p>155613</text:p>
          </table:table-cell>
          <table:table-cell table:formula="of:=[.B93]/300" office:value-type="float" office:value="155612.643333333" calcext:value-type="float">
            <text:p>155612,643333333</text:p>
          </table:table-cell>
          <table:table-cell table:formula="of:=[.I93]-[.H93]" office:value-type="float" office:value="-0.356666666659294" calcext:value-type="float">
            <text:p>-0,356666666659294</text:p>
          </table:table-cell>
          <table:table-cell office:value-type="float" office:value="182434" calcext:value-type="float">
            <text:p>182434</text:p>
          </table:table-cell>
          <table:table-cell table:formula="of:=[.K93]-[.E93]" office:value-type="float" office:value="28" calcext:value-type="float">
            <text:p>28</text:p>
          </table:table-cell>
          <table:table-cell table:formula="of:=[.C93]-[.K93]" office:value-type="float" office:value="74" calcext:value-type="float">
            <text:p>74</text:p>
          </table:table-cell>
          <table:table-cell/>
          <table:table-cell table:formula="of:=[.G93]/300" office:value-type="float" office:value="155591.836734694" calcext:value-type="float">
            <text:p>155591,836734694</text:p>
          </table:table-cell>
          <table:table-cell table:formula="of:=[.O93]+25-[.I93]" office:value-type="float" office:value="4.19340136053506" calcext:value-type="float">
            <text:p>4,193401360535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7101628" calcext:value-type="float">
            <text:p>47101628</text:p>
          </table:table-cell>
          <table:table-cell office:value-type="float" office:value="184446" calcext:value-type="float">
            <text:p>184446</text:p>
          </table:table-cell>
          <table:table-cell office:value-type="float" office:value="76960" calcext:value-type="float">
            <text:p>76960</text:p>
          </table:table-cell>
          <table:table-cell office:value-type="float" office:value="184270" calcext:value-type="float">
            <text:p>184270</text:p>
          </table:table-cell>
          <table:table-cell office:value-type="float" office:value="76920" calcext:value-type="float">
            <text:p>76920</text:p>
          </table:table-cell>
          <table:table-cell table:formula="of:=[.F94]/(44100)*90000*300" office:value-type="float" office:value="47093877.5510204" calcext:value-type="float">
            <text:p>47093877,5510204</text:p>
          </table:table-cell>
          <table:table-cell table:formula="of:=ROUND([.G94]/300+26.09-0.07128*[.M94])" office:value-type="float" office:value="157005" calcext:value-type="float">
            <text:p>157005</text:p>
          </table:table-cell>
          <table:table-cell table:formula="of:=[.B94]/300" office:value-type="float" office:value="157005.426666667" calcext:value-type="float">
            <text:p>157005,426666667</text:p>
          </table:table-cell>
          <table:table-cell table:formula="of:=[.I94]-[.H94]" office:value-type="float" office:value="0.426666666666279" calcext:value-type="float">
            <text:p>0,426666666666279</text:p>
          </table:table-cell>
          <table:table-cell office:value-type="float" office:value="184439" calcext:value-type="float">
            <text:p>184439</text:p>
          </table:table-cell>
          <table:table-cell table:formula="of:=[.K94]-[.E94]" office:value-type="float" office:value="169" calcext:value-type="float">
            <text:p>169</text:p>
          </table:table-cell>
          <table:table-cell table:formula="of:=[.C94]-[.K94]" office:value-type="float" office:value="7" calcext:value-type="float">
            <text:p>7</text:p>
          </table:table-cell>
          <table:table-cell/>
          <table:table-cell table:formula="of:=[.G94]/300" office:value-type="float" office:value="156979.591836735" calcext:value-type="float">
            <text:p>156979,591836735</text:p>
          </table:table-cell>
          <table:table-cell table:formula="of:=[.O94]+25-[.I94]" office:value-type="float" office:value="-0.834829931991408" calcext:value-type="float">
            <text:p>-0,8348299319914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566178" calcext:value-type="float">
            <text:p>47566178</text:p>
          </table:table-cell>
          <table:table-cell office:value-type="float" office:value="186486" calcext:value-type="float">
            <text:p>186486</text:p>
          </table:table-cell>
          <table:table-cell office:value-type="float" office:value="77720" calcext:value-type="float">
            <text:p>77720</text:p>
          </table:table-cell>
          <table:table-cell office:value-type="float" office:value="186388" calcext:value-type="float">
            <text:p>186388</text:p>
          </table:table-cell>
          <table:table-cell office:value-type="float" office:value="77680" calcext:value-type="float">
            <text:p>77680</text:p>
          </table:table-cell>
          <table:table-cell table:formula="of:=[.F95]/(44100)*90000*300" office:value-type="float" office:value="47559183.6734694" calcext:value-type="float">
            <text:p>47559183,6734694</text:p>
          </table:table-cell>
          <table:table-cell table:formula="of:=ROUND([.G95]/300+26.09-0.07128*[.M95])" office:value-type="float" office:value="158554" calcext:value-type="float">
            <text:p>158554</text:p>
          </table:table-cell>
          <table:table-cell table:formula="of:=[.B95]/300" office:value-type="float" office:value="158553.926666667" calcext:value-type="float">
            <text:p>158553,926666667</text:p>
          </table:table-cell>
          <table:table-cell table:formula="of:=[.I95]-[.H95]" office:value-type="float" office:value="-0.0733333333337214" calcext:value-type="float">
            <text:p>-0,073333333333721</text:p>
          </table:table-cell>
          <table:table-cell office:value-type="float" office:value="186444" calcext:value-type="float">
            <text:p>186444</text:p>
          </table:table-cell>
          <table:table-cell table:formula="of:=[.K95]-[.E95]" office:value-type="float" office:value="56" calcext:value-type="float">
            <text:p>56</text:p>
          </table:table-cell>
          <table:table-cell table:formula="of:=[.C95]-[.K95]" office:value-type="float" office:value="42" calcext:value-type="float">
            <text:p>42</text:p>
          </table:table-cell>
          <table:table-cell/>
          <table:table-cell table:formula="of:=[.G95]/300" office:value-type="float" office:value="158530.612244898" calcext:value-type="float">
            <text:p>158530,612244898</text:p>
          </table:table-cell>
          <table:table-cell table:formula="of:=[.O95]+25-[.I95]" office:value-type="float" office:value="1.68557823129231" calcext:value-type="float">
            <text:p>1,685578231292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031200" calcext:value-type="float">
            <text:p>48031200</text:p>
          </table:table-cell>
          <table:table-cell office:value-type="float" office:value="188504" calcext:value-type="float">
            <text:p>188504</text:p>
          </table:table-cell>
          <table:table-cell office:value-type="float" office:value="78480" calcext:value-type="float">
            <text:p>78480</text:p>
          </table:table-cell>
          <table:table-cell office:value-type="float" office:value="188408" calcext:value-type="float">
            <text:p>188408</text:p>
          </table:table-cell>
          <table:table-cell office:value-type="float" office:value="78440" calcext:value-type="float">
            <text:p>78440</text:p>
          </table:table-cell>
          <table:table-cell table:formula="of:=[.F96]/(44100)*90000*300" office:value-type="float" office:value="48024489.7959184" calcext:value-type="float">
            <text:p>48024489,7959184</text:p>
          </table:table-cell>
          <table:table-cell table:formula="of:=ROUND([.G96]/300+26.09-0.07128*[.M96])" office:value-type="float" office:value="160104" calcext:value-type="float">
            <text:p>160104</text:p>
          </table:table-cell>
          <table:table-cell table:formula="of:=[.B96]/300" office:value-type="float" office:value="160104" calcext:value-type="float">
            <text:p>160104</text:p>
          </table:table-cell>
          <table:table-cell table:formula="of:=[.I96]-[.H96]" office:value-type="float" office:value="0" calcext:value-type="float">
            <text:p>0</text:p>
          </table:table-cell>
          <table:table-cell office:value-type="float" office:value="188449" calcext:value-type="float">
            <text:p>188449</text:p>
          </table:table-cell>
          <table:table-cell table:formula="of:=[.K96]-[.E96]" office:value-type="float" office:value="41" calcext:value-type="float">
            <text:p>41</text:p>
          </table:table-cell>
          <table:table-cell table:formula="of:=[.C96]-[.K96]" office:value-type="float" office:value="55" calcext:value-type="float">
            <text:p>55</text:p>
          </table:table-cell>
          <table:table-cell/>
          <table:table-cell table:formula="of:=[.G96]/300" office:value-type="float" office:value="160081.632653061" calcext:value-type="float">
            <text:p>160081,632653061</text:p>
          </table:table-cell>
          <table:table-cell table:formula="of:=[.O96]+25-[.I96]" office:value-type="float" office:value="2.6326530612132" calcext:value-type="float">
            <text:p>2,63265306121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472435" calcext:value-type="float">
            <text:p>48472435</text:p>
          </table:table-cell>
          <table:table-cell office:value-type="float" office:value="190484" calcext:value-type="float">
            <text:p>190484</text:p>
          </table:table-cell>
          <table:table-cell office:value-type="float" office:value="79200" calcext:value-type="float">
            <text:p>79200</text:p>
          </table:table-cell>
          <table:table-cell office:value-type="float" office:value="190310" calcext:value-type="float">
            <text:p>190310</text:p>
          </table:table-cell>
          <table:table-cell office:value-type="float" office:value="79160" calcext:value-type="float">
            <text:p>79160</text:p>
          </table:table-cell>
          <table:table-cell table:formula="of:=[.F97]/(44100)*90000*300" office:value-type="float" office:value="48465306.122449" calcext:value-type="float">
            <text:p>48465306,122449</text:p>
          </table:table-cell>
          <table:table-cell table:formula="of:=ROUND([.G97]/300+26.09-0.07128*[.M97])" office:value-type="float" office:value="161575" calcext:value-type="float">
            <text:p>161575</text:p>
          </table:table-cell>
          <table:table-cell table:formula="of:=[.B97]/300" office:value-type="float" office:value="161574.783333333" calcext:value-type="float">
            <text:p>161574,783333333</text:p>
          </table:table-cell>
          <table:table-cell table:formula="of:=[.I97]-[.H97]" office:value-type="float" office:value="-0.216666666674428" calcext:value-type="float">
            <text:p>-0,216666666674428</text:p>
          </table:table-cell>
          <table:table-cell office:value-type="float" office:value="190454" calcext:value-type="float">
            <text:p>190454</text:p>
          </table:table-cell>
          <table:table-cell table:formula="of:=[.K97]-[.E97]" office:value-type="float" office:value="144" calcext:value-type="float">
            <text:p>144</text:p>
          </table:table-cell>
          <table:table-cell table:formula="of:=[.C97]-[.K97]" office:value-type="float" office:value="30" calcext:value-type="float">
            <text:p>30</text:p>
          </table:table-cell>
          <table:table-cell/>
          <table:table-cell table:formula="of:=[.G97]/300" office:value-type="float" office:value="161551.020408163" calcext:value-type="float">
            <text:p>161551,020408163</text:p>
          </table:table-cell>
          <table:table-cell table:formula="of:=[.O97]+25-[.I97]" office:value-type="float" office:value="1.23707482992904" calcext:value-type="float">
            <text:p>1,237074829929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938143" calcext:value-type="float">
            <text:p>48938143</text:p>
          </table:table-cell>
          <table:table-cell office:value-type="float" office:value="192470" calcext:value-type="float">
            <text:p>192470</text:p>
          </table:table-cell>
          <table:table-cell office:value-type="float" office:value="79960" calcext:value-type="float">
            <text:p>79960</text:p>
          </table:table-cell>
          <table:table-cell office:value-type="float" office:value="192376" calcext:value-type="float">
            <text:p>192376</text:p>
          </table:table-cell>
          <table:table-cell office:value-type="float" office:value="79920" calcext:value-type="float">
            <text:p>79920</text:p>
          </table:table-cell>
          <table:table-cell table:formula="of:=[.F98]/(44100)*90000*300" office:value-type="float" office:value="48930612.244898" calcext:value-type="float">
            <text:p>48930612,244898</text:p>
          </table:table-cell>
          <table:table-cell table:formula="of:=ROUND([.G98]/300+26.09-0.07128*[.M98])" office:value-type="float" office:value="163127" calcext:value-type="float">
            <text:p>163127</text:p>
          </table:table-cell>
          <table:table-cell table:formula="of:=[.B98]/300" office:value-type="float" office:value="163127.143333333" calcext:value-type="float">
            <text:p>163127,143333333</text:p>
          </table:table-cell>
          <table:table-cell table:formula="of:=[.I98]-[.H98]" office:value-type="float" office:value="0.143333333340706" calcext:value-type="float">
            <text:p>0,143333333340706</text:p>
          </table:table-cell>
          <table:table-cell office:value-type="float" office:value="192459" calcext:value-type="float">
            <text:p>192459</text:p>
          </table:table-cell>
          <table:table-cell table:formula="of:=[.K98]-[.E98]" office:value-type="float" office:value="83" calcext:value-type="float">
            <text:p>83</text:p>
          </table:table-cell>
          <table:table-cell table:formula="of:=[.C98]-[.K98]" office:value-type="float" office:value="11" calcext:value-type="float">
            <text:p>11</text:p>
          </table:table-cell>
          <table:table-cell/>
          <table:table-cell table:formula="of:=[.G98]/300" office:value-type="float" office:value="163102.040816327" calcext:value-type="float">
            <text:p>163102,040816327</text:p>
          </table:table-cell>
          <table:table-cell table:formula="of:=[.O98]+25-[.I98]" office:value-type="float" office:value="-0.102517006802373" calcext:value-type="float">
            <text:p>-0,1025170068023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9426221" calcext:value-type="float">
            <text:p>49426221</text:p>
          </table:table-cell>
          <table:table-cell office:value-type="float" office:value="194560" calcext:value-type="float">
            <text:p>194560</text:p>
          </table:table-cell>
          <table:table-cell office:value-type="float" office:value="80760" calcext:value-type="float">
            <text:p>80760</text:p>
          </table:table-cell>
          <table:table-cell office:value-type="float" office:value="194462" calcext:value-type="float">
            <text:p>194462</text:p>
          </table:table-cell>
          <table:table-cell office:value-type="float" office:value="80720" calcext:value-type="float">
            <text:p>80720</text:p>
          </table:table-cell>
          <table:table-cell table:formula="of:=[.F99]/(44100)*90000*300" office:value-type="float" office:value="49420408.1632653" calcext:value-type="float">
            <text:p>49420408,1632653</text:p>
          </table:table-cell>
          <table:table-cell table:formula="of:=ROUND([.G99]/300+26.09-0.07128*[.M99])" office:value-type="float" office:value="164754" calcext:value-type="float">
            <text:p>164754</text:p>
          </table:table-cell>
          <table:table-cell table:formula="of:=[.B99]/300" office:value-type="float" office:value="164754.07" calcext:value-type="float">
            <text:p>164754,07</text:p>
          </table:table-cell>
          <table:table-cell table:formula="of:=[.I99]-[.H99]" office:value-type="float" office:value="0.0700000000069849" calcext:value-type="float">
            <text:p>0,070000000006985</text:p>
          </table:table-cell>
          <table:table-cell office:value-type="float" office:value="194464" calcext:value-type="float">
            <text:p>194464</text:p>
          </table:table-cell>
          <table:table-cell table:formula="of:=[.K99]-[.E99]" office:value-type="float" office:value="2" calcext:value-type="float">
            <text:p>2</text:p>
          </table:table-cell>
          <table:table-cell table:formula="of:=[.C99]-[.K99]" office:value-type="float" office:value="96" calcext:value-type="float">
            <text:p>96</text:p>
          </table:table-cell>
          <table:table-cell/>
          <table:table-cell table:formula="of:=[.G99]/300" office:value-type="float" office:value="164734.693877551" calcext:value-type="float">
            <text:p>164734,693877551</text:p>
          </table:table-cell>
          <table:table-cell table:formula="of:=[.O99]+25-[.I99]" office:value-type="float" office:value="5.62387755102827" calcext:value-type="float">
            <text:p>5,623877551028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867071" calcext:value-type="float">
            <text:p>49867071</text:p>
          </table:table-cell>
          <table:table-cell office:value-type="float" office:value="196558" calcext:value-type="float">
            <text:p>196558</text:p>
          </table:table-cell>
          <table:table-cell office:value-type="float" office:value="81480" calcext:value-type="float">
            <text:p>81480</text:p>
          </table:table-cell>
          <table:table-cell office:value-type="float" office:value="196380" calcext:value-type="float">
            <text:p>196380</text:p>
          </table:table-cell>
          <table:table-cell office:value-type="float" office:value="81440" calcext:value-type="float">
            <text:p>81440</text:p>
          </table:table-cell>
          <table:table-cell table:formula="of:=[.F100]/(44100)*90000*300" office:value-type="float" office:value="49861224.4897959" calcext:value-type="float">
            <text:p>49861224,4897959</text:p>
          </table:table-cell>
          <table:table-cell table:formula="of:=ROUND([.G100]/300+26.09-0.07128*[.M100])" office:value-type="float" office:value="166224" calcext:value-type="float">
            <text:p>166224</text:p>
          </table:table-cell>
          <table:table-cell table:formula="of:=[.B100]/300" office:value-type="float" office:value="166223.57" calcext:value-type="float">
            <text:p>166223,57</text:p>
          </table:table-cell>
          <table:table-cell table:formula="of:=[.I100]-[.H100]" office:value-type="float" office:value="-0.429999999993015" calcext:value-type="float">
            <text:p>-0,429999999993015</text:p>
          </table:table-cell>
          <table:table-cell office:value-type="float" office:value="196469" calcext:value-type="float">
            <text:p>196469</text:p>
          </table:table-cell>
          <table:table-cell table:formula="of:=[.K100]-[.E100]" office:value-type="float" office:value="89" calcext:value-type="float">
            <text:p>89</text:p>
          </table:table-cell>
          <table:table-cell table:formula="of:=[.C100]-[.K100]" office:value-type="float" office:value="89" calcext:value-type="float">
            <text:p>89</text:p>
          </table:table-cell>
          <table:table-cell/>
          <table:table-cell table:formula="of:=[.G100]/300" office:value-type="float" office:value="166204.081632653" calcext:value-type="float">
            <text:p>166204,081632653</text:p>
          </table:table-cell>
          <table:table-cell table:formula="of:=[.O100]+25-[.I100]" office:value-type="float" office:value="5.51163265306968" calcext:value-type="float">
            <text:p>5,511632653069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309550" calcext:value-type="float">
            <text:p>50309550</text:p>
          </table:table-cell>
          <table:table-cell office:value-type="float" office:value="198494" calcext:value-type="float">
            <text:p>198494</text:p>
          </table:table-cell>
          <table:table-cell office:value-type="float" office:value="82200" calcext:value-type="float">
            <text:p>82200</text:p>
          </table:table-cell>
          <table:table-cell office:value-type="float" office:value="198396" calcext:value-type="float">
            <text:p>198396</text:p>
          </table:table-cell>
          <table:table-cell office:value-type="float" office:value="82160" calcext:value-type="float">
            <text:p>82160</text:p>
          </table:table-cell>
          <table:table-cell table:formula="of:=[.F101]/(44100)*90000*300" office:value-type="float" office:value="50302040.8163265" calcext:value-type="float">
            <text:p>50302040,8163265</text:p>
          </table:table-cell>
          <table:table-cell table:formula="of:=ROUND([.G101]/300+26.09-0.07128*[.M101])" office:value-type="float" office:value="167698" calcext:value-type="float">
            <text:p>167698</text:p>
          </table:table-cell>
          <table:table-cell table:formula="of:=[.B101]/300" office:value-type="float" office:value="167698.5" calcext:value-type="float">
            <text:p>167698,5</text:p>
          </table:table-cell>
          <table:table-cell table:formula="of:=[.I101]-[.H101]" office:value-type="float" office:value="0.5" calcext:value-type="float">
            <text:p>0,5</text:p>
          </table:table-cell>
          <table:table-cell office:value-type="float" office:value="198474" calcext:value-type="float">
            <text:p>198474</text:p>
          </table:table-cell>
          <table:table-cell table:formula="of:=[.K101]-[.E101]" office:value-type="float" office:value="78" calcext:value-type="float">
            <text:p>78</text:p>
          </table:table-cell>
          <table:table-cell table:formula="of:=[.C101]-[.K101]" office:value-type="float" office:value="20" calcext:value-type="float">
            <text:p>20</text:p>
          </table:table-cell>
          <table:table-cell/>
          <table:table-cell table:formula="of:=[.G101]/300" office:value-type="float" office:value="167673.469387755" calcext:value-type="float">
            <text:p>167673,469387755</text:p>
          </table:table-cell>
          <table:table-cell table:formula="of:=[.O101]+25-[.I101]" office:value-type="float" office:value="-0.0306122449110262" calcext:value-type="float">
            <text:p>-0,0306122449110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774871" calcext:value-type="float">
            <text:p>50774871</text:p>
          </table:table-cell>
          <table:table-cell office:value-type="float" office:value="200498" calcext:value-type="float">
            <text:p>200498</text:p>
          </table:table-cell>
          <table:table-cell office:value-type="float" office:value="82960" calcext:value-type="float">
            <text:p>82960</text:p>
          </table:table-cell>
          <table:table-cell office:value-type="float" office:value="200400" calcext:value-type="float">
            <text:p>200400</text:p>
          </table:table-cell>
          <table:table-cell office:value-type="float" office:value="82920" calcext:value-type="float">
            <text:p>82920</text:p>
          </table:table-cell>
          <table:table-cell table:formula="of:=[.F102]/(44100)*90000*300" office:value-type="float" office:value="50767346.9387755" calcext:value-type="float">
            <text:p>50767346,9387755</text:p>
          </table:table-cell>
          <table:table-cell table:formula="of:=ROUND([.G102]/300+26.09-0.07128*[.M102])" office:value-type="float" office:value="169249" calcext:value-type="float">
            <text:p>169249</text:p>
          </table:table-cell>
          <table:table-cell table:formula="of:=[.B102]/300" office:value-type="float" office:value="169249.57" calcext:value-type="float">
            <text:p>169249,57</text:p>
          </table:table-cell>
          <table:table-cell table:formula="of:=[.I102]-[.H102]" office:value-type="float" office:value="0.570000000006985" calcext:value-type="float">
            <text:p>0,570000000006985</text:p>
          </table:table-cell>
          <table:table-cell office:value-type="float" office:value="200479" calcext:value-type="float">
            <text:p>200479</text:p>
          </table:table-cell>
          <table:table-cell table:formula="of:=[.K102]-[.E102]" office:value-type="float" office:value="79" calcext:value-type="float">
            <text:p>79</text:p>
          </table:table-cell>
          <table:table-cell table:formula="of:=[.C102]-[.K102]" office:value-type="float" office:value="19" calcext:value-type="float">
            <text:p>19</text:p>
          </table:table-cell>
          <table:table-cell/>
          <table:table-cell table:formula="of:=[.G102]/300" office:value-type="float" office:value="169224.489795918" calcext:value-type="float">
            <text:p>169224,489795918</text:p>
          </table:table-cell>
          <table:table-cell table:formula="of:=[.O102]+25-[.I102]" office:value-type="float" office:value="-0.0802040816342924" calcext:value-type="float">
            <text:p>-0,0802040816342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1239464" calcext:value-type="float">
            <text:p>51239464</text:p>
          </table:table-cell>
          <table:table-cell office:value-type="float" office:value="202536" calcext:value-type="float">
            <text:p>202536</text:p>
          </table:table-cell>
          <table:table-cell office:value-type="float" office:value="83720" calcext:value-type="float">
            <text:p>83720</text:p>
          </table:table-cell>
          <table:table-cell office:value-type="float" office:value="202362" calcext:value-type="float">
            <text:p>202362</text:p>
          </table:table-cell>
          <table:table-cell office:value-type="float" office:value="83680" calcext:value-type="float">
            <text:p>83680</text:p>
          </table:table-cell>
          <table:table-cell table:formula="of:=[.F103]/(44100)*90000*300" office:value-type="float" office:value="51232653.0612245" calcext:value-type="float">
            <text:p>51232653,0612245</text:p>
          </table:table-cell>
          <table:table-cell table:formula="of:=ROUND([.G103]/300+26.09-0.07128*[.M103])" office:value-type="float" office:value="170798" calcext:value-type="float">
            <text:p>170798</text:p>
          </table:table-cell>
          <table:table-cell table:formula="of:=[.B103]/300" office:value-type="float" office:value="170798.213333333" calcext:value-type="float">
            <text:p>170798,213333333</text:p>
          </table:table-cell>
          <table:table-cell table:formula="of:=[.I103]-[.H103]" office:value-type="float" office:value="0.213333333347691" calcext:value-type="float">
            <text:p>0,213333333347691</text:p>
          </table:table-cell>
          <table:table-cell office:value-type="float" office:value="202484" calcext:value-type="float">
            <text:p>202484</text:p>
          </table:table-cell>
          <table:table-cell table:formula="of:=[.K103]-[.E103]" office:value-type="float" office:value="122" calcext:value-type="float">
            <text:p>122</text:p>
          </table:table-cell>
          <table:table-cell table:formula="of:=[.C103]-[.K103]" office:value-type="float" office:value="52" calcext:value-type="float">
            <text:p>52</text:p>
          </table:table-cell>
          <table:table-cell/>
          <table:table-cell table:formula="of:=[.G103]/300" office:value-type="float" office:value="170775.510204082" calcext:value-type="float">
            <text:p>170775,510204082</text:p>
          </table:table-cell>
          <table:table-cell table:formula="of:=[.O103]+25-[.I103]" office:value-type="float" office:value="2.29687074827962" calcext:value-type="float">
            <text:p>2,296870748279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1729900" calcext:value-type="float">
            <text:p>51729900</text:p>
          </table:table-cell>
          <table:table-cell office:value-type="float" office:value="204502" calcext:value-type="float">
            <text:p>204502</text:p>
          </table:table-cell>
          <table:table-cell office:value-type="float" office:value="84520" calcext:value-type="float">
            <text:p>84520</text:p>
          </table:table-cell>
          <table:table-cell office:value-type="float" office:value="204412" calcext:value-type="float">
            <text:p>204412</text:p>
          </table:table-cell>
          <table:table-cell office:value-type="float" office:value="84480" calcext:value-type="float">
            <text:p>84480</text:p>
          </table:table-cell>
          <table:table-cell table:formula="of:=[.F104]/(44100)*90000*300" office:value-type="float" office:value="51722448.9795918" calcext:value-type="float">
            <text:p>51722448,9795918</text:p>
          </table:table-cell>
          <table:table-cell table:formula="of:=ROUND([.G104]/300+26.09-0.07128*[.M104])" office:value-type="float" office:value="172433" calcext:value-type="float">
            <text:p>172433</text:p>
          </table:table-cell>
          <table:table-cell table:formula="of:=[.B104]/300" office:value-type="float" office:value="172433" calcext:value-type="float">
            <text:p>172433</text:p>
          </table:table-cell>
          <table:table-cell table:formula="of:=[.I104]-[.H104]" office:value-type="float" office:value="0" calcext:value-type="float">
            <text:p>0</text:p>
          </table:table-cell>
          <table:table-cell office:value-type="float" office:value="204489" calcext:value-type="float">
            <text:p>204489</text:p>
          </table:table-cell>
          <table:table-cell table:formula="of:=[.K104]-[.E104]" office:value-type="float" office:value="77" calcext:value-type="float">
            <text:p>77</text:p>
          </table:table-cell>
          <table:table-cell table:formula="of:=[.C104]-[.K104]" office:value-type="float" office:value="13" calcext:value-type="float">
            <text:p>13</text:p>
          </table:table-cell>
          <table:table-cell/>
          <table:table-cell table:formula="of:=[.G104]/300" office:value-type="float" office:value="172408.163265306" calcext:value-type="float">
            <text:p>172408,163265306</text:p>
          </table:table-cell>
          <table:table-cell table:formula="of:=[.O104]+25-[.I104]" office:value-type="float" office:value="0.163265306124231" calcext:value-type="float">
            <text:p>0,1632653061242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2218707" calcext:value-type="float">
            <text:p>52218707</text:p>
          </table:table-cell>
          <table:table-cell office:value-type="float" office:value="206558" calcext:value-type="float">
            <text:p>206558</text:p>
          </table:table-cell>
          <table:table-cell office:value-type="float" office:value="85320" calcext:value-type="float">
            <text:p>85320</text:p>
          </table:table-cell>
          <table:table-cell office:value-type="float" office:value="206388" calcext:value-type="float">
            <text:p>206388</text:p>
          </table:table-cell>
          <table:table-cell office:value-type="float" office:value="85280" calcext:value-type="float">
            <text:p>85280</text:p>
          </table:table-cell>
          <table:table-cell table:formula="of:=[.F105]/(44100)*90000*300" office:value-type="float" office:value="52212244.8979592" calcext:value-type="float">
            <text:p>52212244,8979592</text:p>
          </table:table-cell>
          <table:table-cell table:formula="of:=ROUND([.G105]/300+26.09-0.07128*[.M105])" office:value-type="float" office:value="174062" calcext:value-type="float">
            <text:p>174062</text:p>
          </table:table-cell>
          <table:table-cell table:formula="of:=[.B105]/300" office:value-type="float" office:value="174062.356666667" calcext:value-type="float">
            <text:p>174062,356666667</text:p>
          </table:table-cell>
          <table:table-cell table:formula="of:=[.I105]-[.H105]" office:value-type="float" office:value="0.356666666659294" calcext:value-type="float">
            <text:p>0,356666666659294</text:p>
          </table:table-cell>
          <table:table-cell office:value-type="float" office:value="206494" calcext:value-type="float">
            <text:p>206494</text:p>
          </table:table-cell>
          <table:table-cell table:formula="of:=[.K105]-[.E105]" office:value-type="float" office:value="106" calcext:value-type="float">
            <text:p>106</text:p>
          </table:table-cell>
          <table:table-cell table:formula="of:=[.C105]-[.K105]" office:value-type="float" office:value="64" calcext:value-type="float">
            <text:p>64</text:p>
          </table:table-cell>
          <table:table-cell/>
          <table:table-cell table:formula="of:=[.G105]/300" office:value-type="float" office:value="174040.816326531" calcext:value-type="float">
            <text:p>174040,816326531</text:p>
          </table:table-cell>
          <table:table-cell table:formula="of:=[.O105]+25-[.I105]" office:value-type="float" office:value="3.45965986396186" calcext:value-type="float">
            <text:p>3,459659863961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2708671" calcext:value-type="float">
            <text:p>52708671</text:p>
          </table:table-cell>
          <table:table-cell office:value-type="float" office:value="208560" calcext:value-type="float">
            <text:p>208560</text:p>
          </table:table-cell>
          <table:table-cell office:value-type="float" office:value="86120" calcext:value-type="float">
            <text:p>86120</text:p>
          </table:table-cell>
          <table:table-cell office:value-type="float" office:value="208468" calcext:value-type="float">
            <text:p>208468</text:p>
          </table:table-cell>
          <table:table-cell office:value-type="float" office:value="86080" calcext:value-type="float">
            <text:p>86080</text:p>
          </table:table-cell>
          <table:table-cell table:formula="of:=[.F106]/(44100)*90000*300" office:value-type="float" office:value="52702040.8163265" calcext:value-type="float">
            <text:p>52702040,8163265</text:p>
          </table:table-cell>
          <table:table-cell table:formula="of:=ROUND([.G106]/300+26.09-0.07128*[.M106])" office:value-type="float" office:value="175695" calcext:value-type="float">
            <text:p>175695</text:p>
          </table:table-cell>
          <table:table-cell table:formula="of:=[.B106]/300" office:value-type="float" office:value="175695.57" calcext:value-type="float">
            <text:p>175695,57</text:p>
          </table:table-cell>
          <table:table-cell table:formula="of:=[.I106]-[.H106]" office:value-type="float" office:value="0.570000000006985" calcext:value-type="float">
            <text:p>0,570000000006985</text:p>
          </table:table-cell>
          <table:table-cell office:value-type="float" office:value="208499" calcext:value-type="float">
            <text:p>208499</text:p>
          </table:table-cell>
          <table:table-cell table:formula="of:=[.K106]-[.E106]" office:value-type="float" office:value="31" calcext:value-type="float">
            <text:p>31</text:p>
          </table:table-cell>
          <table:table-cell table:formula="of:=[.C106]-[.K106]" office:value-type="float" office:value="61" calcext:value-type="float">
            <text:p>61</text:p>
          </table:table-cell>
          <table:table-cell/>
          <table:table-cell table:formula="of:=[.G106]/300" office:value-type="float" office:value="175673.469387755" calcext:value-type="float">
            <text:p>175673,469387755</text:p>
          </table:table-cell>
          <table:table-cell table:formula="of:=[.O106]+25-[.I106]" office:value-type="float" office:value="2.89938775508199" calcext:value-type="float">
            <text:p>2,899387755081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3196621" calcext:value-type="float">
            <text:p>53196621</text:p>
          </table:table-cell>
          <table:table-cell office:value-type="float" office:value="210642" calcext:value-type="float">
            <text:p>210642</text:p>
          </table:table-cell>
          <table:table-cell office:value-type="float" office:value="86920" calcext:value-type="float">
            <text:p>86920</text:p>
          </table:table-cell>
          <table:table-cell office:value-type="float" office:value="210474" calcext:value-type="float">
            <text:p>210474</text:p>
          </table:table-cell>
          <table:table-cell office:value-type="float" office:value="86880" calcext:value-type="float">
            <text:p>86880</text:p>
          </table:table-cell>
          <table:table-cell table:formula="of:=[.F107]/(44100)*90000*300" office:value-type="float" office:value="53191836.7346939" calcext:value-type="float">
            <text:p>53191836,7346939</text:p>
          </table:table-cell>
          <table:table-cell table:formula="of:=ROUND([.G107]/300+26.09-0.07128*[.M107])" office:value-type="float" office:value="177322" calcext:value-type="float">
            <text:p>177322</text:p>
          </table:table-cell>
          <table:table-cell table:formula="of:=[.B107]/300" office:value-type="float" office:value="177322.07" calcext:value-type="float">
            <text:p>177322,07</text:p>
          </table:table-cell>
          <table:table-cell table:formula="of:=[.I107]-[.H107]" office:value-type="float" office:value="0.0700000000069849" calcext:value-type="float">
            <text:p>0,070000000006985</text:p>
          </table:table-cell>
          <table:table-cell office:value-type="float" office:value="210504" calcext:value-type="float">
            <text:p>210504</text:p>
          </table:table-cell>
          <table:table-cell table:formula="of:=[.K107]-[.E107]" office:value-type="float" office:value="30" calcext:value-type="float">
            <text:p>30</text:p>
          </table:table-cell>
          <table:table-cell table:formula="of:=[.C107]-[.K107]" office:value-type="float" office:value="138" calcext:value-type="float">
            <text:p>138</text:p>
          </table:table-cell>
          <table:table-cell/>
          <table:table-cell table:formula="of:=[.G107]/300" office:value-type="float" office:value="177306.12244898" calcext:value-type="float">
            <text:p>177306,12244898</text:p>
          </table:table-cell>
          <table:table-cell table:formula="of:=[.O107]+25-[.I107]" office:value-type="float" office:value="9.05244897957891" calcext:value-type="float">
            <text:p>9,052448979578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663357" calcext:value-type="float">
            <text:p>53663357</text:p>
          </table:table-cell>
          <table:table-cell office:value-type="float" office:value="212580" calcext:value-type="float">
            <text:p>212580</text:p>
          </table:table-cell>
          <table:table-cell office:value-type="float" office:value="87680" calcext:value-type="float">
            <text:p>87680</text:p>
          </table:table-cell>
          <table:table-cell office:value-type="float" office:value="212484" calcext:value-type="float">
            <text:p>212484</text:p>
          </table:table-cell>
          <table:table-cell office:value-type="float" office:value="87640" calcext:value-type="float">
            <text:p>87640</text:p>
          </table:table-cell>
          <table:table-cell table:formula="of:=[.F108]/(44100)*90000*300" office:value-type="float" office:value="53657142.8571429" calcext:value-type="float">
            <text:p>53657142,8571429</text:p>
          </table:table-cell>
          <table:table-cell table:formula="of:=ROUND([.G108]/300+26.09-0.07128*[.M108])" office:value-type="float" office:value="178878" calcext:value-type="float">
            <text:p>178878</text:p>
          </table:table-cell>
          <table:table-cell table:formula="of:=[.B108]/300" office:value-type="float" office:value="178877.856666667" calcext:value-type="float">
            <text:p>178877,856666667</text:p>
          </table:table-cell>
          <table:table-cell table:formula="of:=[.I108]-[.H108]" office:value-type="float" office:value="-0.143333333340706" calcext:value-type="float">
            <text:p>-0,143333333340706</text:p>
          </table:table-cell>
          <table:table-cell office:value-type="float" office:value="212509" calcext:value-type="float">
            <text:p>212509</text:p>
          </table:table-cell>
          <table:table-cell table:formula="of:=[.K108]-[.E108]" office:value-type="float" office:value="25" calcext:value-type="float">
            <text:p>25</text:p>
          </table:table-cell>
          <table:table-cell table:formula="of:=[.C108]-[.K108]" office:value-type="float" office:value="71" calcext:value-type="float">
            <text:p>71</text:p>
          </table:table-cell>
          <table:table-cell/>
          <table:table-cell table:formula="of:=[.G108]/300" office:value-type="float" office:value="178857.142857143" calcext:value-type="float">
            <text:p>178857,142857143</text:p>
          </table:table-cell>
          <table:table-cell table:formula="of:=[.O108]+25-[.I108]" office:value-type="float" office:value="4.28619047621032" calcext:value-type="float">
            <text:p>4,286190476210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4080378" calcext:value-type="float">
            <text:p>54080378</text:p>
          </table:table-cell>
          <table:table-cell office:value-type="float" office:value="214556" calcext:value-type="float">
            <text:p>214556</text:p>
          </table:table-cell>
          <table:table-cell office:value-type="float" office:value="88360" calcext:value-type="float">
            <text:p>88360</text:p>
          </table:table-cell>
          <table:table-cell office:value-type="float" office:value="214450" calcext:value-type="float">
            <text:p>214450</text:p>
          </table:table-cell>
          <table:table-cell office:value-type="float" office:value="88320" calcext:value-type="float">
            <text:p>88320</text:p>
          </table:table-cell>
          <table:table-cell table:formula="of:=[.F109]/(44100)*90000*300" office:value-type="float" office:value="54073469.3877551" calcext:value-type="float">
            <text:p>54073469,3877551</text:p>
          </table:table-cell>
          <table:table-cell table:formula="of:=ROUND([.G109]/300+26.09-0.07128*[.M109])" office:value-type="float" office:value="180268" calcext:value-type="float">
            <text:p>180268</text:p>
          </table:table-cell>
          <table:table-cell table:formula="of:=[.B109]/300" office:value-type="float" office:value="180267.926666667" calcext:value-type="float">
            <text:p>180267,926666667</text:p>
          </table:table-cell>
          <table:table-cell table:formula="of:=[.I109]-[.H109]" office:value-type="float" office:value="-0.0733333333337214" calcext:value-type="float">
            <text:p>-0,073333333333721</text:p>
          </table:table-cell>
          <table:table-cell office:value-type="float" office:value="214514" calcext:value-type="float">
            <text:p>214514</text:p>
          </table:table-cell>
          <table:table-cell table:formula="of:=[.K109]-[.E109]" office:value-type="float" office:value="64" calcext:value-type="float">
            <text:p>64</text:p>
          </table:table-cell>
          <table:table-cell table:formula="of:=[.C109]-[.K109]" office:value-type="float" office:value="42" calcext:value-type="float">
            <text:p>42</text:p>
          </table:table-cell>
          <table:table-cell/>
          <table:table-cell table:formula="of:=[.G109]/300" office:value-type="float" office:value="180244.897959184" calcext:value-type="float">
            <text:p>180244,897959184</text:p>
          </table:table-cell>
          <table:table-cell table:formula="of:=[.O109]+25-[.I109]" office:value-type="float" office:value="1.97129251703154" calcext:value-type="float">
            <text:p>1,971292517031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4497657" calcext:value-type="float">
            <text:p>54497657</text:p>
          </table:table-cell>
          <table:table-cell office:value-type="float" office:value="216520" calcext:value-type="float">
            <text:p>216520</text:p>
          </table:table-cell>
          <table:table-cell office:value-type="float" office:value="89040" calcext:value-type="float">
            <text:p>89040</text:p>
          </table:table-cell>
          <table:table-cell office:value-type="float" office:value="216414" calcext:value-type="float">
            <text:p>216414</text:p>
          </table:table-cell>
          <table:table-cell office:value-type="float" office:value="89000" calcext:value-type="float">
            <text:p>89000</text:p>
          </table:table-cell>
          <table:table-cell table:formula="of:=[.F110]/(44100)*90000*300" office:value-type="float" office:value="54489795.9183673" calcext:value-type="float">
            <text:p>54489795,9183673</text:p>
          </table:table-cell>
          <table:table-cell table:formula="of:=ROUND([.G110]/300+26.09-0.07128*[.M110])" office:value-type="float" office:value="181659" calcext:value-type="float">
            <text:p>181659</text:p>
          </table:table-cell>
          <table:table-cell table:formula="of:=[.B110]/300" office:value-type="float" office:value="181658.856666667" calcext:value-type="float">
            <text:p>181658,856666667</text:p>
          </table:table-cell>
          <table:table-cell table:formula="of:=[.I110]-[.H110]" office:value-type="float" office:value="-0.143333333340706" calcext:value-type="float">
            <text:p>-0,143333333340706</text:p>
          </table:table-cell>
          <table:table-cell office:value-type="float" office:value="216519" calcext:value-type="float">
            <text:p>216519</text:p>
          </table:table-cell>
          <table:table-cell table:formula="of:=[.K110]-[.E110]" office:value-type="float" office:value="105" calcext:value-type="float">
            <text:p>105</text:p>
          </table:table-cell>
          <table:table-cell table:formula="of:=[.C110]-[.K110]" office:value-type="float" office:value="1" calcext:value-type="float">
            <text:p>1</text:p>
          </table:table-cell>
          <table:table-cell/>
          <table:table-cell table:formula="of:=[.G110]/300" office:value-type="float" office:value="181632.653061224" calcext:value-type="float">
            <text:p>181632,653061224</text:p>
          </table:table-cell>
          <table:table-cell table:formula="of:=[.O110]+25-[.I110]" office:value-type="float" office:value="-1.20360544219147" calcext:value-type="float">
            <text:p>-1,203605442191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937007" calcext:value-type="float">
            <text:p>54937007</text:p>
          </table:table-cell>
          <table:table-cell office:value-type="float" office:value="218588" calcext:value-type="float">
            <text:p>218588</text:p>
          </table:table-cell>
          <table:table-cell office:value-type="float" office:value="89760" calcext:value-type="float">
            <text:p>89760</text:p>
          </table:table-cell>
          <table:table-cell office:value-type="float" office:value="218482" calcext:value-type="float">
            <text:p>218482</text:p>
          </table:table-cell>
          <table:table-cell office:value-type="float" office:value="89720" calcext:value-type="float">
            <text:p>89720</text:p>
          </table:table-cell>
          <table:table-cell table:formula="of:=[.F111]/(44100)*90000*300" office:value-type="float" office:value="54930612.244898" calcext:value-type="float">
            <text:p>54930612,244898</text:p>
          </table:table-cell>
          <table:table-cell table:formula="of:=ROUND([.G111]/300+26.09-0.07128*[.M111])" office:value-type="float" office:value="183124" calcext:value-type="float">
            <text:p>183124</text:p>
          </table:table-cell>
          <table:table-cell table:formula="of:=[.B111]/300" office:value-type="float" office:value="183123.356666667" calcext:value-type="float">
            <text:p>183123,356666667</text:p>
          </table:table-cell>
          <table:table-cell table:formula="of:=[.I111]-[.H111]" office:value-type="float" office:value="-0.643333333340706" calcext:value-type="float">
            <text:p>-0,643333333340706</text:p>
          </table:table-cell>
          <table:table-cell office:value-type="float" office:value="218524" calcext:value-type="float">
            <text:p>218524</text:p>
          </table:table-cell>
          <table:table-cell table:formula="of:=[.K111]-[.E111]" office:value-type="float" office:value="42" calcext:value-type="float">
            <text:p>42</text:p>
          </table:table-cell>
          <table:table-cell table:formula="of:=[.C111]-[.K111]" office:value-type="float" office:value="64" calcext:value-type="float">
            <text:p>64</text:p>
          </table:table-cell>
          <table:table-cell/>
          <table:table-cell table:formula="of:=[.G111]/300" office:value-type="float" office:value="183102.040816327" calcext:value-type="float">
            <text:p>183102,040816327</text:p>
          </table:table-cell>
          <table:table-cell table:formula="of:=[.O111]+25-[.I111]" office:value-type="float" office:value="3.68414965987904" calcext:value-type="float">
            <text:p>3,684149659879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5375671" calcext:value-type="float">
            <text:p>55375671</text:p>
          </table:table-cell>
          <table:table-cell office:value-type="float" office:value="220702" calcext:value-type="float">
            <text:p>220702</text:p>
          </table:table-cell>
          <table:table-cell office:value-type="float" office:value="90480" calcext:value-type="float">
            <text:p>90480</text:p>
          </table:table-cell>
          <table:table-cell office:value-type="float" office:value="220526" calcext:value-type="float">
            <text:p>220526</text:p>
          </table:table-cell>
          <table:table-cell office:value-type="float" office:value="90440" calcext:value-type="float">
            <text:p>90440</text:p>
          </table:table-cell>
          <table:table-cell table:formula="of:=[.F112]/(44100)*90000*300" office:value-type="float" office:value="55371428.5714286" calcext:value-type="float">
            <text:p>55371428,5714286</text:p>
          </table:table-cell>
          <table:table-cell table:formula="of:=ROUND([.G112]/300+26.09-0.07128*[.M112])" office:value-type="float" office:value="184585" calcext:value-type="float">
            <text:p>184585</text:p>
          </table:table-cell>
          <table:table-cell table:formula="of:=[.B112]/300" office:value-type="float" office:value="184585.57" calcext:value-type="float">
            <text:p>184585,57</text:p>
          </table:table-cell>
          <table:table-cell table:formula="of:=[.I112]-[.H112]" office:value-type="float" office:value="0.570000000006985" calcext:value-type="float">
            <text:p>0,570000000006985</text:p>
          </table:table-cell>
          <table:table-cell office:value-type="float" office:value="220529" calcext:value-type="float">
            <text:p>220529</text:p>
          </table:table-cell>
          <table:table-cell table:formula="of:=[.K112]-[.E112]" office:value-type="float" office:value="3" calcext:value-type="float">
            <text:p>3</text:p>
          </table:table-cell>
          <table:table-cell table:formula="of:=[.C112]-[.K112]" office:value-type="float" office:value="173" calcext:value-type="float">
            <text:p>173</text:p>
          </table:table-cell>
          <table:table-cell/>
          <table:table-cell table:formula="of:=[.G112]/300" office:value-type="float" office:value="184571.428571429" calcext:value-type="float">
            <text:p>184571,428571429</text:p>
          </table:table-cell>
          <table:table-cell table:formula="of:=[.O112]+25-[.I112]" office:value-type="float" office:value="10.8585714285437" calcext:value-type="float">
            <text:p>10,85857142854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5794064" calcext:value-type="float">
            <text:p>55794064</text:p>
          </table:table-cell>
          <table:table-cell office:value-type="float" office:value="222600" calcext:value-type="float">
            <text:p>222600</text:p>
          </table:table-cell>
          <table:table-cell office:value-type="float" office:value="91160" calcext:value-type="float">
            <text:p>91160</text:p>
          </table:table-cell>
          <table:table-cell office:value-type="float" office:value="222498" calcext:value-type="float">
            <text:p>222498</text:p>
          </table:table-cell>
          <table:table-cell office:value-type="float" office:value="91120" calcext:value-type="float">
            <text:p>91120</text:p>
          </table:table-cell>
          <table:table-cell table:formula="of:=[.F113]/(44100)*90000*300" office:value-type="float" office:value="55787755.1020408" calcext:value-type="float">
            <text:p>55787755,1020408</text:p>
          </table:table-cell>
          <table:table-cell table:formula="of:=ROUND([.G113]/300+26.09-0.07128*[.M113])" office:value-type="float" office:value="185981" calcext:value-type="float">
            <text:p>185981</text:p>
          </table:table-cell>
          <table:table-cell table:formula="of:=[.B113]/300" office:value-type="float" office:value="185980.213333333" calcext:value-type="float">
            <text:p>185980,213333333</text:p>
          </table:table-cell>
          <table:table-cell table:formula="of:=[.I113]-[.H113]" office:value-type="float" office:value="-0.786666666652309" calcext:value-type="float">
            <text:p>-0,786666666652309</text:p>
          </table:table-cell>
          <table:table-cell office:value-type="float" office:value="222534" calcext:value-type="float">
            <text:p>222534</text:p>
          </table:table-cell>
          <table:table-cell table:formula="of:=[.K113]-[.E113]" office:value-type="float" office:value="36" calcext:value-type="float">
            <text:p>36</text:p>
          </table:table-cell>
          <table:table-cell table:formula="of:=[.C113]-[.K113]" office:value-type="float" office:value="66" calcext:value-type="float">
            <text:p>66</text:p>
          </table:table-cell>
          <table:table-cell/>
          <table:table-cell table:formula="of:=[.G113]/300" office:value-type="float" office:value="185959.183673469" calcext:value-type="float">
            <text:p>185959,183673469</text:p>
          </table:table-cell>
          <table:table-cell table:formula="of:=[.O113]+25-[.I113]" office:value-type="float" office:value="3.97034013603115" calcext:value-type="float">
            <text:p>3,970340136031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235814" calcext:value-type="float">
            <text:p>56235814</text:p>
          </table:table-cell>
          <table:table-cell office:value-type="float" office:value="224570" calcext:value-type="float">
            <text:p>224570</text:p>
          </table:table-cell>
          <table:table-cell office:value-type="float" office:value="91880" calcext:value-type="float">
            <text:p>91880</text:p>
          </table:table-cell>
          <table:table-cell office:value-type="float" office:value="224470" calcext:value-type="float">
            <text:p>224470</text:p>
          </table:table-cell>
          <table:table-cell office:value-type="float" office:value="91840" calcext:value-type="float">
            <text:p>91840</text:p>
          </table:table-cell>
          <table:table-cell table:formula="of:=[.F114]/(44100)*90000*300" office:value-type="float" office:value="56228571.4285714" calcext:value-type="float">
            <text:p>56228571,4285714</text:p>
          </table:table-cell>
          <table:table-cell table:formula="of:=ROUND([.G114]/300+26.09-0.07128*[.M114])" office:value-type="float" office:value="187452" calcext:value-type="float">
            <text:p>187452</text:p>
          </table:table-cell>
          <table:table-cell table:formula="of:=[.B114]/300" office:value-type="float" office:value="187452.713333333" calcext:value-type="float">
            <text:p>187452,713333333</text:p>
          </table:table-cell>
          <table:table-cell table:formula="of:=[.I114]-[.H114]" office:value-type="float" office:value="0.713333333347691" calcext:value-type="float">
            <text:p>0,713333333347691</text:p>
          </table:table-cell>
          <table:table-cell office:value-type="float" office:value="224539" calcext:value-type="float">
            <text:p>224539</text:p>
          </table:table-cell>
          <table:table-cell table:formula="of:=[.K114]-[.E114]" office:value-type="float" office:value="69" calcext:value-type="float">
            <text:p>69</text:p>
          </table:table-cell>
          <table:table-cell table:formula="of:=[.C114]-[.K114]" office:value-type="float" office:value="31" calcext:value-type="float">
            <text:p>31</text:p>
          </table:table-cell>
          <table:table-cell/>
          <table:table-cell table:formula="of:=[.G114]/300" office:value-type="float" office:value="187428.571428571" calcext:value-type="float">
            <text:p>187428,571428571</text:p>
          </table:table-cell>
          <table:table-cell table:formula="of:=[.O114]+25-[.I114]" office:value-type="float" office:value="0.858095238101669" calcext:value-type="float">
            <text:p>0,85809523810166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700193" calcext:value-type="float">
            <text:p>56700193</text:p>
          </table:table-cell>
          <table:table-cell office:value-type="float" office:value="226618" calcext:value-type="float">
            <text:p>226618</text:p>
          </table:table-cell>
          <table:table-cell office:value-type="float" office:value="92640" calcext:value-type="float">
            <text:p>92640</text:p>
          </table:table-cell>
          <table:table-cell office:value-type="float" office:value="226520" calcext:value-type="float">
            <text:p>226520</text:p>
          </table:table-cell>
          <table:table-cell office:value-type="float" office:value="92600" calcext:value-type="float">
            <text:p>92600</text:p>
          </table:table-cell>
          <table:table-cell table:formula="of:=[.F115]/(44100)*90000*300" office:value-type="float" office:value="56693877.5510204" calcext:value-type="float">
            <text:p>56693877,5510204</text:p>
          </table:table-cell>
          <table:table-cell table:formula="of:=ROUND([.G115]/300+26.09-0.07128*[.M115])" office:value-type="float" office:value="189000" calcext:value-type="float">
            <text:p>189000</text:p>
          </table:table-cell>
          <table:table-cell table:formula="of:=[.B115]/300" office:value-type="float" office:value="189000.643333333" calcext:value-type="float">
            <text:p>189000,643333333</text:p>
          </table:table-cell>
          <table:table-cell table:formula="of:=[.I115]-[.H115]" office:value-type="float" office:value="0.643333333340706" calcext:value-type="float">
            <text:p>0,643333333340706</text:p>
          </table:table-cell>
          <table:table-cell office:value-type="float" office:value="226544" calcext:value-type="float">
            <text:p>226544</text:p>
          </table:table-cell>
          <table:table-cell table:formula="of:=[.K115]-[.E115]" office:value-type="float" office:value="24" calcext:value-type="float">
            <text:p>24</text:p>
          </table:table-cell>
          <table:table-cell table:formula="of:=[.C115]-[.K115]" office:value-type="float" office:value="74" calcext:value-type="float">
            <text:p>74</text:p>
          </table:table-cell>
          <table:table-cell/>
          <table:table-cell table:formula="of:=[.G115]/300" office:value-type="float" office:value="188979.591836735" calcext:value-type="float">
            <text:p>188979,591836735</text:p>
          </table:table-cell>
          <table:table-cell table:formula="of:=[.O115]+25-[.I115]" office:value-type="float" office:value="3.94850340136327" calcext:value-type="float">
            <text:p>3,948503401363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141257" calcext:value-type="float">
            <text:p>57141257</text:p>
          </table:table-cell>
          <table:table-cell office:value-type="float" office:value="228606" calcext:value-type="float">
            <text:p>228606</text:p>
          </table:table-cell>
          <table:table-cell office:value-type="float" office:value="93360" calcext:value-type="float">
            <text:p>93360</text:p>
          </table:table-cell>
          <table:table-cell office:value-type="float" office:value="228432" calcext:value-type="float">
            <text:p>228432</text:p>
          </table:table-cell>
          <table:table-cell office:value-type="float" office:value="93320" calcext:value-type="float">
            <text:p>93320</text:p>
          </table:table-cell>
          <table:table-cell table:formula="of:=[.F116]/(44100)*90000*300" office:value-type="float" office:value="57134693.877551" calcext:value-type="float">
            <text:p>57134693,877551</text:p>
          </table:table-cell>
          <table:table-cell table:formula="of:=ROUND([.G116]/300+26.09-0.07128*[.M116])" office:value-type="float" office:value="190471" calcext:value-type="float">
            <text:p>190471</text:p>
          </table:table-cell>
          <table:table-cell table:formula="of:=[.B116]/300" office:value-type="float" office:value="190470.856666667" calcext:value-type="float">
            <text:p>190470,856666667</text:p>
          </table:table-cell>
          <table:table-cell table:formula="of:=[.I116]-[.H116]" office:value-type="float" office:value="-0.143333333340706" calcext:value-type="float">
            <text:p>-0,143333333340706</text:p>
          </table:table-cell>
          <table:table-cell office:value-type="float" office:value="228549" calcext:value-type="float">
            <text:p>228549</text:p>
          </table:table-cell>
          <table:table-cell table:formula="of:=[.K116]-[.E116]" office:value-type="float" office:value="117" calcext:value-type="float">
            <text:p>117</text:p>
          </table:table-cell>
          <table:table-cell table:formula="of:=[.C116]-[.K116]" office:value-type="float" office:value="57" calcext:value-type="float">
            <text:p>57</text:p>
          </table:table-cell>
          <table:table-cell/>
          <table:table-cell table:formula="of:=[.G116]/300" office:value-type="float" office:value="190448.979591837" calcext:value-type="float">
            <text:p>190448,979591837</text:p>
          </table:table-cell>
          <table:table-cell table:formula="of:=[.O116]+25-[.I116]" office:value-type="float" office:value="3.12292517008609" calcext:value-type="float">
            <text:p>3,122925170086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606750" calcext:value-type="float">
            <text:p>57606750</text:p>
          </table:table-cell>
          <table:table-cell office:value-type="float" office:value="230602" calcext:value-type="float">
            <text:p>230602</text:p>
          </table:table-cell>
          <table:table-cell office:value-type="float" office:value="94120" calcext:value-type="float">
            <text:p>94120</text:p>
          </table:table-cell>
          <table:table-cell office:value-type="float" office:value="230504" calcext:value-type="float">
            <text:p>230504</text:p>
          </table:table-cell>
          <table:table-cell office:value-type="float" office:value="94080" calcext:value-type="float">
            <text:p>94080</text:p>
          </table:table-cell>
          <table:table-cell table:formula="of:=[.F117]/(44100)*90000*300" office:value-type="float" office:value="57600000" calcext:value-type="float">
            <text:p>57600000</text:p>
          </table:table-cell>
          <table:table-cell table:formula="of:=ROUND([.G117]/300+26.09-0.07128*[.M117])" office:value-type="float" office:value="192023" calcext:value-type="float">
            <text:p>192023</text:p>
          </table:table-cell>
          <table:table-cell table:formula="of:=[.B117]/300" office:value-type="float" office:value="192022.5" calcext:value-type="float">
            <text:p>192022,5</text:p>
          </table:table-cell>
          <table:table-cell table:formula="of:=[.I117]-[.H117]" office:value-type="float" office:value="-0.5" calcext:value-type="float">
            <text:p>-0,5</text:p>
          </table:table-cell>
          <table:table-cell office:value-type="float" office:value="230554" calcext:value-type="float">
            <text:p>230554</text:p>
          </table:table-cell>
          <table:table-cell table:formula="of:=[.K117]-[.E117]" office:value-type="float" office:value="50" calcext:value-type="float">
            <text:p>50</text:p>
          </table:table-cell>
          <table:table-cell table:formula="of:=[.C117]-[.K117]" office:value-type="float" office:value="48" calcext:value-type="float">
            <text:p>48</text:p>
          </table:table-cell>
          <table:table-cell/>
          <table:table-cell table:formula="of:=[.G117]/300" office:value-type="float" office:value="192000" calcext:value-type="float">
            <text:p>192000</text:p>
          </table:table-cell>
          <table:table-cell table:formula="of:=[.O117]+25-[.I117]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8072843" calcext:value-type="float">
            <text:p>58072843</text:p>
          </table:table-cell>
          <table:table-cell office:value-type="float" office:value="232570" calcext:value-type="float">
            <text:p>232570</text:p>
          </table:table-cell>
          <table:table-cell office:value-type="float" office:value="94880" calcext:value-type="float">
            <text:p>94880</text:p>
          </table:table-cell>
          <table:table-cell office:value-type="float" office:value="232476" calcext:value-type="float">
            <text:p>232476</text:p>
          </table:table-cell>
          <table:table-cell office:value-type="float" office:value="94840" calcext:value-type="float">
            <text:p>94840</text:p>
          </table:table-cell>
          <table:table-cell table:formula="of:=[.F118]/(44100)*90000*300" office:value-type="float" office:value="58065306.122449" calcext:value-type="float">
            <text:p>58065306,122449</text:p>
          </table:table-cell>
          <table:table-cell table:formula="of:=ROUND([.G118]/300+26.09-0.07128*[.M118])" office:value-type="float" office:value="193576" calcext:value-type="float">
            <text:p>193576</text:p>
          </table:table-cell>
          <table:table-cell table:formula="of:=[.B118]/300" office:value-type="float" office:value="193576.143333333" calcext:value-type="float">
            <text:p>193576,143333333</text:p>
          </table:table-cell>
          <table:table-cell table:formula="of:=[.I118]-[.H118]" office:value-type="float" office:value="0.143333333340706" calcext:value-type="float">
            <text:p>0,143333333340706</text:p>
          </table:table-cell>
          <table:table-cell office:value-type="float" office:value="232559" calcext:value-type="float">
            <text:p>232559</text:p>
          </table:table-cell>
          <table:table-cell table:formula="of:=[.K118]-[.E118]" office:value-type="float" office:value="83" calcext:value-type="float">
            <text:p>83</text:p>
          </table:table-cell>
          <table:table-cell table:formula="of:=[.C118]-[.K118]" office:value-type="float" office:value="11" calcext:value-type="float">
            <text:p>11</text:p>
          </table:table-cell>
          <table:table-cell/>
          <table:table-cell table:formula="of:=[.G118]/300" office:value-type="float" office:value="193551.020408163" calcext:value-type="float">
            <text:p>193551,020408163</text:p>
          </table:table-cell>
          <table:table-cell table:formula="of:=[.O118]+25-[.I118]" office:value-type="float" office:value="-0.122925170086091" calcext:value-type="float">
            <text:p>-0,12292517008609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8537435" calcext:value-type="float">
            <text:p>58537435</text:p>
          </table:table-cell>
          <table:table-cell office:value-type="float" office:value="234608" calcext:value-type="float">
            <text:p>234608</text:p>
          </table:table-cell>
          <table:table-cell office:value-type="float" office:value="95640" calcext:value-type="float">
            <text:p>95640</text:p>
          </table:table-cell>
          <table:table-cell office:value-type="float" office:value="234436" calcext:value-type="float">
            <text:p>234436</text:p>
          </table:table-cell>
          <table:table-cell office:value-type="float" office:value="95600" calcext:value-type="float">
            <text:p>95600</text:p>
          </table:table-cell>
          <table:table-cell table:formula="of:=[.F119]/(44100)*90000*300" office:value-type="float" office:value="58530612.244898" calcext:value-type="float">
            <text:p>58530612,244898</text:p>
          </table:table-cell>
          <table:table-cell table:formula="of:=ROUND([.G119]/300+26.09-0.07128*[.M119])" office:value-type="float" office:value="195125" calcext:value-type="float">
            <text:p>195125</text:p>
          </table:table-cell>
          <table:table-cell table:formula="of:=[.B119]/300" office:value-type="float" office:value="195124.783333333" calcext:value-type="float">
            <text:p>195124,783333333</text:p>
          </table:table-cell>
          <table:table-cell table:formula="of:=[.I119]-[.H119]" office:value-type="float" office:value="-0.216666666674428" calcext:value-type="float">
            <text:p>-0,216666666674428</text:p>
          </table:table-cell>
          <table:table-cell office:value-type="float" office:value="234564" calcext:value-type="float">
            <text:p>234564</text:p>
          </table:table-cell>
          <table:table-cell table:formula="of:=[.K119]-[.E119]" office:value-type="float" office:value="128" calcext:value-type="float">
            <text:p>128</text:p>
          </table:table-cell>
          <table:table-cell table:formula="of:=[.C119]-[.K119]" office:value-type="float" office:value="44" calcext:value-type="float">
            <text:p>44</text:p>
          </table:table-cell>
          <table:table-cell/>
          <table:table-cell table:formula="of:=[.G119]/300" office:value-type="float" office:value="195102.040816327" calcext:value-type="float">
            <text:p>195102,040816327</text:p>
          </table:table-cell>
          <table:table-cell table:formula="of:=[.O119]+25-[.I119]" office:value-type="float" office:value="2.25748299321276" calcext:value-type="float">
            <text:p>2,257482993212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9002928" calcext:value-type="float">
            <text:p>59002928</text:p>
          </table:table-cell>
          <table:table-cell office:value-type="float" office:value="236604" calcext:value-type="float">
            <text:p>236604</text:p>
          </table:table-cell>
          <table:table-cell office:value-type="float" office:value="96400" calcext:value-type="float">
            <text:p>96400</text:p>
          </table:table-cell>
          <table:table-cell office:value-type="float" office:value="236506" calcext:value-type="float">
            <text:p>236506</text:p>
          </table:table-cell>
          <table:table-cell office:value-type="float" office:value="96360" calcext:value-type="float">
            <text:p>96360</text:p>
          </table:table-cell>
          <table:table-cell table:formula="of:=[.F120]/(44100)*90000*300" office:value-type="float" office:value="58995918.3673469" calcext:value-type="float">
            <text:p>58995918,3673469</text:p>
          </table:table-cell>
          <table:table-cell table:formula="of:=ROUND([.G120]/300+26.09-0.07128*[.M120])" office:value-type="float" office:value="196677" calcext:value-type="float">
            <text:p>196677</text:p>
          </table:table-cell>
          <table:table-cell table:formula="of:=[.B120]/300" office:value-type="float" office:value="196676.426666667" calcext:value-type="float">
            <text:p>196676,426666667</text:p>
          </table:table-cell>
          <table:table-cell table:formula="of:=[.I120]-[.H120]" office:value-type="float" office:value="-0.573333333333721" calcext:value-type="float">
            <text:p>-0,573333333333721</text:p>
          </table:table-cell>
          <table:table-cell office:value-type="float" office:value="236569" calcext:value-type="float">
            <text:p>236569</text:p>
          </table:table-cell>
          <table:table-cell table:formula="of:=[.K120]-[.E120]" office:value-type="float" office:value="63" calcext:value-type="float">
            <text:p>63</text:p>
          </table:table-cell>
          <table:table-cell table:formula="of:=[.C120]-[.K120]" office:value-type="float" office:value="35" calcext:value-type="float">
            <text:p>35</text:p>
          </table:table-cell>
          <table:table-cell/>
          <table:table-cell table:formula="of:=[.G120]/300" office:value-type="float" office:value="196653.06122449" calcext:value-type="float">
            <text:p>196653,06122449</text:p>
          </table:table-cell>
          <table:table-cell table:formula="of:=[.O120]+25-[.I120]" office:value-type="float" office:value="1.63455782312667" calcext:value-type="float">
            <text:p>1,634557823126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468035" calcext:value-type="float">
            <text:p>59468035</text:p>
          </table:table-cell>
          <table:table-cell office:value-type="float" office:value="238618" calcext:value-type="float">
            <text:p>238618</text:p>
          </table:table-cell>
          <table:table-cell office:value-type="float" office:value="97160" calcext:value-type="float">
            <text:p>97160</text:p>
          </table:table-cell>
          <table:table-cell office:value-type="float" office:value="238522" calcext:value-type="float">
            <text:p>238522</text:p>
          </table:table-cell>
          <table:table-cell office:value-type="float" office:value="97120" calcext:value-type="float">
            <text:p>97120</text:p>
          </table:table-cell>
          <table:table-cell table:formula="of:=[.F121]/(44100)*90000*300" office:value-type="float" office:value="59461224.4897959" calcext:value-type="float">
            <text:p>59461224,4897959</text:p>
          </table:table-cell>
          <table:table-cell table:formula="of:=ROUND([.G121]/300+26.09-0.07128*[.M121])" office:value-type="float" office:value="198227" calcext:value-type="float">
            <text:p>198227</text:p>
          </table:table-cell>
          <table:table-cell table:formula="of:=[.B121]/300" office:value-type="float" office:value="198226.783333333" calcext:value-type="float">
            <text:p>198226,783333333</text:p>
          </table:table-cell>
          <table:table-cell table:formula="of:=[.I121]-[.H121]" office:value-type="float" office:value="-0.216666666674428" calcext:value-type="float">
            <text:p>-0,216666666674428</text:p>
          </table:table-cell>
          <table:table-cell office:value-type="float" office:value="238574" calcext:value-type="float">
            <text:p>238574</text:p>
          </table:table-cell>
          <table:table-cell table:formula="of:=[.K121]-[.E121]" office:value-type="float" office:value="52" calcext:value-type="float">
            <text:p>52</text:p>
          </table:table-cell>
          <table:table-cell table:formula="of:=[.C121]-[.K121]" office:value-type="float" office:value="44" calcext:value-type="float">
            <text:p>44</text:p>
          </table:table-cell>
          <table:table-cell/>
          <table:table-cell table:formula="of:=[.G121]/300" office:value-type="float" office:value="198204.081632653" calcext:value-type="float">
            <text:p>198204,081632653</text:p>
          </table:table-cell>
          <table:table-cell table:formula="of:=[.O121]+25-[.I121]" office:value-type="float" office:value="2.29829931975109" calcext:value-type="float">
            <text:p>2,298299319751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909528" calcext:value-type="float">
            <text:p>59909528</text:p>
          </table:table-cell>
          <table:table-cell office:value-type="float" office:value="240600" calcext:value-type="float">
            <text:p>240600</text:p>
          </table:table-cell>
          <table:table-cell office:value-type="float" office:value="97880" calcext:value-type="float">
            <text:p>97880</text:p>
          </table:table-cell>
          <table:table-cell office:value-type="float" office:value="240426" calcext:value-type="float">
            <text:p>240426</text:p>
          </table:table-cell>
          <table:table-cell office:value-type="float" office:value="97840" calcext:value-type="float">
            <text:p>97840</text:p>
          </table:table-cell>
          <table:table-cell table:formula="of:=[.F122]/(44100)*90000*300" office:value-type="float" office:value="59902040.8163265" calcext:value-type="float">
            <text:p>59902040,8163265</text:p>
          </table:table-cell>
          <table:table-cell table:formula="of:=ROUND([.G122]/300+26.09-0.07128*[.M122])" office:value-type="float" office:value="199698" calcext:value-type="float">
            <text:p>199698</text:p>
          </table:table-cell>
          <table:table-cell table:formula="of:=[.B122]/300" office:value-type="float" office:value="199698.426666667" calcext:value-type="float">
            <text:p>199698,426666667</text:p>
          </table:table-cell>
          <table:table-cell table:formula="of:=[.I122]-[.H122]" office:value-type="float" office:value="0.426666666666279" calcext:value-type="float">
            <text:p>0,426666666666279</text:p>
          </table:table-cell>
          <table:table-cell office:value-type="float" office:value="240579" calcext:value-type="float">
            <text:p>240579</text:p>
          </table:table-cell>
          <table:table-cell table:formula="of:=[.K122]-[.E122]" office:value-type="float" office:value="153" calcext:value-type="float">
            <text:p>153</text:p>
          </table:table-cell>
          <table:table-cell table:formula="of:=[.C122]-[.K122]" office:value-type="float" office:value="21" calcext:value-type="float">
            <text:p>21</text:p>
          </table:table-cell>
          <table:table-cell/>
          <table:table-cell table:formula="of:=[.G122]/300" office:value-type="float" office:value="199673.469387755" calcext:value-type="float">
            <text:p>199673,469387755</text:p>
          </table:table-cell>
          <table:table-cell table:formula="of:=[.O122]+25-[.I122]" office:value-type="float" office:value="0.0427210884226952" calcext:value-type="float">
            <text:p>0,0427210884226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0397607" calcext:value-type="float">
            <text:p>60397607</text:p>
          </table:table-cell>
          <table:table-cell office:value-type="float" office:value="242676" calcext:value-type="float">
            <text:p>242676</text:p>
          </table:table-cell>
          <table:table-cell office:value-type="float" office:value="98680" calcext:value-type="float">
            <text:p>98680</text:p>
          </table:table-cell>
          <table:table-cell office:value-type="float" office:value="242578" calcext:value-type="float">
            <text:p>242578</text:p>
          </table:table-cell>
          <table:table-cell office:value-type="float" office:value="98640" calcext:value-type="float">
            <text:p>98640</text:p>
          </table:table-cell>
          <table:table-cell table:formula="of:=[.F123]/(44100)*90000*300" office:value-type="float" office:value="60391836.7346939" calcext:value-type="float">
            <text:p>60391836,7346939</text:p>
          </table:table-cell>
          <table:table-cell table:formula="of:=ROUND([.G123]/300+26.09-0.07128*[.M123])" office:value-type="float" office:value="201326" calcext:value-type="float">
            <text:p>201326</text:p>
          </table:table-cell>
          <table:table-cell table:formula="of:=[.B123]/300" office:value-type="float" office:value="201325.356666667" calcext:value-type="float">
            <text:p>201325,356666667</text:p>
          </table:table-cell>
          <table:table-cell table:formula="of:=[.I123]-[.H123]" office:value-type="float" office:value="-0.643333333340706" calcext:value-type="float">
            <text:p>-0,643333333340706</text:p>
          </table:table-cell>
          <table:table-cell office:value-type="float" office:value="242584" calcext:value-type="float">
            <text:p>242584</text:p>
          </table:table-cell>
          <table:table-cell table:formula="of:=[.K123]-[.E123]" office:value-type="float" office:value="6" calcext:value-type="float">
            <text:p>6</text:p>
          </table:table-cell>
          <table:table-cell table:formula="of:=[.C123]-[.K123]" office:value-type="float" office:value="92" calcext:value-type="float">
            <text:p>92</text:p>
          </table:table-cell>
          <table:table-cell/>
          <table:table-cell table:formula="of:=[.G123]/300" office:value-type="float" office:value="201306.12244898" calcext:value-type="float">
            <text:p>201306,12244898</text:p>
          </table:table-cell>
          <table:table-cell table:formula="of:=[.O123]+25-[.I123]" office:value-type="float" office:value="5.76578231295571" calcext:value-type="float">
            <text:p>5,7657823129557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0864214" calcext:value-type="float">
            <text:p>60864214</text:p>
          </table:table-cell>
          <table:table-cell office:value-type="float" office:value="244620" calcext:value-type="float">
            <text:p>244620</text:p>
          </table:table-cell>
          <table:table-cell office:value-type="float" office:value="99440" calcext:value-type="float">
            <text:p>99440</text:p>
          </table:table-cell>
          <table:table-cell office:value-type="float" office:value="244526" calcext:value-type="float">
            <text:p>244526</text:p>
          </table:table-cell>
          <table:table-cell office:value-type="float" office:value="99400" calcext:value-type="float">
            <text:p>99400</text:p>
          </table:table-cell>
          <table:table-cell table:formula="of:=[.F124]/(44100)*90000*300" office:value-type="float" office:value="60857142.8571429" calcext:value-type="float">
            <text:p>60857142,8571429</text:p>
          </table:table-cell>
          <table:table-cell table:formula="of:=ROUND([.G124]/300+26.09-0.07128*[.M124])" office:value-type="float" office:value="202881" calcext:value-type="float">
            <text:p>202881</text:p>
          </table:table-cell>
          <table:table-cell table:formula="of:=[.B124]/300" office:value-type="float" office:value="202880.713333333" calcext:value-type="float">
            <text:p>202880,713333333</text:p>
          </table:table-cell>
          <table:table-cell table:formula="of:=[.I124]-[.H124]" office:value-type="float" office:value="-0.286666666652309" calcext:value-type="float">
            <text:p>-0,286666666652309</text:p>
          </table:table-cell>
          <table:table-cell office:value-type="float" office:value="244589" calcext:value-type="float">
            <text:p>244589</text:p>
          </table:table-cell>
          <table:table-cell table:formula="of:=[.K124]-[.E124]" office:value-type="float" office:value="63" calcext:value-type="float">
            <text:p>63</text:p>
          </table:table-cell>
          <table:table-cell table:formula="of:=[.C124]-[.K124]" office:value-type="float" office:value="31" calcext:value-type="float">
            <text:p>31</text:p>
          </table:table-cell>
          <table:table-cell/>
          <table:table-cell table:formula="of:=[.G124]/300" office:value-type="float" office:value="202857.142857143" calcext:value-type="float">
            <text:p>202857,142857143</text:p>
          </table:table-cell>
          <table:table-cell table:formula="of:=[.O124]+25-[.I124]" office:value-type="float" office:value="1.42952380952192" calcext:value-type="float">
            <text:p>1,429523809521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1329964" calcext:value-type="float">
            <text:p>61329964</text:p>
          </table:table-cell>
          <table:table-cell office:value-type="float" office:value="246604" calcext:value-type="float">
            <text:p>246604</text:p>
          </table:table-cell>
          <table:table-cell office:value-type="float" office:value="100200" calcext:value-type="float">
            <text:p>100200</text:p>
          </table:table-cell>
          <table:table-cell office:value-type="float" office:value="246514" calcext:value-type="float">
            <text:p>246514</text:p>
          </table:table-cell>
          <table:table-cell office:value-type="float" office:value="100160" calcext:value-type="float">
            <text:p>100160</text:p>
          </table:table-cell>
          <table:table-cell table:formula="of:=[.F125]/(44100)*90000*300" office:value-type="float" office:value="61322448.9795918" calcext:value-type="float">
            <text:p>61322448,9795918</text:p>
          </table:table-cell>
          <table:table-cell table:formula="of:=ROUND([.G125]/300+26.09-0.07128*[.M125])" office:value-type="float" office:value="204434" calcext:value-type="float">
            <text:p>204434</text:p>
          </table:table-cell>
          <table:table-cell table:formula="of:=[.B125]/300" office:value-type="float" office:value="204433.213333333" calcext:value-type="float">
            <text:p>204433,213333333</text:p>
          </table:table-cell>
          <table:table-cell table:formula="of:=[.I125]-[.H125]" office:value-type="float" office:value="-0.786666666652309" calcext:value-type="float">
            <text:p>-0,786666666652309</text:p>
          </table:table-cell>
          <table:table-cell office:value-type="float" office:value="246594" calcext:value-type="float">
            <text:p>246594</text:p>
          </table:table-cell>
          <table:table-cell table:formula="of:=[.K125]-[.E125]" office:value-type="float" office:value="80" calcext:value-type="float">
            <text:p>80</text:p>
          </table:table-cell>
          <table:table-cell table:formula="of:=[.C125]-[.K125]" office:value-type="float" office:value="10" calcext:value-type="float">
            <text:p>10</text:p>
          </table:table-cell>
          <table:table-cell/>
          <table:table-cell table:formula="of:=[.G125]/300" office:value-type="float" office:value="204408.163265306" calcext:value-type="float">
            <text:p>204408,163265306</text:p>
          </table:table-cell>
          <table:table-cell table:formula="of:=[.O125]+25-[.I125]" office:value-type="float" office:value="-0.0500680272525642" calcext:value-type="float">
            <text:p>-0,0500680272525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1842814" calcext:value-type="float">
            <text:p>61842814</text:p>
          </table:table-cell>
          <table:table-cell office:value-type="float" office:value="248686" calcext:value-type="float">
            <text:p>248686</text:p>
          </table:table-cell>
          <table:table-cell office:value-type="float" office:value="101040" calcext:value-type="float">
            <text:p>101040</text:p>
          </table:table-cell>
          <table:table-cell office:value-type="float" office:value="248596" calcext:value-type="float">
            <text:p>248596</text:p>
          </table:table-cell>
          <table:table-cell office:value-type="float" office:value="101000" calcext:value-type="float">
            <text:p>101000</text:p>
          </table:table-cell>
          <table:table-cell table:formula="of:=[.F126]/(44100)*90000*300" office:value-type="float" office:value="61836734.6938776" calcext:value-type="float">
            <text:p>61836734,6938776</text:p>
          </table:table-cell>
          <table:table-cell table:formula="of:=ROUND([.G126]/300+26.09-0.07128*[.M126])" office:value-type="float" office:value="206142" calcext:value-type="float">
            <text:p>206142</text:p>
          </table:table-cell>
          <table:table-cell table:formula="of:=[.B126]/300" office:value-type="float" office:value="206142.713333333" calcext:value-type="float">
            <text:p>206142,713333333</text:p>
          </table:table-cell>
          <table:table-cell table:formula="of:=[.I126]-[.H126]" office:value-type="float" office:value="0.713333333347691" calcext:value-type="float">
            <text:p>0,713333333347691</text:p>
          </table:table-cell>
          <table:table-cell office:value-type="float" office:value="248599" calcext:value-type="float">
            <text:p>248599</text:p>
          </table:table-cell>
          <table:table-cell table:formula="of:=[.K126]-[.E126]" office:value-type="float" office:value="3" calcext:value-type="float">
            <text:p>3</text:p>
          </table:table-cell>
          <table:table-cell table:formula="of:=[.C126]-[.K126]" office:value-type="float" office:value="87" calcext:value-type="float">
            <text:p>87</text:p>
          </table:table-cell>
          <table:table-cell/>
          <table:table-cell table:formula="of:=[.G126]/300" office:value-type="float" office:value="206122.448979592" calcext:value-type="float">
            <text:p>206122,448979592</text:p>
          </table:table-cell>
          <table:table-cell table:formula="of:=[.O126]+25-[.I126]" office:value-type="float" office:value="4.73564625851577" calcext:value-type="float">
            <text:p>4,7356462585157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2308821" calcext:value-type="float">
            <text:p>62308821</text:p>
          </table:table-cell>
          <table:table-cell office:value-type="float" office:value="250658" calcext:value-type="float">
            <text:p>250658</text:p>
          </table:table-cell>
          <table:table-cell office:value-type="float" office:value="101800" calcext:value-type="float">
            <text:p>101800</text:p>
          </table:table-cell>
          <table:table-cell office:value-type="float" office:value="250566" calcext:value-type="float">
            <text:p>250566</text:p>
          </table:table-cell>
          <table:table-cell office:value-type="float" office:value="101760" calcext:value-type="float">
            <text:p>101760</text:p>
          </table:table-cell>
          <table:table-cell table:formula="of:=[.F127]/(44100)*90000*300" office:value-type="float" office:value="62302040.8163265" calcext:value-type="float">
            <text:p>62302040,8163265</text:p>
          </table:table-cell>
          <table:table-cell table:formula="of:=ROUND([.G127]/300+26.09-0.07128*[.M127])" office:value-type="float" office:value="207696" calcext:value-type="float">
            <text:p>207696</text:p>
          </table:table-cell>
          <table:table-cell table:formula="of:=[.B127]/300" office:value-type="float" office:value="207696.07" calcext:value-type="float">
            <text:p>207696,07</text:p>
          </table:table-cell>
          <table:table-cell table:formula="of:=[.I127]-[.H127]" office:value-type="float" office:value="0.0700000000069849" calcext:value-type="float">
            <text:p>0,070000000006985</text:p>
          </table:table-cell>
          <table:table-cell office:value-type="float" office:value="250604" calcext:value-type="float">
            <text:p>250604</text:p>
          </table:table-cell>
          <table:table-cell table:formula="of:=[.K127]-[.E127]" office:value-type="float" office:value="38" calcext:value-type="float">
            <text:p>38</text:p>
          </table:table-cell>
          <table:table-cell table:formula="of:=[.C127]-[.K127]" office:value-type="float" office:value="54" calcext:value-type="float">
            <text:p>54</text:p>
          </table:table-cell>
          <table:table-cell/>
          <table:table-cell table:formula="of:=[.G127]/300" office:value-type="float" office:value="207673.469387755" calcext:value-type="float">
            <text:p>207673,469387755</text:p>
          </table:table-cell>
          <table:table-cell table:formula="of:=[.O127]+25-[.I127]" office:value-type="float" office:value="2.39938775508199" calcext:value-type="float">
            <text:p>2,399387755081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2798314" calcext:value-type="float">
            <text:p>62798314</text:p>
          </table:table-cell>
          <table:table-cell office:value-type="float" office:value="252668" calcext:value-type="float">
            <text:p>252668</text:p>
          </table:table-cell>
          <table:table-cell office:value-type="float" office:value="102600" calcext:value-type="float">
            <text:p>102600</text:p>
          </table:table-cell>
          <table:table-cell office:value-type="float" office:value="252576" calcext:value-type="float">
            <text:p>252576</text:p>
          </table:table-cell>
          <table:table-cell office:value-type="float" office:value="102560" calcext:value-type="float">
            <text:p>102560</text:p>
          </table:table-cell>
          <table:table-cell table:formula="of:=[.F128]/(44100)*90000*300" office:value-type="float" office:value="62791836.7346939" calcext:value-type="float">
            <text:p>62791836,7346939</text:p>
          </table:table-cell>
          <table:table-cell table:formula="of:=ROUND([.G128]/300+26.09-0.07128*[.M128])" office:value-type="float" office:value="209328" calcext:value-type="float">
            <text:p>209328</text:p>
          </table:table-cell>
          <table:table-cell table:formula="of:=[.B128]/300" office:value-type="float" office:value="209327.713333333" calcext:value-type="float">
            <text:p>209327,713333333</text:p>
          </table:table-cell>
          <table:table-cell table:formula="of:=[.I128]-[.H128]" office:value-type="float" office:value="-0.286666666652309" calcext:value-type="float">
            <text:p>-0,286666666652309</text:p>
          </table:table-cell>
          <table:table-cell office:value-type="float" office:value="252609" calcext:value-type="float">
            <text:p>252609</text:p>
          </table:table-cell>
          <table:table-cell table:formula="of:=[.K128]-[.E128]" office:value-type="float" office:value="33" calcext:value-type="float">
            <text:p>33</text:p>
          </table:table-cell>
          <table:table-cell table:formula="of:=[.C128]-[.K128]" office:value-type="float" office:value="59" calcext:value-type="float">
            <text:p>59</text:p>
          </table:table-cell>
          <table:table-cell/>
          <table:table-cell table:formula="of:=[.G128]/300" office:value-type="float" office:value="209306.12244898" calcext:value-type="float">
            <text:p>209306,12244898</text:p>
          </table:table-cell>
          <table:table-cell table:formula="of:=[.O128]+25-[.I128]" office:value-type="float" office:value="3.40911564623821" calcext:value-type="float">
            <text:p>3,409115646238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261921" calcext:value-type="float">
            <text:p>63261921</text:p>
          </table:table-cell>
          <table:table-cell office:value-type="float" office:value="254752" calcext:value-type="float">
            <text:p>254752</text:p>
          </table:table-cell>
          <table:table-cell office:value-type="float" office:value="103360" calcext:value-type="float">
            <text:p>103360</text:p>
          </table:table-cell>
          <table:table-cell office:value-type="float" office:value="254572" calcext:value-type="float">
            <text:p>254572</text:p>
          </table:table-cell>
          <table:table-cell office:value-type="float" office:value="103320" calcext:value-type="float">
            <text:p>103320</text:p>
          </table:table-cell>
          <table:table-cell table:formula="of:=[.F129]/(44100)*90000*300" office:value-type="float" office:value="63257142.8571429" calcext:value-type="float">
            <text:p>63257142,8571429</text:p>
          </table:table-cell>
          <table:table-cell table:formula="of:=ROUND([.G129]/300+26.09-0.07128*[.M129])" office:value-type="float" office:value="210873" calcext:value-type="float">
            <text:p>210873</text:p>
          </table:table-cell>
          <table:table-cell table:formula="of:=[.B129]/300" office:value-type="float" office:value="210873.07" calcext:value-type="float">
            <text:p>210873,07</text:p>
          </table:table-cell>
          <table:table-cell table:formula="of:=[.I129]-[.H129]" office:value-type="float" office:value="0.0700000000069849" calcext:value-type="float">
            <text:p>0,070000000006985</text:p>
          </table:table-cell>
          <table:table-cell office:value-type="float" office:value="254614" calcext:value-type="float">
            <text:p>254614</text:p>
          </table:table-cell>
          <table:table-cell table:formula="of:=[.K129]-[.E129]" office:value-type="float" office:value="42" calcext:value-type="float">
            <text:p>42</text:p>
          </table:table-cell>
          <table:table-cell table:formula="of:=[.C129]-[.K129]" office:value-type="float" office:value="138" calcext:value-type="float">
            <text:p>138</text:p>
          </table:table-cell>
          <table:table-cell/>
          <table:table-cell table:formula="of:=[.G129]/300" office:value-type="float" office:value="210857.142857143" calcext:value-type="float">
            <text:p>210857,142857143</text:p>
          </table:table-cell>
          <table:table-cell table:formula="of:=[.O129]+25-[.I129]" office:value-type="float" office:value="9.07285714286263" calcext:value-type="float">
            <text:p>9,072857142862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679071" calcext:value-type="float">
            <text:p>63679071</text:p>
          </table:table-cell>
          <table:table-cell office:value-type="float" office:value="256722" calcext:value-type="float">
            <text:p>256722</text:p>
          </table:table-cell>
          <table:table-cell office:value-type="float" office:value="104040" calcext:value-type="float">
            <text:p>104040</text:p>
          </table:table-cell>
          <table:table-cell office:value-type="float" office:value="256618" calcext:value-type="float">
            <text:p>256618</text:p>
          </table:table-cell>
          <table:table-cell office:value-type="float" office:value="104000" calcext:value-type="float">
            <text:p>104000</text:p>
          </table:table-cell>
          <table:table-cell table:formula="of:=[.F130]/(44100)*90000*300" office:value-type="float" office:value="63673469.3877551" calcext:value-type="float">
            <text:p>63673469,3877551</text:p>
          </table:table-cell>
          <table:table-cell table:formula="of:=ROUND([.G130]/300+26.09-0.07128*[.M130])" office:value-type="float" office:value="212264" calcext:value-type="float">
            <text:p>212264</text:p>
          </table:table-cell>
          <table:table-cell table:formula="of:=[.B130]/300" office:value-type="float" office:value="212263.57" calcext:value-type="float">
            <text:p>212263,57</text:p>
          </table:table-cell>
          <table:table-cell table:formula="of:=[.I130]-[.H130]" office:value-type="float" office:value="-0.429999999993015" calcext:value-type="float">
            <text:p>-0,429999999993015</text:p>
          </table:table-cell>
          <table:table-cell office:value-type="float" office:value="256619" calcext:value-type="float">
            <text:p>256619</text:p>
          </table:table-cell>
          <table:table-cell table:formula="of:=[.K130]-[.E130]" office:value-type="float" office:value="1" calcext:value-type="float">
            <text:p>1</text:p>
          </table:table-cell>
          <table:table-cell table:formula="of:=[.C130]-[.K130]" office:value-type="float" office:value="103" calcext:value-type="float">
            <text:p>103</text:p>
          </table:table-cell>
          <table:table-cell/>
          <table:table-cell table:formula="of:=[.G130]/300" office:value-type="float" office:value="212244.897959184" calcext:value-type="float">
            <text:p>212244,897959184</text:p>
          </table:table-cell>
          <table:table-cell table:formula="of:=[.O130]+25-[.I130]" office:value-type="float" office:value="6.32795918366173" calcext:value-type="float">
            <text:p>6,327959183661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4096821" calcext:value-type="float">
            <text:p>64096821</text:p>
          </table:table-cell>
          <table:table-cell office:value-type="float" office:value="258664" calcext:value-type="float">
            <text:p>258664</text:p>
          </table:table-cell>
          <table:table-cell office:value-type="float" office:value="104720" calcext:value-type="float">
            <text:p>104720</text:p>
          </table:table-cell>
          <table:table-cell office:value-type="float" office:value="258562" calcext:value-type="float">
            <text:p>258562</text:p>
          </table:table-cell>
          <table:table-cell office:value-type="float" office:value="104680" calcext:value-type="float">
            <text:p>104680</text:p>
          </table:table-cell>
          <table:table-cell table:formula="of:=[.F131]/(44100)*90000*300" office:value-type="float" office:value="64089795.9183674" calcext:value-type="float">
            <text:p>64089795,9183674</text:p>
          </table:table-cell>
          <table:table-cell table:formula="of:=ROUND([.G131]/300+26.09-0.07128*[.M131])" office:value-type="float" office:value="213656" calcext:value-type="float">
            <text:p>213656</text:p>
          </table:table-cell>
          <table:table-cell table:formula="of:=[.B131]/300" office:value-type="float" office:value="213656.07" calcext:value-type="float">
            <text:p>213656,07</text:p>
          </table:table-cell>
          <table:table-cell table:formula="of:=[.I131]-[.H131]" office:value-type="float" office:value="0.0700000000069849" calcext:value-type="float">
            <text:p>0,070000000006985</text:p>
          </table:table-cell>
          <table:table-cell office:value-type="float" office:value="258624" calcext:value-type="float">
            <text:p>258624</text:p>
          </table:table-cell>
          <table:table-cell table:formula="of:=[.K131]-[.E131]" office:value-type="float" office:value="62" calcext:value-type="float">
            <text:p>62</text:p>
          </table:table-cell>
          <table:table-cell table:formula="of:=[.C131]-[.K131]" office:value-type="float" office:value="40" calcext:value-type="float">
            <text:p>40</text:p>
          </table:table-cell>
          <table:table-cell/>
          <table:table-cell table:formula="of:=[.G131]/300" office:value-type="float" office:value="213632.653061224" calcext:value-type="float">
            <text:p>213632,653061224</text:p>
          </table:table-cell>
          <table:table-cell table:formula="of:=[.O131]+25-[.I131]" office:value-type="float" office:value="1.58306122448994" calcext:value-type="float">
            <text:p>1,583061224489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537800" calcext:value-type="float">
            <text:p>64537800</text:p>
          </table:table-cell>
          <table:table-cell office:value-type="float" office:value="260656" calcext:value-type="float">
            <text:p>260656</text:p>
          </table:table-cell>
          <table:table-cell office:value-type="float" office:value="105440" calcext:value-type="float">
            <text:p>105440</text:p>
          </table:table-cell>
          <table:table-cell office:value-type="float" office:value="260554" calcext:value-type="float">
            <text:p>260554</text:p>
          </table:table-cell>
          <table:table-cell office:value-type="float" office:value="105400" calcext:value-type="float">
            <text:p>105400</text:p>
          </table:table-cell>
          <table:table-cell table:formula="of:=[.F132]/(44100)*90000*300" office:value-type="float" office:value="64530612.244898" calcext:value-type="float">
            <text:p>64530612,244898</text:p>
          </table:table-cell>
          <table:table-cell table:formula="of:=ROUND([.G132]/300+26.09-0.07128*[.M132])" office:value-type="float" office:value="215126" calcext:value-type="float">
            <text:p>215126</text:p>
          </table:table-cell>
          <table:table-cell table:formula="of:=[.B132]/300" office:value-type="float" office:value="215126" calcext:value-type="float">
            <text:p>215126</text:p>
          </table:table-cell>
          <table:table-cell table:formula="of:=[.I132]-[.H132]" office:value-type="float" office:value="0" calcext:value-type="float">
            <text:p>0</text:p>
          </table:table-cell>
          <table:table-cell office:value-type="float" office:value="260629" calcext:value-type="float">
            <text:p>260629</text:p>
          </table:table-cell>
          <table:table-cell table:formula="of:=[.K132]-[.E132]" office:value-type="float" office:value="75" calcext:value-type="float">
            <text:p>75</text:p>
          </table:table-cell>
          <table:table-cell table:formula="of:=[.C132]-[.K132]" office:value-type="float" office:value="27" calcext:value-type="float">
            <text:p>27</text:p>
          </table:table-cell>
          <table:table-cell/>
          <table:table-cell table:formula="of:=[.G132]/300" office:value-type="float" office:value="215102.040816327" calcext:value-type="float">
            <text:p>215102,040816327</text:p>
          </table:table-cell>
          <table:table-cell table:formula="of:=[.O132]+25-[.I132]" office:value-type="float" office:value="1.04081632653833" calcext:value-type="float">
            <text:p>1,040816326538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001878" calcext:value-type="float">
            <text:p>65001878</text:p>
          </table:table-cell>
          <table:table-cell office:value-type="float" office:value="262718" calcext:value-type="float">
            <text:p>262718</text:p>
          </table:table-cell>
          <table:table-cell office:value-type="float" office:value="106200" calcext:value-type="float">
            <text:p>106200</text:p>
          </table:table-cell>
          <table:table-cell office:value-type="float" office:value="262618" calcext:value-type="float">
            <text:p>262618</text:p>
          </table:table-cell>
          <table:table-cell office:value-type="float" office:value="106160" calcext:value-type="float">
            <text:p>106160</text:p>
          </table:table-cell>
          <table:table-cell table:formula="of:=[.F133]/(44100)*90000*300" office:value-type="float" office:value="64995918.3673469" calcext:value-type="float">
            <text:p>64995918,3673469</text:p>
          </table:table-cell>
          <table:table-cell table:formula="of:=ROUND([.G133]/300+26.09-0.07128*[.M133])" office:value-type="float" office:value="216673" calcext:value-type="float">
            <text:p>216673</text:p>
          </table:table-cell>
          <table:table-cell table:formula="of:=[.B133]/300" office:value-type="float" office:value="216672.926666667" calcext:value-type="float">
            <text:p>216672,926666667</text:p>
          </table:table-cell>
          <table:table-cell table:formula="of:=[.I133]-[.H133]" office:value-type="float" office:value="-0.0733333333337214" calcext:value-type="float">
            <text:p>-0,073333333333721</text:p>
          </table:table-cell>
          <table:table-cell office:value-type="float" office:value="262634" calcext:value-type="float">
            <text:p>262634</text:p>
          </table:table-cell>
          <table:table-cell table:formula="of:=[.K133]-[.E133]" office:value-type="float" office:value="16" calcext:value-type="float">
            <text:p>16</text:p>
          </table:table-cell>
          <table:table-cell table:formula="of:=[.C133]-[.K133]" office:value-type="float" office:value="84" calcext:value-type="float">
            <text:p>84</text:p>
          </table:table-cell>
          <table:table-cell/>
          <table:table-cell table:formula="of:=[.G133]/300" office:value-type="float" office:value="216653.06122449" calcext:value-type="float">
            <text:p>216653,06122449</text:p>
          </table:table-cell>
          <table:table-cell table:formula="of:=[.O133]+25-[.I133]" office:value-type="float" office:value="5.13455782312667" calcext:value-type="float">
            <text:p>5,134557823126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5420057" calcext:value-type="float">
            <text:p>65420057</text:p>
          </table:table-cell>
          <table:table-cell office:value-type="float" office:value="264640" calcext:value-type="float">
            <text:p>264640</text:p>
          </table:table-cell>
          <table:table-cell office:value-type="float" office:value="106880" calcext:value-type="float">
            <text:p>106880</text:p>
          </table:table-cell>
          <table:table-cell office:value-type="float" office:value="264470" calcext:value-type="float">
            <text:p>264470</text:p>
          </table:table-cell>
          <table:table-cell office:value-type="float" office:value="106840" calcext:value-type="float">
            <text:p>106840</text:p>
          </table:table-cell>
          <table:table-cell table:formula="of:=[.F134]/(44100)*90000*300" office:value-type="float" office:value="65412244.8979592" calcext:value-type="float">
            <text:p>65412244,8979592</text:p>
          </table:table-cell>
          <table:table-cell table:formula="of:=ROUND([.G134]/300+26.09-0.07128*[.M134])" office:value-type="float" office:value="218067" calcext:value-type="float">
            <text:p>218067</text:p>
          </table:table-cell>
          <table:table-cell table:formula="of:=[.B134]/300" office:value-type="float" office:value="218066.856666667" calcext:value-type="float">
            <text:p>218066,856666667</text:p>
          </table:table-cell>
          <table:table-cell table:formula="of:=[.I134]-[.H134]" office:value-type="float" office:value="-0.143333333340706" calcext:value-type="float">
            <text:p>-0,143333333340706</text:p>
          </table:table-cell>
          <table:table-cell office:value-type="float" office:value="264639" calcext:value-type="float">
            <text:p>264639</text:p>
          </table:table-cell>
          <table:table-cell table:formula="of:=[.K134]-[.E134]" office:value-type="float" office:value="169" calcext:value-type="float">
            <text:p>169</text:p>
          </table:table-cell>
          <table:table-cell table:formula="of:=[.C134]-[.K134]" office:value-type="float" office:value="1" calcext:value-type="float">
            <text:p>1</text:p>
          </table:table-cell>
          <table:table-cell/>
          <table:table-cell table:formula="of:=[.G134]/300" office:value-type="float" office:value="218040.816326531" calcext:value-type="float">
            <text:p>218040,816326531</text:p>
          </table:table-cell>
          <table:table-cell table:formula="of:=[.O134]+25-[.I134]" office:value-type="float" office:value="-1.04034013603814" calcext:value-type="float">
            <text:p>-1,0403401360381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884950" calcext:value-type="float">
            <text:p>65884950</text:p>
          </table:table-cell>
          <table:table-cell office:value-type="float" office:value="266664" calcext:value-type="float">
            <text:p>266664</text:p>
          </table:table-cell>
          <table:table-cell office:value-type="float" office:value="107640" calcext:value-type="float">
            <text:p>107640</text:p>
          </table:table-cell>
          <table:table-cell office:value-type="float" office:value="266566" calcext:value-type="float">
            <text:p>266566</text:p>
          </table:table-cell>
          <table:table-cell office:value-type="float" office:value="107600" calcext:value-type="float">
            <text:p>107600</text:p>
          </table:table-cell>
          <table:table-cell table:formula="of:=[.F135]/(44100)*90000*300" office:value-type="float" office:value="65877551.0204082" calcext:value-type="float">
            <text:p>65877551,0204082</text:p>
          </table:table-cell>
          <table:table-cell table:formula="of:=ROUND([.G135]/300+26.09-0.07128*[.M135])" office:value-type="float" office:value="219617" calcext:value-type="float">
            <text:p>219617</text:p>
          </table:table-cell>
          <table:table-cell table:formula="of:=[.B135]/300" office:value-type="float" office:value="219616.5" calcext:value-type="float">
            <text:p>219616,5</text:p>
          </table:table-cell>
          <table:table-cell table:formula="of:=[.I135]-[.H135]" office:value-type="float" office:value="-0.5" calcext:value-type="float">
            <text:p>-0,5</text:p>
          </table:table-cell>
          <table:table-cell office:value-type="float" office:value="266644" calcext:value-type="float">
            <text:p>266644</text:p>
          </table:table-cell>
          <table:table-cell table:formula="of:=[.K135]-[.E135]" office:value-type="float" office:value="78" calcext:value-type="float">
            <text:p>78</text:p>
          </table:table-cell>
          <table:table-cell table:formula="of:=[.C135]-[.K135]" office:value-type="float" office:value="20" calcext:value-type="float">
            <text:p>20</text:p>
          </table:table-cell>
          <table:table-cell/>
          <table:table-cell table:formula="of:=[.G135]/300" office:value-type="float" office:value="219591.836734694" calcext:value-type="float">
            <text:p>219591,836734694</text:p>
          </table:table-cell>
          <table:table-cell table:formula="of:=[.O135]+25-[.I135]" office:value-type="float" office:value="0.336734693875769" calcext:value-type="float">
            <text:p>0,3367346938757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6350657" calcext:value-type="float">
            <text:p>66350657</text:p>
          </table:table-cell>
          <table:table-cell office:value-type="float" office:value="268650" calcext:value-type="float">
            <text:p>268650</text:p>
          </table:table-cell>
          <table:table-cell office:value-type="float" office:value="108400" calcext:value-type="float">
            <text:p>108400</text:p>
          </table:table-cell>
          <table:table-cell office:value-type="float" office:value="268556" calcext:value-type="float">
            <text:p>268556</text:p>
          </table:table-cell>
          <table:table-cell office:value-type="float" office:value="108360" calcext:value-type="float">
            <text:p>108360</text:p>
          </table:table-cell>
          <table:table-cell table:formula="of:=[.F136]/(44100)*90000*300" office:value-type="float" office:value="66342857.1428572" calcext:value-type="float">
            <text:p>66342857,1428572</text:p>
          </table:table-cell>
          <table:table-cell table:formula="of:=ROUND([.G136]/300+26.09-0.07128*[.M136])" office:value-type="float" office:value="221169" calcext:value-type="float">
            <text:p>221169</text:p>
          </table:table-cell>
          <table:table-cell table:formula="of:=[.B136]/300" office:value-type="float" office:value="221168.856666667" calcext:value-type="float">
            <text:p>221168,856666667</text:p>
          </table:table-cell>
          <table:table-cell table:formula="of:=[.I136]-[.H136]" office:value-type="float" office:value="-0.143333333340706" calcext:value-type="float">
            <text:p>-0,143333333340706</text:p>
          </table:table-cell>
          <table:table-cell office:value-type="float" office:value="268649" calcext:value-type="float">
            <text:p>268649</text:p>
          </table:table-cell>
          <table:table-cell table:formula="of:=[.K136]-[.E136]" office:value-type="float" office:value="93" calcext:value-type="float">
            <text:p>93</text:p>
          </table:table-cell>
          <table:table-cell table:formula="of:=[.C136]-[.K136]" office:value-type="float" office:value="1" calcext:value-type="float">
            <text:p>1</text:p>
          </table:table-cell>
          <table:table-cell/>
          <table:table-cell table:formula="of:=[.G136]/300" office:value-type="float" office:value="221142.857142857" calcext:value-type="float">
            <text:p>221142,857142857</text:p>
          </table:table-cell>
          <table:table-cell table:formula="of:=[.O136]+25-[.I136]" office:value-type="float" office:value="-0.999523809499806" calcext:value-type="float">
            <text:p>-0,9995238094998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6815335" calcext:value-type="float">
            <text:p>66815335</text:p>
          </table:table-cell>
          <table:table-cell office:value-type="float" office:value="270684" calcext:value-type="float">
            <text:p>270684</text:p>
          </table:table-cell>
          <table:table-cell office:value-type="float" office:value="109160" calcext:value-type="float">
            <text:p>109160</text:p>
          </table:table-cell>
          <table:table-cell office:value-type="float" office:value="270590" calcext:value-type="float">
            <text:p>270590</text:p>
          </table:table-cell>
          <table:table-cell office:value-type="float" office:value="109120" calcext:value-type="float">
            <text:p>109120</text:p>
          </table:table-cell>
          <table:table-cell table:formula="of:=[.F137]/(44100)*90000*300" office:value-type="float" office:value="66808163.2653061" calcext:value-type="float">
            <text:p>66808163,2653061</text:p>
          </table:table-cell>
          <table:table-cell table:formula="of:=ROUND([.G137]/300+26.09-0.07128*[.M137])" office:value-type="float" office:value="222718" calcext:value-type="float">
            <text:p>222718</text:p>
          </table:table-cell>
          <table:table-cell table:formula="of:=[.B137]/300" office:value-type="float" office:value="222717.783333333" calcext:value-type="float">
            <text:p>222717,783333333</text:p>
          </table:table-cell>
          <table:table-cell table:formula="of:=[.I137]-[.H137]" office:value-type="float" office:value="-0.216666666674428" calcext:value-type="float">
            <text:p>-0,216666666674428</text:p>
          </table:table-cell>
          <table:table-cell office:value-type="float" office:value="270654" calcext:value-type="float">
            <text:p>270654</text:p>
          </table:table-cell>
          <table:table-cell table:formula="of:=[.K137]-[.E137]" office:value-type="float" office:value="64" calcext:value-type="float">
            <text:p>64</text:p>
          </table:table-cell>
          <table:table-cell table:formula="of:=[.C137]-[.K137]" office:value-type="float" office:value="30" calcext:value-type="float">
            <text:p>30</text:p>
          </table:table-cell>
          <table:table-cell/>
          <table:table-cell table:formula="of:=[.G137]/300" office:value-type="float" office:value="222693.87755102" calcext:value-type="float">
            <text:p>222693,87755102</text:p>
          </table:table-cell>
          <table:table-cell table:formula="of:=[.O137]+25-[.I137]" office:value-type="float" office:value="1.09421768708853" calcext:value-type="float">
            <text:p>1,094217687088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7304185" calcext:value-type="float">
            <text:p>67304185</text:p>
          </table:table-cell>
          <table:table-cell office:value-type="float" office:value="272738" calcext:value-type="float">
            <text:p>272738</text:p>
          </table:table-cell>
          <table:table-cell office:value-type="float" office:value="109960" calcext:value-type="float">
            <text:p>109960</text:p>
          </table:table-cell>
          <table:table-cell office:value-type="float" office:value="272644" calcext:value-type="float">
            <text:p>272644</text:p>
          </table:table-cell>
          <table:table-cell office:value-type="float" office:value="109920" calcext:value-type="float">
            <text:p>109920</text:p>
          </table:table-cell>
          <table:table-cell table:formula="of:=[.F138]/(44100)*90000*300" office:value-type="float" office:value="67297959.1836735" calcext:value-type="float">
            <text:p>67297959,1836735</text:p>
          </table:table-cell>
          <table:table-cell table:formula="of:=ROUND([.G138]/300+26.09-0.07128*[.M138])" office:value-type="float" office:value="224347" calcext:value-type="float">
            <text:p>224347</text:p>
          </table:table-cell>
          <table:table-cell table:formula="of:=[.B138]/300" office:value-type="float" office:value="224347.283333333" calcext:value-type="float">
            <text:p>224347,283333333</text:p>
          </table:table-cell>
          <table:table-cell table:formula="of:=[.I138]-[.H138]" office:value-type="float" office:value="0.283333333325572" calcext:value-type="float">
            <text:p>0,283333333325572</text:p>
          </table:table-cell>
          <table:table-cell office:value-type="float" office:value="272659" calcext:value-type="float">
            <text:p>272659</text:p>
          </table:table-cell>
          <table:table-cell table:formula="of:=[.K138]-[.E138]" office:value-type="float" office:value="15" calcext:value-type="float">
            <text:p>15</text:p>
          </table:table-cell>
          <table:table-cell table:formula="of:=[.C138]-[.K138]" office:value-type="float" office:value="79" calcext:value-type="float">
            <text:p>79</text:p>
          </table:table-cell>
          <table:table-cell/>
          <table:table-cell table:formula="of:=[.G138]/300" office:value-type="float" office:value="224326.530612245" calcext:value-type="float">
            <text:p>224326,530612245</text:p>
          </table:table-cell>
          <table:table-cell table:formula="of:=[.O138]+25-[.I138]" office:value-type="float" office:value="4.24727891158545" calcext:value-type="float">
            <text:p>4,247278911585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771093" calcext:value-type="float">
            <text:p>67771093</text:p>
          </table:table-cell>
          <table:table-cell office:value-type="float" office:value="274668" calcext:value-type="float">
            <text:p>274668</text:p>
          </table:table-cell>
          <table:table-cell office:value-type="float" office:value="110720" calcext:value-type="float">
            <text:p>110720</text:p>
          </table:table-cell>
          <table:table-cell office:value-type="float" office:value="274574" calcext:value-type="float">
            <text:p>274574</text:p>
          </table:table-cell>
          <table:table-cell office:value-type="float" office:value="110680" calcext:value-type="float">
            <text:p>110680</text:p>
          </table:table-cell>
          <table:table-cell table:formula="of:=[.F139]/(44100)*90000*300" office:value-type="float" office:value="67763265.3061225" calcext:value-type="float">
            <text:p>67763265,3061225</text:p>
          </table:table-cell>
          <table:table-cell table:formula="of:=ROUND([.G139]/300+26.09-0.07128*[.M139])" office:value-type="float" office:value="225903" calcext:value-type="float">
            <text:p>225903</text:p>
          </table:table-cell>
          <table:table-cell table:formula="of:=[.B139]/300" office:value-type="float" office:value="225903.643333333" calcext:value-type="float">
            <text:p>225903,643333333</text:p>
          </table:table-cell>
          <table:table-cell table:formula="of:=[.I139]-[.H139]" office:value-type="float" office:value="0.643333333340706" calcext:value-type="float">
            <text:p>0,643333333340706</text:p>
          </table:table-cell>
          <table:table-cell office:value-type="float" office:value="274664" calcext:value-type="float">
            <text:p>274664</text:p>
          </table:table-cell>
          <table:table-cell table:formula="of:=[.K139]-[.E139]" office:value-type="float" office:value="90" calcext:value-type="float">
            <text:p>90</text:p>
          </table:table-cell>
          <table:table-cell table:formula="of:=[.C139]-[.K139]" office:value-type="float" office:value="4" calcext:value-type="float">
            <text:p>4</text:p>
          </table:table-cell>
          <table:table-cell/>
          <table:table-cell table:formula="of:=[.G139]/300" office:value-type="float" office:value="225877.551020408" calcext:value-type="float">
            <text:p>225877,551020408</text:p>
          </table:table-cell>
          <table:table-cell table:formula="of:=[.O139]+25-[.I139]" office:value-type="float" office:value="-1.09231292517507" calcext:value-type="float">
            <text:p>-1,092312925175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8236028" calcext:value-type="float">
            <text:p>68236028</text:p>
          </table:table-cell>
          <table:table-cell office:value-type="float" office:value="276690" calcext:value-type="float">
            <text:p>276690</text:p>
          </table:table-cell>
          <table:table-cell office:value-type="float" office:value="111480" calcext:value-type="float">
            <text:p>111480</text:p>
          </table:table-cell>
          <table:table-cell office:value-type="float" office:value="276594" calcext:value-type="float">
            <text:p>276594</text:p>
          </table:table-cell>
          <table:table-cell office:value-type="float" office:value="111440" calcext:value-type="float">
            <text:p>111440</text:p>
          </table:table-cell>
          <table:table-cell table:formula="of:=[.F140]/(44100)*90000*300" office:value-type="float" office:value="68228571.4285714" calcext:value-type="float">
            <text:p>68228571,4285714</text:p>
          </table:table-cell>
          <table:table-cell table:formula="of:=ROUND([.G140]/300+26.09-0.07128*[.M140])" office:value-type="float" office:value="227453" calcext:value-type="float">
            <text:p>227453</text:p>
          </table:table-cell>
          <table:table-cell table:formula="of:=[.B140]/300" office:value-type="float" office:value="227453.426666667" calcext:value-type="float">
            <text:p>227453,426666667</text:p>
          </table:table-cell>
          <table:table-cell table:formula="of:=[.I140]-[.H140]" office:value-type="float" office:value="0.426666666666279" calcext:value-type="float">
            <text:p>0,426666666666279</text:p>
          </table:table-cell>
          <table:table-cell office:value-type="float" office:value="276669" calcext:value-type="float">
            <text:p>276669</text:p>
          </table:table-cell>
          <table:table-cell table:formula="of:=[.K140]-[.E140]" office:value-type="float" office:value="75" calcext:value-type="float">
            <text:p>75</text:p>
          </table:table-cell>
          <table:table-cell table:formula="of:=[.C140]-[.K140]" office:value-type="float" office:value="21" calcext:value-type="float">
            <text:p>21</text:p>
          </table:table-cell>
          <table:table-cell/>
          <table:table-cell table:formula="of:=[.G140]/300" office:value-type="float" office:value="227428.571428571" calcext:value-type="float">
            <text:p>227428,571428571</text:p>
          </table:table-cell>
          <table:table-cell table:formula="of:=[.O140]+25-[.I140]" office:value-type="float" office:value="0.144761904783081" calcext:value-type="float">
            <text:p>0,1447619047830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8701564" calcext:value-type="float">
            <text:p>68701564</text:p>
          </table:table-cell>
          <table:table-cell office:value-type="float" office:value="278684" calcext:value-type="float">
            <text:p>278684</text:p>
          </table:table-cell>
          <table:table-cell office:value-type="float" office:value="112240" calcext:value-type="float">
            <text:p>112240</text:p>
          </table:table-cell>
          <table:table-cell office:value-type="float" office:value="278586" calcext:value-type="float">
            <text:p>278586</text:p>
          </table:table-cell>
          <table:table-cell office:value-type="float" office:value="112200" calcext:value-type="float">
            <text:p>112200</text:p>
          </table:table-cell>
          <table:table-cell table:formula="of:=[.F141]/(44100)*90000*300" office:value-type="float" office:value="68693877.5510204" calcext:value-type="float">
            <text:p>68693877,5510204</text:p>
          </table:table-cell>
          <table:table-cell table:formula="of:=ROUND([.G141]/300+26.09-0.07128*[.M141])" office:value-type="float" office:value="229005" calcext:value-type="float">
            <text:p>229005</text:p>
          </table:table-cell>
          <table:table-cell table:formula="of:=[.B141]/300" office:value-type="float" office:value="229005.213333333" calcext:value-type="float">
            <text:p>229005,213333333</text:p>
          </table:table-cell>
          <table:table-cell table:formula="of:=[.I141]-[.H141]" office:value-type="float" office:value="0.213333333347691" calcext:value-type="float">
            <text:p>0,213333333347691</text:p>
          </table:table-cell>
          <table:table-cell office:value-type="float" office:value="278674" calcext:value-type="float">
            <text:p>278674</text:p>
          </table:table-cell>
          <table:table-cell table:formula="of:=[.K141]-[.E141]" office:value-type="float" office:value="88" calcext:value-type="float">
            <text:p>88</text:p>
          </table:table-cell>
          <table:table-cell table:formula="of:=[.C141]-[.K141]" office:value-type="float" office:value="10" calcext:value-type="float">
            <text:p>10</text:p>
          </table:table-cell>
          <table:table-cell/>
          <table:table-cell table:formula="of:=[.G141]/300" office:value-type="float" office:value="228979.591836735" calcext:value-type="float">
            <text:p>228979,591836735</text:p>
          </table:table-cell>
          <table:table-cell table:formula="of:=[.O141]+25-[.I141]" office:value-type="float" office:value="-0.621496598643716" calcext:value-type="float">
            <text:p>-0,6214965986437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9165343" calcext:value-type="float">
            <text:p>69165343</text:p>
          </table:table-cell>
          <table:table-cell office:value-type="float" office:value="280760" calcext:value-type="float">
            <text:p>280760</text:p>
          </table:table-cell>
          <table:table-cell office:value-type="float" office:value="113000" calcext:value-type="float">
            <text:p>113000</text:p>
          </table:table-cell>
          <table:table-cell office:value-type="float" office:value="280588" calcext:value-type="float">
            <text:p>280588</text:p>
          </table:table-cell>
          <table:table-cell office:value-type="float" office:value="112960" calcext:value-type="float">
            <text:p>112960</text:p>
          </table:table-cell>
          <table:table-cell table:formula="of:=[.F142]/(44100)*90000*300" office:value-type="float" office:value="69159183.6734694" calcext:value-type="float">
            <text:p>69159183,6734694</text:p>
          </table:table-cell>
          <table:table-cell table:formula="of:=ROUND([.G142]/300+26.09-0.07128*[.M142])" office:value-type="float" office:value="230551" calcext:value-type="float">
            <text:p>230551</text:p>
          </table:table-cell>
          <table:table-cell table:formula="of:=[.B142]/300" office:value-type="float" office:value="230551.143333333" calcext:value-type="float">
            <text:p>230551,143333333</text:p>
          </table:table-cell>
          <table:table-cell table:formula="of:=[.I142]-[.H142]" office:value-type="float" office:value="0.143333333340706" calcext:value-type="float">
            <text:p>0,143333333340706</text:p>
          </table:table-cell>
          <table:table-cell office:value-type="float" office:value="280679" calcext:value-type="float">
            <text:p>280679</text:p>
          </table:table-cell>
          <table:table-cell table:formula="of:=[.K142]-[.E142]" office:value-type="float" office:value="91" calcext:value-type="float">
            <text:p>91</text:p>
          </table:table-cell>
          <table:table-cell table:formula="of:=[.C142]-[.K142]" office:value-type="float" office:value="81" calcext:value-type="float">
            <text:p>81</text:p>
          </table:table-cell>
          <table:table-cell/>
          <table:table-cell table:formula="of:=[.G142]/300" office:value-type="float" office:value="230530.612244898" calcext:value-type="float">
            <text:p>230530,612244898</text:p>
          </table:table-cell>
          <table:table-cell table:formula="of:=[.O142]+25-[.I142]" office:value-type="float" office:value="4.46891156464699" calcext:value-type="float">
            <text:p>4,468911564646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9631264" calcext:value-type="float">
            <text:p>69631264</text:p>
          </table:table-cell>
          <table:table-cell office:value-type="float" office:value="282736" calcext:value-type="float">
            <text:p>282736</text:p>
          </table:table-cell>
          <table:table-cell office:value-type="float" office:value="113760" calcext:value-type="float">
            <text:p>113760</text:p>
          </table:table-cell>
          <table:table-cell office:value-type="float" office:value="282640" calcext:value-type="float">
            <text:p>282640</text:p>
          </table:table-cell>
          <table:table-cell office:value-type="float" office:value="113720" calcext:value-type="float">
            <text:p>113720</text:p>
          </table:table-cell>
          <table:table-cell table:formula="of:=[.F143]/(44100)*90000*300" office:value-type="float" office:value="69624489.7959184" calcext:value-type="float">
            <text:p>69624489,7959184</text:p>
          </table:table-cell>
          <table:table-cell table:formula="of:=ROUND([.G143]/300+26.09-0.07128*[.M143])" office:value-type="float" office:value="232104" calcext:value-type="float">
            <text:p>232104</text:p>
          </table:table-cell>
          <table:table-cell table:formula="of:=[.B143]/300" office:value-type="float" office:value="232104.213333333" calcext:value-type="float">
            <text:p>232104,213333333</text:p>
          </table:table-cell>
          <table:table-cell table:formula="of:=[.I143]-[.H143]" office:value-type="float" office:value="0.213333333347691" calcext:value-type="float">
            <text:p>0,213333333347691</text:p>
          </table:table-cell>
          <table:table-cell office:value-type="float" office:value="282684" calcext:value-type="float">
            <text:p>282684</text:p>
          </table:table-cell>
          <table:table-cell table:formula="of:=[.K143]-[.E143]" office:value-type="float" office:value="44" calcext:value-type="float">
            <text:p>44</text:p>
          </table:table-cell>
          <table:table-cell table:formula="of:=[.C143]-[.K143]" office:value-type="float" office:value="52" calcext:value-type="float">
            <text:p>52</text:p>
          </table:table-cell>
          <table:table-cell/>
          <table:table-cell table:formula="of:=[.G143]/300" office:value-type="float" office:value="232081.632653061" calcext:value-type="float">
            <text:p>232081,632653061</text:p>
          </table:table-cell>
          <table:table-cell table:formula="of:=[.O143]+25-[.I143]" office:value-type="float" office:value="2.41931972786551" calcext:value-type="float">
            <text:p>2,419319727865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0097357" calcext:value-type="float">
            <text:p>70097357</text:p>
          </table:table-cell>
          <table:table-cell office:value-type="float" office:value="284704" calcext:value-type="float">
            <text:p>284704</text:p>
          </table:table-cell>
          <table:table-cell office:value-type="float" office:value="114520" calcext:value-type="float">
            <text:p>114520</text:p>
          </table:table-cell>
          <table:table-cell office:value-type="float" office:value="284610" calcext:value-type="float">
            <text:p>284610</text:p>
          </table:table-cell>
          <table:table-cell office:value-type="float" office:value="114480" calcext:value-type="float">
            <text:p>114480</text:p>
          </table:table-cell>
          <table:table-cell table:formula="of:=[.F144]/(44100)*90000*300" office:value-type="float" office:value="70089795.9183674" calcext:value-type="float">
            <text:p>70089795,9183674</text:p>
          </table:table-cell>
          <table:table-cell table:formula="of:=ROUND([.G144]/300+26.09-0.07128*[.M144])" office:value-type="float" office:value="233658" calcext:value-type="float">
            <text:p>233658</text:p>
          </table:table-cell>
          <table:table-cell table:formula="of:=[.B144]/300" office:value-type="float" office:value="233657.856666667" calcext:value-type="float">
            <text:p>233657,856666667</text:p>
          </table:table-cell>
          <table:table-cell table:formula="of:=[.I144]-[.H144]" office:value-type="float" office:value="-0.143333333340706" calcext:value-type="float">
            <text:p>-0,143333333340706</text:p>
          </table:table-cell>
          <table:table-cell office:value-type="float" office:value="284689" calcext:value-type="float">
            <text:p>284689</text:p>
          </table:table-cell>
          <table:table-cell table:formula="of:=[.K144]-[.E144]" office:value-type="float" office:value="79" calcext:value-type="float">
            <text:p>79</text:p>
          </table:table-cell>
          <table:table-cell table:formula="of:=[.C144]-[.K144]" office:value-type="float" office:value="15" calcext:value-type="float">
            <text:p>15</text:p>
          </table:table-cell>
          <table:table-cell/>
          <table:table-cell table:formula="of:=[.G144]/300" office:value-type="float" office:value="233632.653061225" calcext:value-type="float">
            <text:p>233632,653061225</text:p>
          </table:table-cell>
          <table:table-cell table:formula="of:=[.O144]+25-[.I144]" office:value-type="float" office:value="-0.203605442133266" calcext:value-type="float">
            <text:p>-0,2036054421332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0562550" calcext:value-type="float">
            <text:p>70562550</text:p>
          </table:table-cell>
          <table:table-cell office:value-type="float" office:value="286714" calcext:value-type="float">
            <text:p>286714</text:p>
          </table:table-cell>
          <table:table-cell office:value-type="float" office:value="115280" calcext:value-type="float">
            <text:p>115280</text:p>
          </table:table-cell>
          <table:table-cell office:value-type="float" office:value="286618" calcext:value-type="float">
            <text:p>286618</text:p>
          </table:table-cell>
          <table:table-cell office:value-type="float" office:value="115240" calcext:value-type="float">
            <text:p>115240</text:p>
          </table:table-cell>
          <table:table-cell table:formula="of:=[.F145]/(44100)*90000*300" office:value-type="float" office:value="70555102.0408163" calcext:value-type="float">
            <text:p>70555102,0408163</text:p>
          </table:table-cell>
          <table:table-cell table:formula="of:=ROUND([.G145]/300+26.09-0.07128*[.M145])" office:value-type="float" office:value="235208" calcext:value-type="float">
            <text:p>235208</text:p>
          </table:table-cell>
          <table:table-cell table:formula="of:=[.B145]/300" office:value-type="float" office:value="235208.5" calcext:value-type="float">
            <text:p>235208,5</text:p>
          </table:table-cell>
          <table:table-cell table:formula="of:=[.I145]-[.H145]" office:value-type="float" office:value="0.5" calcext:value-type="float">
            <text:p>0,5</text:p>
          </table:table-cell>
          <table:table-cell office:value-type="float" office:value="286694" calcext:value-type="float">
            <text:p>286694</text:p>
          </table:table-cell>
          <table:table-cell table:formula="of:=[.K145]-[.E145]" office:value-type="float" office:value="76" calcext:value-type="float">
            <text:p>76</text:p>
          </table:table-cell>
          <table:table-cell table:formula="of:=[.C145]-[.K145]" office:value-type="float" office:value="20" calcext:value-type="float">
            <text:p>20</text:p>
          </table:table-cell>
          <table:table-cell/>
          <table:table-cell table:formula="of:=[.G145]/300" office:value-type="float" office:value="235183.673469388" calcext:value-type="float">
            <text:p>235183,673469388</text:p>
          </table:table-cell>
          <table:table-cell table:formula="of:=[.O145]+25-[.I145]" office:value-type="float" office:value="0.173469387751538" calcext:value-type="float">
            <text:p>0,1734693877515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1052085" calcext:value-type="float">
            <text:p>71052085</text:p>
          </table:table-cell>
          <table:table-cell office:value-type="float" office:value="288722" calcext:value-type="float">
            <text:p>288722</text:p>
          </table:table-cell>
          <table:table-cell office:value-type="float" office:value="116080" calcext:value-type="float">
            <text:p>116080</text:p>
          </table:table-cell>
          <table:table-cell office:value-type="float" office:value="288628" calcext:value-type="float">
            <text:p>288628</text:p>
          </table:table-cell>
          <table:table-cell office:value-type="float" office:value="116040" calcext:value-type="float">
            <text:p>116040</text:p>
          </table:table-cell>
          <table:table-cell table:formula="of:=[.F146]/(44100)*90000*300" office:value-type="float" office:value="71044897.9591837" calcext:value-type="float">
            <text:p>71044897,9591837</text:p>
          </table:table-cell>
          <table:table-cell table:formula="of:=ROUND([.G146]/300+26.09-0.07128*[.M146])" office:value-type="float" office:value="236841" calcext:value-type="float">
            <text:p>236841</text:p>
          </table:table-cell>
          <table:table-cell table:formula="of:=[.B146]/300" office:value-type="float" office:value="236840.283333333" calcext:value-type="float">
            <text:p>236840,283333333</text:p>
          </table:table-cell>
          <table:table-cell table:formula="of:=[.I146]-[.H146]" office:value-type="float" office:value="-0.716666666674428" calcext:value-type="float">
            <text:p>-0,716666666674428</text:p>
          </table:table-cell>
          <table:table-cell office:value-type="float" office:value="288699" calcext:value-type="float">
            <text:p>288699</text:p>
          </table:table-cell>
          <table:table-cell table:formula="of:=[.K146]-[.E146]" office:value-type="float" office:value="71" calcext:value-type="float">
            <text:p>71</text:p>
          </table:table-cell>
          <table:table-cell table:formula="of:=[.C146]-[.K146]" office:value-type="float" office:value="23" calcext:value-type="float">
            <text:p>23</text:p>
          </table:table-cell>
          <table:table-cell/>
          <table:table-cell table:formula="of:=[.G146]/300" office:value-type="float" office:value="236816.326530612" calcext:value-type="float">
            <text:p>236816,326530612</text:p>
          </table:table-cell>
          <table:table-cell table:formula="of:=[.O146]+25-[.I146]" office:value-type="float" office:value="1.04319727892289" calcext:value-type="float">
            <text:p>1,043197278922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1541107" calcext:value-type="float">
            <text:p>71541107</text:p>
          </table:table-cell>
          <table:table-cell office:value-type="float" office:value="290768" calcext:value-type="float">
            <text:p>290768</text:p>
          </table:table-cell>
          <table:table-cell office:value-type="float" office:value="116880" calcext:value-type="float">
            <text:p>116880</text:p>
          </table:table-cell>
          <table:table-cell office:value-type="float" office:value="290678" calcext:value-type="float">
            <text:p>290678</text:p>
          </table:table-cell>
          <table:table-cell office:value-type="float" office:value="116840" calcext:value-type="float">
            <text:p>116840</text:p>
          </table:table-cell>
          <table:table-cell table:formula="of:=[.F147]/(44100)*90000*300" office:value-type="float" office:value="71534693.877551" calcext:value-type="float">
            <text:p>71534693,877551</text:p>
          </table:table-cell>
          <table:table-cell table:formula="of:=ROUND([.G147]/300+26.09-0.07128*[.M147])" office:value-type="float" office:value="238471" calcext:value-type="float">
            <text:p>238471</text:p>
          </table:table-cell>
          <table:table-cell table:formula="of:=[.B147]/300" office:value-type="float" office:value="238470.356666667" calcext:value-type="float">
            <text:p>238470,356666667</text:p>
          </table:table-cell>
          <table:table-cell table:formula="of:=[.I147]-[.H147]" office:value-type="float" office:value="-0.643333333340706" calcext:value-type="float">
            <text:p>-0,643333333340706</text:p>
          </table:table-cell>
          <table:table-cell office:value-type="float" office:value="290704" calcext:value-type="float">
            <text:p>290704</text:p>
          </table:table-cell>
          <table:table-cell table:formula="of:=[.K147]-[.E147]" office:value-type="float" office:value="26" calcext:value-type="float">
            <text:p>26</text:p>
          </table:table-cell>
          <table:table-cell table:formula="of:=[.C147]-[.K147]" office:value-type="float" office:value="64" calcext:value-type="float">
            <text:p>64</text:p>
          </table:table-cell>
          <table:table-cell/>
          <table:table-cell table:formula="of:=[.G147]/300" office:value-type="float" office:value="238448.979591837" calcext:value-type="float">
            <text:p>238448,979591837</text:p>
          </table:table-cell>
          <table:table-cell table:formula="of:=[.O147]+25-[.I147]" office:value-type="float" office:value="3.62292517005699" calcext:value-type="float">
            <text:p>3,622925170056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2031414" calcext:value-type="float">
            <text:p>72031414</text:p>
          </table:table-cell>
          <table:table-cell office:value-type="float" office:value="292754" calcext:value-type="float">
            <text:p>292754</text:p>
          </table:table-cell>
          <table:table-cell office:value-type="float" office:value="117680" calcext:value-type="float">
            <text:p>117680</text:p>
          </table:table-cell>
          <table:table-cell office:value-type="float" office:value="292664" calcext:value-type="float">
            <text:p>292664</text:p>
          </table:table-cell>
          <table:table-cell office:value-type="float" office:value="117640" calcext:value-type="float">
            <text:p>117640</text:p>
          </table:table-cell>
          <table:table-cell table:formula="of:=[.F148]/(44100)*90000*300" office:value-type="float" office:value="72024489.7959184" calcext:value-type="float">
            <text:p>72024489,7959184</text:p>
          </table:table-cell>
          <table:table-cell table:formula="of:=ROUND([.G148]/300+26.09-0.07128*[.M148])" office:value-type="float" office:value="240105" calcext:value-type="float">
            <text:p>240105</text:p>
          </table:table-cell>
          <table:table-cell table:formula="of:=[.B148]/300" office:value-type="float" office:value="240104.713333333" calcext:value-type="float">
            <text:p>240104,713333333</text:p>
          </table:table-cell>
          <table:table-cell table:formula="of:=[.I148]-[.H148]" office:value-type="float" office:value="-0.286666666652309" calcext:value-type="float">
            <text:p>-0,286666666652309</text:p>
          </table:table-cell>
          <table:table-cell office:value-type="float" office:value="292709" calcext:value-type="float">
            <text:p>292709</text:p>
          </table:table-cell>
          <table:table-cell table:formula="of:=[.K148]-[.E148]" office:value-type="float" office:value="45" calcext:value-type="float">
            <text:p>45</text:p>
          </table:table-cell>
          <table:table-cell table:formula="of:=[.C148]-[.K148]" office:value-type="float" office:value="45" calcext:value-type="float">
            <text:p>45</text:p>
          </table:table-cell>
          <table:table-cell/>
          <table:table-cell table:formula="of:=[.G148]/300" office:value-type="float" office:value="240081.632653061" calcext:value-type="float">
            <text:p>240081,632653061</text:p>
          </table:table-cell>
          <table:table-cell table:formula="of:=[.O148]+25-[.I148]" office:value-type="float" office:value="1.91931972786551" calcext:value-type="float">
            <text:p>1,919319727865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2496564" calcext:value-type="float">
            <text:p>72496564</text:p>
          </table:table-cell>
          <table:table-cell office:value-type="float" office:value="294766" calcext:value-type="float">
            <text:p>294766</text:p>
          </table:table-cell>
          <table:table-cell office:value-type="float" office:value="118440" calcext:value-type="float">
            <text:p>118440</text:p>
          </table:table-cell>
          <table:table-cell office:value-type="float" office:value="294664" calcext:value-type="float">
            <text:p>294664</text:p>
          </table:table-cell>
          <table:table-cell office:value-type="float" office:value="118400" calcext:value-type="float">
            <text:p>118400</text:p>
          </table:table-cell>
          <table:table-cell table:formula="of:=[.F149]/(44100)*90000*300" office:value-type="float" office:value="72489795.9183674" calcext:value-type="float">
            <text:p>72489795,9183674</text:p>
          </table:table-cell>
          <table:table-cell table:formula="of:=ROUND([.G149]/300+26.09-0.07128*[.M149])" office:value-type="float" office:value="241655" calcext:value-type="float">
            <text:p>241655</text:p>
          </table:table-cell>
          <table:table-cell table:formula="of:=[.B149]/300" office:value-type="float" office:value="241655.213333333" calcext:value-type="float">
            <text:p>241655,213333333</text:p>
          </table:table-cell>
          <table:table-cell table:formula="of:=[.I149]-[.H149]" office:value-type="float" office:value="0.213333333347691" calcext:value-type="float">
            <text:p>0,213333333347691</text:p>
          </table:table-cell>
          <table:table-cell office:value-type="float" office:value="294714" calcext:value-type="float">
            <text:p>294714</text:p>
          </table:table-cell>
          <table:table-cell table:formula="of:=[.K149]-[.E149]" office:value-type="float" office:value="50" calcext:value-type="float">
            <text:p>50</text:p>
          </table:table-cell>
          <table:table-cell table:formula="of:=[.C149]-[.K149]" office:value-type="float" office:value="52" calcext:value-type="float">
            <text:p>52</text:p>
          </table:table-cell>
          <table:table-cell/>
          <table:table-cell table:formula="of:=[.G149]/300" office:value-type="float" office:value="241632.653061225" calcext:value-type="float">
            <text:p>241632,653061225</text:p>
          </table:table-cell>
          <table:table-cell table:formula="of:=[.O149]+25-[.I149]" office:value-type="float" office:value="2.43972789117834" calcext:value-type="float">
            <text:p>2,4397278911783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2912214" calcext:value-type="float">
            <text:p>72912214</text:p>
          </table:table-cell>
          <table:table-cell office:value-type="float" office:value="296806" calcext:value-type="float">
            <text:p>296806</text:p>
          </table:table-cell>
          <table:table-cell office:value-type="float" office:value="119120" calcext:value-type="float">
            <text:p>119120</text:p>
          </table:table-cell>
          <table:table-cell office:value-type="float" office:value="296618" calcext:value-type="float">
            <text:p>296618</text:p>
          </table:table-cell>
          <table:table-cell office:value-type="float" office:value="119080" calcext:value-type="float">
            <text:p>119080</text:p>
          </table:table-cell>
          <table:table-cell table:formula="of:=[.F150]/(44100)*90000*300" office:value-type="float" office:value="72906122.4489796" calcext:value-type="float">
            <text:p>72906122,4489796</text:p>
          </table:table-cell>
          <table:table-cell table:formula="of:=ROUND([.G150]/300+26.09-0.07128*[.M150])" office:value-type="float" office:value="243040" calcext:value-type="float">
            <text:p>243040</text:p>
          </table:table-cell>
          <table:table-cell table:formula="of:=[.B150]/300" office:value-type="float" office:value="243040.713333333" calcext:value-type="float">
            <text:p>243040,713333333</text:p>
          </table:table-cell>
          <table:table-cell table:formula="of:=[.I150]-[.H150]" office:value-type="float" office:value="0.713333333347691" calcext:value-type="float">
            <text:p>0,713333333347691</text:p>
          </table:table-cell>
          <table:table-cell office:value-type="float" office:value="296719" calcext:value-type="float">
            <text:p>296719</text:p>
          </table:table-cell>
          <table:table-cell table:formula="of:=[.K150]-[.E150]" office:value-type="float" office:value="101" calcext:value-type="float">
            <text:p>101</text:p>
          </table:table-cell>
          <table:table-cell table:formula="of:=[.C150]-[.K150]" office:value-type="float" office:value="87" calcext:value-type="float">
            <text:p>87</text:p>
          </table:table-cell>
          <table:table-cell/>
          <table:table-cell table:formula="of:=[.G150]/300" office:value-type="float" office:value="243020.408163265" calcext:value-type="float">
            <text:p>243020,408163265</text:p>
          </table:table-cell>
          <table:table-cell table:formula="of:=[.O150]+25-[.I150]" office:value-type="float" office:value="4.69482993194833" calcext:value-type="float">
            <text:p>4,694829931948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3327950" calcext:value-type="float">
            <text:p>73327950</text:p>
          </table:table-cell>
          <table:table-cell office:value-type="float" office:value="298828" calcext:value-type="float">
            <text:p>298828</text:p>
          </table:table-cell>
          <table:table-cell office:value-type="float" office:value="119800" calcext:value-type="float">
            <text:p>119800</text:p>
          </table:table-cell>
          <table:table-cell office:value-type="float" office:value="298716" calcext:value-type="float">
            <text:p>298716</text:p>
          </table:table-cell>
          <table:table-cell office:value-type="float" office:value="119760" calcext:value-type="float">
            <text:p>119760</text:p>
          </table:table-cell>
          <table:table-cell table:formula="of:=[.F151]/(44100)*90000*300" office:value-type="float" office:value="73322448.9795918" calcext:value-type="float">
            <text:p>73322448,9795918</text:p>
          </table:table-cell>
          <table:table-cell table:formula="of:=ROUND([.G151]/300+26.09-0.07128*[.M151])" office:value-type="float" office:value="244427" calcext:value-type="float">
            <text:p>244427</text:p>
          </table:table-cell>
          <table:table-cell table:formula="of:=[.B151]/300" office:value-type="float" office:value="244426.5" calcext:value-type="float">
            <text:p>244426,5</text:p>
          </table:table-cell>
          <table:table-cell table:formula="of:=[.I151]-[.H151]" office:value-type="float" office:value="-0.5" calcext:value-type="float">
            <text:p>-0,5</text:p>
          </table:table-cell>
          <table:table-cell office:value-type="float" office:value="298724" calcext:value-type="float">
            <text:p>298724</text:p>
          </table:table-cell>
          <table:table-cell table:formula="of:=[.K151]-[.E151]" office:value-type="float" office:value="8" calcext:value-type="float">
            <text:p>8</text:p>
          </table:table-cell>
          <table:table-cell table:formula="of:=[.C151]-[.K151]" office:value-type="float" office:value="104" calcext:value-type="float">
            <text:p>104</text:p>
          </table:table-cell>
          <table:table-cell/>
          <table:table-cell table:formula="of:=[.G151]/300" office:value-type="float" office:value="244408.163265306" calcext:value-type="float">
            <text:p>244408,163265306</text:p>
          </table:table-cell>
          <table:table-cell table:formula="of:=[.O151]+25-[.I151]" office:value-type="float" office:value="6.66326530609513" calcext:value-type="float">
            <text:p>6,663265306095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721228" calcext:value-type="float">
            <text:p>73721228</text:p>
          </table:table-cell>
          <table:table-cell office:value-type="float" office:value="300764" calcext:value-type="float">
            <text:p>300764</text:p>
          </table:table-cell>
          <table:table-cell office:value-type="float" office:value="120440" calcext:value-type="float">
            <text:p>120440</text:p>
          </table:table-cell>
          <table:table-cell office:value-type="float" office:value="300648" calcext:value-type="float">
            <text:p>300648</text:p>
          </table:table-cell>
          <table:table-cell office:value-type="float" office:value="120400" calcext:value-type="float">
            <text:p>120400</text:p>
          </table:table-cell>
          <table:table-cell table:formula="of:=[.F152]/(44100)*90000*300" office:value-type="float" office:value="73714285.7142857" calcext:value-type="float">
            <text:p>73714285,7142857</text:p>
          </table:table-cell>
          <table:table-cell table:formula="of:=ROUND([.G152]/300+26.09-0.07128*[.M152])" office:value-type="float" office:value="245738" calcext:value-type="float">
            <text:p>245738</text:p>
          </table:table-cell>
          <table:table-cell table:formula="of:=[.B152]/300" office:value-type="float" office:value="245737.426666667" calcext:value-type="float">
            <text:p>245737,426666667</text:p>
          </table:table-cell>
          <table:table-cell table:formula="of:=[.I152]-[.H152]" office:value-type="float" office:value="-0.573333333333721" calcext:value-type="float">
            <text:p>-0,573333333333721</text:p>
          </table:table-cell>
          <table:table-cell office:value-type="float" office:value="300729" calcext:value-type="float">
            <text:p>300729</text:p>
          </table:table-cell>
          <table:table-cell table:formula="of:=[.K152]-[.E152]" office:value-type="float" office:value="81" calcext:value-type="float">
            <text:p>81</text:p>
          </table:table-cell>
          <table:table-cell table:formula="of:=[.C152]-[.K152]" office:value-type="float" office:value="35" calcext:value-type="float">
            <text:p>35</text:p>
          </table:table-cell>
          <table:table-cell/>
          <table:table-cell table:formula="of:=[.G152]/300" office:value-type="float" office:value="245714.285714286" calcext:value-type="float">
            <text:p>245714,285714286</text:p>
          </table:table-cell>
          <table:table-cell table:formula="of:=[.O152]+25-[.I152]" office:value-type="float" office:value="1.85904761904385" calcext:value-type="float">
            <text:p>1,8590476190438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4137907" calcext:value-type="float">
            <text:p>74137907</text:p>
          </table:table-cell>
          <table:table-cell office:value-type="float" office:value="302756" calcext:value-type="float">
            <text:p>302756</text:p>
          </table:table-cell>
          <table:table-cell office:value-type="float" office:value="121120" calcext:value-type="float">
            <text:p>121120</text:p>
          </table:table-cell>
          <table:table-cell office:value-type="float" office:value="302652" calcext:value-type="float">
            <text:p>302652</text:p>
          </table:table-cell>
          <table:table-cell office:value-type="float" office:value="121080" calcext:value-type="float">
            <text:p>121080</text:p>
          </table:table-cell>
          <table:table-cell table:formula="of:=[.F153]/(44100)*90000*300" office:value-type="float" office:value="74130612.244898" calcext:value-type="float">
            <text:p>74130612,244898</text:p>
          </table:table-cell>
          <table:table-cell table:formula="of:=ROUND([.G153]/300+26.09-0.07128*[.M153])" office:value-type="float" office:value="247127" calcext:value-type="float">
            <text:p>247127</text:p>
          </table:table-cell>
          <table:table-cell table:formula="of:=[.B153]/300" office:value-type="float" office:value="247126.356666667" calcext:value-type="float">
            <text:p>247126,356666667</text:p>
          </table:table-cell>
          <table:table-cell table:formula="of:=[.I153]-[.H153]" office:value-type="float" office:value="-0.643333333340706" calcext:value-type="float">
            <text:p>-0,643333333340706</text:p>
          </table:table-cell>
          <table:table-cell office:value-type="float" office:value="302734" calcext:value-type="float">
            <text:p>302734</text:p>
          </table:table-cell>
          <table:table-cell table:formula="of:=[.K153]-[.E153]" office:value-type="float" office:value="82" calcext:value-type="float">
            <text:p>82</text:p>
          </table:table-cell>
          <table:table-cell table:formula="of:=[.C153]-[.K153]" office:value-type="float" office:value="22" calcext:value-type="float">
            <text:p>22</text:p>
          </table:table-cell>
          <table:table-cell/>
          <table:table-cell table:formula="of:=[.G153]/300" office:value-type="float" office:value="247102.040816327" calcext:value-type="float">
            <text:p>247102,040816327</text:p>
          </table:table-cell>
          <table:table-cell table:formula="of:=[.O153]+25-[.I153]" office:value-type="float" office:value="0.68414965987904" calcext:value-type="float">
            <text:p>0,684149659879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4578200" calcext:value-type="float">
            <text:p>74578200</text:p>
          </table:table-cell>
          <table:table-cell office:value-type="float" office:value="304794" calcext:value-type="float">
            <text:p>304794</text:p>
          </table:table-cell>
          <table:table-cell office:value-type="float" office:value="121840" calcext:value-type="float">
            <text:p>121840</text:p>
          </table:table-cell>
          <table:table-cell office:value-type="float" office:value="304688" calcext:value-type="float">
            <text:p>304688</text:p>
          </table:table-cell>
          <table:table-cell office:value-type="float" office:value="121800" calcext:value-type="float">
            <text:p>121800</text:p>
          </table:table-cell>
          <table:table-cell table:formula="of:=[.F154]/(44100)*90000*300" office:value-type="float" office:value="74571428.5714286" calcext:value-type="float">
            <text:p>74571428,5714286</text:p>
          </table:table-cell>
          <table:table-cell table:formula="of:=ROUND([.G154]/300+26.09-0.07128*[.M154])" office:value-type="float" office:value="248594" calcext:value-type="float">
            <text:p>248594</text:p>
          </table:table-cell>
          <table:table-cell table:formula="of:=[.B154]/300" office:value-type="float" office:value="248594" calcext:value-type="float">
            <text:p>248594</text:p>
          </table:table-cell>
          <table:table-cell table:formula="of:=[.I154]-[.H154]" office:value-type="float" office:value="0" calcext:value-type="float">
            <text:p>0</text:p>
          </table:table-cell>
          <table:table-cell office:value-type="float" office:value="304739" calcext:value-type="float">
            <text:p>304739</text:p>
          </table:table-cell>
          <table:table-cell table:formula="of:=[.K154]-[.E154]" office:value-type="float" office:value="51" calcext:value-type="float">
            <text:p>51</text:p>
          </table:table-cell>
          <table:table-cell table:formula="of:=[.C154]-[.K154]" office:value-type="float" office:value="55" calcext:value-type="float">
            <text:p>55</text:p>
          </table:table-cell>
          <table:table-cell/>
          <table:table-cell table:formula="of:=[.G154]/300" office:value-type="float" office:value="248571.428571429" calcext:value-type="float">
            <text:p>248571,428571429</text:p>
          </table:table-cell>
          <table:table-cell table:formula="of:=[.O154]+25-[.I154]" office:value-type="float" office:value="2.42857142855064" calcext:value-type="float">
            <text:p>2,428571428550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5018493" calcext:value-type="float">
            <text:p>75018493</text:p>
          </table:table-cell>
          <table:table-cell office:value-type="float" office:value="306818" calcext:value-type="float">
            <text:p>306818</text:p>
          </table:table-cell>
          <table:table-cell office:value-type="float" office:value="122560" calcext:value-type="float">
            <text:p>122560</text:p>
          </table:table-cell>
          <table:table-cell office:value-type="float" office:value="306714" calcext:value-type="float">
            <text:p>306714</text:p>
          </table:table-cell>
          <table:table-cell office:value-type="float" office:value="122520" calcext:value-type="float">
            <text:p>122520</text:p>
          </table:table-cell>
          <table:table-cell table:formula="of:=[.F155]/(44100)*90000*300" office:value-type="float" office:value="75012244.8979592" calcext:value-type="float">
            <text:p>75012244,8979592</text:p>
          </table:table-cell>
          <table:table-cell table:formula="of:=ROUND([.G155]/300+26.09-0.07128*[.M155])" office:value-type="float" office:value="250062" calcext:value-type="float">
            <text:p>250062</text:p>
          </table:table-cell>
          <table:table-cell table:formula="of:=[.B155]/300" office:value-type="float" office:value="250061.643333333" calcext:value-type="float">
            <text:p>250061,643333333</text:p>
          </table:table-cell>
          <table:table-cell table:formula="of:=[.I155]-[.H155]" office:value-type="float" office:value="-0.356666666659294" calcext:value-type="float">
            <text:p>-0,356666666659294</text:p>
          </table:table-cell>
          <table:table-cell office:value-type="float" office:value="306744" calcext:value-type="float">
            <text:p>306744</text:p>
          </table:table-cell>
          <table:table-cell table:formula="of:=[.K155]-[.E155]" office:value-type="float" office:value="30" calcext:value-type="float">
            <text:p>30</text:p>
          </table:table-cell>
          <table:table-cell table:formula="of:=[.C155]-[.K155]" office:value-type="float" office:value="74" calcext:value-type="float">
            <text:p>74</text:p>
          </table:table-cell>
          <table:table-cell/>
          <table:table-cell table:formula="of:=[.G155]/300" office:value-type="float" office:value="250040.816326531" calcext:value-type="float">
            <text:p>250040,816326531</text:p>
          </table:table-cell>
          <table:table-cell table:formula="of:=[.O155]+25-[.I155]" office:value-type="float" office:value="4.17299319728045" calcext:value-type="float">
            <text:p>4,172993197280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5458057" calcext:value-type="float">
            <text:p>75458057</text:p>
          </table:table-cell>
          <table:table-cell office:value-type="float" office:value="308876" calcext:value-type="float">
            <text:p>308876</text:p>
          </table:table-cell>
          <table:table-cell office:value-type="float" office:value="123280" calcext:value-type="float">
            <text:p>123280</text:p>
          </table:table-cell>
          <table:table-cell office:value-type="float" office:value="308700" calcext:value-type="float">
            <text:p>308700</text:p>
          </table:table-cell>
          <table:table-cell office:value-type="float" office:value="123240" calcext:value-type="float">
            <text:p>123240</text:p>
          </table:table-cell>
          <table:table-cell table:formula="of:=[.F156]/(44100)*90000*300" office:value-type="float" office:value="75453061.2244898" calcext:value-type="float">
            <text:p>75453061,2244898</text:p>
          </table:table-cell>
          <table:table-cell table:formula="of:=ROUND([.G156]/300+26.09-0.07128*[.M156])" office:value-type="float" office:value="251527" calcext:value-type="float">
            <text:p>251527</text:p>
          </table:table-cell>
          <table:table-cell table:formula="of:=[.B156]/300" office:value-type="float" office:value="251526.856666667" calcext:value-type="float">
            <text:p>251526,856666667</text:p>
          </table:table-cell>
          <table:table-cell table:formula="of:=[.I156]-[.H156]" office:value-type="float" office:value="-0.143333333340706" calcext:value-type="float">
            <text:p>-0,143333333340706</text:p>
          </table:table-cell>
          <table:table-cell office:value-type="float" office:value="308749" calcext:value-type="float">
            <text:p>308749</text:p>
          </table:table-cell>
          <table:table-cell table:formula="of:=[.K156]-[.E156]" office:value-type="float" office:value="49" calcext:value-type="float">
            <text:p>49</text:p>
          </table:table-cell>
          <table:table-cell table:formula="of:=[.C156]-[.K156]" office:value-type="float" office:value="127" calcext:value-type="float">
            <text:p>127</text:p>
          </table:table-cell>
          <table:table-cell/>
          <table:table-cell table:formula="of:=[.G156]/300" office:value-type="float" office:value="251510.204081633" calcext:value-type="float">
            <text:p>251510,204081633</text:p>
          </table:table-cell>
          <table:table-cell table:formula="of:=[.O156]+25-[.I156]" office:value-type="float" office:value="8.34741496597417" calcext:value-type="float">
            <text:p>8,347414965974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5899978" calcext:value-type="float">
            <text:p>75899978</text:p>
          </table:table-cell>
          <table:table-cell office:value-type="float" office:value="310838" calcext:value-type="float">
            <text:p>310838</text:p>
          </table:table-cell>
          <table:table-cell office:value-type="float" office:value="124000" calcext:value-type="float">
            <text:p>124000</text:p>
          </table:table-cell>
          <table:table-cell office:value-type="float" office:value="310734" calcext:value-type="float">
            <text:p>310734</text:p>
          </table:table-cell>
          <table:table-cell office:value-type="float" office:value="123960" calcext:value-type="float">
            <text:p>123960</text:p>
          </table:table-cell>
          <table:table-cell table:formula="of:=[.F157]/(44100)*90000*300" office:value-type="float" office:value="75893877.5510204" calcext:value-type="float">
            <text:p>75893877,5510204</text:p>
          </table:table-cell>
          <table:table-cell table:formula="of:=ROUND([.G157]/300+26.09-0.07128*[.M157])" office:value-type="float" office:value="253000" calcext:value-type="float">
            <text:p>253000</text:p>
          </table:table-cell>
          <table:table-cell table:formula="of:=[.B157]/300" office:value-type="float" office:value="252999.926666667" calcext:value-type="float">
            <text:p>252999,926666667</text:p>
          </table:table-cell>
          <table:table-cell table:formula="of:=[.I157]-[.H157]" office:value-type="float" office:value="-0.0733333333337214" calcext:value-type="float">
            <text:p>-0,073333333333721</text:p>
          </table:table-cell>
          <table:table-cell office:value-type="float" office:value="310754" calcext:value-type="float">
            <text:p>310754</text:p>
          </table:table-cell>
          <table:table-cell table:formula="of:=[.K157]-[.E157]" office:value-type="float" office:value="20" calcext:value-type="float">
            <text:p>20</text:p>
          </table:table-cell>
          <table:table-cell table:formula="of:=[.C157]-[.K157]" office:value-type="float" office:value="84" calcext:value-type="float">
            <text:p>84</text:p>
          </table:table-cell>
          <table:table-cell/>
          <table:table-cell table:formula="of:=[.G157]/300" office:value-type="float" office:value="252979.591836735" calcext:value-type="float">
            <text:p>252979,591836735</text:p>
          </table:table-cell>
          <table:table-cell table:formula="of:=[.O157]+25-[.I157]" office:value-type="float" office:value="4.6651700680377" calcext:value-type="float">
            <text:p>4,66517006803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6341857" calcext:value-type="float">
            <text:p>76341857</text:p>
          </table:table-cell>
          <table:table-cell office:value-type="float" office:value="312788" calcext:value-type="float">
            <text:p>312788</text:p>
          </table:table-cell>
          <table:table-cell office:value-type="float" office:value="124720" calcext:value-type="float">
            <text:p>124720</text:p>
          </table:table-cell>
          <table:table-cell office:value-type="float" office:value="312686" calcext:value-type="float">
            <text:p>312686</text:p>
          </table:table-cell>
          <table:table-cell office:value-type="float" office:value="124680" calcext:value-type="float">
            <text:p>124680</text:p>
          </table:table-cell>
          <table:table-cell table:formula="of:=[.F158]/(44100)*90000*300" office:value-type="float" office:value="76334693.877551" calcext:value-type="float">
            <text:p>76334693,877551</text:p>
          </table:table-cell>
          <table:table-cell table:formula="of:=ROUND([.G158]/300+26.09-0.07128*[.M158])" office:value-type="float" office:value="254473" calcext:value-type="float">
            <text:p>254473</text:p>
          </table:table-cell>
          <table:table-cell table:formula="of:=[.B158]/300" office:value-type="float" office:value="254472.856666667" calcext:value-type="float">
            <text:p>254472,856666667</text:p>
          </table:table-cell>
          <table:table-cell table:formula="of:=[.I158]-[.H158]" office:value-type="float" office:value="-0.143333333340706" calcext:value-type="float">
            <text:p>-0,143333333340706</text:p>
          </table:table-cell>
          <table:table-cell office:value-type="float" office:value="312759" calcext:value-type="float">
            <text:p>312759</text:p>
          </table:table-cell>
          <table:table-cell table:formula="of:=[.K158]-[.E158]" office:value-type="float" office:value="73" calcext:value-type="float">
            <text:p>73</text:p>
          </table:table-cell>
          <table:table-cell table:formula="of:=[.C158]-[.K158]" office:value-type="float" office:value="29" calcext:value-type="float">
            <text:p>29</text:p>
          </table:table-cell>
          <table:table-cell/>
          <table:table-cell table:formula="of:=[.G158]/300" office:value-type="float" office:value="254448.979591837" calcext:value-type="float">
            <text:p>254448,979591837</text:p>
          </table:table-cell>
          <table:table-cell table:formula="of:=[.O158]+25-[.I158]" office:value-type="float" office:value="1.12292517005699" calcext:value-type="float">
            <text:p>1,122925170056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6806621" calcext:value-type="float">
            <text:p>76806621</text:p>
          </table:table-cell>
          <table:table-cell office:value-type="float" office:value="314818" calcext:value-type="float">
            <text:p>314818</text:p>
          </table:table-cell>
          <table:table-cell office:value-type="float" office:value="125480" calcext:value-type="float">
            <text:p>125480</text:p>
          </table:table-cell>
          <table:table-cell office:value-type="float" office:value="314724" calcext:value-type="float">
            <text:p>314724</text:p>
          </table:table-cell>
          <table:table-cell office:value-type="float" office:value="125440" calcext:value-type="float">
            <text:p>125440</text:p>
          </table:table-cell>
          <table:table-cell table:formula="of:=[.F159]/(44100)*90000*300" office:value-type="float" office:value="76800000" calcext:value-type="float">
            <text:p>76800000</text:p>
          </table:table-cell>
          <table:table-cell table:formula="of:=ROUND([.G159]/300+26.09-0.07128*[.M159])" office:value-type="float" office:value="256022" calcext:value-type="float">
            <text:p>256022</text:p>
          </table:table-cell>
          <table:table-cell table:formula="of:=[.B159]/300" office:value-type="float" office:value="256022.07" calcext:value-type="float">
            <text:p>256022,07</text:p>
          </table:table-cell>
          <table:table-cell table:formula="of:=[.I159]-[.H159]" office:value-type="float" office:value="0.0700000000069849" calcext:value-type="float">
            <text:p>0,070000000006985</text:p>
          </table:table-cell>
          <table:table-cell office:value-type="float" office:value="314764" calcext:value-type="float">
            <text:p>314764</text:p>
          </table:table-cell>
          <table:table-cell table:formula="of:=[.K159]-[.E159]" office:value-type="float" office:value="40" calcext:value-type="float">
            <text:p>40</text:p>
          </table:table-cell>
          <table:table-cell table:formula="of:=[.C159]-[.K159]" office:value-type="float" office:value="54" calcext:value-type="float">
            <text:p>54</text:p>
          </table:table-cell>
          <table:table-cell/>
          <table:table-cell table:formula="of:=[.G159]/300" office:value-type="float" office:value="256000" calcext:value-type="float">
            <text:p>256000</text:p>
          </table:table-cell>
          <table:table-cell table:formula="of:=[.O159]+25-[.I159]" office:value-type="float" office:value="2.92999999999302" calcext:value-type="float">
            <text:p>2,929999999993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7247728" calcext:value-type="float">
            <text:p>77247728</text:p>
          </table:table-cell>
          <table:table-cell office:value-type="float" office:value="316818" calcext:value-type="float">
            <text:p>316818</text:p>
          </table:table-cell>
          <table:table-cell office:value-type="float" office:value="126200" calcext:value-type="float">
            <text:p>126200</text:p>
          </table:table-cell>
          <table:table-cell office:value-type="float" office:value="316644" calcext:value-type="float">
            <text:p>316644</text:p>
          </table:table-cell>
          <table:table-cell office:value-type="float" office:value="126160" calcext:value-type="float">
            <text:p>126160</text:p>
          </table:table-cell>
          <table:table-cell table:formula="of:=[.F160]/(44100)*90000*300" office:value-type="float" office:value="77240816.3265306" calcext:value-type="float">
            <text:p>77240816,3265306</text:p>
          </table:table-cell>
          <table:table-cell table:formula="of:=ROUND([.G160]/300+26.09-0.07128*[.M160])" office:value-type="float" office:value="257492" calcext:value-type="float">
            <text:p>257492</text:p>
          </table:table-cell>
          <table:table-cell table:formula="of:=[.B160]/300" office:value-type="float" office:value="257492.426666667" calcext:value-type="float">
            <text:p>257492,426666667</text:p>
          </table:table-cell>
          <table:table-cell table:formula="of:=[.I160]-[.H160]" office:value-type="float" office:value="0.426666666666279" calcext:value-type="float">
            <text:p>0,426666666666279</text:p>
          </table:table-cell>
          <table:table-cell office:value-type="float" office:value="316769" calcext:value-type="float">
            <text:p>316769</text:p>
          </table:table-cell>
          <table:table-cell table:formula="of:=[.K160]-[.E160]" office:value-type="float" office:value="125" calcext:value-type="float">
            <text:p>125</text:p>
          </table:table-cell>
          <table:table-cell table:formula="of:=[.C160]-[.K160]" office:value-type="float" office:value="49" calcext:value-type="float">
            <text:p>49</text:p>
          </table:table-cell>
          <table:table-cell/>
          <table:table-cell table:formula="of:=[.G160]/300" office:value-type="float" office:value="257469.387755102" calcext:value-type="float">
            <text:p>257469,387755102</text:p>
          </table:table-cell>
          <table:table-cell table:formula="of:=[.O160]+25-[.I160]" office:value-type="float" office:value="1.96108843534603" calcext:value-type="float">
            <text:p>1,961088435346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7712064" calcext:value-type="float">
            <text:p>77712064</text:p>
          </table:table-cell>
          <table:table-cell office:value-type="float" office:value="318868" calcext:value-type="float">
            <text:p>318868</text:p>
          </table:table-cell>
          <table:table-cell office:value-type="float" office:value="126960" calcext:value-type="float">
            <text:p>126960</text:p>
          </table:table-cell>
          <table:table-cell office:value-type="float" office:value="318770" calcext:value-type="float">
            <text:p>318770</text:p>
          </table:table-cell>
          <table:table-cell office:value-type="float" office:value="126920" calcext:value-type="float">
            <text:p>126920</text:p>
          </table:table-cell>
          <table:table-cell table:formula="of:=[.F161]/(44100)*90000*300" office:value-type="float" office:value="77706122.4489796" calcext:value-type="float">
            <text:p>77706122,4489796</text:p>
          </table:table-cell>
          <table:table-cell table:formula="of:=ROUND([.G161]/300+26.09-0.07128*[.M161])" office:value-type="float" office:value="259040" calcext:value-type="float">
            <text:p>259040</text:p>
          </table:table-cell>
          <table:table-cell table:formula="of:=[.B161]/300" office:value-type="float" office:value="259040.213333333" calcext:value-type="float">
            <text:p>259040,213333333</text:p>
          </table:table-cell>
          <table:table-cell table:formula="of:=[.I161]-[.H161]" office:value-type="float" office:value="0.213333333347691" calcext:value-type="float">
            <text:p>0,213333333347691</text:p>
          </table:table-cell>
          <table:table-cell office:value-type="float" office:value="318774" calcext:value-type="float">
            <text:p>318774</text:p>
          </table:table-cell>
          <table:table-cell table:formula="of:=[.K161]-[.E161]" office:value-type="float" office:value="4" calcext:value-type="float">
            <text:p>4</text:p>
          </table:table-cell>
          <table:table-cell table:formula="of:=[.C161]-[.K161]" office:value-type="float" office:value="94" calcext:value-type="float">
            <text:p>94</text:p>
          </table:table-cell>
          <table:table-cell/>
          <table:table-cell table:formula="of:=[.G161]/300" office:value-type="float" office:value="259020.408163265" calcext:value-type="float">
            <text:p>259020,408163265</text:p>
          </table:table-cell>
          <table:table-cell table:formula="of:=[.O161]+25-[.I161]" office:value-type="float" office:value="5.19482993197744" calcext:value-type="float">
            <text:p>5,194829931977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8154328" calcext:value-type="float">
            <text:p>78154328</text:p>
          </table:table-cell>
          <table:table-cell office:value-type="float" office:value="320800" calcext:value-type="float">
            <text:p>320800</text:p>
          </table:table-cell>
          <table:table-cell office:value-type="float" office:value="127680" calcext:value-type="float">
            <text:p>127680</text:p>
          </table:table-cell>
          <table:table-cell office:value-type="float" office:value="320702" calcext:value-type="float">
            <text:p>320702</text:p>
          </table:table-cell>
          <table:table-cell office:value-type="float" office:value="127640" calcext:value-type="float">
            <text:p>127640</text:p>
          </table:table-cell>
          <table:table-cell table:formula="of:=[.F162]/(44100)*90000*300" office:value-type="float" office:value="78146938.7755102" calcext:value-type="float">
            <text:p>78146938,7755102</text:p>
          </table:table-cell>
          <table:table-cell table:formula="of:=ROUND([.G162]/300+26.09-0.07128*[.M162])" office:value-type="float" office:value="260514" calcext:value-type="float">
            <text:p>260514</text:p>
          </table:table-cell>
          <table:table-cell table:formula="of:=[.B162]/300" office:value-type="float" office:value="260514.426666667" calcext:value-type="float">
            <text:p>260514,426666667</text:p>
          </table:table-cell>
          <table:table-cell table:formula="of:=[.I162]-[.H162]" office:value-type="float" office:value="0.426666666666279" calcext:value-type="float">
            <text:p>0,426666666666279</text:p>
          </table:table-cell>
          <table:table-cell office:value-type="float" office:value="320779" calcext:value-type="float">
            <text:p>320779</text:p>
          </table:table-cell>
          <table:table-cell table:formula="of:=[.K162]-[.E162]" office:value-type="float" office:value="77" calcext:value-type="float">
            <text:p>77</text:p>
          </table:table-cell>
          <table:table-cell table:formula="of:=[.C162]-[.K162]" office:value-type="float" office:value="21" calcext:value-type="float">
            <text:p>21</text:p>
          </table:table-cell>
          <table:table-cell/>
          <table:table-cell table:formula="of:=[.G162]/300" office:value-type="float" office:value="260489.795918367" calcext:value-type="float">
            <text:p>260489,795918367</text:p>
          </table:table-cell>
          <table:table-cell table:formula="of:=[.O162]+25-[.I162]" office:value-type="float" office:value="0.369251700700261" calcext:value-type="float">
            <text:p>0,3692517007002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8618235" calcext:value-type="float">
            <text:p>78618235</text:p>
          </table:table-cell>
          <table:table-cell office:value-type="float" office:value="322870" calcext:value-type="float">
            <text:p>322870</text:p>
          </table:table-cell>
          <table:table-cell office:value-type="float" office:value="128440" calcext:value-type="float">
            <text:p>128440</text:p>
          </table:table-cell>
          <table:table-cell office:value-type="float" office:value="322700" calcext:value-type="float">
            <text:p>322700</text:p>
          </table:table-cell>
          <table:table-cell office:value-type="float" office:value="128400" calcext:value-type="float">
            <text:p>128400</text:p>
          </table:table-cell>
          <table:table-cell table:formula="of:=[.F163]/(44100)*90000*300" office:value-type="float" office:value="78612244.8979592" calcext:value-type="float">
            <text:p>78612244,8979592</text:p>
          </table:table-cell>
          <table:table-cell table:formula="of:=ROUND([.G163]/300+26.09-0.07128*[.M163])" office:value-type="float" office:value="262061" calcext:value-type="float">
            <text:p>262061</text:p>
          </table:table-cell>
          <table:table-cell table:formula="of:=[.B163]/300" office:value-type="float" office:value="262060.783333333" calcext:value-type="float">
            <text:p>262060,783333333</text:p>
          </table:table-cell>
          <table:table-cell table:formula="of:=[.I163]-[.H163]" office:value-type="float" office:value="-0.216666666674428" calcext:value-type="float">
            <text:p>-0,216666666674428</text:p>
          </table:table-cell>
          <table:table-cell office:value-type="float" office:value="322784" calcext:value-type="float">
            <text:p>322784</text:p>
          </table:table-cell>
          <table:table-cell table:formula="of:=[.K163]-[.E163]" office:value-type="float" office:value="84" calcext:value-type="float">
            <text:p>84</text:p>
          </table:table-cell>
          <table:table-cell table:formula="of:=[.C163]-[.K163]" office:value-type="float" office:value="86" calcext:value-type="float">
            <text:p>86</text:p>
          </table:table-cell>
          <table:table-cell/>
          <table:table-cell table:formula="of:=[.G163]/300" office:value-type="float" office:value="262040.816326531" calcext:value-type="float">
            <text:p>262040,816326531</text:p>
          </table:table-cell>
          <table:table-cell table:formula="of:=[.O163]+25-[.I163]" office:value-type="float" office:value="5.03299319729558" calcext:value-type="float">
            <text:p>5,0329931972955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9083943" calcext:value-type="float">
            <text:p>79083943</text:p>
          </table:table-cell>
          <table:table-cell office:value-type="float" office:value="324856" calcext:value-type="float">
            <text:p>324856</text:p>
          </table:table-cell>
          <table:table-cell office:value-type="float" office:value="129200" calcext:value-type="float">
            <text:p>129200</text:p>
          </table:table-cell>
          <table:table-cell office:value-type="float" office:value="324760" calcext:value-type="float">
            <text:p>324760</text:p>
          </table:table-cell>
          <table:table-cell office:value-type="float" office:value="129160" calcext:value-type="float">
            <text:p>129160</text:p>
          </table:table-cell>
          <table:table-cell table:formula="of:=[.F164]/(44100)*90000*300" office:value-type="float" office:value="79077551.0204082" calcext:value-type="float">
            <text:p>79077551,0204082</text:p>
          </table:table-cell>
          <table:table-cell table:formula="of:=ROUND([.G164]/300+26.09-0.07128*[.M164])" office:value-type="float" office:value="263613" calcext:value-type="float">
            <text:p>263613</text:p>
          </table:table-cell>
          <table:table-cell table:formula="of:=[.B164]/300" office:value-type="float" office:value="263613.143333333" calcext:value-type="float">
            <text:p>263613,143333333</text:p>
          </table:table-cell>
          <table:table-cell table:formula="of:=[.I164]-[.H164]" office:value-type="float" office:value="0.143333333311602" calcext:value-type="float">
            <text:p>0,143333333311602</text:p>
          </table:table-cell>
          <table:table-cell office:value-type="float" office:value="324789" calcext:value-type="float">
            <text:p>324789</text:p>
          </table:table-cell>
          <table:table-cell table:formula="of:=[.K164]-[.E164]" office:value-type="float" office:value="29" calcext:value-type="float">
            <text:p>29</text:p>
          </table:table-cell>
          <table:table-cell table:formula="of:=[.C164]-[.K164]" office:value-type="float" office:value="67" calcext:value-type="float">
            <text:p>67</text:p>
          </table:table-cell>
          <table:table-cell/>
          <table:table-cell table:formula="of:=[.G164]/300" office:value-type="float" office:value="263591.836734694" calcext:value-type="float">
            <text:p>263591,836734694</text:p>
          </table:table-cell>
          <table:table-cell table:formula="of:=[.O164]+25-[.I164]" office:value-type="float" office:value="3.69340136053506" calcext:value-type="float">
            <text:p>3,693401360535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9550164" calcext:value-type="float">
            <text:p>79550164</text:p>
          </table:table-cell>
          <table:table-cell office:value-type="float" office:value="326818" calcext:value-type="float">
            <text:p>326818</text:p>
          </table:table-cell>
          <table:table-cell office:value-type="float" office:value="129960" calcext:value-type="float">
            <text:p>129960</text:p>
          </table:table-cell>
          <table:table-cell office:value-type="float" office:value="326724" calcext:value-type="float">
            <text:p>326724</text:p>
          </table:table-cell>
          <table:table-cell office:value-type="float" office:value="129920" calcext:value-type="float">
            <text:p>129920</text:p>
          </table:table-cell>
          <table:table-cell table:formula="of:=[.F165]/(44100)*90000*300" office:value-type="float" office:value="79542857.1428571" calcext:value-type="float">
            <text:p>79542857,1428571</text:p>
          </table:table-cell>
          <table:table-cell table:formula="of:=ROUND([.G165]/300+26.09-0.07128*[.M165])" office:value-type="float" office:value="265167" calcext:value-type="float">
            <text:p>265167</text:p>
          </table:table-cell>
          <table:table-cell table:formula="of:=[.B165]/300" office:value-type="float" office:value="265167.213333333" calcext:value-type="float">
            <text:p>265167,213333333</text:p>
          </table:table-cell>
          <table:table-cell table:formula="of:=[.I165]-[.H165]" office:value-type="float" office:value="0.213333333318587" calcext:value-type="float">
            <text:p>0,213333333318587</text:p>
          </table:table-cell>
          <table:table-cell office:value-type="float" office:value="326794" calcext:value-type="float">
            <text:p>326794</text:p>
          </table:table-cell>
          <table:table-cell table:formula="of:=[.K165]-[.E165]" office:value-type="float" office:value="70" calcext:value-type="float">
            <text:p>70</text:p>
          </table:table-cell>
          <table:table-cell table:formula="of:=[.C165]-[.K165]" office:value-type="float" office:value="24" calcext:value-type="float">
            <text:p>24</text:p>
          </table:table-cell>
          <table:table-cell/>
          <table:table-cell table:formula="of:=[.G165]/300" office:value-type="float" office:value="265142.857142857" calcext:value-type="float">
            <text:p>265142,857142857</text:p>
          </table:table-cell>
          <table:table-cell table:formula="of:=[.O165]+25-[.I165]" office:value-type="float" office:value="0.643809523840901" calcext:value-type="float">
            <text:p>0,6438095238409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0015443" calcext:value-type="float">
            <text:p>80015443</text:p>
          </table:table-cell>
          <table:table-cell office:value-type="float" office:value="328824" calcext:value-type="float">
            <text:p>328824</text:p>
          </table:table-cell>
          <table:table-cell office:value-type="float" office:value="130720" calcext:value-type="float">
            <text:p>130720</text:p>
          </table:table-cell>
          <table:table-cell office:value-type="float" office:value="328730" calcext:value-type="float">
            <text:p>328730</text:p>
          </table:table-cell>
          <table:table-cell office:value-type="float" office:value="130680" calcext:value-type="float">
            <text:p>130680</text:p>
          </table:table-cell>
          <table:table-cell table:formula="of:=[.F166]/(44100)*90000*300" office:value-type="float" office:value="80008163.2653061" calcext:value-type="float">
            <text:p>80008163,2653061</text:p>
          </table:table-cell>
          <table:table-cell table:formula="of:=ROUND([.G166]/300+26.09-0.07128*[.M166])" office:value-type="float" office:value="266718" calcext:value-type="float">
            <text:p>266718</text:p>
          </table:table-cell>
          <table:table-cell table:formula="of:=[.B166]/300" office:value-type="float" office:value="266718.143333333" calcext:value-type="float">
            <text:p>266718,143333333</text:p>
          </table:table-cell>
          <table:table-cell table:formula="of:=[.I166]-[.H166]" office:value-type="float" office:value="0.143333333311602" calcext:value-type="float">
            <text:p>0,143333333311602</text:p>
          </table:table-cell>
          <table:table-cell office:value-type="float" office:value="328799" calcext:value-type="float">
            <text:p>328799</text:p>
          </table:table-cell>
          <table:table-cell table:formula="of:=[.K166]-[.E166]" office:value-type="float" office:value="69" calcext:value-type="float">
            <text:p>69</text:p>
          </table:table-cell>
          <table:table-cell table:formula="of:=[.C166]-[.K166]" office:value-type="float" office:value="25" calcext:value-type="float">
            <text:p>25</text:p>
          </table:table-cell>
          <table:table-cell/>
          <table:table-cell table:formula="of:=[.G166]/300" office:value-type="float" office:value="266693.87755102" calcext:value-type="float">
            <text:p>266693,87755102</text:p>
          </table:table-cell>
          <table:table-cell table:formula="of:=[.O166]+25-[.I166]" office:value-type="float" office:value="0.7342176871025" calcext:value-type="float">
            <text:p>0,73421768710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0504721" calcext:value-type="float">
            <text:p>80504721</text:p>
          </table:table-cell>
          <table:table-cell office:value-type="float" office:value="330858" calcext:value-type="float">
            <text:p>330858</text:p>
          </table:table-cell>
          <table:table-cell office:value-type="float" office:value="131520" calcext:value-type="float">
            <text:p>131520</text:p>
          </table:table-cell>
          <table:table-cell office:value-type="float" office:value="330766" calcext:value-type="float">
            <text:p>330766</text:p>
          </table:table-cell>
          <table:table-cell office:value-type="float" office:value="131480" calcext:value-type="float">
            <text:p>131480</text:p>
          </table:table-cell>
          <table:table-cell table:formula="of:=[.F167]/(44100)*90000*300" office:value-type="float" office:value="80497959.1836735" calcext:value-type="float">
            <text:p>80497959,1836735</text:p>
          </table:table-cell>
          <table:table-cell table:formula="of:=ROUND([.G167]/300+26.09-0.07128*[.M167])" office:value-type="float" office:value="268349" calcext:value-type="float">
            <text:p>268349</text:p>
          </table:table-cell>
          <table:table-cell table:formula="of:=[.B167]/300" office:value-type="float" office:value="268349.07" calcext:value-type="float">
            <text:p>268349,07</text:p>
          </table:table-cell>
          <table:table-cell table:formula="of:=[.I167]-[.H167]" office:value-type="float" office:value="0.0700000000069849" calcext:value-type="float">
            <text:p>0,070000000006985</text:p>
          </table:table-cell>
          <table:table-cell office:value-type="float" office:value="330804" calcext:value-type="float">
            <text:p>330804</text:p>
          </table:table-cell>
          <table:table-cell table:formula="of:=[.K167]-[.E167]" office:value-type="float" office:value="38" calcext:value-type="float">
            <text:p>38</text:p>
          </table:table-cell>
          <table:table-cell table:formula="of:=[.C167]-[.K167]" office:value-type="float" office:value="54" calcext:value-type="float">
            <text:p>54</text:p>
          </table:table-cell>
          <table:table-cell/>
          <table:table-cell table:formula="of:=[.G167]/300" office:value-type="float" office:value="268326.530612245" calcext:value-type="float">
            <text:p>268326,530612245</text:p>
          </table:table-cell>
          <table:table-cell table:formula="of:=[.O167]+25-[.I167]" office:value-type="float" office:value="2.46061224490404" calcext:value-type="float">
            <text:p>2,460612244904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0969871" calcext:value-type="float">
            <text:p>80969871</text:p>
          </table:table-cell>
          <table:table-cell office:value-type="float" office:value="332870" calcext:value-type="float">
            <text:p>332870</text:p>
          </table:table-cell>
          <table:table-cell office:value-type="float" office:value="132280" calcext:value-type="float">
            <text:p>132280</text:p>
          </table:table-cell>
          <table:table-cell office:value-type="float" office:value="332702" calcext:value-type="float">
            <text:p>332702</text:p>
          </table:table-cell>
          <table:table-cell office:value-type="float" office:value="132240" calcext:value-type="float">
            <text:p>132240</text:p>
          </table:table-cell>
          <table:table-cell table:formula="of:=[.F168]/(44100)*90000*300" office:value-type="float" office:value="80963265.3061225" calcext:value-type="float">
            <text:p>80963265,3061225</text:p>
          </table:table-cell>
          <table:table-cell table:formula="of:=ROUND([.G168]/300+26.09-0.07128*[.M168])" office:value-type="float" office:value="269899" calcext:value-type="float">
            <text:p>269899</text:p>
          </table:table-cell>
          <table:table-cell table:formula="of:=[.B168]/300" office:value-type="float" office:value="269899.57" calcext:value-type="float">
            <text:p>269899,57</text:p>
          </table:table-cell>
          <table:table-cell table:formula="of:=[.I168]-[.H168]" office:value-type="float" office:value="0.570000000006985" calcext:value-type="float">
            <text:p>0,570000000006985</text:p>
          </table:table-cell>
          <table:table-cell office:value-type="float" office:value="332809" calcext:value-type="float">
            <text:p>332809</text:p>
          </table:table-cell>
          <table:table-cell table:formula="of:=[.K168]-[.E168]" office:value-type="float" office:value="107" calcext:value-type="float">
            <text:p>107</text:p>
          </table:table-cell>
          <table:table-cell table:formula="of:=[.C168]-[.K168]" office:value-type="float" office:value="61" calcext:value-type="float">
            <text:p>61</text:p>
          </table:table-cell>
          <table:table-cell/>
          <table:table-cell table:formula="of:=[.G168]/300" office:value-type="float" office:value="269877.551020408" calcext:value-type="float">
            <text:p>269877,551020408</text:p>
          </table:table-cell>
          <table:table-cell table:formula="of:=[.O168]+25-[.I168]" office:value-type="float" office:value="2.98102040815866" calcext:value-type="float">
            <text:p>2,981020408158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1436393" calcext:value-type="float">
            <text:p>81436393</text:p>
          </table:table-cell>
          <table:table-cell office:value-type="float" office:value="334818" calcext:value-type="float">
            <text:p>334818</text:p>
          </table:table-cell>
          <table:table-cell office:value-type="float" office:value="133040" calcext:value-type="float">
            <text:p>133040</text:p>
          </table:table-cell>
          <table:table-cell office:value-type="float" office:value="334724" calcext:value-type="float">
            <text:p>334724</text:p>
          </table:table-cell>
          <table:table-cell office:value-type="float" office:value="133000" calcext:value-type="float">
            <text:p>133000</text:p>
          </table:table-cell>
          <table:table-cell table:formula="of:=[.F169]/(44100)*90000*300" office:value-type="float" office:value="81428571.4285714" calcext:value-type="float">
            <text:p>81428571,4285714</text:p>
          </table:table-cell>
          <table:table-cell table:formula="of:=ROUND([.G169]/300+26.09-0.07128*[.M169])" office:value-type="float" office:value="271454" calcext:value-type="float">
            <text:p>271454</text:p>
          </table:table-cell>
          <table:table-cell table:formula="of:=[.B169]/300" office:value-type="float" office:value="271454.643333333" calcext:value-type="float">
            <text:p>271454,643333333</text:p>
          </table:table-cell>
          <table:table-cell table:formula="of:=[.I169]-[.H169]" office:value-type="float" office:value="0.643333333311603" calcext:value-type="float">
            <text:p>0,643333333311603</text:p>
          </table:table-cell>
          <table:table-cell office:value-type="float" office:value="334814" calcext:value-type="float">
            <text:p>334814</text:p>
          </table:table-cell>
          <table:table-cell table:formula="of:=[.K169]-[.E169]" office:value-type="float" office:value="90" calcext:value-type="float">
            <text:p>90</text:p>
          </table:table-cell>
          <table:table-cell table:formula="of:=[.C169]-[.K169]" office:value-type="float" office:value="4" calcext:value-type="float">
            <text:p>4</text:p>
          </table:table-cell>
          <table:table-cell/>
          <table:table-cell table:formula="of:=[.G169]/300" office:value-type="float" office:value="271428.571428571" calcext:value-type="float">
            <text:p>271428,571428571</text:p>
          </table:table-cell>
          <table:table-cell table:formula="of:=[.O169]+25-[.I169]" office:value-type="float" office:value="-1.07190476189135" calcext:value-type="float">
            <text:p>-1,071904761891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1900900" calcext:value-type="float">
            <text:p>81900900</text:p>
          </table:table-cell>
          <table:table-cell office:value-type="float" office:value="336860" calcext:value-type="float">
            <text:p>336860</text:p>
          </table:table-cell>
          <table:table-cell office:value-type="float" office:value="133800" calcext:value-type="float">
            <text:p>133800</text:p>
          </table:table-cell>
          <table:table-cell office:value-type="float" office:value="336754" calcext:value-type="float">
            <text:p>336754</text:p>
          </table:table-cell>
          <table:table-cell office:value-type="float" office:value="133760" calcext:value-type="float">
            <text:p>133760</text:p>
          </table:table-cell>
          <table:table-cell table:formula="of:=[.F170]/(44100)*90000*300" office:value-type="float" office:value="81893877.5510204" calcext:value-type="float">
            <text:p>81893877,5510204</text:p>
          </table:table-cell>
          <table:table-cell table:formula="of:=ROUND([.G170]/300+26.09-0.07128*[.M170])" office:value-type="float" office:value="273003" calcext:value-type="float">
            <text:p>273003</text:p>
          </table:table-cell>
          <table:table-cell table:formula="of:=[.B170]/300" office:value-type="float" office:value="273003" calcext:value-type="float">
            <text:p>273003</text:p>
          </table:table-cell>
          <table:table-cell table:formula="of:=[.I170]-[.H170]" office:value-type="float" office:value="0" calcext:value-type="float">
            <text:p>0</text:p>
          </table:table-cell>
          <table:table-cell office:value-type="float" office:value="336819" calcext:value-type="float">
            <text:p>336819</text:p>
          </table:table-cell>
          <table:table-cell table:formula="of:=[.K170]-[.E170]" office:value-type="float" office:value="65" calcext:value-type="float">
            <text:p>65</text:p>
          </table:table-cell>
          <table:table-cell table:formula="of:=[.C170]-[.K170]" office:value-type="float" office:value="41" calcext:value-type="float">
            <text:p>41</text:p>
          </table:table-cell>
          <table:table-cell/>
          <table:table-cell table:formula="of:=[.G170]/300" office:value-type="float" office:value="272979.591836735" calcext:value-type="float">
            <text:p>272979,591836735</text:p>
          </table:table-cell>
          <table:table-cell table:formula="of:=[.O170]+25-[.I170]" office:value-type="float" office:value="1.59183673473308" calcext:value-type="float">
            <text:p>1,5918367347330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2340678" calcext:value-type="float">
            <text:p>82340678</text:p>
          </table:table-cell>
          <table:table-cell office:value-type="float" office:value="338908" calcext:value-type="float">
            <text:p>338908</text:p>
          </table:table-cell>
          <table:table-cell office:value-type="float" office:value="134520" calcext:value-type="float">
            <text:p>134520</text:p>
          </table:table-cell>
          <table:table-cell office:value-type="float" office:value="338800" calcext:value-type="float">
            <text:p>338800</text:p>
          </table:table-cell>
          <table:table-cell office:value-type="float" office:value="134480" calcext:value-type="float">
            <text:p>134480</text:p>
          </table:table-cell>
          <table:table-cell table:formula="of:=[.F171]/(44100)*90000*300" office:value-type="float" office:value="82334693.877551" calcext:value-type="float">
            <text:p>82334693,877551</text:p>
          </table:table-cell>
          <table:table-cell table:formula="of:=ROUND([.G171]/300+26.09-0.07128*[.M171])" office:value-type="float" office:value="274469" calcext:value-type="float">
            <text:p>274469</text:p>
          </table:table-cell>
          <table:table-cell table:formula="of:=[.B171]/300" office:value-type="float" office:value="274468.926666667" calcext:value-type="float">
            <text:p>274468,926666667</text:p>
          </table:table-cell>
          <table:table-cell table:formula="of:=[.I171]-[.H171]" office:value-type="float" office:value="-0.0733333333046176" calcext:value-type="float">
            <text:p>-0,073333333304618</text:p>
          </table:table-cell>
          <table:table-cell office:value-type="float" office:value="338824" calcext:value-type="float">
            <text:p>338824</text:p>
          </table:table-cell>
          <table:table-cell table:formula="of:=[.K171]-[.E171]" office:value-type="float" office:value="24" calcext:value-type="float">
            <text:p>24</text:p>
          </table:table-cell>
          <table:table-cell table:formula="of:=[.C171]-[.K171]" office:value-type="float" office:value="84" calcext:value-type="float">
            <text:p>84</text:p>
          </table:table-cell>
          <table:table-cell/>
          <table:table-cell table:formula="of:=[.G171]/300" office:value-type="float" office:value="274448.979591837" calcext:value-type="float">
            <text:p>274448,979591837</text:p>
          </table:table-cell>
          <table:table-cell table:formula="of:=[.O171]+25-[.I171]" office:value-type="float" office:value="5.05292517005" calcext:value-type="float">
            <text:p>5,052925170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2756885" calcext:value-type="float">
            <text:p>82756885</text:p>
          </table:table-cell>
          <table:table-cell office:value-type="float" office:value="340922" calcext:value-type="float">
            <text:p>340922</text:p>
          </table:table-cell>
          <table:table-cell office:value-type="float" office:value="135200" calcext:value-type="float">
            <text:p>135200</text:p>
          </table:table-cell>
          <table:table-cell office:value-type="float" office:value="340742" calcext:value-type="float">
            <text:p>340742</text:p>
          </table:table-cell>
          <table:table-cell office:value-type="float" office:value="135160" calcext:value-type="float">
            <text:p>135160</text:p>
          </table:table-cell>
          <table:table-cell table:formula="of:=[.F172]/(44100)*90000*300" office:value-type="float" office:value="82751020.4081633" calcext:value-type="float">
            <text:p>82751020,4081633</text:p>
          </table:table-cell>
          <table:table-cell table:formula="of:=ROUND([.G172]/300+26.09-0.07128*[.M172])" office:value-type="float" office:value="275856" calcext:value-type="float">
            <text:p>275856</text:p>
          </table:table-cell>
          <table:table-cell table:formula="of:=[.B172]/300" office:value-type="float" office:value="275856.283333333" calcext:value-type="float">
            <text:p>275856,283333333</text:p>
          </table:table-cell>
          <table:table-cell table:formula="of:=[.I172]-[.H172]" office:value-type="float" office:value="0.283333333325572" calcext:value-type="float">
            <text:p>0,283333333325572</text:p>
          </table:table-cell>
          <table:table-cell office:value-type="float" office:value="340829" calcext:value-type="float">
            <text:p>340829</text:p>
          </table:table-cell>
          <table:table-cell table:formula="of:=[.K172]-[.E172]" office:value-type="float" office:value="87" calcext:value-type="float">
            <text:p>87</text:p>
          </table:table-cell>
          <table:table-cell table:formula="of:=[.C172]-[.K172]" office:value-type="float" office:value="93" calcext:value-type="float">
            <text:p>93</text:p>
          </table:table-cell>
          <table:table-cell/>
          <table:table-cell table:formula="of:=[.G172]/300" office:value-type="float" office:value="275836.734693878" calcext:value-type="float">
            <text:p>275836,734693878</text:p>
          </table:table-cell>
          <table:table-cell table:formula="of:=[.O172]+25-[.I172]" office:value-type="float" office:value="5.45136054424802" calcext:value-type="float">
            <text:p>5,451360544248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3174764" calcext:value-type="float">
            <text:p>83174764</text:p>
          </table:table-cell>
          <table:table-cell office:value-type="float" office:value="342858" calcext:value-type="float">
            <text:p>342858</text:p>
          </table:table-cell>
          <table:table-cell office:value-type="float" office:value="135880" calcext:value-type="float">
            <text:p>135880</text:p>
          </table:table-cell>
          <table:table-cell office:value-type="float" office:value="342754" calcext:value-type="float">
            <text:p>342754</text:p>
          </table:table-cell>
          <table:table-cell office:value-type="float" office:value="135840" calcext:value-type="float">
            <text:p>135840</text:p>
          </table:table-cell>
          <table:table-cell table:formula="of:=[.F173]/(44100)*90000*300" office:value-type="float" office:value="83167346.9387755" calcext:value-type="float">
            <text:p>83167346,9387755</text:p>
          </table:table-cell>
          <table:table-cell table:formula="of:=ROUND([.G173]/300+26.09-0.07128*[.M173])" office:value-type="float" office:value="277249" calcext:value-type="float">
            <text:p>277249</text:p>
          </table:table-cell>
          <table:table-cell table:formula="of:=[.B173]/300" office:value-type="float" office:value="277249.213333333" calcext:value-type="float">
            <text:p>277249,213333333</text:p>
          </table:table-cell>
          <table:table-cell table:formula="of:=[.I173]-[.H173]" office:value-type="float" office:value="0.213333333318587" calcext:value-type="float">
            <text:p>0,213333333318587</text:p>
          </table:table-cell>
          <table:table-cell office:value-type="float" office:value="342834" calcext:value-type="float">
            <text:p>342834</text:p>
          </table:table-cell>
          <table:table-cell table:formula="of:=[.K173]-[.E173]" office:value-type="float" office:value="80" calcext:value-type="float">
            <text:p>80</text:p>
          </table:table-cell>
          <table:table-cell table:formula="of:=[.C173]-[.K173]" office:value-type="float" office:value="24" calcext:value-type="float">
            <text:p>24</text:p>
          </table:table-cell>
          <table:table-cell/>
          <table:table-cell table:formula="of:=[.G173]/300" office:value-type="float" office:value="277224.489795918" calcext:value-type="float">
            <text:p>277224,489795918</text:p>
          </table:table-cell>
          <table:table-cell table:formula="of:=[.O173]+25-[.I173]" office:value-type="float" office:value="0.276462585025001" calcext:value-type="float">
            <text:p>0,2764625850250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3615785" calcext:value-type="float">
            <text:p>83615785</text:p>
          </table:table-cell>
          <table:table-cell office:value-type="float" office:value="344848" calcext:value-type="float">
            <text:p>344848</text:p>
          </table:table-cell>
          <table:table-cell office:value-type="float" office:value="136600" calcext:value-type="float">
            <text:p>136600</text:p>
          </table:table-cell>
          <table:table-cell office:value-type="float" office:value="344746" calcext:value-type="float">
            <text:p>344746</text:p>
          </table:table-cell>
          <table:table-cell office:value-type="float" office:value="136560" calcext:value-type="float">
            <text:p>136560</text:p>
          </table:table-cell>
          <table:table-cell table:formula="of:=[.F174]/(44100)*90000*300" office:value-type="float" office:value="83608163.2653061" calcext:value-type="float">
            <text:p>83608163,2653061</text:p>
          </table:table-cell>
          <table:table-cell table:formula="of:=ROUND([.G174]/300+26.09-0.07128*[.M174])" office:value-type="float" office:value="278719" calcext:value-type="float">
            <text:p>278719</text:p>
          </table:table-cell>
          <table:table-cell table:formula="of:=[.B174]/300" office:value-type="float" office:value="278719.283333333" calcext:value-type="float">
            <text:p>278719,283333333</text:p>
          </table:table-cell>
          <table:table-cell table:formula="of:=[.I174]-[.H174]" office:value-type="float" office:value="0.283333333325572" calcext:value-type="float">
            <text:p>0,283333333325572</text:p>
          </table:table-cell>
          <table:table-cell office:value-type="float" office:value="344839" calcext:value-type="float">
            <text:p>344839</text:p>
          </table:table-cell>
          <table:table-cell table:formula="of:=[.K174]-[.E174]" office:value-type="float" office:value="93" calcext:value-type="float">
            <text:p>93</text:p>
          </table:table-cell>
          <table:table-cell table:formula="of:=[.C174]-[.K174]" office:value-type="float" office:value="9" calcext:value-type="float">
            <text:p>9</text:p>
          </table:table-cell>
          <table:table-cell/>
          <table:table-cell table:formula="of:=[.G174]/300" office:value-type="float" office:value="278693.87755102" calcext:value-type="float">
            <text:p>278693,87755102</text:p>
          </table:table-cell>
          <table:table-cell table:formula="of:=[.O174]+25-[.I174]" office:value-type="float" office:value="-0.40578231291147" calcext:value-type="float">
            <text:p>-0,405782312911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079693" calcext:value-type="float">
            <text:p>84079693</text:p>
          </table:table-cell>
          <table:table-cell office:value-type="float" office:value="346918" calcext:value-type="float">
            <text:p>346918</text:p>
          </table:table-cell>
          <table:table-cell office:value-type="float" office:value="137360" calcext:value-type="float">
            <text:p>137360</text:p>
          </table:table-cell>
          <table:table-cell office:value-type="float" office:value="346818" calcext:value-type="float">
            <text:p>346818</text:p>
          </table:table-cell>
          <table:table-cell office:value-type="float" office:value="137320" calcext:value-type="float">
            <text:p>137320</text:p>
          </table:table-cell>
          <table:table-cell table:formula="of:=[.F175]/(44100)*90000*300" office:value-type="float" office:value="84073469.3877551" calcext:value-type="float">
            <text:p>84073469,3877551</text:p>
          </table:table-cell>
          <table:table-cell table:formula="of:=ROUND([.G175]/300+26.09-0.07128*[.M175])" office:value-type="float" office:value="280266" calcext:value-type="float">
            <text:p>280266</text:p>
          </table:table-cell>
          <table:table-cell table:formula="of:=[.B175]/300" office:value-type="float" office:value="280265.643333333" calcext:value-type="float">
            <text:p>280265,643333333</text:p>
          </table:table-cell>
          <table:table-cell table:formula="of:=[.I175]-[.H175]" office:value-type="float" office:value="-0.356666666688398" calcext:value-type="float">
            <text:p>-0,356666666688398</text:p>
          </table:table-cell>
          <table:table-cell office:value-type="float" office:value="346844" calcext:value-type="float">
            <text:p>346844</text:p>
          </table:table-cell>
          <table:table-cell table:formula="of:=[.K175]-[.E175]" office:value-type="float" office:value="26" calcext:value-type="float">
            <text:p>26</text:p>
          </table:table-cell>
          <table:table-cell table:formula="of:=[.C175]-[.K175]" office:value-type="float" office:value="74" calcext:value-type="float">
            <text:p>74</text:p>
          </table:table-cell>
          <table:table-cell/>
          <table:table-cell table:formula="of:=[.G175]/300" office:value-type="float" office:value="280244.897959184" calcext:value-type="float">
            <text:p>280244,897959184</text:p>
          </table:table-cell>
          <table:table-cell table:formula="of:=[.O175]+25-[.I175]" office:value-type="float" office:value="4.25462585035712" calcext:value-type="float">
            <text:p>4,254625850357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4519985" calcext:value-type="float">
            <text:p>84519985</text:p>
          </table:table-cell>
          <table:table-cell office:value-type="float" office:value="348942" calcext:value-type="float">
            <text:p>348942</text:p>
          </table:table-cell>
          <table:table-cell office:value-type="float" office:value="138080" calcext:value-type="float">
            <text:p>138080</text:p>
          </table:table-cell>
          <table:table-cell office:value-type="float" office:value="348766" calcext:value-type="float">
            <text:p>348766</text:p>
          </table:table-cell>
          <table:table-cell office:value-type="float" office:value="138040" calcext:value-type="float">
            <text:p>138040</text:p>
          </table:table-cell>
          <table:table-cell table:formula="of:=[.F176]/(44100)*90000*300" office:value-type="float" office:value="84514285.7142857" calcext:value-type="float">
            <text:p>84514285,7142857</text:p>
          </table:table-cell>
          <table:table-cell table:formula="of:=ROUND([.G176]/300+26.09-0.07128*[.M176])" office:value-type="float" office:value="281734" calcext:value-type="float">
            <text:p>281734</text:p>
          </table:table-cell>
          <table:table-cell table:formula="of:=[.B176]/300" office:value-type="float" office:value="281733.283333333" calcext:value-type="float">
            <text:p>281733,283333333</text:p>
          </table:table-cell>
          <table:table-cell table:formula="of:=[.I176]-[.H176]" office:value-type="float" office:value="-0.716666666674428" calcext:value-type="float">
            <text:p>-0,716666666674428</text:p>
          </table:table-cell>
          <table:table-cell office:value-type="float" office:value="348849" calcext:value-type="float">
            <text:p>348849</text:p>
          </table:table-cell>
          <table:table-cell table:formula="of:=[.K176]-[.E176]" office:value-type="float" office:value="83" calcext:value-type="float">
            <text:p>83</text:p>
          </table:table-cell>
          <table:table-cell table:formula="of:=[.C176]-[.K176]" office:value-type="float" office:value="93" calcext:value-type="float">
            <text:p>93</text:p>
          </table:table-cell>
          <table:table-cell/>
          <table:table-cell table:formula="of:=[.G176]/300" office:value-type="float" office:value="281714.285714286" calcext:value-type="float">
            <text:p>281714,285714286</text:p>
          </table:table-cell>
          <table:table-cell table:formula="of:=[.O176]+25-[.I176]" office:value-type="float" office:value="6.00238095241366" calcext:value-type="float">
            <text:p>6,0023809524136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4962593" calcext:value-type="float">
            <text:p>84962593</text:p>
          </table:table-cell>
          <table:table-cell office:value-type="float" office:value="350872" calcext:value-type="float">
            <text:p>350872</text:p>
          </table:table-cell>
          <table:table-cell office:value-type="float" office:value="138800" calcext:value-type="float">
            <text:p>138800</text:p>
          </table:table-cell>
          <table:table-cell office:value-type="float" office:value="350774" calcext:value-type="float">
            <text:p>350774</text:p>
          </table:table-cell>
          <table:table-cell office:value-type="float" office:value="138760" calcext:value-type="float">
            <text:p>138760</text:p>
          </table:table-cell>
          <table:table-cell table:formula="of:=[.F177]/(44100)*90000*300" office:value-type="float" office:value="84955102.0408163" calcext:value-type="float">
            <text:p>84955102,0408163</text:p>
          </table:table-cell>
          <table:table-cell table:formula="of:=ROUND([.G177]/300+26.09-0.07128*[.M177])" office:value-type="float" office:value="283208" calcext:value-type="float">
            <text:p>283208</text:p>
          </table:table-cell>
          <table:table-cell table:formula="of:=[.B177]/300" office:value-type="float" office:value="283208.643333333" calcext:value-type="float">
            <text:p>283208,643333333</text:p>
          </table:table-cell>
          <table:table-cell table:formula="of:=[.I177]-[.H177]" office:value-type="float" office:value="0.643333333311603" calcext:value-type="float">
            <text:p>0,643333333311603</text:p>
          </table:table-cell>
          <table:table-cell office:value-type="float" office:value="350854" calcext:value-type="float">
            <text:p>350854</text:p>
          </table:table-cell>
          <table:table-cell table:formula="of:=[.K177]-[.E177]" office:value-type="float" office:value="80" calcext:value-type="float">
            <text:p>80</text:p>
          </table:table-cell>
          <table:table-cell table:formula="of:=[.C177]-[.K177]" office:value-type="float" office:value="18" calcext:value-type="float">
            <text:p>18</text:p>
          </table:table-cell>
          <table:table-cell/>
          <table:table-cell table:formula="of:=[.G177]/300" office:value-type="float" office:value="283183.673469388" calcext:value-type="float">
            <text:p>283183,673469388</text:p>
          </table:table-cell>
          <table:table-cell table:formula="of:=[.O177]+25-[.I177]" office:value-type="float" office:value="0.0301360544399358" calcext:value-type="float">
            <text:p>0,0301360544399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5427743" calcext:value-type="float">
            <text:p>85427743</text:p>
          </table:table-cell>
          <table:table-cell office:value-type="float" office:value="352884" calcext:value-type="float">
            <text:p>352884</text:p>
          </table:table-cell>
          <table:table-cell office:value-type="float" office:value="139560" calcext:value-type="float">
            <text:p>139560</text:p>
          </table:table-cell>
          <table:table-cell office:value-type="float" office:value="352788" calcext:value-type="float">
            <text:p>352788</text:p>
          </table:table-cell>
          <table:table-cell office:value-type="float" office:value="139520" calcext:value-type="float">
            <text:p>139520</text:p>
          </table:table-cell>
          <table:table-cell table:formula="of:=[.F178]/(44100)*90000*300" office:value-type="float" office:value="85420408.1632653" calcext:value-type="float">
            <text:p>85420408,1632653</text:p>
          </table:table-cell>
          <table:table-cell table:formula="of:=ROUND([.G178]/300+26.09-0.07128*[.M178])" office:value-type="float" office:value="284759" calcext:value-type="float">
            <text:p>284759</text:p>
          </table:table-cell>
          <table:table-cell table:formula="of:=[.B178]/300" office:value-type="float" office:value="284759.143333333" calcext:value-type="float">
            <text:p>284759,143333333</text:p>
          </table:table-cell>
          <table:table-cell table:formula="of:=[.I178]-[.H178]" office:value-type="float" office:value="0.143333333311602" calcext:value-type="float">
            <text:p>0,143333333311602</text:p>
          </table:table-cell>
          <table:table-cell office:value-type="float" office:value="352859" calcext:value-type="float">
            <text:p>352859</text:p>
          </table:table-cell>
          <table:table-cell table:formula="of:=[.K178]-[.E178]" office:value-type="float" office:value="71" calcext:value-type="float">
            <text:p>71</text:p>
          </table:table-cell>
          <table:table-cell table:formula="of:=[.C178]-[.K178]" office:value-type="float" office:value="25" calcext:value-type="float">
            <text:p>25</text:p>
          </table:table-cell>
          <table:table-cell/>
          <table:table-cell table:formula="of:=[.G178]/300" office:value-type="float" office:value="284734.693877551" calcext:value-type="float">
            <text:p>284734,693877551</text:p>
          </table:table-cell>
          <table:table-cell table:formula="of:=[.O178]+25-[.I178]" office:value-type="float" office:value="0.550544217694551" calcext:value-type="float">
            <text:p>0,5505442176945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5893493" calcext:value-type="float">
            <text:p>85893493</text:p>
          </table:table-cell>
          <table:table-cell office:value-type="float" office:value="354868" calcext:value-type="float">
            <text:p>354868</text:p>
          </table:table-cell>
          <table:table-cell office:value-type="float" office:value="140320" calcext:value-type="float">
            <text:p>140320</text:p>
          </table:table-cell>
          <table:table-cell office:value-type="float" office:value="354772" calcext:value-type="float">
            <text:p>354772</text:p>
          </table:table-cell>
          <table:table-cell office:value-type="float" office:value="140280" calcext:value-type="float">
            <text:p>140280</text:p>
          </table:table-cell>
          <table:table-cell table:formula="of:=[.F179]/(44100)*90000*300" office:value-type="float" office:value="85885714.2857143" calcext:value-type="float">
            <text:p>85885714,2857143</text:p>
          </table:table-cell>
          <table:table-cell table:formula="of:=ROUND([.G179]/300+26.09-0.07128*[.M179])" office:value-type="float" office:value="286312" calcext:value-type="float">
            <text:p>286312</text:p>
          </table:table-cell>
          <table:table-cell table:formula="of:=[.B179]/300" office:value-type="float" office:value="286311.643333333" calcext:value-type="float">
            <text:p>286311,643333333</text:p>
          </table:table-cell>
          <table:table-cell table:formula="of:=[.I179]-[.H179]" office:value-type="float" office:value="-0.356666666688398" calcext:value-type="float">
            <text:p>-0,356666666688398</text:p>
          </table:table-cell>
          <table:table-cell office:value-type="float" office:value="354864" calcext:value-type="float">
            <text:p>354864</text:p>
          </table:table-cell>
          <table:table-cell table:formula="of:=[.K179]-[.E179]" office:value-type="float" office:value="92" calcext:value-type="float">
            <text:p>92</text:p>
          </table:table-cell>
          <table:table-cell table:formula="of:=[.C179]-[.K179]" office:value-type="float" office:value="4" calcext:value-type="float">
            <text:p>4</text:p>
          </table:table-cell>
          <table:table-cell/>
          <table:table-cell table:formula="of:=[.G179]/300" office:value-type="float" office:value="286285.714285714" calcext:value-type="float">
            <text:p>286285,714285714</text:p>
          </table:table-cell>
          <table:table-cell table:formula="of:=[.O179]+25-[.I179]" office:value-type="float" office:value="-0.929047619050834" calcext:value-type="float">
            <text:p>-0,9290476190508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6357957" calcext:value-type="float">
            <text:p>86357957</text:p>
          </table:table-cell>
          <table:table-cell office:value-type="float" office:value="356912" calcext:value-type="float">
            <text:p>356912</text:p>
          </table:table-cell>
          <table:table-cell office:value-type="float" office:value="141080" calcext:value-type="float">
            <text:p>141080</text:p>
          </table:table-cell>
          <table:table-cell office:value-type="float" office:value="356820" calcext:value-type="float">
            <text:p>356820</text:p>
          </table:table-cell>
          <table:table-cell office:value-type="float" office:value="141040" calcext:value-type="float">
            <text:p>141040</text:p>
          </table:table-cell>
          <table:table-cell table:formula="of:=[.F180]/(44100)*90000*300" office:value-type="float" office:value="86351020.4081633" calcext:value-type="float">
            <text:p>86351020,4081633</text:p>
          </table:table-cell>
          <table:table-cell table:formula="of:=ROUND([.G180]/300+26.09-0.07128*[.M180])" office:value-type="float" office:value="287860" calcext:value-type="float">
            <text:p>287860</text:p>
          </table:table-cell>
          <table:table-cell table:formula="of:=[.B180]/300" office:value-type="float" office:value="287859.856666667" calcext:value-type="float">
            <text:p>287859,856666667</text:p>
          </table:table-cell>
          <table:table-cell table:formula="of:=[.I180]-[.H180]" office:value-type="float" office:value="-0.143333333311602" calcext:value-type="float">
            <text:p>-0,143333333311602</text:p>
          </table:table-cell>
          <table:table-cell office:value-type="float" office:value="356869" calcext:value-type="float">
            <text:p>356869</text:p>
          </table:table-cell>
          <table:table-cell table:formula="of:=[.K180]-[.E180]" office:value-type="float" office:value="49" calcext:value-type="float">
            <text:p>49</text:p>
          </table:table-cell>
          <table:table-cell table:formula="of:=[.C180]-[.K180]" office:value-type="float" office:value="43" calcext:value-type="float">
            <text:p>43</text:p>
          </table:table-cell>
          <table:table-cell/>
          <table:table-cell table:formula="of:=[.G180]/300" office:value-type="float" office:value="287836.734693878" calcext:value-type="float">
            <text:p>287836,734693878</text:p>
          </table:table-cell>
          <table:table-cell table:formula="of:=[.O180]+25-[.I180]" office:value-type="float" office:value="1.87802721088519" calcext:value-type="float">
            <text:p>1,878027210885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6847021" calcext:value-type="float">
            <text:p>86847021</text:p>
          </table:table-cell>
          <table:table-cell office:value-type="float" office:value="358956" calcext:value-type="float">
            <text:p>358956</text:p>
          </table:table-cell>
          <table:table-cell office:value-type="float" office:value="141880" calcext:value-type="float">
            <text:p>141880</text:p>
          </table:table-cell>
          <table:table-cell office:value-type="float" office:value="358862" calcext:value-type="float">
            <text:p>358862</text:p>
          </table:table-cell>
          <table:table-cell office:value-type="float" office:value="141840" calcext:value-type="float">
            <text:p>141840</text:p>
          </table:table-cell>
          <table:table-cell table:formula="of:=[.F181]/(44100)*90000*300" office:value-type="float" office:value="86840816.3265306" calcext:value-type="float">
            <text:p>86840816,3265306</text:p>
          </table:table-cell>
          <table:table-cell table:formula="of:=ROUND([.G181]/300+26.09-0.07128*[.M181])" office:value-type="float" office:value="289490" calcext:value-type="float">
            <text:p>289490</text:p>
          </table:table-cell>
          <table:table-cell table:formula="of:=[.B181]/300" office:value-type="float" office:value="289490.07" calcext:value-type="float">
            <text:p>289490,07</text:p>
          </table:table-cell>
          <table:table-cell table:formula="of:=[.I181]-[.H181]" office:value-type="float" office:value="0.0700000000069849" calcext:value-type="float">
            <text:p>0,070000000006985</text:p>
          </table:table-cell>
          <table:table-cell office:value-type="float" office:value="358874" calcext:value-type="float">
            <text:p>358874</text:p>
          </table:table-cell>
          <table:table-cell table:formula="of:=[.K181]-[.E181]" office:value-type="float" office:value="12" calcext:value-type="float">
            <text:p>12</text:p>
          </table:table-cell>
          <table:table-cell table:formula="of:=[.C181]-[.K181]" office:value-type="float" office:value="82" calcext:value-type="float">
            <text:p>82</text:p>
          </table:table-cell>
          <table:table-cell/>
          <table:table-cell table:formula="of:=[.G181]/300" office:value-type="float" office:value="289469.387755102" calcext:value-type="float">
            <text:p>289469,387755102</text:p>
          </table:table-cell>
          <table:table-cell table:formula="of:=[.O181]+25-[.I181]" office:value-type="float" office:value="4.31775510200532" calcext:value-type="float">
            <text:p>4,317755102005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7289285" calcext:value-type="float">
            <text:p>87289285</text:p>
          </table:table-cell>
          <table:table-cell office:value-type="float" office:value="360888" calcext:value-type="float">
            <text:p>360888</text:p>
          </table:table-cell>
          <table:table-cell office:value-type="float" office:value="142600" calcext:value-type="float">
            <text:p>142600</text:p>
          </table:table-cell>
          <table:table-cell office:value-type="float" office:value="360714" calcext:value-type="float">
            <text:p>360714</text:p>
          </table:table-cell>
          <table:table-cell office:value-type="float" office:value="142560" calcext:value-type="float">
            <text:p>142560</text:p>
          </table:table-cell>
          <table:table-cell table:formula="of:=[.F182]/(44100)*90000*300" office:value-type="float" office:value="87281632.6530612" calcext:value-type="float">
            <text:p>87281632,6530612</text:p>
          </table:table-cell>
          <table:table-cell table:formula="of:=ROUND([.G182]/300+26.09-0.07128*[.M182])" office:value-type="float" office:value="290964" calcext:value-type="float">
            <text:p>290964</text:p>
          </table:table-cell>
          <table:table-cell table:formula="of:=[.B182]/300" office:value-type="float" office:value="290964.283333333" calcext:value-type="float">
            <text:p>290964,283333333</text:p>
          </table:table-cell>
          <table:table-cell table:formula="of:=[.I182]-[.H182]" office:value-type="float" office:value="0.283333333325572" calcext:value-type="float">
            <text:p>0,283333333325572</text:p>
          </table:table-cell>
          <table:table-cell office:value-type="float" office:value="360879" calcext:value-type="float">
            <text:p>360879</text:p>
          </table:table-cell>
          <table:table-cell table:formula="of:=[.K182]-[.E182]" office:value-type="float" office:value="165" calcext:value-type="float">
            <text:p>165</text:p>
          </table:table-cell>
          <table:table-cell table:formula="of:=[.C182]-[.K182]" office:value-type="float" office:value="9" calcext:value-type="float">
            <text:p>9</text:p>
          </table:table-cell>
          <table:table-cell/>
          <table:table-cell table:formula="of:=[.G182]/300" office:value-type="float" office:value="290938.775510204" calcext:value-type="float">
            <text:p>290938,775510204</text:p>
          </table:table-cell>
          <table:table-cell table:formula="of:=[.O182]+25-[.I182]" office:value-type="float" office:value="-0.507823129242752" calcext:value-type="float">
            <text:p>-0,5078231292427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7777278" calcext:value-type="float">
            <text:p>87777278</text:p>
          </table:table-cell>
          <table:table-cell office:value-type="float" office:value="362982" calcext:value-type="float">
            <text:p>362982</text:p>
          </table:table-cell>
          <table:table-cell office:value-type="float" office:value="143400" calcext:value-type="float">
            <text:p>143400</text:p>
          </table:table-cell>
          <table:table-cell office:value-type="float" office:value="362884" calcext:value-type="float">
            <text:p>362884</text:p>
          </table:table-cell>
          <table:table-cell office:value-type="float" office:value="143360" calcext:value-type="float">
            <text:p>143360</text:p>
          </table:table-cell>
          <table:table-cell table:formula="of:=[.F183]/(44100)*90000*300" office:value-type="float" office:value="87771428.5714286" calcext:value-type="float">
            <text:p>87771428,5714286</text:p>
          </table:table-cell>
          <table:table-cell table:formula="of:=ROUND([.G183]/300+26.09-0.07128*[.M183])" office:value-type="float" office:value="292591" calcext:value-type="float">
            <text:p>292591</text:p>
          </table:table-cell>
          <table:table-cell table:formula="of:=[.B183]/300" office:value-type="float" office:value="292590.926666667" calcext:value-type="float">
            <text:p>292590,926666667</text:p>
          </table:table-cell>
          <table:table-cell table:formula="of:=[.I183]-[.H183]" office:value-type="float" office:value="-0.0733333333046176" calcext:value-type="float">
            <text:p>-0,073333333304618</text:p>
          </table:table-cell>
          <table:table-cell office:value-type="float" office:value="362884" calcext:value-type="float">
            <text:p>362884</text:p>
          </table:table-cell>
          <table:table-cell table:formula="of:=[.K183]-[.E183]" office:value-type="float" office:value="0" calcext:value-type="float">
            <text:p>0</text:p>
          </table:table-cell>
          <table:table-cell table:formula="of:=[.C183]-[.K183]" office:value-type="float" office:value="98" calcext:value-type="float">
            <text:p>98</text:p>
          </table:table-cell>
          <table:table-cell/>
          <table:table-cell table:formula="of:=[.G183]/300" office:value-type="float" office:value="292571.428571429" calcext:value-type="float">
            <text:p>292571,428571429</text:p>
          </table:table-cell>
          <table:table-cell table:formula="of:=[.O183]+25-[.I183]" office:value-type="float" office:value="5.50190476188436" calcext:value-type="float">
            <text:p>5,5019047618843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8242900" calcext:value-type="float">
            <text:p>88242900</text:p>
          </table:table-cell>
          <table:table-cell office:value-type="float" office:value="364972" calcext:value-type="float">
            <text:p>364972</text:p>
          </table:table-cell>
          <table:table-cell office:value-type="float" office:value="144160" calcext:value-type="float">
            <text:p>144160</text:p>
          </table:table-cell>
          <table:table-cell office:value-type="float" office:value="364874" calcext:value-type="float">
            <text:p>364874</text:p>
          </table:table-cell>
          <table:table-cell office:value-type="float" office:value="144120" calcext:value-type="float">
            <text:p>144120</text:p>
          </table:table-cell>
          <table:table-cell table:formula="of:=[.F184]/(44100)*90000*300" office:value-type="float" office:value="88236734.6938776" calcext:value-type="float">
            <text:p>88236734,6938776</text:p>
          </table:table-cell>
          <table:table-cell table:formula="of:=ROUND([.G184]/300+26.09-0.07128*[.M184])" office:value-type="float" office:value="294143" calcext:value-type="float">
            <text:p>294143</text:p>
          </table:table-cell>
          <table:table-cell table:formula="of:=[.B184]/300" office:value-type="float" office:value="294143" calcext:value-type="float">
            <text:p>294143</text:p>
          </table:table-cell>
          <table:table-cell table:formula="of:=[.I184]-[.H184]" office:value-type="float" office:value="0" calcext:value-type="float">
            <text:p>0</text:p>
          </table:table-cell>
          <table:table-cell office:value-type="float" office:value="364889" calcext:value-type="float">
            <text:p>364889</text:p>
          </table:table-cell>
          <table:table-cell table:formula="of:=[.K184]-[.E184]" office:value-type="float" office:value="15" calcext:value-type="float">
            <text:p>15</text:p>
          </table:table-cell>
          <table:table-cell table:formula="of:=[.C184]-[.K184]" office:value-type="float" office:value="83" calcext:value-type="float">
            <text:p>83</text:p>
          </table:table-cell>
          <table:table-cell/>
          <table:table-cell table:formula="of:=[.G184]/300" office:value-type="float" office:value="294122.448979592" calcext:value-type="float">
            <text:p>294122,448979592</text:p>
          </table:table-cell>
          <table:table-cell table:formula="of:=[.O184]+25-[.I184]" office:value-type="float" office:value="4.44897959183436" calcext:value-type="float">
            <text:p>4,448979591834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8684907" calcext:value-type="float">
            <text:p>88684907</text:p>
          </table:table-cell>
          <table:table-cell office:value-type="float" office:value="366916" calcext:value-type="float">
            <text:p>366916</text:p>
          </table:table-cell>
          <table:table-cell office:value-type="float" office:value="144880" calcext:value-type="float">
            <text:p>144880</text:p>
          </table:table-cell>
          <table:table-cell office:value-type="float" office:value="366820" calcext:value-type="float">
            <text:p>366820</text:p>
          </table:table-cell>
          <table:table-cell office:value-type="float" office:value="144840" calcext:value-type="float">
            <text:p>144840</text:p>
          </table:table-cell>
          <table:table-cell table:formula="of:=[.F185]/(44100)*90000*300" office:value-type="float" office:value="88677551.0204082" calcext:value-type="float">
            <text:p>88677551,0204082</text:p>
          </table:table-cell>
          <table:table-cell table:formula="of:=ROUND([.G185]/300+26.09-0.07128*[.M185])" office:value-type="float" office:value="295616" calcext:value-type="float">
            <text:p>295616</text:p>
          </table:table-cell>
          <table:table-cell table:formula="of:=[.B185]/300" office:value-type="float" office:value="295616.356666667" calcext:value-type="float">
            <text:p>295616,356666667</text:p>
          </table:table-cell>
          <table:table-cell table:formula="of:=[.I185]-[.H185]" office:value-type="float" office:value="0.356666666688398" calcext:value-type="float">
            <text:p>0,356666666688398</text:p>
          </table:table-cell>
          <table:table-cell office:value-type="float" office:value="366894" calcext:value-type="float">
            <text:p>366894</text:p>
          </table:table-cell>
          <table:table-cell table:formula="of:=[.K185]-[.E185]" office:value-type="float" office:value="74" calcext:value-type="float">
            <text:p>74</text:p>
          </table:table-cell>
          <table:table-cell table:formula="of:=[.C185]-[.K185]" office:value-type="float" office:value="22" calcext:value-type="float">
            <text:p>22</text:p>
          </table:table-cell>
          <table:table-cell/>
          <table:table-cell table:formula="of:=[.G185]/300" office:value-type="float" office:value="295591.836734694" calcext:value-type="float">
            <text:p>295591,836734694</text:p>
          </table:table-cell>
          <table:table-cell table:formula="of:=[.O185]+25-[.I185]" office:value-type="float" office:value="0.480068027216475" calcext:value-type="float">
            <text:p>0,48006802721647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9174743" calcext:value-type="float">
            <text:p>89174743</text:p>
          </table:table-cell>
          <table:table-cell office:value-type="float" office:value="368924" calcext:value-type="float">
            <text:p>368924</text:p>
          </table:table-cell>
          <table:table-cell office:value-type="float" office:value="145680" calcext:value-type="float">
            <text:p>145680</text:p>
          </table:table-cell>
          <table:table-cell office:value-type="float" office:value="368832" calcext:value-type="float">
            <text:p>368832</text:p>
          </table:table-cell>
          <table:table-cell office:value-type="float" office:value="145640" calcext:value-type="float">
            <text:p>145640</text:p>
          </table:table-cell>
          <table:table-cell table:formula="of:=[.F186]/(44100)*90000*300" office:value-type="float" office:value="89167346.9387755" calcext:value-type="float">
            <text:p>89167346,9387755</text:p>
          </table:table-cell>
          <table:table-cell table:formula="of:=ROUND([.G186]/300+26.09-0.07128*[.M186])" office:value-type="float" office:value="297249" calcext:value-type="float">
            <text:p>297249</text:p>
          </table:table-cell>
          <table:table-cell table:formula="of:=[.B186]/300" office:value-type="float" office:value="297249.143333333" calcext:value-type="float">
            <text:p>297249,143333333</text:p>
          </table:table-cell>
          <table:table-cell table:formula="of:=[.I186]-[.H186]" office:value-type="float" office:value="0.143333333311602" calcext:value-type="float">
            <text:p>0,143333333311602</text:p>
          </table:table-cell>
          <table:table-cell office:value-type="float" office:value="368899" calcext:value-type="float">
            <text:p>368899</text:p>
          </table:table-cell>
          <table:table-cell table:formula="of:=[.K186]-[.E186]" office:value-type="float" office:value="67" calcext:value-type="float">
            <text:p>67</text:p>
          </table:table-cell>
          <table:table-cell table:formula="of:=[.C186]-[.K186]" office:value-type="float" office:value="25" calcext:value-type="float">
            <text:p>25</text:p>
          </table:table-cell>
          <table:table-cell/>
          <table:table-cell table:formula="of:=[.G186]/300" office:value-type="float" office:value="297224.489795918" calcext:value-type="float">
            <text:p>297224,489795918</text:p>
          </table:table-cell>
          <table:table-cell table:formula="of:=[.O186]+25-[.I186]" office:value-type="float" office:value="0.346462585031986" calcext:value-type="float">
            <text:p>0,3464625850319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9663035" calcext:value-type="float">
            <text:p>89663035</text:p>
          </table:table-cell>
          <table:table-cell office:value-type="float" office:value="370990" calcext:value-type="float">
            <text:p>370990</text:p>
          </table:table-cell>
          <table:table-cell office:value-type="float" office:value="146480" calcext:value-type="float">
            <text:p>146480</text:p>
          </table:table-cell>
          <table:table-cell office:value-type="float" office:value="370896" calcext:value-type="float">
            <text:p>370896</text:p>
          </table:table-cell>
          <table:table-cell office:value-type="float" office:value="146440" calcext:value-type="float">
            <text:p>146440</text:p>
          </table:table-cell>
          <table:table-cell table:formula="of:=[.F187]/(44100)*90000*300" office:value-type="float" office:value="89657142.8571429" calcext:value-type="float">
            <text:p>89657142,8571429</text:p>
          </table:table-cell>
          <table:table-cell table:formula="of:=ROUND([.G187]/300+26.09-0.07128*[.M187])" office:value-type="float" office:value="298877" calcext:value-type="float">
            <text:p>298877</text:p>
          </table:table-cell>
          <table:table-cell table:formula="of:=[.B187]/300" office:value-type="float" office:value="298876.783333333" calcext:value-type="float">
            <text:p>298876,783333333</text:p>
          </table:table-cell>
          <table:table-cell table:formula="of:=[.I187]-[.H187]" office:value-type="float" office:value="-0.216666666674428" calcext:value-type="float">
            <text:p>-0,216666666674428</text:p>
          </table:table-cell>
          <table:table-cell office:value-type="float" office:value="370904" calcext:value-type="float">
            <text:p>370904</text:p>
          </table:table-cell>
          <table:table-cell table:formula="of:=[.K187]-[.E187]" office:value-type="float" office:value="8" calcext:value-type="float">
            <text:p>8</text:p>
          </table:table-cell>
          <table:table-cell table:formula="of:=[.C187]-[.K187]" office:value-type="float" office:value="86" calcext:value-type="float">
            <text:p>86</text:p>
          </table:table-cell>
          <table:table-cell/>
          <table:table-cell table:formula="of:=[.G187]/300" office:value-type="float" office:value="298857.142857143" calcext:value-type="float">
            <text:p>298857,142857143</text:p>
          </table:table-cell>
          <table:table-cell table:formula="of:=[.O187]+25-[.I187]" office:value-type="float" office:value="5.35952380957315" calcext:value-type="float">
            <text:p>5,359523809573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0153643" calcext:value-type="float">
            <text:p>90153643</text:p>
          </table:table-cell>
          <table:table-cell office:value-type="float" office:value="372962" calcext:value-type="float">
            <text:p>372962</text:p>
          </table:table-cell>
          <table:table-cell office:value-type="float" office:value="147280" calcext:value-type="float">
            <text:p>147280</text:p>
          </table:table-cell>
          <table:table-cell office:value-type="float" office:value="372870" calcext:value-type="float">
            <text:p>372870</text:p>
          </table:table-cell>
          <table:table-cell office:value-type="float" office:value="147240" calcext:value-type="float">
            <text:p>147240</text:p>
          </table:table-cell>
          <table:table-cell table:formula="of:=[.F188]/(44100)*90000*300" office:value-type="float" office:value="90146938.7755102" calcext:value-type="float">
            <text:p>90146938,7755102</text:p>
          </table:table-cell>
          <table:table-cell table:formula="of:=ROUND([.G188]/300+26.09-0.07128*[.M188])" office:value-type="float" office:value="300512" calcext:value-type="float">
            <text:p>300512</text:p>
          </table:table-cell>
          <table:table-cell table:formula="of:=[.B188]/300" office:value-type="float" office:value="300512.143333333" calcext:value-type="float">
            <text:p>300512,143333333</text:p>
          </table:table-cell>
          <table:table-cell table:formula="of:=[.I188]-[.H188]" office:value-type="float" office:value="0.143333333311602" calcext:value-type="float">
            <text:p>0,143333333311602</text:p>
          </table:table-cell>
          <table:table-cell office:value-type="float" office:value="372909" calcext:value-type="float">
            <text:p>372909</text:p>
          </table:table-cell>
          <table:table-cell table:formula="of:=[.K188]-[.E188]" office:value-type="float" office:value="39" calcext:value-type="float">
            <text:p>39</text:p>
          </table:table-cell>
          <table:table-cell table:formula="of:=[.C188]-[.K188]" office:value-type="float" office:value="53" calcext:value-type="float">
            <text:p>53</text:p>
          </table:table-cell>
          <table:table-cell/>
          <table:table-cell table:formula="of:=[.G188]/300" office:value-type="float" office:value="300489.795918367" calcext:value-type="float">
            <text:p>300489,795918367</text:p>
          </table:table-cell>
          <table:table-cell table:formula="of:=[.O188]+25-[.I188]" office:value-type="float" office:value="2.65258503402583" calcext:value-type="float">
            <text:p>2,6525850340258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0642621" calcext:value-type="float">
            <text:p>90642621</text:p>
          </table:table-cell>
          <table:table-cell office:value-type="float" office:value="375010" calcext:value-type="float">
            <text:p>375010</text:p>
          </table:table-cell>
          <table:table-cell office:value-type="float" office:value="148080" calcext:value-type="float">
            <text:p>148080</text:p>
          </table:table-cell>
          <table:table-cell office:value-type="float" office:value="374844" calcext:value-type="float">
            <text:p>374844</text:p>
          </table:table-cell>
          <table:table-cell office:value-type="float" office:value="148040" calcext:value-type="float">
            <text:p>148040</text:p>
          </table:table-cell>
          <table:table-cell table:formula="of:=[.F189]/(44100)*90000*300" office:value-type="float" office:value="90636734.6938776" calcext:value-type="float">
            <text:p>90636734,6938776</text:p>
          </table:table-cell>
          <table:table-cell table:formula="of:=ROUND([.G189]/300+26.09-0.07128*[.M189])" office:value-type="float" office:value="302142" calcext:value-type="float">
            <text:p>302142</text:p>
          </table:table-cell>
          <table:table-cell table:formula="of:=[.B189]/300" office:value-type="float" office:value="302142.07" calcext:value-type="float">
            <text:p>302142,07</text:p>
          </table:table-cell>
          <table:table-cell table:formula="of:=[.I189]-[.H189]" office:value-type="float" office:value="0.0700000000069849" calcext:value-type="float">
            <text:p>0,070000000006985</text:p>
          </table:table-cell>
          <table:table-cell office:value-type="float" office:value="374914" calcext:value-type="float">
            <text:p>374914</text:p>
          </table:table-cell>
          <table:table-cell table:formula="of:=[.K189]-[.E189]" office:value-type="float" office:value="70" calcext:value-type="float">
            <text:p>70</text:p>
          </table:table-cell>
          <table:table-cell table:formula="of:=[.C189]-[.K189]" office:value-type="float" office:value="96" calcext:value-type="float">
            <text:p>96</text:p>
          </table:table-cell>
          <table:table-cell/>
          <table:table-cell table:formula="of:=[.G189]/300" office:value-type="float" office:value="302122.448979592" calcext:value-type="float">
            <text:p>302122,448979592</text:p>
          </table:table-cell>
          <table:table-cell table:formula="of:=[.O189]+25-[.I189]" office:value-type="float" office:value="5.37897959182737" calcext:value-type="float">
            <text:p>5,378979591827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1109400" calcext:value-type="float">
            <text:p>91109400</text:p>
          </table:table-cell>
          <table:table-cell office:value-type="float" office:value="376946" calcext:value-type="float">
            <text:p>376946</text:p>
          </table:table-cell>
          <table:table-cell office:value-type="float" office:value="148840" calcext:value-type="float">
            <text:p>148840</text:p>
          </table:table-cell>
          <table:table-cell office:value-type="float" office:value="376846" calcext:value-type="float">
            <text:p>376846</text:p>
          </table:table-cell>
          <table:table-cell office:value-type="float" office:value="148800" calcext:value-type="float">
            <text:p>148800</text:p>
          </table:table-cell>
          <table:table-cell table:formula="of:=[.F190]/(44100)*90000*300" office:value-type="float" office:value="91102040.8163265" calcext:value-type="float">
            <text:p>91102040,8163265</text:p>
          </table:table-cell>
          <table:table-cell table:formula="of:=ROUND([.G190]/300+26.09-0.07128*[.M190])" office:value-type="float" office:value="303698" calcext:value-type="float">
            <text:p>303698</text:p>
          </table:table-cell>
          <table:table-cell table:formula="of:=[.B190]/300" office:value-type="float" office:value="303698" calcext:value-type="float">
            <text:p>303698</text:p>
          </table:table-cell>
          <table:table-cell table:formula="of:=[.I190]-[.H190]" office:value-type="float" office:value="0" calcext:value-type="float">
            <text:p>0</text:p>
          </table:table-cell>
          <table:table-cell office:value-type="float" office:value="376919" calcext:value-type="float">
            <text:p>376919</text:p>
          </table:table-cell>
          <table:table-cell table:formula="of:=[.K190]-[.E190]" office:value-type="float" office:value="73" calcext:value-type="float">
            <text:p>73</text:p>
          </table:table-cell>
          <table:table-cell table:formula="of:=[.C190]-[.K190]" office:value-type="float" office:value="27" calcext:value-type="float">
            <text:p>27</text:p>
          </table:table-cell>
          <table:table-cell/>
          <table:table-cell table:formula="of:=[.G190]/300" office:value-type="float" office:value="303673.469387755" calcext:value-type="float">
            <text:p>303673,469387755</text:p>
          </table:table-cell>
          <table:table-cell table:formula="of:=[.O190]+25-[.I190]" office:value-type="float" office:value="0.469387755147181" calcext:value-type="float">
            <text:p>0,46938775514718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1525907" calcext:value-type="float">
            <text:p>91525907</text:p>
          </table:table-cell>
          <table:table-cell office:value-type="float" office:value="378932" calcext:value-type="float">
            <text:p>378932</text:p>
          </table:table-cell>
          <table:table-cell office:value-type="float" office:value="149520" calcext:value-type="float">
            <text:p>149520</text:p>
          </table:table-cell>
          <table:table-cell office:value-type="float" office:value="378824" calcext:value-type="float">
            <text:p>378824</text:p>
          </table:table-cell>
          <table:table-cell office:value-type="float" office:value="149480" calcext:value-type="float">
            <text:p>149480</text:p>
          </table:table-cell>
          <table:table-cell table:formula="of:=[.F191]/(44100)*90000*300" office:value-type="float" office:value="91518367.3469388" calcext:value-type="float">
            <text:p>91518367,3469388</text:p>
          </table:table-cell>
          <table:table-cell table:formula="of:=ROUND([.G191]/300+26.09-0.07128*[.M191])" office:value-type="float" office:value="305087" calcext:value-type="float">
            <text:p>305087</text:p>
          </table:table-cell>
          <table:table-cell table:formula="of:=[.B191]/300" office:value-type="float" office:value="305086.356666667" calcext:value-type="float">
            <text:p>305086,356666667</text:p>
          </table:table-cell>
          <table:table-cell table:formula="of:=[.I191]-[.H191]" office:value-type="float" office:value="-0.643333333311603" calcext:value-type="float">
            <text:p>-0,643333333311603</text:p>
          </table:table-cell>
          <table:table-cell office:value-type="float" office:value="378924" calcext:value-type="float">
            <text:p>378924</text:p>
          </table:table-cell>
          <table:table-cell table:formula="of:=[.K191]-[.E191]" office:value-type="float" office:value="100" calcext:value-type="float">
            <text:p>100</text:p>
          </table:table-cell>
          <table:table-cell table:formula="of:=[.C191]-[.K191]" office:value-type="float" office:value="8" calcext:value-type="float">
            <text:p>8</text:p>
          </table:table-cell>
          <table:table-cell/>
          <table:table-cell table:formula="of:=[.G191]/300" office:value-type="float" office:value="305061.224489796" calcext:value-type="float">
            <text:p>305061,224489796</text:p>
          </table:table-cell>
          <table:table-cell table:formula="of:=[.O191]+25-[.I191]" office:value-type="float" office:value="-0.132176870771218" calcext:value-type="float">
            <text:p>-0,1321768707712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966071" calcext:value-type="float">
            <text:p>91966071</text:p>
          </table:table-cell>
          <table:table-cell office:value-type="float" office:value="380976" calcext:value-type="float">
            <text:p>380976</text:p>
          </table:table-cell>
          <table:table-cell office:value-type="float" office:value="150240" calcext:value-type="float">
            <text:p>150240</text:p>
          </table:table-cell>
          <table:table-cell office:value-type="float" office:value="380874" calcext:value-type="float">
            <text:p>380874</text:p>
          </table:table-cell>
          <table:table-cell office:value-type="float" office:value="150200" calcext:value-type="float">
            <text:p>150200</text:p>
          </table:table-cell>
          <table:table-cell table:formula="of:=[.F192]/(44100)*90000*300" office:value-type="float" office:value="91959183.6734694" calcext:value-type="float">
            <text:p>91959183,6734694</text:p>
          </table:table-cell>
          <table:table-cell table:formula="of:=ROUND([.G192]/300+26.09-0.07128*[.M192])" office:value-type="float" office:value="306553" calcext:value-type="float">
            <text:p>306553</text:p>
          </table:table-cell>
          <table:table-cell table:formula="of:=[.B192]/300" office:value-type="float" office:value="306553.57" calcext:value-type="float">
            <text:p>306553,57</text:p>
          </table:table-cell>
          <table:table-cell table:formula="of:=[.I192]-[.H192]" office:value-type="float" office:value="0.570000000006985" calcext:value-type="float">
            <text:p>0,570000000006985</text:p>
          </table:table-cell>
          <table:table-cell office:value-type="float" office:value="380929" calcext:value-type="float">
            <text:p>380929</text:p>
          </table:table-cell>
          <table:table-cell table:formula="of:=[.K192]-[.E192]" office:value-type="float" office:value="55" calcext:value-type="float">
            <text:p>55</text:p>
          </table:table-cell>
          <table:table-cell table:formula="of:=[.C192]-[.K192]" office:value-type="float" office:value="47" calcext:value-type="float">
            <text:p>47</text:p>
          </table:table-cell>
          <table:table-cell/>
          <table:table-cell table:formula="of:=[.G192]/300" office:value-type="float" office:value="306530.612244898" calcext:value-type="float">
            <text:p>306530,612244898</text:p>
          </table:table-cell>
          <table:table-cell table:formula="of:=[.O192]+25-[.I192]" office:value-type="float" office:value="2.04224489798071" calcext:value-type="float">
            <text:p>2,0422448979807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2405421" calcext:value-type="float">
            <text:p>92405421</text:p>
          </table:table-cell>
          <table:table-cell office:value-type="float" office:value="383044" calcext:value-type="float">
            <text:p>383044</text:p>
          </table:table-cell>
          <table:table-cell office:value-type="float" office:value="150960" calcext:value-type="float">
            <text:p>150960</text:p>
          </table:table-cell>
          <table:table-cell office:value-type="float" office:value="382868" calcext:value-type="float">
            <text:p>382868</text:p>
          </table:table-cell>
          <table:table-cell office:value-type="float" office:value="150920" calcext:value-type="float">
            <text:p>150920</text:p>
          </table:table-cell>
          <table:table-cell table:formula="of:=[.F193]/(44100)*90000*300" office:value-type="float" office:value="92400000" calcext:value-type="float">
            <text:p>92400000</text:p>
          </table:table-cell>
          <table:table-cell table:formula="of:=ROUND([.G193]/300+26.09-0.07128*[.M193])" office:value-type="float" office:value="308018" calcext:value-type="float">
            <text:p>308018</text:p>
          </table:table-cell>
          <table:table-cell table:formula="of:=[.B193]/300" office:value-type="float" office:value="308018.07" calcext:value-type="float">
            <text:p>308018,07</text:p>
          </table:table-cell>
          <table:table-cell table:formula="of:=[.I193]-[.H193]" office:value-type="float" office:value="0.0700000000069849" calcext:value-type="float">
            <text:p>0,070000000006985</text:p>
          </table:table-cell>
          <table:table-cell office:value-type="float" office:value="382934" calcext:value-type="float">
            <text:p>382934</text:p>
          </table:table-cell>
          <table:table-cell table:formula="of:=[.K193]-[.E193]" office:value-type="float" office:value="66" calcext:value-type="float">
            <text:p>66</text:p>
          </table:table-cell>
          <table:table-cell table:formula="of:=[.C193]-[.K193]" office:value-type="float" office:value="110" calcext:value-type="float">
            <text:p>110</text:p>
          </table:table-cell>
          <table:table-cell/>
          <table:table-cell table:formula="of:=[.G193]/300" office:value-type="float" office:value="308000" calcext:value-type="float">
            <text:p>308000</text:p>
          </table:table-cell>
          <table:table-cell table:formula="of:=[.O193]+25-[.I193]" office:value-type="float" office:value="6.92999999999302" calcext:value-type="float">
            <text:p>6,929999999993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2847343" calcext:value-type="float">
            <text:p>92847343</text:p>
          </table:table-cell>
          <table:table-cell office:value-type="float" office:value="385006" calcext:value-type="float">
            <text:p>385006</text:p>
          </table:table-cell>
          <table:table-cell office:value-type="float" office:value="151680" calcext:value-type="float">
            <text:p>151680</text:p>
          </table:table-cell>
          <table:table-cell office:value-type="float" office:value="384908" calcext:value-type="float">
            <text:p>384908</text:p>
          </table:table-cell>
          <table:table-cell office:value-type="float" office:value="151640" calcext:value-type="float">
            <text:p>151640</text:p>
          </table:table-cell>
          <table:table-cell table:formula="of:=[.F194]/(44100)*90000*300" office:value-type="float" office:value="92840816.3265306" calcext:value-type="float">
            <text:p>92840816,3265306</text:p>
          </table:table-cell>
          <table:table-cell table:formula="of:=ROUND([.G194]/300+26.09-0.07128*[.M194])" office:value-type="float" office:value="309491" calcext:value-type="float">
            <text:p>309491</text:p>
          </table:table-cell>
          <table:table-cell table:formula="of:=[.B194]/300" office:value-type="float" office:value="309491.143333333" calcext:value-type="float">
            <text:p>309491,143333333</text:p>
          </table:table-cell>
          <table:table-cell table:formula="of:=[.I194]-[.H194]" office:value-type="float" office:value="0.143333333311602" calcext:value-type="float">
            <text:p>0,143333333311602</text:p>
          </table:table-cell>
          <table:table-cell office:value-type="float" office:value="384939" calcext:value-type="float">
            <text:p>384939</text:p>
          </table:table-cell>
          <table:table-cell table:formula="of:=[.K194]-[.E194]" office:value-type="float" office:value="31" calcext:value-type="float">
            <text:p>31</text:p>
          </table:table-cell>
          <table:table-cell table:formula="of:=[.C194]-[.K194]" office:value-type="float" office:value="67" calcext:value-type="float">
            <text:p>67</text:p>
          </table:table-cell>
          <table:table-cell/>
          <table:table-cell table:formula="of:=[.G194]/300" office:value-type="float" office:value="309469.387755102" calcext:value-type="float">
            <text:p>309469,387755102</text:p>
          </table:table-cell>
          <table:table-cell table:formula="of:=[.O194]+25-[.I194]" office:value-type="float" office:value="3.24442176875891" calcext:value-type="float">
            <text:p>3,244421768758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3312235" calcext:value-type="float">
            <text:p>93312235</text:p>
          </table:table-cell>
          <table:table-cell office:value-type="float" office:value="387030" calcext:value-type="float">
            <text:p>387030</text:p>
          </table:table-cell>
          <table:table-cell office:value-type="float" office:value="152440" calcext:value-type="float">
            <text:p>152440</text:p>
          </table:table-cell>
          <table:table-cell office:value-type="float" office:value="386932" calcext:value-type="float">
            <text:p>386932</text:p>
          </table:table-cell>
          <table:table-cell office:value-type="float" office:value="152400" calcext:value-type="float">
            <text:p>152400</text:p>
          </table:table-cell>
          <table:table-cell table:formula="of:=[.F195]/(44100)*90000*300" office:value-type="float" office:value="93306122.4489796" calcext:value-type="float">
            <text:p>93306122,4489796</text:p>
          </table:table-cell>
          <table:table-cell table:formula="of:=ROUND([.G195]/300+26.09-0.07128*[.M195])" office:value-type="float" office:value="311040" calcext:value-type="float">
            <text:p>311040</text:p>
          </table:table-cell>
          <table:table-cell table:formula="of:=[.B195]/300" office:value-type="float" office:value="311040.783333333" calcext:value-type="float">
            <text:p>311040,783333333</text:p>
          </table:table-cell>
          <table:table-cell table:formula="of:=[.I195]-[.H195]" office:value-type="float" office:value="0.783333333325572" calcext:value-type="float">
            <text:p>0,783333333325572</text:p>
          </table:table-cell>
          <table:table-cell office:value-type="float" office:value="386944" calcext:value-type="float">
            <text:p>386944</text:p>
          </table:table-cell>
          <table:table-cell table:formula="of:=[.K195]-[.E195]" office:value-type="float" office:value="12" calcext:value-type="float">
            <text:p>12</text:p>
          </table:table-cell>
          <table:table-cell table:formula="of:=[.C195]-[.K195]" office:value-type="float" office:value="86" calcext:value-type="float">
            <text:p>86</text:p>
          </table:table-cell>
          <table:table-cell/>
          <table:table-cell table:formula="of:=[.G195]/300" office:value-type="float" office:value="311020.408163265" calcext:value-type="float">
            <text:p>311020,408163265</text:p>
          </table:table-cell>
          <table:table-cell table:formula="of:=[.O195]+25-[.I195]" office:value-type="float" office:value="4.62482993194135" calcext:value-type="float">
            <text:p>4,624829931941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3776228" calcext:value-type="float">
            <text:p>93776228</text:p>
          </table:table-cell>
          <table:table-cell office:value-type="float" office:value="389096" calcext:value-type="float">
            <text:p>389096</text:p>
          </table:table-cell>
          <table:table-cell office:value-type="float" office:value="153200" calcext:value-type="float">
            <text:p>153200</text:p>
          </table:table-cell>
          <table:table-cell office:value-type="float" office:value="388926" calcext:value-type="float">
            <text:p>388926</text:p>
          </table:table-cell>
          <table:table-cell office:value-type="float" office:value="153160" calcext:value-type="float">
            <text:p>153160</text:p>
          </table:table-cell>
          <table:table-cell table:formula="of:=[.F196]/(44100)*90000*300" office:value-type="float" office:value="93771428.5714286" calcext:value-type="float">
            <text:p>93771428,5714286</text:p>
          </table:table-cell>
          <table:table-cell table:formula="of:=ROUND([.G196]/300+26.09-0.07128*[.M196])" office:value-type="float" office:value="312587" calcext:value-type="float">
            <text:p>312587</text:p>
          </table:table-cell>
          <table:table-cell table:formula="of:=[.B196]/300" office:value-type="float" office:value="312587.426666667" calcext:value-type="float">
            <text:p>312587,426666667</text:p>
          </table:table-cell>
          <table:table-cell table:formula="of:=[.I196]-[.H196]" office:value-type="float" office:value="0.426666666695382" calcext:value-type="float">
            <text:p>0,426666666695382</text:p>
          </table:table-cell>
          <table:table-cell office:value-type="float" office:value="388949" calcext:value-type="float">
            <text:p>388949</text:p>
          </table:table-cell>
          <table:table-cell table:formula="of:=[.K196]-[.E196]" office:value-type="float" office:value="23" calcext:value-type="float">
            <text:p>23</text:p>
          </table:table-cell>
          <table:table-cell table:formula="of:=[.C196]-[.K196]" office:value-type="float" office:value="147" calcext:value-type="float">
            <text:p>147</text:p>
          </table:table-cell>
          <table:table-cell/>
          <table:table-cell table:formula="of:=[.G196]/300" office:value-type="float" office:value="312571.428571429" calcext:value-type="float">
            <text:p>312571,428571429</text:p>
          </table:table-cell>
          <table:table-cell table:formula="of:=[.O196]+25-[.I196]" office:value-type="float" office:value="9.00190476188436" calcext:value-type="float">
            <text:p>9,001904761884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4219907" calcext:value-type="float">
            <text:p>94219907</text:p>
          </table:table-cell>
          <table:table-cell office:value-type="float" office:value="390962" calcext:value-type="float">
            <text:p>390962</text:p>
          </table:table-cell>
          <table:table-cell office:value-type="float" office:value="153920" calcext:value-type="float">
            <text:p>153920</text:p>
          </table:table-cell>
          <table:table-cell office:value-type="float" office:value="390868" calcext:value-type="float">
            <text:p>390868</text:p>
          </table:table-cell>
          <table:table-cell office:value-type="float" office:value="153880" calcext:value-type="float">
            <text:p>153880</text:p>
          </table:table-cell>
          <table:table-cell table:formula="of:=[.F197]/(44100)*90000*300" office:value-type="float" office:value="94212244.8979592" calcext:value-type="float">
            <text:p>94212244,8979592</text:p>
          </table:table-cell>
          <table:table-cell table:formula="of:=ROUND([.G197]/300+26.09-0.07128*[.M197])" office:value-type="float" office:value="314066" calcext:value-type="float">
            <text:p>314066</text:p>
          </table:table-cell>
          <table:table-cell table:formula="of:=[.B197]/300" office:value-type="float" office:value="314066.356666667" calcext:value-type="float">
            <text:p>314066,356666667</text:p>
          </table:table-cell>
          <table:table-cell table:formula="of:=[.I197]-[.H197]" office:value-type="float" office:value="0.356666666688398" calcext:value-type="float">
            <text:p>0,356666666688398</text:p>
          </table:table-cell>
          <table:table-cell office:value-type="float" office:value="390954" calcext:value-type="float">
            <text:p>390954</text:p>
          </table:table-cell>
          <table:table-cell table:formula="of:=[.K197]-[.E197]" office:value-type="float" office:value="86" calcext:value-type="float">
            <text:p>86</text:p>
          </table:table-cell>
          <table:table-cell table:formula="of:=[.C197]-[.K197]" office:value-type="float" office:value="8" calcext:value-type="float">
            <text:p>8</text:p>
          </table:table-cell>
          <table:table-cell/>
          <table:table-cell table:formula="of:=[.G197]/300" office:value-type="float" office:value="314040.816326531" calcext:value-type="float">
            <text:p>314040,816326531</text:p>
          </table:table-cell>
          <table:table-cell table:formula="of:=[.O197]+25-[.I197]" office:value-type="float" office:value="-0.540340136096347" calcext:value-type="float">
            <text:p>-0,54034013609634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4709271" calcext:value-type="float">
            <text:p>94709271</text:p>
          </table:table-cell>
          <table:table-cell office:value-type="float" office:value="392992" calcext:value-type="float">
            <text:p>392992</text:p>
          </table:table-cell>
          <table:table-cell office:value-type="float" office:value="154720" calcext:value-type="float">
            <text:p>154720</text:p>
          </table:table-cell>
          <table:table-cell office:value-type="float" office:value="392900" calcext:value-type="float">
            <text:p>392900</text:p>
          </table:table-cell>
          <table:table-cell office:value-type="float" office:value="154680" calcext:value-type="float">
            <text:p>154680</text:p>
          </table:table-cell>
          <table:table-cell table:formula="of:=[.F198]/(44100)*90000*300" office:value-type="float" office:value="94702040.8163265" calcext:value-type="float">
            <text:p>94702040,8163265</text:p>
          </table:table-cell>
          <table:table-cell table:formula="of:=ROUND([.G198]/300+26.09-0.07128*[.M198])" office:value-type="float" office:value="315697" calcext:value-type="float">
            <text:p>315697</text:p>
          </table:table-cell>
          <table:table-cell table:formula="of:=[.B198]/300" office:value-type="float" office:value="315697.57" calcext:value-type="float">
            <text:p>315697,57</text:p>
          </table:table-cell>
          <table:table-cell table:formula="of:=[.I198]-[.H198]" office:value-type="float" office:value="0.570000000006985" calcext:value-type="float">
            <text:p>0,570000000006985</text:p>
          </table:table-cell>
          <table:table-cell office:value-type="float" office:value="392959" calcext:value-type="float">
            <text:p>392959</text:p>
          </table:table-cell>
          <table:table-cell table:formula="of:=[.K198]-[.E198]" office:value-type="float" office:value="59" calcext:value-type="float">
            <text:p>59</text:p>
          </table:table-cell>
          <table:table-cell table:formula="of:=[.C198]-[.K198]" office:value-type="float" office:value="33" calcext:value-type="float">
            <text:p>33</text:p>
          </table:table-cell>
          <table:table-cell/>
          <table:table-cell table:formula="of:=[.G198]/300" office:value-type="float" office:value="315673.469387755" calcext:value-type="float">
            <text:p>315673,469387755</text:p>
          </table:table-cell>
          <table:table-cell table:formula="of:=[.O198]+25-[.I198]" office:value-type="float" office:value="0.899387755081989" calcext:value-type="float">
            <text:p>0,89938775508198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174850" calcext:value-type="float">
            <text:p>95174850</text:p>
          </table:table-cell>
          <table:table-cell office:value-type="float" office:value="394984" calcext:value-type="float">
            <text:p>394984</text:p>
          </table:table-cell>
          <table:table-cell office:value-type="float" office:value="155480" calcext:value-type="float">
            <text:p>155480</text:p>
          </table:table-cell>
          <table:table-cell office:value-type="float" office:value="394816" calcext:value-type="float">
            <text:p>394816</text:p>
          </table:table-cell>
          <table:table-cell office:value-type="float" office:value="155440" calcext:value-type="float">
            <text:p>155440</text:p>
          </table:table-cell>
          <table:table-cell table:formula="of:=[.F199]/(44100)*90000*300" office:value-type="float" office:value="95167346.9387755" calcext:value-type="float">
            <text:p>95167346,9387755</text:p>
          </table:table-cell>
          <table:table-cell table:formula="of:=ROUND([.G199]/300+26.09-0.07128*[.M199])" office:value-type="float" office:value="317249" calcext:value-type="float">
            <text:p>317249</text:p>
          </table:table-cell>
          <table:table-cell table:formula="of:=[.B199]/300" office:value-type="float" office:value="317249.5" calcext:value-type="float">
            <text:p>317249,5</text:p>
          </table:table-cell>
          <table:table-cell table:formula="of:=[.I199]-[.H199]" office:value-type="float" office:value="0.5" calcext:value-type="float">
            <text:p>0,5</text:p>
          </table:table-cell>
          <table:table-cell office:value-type="float" office:value="394964" calcext:value-type="float">
            <text:p>394964</text:p>
          </table:table-cell>
          <table:table-cell table:formula="of:=[.K199]-[.E199]" office:value-type="float" office:value="148" calcext:value-type="float">
            <text:p>148</text:p>
          </table:table-cell>
          <table:table-cell table:formula="of:=[.C199]-[.K199]" office:value-type="float" office:value="20" calcext:value-type="float">
            <text:p>20</text:p>
          </table:table-cell>
          <table:table-cell/>
          <table:table-cell table:formula="of:=[.G199]/300" office:value-type="float" office:value="317224.489795918" calcext:value-type="float">
            <text:p>317224,489795918</text:p>
          </table:table-cell>
          <table:table-cell table:formula="of:=[.O199]+25-[.I199]" office:value-type="float" office:value="-0.0102040816564113" calcext:value-type="float">
            <text:p>-0,0102040816564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5664471" calcext:value-type="float">
            <text:p>95664471</text:p>
          </table:table-cell>
          <table:table-cell office:value-type="float" office:value="396988" calcext:value-type="float">
            <text:p>396988</text:p>
          </table:table-cell>
          <table:table-cell office:value-type="float" office:value="156280" calcext:value-type="float">
            <text:p>156280</text:p>
          </table:table-cell>
          <table:table-cell office:value-type="float" office:value="396896" calcext:value-type="float">
            <text:p>396896</text:p>
          </table:table-cell>
          <table:table-cell office:value-type="float" office:value="156240" calcext:value-type="float">
            <text:p>156240</text:p>
          </table:table-cell>
          <table:table-cell table:formula="of:=[.F200]/(44100)*90000*300" office:value-type="float" office:value="95657142.8571429" calcext:value-type="float">
            <text:p>95657142,8571429</text:p>
          </table:table-cell>
          <table:table-cell table:formula="of:=ROUND([.G200]/300+26.09-0.07128*[.M200])" office:value-type="float" office:value="318882" calcext:value-type="float">
            <text:p>318882</text:p>
          </table:table-cell>
          <table:table-cell table:formula="of:=[.B200]/300" office:value-type="float" office:value="318881.57" calcext:value-type="float">
            <text:p>318881,57</text:p>
          </table:table-cell>
          <table:table-cell table:formula="of:=[.I200]-[.H200]" office:value-type="float" office:value="-0.429999999993015" calcext:value-type="float">
            <text:p>-0,429999999993015</text:p>
          </table:table-cell>
          <table:table-cell office:value-type="float" office:value="396969" calcext:value-type="float">
            <text:p>396969</text:p>
          </table:table-cell>
          <table:table-cell table:formula="of:=[.K200]-[.E200]" office:value-type="float" office:value="73" calcext:value-type="float">
            <text:p>73</text:p>
          </table:table-cell>
          <table:table-cell table:formula="of:=[.C200]-[.K200]" office:value-type="float" office:value="19" calcext:value-type="float">
            <text:p>19</text:p>
          </table:table-cell>
          <table:table-cell/>
          <table:table-cell table:formula="of:=[.G200]/300" office:value-type="float" office:value="318857.142857143" calcext:value-type="float">
            <text:p>318857,142857143</text:p>
          </table:table-cell>
          <table:table-cell table:formula="of:=[.O200]+25-[.I200]" office:value-type="float" office:value="0.572857142833527" calcext:value-type="float">
            <text:p>0,57285714283352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6152335" calcext:value-type="float">
            <text:p>96152335</text:p>
          </table:table-cell>
          <table:table-cell office:value-type="float" office:value="399088" calcext:value-type="float">
            <text:p>399088</text:p>
          </table:table-cell>
          <table:table-cell office:value-type="float" office:value="157080" calcext:value-type="float">
            <text:p>157080</text:p>
          </table:table-cell>
          <table:table-cell office:value-type="float" office:value="398924" calcext:value-type="float">
            <text:p>398924</text:p>
          </table:table-cell>
          <table:table-cell office:value-type="float" office:value="157040" calcext:value-type="float">
            <text:p>157040</text:p>
          </table:table-cell>
          <table:table-cell table:formula="of:=[.F201]/(44100)*90000*300" office:value-type="float" office:value="96146938.7755102" calcext:value-type="float">
            <text:p>96146938,7755102</text:p>
          </table:table-cell>
          <table:table-cell table:formula="of:=ROUND([.G201]/300+26.09-0.07128*[.M201])" office:value-type="float" office:value="320508" calcext:value-type="float">
            <text:p>320508</text:p>
          </table:table-cell>
          <table:table-cell table:formula="of:=[.B201]/300" office:value-type="float" office:value="320507.783333333" calcext:value-type="float">
            <text:p>320507,783333333</text:p>
          </table:table-cell>
          <table:table-cell table:formula="of:=[.I201]-[.H201]" office:value-type="float" office:value="-0.216666666674428" calcext:value-type="float">
            <text:p>-0,216666666674428</text:p>
          </table:table-cell>
          <table:table-cell office:value-type="float" office:value="398974" calcext:value-type="float">
            <text:p>398974</text:p>
          </table:table-cell>
          <table:table-cell table:formula="of:=[.K201]-[.E201]" office:value-type="float" office:value="50" calcext:value-type="float">
            <text:p>50</text:p>
          </table:table-cell>
          <table:table-cell table:formula="of:=[.C201]-[.K201]" office:value-type="float" office:value="114" calcext:value-type="float">
            <text:p>114</text:p>
          </table:table-cell>
          <table:table-cell/>
          <table:table-cell table:formula="of:=[.G201]/300" office:value-type="float" office:value="320489.795918367" calcext:value-type="float">
            <text:p>320489,795918367</text:p>
          </table:table-cell>
          <table:table-cell table:formula="of:=[.O201]+25-[.I201]" office:value-type="float" office:value="7.01258503401186" calcext:value-type="float">
            <text:p>7,012585034011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595457" calcext:value-type="float">
            <text:p>96595457</text:p>
          </table:table-cell>
          <table:table-cell office:value-type="float" office:value="400980" calcext:value-type="float">
            <text:p>400980</text:p>
          </table:table-cell>
          <table:table-cell office:value-type="float" office:value="157800" calcext:value-type="float">
            <text:p>157800</text:p>
          </table:table-cell>
          <table:table-cell office:value-type="float" office:value="400880" calcext:value-type="float">
            <text:p>400880</text:p>
          </table:table-cell>
          <table:table-cell office:value-type="float" office:value="157760" calcext:value-type="float">
            <text:p>157760</text:p>
          </table:table-cell>
          <table:table-cell table:formula="of:=[.F202]/(44100)*90000*300" office:value-type="float" office:value="96587755.1020408" calcext:value-type="float">
            <text:p>96587755,1020408</text:p>
          </table:table-cell>
          <table:table-cell table:formula="of:=ROUND([.G202]/300+26.09-0.07128*[.M202])" office:value-type="float" office:value="321985" calcext:value-type="float">
            <text:p>321985</text:p>
          </table:table-cell>
          <table:table-cell table:formula="of:=[.B202]/300" office:value-type="float" office:value="321984.856666667" calcext:value-type="float">
            <text:p>321984,856666667</text:p>
          </table:table-cell>
          <table:table-cell table:formula="of:=[.I202]-[.H202]" office:value-type="float" office:value="-0.143333333311602" calcext:value-type="float">
            <text:p>-0,143333333311602</text:p>
          </table:table-cell>
          <table:table-cell office:value-type="float" office:value="400979" calcext:value-type="float">
            <text:p>400979</text:p>
          </table:table-cell>
          <table:table-cell table:formula="of:=[.K202]-[.E202]" office:value-type="float" office:value="99" calcext:value-type="float">
            <text:p>99</text:p>
          </table:table-cell>
          <table:table-cell table:formula="of:=[.C202]-[.K202]" office:value-type="float" office:value="1" calcext:value-type="float">
            <text:p>1</text:p>
          </table:table-cell>
          <table:table-cell/>
          <table:table-cell table:formula="of:=[.G202]/300" office:value-type="float" office:value="321959.183673469" calcext:value-type="float">
            <text:p>321959,183673469</text:p>
          </table:table-cell>
          <table:table-cell table:formula="of:=[.O202]+25-[.I202]" office:value-type="float" office:value="-0.672993197280448" calcext:value-type="float">
            <text:p>-0,6729931972804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7060735" calcext:value-type="float">
            <text:p>97060735</text:p>
          </table:table-cell>
          <table:table-cell office:value-type="float" office:value="402986" calcext:value-type="float">
            <text:p>402986</text:p>
          </table:table-cell>
          <table:table-cell office:value-type="float" office:value="158560" calcext:value-type="float">
            <text:p>158560</text:p>
          </table:table-cell>
          <table:table-cell office:value-type="float" office:value="402886" calcext:value-type="float">
            <text:p>402886</text:p>
          </table:table-cell>
          <table:table-cell office:value-type="float" office:value="158520" calcext:value-type="float">
            <text:p>158520</text:p>
          </table:table-cell>
          <table:table-cell table:formula="of:=[.F203]/(44100)*90000*300" office:value-type="float" office:value="97053061.2244898" calcext:value-type="float">
            <text:p>97053061,2244898</text:p>
          </table:table-cell>
          <table:table-cell table:formula="of:=ROUND([.G203]/300+26.09-0.07128*[.M203])" office:value-type="float" office:value="323536" calcext:value-type="float">
            <text:p>323536</text:p>
          </table:table-cell>
          <table:table-cell table:formula="of:=[.B203]/300" office:value-type="float" office:value="323535.783333333" calcext:value-type="float">
            <text:p>323535,783333333</text:p>
          </table:table-cell>
          <table:table-cell table:formula="of:=[.I203]-[.H203]" office:value-type="float" office:value="-0.216666666674428" calcext:value-type="float">
            <text:p>-0,216666666674428</text:p>
          </table:table-cell>
          <table:table-cell office:value-type="float" office:value="402984" calcext:value-type="float">
            <text:p>402984</text:p>
          </table:table-cell>
          <table:table-cell table:formula="of:=[.K203]-[.E203]" office:value-type="float" office:value="98" calcext:value-type="float">
            <text:p>98</text:p>
          </table:table-cell>
          <table:table-cell table:formula="of:=[.C203]-[.K203]" office:value-type="float" office:value="2" calcext:value-type="float">
            <text:p>2</text:p>
          </table:table-cell>
          <table:table-cell/>
          <table:table-cell table:formula="of:=[.G203]/300" office:value-type="float" office:value="323510.204081633" calcext:value-type="float">
            <text:p>323510,204081633</text:p>
          </table:table-cell>
          <table:table-cell table:formula="of:=[.O203]+25-[.I203]" office:value-type="float" office:value="-0.579251700663008" calcext:value-type="float">
            <text:p>-0,57925170066300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7524814" calcext:value-type="float">
            <text:p>97524814</text:p>
          </table:table-cell>
          <table:table-cell office:value-type="float" office:value="405048" calcext:value-type="float">
            <text:p>405048</text:p>
          </table:table-cell>
          <table:table-cell office:value-type="float" office:value="159320" calcext:value-type="float">
            <text:p>159320</text:p>
          </table:table-cell>
          <table:table-cell office:value-type="float" office:value="404878" calcext:value-type="float">
            <text:p>404878</text:p>
          </table:table-cell>
          <table:table-cell office:value-type="float" office:value="159280" calcext:value-type="float">
            <text:p>159280</text:p>
          </table:table-cell>
          <table:table-cell table:formula="of:=[.F204]/(44100)*90000*300" office:value-type="float" office:value="97518367.3469388" calcext:value-type="float">
            <text:p>97518367,3469388</text:p>
          </table:table-cell>
          <table:table-cell table:formula="of:=ROUND([.G204]/300+26.09-0.07128*[.M204])" office:value-type="float" office:value="325083" calcext:value-type="float">
            <text:p>325083</text:p>
          </table:table-cell>
          <table:table-cell table:formula="of:=[.B204]/300" office:value-type="float" office:value="325082.713333333" calcext:value-type="float">
            <text:p>325082,713333333</text:p>
          </table:table-cell>
          <table:table-cell table:formula="of:=[.I204]-[.H204]" office:value-type="float" office:value="-0.286666666681413" calcext:value-type="float">
            <text:p>-0,286666666681413</text:p>
          </table:table-cell>
          <table:table-cell office:value-type="float" office:value="404989" calcext:value-type="float">
            <text:p>404989</text:p>
          </table:table-cell>
          <table:table-cell table:formula="of:=[.K204]-[.E204]" office:value-type="float" office:value="111" calcext:value-type="float">
            <text:p>111</text:p>
          </table:table-cell>
          <table:table-cell table:formula="of:=[.C204]-[.K204]" office:value-type="float" office:value="59" calcext:value-type="float">
            <text:p>59</text:p>
          </table:table-cell>
          <table:table-cell/>
          <table:table-cell table:formula="of:=[.G204]/300" office:value-type="float" office:value="325061.224489796" calcext:value-type="float">
            <text:p>325061,224489796</text:p>
          </table:table-cell>
          <table:table-cell table:formula="of:=[.O204]+25-[.I204]" office:value-type="float" office:value="3.51115646259859" calcext:value-type="float">
            <text:p>3,511156462598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7990907" calcext:value-type="float">
            <text:p>97990907</text:p>
          </table:table-cell>
          <table:table-cell office:value-type="float" office:value="407016" calcext:value-type="float">
            <text:p>407016</text:p>
          </table:table-cell>
          <table:table-cell office:value-type="float" office:value="160080" calcext:value-type="float">
            <text:p>160080</text:p>
          </table:table-cell>
          <table:table-cell office:value-type="float" office:value="406922" calcext:value-type="float">
            <text:p>406922</text:p>
          </table:table-cell>
          <table:table-cell office:value-type="float" office:value="160040" calcext:value-type="float">
            <text:p>160040</text:p>
          </table:table-cell>
          <table:table-cell table:formula="of:=[.F205]/(44100)*90000*300" office:value-type="float" office:value="97983673.4693878" calcext:value-type="float">
            <text:p>97983673,4693878</text:p>
          </table:table-cell>
          <table:table-cell table:formula="of:=ROUND([.G205]/300+26.09-0.07128*[.M205])" office:value-type="float" office:value="326637" calcext:value-type="float">
            <text:p>326637</text:p>
          </table:table-cell>
          <table:table-cell table:formula="of:=[.B205]/300" office:value-type="float" office:value="326636.356666667" calcext:value-type="float">
            <text:p>326636,356666667</text:p>
          </table:table-cell>
          <table:table-cell table:formula="of:=[.I205]-[.H205]" office:value-type="float" office:value="-0.643333333311603" calcext:value-type="float">
            <text:p>-0,643333333311603</text:p>
          </table:table-cell>
          <table:table-cell office:value-type="float" office:value="406994" calcext:value-type="float">
            <text:p>406994</text:p>
          </table:table-cell>
          <table:table-cell table:formula="of:=[.K205]-[.E205]" office:value-type="float" office:value="72" calcext:value-type="float">
            <text:p>72</text:p>
          </table:table-cell>
          <table:table-cell table:formula="of:=[.C205]-[.K205]" office:value-type="float" office:value="22" calcext:value-type="float">
            <text:p>22</text:p>
          </table:table-cell>
          <table:table-cell/>
          <table:table-cell table:formula="of:=[.G205]/300" office:value-type="float" office:value="326612.244897959" calcext:value-type="float">
            <text:p>326612,244897959</text:p>
          </table:table-cell>
          <table:table-cell table:formula="of:=[.O205]+25-[.I205]" office:value-type="float" office:value="0.888231292483397" calcext:value-type="float">
            <text:p>0,88823129248339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8480357" calcext:value-type="float">
            <text:p>98480357</text:p>
          </table:table-cell>
          <table:table-cell office:value-type="float" office:value="409042" calcext:value-type="float">
            <text:p>409042</text:p>
          </table:table-cell>
          <table:table-cell office:value-type="float" office:value="160880" calcext:value-type="float">
            <text:p>160880</text:p>
          </table:table-cell>
          <table:table-cell office:value-type="float" office:value="408948" calcext:value-type="float">
            <text:p>408948</text:p>
          </table:table-cell>
          <table:table-cell office:value-type="float" office:value="160840" calcext:value-type="float">
            <text:p>160840</text:p>
          </table:table-cell>
          <table:table-cell table:formula="of:=[.F206]/(44100)*90000*300" office:value-type="float" office:value="98473469.3877551" calcext:value-type="float">
            <text:p>98473469,3877551</text:p>
          </table:table-cell>
          <table:table-cell table:formula="of:=ROUND([.G206]/300+26.09-0.07128*[.M206])" office:value-type="float" office:value="328268" calcext:value-type="float">
            <text:p>328268</text:p>
          </table:table-cell>
          <table:table-cell table:formula="of:=[.B206]/300" office:value-type="float" office:value="328267.856666667" calcext:value-type="float">
            <text:p>328267,856666667</text:p>
          </table:table-cell>
          <table:table-cell table:formula="of:=[.I206]-[.H206]" office:value-type="float" office:value="-0.143333333311602" calcext:value-type="float">
            <text:p>-0,143333333311602</text:p>
          </table:table-cell>
          <table:table-cell office:value-type="float" office:value="408999" calcext:value-type="float">
            <text:p>408999</text:p>
          </table:table-cell>
          <table:table-cell table:formula="of:=[.K206]-[.E206]" office:value-type="float" office:value="51" calcext:value-type="float">
            <text:p>51</text:p>
          </table:table-cell>
          <table:table-cell table:formula="of:=[.C206]-[.K206]" office:value-type="float" office:value="43" calcext:value-type="float">
            <text:p>43</text:p>
          </table:table-cell>
          <table:table-cell/>
          <table:table-cell table:formula="of:=[.G206]/300" office:value-type="float" office:value="328244.897959184" calcext:value-type="float">
            <text:p>328244,897959184</text:p>
          </table:table-cell>
          <table:table-cell table:formula="of:=[.O206]+25-[.I206]" office:value-type="float" office:value="2.04129251698032" calcext:value-type="float">
            <text:p>2,041292516980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8946235" calcext:value-type="float">
            <text:p>98946235</text:p>
          </table:table-cell>
          <table:table-cell office:value-type="float" office:value="411020" calcext:value-type="float">
            <text:p>411020</text:p>
          </table:table-cell>
          <table:table-cell office:value-type="float" office:value="161640" calcext:value-type="float">
            <text:p>161640</text:p>
          </table:table-cell>
          <table:table-cell office:value-type="float" office:value="410928" calcext:value-type="float">
            <text:p>410928</text:p>
          </table:table-cell>
          <table:table-cell office:value-type="float" office:value="161600" calcext:value-type="float">
            <text:p>161600</text:p>
          </table:table-cell>
          <table:table-cell table:formula="of:=[.F207]/(44100)*90000*300" office:value-type="float" office:value="98938775.5102041" calcext:value-type="float">
            <text:p>98938775,5102041</text:p>
          </table:table-cell>
          <table:table-cell table:formula="of:=ROUND([.G207]/300+26.09-0.07128*[.M207])" office:value-type="float" office:value="329821" calcext:value-type="float">
            <text:p>329821</text:p>
          </table:table-cell>
          <table:table-cell table:formula="of:=[.B207]/300" office:value-type="float" office:value="329820.783333333" calcext:value-type="float">
            <text:p>329820,783333333</text:p>
          </table:table-cell>
          <table:table-cell table:formula="of:=[.I207]-[.H207]" office:value-type="float" office:value="-0.216666666674428" calcext:value-type="float">
            <text:p>-0,216666666674428</text:p>
          </table:table-cell>
          <table:table-cell office:value-type="float" office:value="411004" calcext:value-type="float">
            <text:p>411004</text:p>
          </table:table-cell>
          <table:table-cell table:formula="of:=[.K207]-[.E207]" office:value-type="float" office:value="76" calcext:value-type="float">
            <text:p>76</text:p>
          </table:table-cell>
          <table:table-cell table:formula="of:=[.C207]-[.K207]" office:value-type="float" office:value="16" calcext:value-type="float">
            <text:p>16</text:p>
          </table:table-cell>
          <table:table-cell/>
          <table:table-cell table:formula="of:=[.G207]/300" office:value-type="float" office:value="329795.918367347" calcext:value-type="float">
            <text:p>329795,918367347</text:p>
          </table:table-cell>
          <table:table-cell table:formula="of:=[.O207]+25-[.I207]" office:value-type="float" office:value="0.13503401359776" calcext:value-type="float">
            <text:p>0,1350340135977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458871" calcext:value-type="float">
            <text:p>99458871</text:p>
          </table:table-cell>
          <table:table-cell office:value-type="float" office:value="413098" calcext:value-type="float">
            <text:p>413098</text:p>
          </table:table-cell>
          <table:table-cell office:value-type="float" office:value="162480" calcext:value-type="float">
            <text:p>162480</text:p>
          </table:table-cell>
          <table:table-cell office:value-type="float" office:value="413004" calcext:value-type="float">
            <text:p>413004</text:p>
          </table:table-cell>
          <table:table-cell office:value-type="float" office:value="162440" calcext:value-type="float">
            <text:p>162440</text:p>
          </table:table-cell>
          <table:table-cell table:formula="of:=[.F208]/(44100)*90000*300" office:value-type="float" office:value="99453061.2244898" calcext:value-type="float">
            <text:p>99453061,2244898</text:p>
          </table:table-cell>
          <table:table-cell table:formula="of:=ROUND([.G208]/300+26.09-0.07128*[.M208])" office:value-type="float" office:value="331530" calcext:value-type="float">
            <text:p>331530</text:p>
          </table:table-cell>
          <table:table-cell table:formula="of:=[.B208]/300" office:value-type="float" office:value="331529.57" calcext:value-type="float">
            <text:p>331529,57</text:p>
          </table:table-cell>
          <table:table-cell table:formula="of:=[.I208]-[.H208]" office:value-type="float" office:value="-0.429999999993015" calcext:value-type="float">
            <text:p>-0,429999999993015</text:p>
          </table:table-cell>
          <table:table-cell office:value-type="float" office:value="413009" calcext:value-type="float">
            <text:p>413009</text:p>
          </table:table-cell>
          <table:table-cell table:formula="of:=[.K208]-[.E208]" office:value-type="float" office:value="5" calcext:value-type="float">
            <text:p>5</text:p>
          </table:table-cell>
          <table:table-cell table:formula="of:=[.C208]-[.K208]" office:value-type="float" office:value="89" calcext:value-type="float">
            <text:p>89</text:p>
          </table:table-cell>
          <table:table-cell/>
          <table:table-cell table:formula="of:=[.G208]/300" office:value-type="float" office:value="331510.204081633" calcext:value-type="float">
            <text:p>331510,204081633</text:p>
          </table:table-cell>
          <table:table-cell table:formula="of:=[.O208]+25-[.I208]" office:value-type="float" office:value="5.63408163265558" calcext:value-type="float">
            <text:p>5,6340816326555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9925221" calcext:value-type="float">
            <text:p>99925221</text:p>
          </table:table-cell>
          <table:table-cell office:value-type="float" office:value="415054" calcext:value-type="float">
            <text:p>415054</text:p>
          </table:table-cell>
          <table:table-cell office:value-type="float" office:value="163240" calcext:value-type="float">
            <text:p>163240</text:p>
          </table:table-cell>
          <table:table-cell office:value-type="float" office:value="414964" calcext:value-type="float">
            <text:p>414964</text:p>
          </table:table-cell>
          <table:table-cell office:value-type="float" office:value="163200" calcext:value-type="float">
            <text:p>163200</text:p>
          </table:table-cell>
          <table:table-cell table:formula="of:=[.F209]/(44100)*90000*300" office:value-type="float" office:value="99918367.3469388" calcext:value-type="float">
            <text:p>99918367,3469388</text:p>
          </table:table-cell>
          <table:table-cell table:formula="of:=ROUND([.G209]/300+26.09-0.07128*[.M209])" office:value-type="float" office:value="333084" calcext:value-type="float">
            <text:p>333084</text:p>
          </table:table-cell>
          <table:table-cell table:formula="of:=[.B209]/300" office:value-type="float" office:value="333084.07" calcext:value-type="float">
            <text:p>333084,07</text:p>
          </table:table-cell>
          <table:table-cell table:formula="of:=[.I209]-[.H209]" office:value-type="float" office:value="0.0700000000069849" calcext:value-type="float">
            <text:p>0,070000000006985</text:p>
          </table:table-cell>
          <table:table-cell office:value-type="float" office:value="415014" calcext:value-type="float">
            <text:p>415014</text:p>
          </table:table-cell>
          <table:table-cell table:formula="of:=[.K209]-[.E209]" office:value-type="float" office:value="50" calcext:value-type="float">
            <text:p>50</text:p>
          </table:table-cell>
          <table:table-cell table:formula="of:=[.C209]-[.K209]" office:value-type="float" office:value="40" calcext:value-type="float">
            <text:p>40</text:p>
          </table:table-cell>
          <table:table-cell/>
          <table:table-cell table:formula="of:=[.G209]/300" office:value-type="float" office:value="333061.224489796" calcext:value-type="float">
            <text:p>333061,224489796</text:p>
          </table:table-cell>
          <table:table-cell table:formula="of:=[.O209]+25-[.I209]" office:value-type="float" office:value="2.15448979591019" calcext:value-type="float">
            <text:p>2,154489795910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415485" calcext:value-type="float">
            <text:p>100415485</text:p>
          </table:table-cell>
          <table:table-cell office:value-type="float" office:value="417042" calcext:value-type="float">
            <text:p>417042</text:p>
          </table:table-cell>
          <table:table-cell office:value-type="float" office:value="164040" calcext:value-type="float">
            <text:p>164040</text:p>
          </table:table-cell>
          <table:table-cell office:value-type="float" office:value="416950" calcext:value-type="float">
            <text:p>416950</text:p>
          </table:table-cell>
          <table:table-cell office:value-type="float" office:value="164000" calcext:value-type="float">
            <text:p>164000</text:p>
          </table:table-cell>
          <table:table-cell table:formula="of:=[.F210]/(44100)*90000*300" office:value-type="float" office:value="100408163.265306" calcext:value-type="float">
            <text:p>100408163,265306</text:p>
          </table:table-cell>
          <table:table-cell table:formula="of:=ROUND([.G210]/300+26.09-0.07128*[.M210])" office:value-type="float" office:value="334718" calcext:value-type="float">
            <text:p>334718</text:p>
          </table:table-cell>
          <table:table-cell table:formula="of:=[.B210]/300" office:value-type="float" office:value="334718.283333333" calcext:value-type="float">
            <text:p>334718,283333333</text:p>
          </table:table-cell>
          <table:table-cell table:formula="of:=[.I210]-[.H210]" office:value-type="float" office:value="0.283333333325572" calcext:value-type="float">
            <text:p>0,283333333325572</text:p>
          </table:table-cell>
          <table:table-cell office:value-type="float" office:value="417019" calcext:value-type="float">
            <text:p>417019</text:p>
          </table:table-cell>
          <table:table-cell table:formula="of:=[.K210]-[.E210]" office:value-type="float" office:value="69" calcext:value-type="float">
            <text:p>69</text:p>
          </table:table-cell>
          <table:table-cell table:formula="of:=[.C210]-[.K210]" office:value-type="float" office:value="23" calcext:value-type="float">
            <text:p>23</text:p>
          </table:table-cell>
          <table:table-cell/>
          <table:table-cell table:formula="of:=[.G210]/300" office:value-type="float" office:value="334693.87755102" calcext:value-type="float">
            <text:p>334693,87755102</text:p>
          </table:table-cell>
          <table:table-cell table:formula="of:=[.O210]+25-[.I210]" office:value-type="float" office:value="0.594217687088531" calcext:value-type="float">
            <text:p>0,59421768708853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878150" calcext:value-type="float">
            <text:p>100878150</text:p>
          </table:table-cell>
          <table:table-cell office:value-type="float" office:value="419170" calcext:value-type="float">
            <text:p>419170</text:p>
          </table:table-cell>
          <table:table-cell office:value-type="float" office:value="164800" calcext:value-type="float">
            <text:p>164800</text:p>
          </table:table-cell>
          <table:table-cell office:value-type="float" office:value="418994" calcext:value-type="float">
            <text:p>418994</text:p>
          </table:table-cell>
          <table:table-cell office:value-type="float" office:value="164760" calcext:value-type="float">
            <text:p>164760</text:p>
          </table:table-cell>
          <table:table-cell table:formula="of:=[.F211]/(44100)*90000*300" office:value-type="float" office:value="100873469.387755" calcext:value-type="float">
            <text:p>100873469,387755</text:p>
          </table:table-cell>
          <table:table-cell table:formula="of:=ROUND([.G211]/300+26.09-0.07128*[.M211])" office:value-type="float" office:value="336261" calcext:value-type="float">
            <text:p>336261</text:p>
          </table:table-cell>
          <table:table-cell table:formula="of:=[.B211]/300" office:value-type="float" office:value="336260.5" calcext:value-type="float">
            <text:p>336260,5</text:p>
          </table:table-cell>
          <table:table-cell table:formula="of:=[.I211]-[.H211]" office:value-type="float" office:value="-0.5" calcext:value-type="float">
            <text:p>-0,5</text:p>
          </table:table-cell>
          <table:table-cell office:value-type="float" office:value="419024" calcext:value-type="float">
            <text:p>419024</text:p>
          </table:table-cell>
          <table:table-cell table:formula="of:=[.K211]-[.E211]" office:value-type="float" office:value="30" calcext:value-type="float">
            <text:p>30</text:p>
          </table:table-cell>
          <table:table-cell table:formula="of:=[.C211]-[.K211]" office:value-type="float" office:value="146" calcext:value-type="float">
            <text:p>146</text:p>
          </table:table-cell>
          <table:table-cell/>
          <table:table-cell table:formula="of:=[.G211]/300" office:value-type="float" office:value="336244.897959184" calcext:value-type="float">
            <text:p>336244,897959184</text:p>
          </table:table-cell>
          <table:table-cell table:formula="of:=[.O211]+25-[.I211]" office:value-type="float" office:value="9.39795918366872" calcext:value-type="float">
            <text:p>9,3979591836687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295600" calcext:value-type="float">
            <text:p>101295600</text:p>
          </table:table-cell>
          <table:table-cell office:value-type="float" office:value="421126" calcext:value-type="float">
            <text:p>421126</text:p>
          </table:table-cell>
          <table:table-cell office:value-type="float" office:value="165480" calcext:value-type="float">
            <text:p>165480</text:p>
          </table:table-cell>
          <table:table-cell office:value-type="float" office:value="421020" calcext:value-type="float">
            <text:p>421020</text:p>
          </table:table-cell>
          <table:table-cell office:value-type="float" office:value="165440" calcext:value-type="float">
            <text:p>165440</text:p>
          </table:table-cell>
          <table:table-cell table:formula="of:=[.F212]/(44100)*90000*300" office:value-type="float" office:value="101289795.918367" calcext:value-type="float">
            <text:p>101289795,918367</text:p>
          </table:table-cell>
          <table:table-cell table:formula="of:=ROUND([.G212]/300+26.09-0.07128*[.M212])" office:value-type="float" office:value="337652" calcext:value-type="float">
            <text:p>337652</text:p>
          </table:table-cell>
          <table:table-cell table:formula="of:=[.B212]/300" office:value-type="float" office:value="337652" calcext:value-type="float">
            <text:p>337652</text:p>
          </table:table-cell>
          <table:table-cell table:formula="of:=[.I212]-[.H212]" office:value-type="float" office:value="0" calcext:value-type="float">
            <text:p>0</text:p>
          </table:table-cell>
          <table:table-cell office:value-type="float" office:value="421029" calcext:value-type="float">
            <text:p>421029</text:p>
          </table:table-cell>
          <table:table-cell table:formula="of:=[.K212]-[.E212]" office:value-type="float" office:value="9" calcext:value-type="float">
            <text:p>9</text:p>
          </table:table-cell>
          <table:table-cell table:formula="of:=[.C212]-[.K212]" office:value-type="float" office:value="97" calcext:value-type="float">
            <text:p>97</text:p>
          </table:table-cell>
          <table:table-cell/>
          <table:table-cell table:formula="of:=[.G212]/300" office:value-type="float" office:value="337632.653061224" calcext:value-type="float">
            <text:p>337632,653061224</text:p>
          </table:table-cell>
          <table:table-cell table:formula="of:=[.O212]+25-[.I212]" office:value-type="float" office:value="5.65306122449692" calcext:value-type="float">
            <text:p>5,6530612244969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713650" calcext:value-type="float">
            <text:p>101713650</text:p>
          </table:table-cell>
          <table:table-cell office:value-type="float" office:value="423054" calcext:value-type="float">
            <text:p>423054</text:p>
          </table:table-cell>
          <table:table-cell office:value-type="float" office:value="166160" calcext:value-type="float">
            <text:p>166160</text:p>
          </table:table-cell>
          <table:table-cell office:value-type="float" office:value="422948" calcext:value-type="float">
            <text:p>422948</text:p>
          </table:table-cell>
          <table:table-cell office:value-type="float" office:value="166120" calcext:value-type="float">
            <text:p>166120</text:p>
          </table:table-cell>
          <table:table-cell table:formula="of:=[.F213]/(44100)*90000*300" office:value-type="float" office:value="101706122.44898" calcext:value-type="float">
            <text:p>101706122,44898</text:p>
          </table:table-cell>
          <table:table-cell table:formula="of:=ROUND([.G213]/300+26.09-0.07128*[.M213])" office:value-type="float" office:value="339045" calcext:value-type="float">
            <text:p>339045</text:p>
          </table:table-cell>
          <table:table-cell table:formula="of:=[.B213]/300" office:value-type="float" office:value="339045.5" calcext:value-type="float">
            <text:p>339045,5</text:p>
          </table:table-cell>
          <table:table-cell table:formula="of:=[.I213]-[.H213]" office:value-type="float" office:value="0.5" calcext:value-type="float">
            <text:p>0,5</text:p>
          </table:table-cell>
          <table:table-cell office:value-type="float" office:value="423034" calcext:value-type="float">
            <text:p>423034</text:p>
          </table:table-cell>
          <table:table-cell table:formula="of:=[.K213]-[.E213]" office:value-type="float" office:value="86" calcext:value-type="float">
            <text:p>86</text:p>
          </table:table-cell>
          <table:table-cell table:formula="of:=[.C213]-[.K213]" office:value-type="float" office:value="20" calcext:value-type="float">
            <text:p>20</text:p>
          </table:table-cell>
          <table:table-cell/>
          <table:table-cell table:formula="of:=[.G213]/300" office:value-type="float" office:value="339020.408163265" calcext:value-type="float">
            <text:p>339020,408163265</text:p>
          </table:table-cell>
          <table:table-cell table:formula="of:=[.O213]+25-[.I213]" office:value-type="float" office:value="-0.091836734674871" calcext:value-type="float">
            <text:p>-0,09183673467487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2154500" calcext:value-type="float">
            <text:p>102154500</text:p>
          </table:table-cell>
          <table:table-cell office:value-type="float" office:value="425052" calcext:value-type="float">
            <text:p>425052</text:p>
          </table:table-cell>
          <table:table-cell office:value-type="float" office:value="166880" calcext:value-type="float">
            <text:p>166880</text:p>
          </table:table-cell>
          <table:table-cell office:value-type="float" office:value="424950" calcext:value-type="float">
            <text:p>424950</text:p>
          </table:table-cell>
          <table:table-cell office:value-type="float" office:value="166840" calcext:value-type="float">
            <text:p>166840</text:p>
          </table:table-cell>
          <table:table-cell table:formula="of:=[.F214]/(44100)*90000*300" office:value-type="float" office:value="102146938.77551" calcext:value-type="float">
            <text:p>102146938,77551</text:p>
          </table:table-cell>
          <table:table-cell table:formula="of:=ROUND([.G214]/300+26.09-0.07128*[.M214])" office:value-type="float" office:value="340515" calcext:value-type="float">
            <text:p>340515</text:p>
          </table:table-cell>
          <table:table-cell table:formula="of:=[.B214]/300" office:value-type="float" office:value="340515" calcext:value-type="float">
            <text:p>340515</text:p>
          </table:table-cell>
          <table:table-cell table:formula="of:=[.I214]-[.H214]" office:value-type="float" office:value="0" calcext:value-type="float">
            <text:p>0</text:p>
          </table:table-cell>
          <table:table-cell office:value-type="float" office:value="425039" calcext:value-type="float">
            <text:p>425039</text:p>
          </table:table-cell>
          <table:table-cell table:formula="of:=[.K214]-[.E214]" office:value-type="float" office:value="89" calcext:value-type="float">
            <text:p>89</text:p>
          </table:table-cell>
          <table:table-cell table:formula="of:=[.C214]-[.K214]" office:value-type="float" office:value="13" calcext:value-type="float">
            <text:p>13</text:p>
          </table:table-cell>
          <table:table-cell/>
          <table:table-cell table:formula="of:=[.G214]/300" office:value-type="float" office:value="340489.795918367" calcext:value-type="float">
            <text:p>340489,795918367</text:p>
          </table:table-cell>
          <table:table-cell table:formula="of:=[.O214]+25-[.I214]" office:value-type="float" office:value="-0.204081632662565" calcext:value-type="float">
            <text:p>-0,20408163266256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618407" calcext:value-type="float">
            <text:p>102618407</text:p>
          </table:table-cell>
          <table:table-cell office:value-type="float" office:value="427122" calcext:value-type="float">
            <text:p>427122</text:p>
          </table:table-cell>
          <table:table-cell office:value-type="float" office:value="167640" calcext:value-type="float">
            <text:p>167640</text:p>
          </table:table-cell>
          <table:table-cell office:value-type="float" office:value="427020" calcext:value-type="float">
            <text:p>427020</text:p>
          </table:table-cell>
          <table:table-cell office:value-type="float" office:value="167600" calcext:value-type="float">
            <text:p>167600</text:p>
          </table:table-cell>
          <table:table-cell table:formula="of:=[.F215]/(44100)*90000*300" office:value-type="float" office:value="102612244.897959" calcext:value-type="float">
            <text:p>102612244,897959</text:p>
          </table:table-cell>
          <table:table-cell table:formula="of:=ROUND([.G215]/300+26.09-0.07128*[.M215])" office:value-type="float" office:value="342061" calcext:value-type="float">
            <text:p>342061</text:p>
          </table:table-cell>
          <table:table-cell table:formula="of:=[.B215]/300" office:value-type="float" office:value="342061.356666667" calcext:value-type="float">
            <text:p>342061,356666667</text:p>
          </table:table-cell>
          <table:table-cell table:formula="of:=[.I215]-[.H215]" office:value-type="float" office:value="0.356666666688398" calcext:value-type="float">
            <text:p>0,356666666688398</text:p>
          </table:table-cell>
          <table:table-cell office:value-type="float" office:value="427044" calcext:value-type="float">
            <text:p>427044</text:p>
          </table:table-cell>
          <table:table-cell table:formula="of:=[.K215]-[.E215]" office:value-type="float" office:value="24" calcext:value-type="float">
            <text:p>24</text:p>
          </table:table-cell>
          <table:table-cell table:formula="of:=[.C215]-[.K215]" office:value-type="float" office:value="78" calcext:value-type="float">
            <text:p>78</text:p>
          </table:table-cell>
          <table:table-cell/>
          <table:table-cell table:formula="of:=[.G215]/300" office:value-type="float" office:value="342040.816326531" calcext:value-type="float">
            <text:p>342040,816326531</text:p>
          </table:table-cell>
          <table:table-cell table:formula="of:=[.O215]+25-[.I215]" office:value-type="float" office:value="4.45965986390365" calcext:value-type="float">
            <text:p>4,4596598639036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3036157" calcext:value-type="float">
            <text:p>103036157</text:p>
          </table:table-cell>
          <table:table-cell office:value-type="float" office:value="429064" calcext:value-type="float">
            <text:p>429064</text:p>
          </table:table-cell>
          <table:table-cell office:value-type="float" office:value="168320" calcext:value-type="float">
            <text:p>168320</text:p>
          </table:table-cell>
          <table:table-cell office:value-type="float" office:value="428888" calcext:value-type="float">
            <text:p>428888</text:p>
          </table:table-cell>
          <table:table-cell office:value-type="float" office:value="168280" calcext:value-type="float">
            <text:p>168280</text:p>
          </table:table-cell>
          <table:table-cell table:formula="of:=[.F216]/(44100)*90000*300" office:value-type="float" office:value="103028571.428571" calcext:value-type="float">
            <text:p>103028571,428571</text:p>
          </table:table-cell>
          <table:table-cell table:formula="of:=ROUND([.G216]/300+26.09-0.07128*[.M216])" office:value-type="float" office:value="343454" calcext:value-type="float">
            <text:p>343454</text:p>
          </table:table-cell>
          <table:table-cell table:formula="of:=[.B216]/300" office:value-type="float" office:value="343453.856666667" calcext:value-type="float">
            <text:p>343453,856666667</text:p>
          </table:table-cell>
          <table:table-cell table:formula="of:=[.I216]-[.H216]" office:value-type="float" office:value="-0.143333333311602" calcext:value-type="float">
            <text:p>-0,143333333311602</text:p>
          </table:table-cell>
          <table:table-cell office:value-type="float" office:value="429049" calcext:value-type="float">
            <text:p>429049</text:p>
          </table:table-cell>
          <table:table-cell table:formula="of:=[.K216]-[.E216]" office:value-type="float" office:value="161" calcext:value-type="float">
            <text:p>161</text:p>
          </table:table-cell>
          <table:table-cell table:formula="of:=[.C216]-[.K216]" office:value-type="float" office:value="15" calcext:value-type="float">
            <text:p>15</text:p>
          </table:table-cell>
          <table:table-cell/>
          <table:table-cell table:formula="of:=[.G216]/300" office:value-type="float" office:value="343428.571428571" calcext:value-type="float">
            <text:p>343428,571428571</text:p>
          </table:table-cell>
          <table:table-cell table:formula="of:=[.O216]+25-[.I216]" office:value-type="float" office:value="-0.285238095268141" calcext:value-type="float">
            <text:p>-0,28523809526814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500964" calcext:value-type="float">
            <text:p>103500964</text:p>
          </table:table-cell>
          <table:table-cell office:value-type="float" office:value="431092" calcext:value-type="float">
            <text:p>431092</text:p>
          </table:table-cell>
          <table:table-cell office:value-type="float" office:value="169080" calcext:value-type="float">
            <text:p>169080</text:p>
          </table:table-cell>
          <table:table-cell office:value-type="float" office:value="430996" calcext:value-type="float">
            <text:p>430996</text:p>
          </table:table-cell>
          <table:table-cell office:value-type="float" office:value="169040" calcext:value-type="float">
            <text:p>169040</text:p>
          </table:table-cell>
          <table:table-cell table:formula="of:=[.F217]/(44100)*90000*300" office:value-type="float" office:value="103493877.55102" calcext:value-type="float">
            <text:p>103493877,55102</text:p>
          </table:table-cell>
          <table:table-cell table:formula="of:=ROUND([.G217]/300+26.09-0.07128*[.M217])" office:value-type="float" office:value="345003" calcext:value-type="float">
            <text:p>345003</text:p>
          </table:table-cell>
          <table:table-cell table:formula="of:=[.B217]/300" office:value-type="float" office:value="345003.213333333" calcext:value-type="float">
            <text:p>345003,213333333</text:p>
          </table:table-cell>
          <table:table-cell table:formula="of:=[.I217]-[.H217]" office:value-type="float" office:value="0.213333333318587" calcext:value-type="float">
            <text:p>0,213333333318587</text:p>
          </table:table-cell>
          <table:table-cell office:value-type="float" office:value="431054" calcext:value-type="float">
            <text:p>431054</text:p>
          </table:table-cell>
          <table:table-cell table:formula="of:=[.K217]-[.E217]" office:value-type="float" office:value="58" calcext:value-type="float">
            <text:p>58</text:p>
          </table:table-cell>
          <table:table-cell table:formula="of:=[.C217]-[.K217]" office:value-type="float" office:value="38" calcext:value-type="float">
            <text:p>38</text:p>
          </table:table-cell>
          <table:table-cell/>
          <table:table-cell table:formula="of:=[.G217]/300" office:value-type="float" office:value="344979.591836735" calcext:value-type="float">
            <text:p>344979,591836735</text:p>
          </table:table-cell>
          <table:table-cell table:formula="of:=[.O217]+25-[.I217]" office:value-type="float" office:value="1.37850340135628" calcext:value-type="float">
            <text:p>1,378503401356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3966157" calcext:value-type="float">
            <text:p>103966157</text:p>
          </table:table-cell>
          <table:table-cell office:value-type="float" office:value="433102" calcext:value-type="float">
            <text:p>433102</text:p>
          </table:table-cell>
          <table:table-cell office:value-type="float" office:value="169840" calcext:value-type="float">
            <text:p>169840</text:p>
          </table:table-cell>
          <table:table-cell office:value-type="float" office:value="433006" calcext:value-type="float">
            <text:p>433006</text:p>
          </table:table-cell>
          <table:table-cell office:value-type="float" office:value="169800" calcext:value-type="float">
            <text:p>169800</text:p>
          </table:table-cell>
          <table:table-cell table:formula="of:=[.F218]/(44100)*90000*300" office:value-type="float" office:value="103959183.673469" calcext:value-type="float">
            <text:p>103959183,673469</text:p>
          </table:table-cell>
          <table:table-cell table:formula="of:=ROUND([.G218]/300+26.09-0.07128*[.M218])" office:value-type="float" office:value="346554" calcext:value-type="float">
            <text:p>346554</text:p>
          </table:table-cell>
          <table:table-cell table:formula="of:=[.B218]/300" office:value-type="float" office:value="346553.856666667" calcext:value-type="float">
            <text:p>346553,856666667</text:p>
          </table:table-cell>
          <table:table-cell table:formula="of:=[.I218]-[.H218]" office:value-type="float" office:value="-0.143333333311602" calcext:value-type="float">
            <text:p>-0,143333333311602</text:p>
          </table:table-cell>
          <table:table-cell office:value-type="float" office:value="433059" calcext:value-type="float">
            <text:p>433059</text:p>
          </table:table-cell>
          <table:table-cell table:formula="of:=[.K218]-[.E218]" office:value-type="float" office:value="53" calcext:value-type="float">
            <text:p>53</text:p>
          </table:table-cell>
          <table:table-cell table:formula="of:=[.C218]-[.K218]" office:value-type="float" office:value="43" calcext:value-type="float">
            <text:p>43</text:p>
          </table:table-cell>
          <table:table-cell/>
          <table:table-cell table:formula="of:=[.G218]/300" office:value-type="float" office:value="346530.612244898" calcext:value-type="float">
            <text:p>346530,612244898</text:p>
          </table:table-cell>
          <table:table-cell table:formula="of:=[.O218]+25-[.I218]" office:value-type="float" office:value="1.75557823124109" calcext:value-type="float">
            <text:p>1,7555782312410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4430493" calcext:value-type="float">
            <text:p>104430493</text:p>
          </table:table-cell>
          <table:table-cell office:value-type="float" office:value="435152" calcext:value-type="float">
            <text:p>435152</text:p>
          </table:table-cell>
          <table:table-cell office:value-type="float" office:value="170600" calcext:value-type="float">
            <text:p>170600</text:p>
          </table:table-cell>
          <table:table-cell office:value-type="float" office:value="434980" calcext:value-type="float">
            <text:p>434980</text:p>
          </table:table-cell>
          <table:table-cell office:value-type="float" office:value="170560" calcext:value-type="float">
            <text:p>170560</text:p>
          </table:table-cell>
          <table:table-cell table:formula="of:=[.F219]/(44100)*90000*300" office:value-type="float" office:value="104424489.795918" calcext:value-type="float">
            <text:p>104424489,795918</text:p>
          </table:table-cell>
          <table:table-cell table:formula="of:=ROUND([.G219]/300+26.09-0.07128*[.M219])" office:value-type="float" office:value="348101" calcext:value-type="float">
            <text:p>348101</text:p>
          </table:table-cell>
          <table:table-cell table:formula="of:=[.B219]/300" office:value-type="float" office:value="348101.643333333" calcext:value-type="float">
            <text:p>348101,643333333</text:p>
          </table:table-cell>
          <table:table-cell table:formula="of:=[.I219]-[.H219]" office:value-type="float" office:value="0.643333333311603" calcext:value-type="float">
            <text:p>0,643333333311603</text:p>
          </table:table-cell>
          <table:table-cell office:value-type="float" office:value="435064" calcext:value-type="float">
            <text:p>435064</text:p>
          </table:table-cell>
          <table:table-cell table:formula="of:=[.K219]-[.E219]" office:value-type="float" office:value="84" calcext:value-type="float">
            <text:p>84</text:p>
          </table:table-cell>
          <table:table-cell table:formula="of:=[.C219]-[.K219]" office:value-type="float" office:value="88" calcext:value-type="float">
            <text:p>88</text:p>
          </table:table-cell>
          <table:table-cell/>
          <table:table-cell table:formula="of:=[.G219]/300" office:value-type="float" office:value="348081.632653061" calcext:value-type="float">
            <text:p>348081,632653061</text:p>
          </table:table-cell>
          <table:table-cell table:formula="of:=[.O219]+25-[.I219]" office:value-type="float" office:value="4.98931972793071" calcext:value-type="float">
            <text:p>4,9893197279307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4896543" calcext:value-type="float">
            <text:p>104896543</text:p>
          </table:table-cell>
          <table:table-cell office:value-type="float" office:value="437122" calcext:value-type="float">
            <text:p>437122</text:p>
          </table:table-cell>
          <table:table-cell office:value-type="float" office:value="171360" calcext:value-type="float">
            <text:p>171360</text:p>
          </table:table-cell>
          <table:table-cell office:value-type="float" office:value="437030" calcext:value-type="float">
            <text:p>437030</text:p>
          </table:table-cell>
          <table:table-cell office:value-type="float" office:value="171320" calcext:value-type="float">
            <text:p>171320</text:p>
          </table:table-cell>
          <table:table-cell table:formula="of:=[.F220]/(44100)*90000*300" office:value-type="float" office:value="104889795.918367" calcext:value-type="float">
            <text:p>104889795,918367</text:p>
          </table:table-cell>
          <table:table-cell table:formula="of:=ROUND([.G220]/300+26.09-0.07128*[.M220])" office:value-type="float" office:value="349655" calcext:value-type="float">
            <text:p>349655</text:p>
          </table:table-cell>
          <table:table-cell table:formula="of:=[.B220]/300" office:value-type="float" office:value="349655.143333333" calcext:value-type="float">
            <text:p>349655,143333333</text:p>
          </table:table-cell>
          <table:table-cell table:formula="of:=[.I220]-[.H220]" office:value-type="float" office:value="0.143333333311602" calcext:value-type="float">
            <text:p>0,143333333311602</text:p>
          </table:table-cell>
          <table:table-cell office:value-type="float" office:value="437069" calcext:value-type="float">
            <text:p>437069</text:p>
          </table:table-cell>
          <table:table-cell table:formula="of:=[.K220]-[.E220]" office:value-type="float" office:value="39" calcext:value-type="float">
            <text:p>39</text:p>
          </table:table-cell>
          <table:table-cell table:formula="of:=[.C220]-[.K220]" office:value-type="float" office:value="53" calcext:value-type="float">
            <text:p>53</text:p>
          </table:table-cell>
          <table:table-cell/>
          <table:table-cell table:formula="of:=[.G220]/300" office:value-type="float" office:value="349632.653061224" calcext:value-type="float">
            <text:p>349632,653061224</text:p>
          </table:table-cell>
          <table:table-cell table:formula="of:=[.O220]+25-[.I220]" office:value-type="float" office:value="2.50972789118532" calcext:value-type="float">
            <text:p>2,5097278911853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385521" calcext:value-type="float">
            <text:p>105385521</text:p>
          </table:table-cell>
          <table:table-cell office:value-type="float" office:value="439156" calcext:value-type="float">
            <text:p>439156</text:p>
          </table:table-cell>
          <table:table-cell office:value-type="float" office:value="172160" calcext:value-type="float">
            <text:p>172160</text:p>
          </table:table-cell>
          <table:table-cell office:value-type="float" office:value="439062" calcext:value-type="float">
            <text:p>439062</text:p>
          </table:table-cell>
          <table:table-cell office:value-type="float" office:value="172120" calcext:value-type="float">
            <text:p>172120</text:p>
          </table:table-cell>
          <table:table-cell table:formula="of:=[.F221]/(44100)*90000*300" office:value-type="float" office:value="105379591.836735" calcext:value-type="float">
            <text:p>105379591,836735</text:p>
          </table:table-cell>
          <table:table-cell table:formula="of:=ROUND([.G221]/300+26.09-0.07128*[.M221])" office:value-type="float" office:value="351286" calcext:value-type="float">
            <text:p>351286</text:p>
          </table:table-cell>
          <table:table-cell table:formula="of:=[.B221]/300" office:value-type="float" office:value="351285.07" calcext:value-type="float">
            <text:p>351285,07</text:p>
          </table:table-cell>
          <table:table-cell table:formula="of:=[.I221]-[.H221]" office:value-type="float" office:value="-0.929999999993015" calcext:value-type="float">
            <text:p>-0,929999999993015</text:p>
          </table:table-cell>
          <table:table-cell office:value-type="float" office:value="439074" calcext:value-type="float">
            <text:p>439074</text:p>
          </table:table-cell>
          <table:table-cell table:formula="of:=[.K221]-[.E221]" office:value-type="float" office:value="12" calcext:value-type="float">
            <text:p>12</text:p>
          </table:table-cell>
          <table:table-cell table:formula="of:=[.C221]-[.K221]" office:value-type="float" office:value="82" calcext:value-type="float">
            <text:p>82</text:p>
          </table:table-cell>
          <table:table-cell/>
          <table:table-cell table:formula="of:=[.G221]/300" office:value-type="float" office:value="351265.306122449" calcext:value-type="float">
            <text:p>351265,306122449</text:p>
          </table:table-cell>
          <table:table-cell table:formula="of:=[.O221]+25-[.I221]" office:value-type="float" office:value="5.23612244898686" calcext:value-type="float">
            <text:p>5,236122448986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828000" calcext:value-type="float">
            <text:p>105828000</text:p>
          </table:table-cell>
          <table:table-cell office:value-type="float" office:value="441092" calcext:value-type="float">
            <text:p>441092</text:p>
          </table:table-cell>
          <table:table-cell office:value-type="float" office:value="172880" calcext:value-type="float">
            <text:p>172880</text:p>
          </table:table-cell>
          <table:table-cell office:value-type="float" office:value="440994" calcext:value-type="float">
            <text:p>440994</text:p>
          </table:table-cell>
          <table:table-cell office:value-type="float" office:value="172840" calcext:value-type="float">
            <text:p>172840</text:p>
          </table:table-cell>
          <table:table-cell table:formula="of:=[.F222]/(44100)*90000*300" office:value-type="float" office:value="105820408.163265" calcext:value-type="float">
            <text:p>105820408,163265</text:p>
          </table:table-cell>
          <table:table-cell table:formula="of:=ROUND([.G222]/300+26.09-0.07128*[.M222])" office:value-type="float" office:value="352760" calcext:value-type="float">
            <text:p>352760</text:p>
          </table:table-cell>
          <table:table-cell table:formula="of:=[.B222]/300" office:value-type="float" office:value="352760" calcext:value-type="float">
            <text:p>352760</text:p>
          </table:table-cell>
          <table:table-cell table:formula="of:=[.I222]-[.H222]" office:value-type="float" office:value="0" calcext:value-type="float">
            <text:p>0</text:p>
          </table:table-cell>
          <table:table-cell office:value-type="float" office:value="441079" calcext:value-type="float">
            <text:p>441079</text:p>
          </table:table-cell>
          <table:table-cell table:formula="of:=[.K222]-[.E222]" office:value-type="float" office:value="85" calcext:value-type="float">
            <text:p>85</text:p>
          </table:table-cell>
          <table:table-cell table:formula="of:=[.C222]-[.K222]" office:value-type="float" office:value="13" calcext:value-type="float">
            <text:p>13</text:p>
          </table:table-cell>
          <table:table-cell/>
          <table:table-cell table:formula="of:=[.G222]/300" office:value-type="float" office:value="352734.693877551" calcext:value-type="float">
            <text:p>352734,693877551</text:p>
          </table:table-cell>
          <table:table-cell table:formula="of:=[.O222]+25-[.I222]" office:value-type="float" office:value="-0.306122448993847" calcext:value-type="float">
            <text:p>-0,30612244899384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6315864" calcext:value-type="float">
            <text:p>106315864</text:p>
          </table:table-cell>
          <table:table-cell office:value-type="float" office:value="443178" calcext:value-type="float">
            <text:p>443178</text:p>
          </table:table-cell>
          <table:table-cell office:value-type="float" office:value="173680" calcext:value-type="float">
            <text:p>173680</text:p>
          </table:table-cell>
          <table:table-cell office:value-type="float" office:value="443080" calcext:value-type="float">
            <text:p>443080</text:p>
          </table:table-cell>
          <table:table-cell office:value-type="float" office:value="173640" calcext:value-type="float">
            <text:p>173640</text:p>
          </table:table-cell>
          <table:table-cell table:formula="of:=[.F223]/(44100)*90000*300" office:value-type="float" office:value="106310204.081633" calcext:value-type="float">
            <text:p>106310204,081633</text:p>
          </table:table-cell>
          <table:table-cell table:formula="of:=ROUND([.G223]/300+26.09-0.07128*[.M223])" office:value-type="float" office:value="354387" calcext:value-type="float">
            <text:p>354387</text:p>
          </table:table-cell>
          <table:table-cell table:formula="of:=[.B223]/300" office:value-type="float" office:value="354386.213333333" calcext:value-type="float">
            <text:p>354386,213333333</text:p>
          </table:table-cell>
          <table:table-cell table:formula="of:=[.I223]-[.H223]" office:value-type="float" office:value="-0.786666666681413" calcext:value-type="float">
            <text:p>-0,786666666681413</text:p>
          </table:table-cell>
          <table:table-cell office:value-type="float" office:value="443084" calcext:value-type="float">
            <text:p>443084</text:p>
          </table:table-cell>
          <table:table-cell table:formula="of:=[.K223]-[.E223]" office:value-type="float" office:value="4" calcext:value-type="float">
            <text:p>4</text:p>
          </table:table-cell>
          <table:table-cell table:formula="of:=[.C223]-[.K223]" office:value-type="float" office:value="94" calcext:value-type="float">
            <text:p>94</text:p>
          </table:table-cell>
          <table:table-cell/>
          <table:table-cell table:formula="of:=[.G223]/300" office:value-type="float" office:value="354367.346938775" calcext:value-type="float">
            <text:p>354367,346938775</text:p>
          </table:table-cell>
          <table:table-cell table:formula="of:=[.O223]+25-[.I223]" office:value-type="float" office:value="6.13360544218449" calcext:value-type="float">
            <text:p>6,1336054421844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6780114" calcext:value-type="float">
            <text:p>106780114</text:p>
          </table:table-cell>
          <table:table-cell office:value-type="float" office:value="445246" calcext:value-type="float">
            <text:p>445246</text:p>
          </table:table-cell>
          <table:table-cell office:value-type="float" office:value="174440" calcext:value-type="float">
            <text:p>174440</text:p>
          </table:table-cell>
          <table:table-cell office:value-type="float" office:value="445072" calcext:value-type="float">
            <text:p>445072</text:p>
          </table:table-cell>
          <table:table-cell office:value-type="float" office:value="174400" calcext:value-type="float">
            <text:p>174400</text:p>
          </table:table-cell>
          <table:table-cell table:formula="of:=[.F224]/(44100)*90000*300" office:value-type="float" office:value="106775510.204082" calcext:value-type="float">
            <text:p>106775510,204082</text:p>
          </table:table-cell>
          <table:table-cell table:formula="of:=ROUND([.G224]/300+26.09-0.07128*[.M224])" office:value-type="float" office:value="355933" calcext:value-type="float">
            <text:p>355933</text:p>
          </table:table-cell>
          <table:table-cell table:formula="of:=[.B224]/300" office:value-type="float" office:value="355933.713333333" calcext:value-type="float">
            <text:p>355933,713333333</text:p>
          </table:table-cell>
          <table:table-cell table:formula="of:=[.I224]-[.H224]" office:value-type="float" office:value="0.713333333318587" calcext:value-type="float">
            <text:p>0,713333333318587</text:p>
          </table:table-cell>
          <table:table-cell office:value-type="float" office:value="445089" calcext:value-type="float">
            <text:p>445089</text:p>
          </table:table-cell>
          <table:table-cell table:formula="of:=[.K224]-[.E224]" office:value-type="float" office:value="17" calcext:value-type="float">
            <text:p>17</text:p>
          </table:table-cell>
          <table:table-cell table:formula="of:=[.C224]-[.K224]" office:value-type="float" office:value="157" calcext:value-type="float">
            <text:p>157</text:p>
          </table:table-cell>
          <table:table-cell/>
          <table:table-cell table:formula="of:=[.G224]/300" office:value-type="float" office:value="355918.367346939" calcext:value-type="float">
            <text:p>355918,367346939</text:p>
          </table:table-cell>
          <table:table-cell table:formula="of:=[.O224]+25-[.I224]" office:value-type="float" office:value="9.6540136054391" calcext:value-type="float">
            <text:p>9,65401360543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7223450" calcext:value-type="float">
            <text:p>107223450</text:p>
          </table:table-cell>
          <table:table-cell office:value-type="float" office:value="447128" calcext:value-type="float">
            <text:p>447128</text:p>
          </table:table-cell>
          <table:table-cell office:value-type="float" office:value="175160" calcext:value-type="float">
            <text:p>175160</text:p>
          </table:table-cell>
          <table:table-cell office:value-type="float" office:value="447036" calcext:value-type="float">
            <text:p>447036</text:p>
          </table:table-cell>
          <table:table-cell office:value-type="float" office:value="175120" calcext:value-type="float">
            <text:p>175120</text:p>
          </table:table-cell>
          <table:table-cell table:formula="of:=[.F225]/(44100)*90000*300" office:value-type="float" office:value="107216326.530612" calcext:value-type="float">
            <text:p>107216326,530612</text:p>
          </table:table-cell>
          <table:table-cell table:formula="of:=ROUND([.G225]/300+26.09-0.07128*[.M225])" office:value-type="float" office:value="357411" calcext:value-type="float">
            <text:p>357411</text:p>
          </table:table-cell>
          <table:table-cell table:formula="of:=[.B225]/300" office:value-type="float" office:value="357411.5" calcext:value-type="float">
            <text:p>357411,5</text:p>
          </table:table-cell>
          <table:table-cell table:formula="of:=[.I225]-[.H225]" office:value-type="float" office:value="0.5" calcext:value-type="float">
            <text:p>0,5</text:p>
          </table:table-cell>
          <table:table-cell office:value-type="float" office:value="447094" calcext:value-type="float">
            <text:p>447094</text:p>
          </table:table-cell>
          <table:table-cell table:formula="of:=[.K225]-[.E225]" office:value-type="float" office:value="58" calcext:value-type="float">
            <text:p>58</text:p>
          </table:table-cell>
          <table:table-cell table:formula="of:=[.C225]-[.K225]" office:value-type="float" office:value="34" calcext:value-type="float">
            <text:p>34</text:p>
          </table:table-cell>
          <table:table-cell/>
          <table:table-cell table:formula="of:=[.G225]/300" office:value-type="float" office:value="357387.755102041" calcext:value-type="float">
            <text:p>357387,755102041</text:p>
          </table:table-cell>
          <table:table-cell table:formula="of:=[.O225]+25-[.I225]" office:value-type="float" office:value="1.25510204082821" calcext:value-type="float">
            <text:p>1,255102040828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7689457" calcext:value-type="float">
            <text:p>107689457</text:p>
          </table:table-cell>
          <table:table-cell office:value-type="float" office:value="449100" calcext:value-type="float">
            <text:p>449100</text:p>
          </table:table-cell>
          <table:table-cell office:value-type="float" office:value="175920" calcext:value-type="float">
            <text:p>175920</text:p>
          </table:table-cell>
          <table:table-cell office:value-type="float" office:value="449004" calcext:value-type="float">
            <text:p>449004</text:p>
          </table:table-cell>
          <table:table-cell office:value-type="float" office:value="175880" calcext:value-type="float">
            <text:p>175880</text:p>
          </table:table-cell>
          <table:table-cell table:formula="of:=[.F226]/(44100)*90000*300" office:value-type="float" office:value="107681632.653061" calcext:value-type="float">
            <text:p>107681632,653061</text:p>
          </table:table-cell>
          <table:table-cell table:formula="of:=ROUND([.G226]/300+26.09-0.07128*[.M226])" office:value-type="float" office:value="358965" calcext:value-type="float">
            <text:p>358965</text:p>
          </table:table-cell>
          <table:table-cell table:formula="of:=[.B226]/300" office:value-type="float" office:value="358964.856666667" calcext:value-type="float">
            <text:p>358964,856666667</text:p>
          </table:table-cell>
          <table:table-cell table:formula="of:=[.I226]-[.H226]" office:value-type="float" office:value="-0.143333333311602" calcext:value-type="float">
            <text:p>-0,143333333311602</text:p>
          </table:table-cell>
          <table:table-cell office:value-type="float" office:value="449099" calcext:value-type="float">
            <text:p>449099</text:p>
          </table:table-cell>
          <table:table-cell table:formula="of:=[.K226]-[.E226]" office:value-type="float" office:value="95" calcext:value-type="float">
            <text:p>95</text:p>
          </table:table-cell>
          <table:table-cell table:formula="of:=[.C226]-[.K226]" office:value-type="float" office:value="1" calcext:value-type="float">
            <text:p>1</text:p>
          </table:table-cell>
          <table:table-cell/>
          <table:table-cell table:formula="of:=[.G226]/300" office:value-type="float" office:value="358938.775510204" calcext:value-type="float">
            <text:p>358938,775510204</text:p>
          </table:table-cell>
          <table:table-cell table:formula="of:=[.O226]+25-[.I226]" office:value-type="float" office:value="-1.08115646260558" calcext:value-type="float">
            <text:p>-1,0811564626055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8177235" calcext:value-type="float">
            <text:p>108177235</text:p>
          </table:table-cell>
          <table:table-cell office:value-type="float" office:value="451204" calcext:value-type="float">
            <text:p>451204</text:p>
          </table:table-cell>
          <table:table-cell office:value-type="float" office:value="176720" calcext:value-type="float">
            <text:p>176720</text:p>
          </table:table-cell>
          <table:table-cell office:value-type="float" office:value="451038" calcext:value-type="float">
            <text:p>451038</text:p>
          </table:table-cell>
          <table:table-cell office:value-type="float" office:value="176680" calcext:value-type="float">
            <text:p>176680</text:p>
          </table:table-cell>
          <table:table-cell table:formula="of:=[.F227]/(44100)*90000*300" office:value-type="float" office:value="108171428.571429" calcext:value-type="float">
            <text:p>108171428,571429</text:p>
          </table:table-cell>
          <table:table-cell table:formula="of:=ROUND([.G227]/300+26.09-0.07128*[.M227])" office:value-type="float" office:value="360590" calcext:value-type="float">
            <text:p>360590</text:p>
          </table:table-cell>
          <table:table-cell table:formula="of:=[.B227]/300" office:value-type="float" office:value="360590.783333333" calcext:value-type="float">
            <text:p>360590,783333333</text:p>
          </table:table-cell>
          <table:table-cell table:formula="of:=[.I227]-[.H227]" office:value-type="float" office:value="0.783333333325572" calcext:value-type="float">
            <text:p>0,783333333325572</text:p>
          </table:table-cell>
          <table:table-cell office:value-type="float" office:value="451104" calcext:value-type="float">
            <text:p>451104</text:p>
          </table:table-cell>
          <table:table-cell table:formula="of:=[.K227]-[.E227]" office:value-type="float" office:value="66" calcext:value-type="float">
            <text:p>66</text:p>
          </table:table-cell>
          <table:table-cell table:formula="of:=[.C227]-[.K227]" office:value-type="float" office:value="100" calcext:value-type="float">
            <text:p>100</text:p>
          </table:table-cell>
          <table:table-cell/>
          <table:table-cell table:formula="of:=[.G227]/300" office:value-type="float" office:value="360571.428571429" calcext:value-type="float">
            <text:p>360571,428571429</text:p>
          </table:table-cell>
          <table:table-cell table:formula="of:=[.O227]+25-[.I227]" office:value-type="float" office:value="5.64523809525417" calcext:value-type="float">
            <text:p>5,6452380952541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8644657" calcext:value-type="float">
            <text:p>108644657</text:p>
          </table:table-cell>
          <table:table-cell office:value-type="float" office:value="453110" calcext:value-type="float">
            <text:p>453110</text:p>
          </table:table-cell>
          <table:table-cell office:value-type="float" office:value="177480" calcext:value-type="float">
            <text:p>177480</text:p>
          </table:table-cell>
          <table:table-cell office:value-type="float" office:value="453018" calcext:value-type="float">
            <text:p>453018</text:p>
          </table:table-cell>
          <table:table-cell office:value-type="float" office:value="177440" calcext:value-type="float">
            <text:p>177440</text:p>
          </table:table-cell>
          <table:table-cell table:formula="of:=[.F228]/(44100)*90000*300" office:value-type="float" office:value="108636734.693878" calcext:value-type="float">
            <text:p>108636734,693878</text:p>
          </table:table-cell>
          <table:table-cell table:formula="of:=ROUND([.G228]/300+26.09-0.07128*[.M228])" office:value-type="float" office:value="362148" calcext:value-type="float">
            <text:p>362148</text:p>
          </table:table-cell>
          <table:table-cell table:formula="of:=[.B228]/300" office:value-type="float" office:value="362148.856666667" calcext:value-type="float">
            <text:p>362148,856666667</text:p>
          </table:table-cell>
          <table:table-cell table:formula="of:=[.I228]-[.H228]" office:value-type="float" office:value="0.856666666688398" calcext:value-type="float">
            <text:p>0,856666666688398</text:p>
          </table:table-cell>
          <table:table-cell office:value-type="float" office:value="453109" calcext:value-type="float">
            <text:p>453109</text:p>
          </table:table-cell>
          <table:table-cell table:formula="of:=[.K228]-[.E228]" office:value-type="float" office:value="91" calcext:value-type="float">
            <text:p>91</text:p>
          </table:table-cell>
          <table:table-cell table:formula="of:=[.C228]-[.K228]" office:value-type="float" office:value="1" calcext:value-type="float">
            <text:p>1</text:p>
          </table:table-cell>
          <table:table-cell/>
          <table:table-cell table:formula="of:=[.G228]/300" office:value-type="float" office:value="362122.448979592" calcext:value-type="float">
            <text:p>362122,448979592</text:p>
          </table:table-cell>
          <table:table-cell table:formula="of:=[.O228]+25-[.I228]" office:value-type="float" office:value="-1.40768707485404" calcext:value-type="float">
            <text:p>-1,407687074854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9156307" calcext:value-type="float">
            <text:p>109156307</text:p>
          </table:table-cell>
          <table:table-cell office:value-type="float" office:value="455234" calcext:value-type="float">
            <text:p>455234</text:p>
          </table:table-cell>
          <table:table-cell office:value-type="float" office:value="178320" calcext:value-type="float">
            <text:p>178320</text:p>
          </table:table-cell>
          <table:table-cell office:value-type="float" office:value="455068" calcext:value-type="float">
            <text:p>455068</text:p>
          </table:table-cell>
          <table:table-cell office:value-type="float" office:value="178280" calcext:value-type="float">
            <text:p>178280</text:p>
          </table:table-cell>
          <table:table-cell table:formula="of:=[.F229]/(44100)*90000*300" office:value-type="float" office:value="109151020.408163" calcext:value-type="float">
            <text:p>109151020,408163</text:p>
          </table:table-cell>
          <table:table-cell table:formula="of:=ROUND([.G229]/300+26.09-0.07128*[.M229])" office:value-type="float" office:value="363854" calcext:value-type="float">
            <text:p>363854</text:p>
          </table:table-cell>
          <table:table-cell table:formula="of:=[.B229]/300" office:value-type="float" office:value="363854.356666667" calcext:value-type="float">
            <text:p>363854,356666667</text:p>
          </table:table-cell>
          <table:table-cell table:formula="of:=[.I229]-[.H229]" office:value-type="float" office:value="0.356666666688398" calcext:value-type="float">
            <text:p>0,356666666688398</text:p>
          </table:table-cell>
          <table:table-cell office:value-type="float" office:value="455114" calcext:value-type="float">
            <text:p>455114</text:p>
          </table:table-cell>
          <table:table-cell table:formula="of:=[.K229]-[.E229]" office:value-type="float" office:value="46" calcext:value-type="float">
            <text:p>46</text:p>
          </table:table-cell>
          <table:table-cell table:formula="of:=[.C229]-[.K229]" office:value-type="float" office:value="120" calcext:value-type="float">
            <text:p>120</text:p>
          </table:table-cell>
          <table:table-cell/>
          <table:table-cell table:formula="of:=[.G229]/300" office:value-type="float" office:value="363836.734693878" calcext:value-type="float">
            <text:p>363836,734693878</text:p>
          </table:table-cell>
          <table:table-cell table:formula="of:=[.O229]+25-[.I229]" office:value-type="float" office:value="7.37802721082699" calcext:value-type="float">
            <text:p>7,378027210826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9647557" calcext:value-type="float">
            <text:p>109647557</text:p>
          </table:table-cell>
          <table:table-cell office:value-type="float" office:value="457176" calcext:value-type="float">
            <text:p>457176</text:p>
          </table:table-cell>
          <table:table-cell office:value-type="float" office:value="179120" calcext:value-type="float">
            <text:p>179120</text:p>
          </table:table-cell>
          <table:table-cell office:value-type="float" office:value="457084" calcext:value-type="float">
            <text:p>457084</text:p>
          </table:table-cell>
          <table:table-cell office:value-type="float" office:value="179080" calcext:value-type="float">
            <text:p>179080</text:p>
          </table:table-cell>
          <table:table-cell table:formula="of:=[.F230]/(44100)*90000*300" office:value-type="float" office:value="109640816.326531" calcext:value-type="float">
            <text:p>109640816,326531</text:p>
          </table:table-cell>
          <table:table-cell table:formula="of:=ROUND([.G230]/300+26.09-0.07128*[.M230])" office:value-type="float" office:value="365491" calcext:value-type="float">
            <text:p>365491</text:p>
          </table:table-cell>
          <table:table-cell table:formula="of:=[.B230]/300" office:value-type="float" office:value="365491.856666667" calcext:value-type="float">
            <text:p>365491,856666667</text:p>
          </table:table-cell>
          <table:table-cell table:formula="of:=[.I230]-[.H230]" office:value-type="float" office:value="0.856666666688398" calcext:value-type="float">
            <text:p>0,856666666688398</text:p>
          </table:table-cell>
          <table:table-cell office:value-type="float" office:value="457119" calcext:value-type="float">
            <text:p>457119</text:p>
          </table:table-cell>
          <table:table-cell table:formula="of:=[.K230]-[.E230]" office:value-type="float" office:value="35" calcext:value-type="float">
            <text:p>35</text:p>
          </table:table-cell>
          <table:table-cell table:formula="of:=[.C230]-[.K230]" office:value-type="float" office:value="57" calcext:value-type="float">
            <text:p>57</text:p>
          </table:table-cell>
          <table:table-cell/>
          <table:table-cell table:formula="of:=[.G230]/300" office:value-type="float" office:value="365469.387755102" calcext:value-type="float">
            <text:p>365469,387755102</text:p>
          </table:table-cell>
          <table:table-cell table:formula="of:=[.O230]+25-[.I230]" office:value-type="float" office:value="2.53108843538212" calcext:value-type="float">
            <text:p>2,531088435382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0113350" calcext:value-type="float">
            <text:p>110113350</text:p>
          </table:table-cell>
          <table:table-cell office:value-type="float" office:value="459158" calcext:value-type="float">
            <text:p>459158</text:p>
          </table:table-cell>
          <table:table-cell office:value-type="float" office:value="179880" calcext:value-type="float">
            <text:p>179880</text:p>
          </table:table-cell>
          <table:table-cell office:value-type="float" office:value="459052" calcext:value-type="float">
            <text:p>459052</text:p>
          </table:table-cell>
          <table:table-cell office:value-type="float" office:value="179840" calcext:value-type="float">
            <text:p>179840</text:p>
          </table:table-cell>
          <table:table-cell table:formula="of:=[.F231]/(44100)*90000*300" office:value-type="float" office:value="110106122.44898" calcext:value-type="float">
            <text:p>110106122,44898</text:p>
          </table:table-cell>
          <table:table-cell table:formula="of:=ROUND([.G231]/300+26.09-0.07128*[.M231])" office:value-type="float" office:value="367044" calcext:value-type="float">
            <text:p>367044</text:p>
          </table:table-cell>
          <table:table-cell table:formula="of:=[.B231]/300" office:value-type="float" office:value="367044.5" calcext:value-type="float">
            <text:p>367044,5</text:p>
          </table:table-cell>
          <table:table-cell table:formula="of:=[.I231]-[.H231]" office:value-type="float" office:value="0.5" calcext:value-type="float">
            <text:p>0,5</text:p>
          </table:table-cell>
          <table:table-cell office:value-type="float" office:value="459124" calcext:value-type="float">
            <text:p>459124</text:p>
          </table:table-cell>
          <table:table-cell table:formula="of:=[.K231]-[.E231]" office:value-type="float" office:value="72" calcext:value-type="float">
            <text:p>72</text:p>
          </table:table-cell>
          <table:table-cell table:formula="of:=[.C231]-[.K231]" office:value-type="float" office:value="34" calcext:value-type="float">
            <text:p>34</text:p>
          </table:table-cell>
          <table:table-cell/>
          <table:table-cell table:formula="of:=[.G231]/300" office:value-type="float" office:value="367020.408163265" calcext:value-type="float">
            <text:p>367020,408163265</text:p>
          </table:table-cell>
          <table:table-cell table:formula="of:=[.O231]+25-[.I231]" office:value-type="float" office:value="0.908163265266921" calcext:value-type="float">
            <text:p>0,9081632652669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0529600" calcext:value-type="float">
            <text:p>110529600</text:p>
          </table:table-cell>
          <table:table-cell office:value-type="float" office:value="461156" calcext:value-type="float">
            <text:p>461156</text:p>
          </table:table-cell>
          <table:table-cell office:value-type="float" office:value="180560" calcext:value-type="float">
            <text:p>180560</text:p>
          </table:table-cell>
          <table:table-cell office:value-type="float" office:value="460970" calcext:value-type="float">
            <text:p>460970</text:p>
          </table:table-cell>
          <table:table-cell office:value-type="float" office:value="180520" calcext:value-type="float">
            <text:p>180520</text:p>
          </table:table-cell>
          <table:table-cell table:formula="of:=[.F232]/(44100)*90000*300" office:value-type="float" office:value="110522448.979592" calcext:value-type="float">
            <text:p>110522448,979592</text:p>
          </table:table-cell>
          <table:table-cell table:formula="of:=ROUND([.G232]/300+26.09-0.07128*[.M232])" office:value-type="float" office:value="368432" calcext:value-type="float">
            <text:p>368432</text:p>
          </table:table-cell>
          <table:table-cell table:formula="of:=[.B232]/300" office:value-type="float" office:value="368432" calcext:value-type="float">
            <text:p>368432</text:p>
          </table:table-cell>
          <table:table-cell table:formula="of:=[.I232]-[.H232]" office:value-type="float" office:value="0" calcext:value-type="float">
            <text:p>0</text:p>
          </table:table-cell>
          <table:table-cell office:value-type="float" office:value="461129" calcext:value-type="float">
            <text:p>461129</text:p>
          </table:table-cell>
          <table:table-cell table:formula="of:=[.K232]-[.E232]" office:value-type="float" office:value="159" calcext:value-type="float">
            <text:p>159</text:p>
          </table:table-cell>
          <table:table-cell table:formula="of:=[.C232]-[.K232]" office:value-type="float" office:value="27" calcext:value-type="float">
            <text:p>27</text:p>
          </table:table-cell>
          <table:table-cell/>
          <table:table-cell table:formula="of:=[.G232]/300" office:value-type="float" office:value="368408.163265306" calcext:value-type="float">
            <text:p>368408,163265306</text:p>
          </table:table-cell>
          <table:table-cell table:formula="of:=[.O232]+25-[.I232]" office:value-type="float" office:value="1.16326530615333" calcext:value-type="float">
            <text:p>1,1632653061533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0945550" calcext:value-type="float">
            <text:p>110945550</text:p>
          </table:table-cell>
          <table:table-cell office:value-type="float" office:value="463182" calcext:value-type="float">
            <text:p>463182</text:p>
          </table:table-cell>
          <table:table-cell office:value-type="float" office:value="181240" calcext:value-type="float">
            <text:p>181240</text:p>
          </table:table-cell>
          <table:table-cell office:value-type="float" office:value="463068" calcext:value-type="float">
            <text:p>463068</text:p>
          </table:table-cell>
          <table:table-cell office:value-type="float" office:value="181200" calcext:value-type="float">
            <text:p>181200</text:p>
          </table:table-cell>
          <table:table-cell table:formula="of:=[.F233]/(44100)*90000*300" office:value-type="float" office:value="110938775.510204" calcext:value-type="float">
            <text:p>110938775,510204</text:p>
          </table:table-cell>
          <table:table-cell table:formula="of:=ROUND([.G233]/300+26.09-0.07128*[.M233])" office:value-type="float" office:value="369819" calcext:value-type="float">
            <text:p>369819</text:p>
          </table:table-cell>
          <table:table-cell table:formula="of:=[.B233]/300" office:value-type="float" office:value="369818.5" calcext:value-type="float">
            <text:p>369818,5</text:p>
          </table:table-cell>
          <table:table-cell table:formula="of:=[.I233]-[.H233]" office:value-type="float" office:value="-0.5" calcext:value-type="float">
            <text:p>-0,5</text:p>
          </table:table-cell>
          <table:table-cell office:value-type="float" office:value="463134" calcext:value-type="float">
            <text:p>463134</text:p>
          </table:table-cell>
          <table:table-cell table:formula="of:=[.K233]-[.E233]" office:value-type="float" office:value="66" calcext:value-type="float">
            <text:p>66</text:p>
          </table:table-cell>
          <table:table-cell table:formula="of:=[.C233]-[.K233]" office:value-type="float" office:value="48" calcext:value-type="float">
            <text:p>48</text:p>
          </table:table-cell>
          <table:table-cell/>
          <table:table-cell table:formula="of:=[.G233]/300" office:value-type="float" office:value="369795.918367347" calcext:value-type="float">
            <text:p>369795,918367347</text:p>
          </table:table-cell>
          <table:table-cell table:formula="of:=[.O233]+25-[.I233]" office:value-type="float" office:value="2.41836734692333" calcext:value-type="float">
            <text:p>2,418367346923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1361328" calcext:value-type="float">
            <text:p>111361328</text:p>
          </table:table-cell>
          <table:table-cell office:value-type="float" office:value="465216" calcext:value-type="float">
            <text:p>465216</text:p>
          </table:table-cell>
          <table:table-cell office:value-type="float" office:value="181920" calcext:value-type="float">
            <text:p>181920</text:p>
          </table:table-cell>
          <table:table-cell office:value-type="float" office:value="465108" calcext:value-type="float">
            <text:p>465108</text:p>
          </table:table-cell>
          <table:table-cell office:value-type="float" office:value="181880" calcext:value-type="float">
            <text:p>181880</text:p>
          </table:table-cell>
          <table:table-cell table:formula="of:=[.F234]/(44100)*90000*300" office:value-type="float" office:value="111355102.040816" calcext:value-type="float">
            <text:p>111355102,040816</text:p>
          </table:table-cell>
          <table:table-cell table:formula="of:=ROUND([.G234]/300+26.09-0.07128*[.M234])" office:value-type="float" office:value="371204" calcext:value-type="float">
            <text:p>371204</text:p>
          </table:table-cell>
          <table:table-cell table:formula="of:=[.B234]/300" office:value-type="float" office:value="371204.426666667" calcext:value-type="float">
            <text:p>371204,426666667</text:p>
          </table:table-cell>
          <table:table-cell table:formula="of:=[.I234]-[.H234]" office:value-type="float" office:value="0.426666666695382" calcext:value-type="float">
            <text:p>0,426666666695382</text:p>
          </table:table-cell>
          <table:table-cell office:value-type="float" office:value="465139" calcext:value-type="float">
            <text:p>465139</text:p>
          </table:table-cell>
          <table:table-cell table:formula="of:=[.K234]-[.E234]" office:value-type="float" office:value="31" calcext:value-type="float">
            <text:p>31</text:p>
          </table:table-cell>
          <table:table-cell table:formula="of:=[.C234]-[.K234]" office:value-type="float" office:value="77" calcext:value-type="float">
            <text:p>77</text:p>
          </table:table-cell>
          <table:table-cell/>
          <table:table-cell table:formula="of:=[.G234]/300" office:value-type="float" office:value="371183.673469388" calcext:value-type="float">
            <text:p>371183,673469388</text:p>
          </table:table-cell>
          <table:table-cell table:formula="of:=[.O234]+25-[.I234]" office:value-type="float" office:value="4.24680272105616" calcext:value-type="float">
            <text:p>4,246802721056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1778093" calcext:value-type="float">
            <text:p>111778093</text:p>
          </table:table-cell>
          <table:table-cell office:value-type="float" office:value="467204" calcext:value-type="float">
            <text:p>467204</text:p>
          </table:table-cell>
          <table:table-cell office:value-type="float" office:value="182600" calcext:value-type="float">
            <text:p>182600</text:p>
          </table:table-cell>
          <table:table-cell office:value-type="float" office:value="467098" calcext:value-type="float">
            <text:p>467098</text:p>
          </table:table-cell>
          <table:table-cell office:value-type="float" office:value="182560" calcext:value-type="float">
            <text:p>182560</text:p>
          </table:table-cell>
          <table:table-cell table:formula="of:=[.F235]/(44100)*90000*300" office:value-type="float" office:value="111771428.571429" calcext:value-type="float">
            <text:p>111771428,571429</text:p>
          </table:table-cell>
          <table:table-cell table:formula="of:=ROUND([.G235]/300+26.09-0.07128*[.M235])" office:value-type="float" office:value="372593" calcext:value-type="float">
            <text:p>372593</text:p>
          </table:table-cell>
          <table:table-cell table:formula="of:=[.B235]/300" office:value-type="float" office:value="372593.643333333" calcext:value-type="float">
            <text:p>372593,643333333</text:p>
          </table:table-cell>
          <table:table-cell table:formula="of:=[.I235]-[.H235]" office:value-type="float" office:value="0.643333333311603" calcext:value-type="float">
            <text:p>0,643333333311603</text:p>
          </table:table-cell>
          <table:table-cell office:value-type="float" office:value="467144" calcext:value-type="float">
            <text:p>467144</text:p>
          </table:table-cell>
          <table:table-cell table:formula="of:=[.K235]-[.E235]" office:value-type="float" office:value="46" calcext:value-type="float">
            <text:p>46</text:p>
          </table:table-cell>
          <table:table-cell table:formula="of:=[.C235]-[.K235]" office:value-type="float" office:value="60" calcext:value-type="float">
            <text:p>60</text:p>
          </table:table-cell>
          <table:table-cell/>
          <table:table-cell table:formula="of:=[.G235]/300" office:value-type="float" office:value="372571.428571429" calcext:value-type="float">
            <text:p>372571,428571429</text:p>
          </table:table-cell>
          <table:table-cell table:formula="of:=[.O235]+25-[.I235]" office:value-type="float" office:value="2.78523809526814" calcext:value-type="float">
            <text:p>2,785238095268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2195157" calcext:value-type="float">
            <text:p>112195157</text:p>
          </table:table-cell>
          <table:table-cell office:value-type="float" office:value="469164" calcext:value-type="float">
            <text:p>469164</text:p>
          </table:table-cell>
          <table:table-cell office:value-type="float" office:value="183280" calcext:value-type="float">
            <text:p>183280</text:p>
          </table:table-cell>
          <table:table-cell office:value-type="float" office:value="469056" calcext:value-type="float">
            <text:p>469056</text:p>
          </table:table-cell>
          <table:table-cell office:value-type="float" office:value="183240" calcext:value-type="float">
            <text:p>183240</text:p>
          </table:table-cell>
          <table:table-cell table:formula="of:=[.F236]/(44100)*90000*300" office:value-type="float" office:value="112187755.102041" calcext:value-type="float">
            <text:p>112187755,102041</text:p>
          </table:table-cell>
          <table:table-cell table:formula="of:=ROUND([.G236]/300+26.09-0.07128*[.M236])" office:value-type="float" office:value="373984" calcext:value-type="float">
            <text:p>373984</text:p>
          </table:table-cell>
          <table:table-cell table:formula="of:=[.B236]/300" office:value-type="float" office:value="373983.856666667" calcext:value-type="float">
            <text:p>373983,856666667</text:p>
          </table:table-cell>
          <table:table-cell table:formula="of:=[.I236]-[.H236]" office:value-type="float" office:value="-0.143333333311602" calcext:value-type="float">
            <text:p>-0,143333333311602</text:p>
          </table:table-cell>
          <table:table-cell office:value-type="float" office:value="469149" calcext:value-type="float">
            <text:p>469149</text:p>
          </table:table-cell>
          <table:table-cell table:formula="of:=[.K236]-[.E236]" office:value-type="float" office:value="93" calcext:value-type="float">
            <text:p>93</text:p>
          </table:table-cell>
          <table:table-cell table:formula="of:=[.C236]-[.K236]" office:value-type="float" office:value="15" calcext:value-type="float">
            <text:p>15</text:p>
          </table:table-cell>
          <table:table-cell/>
          <table:table-cell table:formula="of:=[.G236]/300" office:value-type="float" office:value="373959.183673469" calcext:value-type="float">
            <text:p>373959,183673469</text:p>
          </table:table-cell>
          <table:table-cell table:formula="of:=[.O236]+25-[.I236]" office:value-type="float" office:value="0.327006802719552" calcext:value-type="float">
            <text:p>0,3270068027195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2635664" calcext:value-type="float">
            <text:p>112635664</text:p>
          </table:table-cell>
          <table:table-cell office:value-type="float" office:value="471192" calcext:value-type="float">
            <text:p>471192</text:p>
          </table:table-cell>
          <table:table-cell office:value-type="float" office:value="184000" calcext:value-type="float">
            <text:p>184000</text:p>
          </table:table-cell>
          <table:table-cell office:value-type="float" office:value="471090" calcext:value-type="float">
            <text:p>471090</text:p>
          </table:table-cell>
          <table:table-cell office:value-type="float" office:value="183960" calcext:value-type="float">
            <text:p>183960</text:p>
          </table:table-cell>
          <table:table-cell table:formula="of:=[.F237]/(44100)*90000*300" office:value-type="float" office:value="112628571.428571" calcext:value-type="float">
            <text:p>112628571,428571</text:p>
          </table:table-cell>
          <table:table-cell table:formula="of:=ROUND([.G237]/300+26.09-0.07128*[.M237])" office:value-type="float" office:value="375452" calcext:value-type="float">
            <text:p>375452</text:p>
          </table:table-cell>
          <table:table-cell table:formula="of:=[.B237]/300" office:value-type="float" office:value="375452.213333333" calcext:value-type="float">
            <text:p>375452,213333333</text:p>
          </table:table-cell>
          <table:table-cell table:formula="of:=[.I237]-[.H237]" office:value-type="float" office:value="0.213333333318587" calcext:value-type="float">
            <text:p>0,213333333318587</text:p>
          </table:table-cell>
          <table:table-cell office:value-type="float" office:value="471154" calcext:value-type="float">
            <text:p>471154</text:p>
          </table:table-cell>
          <table:table-cell table:formula="of:=[.K237]-[.E237]" office:value-type="float" office:value="64" calcext:value-type="float">
            <text:p>64</text:p>
          </table:table-cell>
          <table:table-cell table:formula="of:=[.C237]-[.K237]" office:value-type="float" office:value="38" calcext:value-type="float">
            <text:p>38</text:p>
          </table:table-cell>
          <table:table-cell/>
          <table:table-cell table:formula="of:=[.G237]/300" office:value-type="float" office:value="375428.571428571" calcext:value-type="float">
            <text:p>375428,571428571</text:p>
          </table:table-cell>
          <table:table-cell table:formula="of:=[.O237]+25-[.I237]" office:value-type="float" office:value="1.35809523815988" calcext:value-type="float">
            <text:p>1,358095238159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3076985" calcext:value-type="float">
            <text:p>113076985</text:p>
          </table:table-cell>
          <table:table-cell office:value-type="float" office:value="473168" calcext:value-type="float">
            <text:p>473168</text:p>
          </table:table-cell>
          <table:table-cell office:value-type="float" office:value="184720" calcext:value-type="float">
            <text:p>184720</text:p>
          </table:table-cell>
          <table:table-cell office:value-type="float" office:value="473066" calcext:value-type="float">
            <text:p>473066</text:p>
          </table:table-cell>
          <table:table-cell office:value-type="float" office:value="184680" calcext:value-type="float">
            <text:p>184680</text:p>
          </table:table-cell>
          <table:table-cell table:formula="of:=[.F238]/(44100)*90000*300" office:value-type="float" office:value="113069387.755102" calcext:value-type="float">
            <text:p>113069387,755102</text:p>
          </table:table-cell>
          <table:table-cell table:formula="of:=ROUND([.G238]/300+26.09-0.07128*[.M238])" office:value-type="float" office:value="376923" calcext:value-type="float">
            <text:p>376923</text:p>
          </table:table-cell>
          <table:table-cell table:formula="of:=[.B238]/300" office:value-type="float" office:value="376923.283333333" calcext:value-type="float">
            <text:p>376923,283333333</text:p>
          </table:table-cell>
          <table:table-cell table:formula="of:=[.I238]-[.H238]" office:value-type="float" office:value="0.283333333325572" calcext:value-type="float">
            <text:p>0,283333333325572</text:p>
          </table:table-cell>
          <table:table-cell office:value-type="float" office:value="473159" calcext:value-type="float">
            <text:p>473159</text:p>
          </table:table-cell>
          <table:table-cell table:formula="of:=[.K238]-[.E238]" office:value-type="float" office:value="93" calcext:value-type="float">
            <text:p>93</text:p>
          </table:table-cell>
          <table:table-cell table:formula="of:=[.C238]-[.K238]" office:value-type="float" office:value="9" calcext:value-type="float">
            <text:p>9</text:p>
          </table:table-cell>
          <table:table-cell/>
          <table:table-cell table:formula="of:=[.G238]/300" office:value-type="float" office:value="376897.959183673" calcext:value-type="float">
            <text:p>376897,959183673</text:p>
          </table:table-cell>
          <table:table-cell table:formula="of:=[.O238]+25-[.I238]" office:value-type="float" office:value="-0.32414965989301" calcext:value-type="float">
            <text:p>-0,324149659893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3517107" calcext:value-type="float">
            <text:p>113517107</text:p>
          </table:table-cell>
          <table:table-cell office:value-type="float" office:value="475200" calcext:value-type="float">
            <text:p>475200</text:p>
          </table:table-cell>
          <table:table-cell office:value-type="float" office:value="185440" calcext:value-type="float">
            <text:p>185440</text:p>
          </table:table-cell>
          <table:table-cell office:value-type="float" office:value="475100" calcext:value-type="float">
            <text:p>475100</text:p>
          </table:table-cell>
          <table:table-cell office:value-type="float" office:value="185400" calcext:value-type="float">
            <text:p>185400</text:p>
          </table:table-cell>
          <table:table-cell table:formula="of:=[.F239]/(44100)*90000*300" office:value-type="float" office:value="113510204.081633" calcext:value-type="float">
            <text:p>113510204,081633</text:p>
          </table:table-cell>
          <table:table-cell table:formula="of:=ROUND([.G239]/300+26.09-0.07128*[.M239])" office:value-type="float" office:value="378391" calcext:value-type="float">
            <text:p>378391</text:p>
          </table:table-cell>
          <table:table-cell table:formula="of:=[.B239]/300" office:value-type="float" office:value="378390.356666667" calcext:value-type="float">
            <text:p>378390,356666667</text:p>
          </table:table-cell>
          <table:table-cell table:formula="of:=[.I239]-[.H239]" office:value-type="float" office:value="-0.643333333311603" calcext:value-type="float">
            <text:p>-0,643333333311603</text:p>
          </table:table-cell>
          <table:table-cell office:value-type="float" office:value="475164" calcext:value-type="float">
            <text:p>475164</text:p>
          </table:table-cell>
          <table:table-cell table:formula="of:=[.K239]-[.E239]" office:value-type="float" office:value="64" calcext:value-type="float">
            <text:p>64</text:p>
          </table:table-cell>
          <table:table-cell table:formula="of:=[.C239]-[.K239]" office:value-type="float" office:value="36" calcext:value-type="float">
            <text:p>36</text:p>
          </table:table-cell>
          <table:table-cell/>
          <table:table-cell table:formula="of:=[.G239]/300" office:value-type="float" office:value="378367.346938776" calcext:value-type="float">
            <text:p>378367,346938776</text:p>
          </table:table-cell>
          <table:table-cell table:formula="of:=[.O239]+25-[.I239]" office:value-type="float" office:value="1.99027210881468" calcext:value-type="float">
            <text:p>1,9902721088146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3982171" calcext:value-type="float">
            <text:p>113982171</text:p>
          </table:table-cell>
          <table:table-cell office:value-type="float" office:value="477230" calcext:value-type="float">
            <text:p>477230</text:p>
          </table:table-cell>
          <table:table-cell office:value-type="float" office:value="186200" calcext:value-type="float">
            <text:p>186200</text:p>
          </table:table-cell>
          <table:table-cell office:value-type="float" office:value="477132" calcext:value-type="float">
            <text:p>477132</text:p>
          </table:table-cell>
          <table:table-cell office:value-type="float" office:value="186160" calcext:value-type="float">
            <text:p>186160</text:p>
          </table:table-cell>
          <table:table-cell table:formula="of:=[.F240]/(44100)*90000*300" office:value-type="float" office:value="113975510.204082" calcext:value-type="float">
            <text:p>113975510,204082</text:p>
          </table:table-cell>
          <table:table-cell table:formula="of:=ROUND([.G240]/300+26.09-0.07128*[.M240])" office:value-type="float" office:value="379940" calcext:value-type="float">
            <text:p>379940</text:p>
          </table:table-cell>
          <table:table-cell table:formula="of:=[.B240]/300" office:value-type="float" office:value="379940.57" calcext:value-type="float">
            <text:p>379940,57</text:p>
          </table:table-cell>
          <table:table-cell table:formula="of:=[.I240]-[.H240]" office:value-type="float" office:value="0.570000000006985" calcext:value-type="float">
            <text:p>0,570000000006985</text:p>
          </table:table-cell>
          <table:table-cell office:value-type="float" office:value="477169" calcext:value-type="float">
            <text:p>477169</text:p>
          </table:table-cell>
          <table:table-cell table:formula="of:=[.K240]-[.E240]" office:value-type="float" office:value="37" calcext:value-type="float">
            <text:p>37</text:p>
          </table:table-cell>
          <table:table-cell table:formula="of:=[.C240]-[.K240]" office:value-type="float" office:value="61" calcext:value-type="float">
            <text:p>61</text:p>
          </table:table-cell>
          <table:table-cell/>
          <table:table-cell table:formula="of:=[.G240]/300" office:value-type="float" office:value="379918.367346939" calcext:value-type="float">
            <text:p>379918,367346939</text:p>
          </table:table-cell>
          <table:table-cell table:formula="of:=[.O240]+25-[.I240]" office:value-type="float" office:value="2.79734693875071" calcext:value-type="float">
            <text:p>2,797346938750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4447364" calcext:value-type="float">
            <text:p>114447364</text:p>
          </table:table-cell>
          <table:table-cell office:value-type="float" office:value="479240" calcext:value-type="float">
            <text:p>479240</text:p>
          </table:table-cell>
          <table:table-cell office:value-type="float" office:value="186960" calcext:value-type="float">
            <text:p>186960</text:p>
          </table:table-cell>
          <table:table-cell office:value-type="float" office:value="479144" calcext:value-type="float">
            <text:p>479144</text:p>
          </table:table-cell>
          <table:table-cell office:value-type="float" office:value="186920" calcext:value-type="float">
            <text:p>186920</text:p>
          </table:table-cell>
          <table:table-cell table:formula="of:=[.F241]/(44100)*90000*300" office:value-type="float" office:value="114440816.326531" calcext:value-type="float">
            <text:p>114440816,326531</text:p>
          </table:table-cell>
          <table:table-cell table:formula="of:=ROUND([.G241]/300+26.09-0.07128*[.M241])" office:value-type="float" office:value="381491" calcext:value-type="float">
            <text:p>381491</text:p>
          </table:table-cell>
          <table:table-cell table:formula="of:=[.B241]/300" office:value-type="float" office:value="381491.213333333" calcext:value-type="float">
            <text:p>381491,213333333</text:p>
          </table:table-cell>
          <table:table-cell table:formula="of:=[.I241]-[.H241]" office:value-type="float" office:value="0.213333333318587" calcext:value-type="float">
            <text:p>0,213333333318587</text:p>
          </table:table-cell>
          <table:table-cell office:value-type="float" office:value="479174" calcext:value-type="float">
            <text:p>479174</text:p>
          </table:table-cell>
          <table:table-cell table:formula="of:=[.K241]-[.E241]" office:value-type="float" office:value="30" calcext:value-type="float">
            <text:p>30</text:p>
          </table:table-cell>
          <table:table-cell table:formula="of:=[.C241]-[.K241]" office:value-type="float" office:value="66" calcext:value-type="float">
            <text:p>66</text:p>
          </table:table-cell>
          <table:table-cell/>
          <table:table-cell table:formula="of:=[.G241]/300" office:value-type="float" office:value="381469.387755102" calcext:value-type="float">
            <text:p>381469,387755102</text:p>
          </table:table-cell>
          <table:table-cell table:formula="of:=[.O241]+25-[.I241]" office:value-type="float" office:value="3.17442176875193" calcext:value-type="float">
            <text:p>3,174421768751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4888600" calcext:value-type="float">
            <text:p>114888600</text:p>
          </table:table-cell>
          <table:table-cell office:value-type="float" office:value="481220" calcext:value-type="float">
            <text:p>481220</text:p>
          </table:table-cell>
          <table:table-cell office:value-type="float" office:value="187680" calcext:value-type="float">
            <text:p>187680</text:p>
          </table:table-cell>
          <table:table-cell office:value-type="float" office:value="481122" calcext:value-type="float">
            <text:p>481122</text:p>
          </table:table-cell>
          <table:table-cell office:value-type="float" office:value="187640" calcext:value-type="float">
            <text:p>187640</text:p>
          </table:table-cell>
          <table:table-cell table:formula="of:=[.F242]/(44100)*90000*300" office:value-type="float" office:value="114881632.653061" calcext:value-type="float">
            <text:p>114881632,653061</text:p>
          </table:table-cell>
          <table:table-cell table:formula="of:=ROUND([.G242]/300+26.09-0.07128*[.M242])" office:value-type="float" office:value="382962" calcext:value-type="float">
            <text:p>382962</text:p>
          </table:table-cell>
          <table:table-cell table:formula="of:=[.B242]/300" office:value-type="float" office:value="382962" calcext:value-type="float">
            <text:p>382962</text:p>
          </table:table-cell>
          <table:table-cell table:formula="of:=[.I242]-[.H242]" office:value-type="float" office:value="0" calcext:value-type="float">
            <text:p>0</text:p>
          </table:table-cell>
          <table:table-cell office:value-type="float" office:value="481179" calcext:value-type="float">
            <text:p>481179</text:p>
          </table:table-cell>
          <table:table-cell table:formula="of:=[.K242]-[.E242]" office:value-type="float" office:value="57" calcext:value-type="float">
            <text:p>57</text:p>
          </table:table-cell>
          <table:table-cell table:formula="of:=[.C242]-[.K242]" office:value-type="float" office:value="41" calcext:value-type="float">
            <text:p>41</text:p>
          </table:table-cell>
          <table:table-cell/>
          <table:table-cell table:formula="of:=[.G242]/300" office:value-type="float" office:value="382938.775510204" calcext:value-type="float">
            <text:p>382938,775510204</text:p>
          </table:table-cell>
          <table:table-cell table:formula="of:=[.O242]+25-[.I242]" office:value-type="float" office:value="1.77551020402461" calcext:value-type="float">
            <text:p>1,7755102040246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5354050" calcext:value-type="float">
            <text:p>115354050</text:p>
          </table:table-cell>
          <table:table-cell office:value-type="float" office:value="483218" calcext:value-type="float">
            <text:p>483218</text:p>
          </table:table-cell>
          <table:table-cell office:value-type="float" office:value="188440" calcext:value-type="float">
            <text:p>188440</text:p>
          </table:table-cell>
          <table:table-cell office:value-type="float" office:value="483120" calcext:value-type="float">
            <text:p>483120</text:p>
          </table:table-cell>
          <table:table-cell office:value-type="float" office:value="188400" calcext:value-type="float">
            <text:p>188400</text:p>
          </table:table-cell>
          <table:table-cell table:formula="of:=[.F243]/(44100)*90000*300" office:value-type="float" office:value="115346938.77551" calcext:value-type="float">
            <text:p>115346938,77551</text:p>
          </table:table-cell>
          <table:table-cell table:formula="of:=ROUND([.G243]/300+26.09-0.07128*[.M243])" office:value-type="float" office:value="384513" calcext:value-type="float">
            <text:p>384513</text:p>
          </table:table-cell>
          <table:table-cell table:formula="of:=[.B243]/300" office:value-type="float" office:value="384513.5" calcext:value-type="float">
            <text:p>384513,5</text:p>
          </table:table-cell>
          <table:table-cell table:formula="of:=[.I243]-[.H243]" office:value-type="float" office:value="0.5" calcext:value-type="float">
            <text:p>0,5</text:p>
          </table:table-cell>
          <table:table-cell office:value-type="float" office:value="483184" calcext:value-type="float">
            <text:p>483184</text:p>
          </table:table-cell>
          <table:table-cell table:formula="of:=[.K243]-[.E243]" office:value-type="float" office:value="64" calcext:value-type="float">
            <text:p>64</text:p>
          </table:table-cell>
          <table:table-cell table:formula="of:=[.C243]-[.K243]" office:value-type="float" office:value="34" calcext:value-type="float">
            <text:p>34</text:p>
          </table:table-cell>
          <table:table-cell/>
          <table:table-cell table:formula="of:=[.G243]/300" office:value-type="float" office:value="384489.795918367" calcext:value-type="float">
            <text:p>384489,795918367</text:p>
          </table:table-cell>
          <table:table-cell table:formula="of:=[.O243]+25-[.I243]" office:value-type="float" office:value="1.29591836739564" calcext:value-type="float">
            <text:p>1,2959183673956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5819585" calcext:value-type="float">
            <text:p>115819585</text:p>
          </table:table-cell>
          <table:table-cell office:value-type="float" office:value="485212" calcext:value-type="float">
            <text:p>485212</text:p>
          </table:table-cell>
          <table:table-cell office:value-type="float" office:value="189200" calcext:value-type="float">
            <text:p>189200</text:p>
          </table:table-cell>
          <table:table-cell office:value-type="float" office:value="485114" calcext:value-type="float">
            <text:p>485114</text:p>
          </table:table-cell>
          <table:table-cell office:value-type="float" office:value="189160" calcext:value-type="float">
            <text:p>189160</text:p>
          </table:table-cell>
          <table:table-cell table:formula="of:=[.F244]/(44100)*90000*300" office:value-type="float" office:value="115812244.897959" calcext:value-type="float">
            <text:p>115812244,897959</text:p>
          </table:table-cell>
          <table:table-cell table:formula="of:=ROUND([.G244]/300+26.09-0.07128*[.M244])" office:value-type="float" office:value="386065" calcext:value-type="float">
            <text:p>386065</text:p>
          </table:table-cell>
          <table:table-cell table:formula="of:=[.B244]/300" office:value-type="float" office:value="386065.283333333" calcext:value-type="float">
            <text:p>386065,283333333</text:p>
          </table:table-cell>
          <table:table-cell table:formula="of:=[.I244]-[.H244]" office:value-type="float" office:value="0.283333333325572" calcext:value-type="float">
            <text:p>0,283333333325572</text:p>
          </table:table-cell>
          <table:table-cell office:value-type="float" office:value="485189" calcext:value-type="float">
            <text:p>485189</text:p>
          </table:table-cell>
          <table:table-cell table:formula="of:=[.K244]-[.E244]" office:value-type="float" office:value="75" calcext:value-type="float">
            <text:p>75</text:p>
          </table:table-cell>
          <table:table-cell table:formula="of:=[.C244]-[.K244]" office:value-type="float" office:value="23" calcext:value-type="float">
            <text:p>23</text:p>
          </table:table-cell>
          <table:table-cell/>
          <table:table-cell table:formula="of:=[.G244]/300" office:value-type="float" office:value="386040.816326531" calcext:value-type="float">
            <text:p>386040,816326531</text:p>
          </table:table-cell>
          <table:table-cell table:formula="of:=[.O244]+25-[.I244]" office:value-type="float" office:value="0.532993197324686" calcext:value-type="float">
            <text:p>0,53299319732468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6283407" calcext:value-type="float">
            <text:p>116283407</text:p>
          </table:table-cell>
          <table:table-cell office:value-type="float" office:value="487286" calcext:value-type="float">
            <text:p>487286</text:p>
          </table:table-cell>
          <table:table-cell office:value-type="float" office:value="189960" calcext:value-type="float">
            <text:p>189960</text:p>
          </table:table-cell>
          <table:table-cell office:value-type="float" office:value="487190" calcext:value-type="float">
            <text:p>487190</text:p>
          </table:table-cell>
          <table:table-cell office:value-type="float" office:value="189920" calcext:value-type="float">
            <text:p>189920</text:p>
          </table:table-cell>
          <table:table-cell table:formula="of:=[.F245]/(44100)*90000*300" office:value-type="float" office:value="116277551.020408" calcext:value-type="float">
            <text:p>116277551,020408</text:p>
          </table:table-cell>
          <table:table-cell table:formula="of:=ROUND([.G245]/300+26.09-0.07128*[.M245])" office:value-type="float" office:value="387611" calcext:value-type="float">
            <text:p>387611</text:p>
          </table:table-cell>
          <table:table-cell table:formula="of:=[.B245]/300" office:value-type="float" office:value="387611.356666667" calcext:value-type="float">
            <text:p>387611,356666667</text:p>
          </table:table-cell>
          <table:table-cell table:formula="of:=[.I245]-[.H245]" office:value-type="float" office:value="0.356666666688398" calcext:value-type="float">
            <text:p>0,356666666688398</text:p>
          </table:table-cell>
          <table:table-cell office:value-type="float" office:value="487194" calcext:value-type="float">
            <text:p>487194</text:p>
          </table:table-cell>
          <table:table-cell table:formula="of:=[.K245]-[.E245]" office:value-type="float" office:value="4" calcext:value-type="float">
            <text:p>4</text:p>
          </table:table-cell>
          <table:table-cell table:formula="of:=[.C245]-[.K245]" office:value-type="float" office:value="92" calcext:value-type="float">
            <text:p>92</text:p>
          </table:table-cell>
          <table:table-cell/>
          <table:table-cell table:formula="of:=[.G245]/300" office:value-type="float" office:value="387591.836734694" calcext:value-type="float">
            <text:p>387591,836734694</text:p>
          </table:table-cell>
          <table:table-cell table:formula="of:=[.O245]+25-[.I245]" office:value-type="float" office:value="5.48006802715827" calcext:value-type="float">
            <text:p>5,480068027158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6749157" calcext:value-type="float">
            <text:p>116749157</text:p>
          </table:table-cell>
          <table:table-cell office:value-type="float" office:value="489270" calcext:value-type="float">
            <text:p>489270</text:p>
          </table:table-cell>
          <table:table-cell office:value-type="float" office:value="190720" calcext:value-type="float">
            <text:p>190720</text:p>
          </table:table-cell>
          <table:table-cell office:value-type="float" office:value="489174" calcext:value-type="float">
            <text:p>489174</text:p>
          </table:table-cell>
          <table:table-cell office:value-type="float" office:value="190680" calcext:value-type="float">
            <text:p>190680</text:p>
          </table:table-cell>
          <table:table-cell table:formula="of:=[.F246]/(44100)*90000*300" office:value-type="float" office:value="116742857.142857" calcext:value-type="float">
            <text:p>116742857,142857</text:p>
          </table:table-cell>
          <table:table-cell table:formula="of:=ROUND([.G246]/300+26.09-0.07128*[.M246])" office:value-type="float" office:value="389164" calcext:value-type="float">
            <text:p>389164</text:p>
          </table:table-cell>
          <table:table-cell table:formula="of:=[.B246]/300" office:value-type="float" office:value="389163.856666667" calcext:value-type="float">
            <text:p>389163,856666667</text:p>
          </table:table-cell>
          <table:table-cell table:formula="of:=[.I246]-[.H246]" office:value-type="float" office:value="-0.143333333311602" calcext:value-type="float">
            <text:p>-0,143333333311602</text:p>
          </table:table-cell>
          <table:table-cell office:value-type="float" office:value="489199" calcext:value-type="float">
            <text:p>489199</text:p>
          </table:table-cell>
          <table:table-cell table:formula="of:=[.K246]-[.E246]" office:value-type="float" office:value="25" calcext:value-type="float">
            <text:p>25</text:p>
          </table:table-cell>
          <table:table-cell table:formula="of:=[.C246]-[.K246]" office:value-type="float" office:value="71" calcext:value-type="float">
            <text:p>71</text:p>
          </table:table-cell>
          <table:table-cell/>
          <table:table-cell table:formula="of:=[.G246]/300" office:value-type="float" office:value="389142.857142857" calcext:value-type="float">
            <text:p>389142,857142857</text:p>
          </table:table-cell>
          <table:table-cell table:formula="of:=[.O246]+25-[.I246]" office:value-type="float" office:value="4.00047619041288" calcext:value-type="float">
            <text:p>4,000476190412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7215207" calcext:value-type="float">
            <text:p>117215207</text:p>
          </table:table-cell>
          <table:table-cell office:value-type="float" office:value="491240" calcext:value-type="float">
            <text:p>491240</text:p>
          </table:table-cell>
          <table:table-cell office:value-type="float" office:value="191480" calcext:value-type="float">
            <text:p>191480</text:p>
          </table:table-cell>
          <table:table-cell office:value-type="float" office:value="491144" calcext:value-type="float">
            <text:p>491144</text:p>
          </table:table-cell>
          <table:table-cell office:value-type="float" office:value="191440" calcext:value-type="float">
            <text:p>191440</text:p>
          </table:table-cell>
          <table:table-cell table:formula="of:=[.F247]/(44100)*90000*300" office:value-type="float" office:value="117208163.265306" calcext:value-type="float">
            <text:p>117208163,265306</text:p>
          </table:table-cell>
          <table:table-cell table:formula="of:=ROUND([.G247]/300+26.09-0.07128*[.M247])" office:value-type="float" office:value="390717" calcext:value-type="float">
            <text:p>390717</text:p>
          </table:table-cell>
          <table:table-cell table:formula="of:=[.B247]/300" office:value-type="float" office:value="390717.356666667" calcext:value-type="float">
            <text:p>390717,356666667</text:p>
          </table:table-cell>
          <table:table-cell table:formula="of:=[.I247]-[.H247]" office:value-type="float" office:value="0.356666666688398" calcext:value-type="float">
            <text:p>0,356666666688398</text:p>
          </table:table-cell>
          <table:table-cell office:value-type="float" office:value="491204" calcext:value-type="float">
            <text:p>491204</text:p>
          </table:table-cell>
          <table:table-cell table:formula="of:=[.K247]-[.E247]" office:value-type="float" office:value="60" calcext:value-type="float">
            <text:p>60</text:p>
          </table:table-cell>
          <table:table-cell table:formula="of:=[.C247]-[.K247]" office:value-type="float" office:value="36" calcext:value-type="float">
            <text:p>36</text:p>
          </table:table-cell>
          <table:table-cell/>
          <table:table-cell table:formula="of:=[.G247]/300" office:value-type="float" office:value="390693.87755102" calcext:value-type="float">
            <text:p>390693,87755102</text:p>
          </table:table-cell>
          <table:table-cell table:formula="of:=[.O247]+25-[.I247]" office:value-type="float" office:value="1.52088435378391" calcext:value-type="float">
            <text:p>1,5208843537839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7680228" calcext:value-type="float">
            <text:p>117680228</text:p>
          </table:table-cell>
          <table:table-cell office:value-type="float" office:value="493258" calcext:value-type="float">
            <text:p>493258</text:p>
          </table:table-cell>
          <table:table-cell office:value-type="float" office:value="192240" calcext:value-type="float">
            <text:p>192240</text:p>
          </table:table-cell>
          <table:table-cell office:value-type="float" office:value="493162" calcext:value-type="float">
            <text:p>493162</text:p>
          </table:table-cell>
          <table:table-cell office:value-type="float" office:value="192200" calcext:value-type="float">
            <text:p>192200</text:p>
          </table:table-cell>
          <table:table-cell table:formula="of:=[.F248]/(44100)*90000*300" office:value-type="float" office:value="117673469.387755" calcext:value-type="float">
            <text:p>117673469,387755</text:p>
          </table:table-cell>
          <table:table-cell table:formula="of:=ROUND([.G248]/300+26.09-0.07128*[.M248])" office:value-type="float" office:value="392267" calcext:value-type="float">
            <text:p>392267</text:p>
          </table:table-cell>
          <table:table-cell table:formula="of:=[.B248]/300" office:value-type="float" office:value="392267.426666667" calcext:value-type="float">
            <text:p>392267,426666667</text:p>
          </table:table-cell>
          <table:table-cell table:formula="of:=[.I248]-[.H248]" office:value-type="float" office:value="0.426666666695382" calcext:value-type="float">
            <text:p>0,426666666695382</text:p>
          </table:table-cell>
          <table:table-cell office:value-type="float" office:value="493209" calcext:value-type="float">
            <text:p>493209</text:p>
          </table:table-cell>
          <table:table-cell table:formula="of:=[.K248]-[.E248]" office:value-type="float" office:value="47" calcext:value-type="float">
            <text:p>47</text:p>
          </table:table-cell>
          <table:table-cell table:formula="of:=[.C248]-[.K248]" office:value-type="float" office:value="49" calcext:value-type="float">
            <text:p>49</text:p>
          </table:table-cell>
          <table:table-cell/>
          <table:table-cell table:formula="of:=[.G248]/300" office:value-type="float" office:value="392244.897959184" calcext:value-type="float">
            <text:p>392244,897959184</text:p>
          </table:table-cell>
          <table:table-cell table:formula="of:=[.O248]+25-[.I248]" office:value-type="float" office:value="2.47129251697334" calcext:value-type="float">
            <text:p>2,4712925169733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8169978" calcext:value-type="float">
            <text:p>118169978</text:p>
          </table:table-cell>
          <table:table-cell office:value-type="float" office:value="495270" calcext:value-type="float">
            <text:p>495270</text:p>
          </table:table-cell>
          <table:table-cell office:value-type="float" office:value="193040" calcext:value-type="float">
            <text:p>193040</text:p>
          </table:table-cell>
          <table:table-cell office:value-type="float" office:value="495178" calcext:value-type="float">
            <text:p>495178</text:p>
          </table:table-cell>
          <table:table-cell office:value-type="float" office:value="193000" calcext:value-type="float">
            <text:p>193000</text:p>
          </table:table-cell>
          <table:table-cell table:formula="of:=[.F249]/(44100)*90000*300" office:value-type="float" office:value="118163265.306122" calcext:value-type="float">
            <text:p>118163265,306122</text:p>
          </table:table-cell>
          <table:table-cell table:formula="of:=ROUND([.G249]/300+26.09-0.07128*[.M249])" office:value-type="float" office:value="393900" calcext:value-type="float">
            <text:p>393900</text:p>
          </table:table-cell>
          <table:table-cell table:formula="of:=[.B249]/300" office:value-type="float" office:value="393899.926666667" calcext:value-type="float">
            <text:p>393899,926666667</text:p>
          </table:table-cell>
          <table:table-cell table:formula="of:=[.I249]-[.H249]" office:value-type="float" office:value="-0.0733333333046176" calcext:value-type="float">
            <text:p>-0,073333333304618</text:p>
          </table:table-cell>
          <table:table-cell office:value-type="float" office:value="495214" calcext:value-type="float">
            <text:p>495214</text:p>
          </table:table-cell>
          <table:table-cell table:formula="of:=[.K249]-[.E249]" office:value-type="float" office:value="36" calcext:value-type="float">
            <text:p>36</text:p>
          </table:table-cell>
          <table:table-cell table:formula="of:=[.C249]-[.K249]" office:value-type="float" office:value="56" calcext:value-type="float">
            <text:p>56</text:p>
          </table:table-cell>
          <table:table-cell/>
          <table:table-cell table:formula="of:=[.G249]/300" office:value-type="float" office:value="393877.551020408" calcext:value-type="float">
            <text:p>393877,551020408</text:p>
          </table:table-cell>
          <table:table-cell table:formula="of:=[.O249]+25-[.I249]" office:value-type="float" office:value="2.62435374141205" calcext:value-type="float">
            <text:p>2,624353741412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8635900" calcext:value-type="float">
            <text:p>118635900</text:p>
          </table:table-cell>
          <table:table-cell office:value-type="float" office:value="497246" calcext:value-type="float">
            <text:p>497246</text:p>
          </table:table-cell>
          <table:table-cell office:value-type="float" office:value="193800" calcext:value-type="float">
            <text:p>193800</text:p>
          </table:table-cell>
          <table:table-cell office:value-type="float" office:value="497152" calcext:value-type="float">
            <text:p>497152</text:p>
          </table:table-cell>
          <table:table-cell office:value-type="float" office:value="193760" calcext:value-type="float">
            <text:p>193760</text:p>
          </table:table-cell>
          <table:table-cell table:formula="of:=[.F250]/(44100)*90000*300" office:value-type="float" office:value="118628571.428571" calcext:value-type="float">
            <text:p>118628571,428571</text:p>
          </table:table-cell>
          <table:table-cell table:formula="of:=ROUND([.G250]/300+26.09-0.07128*[.M250])" office:value-type="float" office:value="395453" calcext:value-type="float">
            <text:p>395453</text:p>
          </table:table-cell>
          <table:table-cell table:formula="of:=[.B250]/300" office:value-type="float" office:value="395453" calcext:value-type="float">
            <text:p>395453</text:p>
          </table:table-cell>
          <table:table-cell table:formula="of:=[.I250]-[.H250]" office:value-type="float" office:value="0" calcext:value-type="float">
            <text:p>0</text:p>
          </table:table-cell>
          <table:table-cell office:value-type="float" office:value="497219" calcext:value-type="float">
            <text:p>497219</text:p>
          </table:table-cell>
          <table:table-cell table:formula="of:=[.K250]-[.E250]" office:value-type="float" office:value="67" calcext:value-type="float">
            <text:p>67</text:p>
          </table:table-cell>
          <table:table-cell table:formula="of:=[.C250]-[.K250]" office:value-type="float" office:value="27" calcext:value-type="float">
            <text:p>27</text:p>
          </table:table-cell>
          <table:table-cell/>
          <table:table-cell table:formula="of:=[.G250]/300" office:value-type="float" office:value="395428.571428571" calcext:value-type="float">
            <text:p>395428,571428571</text:p>
          </table:table-cell>
          <table:table-cell table:formula="of:=[.O250]+25-[.I250]" office:value-type="float" office:value="0.571428571478464" calcext:value-type="float">
            <text:p>0,57142857147846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9148964" calcext:value-type="float">
            <text:p>119148964</text:p>
          </table:table-cell>
          <table:table-cell office:value-type="float" office:value="499304" calcext:value-type="float">
            <text:p>499304</text:p>
          </table:table-cell>
          <table:table-cell office:value-type="float" office:value="194640" calcext:value-type="float">
            <text:p>194640</text:p>
          </table:table-cell>
          <table:table-cell office:value-type="float" office:value="499214" calcext:value-type="float">
            <text:p>499214</text:p>
          </table:table-cell>
          <table:table-cell office:value-type="float" office:value="194600" calcext:value-type="float">
            <text:p>194600</text:p>
          </table:table-cell>
          <table:table-cell table:formula="of:=[.F251]/(44100)*90000*300" office:value-type="float" office:value="119142857.142857" calcext:value-type="float">
            <text:p>119142857,142857</text:p>
          </table:table-cell>
          <table:table-cell table:formula="of:=ROUND([.G251]/300+26.09-0.07128*[.M251])" office:value-type="float" office:value="397163" calcext:value-type="float">
            <text:p>397163</text:p>
          </table:table-cell>
          <table:table-cell table:formula="of:=[.B251]/300" office:value-type="float" office:value="397163.213333333" calcext:value-type="float">
            <text:p>397163,213333333</text:p>
          </table:table-cell>
          <table:table-cell table:formula="of:=[.I251]-[.H251]" office:value-type="float" office:value="0.213333333318587" calcext:value-type="float">
            <text:p>0,213333333318587</text:p>
          </table:table-cell>
          <table:table-cell office:value-type="float" office:value="499224" calcext:value-type="float">
            <text:p>499224</text:p>
          </table:table-cell>
          <table:table-cell table:formula="of:=[.K251]-[.E251]" office:value-type="float" office:value="10" calcext:value-type="float">
            <text:p>10</text:p>
          </table:table-cell>
          <table:table-cell table:formula="of:=[.C251]-[.K251]" office:value-type="float" office:value="80" calcext:value-type="float">
            <text:p>80</text:p>
          </table:table-cell>
          <table:table-cell/>
          <table:table-cell table:formula="of:=[.G251]/300" office:value-type="float" office:value="397142.857142857" calcext:value-type="float">
            <text:p>397142,857142857</text:p>
          </table:table-cell>
          <table:table-cell table:formula="of:=[.O251]+25-[.I251]" office:value-type="float" office:value="4.6438095238409" calcext:value-type="float">
            <text:p>4,64380952384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9590200" calcext:value-type="float">
            <text:p>119590200</text:p>
          </table:table-cell>
          <table:table-cell office:value-type="float" office:value="501284" calcext:value-type="float">
            <text:p>501284</text:p>
          </table:table-cell>
          <table:table-cell office:value-type="float" office:value="195360" calcext:value-type="float">
            <text:p>195360</text:p>
          </table:table-cell>
          <table:table-cell office:value-type="float" office:value="501104" calcext:value-type="float">
            <text:p>501104</text:p>
          </table:table-cell>
          <table:table-cell office:value-type="float" office:value="195320" calcext:value-type="float">
            <text:p>195320</text:p>
          </table:table-cell>
          <table:table-cell table:formula="of:=[.F252]/(44100)*90000*300" office:value-type="float" office:value="119583673.469388" calcext:value-type="float">
            <text:p>119583673,469388</text:p>
          </table:table-cell>
          <table:table-cell table:formula="of:=ROUND([.G252]/300+26.09-0.07128*[.M252])" office:value-type="float" office:value="398634" calcext:value-type="float">
            <text:p>398634</text:p>
          </table:table-cell>
          <table:table-cell table:formula="of:=[.B252]/300" office:value-type="float" office:value="398634" calcext:value-type="float">
            <text:p>398634</text:p>
          </table:table-cell>
          <table:table-cell table:formula="of:=[.I252]-[.H252]" office:value-type="float" office:value="0" calcext:value-type="float">
            <text:p>0</text:p>
          </table:table-cell>
          <table:table-cell office:value-type="float" office:value="501229" calcext:value-type="float">
            <text:p>501229</text:p>
          </table:table-cell>
          <table:table-cell table:formula="of:=[.K252]-[.E252]" office:value-type="float" office:value="125" calcext:value-type="float">
            <text:p>125</text:p>
          </table:table-cell>
          <table:table-cell table:formula="of:=[.C252]-[.K252]" office:value-type="float" office:value="55" calcext:value-type="float">
            <text:p>55</text:p>
          </table:table-cell>
          <table:table-cell/>
          <table:table-cell table:formula="of:=[.G252]/300" office:value-type="float" office:value="398612.244897959" calcext:value-type="float">
            <text:p>398612,244897959</text:p>
          </table:table-cell>
          <table:table-cell table:formula="of:=[.O252]+25-[.I252]" office:value-type="float" office:value="3.24489795917179" calcext:value-type="float">
            <text:p>3,2448979591717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0007178" calcext:value-type="float">
            <text:p>120007178</text:p>
          </table:table-cell>
          <table:table-cell office:value-type="float" office:value="503262" calcext:value-type="float">
            <text:p>503262</text:p>
          </table:table-cell>
          <table:table-cell office:value-type="float" office:value="196040" calcext:value-type="float">
            <text:p>196040</text:p>
          </table:table-cell>
          <table:table-cell office:value-type="float" office:value="503152" calcext:value-type="float">
            <text:p>503152</text:p>
          </table:table-cell>
          <table:table-cell office:value-type="float" office:value="196000" calcext:value-type="float">
            <text:p>196000</text:p>
          </table:table-cell>
          <table:table-cell table:formula="of:=[.F253]/(44100)*90000*300" office:value-type="float" office:value="120000000" calcext:value-type="float">
            <text:p>120000000</text:p>
          </table:table-cell>
          <table:table-cell table:formula="of:=ROUND([.G253]/300+26.09-0.07128*[.M253])" office:value-type="float" office:value="400024" calcext:value-type="float">
            <text:p>400024</text:p>
          </table:table-cell>
          <table:table-cell table:formula="of:=[.B253]/300" office:value-type="float" office:value="400023.926666667" calcext:value-type="float">
            <text:p>400023,926666667</text:p>
          </table:table-cell>
          <table:table-cell table:formula="of:=[.I253]-[.H253]" office:value-type="float" office:value="-0.0733333333046176" calcext:value-type="float">
            <text:p>-0,073333333304618</text:p>
          </table:table-cell>
          <table:table-cell office:value-type="float" office:value="503234" calcext:value-type="float">
            <text:p>503234</text:p>
          </table:table-cell>
          <table:table-cell table:formula="of:=[.K253]-[.E253]" office:value-type="float" office:value="82" calcext:value-type="float">
            <text:p>82</text:p>
          </table:table-cell>
          <table:table-cell table:formula="of:=[.C253]-[.K253]" office:value-type="float" office:value="28" calcext:value-type="float">
            <text:p>28</text:p>
          </table:table-cell>
          <table:table-cell/>
          <table:table-cell table:formula="of:=[.G253]/300" office:value-type="float" office:value="400000" calcext:value-type="float">
            <text:p>400000</text:p>
          </table:table-cell>
          <table:table-cell table:formula="of:=[.O253]+25-[.I253]" office:value-type="float" office:value="1.07333333330462" calcext:value-type="float">
            <text:p>1,0733333333046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0447128" calcext:value-type="float">
            <text:p>120447128</text:p>
          </table:table-cell>
          <table:table-cell office:value-type="float" office:value="505316" calcext:value-type="float">
            <text:p>505316</text:p>
          </table:table-cell>
          <table:table-cell office:value-type="float" office:value="196760" calcext:value-type="float">
            <text:p>196760</text:p>
          </table:table-cell>
          <table:table-cell office:value-type="float" office:value="505210" calcext:value-type="float">
            <text:p>505210</text:p>
          </table:table-cell>
          <table:table-cell office:value-type="float" office:value="196720" calcext:value-type="float">
            <text:p>196720</text:p>
          </table:table-cell>
          <table:table-cell table:formula="of:=[.F254]/(44100)*90000*300" office:value-type="float" office:value="120440816.326531" calcext:value-type="float">
            <text:p>120440816,326531</text:p>
          </table:table-cell>
          <table:table-cell table:formula="of:=ROUND([.G254]/300+26.09-0.07128*[.M254])" office:value-type="float" office:value="401490" calcext:value-type="float">
            <text:p>401490</text:p>
          </table:table-cell>
          <table:table-cell table:formula="of:=[.B254]/300" office:value-type="float" office:value="401490.426666667" calcext:value-type="float">
            <text:p>401490,426666667</text:p>
          </table:table-cell>
          <table:table-cell table:formula="of:=[.I254]-[.H254]" office:value-type="float" office:value="0.426666666695382" calcext:value-type="float">
            <text:p>0,426666666695382</text:p>
          </table:table-cell>
          <table:table-cell office:value-type="float" office:value="505239" calcext:value-type="float">
            <text:p>505239</text:p>
          </table:table-cell>
          <table:table-cell table:formula="of:=[.K254]-[.E254]" office:value-type="float" office:value="29" calcext:value-type="float">
            <text:p>29</text:p>
          </table:table-cell>
          <table:table-cell table:formula="of:=[.C254]-[.K254]" office:value-type="float" office:value="77" calcext:value-type="float">
            <text:p>77</text:p>
          </table:table-cell>
          <table:table-cell/>
          <table:table-cell table:formula="of:=[.G254]/300" office:value-type="float" office:value="401469.387755102" calcext:value-type="float">
            <text:p>401469,387755102</text:p>
          </table:table-cell>
          <table:table-cell table:formula="of:=[.O254]+25-[.I254]" office:value-type="float" office:value="3.96108843537513" calcext:value-type="float">
            <text:p>3,9610884353751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0864793" calcext:value-type="float">
            <text:p>120864793</text:p>
          </table:table-cell>
          <table:table-cell office:value-type="float" office:value="507248" calcext:value-type="float">
            <text:p>507248</text:p>
          </table:table-cell>
          <table:table-cell office:value-type="float" office:value="197440" calcext:value-type="float">
            <text:p>197440</text:p>
          </table:table-cell>
          <table:table-cell office:value-type="float" office:value="507142" calcext:value-type="float">
            <text:p>507142</text:p>
          </table:table-cell>
          <table:table-cell office:value-type="float" office:value="197400" calcext:value-type="float">
            <text:p>197400</text:p>
          </table:table-cell>
          <table:table-cell table:formula="of:=[.F255]/(44100)*90000*300" office:value-type="float" office:value="120857142.857143" calcext:value-type="float">
            <text:p>120857142,857143</text:p>
          </table:table-cell>
          <table:table-cell table:formula="of:=ROUND([.G255]/300+26.09-0.07128*[.M255])" office:value-type="float" office:value="402883" calcext:value-type="float">
            <text:p>402883</text:p>
          </table:table-cell>
          <table:table-cell table:formula="of:=[.B255]/300" office:value-type="float" office:value="402882.643333333" calcext:value-type="float">
            <text:p>402882,643333333</text:p>
          </table:table-cell>
          <table:table-cell table:formula="of:=[.I255]-[.H255]" office:value-type="float" office:value="-0.356666666688398" calcext:value-type="float">
            <text:p>-0,356666666688398</text:p>
          </table:table-cell>
          <table:table-cell office:value-type="float" office:value="507244" calcext:value-type="float">
            <text:p>507244</text:p>
          </table:table-cell>
          <table:table-cell table:formula="of:=[.K255]-[.E255]" office:value-type="float" office:value="102" calcext:value-type="float">
            <text:p>102</text:p>
          </table:table-cell>
          <table:table-cell table:formula="of:=[.C255]-[.K255]" office:value-type="float" office:value="4" calcext:value-type="float">
            <text:p>4</text:p>
          </table:table-cell>
          <table:table-cell/>
          <table:table-cell table:formula="of:=[.G255]/300" office:value-type="float" office:value="402857.142857143" calcext:value-type="float">
            <text:p>402857,142857143</text:p>
          </table:table-cell>
          <table:table-cell table:formula="of:=[.O255]+25-[.I255]" office:value-type="float" office:value="-0.50047619047109" calcext:value-type="float">
            <text:p>-0,5004761904710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1305771" calcext:value-type="float">
            <text:p>121305771</text:p>
          </table:table-cell>
          <table:table-cell office:value-type="float" office:value="509254" calcext:value-type="float">
            <text:p>509254</text:p>
          </table:table-cell>
          <table:table-cell office:value-type="float" office:value="198160" calcext:value-type="float">
            <text:p>198160</text:p>
          </table:table-cell>
          <table:table-cell office:value-type="float" office:value="509152" calcext:value-type="float">
            <text:p>509152</text:p>
          </table:table-cell>
          <table:table-cell office:value-type="float" office:value="198120" calcext:value-type="float">
            <text:p>198120</text:p>
          </table:table-cell>
          <table:table-cell table:formula="of:=[.F256]/(44100)*90000*300" office:value-type="float" office:value="121297959.183673" calcext:value-type="float">
            <text:p>121297959,183673</text:p>
          </table:table-cell>
          <table:table-cell table:formula="of:=ROUND([.G256]/300+26.09-0.07128*[.M256])" office:value-type="float" office:value="404352" calcext:value-type="float">
            <text:p>404352</text:p>
          </table:table-cell>
          <table:table-cell table:formula="of:=[.B256]/300" office:value-type="float" office:value="404352.57" calcext:value-type="float">
            <text:p>404352,57</text:p>
          </table:table-cell>
          <table:table-cell table:formula="of:=[.I256]-[.H256]" office:value-type="float" office:value="0.570000000006985" calcext:value-type="float">
            <text:p>0,570000000006985</text:p>
          </table:table-cell>
          <table:table-cell office:value-type="float" office:value="509249" calcext:value-type="float">
            <text:p>509249</text:p>
          </table:table-cell>
          <table:table-cell table:formula="of:=[.K256]-[.E256]" office:value-type="float" office:value="97" calcext:value-type="float">
            <text:p>97</text:p>
          </table:table-cell>
          <table:table-cell table:formula="of:=[.C256]-[.K256]" office:value-type="float" office:value="5" calcext:value-type="float">
            <text:p>5</text:p>
          </table:table-cell>
          <table:table-cell/>
          <table:table-cell table:formula="of:=[.G256]/300" office:value-type="float" office:value="404326.530612245" calcext:value-type="float">
            <text:p>404326,530612245</text:p>
          </table:table-cell>
          <table:table-cell table:formula="of:=[.O256]+25-[.I256]" office:value-type="float" office:value="-1.03938775509596" calcext:value-type="float">
            <text:p>-1,039387755095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1767621" calcext:value-type="float">
            <text:p>121767621</text:p>
          </table:table-cell>
          <table:table-cell office:value-type="float" office:value="511420" calcext:value-type="float">
            <text:p>511420</text:p>
          </table:table-cell>
          <table:table-cell office:value-type="float" office:value="198920" calcext:value-type="float">
            <text:p>198920</text:p>
          </table:table-cell>
          <table:table-cell office:value-type="float" office:value="511244" calcext:value-type="float">
            <text:p>511244</text:p>
          </table:table-cell>
          <table:table-cell office:value-type="float" office:value="198880" calcext:value-type="float">
            <text:p>198880</text:p>
          </table:table-cell>
          <table:table-cell table:formula="of:=[.F257]/(44100)*90000*300" office:value-type="float" office:value="121763265.306122" calcext:value-type="float">
            <text:p>121763265,306122</text:p>
          </table:table-cell>
          <table:table-cell table:formula="of:=ROUND([.G257]/300+26.09-0.07128*[.M257])" office:value-type="float" office:value="405892" calcext:value-type="float">
            <text:p>405892</text:p>
          </table:table-cell>
          <table:table-cell table:formula="of:=[.B257]/300" office:value-type="float" office:value="405892.07" calcext:value-type="float">
            <text:p>405892,07</text:p>
          </table:table-cell>
          <table:table-cell table:formula="of:=[.I257]-[.H257]" office:value-type="float" office:value="0.0700000000069849" calcext:value-type="float">
            <text:p>0,070000000006985</text:p>
          </table:table-cell>
          <table:table-cell office:value-type="float" office:value="511254" calcext:value-type="float">
            <text:p>511254</text:p>
          </table:table-cell>
          <table:table-cell table:formula="of:=[.K257]-[.E257]" office:value-type="float" office:value="10" calcext:value-type="float">
            <text:p>10</text:p>
          </table:table-cell>
          <table:table-cell table:formula="of:=[.C257]-[.K257]" office:value-type="float" office:value="166" calcext:value-type="float">
            <text:p>166</text:p>
          </table:table-cell>
          <table:table-cell/>
          <table:table-cell table:formula="of:=[.G257]/300" office:value-type="float" office:value="405877.551020408" calcext:value-type="float">
            <text:p>405877,551020408</text:p>
          </table:table-cell>
          <table:table-cell table:formula="of:=[.O257]+25-[.I257]" office:value-type="float" office:value="10.4810204081587" calcext:value-type="float">
            <text:p>10,48102040815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186400" calcext:value-type="float">
            <text:p>122186400</text:p>
          </table:table-cell>
          <table:table-cell office:value-type="float" office:value="513300" calcext:value-type="float">
            <text:p>513300</text:p>
          </table:table-cell>
          <table:table-cell office:value-type="float" office:value="199600" calcext:value-type="float">
            <text:p>199600</text:p>
          </table:table-cell>
          <table:table-cell office:value-type="float" office:value="513198" calcext:value-type="float">
            <text:p>513198</text:p>
          </table:table-cell>
          <table:table-cell office:value-type="float" office:value="199560" calcext:value-type="float">
            <text:p>199560</text:p>
          </table:table-cell>
          <table:table-cell table:formula="of:=[.F258]/(44100)*90000*300" office:value-type="float" office:value="122179591.836735" calcext:value-type="float">
            <text:p>122179591,836735</text:p>
          </table:table-cell>
          <table:table-cell table:formula="of:=ROUND([.G258]/300+26.09-0.07128*[.M258])" office:value-type="float" office:value="407288" calcext:value-type="float">
            <text:p>407288</text:p>
          </table:table-cell>
          <table:table-cell table:formula="of:=[.B258]/300" office:value-type="float" office:value="407288" calcext:value-type="float">
            <text:p>407288</text:p>
          </table:table-cell>
          <table:table-cell table:formula="of:=[.I258]-[.H258]" office:value-type="float" office:value="0" calcext:value-type="float">
            <text:p>0</text:p>
          </table:table-cell>
          <table:table-cell office:value-type="float" office:value="513259" calcext:value-type="float">
            <text:p>513259</text:p>
          </table:table-cell>
          <table:table-cell table:formula="of:=[.K258]-[.E258]" office:value-type="float" office:value="61" calcext:value-type="float">
            <text:p>61</text:p>
          </table:table-cell>
          <table:table-cell table:formula="of:=[.C258]-[.K258]" office:value-type="float" office:value="41" calcext:value-type="float">
            <text:p>41</text:p>
          </table:table-cell>
          <table:table-cell/>
          <table:table-cell table:formula="of:=[.G258]/300" office:value-type="float" office:value="407265.306122449" calcext:value-type="float">
            <text:p>407265,306122449</text:p>
          </table:table-cell>
          <table:table-cell table:formula="of:=[.O258]+25-[.I258]" office:value-type="float" office:value="2.30612244893564" calcext:value-type="float">
            <text:p>2,3061224489356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2650778" calcext:value-type="float">
            <text:p>122650778</text:p>
          </table:table-cell>
          <table:table-cell office:value-type="float" office:value="515348" calcext:value-type="float">
            <text:p>515348</text:p>
          </table:table-cell>
          <table:table-cell office:value-type="float" office:value="200360" calcext:value-type="float">
            <text:p>200360</text:p>
          </table:table-cell>
          <table:table-cell office:value-type="float" office:value="515248" calcext:value-type="float">
            <text:p>515248</text:p>
          </table:table-cell>
          <table:table-cell office:value-type="float" office:value="200320" calcext:value-type="float">
            <text:p>200320</text:p>
          </table:table-cell>
          <table:table-cell table:formula="of:=[.F259]/(44100)*90000*300" office:value-type="float" office:value="122644897.959184" calcext:value-type="float">
            <text:p>122644897,959184</text:p>
          </table:table-cell>
          <table:table-cell table:formula="of:=ROUND([.G259]/300+26.09-0.07128*[.M259])" office:value-type="float" office:value="408836" calcext:value-type="float">
            <text:p>408836</text:p>
          </table:table-cell>
          <table:table-cell table:formula="of:=[.B259]/300" office:value-type="float" office:value="408835.926666667" calcext:value-type="float">
            <text:p>408835,926666667</text:p>
          </table:table-cell>
          <table:table-cell table:formula="of:=[.I259]-[.H259]" office:value-type="float" office:value="-0.0733333333046176" calcext:value-type="float">
            <text:p>-0,073333333304618</text:p>
          </table:table-cell>
          <table:table-cell office:value-type="float" office:value="515264" calcext:value-type="float">
            <text:p>515264</text:p>
          </table:table-cell>
          <table:table-cell table:formula="of:=[.K259]-[.E259]" office:value-type="float" office:value="16" calcext:value-type="float">
            <text:p>16</text:p>
          </table:table-cell>
          <table:table-cell table:formula="of:=[.C259]-[.K259]" office:value-type="float" office:value="84" calcext:value-type="float">
            <text:p>84</text:p>
          </table:table-cell>
          <table:table-cell/>
          <table:table-cell table:formula="of:=[.G259]/300" office:value-type="float" office:value="408816.326530612" calcext:value-type="float">
            <text:p>408816,326530612</text:p>
          </table:table-cell>
          <table:table-cell table:formula="of:=[.O259]+25-[.I259]" office:value-type="float" office:value="5.39986394549487" calcext:value-type="float">
            <text:p>5,3998639454948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3093343" calcext:value-type="float">
            <text:p>123093343</text:p>
          </table:table-cell>
          <table:table-cell office:value-type="float" office:value="517280" calcext:value-type="float">
            <text:p>517280</text:p>
          </table:table-cell>
          <table:table-cell office:value-type="float" office:value="201080" calcext:value-type="float">
            <text:p>201080</text:p>
          </table:table-cell>
          <table:table-cell office:value-type="float" office:value="517182" calcext:value-type="float">
            <text:p>517182</text:p>
          </table:table-cell>
          <table:table-cell office:value-type="float" office:value="201040" calcext:value-type="float">
            <text:p>201040</text:p>
          </table:table-cell>
          <table:table-cell table:formula="of:=[.F260]/(44100)*90000*300" office:value-type="float" office:value="123085714.285714" calcext:value-type="float">
            <text:p>123085714,285714</text:p>
          </table:table-cell>
          <table:table-cell table:formula="of:=ROUND([.G260]/300+26.09-0.07128*[.M260])" office:value-type="float" office:value="410311" calcext:value-type="float">
            <text:p>410311</text:p>
          </table:table-cell>
          <table:table-cell table:formula="of:=[.B260]/300" office:value-type="float" office:value="410311.143333333" calcext:value-type="float">
            <text:p>410311,143333333</text:p>
          </table:table-cell>
          <table:table-cell table:formula="of:=[.I260]-[.H260]" office:value-type="float" office:value="0.143333333311602" calcext:value-type="float">
            <text:p>0,143333333311602</text:p>
          </table:table-cell>
          <table:table-cell office:value-type="float" office:value="517269" calcext:value-type="float">
            <text:p>517269</text:p>
          </table:table-cell>
          <table:table-cell table:formula="of:=[.K260]-[.E260]" office:value-type="float" office:value="87" calcext:value-type="float">
            <text:p>87</text:p>
          </table:table-cell>
          <table:table-cell table:formula="of:=[.C260]-[.K260]" office:value-type="float" office:value="11" calcext:value-type="float">
            <text:p>11</text:p>
          </table:table-cell>
          <table:table-cell/>
          <table:table-cell table:formula="of:=[.G260]/300" office:value-type="float" office:value="410285.714285714" calcext:value-type="float">
            <text:p>410285,714285714</text:p>
          </table:table-cell>
          <table:table-cell table:formula="of:=[.O260]+25-[.I260]" office:value-type="float" office:value="-0.429047619050834" calcext:value-type="float">
            <text:p>-0,42904761905083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3556864" calcext:value-type="float">
            <text:p>123556864</text:p>
          </table:table-cell>
          <table:table-cell office:value-type="float" office:value="519368" calcext:value-type="float">
            <text:p>519368</text:p>
          </table:table-cell>
          <table:table-cell office:value-type="float" office:value="201840" calcext:value-type="float">
            <text:p>201840</text:p>
          </table:table-cell>
          <table:table-cell office:value-type="float" office:value="519270" calcext:value-type="float">
            <text:p>519270</text:p>
          </table:table-cell>
          <table:table-cell office:value-type="float" office:value="201800" calcext:value-type="float">
            <text:p>201800</text:p>
          </table:table-cell>
          <table:table-cell table:formula="of:=[.F261]/(44100)*90000*300" office:value-type="float" office:value="123551020.408163" calcext:value-type="float">
            <text:p>123551020,408163</text:p>
          </table:table-cell>
          <table:table-cell table:formula="of:=ROUND([.G261]/300+26.09-0.07128*[.M261])" office:value-type="float" office:value="411856" calcext:value-type="float">
            <text:p>411856</text:p>
          </table:table-cell>
          <table:table-cell table:formula="of:=[.B261]/300" office:value-type="float" office:value="411856.213333333" calcext:value-type="float">
            <text:p>411856,213333333</text:p>
          </table:table-cell>
          <table:table-cell table:formula="of:=[.I261]-[.H261]" office:value-type="float" office:value="0.213333333318587" calcext:value-type="float">
            <text:p>0,213333333318587</text:p>
          </table:table-cell>
          <table:table-cell office:value-type="float" office:value="519274" calcext:value-type="float">
            <text:p>519274</text:p>
          </table:table-cell>
          <table:table-cell table:formula="of:=[.K261]-[.E261]" office:value-type="float" office:value="4" calcext:value-type="float">
            <text:p>4</text:p>
          </table:table-cell>
          <table:table-cell table:formula="of:=[.C261]-[.K261]" office:value-type="float" office:value="94" calcext:value-type="float">
            <text:p>94</text:p>
          </table:table-cell>
          <table:table-cell/>
          <table:table-cell table:formula="of:=[.G261]/300" office:value-type="float" office:value="411836.734693878" calcext:value-type="float">
            <text:p>411836,734693878</text:p>
          </table:table-cell>
          <table:table-cell table:formula="of:=[.O261]+25-[.I261]" office:value-type="float" office:value="5.5213605441968" calcext:value-type="float">
            <text:p>5,52136054419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4022485" calcext:value-type="float">
            <text:p>124022485</text:p>
          </table:table-cell>
          <table:table-cell office:value-type="float" office:value="521358" calcext:value-type="float">
            <text:p>521358</text:p>
          </table:table-cell>
          <table:table-cell office:value-type="float" office:value="202600" calcext:value-type="float">
            <text:p>202600</text:p>
          </table:table-cell>
          <table:table-cell office:value-type="float" office:value="521262" calcext:value-type="float">
            <text:p>521262</text:p>
          </table:table-cell>
          <table:table-cell office:value-type="float" office:value="202560" calcext:value-type="float">
            <text:p>202560</text:p>
          </table:table-cell>
          <table:table-cell table:formula="of:=[.F262]/(44100)*90000*300" office:value-type="float" office:value="124016326.530612" calcext:value-type="float">
            <text:p>124016326,530612</text:p>
          </table:table-cell>
          <table:table-cell table:formula="of:=ROUND([.G262]/300+26.09-0.07128*[.M262])" office:value-type="float" office:value="413408" calcext:value-type="float">
            <text:p>413408</text:p>
          </table:table-cell>
          <table:table-cell table:formula="of:=[.B262]/300" office:value-type="float" office:value="413408.283333333" calcext:value-type="float">
            <text:p>413408,283333333</text:p>
          </table:table-cell>
          <table:table-cell table:formula="of:=[.I262]-[.H262]" office:value-type="float" office:value="0.283333333325572" calcext:value-type="float">
            <text:p>0,283333333325572</text:p>
          </table:table-cell>
          <table:table-cell office:value-type="float" office:value="521279" calcext:value-type="float">
            <text:p>521279</text:p>
          </table:table-cell>
          <table:table-cell table:formula="of:=[.K262]-[.E262]" office:value-type="float" office:value="17" calcext:value-type="float">
            <text:p>17</text:p>
          </table:table-cell>
          <table:table-cell table:formula="of:=[.C262]-[.K262]" office:value-type="float" office:value="79" calcext:value-type="float">
            <text:p>79</text:p>
          </table:table-cell>
          <table:table-cell/>
          <table:table-cell table:formula="of:=[.G262]/300" office:value-type="float" office:value="413387.755102041" calcext:value-type="float">
            <text:p>413387,755102041</text:p>
          </table:table-cell>
          <table:table-cell table:formula="of:=[.O262]+25-[.I262]" office:value-type="float" office:value="4.47176870750263" calcext:value-type="float">
            <text:p>4,4717687075026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4488107" calcext:value-type="float">
            <text:p>124488107</text:p>
          </table:table-cell>
          <table:table-cell office:value-type="float" office:value="523348" calcext:value-type="float">
            <text:p>523348</text:p>
          </table:table-cell>
          <table:table-cell office:value-type="float" office:value="203360" calcext:value-type="float">
            <text:p>203360</text:p>
          </table:table-cell>
          <table:table-cell office:value-type="float" office:value="523252" calcext:value-type="float">
            <text:p>523252</text:p>
          </table:table-cell>
          <table:table-cell office:value-type="float" office:value="203320" calcext:value-type="float">
            <text:p>203320</text:p>
          </table:table-cell>
          <table:table-cell table:formula="of:=[.F263]/(44100)*90000*300" office:value-type="float" office:value="124481632.653061" calcext:value-type="float">
            <text:p>124481632,653061</text:p>
          </table:table-cell>
          <table:table-cell table:formula="of:=ROUND([.G263]/300+26.09-0.07128*[.M263])" office:value-type="float" office:value="414960" calcext:value-type="float">
            <text:p>414960</text:p>
          </table:table-cell>
          <table:table-cell table:formula="of:=[.B263]/300" office:value-type="float" office:value="414960.356666667" calcext:value-type="float">
            <text:p>414960,356666667</text:p>
          </table:table-cell>
          <table:table-cell table:formula="of:=[.I263]-[.H263]" office:value-type="float" office:value="0.356666666688398" calcext:value-type="float">
            <text:p>0,356666666688398</text:p>
          </table:table-cell>
          <table:table-cell office:value-type="float" office:value="523284" calcext:value-type="float">
            <text:p>523284</text:p>
          </table:table-cell>
          <table:table-cell table:formula="of:=[.K263]-[.E263]" office:value-type="float" office:value="32" calcext:value-type="float">
            <text:p>32</text:p>
          </table:table-cell>
          <table:table-cell table:formula="of:=[.C263]-[.K263]" office:value-type="float" office:value="64" calcext:value-type="float">
            <text:p>64</text:p>
          </table:table-cell>
          <table:table-cell/>
          <table:table-cell table:formula="of:=[.G263]/300" office:value-type="float" office:value="414938.775510204" calcext:value-type="float">
            <text:p>414938,775510204</text:p>
          </table:table-cell>
          <table:table-cell table:formula="of:=[.O263]+25-[.I263]" office:value-type="float" office:value="3.41884353739442" calcext:value-type="float">
            <text:p>3,4188435373944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4929728" calcext:value-type="float">
            <text:p>124929728</text:p>
          </table:table-cell>
          <table:table-cell office:value-type="float" office:value="525310" calcext:value-type="float">
            <text:p>525310</text:p>
          </table:table-cell>
          <table:table-cell office:value-type="float" office:value="204080" calcext:value-type="float">
            <text:p>204080</text:p>
          </table:table-cell>
          <table:table-cell office:value-type="float" office:value="525212" calcext:value-type="float">
            <text:p>525212</text:p>
          </table:table-cell>
          <table:table-cell office:value-type="float" office:value="204040" calcext:value-type="float">
            <text:p>204040</text:p>
          </table:table-cell>
          <table:table-cell table:formula="of:=[.F264]/(44100)*90000*300" office:value-type="float" office:value="124922448.979592" calcext:value-type="float">
            <text:p>124922448,979592</text:p>
          </table:table-cell>
          <table:table-cell table:formula="of:=ROUND([.G264]/300+26.09-0.07128*[.M264])" office:value-type="float" office:value="416433" calcext:value-type="float">
            <text:p>416433</text:p>
          </table:table-cell>
          <table:table-cell table:formula="of:=[.B264]/300" office:value-type="float" office:value="416432.426666667" calcext:value-type="float">
            <text:p>416432,426666667</text:p>
          </table:table-cell>
          <table:table-cell table:formula="of:=[.I264]-[.H264]" office:value-type="float" office:value="-0.573333333304618" calcext:value-type="float">
            <text:p>-0,573333333304618</text:p>
          </table:table-cell>
          <table:table-cell office:value-type="float" office:value="525289" calcext:value-type="float">
            <text:p>525289</text:p>
          </table:table-cell>
          <table:table-cell table:formula="of:=[.K264]-[.E264]" office:value-type="float" office:value="77" calcext:value-type="float">
            <text:p>77</text:p>
          </table:table-cell>
          <table:table-cell table:formula="of:=[.C264]-[.K264]" office:value-type="float" office:value="21" calcext:value-type="float">
            <text:p>21</text:p>
          </table:table-cell>
          <table:table-cell/>
          <table:table-cell table:formula="of:=[.G264]/300" office:value-type="float" office:value="416408.163265306" calcext:value-type="float">
            <text:p>416408,163265306</text:p>
          </table:table-cell>
          <table:table-cell table:formula="of:=[.O264]+25-[.I264]" office:value-type="float" office:value="0.736598639457952" calcext:value-type="float">
            <text:p>0,73659863945795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5395178" calcext:value-type="float">
            <text:p>125395178</text:p>
          </table:table-cell>
          <table:table-cell office:value-type="float" office:value="527308" calcext:value-type="float">
            <text:p>527308</text:p>
          </table:table-cell>
          <table:table-cell office:value-type="float" office:value="204840" calcext:value-type="float">
            <text:p>204840</text:p>
          </table:table-cell>
          <table:table-cell office:value-type="float" office:value="527212" calcext:value-type="float">
            <text:p>527212</text:p>
          </table:table-cell>
          <table:table-cell office:value-type="float" office:value="204800" calcext:value-type="float">
            <text:p>204800</text:p>
          </table:table-cell>
          <table:table-cell table:formula="of:=[.F265]/(44100)*90000*300" office:value-type="float" office:value="125387755.102041" calcext:value-type="float">
            <text:p>125387755,102041</text:p>
          </table:table-cell>
          <table:table-cell table:formula="of:=ROUND([.G265]/300+26.09-0.07128*[.M265])" office:value-type="float" office:value="417984" calcext:value-type="float">
            <text:p>417984</text:p>
          </table:table-cell>
          <table:table-cell table:formula="of:=[.B265]/300" office:value-type="float" office:value="417983.926666667" calcext:value-type="float">
            <text:p>417983,926666667</text:p>
          </table:table-cell>
          <table:table-cell table:formula="of:=[.I265]-[.H265]" office:value-type="float" office:value="-0.0733333333046176" calcext:value-type="float">
            <text:p>-0,073333333304618</text:p>
          </table:table-cell>
          <table:table-cell office:value-type="float" office:value="527294" calcext:value-type="float">
            <text:p>527294</text:p>
          </table:table-cell>
          <table:table-cell table:formula="of:=[.K265]-[.E265]" office:value-type="float" office:value="82" calcext:value-type="float">
            <text:p>82</text:p>
          </table:table-cell>
          <table:table-cell table:formula="of:=[.C265]-[.K265]" office:value-type="float" office:value="14" calcext:value-type="float">
            <text:p>14</text:p>
          </table:table-cell>
          <table:table-cell/>
          <table:table-cell table:formula="of:=[.G265]/300" office:value-type="float" office:value="417959.183673469" calcext:value-type="float">
            <text:p>417959,183673469</text:p>
          </table:table-cell>
          <table:table-cell table:formula="of:=[.O265]+25-[.I265]" office:value-type="float" office:value="0.257006802712567" calcext:value-type="float">
            <text:p>0,25700680271256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5860714" calcext:value-type="float">
            <text:p>125860714</text:p>
          </table:table-cell>
          <table:table-cell office:value-type="float" office:value="529302" calcext:value-type="float">
            <text:p>529302</text:p>
          </table:table-cell>
          <table:table-cell office:value-type="float" office:value="205600" calcext:value-type="float">
            <text:p>205600</text:p>
          </table:table-cell>
          <table:table-cell office:value-type="float" office:value="529206" calcext:value-type="float">
            <text:p>529206</text:p>
          </table:table-cell>
          <table:table-cell office:value-type="float" office:value="205560" calcext:value-type="float">
            <text:p>205560</text:p>
          </table:table-cell>
          <table:table-cell table:formula="of:=[.F266]/(44100)*90000*300" office:value-type="float" office:value="125853061.22449" calcext:value-type="float">
            <text:p>125853061,22449</text:p>
          </table:table-cell>
          <table:table-cell table:formula="of:=ROUND([.G266]/300+26.09-0.07128*[.M266])" office:value-type="float" office:value="419536" calcext:value-type="float">
            <text:p>419536</text:p>
          </table:table-cell>
          <table:table-cell table:formula="of:=[.B266]/300" office:value-type="float" office:value="419535.713333333" calcext:value-type="float">
            <text:p>419535,713333333</text:p>
          </table:table-cell>
          <table:table-cell table:formula="of:=[.I266]-[.H266]" office:value-type="float" office:value="-0.286666666681413" calcext:value-type="float">
            <text:p>-0,286666666681413</text:p>
          </table:table-cell>
          <table:table-cell office:value-type="float" office:value="529299" calcext:value-type="float">
            <text:p>529299</text:p>
          </table:table-cell>
          <table:table-cell table:formula="of:=[.K266]-[.E266]" office:value-type="float" office:value="93" calcext:value-type="float">
            <text:p>93</text:p>
          </table:table-cell>
          <table:table-cell table:formula="of:=[.C266]-[.K266]" office:value-type="float" office:value="3" calcext:value-type="float">
            <text:p>3</text:p>
          </table:table-cell>
          <table:table-cell/>
          <table:table-cell table:formula="of:=[.G266]/300" office:value-type="float" office:value="419510.204081633" calcext:value-type="float">
            <text:p>419510,204081633</text:p>
          </table:table-cell>
          <table:table-cell table:formula="of:=[.O266]+25-[.I266]" office:value-type="float" office:value="-0.509251700656023" calcext:value-type="float">
            <text:p>-0,50925170065602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6324921" calcext:value-type="float">
            <text:p>126324921</text:p>
          </table:table-cell>
          <table:table-cell office:value-type="float" office:value="531358" calcext:value-type="float">
            <text:p>531358</text:p>
          </table:table-cell>
          <table:table-cell office:value-type="float" office:value="206360" calcext:value-type="float">
            <text:p>206360</text:p>
          </table:table-cell>
          <table:table-cell office:value-type="float" office:value="531260" calcext:value-type="float">
            <text:p>531260</text:p>
          </table:table-cell>
          <table:table-cell office:value-type="float" office:value="206320" calcext:value-type="float">
            <text:p>206320</text:p>
          </table:table-cell>
          <table:table-cell table:formula="of:=[.F267]/(44100)*90000*300" office:value-type="float" office:value="126318367.346939" calcext:value-type="float">
            <text:p>126318367,346939</text:p>
          </table:table-cell>
          <table:table-cell table:formula="of:=ROUND([.G267]/300+26.09-0.07128*[.M267])" office:value-type="float" office:value="421083" calcext:value-type="float">
            <text:p>421083</text:p>
          </table:table-cell>
          <table:table-cell table:formula="of:=[.B267]/300" office:value-type="float" office:value="421083.07" calcext:value-type="float">
            <text:p>421083,07</text:p>
          </table:table-cell>
          <table:table-cell table:formula="of:=[.I267]-[.H267]" office:value-type="float" office:value="0.0700000000069849" calcext:value-type="float">
            <text:p>0,070000000006985</text:p>
          </table:table-cell>
          <table:table-cell office:value-type="float" office:value="531304" calcext:value-type="float">
            <text:p>531304</text:p>
          </table:table-cell>
          <table:table-cell table:formula="of:=[.K267]-[.E267]" office:value-type="float" office:value="44" calcext:value-type="float">
            <text:p>44</text:p>
          </table:table-cell>
          <table:table-cell table:formula="of:=[.C267]-[.K267]" office:value-type="float" office:value="54" calcext:value-type="float">
            <text:p>54</text:p>
          </table:table-cell>
          <table:table-cell/>
          <table:table-cell table:formula="of:=[.G267]/300" office:value-type="float" office:value="421061.224489796" calcext:value-type="float">
            <text:p>421061,224489796</text:p>
          </table:table-cell>
          <table:table-cell table:formula="of:=[.O267]+25-[.I267]" office:value-type="float" office:value="3.15448979591019" calcext:value-type="float">
            <text:p>3,1544897959101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6790843" calcext:value-type="float">
            <text:p>126790843</text:p>
          </table:table-cell>
          <table:table-cell office:value-type="float" office:value="533334" calcext:value-type="float">
            <text:p>533334</text:p>
          </table:table-cell>
          <table:table-cell office:value-type="float" office:value="207120" calcext:value-type="float">
            <text:p>207120</text:p>
          </table:table-cell>
          <table:table-cell office:value-type="float" office:value="533238" calcext:value-type="float">
            <text:p>533238</text:p>
          </table:table-cell>
          <table:table-cell office:value-type="float" office:value="207080" calcext:value-type="float">
            <text:p>207080</text:p>
          </table:table-cell>
          <table:table-cell table:formula="of:=[.F268]/(44100)*90000*300" office:value-type="float" office:value="126783673.469388" calcext:value-type="float">
            <text:p>126783673,469388</text:p>
          </table:table-cell>
          <table:table-cell table:formula="of:=ROUND([.G268]/300+26.09-0.07128*[.M268])" office:value-type="float" office:value="422637" calcext:value-type="float">
            <text:p>422637</text:p>
          </table:table-cell>
          <table:table-cell table:formula="of:=[.B268]/300" office:value-type="float" office:value="422636.143333333" calcext:value-type="float">
            <text:p>422636,143333333</text:p>
          </table:table-cell>
          <table:table-cell table:formula="of:=[.I268]-[.H268]" office:value-type="float" office:value="-0.856666666688398" calcext:value-type="float">
            <text:p>-0,856666666688398</text:p>
          </table:table-cell>
          <table:table-cell office:value-type="float" office:value="533309" calcext:value-type="float">
            <text:p>533309</text:p>
          </table:table-cell>
          <table:table-cell table:formula="of:=[.K268]-[.E268]" office:value-type="float" office:value="71" calcext:value-type="float">
            <text:p>71</text:p>
          </table:table-cell>
          <table:table-cell table:formula="of:=[.C268]-[.K268]" office:value-type="float" office:value="25" calcext:value-type="float">
            <text:p>25</text:p>
          </table:table-cell>
          <table:table-cell/>
          <table:table-cell table:formula="of:=[.G268]/300" office:value-type="float" office:value="422612.244897959" calcext:value-type="float">
            <text:p>422612,244897959</text:p>
          </table:table-cell>
          <table:table-cell table:formula="of:=[.O268]+25-[.I268]" office:value-type="float" office:value="1.10156462586019" calcext:value-type="float">
            <text:p>1,1015646258601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7278878" calcext:value-type="float">
            <text:p>127278878</text:p>
          </table:table-cell>
          <table:table-cell office:value-type="float" office:value="535426" calcext:value-type="float">
            <text:p>535426</text:p>
          </table:table-cell>
          <table:table-cell office:value-type="float" office:value="207920" calcext:value-type="float">
            <text:p>207920</text:p>
          </table:table-cell>
          <table:table-cell office:value-type="float" office:value="535254" calcext:value-type="float">
            <text:p>535254</text:p>
          </table:table-cell>
          <table:table-cell office:value-type="float" office:value="207880" calcext:value-type="float">
            <text:p>207880</text:p>
          </table:table-cell>
          <table:table-cell table:formula="of:=[.F269]/(44100)*90000*300" office:value-type="float" office:value="127273469.387755" calcext:value-type="float">
            <text:p>127273469,387755</text:p>
          </table:table-cell>
          <table:table-cell table:formula="of:=ROUND([.G269]/300+26.09-0.07128*[.M269])" office:value-type="float" office:value="424263" calcext:value-type="float">
            <text:p>424263</text:p>
          </table:table-cell>
          <table:table-cell table:formula="of:=[.B269]/300" office:value-type="float" office:value="424262.926666667" calcext:value-type="float">
            <text:p>424262,926666667</text:p>
          </table:table-cell>
          <table:table-cell table:formula="of:=[.I269]-[.H269]" office:value-type="float" office:value="-0.0733333333046176" calcext:value-type="float">
            <text:p>-0,073333333304618</text:p>
          </table:table-cell>
          <table:table-cell office:value-type="float" office:value="535314" calcext:value-type="float">
            <text:p>535314</text:p>
          </table:table-cell>
          <table:table-cell table:formula="of:=[.K269]-[.E269]" office:value-type="float" office:value="60" calcext:value-type="float">
            <text:p>60</text:p>
          </table:table-cell>
          <table:table-cell table:formula="of:=[.C269]-[.K269]" office:value-type="float" office:value="112" calcext:value-type="float">
            <text:p>112</text:p>
          </table:table-cell>
          <table:table-cell/>
          <table:table-cell table:formula="of:=[.G269]/300" office:value-type="float" office:value="424244.897959184" calcext:value-type="float">
            <text:p>424244,897959184</text:p>
          </table:table-cell>
          <table:table-cell table:formula="of:=[.O269]+25-[.I269]" office:value-type="float" office:value="6.97129251697334" calcext:value-type="float">
            <text:p>6,9712925169733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7769443" calcext:value-type="float">
            <text:p>127769443</text:p>
          </table:table-cell>
          <table:table-cell office:value-type="float" office:value="537400" calcext:value-type="float">
            <text:p>537400</text:p>
          </table:table-cell>
          <table:table-cell office:value-type="float" office:value="208720" calcext:value-type="float">
            <text:p>208720</text:p>
          </table:table-cell>
          <table:table-cell office:value-type="float" office:value="537310" calcext:value-type="float">
            <text:p>537310</text:p>
          </table:table-cell>
          <table:table-cell office:value-type="float" office:value="208680" calcext:value-type="float">
            <text:p>208680</text:p>
          </table:table-cell>
          <table:table-cell table:formula="of:=[.F270]/(44100)*90000*300" office:value-type="float" office:value="127763265.306122" calcext:value-type="float">
            <text:p>127763265,306122</text:p>
          </table:table-cell>
          <table:table-cell table:formula="of:=ROUND([.G270]/300+26.09-0.07128*[.M270])" office:value-type="float" office:value="425898" calcext:value-type="float">
            <text:p>425898</text:p>
          </table:table-cell>
          <table:table-cell table:formula="of:=[.B270]/300" office:value-type="float" office:value="425898.143333333" calcext:value-type="float">
            <text:p>425898,143333333</text:p>
          </table:table-cell>
          <table:table-cell table:formula="of:=[.I270]-[.H270]" office:value-type="float" office:value="0.143333333311602" calcext:value-type="float">
            <text:p>0,143333333311602</text:p>
          </table:table-cell>
          <table:table-cell office:value-type="float" office:value="537319" calcext:value-type="float">
            <text:p>537319</text:p>
          </table:table-cell>
          <table:table-cell table:formula="of:=[.K270]-[.E270]" office:value-type="float" office:value="9" calcext:value-type="float">
            <text:p>9</text:p>
          </table:table-cell>
          <table:table-cell table:formula="of:=[.C270]-[.K270]" office:value-type="float" office:value="81" calcext:value-type="float">
            <text:p>81</text:p>
          </table:table-cell>
          <table:table-cell/>
          <table:table-cell table:formula="of:=[.G270]/300" office:value-type="float" office:value="425877.551020408" calcext:value-type="float">
            <text:p>425877,551020408</text:p>
          </table:table-cell>
          <table:table-cell table:formula="of:=[.O270]+25-[.I270]" office:value-type="float" office:value="4.40768707485404" calcext:value-type="float">
            <text:p>4,4076870748540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8258121" calcext:value-type="float">
            <text:p>128258121</text:p>
          </table:table-cell>
          <table:table-cell office:value-type="float" office:value="539448" calcext:value-type="float">
            <text:p>539448</text:p>
          </table:table-cell>
          <table:table-cell office:value-type="float" office:value="209520" calcext:value-type="float">
            <text:p>209520</text:p>
          </table:table-cell>
          <table:table-cell office:value-type="float" office:value="539282" calcext:value-type="float">
            <text:p>539282</text:p>
          </table:table-cell>
          <table:table-cell office:value-type="float" office:value="209480" calcext:value-type="float">
            <text:p>209480</text:p>
          </table:table-cell>
          <table:table-cell table:formula="of:=[.F271]/(44100)*90000*300" office:value-type="float" office:value="128253061.22449" calcext:value-type="float">
            <text:p>128253061,22449</text:p>
          </table:table-cell>
          <table:table-cell table:formula="of:=ROUND([.G271]/300+26.09-0.07128*[.M271])" office:value-type="float" office:value="427527" calcext:value-type="float">
            <text:p>427527</text:p>
          </table:table-cell>
          <table:table-cell table:formula="of:=[.B271]/300" office:value-type="float" office:value="427527.07" calcext:value-type="float">
            <text:p>427527,07</text:p>
          </table:table-cell>
          <table:table-cell table:formula="of:=[.I271]-[.H271]" office:value-type="float" office:value="0.0700000000069849" calcext:value-type="float">
            <text:p>0,070000000006985</text:p>
          </table:table-cell>
          <table:table-cell office:value-type="float" office:value="539324" calcext:value-type="float">
            <text:p>539324</text:p>
          </table:table-cell>
          <table:table-cell table:formula="of:=[.K271]-[.E271]" office:value-type="float" office:value="42" calcext:value-type="float">
            <text:p>42</text:p>
          </table:table-cell>
          <table:table-cell table:formula="of:=[.C271]-[.K271]" office:value-type="float" office:value="124" calcext:value-type="float">
            <text:p>124</text:p>
          </table:table-cell>
          <table:table-cell/>
          <table:table-cell table:formula="of:=[.G271]/300" office:value-type="float" office:value="427510.204081633" calcext:value-type="float">
            <text:p>427510,204081633</text:p>
          </table:table-cell>
          <table:table-cell table:formula="of:=[.O271]+25-[.I271]" office:value-type="float" office:value="8.13408163259737" calcext:value-type="float">
            <text:p>8,134081632597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725757" calcext:value-type="float">
            <text:p>128725757</text:p>
          </table:table-cell>
          <table:table-cell office:value-type="float" office:value="541344" calcext:value-type="float">
            <text:p>541344</text:p>
          </table:table-cell>
          <table:table-cell office:value-type="float" office:value="210280" calcext:value-type="float">
            <text:p>210280</text:p>
          </table:table-cell>
          <table:table-cell office:value-type="float" office:value="541256" calcext:value-type="float">
            <text:p>541256</text:p>
          </table:table-cell>
          <table:table-cell office:value-type="float" office:value="210240" calcext:value-type="float">
            <text:p>210240</text:p>
          </table:table-cell>
          <table:table-cell table:formula="of:=[.F272]/(44100)*90000*300" office:value-type="float" office:value="128718367.346939" calcext:value-type="float">
            <text:p>128718367,346939</text:p>
          </table:table-cell>
          <table:table-cell table:formula="of:=ROUND([.G272]/300+26.09-0.07128*[.M272])" office:value-type="float" office:value="429086" calcext:value-type="float">
            <text:p>429086</text:p>
          </table:table-cell>
          <table:table-cell table:formula="of:=[.B272]/300" office:value-type="float" office:value="429085.856666667" calcext:value-type="float">
            <text:p>429085,856666667</text:p>
          </table:table-cell>
          <table:table-cell table:formula="of:=[.I272]-[.H272]" office:value-type="float" office:value="-0.143333333311602" calcext:value-type="float">
            <text:p>-0,143333333311602</text:p>
          </table:table-cell>
          <table:table-cell office:value-type="float" office:value="541329" calcext:value-type="float">
            <text:p>541329</text:p>
          </table:table-cell>
          <table:table-cell table:formula="of:=[.K272]-[.E272]" office:value-type="float" office:value="73" calcext:value-type="float">
            <text:p>73</text:p>
          </table:table-cell>
          <table:table-cell table:formula="of:=[.C272]-[.K272]" office:value-type="float" office:value="15" calcext:value-type="float">
            <text:p>15</text:p>
          </table:table-cell>
          <table:table-cell/>
          <table:table-cell table:formula="of:=[.G272]/300" office:value-type="float" office:value="429061.224489796" calcext:value-type="float">
            <text:p>429061,224489796</text:p>
          </table:table-cell>
          <table:table-cell table:formula="of:=[.O272]+25-[.I272]" office:value-type="float" office:value="0.36782312928699" calcext:value-type="float">
            <text:p>0,3678231292869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9166393" calcext:value-type="float">
            <text:p>129166393</text:p>
          </table:table-cell>
          <table:table-cell office:value-type="float" office:value="543366" calcext:value-type="float">
            <text:p>543366</text:p>
          </table:table-cell>
          <table:table-cell office:value-type="float" office:value="211000" calcext:value-type="float">
            <text:p>211000</text:p>
          </table:table-cell>
          <table:table-cell office:value-type="float" office:value="543254" calcext:value-type="float">
            <text:p>543254</text:p>
          </table:table-cell>
          <table:table-cell office:value-type="float" office:value="210960" calcext:value-type="float">
            <text:p>210960</text:p>
          </table:table-cell>
          <table:table-cell table:formula="of:=[.F273]/(44100)*90000*300" office:value-type="float" office:value="129159183.673469" calcext:value-type="float">
            <text:p>129159183,673469</text:p>
          </table:table-cell>
          <table:table-cell table:formula="of:=ROUND([.G273]/300+26.09-0.07128*[.M273])" office:value-type="float" office:value="430554" calcext:value-type="float">
            <text:p>430554</text:p>
          </table:table-cell>
          <table:table-cell table:formula="of:=[.B273]/300" office:value-type="float" office:value="430554.643333333" calcext:value-type="float">
            <text:p>430554,643333333</text:p>
          </table:table-cell>
          <table:table-cell table:formula="of:=[.I273]-[.H273]" office:value-type="float" office:value="0.643333333311603" calcext:value-type="float">
            <text:p>0,643333333311603</text:p>
          </table:table-cell>
          <table:table-cell office:value-type="float" office:value="543334" calcext:value-type="float">
            <text:p>543334</text:p>
          </table:table-cell>
          <table:table-cell table:formula="of:=[.K273]-[.E273]" office:value-type="float" office:value="80" calcext:value-type="float">
            <text:p>80</text:p>
          </table:table-cell>
          <table:table-cell table:formula="of:=[.C273]-[.K273]" office:value-type="float" office:value="32" calcext:value-type="float">
            <text:p>32</text:p>
          </table:table-cell>
          <table:table-cell/>
          <table:table-cell table:formula="of:=[.G273]/300" office:value-type="float" office:value="430530.612244898" calcext:value-type="float">
            <text:p>430530,612244898</text:p>
          </table:table-cell>
          <table:table-cell table:formula="of:=[.O273]+25-[.I273]" office:value-type="float" office:value="0.968911564617883" calcext:value-type="float">
            <text:p>0,96891156461788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9583457" calcext:value-type="float">
            <text:p>129583457</text:p>
          </table:table-cell>
          <table:table-cell office:value-type="float" office:value="545340" calcext:value-type="float">
            <text:p>545340</text:p>
          </table:table-cell>
          <table:table-cell office:value-type="float" office:value="211680" calcext:value-type="float">
            <text:p>211680</text:p>
          </table:table-cell>
          <table:table-cell office:value-type="float" office:value="545234" calcext:value-type="float">
            <text:p>545234</text:p>
          </table:table-cell>
          <table:table-cell office:value-type="float" office:value="211640" calcext:value-type="float">
            <text:p>211640</text:p>
          </table:table-cell>
          <table:table-cell table:formula="of:=[.F274]/(44100)*90000*300" office:value-type="float" office:value="129575510.204082" calcext:value-type="float">
            <text:p>129575510,204082</text:p>
          </table:table-cell>
          <table:table-cell table:formula="of:=ROUND([.G274]/300+26.09-0.07128*[.M274])" office:value-type="float" office:value="431944" calcext:value-type="float">
            <text:p>431944</text:p>
          </table:table-cell>
          <table:table-cell table:formula="of:=[.B274]/300" office:value-type="float" office:value="431944.856666667" calcext:value-type="float">
            <text:p>431944,856666667</text:p>
          </table:table-cell>
          <table:table-cell table:formula="of:=[.I274]-[.H274]" office:value-type="float" office:value="0.856666666688398" calcext:value-type="float">
            <text:p>0,856666666688398</text:p>
          </table:table-cell>
          <table:table-cell office:value-type="float" office:value="545339" calcext:value-type="float">
            <text:p>545339</text:p>
          </table:table-cell>
          <table:table-cell table:formula="of:=[.K274]-[.E274]" office:value-type="float" office:value="105" calcext:value-type="float">
            <text:p>105</text:p>
          </table:table-cell>
          <table:table-cell table:formula="of:=[.C274]-[.K274]" office:value-type="float" office:value="1" calcext:value-type="float">
            <text:p>1</text:p>
          </table:table-cell>
          <table:table-cell/>
          <table:table-cell table:formula="of:=[.G274]/300" office:value-type="float" office:value="431918.367346939" calcext:value-type="float">
            <text:p>431918,367346939</text:p>
          </table:table-cell>
          <table:table-cell table:formula="of:=[.O274]+25-[.I274]" office:value-type="float" office:value="-1.4893197278725" calcext:value-type="float">
            <text:p>-1,48931972787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0022164" calcext:value-type="float">
            <text:p>130022164</text:p>
          </table:table-cell>
          <table:table-cell office:value-type="float" office:value="547438" calcext:value-type="float">
            <text:p>547438</text:p>
          </table:table-cell>
          <table:table-cell office:value-type="float" office:value="212400" calcext:value-type="float">
            <text:p>212400</text:p>
          </table:table-cell>
          <table:table-cell office:value-type="float" office:value="547264" calcext:value-type="float">
            <text:p>547264</text:p>
          </table:table-cell>
          <table:table-cell office:value-type="float" office:value="212360" calcext:value-type="float">
            <text:p>212360</text:p>
          </table:table-cell>
          <table:table-cell table:formula="of:=[.F275]/(44100)*90000*300" office:value-type="float" office:value="130016326.530612" calcext:value-type="float">
            <text:p>130016326,530612</text:p>
          </table:table-cell>
          <table:table-cell table:formula="of:=ROUND([.G275]/300+26.09-0.07128*[.M275])" office:value-type="float" office:value="433407" calcext:value-type="float">
            <text:p>433407</text:p>
          </table:table-cell>
          <table:table-cell table:formula="of:=[.B275]/300" office:value-type="float" office:value="433407.213333333" calcext:value-type="float">
            <text:p>433407,213333333</text:p>
          </table:table-cell>
          <table:table-cell table:formula="of:=[.I275]-[.H275]" office:value-type="float" office:value="0.213333333318587" calcext:value-type="float">
            <text:p>0,213333333318587</text:p>
          </table:table-cell>
          <table:table-cell office:value-type="float" office:value="547344" calcext:value-type="float">
            <text:p>547344</text:p>
          </table:table-cell>
          <table:table-cell table:formula="of:=[.K275]-[.E275]" office:value-type="float" office:value="80" calcext:value-type="float">
            <text:p>80</text:p>
          </table:table-cell>
          <table:table-cell table:formula="of:=[.C275]-[.K275]" office:value-type="float" office:value="94" calcext:value-type="float">
            <text:p>94</text:p>
          </table:table-cell>
          <table:table-cell/>
          <table:table-cell table:formula="of:=[.G275]/300" office:value-type="float" office:value="433387.755102041" calcext:value-type="float">
            <text:p>433387,755102041</text:p>
          </table:table-cell>
          <table:table-cell table:formula="of:=[.O275]+25-[.I275]" office:value-type="float" office:value="5.54176870750962" calcext:value-type="float">
            <text:p>5,5417687075096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0463271" calcext:value-type="float">
            <text:p>130463271</text:p>
          </table:table-cell>
          <table:table-cell office:value-type="float" office:value="549424" calcext:value-type="float">
            <text:p>549424</text:p>
          </table:table-cell>
          <table:table-cell office:value-type="float" office:value="213120" calcext:value-type="float">
            <text:p>213120</text:p>
          </table:table-cell>
          <table:table-cell office:value-type="float" office:value="549324" calcext:value-type="float">
            <text:p>549324</text:p>
          </table:table-cell>
          <table:table-cell office:value-type="float" office:value="213080" calcext:value-type="float">
            <text:p>213080</text:p>
          </table:table-cell>
          <table:table-cell table:formula="of:=[.F276]/(44100)*90000*300" office:value-type="float" office:value="130457142.857143" calcext:value-type="float">
            <text:p>130457142,857143</text:p>
          </table:table-cell>
          <table:table-cell table:formula="of:=ROUND([.G276]/300+26.09-0.07128*[.M276])" office:value-type="float" office:value="434878" calcext:value-type="float">
            <text:p>434878</text:p>
          </table:table-cell>
          <table:table-cell table:formula="of:=[.B276]/300" office:value-type="float" office:value="434877.57" calcext:value-type="float">
            <text:p>434877,57</text:p>
          </table:table-cell>
          <table:table-cell table:formula="of:=[.I276]-[.H276]" office:value-type="float" office:value="-0.429999999993015" calcext:value-type="float">
            <text:p>-0,429999999993015</text:p>
          </table:table-cell>
          <table:table-cell office:value-type="float" office:value="549349" calcext:value-type="float">
            <text:p>549349</text:p>
          </table:table-cell>
          <table:table-cell table:formula="of:=[.K276]-[.E276]" office:value-type="float" office:value="25" calcext:value-type="float">
            <text:p>25</text:p>
          </table:table-cell>
          <table:table-cell table:formula="of:=[.C276]-[.K276]" office:value-type="float" office:value="75" calcext:value-type="float">
            <text:p>75</text:p>
          </table:table-cell>
          <table:table-cell/>
          <table:table-cell table:formula="of:=[.G276]/300" office:value-type="float" office:value="434857.142857143" calcext:value-type="float">
            <text:p>434857,142857143</text:p>
          </table:table-cell>
          <table:table-cell table:formula="of:=[.O276]+25-[.I276]" office:value-type="float" office:value="4.57285714283353" calcext:value-type="float">
            <text:p>4,5728571428335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0905021" calcext:value-type="float">
            <text:p>130905021</text:p>
          </table:table-cell>
          <table:table-cell office:value-type="float" office:value="551394" calcext:value-type="float">
            <text:p>551394</text:p>
          </table:table-cell>
          <table:table-cell office:value-type="float" office:value="213840" calcext:value-type="float">
            <text:p>213840</text:p>
          </table:table-cell>
          <table:table-cell office:value-type="float" office:value="551294" calcext:value-type="float">
            <text:p>551294</text:p>
          </table:table-cell>
          <table:table-cell office:value-type="float" office:value="213800" calcext:value-type="float">
            <text:p>213800</text:p>
          </table:table-cell>
          <table:table-cell table:formula="of:=[.F277]/(44100)*90000*300" office:value-type="float" office:value="130897959.183673" calcext:value-type="float">
            <text:p>130897959,183673</text:p>
          </table:table-cell>
          <table:table-cell table:formula="of:=ROUND([.G277]/300+26.09-0.07128*[.M277])" office:value-type="float" office:value="436350" calcext:value-type="float">
            <text:p>436350</text:p>
          </table:table-cell>
          <table:table-cell table:formula="of:=[.B277]/300" office:value-type="float" office:value="436350.07" calcext:value-type="float">
            <text:p>436350,07</text:p>
          </table:table-cell>
          <table:table-cell table:formula="of:=[.I277]-[.H277]" office:value-type="float" office:value="0.0700000000069849" calcext:value-type="float">
            <text:p>0,070000000006985</text:p>
          </table:table-cell>
          <table:table-cell office:value-type="float" office:value="551354" calcext:value-type="float">
            <text:p>551354</text:p>
          </table:table-cell>
          <table:table-cell table:formula="of:=[.K277]-[.E277]" office:value-type="float" office:value="60" calcext:value-type="float">
            <text:p>60</text:p>
          </table:table-cell>
          <table:table-cell table:formula="of:=[.C277]-[.K277]" office:value-type="float" office:value="40" calcext:value-type="float">
            <text:p>40</text:p>
          </table:table-cell>
          <table:table-cell/>
          <table:table-cell table:formula="of:=[.G277]/300" office:value-type="float" office:value="436326.530612245" calcext:value-type="float">
            <text:p>436326,530612245</text:p>
          </table:table-cell>
          <table:table-cell table:formula="of:=[.O277]+25-[.I277]" office:value-type="float" office:value="1.46061224490404" calcext:value-type="float">
            <text:p>1,4606122449040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1369314" calcext:value-type="float">
            <text:p>131369314</text:p>
          </table:table-cell>
          <table:table-cell office:value-type="float" office:value="553446" calcext:value-type="float">
            <text:p>553446</text:p>
          </table:table-cell>
          <table:table-cell office:value-type="float" office:value="214600" calcext:value-type="float">
            <text:p>214600</text:p>
          </table:table-cell>
          <table:table-cell office:value-type="float" office:value="553348" calcext:value-type="float">
            <text:p>553348</text:p>
          </table:table-cell>
          <table:table-cell office:value-type="float" office:value="214560" calcext:value-type="float">
            <text:p>214560</text:p>
          </table:table-cell>
          <table:table-cell table:formula="of:=[.F278]/(44100)*90000*300" office:value-type="float" office:value="131363265.306122" calcext:value-type="float">
            <text:p>131363265,306122</text:p>
          </table:table-cell>
          <table:table-cell table:formula="of:=ROUND([.G278]/300+26.09-0.07128*[.M278])" office:value-type="float" office:value="437897" calcext:value-type="float">
            <text:p>437897</text:p>
          </table:table-cell>
          <table:table-cell table:formula="of:=[.B278]/300" office:value-type="float" office:value="437897.713333333" calcext:value-type="float">
            <text:p>437897,713333333</text:p>
          </table:table-cell>
          <table:table-cell table:formula="of:=[.I278]-[.H278]" office:value-type="float" office:value="0.713333333318587" calcext:value-type="float">
            <text:p>0,713333333318587</text:p>
          </table:table-cell>
          <table:table-cell office:value-type="float" office:value="553359" calcext:value-type="float">
            <text:p>553359</text:p>
          </table:table-cell>
          <table:table-cell table:formula="of:=[.K278]-[.E278]" office:value-type="float" office:value="11" calcext:value-type="float">
            <text:p>11</text:p>
          </table:table-cell>
          <table:table-cell table:formula="of:=[.C278]-[.K278]" office:value-type="float" office:value="87" calcext:value-type="float">
            <text:p>87</text:p>
          </table:table-cell>
          <table:table-cell/>
          <table:table-cell table:formula="of:=[.G278]/300" office:value-type="float" office:value="437877.551020408" calcext:value-type="float">
            <text:p>437877,551020408</text:p>
          </table:table-cell>
          <table:table-cell table:formula="of:=[.O278]+25-[.I278]" office:value-type="float" office:value="4.83768707484705" calcext:value-type="float">
            <text:p>4,8376870748470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1809735" calcext:value-type="float">
            <text:p>131809735</text:p>
          </table:table-cell>
          <table:table-cell office:value-type="float" office:value="555464" calcext:value-type="float">
            <text:p>555464</text:p>
          </table:table-cell>
          <table:table-cell office:value-type="float" office:value="215320" calcext:value-type="float">
            <text:p>215320</text:p>
          </table:table-cell>
          <table:table-cell office:value-type="float" office:value="555292" calcext:value-type="float">
            <text:p>555292</text:p>
          </table:table-cell>
          <table:table-cell office:value-type="float" office:value="215280" calcext:value-type="float">
            <text:p>215280</text:p>
          </table:table-cell>
          <table:table-cell table:formula="of:=[.F279]/(44100)*90000*300" office:value-type="float" office:value="131804081.632653" calcext:value-type="float">
            <text:p>131804081,632653</text:p>
          </table:table-cell>
          <table:table-cell table:formula="of:=ROUND([.G279]/300+26.09-0.07128*[.M279])" office:value-type="float" office:value="439366" calcext:value-type="float">
            <text:p>439366</text:p>
          </table:table-cell>
          <table:table-cell table:formula="of:=[.B279]/300" office:value-type="float" office:value="439365.783333333" calcext:value-type="float">
            <text:p>439365,783333333</text:p>
          </table:table-cell>
          <table:table-cell table:formula="of:=[.I279]-[.H279]" office:value-type="float" office:value="-0.216666666674428" calcext:value-type="float">
            <text:p>-0,216666666674428</text:p>
          </table:table-cell>
          <table:table-cell office:value-type="float" office:value="555364" calcext:value-type="float">
            <text:p>555364</text:p>
          </table:table-cell>
          <table:table-cell table:formula="of:=[.K279]-[.E279]" office:value-type="float" office:value="72" calcext:value-type="float">
            <text:p>72</text:p>
          </table:table-cell>
          <table:table-cell table:formula="of:=[.C279]-[.K279]" office:value-type="float" office:value="100" calcext:value-type="float">
            <text:p>100</text:p>
          </table:table-cell>
          <table:table-cell/>
          <table:table-cell table:formula="of:=[.G279]/300" office:value-type="float" office:value="439346.93877551" calcext:value-type="float">
            <text:p>439346,93877551</text:p>
          </table:table-cell>
          <table:table-cell table:formula="of:=[.O279]+25-[.I279]" office:value-type="float" office:value="6.15544217685238" calcext:value-type="float">
            <text:p>6,1554421768523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2252471" calcext:value-type="float">
            <text:p>132252471</text:p>
          </table:table-cell>
          <table:table-cell office:value-type="float" office:value="557374" calcext:value-type="float">
            <text:p>557374</text:p>
          </table:table-cell>
          <table:table-cell office:value-type="float" office:value="216040" calcext:value-type="float">
            <text:p>216040</text:p>
          </table:table-cell>
          <table:table-cell office:value-type="float" office:value="557276" calcext:value-type="float">
            <text:p>557276</text:p>
          </table:table-cell>
          <table:table-cell office:value-type="float" office:value="216000" calcext:value-type="float">
            <text:p>216000</text:p>
          </table:table-cell>
          <table:table-cell table:formula="of:=[.F280]/(44100)*90000*300" office:value-type="float" office:value="132244897.959184" calcext:value-type="float">
            <text:p>132244897,959184</text:p>
          </table:table-cell>
          <table:table-cell table:formula="of:=ROUND([.G280]/300+26.09-0.07128*[.M280])" office:value-type="float" office:value="440842" calcext:value-type="float">
            <text:p>440842</text:p>
          </table:table-cell>
          <table:table-cell table:formula="of:=[.B280]/300" office:value-type="float" office:value="440841.57" calcext:value-type="float">
            <text:p>440841,57</text:p>
          </table:table-cell>
          <table:table-cell table:formula="of:=[.I280]-[.H280]" office:value-type="float" office:value="-0.429999999993015" calcext:value-type="float">
            <text:p>-0,429999999993015</text:p>
          </table:table-cell>
          <table:table-cell office:value-type="float" office:value="557369" calcext:value-type="float">
            <text:p>557369</text:p>
          </table:table-cell>
          <table:table-cell table:formula="of:=[.K280]-[.E280]" office:value-type="float" office:value="93" calcext:value-type="float">
            <text:p>93</text:p>
          </table:table-cell>
          <table:table-cell table:formula="of:=[.C280]-[.K280]" office:value-type="float" office:value="5" calcext:value-type="float">
            <text:p>5</text:p>
          </table:table-cell>
          <table:table-cell/>
          <table:table-cell table:formula="of:=[.G280]/300" office:value-type="float" office:value="440816.326530612" calcext:value-type="float">
            <text:p>440816,326530612</text:p>
          </table:table-cell>
          <table:table-cell table:formula="of:=[.O280]+25-[.I280]" office:value-type="float" office:value="-0.243469387758523" calcext:value-type="float">
            <text:p>-0,24346938775852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2740593" calcext:value-type="float">
            <text:p>132740593</text:p>
          </table:table-cell>
          <table:table-cell office:value-type="float" office:value="559462" calcext:value-type="float">
            <text:p>559462</text:p>
          </table:table-cell>
          <table:table-cell office:value-type="float" office:value="216840" calcext:value-type="float">
            <text:p>216840</text:p>
          </table:table-cell>
          <table:table-cell office:value-type="float" office:value="559366" calcext:value-type="float">
            <text:p>559366</text:p>
          </table:table-cell>
          <table:table-cell office:value-type="float" office:value="216800" calcext:value-type="float">
            <text:p>216800</text:p>
          </table:table-cell>
          <table:table-cell table:formula="of:=[.F281]/(44100)*90000*300" office:value-type="float" office:value="132734693.877551" calcext:value-type="float">
            <text:p>132734693,877551</text:p>
          </table:table-cell>
          <table:table-cell table:formula="of:=ROUND([.G281]/300+26.09-0.07128*[.M281])" office:value-type="float" office:value="442469" calcext:value-type="float">
            <text:p>442469</text:p>
          </table:table-cell>
          <table:table-cell table:formula="of:=[.B281]/300" office:value-type="float" office:value="442468.643333333" calcext:value-type="float">
            <text:p>442468,643333333</text:p>
          </table:table-cell>
          <table:table-cell table:formula="of:=[.I281]-[.H281]" office:value-type="float" office:value="-0.356666666688398" calcext:value-type="float">
            <text:p>-0,356666666688398</text:p>
          </table:table-cell>
          <table:table-cell office:value-type="float" office:value="559374" calcext:value-type="float">
            <text:p>559374</text:p>
          </table:table-cell>
          <table:table-cell table:formula="of:=[.K281]-[.E281]" office:value-type="float" office:value="8" calcext:value-type="float">
            <text:p>8</text:p>
          </table:table-cell>
          <table:table-cell table:formula="of:=[.C281]-[.K281]" office:value-type="float" office:value="88" calcext:value-type="float">
            <text:p>88</text:p>
          </table:table-cell>
          <table:table-cell/>
          <table:table-cell table:formula="of:=[.G281]/300" office:value-type="float" office:value="442448.979591837" calcext:value-type="float">
            <text:p>442448,979591837</text:p>
          </table:table-cell>
          <table:table-cell table:formula="of:=[.O281]+25-[.I281]" office:value-type="float" office:value="5.33625850343378" calcext:value-type="float">
            <text:p>5,336258503433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3182428" calcext:value-type="float">
            <text:p>133182428</text:p>
          </table:table-cell>
          <table:table-cell office:value-type="float" office:value="561428" calcext:value-type="float">
            <text:p>561428</text:p>
          </table:table-cell>
          <table:table-cell office:value-type="float" office:value="217560" calcext:value-type="float">
            <text:p>217560</text:p>
          </table:table-cell>
          <table:table-cell office:value-type="float" office:value="561256" calcext:value-type="float">
            <text:p>561256</text:p>
          </table:table-cell>
          <table:table-cell office:value-type="float" office:value="217520" calcext:value-type="float">
            <text:p>217520</text:p>
          </table:table-cell>
          <table:table-cell table:formula="of:=[.F282]/(44100)*90000*300" office:value-type="float" office:value="133175510.204082" calcext:value-type="float">
            <text:p>133175510,204082</text:p>
          </table:table-cell>
          <table:table-cell table:formula="of:=ROUND([.G282]/300+26.09-0.07128*[.M282])" office:value-type="float" office:value="443941" calcext:value-type="float">
            <text:p>443941</text:p>
          </table:table-cell>
          <table:table-cell table:formula="of:=[.B282]/300" office:value-type="float" office:value="443941.426666667" calcext:value-type="float">
            <text:p>443941,426666667</text:p>
          </table:table-cell>
          <table:table-cell table:formula="of:=[.I282]-[.H282]" office:value-type="float" office:value="0.426666666695382" calcext:value-type="float">
            <text:p>0,426666666695382</text:p>
          </table:table-cell>
          <table:table-cell office:value-type="float" office:value="561379" calcext:value-type="float">
            <text:p>561379</text:p>
          </table:table-cell>
          <table:table-cell table:formula="of:=[.K282]-[.E282]" office:value-type="float" office:value="123" calcext:value-type="float">
            <text:p>123</text:p>
          </table:table-cell>
          <table:table-cell table:formula="of:=[.C282]-[.K282]" office:value-type="float" office:value="49" calcext:value-type="float">
            <text:p>49</text:p>
          </table:table-cell>
          <table:table-cell/>
          <table:table-cell table:formula="of:=[.G282]/300" office:value-type="float" office:value="443918.367346939" calcext:value-type="float">
            <text:p>443918,367346939</text:p>
          </table:table-cell>
          <table:table-cell table:formula="of:=[.O282]+25-[.I282]" office:value-type="float" office:value="1.94068027206231" calcext:value-type="float">
            <text:p>1,9406802720623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3648650" calcext:value-type="float">
            <text:p>133648650</text:p>
          </table:table-cell>
          <table:table-cell office:value-type="float" office:value="563390" calcext:value-type="float">
            <text:p>563390</text:p>
          </table:table-cell>
          <table:table-cell office:value-type="float" office:value="218320" calcext:value-type="float">
            <text:p>218320</text:p>
          </table:table-cell>
          <table:table-cell office:value-type="float" office:value="563296" calcext:value-type="float">
            <text:p>563296</text:p>
          </table:table-cell>
          <table:table-cell office:value-type="float" office:value="218280" calcext:value-type="float">
            <text:p>218280</text:p>
          </table:table-cell>
          <table:table-cell table:formula="of:=[.F283]/(44100)*90000*300" office:value-type="float" office:value="133640816.326531" calcext:value-type="float">
            <text:p>133640816,326531</text:p>
          </table:table-cell>
          <table:table-cell table:formula="of:=ROUND([.G283]/300+26.09-0.07128*[.M283])" office:value-type="float" office:value="445495" calcext:value-type="float">
            <text:p>445495</text:p>
          </table:table-cell>
          <table:table-cell table:formula="of:=[.B283]/300" office:value-type="float" office:value="445495.5" calcext:value-type="float">
            <text:p>445495,5</text:p>
          </table:table-cell>
          <table:table-cell table:formula="of:=[.I283]-[.H283]" office:value-type="float" office:value="0.5" calcext:value-type="float">
            <text:p>0,5</text:p>
          </table:table-cell>
          <table:table-cell office:value-type="float" office:value="563384" calcext:value-type="float">
            <text:p>563384</text:p>
          </table:table-cell>
          <table:table-cell table:formula="of:=[.K283]-[.E283]" office:value-type="float" office:value="88" calcext:value-type="float">
            <text:p>88</text:p>
          </table:table-cell>
          <table:table-cell table:formula="of:=[.C283]-[.K283]" office:value-type="float" office:value="6" calcext:value-type="float">
            <text:p>6</text:p>
          </table:table-cell>
          <table:table-cell/>
          <table:table-cell table:formula="of:=[.G283]/300" office:value-type="float" office:value="445469.387755102" calcext:value-type="float">
            <text:p>445469,387755102</text:p>
          </table:table-cell>
          <table:table-cell table:formula="of:=[.O283]+25-[.I283]" office:value-type="float" office:value="-1.11224489792949" calcext:value-type="float">
            <text:p>-1,1122448979294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4136385" calcext:value-type="float">
            <text:p>134136385</text:p>
          </table:table-cell>
          <table:table-cell office:value-type="float" office:value="565482" calcext:value-type="float">
            <text:p>565482</text:p>
          </table:table-cell>
          <table:table-cell office:value-type="float" office:value="219120" calcext:value-type="float">
            <text:p>219120</text:p>
          </table:table-cell>
          <table:table-cell office:value-type="float" office:value="565382" calcext:value-type="float">
            <text:p>565382</text:p>
          </table:table-cell>
          <table:table-cell office:value-type="float" office:value="219080" calcext:value-type="float">
            <text:p>219080</text:p>
          </table:table-cell>
          <table:table-cell table:formula="of:=[.F284]/(44100)*90000*300" office:value-type="float" office:value="134130612.244898" calcext:value-type="float">
            <text:p>134130612,244898</text:p>
          </table:table-cell>
          <table:table-cell table:formula="of:=ROUND([.G284]/300+26.09-0.07128*[.M284])" office:value-type="float" office:value="447122" calcext:value-type="float">
            <text:p>447122</text:p>
          </table:table-cell>
          <table:table-cell table:formula="of:=[.B284]/300" office:value-type="float" office:value="447121.283333333" calcext:value-type="float">
            <text:p>447121,283333333</text:p>
          </table:table-cell>
          <table:table-cell table:formula="of:=[.I284]-[.H284]" office:value-type="float" office:value="-0.716666666674428" calcext:value-type="float">
            <text:p>-0,716666666674428</text:p>
          </table:table-cell>
          <table:table-cell office:value-type="float" office:value="565389" calcext:value-type="float">
            <text:p>565389</text:p>
          </table:table-cell>
          <table:table-cell table:formula="of:=[.K284]-[.E284]" office:value-type="float" office:value="7" calcext:value-type="float">
            <text:p>7</text:p>
          </table:table-cell>
          <table:table-cell table:formula="of:=[.C284]-[.K284]" office:value-type="float" office:value="93" calcext:value-type="float">
            <text:p>93</text:p>
          </table:table-cell>
          <table:table-cell/>
          <table:table-cell table:formula="of:=[.G284]/300" office:value-type="float" office:value="447102.040816327" calcext:value-type="float">
            <text:p>447102,040816327</text:p>
          </table:table-cell>
          <table:table-cell table:formula="of:=[.O284]+25-[.I284]" office:value-type="float" office:value="5.75748299318366" calcext:value-type="float">
            <text:p>5,7574829931836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4577878" calcext:value-type="float">
            <text:p>134577878</text:p>
          </table:table-cell>
          <table:table-cell office:value-type="float" office:value="567464" calcext:value-type="float">
            <text:p>567464</text:p>
          </table:table-cell>
          <table:table-cell office:value-type="float" office:value="219840" calcext:value-type="float">
            <text:p>219840</text:p>
          </table:table-cell>
          <table:table-cell office:value-type="float" office:value="567366" calcext:value-type="float">
            <text:p>567366</text:p>
          </table:table-cell>
          <table:table-cell office:value-type="float" office:value="219800" calcext:value-type="float">
            <text:p>219800</text:p>
          </table:table-cell>
          <table:table-cell table:formula="of:=[.F285]/(44100)*90000*300" office:value-type="float" office:value="134571428.571429" calcext:value-type="float">
            <text:p>134571428,571429</text:p>
          </table:table-cell>
          <table:table-cell table:formula="of:=ROUND([.G285]/300+26.09-0.07128*[.M285])" office:value-type="float" office:value="448593" calcext:value-type="float">
            <text:p>448593</text:p>
          </table:table-cell>
          <table:table-cell table:formula="of:=[.B285]/300" office:value-type="float" office:value="448592.926666667" calcext:value-type="float">
            <text:p>448592,926666667</text:p>
          </table:table-cell>
          <table:table-cell table:formula="of:=[.I285]-[.H285]" office:value-type="float" office:value="-0.0733333333046176" calcext:value-type="float">
            <text:p>-0,073333333304618</text:p>
          </table:table-cell>
          <table:table-cell office:value-type="float" office:value="567394" calcext:value-type="float">
            <text:p>567394</text:p>
          </table:table-cell>
          <table:table-cell table:formula="of:=[.K285]-[.E285]" office:value-type="float" office:value="28" calcext:value-type="float">
            <text:p>28</text:p>
          </table:table-cell>
          <table:table-cell table:formula="of:=[.C285]-[.K285]" office:value-type="float" office:value="70" calcext:value-type="float">
            <text:p>70</text:p>
          </table:table-cell>
          <table:table-cell/>
          <table:table-cell table:formula="of:=[.G285]/300" office:value-type="float" office:value="448571.428571429" calcext:value-type="float">
            <text:p>448571,428571429</text:p>
          </table:table-cell>
          <table:table-cell table:formula="of:=[.O285]+25-[.I285]" office:value-type="float" office:value="3.50190476188436" calcext:value-type="float">
            <text:p>3,501904761884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5043285" calcext:value-type="float">
            <text:p>135043285</text:p>
          </table:table-cell>
          <table:table-cell office:value-type="float" office:value="569464" calcext:value-type="float">
            <text:p>569464</text:p>
          </table:table-cell>
          <table:table-cell office:value-type="float" office:value="220600" calcext:value-type="float">
            <text:p>220600</text:p>
          </table:table-cell>
          <table:table-cell office:value-type="float" office:value="569368" calcext:value-type="float">
            <text:p>569368</text:p>
          </table:table-cell>
          <table:table-cell office:value-type="float" office:value="220560" calcext:value-type="float">
            <text:p>220560</text:p>
          </table:table-cell>
          <table:table-cell table:formula="of:=[.F286]/(44100)*90000*300" office:value-type="float" office:value="135036734.693878" calcext:value-type="float">
            <text:p>135036734,693878</text:p>
          </table:table-cell>
          <table:table-cell table:formula="of:=ROUND([.G286]/300+26.09-0.07128*[.M286])" office:value-type="float" office:value="450144" calcext:value-type="float">
            <text:p>450144</text:p>
          </table:table-cell>
          <table:table-cell table:formula="of:=[.B286]/300" office:value-type="float" office:value="450144.283333333" calcext:value-type="float">
            <text:p>450144,283333333</text:p>
          </table:table-cell>
          <table:table-cell table:formula="of:=[.I286]-[.H286]" office:value-type="float" office:value="0.283333333325572" calcext:value-type="float">
            <text:p>0,283333333325572</text:p>
          </table:table-cell>
          <table:table-cell office:value-type="float" office:value="569399" calcext:value-type="float">
            <text:p>569399</text:p>
          </table:table-cell>
          <table:table-cell table:formula="of:=[.K286]-[.E286]" office:value-type="float" office:value="31" calcext:value-type="float">
            <text:p>31</text:p>
          </table:table-cell>
          <table:table-cell table:formula="of:=[.C286]-[.K286]" office:value-type="float" office:value="65" calcext:value-type="float">
            <text:p>65</text:p>
          </table:table-cell>
          <table:table-cell/>
          <table:table-cell table:formula="of:=[.G286]/300" office:value-type="float" office:value="450122.448979592" calcext:value-type="float">
            <text:p>450122,448979592</text:p>
          </table:table-cell>
          <table:table-cell table:formula="of:=[.O286]+25-[.I286]" office:value-type="float" office:value="3.16564625850879" calcext:value-type="float">
            <text:p>3,165646258508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5508907" calcext:value-type="float">
            <text:p>135508907</text:p>
          </table:table-cell>
          <table:table-cell office:value-type="float" office:value="571454" calcext:value-type="float">
            <text:p>571454</text:p>
          </table:table-cell>
          <table:table-cell office:value-type="float" office:value="221360" calcext:value-type="float">
            <text:p>221360</text:p>
          </table:table-cell>
          <table:table-cell office:value-type="float" office:value="571358" calcext:value-type="float">
            <text:p>571358</text:p>
          </table:table-cell>
          <table:table-cell office:value-type="float" office:value="221320" calcext:value-type="float">
            <text:p>221320</text:p>
          </table:table-cell>
          <table:table-cell table:formula="of:=[.F287]/(44100)*90000*300" office:value-type="float" office:value="135502040.816327" calcext:value-type="float">
            <text:p>135502040,816327</text:p>
          </table:table-cell>
          <table:table-cell table:formula="of:=ROUND([.G287]/300+26.09-0.07128*[.M287])" office:value-type="float" office:value="451696" calcext:value-type="float">
            <text:p>451696</text:p>
          </table:table-cell>
          <table:table-cell table:formula="of:=[.B287]/300" office:value-type="float" office:value="451696.356666667" calcext:value-type="float">
            <text:p>451696,356666667</text:p>
          </table:table-cell>
          <table:table-cell table:formula="of:=[.I287]-[.H287]" office:value-type="float" office:value="0.356666666688398" calcext:value-type="float">
            <text:p>0,356666666688398</text:p>
          </table:table-cell>
          <table:table-cell office:value-type="float" office:value="571404" calcext:value-type="float">
            <text:p>571404</text:p>
          </table:table-cell>
          <table:table-cell table:formula="of:=[.K287]-[.E287]" office:value-type="float" office:value="46" calcext:value-type="float">
            <text:p>46</text:p>
          </table:table-cell>
          <table:table-cell table:formula="of:=[.C287]-[.K287]" office:value-type="float" office:value="50" calcext:value-type="float">
            <text:p>50</text:p>
          </table:table-cell>
          <table:table-cell/>
          <table:table-cell table:formula="of:=[.G287]/300" office:value-type="float" office:value="451673.469387755" calcext:value-type="float">
            <text:p>451673,469387755</text:p>
          </table:table-cell>
          <table:table-cell table:formula="of:=[.O287]+25-[.I287]" office:value-type="float" office:value="2.11272108840058" calcext:value-type="float">
            <text:p>2,1127210884005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5973414" calcext:value-type="float">
            <text:p>135973414</text:p>
          </table:table-cell>
          <table:table-cell office:value-type="float" office:value="573496" calcext:value-type="float">
            <text:p>573496</text:p>
          </table:table-cell>
          <table:table-cell office:value-type="float" office:value="222120" calcext:value-type="float">
            <text:p>222120</text:p>
          </table:table-cell>
          <table:table-cell office:value-type="float" office:value="573402" calcext:value-type="float">
            <text:p>573402</text:p>
          </table:table-cell>
          <table:table-cell office:value-type="float" office:value="222080" calcext:value-type="float">
            <text:p>222080</text:p>
          </table:table-cell>
          <table:table-cell table:formula="of:=[.F288]/(44100)*90000*300" office:value-type="float" office:value="135967346.938776" calcext:value-type="float">
            <text:p>135967346,938776</text:p>
          </table:table-cell>
          <table:table-cell table:formula="of:=ROUND([.G288]/300+26.09-0.07128*[.M288])" office:value-type="float" office:value="453244" calcext:value-type="float">
            <text:p>453244</text:p>
          </table:table-cell>
          <table:table-cell table:formula="of:=[.B288]/300" office:value-type="float" office:value="453244.713333333" calcext:value-type="float">
            <text:p>453244,713333333</text:p>
          </table:table-cell>
          <table:table-cell table:formula="of:=[.I288]-[.H288]" office:value-type="float" office:value="0.713333333318587" calcext:value-type="float">
            <text:p>0,713333333318587</text:p>
          </table:table-cell>
          <table:table-cell office:value-type="float" office:value="573409" calcext:value-type="float">
            <text:p>573409</text:p>
          </table:table-cell>
          <table:table-cell table:formula="of:=[.K288]-[.E288]" office:value-type="float" office:value="7" calcext:value-type="float">
            <text:p>7</text:p>
          </table:table-cell>
          <table:table-cell table:formula="of:=[.C288]-[.K288]" office:value-type="float" office:value="87" calcext:value-type="float">
            <text:p>87</text:p>
          </table:table-cell>
          <table:table-cell/>
          <table:table-cell table:formula="of:=[.G288]/300" office:value-type="float" office:value="453224.489795918" calcext:value-type="float">
            <text:p>453224,489795918</text:p>
          </table:table-cell>
          <table:table-cell table:formula="of:=[.O288]+25-[.I288]" office:value-type="float" office:value="4.776462585025" calcext:value-type="float">
            <text:p>4,7764625850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6440450" calcext:value-type="float">
            <text:p>136440450</text:p>
          </table:table-cell>
          <table:table-cell office:value-type="float" office:value="575420" calcext:value-type="float">
            <text:p>575420</text:p>
          </table:table-cell>
          <table:table-cell office:value-type="float" office:value="222880" calcext:value-type="float">
            <text:p>222880</text:p>
          </table:table-cell>
          <table:table-cell office:value-type="float" office:value="575326" calcext:value-type="float">
            <text:p>575326</text:p>
          </table:table-cell>
          <table:table-cell office:value-type="float" office:value="222840" calcext:value-type="float">
            <text:p>222840</text:p>
          </table:table-cell>
          <table:table-cell table:formula="of:=[.F289]/(44100)*90000*300" office:value-type="float" office:value="136432653.061225" calcext:value-type="float">
            <text:p>136432653,061225</text:p>
          </table:table-cell>
          <table:table-cell table:formula="of:=ROUND([.G289]/300+26.09-0.07128*[.M289])" office:value-type="float" office:value="454801" calcext:value-type="float">
            <text:p>454801</text:p>
          </table:table-cell>
          <table:table-cell table:formula="of:=[.B289]/300" office:value-type="float" office:value="454801.5" calcext:value-type="float">
            <text:p>454801,5</text:p>
          </table:table-cell>
          <table:table-cell table:formula="of:=[.I289]-[.H289]" office:value-type="float" office:value="0.5" calcext:value-type="float">
            <text:p>0,5</text:p>
          </table:table-cell>
          <table:table-cell office:value-type="float" office:value="575414" calcext:value-type="float">
            <text:p>575414</text:p>
          </table:table-cell>
          <table:table-cell table:formula="of:=[.K289]-[.E289]" office:value-type="float" office:value="88" calcext:value-type="float">
            <text:p>88</text:p>
          </table:table-cell>
          <table:table-cell table:formula="of:=[.C289]-[.K289]" office:value-type="float" office:value="6" calcext:value-type="float">
            <text:p>6</text:p>
          </table:table-cell>
          <table:table-cell/>
          <table:table-cell table:formula="of:=[.G289]/300" office:value-type="float" office:value="454775.510204082" calcext:value-type="float">
            <text:p>454775,510204082</text:p>
          </table:table-cell>
          <table:table-cell table:formula="of:=[.O289]+25-[.I289]" office:value-type="float" office:value="-0.989795918343589" calcext:value-type="float">
            <text:p>-0,98979591834358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6928485" calcext:value-type="float">
            <text:p>136928485</text:p>
          </table:table-cell>
          <table:table-cell office:value-type="float" office:value="577498" calcext:value-type="float">
            <text:p>577498</text:p>
          </table:table-cell>
          <table:table-cell office:value-type="float" office:value="223680" calcext:value-type="float">
            <text:p>223680</text:p>
          </table:table-cell>
          <table:table-cell office:value-type="float" office:value="577334" calcext:value-type="float">
            <text:p>577334</text:p>
          </table:table-cell>
          <table:table-cell office:value-type="float" office:value="223640" calcext:value-type="float">
            <text:p>223640</text:p>
          </table:table-cell>
          <table:table-cell table:formula="of:=[.F290]/(44100)*90000*300" office:value-type="float" office:value="136922448.979592" calcext:value-type="float">
            <text:p>136922448,979592</text:p>
          </table:table-cell>
          <table:table-cell table:formula="of:=ROUND([.G290]/300+26.09-0.07128*[.M290])" office:value-type="float" office:value="456429" calcext:value-type="float">
            <text:p>456429</text:p>
          </table:table-cell>
          <table:table-cell table:formula="of:=[.B290]/300" office:value-type="float" office:value="456428.283333333" calcext:value-type="float">
            <text:p>456428,283333333</text:p>
          </table:table-cell>
          <table:table-cell table:formula="of:=[.I290]-[.H290]" office:value-type="float" office:value="-0.716666666674428" calcext:value-type="float">
            <text:p>-0,716666666674428</text:p>
          </table:table-cell>
          <table:table-cell office:value-type="float" office:value="577419" calcext:value-type="float">
            <text:p>577419</text:p>
          </table:table-cell>
          <table:table-cell table:formula="of:=[.K290]-[.E290]" office:value-type="float" office:value="85" calcext:value-type="float">
            <text:p>85</text:p>
          </table:table-cell>
          <table:table-cell table:formula="of:=[.C290]-[.K290]" office:value-type="float" office:value="79" calcext:value-type="float">
            <text:p>79</text:p>
          </table:table-cell>
          <table:table-cell/>
          <table:table-cell table:formula="of:=[.G290]/300" office:value-type="float" office:value="456408.163265306" calcext:value-type="float">
            <text:p>456408,163265306</text:p>
          </table:table-cell>
          <table:table-cell table:formula="of:=[.O290]+25-[.I290]" office:value-type="float" office:value="4.87993197271135" calcext:value-type="float">
            <text:p>4,8799319727113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7418407" calcext:value-type="float">
            <text:p>137418407</text:p>
          </table:table-cell>
          <table:table-cell office:value-type="float" office:value="579502" calcext:value-type="float">
            <text:p>579502</text:p>
          </table:table-cell>
          <table:table-cell office:value-type="float" office:value="224480" calcext:value-type="float">
            <text:p>224480</text:p>
          </table:table-cell>
          <table:table-cell office:value-type="float" office:value="579410" calcext:value-type="float">
            <text:p>579410</text:p>
          </table:table-cell>
          <table:table-cell office:value-type="float" office:value="224440" calcext:value-type="float">
            <text:p>224440</text:p>
          </table:table-cell>
          <table:table-cell table:formula="of:=[.F291]/(44100)*90000*300" office:value-type="float" office:value="137412244.897959" calcext:value-type="float">
            <text:p>137412244,897959</text:p>
          </table:table-cell>
          <table:table-cell table:formula="of:=ROUND([.G291]/300+26.09-0.07128*[.M291])" office:value-type="float" office:value="458061" calcext:value-type="float">
            <text:p>458061</text:p>
          </table:table-cell>
          <table:table-cell table:formula="of:=[.B291]/300" office:value-type="float" office:value="458061.356666667" calcext:value-type="float">
            <text:p>458061,356666667</text:p>
          </table:table-cell>
          <table:table-cell table:formula="of:=[.I291]-[.H291]" office:value-type="float" office:value="0.356666666688398" calcext:value-type="float">
            <text:p>0,356666666688398</text:p>
          </table:table-cell>
          <table:table-cell office:value-type="float" office:value="579424" calcext:value-type="float">
            <text:p>579424</text:p>
          </table:table-cell>
          <table:table-cell table:formula="of:=[.K291]-[.E291]" office:value-type="float" office:value="14" calcext:value-type="float">
            <text:p>14</text:p>
          </table:table-cell>
          <table:table-cell table:formula="of:=[.C291]-[.K291]" office:value-type="float" office:value="78" calcext:value-type="float">
            <text:p>78</text:p>
          </table:table-cell>
          <table:table-cell/>
          <table:table-cell table:formula="of:=[.G291]/300" office:value-type="float" office:value="458040.816326531" calcext:value-type="float">
            <text:p>458040,816326531</text:p>
          </table:table-cell>
          <table:table-cell table:formula="of:=[.O291]+25-[.I291]" office:value-type="float" office:value="4.45965986390365" calcext:value-type="float">
            <text:p>4,459659863903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7906700" calcext:value-type="float">
            <text:p>137906700</text:p>
          </table:table-cell>
          <table:table-cell office:value-type="float" office:value="581582" calcext:value-type="float">
            <text:p>581582</text:p>
          </table:table-cell>
          <table:table-cell office:value-type="float" office:value="225280" calcext:value-type="float">
            <text:p>225280</text:p>
          </table:table-cell>
          <table:table-cell office:value-type="float" office:value="581414" calcext:value-type="float">
            <text:p>581414</text:p>
          </table:table-cell>
          <table:table-cell office:value-type="float" office:value="225240" calcext:value-type="float">
            <text:p>225240</text:p>
          </table:table-cell>
          <table:table-cell table:formula="of:=[.F292]/(44100)*90000*300" office:value-type="float" office:value="137902040.816327" calcext:value-type="float">
            <text:p>137902040,816327</text:p>
          </table:table-cell>
          <table:table-cell table:formula="of:=ROUND([.G292]/300+26.09-0.07128*[.M292])" office:value-type="float" office:value="459689" calcext:value-type="float">
            <text:p>459689</text:p>
          </table:table-cell>
          <table:table-cell table:formula="of:=[.B292]/300" office:value-type="float" office:value="459689" calcext:value-type="float">
            <text:p>459689</text:p>
          </table:table-cell>
          <table:table-cell table:formula="of:=[.I292]-[.H292]" office:value-type="float" office:value="0" calcext:value-type="float">
            <text:p>0</text:p>
          </table:table-cell>
          <table:table-cell office:value-type="float" office:value="581429" calcext:value-type="float">
            <text:p>581429</text:p>
          </table:table-cell>
          <table:table-cell table:formula="of:=[.K292]-[.E292]" office:value-type="float" office:value="15" calcext:value-type="float">
            <text:p>15</text:p>
          </table:table-cell>
          <table:table-cell table:formula="of:=[.C292]-[.K292]" office:value-type="float" office:value="153" calcext:value-type="float">
            <text:p>153</text:p>
          </table:table-cell>
          <table:table-cell/>
          <table:table-cell table:formula="of:=[.G292]/300" office:value-type="float" office:value="459673.469387755" calcext:value-type="float">
            <text:p>459673,469387755</text:p>
          </table:table-cell>
          <table:table-cell table:formula="of:=[.O292]+25-[.I292]" office:value-type="float" office:value="9.46938775520539" calcext:value-type="float">
            <text:p>9,4693877552053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8373264" calcext:value-type="float">
            <text:p>138373264</text:p>
          </table:table-cell>
          <table:table-cell office:value-type="float" office:value="583528" calcext:value-type="float">
            <text:p>583528</text:p>
          </table:table-cell>
          <table:table-cell office:value-type="float" office:value="226040" calcext:value-type="float">
            <text:p>226040</text:p>
          </table:table-cell>
          <table:table-cell office:value-type="float" office:value="583430" calcext:value-type="float">
            <text:p>583430</text:p>
          </table:table-cell>
          <table:table-cell office:value-type="float" office:value="226000" calcext:value-type="float">
            <text:p>226000</text:p>
          </table:table-cell>
          <table:table-cell table:formula="of:=[.F293]/(44100)*90000*300" office:value-type="float" office:value="138367346.938776" calcext:value-type="float">
            <text:p>138367346,938776</text:p>
          </table:table-cell>
          <table:table-cell table:formula="of:=ROUND([.G293]/300+26.09-0.07128*[.M293])" office:value-type="float" office:value="461244" calcext:value-type="float">
            <text:p>461244</text:p>
          </table:table-cell>
          <table:table-cell table:formula="of:=[.B293]/300" office:value-type="float" office:value="461244.213333333" calcext:value-type="float">
            <text:p>461244,213333333</text:p>
          </table:table-cell>
          <table:table-cell table:formula="of:=[.I293]-[.H293]" office:value-type="float" office:value="0.213333333318587" calcext:value-type="float">
            <text:p>0,213333333318587</text:p>
          </table:table-cell>
          <table:table-cell office:value-type="float" office:value="583434" calcext:value-type="float">
            <text:p>583434</text:p>
          </table:table-cell>
          <table:table-cell table:formula="of:=[.K293]-[.E293]" office:value-type="float" office:value="4" calcext:value-type="float">
            <text:p>4</text:p>
          </table:table-cell>
          <table:table-cell table:formula="of:=[.C293]-[.K293]" office:value-type="float" office:value="94" calcext:value-type="float">
            <text:p>94</text:p>
          </table:table-cell>
          <table:table-cell/>
          <table:table-cell table:formula="of:=[.G293]/300" office:value-type="float" office:value="461224.489795918" calcext:value-type="float">
            <text:p>461224,489795918</text:p>
          </table:table-cell>
          <table:table-cell table:formula="of:=[.O293]+25-[.I293]" office:value-type="float" office:value="5.276462585025" calcext:value-type="float">
            <text:p>5,2764625850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38790500" calcext:value-type="float">
            <text:p>138790500</text:p>
          </table:table-cell>
          <table:table-cell office:value-type="float" office:value="585480" calcext:value-type="float">
            <text:p>585480</text:p>
          </table:table-cell>
          <table:table-cell office:value-type="float" office:value="226720" calcext:value-type="float">
            <text:p>226720</text:p>
          </table:table-cell>
          <table:table-cell office:value-type="float" office:value="585374" calcext:value-type="float">
            <text:p>585374</text:p>
          </table:table-cell>
          <table:table-cell office:value-type="float" office:value="226680" calcext:value-type="float">
            <text:p>226680</text:p>
          </table:table-cell>
          <table:table-cell table:formula="of:=[.F294]/(44100)*90000*300" office:value-type="float" office:value="138783673.469388" calcext:value-type="float">
            <text:p>138783673,469388</text:p>
          </table:table-cell>
          <table:table-cell table:formula="of:=ROUND([.G294]/300+26.09-0.07128*[.M294])" office:value-type="float" office:value="462635" calcext:value-type="float">
            <text:p>462635</text:p>
          </table:table-cell>
          <table:table-cell table:formula="of:=[.B294]/300" office:value-type="float" office:value="462635" calcext:value-type="float">
            <text:p>462635</text:p>
          </table:table-cell>
          <table:table-cell table:formula="of:=[.I294]-[.H294]" office:value-type="float" office:value="0" calcext:value-type="float">
            <text:p>0</text:p>
          </table:table-cell>
          <table:table-cell office:value-type="float" office:value="585439" calcext:value-type="float">
            <text:p>585439</text:p>
          </table:table-cell>
          <table:table-cell table:formula="of:=[.K294]-[.E294]" office:value-type="float" office:value="65" calcext:value-type="float">
            <text:p>65</text:p>
          </table:table-cell>
          <table:table-cell table:formula="of:=[.C294]-[.K294]" office:value-type="float" office:value="41" calcext:value-type="float">
            <text:p>41</text:p>
          </table:table-cell>
          <table:table-cell/>
          <table:table-cell table:formula="of:=[.G294]/300" office:value-type="float" office:value="462612.244897959" calcext:value-type="float">
            <text:p>462612,244897959</text:p>
          </table:table-cell>
          <table:table-cell table:formula="of:=[.O294]+25-[.I294]" office:value-type="float" office:value="2.24489795911359" calcext:value-type="float">
            <text:p>2,2448979591135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39207693" calcext:value-type="float">
            <text:p>139207693</text:p>
          </table:table-cell>
          <table:table-cell office:value-type="float" office:value="587448" calcext:value-type="float">
            <text:p>587448</text:p>
          </table:table-cell>
          <table:table-cell office:value-type="float" office:value="227400" calcext:value-type="float">
            <text:p>227400</text:p>
          </table:table-cell>
          <table:table-cell office:value-type="float" office:value="587342" calcext:value-type="float">
            <text:p>587342</text:p>
          </table:table-cell>
          <table:table-cell office:value-type="float" office:value="227360" calcext:value-type="float">
            <text:p>227360</text:p>
          </table:table-cell>
          <table:table-cell table:formula="of:=[.F295]/(44100)*90000*300" office:value-type="float" office:value="139200000" calcext:value-type="float">
            <text:p>139200000</text:p>
          </table:table-cell>
          <table:table-cell table:formula="of:=ROUND([.G295]/300+26.09-0.07128*[.M295])" office:value-type="float" office:value="464026" calcext:value-type="float">
            <text:p>464026</text:p>
          </table:table-cell>
          <table:table-cell table:formula="of:=[.B295]/300" office:value-type="float" office:value="464025.643333333" calcext:value-type="float">
            <text:p>464025,643333333</text:p>
          </table:table-cell>
          <table:table-cell table:formula="of:=[.I295]-[.H295]" office:value-type="float" office:value="-0.356666666688398" calcext:value-type="float">
            <text:p>-0,356666666688398</text:p>
          </table:table-cell>
          <table:table-cell office:value-type="float" office:value="587444" calcext:value-type="float">
            <text:p>587444</text:p>
          </table:table-cell>
          <table:table-cell table:formula="of:=[.K295]-[.E295]" office:value-type="float" office:value="102" calcext:value-type="float">
            <text:p>102</text:p>
          </table:table-cell>
          <table:table-cell table:formula="of:=[.C295]-[.K295]" office:value-type="float" office:value="4" calcext:value-type="float">
            <text:p>4</text:p>
          </table:table-cell>
          <table:table-cell/>
          <table:table-cell table:formula="of:=[.G295]/300" office:value-type="float" office:value="464000" calcext:value-type="float">
            <text:p>464000</text:p>
          </table:table-cell>
          <table:table-cell table:formula="of:=[.O295]+25-[.I295]" office:value-type="float" office:value="-0.643333333195187" calcext:value-type="float">
            <text:p>-0,64333333319518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39648628" calcext:value-type="float">
            <text:p>139648628</text:p>
          </table:table-cell>
          <table:table-cell office:value-type="float" office:value="589456" calcext:value-type="float">
            <text:p>589456</text:p>
          </table:table-cell>
          <table:table-cell office:value-type="float" office:value="228120" calcext:value-type="float">
            <text:p>228120</text:p>
          </table:table-cell>
          <table:table-cell office:value-type="float" office:value="589354" calcext:value-type="float">
            <text:p>589354</text:p>
          </table:table-cell>
          <table:table-cell office:value-type="float" office:value="228080" calcext:value-type="float">
            <text:p>228080</text:p>
          </table:table-cell>
          <table:table-cell table:formula="of:=[.F296]/(44100)*90000*300" office:value-type="float" office:value="139640816.326531" calcext:value-type="float">
            <text:p>139640816,326531</text:p>
          </table:table-cell>
          <table:table-cell table:formula="of:=ROUND([.G296]/300+26.09-0.07128*[.M296])" office:value-type="float" office:value="465495" calcext:value-type="float">
            <text:p>465495</text:p>
          </table:table-cell>
          <table:table-cell table:formula="of:=[.B296]/300" office:value-type="float" office:value="465495.426666667" calcext:value-type="float">
            <text:p>465495,426666667</text:p>
          </table:table-cell>
          <table:table-cell table:formula="of:=[.I296]-[.H296]" office:value-type="float" office:value="0.426666666695382" calcext:value-type="float">
            <text:p>0,426666666695382</text:p>
          </table:table-cell>
          <table:table-cell office:value-type="float" office:value="589449" calcext:value-type="float">
            <text:p>589449</text:p>
          </table:table-cell>
          <table:table-cell table:formula="of:=[.K296]-[.E296]" office:value-type="float" office:value="95" calcext:value-type="float">
            <text:p>95</text:p>
          </table:table-cell>
          <table:table-cell table:formula="of:=[.C296]-[.K296]" office:value-type="float" office:value="7" calcext:value-type="float">
            <text:p>7</text:p>
          </table:table-cell>
          <table:table-cell/>
          <table:table-cell table:formula="of:=[.G296]/300" office:value-type="float" office:value="465469.387755102" calcext:value-type="float">
            <text:p>465469,387755102</text:p>
          </table:table-cell>
          <table:table-cell table:formula="of:=[.O296]+25-[.I296]" office:value-type="float" office:value="-1.03891156468308" calcext:value-type="float">
            <text:p>-1,0389115646830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0088235" calcext:value-type="float">
            <text:p>140088235</text:p>
          </table:table-cell>
          <table:table-cell office:value-type="float" office:value="591512" calcext:value-type="float">
            <text:p>591512</text:p>
          </table:table-cell>
          <table:table-cell office:value-type="float" office:value="228840" calcext:value-type="float">
            <text:p>228840</text:p>
          </table:table-cell>
          <table:table-cell office:value-type="float" office:value="591336" calcext:value-type="float">
            <text:p>591336</text:p>
          </table:table-cell>
          <table:table-cell office:value-type="float" office:value="228800" calcext:value-type="float">
            <text:p>228800</text:p>
          </table:table-cell>
          <table:table-cell table:formula="of:=[.F297]/(44100)*90000*300" office:value-type="float" office:value="140081632.653061" calcext:value-type="float">
            <text:p>140081632,653061</text:p>
          </table:table-cell>
          <table:table-cell table:formula="of:=ROUND([.G297]/300+26.09-0.07128*[.M297])" office:value-type="float" office:value="466961" calcext:value-type="float">
            <text:p>466961</text:p>
          </table:table-cell>
          <table:table-cell table:formula="of:=[.B297]/300" office:value-type="float" office:value="466960.783333333" calcext:value-type="float">
            <text:p>466960,783333333</text:p>
          </table:table-cell>
          <table:table-cell table:formula="of:=[.I297]-[.H297]" office:value-type="float" office:value="-0.216666666674428" calcext:value-type="float">
            <text:p>-0,216666666674428</text:p>
          </table:table-cell>
          <table:table-cell office:value-type="float" office:value="591454" calcext:value-type="float">
            <text:p>591454</text:p>
          </table:table-cell>
          <table:table-cell table:formula="of:=[.K297]-[.E297]" office:value-type="float" office:value="118" calcext:value-type="float">
            <text:p>118</text:p>
          </table:table-cell>
          <table:table-cell table:formula="of:=[.C297]-[.K297]" office:value-type="float" office:value="58" calcext:value-type="float">
            <text:p>58</text:p>
          </table:table-cell>
          <table:table-cell/>
          <table:table-cell table:formula="of:=[.G297]/300" office:value-type="float" office:value="466938.775510204" calcext:value-type="float">
            <text:p>466938,775510204</text:p>
          </table:table-cell>
          <table:table-cell table:formula="of:=[.O297]+25-[.I297]" office:value-type="float" office:value="2.99217687069904" calcext:value-type="float">
            <text:p>2,9921768706990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552785" calcext:value-type="float">
            <text:p>140552785</text:p>
          </table:table-cell>
          <table:table-cell office:value-type="float" office:value="593552" calcext:value-type="float">
            <text:p>593552</text:p>
          </table:table-cell>
          <table:table-cell office:value-type="float" office:value="229600" calcext:value-type="float">
            <text:p>229600</text:p>
          </table:table-cell>
          <table:table-cell office:value-type="float" office:value="593454" calcext:value-type="float">
            <text:p>593454</text:p>
          </table:table-cell>
          <table:table-cell office:value-type="float" office:value="229560" calcext:value-type="float">
            <text:p>229560</text:p>
          </table:table-cell>
          <table:table-cell table:formula="of:=[.F298]/(44100)*90000*300" office:value-type="float" office:value="140546938.77551" calcext:value-type="float">
            <text:p>140546938,77551</text:p>
          </table:table-cell>
          <table:table-cell table:formula="of:=ROUND([.G298]/300+26.09-0.07128*[.M298])" office:value-type="float" office:value="468509" calcext:value-type="float">
            <text:p>468509</text:p>
          </table:table-cell>
          <table:table-cell table:formula="of:=[.B298]/300" office:value-type="float" office:value="468509.283333333" calcext:value-type="float">
            <text:p>468509,283333333</text:p>
          </table:table-cell>
          <table:table-cell table:formula="of:=[.I298]-[.H298]" office:value-type="float" office:value="0.283333333325572" calcext:value-type="float">
            <text:p>0,283333333325572</text:p>
          </table:table-cell>
          <table:table-cell office:value-type="float" office:value="593459" calcext:value-type="float">
            <text:p>593459</text:p>
          </table:table-cell>
          <table:table-cell table:formula="of:=[.K298]-[.E298]" office:value-type="float" office:value="5" calcext:value-type="float">
            <text:p>5</text:p>
          </table:table-cell>
          <table:table-cell table:formula="of:=[.C298]-[.K298]" office:value-type="float" office:value="93" calcext:value-type="float">
            <text:p>93</text:p>
          </table:table-cell>
          <table:table-cell/>
          <table:table-cell table:formula="of:=[.G298]/300" office:value-type="float" office:value="468489.795918367" calcext:value-type="float">
            <text:p>468489,795918367</text:p>
          </table:table-cell>
          <table:table-cell table:formula="of:=[.O298]+25-[.I298]" office:value-type="float" office:value="5.51258503395366" calcext:value-type="float">
            <text:p>5,5125850339536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1018193" calcext:value-type="float">
            <text:p>141018193</text:p>
          </table:table-cell>
          <table:table-cell office:value-type="float" office:value="595552" calcext:value-type="float">
            <text:p>595552</text:p>
          </table:table-cell>
          <table:table-cell office:value-type="float" office:value="230360" calcext:value-type="float">
            <text:p>230360</text:p>
          </table:table-cell>
          <table:table-cell office:value-type="float" office:value="595454" calcext:value-type="float">
            <text:p>595454</text:p>
          </table:table-cell>
          <table:table-cell office:value-type="float" office:value="230320" calcext:value-type="float">
            <text:p>230320</text:p>
          </table:table-cell>
          <table:table-cell table:formula="of:=[.F299]/(44100)*90000*300" office:value-type="float" office:value="141012244.897959" calcext:value-type="float">
            <text:p>141012244,897959</text:p>
          </table:table-cell>
          <table:table-cell table:formula="of:=ROUND([.G299]/300+26.09-0.07128*[.M299])" office:value-type="float" office:value="470061" calcext:value-type="float">
            <text:p>470061</text:p>
          </table:table-cell>
          <table:table-cell table:formula="of:=[.B299]/300" office:value-type="float" office:value="470060.643333333" calcext:value-type="float">
            <text:p>470060,643333333</text:p>
          </table:table-cell>
          <table:table-cell table:formula="of:=[.I299]-[.H299]" office:value-type="float" office:value="-0.356666666688398" calcext:value-type="float">
            <text:p>-0,356666666688398</text:p>
          </table:table-cell>
          <table:table-cell office:value-type="float" office:value="595464" calcext:value-type="float">
            <text:p>595464</text:p>
          </table:table-cell>
          <table:table-cell table:formula="of:=[.K299]-[.E299]" office:value-type="float" office:value="10" calcext:value-type="float">
            <text:p>10</text:p>
          </table:table-cell>
          <table:table-cell table:formula="of:=[.C299]-[.K299]" office:value-type="float" office:value="88" calcext:value-type="float">
            <text:p>88</text:p>
          </table:table-cell>
          <table:table-cell/>
          <table:table-cell table:formula="of:=[.G299]/300" office:value-type="float" office:value="470040.816326531" calcext:value-type="float">
            <text:p>470040,816326531</text:p>
          </table:table-cell>
          <table:table-cell table:formula="of:=[.O299]+25-[.I299]" office:value-type="float" office:value="5.17299319733866" calcext:value-type="float">
            <text:p>5,1729931973386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1459985" calcext:value-type="float">
            <text:p>141459985</text:p>
          </table:table-cell>
          <table:table-cell office:value-type="float" office:value="597506" calcext:value-type="float">
            <text:p>597506</text:p>
          </table:table-cell>
          <table:table-cell office:value-type="float" office:value="231080" calcext:value-type="float">
            <text:p>231080</text:p>
          </table:table-cell>
          <table:table-cell office:value-type="float" office:value="597334" calcext:value-type="float">
            <text:p>597334</text:p>
          </table:table-cell>
          <table:table-cell office:value-type="float" office:value="231040" calcext:value-type="float">
            <text:p>231040</text:p>
          </table:table-cell>
          <table:table-cell table:formula="of:=[.F300]/(44100)*90000*300" office:value-type="float" office:value="141453061.22449" calcext:value-type="float">
            <text:p>141453061,22449</text:p>
          </table:table-cell>
          <table:table-cell table:formula="of:=ROUND([.G300]/300+26.09-0.07128*[.M300])" office:value-type="float" office:value="471534" calcext:value-type="float">
            <text:p>471534</text:p>
          </table:table-cell>
          <table:table-cell table:formula="of:=[.B300]/300" office:value-type="float" office:value="471533.283333333" calcext:value-type="float">
            <text:p>471533,283333333</text:p>
          </table:table-cell>
          <table:table-cell table:formula="of:=[.I300]-[.H300]" office:value-type="float" office:value="-0.716666666674428" calcext:value-type="float">
            <text:p>-0,716666666674428</text:p>
          </table:table-cell>
          <table:table-cell office:value-type="float" office:value="597469" calcext:value-type="float">
            <text:p>597469</text:p>
          </table:table-cell>
          <table:table-cell table:formula="of:=[.K300]-[.E300]" office:value-type="float" office:value="135" calcext:value-type="float">
            <text:p>135</text:p>
          </table:table-cell>
          <table:table-cell table:formula="of:=[.C300]-[.K300]" office:value-type="float" office:value="37" calcext:value-type="float">
            <text:p>37</text:p>
          </table:table-cell>
          <table:table-cell/>
          <table:table-cell table:formula="of:=[.G300]/300" office:value-type="float" office:value="471510.204081633" calcext:value-type="float">
            <text:p>471510,204081633</text:p>
          </table:table-cell>
          <table:table-cell table:formula="of:=[.O300]+25-[.I300]" office:value-type="float" office:value="1.92074829927878" calcext:value-type="float">
            <text:p>1,9207482992787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1948664" calcext:value-type="float">
            <text:p>141948664</text:p>
          </table:table-cell>
          <table:table-cell office:value-type="float" office:value="599568" calcext:value-type="float">
            <text:p>599568</text:p>
          </table:table-cell>
          <table:table-cell office:value-type="float" office:value="231880" calcext:value-type="float">
            <text:p>231880</text:p>
          </table:table-cell>
          <table:table-cell office:value-type="float" office:value="599472" calcext:value-type="float">
            <text:p>599472</text:p>
          </table:table-cell>
          <table:table-cell office:value-type="float" office:value="231840" calcext:value-type="float">
            <text:p>231840</text:p>
          </table:table-cell>
          <table:table-cell table:formula="of:=[.F301]/(44100)*90000*300" office:value-type="float" office:value="141942857.142857" calcext:value-type="float">
            <text:p>141942857,142857</text:p>
          </table:table-cell>
          <table:table-cell table:formula="of:=ROUND([.G301]/300+26.09-0.07128*[.M301])" office:value-type="float" office:value="473162" calcext:value-type="float">
            <text:p>473162</text:p>
          </table:table-cell>
          <table:table-cell table:formula="of:=[.B301]/300" office:value-type="float" office:value="473162.213333333" calcext:value-type="float">
            <text:p>473162,213333333</text:p>
          </table:table-cell>
          <table:table-cell table:formula="of:=[.I301]-[.H301]" office:value-type="float" office:value="0.213333333318587" calcext:value-type="float">
            <text:p>0,213333333318587</text:p>
          </table:table-cell>
          <table:table-cell office:value-type="float" office:value="599474" calcext:value-type="float">
            <text:p>599474</text:p>
          </table:table-cell>
          <table:table-cell table:formula="of:=[.K301]-[.E301]" office:value-type="float" office:value="2" calcext:value-type="float">
            <text:p>2</text:p>
          </table:table-cell>
          <table:table-cell table:formula="of:=[.C301]-[.K301]" office:value-type="float" office:value="94" calcext:value-type="float">
            <text:p>94</text:p>
          </table:table-cell>
          <table:table-cell/>
          <table:table-cell table:formula="of:=[.G301]/300" office:value-type="float" office:value="473142.857142857" calcext:value-type="float">
            <text:p>473142,857142857</text:p>
          </table:table-cell>
          <table:table-cell table:formula="of:=[.O301]+25-[.I301]" office:value-type="float" office:value="5.64380952378269" calcext:value-type="float">
            <text:p>5,643809523782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2415357" calcext:value-type="float">
            <text:p>142415357</text:p>
          </table:table-cell>
          <table:table-cell office:value-type="float" office:value="601508" calcext:value-type="float">
            <text:p>601508</text:p>
          </table:table-cell>
          <table:table-cell office:value-type="float" office:value="232640" calcext:value-type="float">
            <text:p>232640</text:p>
          </table:table-cell>
          <table:table-cell office:value-type="float" office:value="601416" calcext:value-type="float">
            <text:p>601416</text:p>
          </table:table-cell>
          <table:table-cell office:value-type="float" office:value="232600" calcext:value-type="float">
            <text:p>232600</text:p>
          </table:table-cell>
          <table:table-cell table:formula="of:=[.F302]/(44100)*90000*300" office:value-type="float" office:value="142408163.265306" calcext:value-type="float">
            <text:p>142408163,265306</text:p>
          </table:table-cell>
          <table:table-cell table:formula="of:=ROUND([.G302]/300+26.09-0.07128*[.M302])" office:value-type="float" office:value="474718" calcext:value-type="float">
            <text:p>474718</text:p>
          </table:table-cell>
          <table:table-cell table:formula="of:=[.B302]/300" office:value-type="float" office:value="474717.856666667" calcext:value-type="float">
            <text:p>474717,856666667</text:p>
          </table:table-cell>
          <table:table-cell table:formula="of:=[.I302]-[.H302]" office:value-type="float" office:value="-0.143333333311602" calcext:value-type="float">
            <text:p>-0,143333333311602</text:p>
          </table:table-cell>
          <table:table-cell office:value-type="float" office:value="601479" calcext:value-type="float">
            <text:p>601479</text:p>
          </table:table-cell>
          <table:table-cell table:formula="of:=[.K302]-[.E302]" office:value-type="float" office:value="63" calcext:value-type="float">
            <text:p>63</text:p>
          </table:table-cell>
          <table:table-cell table:formula="of:=[.C302]-[.K302]" office:value-type="float" office:value="29" calcext:value-type="float">
            <text:p>29</text:p>
          </table:table-cell>
          <table:table-cell/>
          <table:table-cell table:formula="of:=[.G302]/300" office:value-type="float" office:value="474693.87755102" calcext:value-type="float">
            <text:p>474693,87755102</text:p>
          </table:table-cell>
          <table:table-cell table:formula="of:=[.O302]+25-[.I302]" office:value-type="float" office:value="1.0208843536675" calcext:value-type="float">
            <text:p>1,020884353667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2880421" calcext:value-type="float">
            <text:p>142880421</text:p>
          </table:table-cell>
          <table:table-cell office:value-type="float" office:value="603524" calcext:value-type="float">
            <text:p>603524</text:p>
          </table:table-cell>
          <table:table-cell office:value-type="float" office:value="233400" calcext:value-type="float">
            <text:p>233400</text:p>
          </table:table-cell>
          <table:table-cell office:value-type="float" office:value="603428" calcext:value-type="float">
            <text:p>603428</text:p>
          </table:table-cell>
          <table:table-cell office:value-type="float" office:value="233360" calcext:value-type="float">
            <text:p>233360</text:p>
          </table:table-cell>
          <table:table-cell table:formula="of:=[.F303]/(44100)*90000*300" office:value-type="float" office:value="142873469.387755" calcext:value-type="float">
            <text:p>142873469,387755</text:p>
          </table:table-cell>
          <table:table-cell table:formula="of:=ROUND([.G303]/300+26.09-0.07128*[.M303])" office:value-type="float" office:value="476268" calcext:value-type="float">
            <text:p>476268</text:p>
          </table:table-cell>
          <table:table-cell table:formula="of:=[.B303]/300" office:value-type="float" office:value="476268.07" calcext:value-type="float">
            <text:p>476268,07</text:p>
          </table:table-cell>
          <table:table-cell table:formula="of:=[.I303]-[.H303]" office:value-type="float" office:value="0.0700000000069849" calcext:value-type="float">
            <text:p>0,070000000006985</text:p>
          </table:table-cell>
          <table:table-cell office:value-type="float" office:value="603484" calcext:value-type="float">
            <text:p>603484</text:p>
          </table:table-cell>
          <table:table-cell table:formula="of:=[.K303]-[.E303]" office:value-type="float" office:value="56" calcext:value-type="float">
            <text:p>56</text:p>
          </table:table-cell>
          <table:table-cell table:formula="of:=[.C303]-[.K303]" office:value-type="float" office:value="40" calcext:value-type="float">
            <text:p>40</text:p>
          </table:table-cell>
          <table:table-cell/>
          <table:table-cell table:formula="of:=[.G303]/300" office:value-type="float" office:value="476244.897959184" calcext:value-type="float">
            <text:p>476244,897959184</text:p>
          </table:table-cell>
          <table:table-cell table:formula="of:=[.O303]+25-[.I303]" office:value-type="float" office:value="1.82795918366173" calcext:value-type="float">
            <text:p>1,8279591836617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3369743" calcext:value-type="float">
            <text:p>143369743</text:p>
          </table:table-cell>
          <table:table-cell office:value-type="float" office:value="605556" calcext:value-type="float">
            <text:p>605556</text:p>
          </table:table-cell>
          <table:table-cell office:value-type="float" office:value="234200" calcext:value-type="float">
            <text:p>234200</text:p>
          </table:table-cell>
          <table:table-cell office:value-type="float" office:value="605464" calcext:value-type="float">
            <text:p>605464</text:p>
          </table:table-cell>
          <table:table-cell office:value-type="float" office:value="234160" calcext:value-type="float">
            <text:p>234160</text:p>
          </table:table-cell>
          <table:table-cell table:formula="of:=[.F304]/(44100)*90000*300" office:value-type="float" office:value="143363265.306122" calcext:value-type="float">
            <text:p>143363265,306122</text:p>
          </table:table-cell>
          <table:table-cell table:formula="of:=ROUND([.G304]/300+26.09-0.07128*[.M304])" office:value-type="float" office:value="477899" calcext:value-type="float">
            <text:p>477899</text:p>
          </table:table-cell>
          <table:table-cell table:formula="of:=[.B304]/300" office:value-type="float" office:value="477899.143333333" calcext:value-type="float">
            <text:p>477899,143333333</text:p>
          </table:table-cell>
          <table:table-cell table:formula="of:=[.I304]-[.H304]" office:value-type="float" office:value="0.143333333311602" calcext:value-type="float">
            <text:p>0,143333333311602</text:p>
          </table:table-cell>
          <table:table-cell office:value-type="float" office:value="605489" calcext:value-type="float">
            <text:p>605489</text:p>
          </table:table-cell>
          <table:table-cell table:formula="of:=[.K304]-[.E304]" office:value-type="float" office:value="25" calcext:value-type="float">
            <text:p>25</text:p>
          </table:table-cell>
          <table:table-cell table:formula="of:=[.C304]-[.K304]" office:value-type="float" office:value="67" calcext:value-type="float">
            <text:p>67</text:p>
          </table:table-cell>
          <table:table-cell/>
          <table:table-cell table:formula="of:=[.G304]/300" office:value-type="float" office:value="477877.551020408" calcext:value-type="float">
            <text:p>477877,551020408</text:p>
          </table:table-cell>
          <table:table-cell table:formula="of:=[.O304]+25-[.I304]" office:value-type="float" office:value="3.40768707485404" calcext:value-type="float">
            <text:p>3,407687074854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3811493" calcext:value-type="float">
            <text:p>143811493</text:p>
          </table:table-cell>
          <table:table-cell office:value-type="float" office:value="607512" calcext:value-type="float">
            <text:p>607512</text:p>
          </table:table-cell>
          <table:table-cell office:value-type="float" office:value="234920" calcext:value-type="float">
            <text:p>234920</text:p>
          </table:table-cell>
          <table:table-cell office:value-type="float" office:value="607340" calcext:value-type="float">
            <text:p>607340</text:p>
          </table:table-cell>
          <table:table-cell office:value-type="float" office:value="234880" calcext:value-type="float">
            <text:p>234880</text:p>
          </table:table-cell>
          <table:table-cell table:formula="of:=[.F305]/(44100)*90000*300" office:value-type="float" office:value="143804081.632653" calcext:value-type="float">
            <text:p>143804081,632653</text:p>
          </table:table-cell>
          <table:table-cell table:formula="of:=ROUND([.G305]/300+26.09-0.07128*[.M305])" office:value-type="float" office:value="479372" calcext:value-type="float">
            <text:p>479372</text:p>
          </table:table-cell>
          <table:table-cell table:formula="of:=[.B305]/300" office:value-type="float" office:value="479371.643333333" calcext:value-type="float">
            <text:p>479371,643333333</text:p>
          </table:table-cell>
          <table:table-cell table:formula="of:=[.I305]-[.H305]" office:value-type="float" office:value="-0.356666666688398" calcext:value-type="float">
            <text:p>-0,356666666688398</text:p>
          </table:table-cell>
          <table:table-cell table:formula="of:=[.K304]+2048-43" office:value-type="float" office:value="607494" calcext:value-type="float">
            <text:p>607494</text:p>
          </table:table-cell>
          <table:table-cell table:formula="of:=[.K305]-[.E305]" office:value-type="float" office:value="154" calcext:value-type="float">
            <text:p>154</text:p>
          </table:table-cell>
          <table:table-cell table:formula="of:=[.C305]-[.K305]" office:value-type="float" office:value="18" calcext:value-type="float">
            <text:p>18</text:p>
          </table:table-cell>
          <table:table-cell/>
          <table:table-cell table:formula="of:=[.G305]/300" office:value-type="float" office:value="479346.93877551" calcext:value-type="float">
            <text:p>479346,93877551</text:p>
          </table:table-cell>
          <table:table-cell table:formula="of:=[.O305]+25-[.I305]" office:value-type="float" office:value="0.295442176866345" calcext:value-type="float">
            <text:p>0,29544217686634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76985" calcext:value-type="float">
            <text:p>144276985</text:p>
          </table:table-cell>
          <table:table-cell office:value-type="float" office:value="609508" calcext:value-type="float">
            <text:p>609508</text:p>
          </table:table-cell>
          <table:table-cell office:value-type="float" office:value="235680" calcext:value-type="float">
            <text:p>235680</text:p>
          </table:table-cell>
          <table:table-cell office:value-type="float" office:value="609412" calcext:value-type="float">
            <text:p>609412</text:p>
          </table:table-cell>
          <table:table-cell office:value-type="float" office:value="235640" calcext:value-type="float">
            <text:p>235640</text:p>
          </table:table-cell>
          <table:table-cell table:formula="of:=[.F306]/(44100)*90000*300" office:value-type="float" office:value="144269387.755102" calcext:value-type="float">
            <text:p>144269387,755102</text:p>
          </table:table-cell>
          <table:table-cell table:formula="of:=ROUND([.G306]/300+26.09-0.07128*[.M306])" office:value-type="float" office:value="480923" calcext:value-type="float">
            <text:p>480923</text:p>
          </table:table-cell>
          <table:table-cell table:formula="of:=[.B306]/300" office:value-type="float" office:value="480923.283333333" calcext:value-type="float">
            <text:p>480923,283333333</text:p>
          </table:table-cell>
          <table:table-cell table:formula="of:=[.I306]-[.H306]" office:value-type="float" office:value="0.283333333325572" calcext:value-type="float">
            <text:p>0,283333333325572</text:p>
          </table:table-cell>
          <table:table-cell table:formula="of:=[.K305]+2048-43" office:value-type="float" office:value="609499" calcext:value-type="float">
            <text:p>609499</text:p>
          </table:table-cell>
          <table:table-cell table:formula="of:=[.K306]-[.E306]" office:value-type="float" office:value="87" calcext:value-type="float">
            <text:p>87</text:p>
          </table:table-cell>
          <table:table-cell table:formula="of:=[.C306]-[.K306]" office:value-type="float" office:value="9" calcext:value-type="float">
            <text:p>9</text:p>
          </table:table-cell>
          <table:table-cell/>
          <table:table-cell table:formula="of:=[.G306]/300" office:value-type="float" office:value="480897.959183673" calcext:value-type="float">
            <text:p>480897,959183673</text:p>
          </table:table-cell>
          <table:table-cell table:formula="of:=[.O306]+25-[.I306]" office:value-type="float" office:value="-0.32414965989301" calcext:value-type="float">
            <text:p>-0,324149659893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765407" calcext:value-type="float">
            <text:p>144765407</text:p>
          </table:table-cell>
          <table:table-cell office:value-type="float" office:value="611582" calcext:value-type="float">
            <text:p>611582</text:p>
          </table:table-cell>
          <table:table-cell office:value-type="float" office:value="236480" calcext:value-type="float">
            <text:p>236480</text:p>
          </table:table-cell>
          <table:table-cell office:value-type="float" office:value="611484" calcext:value-type="float">
            <text:p>611484</text:p>
          </table:table-cell>
          <table:table-cell office:value-type="float" office:value="236440" calcext:value-type="float">
            <text:p>236440</text:p>
          </table:table-cell>
          <table:table-cell table:formula="of:=[.F307]/(44100)*90000*300" office:value-type="float" office:value="144759183.673469" calcext:value-type="float">
            <text:p>144759183,673469</text:p>
          </table:table-cell>
          <table:table-cell table:formula="of:=ROUND([.G307]/300+26.09-0.07128*[.M307])" office:value-type="float" office:value="482551" calcext:value-type="float">
            <text:p>482551</text:p>
          </table:table-cell>
          <table:table-cell table:formula="of:=[.B307]/300" office:value-type="float" office:value="482551.356666667" calcext:value-type="float">
            <text:p>482551,356666667</text:p>
          </table:table-cell>
          <table:table-cell table:formula="of:=[.I307]-[.H307]" office:value-type="float" office:value="0.356666666688398" calcext:value-type="float">
            <text:p>0,356666666688398</text:p>
          </table:table-cell>
          <table:table-cell table:formula="of:=[.K306]+2048-43" office:value-type="float" office:value="611504" calcext:value-type="float">
            <text:p>611504</text:p>
          </table:table-cell>
          <table:table-cell table:formula="of:=[.K307]-[.E307]" office:value-type="float" office:value="20" calcext:value-type="float">
            <text:p>20</text:p>
          </table:table-cell>
          <table:table-cell table:formula="of:=[.C307]-[.K307]" office:value-type="float" office:value="78" calcext:value-type="float">
            <text:p>78</text:p>
          </table:table-cell>
          <table:table-cell/>
          <table:table-cell table:formula="of:=[.G307]/300" office:value-type="float" office:value="482530.612244898" calcext:value-type="float">
            <text:p>482530,612244898</text:p>
          </table:table-cell>
          <table:table-cell table:formula="of:=[.O307]+25-[.I307]" office:value-type="float" office:value="4.2555782312993" calcext:value-type="float">
            <text:p>4,255578231299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207714" calcext:value-type="float">
            <text:p>145207714</text:p>
          </table:table-cell>
          <table:table-cell office:value-type="float" office:value="613512" calcext:value-type="float">
            <text:p>613512</text:p>
          </table:table-cell>
          <table:table-cell office:value-type="float" office:value="237200" calcext:value-type="float">
            <text:p>237200</text:p>
          </table:table-cell>
          <table:table-cell office:value-type="float" office:value="613340" calcext:value-type="float">
            <text:p>613340</text:p>
          </table:table-cell>
          <table:table-cell office:value-type="float" office:value="237160" calcext:value-type="float">
            <text:p>237160</text:p>
          </table:table-cell>
          <table:table-cell table:formula="of:=[.F308]/(44100)*90000*300" office:value-type="float" office:value="145200000" calcext:value-type="float">
            <text:p>145200000</text:p>
          </table:table-cell>
          <table:table-cell table:formula="of:=ROUND([.G308]/300+26.09-0.07128*[.M308])" office:value-type="float" office:value="484026" calcext:value-type="float">
            <text:p>484026</text:p>
          </table:table-cell>
          <table:table-cell table:formula="of:=[.B308]/300" office:value-type="float" office:value="484025.713333333" calcext:value-type="float">
            <text:p>484025,713333333</text:p>
          </table:table-cell>
          <table:table-cell table:formula="of:=[.I308]-[.H308]" office:value-type="float" office:value="-0.286666666681413" calcext:value-type="float">
            <text:p>-0,286666666681413</text:p>
          </table:table-cell>
          <table:table-cell table:formula="of:=[.K307]+2048-43" office:value-type="float" office:value="613509" calcext:value-type="float">
            <text:p>613509</text:p>
          </table:table-cell>
          <table:table-cell table:formula="of:=[.K308]-[.E308]" office:value-type="float" office:value="169" calcext:value-type="float">
            <text:p>169</text:p>
          </table:table-cell>
          <table:table-cell table:formula="of:=[.C308]-[.K308]" office:value-type="float" office:value="3" calcext:value-type="float">
            <text:p>3</text:p>
          </table:table-cell>
          <table:table-cell/>
          <table:table-cell table:formula="of:=[.G308]/300" office:value-type="float" office:value="484000" calcext:value-type="float">
            <text:p>484000</text:p>
          </table:table-cell>
          <table:table-cell table:formula="of:=[.O308]+25-[.I308]" office:value-type="float" office:value="-0.713333333202172" calcext:value-type="float">
            <text:p>-0,71333333320217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97250" calcext:value-type="float">
            <text:p>145697250</text:p>
          </table:table-cell>
          <table:table-cell office:value-type="float" office:value="615534" calcext:value-type="float">
            <text:p>615534</text:p>
          </table:table-cell>
          <table:table-cell office:value-type="float" office:value="238000" calcext:value-type="float">
            <text:p>238000</text:p>
          </table:table-cell>
          <table:table-cell office:value-type="float" office:value="615442" calcext:value-type="float">
            <text:p>615442</text:p>
          </table:table-cell>
          <table:table-cell office:value-type="float" office:value="237960" calcext:value-type="float">
            <text:p>237960</text:p>
          </table:table-cell>
          <table:table-cell table:formula="of:=[.F309]/(44100)*90000*300" office:value-type="float" office:value="145689795.918367" calcext:value-type="float">
            <text:p>145689795,918367</text:p>
          </table:table-cell>
          <table:table-cell table:formula="of:=ROUND([.G309]/300+26.09-0.07128*[.M309])" office:value-type="float" office:value="485657" calcext:value-type="float">
            <text:p>485657</text:p>
          </table:table-cell>
          <table:table-cell table:formula="of:=[.B309]/300" office:value-type="float" office:value="485657.5" calcext:value-type="float">
            <text:p>485657,5</text:p>
          </table:table-cell>
          <table:table-cell table:formula="of:=[.I309]-[.H309]" office:value-type="float" office:value="0.5" calcext:value-type="float">
            <text:p>0,5</text:p>
          </table:table-cell>
          <table:table-cell table:formula="of:=[.K308]+2048-43" office:value-type="float" office:value="615514" calcext:value-type="float">
            <text:p>615514</text:p>
          </table:table-cell>
          <table:table-cell table:formula="of:=[.K309]-[.E309]" office:value-type="float" office:value="72" calcext:value-type="float">
            <text:p>72</text:p>
          </table:table-cell>
          <table:table-cell table:formula="of:=[.C309]-[.K309]" office:value-type="float" office:value="20" calcext:value-type="float">
            <text:p>20</text:p>
          </table:table-cell>
          <table:table-cell/>
          <table:table-cell table:formula="of:=[.G309]/300" office:value-type="float" office:value="485632.653061225" calcext:value-type="float">
            <text:p>485632,653061225</text:p>
          </table:table-cell>
          <table:table-cell table:formula="of:=[.O309]+25-[.I309]" office:value-type="float" office:value="0.153061224496923" calcext:value-type="float">
            <text:p>0,15306122449692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6185714" calcext:value-type="float">
            <text:p>146185714</text:p>
          </table:table-cell>
          <table:table-cell office:value-type="float" office:value="617592" calcext:value-type="float">
            <text:p>617592</text:p>
          </table:table-cell>
          <table:table-cell office:value-type="float" office:value="238800" calcext:value-type="float">
            <text:p>238800</text:p>
          </table:table-cell>
          <table:table-cell office:value-type="float" office:value="617430" calcext:value-type="float">
            <text:p>617430</text:p>
          </table:table-cell>
          <table:table-cell office:value-type="float" office:value="238760" calcext:value-type="float">
            <text:p>238760</text:p>
          </table:table-cell>
          <table:table-cell table:formula="of:=[.F310]/(44100)*90000*300" office:value-type="float" office:value="146179591.836735" calcext:value-type="float">
            <text:p>146179591,836735</text:p>
          </table:table-cell>
          <table:table-cell table:formula="of:=ROUND([.G310]/300+26.09-0.07128*[.M310])" office:value-type="float" office:value="487286" calcext:value-type="float">
            <text:p>487286</text:p>
          </table:table-cell>
          <table:table-cell table:formula="of:=[.B310]/300" office:value-type="float" office:value="487285.713333333" calcext:value-type="float">
            <text:p>487285,713333333</text:p>
          </table:table-cell>
          <table:table-cell table:formula="of:=[.I310]-[.H310]" office:value-type="float" office:value="-0.286666666681413" calcext:value-type="float">
            <text:p>-0,286666666681413</text:p>
          </table:table-cell>
          <table:table-cell table:formula="of:=[.K309]+2048-43" office:value-type="float" office:value="617519" calcext:value-type="float">
            <text:p>617519</text:p>
          </table:table-cell>
          <table:table-cell table:formula="of:=[.K310]-[.E310]" office:value-type="float" office:value="89" calcext:value-type="float">
            <text:p>89</text:p>
          </table:table-cell>
          <table:table-cell table:formula="of:=[.C310]-[.K310]" office:value-type="float" office:value="73" calcext:value-type="float">
            <text:p>73</text:p>
          </table:table-cell>
          <table:table-cell/>
          <table:table-cell table:formula="of:=[.G310]/300" office:value-type="float" office:value="487265.306122449" calcext:value-type="float">
            <text:p>487265,306122449</text:p>
          </table:table-cell>
          <table:table-cell table:formula="of:=[.O310]+25-[.I310]" office:value-type="float" office:value="4.59278911573347" calcext:value-type="float">
            <text:p>4,5927891157334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6676150" calcext:value-type="float">
            <text:p>146676150</text:p>
          </table:table-cell>
          <table:table-cell office:value-type="float" office:value="619572" calcext:value-type="float">
            <text:p>619572</text:p>
          </table:table-cell>
          <table:table-cell office:value-type="float" office:value="239600" calcext:value-type="float">
            <text:p>239600</text:p>
          </table:table-cell>
          <table:table-cell office:value-type="float" office:value="619482" calcext:value-type="float">
            <text:p>619482</text:p>
          </table:table-cell>
          <table:table-cell office:value-type="float" office:value="239560" calcext:value-type="float">
            <text:p>239560</text:p>
          </table:table-cell>
          <table:table-cell table:formula="of:=[.F311]/(44100)*90000*300" office:value-type="float" office:value="146669387.755102" calcext:value-type="float">
            <text:p>146669387,755102</text:p>
          </table:table-cell>
          <table:table-cell table:formula="of:=ROUND([.G311]/300+26.09-0.07128*[.M311])" office:value-type="float" office:value="488921" calcext:value-type="float">
            <text:p>488921</text:p>
          </table:table-cell>
          <table:table-cell table:formula="of:=[.B311]/300" office:value-type="float" office:value="488920.5" calcext:value-type="float">
            <text:p>488920,5</text:p>
          </table:table-cell>
          <table:table-cell table:formula="of:=[.I311]-[.H311]" office:value-type="float" office:value="-0.5" calcext:value-type="float">
            <text:p>-0,5</text:p>
          </table:table-cell>
          <table:table-cell table:formula="of:=[.K310]+2048-43" office:value-type="float" office:value="619524" calcext:value-type="float">
            <text:p>619524</text:p>
          </table:table-cell>
          <table:table-cell table:formula="of:=[.K311]-[.E311]" office:value-type="float" office:value="42" calcext:value-type="float">
            <text:p>42</text:p>
          </table:table-cell>
          <table:table-cell table:formula="of:=[.C311]-[.K311]" office:value-type="float" office:value="48" calcext:value-type="float">
            <text:p>48</text:p>
          </table:table-cell>
          <table:table-cell/>
          <table:table-cell table:formula="of:=[.G311]/300" office:value-type="float" office:value="488897.959183673" calcext:value-type="float">
            <text:p>488897,959183673</text:p>
          </table:table-cell>
          <table:table-cell table:formula="of:=[.O311]+25-[.I311]" office:value-type="float" office:value="2.45918367343256" calcext:value-type="float">
            <text:p>2,4591836734325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7164657" calcext:value-type="float">
            <text:p>147164657</text:p>
          </table:table-cell>
          <table:table-cell office:value-type="float" office:value="621642" calcext:value-type="float">
            <text:p>621642</text:p>
          </table:table-cell>
          <table:table-cell office:value-type="float" office:value="240400" calcext:value-type="float">
            <text:p>240400</text:p>
          </table:table-cell>
          <table:table-cell office:value-type="float" office:value="621474" calcext:value-type="float">
            <text:p>621474</text:p>
          </table:table-cell>
          <table:table-cell office:value-type="float" office:value="240360" calcext:value-type="float">
            <text:p>240360</text:p>
          </table:table-cell>
          <table:table-cell table:formula="of:=[.F312]/(44100)*90000*300" office:value-type="float" office:value="147159183.673469" calcext:value-type="float">
            <text:p>147159183,673469</text:p>
          </table:table-cell>
          <table:table-cell table:formula="of:=ROUND([.G312]/300+26.09-0.07128*[.M312])" office:value-type="float" office:value="490549" calcext:value-type="float">
            <text:p>490549</text:p>
          </table:table-cell>
          <table:table-cell table:formula="of:=[.B312]/300" office:value-type="float" office:value="490548.856666667" calcext:value-type="float">
            <text:p>490548,856666667</text:p>
          </table:table-cell>
          <table:table-cell table:formula="of:=[.I312]-[.H312]" office:value-type="float" office:value="-0.143333333311602" calcext:value-type="float">
            <text:p>-0,143333333311602</text:p>
          </table:table-cell>
          <table:table-cell table:formula="of:=[.K311]+2048-43" office:value-type="float" office:value="621529" calcext:value-type="float">
            <text:p>621529</text:p>
          </table:table-cell>
          <table:table-cell table:formula="of:=[.K312]-[.E312]" office:value-type="float" office:value="55" calcext:value-type="float">
            <text:p>55</text:p>
          </table:table-cell>
          <table:table-cell table:formula="of:=[.C312]-[.K312]" office:value-type="float" office:value="113" calcext:value-type="float">
            <text:p>113</text:p>
          </table:table-cell>
          <table:table-cell/>
          <table:table-cell table:formula="of:=[.G312]/300" office:value-type="float" office:value="490530.612244898" calcext:value-type="float">
            <text:p>490530,612244898</text:p>
          </table:table-cell>
          <table:table-cell table:formula="of:=[.O312]+25-[.I312]" office:value-type="float" office:value="6.75557823118288" calcext:value-type="float">
            <text:p>6,7555782311828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7631478" calcext:value-type="float">
            <text:p>147631478</text:p>
          </table:table-cell>
          <table:table-cell office:value-type="float" office:value="623576" calcext:value-type="float">
            <text:p>623576</text:p>
          </table:table-cell>
          <table:table-cell office:value-type="float" office:value="241160" calcext:value-type="float">
            <text:p>241160</text:p>
          </table:table-cell>
          <table:table-cell office:value-type="float" office:value="623466" calcext:value-type="float">
            <text:p>623466</text:p>
          </table:table-cell>
          <table:table-cell office:value-type="float" office:value="241120" calcext:value-type="float">
            <text:p>241120</text:p>
          </table:table-cell>
          <table:table-cell table:formula="of:=[.F313]/(44100)*90000*300" office:value-type="float" office:value="147624489.795918" calcext:value-type="float">
            <text:p>147624489,795918</text:p>
          </table:table-cell>
          <table:table-cell table:formula="of:=ROUND([.G313]/300+26.09-0.07128*[.M313])" office:value-type="float" office:value="492105" calcext:value-type="float">
            <text:p>492105</text:p>
          </table:table-cell>
          <table:table-cell table:formula="of:=[.B313]/300" office:value-type="float" office:value="492104.926666667" calcext:value-type="float">
            <text:p>492104,926666667</text:p>
          </table:table-cell>
          <table:table-cell table:formula="of:=[.I313]-[.H313]" office:value-type="float" office:value="-0.0733333333046176" calcext:value-type="float">
            <text:p>-0,073333333304618</text:p>
          </table:table-cell>
          <table:table-cell table:formula="of:=[.K312]+2048-43" office:value-type="float" office:value="623534" calcext:value-type="float">
            <text:p>623534</text:p>
          </table:table-cell>
          <table:table-cell table:formula="of:=[.K313]-[.E313]" office:value-type="float" office:value="68" calcext:value-type="float">
            <text:p>68</text:p>
          </table:table-cell>
          <table:table-cell table:formula="of:=[.C313]-[.K313]" office:value-type="float" office:value="42" calcext:value-type="float">
            <text:p>42</text:p>
          </table:table-cell>
          <table:table-cell/>
          <table:table-cell table:formula="of:=[.G313]/300" office:value-type="float" office:value="492081.632653061" calcext:value-type="float">
            <text:p>492081,632653061</text:p>
          </table:table-cell>
          <table:table-cell table:formula="of:=[.O313]+25-[.I313]" office:value-type="float" office:value="1.70598639443051" calcext:value-type="float">
            <text:p>1,7059863944305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8048457" calcext:value-type="float">
            <text:p>148048457</text:p>
          </table:table-cell>
          <table:table-cell office:value-type="float" office:value="625554" calcext:value-type="float">
            <text:p>625554</text:p>
          </table:table-cell>
          <table:table-cell office:value-type="float" office:value="241840" calcext:value-type="float">
            <text:p>241840</text:p>
          </table:table-cell>
          <table:table-cell office:value-type="float" office:value="625442" calcext:value-type="float">
            <text:p>625442</text:p>
          </table:table-cell>
          <table:table-cell office:value-type="float" office:value="241800" calcext:value-type="float">
            <text:p>241800</text:p>
          </table:table-cell>
          <table:table-cell table:formula="of:=[.F314]/(44100)*90000*300" office:value-type="float" office:value="148040816.326531" calcext:value-type="float">
            <text:p>148040816,326531</text:p>
          </table:table-cell>
          <table:table-cell table:formula="of:=ROUND([.G314]/300+26.09-0.07128*[.M314])" office:value-type="float" office:value="493494" calcext:value-type="float">
            <text:p>493494</text:p>
          </table:table-cell>
          <table:table-cell table:formula="of:=[.B314]/300" office:value-type="float" office:value="493494.856666667" calcext:value-type="float">
            <text:p>493494,856666667</text:p>
          </table:table-cell>
          <table:table-cell table:formula="of:=[.I314]-[.H314]" office:value-type="float" office:value="0.856666666688398" calcext:value-type="float">
            <text:p>0,856666666688398</text:p>
          </table:table-cell>
          <table:table-cell table:formula="of:=[.K313]+2048-43" office:value-type="float" office:value="625539" calcext:value-type="float">
            <text:p>625539</text:p>
          </table:table-cell>
          <table:table-cell table:formula="of:=[.K314]-[.E314]" office:value-type="float" office:value="97" calcext:value-type="float">
            <text:p>97</text:p>
          </table:table-cell>
          <table:table-cell table:formula="of:=[.C314]-[.K314]" office:value-type="float" office:value="15" calcext:value-type="float">
            <text:p>15</text:p>
          </table:table-cell>
          <table:table-cell/>
          <table:table-cell table:formula="of:=[.G314]/300" office:value-type="float" office:value="493469.387755102" calcext:value-type="float">
            <text:p>493469,387755102</text:p>
          </table:table-cell>
          <table:table-cell table:formula="of:=[.O314]+25-[.I314]" office:value-type="float" office:value="-0.468911564559676" calcext:value-type="float">
            <text:p>-0,46891156455967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8464107" calcext:value-type="float">
            <text:p>148464107</text:p>
          </table:table-cell>
          <table:table-cell office:value-type="float" office:value="627580" calcext:value-type="float">
            <text:p>627580</text:p>
          </table:table-cell>
          <table:table-cell office:value-type="float" office:value="242520" calcext:value-type="float">
            <text:p>242520</text:p>
          </table:table-cell>
          <table:table-cell office:value-type="float" office:value="627472" calcext:value-type="float">
            <text:p>627472</text:p>
          </table:table-cell>
          <table:table-cell office:value-type="float" office:value="242480" calcext:value-type="float">
            <text:p>242480</text:p>
          </table:table-cell>
          <table:table-cell table:formula="of:=[.F315]/(44100)*90000*300" office:value-type="float" office:value="148457142.857143" calcext:value-type="float">
            <text:p>148457142,857143</text:p>
          </table:table-cell>
          <table:table-cell table:formula="of:=ROUND([.G315]/300+26.09-0.07128*[.M315])" office:value-type="float" office:value="494881" calcext:value-type="float">
            <text:p>494881</text:p>
          </table:table-cell>
          <table:table-cell table:formula="of:=[.B315]/300" office:value-type="float" office:value="494880.356666667" calcext:value-type="float">
            <text:p>494880,356666667</text:p>
          </table:table-cell>
          <table:table-cell table:formula="of:=[.I315]-[.H315]" office:value-type="float" office:value="-0.643333333311603" calcext:value-type="float">
            <text:p>-0,643333333311603</text:p>
          </table:table-cell>
          <table:table-cell table:formula="of:=[.K314]+2048-43" office:value-type="float" office:value="627544" calcext:value-type="float">
            <text:p>627544</text:p>
          </table:table-cell>
          <table:table-cell table:formula="of:=[.K315]-[.E315]" office:value-type="float" office:value="72" calcext:value-type="float">
            <text:p>72</text:p>
          </table:table-cell>
          <table:table-cell table:formula="of:=[.C315]-[.K315]" office:value-type="float" office:value="36" calcext:value-type="float">
            <text:p>36</text:p>
          </table:table-cell>
          <table:table-cell/>
          <table:table-cell table:formula="of:=[.G315]/300" office:value-type="float" office:value="494857.142857143" calcext:value-type="float">
            <text:p>494857,142857143</text:p>
          </table:table-cell>
          <table:table-cell table:formula="of:=[.O315]+25-[.I315]" office:value-type="float" office:value="1.78619047621032" calcext:value-type="float">
            <text:p>1,7861904762103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8880357" calcext:value-type="float">
            <text:p>148880357</text:p>
          </table:table-cell>
          <table:table-cell office:value-type="float" office:value="629592" calcext:value-type="float">
            <text:p>629592</text:p>
          </table:table-cell>
          <table:table-cell office:value-type="float" office:value="243200" calcext:value-type="float">
            <text:p>243200</text:p>
          </table:table-cell>
          <table:table-cell office:value-type="float" office:value="629484" calcext:value-type="float">
            <text:p>629484</text:p>
          </table:table-cell>
          <table:table-cell office:value-type="float" office:value="243160" calcext:value-type="float">
            <text:p>243160</text:p>
          </table:table-cell>
          <table:table-cell table:formula="of:=[.F316]/(44100)*90000*300" office:value-type="float" office:value="148873469.387755" calcext:value-type="float">
            <text:p>148873469,387755</text:p>
          </table:table-cell>
          <table:table-cell table:formula="of:=ROUND([.G316]/300+26.09-0.07128*[.M316])" office:value-type="float" office:value="496268" calcext:value-type="float">
            <text:p>496268</text:p>
          </table:table-cell>
          <table:table-cell table:formula="of:=[.B316]/300" office:value-type="float" office:value="496267.856666667" calcext:value-type="float">
            <text:p>496267,856666667</text:p>
          </table:table-cell>
          <table:table-cell table:formula="of:=[.I316]-[.H316]" office:value-type="float" office:value="-0.143333333311602" calcext:value-type="float">
            <text:p>-0,143333333311602</text:p>
          </table:table-cell>
          <table:table-cell table:formula="of:=[.K315]+2048-43" office:value-type="float" office:value="629549" calcext:value-type="float">
            <text:p>629549</text:p>
          </table:table-cell>
          <table:table-cell table:formula="of:=[.K316]-[.E316]" office:value-type="float" office:value="65" calcext:value-type="float">
            <text:p>65</text:p>
          </table:table-cell>
          <table:table-cell table:formula="of:=[.C316]-[.K316]" office:value-type="float" office:value="43" calcext:value-type="float">
            <text:p>43</text:p>
          </table:table-cell>
          <table:table-cell/>
          <table:table-cell table:formula="of:=[.G316]/300" office:value-type="float" office:value="496244.897959184" calcext:value-type="float">
            <text:p>496244,897959184</text:p>
          </table:table-cell>
          <table:table-cell table:formula="of:=[.O316]+25-[.I316]" office:value-type="float" office:value="2.04129251698032" calcext:value-type="float">
            <text:p>2,0412925169803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9297421" calcext:value-type="float">
            <text:p>149297421</text:p>
          </table:table-cell>
          <table:table-cell office:value-type="float" office:value="631566" calcext:value-type="float">
            <text:p>631566</text:p>
          </table:table-cell>
          <table:table-cell office:value-type="float" office:value="243880" calcext:value-type="float">
            <text:p>243880</text:p>
          </table:table-cell>
          <table:table-cell office:value-type="float" office:value="631458" calcext:value-type="float">
            <text:p>631458</text:p>
          </table:table-cell>
          <table:table-cell office:value-type="float" office:value="243840" calcext:value-type="float">
            <text:p>243840</text:p>
          </table:table-cell>
          <table:table-cell table:formula="of:=[.F317]/(44100)*90000*300" office:value-type="float" office:value="149289795.918367" calcext:value-type="float">
            <text:p>149289795,918367</text:p>
          </table:table-cell>
          <table:table-cell table:formula="of:=ROUND([.G317]/300+26.09-0.07128*[.M317])" office:value-type="float" office:value="497658" calcext:value-type="float">
            <text:p>497658</text:p>
          </table:table-cell>
          <table:table-cell table:formula="of:=[.B317]/300" office:value-type="float" office:value="497658.07" calcext:value-type="float">
            <text:p>497658,07</text:p>
          </table:table-cell>
          <table:table-cell table:formula="of:=[.I317]-[.H317]" office:value-type="float" office:value="0.0700000000069849" calcext:value-type="float">
            <text:p>0,070000000006985</text:p>
          </table:table-cell>
          <table:table-cell table:formula="of:=[.K316]+2048-43" office:value-type="float" office:value="631554" calcext:value-type="float">
            <text:p>631554</text:p>
          </table:table-cell>
          <table:table-cell table:formula="of:=[.K317]-[.E317]" office:value-type="float" office:value="96" calcext:value-type="float">
            <text:p>96</text:p>
          </table:table-cell>
          <table:table-cell table:formula="of:=[.C317]-[.K317]" office:value-type="float" office:value="12" calcext:value-type="float">
            <text:p>12</text:p>
          </table:table-cell>
          <table:table-cell/>
          <table:table-cell table:formula="of:=[.G317]/300" office:value-type="float" office:value="497632.653061225" calcext:value-type="float">
            <text:p>497632,653061225</text:p>
          </table:table-cell>
          <table:table-cell table:formula="of:=[.O317]+25-[.I317]" office:value-type="float" office:value="-0.416938775510062" calcext:value-type="float">
            <text:p>-0,41693877551006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9735743" calcext:value-type="float">
            <text:p>149735743</text:p>
          </table:table-cell>
          <table:table-cell office:value-type="float" office:value="633682" calcext:value-type="float">
            <text:p>633682</text:p>
          </table:table-cell>
          <table:table-cell office:value-type="float" office:value="244600" calcext:value-type="float">
            <text:p>244600</text:p>
          </table:table-cell>
          <table:table-cell office:value-type="float" office:value="633502" calcext:value-type="float">
            <text:p>633502</text:p>
          </table:table-cell>
          <table:table-cell office:value-type="float" office:value="244560" calcext:value-type="float">
            <text:p>244560</text:p>
          </table:table-cell>
          <table:table-cell table:formula="of:=[.F318]/(44100)*90000*300" office:value-type="float" office:value="149730612.244898" calcext:value-type="float">
            <text:p>149730612,244898</text:p>
          </table:table-cell>
          <table:table-cell table:formula="of:=ROUND([.G318]/300+26.09-0.07128*[.M318])" office:value-type="float" office:value="499119" calcext:value-type="float">
            <text:p>499119</text:p>
          </table:table-cell>
          <table:table-cell table:formula="of:=[.B318]/300" office:value-type="float" office:value="499119.143333333" calcext:value-type="float">
            <text:p>499119,143333333</text:p>
          </table:table-cell>
          <table:table-cell table:formula="of:=[.I318]-[.H318]" office:value-type="float" office:value="0.143333333311602" calcext:value-type="float">
            <text:p>0,143333333311602</text:p>
          </table:table-cell>
          <table:table-cell table:formula="of:=[.K317]+2048-43" office:value-type="float" office:value="633559" calcext:value-type="float">
            <text:p>633559</text:p>
          </table:table-cell>
          <table:table-cell table:formula="of:=[.K318]-[.E318]" office:value-type="float" office:value="57" calcext:value-type="float">
            <text:p>57</text:p>
          </table:table-cell>
          <table:table-cell table:formula="of:=[.C318]-[.K318]" office:value-type="float" office:value="123" calcext:value-type="float">
            <text:p>123</text:p>
          </table:table-cell>
          <table:table-cell/>
          <table:table-cell table:formula="of:=[.G318]/300" office:value-type="float" office:value="499102.040816327" calcext:value-type="float">
            <text:p>499102,040816327</text:p>
          </table:table-cell>
          <table:table-cell table:formula="of:=[.O318]+25-[.I318]" office:value-type="float" office:value="7.89748299325584" calcext:value-type="float">
            <text:p>7,8974829932558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0154007" calcext:value-type="float">
            <text:p>150154007</text:p>
          </table:table-cell>
          <table:table-cell office:value-type="float" office:value="635600" calcext:value-type="float">
            <text:p>635600</text:p>
          </table:table-cell>
          <table:table-cell office:value-type="float" office:value="245280" calcext:value-type="float">
            <text:p>245280</text:p>
          </table:table-cell>
          <table:table-cell office:value-type="float" office:value="635498" calcext:value-type="float">
            <text:p>635498</text:p>
          </table:table-cell>
          <table:table-cell office:value-type="float" office:value="245240" calcext:value-type="float">
            <text:p>245240</text:p>
          </table:table-cell>
          <table:table-cell table:formula="of:=[.F319]/(44100)*90000*300" office:value-type="float" office:value="150146938.77551" calcext:value-type="float">
            <text:p>150146938,77551</text:p>
          </table:table-cell>
          <table:table-cell table:formula="of:=ROUND([.G319]/300+26.09-0.07128*[.M319])" office:value-type="float" office:value="500513" calcext:value-type="float">
            <text:p>500513</text:p>
          </table:table-cell>
          <table:table-cell table:formula="of:=[.B319]/300" office:value-type="float" office:value="500513.356666667" calcext:value-type="float">
            <text:p>500513,356666667</text:p>
          </table:table-cell>
          <table:table-cell table:formula="of:=[.I319]-[.H319]" office:value-type="float" office:value="0.356666666688398" calcext:value-type="float">
            <text:p>0,356666666688398</text:p>
          </table:table-cell>
          <table:table-cell table:formula="of:=[.K318]+2048-43" office:value-type="float" office:value="635564" calcext:value-type="float">
            <text:p>635564</text:p>
          </table:table-cell>
          <table:table-cell table:formula="of:=[.K319]-[.E319]" office:value-type="float" office:value="66" calcext:value-type="float">
            <text:p>66</text:p>
          </table:table-cell>
          <table:table-cell table:formula="of:=[.C319]-[.K319]" office:value-type="float" office:value="36" calcext:value-type="float">
            <text:p>36</text:p>
          </table:table-cell>
          <table:table-cell/>
          <table:table-cell table:formula="of:=[.G319]/300" office:value-type="float" office:value="500489.795918367" calcext:value-type="float">
            <text:p>500489,795918367</text:p>
          </table:table-cell>
          <table:table-cell table:formula="of:=[.O319]+25-[.I319]" office:value-type="float" office:value="1.43925170059083" calcext:value-type="float">
            <text:p>1,4392517005908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0594985" calcext:value-type="float">
            <text:p>150594985</text:p>
          </table:table-cell>
          <table:table-cell office:value-type="float" office:value="637592" calcext:value-type="float">
            <text:p>637592</text:p>
          </table:table-cell>
          <table:table-cell office:value-type="float" office:value="246000" calcext:value-type="float">
            <text:p>246000</text:p>
          </table:table-cell>
          <table:table-cell office:value-type="float" office:value="637488" calcext:value-type="float">
            <text:p>637488</text:p>
          </table:table-cell>
          <table:table-cell office:value-type="float" office:value="245960" calcext:value-type="float">
            <text:p>245960</text:p>
          </table:table-cell>
          <table:table-cell table:formula="of:=[.F320]/(44100)*90000*300" office:value-type="float" office:value="150587755.102041" calcext:value-type="float">
            <text:p>150587755,102041</text:p>
          </table:table-cell>
          <table:table-cell table:formula="of:=ROUND([.G320]/300+26.09-0.07128*[.M320])" office:value-type="float" office:value="501984" calcext:value-type="float">
            <text:p>501984</text:p>
          </table:table-cell>
          <table:table-cell table:formula="of:=[.B320]/300" office:value-type="float" office:value="501983.283333333" calcext:value-type="float">
            <text:p>501983,283333333</text:p>
          </table:table-cell>
          <table:table-cell table:formula="of:=[.I320]-[.H320]" office:value-type="float" office:value="-0.716666666674428" calcext:value-type="float">
            <text:p>-0,716666666674428</text:p>
          </table:table-cell>
          <table:table-cell table:formula="of:=[.K319]+2048-43" office:value-type="float" office:value="637569" calcext:value-type="float">
            <text:p>637569</text:p>
          </table:table-cell>
          <table:table-cell table:formula="of:=[.K320]-[.E320]" office:value-type="float" office:value="81" calcext:value-type="float">
            <text:p>81</text:p>
          </table:table-cell>
          <table:table-cell table:formula="of:=[.C320]-[.K320]" office:value-type="float" office:value="23" calcext:value-type="float">
            <text:p>23</text:p>
          </table:table-cell>
          <table:table-cell/>
          <table:table-cell table:formula="of:=[.G320]/300" office:value-type="float" office:value="501959.183673469" calcext:value-type="float">
            <text:p>501959,183673469</text:p>
          </table:table-cell>
          <table:table-cell table:formula="of:=[.O320]+25-[.I320]" office:value-type="float" office:value="0.900340136082377" calcext:value-type="float">
            <text:p>0,90034013608237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058721" calcext:value-type="float">
            <text:p>151058721</text:p>
          </table:table-cell>
          <table:table-cell office:value-type="float" office:value="639670" calcext:value-type="float">
            <text:p>639670</text:p>
          </table:table-cell>
          <table:table-cell office:value-type="float" office:value="246760" calcext:value-type="float">
            <text:p>246760</text:p>
          </table:table-cell>
          <table:table-cell office:value-type="float" office:value="639568" calcext:value-type="float">
            <text:p>639568</text:p>
          </table:table-cell>
          <table:table-cell office:value-type="float" office:value="246720" calcext:value-type="float">
            <text:p>246720</text:p>
          </table:table-cell>
          <table:table-cell table:formula="of:=[.F321]/(44100)*90000*300" office:value-type="float" office:value="151053061.22449" calcext:value-type="float">
            <text:p>151053061,22449</text:p>
          </table:table-cell>
          <table:table-cell table:formula="of:=ROUND([.G321]/300+26.09-0.07128*[.M321])" office:value-type="float" office:value="503529" calcext:value-type="float">
            <text:p>503529</text:p>
          </table:table-cell>
          <table:table-cell table:formula="of:=[.B321]/300" office:value-type="float" office:value="503529.07" calcext:value-type="float">
            <text:p>503529,07</text:p>
          </table:table-cell>
          <table:table-cell table:formula="of:=[.I321]-[.H321]" office:value-type="float" office:value="0.0700000000069849" calcext:value-type="float">
            <text:p>0,070000000006985</text:p>
          </table:table-cell>
          <table:table-cell table:formula="of:=[.K320]+2048-43" office:value-type="float" office:value="639574" calcext:value-type="float">
            <text:p>639574</text:p>
          </table:table-cell>
          <table:table-cell table:formula="of:=[.K321]-[.E321]" office:value-type="float" office:value="6" calcext:value-type="float">
            <text:p>6</text:p>
          </table:table-cell>
          <table:table-cell table:formula="of:=[.C321]-[.K321]" office:value-type="float" office:value="96" calcext:value-type="float">
            <text:p>96</text:p>
          </table:table-cell>
          <table:table-cell/>
          <table:table-cell table:formula="of:=[.G321]/300" office:value-type="float" office:value="503510.204081633" calcext:value-type="float">
            <text:p>503510,204081633</text:p>
          </table:table-cell>
          <table:table-cell table:formula="of:=[.O321]+25-[.I321]" office:value-type="float" office:value="6.13408163271379" calcext:value-type="float">
            <text:p>6,1340816327137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499271" calcext:value-type="float">
            <text:p>151499271</text:p>
          </table:table-cell>
          <table:table-cell office:value-type="float" office:value="641696" calcext:value-type="float">
            <text:p>641696</text:p>
          </table:table-cell>
          <table:table-cell office:value-type="float" office:value="247480" calcext:value-type="float">
            <text:p>247480</text:p>
          </table:table-cell>
          <table:table-cell office:value-type="float" office:value="641522" calcext:value-type="float">
            <text:p>641522</text:p>
          </table:table-cell>
          <table:table-cell office:value-type="float" office:value="247440" calcext:value-type="float">
            <text:p>247440</text:p>
          </table:table-cell>
          <table:table-cell table:formula="of:=[.F322]/(44100)*90000*300" office:value-type="float" office:value="151493877.55102" calcext:value-type="float">
            <text:p>151493877,55102</text:p>
          </table:table-cell>
          <table:table-cell table:formula="of:=ROUND([.G322]/300+26.09-0.07128*[.M322])" office:value-type="float" office:value="504997" calcext:value-type="float">
            <text:p>504997</text:p>
          </table:table-cell>
          <table:table-cell table:formula="of:=[.B322]/300" office:value-type="float" office:value="504997.57" calcext:value-type="float">
            <text:p>504997,57</text:p>
          </table:table-cell>
          <table:table-cell table:formula="of:=[.I322]-[.H322]" office:value-type="float" office:value="0.570000000006985" calcext:value-type="float">
            <text:p>0,570000000006985</text:p>
          </table:table-cell>
          <table:table-cell table:formula="of:=[.K321]+2048-43" office:value-type="float" office:value="641579" calcext:value-type="float">
            <text:p>641579</text:p>
          </table:table-cell>
          <table:table-cell table:formula="of:=[.K322]-[.E322]" office:value-type="float" office:value="57" calcext:value-type="float">
            <text:p>57</text:p>
          </table:table-cell>
          <table:table-cell table:formula="of:=[.C322]-[.K322]" office:value-type="float" office:value="117" calcext:value-type="float">
            <text:p>117</text:p>
          </table:table-cell>
          <table:table-cell/>
          <table:table-cell table:formula="of:=[.G322]/300" office:value-type="float" office:value="504979.591836735" calcext:value-type="float">
            <text:p>504979,591836735</text:p>
          </table:table-cell>
          <table:table-cell table:formula="of:=[.O322]+25-[.I322]" office:value-type="float" office:value="7.02183673472609" calcext:value-type="float">
            <text:p>7,0218367347260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51941364" calcext:value-type="float">
            <text:p>151941364</text:p>
          </table:table-cell>
          <table:table-cell office:value-type="float" office:value="643636" calcext:value-type="float">
            <text:p>643636</text:p>
          </table:table-cell>
          <table:table-cell office:value-type="float" office:value="248200" calcext:value-type="float">
            <text:p>248200</text:p>
          </table:table-cell>
          <table:table-cell office:value-type="float" office:value="643538" calcext:value-type="float">
            <text:p>643538</text:p>
          </table:table-cell>
          <table:table-cell office:value-type="float" office:value="248160" calcext:value-type="float">
            <text:p>248160</text:p>
          </table:table-cell>
          <table:table-cell table:formula="of:=[.F323]/(44100)*90000*300" office:value-type="float" office:value="151934693.877551" calcext:value-type="float">
            <text:p>151934693,877551</text:p>
          </table:table-cell>
          <table:table-cell table:formula="of:=ROUND([.G323]/300+26.09-0.07128*[.M323])" office:value-type="float" office:value="506471" calcext:value-type="float">
            <text:p>506471</text:p>
          </table:table-cell>
          <table:table-cell table:formula="of:=[.B323]/300" office:value-type="float" office:value="506471.213333333" calcext:value-type="float">
            <text:p>506471,213333333</text:p>
          </table:table-cell>
          <table:table-cell table:formula="of:=[.I323]-[.H323]" office:value-type="float" office:value="0.213333333318587" calcext:value-type="float">
            <text:p>0,213333333318587</text:p>
          </table:table-cell>
          <table:table-cell table:formula="of:=[.K322]+2048-43" office:value-type="float" office:value="643584" calcext:value-type="float">
            <text:p>643584</text:p>
          </table:table-cell>
          <table:table-cell table:formula="of:=[.K323]-[.E323]" office:value-type="float" office:value="46" calcext:value-type="float">
            <text:p>46</text:p>
          </table:table-cell>
          <table:table-cell table:formula="of:=[.C323]-[.K323]" office:value-type="float" office:value="52" calcext:value-type="float">
            <text:p>52</text:p>
          </table:table-cell>
          <table:table-cell/>
          <table:table-cell table:formula="of:=[.G323]/300" office:value-type="float" office:value="506448.979591837" calcext:value-type="float">
            <text:p>506448,979591837</text:p>
          </table:table-cell>
          <table:table-cell table:formula="of:=[.O323]+25-[.I323]" office:value-type="float" office:value="2.7662585034268" calcext:value-type="float">
            <text:p>2,766258503426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2406171" calcext:value-type="float">
            <text:p>152406171</text:p>
          </table:table-cell>
          <table:table-cell office:value-type="float" office:value="645664" calcext:value-type="float">
            <text:p>645664</text:p>
          </table:table-cell>
          <table:table-cell office:value-type="float" office:value="248960" calcext:value-type="float">
            <text:p>248960</text:p>
          </table:table-cell>
          <table:table-cell office:value-type="float" office:value="645562" calcext:value-type="float">
            <text:p>645562</text:p>
          </table:table-cell>
          <table:table-cell office:value-type="float" office:value="248920" calcext:value-type="float">
            <text:p>248920</text:p>
          </table:table-cell>
          <table:table-cell table:formula="of:=[.F324]/(44100)*90000*300" office:value-type="float" office:value="152400000" calcext:value-type="float">
            <text:p>152400000</text:p>
          </table:table-cell>
          <table:table-cell table:formula="of:=ROUND([.G324]/300+26.09-0.07128*[.M324])" office:value-type="float" office:value="508021" calcext:value-type="float">
            <text:p>508021</text:p>
          </table:table-cell>
          <table:table-cell table:formula="of:=[.B324]/300" office:value-type="float" office:value="508020.57" calcext:value-type="float">
            <text:p>508020,57</text:p>
          </table:table-cell>
          <table:table-cell table:formula="of:=[.I324]-[.H324]" office:value-type="float" office:value="-0.429999999993015" calcext:value-type="float">
            <text:p>-0,429999999993015</text:p>
          </table:table-cell>
          <table:table-cell table:formula="of:=[.K323]+2048-43" office:value-type="float" office:value="645589" calcext:value-type="float">
            <text:p>645589</text:p>
          </table:table-cell>
          <table:table-cell table:formula="of:=[.K324]-[.E324]" office:value-type="float" office:value="27" calcext:value-type="float">
            <text:p>27</text:p>
          </table:table-cell>
          <table:table-cell table:formula="of:=[.C324]-[.K324]" office:value-type="float" office:value="75" calcext:value-type="float">
            <text:p>75</text:p>
          </table:table-cell>
          <table:table-cell/>
          <table:table-cell table:formula="of:=[.G324]/300" office:value-type="float" office:value="508000" calcext:value-type="float">
            <text:p>508000</text:p>
          </table:table-cell>
          <table:table-cell table:formula="of:=[.O324]+25-[.I324]" office:value-type="float" office:value="4.43000000010943" calcext:value-type="float">
            <text:p>4,4300000001094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2869350" calcext:value-type="float">
            <text:p>152869350</text:p>
          </table:table-cell>
          <table:table-cell office:value-type="float" office:value="647768" calcext:value-type="float">
            <text:p>647768</text:p>
          </table:table-cell>
          <table:table-cell office:value-type="float" office:value="249720" calcext:value-type="float">
            <text:p>249720</text:p>
          </table:table-cell>
          <table:table-cell office:value-type="float" office:value="647592" calcext:value-type="float">
            <text:p>647592</text:p>
          </table:table-cell>
          <table:table-cell office:value-type="float" office:value="249680" calcext:value-type="float">
            <text:p>249680</text:p>
          </table:table-cell>
          <table:table-cell table:formula="of:=[.F325]/(44100)*90000*300" office:value-type="float" office:value="152865306.122449" calcext:value-type="float">
            <text:p>152865306,122449</text:p>
          </table:table-cell>
          <table:table-cell table:formula="of:=ROUND([.G325]/300+26.09-0.07128*[.M325])" office:value-type="float" office:value="509565" calcext:value-type="float">
            <text:p>509565</text:p>
          </table:table-cell>
          <table:table-cell table:formula="of:=[.B325]/300" office:value-type="float" office:value="509564.5" calcext:value-type="float">
            <text:p>509564,5</text:p>
          </table:table-cell>
          <table:table-cell table:formula="of:=[.I325]-[.H325]" office:value-type="float" office:value="-0.5" calcext:value-type="float">
            <text:p>-0,5</text:p>
          </table:table-cell>
          <table:table-cell table:formula="of:=[.K324]+2048-43" office:value-type="float" office:value="647594" calcext:value-type="float">
            <text:p>647594</text:p>
          </table:table-cell>
          <table:table-cell table:formula="of:=[.K325]-[.E325]" office:value-type="float" office:value="2" calcext:value-type="float">
            <text:p>2</text:p>
          </table:table-cell>
          <table:table-cell table:formula="of:=[.C325]-[.K325]" office:value-type="float" office:value="174" calcext:value-type="float">
            <text:p>174</text:p>
          </table:table-cell>
          <table:table-cell/>
          <table:table-cell table:formula="of:=[.G325]/300" office:value-type="float" office:value="509551.020408163" calcext:value-type="float">
            <text:p>509551,020408163</text:p>
          </table:table-cell>
          <table:table-cell table:formula="of:=[.O325]+25-[.I325]" office:value-type="float" office:value="11.5204081632546" calcext:value-type="float">
            <text:p>11,520408163254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3289243" calcext:value-type="float">
            <text:p>153289243</text:p>
          </table:table-cell>
          <table:table-cell office:value-type="float" office:value="649610" calcext:value-type="float">
            <text:p>649610</text:p>
          </table:table-cell>
          <table:table-cell office:value-type="float" office:value="250400" calcext:value-type="float">
            <text:p>250400</text:p>
          </table:table-cell>
          <table:table-cell office:value-type="float" office:value="649436" calcext:value-type="float">
            <text:p>649436</text:p>
          </table:table-cell>
          <table:table-cell office:value-type="float" office:value="250360" calcext:value-type="float">
            <text:p>250360</text:p>
          </table:table-cell>
          <table:table-cell table:formula="of:=[.F326]/(44100)*90000*300" office:value-type="float" office:value="153281632.653061" calcext:value-type="float">
            <text:p>153281632,653061</text:p>
          </table:table-cell>
          <table:table-cell table:formula="of:=ROUND([.G326]/300+26.09-0.07128*[.M326])" office:value-type="float" office:value="510964" calcext:value-type="float">
            <text:p>510964</text:p>
          </table:table-cell>
          <table:table-cell table:formula="of:=[.B326]/300" office:value-type="float" office:value="510964.143333333" calcext:value-type="float">
            <text:p>510964,143333333</text:p>
          </table:table-cell>
          <table:table-cell table:formula="of:=[.I326]-[.H326]" office:value-type="float" office:value="0.143333333311602" calcext:value-type="float">
            <text:p>0,143333333311602</text:p>
          </table:table-cell>
          <table:table-cell table:formula="of:=[.K325]+2048-43" office:value-type="float" office:value="649599" calcext:value-type="float">
            <text:p>649599</text:p>
          </table:table-cell>
          <table:table-cell table:formula="of:=[.K326]-[.E326]" office:value-type="float" office:value="163" calcext:value-type="float">
            <text:p>163</text:p>
          </table:table-cell>
          <table:table-cell table:formula="of:=[.C326]-[.K326]" office:value-type="float" office:value="11" calcext:value-type="float">
            <text:p>11</text:p>
          </table:table-cell>
          <table:table-cell/>
          <table:table-cell table:formula="of:=[.G326]/300" office:value-type="float" office:value="510938.775510204" calcext:value-type="float">
            <text:p>510938,775510204</text:p>
          </table:table-cell>
          <table:table-cell table:formula="of:=[.O326]+25-[.I326]" office:value-type="float" office:value="-0.36782312928699" calcext:value-type="float">
            <text:p>-0,3678231292869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3754221" calcext:value-type="float">
            <text:p>153754221</text:p>
          </table:table-cell>
          <table:table-cell office:value-type="float" office:value="651630" calcext:value-type="float">
            <text:p>651630</text:p>
          </table:table-cell>
          <table:table-cell office:value-type="float" office:value="251160" calcext:value-type="float">
            <text:p>251160</text:p>
          </table:table-cell>
          <table:table-cell office:value-type="float" office:value="651532" calcext:value-type="float">
            <text:p>651532</text:p>
          </table:table-cell>
          <table:table-cell office:value-type="float" office:value="251120" calcext:value-type="float">
            <text:p>251120</text:p>
          </table:table-cell>
          <table:table-cell table:formula="of:=[.F327]/(44100)*90000*300" office:value-type="float" office:value="153746938.77551" calcext:value-type="float">
            <text:p>153746938,77551</text:p>
          </table:table-cell>
          <table:table-cell table:formula="of:=ROUND([.G327]/300+26.09-0.07128*[.M327])" office:value-type="float" office:value="512514" calcext:value-type="float">
            <text:p>512514</text:p>
          </table:table-cell>
          <table:table-cell table:formula="of:=[.B327]/300" office:value-type="float" office:value="512514.07" calcext:value-type="float">
            <text:p>512514,07</text:p>
          </table:table-cell>
          <table:table-cell table:formula="of:=[.I327]-[.H327]" office:value-type="float" office:value="0.0700000000069849" calcext:value-type="float">
            <text:p>0,070000000006985</text:p>
          </table:table-cell>
          <table:table-cell table:formula="of:=[.K326]+2048-43" office:value-type="float" office:value="651604" calcext:value-type="float">
            <text:p>651604</text:p>
          </table:table-cell>
          <table:table-cell table:formula="of:=[.K327]-[.E327]" office:value-type="float" office:value="72" calcext:value-type="float">
            <text:p>72</text:p>
          </table:table-cell>
          <table:table-cell table:formula="of:=[.C327]-[.K327]" office:value-type="float" office:value="26" calcext:value-type="float">
            <text:p>26</text:p>
          </table:table-cell>
          <table:table-cell/>
          <table:table-cell table:formula="of:=[.G327]/300" office:value-type="float" office:value="512489.795918367" calcext:value-type="float">
            <text:p>512489,795918367</text:p>
          </table:table-cell>
          <table:table-cell table:formula="of:=[.O327]+25-[.I327]" office:value-type="float" office:value="0.725918367272243" calcext:value-type="float">
            <text:p>0,72591836727224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4219757" calcext:value-type="float">
            <text:p>154219757</text:p>
          </table:table-cell>
          <table:table-cell office:value-type="float" office:value="653624" calcext:value-type="float">
            <text:p>653624</text:p>
          </table:table-cell>
          <table:table-cell office:value-type="float" office:value="251920" calcext:value-type="float">
            <text:p>251920</text:p>
          </table:table-cell>
          <table:table-cell office:value-type="float" office:value="653526" calcext:value-type="float">
            <text:p>653526</text:p>
          </table:table-cell>
          <table:table-cell office:value-type="float" office:value="251880" calcext:value-type="float">
            <text:p>251880</text:p>
          </table:table-cell>
          <table:table-cell table:formula="of:=[.F328]/(44100)*90000*300" office:value-type="float" office:value="154212244.897959" calcext:value-type="float">
            <text:p>154212244,897959</text:p>
          </table:table-cell>
          <table:table-cell table:formula="of:=ROUND([.G328]/300+26.09-0.07128*[.M328])" office:value-type="float" office:value="514066" calcext:value-type="float">
            <text:p>514066</text:p>
          </table:table-cell>
          <table:table-cell table:formula="of:=[.B328]/300" office:value-type="float" office:value="514065.856666667" calcext:value-type="float">
            <text:p>514065,856666667</text:p>
          </table:table-cell>
          <table:table-cell table:formula="of:=[.I328]-[.H328]" office:value-type="float" office:value="-0.143333333311602" calcext:value-type="float">
            <text:p>-0,143333333311602</text:p>
          </table:table-cell>
          <table:table-cell table:formula="of:=[.K327]+2048-43" office:value-type="float" office:value="653609" calcext:value-type="float">
            <text:p>653609</text:p>
          </table:table-cell>
          <table:table-cell table:formula="of:=[.K328]-[.E328]" office:value-type="float" office:value="83" calcext:value-type="float">
            <text:p>83</text:p>
          </table:table-cell>
          <table:table-cell table:formula="of:=[.C328]-[.K328]" office:value-type="float" office:value="15" calcext:value-type="float">
            <text:p>15</text:p>
          </table:table-cell>
          <table:table-cell/>
          <table:table-cell table:formula="of:=[.G328]/300" office:value-type="float" office:value="514040.816326531" calcext:value-type="float">
            <text:p>514040,816326531</text:p>
          </table:table-cell>
          <table:table-cell table:formula="of:=[.O328]+25-[.I328]" office:value-type="float" office:value="-0.0403401360381395" calcext:value-type="float">
            <text:p>-0,0403401360381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4683964" calcext:value-type="float">
            <text:p>154683964</text:p>
          </table:table-cell>
          <table:table-cell office:value-type="float" office:value="655680" calcext:value-type="float">
            <text:p>655680</text:p>
          </table:table-cell>
          <table:table-cell office:value-type="float" office:value="252680" calcext:value-type="float">
            <text:p>252680</text:p>
          </table:table-cell>
          <table:table-cell office:value-type="float" office:value="655584" calcext:value-type="float">
            <text:p>655584</text:p>
          </table:table-cell>
          <table:table-cell office:value-type="float" office:value="252640" calcext:value-type="float">
            <text:p>252640</text:p>
          </table:table-cell>
          <table:table-cell table:formula="of:=[.F329]/(44100)*90000*300" office:value-type="float" office:value="154677551.020408" calcext:value-type="float">
            <text:p>154677551,020408</text:p>
          </table:table-cell>
          <table:table-cell table:formula="of:=ROUND([.G329]/300+26.09-0.07128*[.M329])" office:value-type="float" office:value="515613" calcext:value-type="float">
            <text:p>515613</text:p>
          </table:table-cell>
          <table:table-cell table:formula="of:=[.B329]/300" office:value-type="float" office:value="515613.213333333" calcext:value-type="float">
            <text:p>515613,213333333</text:p>
          </table:table-cell>
          <table:table-cell table:formula="of:=[.I329]-[.H329]" office:value-type="float" office:value="0.213333333318587" calcext:value-type="float">
            <text:p>0,213333333318587</text:p>
          </table:table-cell>
          <table:table-cell table:formula="of:=[.K328]+2048-43" office:value-type="float" office:value="655614" calcext:value-type="float">
            <text:p>655614</text:p>
          </table:table-cell>
          <table:table-cell table:formula="of:=[.K329]-[.E329]" office:value-type="float" office:value="30" calcext:value-type="float">
            <text:p>30</text:p>
          </table:table-cell>
          <table:table-cell table:formula="of:=[.C329]-[.K329]" office:value-type="float" office:value="66" calcext:value-type="float">
            <text:p>66</text:p>
          </table:table-cell>
          <table:table-cell/>
          <table:table-cell table:formula="of:=[.G329]/300" office:value-type="float" office:value="515591.836734694" calcext:value-type="float">
            <text:p>515591,836734694</text:p>
          </table:table-cell>
          <table:table-cell table:formula="of:=[.O329]+25-[.I329]" office:value-type="float" office:value="3.62340136064449" calcext:value-type="float">
            <text:p>3,6234013606444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5150528" calcext:value-type="float">
            <text:p>155150528</text:p>
          </table:table-cell>
          <table:table-cell office:value-type="float" office:value="657626" calcext:value-type="float">
            <text:p>657626</text:p>
          </table:table-cell>
          <table:table-cell office:value-type="float" office:value="253440" calcext:value-type="float">
            <text:p>253440</text:p>
          </table:table-cell>
          <table:table-cell office:value-type="float" office:value="657534" calcext:value-type="float">
            <text:p>657534</text:p>
          </table:table-cell>
          <table:table-cell office:value-type="float" office:value="253400" calcext:value-type="float">
            <text:p>253400</text:p>
          </table:table-cell>
          <table:table-cell table:formula="of:=[.F330]/(44100)*90000*300" office:value-type="float" office:value="155142857.142857" calcext:value-type="float">
            <text:p>155142857,142857</text:p>
          </table:table-cell>
          <table:table-cell table:formula="of:=ROUND([.G330]/300+26.09-0.07128*[.M330])" office:value-type="float" office:value="517168" calcext:value-type="float">
            <text:p>517168</text:p>
          </table:table-cell>
          <table:table-cell table:formula="of:=[.B330]/300" office:value-type="float" office:value="517168.426666667" calcext:value-type="float">
            <text:p>517168,426666667</text:p>
          </table:table-cell>
          <table:table-cell table:formula="of:=[.I330]-[.H330]" office:value-type="float" office:value="0.426666666695382" calcext:value-type="float">
            <text:p>0,426666666695382</text:p>
          </table:table-cell>
          <table:table-cell table:formula="of:=[.K329]+2048-43" office:value-type="float" office:value="657619" calcext:value-type="float">
            <text:p>657619</text:p>
          </table:table-cell>
          <table:table-cell table:formula="of:=[.K330]-[.E330]" office:value-type="float" office:value="85" calcext:value-type="float">
            <text:p>85</text:p>
          </table:table-cell>
          <table:table-cell table:formula="of:=[.C330]-[.K330]" office:value-type="float" office:value="7" calcext:value-type="float">
            <text:p>7</text:p>
          </table:table-cell>
          <table:table-cell/>
          <table:table-cell table:formula="of:=[.G330]/300" office:value-type="float" office:value="517142.857142857" calcext:value-type="float">
            <text:p>517142,857142857</text:p>
          </table:table-cell>
          <table:table-cell table:formula="of:=[.O330]+25-[.I330]" office:value-type="float" office:value="-0.569523809594102" calcext:value-type="float">
            <text:p>-0,56952380959410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5638735" calcext:value-type="float">
            <text:p>155638735</text:p>
          </table:table-cell>
          <table:table-cell office:value-type="float" office:value="659710" calcext:value-type="float">
            <text:p>659710</text:p>
          </table:table-cell>
          <table:table-cell office:value-type="float" office:value="254240" calcext:value-type="float">
            <text:p>254240</text:p>
          </table:table-cell>
          <table:table-cell office:value-type="float" office:value="659544" calcext:value-type="float">
            <text:p>659544</text:p>
          </table:table-cell>
          <table:table-cell office:value-type="float" office:value="254200" calcext:value-type="float">
            <text:p>254200</text:p>
          </table:table-cell>
          <table:table-cell table:formula="of:=[.F331]/(44100)*90000*300" office:value-type="float" office:value="155632653.061225" calcext:value-type="float">
            <text:p>155632653,061225</text:p>
          </table:table-cell>
          <table:table-cell table:formula="of:=ROUND([.G331]/300+26.09-0.07128*[.M331])" office:value-type="float" office:value="518795" calcext:value-type="float">
            <text:p>518795</text:p>
          </table:table-cell>
          <table:table-cell table:formula="of:=[.B331]/300" office:value-type="float" office:value="518795.783333333" calcext:value-type="float">
            <text:p>518795,783333333</text:p>
          </table:table-cell>
          <table:table-cell table:formula="of:=[.I331]-[.H331]" office:value-type="float" office:value="0.783333333325572" calcext:value-type="float">
            <text:p>0,783333333325572</text:p>
          </table:table-cell>
          <table:table-cell table:formula="of:=[.K330]+2048-43" office:value-type="float" office:value="659624" calcext:value-type="float">
            <text:p>659624</text:p>
          </table:table-cell>
          <table:table-cell table:formula="of:=[.K331]-[.E331]" office:value-type="float" office:value="80" calcext:value-type="float">
            <text:p>80</text:p>
          </table:table-cell>
          <table:table-cell table:formula="of:=[.C331]-[.K331]" office:value-type="float" office:value="86" calcext:value-type="float">
            <text:p>86</text:p>
          </table:table-cell>
          <table:table-cell/>
          <table:table-cell table:formula="of:=[.G331]/300" office:value-type="float" office:value="518775.510204082" calcext:value-type="float">
            <text:p>518775,510204082</text:p>
          </table:table-cell>
          <table:table-cell table:formula="of:=[.O331]+25-[.I331]" office:value-type="float" office:value="4.72687074833084" calcext:value-type="float">
            <text:p>4,7268707483308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6128571" calcext:value-type="float">
            <text:p>156128571</text:p>
          </table:table-cell>
          <table:table-cell office:value-type="float" office:value="661704" calcext:value-type="float">
            <text:p>661704</text:p>
          </table:table-cell>
          <table:table-cell office:value-type="float" office:value="255040" calcext:value-type="float">
            <text:p>255040</text:p>
          </table:table-cell>
          <table:table-cell office:value-type="float" office:value="661614" calcext:value-type="float">
            <text:p>661614</text:p>
          </table:table-cell>
          <table:table-cell office:value-type="float" office:value="255000" calcext:value-type="float">
            <text:p>255000</text:p>
          </table:table-cell>
          <table:table-cell table:formula="of:=[.F332]/(44100)*90000*300" office:value-type="float" office:value="156122448.979592" calcext:value-type="float">
            <text:p>156122448,979592</text:p>
          </table:table-cell>
          <table:table-cell table:formula="of:=ROUND([.G332]/300+26.09-0.07128*[.M332])" office:value-type="float" office:value="520429" calcext:value-type="float">
            <text:p>520429</text:p>
          </table:table-cell>
          <table:table-cell table:formula="of:=[.B332]/300" office:value-type="float" office:value="520428.57" calcext:value-type="float">
            <text:p>520428,57</text:p>
          </table:table-cell>
          <table:table-cell table:formula="of:=[.I332]-[.H332]" office:value-type="float" office:value="-0.429999999993015" calcext:value-type="float">
            <text:p>-0,429999999993015</text:p>
          </table:table-cell>
          <table:table-cell table:formula="of:=[.K331]+2048-43" office:value-type="float" office:value="661629" calcext:value-type="float">
            <text:p>661629</text:p>
          </table:table-cell>
          <table:table-cell table:formula="of:=[.K332]-[.E332]" office:value-type="float" office:value="15" calcext:value-type="float">
            <text:p>15</text:p>
          </table:table-cell>
          <table:table-cell table:formula="of:=[.C332]-[.K332]" office:value-type="float" office:value="75" calcext:value-type="float">
            <text:p>75</text:p>
          </table:table-cell>
          <table:table-cell/>
          <table:table-cell table:formula="of:=[.G332]/300" office:value-type="float" office:value="520408.163265306" calcext:value-type="float">
            <text:p>520408,163265306</text:p>
          </table:table-cell>
          <table:table-cell table:formula="of:=[.O332]+25-[.I332]" office:value-type="float" office:value="4.59326530602993" calcext:value-type="float">
            <text:p>4,5932653060299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6617293" calcext:value-type="float">
            <text:p>156617293</text:p>
          </table:table-cell>
          <table:table-cell office:value-type="float" office:value="663764" calcext:value-type="float">
            <text:p>663764</text:p>
          </table:table-cell>
          <table:table-cell office:value-type="float" office:value="255840" calcext:value-type="float">
            <text:p>255840</text:p>
          </table:table-cell>
          <table:table-cell office:value-type="float" office:value="663598" calcext:value-type="float">
            <text:p>663598</text:p>
          </table:table-cell>
          <table:table-cell office:value-type="float" office:value="255800" calcext:value-type="float">
            <text:p>255800</text:p>
          </table:table-cell>
          <table:table-cell table:formula="of:=[.F333]/(44100)*90000*300" office:value-type="float" office:value="156612244.897959" calcext:value-type="float">
            <text:p>156612244,897959</text:p>
          </table:table-cell>
          <table:table-cell table:formula="of:=ROUND([.G333]/300+26.09-0.07128*[.M333])" office:value-type="float" office:value="522058" calcext:value-type="float">
            <text:p>522058</text:p>
          </table:table-cell>
          <table:table-cell table:formula="of:=[.B333]/300" office:value-type="float" office:value="522057.643333333" calcext:value-type="float">
            <text:p>522057,643333333</text:p>
          </table:table-cell>
          <table:table-cell table:formula="of:=[.I333]-[.H333]" office:value-type="float" office:value="-0.356666666688398" calcext:value-type="float">
            <text:p>-0,356666666688398</text:p>
          </table:table-cell>
          <table:table-cell table:formula="of:=[.K332]+2048-43" office:value-type="float" office:value="663634" calcext:value-type="float">
            <text:p>663634</text:p>
          </table:table-cell>
          <table:table-cell table:formula="of:=[.K333]-[.E333]" office:value-type="float" office:value="36" calcext:value-type="float">
            <text:p>36</text:p>
          </table:table-cell>
          <table:table-cell table:formula="of:=[.C333]-[.K333]" office:value-type="float" office:value="130" calcext:value-type="float">
            <text:p>130</text:p>
          </table:table-cell>
          <table:table-cell/>
          <table:table-cell table:formula="of:=[.G333]/300" office:value-type="float" office:value="522040.816326531" calcext:value-type="float">
            <text:p>522040,816326531</text:p>
          </table:table-cell>
          <table:table-cell table:formula="of:=[.O333]+25-[.I333]" office:value-type="float" office:value="8.17299319728045" calcext:value-type="float">
            <text:p>8,1729931972804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7084714" calcext:value-type="float">
            <text:p>157084714</text:p>
          </table:table-cell>
          <table:table-cell office:value-type="float" office:value="665670" calcext:value-type="float">
            <text:p>665670</text:p>
          </table:table-cell>
          <table:table-cell office:value-type="float" office:value="256600" calcext:value-type="float">
            <text:p>256600</text:p>
          </table:table-cell>
          <table:table-cell office:value-type="float" office:value="665574" calcext:value-type="float">
            <text:p>665574</text:p>
          </table:table-cell>
          <table:table-cell office:value-type="float" office:value="256560" calcext:value-type="float">
            <text:p>256560</text:p>
          </table:table-cell>
          <table:table-cell table:formula="of:=[.F334]/(44100)*90000*300" office:value-type="float" office:value="157077551.020408" calcext:value-type="float">
            <text:p>157077551,020408</text:p>
          </table:table-cell>
          <table:table-cell table:formula="of:=ROUND([.G334]/300+26.09-0.07128*[.M334])" office:value-type="float" office:value="523616" calcext:value-type="float">
            <text:p>523616</text:p>
          </table:table-cell>
          <table:table-cell table:formula="of:=[.B334]/300" office:value-type="float" office:value="523615.713333333" calcext:value-type="float">
            <text:p>523615,713333333</text:p>
          </table:table-cell>
          <table:table-cell table:formula="of:=[.I334]-[.H334]" office:value-type="float" office:value="-0.286666666681413" calcext:value-type="float">
            <text:p>-0,286666666681413</text:p>
          </table:table-cell>
          <table:table-cell table:formula="of:=[.K333]+2048-43" office:value-type="float" office:value="665639" calcext:value-type="float">
            <text:p>665639</text:p>
          </table:table-cell>
          <table:table-cell table:formula="of:=[.K334]-[.E334]" office:value-type="float" office:value="65" calcext:value-type="float">
            <text:p>65</text:p>
          </table:table-cell>
          <table:table-cell table:formula="of:=[.C334]-[.K334]" office:value-type="float" office:value="31" calcext:value-type="float">
            <text:p>31</text:p>
          </table:table-cell>
          <table:table-cell/>
          <table:table-cell table:formula="of:=[.G334]/300" office:value-type="float" office:value="523591.836734694" calcext:value-type="float">
            <text:p>523591,836734694</text:p>
          </table:table-cell>
          <table:table-cell table:formula="of:=[.O334]+25-[.I334]" office:value-type="float" office:value="1.12340136052808" calcext:value-type="float">
            <text:p>1,1234013605280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7525007" calcext:value-type="float">
            <text:p>157525007</text:p>
          </table:table-cell>
          <table:table-cell office:value-type="float" office:value="667694" calcext:value-type="float">
            <text:p>667694</text:p>
          </table:table-cell>
          <table:table-cell office:value-type="float" office:value="257320" calcext:value-type="float">
            <text:p>257320</text:p>
          </table:table-cell>
          <table:table-cell office:value-type="float" office:value="667592" calcext:value-type="float">
            <text:p>667592</text:p>
          </table:table-cell>
          <table:table-cell office:value-type="float" office:value="257280" calcext:value-type="float">
            <text:p>257280</text:p>
          </table:table-cell>
          <table:table-cell table:formula="of:=[.F335]/(44100)*90000*300" office:value-type="float" office:value="157518367.346939" calcext:value-type="float">
            <text:p>157518367,346939</text:p>
          </table:table-cell>
          <table:table-cell table:formula="of:=ROUND([.G335]/300+26.09-0.07128*[.M335])" office:value-type="float" office:value="525084" calcext:value-type="float">
            <text:p>525084</text:p>
          </table:table-cell>
          <table:table-cell table:formula="of:=[.B335]/300" office:value-type="float" office:value="525083.356666667" calcext:value-type="float">
            <text:p>525083,356666667</text:p>
          </table:table-cell>
          <table:table-cell table:formula="of:=[.I335]-[.H335]" office:value-type="float" office:value="-0.643333333311603" calcext:value-type="float">
            <text:p>-0,643333333311603</text:p>
          </table:table-cell>
          <table:table-cell table:formula="of:=[.K334]+2048-43" office:value-type="float" office:value="667644" calcext:value-type="float">
            <text:p>667644</text:p>
          </table:table-cell>
          <table:table-cell table:formula="of:=[.K335]-[.E335]" office:value-type="float" office:value="52" calcext:value-type="float">
            <text:p>52</text:p>
          </table:table-cell>
          <table:table-cell table:formula="of:=[.C335]-[.K335]" office:value-type="float" office:value="50" calcext:value-type="float">
            <text:p>50</text:p>
          </table:table-cell>
          <table:table-cell/>
          <table:table-cell table:formula="of:=[.G335]/300" office:value-type="float" office:value="525061.224489796" calcext:value-type="float">
            <text:p>525061,224489796</text:p>
          </table:table-cell>
          <table:table-cell table:formula="of:=[.O335]+25-[.I335]" office:value-type="float" office:value="2.86782312928699" calcext:value-type="float">
            <text:p>2,8678231292869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7965600" calcext:value-type="float">
            <text:p>157965600</text:p>
          </table:table-cell>
          <table:table-cell office:value-type="float" office:value="669718" calcext:value-type="float">
            <text:p>669718</text:p>
          </table:table-cell>
          <table:table-cell office:value-type="float" office:value="258040" calcext:value-type="float">
            <text:p>258040</text:p>
          </table:table-cell>
          <table:table-cell office:value-type="float" office:value="669616" calcext:value-type="float">
            <text:p>669616</text:p>
          </table:table-cell>
          <table:table-cell office:value-type="float" office:value="258000" calcext:value-type="float">
            <text:p>258000</text:p>
          </table:table-cell>
          <table:table-cell table:formula="of:=[.F336]/(44100)*90000*300" office:value-type="float" office:value="157959183.673469" calcext:value-type="float">
            <text:p>157959183,673469</text:p>
          </table:table-cell>
          <table:table-cell table:formula="of:=ROUND([.G336]/300+26.09-0.07128*[.M336])" office:value-type="float" office:value="526552" calcext:value-type="float">
            <text:p>526552</text:p>
          </table:table-cell>
          <table:table-cell table:formula="of:=[.B336]/300" office:value-type="float" office:value="526552" calcext:value-type="float">
            <text:p>526552</text:p>
          </table:table-cell>
          <table:table-cell table:formula="of:=[.I336]-[.H336]" office:value-type="float" office:value="0" calcext:value-type="float">
            <text:p>0</text:p>
          </table:table-cell>
          <table:table-cell table:formula="of:=[.K335]+2048-43" office:value-type="float" office:value="669649" calcext:value-type="float">
            <text:p>669649</text:p>
          </table:table-cell>
          <table:table-cell table:formula="of:=[.K336]-[.E336]" office:value-type="float" office:value="33" calcext:value-type="float">
            <text:p>33</text:p>
          </table:table-cell>
          <table:table-cell table:formula="of:=[.C336]-[.K336]" office:value-type="float" office:value="69" calcext:value-type="float">
            <text:p>69</text:p>
          </table:table-cell>
          <table:table-cell/>
          <table:table-cell table:formula="of:=[.G336]/300" office:value-type="float" office:value="526530.612244898" calcext:value-type="float">
            <text:p>526530,612244898</text:p>
          </table:table-cell>
          <table:table-cell table:formula="of:=[.O336]+25-[.I336]" office:value-type="float" office:value="3.61224489798769" calcext:value-type="float">
            <text:p>3,6122448979876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8404778" calcext:value-type="float">
            <text:p>158404778</text:p>
          </table:table-cell>
          <table:table-cell office:value-type="float" office:value="671794" calcext:value-type="float">
            <text:p>671794</text:p>
          </table:table-cell>
          <table:table-cell office:value-type="float" office:value="258760" calcext:value-type="float">
            <text:p>258760</text:p>
          </table:table-cell>
          <table:table-cell office:value-type="float" office:value="671614" calcext:value-type="float">
            <text:p>671614</text:p>
          </table:table-cell>
          <table:table-cell office:value-type="float" office:value="258720" calcext:value-type="float">
            <text:p>258720</text:p>
          </table:table-cell>
          <table:table-cell table:formula="of:=[.F337]/(44100)*90000*300" office:value-type="float" office:value="158400000" calcext:value-type="float">
            <text:p>158400000</text:p>
          </table:table-cell>
          <table:table-cell table:formula="of:=ROUND([.G337]/300+26.09-0.07128*[.M337])" office:value-type="float" office:value="528016" calcext:value-type="float">
            <text:p>528016</text:p>
          </table:table-cell>
          <table:table-cell table:formula="of:=[.B337]/300" office:value-type="float" office:value="528015.926666667" calcext:value-type="float">
            <text:p>528015,926666667</text:p>
          </table:table-cell>
          <table:table-cell table:formula="of:=[.I337]-[.H337]" office:value-type="float" office:value="-0.0733333333628252" calcext:value-type="float">
            <text:p>-0,073333333362825</text:p>
          </table:table-cell>
          <table:table-cell table:formula="of:=[.K336]+2048-43" office:value-type="float" office:value="671654" calcext:value-type="float">
            <text:p>671654</text:p>
          </table:table-cell>
          <table:table-cell table:formula="of:=[.K337]-[.E337]" office:value-type="float" office:value="40" calcext:value-type="float">
            <text:p>40</text:p>
          </table:table-cell>
          <table:table-cell table:formula="of:=[.C337]-[.K337]" office:value-type="float" office:value="140" calcext:value-type="float">
            <text:p>140</text:p>
          </table:table-cell>
          <table:table-cell/>
          <table:table-cell table:formula="of:=[.G337]/300" office:value-type="float" office:value="528000" calcext:value-type="float">
            <text:p>528000</text:p>
          </table:table-cell>
          <table:table-cell table:formula="of:=[.O337]+25-[.I337]" office:value-type="float" office:value="9.07333333336283" calcext:value-type="float">
            <text:p>9,0733333333628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8823257" calcext:value-type="float">
            <text:p>158823257</text:p>
          </table:table-cell>
          <table:table-cell office:value-type="float" office:value="673702" calcext:value-type="float">
            <text:p>673702</text:p>
          </table:table-cell>
          <table:table-cell office:value-type="float" office:value="259440" calcext:value-type="float">
            <text:p>259440</text:p>
          </table:table-cell>
          <table:table-cell office:value-type="float" office:value="673598" calcext:value-type="float">
            <text:p>673598</text:p>
          </table:table-cell>
          <table:table-cell office:value-type="float" office:value="259400" calcext:value-type="float">
            <text:p>259400</text:p>
          </table:table-cell>
          <table:table-cell table:formula="of:=[.F338]/(44100)*90000*300" office:value-type="float" office:value="158816326.530612" calcext:value-type="float">
            <text:p>158816326,530612</text:p>
          </table:table-cell>
          <table:table-cell table:formula="of:=ROUND([.G338]/300+26.09-0.07128*[.M338])" office:value-type="float" office:value="529411" calcext:value-type="float">
            <text:p>529411</text:p>
          </table:table-cell>
          <table:table-cell table:formula="of:=[.B338]/300" office:value-type="float" office:value="529410.856666667" calcext:value-type="float">
            <text:p>529410,856666667</text:p>
          </table:table-cell>
          <table:table-cell table:formula="of:=[.I338]-[.H338]" office:value-type="float" office:value="-0.143333333311602" calcext:value-type="float">
            <text:p>-0,143333333311602</text:p>
          </table:table-cell>
          <table:table-cell table:formula="of:=[.K337]+2048-43" office:value-type="float" office:value="673659" calcext:value-type="float">
            <text:p>673659</text:p>
          </table:table-cell>
          <table:table-cell table:formula="of:=[.K338]-[.E338]" office:value-type="float" office:value="61" calcext:value-type="float">
            <text:p>61</text:p>
          </table:table-cell>
          <table:table-cell table:formula="of:=[.C338]-[.K338]" office:value-type="float" office:value="43" calcext:value-type="float">
            <text:p>43</text:p>
          </table:table-cell>
          <table:table-cell/>
          <table:table-cell table:formula="of:=[.G338]/300" office:value-type="float" office:value="529387.755102041" calcext:value-type="float">
            <text:p>529387,755102041</text:p>
          </table:table-cell>
          <table:table-cell table:formula="of:=[.O338]+25-[.I338]" office:value-type="float" office:value="1.89843537413981" calcext:value-type="float">
            <text:p>1,8984353741398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9264321" calcext:value-type="float">
            <text:p>159264321</text:p>
          </table:table-cell>
          <table:table-cell office:value-type="float" office:value="675690" calcext:value-type="float">
            <text:p>675690</text:p>
          </table:table-cell>
          <table:table-cell office:value-type="float" office:value="260160" calcext:value-type="float">
            <text:p>260160</text:p>
          </table:table-cell>
          <table:table-cell office:value-type="float" office:value="675588" calcext:value-type="float">
            <text:p>675588</text:p>
          </table:table-cell>
          <table:table-cell office:value-type="float" office:value="260120" calcext:value-type="float">
            <text:p>260120</text:p>
          </table:table-cell>
          <table:table-cell table:formula="of:=[.F339]/(44100)*90000*300" office:value-type="float" office:value="159257142.857143" calcext:value-type="float">
            <text:p>159257142,857143</text:p>
          </table:table-cell>
          <table:table-cell table:formula="of:=ROUND([.G339]/300+26.09-0.07128*[.M339])" office:value-type="float" office:value="530881" calcext:value-type="float">
            <text:p>530881</text:p>
          </table:table-cell>
          <table:table-cell table:formula="of:=[.B339]/300" office:value-type="float" office:value="530881.07" calcext:value-type="float">
            <text:p>530881,07</text:p>
          </table:table-cell>
          <table:table-cell table:formula="of:=[.I339]-[.H339]" office:value-type="float" office:value="0.0699999999487773" calcext:value-type="float">
            <text:p>0,069999999948777</text:p>
          </table:table-cell>
          <table:table-cell table:formula="of:=[.K338]+2048-43" office:value-type="float" office:value="675664" calcext:value-type="float">
            <text:p>675664</text:p>
          </table:table-cell>
          <table:table-cell table:formula="of:=[.K339]-[.E339]" office:value-type="float" office:value="76" calcext:value-type="float">
            <text:p>76</text:p>
          </table:table-cell>
          <table:table-cell table:formula="of:=[.C339]-[.K339]" office:value-type="float" office:value="26" calcext:value-type="float">
            <text:p>26</text:p>
          </table:table-cell>
          <table:table-cell/>
          <table:table-cell table:formula="of:=[.G339]/300" office:value-type="float" office:value="530857.142857143" calcext:value-type="float">
            <text:p>530857,142857143</text:p>
          </table:table-cell>
          <table:table-cell table:formula="of:=[.O339]+25-[.I339]" office:value-type="float" office:value="1.07285714289173" calcext:value-type="float">
            <text:p>1,0728571428917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9728485" calcext:value-type="float">
            <text:p>159728485</text:p>
          </table:table-cell>
          <table:table-cell office:value-type="float" office:value="677748" calcext:value-type="float">
            <text:p>677748</text:p>
          </table:table-cell>
          <table:table-cell office:value-type="float" office:value="260920" calcext:value-type="float">
            <text:p>260920</text:p>
          </table:table-cell>
          <table:table-cell office:value-type="float" office:value="677648" calcext:value-type="float">
            <text:p>677648</text:p>
          </table:table-cell>
          <table:table-cell office:value-type="float" office:value="260880" calcext:value-type="float">
            <text:p>260880</text:p>
          </table:table-cell>
          <table:table-cell table:formula="of:=[.F340]/(44100)*90000*300" office:value-type="float" office:value="159722448.979592" calcext:value-type="float">
            <text:p>159722448,979592</text:p>
          </table:table-cell>
          <table:table-cell table:formula="of:=ROUND([.G340]/300+26.09-0.07128*[.M340])" office:value-type="float" office:value="532429" calcext:value-type="float">
            <text:p>532429</text:p>
          </table:table-cell>
          <table:table-cell table:formula="of:=[.B340]/300" office:value-type="float" office:value="532428.283333333" calcext:value-type="float">
            <text:p>532428,283333333</text:p>
          </table:table-cell>
          <table:table-cell table:formula="of:=[.I340]-[.H340]" office:value-type="float" office:value="-0.716666666674428" calcext:value-type="float">
            <text:p>-0,716666666674428</text:p>
          </table:table-cell>
          <table:table-cell table:formula="of:=[.K339]+2048-43" office:value-type="float" office:value="677669" calcext:value-type="float">
            <text:p>677669</text:p>
          </table:table-cell>
          <table:table-cell table:formula="of:=[.K340]-[.E340]" office:value-type="float" office:value="21" calcext:value-type="float">
            <text:p>21</text:p>
          </table:table-cell>
          <table:table-cell table:formula="of:=[.C340]-[.K340]" office:value-type="float" office:value="79" calcext:value-type="float">
            <text:p>79</text:p>
          </table:table-cell>
          <table:table-cell/>
          <table:table-cell table:formula="of:=[.G340]/300" office:value-type="float" office:value="532408.163265306" calcext:value-type="float">
            <text:p>532408,163265306</text:p>
          </table:table-cell>
          <table:table-cell table:formula="of:=[.O340]+25-[.I340]" office:value-type="float" office:value="4.87993197282776" calcext:value-type="float">
            <text:p>4,8799319728277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0169507" calcext:value-type="float">
            <text:p>160169507</text:p>
          </table:table-cell>
          <table:table-cell office:value-type="float" office:value="679752" calcext:value-type="float">
            <text:p>679752</text:p>
          </table:table-cell>
          <table:table-cell office:value-type="float" office:value="261640" calcext:value-type="float">
            <text:p>261640</text:p>
          </table:table-cell>
          <table:table-cell office:value-type="float" office:value="679578" calcext:value-type="float">
            <text:p>679578</text:p>
          </table:table-cell>
          <table:table-cell office:value-type="float" office:value="261600" calcext:value-type="float">
            <text:p>261600</text:p>
          </table:table-cell>
          <table:table-cell table:formula="of:=[.F341]/(44100)*90000*300" office:value-type="float" office:value="160163265.306122" calcext:value-type="float">
            <text:p>160163265,306122</text:p>
          </table:table-cell>
          <table:table-cell table:formula="of:=ROUND([.G341]/300+26.09-0.07128*[.M341])" office:value-type="float" office:value="533898" calcext:value-type="float">
            <text:p>533898</text:p>
          </table:table-cell>
          <table:table-cell table:formula="of:=[.B341]/300" office:value-type="float" office:value="533898.356666667" calcext:value-type="float">
            <text:p>533898,356666667</text:p>
          </table:table-cell>
          <table:table-cell table:formula="of:=[.I341]-[.H341]" office:value-type="float" office:value="0.356666666688398" calcext:value-type="float">
            <text:p>0,356666666688398</text:p>
          </table:table-cell>
          <table:table-cell table:formula="of:=[.K340]+2048-43" office:value-type="float" office:value="679674" calcext:value-type="float">
            <text:p>679674</text:p>
          </table:table-cell>
          <table:table-cell table:formula="of:=[.K341]-[.E341]" office:value-type="float" office:value="96" calcext:value-type="float">
            <text:p>96</text:p>
          </table:table-cell>
          <table:table-cell table:formula="of:=[.C341]-[.K341]" office:value-type="float" office:value="78" calcext:value-type="float">
            <text:p>78</text:p>
          </table:table-cell>
          <table:table-cell/>
          <table:table-cell table:formula="of:=[.G341]/300" office:value-type="float" office:value="533877.551020408" calcext:value-type="float">
            <text:p>533877,551020408</text:p>
          </table:table-cell>
          <table:table-cell table:formula="of:=[.O341]+25-[.I341]" office:value-type="float" office:value="4.19435374147724" calcext:value-type="float">
            <text:p>4,194353741477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0634914" calcext:value-type="float">
            <text:p>160634914</text:p>
          </table:table-cell>
          <table:table-cell office:value-type="float" office:value="681752" calcext:value-type="float">
            <text:p>681752</text:p>
          </table:table-cell>
          <table:table-cell office:value-type="float" office:value="262400" calcext:value-type="float">
            <text:p>262400</text:p>
          </table:table-cell>
          <table:table-cell office:value-type="float" office:value="681656" calcext:value-type="float">
            <text:p>681656</text:p>
          </table:table-cell>
          <table:table-cell office:value-type="float" office:value="262360" calcext:value-type="float">
            <text:p>262360</text:p>
          </table:table-cell>
          <table:table-cell table:formula="of:=[.F342]/(44100)*90000*300" office:value-type="float" office:value="160628571.428571" calcext:value-type="float">
            <text:p>160628571,428571</text:p>
          </table:table-cell>
          <table:table-cell table:formula="of:=ROUND([.G342]/300+26.09-0.07128*[.M342])" office:value-type="float" office:value="535449" calcext:value-type="float">
            <text:p>535449</text:p>
          </table:table-cell>
          <table:table-cell table:formula="of:=[.B342]/300" office:value-type="float" office:value="535449.713333333" calcext:value-type="float">
            <text:p>535449,713333333</text:p>
          </table:table-cell>
          <table:table-cell table:formula="of:=[.I342]-[.H342]" office:value-type="float" office:value="0.713333333376795" calcext:value-type="float">
            <text:p>0,713333333376795</text:p>
          </table:table-cell>
          <table:table-cell table:formula="of:=[.K341]+2048-43" office:value-type="float" office:value="681679" calcext:value-type="float">
            <text:p>681679</text:p>
          </table:table-cell>
          <table:table-cell table:formula="of:=[.K342]-[.E342]" office:value-type="float" office:value="23" calcext:value-type="float">
            <text:p>23</text:p>
          </table:table-cell>
          <table:table-cell table:formula="of:=[.C342]-[.K342]" office:value-type="float" office:value="73" calcext:value-type="float">
            <text:p>73</text:p>
          </table:table-cell>
          <table:table-cell/>
          <table:table-cell table:formula="of:=[.G342]/300" office:value-type="float" office:value="535428.571428572" calcext:value-type="float">
            <text:p>535428,571428572</text:p>
          </table:table-cell>
          <table:table-cell table:formula="of:=[.O342]+25-[.I342]" office:value-type="float" office:value="3.85809523810167" calcext:value-type="float">
            <text:p>3,8580952381016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61100835" calcext:value-type="float">
            <text:p>161100835</text:p>
          </table:table-cell>
          <table:table-cell office:value-type="float" office:value="683728" calcext:value-type="float">
            <text:p>683728</text:p>
          </table:table-cell>
          <table:table-cell office:value-type="float" office:value="263160" calcext:value-type="float">
            <text:p>263160</text:p>
          </table:table-cell>
          <table:table-cell office:value-type="float" office:value="683632" calcext:value-type="float">
            <text:p>683632</text:p>
          </table:table-cell>
          <table:table-cell office:value-type="float" office:value="263120" calcext:value-type="float">
            <text:p>263120</text:p>
          </table:table-cell>
          <table:table-cell table:formula="of:=[.F343]/(44100)*90000*300" office:value-type="float" office:value="161093877.55102" calcext:value-type="float">
            <text:p>161093877,55102</text:p>
          </table:table-cell>
          <table:table-cell table:formula="of:=ROUND([.G343]/300+26.09-0.07128*[.M343])" office:value-type="float" office:value="537003" calcext:value-type="float">
            <text:p>537003</text:p>
          </table:table-cell>
          <table:table-cell table:formula="of:=[.B343]/300" office:value-type="float" office:value="537002.783333333" calcext:value-type="float">
            <text:p>537002,783333333</text:p>
          </table:table-cell>
          <table:table-cell table:formula="of:=[.I343]-[.H343]" office:value-type="float" office:value="-0.216666666674428" calcext:value-type="float">
            <text:p>-0,216666666674428</text:p>
          </table:table-cell>
          <table:table-cell table:formula="of:=[.K342]+2048-43" office:value-type="float" office:value="683684" calcext:value-type="float">
            <text:p>683684</text:p>
          </table:table-cell>
          <table:table-cell table:formula="of:=[.K343]-[.E343]" office:value-type="float" office:value="52" calcext:value-type="float">
            <text:p>52</text:p>
          </table:table-cell>
          <table:table-cell table:formula="of:=[.C343]-[.K343]" office:value-type="float" office:value="44" calcext:value-type="float">
            <text:p>44</text:p>
          </table:table-cell>
          <table:table-cell/>
          <table:table-cell table:formula="of:=[.G343]/300" office:value-type="float" office:value="536979.591836735" calcext:value-type="float">
            <text:p>536979,591836735</text:p>
          </table:table-cell>
          <table:table-cell table:formula="of:=[.O343]+25-[.I343]" office:value-type="float" office:value="1.8085034013493" calcext:value-type="float">
            <text:p>1,808503401349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61565300" calcext:value-type="float">
            <text:p>161565300</text:p>
          </table:table-cell>
          <table:table-cell office:value-type="float" office:value="685772" calcext:value-type="float">
            <text:p>685772</text:p>
          </table:table-cell>
          <table:table-cell office:value-type="float" office:value="263920" calcext:value-type="float">
            <text:p>263920</text:p>
          </table:table-cell>
          <table:table-cell office:value-type="float" office:value="685676" calcext:value-type="float">
            <text:p>685676</text:p>
          </table:table-cell>
          <table:table-cell office:value-type="float" office:value="263880" calcext:value-type="float">
            <text:p>263880</text:p>
          </table:table-cell>
          <table:table-cell table:formula="of:=[.F344]/(44100)*90000*300" office:value-type="float" office:value="161559183.673469" calcext:value-type="float">
            <text:p>161559183,673469</text:p>
          </table:table-cell>
          <table:table-cell table:formula="of:=ROUND([.G344]/300+26.09-0.07128*[.M344])" office:value-type="float" office:value="538551" calcext:value-type="float">
            <text:p>538551</text:p>
          </table:table-cell>
          <table:table-cell table:formula="of:=[.B344]/300" office:value-type="float" office:value="538551" calcext:value-type="float">
            <text:p>538551</text:p>
          </table:table-cell>
          <table:table-cell table:formula="of:=[.I344]-[.H344]" office:value-type="float" office:value="0" calcext:value-type="float">
            <text:p>0</text:p>
          </table:table-cell>
          <table:table-cell table:formula="of:=[.K343]+2048-43" office:value-type="float" office:value="685689" calcext:value-type="float">
            <text:p>685689</text:p>
          </table:table-cell>
          <table:table-cell table:formula="of:=[.K344]-[.E344]" office:value-type="float" office:value="13" calcext:value-type="float">
            <text:p>13</text:p>
          </table:table-cell>
          <table:table-cell table:formula="of:=[.C344]-[.K344]" office:value-type="float" office:value="83" calcext:value-type="float">
            <text:p>83</text:p>
          </table:table-cell>
          <table:table-cell/>
          <table:table-cell table:formula="of:=[.G344]/300" office:value-type="float" office:value="538530.612244898" calcext:value-type="float">
            <text:p>538530,612244898</text:p>
          </table:table-cell>
          <table:table-cell table:formula="of:=[.O344]+25-[.I344]" office:value-type="float" office:value="4.61224489798769" calcext:value-type="float">
            <text:p>4,6122448979876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62032164" calcext:value-type="float">
            <text:p>162032164</text:p>
          </table:table-cell>
          <table:table-cell office:value-type="float" office:value="687704" calcext:value-type="float">
            <text:p>687704</text:p>
          </table:table-cell>
          <table:table-cell office:value-type="float" office:value="264680" calcext:value-type="float">
            <text:p>264680</text:p>
          </table:table-cell>
          <table:table-cell office:value-type="float" office:value="687608" calcext:value-type="float">
            <text:p>687608</text:p>
          </table:table-cell>
          <table:table-cell office:value-type="float" office:value="264640" calcext:value-type="float">
            <text:p>264640</text:p>
          </table:table-cell>
          <table:table-cell table:formula="of:=[.F345]/(44100)*90000*300" office:value-type="float" office:value="162024489.795918" calcext:value-type="float">
            <text:p>162024489,795918</text:p>
          </table:table-cell>
          <table:table-cell table:formula="of:=ROUND([.G345]/300+26.09-0.07128*[.M345])" office:value-type="float" office:value="540107" calcext:value-type="float">
            <text:p>540107</text:p>
          </table:table-cell>
          <table:table-cell table:formula="of:=[.B345]/300" office:value-type="float" office:value="540107.213333333" calcext:value-type="float">
            <text:p>540107,213333333</text:p>
          </table:table-cell>
          <table:table-cell table:formula="of:=[.I345]-[.H345]" office:value-type="float" office:value="0.213333333376795" calcext:value-type="float">
            <text:p>0,213333333376795</text:p>
          </table:table-cell>
          <table:table-cell table:formula="of:=[.K344]+2048-43" office:value-type="float" office:value="687694" calcext:value-type="float">
            <text:p>687694</text:p>
          </table:table-cell>
          <table:table-cell table:formula="of:=[.K345]-[.E345]" office:value-type="float" office:value="86" calcext:value-type="float">
            <text:p>86</text:p>
          </table:table-cell>
          <table:table-cell table:formula="of:=[.C345]-[.K345]" office:value-type="float" office:value="10" calcext:value-type="float">
            <text:p>10</text:p>
          </table:table-cell>
          <table:table-cell/>
          <table:table-cell table:formula="of:=[.G345]/300" office:value-type="float" office:value="540081.632653061" calcext:value-type="float">
            <text:p>540081,632653061</text:p>
          </table:table-cell>
          <table:table-cell table:formula="of:=[.O345]+25-[.I345]" office:value-type="float" office:value="-0.580680272192694" calcext:value-type="float">
            <text:p>-0,58068027219269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62520585" calcext:value-type="float">
            <text:p>162520585</text:p>
          </table:table-cell>
          <table:table-cell office:value-type="float" office:value="689764" calcext:value-type="float">
            <text:p>689764</text:p>
          </table:table-cell>
          <table:table-cell office:value-type="float" office:value="265480" calcext:value-type="float">
            <text:p>265480</text:p>
          </table:table-cell>
          <table:table-cell office:value-type="float" office:value="689666" calcext:value-type="float">
            <text:p>689666</text:p>
          </table:table-cell>
          <table:table-cell office:value-type="float" office:value="265440" calcext:value-type="float">
            <text:p>265440</text:p>
          </table:table-cell>
          <table:table-cell table:formula="of:=[.F346]/(44100)*90000*300" office:value-type="float" office:value="162514285.714286" calcext:value-type="float">
            <text:p>162514285,714286</text:p>
          </table:table-cell>
          <table:table-cell table:formula="of:=ROUND([.G346]/300+26.09-0.07128*[.M346])" office:value-type="float" office:value="541736" calcext:value-type="float">
            <text:p>541736</text:p>
          </table:table-cell>
          <table:table-cell table:formula="of:=[.B346]/300" office:value-type="float" office:value="541735.283333333" calcext:value-type="float">
            <text:p>541735,283333333</text:p>
          </table:table-cell>
          <table:table-cell table:formula="of:=[.I346]-[.H346]" office:value-type="float" office:value="-0.716666666674428" calcext:value-type="float">
            <text:p>-0,716666666674428</text:p>
          </table:table-cell>
          <table:table-cell table:formula="of:=[.K345]+2048-43" office:value-type="float" office:value="689699" calcext:value-type="float">
            <text:p>689699</text:p>
          </table:table-cell>
          <table:table-cell table:formula="of:=[.K346]-[.E346]" office:value-type="float" office:value="33" calcext:value-type="float">
            <text:p>33</text:p>
          </table:table-cell>
          <table:table-cell table:formula="of:=[.C346]-[.K346]" office:value-type="float" office:value="65" calcext:value-type="float">
            <text:p>65</text:p>
          </table:table-cell>
          <table:table-cell/>
          <table:table-cell table:formula="of:=[.G346]/300" office:value-type="float" office:value="541714.285714286" calcext:value-type="float">
            <text:p>541714,285714286</text:p>
          </table:table-cell>
          <table:table-cell table:formula="of:=[.O346]+25-[.I346]" office:value-type="float" office:value="4.00238095235545" calcext:value-type="float">
            <text:p>4,0023809523554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62961950" calcext:value-type="float">
            <text:p>162961950</text:p>
          </table:table-cell>
          <table:table-cell office:value-type="float" office:value="691752" calcext:value-type="float">
            <text:p>691752</text:p>
          </table:table-cell>
          <table:table-cell office:value-type="float" office:value="266200" calcext:value-type="float">
            <text:p>266200</text:p>
          </table:table-cell>
          <table:table-cell office:value-type="float" office:value="691652" calcext:value-type="float">
            <text:p>691652</text:p>
          </table:table-cell>
          <table:table-cell office:value-type="float" office:value="266160" calcext:value-type="float">
            <text:p>266160</text:p>
          </table:table-cell>
          <table:table-cell table:formula="of:=[.F347]/(44100)*90000*300" office:value-type="float" office:value="162955102.040816" calcext:value-type="float">
            <text:p>162955102,040816</text:p>
          </table:table-cell>
          <table:table-cell table:formula="of:=ROUND([.G347]/300+26.09-0.07128*[.M347])" office:value-type="float" office:value="543206" calcext:value-type="float">
            <text:p>543206</text:p>
          </table:table-cell>
          <table:table-cell table:formula="of:=[.B347]/300" office:value-type="float" office:value="543206.5" calcext:value-type="float">
            <text:p>543206,5</text:p>
          </table:table-cell>
          <table:table-cell table:formula="of:=[.I347]-[.H347]" office:value-type="float" office:value="0.5" calcext:value-type="float">
            <text:p>0,5</text:p>
          </table:table-cell>
          <table:table-cell table:formula="of:=[.K346]+2048-43" office:value-type="float" office:value="691704" calcext:value-type="float">
            <text:p>691704</text:p>
          </table:table-cell>
          <table:table-cell table:formula="of:=[.K347]-[.E347]" office:value-type="float" office:value="52" calcext:value-type="float">
            <text:p>52</text:p>
          </table:table-cell>
          <table:table-cell table:formula="of:=[.C347]-[.K347]" office:value-type="float" office:value="48" calcext:value-type="float">
            <text:p>48</text:p>
          </table:table-cell>
          <table:table-cell/>
          <table:table-cell table:formula="of:=[.G347]/300" office:value-type="float" office:value="543183.673469388" calcext:value-type="float">
            <text:p>543183,673469388</text:p>
          </table:table-cell>
          <table:table-cell table:formula="of:=[.O347]+25-[.I347]" office:value-type="float" office:value="2.17346938780975" calcext:value-type="float">
            <text:p>2,1734693878097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3427314" calcext:value-type="float">
            <text:p>163427314</text:p>
          </table:table-cell>
          <table:table-cell office:value-type="float" office:value="693754" calcext:value-type="float">
            <text:p>693754</text:p>
          </table:table-cell>
          <table:table-cell office:value-type="float" office:value="266960" calcext:value-type="float">
            <text:p>266960</text:p>
          </table:table-cell>
          <table:table-cell office:value-type="float" office:value="693658" calcext:value-type="float">
            <text:p>693658</text:p>
          </table:table-cell>
          <table:table-cell office:value-type="float" office:value="266920" calcext:value-type="float">
            <text:p>266920</text:p>
          </table:table-cell>
          <table:table-cell table:formula="of:=[.F348]/(44100)*90000*300" office:value-type="float" office:value="163420408.163265" calcext:value-type="float">
            <text:p>163420408,163265</text:p>
          </table:table-cell>
          <table:table-cell table:formula="of:=ROUND([.G348]/300+26.09-0.07128*[.M348])" office:value-type="float" office:value="544758" calcext:value-type="float">
            <text:p>544758</text:p>
          </table:table-cell>
          <table:table-cell table:formula="of:=[.B348]/300" office:value-type="float" office:value="544757.713333333" calcext:value-type="float">
            <text:p>544757,713333333</text:p>
          </table:table-cell>
          <table:table-cell table:formula="of:=[.I348]-[.H348]" office:value-type="float" office:value="-0.286666666623205" calcext:value-type="float">
            <text:p>-0,286666666623205</text:p>
          </table:table-cell>
          <table:table-cell table:formula="of:=[.K347]+2048-43" office:value-type="float" office:value="693709" calcext:value-type="float">
            <text:p>693709</text:p>
          </table:table-cell>
          <table:table-cell table:formula="of:=[.K348]-[.E348]" office:value-type="float" office:value="51" calcext:value-type="float">
            <text:p>51</text:p>
          </table:table-cell>
          <table:table-cell table:formula="of:=[.C348]-[.K348]" office:value-type="float" office:value="45" calcext:value-type="float">
            <text:p>45</text:p>
          </table:table-cell>
          <table:table-cell/>
          <table:table-cell table:formula="of:=[.G348]/300" office:value-type="float" office:value="544734.693877551" calcext:value-type="float">
            <text:p>544734,693877551</text:p>
          </table:table-cell>
          <table:table-cell table:formula="of:=[.O348]+25-[.I348]" office:value-type="float" office:value="1.98054421762936" calcext:value-type="float">
            <text:p>1,9805442176293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63892807" calcext:value-type="float">
            <text:p>163892807</text:p>
          </table:table-cell>
          <table:table-cell office:value-type="float" office:value="695750" calcext:value-type="float">
            <text:p>695750</text:p>
          </table:table-cell>
          <table:table-cell office:value-type="float" office:value="267720" calcext:value-type="float">
            <text:p>267720</text:p>
          </table:table-cell>
          <table:table-cell office:value-type="float" office:value="695652" calcext:value-type="float">
            <text:p>695652</text:p>
          </table:table-cell>
          <table:table-cell office:value-type="float" office:value="267680" calcext:value-type="float">
            <text:p>267680</text:p>
          </table:table-cell>
          <table:table-cell table:formula="of:=[.F349]/(44100)*90000*300" office:value-type="float" office:value="163885714.285714" calcext:value-type="float">
            <text:p>163885714,285714</text:p>
          </table:table-cell>
          <table:table-cell table:formula="of:=ROUND([.G349]/300+26.09-0.07128*[.M349])" office:value-type="float" office:value="546309" calcext:value-type="float">
            <text:p>546309</text:p>
          </table:table-cell>
          <table:table-cell table:formula="of:=[.B349]/300" office:value-type="float" office:value="546309.356666667" calcext:value-type="float">
            <text:p>546309,356666667</text:p>
          </table:table-cell>
          <table:table-cell table:formula="of:=[.I349]-[.H349]" office:value-type="float" office:value="0.356666666688398" calcext:value-type="float">
            <text:p>0,356666666688398</text:p>
          </table:table-cell>
          <table:table-cell table:formula="of:=[.K348]+2048-43" office:value-type="float" office:value="695714" calcext:value-type="float">
            <text:p>695714</text:p>
          </table:table-cell>
          <table:table-cell table:formula="of:=[.K349]-[.E349]" office:value-type="float" office:value="62" calcext:value-type="float">
            <text:p>62</text:p>
          </table:table-cell>
          <table:table-cell table:formula="of:=[.C349]-[.K349]" office:value-type="float" office:value="36" calcext:value-type="float">
            <text:p>36</text:p>
          </table:table-cell>
          <table:table-cell/>
          <table:table-cell table:formula="of:=[.G349]/300" office:value-type="float" office:value="546285.714285714" calcext:value-type="float">
            <text:p>546285,714285714</text:p>
          </table:table-cell>
          <table:table-cell table:formula="of:=[.O349]+25-[.I349]" office:value-type="float" office:value="1.35761904763058" calcext:value-type="float">
            <text:p>1,3576190476305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64357400" calcext:value-type="float">
            <text:p>164357400</text:p>
          </table:table-cell>
          <table:table-cell office:value-type="float" office:value="697788" calcext:value-type="float">
            <text:p>697788</text:p>
          </table:table-cell>
          <table:table-cell office:value-type="float" office:value="268480" calcext:value-type="float">
            <text:p>268480</text:p>
          </table:table-cell>
          <table:table-cell office:value-type="float" office:value="697694" calcext:value-type="float">
            <text:p>697694</text:p>
          </table:table-cell>
          <table:table-cell office:value-type="float" office:value="268440" calcext:value-type="float">
            <text:p>268440</text:p>
          </table:table-cell>
          <table:table-cell table:formula="of:=[.F350]/(44100)*90000*300" office:value-type="float" office:value="164351020.408163" calcext:value-type="float">
            <text:p>164351020,408163</text:p>
          </table:table-cell>
          <table:table-cell table:formula="of:=ROUND([.G350]/300+26.09-0.07128*[.M350])" office:value-type="float" office:value="547858" calcext:value-type="float">
            <text:p>547858</text:p>
          </table:table-cell>
          <table:table-cell table:formula="of:=[.B350]/300" office:value-type="float" office:value="547858" calcext:value-type="float">
            <text:p>547858</text:p>
          </table:table-cell>
          <table:table-cell table:formula="of:=[.I350]-[.H350]" office:value-type="float" office:value="0" calcext:value-type="float">
            <text:p>0</text:p>
          </table:table-cell>
          <table:table-cell table:formula="of:=[.K349]+2048-43" office:value-type="float" office:value="697719" calcext:value-type="float">
            <text:p>697719</text:p>
          </table:table-cell>
          <table:table-cell table:formula="of:=[.K350]-[.E350]" office:value-type="float" office:value="25" calcext:value-type="float">
            <text:p>25</text:p>
          </table:table-cell>
          <table:table-cell table:formula="of:=[.C350]-[.K350]" office:value-type="float" office:value="69" calcext:value-type="float">
            <text:p>69</text:p>
          </table:table-cell>
          <table:table-cell/>
          <table:table-cell table:formula="of:=[.G350]/300" office:value-type="float" office:value="547836.734693878" calcext:value-type="float">
            <text:p>547836,734693878</text:p>
          </table:table-cell>
          <table:table-cell table:formula="of:=[.O350]+25-[.I350]" office:value-type="float" office:value="3.73469387751538" calcext:value-type="float">
            <text:p>3,7346938775153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64847107" calcext:value-type="float">
            <text:p>164847107</text:p>
          </table:table-cell>
          <table:table-cell office:value-type="float" office:value="699802" calcext:value-type="float">
            <text:p>699802</text:p>
          </table:table-cell>
          <table:table-cell office:value-type="float" office:value="269280" calcext:value-type="float">
            <text:p>269280</text:p>
          </table:table-cell>
          <table:table-cell office:value-type="float" office:value="699710" calcext:value-type="float">
            <text:p>699710</text:p>
          </table:table-cell>
          <table:table-cell office:value-type="float" office:value="269240" calcext:value-type="float">
            <text:p>269240</text:p>
          </table:table-cell>
          <table:table-cell table:formula="of:=[.F351]/(44100)*90000*300" office:value-type="float" office:value="164840816.326531" calcext:value-type="float">
            <text:p>164840816,326531</text:p>
          </table:table-cell>
          <table:table-cell table:formula="of:=ROUND([.G351]/300+26.09-0.07128*[.M351])" office:value-type="float" office:value="549490" calcext:value-type="float">
            <text:p>549490</text:p>
          </table:table-cell>
          <table:table-cell table:formula="of:=[.B351]/300" office:value-type="float" office:value="549490.356666667" calcext:value-type="float">
            <text:p>549490,356666667</text:p>
          </table:table-cell>
          <table:table-cell table:formula="of:=[.I351]-[.H351]" office:value-type="float" office:value="0.356666666688398" calcext:value-type="float">
            <text:p>0,356666666688398</text:p>
          </table:table-cell>
          <table:table-cell table:formula="of:=[.K350]+2048-43" office:value-type="float" office:value="699724" calcext:value-type="float">
            <text:p>699724</text:p>
          </table:table-cell>
          <table:table-cell table:formula="of:=[.K351]-[.E351]" office:value-type="float" office:value="14" calcext:value-type="float">
            <text:p>14</text:p>
          </table:table-cell>
          <table:table-cell table:formula="of:=[.C351]-[.K351]" office:value-type="float" office:value="78" calcext:value-type="float">
            <text:p>78</text:p>
          </table:table-cell>
          <table:table-cell/>
          <table:table-cell table:formula="of:=[.G351]/300" office:value-type="float" office:value="549469.387755102" calcext:value-type="float">
            <text:p>549469,387755102</text:p>
          </table:table-cell>
          <table:table-cell table:formula="of:=[.O351]+25-[.I351]" office:value-type="float" office:value="4.03108843532391" calcext:value-type="float">
            <text:p>4,031088435323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5313457" calcext:value-type="float">
            <text:p>165313457</text:p>
          </table:table-cell>
          <table:table-cell office:value-type="float" office:value="701758" calcext:value-type="float">
            <text:p>701758</text:p>
          </table:table-cell>
          <table:table-cell office:value-type="float" office:value="270040" calcext:value-type="float">
            <text:p>270040</text:p>
          </table:table-cell>
          <table:table-cell office:value-type="float" office:value="701668" calcext:value-type="float">
            <text:p>701668</text:p>
          </table:table-cell>
          <table:table-cell office:value-type="float" office:value="270000" calcext:value-type="float">
            <text:p>270000</text:p>
          </table:table-cell>
          <table:table-cell table:formula="of:=[.F352]/(44100)*90000*300" office:value-type="float" office:value="165306122.44898" calcext:value-type="float">
            <text:p>165306122,44898</text:p>
          </table:table-cell>
          <table:table-cell table:formula="of:=ROUND([.G352]/300+26.09-0.07128*[.M352])" office:value-type="float" office:value="551044" calcext:value-type="float">
            <text:p>551044</text:p>
          </table:table-cell>
          <table:table-cell table:formula="of:=[.B352]/300" office:value-type="float" office:value="551044.856666667" calcext:value-type="float">
            <text:p>551044,856666667</text:p>
          </table:table-cell>
          <table:table-cell table:formula="of:=[.I352]-[.H352]" office:value-type="float" office:value="0.856666666688398" calcext:value-type="float">
            <text:p>0,856666666688398</text:p>
          </table:table-cell>
          <table:table-cell table:formula="of:=[.K351]+2048-43" office:value-type="float" office:value="701729" calcext:value-type="float">
            <text:p>701729</text:p>
          </table:table-cell>
          <table:table-cell table:formula="of:=[.K352]-[.E352]" office:value-type="float" office:value="61" calcext:value-type="float">
            <text:p>61</text:p>
          </table:table-cell>
          <table:table-cell table:formula="of:=[.C352]-[.K352]" office:value-type="float" office:value="29" calcext:value-type="float">
            <text:p>29</text:p>
          </table:table-cell>
          <table:table-cell/>
          <table:table-cell table:formula="of:=[.G352]/300" office:value-type="float" office:value="551020.408163265" calcext:value-type="float">
            <text:p>551020,408163265</text:p>
          </table:table-cell>
          <table:table-cell table:formula="of:=[.O352]+25-[.I352]" office:value-type="float" office:value="0.551496598636732" calcext:value-type="float">
            <text:p>0,55149659863673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5803635" calcext:value-type="float">
            <text:p>165803635</text:p>
          </table:table-cell>
          <table:table-cell office:value-type="float" office:value="703736" calcext:value-type="float">
            <text:p>703736</text:p>
          </table:table-cell>
          <table:table-cell office:value-type="float" office:value="270840" calcext:value-type="float">
            <text:p>270840</text:p>
          </table:table-cell>
          <table:table-cell office:value-type="float" office:value="703646" calcext:value-type="float">
            <text:p>703646</text:p>
          </table:table-cell>
          <table:table-cell office:value-type="float" office:value="270800" calcext:value-type="float">
            <text:p>270800</text:p>
          </table:table-cell>
          <table:table-cell table:formula="of:=[.F353]/(44100)*90000*300" office:value-type="float" office:value="165795918.367347" calcext:value-type="float">
            <text:p>165795918,367347</text:p>
          </table:table-cell>
          <table:table-cell table:formula="of:=ROUND([.G353]/300+26.09-0.07128*[.M353])" office:value-type="float" office:value="552679" calcext:value-type="float">
            <text:p>552679</text:p>
          </table:table-cell>
          <table:table-cell table:formula="of:=[.B353]/300" office:value-type="float" office:value="552678.783333333" calcext:value-type="float">
            <text:p>552678,783333333</text:p>
          </table:table-cell>
          <table:table-cell table:formula="of:=[.I353]-[.H353]" office:value-type="float" office:value="-0.216666666674428" calcext:value-type="float">
            <text:p>-0,216666666674428</text:p>
          </table:table-cell>
          <table:table-cell table:formula="of:=[.K352]+2048-43" office:value-type="float" office:value="703734" calcext:value-type="float">
            <text:p>703734</text:p>
          </table:table-cell>
          <table:table-cell table:formula="of:=[.K353]-[.E353]" office:value-type="float" office:value="88" calcext:value-type="float">
            <text:p>88</text:p>
          </table:table-cell>
          <table:table-cell table:formula="of:=[.C353]-[.K353]" office:value-type="float" office:value="2" calcext:value-type="float">
            <text:p>2</text:p>
          </table:table-cell>
          <table:table-cell/>
          <table:table-cell table:formula="of:=[.G353]/300" office:value-type="float" office:value="552653.06122449" calcext:value-type="float">
            <text:p>552653,06122449</text:p>
          </table:table-cell>
          <table:table-cell table:formula="of:=[.O353]+25-[.I353]" office:value-type="float" office:value="-0.72210884350352" calcext:value-type="float">
            <text:p>-0,7221088435035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66292614" calcext:value-type="float">
            <text:p>166292614</text:p>
          </table:table-cell>
          <table:table-cell office:value-type="float" office:value="705784" calcext:value-type="float">
            <text:p>705784</text:p>
          </table:table-cell>
          <table:table-cell office:value-type="float" office:value="271640" calcext:value-type="float">
            <text:p>271640</text:p>
          </table:table-cell>
          <table:table-cell office:value-type="float" office:value="705690" calcext:value-type="float">
            <text:p>705690</text:p>
          </table:table-cell>
          <table:table-cell office:value-type="float" office:value="271600" calcext:value-type="float">
            <text:p>271600</text:p>
          </table:table-cell>
          <table:table-cell table:formula="of:=[.F354]/(44100)*90000*300" office:value-type="float" office:value="166285714.285714" calcext:value-type="float">
            <text:p>166285714,285714</text:p>
          </table:table-cell>
          <table:table-cell table:formula="of:=ROUND([.G354]/300+26.09-0.07128*[.M354])" office:value-type="float" office:value="554309" calcext:value-type="float">
            <text:p>554309</text:p>
          </table:table-cell>
          <table:table-cell table:formula="of:=[.B354]/300" office:value-type="float" office:value="554308.713333333" calcext:value-type="float">
            <text:p>554308,713333333</text:p>
          </table:table-cell>
          <table:table-cell table:formula="of:=[.I354]-[.H354]" office:value-type="float" office:value="-0.286666666623205" calcext:value-type="float">
            <text:p>-0,286666666623205</text:p>
          </table:table-cell>
          <table:table-cell table:formula="of:=[.K353]+2048-43" office:value-type="float" office:value="705739" calcext:value-type="float">
            <text:p>705739</text:p>
          </table:table-cell>
          <table:table-cell table:formula="of:=[.K354]-[.E354]" office:value-type="float" office:value="49" calcext:value-type="float">
            <text:p>49</text:p>
          </table:table-cell>
          <table:table-cell table:formula="of:=[.C354]-[.K354]" office:value-type="float" office:value="45" calcext:value-type="float">
            <text:p>45</text:p>
          </table:table-cell>
          <table:table-cell/>
          <table:table-cell table:formula="of:=[.G354]/300" office:value-type="float" office:value="554285.714285714" calcext:value-type="float">
            <text:p>554285,714285714</text:p>
          </table:table-cell>
          <table:table-cell table:formula="of:=[.O354]+25-[.I354]" office:value-type="float" office:value="2.00095238094218" calcext:value-type="float">
            <text:p>2,000952380942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66758021" calcext:value-type="float">
            <text:p>166758021</text:p>
          </table:table-cell>
          <table:table-cell office:value-type="float" office:value="707784" calcext:value-type="float">
            <text:p>707784</text:p>
          </table:table-cell>
          <table:table-cell office:value-type="float" office:value="272400" calcext:value-type="float">
            <text:p>272400</text:p>
          </table:table-cell>
          <table:table-cell office:value-type="float" office:value="707672" calcext:value-type="float">
            <text:p>707672</text:p>
          </table:table-cell>
          <table:table-cell office:value-type="float" office:value="272360" calcext:value-type="float">
            <text:p>272360</text:p>
          </table:table-cell>
          <table:table-cell table:formula="of:=[.F355]/(44100)*90000*300" office:value-type="float" office:value="166751020.408163" calcext:value-type="float">
            <text:p>166751020,408163</text:p>
          </table:table-cell>
          <table:table-cell table:formula="of:=ROUND([.G355]/300+26.09-0.07128*[.M355])" office:value-type="float" office:value="555860" calcext:value-type="float">
            <text:p>555860</text:p>
          </table:table-cell>
          <table:table-cell table:formula="of:=[.B355]/300" office:value-type="float" office:value="555860.07" calcext:value-type="float">
            <text:p>555860,07</text:p>
          </table:table-cell>
          <table:table-cell table:formula="of:=[.I355]-[.H355]" office:value-type="float" office:value="0.0699999999487773" calcext:value-type="float">
            <text:p>0,069999999948777</text:p>
          </table:table-cell>
          <table:table-cell table:formula="of:=[.K354]+2048-43" office:value-type="float" office:value="707744" calcext:value-type="float">
            <text:p>707744</text:p>
          </table:table-cell>
          <table:table-cell table:formula="of:=[.K355]-[.E355]" office:value-type="float" office:value="72" calcext:value-type="float">
            <text:p>72</text:p>
          </table:table-cell>
          <table:table-cell table:formula="of:=[.C355]-[.K355]" office:value-type="float" office:value="40" calcext:value-type="float">
            <text:p>40</text:p>
          </table:table-cell>
          <table:table-cell/>
          <table:table-cell table:formula="of:=[.G355]/300" office:value-type="float" office:value="555836.734693878" calcext:value-type="float">
            <text:p>555836,734693878</text:p>
          </table:table-cell>
          <table:table-cell table:formula="of:=[.O355]+25-[.I355]" office:value-type="float" office:value="1.66469387756661" calcext:value-type="float">
            <text:p>1,6646938775666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67174957" calcext:value-type="float">
            <text:p>167174957</text:p>
          </table:table-cell>
          <table:table-cell office:value-type="float" office:value="709764" calcext:value-type="float">
            <text:p>709764</text:p>
          </table:table-cell>
          <table:table-cell office:value-type="float" office:value="273080" calcext:value-type="float">
            <text:p>273080</text:p>
          </table:table-cell>
          <table:table-cell office:value-type="float" office:value="709660" calcext:value-type="float">
            <text:p>709660</text:p>
          </table:table-cell>
          <table:table-cell office:value-type="float" office:value="273040" calcext:value-type="float">
            <text:p>273040</text:p>
          </table:table-cell>
          <table:table-cell table:formula="of:=[.F356]/(44100)*90000*300" office:value-type="float" office:value="167167346.938776" calcext:value-type="float">
            <text:p>167167346,938776</text:p>
          </table:table-cell>
          <table:table-cell table:formula="of:=ROUND([.G356]/300+26.09-0.07128*[.M356])" office:value-type="float" office:value="557250" calcext:value-type="float">
            <text:p>557250</text:p>
          </table:table-cell>
          <table:table-cell table:formula="of:=[.B356]/300" office:value-type="float" office:value="557249.856666667" calcext:value-type="float">
            <text:p>557249,856666667</text:p>
          </table:table-cell>
          <table:table-cell table:formula="of:=[.I356]-[.H356]" office:value-type="float" office:value="-0.143333333311602" calcext:value-type="float">
            <text:p>-0,143333333311602</text:p>
          </table:table-cell>
          <table:table-cell table:formula="of:=[.K355]+2048-43" office:value-type="float" office:value="709749" calcext:value-type="float">
            <text:p>709749</text:p>
          </table:table-cell>
          <table:table-cell table:formula="of:=[.K356]-[.E356]" office:value-type="float" office:value="89" calcext:value-type="float">
            <text:p>89</text:p>
          </table:table-cell>
          <table:table-cell table:formula="of:=[.C356]-[.K356]" office:value-type="float" office:value="15" calcext:value-type="float">
            <text:p>15</text:p>
          </table:table-cell>
          <table:table-cell/>
          <table:table-cell table:formula="of:=[.G356]/300" office:value-type="float" office:value="557224.489795918" calcext:value-type="float">
            <text:p>557224,489795918</text:p>
          </table:table-cell>
          <table:table-cell table:formula="of:=[.O356]+25-[.I356]" office:value-type="float" office:value="-0.366870748344809" calcext:value-type="float">
            <text:p>-0,36687074834480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7615678" calcext:value-type="float">
            <text:p>167615678</text:p>
          </table:table-cell>
          <table:table-cell office:value-type="float" office:value="711768" calcext:value-type="float">
            <text:p>711768</text:p>
          </table:table-cell>
          <table:table-cell office:value-type="float" office:value="273800" calcext:value-type="float">
            <text:p>273800</text:p>
          </table:table-cell>
          <table:table-cell office:value-type="float" office:value="711666" calcext:value-type="float">
            <text:p>711666</text:p>
          </table:table-cell>
          <table:table-cell office:value-type="float" office:value="273760" calcext:value-type="float">
            <text:p>273760</text:p>
          </table:table-cell>
          <table:table-cell table:formula="of:=[.F357]/(44100)*90000*300" office:value-type="float" office:value="167608163.265306" calcext:value-type="float">
            <text:p>167608163,265306</text:p>
          </table:table-cell>
          <table:table-cell table:formula="of:=ROUND([.G357]/300+26.09-0.07128*[.M357])" office:value-type="float" office:value="558719" calcext:value-type="float">
            <text:p>558719</text:p>
          </table:table-cell>
          <table:table-cell table:formula="of:=[.B357]/300" office:value-type="float" office:value="558718.926666667" calcext:value-type="float">
            <text:p>558718,926666667</text:p>
          </table:table-cell>
          <table:table-cell table:formula="of:=[.I357]-[.H357]" office:value-type="float" office:value="-0.0733333333628252" calcext:value-type="float">
            <text:p>-0,073333333362825</text:p>
          </table:table-cell>
          <table:table-cell table:formula="of:=[.K356]+2048-43" office:value-type="float" office:value="711754" calcext:value-type="float">
            <text:p>711754</text:p>
          </table:table-cell>
          <table:table-cell table:formula="of:=[.K357]-[.E357]" office:value-type="float" office:value="88" calcext:value-type="float">
            <text:p>88</text:p>
          </table:table-cell>
          <table:table-cell table:formula="of:=[.C357]-[.K357]" office:value-type="float" office:value="14" calcext:value-type="float">
            <text:p>14</text:p>
          </table:table-cell>
          <table:table-cell/>
          <table:table-cell table:formula="of:=[.G357]/300" office:value-type="float" office:value="558693.87755102" calcext:value-type="float">
            <text:p>558693,87755102</text:p>
          </table:table-cell>
          <table:table-cell table:formula="of:=[.O357]+25-[.I357]" office:value-type="float" office:value="-0.0491156462812796" calcext:value-type="float">
            <text:p>-0,0491156462812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8055028" calcext:value-type="float">
            <text:p>168055028</text:p>
          </table:table-cell>
          <table:table-cell office:value-type="float" office:value="713836" calcext:value-type="float">
            <text:p>713836</text:p>
          </table:table-cell>
          <table:table-cell office:value-type="float" office:value="274520" calcext:value-type="float">
            <text:p>274520</text:p>
          </table:table-cell>
          <table:table-cell office:value-type="float" office:value="713662" calcext:value-type="float">
            <text:p>713662</text:p>
          </table:table-cell>
          <table:table-cell office:value-type="float" office:value="274480" calcext:value-type="float">
            <text:p>274480</text:p>
          </table:table-cell>
          <table:table-cell table:formula="of:=[.F358]/(44100)*90000*300" office:value-type="float" office:value="168048979.591837" calcext:value-type="float">
            <text:p>168048979,591837</text:p>
          </table:table-cell>
          <table:table-cell table:formula="of:=ROUND([.G358]/300+26.09-0.07128*[.M358])" office:value-type="float" office:value="560184" calcext:value-type="float">
            <text:p>560184</text:p>
          </table:table-cell>
          <table:table-cell table:formula="of:=[.B358]/300" office:value-type="float" office:value="560183.426666667" calcext:value-type="float">
            <text:p>560183,426666667</text:p>
          </table:table-cell>
          <table:table-cell table:formula="of:=[.I358]-[.H358]" office:value-type="float" office:value="-0.573333333362825" calcext:value-type="float">
            <text:p>-0,573333333362825</text:p>
          </table:table-cell>
          <table:table-cell table:formula="of:=[.K357]+2048-43" office:value-type="float" office:value="713759" calcext:value-type="float">
            <text:p>713759</text:p>
          </table:table-cell>
          <table:table-cell table:formula="of:=[.K358]-[.E358]" office:value-type="float" office:value="97" calcext:value-type="float">
            <text:p>97</text:p>
          </table:table-cell>
          <table:table-cell table:formula="of:=[.C358]-[.K358]" office:value-type="float" office:value="77" calcext:value-type="float">
            <text:p>77</text:p>
          </table:table-cell>
          <table:table-cell/>
          <table:table-cell table:formula="of:=[.G358]/300" office:value-type="float" office:value="560163.265306123" calcext:value-type="float">
            <text:p>560163,265306123</text:p>
          </table:table-cell>
          <table:table-cell table:formula="of:=[.O358]+25-[.I358]" office:value-type="float" office:value="4.83863945584744" calcext:value-type="float">
            <text:p>4,8386394558474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8497164" calcext:value-type="float">
            <text:p>168497164</text:p>
          </table:table-cell>
          <table:table-cell office:value-type="float" office:value="715788" calcext:value-type="float">
            <text:p>715788</text:p>
          </table:table-cell>
          <table:table-cell office:value-type="float" office:value="275240" calcext:value-type="float">
            <text:p>275240</text:p>
          </table:table-cell>
          <table:table-cell office:value-type="float" office:value="715690" calcext:value-type="float">
            <text:p>715690</text:p>
          </table:table-cell>
          <table:table-cell office:value-type="float" office:value="275200" calcext:value-type="float">
            <text:p>275200</text:p>
          </table:table-cell>
          <table:table-cell table:formula="of:=[.F359]/(44100)*90000*300" office:value-type="float" office:value="168489795.918367" calcext:value-type="float">
            <text:p>168489795,918367</text:p>
          </table:table-cell>
          <table:table-cell table:formula="of:=ROUND([.G359]/300+26.09-0.07128*[.M359])" office:value-type="float" office:value="561657" calcext:value-type="float">
            <text:p>561657</text:p>
          </table:table-cell>
          <table:table-cell table:formula="of:=[.B359]/300" office:value-type="float" office:value="561657.213333333" calcext:value-type="float">
            <text:p>561657,213333333</text:p>
          </table:table-cell>
          <table:table-cell table:formula="of:=[.I359]-[.H359]" office:value-type="float" office:value="0.213333333376795" calcext:value-type="float">
            <text:p>0,213333333376795</text:p>
          </table:table-cell>
          <table:table-cell table:formula="of:=[.K358]+2048-43" office:value-type="float" office:value="715764" calcext:value-type="float">
            <text:p>715764</text:p>
          </table:table-cell>
          <table:table-cell table:formula="of:=[.K359]-[.E359]" office:value-type="float" office:value="74" calcext:value-type="float">
            <text:p>74</text:p>
          </table:table-cell>
          <table:table-cell table:formula="of:=[.C359]-[.K359]" office:value-type="float" office:value="24" calcext:value-type="float">
            <text:p>24</text:p>
          </table:table-cell>
          <table:table-cell/>
          <table:table-cell table:formula="of:=[.G359]/300" office:value-type="float" office:value="561632.653061225" calcext:value-type="float">
            <text:p>561632,653061225</text:p>
          </table:table-cell>
          <table:table-cell table:formula="of:=[.O359]+25-[.I359]" office:value-type="float" office:value="0.439727891120128" calcext:value-type="float">
            <text:p>0,43972789112012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68962143" calcext:value-type="float">
            <text:p>168962143</text:p>
          </table:table-cell>
          <table:table-cell office:value-type="float" office:value="717808" calcext:value-type="float">
            <text:p>717808</text:p>
          </table:table-cell>
          <table:table-cell office:value-type="float" office:value="276000" calcext:value-type="float">
            <text:p>276000</text:p>
          </table:table-cell>
          <table:table-cell office:value-type="float" office:value="717712" calcext:value-type="float">
            <text:p>717712</text:p>
          </table:table-cell>
          <table:table-cell office:value-type="float" office:value="275960" calcext:value-type="float">
            <text:p>275960</text:p>
          </table:table-cell>
          <table:table-cell table:formula="of:=[.F360]/(44100)*90000*300" office:value-type="float" office:value="168955102.040816" calcext:value-type="float">
            <text:p>168955102,040816</text:p>
          </table:table-cell>
          <table:table-cell table:formula="of:=ROUND([.G360]/300+26.09-0.07128*[.M360])" office:value-type="float" office:value="563207" calcext:value-type="float">
            <text:p>563207</text:p>
          </table:table-cell>
          <table:table-cell table:formula="of:=[.B360]/300" office:value-type="float" office:value="563207.143333333" calcext:value-type="float">
            <text:p>563207,143333333</text:p>
          </table:table-cell>
          <table:table-cell table:formula="of:=[.I360]-[.H360]" office:value-type="float" office:value="0.143333333311602" calcext:value-type="float">
            <text:p>0,143333333311602</text:p>
          </table:table-cell>
          <table:table-cell table:formula="of:=[.K359]+2048-43" office:value-type="float" office:value="717769" calcext:value-type="float">
            <text:p>717769</text:p>
          </table:table-cell>
          <table:table-cell table:formula="of:=[.K360]-[.E360]" office:value-type="float" office:value="57" calcext:value-type="float">
            <text:p>57</text:p>
          </table:table-cell>
          <table:table-cell table:formula="of:=[.C360]-[.K360]" office:value-type="float" office:value="39" calcext:value-type="float">
            <text:p>39</text:p>
          </table:table-cell>
          <table:table-cell/>
          <table:table-cell table:formula="of:=[.G360]/300" office:value-type="float" office:value="563183.673469388" calcext:value-type="float">
            <text:p>563183,673469388</text:p>
          </table:table-cell>
          <table:table-cell table:formula="of:=[.O360]+25-[.I360]" office:value-type="float" office:value="1.53013605449814" calcext:value-type="float">
            <text:p>1,5301360544981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9426050" calcext:value-type="float">
            <text:p>169426050</text:p>
          </table:table-cell>
          <table:table-cell office:value-type="float" office:value="719878" calcext:value-type="float">
            <text:p>719878</text:p>
          </table:table-cell>
          <table:table-cell office:value-type="float" office:value="276760" calcext:value-type="float">
            <text:p>276760</text:p>
          </table:table-cell>
          <table:table-cell office:value-type="float" office:value="719704" calcext:value-type="float">
            <text:p>719704</text:p>
          </table:table-cell>
          <table:table-cell office:value-type="float" office:value="276720" calcext:value-type="float">
            <text:p>276720</text:p>
          </table:table-cell>
          <table:table-cell table:formula="of:=[.F361]/(44100)*90000*300" office:value-type="float" office:value="169420408.163265" calcext:value-type="float">
            <text:p>169420408,163265</text:p>
          </table:table-cell>
          <table:table-cell table:formula="of:=ROUND([.G361]/300+26.09-0.07128*[.M361])" office:value-type="float" office:value="564753" calcext:value-type="float">
            <text:p>564753</text:p>
          </table:table-cell>
          <table:table-cell table:formula="of:=[.B361]/300" office:value-type="float" office:value="564753.5" calcext:value-type="float">
            <text:p>564753,5</text:p>
          </table:table-cell>
          <table:table-cell table:formula="of:=[.I361]-[.H361]" office:value-type="float" office:value="0.5" calcext:value-type="float">
            <text:p>0,5</text:p>
          </table:table-cell>
          <table:table-cell table:formula="of:=[.K360]+2048-43" office:value-type="float" office:value="719774" calcext:value-type="float">
            <text:p>719774</text:p>
          </table:table-cell>
          <table:table-cell table:formula="of:=[.K361]-[.E361]" office:value-type="float" office:value="70" calcext:value-type="float">
            <text:p>70</text:p>
          </table:table-cell>
          <table:table-cell table:formula="of:=[.C361]-[.K361]" office:value-type="float" office:value="104" calcext:value-type="float">
            <text:p>104</text:p>
          </table:table-cell>
          <table:table-cell/>
          <table:table-cell table:formula="of:=[.G361]/300" office:value-type="float" office:value="564734.693877551" calcext:value-type="float">
            <text:p>564734,693877551</text:p>
          </table:table-cell>
          <table:table-cell table:formula="of:=[.O361]+25-[.I361]" office:value-type="float" office:value="6.19387755100615" calcext:value-type="float">
            <text:p>6,193877551006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9892100" calcext:value-type="float">
            <text:p>169892100</text:p>
          </table:table-cell>
          <table:table-cell office:value-type="float" office:value="721848" calcext:value-type="float">
            <text:p>721848</text:p>
          </table:table-cell>
          <table:table-cell office:value-type="float" office:value="277520" calcext:value-type="float">
            <text:p>277520</text:p>
          </table:table-cell>
          <table:table-cell office:value-type="float" office:value="721752" calcext:value-type="float">
            <text:p>721752</text:p>
          </table:table-cell>
          <table:table-cell office:value-type="float" office:value="277480" calcext:value-type="float">
            <text:p>277480</text:p>
          </table:table-cell>
          <table:table-cell table:formula="of:=[.F362]/(44100)*90000*300" office:value-type="float" office:value="169885714.285714" calcext:value-type="float">
            <text:p>169885714,285714</text:p>
          </table:table-cell>
          <table:table-cell table:formula="of:=ROUND([.G362]/300+26.09-0.07128*[.M362])" office:value-type="float" office:value="566307" calcext:value-type="float">
            <text:p>566307</text:p>
          </table:table-cell>
          <table:table-cell table:formula="of:=[.B362]/300" office:value-type="float" office:value="566307" calcext:value-type="float">
            <text:p>566307</text:p>
          </table:table-cell>
          <table:table-cell table:formula="of:=[.I362]-[.H362]" office:value-type="float" office:value="0" calcext:value-type="float">
            <text:p>0</text:p>
          </table:table-cell>
          <table:table-cell table:formula="of:=[.K361]+2048-43" office:value-type="float" office:value="721779" calcext:value-type="float">
            <text:p>721779</text:p>
          </table:table-cell>
          <table:table-cell table:formula="of:=[.K362]-[.E362]" office:value-type="float" office:value="27" calcext:value-type="float">
            <text:p>27</text:p>
          </table:table-cell>
          <table:table-cell table:formula="of:=[.C362]-[.K362]" office:value-type="float" office:value="69" calcext:value-type="float">
            <text:p>69</text:p>
          </table:table-cell>
          <table:table-cell/>
          <table:table-cell table:formula="of:=[.G362]/300" office:value-type="float" office:value="566285.714285714" calcext:value-type="float">
            <text:p>566285,714285714</text:p>
          </table:table-cell>
          <table:table-cell table:formula="of:=[.O362]+25-[.I362]" office:value-type="float" office:value="3.71428571431898" calcext:value-type="float">
            <text:p>3,7142857143189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0358793" calcext:value-type="float">
            <text:p>170358793</text:p>
          </table:table-cell>
          <table:table-cell office:value-type="float" office:value="723788" calcext:value-type="float">
            <text:p>723788</text:p>
          </table:table-cell>
          <table:table-cell office:value-type="float" office:value="278280" calcext:value-type="float">
            <text:p>278280</text:p>
          </table:table-cell>
          <table:table-cell office:value-type="float" office:value="723696" calcext:value-type="float">
            <text:p>723696</text:p>
          </table:table-cell>
          <table:table-cell office:value-type="float" office:value="278240" calcext:value-type="float">
            <text:p>278240</text:p>
          </table:table-cell>
          <table:table-cell table:formula="of:=[.F363]/(44100)*90000*300" office:value-type="float" office:value="170351020.408163" calcext:value-type="float">
            <text:p>170351020,408163</text:p>
          </table:table-cell>
          <table:table-cell table:formula="of:=ROUND([.G363]/300+26.09-0.07128*[.M363])" office:value-type="float" office:value="567863" calcext:value-type="float">
            <text:p>567863</text:p>
          </table:table-cell>
          <table:table-cell table:formula="of:=[.B363]/300" office:value-type="float" office:value="567862.643333333" calcext:value-type="float">
            <text:p>567862,643333333</text:p>
          </table:table-cell>
          <table:table-cell table:formula="of:=[.I363]-[.H363]" office:value-type="float" office:value="-0.356666666688398" calcext:value-type="float">
            <text:p>-0,356666666688398</text:p>
          </table:table-cell>
          <table:table-cell table:formula="of:=[.K362]+2048-43" office:value-type="float" office:value="723784" calcext:value-type="float">
            <text:p>723784</text:p>
          </table:table-cell>
          <table:table-cell table:formula="of:=[.K363]-[.E363]" office:value-type="float" office:value="88" calcext:value-type="float">
            <text:p>88</text:p>
          </table:table-cell>
          <table:table-cell table:formula="of:=[.C363]-[.K363]" office:value-type="float" office:value="4" calcext:value-type="float">
            <text:p>4</text:p>
          </table:table-cell>
          <table:table-cell/>
          <table:table-cell table:formula="of:=[.G363]/300" office:value-type="float" office:value="567836.734693878" calcext:value-type="float">
            <text:p>567836,734693878</text:p>
          </table:table-cell>
          <table:table-cell table:formula="of:=[.O363]+25-[.I363]" office:value-type="float" office:value="-0.908639455796219" calcext:value-type="float">
            <text:p>-0,90863945579621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0823471" calcext:value-type="float">
            <text:p>170823471</text:p>
          </table:table-cell>
          <table:table-cell office:value-type="float" office:value="725822" calcext:value-type="float">
            <text:p>725822</text:p>
          </table:table-cell>
          <table:table-cell office:value-type="float" office:value="279040" calcext:value-type="float">
            <text:p>279040</text:p>
          </table:table-cell>
          <table:table-cell office:value-type="float" office:value="725724" calcext:value-type="float">
            <text:p>725724</text:p>
          </table:table-cell>
          <table:table-cell office:value-type="float" office:value="279000" calcext:value-type="float">
            <text:p>279000</text:p>
          </table:table-cell>
          <table:table-cell table:formula="of:=[.F364]/(44100)*90000*300" office:value-type="float" office:value="170816326.530612" calcext:value-type="float">
            <text:p>170816326,530612</text:p>
          </table:table-cell>
          <table:table-cell table:formula="of:=ROUND([.G364]/300+26.09-0.07128*[.M364])" office:value-type="float" office:value="569411" calcext:value-type="float">
            <text:p>569411</text:p>
          </table:table-cell>
          <table:table-cell table:formula="of:=[.B364]/300" office:value-type="float" office:value="569411.57" calcext:value-type="float">
            <text:p>569411,57</text:p>
          </table:table-cell>
          <table:table-cell table:formula="of:=[.I364]-[.H364]" office:value-type="float" office:value="0.569999999948777" calcext:value-type="float">
            <text:p>0,569999999948777</text:p>
          </table:table-cell>
          <table:table-cell table:formula="of:=[.K363]+2048-43" office:value-type="float" office:value="725789" calcext:value-type="float">
            <text:p>725789</text:p>
          </table:table-cell>
          <table:table-cell table:formula="of:=[.K364]-[.E364]" office:value-type="float" office:value="65" calcext:value-type="float">
            <text:p>65</text:p>
          </table:table-cell>
          <table:table-cell table:formula="of:=[.C364]-[.K364]" office:value-type="float" office:value="33" calcext:value-type="float">
            <text:p>33</text:p>
          </table:table-cell>
          <table:table-cell/>
          <table:table-cell table:formula="of:=[.G364]/300" office:value-type="float" office:value="569387.755102041" calcext:value-type="float">
            <text:p>569387,755102041</text:p>
          </table:table-cell>
          <table:table-cell table:formula="of:=[.O364]+25-[.I364]" office:value-type="float" office:value="1.18510204087943" calcext:value-type="float">
            <text:p>1,1851020408794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1312878" calcext:value-type="float">
            <text:p>171312878</text:p>
          </table:table-cell>
          <table:table-cell office:value-type="float" office:value="727850" calcext:value-type="float">
            <text:p>727850</text:p>
          </table:table-cell>
          <table:table-cell office:value-type="float" office:value="279840" calcext:value-type="float">
            <text:p>279840</text:p>
          </table:table-cell>
          <table:table-cell office:value-type="float" office:value="727756" calcext:value-type="float">
            <text:p>727756</text:p>
          </table:table-cell>
          <table:table-cell office:value-type="float" office:value="279800" calcext:value-type="float">
            <text:p>279800</text:p>
          </table:table-cell>
          <table:table-cell table:formula="of:=[.F365]/(44100)*90000*300" office:value-type="float" office:value="171306122.44898" calcext:value-type="float">
            <text:p>171306122,44898</text:p>
          </table:table-cell>
          <table:table-cell table:formula="of:=ROUND([.G365]/300+26.09-0.07128*[.M365])" office:value-type="float" office:value="571043" calcext:value-type="float">
            <text:p>571043</text:p>
          </table:table-cell>
          <table:table-cell table:formula="of:=[.B365]/300" office:value-type="float" office:value="571042.926666667" calcext:value-type="float">
            <text:p>571042,926666667</text:p>
          </table:table-cell>
          <table:table-cell table:formula="of:=[.I365]-[.H365]" office:value-type="float" office:value="-0.0733333333628252" calcext:value-type="float">
            <text:p>-0,073333333362825</text:p>
          </table:table-cell>
          <table:table-cell table:formula="of:=[.K364]+2048-43" office:value-type="float" office:value="727794" calcext:value-type="float">
            <text:p>727794</text:p>
          </table:table-cell>
          <table:table-cell table:formula="of:=[.K365]-[.E365]" office:value-type="float" office:value="38" calcext:value-type="float">
            <text:p>38</text:p>
          </table:table-cell>
          <table:table-cell table:formula="of:=[.C365]-[.K365]" office:value-type="float" office:value="56" calcext:value-type="float">
            <text:p>56</text:p>
          </table:table-cell>
          <table:table-cell/>
          <table:table-cell table:formula="of:=[.G365]/300" office:value-type="float" office:value="571020.408163265" calcext:value-type="float">
            <text:p>571020,408163265</text:p>
          </table:table-cell>
          <table:table-cell table:formula="of:=[.O365]+25-[.I365]" office:value-type="float" office:value="2.48149659868795" calcext:value-type="float">
            <text:p>2,4814965986879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71779143" calcext:value-type="float">
            <text:p>171779143</text:p>
          </table:table-cell>
          <table:table-cell office:value-type="float" office:value="729810" calcext:value-type="float">
            <text:p>729810</text:p>
          </table:table-cell>
          <table:table-cell office:value-type="float" office:value="280600" calcext:value-type="float">
            <text:p>280600</text:p>
          </table:table-cell>
          <table:table-cell office:value-type="float" office:value="729712" calcext:value-type="float">
            <text:p>729712</text:p>
          </table:table-cell>
          <table:table-cell office:value-type="float" office:value="280560" calcext:value-type="float">
            <text:p>280560</text:p>
          </table:table-cell>
          <table:table-cell table:formula="of:=[.F366]/(44100)*90000*300" office:value-type="float" office:value="171771428.571429" calcext:value-type="float">
            <text:p>171771428,571429</text:p>
          </table:table-cell>
          <table:table-cell table:formula="of:=ROUND([.G366]/300+26.09-0.07128*[.M366])" office:value-type="float" office:value="572597" calcext:value-type="float">
            <text:p>572597</text:p>
          </table:table-cell>
          <table:table-cell table:formula="of:=[.B366]/300" office:value-type="float" office:value="572597.143333333" calcext:value-type="float">
            <text:p>572597,143333333</text:p>
          </table:table-cell>
          <table:table-cell table:formula="of:=[.I366]-[.H366]" office:value-type="float" office:value="0.143333333311602" calcext:value-type="float">
            <text:p>0,143333333311602</text:p>
          </table:table-cell>
          <table:table-cell table:formula="of:=[.K365]+2048-43" office:value-type="float" office:value="729799" calcext:value-type="float">
            <text:p>729799</text:p>
          </table:table-cell>
          <table:table-cell table:formula="of:=[.K366]-[.E366]" office:value-type="float" office:value="87" calcext:value-type="float">
            <text:p>87</text:p>
          </table:table-cell>
          <table:table-cell table:formula="of:=[.C366]-[.K366]" office:value-type="float" office:value="11" calcext:value-type="float">
            <text:p>11</text:p>
          </table:table-cell>
          <table:table-cell/>
          <table:table-cell table:formula="of:=[.G366]/300" office:value-type="float" office:value="572571.428571429" calcext:value-type="float">
            <text:p>572571,428571429</text:p>
          </table:table-cell>
          <table:table-cell table:formula="of:=[.O366]+25-[.I366]" office:value-type="float" office:value="-0.714761904790066" calcext:value-type="float">
            <text:p>-0,71476190479006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2242750" calcext:value-type="float">
            <text:p>172242750</text:p>
          </table:table-cell>
          <table:table-cell office:value-type="float" office:value="731894" calcext:value-type="float">
            <text:p>731894</text:p>
          </table:table-cell>
          <table:table-cell office:value-type="float" office:value="281360" calcext:value-type="float">
            <text:p>281360</text:p>
          </table:table-cell>
          <table:table-cell office:value-type="float" office:value="731796" calcext:value-type="float">
            <text:p>731796</text:p>
          </table:table-cell>
          <table:table-cell office:value-type="float" office:value="281320" calcext:value-type="float">
            <text:p>281320</text:p>
          </table:table-cell>
          <table:table-cell table:formula="of:=[.F367]/(44100)*90000*300" office:value-type="float" office:value="172236734.693878" calcext:value-type="float">
            <text:p>172236734,693878</text:p>
          </table:table-cell>
          <table:table-cell table:formula="of:=ROUND([.G367]/300+26.09-0.07128*[.M367])" office:value-type="float" office:value="574142" calcext:value-type="float">
            <text:p>574142</text:p>
          </table:table-cell>
          <table:table-cell table:formula="of:=[.B367]/300" office:value-type="float" office:value="574142.5" calcext:value-type="float">
            <text:p>574142,5</text:p>
          </table:table-cell>
          <table:table-cell table:formula="of:=[.I367]-[.H367]" office:value-type="float" office:value="0.5" calcext:value-type="float">
            <text:p>0,5</text:p>
          </table:table-cell>
          <table:table-cell table:formula="of:=[.K366]+2048-43" office:value-type="float" office:value="731804" calcext:value-type="float">
            <text:p>731804</text:p>
          </table:table-cell>
          <table:table-cell table:formula="of:=[.K367]-[.E367]" office:value-type="float" office:value="8" calcext:value-type="float">
            <text:p>8</text:p>
          </table:table-cell>
          <table:table-cell table:formula="of:=[.C367]-[.K367]" office:value-type="float" office:value="90" calcext:value-type="float">
            <text:p>90</text:p>
          </table:table-cell>
          <table:table-cell/>
          <table:table-cell table:formula="of:=[.G367]/300" office:value-type="float" office:value="574122.448979592" calcext:value-type="float">
            <text:p>574122,448979592</text:p>
          </table:table-cell>
          <table:table-cell table:formula="of:=[.O367]+25-[.I367]" office:value-type="float" office:value="4.94897959183436" calcext:value-type="float">
            <text:p>4,9489795918343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72708457" calcext:value-type="float">
            <text:p>172708457</text:p>
          </table:table-cell>
          <table:table-cell office:value-type="float" office:value="733880" calcext:value-type="float">
            <text:p>733880</text:p>
          </table:table-cell>
          <table:table-cell office:value-type="float" office:value="282120" calcext:value-type="float">
            <text:p>282120</text:p>
          </table:table-cell>
          <table:table-cell office:value-type="float" office:value="733786" calcext:value-type="float">
            <text:p>733786</text:p>
          </table:table-cell>
          <table:table-cell office:value-type="float" office:value="282080" calcext:value-type="float">
            <text:p>282080</text:p>
          </table:table-cell>
          <table:table-cell table:formula="of:=[.F368]/(44100)*90000*300" office:value-type="float" office:value="172702040.816327" calcext:value-type="float">
            <text:p>172702040,816327</text:p>
          </table:table-cell>
          <table:table-cell table:formula="of:=ROUND([.G368]/300+26.09-0.07128*[.M368])" office:value-type="float" office:value="575694" calcext:value-type="float">
            <text:p>575694</text:p>
          </table:table-cell>
          <table:table-cell table:formula="of:=[.B368]/300" office:value-type="float" office:value="575694.856666667" calcext:value-type="float">
            <text:p>575694,856666667</text:p>
          </table:table-cell>
          <table:table-cell table:formula="of:=[.I368]-[.H368]" office:value-type="float" office:value="0.856666666688398" calcext:value-type="float">
            <text:p>0,856666666688398</text:p>
          </table:table-cell>
          <table:table-cell table:formula="of:=[.K367]+2048-43" office:value-type="float" office:value="733809" calcext:value-type="float">
            <text:p>733809</text:p>
          </table:table-cell>
          <table:table-cell table:formula="of:=[.K368]-[.E368]" office:value-type="float" office:value="23" calcext:value-type="float">
            <text:p>23</text:p>
          </table:table-cell>
          <table:table-cell table:formula="of:=[.C368]-[.K368]" office:value-type="float" office:value="71" calcext:value-type="float">
            <text:p>71</text:p>
          </table:table-cell>
          <table:table-cell/>
          <table:table-cell table:formula="of:=[.G368]/300" office:value-type="float" office:value="575673.469387755" calcext:value-type="float">
            <text:p>575673,469387755</text:p>
          </table:table-cell>
          <table:table-cell table:formula="of:=[.O368]+25-[.I368]" office:value-type="float" office:value="3.61272108845878" calcext:value-type="float">
            <text:p>3,6127210884587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73173393" calcext:value-type="float">
            <text:p>173173393</text:p>
          </table:table-cell>
          <table:table-cell office:value-type="float" office:value="735902" calcext:value-type="float">
            <text:p>735902</text:p>
          </table:table-cell>
          <table:table-cell office:value-type="float" office:value="282880" calcext:value-type="float">
            <text:p>282880</text:p>
          </table:table-cell>
          <table:table-cell office:value-type="float" office:value="735730" calcext:value-type="float">
            <text:p>735730</text:p>
          </table:table-cell>
          <table:table-cell office:value-type="float" office:value="282840" calcext:value-type="float">
            <text:p>282840</text:p>
          </table:table-cell>
          <table:table-cell table:formula="of:=[.F369]/(44100)*90000*300" office:value-type="float" office:value="173167346.938776" calcext:value-type="float">
            <text:p>173167346,938776</text:p>
          </table:table-cell>
          <table:table-cell table:formula="of:=ROUND([.G369]/300+26.09-0.07128*[.M369])" office:value-type="float" office:value="577244" calcext:value-type="float">
            <text:p>577244</text:p>
          </table:table-cell>
          <table:table-cell table:formula="of:=[.B369]/300" office:value-type="float" office:value="577244.643333333" calcext:value-type="float">
            <text:p>577244,643333333</text:p>
          </table:table-cell>
          <table:table-cell table:formula="of:=[.I369]-[.H369]" office:value-type="float" office:value="0.643333333311603" calcext:value-type="float">
            <text:p>0,643333333311603</text:p>
          </table:table-cell>
          <table:table-cell table:formula="of:=[.K368]+2048-43" office:value-type="float" office:value="735814" calcext:value-type="float">
            <text:p>735814</text:p>
          </table:table-cell>
          <table:table-cell table:formula="of:=[.K369]-[.E369]" office:value-type="float" office:value="84" calcext:value-type="float">
            <text:p>84</text:p>
          </table:table-cell>
          <table:table-cell table:formula="of:=[.C369]-[.K369]" office:value-type="float" office:value="88" calcext:value-type="float">
            <text:p>88</text:p>
          </table:table-cell>
          <table:table-cell/>
          <table:table-cell table:formula="of:=[.G369]/300" office:value-type="float" office:value="577224.489795918" calcext:value-type="float">
            <text:p>577224,489795918</text:p>
          </table:table-cell>
          <table:table-cell table:formula="of:=[.O369]+25-[.I369]" office:value-type="float" office:value="4.84646258503199" calcext:value-type="float">
            <text:p>4,8464625850319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3640085" calcext:value-type="float">
            <text:p>173640085</text:p>
          </table:table-cell>
          <table:table-cell office:value-type="float" office:value="737842" calcext:value-type="float">
            <text:p>737842</text:p>
          </table:table-cell>
          <table:table-cell office:value-type="float" office:value="283640" calcext:value-type="float">
            <text:p>283640</text:p>
          </table:table-cell>
          <table:table-cell office:value-type="float" office:value="737748" calcext:value-type="float">
            <text:p>737748</text:p>
          </table:table-cell>
          <table:table-cell office:value-type="float" office:value="283600" calcext:value-type="float">
            <text:p>283600</text:p>
          </table:table-cell>
          <table:table-cell table:formula="of:=[.F370]/(44100)*90000*300" office:value-type="float" office:value="173632653.061224" calcext:value-type="float">
            <text:p>173632653,061224</text:p>
          </table:table-cell>
          <table:table-cell table:formula="of:=ROUND([.G370]/300+26.09-0.07128*[.M370])" office:value-type="float" office:value="578800" calcext:value-type="float">
            <text:p>578800</text:p>
          </table:table-cell>
          <table:table-cell table:formula="of:=[.B370]/300" office:value-type="float" office:value="578800.283333333" calcext:value-type="float">
            <text:p>578800,283333333</text:p>
          </table:table-cell>
          <table:table-cell table:formula="of:=[.I370]-[.H370]" office:value-type="float" office:value="0.283333333325572" calcext:value-type="float">
            <text:p>0,283333333325572</text:p>
          </table:table-cell>
          <table:table-cell table:formula="of:=[.K369]+2048-43" office:value-type="float" office:value="737819" calcext:value-type="float">
            <text:p>737819</text:p>
          </table:table-cell>
          <table:table-cell table:formula="of:=[.K370]-[.E370]" office:value-type="float" office:value="71" calcext:value-type="float">
            <text:p>71</text:p>
          </table:table-cell>
          <table:table-cell table:formula="of:=[.C370]-[.K370]" office:value-type="float" office:value="23" calcext:value-type="float">
            <text:p>23</text:p>
          </table:table-cell>
          <table:table-cell/>
          <table:table-cell table:formula="of:=[.G370]/300" office:value-type="float" office:value="578775.510204082" calcext:value-type="float">
            <text:p>578775,510204082</text:p>
          </table:table-cell>
          <table:table-cell table:formula="of:=[.O370]+25-[.I370]" office:value-type="float" office:value="0.226870748330839" calcext:value-type="float">
            <text:p>0,22687074833083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74129835" calcext:value-type="float">
            <text:p>174129835</text:p>
          </table:table-cell>
          <table:table-cell office:value-type="float" office:value="739840" calcext:value-type="float">
            <text:p>739840</text:p>
          </table:table-cell>
          <table:table-cell office:value-type="float" office:value="284440" calcext:value-type="float">
            <text:p>284440</text:p>
          </table:table-cell>
          <table:table-cell office:value-type="float" office:value="739746" calcext:value-type="float">
            <text:p>739746</text:p>
          </table:table-cell>
          <table:table-cell office:value-type="float" office:value="284400" calcext:value-type="float">
            <text:p>284400</text:p>
          </table:table-cell>
          <table:table-cell table:formula="of:=[.F371]/(44100)*90000*300" office:value-type="float" office:value="174122448.979592" calcext:value-type="float">
            <text:p>174122448,979592</text:p>
          </table:table-cell>
          <table:table-cell table:formula="of:=ROUND([.G371]/300+26.09-0.07128*[.M371])" office:value-type="float" office:value="580433" calcext:value-type="float">
            <text:p>580433</text:p>
          </table:table-cell>
          <table:table-cell table:formula="of:=[.B371]/300" office:value-type="float" office:value="580432.783333333" calcext:value-type="float">
            <text:p>580432,783333333</text:p>
          </table:table-cell>
          <table:table-cell table:formula="of:=[.I371]-[.H371]" office:value-type="float" office:value="-0.216666666674428" calcext:value-type="float">
            <text:p>-0,216666666674428</text:p>
          </table:table-cell>
          <table:table-cell table:formula="of:=[.K370]+2048-43" office:value-type="float" office:value="739824" calcext:value-type="float">
            <text:p>739824</text:p>
          </table:table-cell>
          <table:table-cell table:formula="of:=[.K371]-[.E371]" office:value-type="float" office:value="78" calcext:value-type="float">
            <text:p>78</text:p>
          </table:table-cell>
          <table:table-cell table:formula="of:=[.C371]-[.K371]" office:value-type="float" office:value="16" calcext:value-type="float">
            <text:p>16</text:p>
          </table:table-cell>
          <table:table-cell/>
          <table:table-cell table:formula="of:=[.G371]/300" office:value-type="float" office:value="580408.163265306" calcext:value-type="float">
            <text:p>580408,163265306</text:p>
          </table:table-cell>
          <table:table-cell table:formula="of:=[.O371]+25-[.I371]" office:value-type="float" office:value="0.379931972827762" calcext:value-type="float">
            <text:p>0,37993197282776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4618514" calcext:value-type="float">
            <text:p>174618514</text:p>
          </table:table-cell>
          <table:table-cell office:value-type="float" office:value="741902" calcext:value-type="float">
            <text:p>741902</text:p>
          </table:table-cell>
          <table:table-cell office:value-type="float" office:value="285240" calcext:value-type="float">
            <text:p>285240</text:p>
          </table:table-cell>
          <table:table-cell office:value-type="float" office:value="741810" calcext:value-type="float">
            <text:p>741810</text:p>
          </table:table-cell>
          <table:table-cell office:value-type="float" office:value="285200" calcext:value-type="float">
            <text:p>285200</text:p>
          </table:table-cell>
          <table:table-cell table:formula="of:=[.F372]/(44100)*90000*300" office:value-type="float" office:value="174612244.897959" calcext:value-type="float">
            <text:p>174612244,897959</text:p>
          </table:table-cell>
          <table:table-cell table:formula="of:=ROUND([.G372]/300+26.09-0.07128*[.M372])" office:value-type="float" office:value="582062" calcext:value-type="float">
            <text:p>582062</text:p>
          </table:table-cell>
          <table:table-cell table:formula="of:=[.B372]/300" office:value-type="float" office:value="582061.713333333" calcext:value-type="float">
            <text:p>582061,713333333</text:p>
          </table:table-cell>
          <table:table-cell table:formula="of:=[.I372]-[.H372]" office:value-type="float" office:value="-0.286666666623205" calcext:value-type="float">
            <text:p>-0,286666666623205</text:p>
          </table:table-cell>
          <table:table-cell table:formula="of:=[.K371]+2048-43" office:value-type="float" office:value="741829" calcext:value-type="float">
            <text:p>741829</text:p>
          </table:table-cell>
          <table:table-cell table:formula="of:=[.K372]-[.E372]" office:value-type="float" office:value="19" calcext:value-type="float">
            <text:p>19</text:p>
          </table:table-cell>
          <table:table-cell table:formula="of:=[.C372]-[.K372]" office:value-type="float" office:value="73" calcext:value-type="float">
            <text:p>73</text:p>
          </table:table-cell>
          <table:table-cell/>
          <table:table-cell table:formula="of:=[.G372]/300" office:value-type="float" office:value="582040.816326531" calcext:value-type="float">
            <text:p>582040,816326531</text:p>
          </table:table-cell>
          <table:table-cell table:formula="of:=[.O372]+25-[.I372]" office:value-type="float" office:value="4.10299319727346" calcext:value-type="float">
            <text:p>4,1029931972734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5109335" calcext:value-type="float">
            <text:p>175109335</text:p>
          </table:table-cell>
          <table:table-cell office:value-type="float" office:value="743864" calcext:value-type="float">
            <text:p>743864</text:p>
          </table:table-cell>
          <table:table-cell office:value-type="float" office:value="286040" calcext:value-type="float">
            <text:p>286040</text:p>
          </table:table-cell>
          <table:table-cell office:value-type="float" office:value="743772" calcext:value-type="float">
            <text:p>743772</text:p>
          </table:table-cell>
          <table:table-cell office:value-type="float" office:value="286000" calcext:value-type="float">
            <text:p>286000</text:p>
          </table:table-cell>
          <table:table-cell table:formula="of:=[.F373]/(44100)*90000*300" office:value-type="float" office:value="175102040.816327" calcext:value-type="float">
            <text:p>175102040,816327</text:p>
          </table:table-cell>
          <table:table-cell table:formula="of:=ROUND([.G373]/300+26.09-0.07128*[.M373])" office:value-type="float" office:value="583697" calcext:value-type="float">
            <text:p>583697</text:p>
          </table:table-cell>
          <table:table-cell table:formula="of:=[.B373]/300" office:value-type="float" office:value="583697.783333333" calcext:value-type="float">
            <text:p>583697,783333333</text:p>
          </table:table-cell>
          <table:table-cell table:formula="of:=[.I373]-[.H373]" office:value-type="float" office:value="0.783333333325572" calcext:value-type="float">
            <text:p>0,783333333325572</text:p>
          </table:table-cell>
          <table:table-cell table:formula="of:=[.K372]+2048-43" office:value-type="float" office:value="743834" calcext:value-type="float">
            <text:p>743834</text:p>
          </table:table-cell>
          <table:table-cell table:formula="of:=[.K373]-[.E373]" office:value-type="float" office:value="62" calcext:value-type="float">
            <text:p>62</text:p>
          </table:table-cell>
          <table:table-cell table:formula="of:=[.C373]-[.K373]" office:value-type="float" office:value="30" calcext:value-type="float">
            <text:p>30</text:p>
          </table:table-cell>
          <table:table-cell/>
          <table:table-cell table:formula="of:=[.G373]/300" office:value-type="float" office:value="583673.469387755" calcext:value-type="float">
            <text:p>583673,469387755</text:p>
          </table:table-cell>
          <table:table-cell table:formula="of:=[.O373]+25-[.I373]" office:value-type="float" office:value="0.686054421705194" calcext:value-type="float">
            <text:p>0,68605442170519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5598143" calcext:value-type="float">
            <text:p>175598143</text:p>
          </table:table-cell>
          <table:table-cell office:value-type="float" office:value="745906" calcext:value-type="float">
            <text:p>745906</text:p>
          </table:table-cell>
          <table:table-cell office:value-type="float" office:value="286840" calcext:value-type="float">
            <text:p>286840</text:p>
          </table:table-cell>
          <table:table-cell office:value-type="float" office:value="745816" calcext:value-type="float">
            <text:p>745816</text:p>
          </table:table-cell>
          <table:table-cell office:value-type="float" office:value="286800" calcext:value-type="float">
            <text:p>286800</text:p>
          </table:table-cell>
          <table:table-cell table:formula="of:=[.F374]/(44100)*90000*300" office:value-type="float" office:value="175591836.734694" calcext:value-type="float">
            <text:p>175591836,734694</text:p>
          </table:table-cell>
          <table:table-cell table:formula="of:=ROUND([.G374]/300+26.09-0.07128*[.M374])" office:value-type="float" office:value="585327" calcext:value-type="float">
            <text:p>585327</text:p>
          </table:table-cell>
          <table:table-cell table:formula="of:=[.B374]/300" office:value-type="float" office:value="585327.143333333" calcext:value-type="float">
            <text:p>585327,143333333</text:p>
          </table:table-cell>
          <table:table-cell table:formula="of:=[.I374]-[.H374]" office:value-type="float" office:value="0.143333333311602" calcext:value-type="float">
            <text:p>0,143333333311602</text:p>
          </table:table-cell>
          <table:table-cell table:formula="of:=[.K373]+2048-43" office:value-type="float" office:value="745839" calcext:value-type="float">
            <text:p>745839</text:p>
          </table:table-cell>
          <table:table-cell table:formula="of:=[.K374]-[.E374]" office:value-type="float" office:value="23" calcext:value-type="float">
            <text:p>23</text:p>
          </table:table-cell>
          <table:table-cell table:formula="of:=[.C374]-[.K374]" office:value-type="float" office:value="67" calcext:value-type="float">
            <text:p>67</text:p>
          </table:table-cell>
          <table:table-cell/>
          <table:table-cell table:formula="of:=[.G374]/300" office:value-type="float" office:value="585306.12244898" calcext:value-type="float">
            <text:p>585306,12244898</text:p>
          </table:table-cell>
          <table:table-cell table:formula="of:=[.O374]+25-[.I374]" office:value-type="float" office:value="3.9791156463325" calcext:value-type="float">
            <text:p>3,97911564633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76087164" calcext:value-type="float">
            <text:p>176087164</text:p>
          </table:table-cell>
          <table:table-cell office:value-type="float" office:value="747952" calcext:value-type="float">
            <text:p>747952</text:p>
          </table:table-cell>
          <table:table-cell office:value-type="float" office:value="287640" calcext:value-type="float">
            <text:p>287640</text:p>
          </table:table-cell>
          <table:table-cell office:value-type="float" office:value="747844" calcext:value-type="float">
            <text:p>747844</text:p>
          </table:table-cell>
          <table:table-cell office:value-type="float" office:value="287600" calcext:value-type="float">
            <text:p>287600</text:p>
          </table:table-cell>
          <table:table-cell table:formula="of:=[.F375]/(44100)*90000*300" office:value-type="float" office:value="176081632.653061" calcext:value-type="float">
            <text:p>176081632,653061</text:p>
          </table:table-cell>
          <table:table-cell table:formula="of:=ROUND([.G375]/300+26.09-0.07128*[.M375])" office:value-type="float" office:value="586957" calcext:value-type="float">
            <text:p>586957</text:p>
          </table:table-cell>
          <table:table-cell table:formula="of:=[.B375]/300" office:value-type="float" office:value="586957.213333333" calcext:value-type="float">
            <text:p>586957,213333333</text:p>
          </table:table-cell>
          <table:table-cell table:formula="of:=[.I375]-[.H375]" office:value-type="float" office:value="0.213333333376795" calcext:value-type="float">
            <text:p>0,213333333376795</text:p>
          </table:table-cell>
          <table:table-cell table:formula="of:=[.K374]+2048-43" office:value-type="float" office:value="747844" calcext:value-type="float">
            <text:p>747844</text:p>
          </table:table-cell>
          <table:table-cell table:formula="of:=[.K375]-[.E375]" office:value-type="float" office:value="0" calcext:value-type="float">
            <text:p>0</text:p>
          </table:table-cell>
          <table:table-cell table:formula="of:=[.C375]-[.K375]" office:value-type="float" office:value="108" calcext:value-type="float">
            <text:p>108</text:p>
          </table:table-cell>
          <table:table-cell/>
          <table:table-cell table:formula="of:=[.G375]/300" office:value-type="float" office:value="586938.775510204" calcext:value-type="float">
            <text:p>586938,775510204</text:p>
          </table:table-cell>
          <table:table-cell table:formula="of:=[.O375]+25-[.I375]" office:value-type="float" office:value="6.56217687076423" calcext:value-type="float">
            <text:p>6,5621768707642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76504785" calcext:value-type="float">
            <text:p>176504785</text:p>
          </table:table-cell>
          <table:table-cell office:value-type="float" office:value="749900" calcext:value-type="float">
            <text:p>749900</text:p>
          </table:table-cell>
          <table:table-cell office:value-type="float" office:value="288320" calcext:value-type="float">
            <text:p>288320</text:p>
          </table:table-cell>
          <table:table-cell office:value-type="float" office:value="749794" calcext:value-type="float">
            <text:p>749794</text:p>
          </table:table-cell>
          <table:table-cell office:value-type="float" office:value="288280" calcext:value-type="float">
            <text:p>288280</text:p>
          </table:table-cell>
          <table:table-cell table:formula="of:=[.F376]/(44100)*90000*300" office:value-type="float" office:value="176497959.183673" calcext:value-type="float">
            <text:p>176497959,183673</text:p>
          </table:table-cell>
          <table:table-cell table:formula="of:=ROUND([.G376]/300+26.09-0.07128*[.M376])" office:value-type="float" office:value="588349" calcext:value-type="float">
            <text:p>588349</text:p>
          </table:table-cell>
          <table:table-cell table:formula="of:=[.B376]/300" office:value-type="float" office:value="588349.283333333" calcext:value-type="float">
            <text:p>588349,283333333</text:p>
          </table:table-cell>
          <table:table-cell table:formula="of:=[.I376]-[.H376]" office:value-type="float" office:value="0.283333333325572" calcext:value-type="float">
            <text:p>0,283333333325572</text:p>
          </table:table-cell>
          <table:table-cell table:formula="of:=[.K375]+2048-43" office:value-type="float" office:value="749849" calcext:value-type="float">
            <text:p>749849</text:p>
          </table:table-cell>
          <table:table-cell table:formula="of:=[.K376]-[.E376]" office:value-type="float" office:value="55" calcext:value-type="float">
            <text:p>55</text:p>
          </table:table-cell>
          <table:table-cell table:formula="of:=[.C376]-[.K376]" office:value-type="float" office:value="51" calcext:value-type="float">
            <text:p>51</text:p>
          </table:table-cell>
          <table:table-cell/>
          <table:table-cell table:formula="of:=[.G376]/300" office:value-type="float" office:value="588326.530612245" calcext:value-type="float">
            <text:p>588326,530612245</text:p>
          </table:table-cell>
          <table:table-cell table:formula="of:=[.O376]+25-[.I376]" office:value-type="float" office:value="2.24727891152725" calcext:value-type="float">
            <text:p>2,247278911527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6920650" calcext:value-type="float">
            <text:p>176920650</text:p>
          </table:table-cell>
          <table:table-cell office:value-type="float" office:value="751916" calcext:value-type="float">
            <text:p>751916</text:p>
          </table:table-cell>
          <table:table-cell office:value-type="float" office:value="289000" calcext:value-type="float">
            <text:p>289000</text:p>
          </table:table-cell>
          <table:table-cell office:value-type="float" office:value="751740" calcext:value-type="float">
            <text:p>751740</text:p>
          </table:table-cell>
          <table:table-cell office:value-type="float" office:value="288960" calcext:value-type="float">
            <text:p>288960</text:p>
          </table:table-cell>
          <table:table-cell table:formula="of:=[.F377]/(44100)*90000*300" office:value-type="float" office:value="176914285.714286" calcext:value-type="float">
            <text:p>176914285,714286</text:p>
          </table:table-cell>
          <table:table-cell table:formula="of:=ROUND([.G377]/300+26.09-0.07128*[.M377])" office:value-type="float" office:value="589736" calcext:value-type="float">
            <text:p>589736</text:p>
          </table:table-cell>
          <table:table-cell table:formula="of:=[.B377]/300" office:value-type="float" office:value="589735.5" calcext:value-type="float">
            <text:p>589735,5</text:p>
          </table:table-cell>
          <table:table-cell table:formula="of:=[.I377]-[.H377]" office:value-type="float" office:value="-0.5" calcext:value-type="float">
            <text:p>-0,5</text:p>
          </table:table-cell>
          <table:table-cell table:formula="of:=[.K376]+2048-43" office:value-type="float" office:value="751854" calcext:value-type="float">
            <text:p>751854</text:p>
          </table:table-cell>
          <table:table-cell table:formula="of:=[.K377]-[.E377]" office:value-type="float" office:value="114" calcext:value-type="float">
            <text:p>114</text:p>
          </table:table-cell>
          <table:table-cell table:formula="of:=[.C377]-[.K377]" office:value-type="float" office:value="62" calcext:value-type="float">
            <text:p>62</text:p>
          </table:table-cell>
          <table:table-cell/>
          <table:table-cell table:formula="of:=[.G377]/300" office:value-type="float" office:value="589714.285714286" calcext:value-type="float">
            <text:p>589714,285714286</text:p>
          </table:table-cell>
          <table:table-cell table:formula="of:=[.O377]+25-[.I377]" office:value-type="float" office:value="3.78571428568102" calcext:value-type="float">
            <text:p>3,7857142856810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77360857" calcext:value-type="float">
            <text:p>177360857</text:p>
          </table:table-cell>
          <table:table-cell office:value-type="float" office:value="753958" calcext:value-type="float">
            <text:p>753958</text:p>
          </table:table-cell>
          <table:table-cell office:value-type="float" office:value="289720" calcext:value-type="float">
            <text:p>289720</text:p>
          </table:table-cell>
          <table:table-cell office:value-type="float" office:value="753852" calcext:value-type="float">
            <text:p>753852</text:p>
          </table:table-cell>
          <table:table-cell office:value-type="float" office:value="289680" calcext:value-type="float">
            <text:p>289680</text:p>
          </table:table-cell>
          <table:table-cell table:formula="of:=[.F378]/(44100)*90000*300" office:value-type="float" office:value="177355102.040816" calcext:value-type="float">
            <text:p>177355102,040816</text:p>
          </table:table-cell>
          <table:table-cell table:formula="of:=ROUND([.G378]/300+26.09-0.07128*[.M378])" office:value-type="float" office:value="591203" calcext:value-type="float">
            <text:p>591203</text:p>
          </table:table-cell>
          <table:table-cell table:formula="of:=[.B378]/300" office:value-type="float" office:value="591202.856666667" calcext:value-type="float">
            <text:p>591202,856666667</text:p>
          </table:table-cell>
          <table:table-cell table:formula="of:=[.I378]-[.H378]" office:value-type="float" office:value="-0.143333333311602" calcext:value-type="float">
            <text:p>-0,143333333311602</text:p>
          </table:table-cell>
          <table:table-cell table:formula="of:=[.K377]+2048-43" office:value-type="float" office:value="753859" calcext:value-type="float">
            <text:p>753859</text:p>
          </table:table-cell>
          <table:table-cell table:formula="of:=[.K378]-[.E378]" office:value-type="float" office:value="7" calcext:value-type="float">
            <text:p>7</text:p>
          </table:table-cell>
          <table:table-cell table:formula="of:=[.C378]-[.K378]" office:value-type="float" office:value="99" calcext:value-type="float">
            <text:p>99</text:p>
          </table:table-cell>
          <table:table-cell/>
          <table:table-cell table:formula="of:=[.G378]/300" office:value-type="float" office:value="591183.673469388" calcext:value-type="float">
            <text:p>591183,673469388</text:p>
          </table:table-cell>
          <table:table-cell table:formula="of:=[.O378]+25-[.I378]" office:value-type="float" office:value="5.81680272112135" calcext:value-type="float">
            <text:p>5,8168027211213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7779293" calcext:value-type="float">
            <text:p>177779293</text:p>
          </table:table-cell>
          <table:table-cell office:value-type="float" office:value="755868" calcext:value-type="float">
            <text:p>755868</text:p>
          </table:table-cell>
          <table:table-cell office:value-type="float" office:value="290400" calcext:value-type="float">
            <text:p>290400</text:p>
          </table:table-cell>
          <table:table-cell office:value-type="float" office:value="755764" calcext:value-type="float">
            <text:p>755764</text:p>
          </table:table-cell>
          <table:table-cell office:value-type="float" office:value="290360" calcext:value-type="float">
            <text:p>290360</text:p>
          </table:table-cell>
          <table:table-cell table:formula="of:=[.F379]/(44100)*90000*300" office:value-type="float" office:value="177771428.571429" calcext:value-type="float">
            <text:p>177771428,571429</text:p>
          </table:table-cell>
          <table:table-cell table:formula="of:=ROUND([.G379]/300+26.09-0.07128*[.M379])" office:value-type="float" office:value="592597" calcext:value-type="float">
            <text:p>592597</text:p>
          </table:table-cell>
          <table:table-cell table:formula="of:=[.B379]/300" office:value-type="float" office:value="592597.643333333" calcext:value-type="float">
            <text:p>592597,643333333</text:p>
          </table:table-cell>
          <table:table-cell table:formula="of:=[.I379]-[.H379]" office:value-type="float" office:value="0.643333333311603" calcext:value-type="float">
            <text:p>0,643333333311603</text:p>
          </table:table-cell>
          <table:table-cell table:formula="of:=[.K378]+2048-43" office:value-type="float" office:value="755864" calcext:value-type="float">
            <text:p>755864</text:p>
          </table:table-cell>
          <table:table-cell table:formula="of:=[.K379]-[.E379]" office:value-type="float" office:value="100" calcext:value-type="float">
            <text:p>100</text:p>
          </table:table-cell>
          <table:table-cell table:formula="of:=[.C379]-[.K379]" office:value-type="float" office:value="4" calcext:value-type="float">
            <text:p>4</text:p>
          </table:table-cell>
          <table:table-cell/>
          <table:table-cell table:formula="of:=[.G379]/300" office:value-type="float" office:value="592571.428571429" calcext:value-type="float">
            <text:p>592571,428571429</text:p>
          </table:table-cell>
          <table:table-cell table:formula="of:=[.O379]+25-[.I379]" office:value-type="float" office:value="-1.21476190479007" calcext:value-type="float">
            <text:p>-1,2147619047900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78242900" calcext:value-type="float">
            <text:p>178242900</text:p>
          </table:table-cell>
          <table:table-cell office:value-type="float" office:value="757952" calcext:value-type="float">
            <text:p>757952</text:p>
          </table:table-cell>
          <table:table-cell office:value-type="float" office:value="291160" calcext:value-type="float">
            <text:p>291160</text:p>
          </table:table-cell>
          <table:table-cell office:value-type="float" office:value="757850" calcext:value-type="float">
            <text:p>757850</text:p>
          </table:table-cell>
          <table:table-cell office:value-type="float" office:value="291120" calcext:value-type="float">
            <text:p>291120</text:p>
          </table:table-cell>
          <table:table-cell table:formula="of:=[.F380]/(44100)*90000*300" office:value-type="float" office:value="178236734.693878" calcext:value-type="float">
            <text:p>178236734,693878</text:p>
          </table:table-cell>
          <table:table-cell table:formula="of:=ROUND([.G380]/300+26.09-0.07128*[.M380])" office:value-type="float" office:value="594143" calcext:value-type="float">
            <text:p>594143</text:p>
          </table:table-cell>
          <table:table-cell table:formula="of:=[.B380]/300" office:value-type="float" office:value="594143" calcext:value-type="float">
            <text:p>594143</text:p>
          </table:table-cell>
          <table:table-cell table:formula="of:=[.I380]-[.H380]" office:value-type="float" office:value="0" calcext:value-type="float">
            <text:p>0</text:p>
          </table:table-cell>
          <table:table-cell table:formula="of:=[.K379]+2048-43" office:value-type="float" office:value="757869" calcext:value-type="float">
            <text:p>757869</text:p>
          </table:table-cell>
          <table:table-cell table:formula="of:=[.K380]-[.E380]" office:value-type="float" office:value="19" calcext:value-type="float">
            <text:p>19</text:p>
          </table:table-cell>
          <table:table-cell table:formula="of:=[.C380]-[.K380]" office:value-type="float" office:value="83" calcext:value-type="float">
            <text:p>83</text:p>
          </table:table-cell>
          <table:table-cell/>
          <table:table-cell table:formula="of:=[.G380]/300" office:value-type="float" office:value="594122.448979592" calcext:value-type="float">
            <text:p>594122,448979592</text:p>
          </table:table-cell>
          <table:table-cell table:formula="of:=[.O380]+25-[.I380]" office:value-type="float" office:value="4.44897959183436" calcext:value-type="float">
            <text:p>4,4489795918343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78683193" calcext:value-type="float">
            <text:p>178683193</text:p>
          </table:table-cell>
          <table:table-cell office:value-type="float" office:value="759976" calcext:value-type="float">
            <text:p>759976</text:p>
          </table:table-cell>
          <table:table-cell office:value-type="float" office:value="291880" calcext:value-type="float">
            <text:p>291880</text:p>
          </table:table-cell>
          <table:table-cell office:value-type="float" office:value="759806" calcext:value-type="float">
            <text:p>759806</text:p>
          </table:table-cell>
          <table:table-cell office:value-type="float" office:value="291840" calcext:value-type="float">
            <text:p>291840</text:p>
          </table:table-cell>
          <table:table-cell table:formula="of:=[.F381]/(44100)*90000*300" office:value-type="float" office:value="178677551.020408" calcext:value-type="float">
            <text:p>178677551,020408</text:p>
          </table:table-cell>
          <table:table-cell table:formula="of:=ROUND([.G381]/300+26.09-0.07128*[.M381])" office:value-type="float" office:value="595611" calcext:value-type="float">
            <text:p>595611</text:p>
          </table:table-cell>
          <table:table-cell table:formula="of:=[.B381]/300" office:value-type="float" office:value="595610.643333333" calcext:value-type="float">
            <text:p>595610,643333333</text:p>
          </table:table-cell>
          <table:table-cell table:formula="of:=[.I381]-[.H381]" office:value-type="float" office:value="-0.356666666688398" calcext:value-type="float">
            <text:p>-0,356666666688398</text:p>
          </table:table-cell>
          <table:table-cell table:formula="of:=[.K380]+2048-43" office:value-type="float" office:value="759874" calcext:value-type="float">
            <text:p>759874</text:p>
          </table:table-cell>
          <table:table-cell table:formula="of:=[.K381]-[.E381]" office:value-type="float" office:value="68" calcext:value-type="float">
            <text:p>68</text:p>
          </table:table-cell>
          <table:table-cell table:formula="of:=[.C381]-[.K381]" office:value-type="float" office:value="102" calcext:value-type="float">
            <text:p>102</text:p>
          </table:table-cell>
          <table:table-cell/>
          <table:table-cell table:formula="of:=[.G381]/300" office:value-type="float" office:value="595591.836734694" calcext:value-type="float">
            <text:p>595591,836734694</text:p>
          </table:table-cell>
          <table:table-cell table:formula="of:=[.O381]+25-[.I381]" office:value-type="float" office:value="6.19340136053506" calcext:value-type="float">
            <text:p>6,193401360535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9125757" calcext:value-type="float">
            <text:p>179125757</text:p>
          </table:table-cell>
          <table:table-cell office:value-type="float" office:value="761894" calcext:value-type="float">
            <text:p>761894</text:p>
          </table:table-cell>
          <table:table-cell office:value-type="float" office:value="292600" calcext:value-type="float">
            <text:p>292600</text:p>
          </table:table-cell>
          <table:table-cell office:value-type="float" office:value="761796" calcext:value-type="float">
            <text:p>761796</text:p>
          </table:table-cell>
          <table:table-cell office:value-type="float" office:value="292560" calcext:value-type="float">
            <text:p>292560</text:p>
          </table:table-cell>
          <table:table-cell table:formula="of:=[.F382]/(44100)*90000*300" office:value-type="float" office:value="179118367.346939" calcext:value-type="float">
            <text:p>179118367,346939</text:p>
          </table:table-cell>
          <table:table-cell table:formula="of:=ROUND([.G382]/300+26.09-0.07128*[.M382])" office:value-type="float" office:value="597086" calcext:value-type="float">
            <text:p>597086</text:p>
          </table:table-cell>
          <table:table-cell table:formula="of:=[.B382]/300" office:value-type="float" office:value="597085.856666667" calcext:value-type="float">
            <text:p>597085,856666667</text:p>
          </table:table-cell>
          <table:table-cell table:formula="of:=[.I382]-[.H382]" office:value-type="float" office:value="-0.143333333311602" calcext:value-type="float">
            <text:p>-0,143333333311602</text:p>
          </table:table-cell>
          <table:table-cell table:formula="of:=[.K381]+2048-43" office:value-type="float" office:value="761879" calcext:value-type="float">
            <text:p>761879</text:p>
          </table:table-cell>
          <table:table-cell table:formula="of:=[.K382]-[.E382]" office:value-type="float" office:value="83" calcext:value-type="float">
            <text:p>83</text:p>
          </table:table-cell>
          <table:table-cell table:formula="of:=[.C382]-[.K382]" office:value-type="float" office:value="15" calcext:value-type="float">
            <text:p>15</text:p>
          </table:table-cell>
          <table:table-cell/>
          <table:table-cell table:formula="of:=[.G382]/300" office:value-type="float" office:value="597061.224489796" calcext:value-type="float">
            <text:p>597061,224489796</text:p>
          </table:table-cell>
          <table:table-cell table:formula="of:=[.O382]+25-[.I382]" office:value-type="float" office:value="0.367823129170574" calcext:value-type="float">
            <text:p>0,36782312917057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79590907" calcext:value-type="float">
            <text:p>179590907</text:p>
          </table:table-cell>
          <table:table-cell office:value-type="float" office:value="763906" calcext:value-type="float">
            <text:p>763906</text:p>
          </table:table-cell>
          <table:table-cell office:value-type="float" office:value="293360" calcext:value-type="float">
            <text:p>293360</text:p>
          </table:table-cell>
          <table:table-cell office:value-type="float" office:value="763810" calcext:value-type="float">
            <text:p>763810</text:p>
          </table:table-cell>
          <table:table-cell office:value-type="float" office:value="293320" calcext:value-type="float">
            <text:p>293320</text:p>
          </table:table-cell>
          <table:table-cell table:formula="of:=[.F383]/(44100)*90000*300" office:value-type="float" office:value="179583673.469388" calcext:value-type="float">
            <text:p>179583673,469388</text:p>
          </table:table-cell>
          <table:table-cell table:formula="of:=ROUND([.G383]/300+26.09-0.07128*[.M383])" office:value-type="float" office:value="598637" calcext:value-type="float">
            <text:p>598637</text:p>
          </table:table-cell>
          <table:table-cell table:formula="of:=[.B383]/300" office:value-type="float" office:value="598636.356666667" calcext:value-type="float">
            <text:p>598636,356666667</text:p>
          </table:table-cell>
          <table:table-cell table:formula="of:=[.I383]-[.H383]" office:value-type="float" office:value="-0.643333333311603" calcext:value-type="float">
            <text:p>-0,643333333311603</text:p>
          </table:table-cell>
          <table:table-cell table:formula="of:=[.K382]+2048-43" office:value-type="float" office:value="763884" calcext:value-type="float">
            <text:p>763884</text:p>
          </table:table-cell>
          <table:table-cell table:formula="of:=[.K383]-[.E383]" office:value-type="float" office:value="74" calcext:value-type="float">
            <text:p>74</text:p>
          </table:table-cell>
          <table:table-cell table:formula="of:=[.C383]-[.K383]" office:value-type="float" office:value="22" calcext:value-type="float">
            <text:p>22</text:p>
          </table:table-cell>
          <table:table-cell/>
          <table:table-cell table:formula="of:=[.G383]/300" office:value-type="float" office:value="598612.244897959" calcext:value-type="float">
            <text:p>598612,244897959</text:p>
          </table:table-cell>
          <table:table-cell table:formula="of:=[.O383]+25-[.I383]" office:value-type="float" office:value="0.888231292483397" calcext:value-type="float">
            <text:p>0,88823129248339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80077571" calcext:value-type="float">
            <text:p>180077571</text:p>
          </table:table-cell>
          <table:table-cell office:value-type="float" office:value="766062" calcext:value-type="float">
            <text:p>766062</text:p>
          </table:table-cell>
          <table:table-cell office:value-type="float" office:value="294160" calcext:value-type="float">
            <text:p>294160</text:p>
          </table:table-cell>
          <table:table-cell office:value-type="float" office:value="765888" calcext:value-type="float">
            <text:p>765888</text:p>
          </table:table-cell>
          <table:table-cell office:value-type="float" office:value="294120" calcext:value-type="float">
            <text:p>294120</text:p>
          </table:table-cell>
          <table:table-cell table:formula="of:=[.F384]/(44100)*90000*300" office:value-type="float" office:value="180073469.387755" calcext:value-type="float">
            <text:p>180073469,387755</text:p>
          </table:table-cell>
          <table:table-cell table:formula="of:=ROUND([.G384]/300+26.09-0.07128*[.M384])" office:value-type="float" office:value="600259" calcext:value-type="float">
            <text:p>600259</text:p>
          </table:table-cell>
          <table:table-cell table:formula="of:=[.B384]/300" office:value-type="float" office:value="600258.57" calcext:value-type="float">
            <text:p>600258,57</text:p>
          </table:table-cell>
          <table:table-cell table:formula="of:=[.I384]-[.H384]" office:value-type="float" office:value="-0.430000000051223" calcext:value-type="float">
            <text:p>-0,430000000051223</text:p>
          </table:table-cell>
          <table:table-cell table:formula="of:=[.K383]+2048-43" office:value-type="float" office:value="765889" calcext:value-type="float">
            <text:p>765889</text:p>
          </table:table-cell>
          <table:table-cell table:formula="of:=[.K384]-[.E384]" office:value-type="float" office:value="1" calcext:value-type="float">
            <text:p>1</text:p>
          </table:table-cell>
          <table:table-cell table:formula="of:=[.C384]-[.K384]" office:value-type="float" office:value="173" calcext:value-type="float">
            <text:p>173</text:p>
          </table:table-cell>
          <table:table-cell/>
          <table:table-cell table:formula="of:=[.G384]/300" office:value-type="float" office:value="600244.897959184" calcext:value-type="float">
            <text:p>600244,897959184</text:p>
          </table:table-cell>
          <table:table-cell table:formula="of:=[.O384]+25-[.I384]" office:value-type="float" office:value="11.3279591837199" calcext:value-type="float">
            <text:p>11,327959183719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80521464" calcext:value-type="float">
            <text:p>180521464</text:p>
          </table:table-cell>
          <table:table-cell office:value-type="float" office:value="767918" calcext:value-type="float">
            <text:p>767918</text:p>
          </table:table-cell>
          <table:table-cell office:value-type="float" office:value="294880" calcext:value-type="float">
            <text:p>294880</text:p>
          </table:table-cell>
          <table:table-cell office:value-type="float" office:value="767824" calcext:value-type="float">
            <text:p>767824</text:p>
          </table:table-cell>
          <table:table-cell office:value-type="float" office:value="294840" calcext:value-type="float">
            <text:p>294840</text:p>
          </table:table-cell>
          <table:table-cell table:formula="of:=[.F385]/(44100)*90000*300" office:value-type="float" office:value="180514285.714286" calcext:value-type="float">
            <text:p>180514285,714286</text:p>
          </table:table-cell>
          <table:table-cell table:formula="of:=ROUND([.G385]/300+26.09-0.07128*[.M385])" office:value-type="float" office:value="601739" calcext:value-type="float">
            <text:p>601739</text:p>
          </table:table-cell>
          <table:table-cell table:formula="of:=[.B385]/300" office:value-type="float" office:value="601738.213333333" calcext:value-type="float">
            <text:p>601738,213333333</text:p>
          </table:table-cell>
          <table:table-cell table:formula="of:=[.I385]-[.H385]" office:value-type="float" office:value="-0.786666666623205" calcext:value-type="float">
            <text:p>-0,786666666623205</text:p>
          </table:table-cell>
          <table:table-cell table:formula="of:=[.K384]+2048-43" office:value-type="float" office:value="767894" calcext:value-type="float">
            <text:p>767894</text:p>
          </table:table-cell>
          <table:table-cell table:formula="of:=[.K385]-[.E385]" office:value-type="float" office:value="70" calcext:value-type="float">
            <text:p>70</text:p>
          </table:table-cell>
          <table:table-cell table:formula="of:=[.C385]-[.K385]" office:value-type="float" office:value="24" calcext:value-type="float">
            <text:p>24</text:p>
          </table:table-cell>
          <table:table-cell/>
          <table:table-cell table:formula="of:=[.G385]/300" office:value-type="float" office:value="601714.285714286" calcext:value-type="float">
            <text:p>601714,285714286</text:p>
          </table:table-cell>
          <table:table-cell table:formula="of:=[.O385]+25-[.I385]" office:value-type="float" office:value="1.07238095230423" calcext:value-type="float">
            <text:p>1,0723809523042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81010185" calcext:value-type="float">
            <text:p>181010185</text:p>
          </table:table-cell>
          <table:table-cell office:value-type="float" office:value="769978" calcext:value-type="float">
            <text:p>769978</text:p>
          </table:table-cell>
          <table:table-cell office:value-type="float" office:value="295680" calcext:value-type="float">
            <text:p>295680</text:p>
          </table:table-cell>
          <table:table-cell office:value-type="float" office:value="769884" calcext:value-type="float">
            <text:p>769884</text:p>
          </table:table-cell>
          <table:table-cell office:value-type="float" office:value="295640" calcext:value-type="float">
            <text:p>295640</text:p>
          </table:table-cell>
          <table:table-cell table:formula="of:=[.F386]/(44100)*90000*300" office:value-type="float" office:value="181004081.632653" calcext:value-type="float">
            <text:p>181004081,632653</text:p>
          </table:table-cell>
          <table:table-cell table:formula="of:=ROUND([.G386]/300+26.09-0.07128*[.M386])" office:value-type="float" office:value="603367" calcext:value-type="float">
            <text:p>603367</text:p>
          </table:table-cell>
          <table:table-cell table:formula="of:=[.B386]/300" office:value-type="float" office:value="603367.283333333" calcext:value-type="float">
            <text:p>603367,283333333</text:p>
          </table:table-cell>
          <table:table-cell table:formula="of:=[.I386]-[.H386]" office:value-type="float" office:value="0.283333333325572" calcext:value-type="float">
            <text:p>0,283333333325572</text:p>
          </table:table-cell>
          <table:table-cell table:formula="of:=[.K385]+2048-43" office:value-type="float" office:value="769899" calcext:value-type="float">
            <text:p>769899</text:p>
          </table:table-cell>
          <table:table-cell table:formula="of:=[.K386]-[.E386]" office:value-type="float" office:value="15" calcext:value-type="float">
            <text:p>15</text:p>
          </table:table-cell>
          <table:table-cell table:formula="of:=[.C386]-[.K386]" office:value-type="float" office:value="79" calcext:value-type="float">
            <text:p>79</text:p>
          </table:table-cell>
          <table:table-cell/>
          <table:table-cell table:formula="of:=[.G386]/300" office:value-type="float" office:value="603346.93877551" calcext:value-type="float">
            <text:p>603346,93877551</text:p>
          </table:table-cell>
          <table:table-cell table:formula="of:=[.O386]+25-[.I386]" office:value-type="float" office:value="4.65544217685238" calcext:value-type="float">
            <text:p>4,6554421768523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81452021" calcext:value-type="float">
            <text:p>181452021</text:p>
          </table:table-cell>
          <table:table-cell office:value-type="float" office:value="771930" calcext:value-type="float">
            <text:p>771930</text:p>
          </table:table-cell>
          <table:table-cell office:value-type="float" office:value="296400" calcext:value-type="float">
            <text:p>296400</text:p>
          </table:table-cell>
          <table:table-cell office:value-type="float" office:value="771758" calcext:value-type="float">
            <text:p>771758</text:p>
          </table:table-cell>
          <table:table-cell office:value-type="float" office:value="296360" calcext:value-type="float">
            <text:p>296360</text:p>
          </table:table-cell>
          <table:table-cell table:formula="of:=[.F387]/(44100)*90000*300" office:value-type="float" office:value="181444897.959184" calcext:value-type="float">
            <text:p>181444897,959184</text:p>
          </table:table-cell>
          <table:table-cell table:formula="of:=ROUND([.G387]/300+26.09-0.07128*[.M387])" office:value-type="float" office:value="604841" calcext:value-type="float">
            <text:p>604841</text:p>
          </table:table-cell>
          <table:table-cell table:formula="of:=[.B387]/300" office:value-type="float" office:value="604840.07" calcext:value-type="float">
            <text:p>604840,07</text:p>
          </table:table-cell>
          <table:table-cell table:formula="of:=[.I387]-[.H387]" office:value-type="float" office:value="-0.930000000051223" calcext:value-type="float">
            <text:p>-0,930000000051223</text:p>
          </table:table-cell>
          <table:table-cell table:formula="of:=[.K386]+2048-43" office:value-type="float" office:value="771904" calcext:value-type="float">
            <text:p>771904</text:p>
          </table:table-cell>
          <table:table-cell table:formula="of:=[.K387]-[.E387]" office:value-type="float" office:value="146" calcext:value-type="float">
            <text:p>146</text:p>
          </table:table-cell>
          <table:table-cell table:formula="of:=[.C387]-[.K387]" office:value-type="float" office:value="26" calcext:value-type="float">
            <text:p>26</text:p>
          </table:table-cell>
          <table:table-cell/>
          <table:table-cell table:formula="of:=[.G387]/300" office:value-type="float" office:value="604816.326530612" calcext:value-type="float">
            <text:p>604816,326530612</text:p>
          </table:table-cell>
          <table:table-cell table:formula="of:=[.O387]+25-[.I387]" office:value-type="float" office:value="1.25653061224148" calcext:value-type="float">
            <text:p>1,2565306122414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81917257" calcext:value-type="float">
            <text:p>181917257</text:p>
          </table:table-cell>
          <table:table-cell office:value-type="float" office:value="773938" calcext:value-type="float">
            <text:p>773938</text:p>
          </table:table-cell>
          <table:table-cell office:value-type="float" office:value="297160" calcext:value-type="float">
            <text:p>297160</text:p>
          </table:table-cell>
          <table:table-cell office:value-type="float" office:value="773840" calcext:value-type="float">
            <text:p>773840</text:p>
          </table:table-cell>
          <table:table-cell office:value-type="float" office:value="297120" calcext:value-type="float">
            <text:p>297120</text:p>
          </table:table-cell>
          <table:table-cell table:formula="of:=[.F388]/(44100)*90000*300" office:value-type="float" office:value="181910204.081633" calcext:value-type="float">
            <text:p>181910204,081633</text:p>
          </table:table-cell>
          <table:table-cell table:formula="of:=ROUND([.G388]/300+26.09-0.07128*[.M388])" office:value-type="float" office:value="606391" calcext:value-type="float">
            <text:p>606391</text:p>
          </table:table-cell>
          <table:table-cell table:formula="of:=[.B388]/300" office:value-type="float" office:value="606390.856666667" calcext:value-type="float">
            <text:p>606390,856666667</text:p>
          </table:table-cell>
          <table:table-cell table:formula="of:=[.I388]-[.H388]" office:value-type="float" office:value="-0.143333333311602" calcext:value-type="float">
            <text:p>-0,143333333311602</text:p>
          </table:table-cell>
          <table:table-cell table:formula="of:=[.K387]+2048-43" office:value-type="float" office:value="773909" calcext:value-type="float">
            <text:p>773909</text:p>
          </table:table-cell>
          <table:table-cell table:formula="of:=[.K388]-[.E388]" office:value-type="float" office:value="69" calcext:value-type="float">
            <text:p>69</text:p>
          </table:table-cell>
          <table:table-cell table:formula="of:=[.C388]-[.K388]" office:value-type="float" office:value="29" calcext:value-type="float">
            <text:p>29</text:p>
          </table:table-cell>
          <table:table-cell/>
          <table:table-cell table:formula="of:=[.G388]/300" office:value-type="float" office:value="606367.346938776" calcext:value-type="float">
            <text:p>606367,346938776</text:p>
          </table:table-cell>
          <table:table-cell table:formula="of:=[.O388]+25-[.I388]" office:value-type="float" office:value="1.49027210881468" calcext:value-type="float">
            <text:p>1,4902721088146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82383307" calcext:value-type="float">
            <text:p>182383307</text:p>
          </table:table-cell>
          <table:table-cell office:value-type="float" office:value="775922" calcext:value-type="float">
            <text:p>775922</text:p>
          </table:table-cell>
          <table:table-cell office:value-type="float" office:value="297920" calcext:value-type="float">
            <text:p>297920</text:p>
          </table:table-cell>
          <table:table-cell office:value-type="float" office:value="775826" calcext:value-type="float">
            <text:p>775826</text:p>
          </table:table-cell>
          <table:table-cell office:value-type="float" office:value="297880" calcext:value-type="float">
            <text:p>297880</text:p>
          </table:table-cell>
          <table:table-cell table:formula="of:=[.F389]/(44100)*90000*300" office:value-type="float" office:value="182375510.204082" calcext:value-type="float">
            <text:p>182375510,204082</text:p>
          </table:table-cell>
          <table:table-cell table:formula="of:=ROUND([.G389]/300+26.09-0.07128*[.M389])" office:value-type="float" office:value="607944" calcext:value-type="float">
            <text:p>607944</text:p>
          </table:table-cell>
          <table:table-cell table:formula="of:=[.B389]/300" office:value-type="float" office:value="607944.356666667" calcext:value-type="float">
            <text:p>607944,356666667</text:p>
          </table:table-cell>
          <table:table-cell table:formula="of:=[.I389]-[.H389]" office:value-type="float" office:value="0.356666666688398" calcext:value-type="float">
            <text:p>0,356666666688398</text:p>
          </table:table-cell>
          <table:table-cell table:formula="of:=[.K388]+2048-43" office:value-type="float" office:value="775914" calcext:value-type="float">
            <text:p>775914</text:p>
          </table:table-cell>
          <table:table-cell table:formula="of:=[.K389]-[.E389]" office:value-type="float" office:value="88" calcext:value-type="float">
            <text:p>88</text:p>
          </table:table-cell>
          <table:table-cell table:formula="of:=[.C389]-[.K389]" office:value-type="float" office:value="8" calcext:value-type="float">
            <text:p>8</text:p>
          </table:table-cell>
          <table:table-cell/>
          <table:table-cell table:formula="of:=[.G389]/300" office:value-type="float" office:value="607918.367346939" calcext:value-type="float">
            <text:p>607918,367346939</text:p>
          </table:table-cell>
          <table:table-cell table:formula="of:=[.O389]+25-[.I389]" office:value-type="float" office:value="-0.989319727872498" calcext:value-type="float">
            <text:p>-0,98931972787249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82847857" calcext:value-type="float">
            <text:p>182847857</text:p>
          </table:table-cell>
          <table:table-cell office:value-type="float" office:value="777962" calcext:value-type="float">
            <text:p>777962</text:p>
          </table:table-cell>
          <table:table-cell office:value-type="float" office:value="298680" calcext:value-type="float">
            <text:p>298680</text:p>
          </table:table-cell>
          <table:table-cell office:value-type="float" office:value="777864" calcext:value-type="float">
            <text:p>777864</text:p>
          </table:table-cell>
          <table:table-cell office:value-type="float" office:value="298640" calcext:value-type="float">
            <text:p>298640</text:p>
          </table:table-cell>
          <table:table-cell table:formula="of:=[.F390]/(44100)*90000*300" office:value-type="float" office:value="182840816.326531" calcext:value-type="float">
            <text:p>182840816,326531</text:p>
          </table:table-cell>
          <table:table-cell table:formula="of:=ROUND([.G390]/300+26.09-0.07128*[.M390])" office:value-type="float" office:value="609492" calcext:value-type="float">
            <text:p>609492</text:p>
          </table:table-cell>
          <table:table-cell table:formula="of:=[.B390]/300" office:value-type="float" office:value="609492.856666667" calcext:value-type="float">
            <text:p>609492,856666667</text:p>
          </table:table-cell>
          <table:table-cell table:formula="of:=[.I390]-[.H390]" office:value-type="float" office:value="0.856666666688398" calcext:value-type="float">
            <text:p>0,856666666688398</text:p>
          </table:table-cell>
          <table:table-cell table:formula="of:=[.K389]+2048-43" office:value-type="float" office:value="777919" calcext:value-type="float">
            <text:p>777919</text:p>
          </table:table-cell>
          <table:table-cell table:formula="of:=[.K390]-[.E390]" office:value-type="float" office:value="55" calcext:value-type="float">
            <text:p>55</text:p>
          </table:table-cell>
          <table:table-cell table:formula="of:=[.C390]-[.K390]" office:value-type="float" office:value="43" calcext:value-type="float">
            <text:p>43</text:p>
          </table:table-cell>
          <table:table-cell/>
          <table:table-cell table:formula="of:=[.G390]/300" office:value-type="float" office:value="609469.387755102" calcext:value-type="float">
            <text:p>609469,387755102</text:p>
          </table:table-cell>
          <table:table-cell table:formula="of:=[.O390]+25-[.I390]" office:value-type="float" office:value="1.53108843532391" calcext:value-type="float">
            <text:p>1,5310884353239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83336621" calcext:value-type="float">
            <text:p>183336621</text:p>
          </table:table-cell>
          <table:table-cell office:value-type="float" office:value="780006" calcext:value-type="float">
            <text:p>780006</text:p>
          </table:table-cell>
          <table:table-cell office:value-type="float" office:value="299480" calcext:value-type="float">
            <text:p>299480</text:p>
          </table:table-cell>
          <table:table-cell office:value-type="float" office:value="779914" calcext:value-type="float">
            <text:p>779914</text:p>
          </table:table-cell>
          <table:table-cell office:value-type="float" office:value="299440" calcext:value-type="float">
            <text:p>299440</text:p>
          </table:table-cell>
          <table:table-cell table:formula="of:=[.F391]/(44100)*90000*300" office:value-type="float" office:value="183330612.244898" calcext:value-type="float">
            <text:p>183330612,244898</text:p>
          </table:table-cell>
          <table:table-cell table:formula="of:=ROUND([.G391]/300+26.09-0.07128*[.M391])" office:value-type="float" office:value="611122" calcext:value-type="float">
            <text:p>611122</text:p>
          </table:table-cell>
          <table:table-cell table:formula="of:=[.B391]/300" office:value-type="float" office:value="611122.07" calcext:value-type="float">
            <text:p>611122,07</text:p>
          </table:table-cell>
          <table:table-cell table:formula="of:=[.I391]-[.H391]" office:value-type="float" office:value="0.0699999999487773" calcext:value-type="float">
            <text:p>0,069999999948777</text:p>
          </table:table-cell>
          <table:table-cell table:formula="of:=[.K390]+2048-43" office:value-type="float" office:value="779924" calcext:value-type="float">
            <text:p>779924</text:p>
          </table:table-cell>
          <table:table-cell table:formula="of:=[.K391]-[.E391]" office:value-type="float" office:value="10" calcext:value-type="float">
            <text:p>10</text:p>
          </table:table-cell>
          <table:table-cell table:formula="of:=[.C391]-[.K391]" office:value-type="float" office:value="82" calcext:value-type="float">
            <text:p>82</text:p>
          </table:table-cell>
          <table:table-cell/>
          <table:table-cell table:formula="of:=[.G391]/300" office:value-type="float" office:value="611102.040816327" calcext:value-type="float">
            <text:p>611102,040816327</text:p>
          </table:table-cell>
          <table:table-cell table:formula="of:=[.O391]+25-[.I391]" office:value-type="float" office:value="4.97081632656045" calcext:value-type="float">
            <text:p>4,9708163265604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3802628" calcext:value-type="float">
            <text:p>183802628</text:p>
          </table:table-cell>
          <table:table-cell office:value-type="float" office:value="781978" calcext:value-type="float">
            <text:p>781978</text:p>
          </table:table-cell>
          <table:table-cell office:value-type="float" office:value="300240" calcext:value-type="float">
            <text:p>300240</text:p>
          </table:table-cell>
          <table:table-cell office:value-type="float" office:value="781812" calcext:value-type="float">
            <text:p>781812</text:p>
          </table:table-cell>
          <table:table-cell office:value-type="float" office:value="300200" calcext:value-type="float">
            <text:p>300200</text:p>
          </table:table-cell>
          <table:table-cell table:formula="of:=[.F392]/(44100)*90000*300" office:value-type="float" office:value="183795918.367347" calcext:value-type="float">
            <text:p>183795918,367347</text:p>
          </table:table-cell>
          <table:table-cell table:formula="of:=ROUND([.G392]/300+26.09-0.07128*[.M392])" office:value-type="float" office:value="612676" calcext:value-type="float">
            <text:p>612676</text:p>
          </table:table-cell>
          <table:table-cell table:formula="of:=[.B392]/300" office:value-type="float" office:value="612675.426666667" calcext:value-type="float">
            <text:p>612675,426666667</text:p>
          </table:table-cell>
          <table:table-cell table:formula="of:=[.I392]-[.H392]" office:value-type="float" office:value="-0.573333333362825" calcext:value-type="float">
            <text:p>-0,573333333362825</text:p>
          </table:table-cell>
          <table:table-cell table:formula="of:=[.K391]+2048-43" office:value-type="float" office:value="781929" calcext:value-type="float">
            <text:p>781929</text:p>
          </table:table-cell>
          <table:table-cell table:formula="of:=[.K392]-[.E392]" office:value-type="float" office:value="117" calcext:value-type="float">
            <text:p>117</text:p>
          </table:table-cell>
          <table:table-cell table:formula="of:=[.C392]-[.K392]" office:value-type="float" office:value="49" calcext:value-type="float">
            <text:p>49</text:p>
          </table:table-cell>
          <table:table-cell/>
          <table:table-cell table:formula="of:=[.G392]/300" office:value-type="float" office:value="612653.06122449" calcext:value-type="float">
            <text:p>612653,06122449</text:p>
          </table:table-cell>
          <table:table-cell table:formula="of:=[.O392]+25-[.I392]" office:value-type="float" office:value="2.63455782318488" calcext:value-type="float">
            <text:p>2,6345578231848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84292893" calcext:value-type="float">
            <text:p>184292893</text:p>
          </table:table-cell>
          <table:table-cell office:value-type="float" office:value="783966" calcext:value-type="float">
            <text:p>783966</text:p>
          </table:table-cell>
          <table:table-cell office:value-type="float" office:value="301040" calcext:value-type="float">
            <text:p>301040</text:p>
          </table:table-cell>
          <table:table-cell office:value-type="float" office:value="783876" calcext:value-type="float">
            <text:p>783876</text:p>
          </table:table-cell>
          <table:table-cell office:value-type="float" office:value="301000" calcext:value-type="float">
            <text:p>301000</text:p>
          </table:table-cell>
          <table:table-cell table:formula="of:=[.F393]/(44100)*90000*300" office:value-type="float" office:value="184285714.285714" calcext:value-type="float">
            <text:p>184285714,285714</text:p>
          </table:table-cell>
          <table:table-cell table:formula="of:=ROUND([.G393]/300+26.09-0.07128*[.M393])" office:value-type="float" office:value="614310" calcext:value-type="float">
            <text:p>614310</text:p>
          </table:table-cell>
          <table:table-cell table:formula="of:=[.B393]/300" office:value-type="float" office:value="614309.643333333" calcext:value-type="float">
            <text:p>614309,643333333</text:p>
          </table:table-cell>
          <table:table-cell table:formula="of:=[.I393]-[.H393]" office:value-type="float" office:value="-0.356666666688398" calcext:value-type="float">
            <text:p>-0,356666666688398</text:p>
          </table:table-cell>
          <table:table-cell table:formula="of:=[.K392]+2048-43" office:value-type="float" office:value="783934" calcext:value-type="float">
            <text:p>783934</text:p>
          </table:table-cell>
          <table:table-cell table:formula="of:=[.K393]-[.E393]" office:value-type="float" office:value="58" calcext:value-type="float">
            <text:p>58</text:p>
          </table:table-cell>
          <table:table-cell table:formula="of:=[.C393]-[.K393]" office:value-type="float" office:value="32" calcext:value-type="float">
            <text:p>32</text:p>
          </table:table-cell>
          <table:table-cell/>
          <table:table-cell table:formula="of:=[.G393]/300" office:value-type="float" office:value="614285.714285714" calcext:value-type="float">
            <text:p>614285,714285714</text:p>
          </table:table-cell>
          <table:table-cell table:formula="of:=[.O393]+25-[.I393]" office:value-type="float" office:value="1.07095238100737" calcext:value-type="float">
            <text:p>1,0709523810073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84804928" calcext:value-type="float">
            <text:p>184804928</text:p>
          </table:table-cell>
          <table:table-cell office:value-type="float" office:value="786072" calcext:value-type="float">
            <text:p>786072</text:p>
          </table:table-cell>
          <table:table-cell office:value-type="float" office:value="301880" calcext:value-type="float">
            <text:p>301880</text:p>
          </table:table-cell>
          <table:table-cell office:value-type="float" office:value="785910" calcext:value-type="float">
            <text:p>785910</text:p>
          </table:table-cell>
          <table:table-cell office:value-type="float" office:value="301840" calcext:value-type="float">
            <text:p>301840</text:p>
          </table:table-cell>
          <table:table-cell table:formula="of:=[.F394]/(44100)*90000*300" office:value-type="float" office:value="184800000" calcext:value-type="float">
            <text:p>184800000</text:p>
          </table:table-cell>
          <table:table-cell table:formula="of:=ROUND([.G394]/300+26.09-0.07128*[.M394])" office:value-type="float" office:value="616017" calcext:value-type="float">
            <text:p>616017</text:p>
          </table:table-cell>
          <table:table-cell table:formula="of:=[.B394]/300" office:value-type="float" office:value="616016.426666667" calcext:value-type="float">
            <text:p>616016,426666667</text:p>
          </table:table-cell>
          <table:table-cell table:formula="of:=[.I394]-[.H394]" office:value-type="float" office:value="-0.573333333362825" calcext:value-type="float">
            <text:p>-0,573333333362825</text:p>
          </table:table-cell>
          <table:table-cell table:formula="of:=[.K393]+2048-43" office:value-type="float" office:value="785939" calcext:value-type="float">
            <text:p>785939</text:p>
          </table:table-cell>
          <table:table-cell table:formula="of:=[.K394]-[.E394]" office:value-type="float" office:value="29" calcext:value-type="float">
            <text:p>29</text:p>
          </table:table-cell>
          <table:table-cell table:formula="of:=[.C394]-[.K394]" office:value-type="float" office:value="133" calcext:value-type="float">
            <text:p>133</text:p>
          </table:table-cell>
          <table:table-cell/>
          <table:table-cell table:formula="of:=[.G394]/300" office:value-type="float" office:value="616000" calcext:value-type="float">
            <text:p>616000</text:p>
          </table:table-cell>
          <table:table-cell table:formula="of:=[.O394]+25-[.I394]" office:value-type="float" office:value="8.57333333336283" calcext:value-type="float">
            <text:p>8,5733333333628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85295878" calcext:value-type="float">
            <text:p>185295878</text:p>
          </table:table-cell>
          <table:table-cell office:value-type="float" office:value="788028" calcext:value-type="float">
            <text:p>788028</text:p>
          </table:table-cell>
          <table:table-cell office:value-type="float" office:value="302680" calcext:value-type="float">
            <text:p>302680</text:p>
          </table:table-cell>
          <table:table-cell office:value-type="float" office:value="787930" calcext:value-type="float">
            <text:p>787930</text:p>
          </table:table-cell>
          <table:table-cell office:value-type="float" office:value="302640" calcext:value-type="float">
            <text:p>302640</text:p>
          </table:table-cell>
          <table:table-cell table:formula="of:=[.F395]/(44100)*90000*300" office:value-type="float" office:value="185289795.918367" calcext:value-type="float">
            <text:p>185289795,918367</text:p>
          </table:table-cell>
          <table:table-cell table:formula="of:=ROUND([.G395]/300+26.09-0.07128*[.M395])" office:value-type="float" office:value="617653" calcext:value-type="float">
            <text:p>617653</text:p>
          </table:table-cell>
          <table:table-cell table:formula="of:=[.B395]/300" office:value-type="float" office:value="617652.926666667" calcext:value-type="float">
            <text:p>617652,926666667</text:p>
          </table:table-cell>
          <table:table-cell table:formula="of:=[.I395]-[.H395]" office:value-type="float" office:value="-0.0733333333628252" calcext:value-type="float">
            <text:p>-0,073333333362825</text:p>
          </table:table-cell>
          <table:table-cell table:formula="of:=[.K394]+2048-43" office:value-type="float" office:value="787944" calcext:value-type="float">
            <text:p>787944</text:p>
          </table:table-cell>
          <table:table-cell table:formula="of:=[.K395]-[.E395]" office:value-type="float" office:value="14" calcext:value-type="float">
            <text:p>14</text:p>
          </table:table-cell>
          <table:table-cell table:formula="of:=[.C395]-[.K395]" office:value-type="float" office:value="84" calcext:value-type="float">
            <text:p>84</text:p>
          </table:table-cell>
          <table:table-cell/>
          <table:table-cell table:formula="of:=[.G395]/300" office:value-type="float" office:value="617632.653061225" calcext:value-type="float">
            <text:p>617632,653061225</text:p>
          </table:table-cell>
          <table:table-cell table:formula="of:=[.O395]+25-[.I395]" office:value-type="float" office:value="4.72639455785975" calcext:value-type="float">
            <text:p>4,7263945578597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85713585" calcext:value-type="float">
            <text:p>185713585</text:p>
          </table:table-cell>
          <table:table-cell office:value-type="float" office:value="789972" calcext:value-type="float">
            <text:p>789972</text:p>
          </table:table-cell>
          <table:table-cell office:value-type="float" office:value="303360" calcext:value-type="float">
            <text:p>303360</text:p>
          </table:table-cell>
          <table:table-cell office:value-type="float" office:value="789868" calcext:value-type="float">
            <text:p>789868</text:p>
          </table:table-cell>
          <table:table-cell office:value-type="float" office:value="303320" calcext:value-type="float">
            <text:p>303320</text:p>
          </table:table-cell>
          <table:table-cell table:formula="of:=[.F396]/(44100)*90000*300" office:value-type="float" office:value="185706122.44898" calcext:value-type="float">
            <text:p>185706122,44898</text:p>
          </table:table-cell>
          <table:table-cell table:formula="of:=ROUND([.G396]/300+26.09-0.07128*[.M396])" office:value-type="float" office:value="619045" calcext:value-type="float">
            <text:p>619045</text:p>
          </table:table-cell>
          <table:table-cell table:formula="of:=[.B396]/300" office:value-type="float" office:value="619045.283333333" calcext:value-type="float">
            <text:p>619045,283333333</text:p>
          </table:table-cell>
          <table:table-cell table:formula="of:=[.I396]-[.H396]" office:value-type="float" office:value="0.283333333325572" calcext:value-type="float">
            <text:p>0,283333333325572</text:p>
          </table:table-cell>
          <table:table-cell table:formula="of:=[.K395]+2048-43" office:value-type="float" office:value="789949" calcext:value-type="float">
            <text:p>789949</text:p>
          </table:table-cell>
          <table:table-cell table:formula="of:=[.K396]-[.E396]" office:value-type="float" office:value="81" calcext:value-type="float">
            <text:p>81</text:p>
          </table:table-cell>
          <table:table-cell table:formula="of:=[.C396]-[.K396]" office:value-type="float" office:value="23" calcext:value-type="float">
            <text:p>23</text:p>
          </table:table-cell>
          <table:table-cell/>
          <table:table-cell table:formula="of:=[.G396]/300" office:value-type="float" office:value="619020.408163265" calcext:value-type="float">
            <text:p>619020,408163265</text:p>
          </table:table-cell>
          <table:table-cell table:formula="of:=[.O396]+25-[.I396]" office:value-type="float" office:value="0.124829931999557" calcext:value-type="float">
            <text:p>0,12482993199955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86129107" calcext:value-type="float">
            <text:p>186129107</text:p>
          </table:table-cell>
          <table:table-cell office:value-type="float" office:value="792004" calcext:value-type="float">
            <text:p>792004</text:p>
          </table:table-cell>
          <table:table-cell office:value-type="float" office:value="304040" calcext:value-type="float">
            <text:p>304040</text:p>
          </table:table-cell>
          <table:table-cell office:value-type="float" office:value="791896" calcext:value-type="float">
            <text:p>791896</text:p>
          </table:table-cell>
          <table:table-cell office:value-type="float" office:value="304000" calcext:value-type="float">
            <text:p>304000</text:p>
          </table:table-cell>
          <table:table-cell table:formula="of:=[.F397]/(44100)*90000*300" office:value-type="float" office:value="186122448.979592" calcext:value-type="float">
            <text:p>186122448,979592</text:p>
          </table:table-cell>
          <table:table-cell table:formula="of:=ROUND([.G397]/300+26.09-0.07128*[.M397])" office:value-type="float" office:value="620431" calcext:value-type="float">
            <text:p>620431</text:p>
          </table:table-cell>
          <table:table-cell table:formula="of:=[.B397]/300" office:value-type="float" office:value="620430.356666667" calcext:value-type="float">
            <text:p>620430,356666667</text:p>
          </table:table-cell>
          <table:table-cell table:formula="of:=[.I397]-[.H397]" office:value-type="float" office:value="-0.643333333311603" calcext:value-type="float">
            <text:p>-0,643333333311603</text:p>
          </table:table-cell>
          <table:table-cell table:formula="of:=[.K396]+2048-43" office:value-type="float" office:value="791954" calcext:value-type="float">
            <text:p>791954</text:p>
          </table:table-cell>
          <table:table-cell table:formula="of:=[.K397]-[.E397]" office:value-type="float" office:value="58" calcext:value-type="float">
            <text:p>58</text:p>
          </table:table-cell>
          <table:table-cell table:formula="of:=[.C397]-[.K397]" office:value-type="float" office:value="50" calcext:value-type="float">
            <text:p>50</text:p>
          </table:table-cell>
          <table:table-cell/>
          <table:table-cell table:formula="of:=[.G397]/300" office:value-type="float" office:value="620408.163265306" calcext:value-type="float">
            <text:p>620408,163265306</text:p>
          </table:table-cell>
          <table:table-cell table:formula="of:=[.O397]+25-[.I397]" office:value-type="float" office:value="2.80659863946494" calcext:value-type="float">
            <text:p>2,8065986394649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86544928" calcext:value-type="float">
            <text:p>186544928</text:p>
          </table:table-cell>
          <table:table-cell office:value-type="float" office:value="794036" calcext:value-type="float">
            <text:p>794036</text:p>
          </table:table-cell>
          <table:table-cell office:value-type="float" office:value="304720" calcext:value-type="float">
            <text:p>304720</text:p>
          </table:table-cell>
          <table:table-cell office:value-type="float" office:value="793924" calcext:value-type="float">
            <text:p>793924</text:p>
          </table:table-cell>
          <table:table-cell office:value-type="float" office:value="304680" calcext:value-type="float">
            <text:p>304680</text:p>
          </table:table-cell>
          <table:table-cell table:formula="of:=[.F398]/(44100)*90000*300" office:value-type="float" office:value="186538775.510204" calcext:value-type="float">
            <text:p>186538775,510204</text:p>
          </table:table-cell>
          <table:table-cell table:formula="of:=ROUND([.G398]/300+26.09-0.07128*[.M398])" office:value-type="float" office:value="621817" calcext:value-type="float">
            <text:p>621817</text:p>
          </table:table-cell>
          <table:table-cell table:formula="of:=[.B398]/300" office:value-type="float" office:value="621816.426666667" calcext:value-type="float">
            <text:p>621816,426666667</text:p>
          </table:table-cell>
          <table:table-cell table:formula="of:=[.I398]-[.H398]" office:value-type="float" office:value="-0.573333333362825" calcext:value-type="float">
            <text:p>-0,573333333362825</text:p>
          </table:table-cell>
          <table:table-cell table:formula="of:=[.K397]+2048-43" office:value-type="float" office:value="793959" calcext:value-type="float">
            <text:p>793959</text:p>
          </table:table-cell>
          <table:table-cell table:formula="of:=[.K398]-[.E398]" office:value-type="float" office:value="35" calcext:value-type="float">
            <text:p>35</text:p>
          </table:table-cell>
          <table:table-cell table:formula="of:=[.C398]-[.K398]" office:value-type="float" office:value="77" calcext:value-type="float">
            <text:p>77</text:p>
          </table:table-cell>
          <table:table-cell/>
          <table:table-cell table:formula="of:=[.G398]/300" office:value-type="float" office:value="621795.918367347" calcext:value-type="float">
            <text:p>621795,918367347</text:p>
          </table:table-cell>
          <table:table-cell table:formula="of:=[.O398]+25-[.I398]" office:value-type="float" office:value="4.49170068034437" calcext:value-type="float">
            <text:p>4,4917006803443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86959764" calcext:value-type="float">
            <text:p>186959764</text:p>
          </table:table-cell>
          <table:table-cell office:value-type="float" office:value="796114" calcext:value-type="float">
            <text:p>796114</text:p>
          </table:table-cell>
          <table:table-cell office:value-type="float" office:value="305400" calcext:value-type="float">
            <text:p>305400</text:p>
          </table:table-cell>
          <table:table-cell office:value-type="float" office:value="795934" calcext:value-type="float">
            <text:p>795934</text:p>
          </table:table-cell>
          <table:table-cell office:value-type="float" office:value="305360" calcext:value-type="float">
            <text:p>305360</text:p>
          </table:table-cell>
          <table:table-cell table:formula="of:=[.F399]/(44100)*90000*300" office:value-type="float" office:value="186955102.040816" calcext:value-type="float">
            <text:p>186955102,040816</text:p>
          </table:table-cell>
          <table:table-cell table:formula="of:=ROUND([.G399]/300+26.09-0.07128*[.M399])" office:value-type="float" office:value="623199" calcext:value-type="float">
            <text:p>623199</text:p>
          </table:table-cell>
          <table:table-cell table:formula="of:=[.B399]/300" office:value-type="float" office:value="623199.213333333" calcext:value-type="float">
            <text:p>623199,213333333</text:p>
          </table:table-cell>
          <table:table-cell table:formula="of:=[.I399]-[.H399]" office:value-type="float" office:value="0.213333333376795" calcext:value-type="float">
            <text:p>0,213333333376795</text:p>
          </table:table-cell>
          <table:table-cell table:formula="of:=[.K398]+2048-43" office:value-type="float" office:value="795964" calcext:value-type="float">
            <text:p>795964</text:p>
          </table:table-cell>
          <table:table-cell table:formula="of:=[.K399]-[.E399]" office:value-type="float" office:value="30" calcext:value-type="float">
            <text:p>30</text:p>
          </table:table-cell>
          <table:table-cell table:formula="of:=[.C399]-[.K399]" office:value-type="float" office:value="150" calcext:value-type="float">
            <text:p>150</text:p>
          </table:table-cell>
          <table:table-cell/>
          <table:table-cell table:formula="of:=[.G399]/300" office:value-type="float" office:value="623183.673469388" calcext:value-type="float">
            <text:p>623183,673469388</text:p>
          </table:table-cell>
          <table:table-cell table:formula="of:=[.O399]+25-[.I399]" office:value-type="float" office:value="9.46013605431654" calcext:value-type="float">
            <text:p>9,4601360543165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87377214" calcext:value-type="float">
            <text:p>187377214</text:p>
          </table:table-cell>
          <table:table-cell office:value-type="float" office:value="798070" calcext:value-type="float">
            <text:p>798070</text:p>
          </table:table-cell>
          <table:table-cell office:value-type="float" office:value="306080" calcext:value-type="float">
            <text:p>306080</text:p>
          </table:table-cell>
          <table:table-cell office:value-type="float" office:value="797968" calcext:value-type="float">
            <text:p>797968</text:p>
          </table:table-cell>
          <table:table-cell office:value-type="float" office:value="306040" calcext:value-type="float">
            <text:p>306040</text:p>
          </table:table-cell>
          <table:table-cell table:formula="of:=[.F400]/(44100)*90000*300" office:value-type="float" office:value="187371428.571429" calcext:value-type="float">
            <text:p>187371428,571429</text:p>
          </table:table-cell>
          <table:table-cell table:formula="of:=ROUND([.G400]/300+26.09-0.07128*[.M400])" office:value-type="float" office:value="624590" calcext:value-type="float">
            <text:p>624590</text:p>
          </table:table-cell>
          <table:table-cell table:formula="of:=[.B400]/300" office:value-type="float" office:value="624590.713333333" calcext:value-type="float">
            <text:p>624590,713333333</text:p>
          </table:table-cell>
          <table:table-cell table:formula="of:=[.I400]-[.H400]" office:value-type="float" office:value="0.713333333376795" calcext:value-type="float">
            <text:p>0,713333333376795</text:p>
          </table:table-cell>
          <table:table-cell table:formula="of:=[.K399]+2048-43" office:value-type="float" office:value="797969" calcext:value-type="float">
            <text:p>797969</text:p>
          </table:table-cell>
          <table:table-cell table:formula="of:=[.K400]-[.E400]" office:value-type="float" office:value="1" calcext:value-type="float">
            <text:p>1</text:p>
          </table:table-cell>
          <table:table-cell table:formula="of:=[.C400]-[.K400]" office:value-type="float" office:value="101" calcext:value-type="float">
            <text:p>101</text:p>
          </table:table-cell>
          <table:table-cell/>
          <table:table-cell table:formula="of:=[.G400]/300" office:value-type="float" office:value="624571.428571429" calcext:value-type="float">
            <text:p>624571,428571429</text:p>
          </table:table-cell>
          <table:table-cell table:formula="of:=[.O400]+25-[.I400]" office:value-type="float" office:value="5.71523809526116" calcext:value-type="float">
            <text:p>5,7152380952611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87794364" calcext:value-type="float">
            <text:p>187794364</text:p>
          </table:table-cell>
          <table:table-cell office:value-type="float" office:value="800026" calcext:value-type="float">
            <text:p>800026</text:p>
          </table:table-cell>
          <table:table-cell office:value-type="float" office:value="306760" calcext:value-type="float">
            <text:p>306760</text:p>
          </table:table-cell>
          <table:table-cell office:value-type="float" office:value="799920" calcext:value-type="float">
            <text:p>799920</text:p>
          </table:table-cell>
          <table:table-cell office:value-type="float" office:value="306720" calcext:value-type="float">
            <text:p>306720</text:p>
          </table:table-cell>
          <table:table-cell table:formula="of:=[.F401]/(44100)*90000*300" office:value-type="float" office:value="187787755.102041" calcext:value-type="float">
            <text:p>187787755,102041</text:p>
          </table:table-cell>
          <table:table-cell table:formula="of:=ROUND([.G401]/300+26.09-0.07128*[.M401])" office:value-type="float" office:value="625982" calcext:value-type="float">
            <text:p>625982</text:p>
          </table:table-cell>
          <table:table-cell table:formula="of:=[.B401]/300" office:value-type="float" office:value="625981.213333333" calcext:value-type="float">
            <text:p>625981,213333333</text:p>
          </table:table-cell>
          <table:table-cell table:formula="of:=[.I401]-[.H401]" office:value-type="float" office:value="-0.786666666623205" calcext:value-type="float">
            <text:p>-0,786666666623205</text:p>
          </table:table-cell>
          <table:table-cell table:formula="of:=[.K400]+2048-43" office:value-type="float" office:value="799974" calcext:value-type="float">
            <text:p>799974</text:p>
          </table:table-cell>
          <table:table-cell table:formula="of:=[.K401]-[.E401]" office:value-type="float" office:value="54" calcext:value-type="float">
            <text:p>54</text:p>
          </table:table-cell>
          <table:table-cell table:formula="of:=[.C401]-[.K401]" office:value-type="float" office:value="52" calcext:value-type="float">
            <text:p>52</text:p>
          </table:table-cell>
          <table:table-cell/>
          <table:table-cell table:formula="of:=[.G401]/300" office:value-type="float" office:value="625959.183673469" calcext:value-type="float">
            <text:p>625959,183673469</text:p>
          </table:table-cell>
          <table:table-cell table:formula="of:=[.O401]+25-[.I401]" office:value-type="float" office:value="2.97034013597295" calcext:value-type="float">
            <text:p>2,970340135972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8235300" calcext:value-type="float">
            <text:p>188235300</text:p>
          </table:table-cell>
          <table:table-cell office:value-type="float" office:value="802034" calcext:value-type="float">
            <text:p>802034</text:p>
          </table:table-cell>
          <table:table-cell office:value-type="float" office:value="307480" calcext:value-type="float">
            <text:p>307480</text:p>
          </table:table-cell>
          <table:table-cell office:value-type="float" office:value="801932" calcext:value-type="float">
            <text:p>801932</text:p>
          </table:table-cell>
          <table:table-cell office:value-type="float" office:value="307440" calcext:value-type="float">
            <text:p>307440</text:p>
          </table:table-cell>
          <table:table-cell table:formula="of:=[.F402]/(44100)*90000*300" office:value-type="float" office:value="188228571.428571" calcext:value-type="float">
            <text:p>188228571,428571</text:p>
          </table:table-cell>
          <table:table-cell table:formula="of:=ROUND([.G402]/300+26.09-0.07128*[.M402])" office:value-type="float" office:value="627451" calcext:value-type="float">
            <text:p>627451</text:p>
          </table:table-cell>
          <table:table-cell table:formula="of:=[.B402]/300" office:value-type="float" office:value="627451" calcext:value-type="float">
            <text:p>627451</text:p>
          </table:table-cell>
          <table:table-cell table:formula="of:=[.I402]-[.H402]" office:value-type="float" office:value="0" calcext:value-type="float">
            <text:p>0</text:p>
          </table:table-cell>
          <table:table-cell table:formula="of:=[.K401]+2048-43" office:value-type="float" office:value="801979" calcext:value-type="float">
            <text:p>801979</text:p>
          </table:table-cell>
          <table:table-cell table:formula="of:=[.K402]-[.E402]" office:value-type="float" office:value="47" calcext:value-type="float">
            <text:p>47</text:p>
          </table:table-cell>
          <table:table-cell table:formula="of:=[.C402]-[.K402]" office:value-type="float" office:value="55" calcext:value-type="float">
            <text:p>55</text:p>
          </table:table-cell>
          <table:table-cell/>
          <table:table-cell table:formula="of:=[.G402]/300" office:value-type="float" office:value="627428.571428572" calcext:value-type="float">
            <text:p>627428,571428572</text:p>
          </table:table-cell>
          <table:table-cell table:formula="of:=[.O402]+25-[.I402]" office:value-type="float" office:value="2.57142857147846" calcext:value-type="float">
            <text:p>2,5714285714784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88676835" calcext:value-type="float">
            <text:p>188676835</text:p>
          </table:table-cell>
          <table:table-cell office:value-type="float" office:value="804000" calcext:value-type="float">
            <text:p>804000</text:p>
          </table:table-cell>
          <table:table-cell office:value-type="float" office:value="308200" calcext:value-type="float">
            <text:p>308200</text:p>
          </table:table-cell>
          <table:table-cell office:value-type="float" office:value="803902" calcext:value-type="float">
            <text:p>803902</text:p>
          </table:table-cell>
          <table:table-cell office:value-type="float" office:value="308160" calcext:value-type="float">
            <text:p>308160</text:p>
          </table:table-cell>
          <table:table-cell table:formula="of:=[.F403]/(44100)*90000*300" office:value-type="float" office:value="188669387.755102" calcext:value-type="float">
            <text:p>188669387,755102</text:p>
          </table:table-cell>
          <table:table-cell table:formula="of:=ROUND([.G403]/300+26.09-0.07128*[.M403])" office:value-type="float" office:value="628923" calcext:value-type="float">
            <text:p>628923</text:p>
          </table:table-cell>
          <table:table-cell table:formula="of:=[.B403]/300" office:value-type="float" office:value="628922.783333333" calcext:value-type="float">
            <text:p>628922,783333333</text:p>
          </table:table-cell>
          <table:table-cell table:formula="of:=[.I403]-[.H403]" office:value-type="float" office:value="-0.216666666674428" calcext:value-type="float">
            <text:p>-0,216666666674428</text:p>
          </table:table-cell>
          <table:table-cell table:formula="of:=[.K402]+2048-43" office:value-type="float" office:value="803984" calcext:value-type="float">
            <text:p>803984</text:p>
          </table:table-cell>
          <table:table-cell table:formula="of:=[.K403]-[.E403]" office:value-type="float" office:value="82" calcext:value-type="float">
            <text:p>82</text:p>
          </table:table-cell>
          <table:table-cell table:formula="of:=[.C403]-[.K403]" office:value-type="float" office:value="16" calcext:value-type="float">
            <text:p>16</text:p>
          </table:table-cell>
          <table:table-cell/>
          <table:table-cell table:formula="of:=[.G403]/300" office:value-type="float" office:value="628897.959183673" calcext:value-type="float">
            <text:p>628897,959183673</text:p>
          </table:table-cell>
          <table:table-cell table:formula="of:=[.O403]+25-[.I403]" office:value-type="float" office:value="0.175850340165198" calcext:value-type="float">
            <text:p>0,17585034016519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89139885" calcext:value-type="float">
            <text:p>189139885</text:p>
          </table:table-cell>
          <table:table-cell office:value-type="float" office:value="806110" calcext:value-type="float">
            <text:p>806110</text:p>
          </table:table-cell>
          <table:table-cell office:value-type="float" office:value="308960" calcext:value-type="float">
            <text:p>308960</text:p>
          </table:table-cell>
          <table:table-cell office:value-type="float" office:value="805936" calcext:value-type="float">
            <text:p>805936</text:p>
          </table:table-cell>
          <table:table-cell office:value-type="float" office:value="308920" calcext:value-type="float">
            <text:p>308920</text:p>
          </table:table-cell>
          <table:table-cell table:formula="of:=[.F404]/(44100)*90000*300" office:value-type="float" office:value="189134693.877551" calcext:value-type="float">
            <text:p>189134693,877551</text:p>
          </table:table-cell>
          <table:table-cell table:formula="of:=ROUND([.G404]/300+26.09-0.07128*[.M404])" office:value-type="float" office:value="630466" calcext:value-type="float">
            <text:p>630466</text:p>
          </table:table-cell>
          <table:table-cell table:formula="of:=[.B404]/300" office:value-type="float" office:value="630466.283333333" calcext:value-type="float">
            <text:p>630466,283333333</text:p>
          </table:table-cell>
          <table:table-cell table:formula="of:=[.I404]-[.H404]" office:value-type="float" office:value="0.283333333325572" calcext:value-type="float">
            <text:p>0,283333333325572</text:p>
          </table:table-cell>
          <table:table-cell table:formula="of:=[.K403]+2048-43" office:value-type="float" office:value="805989" calcext:value-type="float">
            <text:p>805989</text:p>
          </table:table-cell>
          <table:table-cell table:formula="of:=[.K404]-[.E404]" office:value-type="float" office:value="53" calcext:value-type="float">
            <text:p>53</text:p>
          </table:table-cell>
          <table:table-cell table:formula="of:=[.C404]-[.K404]" office:value-type="float" office:value="121" calcext:value-type="float">
            <text:p>121</text:p>
          </table:table-cell>
          <table:table-cell/>
          <table:table-cell table:formula="of:=[.G404]/300" office:value-type="float" office:value="630448.979591837" calcext:value-type="float">
            <text:p>630448,979591837</text:p>
          </table:table-cell>
          <table:table-cell table:formula="of:=[.O404]+25-[.I404]" office:value-type="float" office:value="7.69625850336161" calcext:value-type="float">
            <text:p>7,6962585033616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89583007" calcext:value-type="float">
            <text:p>189583007</text:p>
          </table:table-cell>
          <table:table-cell office:value-type="float" office:value="808016" calcext:value-type="float">
            <text:p>808016</text:p>
          </table:table-cell>
          <table:table-cell office:value-type="float" office:value="309680" calcext:value-type="float">
            <text:p>309680</text:p>
          </table:table-cell>
          <table:table-cell office:value-type="float" office:value="807920" calcext:value-type="float">
            <text:p>807920</text:p>
          </table:table-cell>
          <table:table-cell office:value-type="float" office:value="309640" calcext:value-type="float">
            <text:p>309640</text:p>
          </table:table-cell>
          <table:table-cell table:formula="of:=[.F405]/(44100)*90000*300" office:value-type="float" office:value="189575510.204082" calcext:value-type="float">
            <text:p>189575510,204082</text:p>
          </table:table-cell>
          <table:table-cell table:formula="of:=ROUND([.G405]/300+26.09-0.07128*[.M405])" office:value-type="float" office:value="631943" calcext:value-type="float">
            <text:p>631943</text:p>
          </table:table-cell>
          <table:table-cell table:formula="of:=[.B405]/300" office:value-type="float" office:value="631943.356666667" calcext:value-type="float">
            <text:p>631943,356666667</text:p>
          </table:table-cell>
          <table:table-cell table:formula="of:=[.I405]-[.H405]" office:value-type="float" office:value="0.356666666688398" calcext:value-type="float">
            <text:p>0,356666666688398</text:p>
          </table:table-cell>
          <table:table-cell table:formula="of:=[.K404]+2048-43" office:value-type="float" office:value="807994" calcext:value-type="float">
            <text:p>807994</text:p>
          </table:table-cell>
          <table:table-cell table:formula="of:=[.K405]-[.E405]" office:value-type="float" office:value="74" calcext:value-type="float">
            <text:p>74</text:p>
          </table:table-cell>
          <table:table-cell table:formula="of:=[.C405]-[.K405]" office:value-type="float" office:value="22" calcext:value-type="float">
            <text:p>22</text:p>
          </table:table-cell>
          <table:table-cell/>
          <table:table-cell table:formula="of:=[.G405]/300" office:value-type="float" office:value="631918.367346939" calcext:value-type="float">
            <text:p>631918,367346939</text:p>
          </table:table-cell>
          <table:table-cell table:formula="of:=[.O405]+25-[.I405]" office:value-type="float" office:value="0.0106802721275017" calcext:value-type="float">
            <text:p>0,01068027212750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0048371" calcext:value-type="float">
            <text:p>190048371</text:p>
          </table:table-cell>
          <table:table-cell office:value-type="float" office:value="810018" calcext:value-type="float">
            <text:p>810018</text:p>
          </table:table-cell>
          <table:table-cell office:value-type="float" office:value="310440" calcext:value-type="float">
            <text:p>310440</text:p>
          </table:table-cell>
          <table:table-cell office:value-type="float" office:value="809920" calcext:value-type="float">
            <text:p>809920</text:p>
          </table:table-cell>
          <table:table-cell office:value-type="float" office:value="310400" calcext:value-type="float">
            <text:p>310400</text:p>
          </table:table-cell>
          <table:table-cell table:formula="of:=[.F406]/(44100)*90000*300" office:value-type="float" office:value="190040816.326531" calcext:value-type="float">
            <text:p>190040816,326531</text:p>
          </table:table-cell>
          <table:table-cell table:formula="of:=ROUND([.G406]/300+26.09-0.07128*[.M406])" office:value-type="float" office:value="633494" calcext:value-type="float">
            <text:p>633494</text:p>
          </table:table-cell>
          <table:table-cell table:formula="of:=[.B406]/300" office:value-type="float" office:value="633494.57" calcext:value-type="float">
            <text:p>633494,57</text:p>
          </table:table-cell>
          <table:table-cell table:formula="of:=[.I406]-[.H406]" office:value-type="float" office:value="0.569999999948777" calcext:value-type="float">
            <text:p>0,569999999948777</text:p>
          </table:table-cell>
          <table:table-cell table:formula="of:=[.K405]+2048-43" office:value-type="float" office:value="809999" calcext:value-type="float">
            <text:p>809999</text:p>
          </table:table-cell>
          <table:table-cell table:formula="of:=[.K406]-[.E406]" office:value-type="float" office:value="79" calcext:value-type="float">
            <text:p>79</text:p>
          </table:table-cell>
          <table:table-cell table:formula="of:=[.C406]-[.K406]" office:value-type="float" office:value="19" calcext:value-type="float">
            <text:p>19</text:p>
          </table:table-cell>
          <table:table-cell/>
          <table:table-cell table:formula="of:=[.G406]/300" office:value-type="float" office:value="633469.387755102" calcext:value-type="float">
            <text:p>633469,387755102</text:p>
          </table:table-cell>
          <table:table-cell table:formula="of:=[.O406]+25-[.I406]" office:value-type="float" office:value="-0.182244897936471" calcext:value-type="float">
            <text:p>-0,18224489793647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0512364" calcext:value-type="float">
            <text:p>190512364</text:p>
          </table:table-cell>
          <table:table-cell office:value-type="float" office:value="812084" calcext:value-type="float">
            <text:p>812084</text:p>
          </table:table-cell>
          <table:table-cell office:value-type="float" office:value="311200" calcext:value-type="float">
            <text:p>311200</text:p>
          </table:table-cell>
          <table:table-cell office:value-type="float" office:value="811910" calcext:value-type="float">
            <text:p>811910</text:p>
          </table:table-cell>
          <table:table-cell office:value-type="float" office:value="311160" calcext:value-type="float">
            <text:p>311160</text:p>
          </table:table-cell>
          <table:table-cell table:formula="of:=[.F407]/(44100)*90000*300" office:value-type="float" office:value="190506122.44898" calcext:value-type="float">
            <text:p>190506122,44898</text:p>
          </table:table-cell>
          <table:table-cell table:formula="of:=ROUND([.G407]/300+26.09-0.07128*[.M407])" office:value-type="float" office:value="635041" calcext:value-type="float">
            <text:p>635041</text:p>
          </table:table-cell>
          <table:table-cell table:formula="of:=[.B407]/300" office:value-type="float" office:value="635041.213333333" calcext:value-type="float">
            <text:p>635041,213333333</text:p>
          </table:table-cell>
          <table:table-cell table:formula="of:=[.I407]-[.H407]" office:value-type="float" office:value="0.213333333376795" calcext:value-type="float">
            <text:p>0,213333333376795</text:p>
          </table:table-cell>
          <table:table-cell table:formula="of:=[.K406]+2048-43" office:value-type="float" office:value="812004" calcext:value-type="float">
            <text:p>812004</text:p>
          </table:table-cell>
          <table:table-cell table:formula="of:=[.K407]-[.E407]" office:value-type="float" office:value="94" calcext:value-type="float">
            <text:p>94</text:p>
          </table:table-cell>
          <table:table-cell table:formula="of:=[.C407]-[.K407]" office:value-type="float" office:value="80" calcext:value-type="float">
            <text:p>80</text:p>
          </table:table-cell>
          <table:table-cell/>
          <table:table-cell table:formula="of:=[.G407]/300" office:value-type="float" office:value="635020.408163265" calcext:value-type="float">
            <text:p>635020,408163265</text:p>
          </table:table-cell>
          <table:table-cell table:formula="of:=[.O407]+25-[.I407]" office:value-type="float" office:value="4.19482993194833" calcext:value-type="float">
            <text:p>4,1948299319483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0977514" calcext:value-type="float">
            <text:p>190977514</text:p>
          </table:table-cell>
          <table:table-cell office:value-type="float" office:value="814096" calcext:value-type="float">
            <text:p>814096</text:p>
          </table:table-cell>
          <table:table-cell office:value-type="float" office:value="311960" calcext:value-type="float">
            <text:p>311960</text:p>
          </table:table-cell>
          <table:table-cell office:value-type="float" office:value="813998" calcext:value-type="float">
            <text:p>813998</text:p>
          </table:table-cell>
          <table:table-cell office:value-type="float" office:value="311920" calcext:value-type="float">
            <text:p>311920</text:p>
          </table:table-cell>
          <table:table-cell table:formula="of:=[.F408]/(44100)*90000*300" office:value-type="float" office:value="190971428.571429" calcext:value-type="float">
            <text:p>190971428,571429</text:p>
          </table:table-cell>
          <table:table-cell table:formula="of:=ROUND([.G408]/300+26.09-0.07128*[.M408])" office:value-type="float" office:value="636591" calcext:value-type="float">
            <text:p>636591</text:p>
          </table:table-cell>
          <table:table-cell table:formula="of:=[.B408]/300" office:value-type="float" office:value="636591.713333333" calcext:value-type="float">
            <text:p>636591,713333333</text:p>
          </table:table-cell>
          <table:table-cell table:formula="of:=[.I408]-[.H408]" office:value-type="float" office:value="0.713333333376795" calcext:value-type="float">
            <text:p>0,713333333376795</text:p>
          </table:table-cell>
          <table:table-cell table:formula="of:=[.K407]+2048-43" office:value-type="float" office:value="814009" calcext:value-type="float">
            <text:p>814009</text:p>
          </table:table-cell>
          <table:table-cell table:formula="of:=[.K408]-[.E408]" office:value-type="float" office:value="11" calcext:value-type="float">
            <text:p>11</text:p>
          </table:table-cell>
          <table:table-cell table:formula="of:=[.C408]-[.K408]" office:value-type="float" office:value="87" calcext:value-type="float">
            <text:p>87</text:p>
          </table:table-cell>
          <table:table-cell/>
          <table:table-cell table:formula="of:=[.G408]/300" office:value-type="float" office:value="636571.428571429" calcext:value-type="float">
            <text:p>636571,428571429</text:p>
          </table:table-cell>
          <table:table-cell table:formula="of:=[.O408]+25-[.I408]" office:value-type="float" office:value="4.71523809514474" calcext:value-type="float">
            <text:p>4,7152380951447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1443221" calcext:value-type="float">
            <text:p>191443221</text:p>
          </table:table-cell>
          <table:table-cell office:value-type="float" office:value="816082" calcext:value-type="float">
            <text:p>816082</text:p>
          </table:table-cell>
          <table:table-cell office:value-type="float" office:value="312720" calcext:value-type="float">
            <text:p>312720</text:p>
          </table:table-cell>
          <table:table-cell office:value-type="float" office:value="815986" calcext:value-type="float">
            <text:p>815986</text:p>
          </table:table-cell>
          <table:table-cell office:value-type="float" office:value="312680" calcext:value-type="float">
            <text:p>312680</text:p>
          </table:table-cell>
          <table:table-cell table:formula="of:=[.F409]/(44100)*90000*300" office:value-type="float" office:value="191436734.693878" calcext:value-type="float">
            <text:p>191436734,693878</text:p>
          </table:table-cell>
          <table:table-cell table:formula="of:=ROUND([.G409]/300+26.09-0.07128*[.M409])" office:value-type="float" office:value="638144" calcext:value-type="float">
            <text:p>638144</text:p>
          </table:table-cell>
          <table:table-cell table:formula="of:=[.B409]/300" office:value-type="float" office:value="638144.07" calcext:value-type="float">
            <text:p>638144,07</text:p>
          </table:table-cell>
          <table:table-cell table:formula="of:=[.I409]-[.H409]" office:value-type="float" office:value="0.0699999999487773" calcext:value-type="float">
            <text:p>0,069999999948777</text:p>
          </table:table-cell>
          <table:table-cell table:formula="of:=[.K408]+2048-43" office:value-type="float" office:value="816014" calcext:value-type="float">
            <text:p>816014</text:p>
          </table:table-cell>
          <table:table-cell table:formula="of:=[.K409]-[.E409]" office:value-type="float" office:value="28" calcext:value-type="float">
            <text:p>28</text:p>
          </table:table-cell>
          <table:table-cell table:formula="of:=[.C409]-[.K409]" office:value-type="float" office:value="68" calcext:value-type="float">
            <text:p>68</text:p>
          </table:table-cell>
          <table:table-cell/>
          <table:table-cell table:formula="of:=[.G409]/300" office:value-type="float" office:value="638122.448979592" calcext:value-type="float">
            <text:p>638122,448979592</text:p>
          </table:table-cell>
          <table:table-cell table:formula="of:=[.O409]+25-[.I409]" office:value-type="float" office:value="3.37897959188558" calcext:value-type="float">
            <text:p>3,3789795918855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1885100" calcext:value-type="float">
            <text:p>191885100</text:p>
          </table:table-cell>
          <table:table-cell office:value-type="float" office:value="818032" calcext:value-type="float">
            <text:p>818032</text:p>
          </table:table-cell>
          <table:table-cell office:value-type="float" office:value="313440" calcext:value-type="float">
            <text:p>313440</text:p>
          </table:table-cell>
          <table:table-cell office:value-type="float" office:value="817864" calcext:value-type="float">
            <text:p>817864</text:p>
          </table:table-cell>
          <table:table-cell office:value-type="float" office:value="313400" calcext:value-type="float">
            <text:p>313400</text:p>
          </table:table-cell>
          <table:table-cell table:formula="of:=[.F410]/(44100)*90000*300" office:value-type="float" office:value="191877551.020408" calcext:value-type="float">
            <text:p>191877551,020408</text:p>
          </table:table-cell>
          <table:table-cell table:formula="of:=ROUND([.G410]/300+26.09-0.07128*[.M410])" office:value-type="float" office:value="639617" calcext:value-type="float">
            <text:p>639617</text:p>
          </table:table-cell>
          <table:table-cell table:formula="of:=[.B410]/300" office:value-type="float" office:value="639617" calcext:value-type="float">
            <text:p>639617</text:p>
          </table:table-cell>
          <table:table-cell table:formula="of:=[.I410]-[.H410]" office:value-type="float" office:value="0" calcext:value-type="float">
            <text:p>0</text:p>
          </table:table-cell>
          <table:table-cell table:formula="of:=[.K409]+2048-43" office:value-type="float" office:value="818019" calcext:value-type="float">
            <text:p>818019</text:p>
          </table:table-cell>
          <table:table-cell table:formula="of:=[.K410]-[.E410]" office:value-type="float" office:value="155" calcext:value-type="float">
            <text:p>155</text:p>
          </table:table-cell>
          <table:table-cell table:formula="of:=[.C410]-[.K410]" office:value-type="float" office:value="13" calcext:value-type="float">
            <text:p>13</text:p>
          </table:table-cell>
          <table:table-cell/>
          <table:table-cell table:formula="of:=[.G410]/300" office:value-type="float" office:value="639591.836734694" calcext:value-type="float">
            <text:p>639591,836734694</text:p>
          </table:table-cell>
          <table:table-cell table:formula="of:=[.O410]+25-[.I410]" office:value-type="float" office:value="-0.163265306153335" calcext:value-type="float">
            <text:p>-0,16326530615333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2374293" calcext:value-type="float">
            <text:p>192374293</text:p>
          </table:table-cell>
          <table:table-cell office:value-type="float" office:value="820070" calcext:value-type="float">
            <text:p>820070</text:p>
          </table:table-cell>
          <table:table-cell office:value-type="float" office:value="314240" calcext:value-type="float">
            <text:p>314240</text:p>
          </table:table-cell>
          <table:table-cell office:value-type="float" office:value="819978" calcext:value-type="float">
            <text:p>819978</text:p>
          </table:table-cell>
          <table:table-cell office:value-type="float" office:value="314200" calcext:value-type="float">
            <text:p>314200</text:p>
          </table:table-cell>
          <table:table-cell table:formula="of:=[.F411]/(44100)*90000*300" office:value-type="float" office:value="192367346.938776" calcext:value-type="float">
            <text:p>192367346,938776</text:p>
          </table:table-cell>
          <table:table-cell table:formula="of:=ROUND([.G411]/300+26.09-0.07128*[.M411])" office:value-type="float" office:value="641247" calcext:value-type="float">
            <text:p>641247</text:p>
          </table:table-cell>
          <table:table-cell table:formula="of:=[.B411]/300" office:value-type="float" office:value="641247.643333333" calcext:value-type="float">
            <text:p>641247,643333333</text:p>
          </table:table-cell>
          <table:table-cell table:formula="of:=[.I411]-[.H411]" office:value-type="float" office:value="0.643333333311603" calcext:value-type="float">
            <text:p>0,643333333311603</text:p>
          </table:table-cell>
          <table:table-cell table:formula="of:=[.K410]+2048-43" office:value-type="float" office:value="820024" calcext:value-type="float">
            <text:p>820024</text:p>
          </table:table-cell>
          <table:table-cell table:formula="of:=[.K411]-[.E411]" office:value-type="float" office:value="46" calcext:value-type="float">
            <text:p>46</text:p>
          </table:table-cell>
          <table:table-cell table:formula="of:=[.C411]-[.K411]" office:value-type="float" office:value="46" calcext:value-type="float">
            <text:p>46</text:p>
          </table:table-cell>
          <table:table-cell/>
          <table:table-cell table:formula="of:=[.G411]/300" office:value-type="float" office:value="641224.489795918" calcext:value-type="float">
            <text:p>641224,489795918</text:p>
          </table:table-cell>
          <table:table-cell table:formula="of:=[.O411]+25-[.I411]" office:value-type="float" office:value="1.84646258503199" calcext:value-type="float">
            <text:p>1,8464625850319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2861728" calcext:value-type="float">
            <text:p>192861728</text:p>
          </table:table-cell>
          <table:table-cell office:value-type="float" office:value="822176" calcext:value-type="float">
            <text:p>822176</text:p>
          </table:table-cell>
          <table:table-cell office:value-type="float" office:value="315040" calcext:value-type="float">
            <text:p>315040</text:p>
          </table:table-cell>
          <table:table-cell office:value-type="float" office:value="822004" calcext:value-type="float">
            <text:p>822004</text:p>
          </table:table-cell>
          <table:table-cell office:value-type="float" office:value="315000" calcext:value-type="float">
            <text:p>315000</text:p>
          </table:table-cell>
          <table:table-cell table:formula="of:=[.F412]/(44100)*90000*300" office:value-type="float" office:value="192857142.857143" calcext:value-type="float">
            <text:p>192857142,857143</text:p>
          </table:table-cell>
          <table:table-cell table:formula="of:=ROUND([.G412]/300+26.09-0.07128*[.M412])" office:value-type="float" office:value="642873" calcext:value-type="float">
            <text:p>642873</text:p>
          </table:table-cell>
          <table:table-cell table:formula="of:=[.B412]/300" office:value-type="float" office:value="642872.426666667" calcext:value-type="float">
            <text:p>642872,426666667</text:p>
          </table:table-cell>
          <table:table-cell table:formula="of:=[.I412]-[.H412]" office:value-type="float" office:value="-0.573333333362825" calcext:value-type="float">
            <text:p>-0,573333333362825</text:p>
          </table:table-cell>
          <table:table-cell table:formula="of:=[.K411]+2048-43" office:value-type="float" office:value="822029" calcext:value-type="float">
            <text:p>822029</text:p>
          </table:table-cell>
          <table:table-cell table:formula="of:=[.K412]-[.E412]" office:value-type="float" office:value="25" calcext:value-type="float">
            <text:p>25</text:p>
          </table:table-cell>
          <table:table-cell table:formula="of:=[.C412]-[.K412]" office:value-type="float" office:value="147" calcext:value-type="float">
            <text:p>147</text:p>
          </table:table-cell>
          <table:table-cell/>
          <table:table-cell table:formula="of:=[.G412]/300" office:value-type="float" office:value="642857.142857143" calcext:value-type="float">
            <text:p>642857,142857143</text:p>
          </table:table-cell>
          <table:table-cell table:formula="of:=[.O412]+25-[.I412]" office:value-type="float" office:value="9.71619047620334" calcext:value-type="float">
            <text:p>9,7161904762033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93328635" calcext:value-type="float">
            <text:p>193328635</text:p>
          </table:table-cell>
          <table:table-cell office:value-type="float" office:value="824106" calcext:value-type="float">
            <text:p>824106</text:p>
          </table:table-cell>
          <table:table-cell office:value-type="float" office:value="315800" calcext:value-type="float">
            <text:p>315800</text:p>
          </table:table-cell>
          <table:table-cell office:value-type="float" office:value="824012" calcext:value-type="float">
            <text:p>824012</text:p>
          </table:table-cell>
          <table:table-cell office:value-type="float" office:value="315760" calcext:value-type="float">
            <text:p>315760</text:p>
          </table:table-cell>
          <table:table-cell table:formula="of:=[.F413]/(44100)*90000*300" office:value-type="float" office:value="193322448.979592" calcext:value-type="float">
            <text:p>193322448,979592</text:p>
          </table:table-cell>
          <table:table-cell table:formula="of:=ROUND([.G413]/300+26.09-0.07128*[.M413])" office:value-type="float" office:value="644429" calcext:value-type="float">
            <text:p>644429</text:p>
          </table:table-cell>
          <table:table-cell table:formula="of:=[.B413]/300" office:value-type="float" office:value="644428.783333333" calcext:value-type="float">
            <text:p>644428,783333333</text:p>
          </table:table-cell>
          <table:table-cell table:formula="of:=[.I413]-[.H413]" office:value-type="float" office:value="-0.216666666674428" calcext:value-type="float">
            <text:p>-0,216666666674428</text:p>
          </table:table-cell>
          <table:table-cell table:formula="of:=[.K412]+2048-43" office:value-type="float" office:value="824034" calcext:value-type="float">
            <text:p>824034</text:p>
          </table:table-cell>
          <table:table-cell table:formula="of:=[.K413]-[.E413]" office:value-type="float" office:value="22" calcext:value-type="float">
            <text:p>22</text:p>
          </table:table-cell>
          <table:table-cell table:formula="of:=[.C413]-[.K413]" office:value-type="float" office:value="72" calcext:value-type="float">
            <text:p>72</text:p>
          </table:table-cell>
          <table:table-cell/>
          <table:table-cell table:formula="of:=[.G413]/300" office:value-type="float" office:value="644408.163265306" calcext:value-type="float">
            <text:p>644408,163265306</text:p>
          </table:table-cell>
          <table:table-cell table:formula="of:=[.O413]+25-[.I413]" office:value-type="float" office:value="4.37993197282776" calcext:value-type="float">
            <text:p>4,3799319728277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93818685" calcext:value-type="float">
            <text:p>193818685</text:p>
          </table:table-cell>
          <table:table-cell office:value-type="float" office:value="826104" calcext:value-type="float">
            <text:p>826104</text:p>
          </table:table-cell>
          <table:table-cell office:value-type="float" office:value="316600" calcext:value-type="float">
            <text:p>316600</text:p>
          </table:table-cell>
          <table:table-cell office:value-type="float" office:value="826012" calcext:value-type="float">
            <text:p>826012</text:p>
          </table:table-cell>
          <table:table-cell office:value-type="float" office:value="316560" calcext:value-type="float">
            <text:p>316560</text:p>
          </table:table-cell>
          <table:table-cell table:formula="of:=[.F414]/(44100)*90000*300" office:value-type="float" office:value="193812244.897959" calcext:value-type="float">
            <text:p>193812244,897959</text:p>
          </table:table-cell>
          <table:table-cell table:formula="of:=ROUND([.G414]/300+26.09-0.07128*[.M414])" office:value-type="float" office:value="646062" calcext:value-type="float">
            <text:p>646062</text:p>
          </table:table-cell>
          <table:table-cell table:formula="of:=[.B414]/300" office:value-type="float" office:value="646062.283333333" calcext:value-type="float">
            <text:p>646062,283333333</text:p>
          </table:table-cell>
          <table:table-cell table:formula="of:=[.I414]-[.H414]" office:value-type="float" office:value="0.283333333325572" calcext:value-type="float">
            <text:p>0,283333333325572</text:p>
          </table:table-cell>
          <table:table-cell table:formula="of:=[.K413]+2048-43" office:value-type="float" office:value="826039" calcext:value-type="float">
            <text:p>826039</text:p>
          </table:table-cell>
          <table:table-cell table:formula="of:=[.K414]-[.E414]" office:value-type="float" office:value="27" calcext:value-type="float">
            <text:p>27</text:p>
          </table:table-cell>
          <table:table-cell table:formula="of:=[.C414]-[.K414]" office:value-type="float" office:value="65" calcext:value-type="float">
            <text:p>65</text:p>
          </table:table-cell>
          <table:table-cell/>
          <table:table-cell table:formula="of:=[.G414]/300" office:value-type="float" office:value="646040.816326531" calcext:value-type="float">
            <text:p>646040,816326531</text:p>
          </table:table-cell>
          <table:table-cell table:formula="of:=[.O414]+25-[.I414]" office:value-type="float" office:value="3.53299319720827" calcext:value-type="float">
            <text:p>3,5329931972082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94284521" calcext:value-type="float">
            <text:p>194284521</text:p>
          </table:table-cell>
          <table:table-cell office:value-type="float" office:value="828084" calcext:value-type="float">
            <text:p>828084</text:p>
          </table:table-cell>
          <table:table-cell office:value-type="float" office:value="317360" calcext:value-type="float">
            <text:p>317360</text:p>
          </table:table-cell>
          <table:table-cell office:value-type="float" office:value="827992" calcext:value-type="float">
            <text:p>827992</text:p>
          </table:table-cell>
          <table:table-cell office:value-type="float" office:value="317320" calcext:value-type="float">
            <text:p>317320</text:p>
          </table:table-cell>
          <table:table-cell table:formula="of:=[.F415]/(44100)*90000*300" office:value-type="float" office:value="194277551.020408" calcext:value-type="float">
            <text:p>194277551,020408</text:p>
          </table:table-cell>
          <table:table-cell table:formula="of:=ROUND([.G415]/300+26.09-0.07128*[.M415])" office:value-type="float" office:value="647615" calcext:value-type="float">
            <text:p>647615</text:p>
          </table:table-cell>
          <table:table-cell table:formula="of:=[.B415]/300" office:value-type="float" office:value="647615.07" calcext:value-type="float">
            <text:p>647615,07</text:p>
          </table:table-cell>
          <table:table-cell table:formula="of:=[.I415]-[.H415]" office:value-type="float" office:value="0.0699999999487773" calcext:value-type="float">
            <text:p>0,069999999948777</text:p>
          </table:table-cell>
          <table:table-cell table:formula="of:=[.K414]+2048-43" office:value-type="float" office:value="828044" calcext:value-type="float">
            <text:p>828044</text:p>
          </table:table-cell>
          <table:table-cell table:formula="of:=[.K415]-[.E415]" office:value-type="float" office:value="52" calcext:value-type="float">
            <text:p>52</text:p>
          </table:table-cell>
          <table:table-cell table:formula="of:=[.C415]-[.K415]" office:value-type="float" office:value="40" calcext:value-type="float">
            <text:p>40</text:p>
          </table:table-cell>
          <table:table-cell/>
          <table:table-cell table:formula="of:=[.G415]/300" office:value-type="float" office:value="647591.836734694" calcext:value-type="float">
            <text:p>647591,836734694</text:p>
          </table:table-cell>
          <table:table-cell table:formula="of:=[.O415]+25-[.I415]" office:value-type="float" office:value="1.7667346940143" calcext:value-type="float">
            <text:p>1,766734694014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94774700" calcext:value-type="float">
            <text:p>194774700</text:p>
          </table:table-cell>
          <table:table-cell office:value-type="float" office:value="830076" calcext:value-type="float">
            <text:p>830076</text:p>
          </table:table-cell>
          <table:table-cell office:value-type="float" office:value="318160" calcext:value-type="float">
            <text:p>318160</text:p>
          </table:table-cell>
          <table:table-cell office:value-type="float" office:value="829978" calcext:value-type="float">
            <text:p>829978</text:p>
          </table:table-cell>
          <table:table-cell office:value-type="float" office:value="318120" calcext:value-type="float">
            <text:p>318120</text:p>
          </table:table-cell>
          <table:table-cell table:formula="of:=[.F416]/(44100)*90000*300" office:value-type="float" office:value="194767346.938776" calcext:value-type="float">
            <text:p>194767346,938776</text:p>
          </table:table-cell>
          <table:table-cell table:formula="of:=ROUND([.G416]/300+26.09-0.07128*[.M416])" office:value-type="float" office:value="649249" calcext:value-type="float">
            <text:p>649249</text:p>
          </table:table-cell>
          <table:table-cell table:formula="of:=[.B416]/300" office:value-type="float" office:value="649249" calcext:value-type="float">
            <text:p>649249</text:p>
          </table:table-cell>
          <table:table-cell table:formula="of:=[.I416]-[.H416]" office:value-type="float" office:value="0" calcext:value-type="float">
            <text:p>0</text:p>
          </table:table-cell>
          <table:table-cell table:formula="of:=[.K415]+2048-43" office:value-type="float" office:value="830049" calcext:value-type="float">
            <text:p>830049</text:p>
          </table:table-cell>
          <table:table-cell table:formula="of:=[.K416]-[.E416]" office:value-type="float" office:value="71" calcext:value-type="float">
            <text:p>71</text:p>
          </table:table-cell>
          <table:table-cell table:formula="of:=[.C416]-[.K416]" office:value-type="float" office:value="27" calcext:value-type="float">
            <text:p>27</text:p>
          </table:table-cell>
          <table:table-cell/>
          <table:table-cell table:formula="of:=[.G416]/300" office:value-type="float" office:value="649224.489795918" calcext:value-type="float">
            <text:p>649224,489795918</text:p>
          </table:table-cell>
          <table:table-cell table:formula="of:=[.O416]+25-[.I416]" office:value-type="float" office:value="0.489795918343589" calcext:value-type="float">
            <text:p>0,48979591834358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5213664" calcext:value-type="float">
            <text:p>195213664</text:p>
          </table:table-cell>
          <table:table-cell office:value-type="float" office:value="832162" calcext:value-type="float">
            <text:p>832162</text:p>
          </table:table-cell>
          <table:table-cell office:value-type="float" office:value="318880" calcext:value-type="float">
            <text:p>318880</text:p>
          </table:table-cell>
          <table:table-cell office:value-type="float" office:value="832054" calcext:value-type="float">
            <text:p>832054</text:p>
          </table:table-cell>
          <table:table-cell office:value-type="float" office:value="318840" calcext:value-type="float">
            <text:p>318840</text:p>
          </table:table-cell>
          <table:table-cell table:formula="of:=[.F417]/(44100)*90000*300" office:value-type="float" office:value="195208163.265306" calcext:value-type="float">
            <text:p>195208163,265306</text:p>
          </table:table-cell>
          <table:table-cell table:formula="of:=ROUND([.G417]/300+26.09-0.07128*[.M417])" office:value-type="float" office:value="650712" calcext:value-type="float">
            <text:p>650712</text:p>
          </table:table-cell>
          <table:table-cell table:formula="of:=[.B417]/300" office:value-type="float" office:value="650712.213333333" calcext:value-type="float">
            <text:p>650712,213333333</text:p>
          </table:table-cell>
          <table:table-cell table:formula="of:=[.I417]-[.H417]" office:value-type="float" office:value="0.213333333376795" calcext:value-type="float">
            <text:p>0,213333333376795</text:p>
          </table:table-cell>
          <table:table-cell table:formula="of:=[.K416]+2048-43" office:value-type="float" office:value="832054" calcext:value-type="float">
            <text:p>832054</text:p>
          </table:table-cell>
          <table:table-cell table:formula="of:=[.K417]-[.E417]" office:value-type="float" office:value="0" calcext:value-type="float">
            <text:p>0</text:p>
          </table:table-cell>
          <table:table-cell table:formula="of:=[.C417]-[.K417]" office:value-type="float" office:value="108" calcext:value-type="float">
            <text:p>108</text:p>
          </table:table-cell>
          <table:table-cell/>
          <table:table-cell table:formula="of:=[.G417]/300" office:value-type="float" office:value="650693.87755102" calcext:value-type="float">
            <text:p>650693,87755102</text:p>
          </table:table-cell>
          <table:table-cell table:formula="of:=[.O417]+25-[.I417]" office:value-type="float" office:value="6.6642176869791" calcext:value-type="float">
            <text:p>6,664217686979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5630000" calcext:value-type="float">
            <text:p>195630000</text:p>
          </table:table-cell>
          <table:table-cell office:value-type="float" office:value="834170" calcext:value-type="float">
            <text:p>834170</text:p>
          </table:table-cell>
          <table:table-cell office:value-type="float" office:value="319560" calcext:value-type="float">
            <text:p>319560</text:p>
          </table:table-cell>
          <table:table-cell office:value-type="float" office:value="833990" calcext:value-type="float">
            <text:p>833990</text:p>
          </table:table-cell>
          <table:table-cell office:value-type="float" office:value="319520" calcext:value-type="float">
            <text:p>319520</text:p>
          </table:table-cell>
          <table:table-cell table:formula="of:=[.F418]/(44100)*90000*300" office:value-type="float" office:value="195624489.795918" calcext:value-type="float">
            <text:p>195624489,795918</text:p>
          </table:table-cell>
          <table:table-cell table:formula="of:=ROUND([.G418]/300+26.09-0.07128*[.M418])" office:value-type="float" office:value="652100" calcext:value-type="float">
            <text:p>652100</text:p>
          </table:table-cell>
          <table:table-cell table:formula="of:=[.B418]/300" office:value-type="float" office:value="652100" calcext:value-type="float">
            <text:p>652100</text:p>
          </table:table-cell>
          <table:table-cell table:formula="of:=[.I418]-[.H418]" office:value-type="float" office:value="0" calcext:value-type="float">
            <text:p>0</text:p>
          </table:table-cell>
          <table:table-cell table:formula="of:=[.K417]+2048-43" office:value-type="float" office:value="834059" calcext:value-type="float">
            <text:p>834059</text:p>
          </table:table-cell>
          <table:table-cell table:formula="of:=[.K418]-[.E418]" office:value-type="float" office:value="69" calcext:value-type="float">
            <text:p>69</text:p>
          </table:table-cell>
          <table:table-cell table:formula="of:=[.C418]-[.K418]" office:value-type="float" office:value="111" calcext:value-type="float">
            <text:p>111</text:p>
          </table:table-cell>
          <table:table-cell/>
          <table:table-cell table:formula="of:=[.G418]/300" office:value-type="float" office:value="652081.632653061" calcext:value-type="float">
            <text:p>652081,632653061</text:p>
          </table:table-cell>
          <table:table-cell table:formula="of:=[.O418]+25-[.I418]" office:value-type="float" office:value="6.6326530611841" calcext:value-type="float">
            <text:p>6,632653061184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6047921" calcext:value-type="float">
            <text:p>196047921</text:p>
          </table:table-cell>
          <table:table-cell office:value-type="float" office:value="836104" calcext:value-type="float">
            <text:p>836104</text:p>
          </table:table-cell>
          <table:table-cell office:value-type="float" office:value="320240" calcext:value-type="float">
            <text:p>320240</text:p>
          </table:table-cell>
          <table:table-cell office:value-type="float" office:value="835998" calcext:value-type="float">
            <text:p>835998</text:p>
          </table:table-cell>
          <table:table-cell office:value-type="float" office:value="320200" calcext:value-type="float">
            <text:p>320200</text:p>
          </table:table-cell>
          <table:table-cell table:formula="of:=[.F419]/(44100)*90000*300" office:value-type="float" office:value="196040816.326531" calcext:value-type="float">
            <text:p>196040816,326531</text:p>
          </table:table-cell>
          <table:table-cell table:formula="of:=ROUND([.G419]/300+26.09-0.07128*[.M419])" office:value-type="float" office:value="653493" calcext:value-type="float">
            <text:p>653493</text:p>
          </table:table-cell>
          <table:table-cell table:formula="of:=[.B419]/300" office:value-type="float" office:value="653493.07" calcext:value-type="float">
            <text:p>653493,07</text:p>
          </table:table-cell>
          <table:table-cell table:formula="of:=[.I419]-[.H419]" office:value-type="float" office:value="0.0699999999487773" calcext:value-type="float">
            <text:p>0,069999999948777</text:p>
          </table:table-cell>
          <table:table-cell table:formula="of:=[.K418]+2048-43" office:value-type="float" office:value="836064" calcext:value-type="float">
            <text:p>836064</text:p>
          </table:table-cell>
          <table:table-cell table:formula="of:=[.K419]-[.E419]" office:value-type="float" office:value="66" calcext:value-type="float">
            <text:p>66</text:p>
          </table:table-cell>
          <table:table-cell table:formula="of:=[.C419]-[.K419]" office:value-type="float" office:value="40" calcext:value-type="float">
            <text:p>40</text:p>
          </table:table-cell>
          <table:table-cell/>
          <table:table-cell table:formula="of:=[.G419]/300" office:value-type="float" office:value="653469.387755102" calcext:value-type="float">
            <text:p>653469,387755102</text:p>
          </table:table-cell>
          <table:table-cell table:formula="of:=[.O419]+25-[.I419]" office:value-type="float" office:value="1.31775510206353" calcext:value-type="float">
            <text:p>1,3177551020635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6488728" calcext:value-type="float">
            <text:p>196488728</text:p>
          </table:table-cell>
          <table:table-cell office:value-type="float" office:value="838104" calcext:value-type="float">
            <text:p>838104</text:p>
          </table:table-cell>
          <table:table-cell office:value-type="float" office:value="320960" calcext:value-type="float">
            <text:p>320960</text:p>
          </table:table-cell>
          <table:table-cell office:value-type="float" office:value="838002" calcext:value-type="float">
            <text:p>838002</text:p>
          </table:table-cell>
          <table:table-cell office:value-type="float" office:value="320920" calcext:value-type="float">
            <text:p>320920</text:p>
          </table:table-cell>
          <table:table-cell table:formula="of:=[.F420]/(44100)*90000*300" office:value-type="float" office:value="196481632.653061" calcext:value-type="float">
            <text:p>196481632,653061</text:p>
          </table:table-cell>
          <table:table-cell table:formula="of:=ROUND([.G420]/300+26.09-0.07128*[.M420])" office:value-type="float" office:value="654962" calcext:value-type="float">
            <text:p>654962</text:p>
          </table:table-cell>
          <table:table-cell table:formula="of:=[.B420]/300" office:value-type="float" office:value="654962.426666667" calcext:value-type="float">
            <text:p>654962,426666667</text:p>
          </table:table-cell>
          <table:table-cell table:formula="of:=[.I420]-[.H420]" office:value-type="float" office:value="0.426666666637175" calcext:value-type="float">
            <text:p>0,426666666637175</text:p>
          </table:table-cell>
          <table:table-cell table:formula="of:=[.K419]+2048-43" office:value-type="float" office:value="838069" calcext:value-type="float">
            <text:p>838069</text:p>
          </table:table-cell>
          <table:table-cell table:formula="of:=[.K420]-[.E420]" office:value-type="float" office:value="67" calcext:value-type="float">
            <text:p>67</text:p>
          </table:table-cell>
          <table:table-cell table:formula="of:=[.C420]-[.K420]" office:value-type="float" office:value="35" calcext:value-type="float">
            <text:p>35</text:p>
          </table:table-cell>
          <table:table-cell/>
          <table:table-cell table:formula="of:=[.G420]/300" office:value-type="float" office:value="654938.775510204" calcext:value-type="float">
            <text:p>654938,775510204</text:p>
          </table:table-cell>
          <table:table-cell table:formula="of:=[.O420]+25-[.I420]" office:value-type="float" office:value="1.34884353750385" calcext:value-type="float">
            <text:p>1,3488435375038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6929793" calcext:value-type="float">
            <text:p>196929793</text:p>
          </table:table-cell>
          <table:table-cell office:value-type="float" office:value="840092" calcext:value-type="float">
            <text:p>840092</text:p>
          </table:table-cell>
          <table:table-cell office:value-type="float" office:value="321680" calcext:value-type="float">
            <text:p>321680</text:p>
          </table:table-cell>
          <table:table-cell office:value-type="float" office:value="839990" calcext:value-type="float">
            <text:p>839990</text:p>
          </table:table-cell>
          <table:table-cell office:value-type="float" office:value="321640" calcext:value-type="float">
            <text:p>321640</text:p>
          </table:table-cell>
          <table:table-cell table:formula="of:=[.F421]/(44100)*90000*300" office:value-type="float" office:value="196922448.979592" calcext:value-type="float">
            <text:p>196922448,979592</text:p>
          </table:table-cell>
          <table:table-cell table:formula="of:=ROUND([.G421]/300+26.09-0.07128*[.M421])" office:value-type="float" office:value="656433" calcext:value-type="float">
            <text:p>656433</text:p>
          </table:table-cell>
          <table:table-cell table:formula="of:=[.B421]/300" office:value-type="float" office:value="656432.643333333" calcext:value-type="float">
            <text:p>656432,643333333</text:p>
          </table:table-cell>
          <table:table-cell table:formula="of:=[.I421]-[.H421]" office:value-type="float" office:value="-0.356666666688398" calcext:value-type="float">
            <text:p>-0,356666666688398</text:p>
          </table:table-cell>
          <table:table-cell table:formula="of:=[.K420]+2048-43" office:value-type="float" office:value="840074" calcext:value-type="float">
            <text:p>840074</text:p>
          </table:table-cell>
          <table:table-cell table:formula="of:=[.K421]-[.E421]" office:value-type="float" office:value="84" calcext:value-type="float">
            <text:p>84</text:p>
          </table:table-cell>
          <table:table-cell table:formula="of:=[.C421]-[.K421]" office:value-type="float" office:value="18" calcext:value-type="float">
            <text:p>18</text:p>
          </table:table-cell>
          <table:table-cell/>
          <table:table-cell table:formula="of:=[.G421]/300" office:value-type="float" office:value="656408.163265306" calcext:value-type="float">
            <text:p>656408,163265306</text:p>
          </table:table-cell>
          <table:table-cell table:formula="of:=[.O421]+25-[.I421]" office:value-type="float" office:value="0.519931972841732" calcext:value-type="float">
            <text:p>0,51993197284173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7391900" calcext:value-type="float">
            <text:p>197391900</text:p>
          </table:table-cell>
          <table:table-cell office:value-type="float" office:value="842246" calcext:value-type="float">
            <text:p>842246</text:p>
          </table:table-cell>
          <table:table-cell office:value-type="float" office:value="322440" calcext:value-type="float">
            <text:p>322440</text:p>
          </table:table-cell>
          <table:table-cell office:value-type="float" office:value="842070" calcext:value-type="float">
            <text:p>842070</text:p>
          </table:table-cell>
          <table:table-cell office:value-type="float" office:value="322400" calcext:value-type="float">
            <text:p>322400</text:p>
          </table:table-cell>
          <table:table-cell table:formula="of:=[.F422]/(44100)*90000*300" office:value-type="float" office:value="197387755.102041" calcext:value-type="float">
            <text:p>197387755,102041</text:p>
          </table:table-cell>
          <table:table-cell table:formula="of:=ROUND([.G422]/300+26.09-0.07128*[.M422])" office:value-type="float" office:value="657973" calcext:value-type="float">
            <text:p>657973</text:p>
          </table:table-cell>
          <table:table-cell table:formula="of:=[.B422]/300" office:value-type="float" office:value="657973" calcext:value-type="float">
            <text:p>657973</text:p>
          </table:table-cell>
          <table:table-cell table:formula="of:=[.I422]-[.H422]" office:value-type="float" office:value="0" calcext:value-type="float">
            <text:p>0</text:p>
          </table:table-cell>
          <table:table-cell table:formula="of:=[.K421]+2048-43" office:value-type="float" office:value="842079" calcext:value-type="float">
            <text:p>842079</text:p>
          </table:table-cell>
          <table:table-cell table:formula="of:=[.K422]-[.E422]" office:value-type="float" office:value="9" calcext:value-type="float">
            <text:p>9</text:p>
          </table:table-cell>
          <table:table-cell table:formula="of:=[.C422]-[.K422]" office:value-type="float" office:value="167" calcext:value-type="float">
            <text:p>167</text:p>
          </table:table-cell>
          <table:table-cell/>
          <table:table-cell table:formula="of:=[.G422]/300" office:value-type="float" office:value="657959.183673469" calcext:value-type="float">
            <text:p>657959,183673469</text:p>
          </table:table-cell>
          <table:table-cell table:formula="of:=[.O422]+25-[.I422]" office:value-type="float" office:value="11.1836734694662" calcext:value-type="float">
            <text:p>11,183673469466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7811835" calcext:value-type="float">
            <text:p>197811835</text:p>
          </table:table-cell>
          <table:table-cell office:value-type="float" office:value="844086" calcext:value-type="float">
            <text:p>844086</text:p>
          </table:table-cell>
          <table:table-cell office:value-type="float" office:value="323120" calcext:value-type="float">
            <text:p>323120</text:p>
          </table:table-cell>
          <table:table-cell office:value-type="float" office:value="843984" calcext:value-type="float">
            <text:p>843984</text:p>
          </table:table-cell>
          <table:table-cell office:value-type="float" office:value="323080" calcext:value-type="float">
            <text:p>323080</text:p>
          </table:table-cell>
          <table:table-cell table:formula="of:=[.F423]/(44100)*90000*300" office:value-type="float" office:value="197804081.632653" calcext:value-type="float">
            <text:p>197804081,632653</text:p>
          </table:table-cell>
          <table:table-cell table:formula="of:=ROUND([.G423]/300+26.09-0.07128*[.M423])" office:value-type="float" office:value="659373" calcext:value-type="float">
            <text:p>659373</text:p>
          </table:table-cell>
          <table:table-cell table:formula="of:=[.B423]/300" office:value-type="float" office:value="659372.783333333" calcext:value-type="float">
            <text:p>659372,783333333</text:p>
          </table:table-cell>
          <table:table-cell table:formula="of:=[.I423]-[.H423]" office:value-type="float" office:value="-0.216666666674428" calcext:value-type="float">
            <text:p>-0,216666666674428</text:p>
          </table:table-cell>
          <table:table-cell table:formula="of:=[.K422]+2048-43" office:value-type="float" office:value="844084" calcext:value-type="float">
            <text:p>844084</text:p>
          </table:table-cell>
          <table:table-cell table:formula="of:=[.K423]-[.E423]" office:value-type="float" office:value="100" calcext:value-type="float">
            <text:p>100</text:p>
          </table:table-cell>
          <table:table-cell table:formula="of:=[.C423]-[.K423]" office:value-type="float" office:value="2" calcext:value-type="float">
            <text:p>2</text:p>
          </table:table-cell>
          <table:table-cell/>
          <table:table-cell table:formula="of:=[.G423]/300" office:value-type="float" office:value="659346.93877551" calcext:value-type="float">
            <text:p>659346,93877551</text:p>
          </table:table-cell>
          <table:table-cell table:formula="of:=[.O423]+25-[.I423]" office:value-type="float" office:value="-0.844557823147625" calcext:value-type="float">
            <text:p>-0,8445578231476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8276771" calcext:value-type="float">
            <text:p>198276771</text:p>
          </table:table-cell>
          <table:table-cell office:value-type="float" office:value="846108" calcext:value-type="float">
            <text:p>846108</text:p>
          </table:table-cell>
          <table:table-cell office:value-type="float" office:value="323880" calcext:value-type="float">
            <text:p>323880</text:p>
          </table:table-cell>
          <table:table-cell office:value-type="float" office:value="846012" calcext:value-type="float">
            <text:p>846012</text:p>
          </table:table-cell>
          <table:table-cell office:value-type="float" office:value="323840" calcext:value-type="float">
            <text:p>323840</text:p>
          </table:table-cell>
          <table:table-cell table:formula="of:=[.F424]/(44100)*90000*300" office:value-type="float" office:value="198269387.755102" calcext:value-type="float">
            <text:p>198269387,755102</text:p>
          </table:table-cell>
          <table:table-cell table:formula="of:=ROUND([.G424]/300+26.09-0.07128*[.M424])" office:value-type="float" office:value="660923" calcext:value-type="float">
            <text:p>660923</text:p>
          </table:table-cell>
          <table:table-cell table:formula="of:=[.B424]/300" office:value-type="float" office:value="660922.57" calcext:value-type="float">
            <text:p>660922,57</text:p>
          </table:table-cell>
          <table:table-cell table:formula="of:=[.I424]-[.H424]" office:value-type="float" office:value="-0.430000000051223" calcext:value-type="float">
            <text:p>-0,430000000051223</text:p>
          </table:table-cell>
          <table:table-cell table:formula="of:=[.K423]+2048-43" office:value-type="float" office:value="846089" calcext:value-type="float">
            <text:p>846089</text:p>
          </table:table-cell>
          <table:table-cell table:formula="of:=[.K424]-[.E424]" office:value-type="float" office:value="77" calcext:value-type="float">
            <text:p>77</text:p>
          </table:table-cell>
          <table:table-cell table:formula="of:=[.C424]-[.K424]" office:value-type="float" office:value="19" calcext:value-type="float">
            <text:p>19</text:p>
          </table:table-cell>
          <table:table-cell/>
          <table:table-cell table:formula="of:=[.G424]/300" office:value-type="float" office:value="660897.959183674" calcext:value-type="float">
            <text:p>660897,959183674</text:p>
          </table:table-cell>
          <table:table-cell table:formula="of:=[.O424]+25-[.I424]" office:value-type="float" office:value="0.389183673541993" calcext:value-type="float">
            <text:p>0,38918367354199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8742264" calcext:value-type="float">
            <text:p>198742264</text:p>
          </table:table-cell>
          <table:table-cell office:value-type="float" office:value="848104" calcext:value-type="float">
            <text:p>848104</text:p>
          </table:table-cell>
          <table:table-cell office:value-type="float" office:value="324640" calcext:value-type="float">
            <text:p>324640</text:p>
          </table:table-cell>
          <table:table-cell office:value-type="float" office:value="848004" calcext:value-type="float">
            <text:p>848004</text:p>
          </table:table-cell>
          <table:table-cell office:value-type="float" office:value="324600" calcext:value-type="float">
            <text:p>324600</text:p>
          </table:table-cell>
          <table:table-cell table:formula="of:=[.F425]/(44100)*90000*300" office:value-type="float" office:value="198734693.877551" calcext:value-type="float">
            <text:p>198734693,877551</text:p>
          </table:table-cell>
          <table:table-cell table:formula="of:=ROUND([.G425]/300+26.09-0.07128*[.M425])" office:value-type="float" office:value="662474" calcext:value-type="float">
            <text:p>662474</text:p>
          </table:table-cell>
          <table:table-cell table:formula="of:=[.B425]/300" office:value-type="float" office:value="662474.213333333" calcext:value-type="float">
            <text:p>662474,213333333</text:p>
          </table:table-cell>
          <table:table-cell table:formula="of:=[.I425]-[.H425]" office:value-type="float" office:value="0.213333333376795" calcext:value-type="float">
            <text:p>0,213333333376795</text:p>
          </table:table-cell>
          <table:table-cell table:formula="of:=[.K424]+2048-43" office:value-type="float" office:value="848094" calcext:value-type="float">
            <text:p>848094</text:p>
          </table:table-cell>
          <table:table-cell table:formula="of:=[.K425]-[.E425]" office:value-type="float" office:value="90" calcext:value-type="float">
            <text:p>90</text:p>
          </table:table-cell>
          <table:table-cell table:formula="of:=[.C425]-[.K425]" office:value-type="float" office:value="10" calcext:value-type="float">
            <text:p>10</text:p>
          </table:table-cell>
          <table:table-cell/>
          <table:table-cell table:formula="of:=[.G425]/300" office:value-type="float" office:value="662448.979591837" calcext:value-type="float">
            <text:p>662448,979591837</text:p>
          </table:table-cell>
          <table:table-cell table:formula="of:=[.O425]+25-[.I425]" office:value-type="float" office:value="-0.233741496689618" calcext:value-type="float">
            <text:p>-0,2337414966896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9206385" calcext:value-type="float">
            <text:p>199206385</text:p>
          </table:table-cell>
          <table:table-cell office:value-type="float" office:value="850164" calcext:value-type="float">
            <text:p>850164</text:p>
          </table:table-cell>
          <table:table-cell office:value-type="float" office:value="325400" calcext:value-type="float">
            <text:p>325400</text:p>
          </table:table-cell>
          <table:table-cell office:value-type="float" office:value="850066" calcext:value-type="float">
            <text:p>850066</text:p>
          </table:table-cell>
          <table:table-cell office:value-type="float" office:value="325360" calcext:value-type="float">
            <text:p>325360</text:p>
          </table:table-cell>
          <table:table-cell table:formula="of:=[.F426]/(44100)*90000*300" office:value-type="float" office:value="199200000" calcext:value-type="float">
            <text:p>199200000</text:p>
          </table:table-cell>
          <table:table-cell table:formula="of:=ROUND([.G426]/300+26.09-0.07128*[.M426])" office:value-type="float" office:value="664021" calcext:value-type="float">
            <text:p>664021</text:p>
          </table:table-cell>
          <table:table-cell table:formula="of:=[.B426]/300" office:value-type="float" office:value="664021.283333333" calcext:value-type="float">
            <text:p>664021,283333333</text:p>
          </table:table-cell>
          <table:table-cell table:formula="of:=[.I426]-[.H426]" office:value-type="float" office:value="0.283333333325572" calcext:value-type="float">
            <text:p>0,283333333325572</text:p>
          </table:table-cell>
          <table:table-cell table:formula="of:=[.K425]+2048-43" office:value-type="float" office:value="850099" calcext:value-type="float">
            <text:p>850099</text:p>
          </table:table-cell>
          <table:table-cell table:formula="of:=[.K426]-[.E426]" office:value-type="float" office:value="33" calcext:value-type="float">
            <text:p>33</text:p>
          </table:table-cell>
          <table:table-cell table:formula="of:=[.C426]-[.K426]" office:value-type="float" office:value="65" calcext:value-type="float">
            <text:p>65</text:p>
          </table:table-cell>
          <table:table-cell/>
          <table:table-cell table:formula="of:=[.G426]/300" office:value-type="float" office:value="664000" calcext:value-type="float">
            <text:p>664000</text:p>
          </table:table-cell>
          <table:table-cell table:formula="of:=[.O426]+25-[.I426]" office:value-type="float" office:value="3.71666666667443" calcext:value-type="float">
            <text:p>3,7166666666744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9672221" calcext:value-type="float">
            <text:p>199672221</text:p>
          </table:table-cell>
          <table:table-cell office:value-type="float" office:value="852144" calcext:value-type="float">
            <text:p>852144</text:p>
          </table:table-cell>
          <table:table-cell office:value-type="float" office:value="326160" calcext:value-type="float">
            <text:p>326160</text:p>
          </table:table-cell>
          <table:table-cell office:value-type="float" office:value="852046" calcext:value-type="float">
            <text:p>852046</text:p>
          </table:table-cell>
          <table:table-cell office:value-type="float" office:value="326120" calcext:value-type="float">
            <text:p>326120</text:p>
          </table:table-cell>
          <table:table-cell table:formula="of:=[.F427]/(44100)*90000*300" office:value-type="float" office:value="199665306.122449" calcext:value-type="float">
            <text:p>199665306,122449</text:p>
          </table:table-cell>
          <table:table-cell table:formula="of:=ROUND([.G427]/300+26.09-0.07128*[.M427])" office:value-type="float" office:value="665574" calcext:value-type="float">
            <text:p>665574</text:p>
          </table:table-cell>
          <table:table-cell table:formula="of:=[.B427]/300" office:value-type="float" office:value="665574.07" calcext:value-type="float">
            <text:p>665574,07</text:p>
          </table:table-cell>
          <table:table-cell table:formula="of:=[.I427]-[.H427]" office:value-type="float" office:value="0.0699999999487773" calcext:value-type="float">
            <text:p>0,069999999948777</text:p>
          </table:table-cell>
          <table:table-cell table:formula="of:=[.K426]+2048-43" office:value-type="float" office:value="852104" calcext:value-type="float">
            <text:p>852104</text:p>
          </table:table-cell>
          <table:table-cell table:formula="of:=[.K427]-[.E427]" office:value-type="float" office:value="58" calcext:value-type="float">
            <text:p>58</text:p>
          </table:table-cell>
          <table:table-cell table:formula="of:=[.C427]-[.K427]" office:value-type="float" office:value="40" calcext:value-type="float">
            <text:p>40</text:p>
          </table:table-cell>
          <table:table-cell/>
          <table:table-cell table:formula="of:=[.G427]/300" office:value-type="float" office:value="665551.020408163" calcext:value-type="float">
            <text:p>665551,020408163</text:p>
          </table:table-cell>
          <table:table-cell table:formula="of:=[.O427]+25-[.I427]" office:value-type="float" office:value="1.95040816336405" calcext:value-type="float">
            <text:p>1,9504081633640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0137928" calcext:value-type="float">
            <text:p>200137928</text:p>
          </table:table-cell>
          <table:table-cell office:value-type="float" office:value="854130" calcext:value-type="float">
            <text:p>854130</text:p>
          </table:table-cell>
          <table:table-cell office:value-type="float" office:value="326920" calcext:value-type="float">
            <text:p>326920</text:p>
          </table:table-cell>
          <table:table-cell office:value-type="float" office:value="854034" calcext:value-type="float">
            <text:p>854034</text:p>
          </table:table-cell>
          <table:table-cell office:value-type="float" office:value="326880" calcext:value-type="float">
            <text:p>326880</text:p>
          </table:table-cell>
          <table:table-cell table:formula="of:=[.F428]/(44100)*90000*300" office:value-type="float" office:value="200130612.244898" calcext:value-type="float">
            <text:p>200130612,244898</text:p>
          </table:table-cell>
          <table:table-cell table:formula="of:=ROUND([.G428]/300+26.09-0.07128*[.M428])" office:value-type="float" office:value="667127" calcext:value-type="float">
            <text:p>667127</text:p>
          </table:table-cell>
          <table:table-cell table:formula="of:=[.B428]/300" office:value-type="float" office:value="667126.426666667" calcext:value-type="float">
            <text:p>667126,426666667</text:p>
          </table:table-cell>
          <table:table-cell table:formula="of:=[.I428]-[.H428]" office:value-type="float" office:value="-0.573333333362825" calcext:value-type="float">
            <text:p>-0,573333333362825</text:p>
          </table:table-cell>
          <table:table-cell table:formula="of:=[.K427]+2048-43" office:value-type="float" office:value="854109" calcext:value-type="float">
            <text:p>854109</text:p>
          </table:table-cell>
          <table:table-cell table:formula="of:=[.K428]-[.E428]" office:value-type="float" office:value="75" calcext:value-type="float">
            <text:p>75</text:p>
          </table:table-cell>
          <table:table-cell table:formula="of:=[.C428]-[.K428]" office:value-type="float" office:value="21" calcext:value-type="float">
            <text:p>21</text:p>
          </table:table-cell>
          <table:table-cell/>
          <table:table-cell table:formula="of:=[.G428]/300" office:value-type="float" office:value="667102.040816327" calcext:value-type="float">
            <text:p>667102,040816327</text:p>
          </table:table-cell>
          <table:table-cell table:formula="of:=[.O428]+25-[.I428]" office:value-type="float" office:value="0.614149659872055" calcext:value-type="float">
            <text:p>0,61414965987205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0601921" calcext:value-type="float">
            <text:p>200601921</text:p>
          </table:table-cell>
          <table:table-cell office:value-type="float" office:value="856196" calcext:value-type="float">
            <text:p>856196</text:p>
          </table:table-cell>
          <table:table-cell office:value-type="float" office:value="327680" calcext:value-type="float">
            <text:p>327680</text:p>
          </table:table-cell>
          <table:table-cell office:value-type="float" office:value="856098" calcext:value-type="float">
            <text:p>856098</text:p>
          </table:table-cell>
          <table:table-cell office:value-type="float" office:value="327640" calcext:value-type="float">
            <text:p>327640</text:p>
          </table:table-cell>
          <table:table-cell table:formula="of:=[.F429]/(44100)*90000*300" office:value-type="float" office:value="200595918.367347" calcext:value-type="float">
            <text:p>200595918,367347</text:p>
          </table:table-cell>
          <table:table-cell table:formula="of:=ROUND([.G429]/300+26.09-0.07128*[.M429])" office:value-type="float" office:value="668673" calcext:value-type="float">
            <text:p>668673</text:p>
          </table:table-cell>
          <table:table-cell table:formula="of:=[.B429]/300" office:value-type="float" office:value="668673.07" calcext:value-type="float">
            <text:p>668673,07</text:p>
          </table:table-cell>
          <table:table-cell table:formula="of:=[.I429]-[.H429]" office:value-type="float" office:value="0.0699999999487773" calcext:value-type="float">
            <text:p>0,069999999948777</text:p>
          </table:table-cell>
          <table:table-cell table:formula="of:=[.K428]+2048-43" office:value-type="float" office:value="856114" calcext:value-type="float">
            <text:p>856114</text:p>
          </table:table-cell>
          <table:table-cell table:formula="of:=[.K429]-[.E429]" office:value-type="float" office:value="16" calcext:value-type="float">
            <text:p>16</text:p>
          </table:table-cell>
          <table:table-cell table:formula="of:=[.C429]-[.K429]" office:value-type="float" office:value="82" calcext:value-type="float">
            <text:p>82</text:p>
          </table:table-cell>
          <table:table-cell/>
          <table:table-cell table:formula="of:=[.G429]/300" office:value-type="float" office:value="668653.06122449" calcext:value-type="float">
            <text:p>668653,06122449</text:p>
          </table:table-cell>
          <table:table-cell table:formula="of:=[.O429]+25-[.I429]" office:value-type="float" office:value="4.99122448987328" calcext:value-type="float">
            <text:p>4,9912244898732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1067371" calcext:value-type="float">
            <text:p>201067371</text:p>
          </table:table-cell>
          <table:table-cell office:value-type="float" office:value="858194" calcext:value-type="float">
            <text:p>858194</text:p>
          </table:table-cell>
          <table:table-cell office:value-type="float" office:value="328440" calcext:value-type="float">
            <text:p>328440</text:p>
          </table:table-cell>
          <table:table-cell office:value-type="float" office:value="858098" calcext:value-type="float">
            <text:p>858098</text:p>
          </table:table-cell>
          <table:table-cell office:value-type="float" office:value="328400" calcext:value-type="float">
            <text:p>328400</text:p>
          </table:table-cell>
          <table:table-cell table:formula="of:=[.F430]/(44100)*90000*300" office:value-type="float" office:value="201061224.489796" calcext:value-type="float">
            <text:p>201061224,489796</text:p>
          </table:table-cell>
          <table:table-cell table:formula="of:=ROUND([.G430]/300+26.09-0.07128*[.M430])" office:value-type="float" office:value="670225" calcext:value-type="float">
            <text:p>670225</text:p>
          </table:table-cell>
          <table:table-cell table:formula="of:=[.B430]/300" office:value-type="float" office:value="670224.57" calcext:value-type="float">
            <text:p>670224,57</text:p>
          </table:table-cell>
          <table:table-cell table:formula="of:=[.I430]-[.H430]" office:value-type="float" office:value="-0.430000000051223" calcext:value-type="float">
            <text:p>-0,430000000051223</text:p>
          </table:table-cell>
          <table:table-cell table:formula="of:=[.K429]+2048-43" office:value-type="float" office:value="858119" calcext:value-type="float">
            <text:p>858119</text:p>
          </table:table-cell>
          <table:table-cell table:formula="of:=[.K430]-[.E430]" office:value-type="float" office:value="21" calcext:value-type="float">
            <text:p>21</text:p>
          </table:table-cell>
          <table:table-cell table:formula="of:=[.C430]-[.K430]" office:value-type="float" office:value="75" calcext:value-type="float">
            <text:p>75</text:p>
          </table:table-cell>
          <table:table-cell/>
          <table:table-cell table:formula="of:=[.G430]/300" office:value-type="float" office:value="670204.081632653" calcext:value-type="float">
            <text:p>670204,081632653</text:p>
          </table:table-cell>
          <table:table-cell table:formula="of:=[.O430]+25-[.I430]" office:value-type="float" office:value="4.51163265306968" calcext:value-type="float">
            <text:p>4,5116326530696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531578" calcext:value-type="float">
            <text:p>201531578</text:p>
          </table:table-cell>
          <table:table-cell office:value-type="float" office:value="860250" calcext:value-type="float">
            <text:p>860250</text:p>
          </table:table-cell>
          <table:table-cell office:value-type="float" office:value="329200" calcext:value-type="float">
            <text:p>329200</text:p>
          </table:table-cell>
          <table:table-cell office:value-type="float" office:value="860080" calcext:value-type="float">
            <text:p>860080</text:p>
          </table:table-cell>
          <table:table-cell office:value-type="float" office:value="329160" calcext:value-type="float">
            <text:p>329160</text:p>
          </table:table-cell>
          <table:table-cell table:formula="of:=[.F431]/(44100)*90000*300" office:value-type="float" office:value="201526530.612245" calcext:value-type="float">
            <text:p>201526530,612245</text:p>
          </table:table-cell>
          <table:table-cell table:formula="of:=ROUND([.G431]/300+26.09-0.07128*[.M431])" office:value-type="float" office:value="671772" calcext:value-type="float">
            <text:p>671772</text:p>
          </table:table-cell>
          <table:table-cell table:formula="of:=[.B431]/300" office:value-type="float" office:value="671771.926666667" calcext:value-type="float">
            <text:p>671771,926666667</text:p>
          </table:table-cell>
          <table:table-cell table:formula="of:=[.I431]-[.H431]" office:value-type="float" office:value="-0.0733333333628252" calcext:value-type="float">
            <text:p>-0,073333333362825</text:p>
          </table:table-cell>
          <table:table-cell table:formula="of:=[.K430]+2048-43" office:value-type="float" office:value="860124" calcext:value-type="float">
            <text:p>860124</text:p>
          </table:table-cell>
          <table:table-cell table:formula="of:=[.K431]-[.E431]" office:value-type="float" office:value="44" calcext:value-type="float">
            <text:p>44</text:p>
          </table:table-cell>
          <table:table-cell table:formula="of:=[.C431]-[.K431]" office:value-type="float" office:value="126" calcext:value-type="float">
            <text:p>126</text:p>
          </table:table-cell>
          <table:table-cell/>
          <table:table-cell table:formula="of:=[.G431]/300" office:value-type="float" office:value="671755.102040816" calcext:value-type="float">
            <text:p>671755,102040816</text:p>
          </table:table-cell>
          <table:table-cell table:formula="of:=[.O431]+25-[.I431]" office:value-type="float" office:value="8.17537414969411" calcext:value-type="float">
            <text:p>8,175374149694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1997714" calcext:value-type="float">
            <text:p>201997714</text:p>
          </table:table-cell>
          <table:table-cell office:value-type="float" office:value="862216" calcext:value-type="float">
            <text:p>862216</text:p>
          </table:table-cell>
          <table:table-cell office:value-type="float" office:value="329960" calcext:value-type="float">
            <text:p>329960</text:p>
          </table:table-cell>
          <table:table-cell office:value-type="float" office:value="862120" calcext:value-type="float">
            <text:p>862120</text:p>
          </table:table-cell>
          <table:table-cell office:value-type="float" office:value="329920" calcext:value-type="float">
            <text:p>329920</text:p>
          </table:table-cell>
          <table:table-cell table:formula="of:=[.F432]/(44100)*90000*300" office:value-type="float" office:value="201991836.734694" calcext:value-type="float">
            <text:p>201991836,734694</text:p>
          </table:table-cell>
          <table:table-cell table:formula="of:=ROUND([.G432]/300+26.09-0.07128*[.M432])" office:value-type="float" office:value="673326" calcext:value-type="float">
            <text:p>673326</text:p>
          </table:table-cell>
          <table:table-cell table:formula="of:=[.B432]/300" office:value-type="float" office:value="673325.713333333" calcext:value-type="float">
            <text:p>673325,713333333</text:p>
          </table:table-cell>
          <table:table-cell table:formula="of:=[.I432]-[.H432]" office:value-type="float" office:value="-0.286666666623205" calcext:value-type="float">
            <text:p>-0,286666666623205</text:p>
          </table:table-cell>
          <table:table-cell table:formula="of:=[.K431]+2048-43" office:value-type="float" office:value="862129" calcext:value-type="float">
            <text:p>862129</text:p>
          </table:table-cell>
          <table:table-cell table:formula="of:=[.K432]-[.E432]" office:value-type="float" office:value="9" calcext:value-type="float">
            <text:p>9</text:p>
          </table:table-cell>
          <table:table-cell table:formula="of:=[.C432]-[.K432]" office:value-type="float" office:value="87" calcext:value-type="float">
            <text:p>87</text:p>
          </table:table-cell>
          <table:table-cell/>
          <table:table-cell table:formula="of:=[.G432]/300" office:value-type="float" office:value="673306.12244898" calcext:value-type="float">
            <text:p>673306,12244898</text:p>
          </table:table-cell>
          <table:table-cell table:formula="of:=[.O432]+25-[.I432]" office:value-type="float" office:value="5.40911564626731" calcext:value-type="float">
            <text:p>5,4091156462673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2464793" calcext:value-type="float">
            <text:p>202464793</text:p>
          </table:table-cell>
          <table:table-cell office:value-type="float" office:value="864138" calcext:value-type="float">
            <text:p>864138</text:p>
          </table:table-cell>
          <table:table-cell office:value-type="float" office:value="330720" calcext:value-type="float">
            <text:p>330720</text:p>
          </table:table-cell>
          <table:table-cell office:value-type="float" office:value="864046" calcext:value-type="float">
            <text:p>864046</text:p>
          </table:table-cell>
          <table:table-cell office:value-type="float" office:value="330680" calcext:value-type="float">
            <text:p>330680</text:p>
          </table:table-cell>
          <table:table-cell table:formula="of:=[.F433]/(44100)*90000*300" office:value-type="float" office:value="202457142.857143" calcext:value-type="float">
            <text:p>202457142,857143</text:p>
          </table:table-cell>
          <table:table-cell table:formula="of:=ROUND([.G433]/300+26.09-0.07128*[.M433])" office:value-type="float" office:value="674883" calcext:value-type="float">
            <text:p>674883</text:p>
          </table:table-cell>
          <table:table-cell table:formula="of:=[.B433]/300" office:value-type="float" office:value="674882.643333333" calcext:value-type="float">
            <text:p>674882,643333333</text:p>
          </table:table-cell>
          <table:table-cell table:formula="of:=[.I433]-[.H433]" office:value-type="float" office:value="-0.356666666688398" calcext:value-type="float">
            <text:p>-0,356666666688398</text:p>
          </table:table-cell>
          <table:table-cell table:formula="of:=[.K432]+2048-43" office:value-type="float" office:value="864134" calcext:value-type="float">
            <text:p>864134</text:p>
          </table:table-cell>
          <table:table-cell table:formula="of:=[.K433]-[.E433]" office:value-type="float" office:value="88" calcext:value-type="float">
            <text:p>88</text:p>
          </table:table-cell>
          <table:table-cell table:formula="of:=[.C433]-[.K433]" office:value-type="float" office:value="4" calcext:value-type="float">
            <text:p>4</text:p>
          </table:table-cell>
          <table:table-cell/>
          <table:table-cell table:formula="of:=[.G433]/300" office:value-type="float" office:value="674857.142857143" calcext:value-type="float">
            <text:p>674857,142857143</text:p>
          </table:table-cell>
          <table:table-cell table:formula="of:=[.O433]+25-[.I433]" office:value-type="float" office:value="-0.50047619047109" calcext:value-type="float">
            <text:p>-0,5004761904710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2953171" calcext:value-type="float">
            <text:p>202953171</text:p>
          </table:table-cell>
          <table:table-cell office:value-type="float" office:value="866214" calcext:value-type="float">
            <text:p>866214</text:p>
          </table:table-cell>
          <table:table-cell office:value-type="float" office:value="331520" calcext:value-type="float">
            <text:p>331520</text:p>
          </table:table-cell>
          <table:table-cell office:value-type="float" office:value="866120" calcext:value-type="float">
            <text:p>866120</text:p>
          </table:table-cell>
          <table:table-cell office:value-type="float" office:value="331480" calcext:value-type="float">
            <text:p>331480</text:p>
          </table:table-cell>
          <table:table-cell table:formula="of:=[.F434]/(44100)*90000*300" office:value-type="float" office:value="202946938.77551" calcext:value-type="float">
            <text:p>202946938,77551</text:p>
          </table:table-cell>
          <table:table-cell table:formula="of:=ROUND([.G434]/300+26.09-0.07128*[.M434])" office:value-type="float" office:value="676511" calcext:value-type="float">
            <text:p>676511</text:p>
          </table:table-cell>
          <table:table-cell table:formula="of:=[.B434]/300" office:value-type="float" office:value="676510.57" calcext:value-type="float">
            <text:p>676510,57</text:p>
          </table:table-cell>
          <table:table-cell table:formula="of:=[.I434]-[.H434]" office:value-type="float" office:value="-0.430000000051223" calcext:value-type="float">
            <text:p>-0,430000000051223</text:p>
          </table:table-cell>
          <table:table-cell table:formula="of:=[.K433]+2048-43" office:value-type="float" office:value="866139" calcext:value-type="float">
            <text:p>866139</text:p>
          </table:table-cell>
          <table:table-cell table:formula="of:=[.K434]-[.E434]" office:value-type="float" office:value="19" calcext:value-type="float">
            <text:p>19</text:p>
          </table:table-cell>
          <table:table-cell table:formula="of:=[.C434]-[.K434]" office:value-type="float" office:value="75" calcext:value-type="float">
            <text:p>75</text:p>
          </table:table-cell>
          <table:table-cell/>
          <table:table-cell table:formula="of:=[.G434]/300" office:value-type="float" office:value="676489.795918367" calcext:value-type="float">
            <text:p>676489,795918367</text:p>
          </table:table-cell>
          <table:table-cell table:formula="of:=[.O434]+25-[.I434]" office:value-type="float" office:value="4.22591836738866" calcext:value-type="float">
            <text:p>4,2259183673886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3444121" calcext:value-type="float">
            <text:p>203444121</text:p>
          </table:table-cell>
          <table:table-cell office:value-type="float" office:value="868170" calcext:value-type="float">
            <text:p>868170</text:p>
          </table:table-cell>
          <table:table-cell office:value-type="float" office:value="332320" calcext:value-type="float">
            <text:p>332320</text:p>
          </table:table-cell>
          <table:table-cell office:value-type="float" office:value="868078" calcext:value-type="float">
            <text:p>868078</text:p>
          </table:table-cell>
          <table:table-cell office:value-type="float" office:value="332280" calcext:value-type="float">
            <text:p>332280</text:p>
          </table:table-cell>
          <table:table-cell table:formula="of:=[.F435]/(44100)*90000*300" office:value-type="float" office:value="203436734.693878" calcext:value-type="float">
            <text:p>203436734,693878</text:p>
          </table:table-cell>
          <table:table-cell table:formula="of:=ROUND([.G435]/300+26.09-0.07128*[.M435])" office:value-type="float" office:value="678147" calcext:value-type="float">
            <text:p>678147</text:p>
          </table:table-cell>
          <table:table-cell table:formula="of:=[.B435]/300" office:value-type="float" office:value="678147.07" calcext:value-type="float">
            <text:p>678147,07</text:p>
          </table:table-cell>
          <table:table-cell table:formula="of:=[.I435]-[.H435]" office:value-type="float" office:value="0.0699999999487773" calcext:value-type="float">
            <text:p>0,069999999948777</text:p>
          </table:table-cell>
          <table:table-cell table:formula="of:=[.K434]+2048-43" office:value-type="float" office:value="868144" calcext:value-type="float">
            <text:p>868144</text:p>
          </table:table-cell>
          <table:table-cell table:formula="of:=[.K435]-[.E435]" office:value-type="float" office:value="66" calcext:value-type="float">
            <text:p>66</text:p>
          </table:table-cell>
          <table:table-cell table:formula="of:=[.C435]-[.K435]" office:value-type="float" office:value="26" calcext:value-type="float">
            <text:p>26</text:p>
          </table:table-cell>
          <table:table-cell/>
          <table:table-cell table:formula="of:=[.G435]/300" office:value-type="float" office:value="678122.448979592" calcext:value-type="float">
            <text:p>678122,448979592</text:p>
          </table:table-cell>
          <table:table-cell table:formula="of:=[.O435]+25-[.I435]" office:value-type="float" office:value="0.378979591885582" calcext:value-type="float">
            <text:p>0,37897959188558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3932714" calcext:value-type="float">
            <text:p>203932714</text:p>
          </table:table-cell>
          <table:table-cell office:value-type="float" office:value="870222" calcext:value-type="float">
            <text:p>870222</text:p>
          </table:table-cell>
          <table:table-cell office:value-type="float" office:value="333120" calcext:value-type="float">
            <text:p>333120</text:p>
          </table:table-cell>
          <table:table-cell office:value-type="float" office:value="870130" calcext:value-type="float">
            <text:p>870130</text:p>
          </table:table-cell>
          <table:table-cell office:value-type="float" office:value="333080" calcext:value-type="float">
            <text:p>333080</text:p>
          </table:table-cell>
          <table:table-cell table:formula="of:=[.F436]/(44100)*90000*300" office:value-type="float" office:value="203926530.612245" calcext:value-type="float">
            <text:p>203926530,612245</text:p>
          </table:table-cell>
          <table:table-cell table:formula="of:=ROUND([.G436]/300+26.09-0.07128*[.M436])" office:value-type="float" office:value="679776" calcext:value-type="float">
            <text:p>679776</text:p>
          </table:table-cell>
          <table:table-cell table:formula="of:=[.B436]/300" office:value-type="float" office:value="679775.713333333" calcext:value-type="float">
            <text:p>679775,713333333</text:p>
          </table:table-cell>
          <table:table-cell table:formula="of:=[.I436]-[.H436]" office:value-type="float" office:value="-0.286666666623205" calcext:value-type="float">
            <text:p>-0,286666666623205</text:p>
          </table:table-cell>
          <table:table-cell table:formula="of:=[.K435]+2048-43" office:value-type="float" office:value="870149" calcext:value-type="float">
            <text:p>870149</text:p>
          </table:table-cell>
          <table:table-cell table:formula="of:=[.K436]-[.E436]" office:value-type="float" office:value="19" calcext:value-type="float">
            <text:p>19</text:p>
          </table:table-cell>
          <table:table-cell table:formula="of:=[.C436]-[.K436]" office:value-type="float" office:value="73" calcext:value-type="float">
            <text:p>73</text:p>
          </table:table-cell>
          <table:table-cell/>
          <table:table-cell table:formula="of:=[.G436]/300" office:value-type="float" office:value="679755.102040816" calcext:value-type="float">
            <text:p>679755,102040816</text:p>
          </table:table-cell>
          <table:table-cell table:formula="of:=[.O436]+25-[.I436]" office:value-type="float" office:value="4.38870748295449" calcext:value-type="float">
            <text:p>4,3887074829544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4397435" calcext:value-type="float">
            <text:p>204397435</text:p>
          </table:table-cell>
          <table:table-cell office:value-type="float" office:value="872254" calcext:value-type="float">
            <text:p>872254</text:p>
          </table:table-cell>
          <table:table-cell office:value-type="float" office:value="333880" calcext:value-type="float">
            <text:p>333880</text:p>
          </table:table-cell>
          <table:table-cell office:value-type="float" office:value="872144" calcext:value-type="float">
            <text:p>872144</text:p>
          </table:table-cell>
          <table:table-cell office:value-type="float" office:value="333840" calcext:value-type="float">
            <text:p>333840</text:p>
          </table:table-cell>
          <table:table-cell table:formula="of:=[.F437]/(44100)*90000*300" office:value-type="float" office:value="204391836.734694" calcext:value-type="float">
            <text:p>204391836,734694</text:p>
          </table:table-cell>
          <table:table-cell table:formula="of:=ROUND([.G437]/300+26.09-0.07128*[.M437])" office:value-type="float" office:value="681325" calcext:value-type="float">
            <text:p>681325</text:p>
          </table:table-cell>
          <table:table-cell table:formula="of:=[.B437]/300" office:value-type="float" office:value="681324.783333333" calcext:value-type="float">
            <text:p>681324,783333333</text:p>
          </table:table-cell>
          <table:table-cell table:formula="of:=[.I437]-[.H437]" office:value-type="float" office:value="-0.216666666674428" calcext:value-type="float">
            <text:p>-0,216666666674428</text:p>
          </table:table-cell>
          <table:table-cell table:formula="of:=[.K436]+2048-43" office:value-type="float" office:value="872154" calcext:value-type="float">
            <text:p>872154</text:p>
          </table:table-cell>
          <table:table-cell table:formula="of:=[.K437]-[.E437]" office:value-type="float" office:value="10" calcext:value-type="float">
            <text:p>10</text:p>
          </table:table-cell>
          <table:table-cell table:formula="of:=[.C437]-[.K437]" office:value-type="float" office:value="100" calcext:value-type="float">
            <text:p>100</text:p>
          </table:table-cell>
          <table:table-cell/>
          <table:table-cell table:formula="of:=[.G437]/300" office:value-type="float" office:value="681306.12244898" calcext:value-type="float">
            <text:p>681306,12244898</text:p>
          </table:table-cell>
          <table:table-cell table:formula="of:=[.O437]+25-[.I437]" office:value-type="float" office:value="6.33911564620212" calcext:value-type="float">
            <text:p>6,3391156462021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4791228" calcext:value-type="float">
            <text:p>204791228</text:p>
          </table:table-cell>
          <table:table-cell office:value-type="float" office:value="874166" calcext:value-type="float">
            <text:p>874166</text:p>
          </table:table-cell>
          <table:table-cell office:value-type="float" office:value="334520" calcext:value-type="float">
            <text:p>334520</text:p>
          </table:table-cell>
          <table:table-cell office:value-type="float" office:value="874056" calcext:value-type="float">
            <text:p>874056</text:p>
          </table:table-cell>
          <table:table-cell office:value-type="float" office:value="334480" calcext:value-type="float">
            <text:p>334480</text:p>
          </table:table-cell>
          <table:table-cell table:formula="of:=[.F438]/(44100)*90000*300" office:value-type="float" office:value="204783673.469388" calcext:value-type="float">
            <text:p>204783673,469388</text:p>
          </table:table-cell>
          <table:table-cell table:formula="of:=ROUND([.G438]/300+26.09-0.07128*[.M438])" office:value-type="float" office:value="682638" calcext:value-type="float">
            <text:p>682638</text:p>
          </table:table-cell>
          <table:table-cell table:formula="of:=[.B438]/300" office:value-type="float" office:value="682637.426666667" calcext:value-type="float">
            <text:p>682637,426666667</text:p>
          </table:table-cell>
          <table:table-cell table:formula="of:=[.I438]-[.H438]" office:value-type="float" office:value="-0.573333333362825" calcext:value-type="float">
            <text:p>-0,573333333362825</text:p>
          </table:table-cell>
          <table:table-cell table:formula="of:=[.K437]+2048-43" office:value-type="float" office:value="874159" calcext:value-type="float">
            <text:p>874159</text:p>
          </table:table-cell>
          <table:table-cell table:formula="of:=[.K438]-[.E438]" office:value-type="float" office:value="103" calcext:value-type="float">
            <text:p>103</text:p>
          </table:table-cell>
          <table:table-cell table:formula="of:=[.C438]-[.K438]" office:value-type="float" office:value="7" calcext:value-type="float">
            <text:p>7</text:p>
          </table:table-cell>
          <table:table-cell/>
          <table:table-cell table:formula="of:=[.G438]/300" office:value-type="float" office:value="682612.244897959" calcext:value-type="float">
            <text:p>682612,244897959</text:p>
          </table:table-cell>
          <table:table-cell table:formula="of:=[.O438]+25-[.I438]" office:value-type="float" office:value="-0.18176870746538" calcext:value-type="float">
            <text:p>-0,181768707465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5231350" calcext:value-type="float">
            <text:p>205231350</text:p>
          </table:table-cell>
          <table:table-cell office:value-type="float" office:value="876212" calcext:value-type="float">
            <text:p>876212</text:p>
          </table:table-cell>
          <table:table-cell office:value-type="float" office:value="335240" calcext:value-type="float">
            <text:p>335240</text:p>
          </table:table-cell>
          <table:table-cell office:value-type="float" office:value="876110" calcext:value-type="float">
            <text:p>876110</text:p>
          </table:table-cell>
          <table:table-cell office:value-type="float" office:value="335200" calcext:value-type="float">
            <text:p>335200</text:p>
          </table:table-cell>
          <table:table-cell table:formula="of:=[.F439]/(44100)*90000*300" office:value-type="float" office:value="205224489.795918" calcext:value-type="float">
            <text:p>205224489,795918</text:p>
          </table:table-cell>
          <table:table-cell table:formula="of:=ROUND([.G439]/300+26.09-0.07128*[.M439])" office:value-type="float" office:value="684104" calcext:value-type="float">
            <text:p>684104</text:p>
          </table:table-cell>
          <table:table-cell table:formula="of:=[.B439]/300" office:value-type="float" office:value="684104.5" calcext:value-type="float">
            <text:p>684104,5</text:p>
          </table:table-cell>
          <table:table-cell table:formula="of:=[.I439]-[.H439]" office:value-type="float" office:value="0.5" calcext:value-type="float">
            <text:p>0,5</text:p>
          </table:table-cell>
          <table:table-cell table:formula="of:=[.K438]+2048-43" office:value-type="float" office:value="876164" calcext:value-type="float">
            <text:p>876164</text:p>
          </table:table-cell>
          <table:table-cell table:formula="of:=[.K439]-[.E439]" office:value-type="float" office:value="54" calcext:value-type="float">
            <text:p>54</text:p>
          </table:table-cell>
          <table:table-cell table:formula="of:=[.C439]-[.K439]" office:value-type="float" office:value="48" calcext:value-type="float">
            <text:p>48</text:p>
          </table:table-cell>
          <table:table-cell/>
          <table:table-cell table:formula="of:=[.G439]/300" office:value-type="float" office:value="684081.632653061" calcext:value-type="float">
            <text:p>684081,632653061</text:p>
          </table:table-cell>
          <table:table-cell table:formula="of:=[.O439]+25-[.I439]" office:value-type="float" office:value="2.1326530611841" calcext:value-type="float">
            <text:p>2,132653061184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5670871" calcext:value-type="float">
            <text:p>205670871</text:p>
          </table:table-cell>
          <table:table-cell office:value-type="float" office:value="878272" calcext:value-type="float">
            <text:p>878272</text:p>
          </table:table-cell>
          <table:table-cell office:value-type="float" office:value="335960" calcext:value-type="float">
            <text:p>335960</text:p>
          </table:table-cell>
          <table:table-cell office:value-type="float" office:value="878094" calcext:value-type="float">
            <text:p>878094</text:p>
          </table:table-cell>
          <table:table-cell office:value-type="float" office:value="335920" calcext:value-type="float">
            <text:p>335920</text:p>
          </table:table-cell>
          <table:table-cell table:formula="of:=[.F440]/(44100)*90000*300" office:value-type="float" office:value="205665306.122449" calcext:value-type="float">
            <text:p>205665306,122449</text:p>
          </table:table-cell>
          <table:table-cell table:formula="of:=ROUND([.G440]/300+26.09-0.07128*[.M440])" office:value-type="float" office:value="685570" calcext:value-type="float">
            <text:p>685570</text:p>
          </table:table-cell>
          <table:table-cell table:formula="of:=[.B440]/300" office:value-type="float" office:value="685569.57" calcext:value-type="float">
            <text:p>685569,57</text:p>
          </table:table-cell>
          <table:table-cell table:formula="of:=[.I440]-[.H440]" office:value-type="float" office:value="-0.430000000051223" calcext:value-type="float">
            <text:p>-0,430000000051223</text:p>
          </table:table-cell>
          <table:table-cell table:formula="of:=[.K439]+2048-43" office:value-type="float" office:value="878169" calcext:value-type="float">
            <text:p>878169</text:p>
          </table:table-cell>
          <table:table-cell table:formula="of:=[.K440]-[.E440]" office:value-type="float" office:value="75" calcext:value-type="float">
            <text:p>75</text:p>
          </table:table-cell>
          <table:table-cell table:formula="of:=[.C440]-[.K440]" office:value-type="float" office:value="103" calcext:value-type="float">
            <text:p>103</text:p>
          </table:table-cell>
          <table:table-cell/>
          <table:table-cell table:formula="of:=[.G440]/300" office:value-type="float" office:value="685551.020408163" calcext:value-type="float">
            <text:p>685551,020408163</text:p>
          </table:table-cell>
          <table:table-cell table:formula="of:=[.O440]+25-[.I440]" office:value-type="float" office:value="6.45040816336405" calcext:value-type="float">
            <text:p>6,4504081633640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6112707" calcext:value-type="float">
            <text:p>206112707</text:p>
          </table:table-cell>
          <table:table-cell office:value-type="float" office:value="880238" calcext:value-type="float">
            <text:p>880238</text:p>
          </table:table-cell>
          <table:table-cell office:value-type="float" office:value="336680" calcext:value-type="float">
            <text:p>336680</text:p>
          </table:table-cell>
          <table:table-cell office:value-type="float" office:value="880138" calcext:value-type="float">
            <text:p>880138</text:p>
          </table:table-cell>
          <table:table-cell office:value-type="float" office:value="336640" calcext:value-type="float">
            <text:p>336640</text:p>
          </table:table-cell>
          <table:table-cell table:formula="of:=[.F441]/(44100)*90000*300" office:value-type="float" office:value="206106122.44898" calcext:value-type="float">
            <text:p>206106122,44898</text:p>
          </table:table-cell>
          <table:table-cell table:formula="of:=ROUND([.G441]/300+26.09-0.07128*[.M441])" office:value-type="float" office:value="687042" calcext:value-type="float">
            <text:p>687042</text:p>
          </table:table-cell>
          <table:table-cell table:formula="of:=[.B441]/300" office:value-type="float" office:value="687042.356666667" calcext:value-type="float">
            <text:p>687042,356666667</text:p>
          </table:table-cell>
          <table:table-cell table:formula="of:=[.I441]-[.H441]" office:value-type="float" office:value="0.356666666688398" calcext:value-type="float">
            <text:p>0,356666666688398</text:p>
          </table:table-cell>
          <table:table-cell table:formula="of:=[.K440]+2048-43" office:value-type="float" office:value="880174" calcext:value-type="float">
            <text:p>880174</text:p>
          </table:table-cell>
          <table:table-cell table:formula="of:=[.K441]-[.E441]" office:value-type="float" office:value="36" calcext:value-type="float">
            <text:p>36</text:p>
          </table:table-cell>
          <table:table-cell table:formula="of:=[.C441]-[.K441]" office:value-type="float" office:value="64" calcext:value-type="float">
            <text:p>64</text:p>
          </table:table-cell>
          <table:table-cell/>
          <table:table-cell table:formula="of:=[.G441]/300" office:value-type="float" office:value="687020.408163265" calcext:value-type="float">
            <text:p>687020,408163265</text:p>
          </table:table-cell>
          <table:table-cell table:formula="of:=[.O441]+25-[.I441]" office:value-type="float" office:value="3.05149659863673" calcext:value-type="float">
            <text:p>3,0514965986367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6554757" calcext:value-type="float">
            <text:p>206554757</text:p>
          </table:table-cell>
          <table:table-cell office:value-type="float" office:value="882180" calcext:value-type="float">
            <text:p>882180</text:p>
          </table:table-cell>
          <table:table-cell office:value-type="float" office:value="337400" calcext:value-type="float">
            <text:p>337400</text:p>
          </table:table-cell>
          <table:table-cell office:value-type="float" office:value="882082" calcext:value-type="float">
            <text:p>882082</text:p>
          </table:table-cell>
          <table:table-cell office:value-type="float" office:value="337360" calcext:value-type="float">
            <text:p>337360</text:p>
          </table:table-cell>
          <table:table-cell table:formula="of:=[.F442]/(44100)*90000*300" office:value-type="float" office:value="206546938.77551" calcext:value-type="float">
            <text:p>206546938,77551</text:p>
          </table:table-cell>
          <table:table-cell table:formula="of:=ROUND([.G442]/300+26.09-0.07128*[.M442])" office:value-type="float" office:value="688516" calcext:value-type="float">
            <text:p>688516</text:p>
          </table:table-cell>
          <table:table-cell table:formula="of:=[.B442]/300" office:value-type="float" office:value="688515.856666667" calcext:value-type="float">
            <text:p>688515,856666667</text:p>
          </table:table-cell>
          <table:table-cell table:formula="of:=[.I442]-[.H442]" office:value-type="float" office:value="-0.143333333311602" calcext:value-type="float">
            <text:p>-0,143333333311602</text:p>
          </table:table-cell>
          <table:table-cell table:formula="of:=[.K441]+2048-43" office:value-type="float" office:value="882179" calcext:value-type="float">
            <text:p>882179</text:p>
          </table:table-cell>
          <table:table-cell table:formula="of:=[.K442]-[.E442]" office:value-type="float" office:value="97" calcext:value-type="float">
            <text:p>97</text:p>
          </table:table-cell>
          <table:table-cell table:formula="of:=[.C442]-[.K442]" office:value-type="float" office:value="1" calcext:value-type="float">
            <text:p>1</text:p>
          </table:table-cell>
          <table:table-cell/>
          <table:table-cell table:formula="of:=[.G442]/300" office:value-type="float" office:value="688489.795918367" calcext:value-type="float">
            <text:p>688489,795918367</text:p>
          </table:table-cell>
          <table:table-cell table:formula="of:=[.O442]+25-[.I442]" office:value-type="float" office:value="-1.06074829935096" calcext:value-type="float">
            <text:p>-1,0607482993509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7019993" calcext:value-type="float">
            <text:p>207019993</text:p>
          </table:table-cell>
          <table:table-cell office:value-type="float" office:value="884188" calcext:value-type="float">
            <text:p>884188</text:p>
          </table:table-cell>
          <table:table-cell office:value-type="float" office:value="338160" calcext:value-type="float">
            <text:p>338160</text:p>
          </table:table-cell>
          <table:table-cell office:value-type="float" office:value="884090" calcext:value-type="float">
            <text:p>884090</text:p>
          </table:table-cell>
          <table:table-cell office:value-type="float" office:value="338120" calcext:value-type="float">
            <text:p>338120</text:p>
          </table:table-cell>
          <table:table-cell table:formula="of:=[.F443]/(44100)*90000*300" office:value-type="float" office:value="207012244.897959" calcext:value-type="float">
            <text:p>207012244,897959</text:p>
          </table:table-cell>
          <table:table-cell table:formula="of:=ROUND([.G443]/300+26.09-0.07128*[.M443])" office:value-type="float" office:value="690067" calcext:value-type="float">
            <text:p>690067</text:p>
          </table:table-cell>
          <table:table-cell table:formula="of:=[.B443]/300" office:value-type="float" office:value="690066.643333333" calcext:value-type="float">
            <text:p>690066,643333333</text:p>
          </table:table-cell>
          <table:table-cell table:formula="of:=[.I443]-[.H443]" office:value-type="float" office:value="-0.356666666688398" calcext:value-type="float">
            <text:p>-0,356666666688398</text:p>
          </table:table-cell>
          <table:table-cell table:formula="of:=[.K442]+2048-43" office:value-type="float" office:value="884184" calcext:value-type="float">
            <text:p>884184</text:p>
          </table:table-cell>
          <table:table-cell table:formula="of:=[.K443]-[.E443]" office:value-type="float" office:value="94" calcext:value-type="float">
            <text:p>94</text:p>
          </table:table-cell>
          <table:table-cell table:formula="of:=[.C443]-[.K443]" office:value-type="float" office:value="4" calcext:value-type="float">
            <text:p>4</text:p>
          </table:table-cell>
          <table:table-cell/>
          <table:table-cell table:formula="of:=[.G443]/300" office:value-type="float" office:value="690040.816326531" calcext:value-type="float">
            <text:p>690040,816326531</text:p>
          </table:table-cell>
          <table:table-cell table:formula="of:=[.O443]+25-[.I443]" office:value-type="float" office:value="-0.82700680277776" calcext:value-type="float">
            <text:p>-0,8270068027777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7484028" calcext:value-type="float">
            <text:p>207484028</text:p>
          </table:table-cell>
          <table:table-cell office:value-type="float" office:value="886252" calcext:value-type="float">
            <text:p>886252</text:p>
          </table:table-cell>
          <table:table-cell office:value-type="float" office:value="338920" calcext:value-type="float">
            <text:p>338920</text:p>
          </table:table-cell>
          <table:table-cell office:value-type="float" office:value="886154" calcext:value-type="float">
            <text:p>886154</text:p>
          </table:table-cell>
          <table:table-cell office:value-type="float" office:value="338880" calcext:value-type="float">
            <text:p>338880</text:p>
          </table:table-cell>
          <table:table-cell table:formula="of:=[.F444]/(44100)*90000*300" office:value-type="float" office:value="207477551.020408" calcext:value-type="float">
            <text:p>207477551,020408</text:p>
          </table:table-cell>
          <table:table-cell table:formula="of:=ROUND([.G444]/300+26.09-0.07128*[.M444])" office:value-type="float" office:value="691613" calcext:value-type="float">
            <text:p>691613</text:p>
          </table:table-cell>
          <table:table-cell table:formula="of:=[.B444]/300" office:value-type="float" office:value="691613.426666667" calcext:value-type="float">
            <text:p>691613,426666667</text:p>
          </table:table-cell>
          <table:table-cell table:formula="of:=[.I444]-[.H444]" office:value-type="float" office:value="0.426666666637175" calcext:value-type="float">
            <text:p>0,426666666637175</text:p>
          </table:table-cell>
          <table:table-cell table:formula="of:=[.K443]+2048-43" office:value-type="float" office:value="886189" calcext:value-type="float">
            <text:p>886189</text:p>
          </table:table-cell>
          <table:table-cell table:formula="of:=[.K444]-[.E444]" office:value-type="float" office:value="35" calcext:value-type="float">
            <text:p>35</text:p>
          </table:table-cell>
          <table:table-cell table:formula="of:=[.C444]-[.K444]" office:value-type="float" office:value="63" calcext:value-type="float">
            <text:p>63</text:p>
          </table:table-cell>
          <table:table-cell/>
          <table:table-cell table:formula="of:=[.G444]/300" office:value-type="float" office:value="691591.836734694" calcext:value-type="float">
            <text:p>691591,836734694</text:p>
          </table:table-cell>
          <table:table-cell table:formula="of:=[.O444]+25-[.I444]" office:value-type="float" office:value="3.41006802732591" calcext:value-type="float">
            <text:p>3,4100680273259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7949778" calcext:value-type="float">
            <text:p>207949778</text:p>
          </table:table-cell>
          <table:table-cell office:value-type="float" office:value="888236" calcext:value-type="float">
            <text:p>888236</text:p>
          </table:table-cell>
          <table:table-cell office:value-type="float" office:value="339680" calcext:value-type="float">
            <text:p>339680</text:p>
          </table:table-cell>
          <table:table-cell office:value-type="float" office:value="888142" calcext:value-type="float">
            <text:p>888142</text:p>
          </table:table-cell>
          <table:table-cell office:value-type="float" office:value="339640" calcext:value-type="float">
            <text:p>339640</text:p>
          </table:table-cell>
          <table:table-cell table:formula="of:=[.F445]/(44100)*90000*300" office:value-type="float" office:value="207942857.142857" calcext:value-type="float">
            <text:p>207942857,142857</text:p>
          </table:table-cell>
          <table:table-cell table:formula="of:=ROUND([.G445]/300+26.09-0.07128*[.M445])" office:value-type="float" office:value="693166" calcext:value-type="float">
            <text:p>693166</text:p>
          </table:table-cell>
          <table:table-cell table:formula="of:=[.B445]/300" office:value-type="float" office:value="693165.926666667" calcext:value-type="float">
            <text:p>693165,926666667</text:p>
          </table:table-cell>
          <table:table-cell table:formula="of:=[.I445]-[.H445]" office:value-type="float" office:value="-0.0733333333628252" calcext:value-type="float">
            <text:p>-0,073333333362825</text:p>
          </table:table-cell>
          <table:table-cell table:formula="of:=[.K444]+2048-43" office:value-type="float" office:value="888194" calcext:value-type="float">
            <text:p>888194</text:p>
          </table:table-cell>
          <table:table-cell table:formula="of:=[.K445]-[.E445]" office:value-type="float" office:value="52" calcext:value-type="float">
            <text:p>52</text:p>
          </table:table-cell>
          <table:table-cell table:formula="of:=[.C445]-[.K445]" office:value-type="float" office:value="42" calcext:value-type="float">
            <text:p>42</text:p>
          </table:table-cell>
          <table:table-cell/>
          <table:table-cell table:formula="of:=[.G445]/300" office:value-type="float" office:value="693142.857142857" calcext:value-type="float">
            <text:p>693142,857142857</text:p>
          </table:table-cell>
          <table:table-cell table:formula="of:=[.O445]+25-[.I445]" office:value-type="float" office:value="1.93047619052231" calcext:value-type="float">
            <text:p>1,9304761905223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8436914" calcext:value-type="float">
            <text:p>208436914</text:p>
          </table:table-cell>
          <table:table-cell office:value-type="float" office:value="890370" calcext:value-type="float">
            <text:p>890370</text:p>
          </table:table-cell>
          <table:table-cell office:value-type="float" office:value="340480" calcext:value-type="float">
            <text:p>340480</text:p>
          </table:table-cell>
          <table:table-cell office:value-type="float" office:value="890198" calcext:value-type="float">
            <text:p>890198</text:p>
          </table:table-cell>
          <table:table-cell office:value-type="float" office:value="340440" calcext:value-type="float">
            <text:p>340440</text:p>
          </table:table-cell>
          <table:table-cell table:formula="of:=[.F446]/(44100)*90000*300" office:value-type="float" office:value="208432653.061224" calcext:value-type="float">
            <text:p>208432653,061224</text:p>
          </table:table-cell>
          <table:table-cell table:formula="of:=ROUND([.G446]/300+26.09-0.07128*[.M446])" office:value-type="float" office:value="694789" calcext:value-type="float">
            <text:p>694789</text:p>
          </table:table-cell>
          <table:table-cell table:formula="of:=[.B446]/300" office:value-type="float" office:value="694789.713333333" calcext:value-type="float">
            <text:p>694789,713333333</text:p>
          </table:table-cell>
          <table:table-cell table:formula="of:=[.I446]-[.H446]" office:value-type="float" office:value="0.713333333376795" calcext:value-type="float">
            <text:p>0,713333333376795</text:p>
          </table:table-cell>
          <table:table-cell table:formula="of:=[.K445]+2048-43" office:value-type="float" office:value="890199" calcext:value-type="float">
            <text:p>890199</text:p>
          </table:table-cell>
          <table:table-cell table:formula="of:=[.K446]-[.E446]" office:value-type="float" office:value="1" calcext:value-type="float">
            <text:p>1</text:p>
          </table:table-cell>
          <table:table-cell table:formula="of:=[.C446]-[.K446]" office:value-type="float" office:value="171" calcext:value-type="float">
            <text:p>171</text:p>
          </table:table-cell>
          <table:table-cell/>
          <table:table-cell table:formula="of:=[.G446]/300" office:value-type="float" office:value="694775.510204082" calcext:value-type="float">
            <text:p>694775,510204082</text:p>
          </table:table-cell>
          <table:table-cell table:formula="of:=[.O446]+25-[.I446]" office:value-type="float" office:value="10.7968707481632" calcext:value-type="float">
            <text:p>10,796870748163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8880850" calcext:value-type="float">
            <text:p>208880850</text:p>
          </table:table-cell>
          <table:table-cell office:value-type="float" office:value="892224" calcext:value-type="float">
            <text:p>892224</text:p>
          </table:table-cell>
          <table:table-cell office:value-type="float" office:value="341200" calcext:value-type="float">
            <text:p>341200</text:p>
          </table:table-cell>
          <table:table-cell office:value-type="float" office:value="892130" calcext:value-type="float">
            <text:p>892130</text:p>
          </table:table-cell>
          <table:table-cell office:value-type="float" office:value="341160" calcext:value-type="float">
            <text:p>341160</text:p>
          </table:table-cell>
          <table:table-cell table:formula="of:=[.F447]/(44100)*90000*300" office:value-type="float" office:value="208873469.387755" calcext:value-type="float">
            <text:p>208873469,387755</text:p>
          </table:table-cell>
          <table:table-cell table:formula="of:=ROUND([.G447]/300+26.09-0.07128*[.M447])" office:value-type="float" office:value="696270" calcext:value-type="float">
            <text:p>696270</text:p>
          </table:table-cell>
          <table:table-cell table:formula="of:=[.B447]/300" office:value-type="float" office:value="696269.5" calcext:value-type="float">
            <text:p>696269,5</text:p>
          </table:table-cell>
          <table:table-cell table:formula="of:=[.I447]-[.H447]" office:value-type="float" office:value="-0.5" calcext:value-type="float">
            <text:p>-0,5</text:p>
          </table:table-cell>
          <table:table-cell table:formula="of:=[.K446]+2048-43" office:value-type="float" office:value="892204" calcext:value-type="float">
            <text:p>892204</text:p>
          </table:table-cell>
          <table:table-cell table:formula="of:=[.K447]-[.E447]" office:value-type="float" office:value="74" calcext:value-type="float">
            <text:p>74</text:p>
          </table:table-cell>
          <table:table-cell table:formula="of:=[.C447]-[.K447]" office:value-type="float" office:value="20" calcext:value-type="float">
            <text:p>20</text:p>
          </table:table-cell>
          <table:table-cell/>
          <table:table-cell table:formula="of:=[.G447]/300" office:value-type="float" office:value="696244.897959184" calcext:value-type="float">
            <text:p>696244,897959184</text:p>
          </table:table-cell>
          <table:table-cell table:formula="of:=[.O447]+25-[.I447]" office:value-type="float" office:value="0.397959183668718" calcext:value-type="float">
            <text:p>0,3979591836687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9369528" calcext:value-type="float">
            <text:p>209369528</text:p>
          </table:table-cell>
          <table:table-cell office:value-type="float" office:value="894286" calcext:value-type="float">
            <text:p>894286</text:p>
          </table:table-cell>
          <table:table-cell office:value-type="float" office:value="342000" calcext:value-type="float">
            <text:p>342000</text:p>
          </table:table-cell>
          <table:table-cell office:value-type="float" office:value="894190" calcext:value-type="float">
            <text:p>894190</text:p>
          </table:table-cell>
          <table:table-cell office:value-type="float" office:value="341960" calcext:value-type="float">
            <text:p>341960</text:p>
          </table:table-cell>
          <table:table-cell table:formula="of:=[.F448]/(44100)*90000*300" office:value-type="float" office:value="209363265.306122" calcext:value-type="float">
            <text:p>209363265,306122</text:p>
          </table:table-cell>
          <table:table-cell table:formula="of:=ROUND([.G448]/300+26.09-0.07128*[.M448])" office:value-type="float" office:value="697898" calcext:value-type="float">
            <text:p>697898</text:p>
          </table:table-cell>
          <table:table-cell table:formula="of:=[.B448]/300" office:value-type="float" office:value="697898.426666667" calcext:value-type="float">
            <text:p>697898,426666667</text:p>
          </table:table-cell>
          <table:table-cell table:formula="of:=[.I448]-[.H448]" office:value-type="float" office:value="0.426666666637175" calcext:value-type="float">
            <text:p>0,426666666637175</text:p>
          </table:table-cell>
          <table:table-cell table:formula="of:=[.K447]+2048-43" office:value-type="float" office:value="894209" calcext:value-type="float">
            <text:p>894209</text:p>
          </table:table-cell>
          <table:table-cell table:formula="of:=[.K448]-[.E448]" office:value-type="float" office:value="19" calcext:value-type="float">
            <text:p>19</text:p>
          </table:table-cell>
          <table:table-cell table:formula="of:=[.C448]-[.K448]" office:value-type="float" office:value="77" calcext:value-type="float">
            <text:p>77</text:p>
          </table:table-cell>
          <table:table-cell/>
          <table:table-cell table:formula="of:=[.G448]/300" office:value-type="float" office:value="697877.551020408" calcext:value-type="float">
            <text:p>697877,551020408</text:p>
          </table:table-cell>
          <table:table-cell table:formula="of:=[.O448]+25-[.I448]" office:value-type="float" office:value="4.12435374152847" calcext:value-type="float">
            <text:p>4,1243537415284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9810850" calcext:value-type="float">
            <text:p>209810850</text:p>
          </table:table-cell>
          <table:table-cell office:value-type="float" office:value="896262" calcext:value-type="float">
            <text:p>896262</text:p>
          </table:table-cell>
          <table:table-cell office:value-type="float" office:value="342720" calcext:value-type="float">
            <text:p>342720</text:p>
          </table:table-cell>
          <table:table-cell office:value-type="float" office:value="896090" calcext:value-type="float">
            <text:p>896090</text:p>
          </table:table-cell>
          <table:table-cell office:value-type="float" office:value="342680" calcext:value-type="float">
            <text:p>342680</text:p>
          </table:table-cell>
          <table:table-cell table:formula="of:=[.F449]/(44100)*90000*300" office:value-type="float" office:value="209804081.632653" calcext:value-type="float">
            <text:p>209804081,632653</text:p>
          </table:table-cell>
          <table:table-cell table:formula="of:=ROUND([.G449]/300+26.09-0.07128*[.M449])" office:value-type="float" office:value="699370" calcext:value-type="float">
            <text:p>699370</text:p>
          </table:table-cell>
          <table:table-cell table:formula="of:=[.B449]/300" office:value-type="float" office:value="699369.5" calcext:value-type="float">
            <text:p>699369,5</text:p>
          </table:table-cell>
          <table:table-cell table:formula="of:=[.I449]-[.H449]" office:value-type="float" office:value="-0.5" calcext:value-type="float">
            <text:p>-0,5</text:p>
          </table:table-cell>
          <table:table-cell table:formula="of:=[.K448]+2048-43" office:value-type="float" office:value="896214" calcext:value-type="float">
            <text:p>896214</text:p>
          </table:table-cell>
          <table:table-cell table:formula="of:=[.K449]-[.E449]" office:value-type="float" office:value="124" calcext:value-type="float">
            <text:p>124</text:p>
          </table:table-cell>
          <table:table-cell table:formula="of:=[.C449]-[.K449]" office:value-type="float" office:value="48" calcext:value-type="float">
            <text:p>48</text:p>
          </table:table-cell>
          <table:table-cell/>
          <table:table-cell table:formula="of:=[.G449]/300" office:value-type="float" office:value="699346.93877551" calcext:value-type="float">
            <text:p>699346,93877551</text:p>
          </table:table-cell>
          <table:table-cell table:formula="of:=[.O449]+25-[.I449]" office:value-type="float" office:value="2.43877551017795" calcext:value-type="float">
            <text:p>2,4387755101779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10276214" calcext:value-type="float">
            <text:p>210276214</text:p>
          </table:table-cell>
          <table:table-cell office:value-type="float" office:value="898264" calcext:value-type="float">
            <text:p>898264</text:p>
          </table:table-cell>
          <table:table-cell office:value-type="float" office:value="343480" calcext:value-type="float">
            <text:p>343480</text:p>
          </table:table-cell>
          <table:table-cell office:value-type="float" office:value="898166" calcext:value-type="float">
            <text:p>898166</text:p>
          </table:table-cell>
          <table:table-cell office:value-type="float" office:value="343440" calcext:value-type="float">
            <text:p>343440</text:p>
          </table:table-cell>
          <table:table-cell table:formula="of:=[.F450]/(44100)*90000*300" office:value-type="float" office:value="210269387.755102" calcext:value-type="float">
            <text:p>210269387,755102</text:p>
          </table:table-cell>
          <table:table-cell table:formula="of:=ROUND([.G450]/300+26.09-0.07128*[.M450])" office:value-type="float" office:value="700921" calcext:value-type="float">
            <text:p>700921</text:p>
          </table:table-cell>
          <table:table-cell table:formula="of:=[.B450]/300" office:value-type="float" office:value="700920.713333333" calcext:value-type="float">
            <text:p>700920,713333333</text:p>
          </table:table-cell>
          <table:table-cell table:formula="of:=[.I450]-[.H450]" office:value-type="float" office:value="-0.286666666623205" calcext:value-type="float">
            <text:p>-0,286666666623205</text:p>
          </table:table-cell>
          <table:table-cell table:formula="of:=[.K449]+2048-43" office:value-type="float" office:value="898219" calcext:value-type="float">
            <text:p>898219</text:p>
          </table:table-cell>
          <table:table-cell table:formula="of:=[.K450]-[.E450]" office:value-type="float" office:value="53" calcext:value-type="float">
            <text:p>53</text:p>
          </table:table-cell>
          <table:table-cell table:formula="of:=[.C450]-[.K450]" office:value-type="float" office:value="45" calcext:value-type="float">
            <text:p>45</text:p>
          </table:table-cell>
          <table:table-cell/>
          <table:table-cell table:formula="of:=[.G450]/300" office:value-type="float" office:value="700897.959183674" calcext:value-type="float">
            <text:p>700897,959183674</text:p>
          </table:table-cell>
          <table:table-cell table:formula="of:=[.O450]+25-[.I450]" office:value-type="float" office:value="2.24585034011397" calcext:value-type="float">
            <text:p>2,2458503401139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10741835" calcext:value-type="float">
            <text:p>210741835</text:p>
          </table:table-cell>
          <table:table-cell office:value-type="float" office:value="900254" calcext:value-type="float">
            <text:p>900254</text:p>
          </table:table-cell>
          <table:table-cell office:value-type="float" office:value="344240" calcext:value-type="float">
            <text:p>344240</text:p>
          </table:table-cell>
          <table:table-cell office:value-type="float" office:value="900158" calcext:value-type="float">
            <text:p>900158</text:p>
          </table:table-cell>
          <table:table-cell office:value-type="float" office:value="344200" calcext:value-type="float">
            <text:p>344200</text:p>
          </table:table-cell>
          <table:table-cell table:formula="of:=[.F451]/(44100)*90000*300" office:value-type="float" office:value="210734693.877551" calcext:value-type="float">
            <text:p>210734693,877551</text:p>
          </table:table-cell>
          <table:table-cell table:formula="of:=ROUND([.G451]/300+26.09-0.07128*[.M451])" office:value-type="float" office:value="702473" calcext:value-type="float">
            <text:p>702473</text:p>
          </table:table-cell>
          <table:table-cell table:formula="of:=[.B451]/300" office:value-type="float" office:value="702472.783333333" calcext:value-type="float">
            <text:p>702472,783333333</text:p>
          </table:table-cell>
          <table:table-cell table:formula="of:=[.I451]-[.H451]" office:value-type="float" office:value="-0.216666666674428" calcext:value-type="float">
            <text:p>-0,216666666674428</text:p>
          </table:table-cell>
          <table:table-cell table:formula="of:=[.K450]+2048-43" office:value-type="float" office:value="900224" calcext:value-type="float">
            <text:p>900224</text:p>
          </table:table-cell>
          <table:table-cell table:formula="of:=[.K451]-[.E451]" office:value-type="float" office:value="66" calcext:value-type="float">
            <text:p>66</text:p>
          </table:table-cell>
          <table:table-cell table:formula="of:=[.C451]-[.K451]" office:value-type="float" office:value="30" calcext:value-type="float">
            <text:p>30</text:p>
          </table:table-cell>
          <table:table-cell/>
          <table:table-cell table:formula="of:=[.G451]/300" office:value-type="float" office:value="702448.979591837" calcext:value-type="float">
            <text:p>702448,979591837</text:p>
          </table:table-cell>
          <table:table-cell table:formula="of:=[.O451]+25-[.I451]" office:value-type="float" office:value="1.19625850336161" calcext:value-type="float">
            <text:p>1,1962585033616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1206171" calcext:value-type="float">
            <text:p>211206171</text:p>
          </table:table-cell>
          <table:table-cell office:value-type="float" office:value="902304" calcext:value-type="float">
            <text:p>902304</text:p>
          </table:table-cell>
          <table:table-cell office:value-type="float" office:value="345000" calcext:value-type="float">
            <text:p>345000</text:p>
          </table:table-cell>
          <table:table-cell office:value-type="float" office:value="902208" calcext:value-type="float">
            <text:p>902208</text:p>
          </table:table-cell>
          <table:table-cell office:value-type="float" office:value="344960" calcext:value-type="float">
            <text:p>344960</text:p>
          </table:table-cell>
          <table:table-cell table:formula="of:=[.F452]/(44100)*90000*300" office:value-type="float" office:value="211200000" calcext:value-type="float">
            <text:p>211200000</text:p>
          </table:table-cell>
          <table:table-cell table:formula="of:=ROUND([.G452]/300+26.09-0.07128*[.M452])" office:value-type="float" office:value="704021" calcext:value-type="float">
            <text:p>704021</text:p>
          </table:table-cell>
          <table:table-cell table:formula="of:=[.B452]/300" office:value-type="float" office:value="704020.57" calcext:value-type="float">
            <text:p>704020,57</text:p>
          </table:table-cell>
          <table:table-cell table:formula="of:=[.I452]-[.H452]" office:value-type="float" office:value="-0.430000000051223" calcext:value-type="float">
            <text:p>-0,430000000051223</text:p>
          </table:table-cell>
          <table:table-cell table:formula="of:=[.K451]+2048-43" office:value-type="float" office:value="902229" calcext:value-type="float">
            <text:p>902229</text:p>
          </table:table-cell>
          <table:table-cell table:formula="of:=[.K452]-[.E452]" office:value-type="float" office:value="21" calcext:value-type="float">
            <text:p>21</text:p>
          </table:table-cell>
          <table:table-cell table:formula="of:=[.C452]-[.K452]" office:value-type="float" office:value="75" calcext:value-type="float">
            <text:p>75</text:p>
          </table:table-cell>
          <table:table-cell/>
          <table:table-cell table:formula="of:=[.G452]/300" office:value-type="float" office:value="704000" calcext:value-type="float">
            <text:p>704000</text:p>
          </table:table-cell>
          <table:table-cell table:formula="of:=[.O452]+25-[.I452]" office:value-type="float" office:value="4.43000000005122" calcext:value-type="float">
            <text:p>4,4300000000512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11673035" calcext:value-type="float">
            <text:p>211673035</text:p>
          </table:table-cell>
          <table:table-cell office:value-type="float" office:value="904236" calcext:value-type="float">
            <text:p>904236</text:p>
          </table:table-cell>
          <table:table-cell office:value-type="float" office:value="345760" calcext:value-type="float">
            <text:p>345760</text:p>
          </table:table-cell>
          <table:table-cell office:value-type="float" office:value="904142" calcext:value-type="float">
            <text:p>904142</text:p>
          </table:table-cell>
          <table:table-cell office:value-type="float" office:value="345720" calcext:value-type="float">
            <text:p>345720</text:p>
          </table:table-cell>
          <table:table-cell table:formula="of:=[.F453]/(44100)*90000*300" office:value-type="float" office:value="211665306.122449" calcext:value-type="float">
            <text:p>211665306,122449</text:p>
          </table:table-cell>
          <table:table-cell table:formula="of:=ROUND([.G453]/300+26.09-0.07128*[.M453])" office:value-type="float" office:value="705577" calcext:value-type="float">
            <text:p>705577</text:p>
          </table:table-cell>
          <table:table-cell table:formula="of:=[.B453]/300" office:value-type="float" office:value="705576.783333333" calcext:value-type="float">
            <text:p>705576,783333333</text:p>
          </table:table-cell>
          <table:table-cell table:formula="of:=[.I453]-[.H453]" office:value-type="float" office:value="-0.216666666674428" calcext:value-type="float">
            <text:p>-0,216666666674428</text:p>
          </table:table-cell>
          <table:table-cell table:formula="of:=[.K452]+2048-43" office:value-type="float" office:value="904234" calcext:value-type="float">
            <text:p>904234</text:p>
          </table:table-cell>
          <table:table-cell table:formula="of:=[.K453]-[.E453]" office:value-type="float" office:value="92" calcext:value-type="float">
            <text:p>92</text:p>
          </table:table-cell>
          <table:table-cell table:formula="of:=[.C453]-[.K453]" office:value-type="float" office:value="2" calcext:value-type="float">
            <text:p>2</text:p>
          </table:table-cell>
          <table:table-cell/>
          <table:table-cell table:formula="of:=[.G453]/300" office:value-type="float" office:value="705551.020408163" calcext:value-type="float">
            <text:p>705551,020408163</text:p>
          </table:table-cell>
          <table:table-cell table:formula="of:=[.O453]+25-[.I453]" office:value-type="float" office:value="-0.76292517001275" calcext:value-type="float">
            <text:p>-0,7629251700127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12162700" calcext:value-type="float">
            <text:p>212162700</text:p>
          </table:table-cell>
          <table:table-cell office:value-type="float" office:value="906252" calcext:value-type="float">
            <text:p>906252</text:p>
          </table:table-cell>
          <table:table-cell office:value-type="float" office:value="346560" calcext:value-type="float">
            <text:p>346560</text:p>
          </table:table-cell>
          <table:table-cell office:value-type="float" office:value="906160" calcext:value-type="float">
            <text:p>906160</text:p>
          </table:table-cell>
          <table:table-cell office:value-type="float" office:value="346520" calcext:value-type="float">
            <text:p>346520</text:p>
          </table:table-cell>
          <table:table-cell table:formula="of:=[.F454]/(44100)*90000*300" office:value-type="float" office:value="212155102.040816" calcext:value-type="float">
            <text:p>212155102,040816</text:p>
          </table:table-cell>
          <table:table-cell table:formula="of:=ROUND([.G454]/300+26.09-0.07128*[.M454])" office:value-type="float" office:value="707209" calcext:value-type="float">
            <text:p>707209</text:p>
          </table:table-cell>
          <table:table-cell table:formula="of:=[.B454]/300" office:value-type="float" office:value="707209" calcext:value-type="float">
            <text:p>707209</text:p>
          </table:table-cell>
          <table:table-cell table:formula="of:=[.I454]-[.H454]" office:value-type="float" office:value="0" calcext:value-type="float">
            <text:p>0</text:p>
          </table:table-cell>
          <table:table-cell table:formula="of:=[.K453]+2048-43" office:value-type="float" office:value="906239" calcext:value-type="float">
            <text:p>906239</text:p>
          </table:table-cell>
          <table:table-cell table:formula="of:=[.K454]-[.E454]" office:value-type="float" office:value="79" calcext:value-type="float">
            <text:p>79</text:p>
          </table:table-cell>
          <table:table-cell table:formula="of:=[.C454]-[.K454]" office:value-type="float" office:value="13" calcext:value-type="float">
            <text:p>13</text:p>
          </table:table-cell>
          <table:table-cell/>
          <table:table-cell table:formula="of:=[.G454]/300" office:value-type="float" office:value="707183.673469388" calcext:value-type="float">
            <text:p>707183,673469388</text:p>
          </table:table-cell>
          <table:table-cell table:formula="of:=[.O454]+25-[.I454]" office:value-type="float" office:value="-0.326530612306669" calcext:value-type="float">
            <text:p>-0,32653061230666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12651593" calcext:value-type="float">
            <text:p>212651593</text:p>
          </table:table-cell>
          <table:table-cell office:value-type="float" office:value="908290" calcext:value-type="float">
            <text:p>908290</text:p>
          </table:table-cell>
          <table:table-cell office:value-type="float" office:value="347360" calcext:value-type="float">
            <text:p>347360</text:p>
          </table:table-cell>
          <table:table-cell office:value-type="float" office:value="908204" calcext:value-type="float">
            <text:p>908204</text:p>
          </table:table-cell>
          <table:table-cell office:value-type="float" office:value="347320" calcext:value-type="float">
            <text:p>347320</text:p>
          </table:table-cell>
          <table:table-cell table:formula="of:=[.F455]/(44100)*90000*300" office:value-type="float" office:value="212644897.959184" calcext:value-type="float">
            <text:p>212644897,959184</text:p>
          </table:table-cell>
          <table:table-cell table:formula="of:=ROUND([.G455]/300+26.09-0.07128*[.M455])" office:value-type="float" office:value="708839" calcext:value-type="float">
            <text:p>708839</text:p>
          </table:table-cell>
          <table:table-cell table:formula="of:=[.B455]/300" office:value-type="float" office:value="708838.643333333" calcext:value-type="float">
            <text:p>708838,643333333</text:p>
          </table:table-cell>
          <table:table-cell table:formula="of:=[.I455]-[.H455]" office:value-type="float" office:value="-0.356666666688398" calcext:value-type="float">
            <text:p>-0,356666666688398</text:p>
          </table:table-cell>
          <table:table-cell table:formula="of:=[.K454]+2048-43" office:value-type="float" office:value="908244" calcext:value-type="float">
            <text:p>908244</text:p>
          </table:table-cell>
          <table:table-cell table:formula="of:=[.K455]-[.E455]" office:value-type="float" office:value="40" calcext:value-type="float">
            <text:p>40</text:p>
          </table:table-cell>
          <table:table-cell table:formula="of:=[.C455]-[.K455]" office:value-type="float" office:value="46" calcext:value-type="float">
            <text:p>46</text:p>
          </table:table-cell>
          <table:table-cell/>
          <table:table-cell table:formula="of:=[.G455]/300" office:value-type="float" office:value="708816.326530612" calcext:value-type="float">
            <text:p>708816,326530612</text:p>
          </table:table-cell>
          <table:table-cell table:formula="of:=[.O455]+25-[.I455]" office:value-type="float" office:value="2.68319727899507" calcext:value-type="float">
            <text:p>2,6831972789950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13163457" calcext:value-type="float">
            <text:p>213163457</text:p>
          </table:table-cell>
          <table:table-cell office:value-type="float" office:value="910418" calcext:value-type="float">
            <text:p>910418</text:p>
          </table:table-cell>
          <table:table-cell office:value-type="float" office:value="348200" calcext:value-type="float">
            <text:p>348200</text:p>
          </table:table-cell>
          <table:table-cell office:value-type="float" office:value="910248" calcext:value-type="float">
            <text:p>910248</text:p>
          </table:table-cell>
          <table:table-cell office:value-type="float" office:value="348160" calcext:value-type="float">
            <text:p>348160</text:p>
          </table:table-cell>
          <table:table-cell table:formula="of:=[.F456]/(44100)*90000*300" office:value-type="float" office:value="213159183.673469" calcext:value-type="float">
            <text:p>213159183,673469</text:p>
          </table:table-cell>
          <table:table-cell table:formula="of:=ROUND([.G456]/300+26.09-0.07128*[.M456])" office:value-type="float" office:value="710545" calcext:value-type="float">
            <text:p>710545</text:p>
          </table:table-cell>
          <table:table-cell table:formula="of:=[.B456]/300" office:value-type="float" office:value="710544.856666667" calcext:value-type="float">
            <text:p>710544,856666667</text:p>
          </table:table-cell>
          <table:table-cell table:formula="of:=[.I456]-[.H456]" office:value-type="float" office:value="-0.143333333311602" calcext:value-type="float">
            <text:p>-0,143333333311602</text:p>
          </table:table-cell>
          <table:table-cell table:formula="of:=[.K455]+2048-43" office:value-type="float" office:value="910249" calcext:value-type="float">
            <text:p>910249</text:p>
          </table:table-cell>
          <table:table-cell table:formula="of:=[.K456]-[.E456]" office:value-type="float" office:value="1" calcext:value-type="float">
            <text:p>1</text:p>
          </table:table-cell>
          <table:table-cell table:formula="of:=[.C456]-[.K456]" office:value-type="float" office:value="169" calcext:value-type="float">
            <text:p>169</text:p>
          </table:table-cell>
          <table:table-cell/>
          <table:table-cell table:formula="of:=[.G456]/300" office:value-type="float" office:value="710530.612244898" calcext:value-type="float">
            <text:p>710530,612244898</text:p>
          </table:table-cell>
          <table:table-cell table:formula="of:=[.O456]+25-[.I456]" office:value-type="float" office:value="10.7555782312993" calcext:value-type="float">
            <text:p>10,755578231299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13631393" calcext:value-type="float">
            <text:p>213631393</text:p>
          </table:table-cell>
          <table:table-cell office:value-type="float" office:value="912300" calcext:value-type="float">
            <text:p>912300</text:p>
          </table:table-cell>
          <table:table-cell office:value-type="float" office:value="348960" calcext:value-type="float">
            <text:p>348960</text:p>
          </table:table-cell>
          <table:table-cell office:value-type="float" office:value="912208" calcext:value-type="float">
            <text:p>912208</text:p>
          </table:table-cell>
          <table:table-cell office:value-type="float" office:value="348920" calcext:value-type="float">
            <text:p>348920</text:p>
          </table:table-cell>
          <table:table-cell table:formula="of:=[.F457]/(44100)*90000*300" office:value-type="float" office:value="213624489.795918" calcext:value-type="float">
            <text:p>213624489,795918</text:p>
          </table:table-cell>
          <table:table-cell table:formula="of:=ROUND([.G457]/300+26.09-0.07128*[.M457])" office:value-type="float" office:value="712104" calcext:value-type="float">
            <text:p>712104</text:p>
          </table:table-cell>
          <table:table-cell table:formula="of:=[.B457]/300" office:value-type="float" office:value="712104.643333333" calcext:value-type="float">
            <text:p>712104,643333333</text:p>
          </table:table-cell>
          <table:table-cell table:formula="of:=[.I457]-[.H457]" office:value-type="float" office:value="0.643333333311603" calcext:value-type="float">
            <text:p>0,643333333311603</text:p>
          </table:table-cell>
          <table:table-cell table:formula="of:=[.K456]+2048-43" office:value-type="float" office:value="912254" calcext:value-type="float">
            <text:p>912254</text:p>
          </table:table-cell>
          <table:table-cell table:formula="of:=[.K457]-[.E457]" office:value-type="float" office:value="46" calcext:value-type="float">
            <text:p>46</text:p>
          </table:table-cell>
          <table:table-cell table:formula="of:=[.C457]-[.K457]" office:value-type="float" office:value="46" calcext:value-type="float">
            <text:p>46</text:p>
          </table:table-cell>
          <table:table-cell/>
          <table:table-cell table:formula="of:=[.G457]/300" office:value-type="float" office:value="712081.632653061" calcext:value-type="float">
            <text:p>712081,632653061</text:p>
          </table:table-cell>
          <table:table-cell table:formula="of:=[.O457]+25-[.I457]" office:value-type="float" office:value="1.9893197278725" calcext:value-type="float">
            <text:p>1,989319727872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14095428" calcext:value-type="float">
            <text:p>214095428</text:p>
          </table:table-cell>
          <table:table-cell office:value-type="float" office:value="914364" calcext:value-type="float">
            <text:p>914364</text:p>
          </table:table-cell>
          <table:table-cell office:value-type="float" office:value="349720" calcext:value-type="float">
            <text:p>349720</text:p>
          </table:table-cell>
          <table:table-cell office:value-type="float" office:value="914258" calcext:value-type="float">
            <text:p>914258</text:p>
          </table:table-cell>
          <table:table-cell office:value-type="float" office:value="349680" calcext:value-type="float">
            <text:p>349680</text:p>
          </table:table-cell>
          <table:table-cell table:formula="of:=[.F458]/(44100)*90000*300" office:value-type="float" office:value="214089795.918367" calcext:value-type="float">
            <text:p>214089795,918367</text:p>
          </table:table-cell>
          <table:table-cell table:formula="of:=ROUND([.G458]/300+26.09-0.07128*[.M458])" office:value-type="float" office:value="713651" calcext:value-type="float">
            <text:p>713651</text:p>
          </table:table-cell>
          <table:table-cell table:formula="of:=[.B458]/300" office:value-type="float" office:value="713651.426666667" calcext:value-type="float">
            <text:p>713651,426666667</text:p>
          </table:table-cell>
          <table:table-cell table:formula="of:=[.I458]-[.H458]" office:value-type="float" office:value="0.426666666637175" calcext:value-type="float">
            <text:p>0,426666666637175</text:p>
          </table:table-cell>
          <table:table-cell table:formula="of:=[.K457]+2048-43" office:value-type="float" office:value="914259" calcext:value-type="float">
            <text:p>914259</text:p>
          </table:table-cell>
          <table:table-cell table:formula="of:=[.K458]-[.E458]" office:value-type="float" office:value="1" calcext:value-type="float">
            <text:p>1</text:p>
          </table:table-cell>
          <table:table-cell table:formula="of:=[.C458]-[.K458]" office:value-type="float" office:value="105" calcext:value-type="float">
            <text:p>105</text:p>
          </table:table-cell>
          <table:table-cell/>
          <table:table-cell table:formula="of:=[.G458]/300" office:value-type="float" office:value="713632.653061225" calcext:value-type="float">
            <text:p>713632,653061225</text:p>
          </table:table-cell>
          <table:table-cell table:formula="of:=[.O458]+25-[.I458]" office:value-type="float" office:value="6.22639455785975" calcext:value-type="float">
            <text:p>6,2263945578597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14513478" calcext:value-type="float">
            <text:p>214513478</text:p>
          </table:table-cell>
          <table:table-cell office:value-type="float" office:value="916292" calcext:value-type="float">
            <text:p>916292</text:p>
          </table:table-cell>
          <table:table-cell office:value-type="float" office:value="350400" calcext:value-type="float">
            <text:p>350400</text:p>
          </table:table-cell>
          <table:table-cell office:value-type="float" office:value="916186" calcext:value-type="float">
            <text:p>916186</text:p>
          </table:table-cell>
          <table:table-cell office:value-type="float" office:value="350360" calcext:value-type="float">
            <text:p>350360</text:p>
          </table:table-cell>
          <table:table-cell table:formula="of:=[.F459]/(44100)*90000*300" office:value-type="float" office:value="214506122.44898" calcext:value-type="float">
            <text:p>214506122,44898</text:p>
          </table:table-cell>
          <table:table-cell table:formula="of:=ROUND([.G459]/300+26.09-0.07128*[.M459])" office:value-type="float" office:value="715045" calcext:value-type="float">
            <text:p>715045</text:p>
          </table:table-cell>
          <table:table-cell table:formula="of:=[.B459]/300" office:value-type="float" office:value="715044.926666667" calcext:value-type="float">
            <text:p>715044,926666667</text:p>
          </table:table-cell>
          <table:table-cell table:formula="of:=[.I459]-[.H459]" office:value-type="float" office:value="-0.0733333333628252" calcext:value-type="float">
            <text:p>-0,073333333362825</text:p>
          </table:table-cell>
          <table:table-cell table:formula="of:=[.K458]+2048-43" office:value-type="float" office:value="916264" calcext:value-type="float">
            <text:p>916264</text:p>
          </table:table-cell>
          <table:table-cell table:formula="of:=[.K459]-[.E459]" office:value-type="float" office:value="78" calcext:value-type="float">
            <text:p>78</text:p>
          </table:table-cell>
          <table:table-cell table:formula="of:=[.C459]-[.K459]" office:value-type="float" office:value="28" calcext:value-type="float">
            <text:p>28</text:p>
          </table:table-cell>
          <table:table-cell/>
          <table:table-cell table:formula="of:=[.G459]/300" office:value-type="float" office:value="715020.408163265" calcext:value-type="float">
            <text:p>715020,408163265</text:p>
          </table:table-cell>
          <table:table-cell table:formula="of:=[.O459]+25-[.I459]" office:value-type="float" office:value="0.481496598687954" calcext:value-type="float">
            <text:p>0,48149659868795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14953214" calcext:value-type="float">
            <text:p>214953214</text:p>
          </table:table-cell>
          <table:table-cell office:value-type="float" office:value="918342" calcext:value-type="float">
            <text:p>918342</text:p>
          </table:table-cell>
          <table:table-cell office:value-type="float" office:value="351120" calcext:value-type="float">
            <text:p>351120</text:p>
          </table:table-cell>
          <table:table-cell office:value-type="float" office:value="918240" calcext:value-type="float">
            <text:p>918240</text:p>
          </table:table-cell>
          <table:table-cell office:value-type="float" office:value="351080" calcext:value-type="float">
            <text:p>351080</text:p>
          </table:table-cell>
          <table:table-cell table:formula="of:=[.F460]/(44100)*90000*300" office:value-type="float" office:value="214946938.77551" calcext:value-type="float">
            <text:p>214946938,77551</text:p>
          </table:table-cell>
          <table:table-cell table:formula="of:=ROUND([.G460]/300+26.09-0.07128*[.M460])" office:value-type="float" office:value="716511" calcext:value-type="float">
            <text:p>716511</text:p>
          </table:table-cell>
          <table:table-cell table:formula="of:=[.B460]/300" office:value-type="float" office:value="716510.713333333" calcext:value-type="float">
            <text:p>716510,713333333</text:p>
          </table:table-cell>
          <table:table-cell table:formula="of:=[.I460]-[.H460]" office:value-type="float" office:value="-0.286666666623205" calcext:value-type="float">
            <text:p>-0,286666666623205</text:p>
          </table:table-cell>
          <table:table-cell table:formula="of:=[.K459]+2048-43" office:value-type="float" office:value="918269" calcext:value-type="float">
            <text:p>918269</text:p>
          </table:table-cell>
          <table:table-cell table:formula="of:=[.K460]-[.E460]" office:value-type="float" office:value="29" calcext:value-type="float">
            <text:p>29</text:p>
          </table:table-cell>
          <table:table-cell table:formula="of:=[.C460]-[.K460]" office:value-type="float" office:value="73" calcext:value-type="float">
            <text:p>73</text:p>
          </table:table-cell>
          <table:table-cell/>
          <table:table-cell table:formula="of:=[.G460]/300" office:value-type="float" office:value="716489.795918367" calcext:value-type="float">
            <text:p>716489,795918367</text:p>
          </table:table-cell>
          <table:table-cell table:formula="of:=[.O460]+25-[.I460]" office:value-type="float" office:value="4.08258503396064" calcext:value-type="float">
            <text:p>4,0825850339606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15394878" calcext:value-type="float">
            <text:p>215394878</text:p>
          </table:table-cell>
          <table:table-cell office:value-type="float" office:value="920302" calcext:value-type="float">
            <text:p>920302</text:p>
          </table:table-cell>
          <table:table-cell office:value-type="float" office:value="351840" calcext:value-type="float">
            <text:p>351840</text:p>
          </table:table-cell>
          <table:table-cell office:value-type="float" office:value="920202" calcext:value-type="float">
            <text:p>920202</text:p>
          </table:table-cell>
          <table:table-cell office:value-type="float" office:value="351800" calcext:value-type="float">
            <text:p>351800</text:p>
          </table:table-cell>
          <table:table-cell table:formula="of:=[.F461]/(44100)*90000*300" office:value-type="float" office:value="215387755.102041" calcext:value-type="float">
            <text:p>215387755,102041</text:p>
          </table:table-cell>
          <table:table-cell table:formula="of:=ROUND([.G461]/300+26.09-0.07128*[.M461])" office:value-type="float" office:value="717983" calcext:value-type="float">
            <text:p>717983</text:p>
          </table:table-cell>
          <table:table-cell table:formula="of:=[.B461]/300" office:value-type="float" office:value="717982.926666667" calcext:value-type="float">
            <text:p>717982,926666667</text:p>
          </table:table-cell>
          <table:table-cell table:formula="of:=[.I461]-[.H461]" office:value-type="float" office:value="-0.0733333333628252" calcext:value-type="float">
            <text:p>-0,073333333362825</text:p>
          </table:table-cell>
          <table:table-cell table:formula="of:=[.K460]+2048-43" office:value-type="float" office:value="920274" calcext:value-type="float">
            <text:p>920274</text:p>
          </table:table-cell>
          <table:table-cell table:formula="of:=[.K461]-[.E461]" office:value-type="float" office:value="72" calcext:value-type="float">
            <text:p>72</text:p>
          </table:table-cell>
          <table:table-cell table:formula="of:=[.C461]-[.K461]" office:value-type="float" office:value="28" calcext:value-type="float">
            <text:p>28</text:p>
          </table:table-cell>
          <table:table-cell/>
          <table:table-cell table:formula="of:=[.G461]/300" office:value-type="float" office:value="717959.183673469" calcext:value-type="float">
            <text:p>717959,183673469</text:p>
          </table:table-cell>
          <table:table-cell table:formula="of:=[.O461]+25-[.I461]" office:value-type="float" office:value="1.25700680271257" calcext:value-type="float">
            <text:p>1,2570068027125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15859685" calcext:value-type="float">
            <text:p>215859685</text:p>
          </table:table-cell>
          <table:table-cell office:value-type="float" office:value="922330" calcext:value-type="float">
            <text:p>922330</text:p>
          </table:table-cell>
          <table:table-cell office:value-type="float" office:value="352600" calcext:value-type="float">
            <text:p>352600</text:p>
          </table:table-cell>
          <table:table-cell office:value-type="float" office:value="922232" calcext:value-type="float">
            <text:p>922232</text:p>
          </table:table-cell>
          <table:table-cell office:value-type="float" office:value="352560" calcext:value-type="float">
            <text:p>352560</text:p>
          </table:table-cell>
          <table:table-cell table:formula="of:=[.F462]/(44100)*90000*300" office:value-type="float" office:value="215853061.22449" calcext:value-type="float">
            <text:p>215853061,22449</text:p>
          </table:table-cell>
          <table:table-cell table:formula="of:=ROUND([.G462]/300+26.09-0.07128*[.M462])" office:value-type="float" office:value="719533" calcext:value-type="float">
            <text:p>719533</text:p>
          </table:table-cell>
          <table:table-cell table:formula="of:=[.B462]/300" office:value-type="float" office:value="719532.283333333" calcext:value-type="float">
            <text:p>719532,283333333</text:p>
          </table:table-cell>
          <table:table-cell table:formula="of:=[.I462]-[.H462]" office:value-type="float" office:value="-0.716666666674428" calcext:value-type="float">
            <text:p>-0,716666666674428</text:p>
          </table:table-cell>
          <table:table-cell table:formula="of:=[.K461]+2048-43" office:value-type="float" office:value="922279" calcext:value-type="float">
            <text:p>922279</text:p>
          </table:table-cell>
          <table:table-cell table:formula="of:=[.K462]-[.E462]" office:value-type="float" office:value="47" calcext:value-type="float">
            <text:p>47</text:p>
          </table:table-cell>
          <table:table-cell table:formula="of:=[.C462]-[.K462]" office:value-type="float" office:value="51" calcext:value-type="float">
            <text:p>51</text:p>
          </table:table-cell>
          <table:table-cell/>
          <table:table-cell table:formula="of:=[.G462]/300" office:value-type="float" office:value="719510.204081633" calcext:value-type="float">
            <text:p>719510,204081633</text:p>
          </table:table-cell>
          <table:table-cell table:formula="of:=[.O462]+25-[.I462]" office:value-type="float" office:value="2.92074829933699" calcext:value-type="float">
            <text:p>2,9207482993369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16323335" calcext:value-type="float">
            <text:p>216323335</text:p>
          </table:table-cell>
          <table:table-cell office:value-type="float" office:value="924412" calcext:value-type="float">
            <text:p>924412</text:p>
          </table:table-cell>
          <table:table-cell office:value-type="float" office:value="353360" calcext:value-type="float">
            <text:p>353360</text:p>
          </table:table-cell>
          <table:table-cell office:value-type="float" office:value="924238" calcext:value-type="float">
            <text:p>924238</text:p>
          </table:table-cell>
          <table:table-cell office:value-type="float" office:value="353320" calcext:value-type="float">
            <text:p>353320</text:p>
          </table:table-cell>
          <table:table-cell table:formula="of:=[.F463]/(44100)*90000*300" office:value-type="float" office:value="216318367.346939" calcext:value-type="float">
            <text:p>216318367,346939</text:p>
          </table:table-cell>
          <table:table-cell table:formula="of:=ROUND([.G463]/300+26.09-0.07128*[.M463])" office:value-type="float" office:value="721078" calcext:value-type="float">
            <text:p>721078</text:p>
          </table:table-cell>
          <table:table-cell table:formula="of:=[.B463]/300" office:value-type="float" office:value="721077.783333333" calcext:value-type="float">
            <text:p>721077,783333333</text:p>
          </table:table-cell>
          <table:table-cell table:formula="of:=[.I463]-[.H463]" office:value-type="float" office:value="-0.216666666674428" calcext:value-type="float">
            <text:p>-0,216666666674428</text:p>
          </table:table-cell>
          <table:table-cell table:formula="of:=[.K462]+2048-43" office:value-type="float" office:value="924284" calcext:value-type="float">
            <text:p>924284</text:p>
          </table:table-cell>
          <table:table-cell table:formula="of:=[.K463]-[.E463]" office:value-type="float" office:value="46" calcext:value-type="float">
            <text:p>46</text:p>
          </table:table-cell>
          <table:table-cell table:formula="of:=[.C463]-[.K463]" office:value-type="float" office:value="128" calcext:value-type="float">
            <text:p>128</text:p>
          </table:table-cell>
          <table:table-cell/>
          <table:table-cell table:formula="of:=[.G463]/300" office:value-type="float" office:value="721061.224489796" calcext:value-type="float">
            <text:p>721061,224489796</text:p>
          </table:table-cell>
          <table:table-cell table:formula="of:=[.O463]+25-[.I463]" office:value-type="float" office:value="8.4411564625334" calcext:value-type="float">
            <text:p>8,441156462533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16789514" calcext:value-type="float">
            <text:p>216789514</text:p>
          </table:table-cell>
          <table:table-cell office:value-type="float" office:value="926376" calcext:value-type="float">
            <text:p>926376</text:p>
          </table:table-cell>
          <table:table-cell office:value-type="float" office:value="354120" calcext:value-type="float">
            <text:p>354120</text:p>
          </table:table-cell>
          <table:table-cell office:value-type="float" office:value="926282" calcext:value-type="float">
            <text:p>926282</text:p>
          </table:table-cell>
          <table:table-cell office:value-type="float" office:value="354080" calcext:value-type="float">
            <text:p>354080</text:p>
          </table:table-cell>
          <table:table-cell table:formula="of:=[.F464]/(44100)*90000*300" office:value-type="float" office:value="216783673.469388" calcext:value-type="float">
            <text:p>216783673,469388</text:p>
          </table:table-cell>
          <table:table-cell table:formula="of:=ROUND([.G464]/300+26.09-0.07128*[.M464])" office:value-type="float" office:value="722632" calcext:value-type="float">
            <text:p>722632</text:p>
          </table:table-cell>
          <table:table-cell table:formula="of:=[.B464]/300" office:value-type="float" office:value="722631.713333333" calcext:value-type="float">
            <text:p>722631,713333333</text:p>
          </table:table-cell>
          <table:table-cell table:formula="of:=[.I464]-[.H464]" office:value-type="float" office:value="-0.286666666623205" calcext:value-type="float">
            <text:p>-0,286666666623205</text:p>
          </table:table-cell>
          <table:table-cell table:formula="of:=[.K463]+2048-43" office:value-type="float" office:value="926289" calcext:value-type="float">
            <text:p>926289</text:p>
          </table:table-cell>
          <table:table-cell table:formula="of:=[.K464]-[.E464]" office:value-type="float" office:value="7" calcext:value-type="float">
            <text:p>7</text:p>
          </table:table-cell>
          <table:table-cell table:formula="of:=[.C464]-[.K464]" office:value-type="float" office:value="87" calcext:value-type="float">
            <text:p>87</text:p>
          </table:table-cell>
          <table:table-cell/>
          <table:table-cell table:formula="of:=[.G464]/300" office:value-type="float" office:value="722612.244897959" calcext:value-type="float">
            <text:p>722612,244897959</text:p>
          </table:table-cell>
          <table:table-cell table:formula="of:=[.O464]+25-[.I464]" office:value-type="float" office:value="5.531564625795" calcext:value-type="float">
            <text:p>5,53156462579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17256378" calcext:value-type="float">
            <text:p>217256378</text:p>
          </table:table-cell>
          <table:table-cell office:value-type="float" office:value="928308" calcext:value-type="float">
            <text:p>928308</text:p>
          </table:table-cell>
          <table:table-cell office:value-type="float" office:value="354880" calcext:value-type="float">
            <text:p>354880</text:p>
          </table:table-cell>
          <table:table-cell office:value-type="float" office:value="928212" calcext:value-type="float">
            <text:p>928212</text:p>
          </table:table-cell>
          <table:table-cell office:value-type="float" office:value="354840" calcext:value-type="float">
            <text:p>354840</text:p>
          </table:table-cell>
          <table:table-cell table:formula="of:=[.F465]/(44100)*90000*300" office:value-type="float" office:value="217248979.591837" calcext:value-type="float">
            <text:p>217248979,591837</text:p>
          </table:table-cell>
          <table:table-cell table:formula="of:=ROUND([.G465]/300+26.09-0.07128*[.M465])" office:value-type="float" office:value="724188" calcext:value-type="float">
            <text:p>724188</text:p>
          </table:table-cell>
          <table:table-cell table:formula="of:=[.B465]/300" office:value-type="float" office:value="724187.926666667" calcext:value-type="float">
            <text:p>724187,926666667</text:p>
          </table:table-cell>
          <table:table-cell table:formula="of:=[.I465]-[.H465]" office:value-type="float" office:value="-0.0733333333628252" calcext:value-type="float">
            <text:p>-0,073333333362825</text:p>
          </table:table-cell>
          <table:table-cell table:formula="of:=[.K464]+2048-43" office:value-type="float" office:value="928294" calcext:value-type="float">
            <text:p>928294</text:p>
          </table:table-cell>
          <table:table-cell table:formula="of:=[.K465]-[.E465]" office:value-type="float" office:value="82" calcext:value-type="float">
            <text:p>82</text:p>
          </table:table-cell>
          <table:table-cell table:formula="of:=[.C465]-[.K465]" office:value-type="float" office:value="14" calcext:value-type="float">
            <text:p>14</text:p>
          </table:table-cell>
          <table:table-cell/>
          <table:table-cell table:formula="of:=[.G465]/300" office:value-type="float" office:value="724163.265306123" calcext:value-type="float">
            <text:p>724163,265306123</text:p>
          </table:table-cell>
          <table:table-cell table:formula="of:=[.O465]+25-[.I465]" office:value-type="float" office:value="0.338639455847442" calcext:value-type="float">
            <text:p>0,33863945584744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17721485" calcext:value-type="float">
            <text:p>217721485</text:p>
          </table:table-cell>
          <table:table-cell office:value-type="float" office:value="930322" calcext:value-type="float">
            <text:p>930322</text:p>
          </table:table-cell>
          <table:table-cell office:value-type="float" office:value="355640" calcext:value-type="float">
            <text:p>355640</text:p>
          </table:table-cell>
          <table:table-cell office:value-type="float" office:value="930228" calcext:value-type="float">
            <text:p>930228</text:p>
          </table:table-cell>
          <table:table-cell office:value-type="float" office:value="355600" calcext:value-type="float">
            <text:p>355600</text:p>
          </table:table-cell>
          <table:table-cell table:formula="of:=[.F466]/(44100)*90000*300" office:value-type="float" office:value="217714285.714286" calcext:value-type="float">
            <text:p>217714285,714286</text:p>
          </table:table-cell>
          <table:table-cell table:formula="of:=ROUND([.G466]/300+26.09-0.07128*[.M466])" office:value-type="float" office:value="725739" calcext:value-type="float">
            <text:p>725739</text:p>
          </table:table-cell>
          <table:table-cell table:formula="of:=[.B466]/300" office:value-type="float" office:value="725738.283333333" calcext:value-type="float">
            <text:p>725738,283333333</text:p>
          </table:table-cell>
          <table:table-cell table:formula="of:=[.I466]-[.H466]" office:value-type="float" office:value="-0.716666666674428" calcext:value-type="float">
            <text:p>-0,716666666674428</text:p>
          </table:table-cell>
          <table:table-cell table:formula="of:=[.K465]+2048-43" office:value-type="float" office:value="930299" calcext:value-type="float">
            <text:p>930299</text:p>
          </table:table-cell>
          <table:table-cell table:formula="of:=[.K466]-[.E466]" office:value-type="float" office:value="71" calcext:value-type="float">
            <text:p>71</text:p>
          </table:table-cell>
          <table:table-cell table:formula="of:=[.C466]-[.K466]" office:value-type="float" office:value="23" calcext:value-type="float">
            <text:p>23</text:p>
          </table:table-cell>
          <table:table-cell/>
          <table:table-cell table:formula="of:=[.G466]/300" office:value-type="float" office:value="725714.285714286" calcext:value-type="float">
            <text:p>725714,285714286</text:p>
          </table:table-cell>
          <table:table-cell table:formula="of:=[.O466]+25-[.I466]" office:value-type="float" office:value="1.00238095235545" calcext:value-type="float">
            <text:p>1,0023809523554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18211235" calcext:value-type="float">
            <text:p>218211235</text:p>
          </table:table-cell>
          <table:table-cell office:value-type="float" office:value="932334" calcext:value-type="float">
            <text:p>932334</text:p>
          </table:table-cell>
          <table:table-cell office:value-type="float" office:value="356440" calcext:value-type="float">
            <text:p>356440</text:p>
          </table:table-cell>
          <table:table-cell office:value-type="float" office:value="932242" calcext:value-type="float">
            <text:p>932242</text:p>
          </table:table-cell>
          <table:table-cell office:value-type="float" office:value="356400" calcext:value-type="float">
            <text:p>356400</text:p>
          </table:table-cell>
          <table:table-cell table:formula="of:=[.F467]/(44100)*90000*300" office:value-type="float" office:value="218204081.632653" calcext:value-type="float">
            <text:p>218204081,632653</text:p>
          </table:table-cell>
          <table:table-cell table:formula="of:=ROUND([.G467]/300+26.09-0.07128*[.M467])" office:value-type="float" office:value="727371" calcext:value-type="float">
            <text:p>727371</text:p>
          </table:table-cell>
          <table:table-cell table:formula="of:=[.B467]/300" office:value-type="float" office:value="727370.783333333" calcext:value-type="float">
            <text:p>727370,783333333</text:p>
          </table:table-cell>
          <table:table-cell table:formula="of:=[.I467]-[.H467]" office:value-type="float" office:value="-0.216666666674428" calcext:value-type="float">
            <text:p>-0,216666666674428</text:p>
          </table:table-cell>
          <table:table-cell table:formula="of:=[.K466]+2048-43" office:value-type="float" office:value="932304" calcext:value-type="float">
            <text:p>932304</text:p>
          </table:table-cell>
          <table:table-cell table:formula="of:=[.K467]-[.E467]" office:value-type="float" office:value="62" calcext:value-type="float">
            <text:p>62</text:p>
          </table:table-cell>
          <table:table-cell table:formula="of:=[.C467]-[.K467]" office:value-type="float" office:value="30" calcext:value-type="float">
            <text:p>30</text:p>
          </table:table-cell>
          <table:table-cell/>
          <table:table-cell table:formula="of:=[.G467]/300" office:value-type="float" office:value="727346.93877551" calcext:value-type="float">
            <text:p>727346,93877551</text:p>
          </table:table-cell>
          <table:table-cell table:formula="of:=[.O467]+25-[.I467]" office:value-type="float" office:value="1.15544217685238" calcext:value-type="float">
            <text:p>1,1554421768523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18676771" calcext:value-type="float">
            <text:p>218676771</text:p>
          </table:table-cell>
          <table:table-cell office:value-type="float" office:value="934328" calcext:value-type="float">
            <text:p>934328</text:p>
          </table:table-cell>
          <table:table-cell office:value-type="float" office:value="357200" calcext:value-type="float">
            <text:p>357200</text:p>
          </table:table-cell>
          <table:table-cell office:value-type="float" office:value="934160" calcext:value-type="float">
            <text:p>934160</text:p>
          </table:table-cell>
          <table:table-cell office:value-type="float" office:value="357160" calcext:value-type="float">
            <text:p>357160</text:p>
          </table:table-cell>
          <table:table-cell table:formula="of:=[.F468]/(44100)*90000*300" office:value-type="float" office:value="218669387.755102" calcext:value-type="float">
            <text:p>218669387,755102</text:p>
          </table:table-cell>
          <table:table-cell table:formula="of:=ROUND([.G468]/300+26.09-0.07128*[.M468])" office:value-type="float" office:value="728923" calcext:value-type="float">
            <text:p>728923</text:p>
          </table:table-cell>
          <table:table-cell table:formula="of:=[.B468]/300" office:value-type="float" office:value="728922.57" calcext:value-type="float">
            <text:p>728922,57</text:p>
          </table:table-cell>
          <table:table-cell table:formula="of:=[.I468]-[.H468]" office:value-type="float" office:value="-0.430000000051223" calcext:value-type="float">
            <text:p>-0,430000000051223</text:p>
          </table:table-cell>
          <table:table-cell table:formula="of:=[.K467]+2048-43" office:value-type="float" office:value="934309" calcext:value-type="float">
            <text:p>934309</text:p>
          </table:table-cell>
          <table:table-cell table:formula="of:=[.K468]-[.E468]" office:value-type="float" office:value="149" calcext:value-type="float">
            <text:p>149</text:p>
          </table:table-cell>
          <table:table-cell table:formula="of:=[.C468]-[.K468]" office:value-type="float" office:value="19" calcext:value-type="float">
            <text:p>19</text:p>
          </table:table-cell>
          <table:table-cell/>
          <table:table-cell table:formula="of:=[.G468]/300" office:value-type="float" office:value="728897.959183673" calcext:value-type="float">
            <text:p>728897,959183673</text:p>
          </table:table-cell>
          <table:table-cell table:formula="of:=[.O468]+25-[.I468]" office:value-type="float" office:value="0.389183673541993" calcext:value-type="float">
            <text:p>0,38918367354199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19165578" calcext:value-type="float">
            <text:p>219165578</text:p>
          </table:table-cell>
          <table:table-cell office:value-type="float" office:value="936384" calcext:value-type="float">
            <text:p>936384</text:p>
          </table:table-cell>
          <table:table-cell office:value-type="float" office:value="358000" calcext:value-type="float">
            <text:p>358000</text:p>
          </table:table-cell>
          <table:table-cell office:value-type="float" office:value="936288" calcext:value-type="float">
            <text:p>936288</text:p>
          </table:table-cell>
          <table:table-cell office:value-type="float" office:value="357960" calcext:value-type="float">
            <text:p>357960</text:p>
          </table:table-cell>
          <table:table-cell table:formula="of:=[.F469]/(44100)*90000*300" office:value-type="float" office:value="219159183.673469" calcext:value-type="float">
            <text:p>219159183,673469</text:p>
          </table:table-cell>
          <table:table-cell table:formula="of:=ROUND([.G469]/300+26.09-0.07128*[.M469])" office:value-type="float" office:value="730552" calcext:value-type="float">
            <text:p>730552</text:p>
          </table:table-cell>
          <table:table-cell table:formula="of:=[.B469]/300" office:value-type="float" office:value="730551.926666667" calcext:value-type="float">
            <text:p>730551,926666667</text:p>
          </table:table-cell>
          <table:table-cell table:formula="of:=[.I469]-[.H469]" office:value-type="float" office:value="-0.0733333333628252" calcext:value-type="float">
            <text:p>-0,073333333362825</text:p>
          </table:table-cell>
          <table:table-cell table:formula="of:=[.K468]+2048-43" office:value-type="float" office:value="936314" calcext:value-type="float">
            <text:p>936314</text:p>
          </table:table-cell>
          <table:table-cell table:formula="of:=[.K469]-[.E469]" office:value-type="float" office:value="26" calcext:value-type="float">
            <text:p>26</text:p>
          </table:table-cell>
          <table:table-cell table:formula="of:=[.C469]-[.K469]" office:value-type="float" office:value="70" calcext:value-type="float">
            <text:p>70</text:p>
          </table:table-cell>
          <table:table-cell/>
          <table:table-cell table:formula="of:=[.G469]/300" office:value-type="float" office:value="730530.612244898" calcext:value-type="float">
            <text:p>730530,612244898</text:p>
          </table:table-cell>
          <table:table-cell table:formula="of:=[.O469]+25-[.I469]" office:value-type="float" office:value="3.6855782312341" calcext:value-type="float">
            <text:p>3,685578231234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19631414" calcext:value-type="float">
            <text:p>219631414</text:p>
          </table:table-cell>
          <table:table-cell office:value-type="float" office:value="938364" calcext:value-type="float">
            <text:p>938364</text:p>
          </table:table-cell>
          <table:table-cell office:value-type="float" office:value="358760" calcext:value-type="float">
            <text:p>358760</text:p>
          </table:table-cell>
          <table:table-cell office:value-type="float" office:value="938266" calcext:value-type="float">
            <text:p>938266</text:p>
          </table:table-cell>
          <table:table-cell office:value-type="float" office:value="358720" calcext:value-type="float">
            <text:p>358720</text:p>
          </table:table-cell>
          <table:table-cell table:formula="of:=[.F470]/(44100)*90000*300" office:value-type="float" office:value="219624489.795918" calcext:value-type="float">
            <text:p>219624489,795918</text:p>
          </table:table-cell>
          <table:table-cell table:formula="of:=ROUND([.G470]/300+26.09-0.07128*[.M470])" office:value-type="float" office:value="732105" calcext:value-type="float">
            <text:p>732105</text:p>
          </table:table-cell>
          <table:table-cell table:formula="of:=[.B470]/300" office:value-type="float" office:value="732104.713333333" calcext:value-type="float">
            <text:p>732104,713333333</text:p>
          </table:table-cell>
          <table:table-cell table:formula="of:=[.I470]-[.H470]" office:value-type="float" office:value="-0.286666666623205" calcext:value-type="float">
            <text:p>-0,286666666623205</text:p>
          </table:table-cell>
          <table:table-cell table:formula="of:=[.K469]+2048-43" office:value-type="float" office:value="938319" calcext:value-type="float">
            <text:p>938319</text:p>
          </table:table-cell>
          <table:table-cell table:formula="of:=[.K470]-[.E470]" office:value-type="float" office:value="53" calcext:value-type="float">
            <text:p>53</text:p>
          </table:table-cell>
          <table:table-cell table:formula="of:=[.C470]-[.K470]" office:value-type="float" office:value="45" calcext:value-type="float">
            <text:p>45</text:p>
          </table:table-cell>
          <table:table-cell/>
          <table:table-cell table:formula="of:=[.G470]/300" office:value-type="float" office:value="732081.632653061" calcext:value-type="float">
            <text:p>732081,632653061</text:p>
          </table:table-cell>
          <table:table-cell table:formula="of:=[.O470]+25-[.I470]" office:value-type="float" office:value="1.91931972780731" calcext:value-type="float">
            <text:p>1,9193197278073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0095793" calcext:value-type="float">
            <text:p>220095793</text:p>
          </table:table-cell>
          <table:table-cell office:value-type="float" office:value="940412" calcext:value-type="float">
            <text:p>940412</text:p>
          </table:table-cell>
          <table:table-cell office:value-type="float" office:value="359520" calcext:value-type="float">
            <text:p>359520</text:p>
          </table:table-cell>
          <table:table-cell office:value-type="float" office:value="940316" calcext:value-type="float">
            <text:p>940316</text:p>
          </table:table-cell>
          <table:table-cell office:value-type="float" office:value="359480" calcext:value-type="float">
            <text:p>359480</text:p>
          </table:table-cell>
          <table:table-cell table:formula="of:=[.F471]/(44100)*90000*300" office:value-type="float" office:value="220089795.918367" calcext:value-type="float">
            <text:p>220089795,918367</text:p>
          </table:table-cell>
          <table:table-cell table:formula="of:=ROUND([.G471]/300+26.09-0.07128*[.M471])" office:value-type="float" office:value="733652" calcext:value-type="float">
            <text:p>733652</text:p>
          </table:table-cell>
          <table:table-cell table:formula="of:=[.B471]/300" office:value-type="float" office:value="733652.643333333" calcext:value-type="float">
            <text:p>733652,643333333</text:p>
          </table:table-cell>
          <table:table-cell table:formula="of:=[.I471]-[.H471]" office:value-type="float" office:value="0.643333333311603" calcext:value-type="float">
            <text:p>0,643333333311603</text:p>
          </table:table-cell>
          <table:table-cell table:formula="of:=[.K470]+2048-43" office:value-type="float" office:value="940324" calcext:value-type="float">
            <text:p>940324</text:p>
          </table:table-cell>
          <table:table-cell table:formula="of:=[.K471]-[.E471]" office:value-type="float" office:value="8" calcext:value-type="float">
            <text:p>8</text:p>
          </table:table-cell>
          <table:table-cell table:formula="of:=[.C471]-[.K471]" office:value-type="float" office:value="88" calcext:value-type="float">
            <text:p>88</text:p>
          </table:table-cell>
          <table:table-cell/>
          <table:table-cell table:formula="of:=[.G471]/300" office:value-type="float" office:value="733632.653061225" calcext:value-type="float">
            <text:p>733632,653061225</text:p>
          </table:table-cell>
          <table:table-cell table:formula="of:=[.O471]+25-[.I471]" office:value-type="float" office:value="5.00972789130174" calcext:value-type="float">
            <text:p>5,0097278913017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0562443" calcext:value-type="float">
            <text:p>220562443</text:p>
          </table:table-cell>
          <table:table-cell office:value-type="float" office:value="942354" calcext:value-type="float">
            <text:p>942354</text:p>
          </table:table-cell>
          <table:table-cell office:value-type="float" office:value="360280" calcext:value-type="float">
            <text:p>360280</text:p>
          </table:table-cell>
          <table:table-cell office:value-type="float" office:value="942258" calcext:value-type="float">
            <text:p>942258</text:p>
          </table:table-cell>
          <table:table-cell office:value-type="float" office:value="360240" calcext:value-type="float">
            <text:p>360240</text:p>
          </table:table-cell>
          <table:table-cell table:formula="of:=[.F472]/(44100)*90000*300" office:value-type="float" office:value="220555102.040816" calcext:value-type="float">
            <text:p>220555102,040816</text:p>
          </table:table-cell>
          <table:table-cell table:formula="of:=ROUND([.G472]/300+26.09-0.07128*[.M472])" office:value-type="float" office:value="735208" calcext:value-type="float">
            <text:p>735208</text:p>
          </table:table-cell>
          <table:table-cell table:formula="of:=[.B472]/300" office:value-type="float" office:value="735208.143333333" calcext:value-type="float">
            <text:p>735208,143333333</text:p>
          </table:table-cell>
          <table:table-cell table:formula="of:=[.I472]-[.H472]" office:value-type="float" office:value="0.143333333311602" calcext:value-type="float">
            <text:p>0,143333333311602</text:p>
          </table:table-cell>
          <table:table-cell table:formula="of:=[.K471]+2048-43" office:value-type="float" office:value="942329" calcext:value-type="float">
            <text:p>942329</text:p>
          </table:table-cell>
          <table:table-cell table:formula="of:=[.K472]-[.E472]" office:value-type="float" office:value="71" calcext:value-type="float">
            <text:p>71</text:p>
          </table:table-cell>
          <table:table-cell table:formula="of:=[.C472]-[.K472]" office:value-type="float" office:value="25" calcext:value-type="float">
            <text:p>25</text:p>
          </table:table-cell>
          <table:table-cell/>
          <table:table-cell table:formula="of:=[.G472]/300" office:value-type="float" office:value="735183.673469388" calcext:value-type="float">
            <text:p>735183,673469388</text:p>
          </table:table-cell>
          <table:table-cell table:formula="of:=[.O472]+25-[.I472]" office:value-type="float" office:value="0.530136054381728" calcext:value-type="float">
            <text:p>0,53013605438172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21050050" calcext:value-type="float">
            <text:p>221050050</text:p>
          </table:table-cell>
          <table:table-cell office:value-type="float" office:value="944452" calcext:value-type="float">
            <text:p>944452</text:p>
          </table:table-cell>
          <table:table-cell office:value-type="float" office:value="361080" calcext:value-type="float">
            <text:p>361080</text:p>
          </table:table-cell>
          <table:table-cell office:value-type="float" office:value="944282" calcext:value-type="float">
            <text:p>944282</text:p>
          </table:table-cell>
          <table:table-cell office:value-type="float" office:value="361040" calcext:value-type="float">
            <text:p>361040</text:p>
          </table:table-cell>
          <table:table-cell table:formula="of:=[.F473]/(44100)*90000*300" office:value-type="float" office:value="221044897.959184" calcext:value-type="float">
            <text:p>221044897,959184</text:p>
          </table:table-cell>
          <table:table-cell table:formula="of:=ROUND([.G473]/300+26.09-0.07128*[.M473])" office:value-type="float" office:value="736834" calcext:value-type="float">
            <text:p>736834</text:p>
          </table:table-cell>
          <table:table-cell table:formula="of:=[.B473]/300" office:value-type="float" office:value="736833.5" calcext:value-type="float">
            <text:p>736833,5</text:p>
          </table:table-cell>
          <table:table-cell table:formula="of:=[.I473]-[.H473]" office:value-type="float" office:value="-0.5" calcext:value-type="float">
            <text:p>-0,5</text:p>
          </table:table-cell>
          <table:table-cell table:formula="of:=[.K472]+2048-43" office:value-type="float" office:value="944334" calcext:value-type="float">
            <text:p>944334</text:p>
          </table:table-cell>
          <table:table-cell table:formula="of:=[.K473]-[.E473]" office:value-type="float" office:value="52" calcext:value-type="float">
            <text:p>52</text:p>
          </table:table-cell>
          <table:table-cell table:formula="of:=[.C473]-[.K473]" office:value-type="float" office:value="118" calcext:value-type="float">
            <text:p>118</text:p>
          </table:table-cell>
          <table:table-cell/>
          <table:table-cell table:formula="of:=[.G473]/300" office:value-type="float" office:value="736816.326530612" calcext:value-type="float">
            <text:p>736816,326530612</text:p>
          </table:table-cell>
          <table:table-cell table:formula="of:=[.O473]+25-[.I473]" office:value-type="float" office:value="7.82653061230667" calcext:value-type="float">
            <text:p>7,8265306123066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21517814" calcext:value-type="float">
            <text:p>221517814</text:p>
          </table:table-cell>
          <table:table-cell office:value-type="float" office:value="946342" calcext:value-type="float">
            <text:p>946342</text:p>
          </table:table-cell>
          <table:table-cell office:value-type="float" office:value="361840" calcext:value-type="float">
            <text:p>361840</text:p>
          </table:table-cell>
          <table:table-cell office:value-type="float" office:value="946248" calcext:value-type="float">
            <text:p>946248</text:p>
          </table:table-cell>
          <table:table-cell office:value-type="float" office:value="361800" calcext:value-type="float">
            <text:p>361800</text:p>
          </table:table-cell>
          <table:table-cell table:formula="of:=[.F474]/(44100)*90000*300" office:value-type="float" office:value="221510204.081633" calcext:value-type="float">
            <text:p>221510204,081633</text:p>
          </table:table-cell>
          <table:table-cell table:formula="of:=ROUND([.G474]/300+26.09-0.07128*[.M474])" office:value-type="float" office:value="738393" calcext:value-type="float">
            <text:p>738393</text:p>
          </table:table-cell>
          <table:table-cell table:formula="of:=[.B474]/300" office:value-type="float" office:value="738392.713333333" calcext:value-type="float">
            <text:p>738392,713333333</text:p>
          </table:table-cell>
          <table:table-cell table:formula="of:=[.I474]-[.H474]" office:value-type="float" office:value="-0.286666666623205" calcext:value-type="float">
            <text:p>-0,286666666623205</text:p>
          </table:table-cell>
          <table:table-cell table:formula="of:=[.K473]+2048-43" office:value-type="float" office:value="946339" calcext:value-type="float">
            <text:p>946339</text:p>
          </table:table-cell>
          <table:table-cell table:formula="of:=[.K474]-[.E474]" office:value-type="float" office:value="91" calcext:value-type="float">
            <text:p>91</text:p>
          </table:table-cell>
          <table:table-cell table:formula="of:=[.C474]-[.K474]" office:value-type="float" office:value="3" calcext:value-type="float">
            <text:p>3</text:p>
          </table:table-cell>
          <table:table-cell/>
          <table:table-cell table:formula="of:=[.G474]/300" office:value-type="float" office:value="738367.346938776" calcext:value-type="float">
            <text:p>738367,346938776</text:p>
          </table:table-cell>
          <table:table-cell table:formula="of:=[.O474]+25-[.I474]" office:value-type="float" office:value="-0.366394557873718" calcext:value-type="float">
            <text:p>-0,3663945578737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22029893" calcext:value-type="float">
            <text:p>222029893</text:p>
          </table:table-cell>
          <table:table-cell office:value-type="float" office:value="948460" calcext:value-type="float">
            <text:p>948460</text:p>
          </table:table-cell>
          <table:table-cell office:value-type="float" office:value="362680" calcext:value-type="float">
            <text:p>362680</text:p>
          </table:table-cell>
          <table:table-cell office:value-type="float" office:value="948296" calcext:value-type="float">
            <text:p>948296</text:p>
          </table:table-cell>
          <table:table-cell office:value-type="float" office:value="362640" calcext:value-type="float">
            <text:p>362640</text:p>
          </table:table-cell>
          <table:table-cell table:formula="of:=[.F475]/(44100)*90000*300" office:value-type="float" office:value="222024489.795918" calcext:value-type="float">
            <text:p>222024489,795918</text:p>
          </table:table-cell>
          <table:table-cell table:formula="of:=ROUND([.G475]/300+26.09-0.07128*[.M475])" office:value-type="float" office:value="740099" calcext:value-type="float">
            <text:p>740099</text:p>
          </table:table-cell>
          <table:table-cell table:formula="of:=[.B475]/300" office:value-type="float" office:value="740099.643333333" calcext:value-type="float">
            <text:p>740099,643333333</text:p>
          </table:table-cell>
          <table:table-cell table:formula="of:=[.I475]-[.H475]" office:value-type="float" office:value="0.643333333311603" calcext:value-type="float">
            <text:p>0,643333333311603</text:p>
          </table:table-cell>
          <table:table-cell table:formula="of:=[.K474]+2048-43" office:value-type="float" office:value="948344" calcext:value-type="float">
            <text:p>948344</text:p>
          </table:table-cell>
          <table:table-cell table:formula="of:=[.K475]-[.E475]" office:value-type="float" office:value="48" calcext:value-type="float">
            <text:p>48</text:p>
          </table:table-cell>
          <table:table-cell table:formula="of:=[.C475]-[.K475]" office:value-type="float" office:value="116" calcext:value-type="float">
            <text:p>116</text:p>
          </table:table-cell>
          <table:table-cell/>
          <table:table-cell table:formula="of:=[.G475]/300" office:value-type="float" office:value="740081.632653061" calcext:value-type="float">
            <text:p>740081,632653061</text:p>
          </table:table-cell>
          <table:table-cell table:formula="of:=[.O475]+25-[.I475]" office:value-type="float" office:value="6.9893197278725" calcext:value-type="float">
            <text:p>6,989319727872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22521014" calcext:value-type="float">
            <text:p>222521014</text:p>
          </table:table-cell>
          <table:table-cell office:value-type="float" office:value="950394" calcext:value-type="float">
            <text:p>950394</text:p>
          </table:table-cell>
          <table:table-cell office:value-type="float" office:value="363480" calcext:value-type="float">
            <text:p>363480</text:p>
          </table:table-cell>
          <table:table-cell office:value-type="float" office:value="950302" calcext:value-type="float">
            <text:p>950302</text:p>
          </table:table-cell>
          <table:table-cell office:value-type="float" office:value="363440" calcext:value-type="float">
            <text:p>363440</text:p>
          </table:table-cell>
          <table:table-cell table:formula="of:=[.F476]/(44100)*90000*300" office:value-type="float" office:value="222514285.714286" calcext:value-type="float">
            <text:p>222514285,714286</text:p>
          </table:table-cell>
          <table:table-cell table:formula="of:=ROUND([.G476]/300+26.09-0.07128*[.M476])" office:value-type="float" office:value="741737" calcext:value-type="float">
            <text:p>741737</text:p>
          </table:table-cell>
          <table:table-cell table:formula="of:=[.B476]/300" office:value-type="float" office:value="741736.713333333" calcext:value-type="float">
            <text:p>741736,713333333</text:p>
          </table:table-cell>
          <table:table-cell table:formula="of:=[.I476]-[.H476]" office:value-type="float" office:value="-0.286666666623205" calcext:value-type="float">
            <text:p>-0,286666666623205</text:p>
          </table:table-cell>
          <table:table-cell table:formula="of:=[.K475]+2048-43" office:value-type="float" office:value="950349" calcext:value-type="float">
            <text:p>950349</text:p>
          </table:table-cell>
          <table:table-cell table:formula="of:=[.K476]-[.E476]" office:value-type="float" office:value="47" calcext:value-type="float">
            <text:p>47</text:p>
          </table:table-cell>
          <table:table-cell table:formula="of:=[.C476]-[.K476]" office:value-type="float" office:value="45" calcext:value-type="float">
            <text:p>45</text:p>
          </table:table-cell>
          <table:table-cell/>
          <table:table-cell table:formula="of:=[.G476]/300" office:value-type="float" office:value="741714.285714286" calcext:value-type="float">
            <text:p>741714,285714286</text:p>
          </table:table-cell>
          <table:table-cell table:formula="of:=[.O476]+25-[.I476]" office:value-type="float" office:value="2.57238095230423" calcext:value-type="float">
            <text:p>2,5723809523042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23009093" calcext:value-type="float">
            <text:p>223009093</text:p>
          </table:table-cell>
          <table:table-cell office:value-type="float" office:value="952484" calcext:value-type="float">
            <text:p>952484</text:p>
          </table:table-cell>
          <table:table-cell office:value-type="float" office:value="364280" calcext:value-type="float">
            <text:p>364280</text:p>
          </table:table-cell>
          <table:table-cell office:value-type="float" office:value="952312" calcext:value-type="float">
            <text:p>952312</text:p>
          </table:table-cell>
          <table:table-cell office:value-type="float" office:value="364240" calcext:value-type="float">
            <text:p>364240</text:p>
          </table:table-cell>
          <table:table-cell table:formula="of:=[.F477]/(44100)*90000*300" office:value-type="float" office:value="223004081.632653" calcext:value-type="float">
            <text:p>223004081,632653</text:p>
          </table:table-cell>
          <table:table-cell table:formula="of:=ROUND([.G477]/300+26.09-0.07128*[.M477])" office:value-type="float" office:value="743364" calcext:value-type="float">
            <text:p>743364</text:p>
          </table:table-cell>
          <table:table-cell table:formula="of:=[.B477]/300" office:value-type="float" office:value="743363.643333333" calcext:value-type="float">
            <text:p>743363,643333333</text:p>
          </table:table-cell>
          <table:table-cell table:formula="of:=[.I477]-[.H477]" office:value-type="float" office:value="-0.356666666688398" calcext:value-type="float">
            <text:p>-0,356666666688398</text:p>
          </table:table-cell>
          <table:table-cell table:formula="of:=[.K476]+2048-43" office:value-type="float" office:value="952354" calcext:value-type="float">
            <text:p>952354</text:p>
          </table:table-cell>
          <table:table-cell table:formula="of:=[.K477]-[.E477]" office:value-type="float" office:value="42" calcext:value-type="float">
            <text:p>42</text:p>
          </table:table-cell>
          <table:table-cell table:formula="of:=[.C477]-[.K477]" office:value-type="float" office:value="130" calcext:value-type="float">
            <text:p>130</text:p>
          </table:table-cell>
          <table:table-cell/>
          <table:table-cell table:formula="of:=[.G477]/300" office:value-type="float" office:value="743346.93877551" calcext:value-type="float">
            <text:p>743346,93877551</text:p>
          </table:table-cell>
          <table:table-cell table:formula="of:=[.O477]+25-[.I477]" office:value-type="float" office:value="8.29544217686635" calcext:value-type="float">
            <text:p>8,2954421768663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3427528" calcext:value-type="float">
            <text:p>223427528</text:p>
          </table:table-cell>
          <table:table-cell office:value-type="float" office:value="954394" calcext:value-type="float">
            <text:p>954394</text:p>
          </table:table-cell>
          <table:table-cell office:value-type="float" office:value="364960" calcext:value-type="float">
            <text:p>364960</text:p>
          </table:table-cell>
          <table:table-cell office:value-type="float" office:value="954286" calcext:value-type="float">
            <text:p>954286</text:p>
          </table:table-cell>
          <table:table-cell office:value-type="float" office:value="364920" calcext:value-type="float">
            <text:p>364920</text:p>
          </table:table-cell>
          <table:table-cell table:formula="of:=[.F478]/(44100)*90000*300" office:value-type="float" office:value="223420408.163265" calcext:value-type="float">
            <text:p>223420408,163265</text:p>
          </table:table-cell>
          <table:table-cell table:formula="of:=ROUND([.G478]/300+26.09-0.07128*[.M478])" office:value-type="float" office:value="744758" calcext:value-type="float">
            <text:p>744758</text:p>
          </table:table-cell>
          <table:table-cell table:formula="of:=[.B478]/300" office:value-type="float" office:value="744758.426666667" calcext:value-type="float">
            <text:p>744758,426666667</text:p>
          </table:table-cell>
          <table:table-cell table:formula="of:=[.I478]-[.H478]" office:value-type="float" office:value="0.426666666637175" calcext:value-type="float">
            <text:p>0,426666666637175</text:p>
          </table:table-cell>
          <table:table-cell table:formula="of:=[.K477]+2048-43" office:value-type="float" office:value="954359" calcext:value-type="float">
            <text:p>954359</text:p>
          </table:table-cell>
          <table:table-cell table:formula="of:=[.K478]-[.E478]" office:value-type="float" office:value="73" calcext:value-type="float">
            <text:p>73</text:p>
          </table:table-cell>
          <table:table-cell table:formula="of:=[.C478]-[.K478]" office:value-type="float" office:value="35" calcext:value-type="float">
            <text:p>35</text:p>
          </table:table-cell>
          <table:table-cell/>
          <table:table-cell table:formula="of:=[.G478]/300" office:value-type="float" office:value="744734.693877551" calcext:value-type="float">
            <text:p>744734,693877551</text:p>
          </table:table-cell>
          <table:table-cell table:formula="of:=[.O478]+25-[.I478]" office:value-type="float" office:value="1.26721088436898" calcext:value-type="float">
            <text:p>1,2672108843689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23843435" calcext:value-type="float">
            <text:p>223843435</text:p>
          </table:table-cell>
          <table:table-cell office:value-type="float" office:value="956422" calcext:value-type="float">
            <text:p>956422</text:p>
          </table:table-cell>
          <table:table-cell office:value-type="float" office:value="365640" calcext:value-type="float">
            <text:p>365640</text:p>
          </table:table-cell>
          <table:table-cell office:value-type="float" office:value="956312" calcext:value-type="float">
            <text:p>956312</text:p>
          </table:table-cell>
          <table:table-cell office:value-type="float" office:value="365600" calcext:value-type="float">
            <text:p>365600</text:p>
          </table:table-cell>
          <table:table-cell table:formula="of:=[.F479]/(44100)*90000*300" office:value-type="float" office:value="223836734.693878" calcext:value-type="float">
            <text:p>223836734,693878</text:p>
          </table:table-cell>
          <table:table-cell table:formula="of:=ROUND([.G479]/300+26.09-0.07128*[.M479])" office:value-type="float" office:value="746144" calcext:value-type="float">
            <text:p>746144</text:p>
          </table:table-cell>
          <table:table-cell table:formula="of:=[.B479]/300" office:value-type="float" office:value="746144.783333333" calcext:value-type="float">
            <text:p>746144,783333333</text:p>
          </table:table-cell>
          <table:table-cell table:formula="of:=[.I479]-[.H479]" office:value-type="float" office:value="0.783333333325572" calcext:value-type="float">
            <text:p>0,783333333325572</text:p>
          </table:table-cell>
          <table:table-cell table:formula="of:=[.K478]+2048-43" office:value-type="float" office:value="956364" calcext:value-type="float">
            <text:p>956364</text:p>
          </table:table-cell>
          <table:table-cell table:formula="of:=[.K479]-[.E479]" office:value-type="float" office:value="52" calcext:value-type="float">
            <text:p>52</text:p>
          </table:table-cell>
          <table:table-cell table:formula="of:=[.C479]-[.K479]" office:value-type="float" office:value="58" calcext:value-type="float">
            <text:p>58</text:p>
          </table:table-cell>
          <table:table-cell/>
          <table:table-cell table:formula="of:=[.G479]/300" office:value-type="float" office:value="746122.448979592" calcext:value-type="float">
            <text:p>746122,448979592</text:p>
          </table:table-cell>
          <table:table-cell table:formula="of:=[.O479]+25-[.I479]" office:value-type="float" office:value="2.66564625850879" calcext:value-type="float">
            <text:p>2,6656462585087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24259171" calcext:value-type="float">
            <text:p>224259171</text:p>
          </table:table-cell>
          <table:table-cell office:value-type="float" office:value="958444" calcext:value-type="float">
            <text:p>958444</text:p>
          </table:table-cell>
          <table:table-cell office:value-type="float" office:value="366320" calcext:value-type="float">
            <text:p>366320</text:p>
          </table:table-cell>
          <table:table-cell office:value-type="float" office:value="958338" calcext:value-type="float">
            <text:p>958338</text:p>
          </table:table-cell>
          <table:table-cell office:value-type="float" office:value="366280" calcext:value-type="float">
            <text:p>366280</text:p>
          </table:table-cell>
          <table:table-cell table:formula="of:=[.F480]/(44100)*90000*300" office:value-type="float" office:value="224253061.22449" calcext:value-type="float">
            <text:p>224253061,22449</text:p>
          </table:table-cell>
          <table:table-cell table:formula="of:=ROUND([.G480]/300+26.09-0.07128*[.M480])" office:value-type="float" office:value="747531" calcext:value-type="float">
            <text:p>747531</text:p>
          </table:table-cell>
          <table:table-cell table:formula="of:=[.B480]/300" office:value-type="float" office:value="747530.57" calcext:value-type="float">
            <text:p>747530,57</text:p>
          </table:table-cell>
          <table:table-cell table:formula="of:=[.I480]-[.H480]" office:value-type="float" office:value="-0.430000000051223" calcext:value-type="float">
            <text:p>-0,430000000051223</text:p>
          </table:table-cell>
          <table:table-cell table:formula="of:=[.K479]+2048-43" office:value-type="float" office:value="958369" calcext:value-type="float">
            <text:p>958369</text:p>
          </table:table-cell>
          <table:table-cell table:formula="of:=[.K480]-[.E480]" office:value-type="float" office:value="31" calcext:value-type="float">
            <text:p>31</text:p>
          </table:table-cell>
          <table:table-cell table:formula="of:=[.C480]-[.K480]" office:value-type="float" office:value="75" calcext:value-type="float">
            <text:p>75</text:p>
          </table:table-cell>
          <table:table-cell/>
          <table:table-cell table:formula="of:=[.G480]/300" office:value-type="float" office:value="747510.204081633" calcext:value-type="float">
            <text:p>747510,204081633</text:p>
          </table:table-cell>
          <table:table-cell table:formula="of:=[.O480]+25-[.I480]" office:value-type="float" office:value="4.63408163259737" calcext:value-type="float">
            <text:p>4,6340816325973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4675721" calcext:value-type="float">
            <text:p>224675721</text:p>
          </table:table-cell>
          <table:table-cell office:value-type="float" office:value="960442" calcext:value-type="float">
            <text:p>960442</text:p>
          </table:table-cell>
          <table:table-cell office:value-type="float" office:value="367000" calcext:value-type="float">
            <text:p>367000</text:p>
          </table:table-cell>
          <table:table-cell office:value-type="float" office:value="960334" calcext:value-type="float">
            <text:p>960334</text:p>
          </table:table-cell>
          <table:table-cell office:value-type="float" office:value="366960" calcext:value-type="float">
            <text:p>366960</text:p>
          </table:table-cell>
          <table:table-cell table:formula="of:=[.F481]/(44100)*90000*300" office:value-type="float" office:value="224669387.755102" calcext:value-type="float">
            <text:p>224669387,755102</text:p>
          </table:table-cell>
          <table:table-cell table:formula="of:=ROUND([.G481]/300+26.09-0.07128*[.M481])" office:value-type="float" office:value="748919" calcext:value-type="float">
            <text:p>748919</text:p>
          </table:table-cell>
          <table:table-cell table:formula="of:=[.B481]/300" office:value-type="float" office:value="748919.07" calcext:value-type="float">
            <text:p>748919,07</text:p>
          </table:table-cell>
          <table:table-cell table:formula="of:=[.I481]-[.H481]" office:value-type="float" office:value="0.0699999999487773" calcext:value-type="float">
            <text:p>0,069999999948777</text:p>
          </table:table-cell>
          <table:table-cell table:formula="of:=[.K480]+2048-43" office:value-type="float" office:value="960374" calcext:value-type="float">
            <text:p>960374</text:p>
          </table:table-cell>
          <table:table-cell table:formula="of:=[.K481]-[.E481]" office:value-type="float" office:value="40" calcext:value-type="float">
            <text:p>40</text:p>
          </table:table-cell>
          <table:table-cell table:formula="of:=[.C481]-[.K481]" office:value-type="float" office:value="68" calcext:value-type="float">
            <text:p>68</text:p>
          </table:table-cell>
          <table:table-cell/>
          <table:table-cell table:formula="of:=[.G481]/300" office:value-type="float" office:value="748897.959183673" calcext:value-type="float">
            <text:p>748897,959183673</text:p>
          </table:table-cell>
          <table:table-cell table:formula="of:=[.O481]+25-[.I481]" office:value-type="float" office:value="3.88918367342558" calcext:value-type="float">
            <text:p>3,889183673425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5092571" calcext:value-type="float">
            <text:p>225092571</text:p>
          </table:table-cell>
          <table:table-cell office:value-type="float" office:value="962426" calcext:value-type="float">
            <text:p>962426</text:p>
          </table:table-cell>
          <table:table-cell office:value-type="float" office:value="367680" calcext:value-type="float">
            <text:p>367680</text:p>
          </table:table-cell>
          <table:table-cell office:value-type="float" office:value="962318" calcext:value-type="float">
            <text:p>962318</text:p>
          </table:table-cell>
          <table:table-cell office:value-type="float" office:value="367640" calcext:value-type="float">
            <text:p>367640</text:p>
          </table:table-cell>
          <table:table-cell table:formula="of:=[.F482]/(44100)*90000*300" office:value-type="float" office:value="225085714.285714" calcext:value-type="float">
            <text:p>225085714,285714</text:p>
          </table:table-cell>
          <table:table-cell table:formula="of:=ROUND([.G482]/300+26.09-0.07128*[.M482])" office:value-type="float" office:value="750308" calcext:value-type="float">
            <text:p>750308</text:p>
          </table:table-cell>
          <table:table-cell table:formula="of:=[.B482]/300" office:value-type="float" office:value="750308.57" calcext:value-type="float">
            <text:p>750308,57</text:p>
          </table:table-cell>
          <table:table-cell table:formula="of:=[.I482]-[.H482]" office:value-type="float" office:value="0.569999999948777" calcext:value-type="float">
            <text:p>0,569999999948777</text:p>
          </table:table-cell>
          <table:table-cell table:formula="of:=[.K481]+2048-43" office:value-type="float" office:value="962379" calcext:value-type="float">
            <text:p>962379</text:p>
          </table:table-cell>
          <table:table-cell table:formula="of:=[.K482]-[.E482]" office:value-type="float" office:value="61" calcext:value-type="float">
            <text:p>61</text:p>
          </table:table-cell>
          <table:table-cell table:formula="of:=[.C482]-[.K482]" office:value-type="float" office:value="47" calcext:value-type="float">
            <text:p>47</text:p>
          </table:table-cell>
          <table:table-cell/>
          <table:table-cell table:formula="of:=[.G482]/300" office:value-type="float" office:value="750285.714285714" calcext:value-type="float">
            <text:p>750285,714285714</text:p>
          </table:table-cell>
          <table:table-cell table:formula="of:=[.O482]+25-[.I482]" office:value-type="float" office:value="2.1442857143702" calcext:value-type="float">
            <text:p>2,144285714370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5532907" calcext:value-type="float">
            <text:p>225532907</text:p>
          </table:table-cell>
          <table:table-cell office:value-type="float" office:value="964448" calcext:value-type="float">
            <text:p>964448</text:p>
          </table:table-cell>
          <table:table-cell office:value-type="float" office:value="368400" calcext:value-type="float">
            <text:p>368400</text:p>
          </table:table-cell>
          <table:table-cell office:value-type="float" office:value="964346" calcext:value-type="float">
            <text:p>964346</text:p>
          </table:table-cell>
          <table:table-cell office:value-type="float" office:value="368360" calcext:value-type="float">
            <text:p>368360</text:p>
          </table:table-cell>
          <table:table-cell table:formula="of:=[.F483]/(44100)*90000*300" office:value-type="float" office:value="225526530.612245" calcext:value-type="float">
            <text:p>225526530,612245</text:p>
          </table:table-cell>
          <table:table-cell table:formula="of:=ROUND([.G483]/300+26.09-0.07128*[.M483])" office:value-type="float" office:value="751777" calcext:value-type="float">
            <text:p>751777</text:p>
          </table:table-cell>
          <table:table-cell table:formula="of:=[.B483]/300" office:value-type="float" office:value="751776.356666667" calcext:value-type="float">
            <text:p>751776,356666667</text:p>
          </table:table-cell>
          <table:table-cell table:formula="of:=[.I483]-[.H483]" office:value-type="float" office:value="-0.643333333311603" calcext:value-type="float">
            <text:p>-0,643333333311603</text:p>
          </table:table-cell>
          <table:table-cell table:formula="of:=[.K482]+2048-43" office:value-type="float" office:value="964384" calcext:value-type="float">
            <text:p>964384</text:p>
          </table:table-cell>
          <table:table-cell table:formula="of:=[.K483]-[.E483]" office:value-type="float" office:value="38" calcext:value-type="float">
            <text:p>38</text:p>
          </table:table-cell>
          <table:table-cell table:formula="of:=[.C483]-[.K483]" office:value-type="float" office:value="64" calcext:value-type="float">
            <text:p>64</text:p>
          </table:table-cell>
          <table:table-cell/>
          <table:table-cell table:formula="of:=[.G483]/300" office:value-type="float" office:value="751755.102040816" calcext:value-type="float">
            <text:p>751755,102040816</text:p>
          </table:table-cell>
          <table:table-cell table:formula="of:=[.O483]+25-[.I483]" office:value-type="float" office:value="3.7453741497593" calcext:value-type="float">
            <text:p>3,745374149759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25972557" calcext:value-type="float">
            <text:p>225972557</text:p>
          </table:table-cell>
          <table:table-cell office:value-type="float" office:value="966516" calcext:value-type="float">
            <text:p>966516</text:p>
          </table:table-cell>
          <table:table-cell office:value-type="float" office:value="369120" calcext:value-type="float">
            <text:p>369120</text:p>
          </table:table-cell>
          <table:table-cell office:value-type="float" office:value="966336" calcext:value-type="float">
            <text:p>966336</text:p>
          </table:table-cell>
          <table:table-cell office:value-type="float" office:value="369080" calcext:value-type="float">
            <text:p>369080</text:p>
          </table:table-cell>
          <table:table-cell table:formula="of:=[.F484]/(44100)*90000*300" office:value-type="float" office:value="225967346.938776" calcext:value-type="float">
            <text:p>225967346,938776</text:p>
          </table:table-cell>
          <table:table-cell table:formula="of:=ROUND([.G484]/300+26.09-0.07128*[.M484])" office:value-type="float" office:value="753242" calcext:value-type="float">
            <text:p>753242</text:p>
          </table:table-cell>
          <table:table-cell table:formula="of:=[.B484]/300" office:value-type="float" office:value="753241.856666667" calcext:value-type="float">
            <text:p>753241,856666667</text:p>
          </table:table-cell>
          <table:table-cell table:formula="of:=[.I484]-[.H484]" office:value-type="float" office:value="-0.143333333311602" calcext:value-type="float">
            <text:p>-0,143333333311602</text:p>
          </table:table-cell>
          <table:table-cell table:formula="of:=[.K483]+2048-43" office:value-type="float" office:value="966389" calcext:value-type="float">
            <text:p>966389</text:p>
          </table:table-cell>
          <table:table-cell table:formula="of:=[.K484]-[.E484]" office:value-type="float" office:value="53" calcext:value-type="float">
            <text:p>53</text:p>
          </table:table-cell>
          <table:table-cell table:formula="of:=[.C484]-[.K484]" office:value-type="float" office:value="127" calcext:value-type="float">
            <text:p>127</text:p>
          </table:table-cell>
          <table:table-cell/>
          <table:table-cell table:formula="of:=[.G484]/300" office:value-type="float" office:value="753224.489795918" calcext:value-type="float">
            <text:p>753224,489795918</text:p>
          </table:table-cell>
          <table:table-cell table:formula="of:=[.O484]+25-[.I484]" office:value-type="float" office:value="7.63312925165519" calcext:value-type="float">
            <text:p>7,6331292516551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26413835" calcext:value-type="float">
            <text:p>226413835</text:p>
          </table:table-cell>
          <table:table-cell office:value-type="float" office:value="968494" calcext:value-type="float">
            <text:p>968494</text:p>
          </table:table-cell>
          <table:table-cell office:value-type="float" office:value="369840" calcext:value-type="float">
            <text:p>369840</text:p>
          </table:table-cell>
          <table:table-cell office:value-type="float" office:value="968392" calcext:value-type="float">
            <text:p>968392</text:p>
          </table:table-cell>
          <table:table-cell office:value-type="float" office:value="369800" calcext:value-type="float">
            <text:p>369800</text:p>
          </table:table-cell>
          <table:table-cell table:formula="of:=[.F485]/(44100)*90000*300" office:value-type="float" office:value="226408163.265306" calcext:value-type="float">
            <text:p>226408163,265306</text:p>
          </table:table-cell>
          <table:table-cell table:formula="of:=ROUND([.G485]/300+26.09-0.07128*[.M485])" office:value-type="float" office:value="754713" calcext:value-type="float">
            <text:p>754713</text:p>
          </table:table-cell>
          <table:table-cell table:formula="of:=[.B485]/300" office:value-type="float" office:value="754712.783333333" calcext:value-type="float">
            <text:p>754712,783333333</text:p>
          </table:table-cell>
          <table:table-cell table:formula="of:=[.I485]-[.H485]" office:value-type="float" office:value="-0.216666666674428" calcext:value-type="float">
            <text:p>-0,216666666674428</text:p>
          </table:table-cell>
          <table:table-cell table:formula="of:=[.K484]+2048-43" office:value-type="float" office:value="968394" calcext:value-type="float">
            <text:p>968394</text:p>
          </table:table-cell>
          <table:table-cell table:formula="of:=[.K485]-[.E485]" office:value-type="float" office:value="2" calcext:value-type="float">
            <text:p>2</text:p>
          </table:table-cell>
          <table:table-cell table:formula="of:=[.C485]-[.K485]" office:value-type="float" office:value="100" calcext:value-type="float">
            <text:p>100</text:p>
          </table:table-cell>
          <table:table-cell/>
          <table:table-cell table:formula="of:=[.G485]/300" office:value-type="float" office:value="754693.87755102" calcext:value-type="float">
            <text:p>754693,87755102</text:p>
          </table:table-cell>
          <table:table-cell table:formula="of:=[.O485]+25-[.I485]" office:value-type="float" office:value="6.09421768703032" calcext:value-type="float">
            <text:p>6,0942176870303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26855500" calcext:value-type="float">
            <text:p>226855500</text:p>
          </table:table-cell>
          <table:table-cell office:value-type="float" office:value="970454" calcext:value-type="float">
            <text:p>970454</text:p>
          </table:table-cell>
          <table:table-cell office:value-type="float" office:value="370560" calcext:value-type="float">
            <text:p>370560</text:p>
          </table:table-cell>
          <table:table-cell office:value-type="float" office:value="970354" calcext:value-type="float">
            <text:p>970354</text:p>
          </table:table-cell>
          <table:table-cell office:value-type="float" office:value="370520" calcext:value-type="float">
            <text:p>370520</text:p>
          </table:table-cell>
          <table:table-cell table:formula="of:=[.F486]/(44100)*90000*300" office:value-type="float" office:value="226848979.591837" calcext:value-type="float">
            <text:p>226848979,591837</text:p>
          </table:table-cell>
          <table:table-cell table:formula="of:=ROUND([.G486]/300+26.09-0.07128*[.M486])" office:value-type="float" office:value="756185" calcext:value-type="float">
            <text:p>756185</text:p>
          </table:table-cell>
          <table:table-cell table:formula="of:=[.B486]/300" office:value-type="float" office:value="756185" calcext:value-type="float">
            <text:p>756185</text:p>
          </table:table-cell>
          <table:table-cell table:formula="of:=[.I486]-[.H486]" office:value-type="float" office:value="0" calcext:value-type="float">
            <text:p>0</text:p>
          </table:table-cell>
          <table:table-cell table:formula="of:=[.K485]+2048-43" office:value-type="float" office:value="970399" calcext:value-type="float">
            <text:p>970399</text:p>
          </table:table-cell>
          <table:table-cell table:formula="of:=[.K486]-[.E486]" office:value-type="float" office:value="45" calcext:value-type="float">
            <text:p>45</text:p>
          </table:table-cell>
          <table:table-cell table:formula="of:=[.C486]-[.K486]" office:value-type="float" office:value="55" calcext:value-type="float">
            <text:p>55</text:p>
          </table:table-cell>
          <table:table-cell/>
          <table:table-cell table:formula="of:=[.G486]/300" office:value-type="float" office:value="756163.265306122" calcext:value-type="float">
            <text:p>756163,265306122</text:p>
          </table:table-cell>
          <table:table-cell table:formula="of:=[.O486]+25-[.I486]" office:value-type="float" office:value="3.2653061223682" calcext:value-type="float">
            <text:p>3,265306122368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7320178" calcext:value-type="float">
            <text:p>227320178</text:p>
          </table:table-cell>
          <table:table-cell office:value-type="float" office:value="972488" calcext:value-type="float">
            <text:p>972488</text:p>
          </table:table-cell>
          <table:table-cell office:value-type="float" office:value="371320" calcext:value-type="float">
            <text:p>371320</text:p>
          </table:table-cell>
          <table:table-cell office:value-type="float" office:value="972390" calcext:value-type="float">
            <text:p>972390</text:p>
          </table:table-cell>
          <table:table-cell office:value-type="float" office:value="371280" calcext:value-type="float">
            <text:p>371280</text:p>
          </table:table-cell>
          <table:table-cell table:formula="of:=[.F487]/(44100)*90000*300" office:value-type="float" office:value="227314285.714286" calcext:value-type="float">
            <text:p>227314285,714286</text:p>
          </table:table-cell>
          <table:table-cell table:formula="of:=ROUND([.G487]/300+26.09-0.07128*[.M487])" office:value-type="float" office:value="757734" calcext:value-type="float">
            <text:p>757734</text:p>
          </table:table-cell>
          <table:table-cell table:formula="of:=[.B487]/300" office:value-type="float" office:value="757733.926666667" calcext:value-type="float">
            <text:p>757733,926666667</text:p>
          </table:table-cell>
          <table:table-cell table:formula="of:=[.I487]-[.H487]" office:value-type="float" office:value="-0.0733333333628252" calcext:value-type="float">
            <text:p>-0,073333333362825</text:p>
          </table:table-cell>
          <table:table-cell table:formula="of:=[.K486]+2048-43" office:value-type="float" office:value="972404" calcext:value-type="float">
            <text:p>972404</text:p>
          </table:table-cell>
          <table:table-cell table:formula="of:=[.K487]-[.E487]" office:value-type="float" office:value="14" calcext:value-type="float">
            <text:p>14</text:p>
          </table:table-cell>
          <table:table-cell table:formula="of:=[.C487]-[.K487]" office:value-type="float" office:value="84" calcext:value-type="float">
            <text:p>84</text:p>
          </table:table-cell>
          <table:table-cell/>
          <table:table-cell table:formula="of:=[.G487]/300" office:value-type="float" office:value="757714.285714286" calcext:value-type="float">
            <text:p>757714,285714286</text:p>
          </table:table-cell>
          <table:table-cell table:formula="of:=[.O487]+25-[.I487]" office:value-type="float" office:value="5.35904761916027" calcext:value-type="float">
            <text:p>5,3590476191602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27761071" calcext:value-type="float">
            <text:p>227761071</text:p>
          </table:table-cell>
          <table:table-cell office:value-type="float" office:value="974498" calcext:value-type="float">
            <text:p>974498</text:p>
          </table:table-cell>
          <table:table-cell office:value-type="float" office:value="372040" calcext:value-type="float">
            <text:p>372040</text:p>
          </table:table-cell>
          <table:table-cell office:value-type="float" office:value="974398" calcext:value-type="float">
            <text:p>974398</text:p>
          </table:table-cell>
          <table:table-cell office:value-type="float" office:value="372000" calcext:value-type="float">
            <text:p>372000</text:p>
          </table:table-cell>
          <table:table-cell table:formula="of:=[.F488]/(44100)*90000*300" office:value-type="float" office:value="227755102.040816" calcext:value-type="float">
            <text:p>227755102,040816</text:p>
          </table:table-cell>
          <table:table-cell table:formula="of:=ROUND([.G488]/300+26.09-0.07128*[.M488])" office:value-type="float" office:value="759203" calcext:value-type="float">
            <text:p>759203</text:p>
          </table:table-cell>
          <table:table-cell table:formula="of:=[.B488]/300" office:value-type="float" office:value="759203.57" calcext:value-type="float">
            <text:p>759203,57</text:p>
          </table:table-cell>
          <table:table-cell table:formula="of:=[.I488]-[.H488]" office:value-type="float" office:value="0.569999999948777" calcext:value-type="float">
            <text:p>0,569999999948777</text:p>
          </table:table-cell>
          <table:table-cell table:formula="of:=[.K487]+2048-43" office:value-type="float" office:value="974409" calcext:value-type="float">
            <text:p>974409</text:p>
          </table:table-cell>
          <table:table-cell table:formula="of:=[.K488]-[.E488]" office:value-type="float" office:value="11" calcext:value-type="float">
            <text:p>11</text:p>
          </table:table-cell>
          <table:table-cell table:formula="of:=[.C488]-[.K488]" office:value-type="float" office:value="89" calcext:value-type="float">
            <text:p>89</text:p>
          </table:table-cell>
          <table:table-cell/>
          <table:table-cell table:formula="of:=[.G488]/300" office:value-type="float" office:value="759183.673469388" calcext:value-type="float">
            <text:p>759183,673469388</text:p>
          </table:table-cell>
          <table:table-cell table:formula="of:=[.O488]+25-[.I488]" office:value-type="float" office:value="5.10346938786097" calcext:value-type="float">
            <text:p>5,1034693878609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8203421" calcext:value-type="float">
            <text:p>228203421</text:p>
          </table:table-cell>
          <table:table-cell office:value-type="float" office:value="976426" calcext:value-type="float">
            <text:p>976426</text:p>
          </table:table-cell>
          <table:table-cell office:value-type="float" office:value="372760" calcext:value-type="float">
            <text:p>372760</text:p>
          </table:table-cell>
          <table:table-cell office:value-type="float" office:value="976328" calcext:value-type="float">
            <text:p>976328</text:p>
          </table:table-cell>
          <table:table-cell office:value-type="float" office:value="372720" calcext:value-type="float">
            <text:p>372720</text:p>
          </table:table-cell>
          <table:table-cell table:formula="of:=[.F489]/(44100)*90000*300" office:value-type="float" office:value="228195918.367347" calcext:value-type="float">
            <text:p>228195918,367347</text:p>
          </table:table-cell>
          <table:table-cell table:formula="of:=ROUND([.G489]/300+26.09-0.07128*[.M489])" office:value-type="float" office:value="760678" calcext:value-type="float">
            <text:p>760678</text:p>
          </table:table-cell>
          <table:table-cell table:formula="of:=[.B489]/300" office:value-type="float" office:value="760678.07" calcext:value-type="float">
            <text:p>760678,07</text:p>
          </table:table-cell>
          <table:table-cell table:formula="of:=[.I489]-[.H489]" office:value-type="float" office:value="0.0699999999487773" calcext:value-type="float">
            <text:p>0,069999999948777</text:p>
          </table:table-cell>
          <table:table-cell table:formula="of:=[.K488]+2048-43" office:value-type="float" office:value="976414" calcext:value-type="float">
            <text:p>976414</text:p>
          </table:table-cell>
          <table:table-cell table:formula="of:=[.K489]-[.E489]" office:value-type="float" office:value="86" calcext:value-type="float">
            <text:p>86</text:p>
          </table:table-cell>
          <table:table-cell table:formula="of:=[.C489]-[.K489]" office:value-type="float" office:value="12" calcext:value-type="float">
            <text:p>12</text:p>
          </table:table-cell>
          <table:table-cell/>
          <table:table-cell table:formula="of:=[.G489]/300" office:value-type="float" office:value="760653.06122449" calcext:value-type="float">
            <text:p>760653,06122449</text:p>
          </table:table-cell>
          <table:table-cell table:formula="of:=[.O489]+25-[.I489]" office:value-type="float" office:value="-0.00877551012672484" calcext:value-type="float">
            <text:p>-0,00877551012672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8668400" calcext:value-type="float">
            <text:p>228668400</text:p>
          </table:table-cell>
          <table:table-cell office:value-type="float" office:value="978446" calcext:value-type="float">
            <text:p>978446</text:p>
          </table:table-cell>
          <table:table-cell office:value-type="float" office:value="373520" calcext:value-type="float">
            <text:p>373520</text:p>
          </table:table-cell>
          <table:table-cell office:value-type="float" office:value="978348" calcext:value-type="float">
            <text:p>978348</text:p>
          </table:table-cell>
          <table:table-cell office:value-type="float" office:value="373480" calcext:value-type="float">
            <text:p>373480</text:p>
          </table:table-cell>
          <table:table-cell table:formula="of:=[.F490]/(44100)*90000*300" office:value-type="float" office:value="228661224.489796" calcext:value-type="float">
            <text:p>228661224,489796</text:p>
          </table:table-cell>
          <table:table-cell table:formula="of:=ROUND([.G490]/300+26.09-0.07128*[.M490])" office:value-type="float" office:value="762228" calcext:value-type="float">
            <text:p>762228</text:p>
          </table:table-cell>
          <table:table-cell table:formula="of:=[.B490]/300" office:value-type="float" office:value="762228" calcext:value-type="float">
            <text:p>762228</text:p>
          </table:table-cell>
          <table:table-cell table:formula="of:=[.I490]-[.H490]" office:value-type="float" office:value="0" calcext:value-type="float">
            <text:p>0</text:p>
          </table:table-cell>
          <table:table-cell table:formula="of:=[.K489]+2048-43" office:value-type="float" office:value="978419" calcext:value-type="float">
            <text:p>978419</text:p>
          </table:table-cell>
          <table:table-cell table:formula="of:=[.K490]-[.E490]" office:value-type="float" office:value="71" calcext:value-type="float">
            <text:p>71</text:p>
          </table:table-cell>
          <table:table-cell table:formula="of:=[.C490]-[.K490]" office:value-type="float" office:value="27" calcext:value-type="float">
            <text:p>27</text:p>
          </table:table-cell>
          <table:table-cell/>
          <table:table-cell table:formula="of:=[.G490]/300" office:value-type="float" office:value="762204.081632653" calcext:value-type="float">
            <text:p>762204,081632653</text:p>
          </table:table-cell>
          <table:table-cell table:formula="of:=[.O490]+25-[.I490]" office:value-type="float" office:value="1.08163265301846" calcext:value-type="float">
            <text:p>1,0816326530184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29109935" calcext:value-type="float">
            <text:p>229109935</text:p>
          </table:table-cell>
          <table:table-cell office:value-type="float" office:value="980426" calcext:value-type="float">
            <text:p>980426</text:p>
          </table:table-cell>
          <table:table-cell office:value-type="float" office:value="374240" calcext:value-type="float">
            <text:p>374240</text:p>
          </table:table-cell>
          <table:table-cell office:value-type="float" office:value="980254" calcext:value-type="float">
            <text:p>980254</text:p>
          </table:table-cell>
          <table:table-cell office:value-type="float" office:value="374200" calcext:value-type="float">
            <text:p>374200</text:p>
          </table:table-cell>
          <table:table-cell table:formula="of:=[.F491]/(44100)*90000*300" office:value-type="float" office:value="229102040.816326" calcext:value-type="float">
            <text:p>229102040,816326</text:p>
          </table:table-cell>
          <table:table-cell table:formula="of:=ROUND([.G491]/300+26.09-0.07128*[.M491])" office:value-type="float" office:value="763699" calcext:value-type="float">
            <text:p>763699</text:p>
          </table:table-cell>
          <table:table-cell table:formula="of:=[.B491]/300" office:value-type="float" office:value="763699.783333333" calcext:value-type="float">
            <text:p>763699,783333333</text:p>
          </table:table-cell>
          <table:table-cell table:formula="of:=[.I491]-[.H491]" office:value-type="float" office:value="0.783333333325572" calcext:value-type="float">
            <text:p>0,783333333325572</text:p>
          </table:table-cell>
          <table:table-cell table:formula="of:=[.K490]+2048-43" office:value-type="float" office:value="980424" calcext:value-type="float">
            <text:p>980424</text:p>
          </table:table-cell>
          <table:table-cell table:formula="of:=[.K491]-[.E491]" office:value-type="float" office:value="170" calcext:value-type="float">
            <text:p>170</text:p>
          </table:table-cell>
          <table:table-cell table:formula="of:=[.C491]-[.K491]" office:value-type="float" office:value="2" calcext:value-type="float">
            <text:p>2</text:p>
          </table:table-cell>
          <table:table-cell/>
          <table:table-cell table:formula="of:=[.G491]/300" office:value-type="float" office:value="763673.469387755" calcext:value-type="float">
            <text:p>763673,469387755</text:p>
          </table:table-cell>
          <table:table-cell table:formula="of:=[.O491]+25-[.I491]" office:value-type="float" office:value="-1.31394557829481" calcext:value-type="float">
            <text:p>-1,3139455782948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9597971" calcext:value-type="float">
            <text:p>229597971</text:p>
          </table:table-cell>
          <table:table-cell office:value-type="float" office:value="982504" calcext:value-type="float">
            <text:p>982504</text:p>
          </table:table-cell>
          <table:table-cell office:value-type="float" office:value="375040" calcext:value-type="float">
            <text:p>375040</text:p>
          </table:table-cell>
          <table:table-cell office:value-type="float" office:value="982408" calcext:value-type="float">
            <text:p>982408</text:p>
          </table:table-cell>
          <table:table-cell office:value-type="float" office:value="375000" calcext:value-type="float">
            <text:p>375000</text:p>
          </table:table-cell>
          <table:table-cell table:formula="of:=[.F492]/(44100)*90000*300" office:value-type="float" office:value="229591836.734694" calcext:value-type="float">
            <text:p>229591836,734694</text:p>
          </table:table-cell>
          <table:table-cell table:formula="of:=ROUND([.G492]/300+26.09-0.07128*[.M492])" office:value-type="float" office:value="765327" calcext:value-type="float">
            <text:p>765327</text:p>
          </table:table-cell>
          <table:table-cell table:formula="of:=[.B492]/300" office:value-type="float" office:value="765326.57" calcext:value-type="float">
            <text:p>765326,57</text:p>
          </table:table-cell>
          <table:table-cell table:formula="of:=[.I492]-[.H492]" office:value-type="float" office:value="-0.430000000051223" calcext:value-type="float">
            <text:p>-0,430000000051223</text:p>
          </table:table-cell>
          <table:table-cell table:formula="of:=[.K491]+2048-43" office:value-type="float" office:value="982429" calcext:value-type="float">
            <text:p>982429</text:p>
          </table:table-cell>
          <table:table-cell table:formula="of:=[.K492]-[.E492]" office:value-type="float" office:value="21" calcext:value-type="float">
            <text:p>21</text:p>
          </table:table-cell>
          <table:table-cell table:formula="of:=[.C492]-[.K492]" office:value-type="float" office:value="75" calcext:value-type="float">
            <text:p>75</text:p>
          </table:table-cell>
          <table:table-cell/>
          <table:table-cell table:formula="of:=[.G492]/300" office:value-type="float" office:value="765306.12244898" calcext:value-type="float">
            <text:p>765306,12244898</text:p>
          </table:table-cell>
          <table:table-cell table:formula="of:=[.O492]+25-[.I492]" office:value-type="float" office:value="4.55244897957891" calcext:value-type="float">
            <text:p>4,5524489795789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0063635" calcext:value-type="float">
            <text:p>230063635</text:p>
          </table:table-cell>
          <table:table-cell office:value-type="float" office:value="984492" calcext:value-type="float">
            <text:p>984492</text:p>
          </table:table-cell>
          <table:table-cell office:value-type="float" office:value="375800" calcext:value-type="float">
            <text:p>375800</text:p>
          </table:table-cell>
          <table:table-cell office:value-type="float" office:value="984396" calcext:value-type="float">
            <text:p>984396</text:p>
          </table:table-cell>
          <table:table-cell office:value-type="float" office:value="375760" calcext:value-type="float">
            <text:p>375760</text:p>
          </table:table-cell>
          <table:table-cell table:formula="of:=[.F493]/(44100)*90000*300" office:value-type="float" office:value="230057142.857143" calcext:value-type="float">
            <text:p>230057142,857143</text:p>
          </table:table-cell>
          <table:table-cell table:formula="of:=ROUND([.G493]/300+26.09-0.07128*[.M493])" office:value-type="float" office:value="766879" calcext:value-type="float">
            <text:p>766879</text:p>
          </table:table-cell>
          <table:table-cell table:formula="of:=[.B493]/300" office:value-type="float" office:value="766878.783333333" calcext:value-type="float">
            <text:p>766878,783333333</text:p>
          </table:table-cell>
          <table:table-cell table:formula="of:=[.I493]-[.H493]" office:value-type="float" office:value="-0.216666666674428" calcext:value-type="float">
            <text:p>-0,216666666674428</text:p>
          </table:table-cell>
          <table:table-cell table:formula="of:=[.K492]+2048-43" office:value-type="float" office:value="984434" calcext:value-type="float">
            <text:p>984434</text:p>
          </table:table-cell>
          <table:table-cell table:formula="of:=[.K493]-[.E493]" office:value-type="float" office:value="38" calcext:value-type="float">
            <text:p>38</text:p>
          </table:table-cell>
          <table:table-cell table:formula="of:=[.C493]-[.K493]" office:value-type="float" office:value="58" calcext:value-type="float">
            <text:p>58</text:p>
          </table:table-cell>
          <table:table-cell/>
          <table:table-cell table:formula="of:=[.G493]/300" office:value-type="float" office:value="766857.142857143" calcext:value-type="float">
            <text:p>766857,142857143</text:p>
          </table:table-cell>
          <table:table-cell table:formula="of:=[.O493]+25-[.I493]" office:value-type="float" office:value="3.35952380951494" calcext:value-type="float">
            <text:p>3,3595238095149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0505557" calcext:value-type="float">
            <text:p>230505557</text:p>
          </table:table-cell>
          <table:table-cell office:value-type="float" office:value="986454" calcext:value-type="float">
            <text:p>986454</text:p>
          </table:table-cell>
          <table:table-cell office:value-type="float" office:value="376520" calcext:value-type="float">
            <text:p>376520</text:p>
          </table:table-cell>
          <table:table-cell office:value-type="float" office:value="986280" calcext:value-type="float">
            <text:p>986280</text:p>
          </table:table-cell>
          <table:table-cell office:value-type="float" office:value="376480" calcext:value-type="float">
            <text:p>376480</text:p>
          </table:table-cell>
          <table:table-cell table:formula="of:=[.F494]/(44100)*90000*300" office:value-type="float" office:value="230497959.183673" calcext:value-type="float">
            <text:p>230497959,183673</text:p>
          </table:table-cell>
          <table:table-cell table:formula="of:=ROUND([.G494]/300+26.09-0.07128*[.M494])" office:value-type="float" office:value="768352" calcext:value-type="float">
            <text:p>768352</text:p>
          </table:table-cell>
          <table:table-cell table:formula="of:=[.B494]/300" office:value-type="float" office:value="768351.856666667" calcext:value-type="float">
            <text:p>768351,856666667</text:p>
          </table:table-cell>
          <table:table-cell table:formula="of:=[.I494]-[.H494]" office:value-type="float" office:value="-0.143333333311602" calcext:value-type="float">
            <text:p>-0,143333333311602</text:p>
          </table:table-cell>
          <table:table-cell table:formula="of:=[.K493]+2048-43" office:value-type="float" office:value="986439" calcext:value-type="float">
            <text:p>986439</text:p>
          </table:table-cell>
          <table:table-cell table:formula="of:=[.K494]-[.E494]" office:value-type="float" office:value="159" calcext:value-type="float">
            <text:p>159</text:p>
          </table:table-cell>
          <table:table-cell table:formula="of:=[.C494]-[.K494]" office:value-type="float" office:value="15" calcext:value-type="float">
            <text:p>15</text:p>
          </table:table-cell>
          <table:table-cell/>
          <table:table-cell table:formula="of:=[.G494]/300" office:value-type="float" office:value="768326.530612245" calcext:value-type="float">
            <text:p>768326,530612245</text:p>
          </table:table-cell>
          <table:table-cell table:formula="of:=[.O494]+25-[.I494]" office:value-type="float" office:value="-0.326054421835579" calcext:value-type="float">
            <text:p>-0,32605442183557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0994021" calcext:value-type="float">
            <text:p>230994021</text:p>
          </table:table-cell>
          <table:table-cell office:value-type="float" office:value="988512" calcext:value-type="float">
            <text:p>988512</text:p>
          </table:table-cell>
          <table:table-cell office:value-type="float" office:value="377320" calcext:value-type="float">
            <text:p>377320</text:p>
          </table:table-cell>
          <table:table-cell office:value-type="float" office:value="988418" calcext:value-type="float">
            <text:p>988418</text:p>
          </table:table-cell>
          <table:table-cell office:value-type="float" office:value="377280" calcext:value-type="float">
            <text:p>377280</text:p>
          </table:table-cell>
          <table:table-cell table:formula="of:=[.F495]/(44100)*90000*300" office:value-type="float" office:value="230987755.102041" calcext:value-type="float">
            <text:p>230987755,102041</text:p>
          </table:table-cell>
          <table:table-cell table:formula="of:=ROUND([.G495]/300+26.09-0.07128*[.M495])" office:value-type="float" office:value="769980" calcext:value-type="float">
            <text:p>769980</text:p>
          </table:table-cell>
          <table:table-cell table:formula="of:=[.B495]/300" office:value-type="float" office:value="769980.07" calcext:value-type="float">
            <text:p>769980,07</text:p>
          </table:table-cell>
          <table:table-cell table:formula="of:=[.I495]-[.H495]" office:value-type="float" office:value="0.0699999999487773" calcext:value-type="float">
            <text:p>0,069999999948777</text:p>
          </table:table-cell>
          <table:table-cell table:formula="of:=[.K494]+2048-43" office:value-type="float" office:value="988444" calcext:value-type="float">
            <text:p>988444</text:p>
          </table:table-cell>
          <table:table-cell table:formula="of:=[.K495]-[.E495]" office:value-type="float" office:value="26" calcext:value-type="float">
            <text:p>26</text:p>
          </table:table-cell>
          <table:table-cell table:formula="of:=[.C495]-[.K495]" office:value-type="float" office:value="68" calcext:value-type="float">
            <text:p>68</text:p>
          </table:table-cell>
          <table:table-cell/>
          <table:table-cell table:formula="of:=[.G495]/300" office:value-type="float" office:value="769959.183673469" calcext:value-type="float">
            <text:p>769959,183673469</text:p>
          </table:table-cell>
          <table:table-cell table:formula="of:=[.O495]+25-[.I495]" office:value-type="float" office:value="4.11367346940097" calcext:value-type="float">
            <text:p>4,1136734694009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1481971" calcext:value-type="float">
            <text:p>231481971</text:p>
          </table:table-cell>
          <table:table-cell office:value-type="float" office:value="990608" calcext:value-type="float">
            <text:p>990608</text:p>
          </table:table-cell>
          <table:table-cell office:value-type="float" office:value="378120" calcext:value-type="float">
            <text:p>378120</text:p>
          </table:table-cell>
          <table:table-cell office:value-type="float" office:value="990438" calcext:value-type="float">
            <text:p>990438</text:p>
          </table:table-cell>
          <table:table-cell office:value-type="float" office:value="378080" calcext:value-type="float">
            <text:p>378080</text:p>
          </table:table-cell>
          <table:table-cell table:formula="of:=[.F496]/(44100)*90000*300" office:value-type="float" office:value="231477551.020408" calcext:value-type="float">
            <text:p>231477551,020408</text:p>
          </table:table-cell>
          <table:table-cell table:formula="of:=ROUND([.G496]/300+26.09-0.07128*[.M496])" office:value-type="float" office:value="771607" calcext:value-type="float">
            <text:p>771607</text:p>
          </table:table-cell>
          <table:table-cell table:formula="of:=[.B496]/300" office:value-type="float" office:value="771606.57" calcext:value-type="float">
            <text:p>771606,57</text:p>
          </table:table-cell>
          <table:table-cell table:formula="of:=[.I496]-[.H496]" office:value-type="float" office:value="-0.430000000051223" calcext:value-type="float">
            <text:p>-0,430000000051223</text:p>
          </table:table-cell>
          <table:table-cell table:formula="of:=[.K495]+2048-43" office:value-type="float" office:value="990449" calcext:value-type="float">
            <text:p>990449</text:p>
          </table:table-cell>
          <table:table-cell table:formula="of:=[.K496]-[.E496]" office:value-type="float" office:value="11" calcext:value-type="float">
            <text:p>11</text:p>
          </table:table-cell>
          <table:table-cell table:formula="of:=[.C496]-[.K496]" office:value-type="float" office:value="159" calcext:value-type="float">
            <text:p>159</text:p>
          </table:table-cell>
          <table:table-cell/>
          <table:table-cell table:formula="of:=[.G496]/300" office:value-type="float" office:value="771591.836734694" calcext:value-type="float">
            <text:p>771591,836734694</text:p>
          </table:table-cell>
          <table:table-cell table:formula="of:=[.O496]+25-[.I496]" office:value-type="float" office:value="10.2667346940143" calcext:value-type="float">
            <text:p>10,266734694014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31949693" calcext:value-type="float">
            <text:p>231949693</text:p>
          </table:table-cell>
          <table:table-cell office:value-type="float" office:value="992500" calcext:value-type="float">
            <text:p>992500</text:p>
          </table:table-cell>
          <table:table-cell office:value-type="float" office:value="378880" calcext:value-type="float">
            <text:p>378880</text:p>
          </table:table-cell>
          <table:table-cell office:value-type="float" office:value="992408" calcext:value-type="float">
            <text:p>992408</text:p>
          </table:table-cell>
          <table:table-cell office:value-type="float" office:value="378840" calcext:value-type="float">
            <text:p>378840</text:p>
          </table:table-cell>
          <table:table-cell table:formula="of:=[.F497]/(44100)*90000*300" office:value-type="float" office:value="231942857.142857" calcext:value-type="float">
            <text:p>231942857,142857</text:p>
          </table:table-cell>
          <table:table-cell table:formula="of:=ROUND([.G497]/300+26.09-0.07128*[.M497])" office:value-type="float" office:value="773166" calcext:value-type="float">
            <text:p>773166</text:p>
          </table:table-cell>
          <table:table-cell table:formula="of:=[.B497]/300" office:value-type="float" office:value="773165.643333333" calcext:value-type="float">
            <text:p>773165,643333333</text:p>
          </table:table-cell>
          <table:table-cell table:formula="of:=[.I497]-[.H497]" office:value-type="float" office:value="-0.356666666688398" calcext:value-type="float">
            <text:p>-0,356666666688398</text:p>
          </table:table-cell>
          <table:table-cell table:formula="of:=[.K496]+2048-43" office:value-type="float" office:value="992454" calcext:value-type="float">
            <text:p>992454</text:p>
          </table:table-cell>
          <table:table-cell table:formula="of:=[.K497]-[.E497]" office:value-type="float" office:value="46" calcext:value-type="float">
            <text:p>46</text:p>
          </table:table-cell>
          <table:table-cell table:formula="of:=[.C497]-[.K497]" office:value-type="float" office:value="46" calcext:value-type="float">
            <text:p>46</text:p>
          </table:table-cell>
          <table:table-cell/>
          <table:table-cell table:formula="of:=[.G497]/300" office:value-type="float" office:value="773142.857142857" calcext:value-type="float">
            <text:p>773142,857142857</text:p>
          </table:table-cell>
          <table:table-cell table:formula="of:=[.O497]+25-[.I497]" office:value-type="float" office:value="2.21380952384789" calcext:value-type="float">
            <text:p>2,2138095238478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32440043" calcext:value-type="float">
            <text:p>232440043</text:p>
          </table:table-cell>
          <table:table-cell office:value-type="float" office:value="994484" calcext:value-type="float">
            <text:p>994484</text:p>
          </table:table-cell>
          <table:table-cell office:value-type="float" office:value="379680" calcext:value-type="float">
            <text:p>379680</text:p>
          </table:table-cell>
          <table:table-cell office:value-type="float" office:value="994390" calcext:value-type="float">
            <text:p>994390</text:p>
          </table:table-cell>
          <table:table-cell office:value-type="float" office:value="379640" calcext:value-type="float">
            <text:p>379640</text:p>
          </table:table-cell>
          <table:table-cell table:formula="of:=[.F498]/(44100)*90000*300" office:value-type="float" office:value="232432653.061224" calcext:value-type="float">
            <text:p>232432653,061224</text:p>
          </table:table-cell>
          <table:table-cell table:formula="of:=ROUND([.G498]/300+26.09-0.07128*[.M498])" office:value-type="float" office:value="774800" calcext:value-type="float">
            <text:p>774800</text:p>
          </table:table-cell>
          <table:table-cell table:formula="of:=[.B498]/300" office:value-type="float" office:value="774800.143333333" calcext:value-type="float">
            <text:p>774800,143333333</text:p>
          </table:table-cell>
          <table:table-cell table:formula="of:=[.I498]-[.H498]" office:value-type="float" office:value="0.143333333311602" calcext:value-type="float">
            <text:p>0,143333333311602</text:p>
          </table:table-cell>
          <table:table-cell table:formula="of:=[.K497]+2048-43" office:value-type="float" office:value="994459" calcext:value-type="float">
            <text:p>994459</text:p>
          </table:table-cell>
          <table:table-cell table:formula="of:=[.K498]-[.E498]" office:value-type="float" office:value="69" calcext:value-type="float">
            <text:p>69</text:p>
          </table:table-cell>
          <table:table-cell table:formula="of:=[.C498]-[.K498]" office:value-type="float" office:value="25" calcext:value-type="float">
            <text:p>25</text:p>
          </table:table-cell>
          <table:table-cell/>
          <table:table-cell table:formula="of:=[.G498]/300" office:value-type="float" office:value="774775.510204082" calcext:value-type="float">
            <text:p>774775,510204082</text:p>
          </table:table-cell>
          <table:table-cell table:formula="of:=[.O498]+25-[.I498]" office:value-type="float" office:value="0.366870748344809" calcext:value-type="float">
            <text:p>0,36687074834480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2879650" calcext:value-type="float">
            <text:p>232879650</text:p>
          </table:table-cell>
          <table:table-cell office:value-type="float" office:value="996540" calcext:value-type="float">
            <text:p>996540</text:p>
          </table:table-cell>
          <table:table-cell office:value-type="float" office:value="380400" calcext:value-type="float">
            <text:p>380400</text:p>
          </table:table-cell>
          <table:table-cell office:value-type="float" office:value="996432" calcext:value-type="float">
            <text:p>996432</text:p>
          </table:table-cell>
          <table:table-cell office:value-type="float" office:value="380360" calcext:value-type="float">
            <text:p>380360</text:p>
          </table:table-cell>
          <table:table-cell table:formula="of:=[.F499]/(44100)*90000*300" office:value-type="float" office:value="232873469.387755" calcext:value-type="float">
            <text:p>232873469,387755</text:p>
          </table:table-cell>
          <table:table-cell table:formula="of:=ROUND([.G499]/300+26.09-0.07128*[.M499])" office:value-type="float" office:value="776266" calcext:value-type="float">
            <text:p>776266</text:p>
          </table:table-cell>
          <table:table-cell table:formula="of:=[.B499]/300" office:value-type="float" office:value="776265.5" calcext:value-type="float">
            <text:p>776265,5</text:p>
          </table:table-cell>
          <table:table-cell table:formula="of:=[.I499]-[.H499]" office:value-type="float" office:value="-0.5" calcext:value-type="float">
            <text:p>-0,5</text:p>
          </table:table-cell>
          <table:table-cell table:formula="of:=[.K498]+2048-43" office:value-type="float" office:value="996464" calcext:value-type="float">
            <text:p>996464</text:p>
          </table:table-cell>
          <table:table-cell table:formula="of:=[.K499]-[.E499]" office:value-type="float" office:value="32" calcext:value-type="float">
            <text:p>32</text:p>
          </table:table-cell>
          <table:table-cell table:formula="of:=[.C499]-[.K499]" office:value-type="float" office:value="76" calcext:value-type="float">
            <text:p>76</text:p>
          </table:table-cell>
          <table:table-cell/>
          <table:table-cell table:formula="of:=[.G499]/300" office:value-type="float" office:value="776244.897959184" calcext:value-type="float">
            <text:p>776244,897959184</text:p>
          </table:table-cell>
          <table:table-cell table:formula="of:=[.O499]+25-[.I499]" office:value-type="float" office:value="4.39795918366872" calcext:value-type="float">
            <text:p>4,3979591836687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33297485" calcext:value-type="float">
            <text:p>233297485</text:p>
          </table:table-cell>
          <table:table-cell office:value-type="float" office:value="998478" calcext:value-type="float">
            <text:p>998478</text:p>
          </table:table-cell>
          <table:table-cell office:value-type="float" office:value="381080" calcext:value-type="float">
            <text:p>381080</text:p>
          </table:table-cell>
          <table:table-cell office:value-type="float" office:value="998374" calcext:value-type="float">
            <text:p>998374</text:p>
          </table:table-cell>
          <table:table-cell office:value-type="float" office:value="381040" calcext:value-type="float">
            <text:p>381040</text:p>
          </table:table-cell>
          <table:table-cell table:formula="of:=[.F500]/(44100)*90000*300" office:value-type="float" office:value="233289795.918367" calcext:value-type="float">
            <text:p>233289795,918367</text:p>
          </table:table-cell>
          <table:table-cell table:formula="of:=ROUND([.G500]/300+26.09-0.07128*[.M500])" office:value-type="float" office:value="777658" calcext:value-type="float">
            <text:p>777658</text:p>
          </table:table-cell>
          <table:table-cell table:formula="of:=[.B500]/300" office:value-type="float" office:value="777658.283333333" calcext:value-type="float">
            <text:p>777658,283333333</text:p>
          </table:table-cell>
          <table:table-cell table:formula="of:=[.I500]-[.H500]" office:value-type="float" office:value="0.283333333325572" calcext:value-type="float">
            <text:p>0,283333333325572</text:p>
          </table:table-cell>
          <table:table-cell table:formula="of:=[.K499]+2048-43" office:value-type="float" office:value="998469" calcext:value-type="float">
            <text:p>998469</text:p>
          </table:table-cell>
          <table:table-cell table:formula="of:=[.K500]-[.E500]" office:value-type="float" office:value="95" calcext:value-type="float">
            <text:p>95</text:p>
          </table:table-cell>
          <table:table-cell table:formula="of:=[.C500]-[.K500]" office:value-type="float" office:value="9" calcext:value-type="float">
            <text:p>9</text:p>
          </table:table-cell>
          <table:table-cell/>
          <table:table-cell table:formula="of:=[.G500]/300" office:value-type="float" office:value="777632.653061225" calcext:value-type="float">
            <text:p>777632,653061225</text:p>
          </table:table-cell>
          <table:table-cell table:formula="of:=[.O500]+25-[.I500]" office:value-type="float" office:value="-0.630272108712234" calcext:value-type="float">
            <text:p>-0,63027210871223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33737607" calcext:value-type="float">
            <text:p>233737607</text:p>
          </table:table-cell>
          <table:table-cell office:value-type="float" office:value="1000510" calcext:value-type="float">
            <text:p>1000510</text:p>
          </table:table-cell>
          <table:table-cell office:value-type="float" office:value="381800" calcext:value-type="float">
            <text:p>381800</text:p>
          </table:table-cell>
          <table:table-cell office:value-type="float" office:value="1000406" calcext:value-type="float">
            <text:p>1000406</text:p>
          </table:table-cell>
          <table:table-cell office:value-type="float" office:value="381760" calcext:value-type="float">
            <text:p>381760</text:p>
          </table:table-cell>
          <table:table-cell table:formula="of:=[.F501]/(44100)*90000*300" office:value-type="float" office:value="233730612.244898" calcext:value-type="float">
            <text:p>233730612,244898</text:p>
          </table:table-cell>
          <table:table-cell table:formula="of:=ROUND([.G501]/300+26.09-0.07128*[.M501])" office:value-type="float" office:value="779126" calcext:value-type="float">
            <text:p>779126</text:p>
          </table:table-cell>
          <table:table-cell table:formula="of:=[.B501]/300" office:value-type="float" office:value="779125.356666667" calcext:value-type="float">
            <text:p>779125,356666667</text:p>
          </table:table-cell>
          <table:table-cell table:formula="of:=[.I501]-[.H501]" office:value-type="float" office:value="-0.643333333311603" calcext:value-type="float">
            <text:p>-0,643333333311603</text:p>
          </table:table-cell>
          <table:table-cell table:formula="of:=[.K500]+2048-43" office:value-type="float" office:value="1000474" calcext:value-type="float">
            <text:p>1000474</text:p>
          </table:table-cell>
          <table:table-cell table:formula="of:=[.K501]-[.E501]" office:value-type="float" office:value="68" calcext:value-type="float">
            <text:p>68</text:p>
          </table:table-cell>
          <table:table-cell table:formula="of:=[.C501]-[.K501]" office:value-type="float" office:value="36" calcext:value-type="float">
            <text:p>36</text:p>
          </table:table-cell>
          <table:table-cell/>
          <table:table-cell table:formula="of:=[.G501]/300" office:value-type="float" office:value="779102.040816327" calcext:value-type="float">
            <text:p>779102,040816327</text:p>
          </table:table-cell>
          <table:table-cell table:formula="of:=[.O501]+25-[.I501]" office:value-type="float" office:value="1.68414965982083" calcext:value-type="float">
            <text:p>1,684149659820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4178543" calcext:value-type="float">
            <text:p>234178543</text:p>
          </table:table-cell>
          <table:table-cell office:value-type="float" office:value="1002518" calcext:value-type="float">
            <text:p>1002518</text:p>
          </table:table-cell>
          <table:table-cell office:value-type="float" office:value="382520" calcext:value-type="float">
            <text:p>382520</text:p>
          </table:table-cell>
          <table:table-cell office:value-type="float" office:value="1002414" calcext:value-type="float">
            <text:p>1002414</text:p>
          </table:table-cell>
          <table:table-cell office:value-type="float" office:value="382480" calcext:value-type="float">
            <text:p>382480</text:p>
          </table:table-cell>
          <table:table-cell table:formula="of:=[.F502]/(44100)*90000*300" office:value-type="float" office:value="234171428.571429" calcext:value-type="float">
            <text:p>234171428,571429</text:p>
          </table:table-cell>
          <table:table-cell table:formula="of:=ROUND([.G502]/300+26.09-0.07128*[.M502])" office:value-type="float" office:value="780595" calcext:value-type="float">
            <text:p>780595</text:p>
          </table:table-cell>
          <table:table-cell table:formula="of:=[.B502]/300" office:value-type="float" office:value="780595.143333333" calcext:value-type="float">
            <text:p>780595,143333333</text:p>
          </table:table-cell>
          <table:table-cell table:formula="of:=[.I502]-[.H502]" office:value-type="float" office:value="0.143333333311602" calcext:value-type="float">
            <text:p>0,143333333311602</text:p>
          </table:table-cell>
          <table:table-cell table:formula="of:=[.K501]+2048-43" office:value-type="float" office:value="1002479" calcext:value-type="float">
            <text:p>1002479</text:p>
          </table:table-cell>
          <table:table-cell table:formula="of:=[.K502]-[.E502]" office:value-type="float" office:value="65" calcext:value-type="float">
            <text:p>65</text:p>
          </table:table-cell>
          <table:table-cell table:formula="of:=[.C502]-[.K502]" office:value-type="float" office:value="39" calcext:value-type="float">
            <text:p>39</text:p>
          </table:table-cell>
          <table:table-cell/>
          <table:table-cell table:formula="of:=[.G502]/300" office:value-type="float" office:value="780571.428571429" calcext:value-type="float">
            <text:p>780571,428571429</text:p>
          </table:table-cell>
          <table:table-cell table:formula="of:=[.O502]+25-[.I502]" office:value-type="float" office:value="1.28523809520993" calcext:value-type="float">
            <text:p>1,2852380952099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34619650" calcext:value-type="float">
            <text:p>234619650</text:p>
          </table:table-cell>
          <table:table-cell office:value-type="float" office:value="1004504" calcext:value-type="float">
            <text:p>1004504</text:p>
          </table:table-cell>
          <table:table-cell office:value-type="float" office:value="383240" calcext:value-type="float">
            <text:p>383240</text:p>
          </table:table-cell>
          <table:table-cell office:value-type="float" office:value="1004402" calcext:value-type="float">
            <text:p>1004402</text:p>
          </table:table-cell>
          <table:table-cell office:value-type="float" office:value="383200" calcext:value-type="float">
            <text:p>383200</text:p>
          </table:table-cell>
          <table:table-cell table:formula="of:=[.F503]/(44100)*90000*300" office:value-type="float" office:value="234612244.897959" calcext:value-type="float">
            <text:p>234612244,897959</text:p>
          </table:table-cell>
          <table:table-cell table:formula="of:=ROUND([.G503]/300+26.09-0.07128*[.M503])" office:value-type="float" office:value="782065" calcext:value-type="float">
            <text:p>782065</text:p>
          </table:table-cell>
          <table:table-cell table:formula="of:=[.B503]/300" office:value-type="float" office:value="782065.5" calcext:value-type="float">
            <text:p>782065,5</text:p>
          </table:table-cell>
          <table:table-cell table:formula="of:=[.I503]-[.H503]" office:value-type="float" office:value="0.5" calcext:value-type="float">
            <text:p>0,5</text:p>
          </table:table-cell>
          <table:table-cell table:formula="of:=[.K502]+2048-43" office:value-type="float" office:value="1004484" calcext:value-type="float">
            <text:p>1004484</text:p>
          </table:table-cell>
          <table:table-cell table:formula="of:=[.K503]-[.E503]" office:value-type="float" office:value="82" calcext:value-type="float">
            <text:p>82</text:p>
          </table:table-cell>
          <table:table-cell table:formula="of:=[.C503]-[.K503]" office:value-type="float" office:value="20" calcext:value-type="float">
            <text:p>20</text:p>
          </table:table-cell>
          <table:table-cell/>
          <table:table-cell table:formula="of:=[.G503]/300" office:value-type="float" office:value="782040.816326531" calcext:value-type="float">
            <text:p>782040,816326531</text:p>
          </table:table-cell>
          <table:table-cell table:formula="of:=[.O503]+25-[.I503]" office:value-type="float" office:value="0.316326530533843" calcext:value-type="float">
            <text:p>0,31632653053384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35059557" calcext:value-type="float">
            <text:p>235059557</text:p>
          </table:table-cell>
          <table:table-cell office:value-type="float" office:value="1006546" calcext:value-type="float">
            <text:p>1006546</text:p>
          </table:table-cell>
          <table:table-cell office:value-type="float" office:value="383960" calcext:value-type="float">
            <text:p>383960</text:p>
          </table:table-cell>
          <table:table-cell office:value-type="float" office:value="1006444" calcext:value-type="float">
            <text:p>1006444</text:p>
          </table:table-cell>
          <table:table-cell office:value-type="float" office:value="383920" calcext:value-type="float">
            <text:p>383920</text:p>
          </table:table-cell>
          <table:table-cell table:formula="of:=[.F504]/(44100)*90000*300" office:value-type="float" office:value="235053061.22449" calcext:value-type="float">
            <text:p>235053061,22449</text:p>
          </table:table-cell>
          <table:table-cell table:formula="of:=ROUND([.G504]/300+26.09-0.07128*[.M504])" office:value-type="float" office:value="783532" calcext:value-type="float">
            <text:p>783532</text:p>
          </table:table-cell>
          <table:table-cell table:formula="of:=[.B504]/300" office:value-type="float" office:value="783531.856666667" calcext:value-type="float">
            <text:p>783531,856666667</text:p>
          </table:table-cell>
          <table:table-cell table:formula="of:=[.I504]-[.H504]" office:value-type="float" office:value="-0.143333333311602" calcext:value-type="float">
            <text:p>-0,143333333311602</text:p>
          </table:table-cell>
          <table:table-cell table:formula="of:=[.K503]+2048-43" office:value-type="float" office:value="1006489" calcext:value-type="float">
            <text:p>1006489</text:p>
          </table:table-cell>
          <table:table-cell table:formula="of:=[.K504]-[.E504]" office:value-type="float" office:value="45" calcext:value-type="float">
            <text:p>45</text:p>
          </table:table-cell>
          <table:table-cell table:formula="of:=[.C504]-[.K504]" office:value-type="float" office:value="57" calcext:value-type="float">
            <text:p>57</text:p>
          </table:table-cell>
          <table:table-cell/>
          <table:table-cell table:formula="of:=[.G504]/300" office:value-type="float" office:value="783510.204081633" calcext:value-type="float">
            <text:p>783510,204081633</text:p>
          </table:table-cell>
          <table:table-cell table:formula="of:=[.O504]+25-[.I504]" office:value-type="float" office:value="3.34741496597417" calcext:value-type="float">
            <text:p>3,3474149659741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35524150" calcext:value-type="float">
            <text:p>235524150</text:p>
          </table:table-cell>
          <table:table-cell office:value-type="float" office:value="1008584" calcext:value-type="float">
            <text:p>1008584</text:p>
          </table:table-cell>
          <table:table-cell office:value-type="float" office:value="384720" calcext:value-type="float">
            <text:p>384720</text:p>
          </table:table-cell>
          <table:table-cell office:value-type="float" office:value="1008486" calcext:value-type="float">
            <text:p>1008486</text:p>
          </table:table-cell>
          <table:table-cell office:value-type="float" office:value="384680" calcext:value-type="float">
            <text:p>384680</text:p>
          </table:table-cell>
          <table:table-cell table:formula="of:=[.F505]/(44100)*90000*300" office:value-type="float" office:value="235518367.346939" calcext:value-type="float">
            <text:p>235518367,346939</text:p>
          </table:table-cell>
          <table:table-cell table:formula="of:=ROUND([.G505]/300+26.09-0.07128*[.M505])" office:value-type="float" office:value="785081" calcext:value-type="float">
            <text:p>785081</text:p>
          </table:table-cell>
          <table:table-cell table:formula="of:=[.B505]/300" office:value-type="float" office:value="785080.5" calcext:value-type="float">
            <text:p>785080,5</text:p>
          </table:table-cell>
          <table:table-cell table:formula="of:=[.I505]-[.H505]" office:value-type="float" office:value="-0.5" calcext:value-type="float">
            <text:p>-0,5</text:p>
          </table:table-cell>
          <table:table-cell table:formula="of:=[.K504]+2048-43" office:value-type="float" office:value="1008494" calcext:value-type="float">
            <text:p>1008494</text:p>
          </table:table-cell>
          <table:table-cell table:formula="of:=[.K505]-[.E505]" office:value-type="float" office:value="8" calcext:value-type="float">
            <text:p>8</text:p>
          </table:table-cell>
          <table:table-cell table:formula="of:=[.C505]-[.K505]" office:value-type="float" office:value="90" calcext:value-type="float">
            <text:p>90</text:p>
          </table:table-cell>
          <table:table-cell/>
          <table:table-cell table:formula="of:=[.G505]/300" office:value-type="float" office:value="785061.224489796" calcext:value-type="float">
            <text:p>785061,224489796</text:p>
          </table:table-cell>
          <table:table-cell table:formula="of:=[.O505]+25-[.I505]" office:value-type="float" office:value="5.72448979597539" calcext:value-type="float">
            <text:p>5,7244897959753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35966800" calcext:value-type="float">
            <text:p>235966800</text:p>
          </table:table-cell>
          <table:table-cell office:value-type="float" office:value="1010512" calcext:value-type="float">
            <text:p>1010512</text:p>
          </table:table-cell>
          <table:table-cell office:value-type="float" office:value="385440" calcext:value-type="float">
            <text:p>385440</text:p>
          </table:table-cell>
          <table:table-cell office:value-type="float" office:value="1010414" calcext:value-type="float">
            <text:p>1010414</text:p>
          </table:table-cell>
          <table:table-cell office:value-type="float" office:value="385400" calcext:value-type="float">
            <text:p>385400</text:p>
          </table:table-cell>
          <table:table-cell table:formula="of:=[.F506]/(44100)*90000*300" office:value-type="float" office:value="235959183.673469" calcext:value-type="float">
            <text:p>235959183,673469</text:p>
          </table:table-cell>
          <table:table-cell table:formula="of:=ROUND([.G506]/300+26.09-0.07128*[.M506])" office:value-type="float" office:value="786556" calcext:value-type="float">
            <text:p>786556</text:p>
          </table:table-cell>
          <table:table-cell table:formula="of:=[.B506]/300" office:value-type="float" office:value="786556" calcext:value-type="float">
            <text:p>786556</text:p>
          </table:table-cell>
          <table:table-cell table:formula="of:=[.I506]-[.H506]" office:value-type="float" office:value="0" calcext:value-type="float">
            <text:p>0</text:p>
          </table:table-cell>
          <table:table-cell table:formula="of:=[.K505]+2048-43" office:value-type="float" office:value="1010499" calcext:value-type="float">
            <text:p>1010499</text:p>
          </table:table-cell>
          <table:table-cell table:formula="of:=[.K506]-[.E506]" office:value-type="float" office:value="85" calcext:value-type="float">
            <text:p>85</text:p>
          </table:table-cell>
          <table:table-cell table:formula="of:=[.C506]-[.K506]" office:value-type="float" office:value="13" calcext:value-type="float">
            <text:p>13</text:p>
          </table:table-cell>
          <table:table-cell/>
          <table:table-cell table:formula="of:=[.G506]/300" office:value-type="float" office:value="786530.612244898" calcext:value-type="float">
            <text:p>786530,612244898</text:p>
          </table:table-cell>
          <table:table-cell table:formula="of:=[.O506]+25-[.I506]" office:value-type="float" office:value="-0.387755102012306" calcext:value-type="float">
            <text:p>-0,3877551020123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36430535" calcext:value-type="float">
            <text:p>236430535</text:p>
          </table:table-cell>
          <table:table-cell office:value-type="float" office:value="1012590" calcext:value-type="float">
            <text:p>1012590</text:p>
          </table:table-cell>
          <table:table-cell office:value-type="float" office:value="386200" calcext:value-type="float">
            <text:p>386200</text:p>
          </table:table-cell>
          <table:table-cell office:value-type="float" office:value="1012490" calcext:value-type="float">
            <text:p>1012490</text:p>
          </table:table-cell>
          <table:table-cell office:value-type="float" office:value="386160" calcext:value-type="float">
            <text:p>386160</text:p>
          </table:table-cell>
          <table:table-cell table:formula="of:=[.F507]/(44100)*90000*300" office:value-type="float" office:value="236424489.795918" calcext:value-type="float">
            <text:p>236424489,795918</text:p>
          </table:table-cell>
          <table:table-cell table:formula="of:=ROUND([.G507]/300+26.09-0.07128*[.M507])" office:value-type="float" office:value="788102" calcext:value-type="float">
            <text:p>788102</text:p>
          </table:table-cell>
          <table:table-cell table:formula="of:=[.B507]/300" office:value-type="float" office:value="788101.783333333" calcext:value-type="float">
            <text:p>788101,783333333</text:p>
          </table:table-cell>
          <table:table-cell table:formula="of:=[.I507]-[.H507]" office:value-type="float" office:value="-0.216666666674428" calcext:value-type="float">
            <text:p>-0,216666666674428</text:p>
          </table:table-cell>
          <table:table-cell table:formula="of:=[.K506]+2048-43" office:value-type="float" office:value="1012504" calcext:value-type="float">
            <text:p>1012504</text:p>
          </table:table-cell>
          <table:table-cell table:formula="of:=[.K507]-[.E507]" office:value-type="float" office:value="14" calcext:value-type="float">
            <text:p>14</text:p>
          </table:table-cell>
          <table:table-cell table:formula="of:=[.C507]-[.K507]" office:value-type="float" office:value="86" calcext:value-type="float">
            <text:p>86</text:p>
          </table:table-cell>
          <table:table-cell/>
          <table:table-cell table:formula="of:=[.G507]/300" office:value-type="float" office:value="788081.632653061" calcext:value-type="float">
            <text:p>788081,632653061</text:p>
          </table:table-cell>
          <table:table-cell table:formula="of:=[.O507]+25-[.I507]" office:value-type="float" office:value="4.84931972785853" calcext:value-type="float">
            <text:p>4,8493197278585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36896585" calcext:value-type="float">
            <text:p>236896585</text:p>
          </table:table-cell>
          <table:table-cell office:value-type="float" office:value="1014560" calcext:value-type="float">
            <text:p>1014560</text:p>
          </table:table-cell>
          <table:table-cell office:value-type="float" office:value="386960" calcext:value-type="float">
            <text:p>386960</text:p>
          </table:table-cell>
          <table:table-cell office:value-type="float" office:value="1014464" calcext:value-type="float">
            <text:p>1014464</text:p>
          </table:table-cell>
          <table:table-cell office:value-type="float" office:value="386920" calcext:value-type="float">
            <text:p>386920</text:p>
          </table:table-cell>
          <table:table-cell table:formula="of:=[.F508]/(44100)*90000*300" office:value-type="float" office:value="236889795.918367" calcext:value-type="float">
            <text:p>236889795,918367</text:p>
          </table:table-cell>
          <table:table-cell table:formula="of:=ROUND([.G508]/300+26.09-0.07128*[.M508])" office:value-type="float" office:value="789655" calcext:value-type="float">
            <text:p>789655</text:p>
          </table:table-cell>
          <table:table-cell table:formula="of:=[.B508]/300" office:value-type="float" office:value="789655.283333333" calcext:value-type="float">
            <text:p>789655,283333333</text:p>
          </table:table-cell>
          <table:table-cell table:formula="of:=[.I508]-[.H508]" office:value-type="float" office:value="0.283333333325572" calcext:value-type="float">
            <text:p>0,283333333325572</text:p>
          </table:table-cell>
          <table:table-cell table:formula="of:=[.K507]+2048-43" office:value-type="float" office:value="1014509" calcext:value-type="float">
            <text:p>1014509</text:p>
          </table:table-cell>
          <table:table-cell table:formula="of:=[.K508]-[.E508]" office:value-type="float" office:value="45" calcext:value-type="float">
            <text:p>45</text:p>
          </table:table-cell>
          <table:table-cell table:formula="of:=[.C508]-[.K508]" office:value-type="float" office:value="51" calcext:value-type="float">
            <text:p>51</text:p>
          </table:table-cell>
          <table:table-cell/>
          <table:table-cell table:formula="of:=[.G508]/300" office:value-type="float" office:value="789632.653061225" calcext:value-type="float">
            <text:p>789632,653061225</text:p>
          </table:table-cell>
          <table:table-cell table:formula="of:=[.O508]+25-[.I508]" office:value-type="float" office:value="2.36972789117135" calcext:value-type="float">
            <text:p>2,3697278911713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37362635" calcext:value-type="float">
            <text:p>237362635</text:p>
          </table:table-cell>
          <table:table-cell office:value-type="float" office:value="1016530" calcext:value-type="float">
            <text:p>1016530</text:p>
          </table:table-cell>
          <table:table-cell office:value-type="float" office:value="387720" calcext:value-type="float">
            <text:p>387720</text:p>
          </table:table-cell>
          <table:table-cell office:value-type="float" office:value="1016434" calcext:value-type="float">
            <text:p>1016434</text:p>
          </table:table-cell>
          <table:table-cell office:value-type="float" office:value="387680" calcext:value-type="float">
            <text:p>387680</text:p>
          </table:table-cell>
          <table:table-cell table:formula="of:=[.F509]/(44100)*90000*300" office:value-type="float" office:value="237355102.040816" calcext:value-type="float">
            <text:p>237355102,040816</text:p>
          </table:table-cell>
          <table:table-cell table:formula="of:=ROUND([.G509]/300+26.09-0.07128*[.M509])" office:value-type="float" office:value="791209" calcext:value-type="float">
            <text:p>791209</text:p>
          </table:table-cell>
          <table:table-cell table:formula="of:=[.B509]/300" office:value-type="float" office:value="791208.783333333" calcext:value-type="float">
            <text:p>791208,783333333</text:p>
          </table:table-cell>
          <table:table-cell table:formula="of:=[.I509]-[.H509]" office:value-type="float" office:value="-0.216666666674428" calcext:value-type="float">
            <text:p>-0,216666666674428</text:p>
          </table:table-cell>
          <table:table-cell table:formula="of:=[.K508]+2048-43" office:value-type="float" office:value="1016514" calcext:value-type="float">
            <text:p>1016514</text:p>
          </table:table-cell>
          <table:table-cell table:formula="of:=[.K509]-[.E509]" office:value-type="float" office:value="80" calcext:value-type="float">
            <text:p>80</text:p>
          </table:table-cell>
          <table:table-cell table:formula="of:=[.C509]-[.K509]" office:value-type="float" office:value="16" calcext:value-type="float">
            <text:p>16</text:p>
          </table:table-cell>
          <table:table-cell/>
          <table:table-cell table:formula="of:=[.G509]/300" office:value-type="float" office:value="791183.673469388" calcext:value-type="float">
            <text:p>791183,673469388</text:p>
          </table:table-cell>
          <table:table-cell table:formula="of:=[.O509]+25-[.I509]" office:value-type="float" office:value="-0.109863945632242" calcext:value-type="float">
            <text:p>-0,10986394563224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37827014" calcext:value-type="float">
            <text:p>237827014</text:p>
          </table:table-cell>
          <table:table-cell office:value-type="float" office:value="1018578" calcext:value-type="float">
            <text:p>1018578</text:p>
          </table:table-cell>
          <table:table-cell office:value-type="float" office:value="388480" calcext:value-type="float">
            <text:p>388480</text:p>
          </table:table-cell>
          <table:table-cell office:value-type="float" office:value="1018480" calcext:value-type="float">
            <text:p>1018480</text:p>
          </table:table-cell>
          <table:table-cell office:value-type="float" office:value="388440" calcext:value-type="float">
            <text:p>388440</text:p>
          </table:table-cell>
          <table:table-cell table:formula="of:=[.F510]/(44100)*90000*300" office:value-type="float" office:value="237820408.163265" calcext:value-type="float">
            <text:p>237820408,163265</text:p>
          </table:table-cell>
          <table:table-cell table:formula="of:=ROUND([.G510]/300+26.09-0.07128*[.M510])" office:value-type="float" office:value="792757" calcext:value-type="float">
            <text:p>792757</text:p>
          </table:table-cell>
          <table:table-cell table:formula="of:=[.B510]/300" office:value-type="float" office:value="792756.713333333" calcext:value-type="float">
            <text:p>792756,713333333</text:p>
          </table:table-cell>
          <table:table-cell table:formula="of:=[.I510]-[.H510]" office:value-type="float" office:value="-0.286666666623205" calcext:value-type="float">
            <text:p>-0,286666666623205</text:p>
          </table:table-cell>
          <table:table-cell table:formula="of:=[.K509]+2048-43" office:value-type="float" office:value="1018519" calcext:value-type="float">
            <text:p>1018519</text:p>
          </table:table-cell>
          <table:table-cell table:formula="of:=[.K510]-[.E510]" office:value-type="float" office:value="39" calcext:value-type="float">
            <text:p>39</text:p>
          </table:table-cell>
          <table:table-cell table:formula="of:=[.C510]-[.K510]" office:value-type="float" office:value="59" calcext:value-type="float">
            <text:p>59</text:p>
          </table:table-cell>
          <table:table-cell/>
          <table:table-cell table:formula="of:=[.G510]/300" office:value-type="float" office:value="792734.693877551" calcext:value-type="float">
            <text:p>792734,693877551</text:p>
          </table:table-cell>
          <table:table-cell table:formula="of:=[.O510]+25-[.I510]" office:value-type="float" office:value="2.98054421762936" calcext:value-type="float">
            <text:p>2,9805442176293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38292121" calcext:value-type="float">
            <text:p>238292121</text:p>
          </table:table-cell>
          <table:table-cell office:value-type="float" office:value="1020592" calcext:value-type="float">
            <text:p>1020592</text:p>
          </table:table-cell>
          <table:table-cell office:value-type="float" office:value="389240" calcext:value-type="float">
            <text:p>389240</text:p>
          </table:table-cell>
          <table:table-cell office:value-type="float" office:value="1020494" calcext:value-type="float">
            <text:p>1020494</text:p>
          </table:table-cell>
          <table:table-cell office:value-type="float" office:value="389200" calcext:value-type="float">
            <text:p>389200</text:p>
          </table:table-cell>
          <table:table-cell table:formula="of:=[.F511]/(44100)*90000*300" office:value-type="float" office:value="238285714.285714" calcext:value-type="float">
            <text:p>238285714,285714</text:p>
          </table:table-cell>
          <table:table-cell table:formula="of:=ROUND([.G511]/300+26.09-0.07128*[.M511])" office:value-type="float" office:value="794307" calcext:value-type="float">
            <text:p>794307</text:p>
          </table:table-cell>
          <table:table-cell table:formula="of:=[.B511]/300" office:value-type="float" office:value="794307.07" calcext:value-type="float">
            <text:p>794307,07</text:p>
          </table:table-cell>
          <table:table-cell table:formula="of:=[.I511]-[.H511]" office:value-type="float" office:value="0.0699999999487773" calcext:value-type="float">
            <text:p>0,069999999948777</text:p>
          </table:table-cell>
          <table:table-cell table:formula="of:=[.K510]+2048-43" office:value-type="float" office:value="1020524" calcext:value-type="float">
            <text:p>1020524</text:p>
          </table:table-cell>
          <table:table-cell table:formula="of:=[.K511]-[.E511]" office:value-type="float" office:value="30" calcext:value-type="float">
            <text:p>30</text:p>
          </table:table-cell>
          <table:table-cell table:formula="of:=[.C511]-[.K511]" office:value-type="float" office:value="68" calcext:value-type="float">
            <text:p>68</text:p>
          </table:table-cell>
          <table:table-cell/>
          <table:table-cell table:formula="of:=[.G511]/300" office:value-type="float" office:value="794285.714285714" calcext:value-type="float">
            <text:p>794285,714285714</text:p>
          </table:table-cell>
          <table:table-cell table:formula="of:=[.O511]+25-[.I511]" office:value-type="float" office:value="3.6442857143702" calcext:value-type="float">
            <text:p>3,644285714370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38757828" calcext:value-type="float">
            <text:p>238757828</text:p>
          </table:table-cell>
          <table:table-cell office:value-type="float" office:value="1022578" calcext:value-type="float">
            <text:p>1022578</text:p>
          </table:table-cell>
          <table:table-cell office:value-type="float" office:value="390000" calcext:value-type="float">
            <text:p>390000</text:p>
          </table:table-cell>
          <table:table-cell office:value-type="float" office:value="1022482" calcext:value-type="float">
            <text:p>1022482</text:p>
          </table:table-cell>
          <table:table-cell office:value-type="float" office:value="389960" calcext:value-type="float">
            <text:p>389960</text:p>
          </table:table-cell>
          <table:table-cell table:formula="of:=[.F512]/(44100)*90000*300" office:value-type="float" office:value="238751020.408163" calcext:value-type="float">
            <text:p>238751020,408163</text:p>
          </table:table-cell>
          <table:table-cell table:formula="of:=ROUND([.G512]/300+26.09-0.07128*[.M512])" office:value-type="float" office:value="795859" calcext:value-type="float">
            <text:p>795859</text:p>
          </table:table-cell>
          <table:table-cell table:formula="of:=[.B512]/300" office:value-type="float" office:value="795859.426666667" calcext:value-type="float">
            <text:p>795859,426666667</text:p>
          </table:table-cell>
          <table:table-cell table:formula="of:=[.I512]-[.H512]" office:value-type="float" office:value="0.426666666637175" calcext:value-type="float">
            <text:p>0,426666666637175</text:p>
          </table:table-cell>
          <table:table-cell table:formula="of:=[.K511]+2048-43" office:value-type="float" office:value="1022529" calcext:value-type="float">
            <text:p>1022529</text:p>
          </table:table-cell>
          <table:table-cell table:formula="of:=[.K512]-[.E512]" office:value-type="float" office:value="47" calcext:value-type="float">
            <text:p>47</text:p>
          </table:table-cell>
          <table:table-cell table:formula="of:=[.C512]-[.K512]" office:value-type="float" office:value="49" calcext:value-type="float">
            <text:p>49</text:p>
          </table:table-cell>
          <table:table-cell/>
          <table:table-cell table:formula="of:=[.G512]/300" office:value-type="float" office:value="795836.734693878" calcext:value-type="float">
            <text:p>795836,734693878</text:p>
          </table:table-cell>
          <table:table-cell table:formula="of:=[.O512]+25-[.I512]" office:value-type="float" office:value="2.30802721087821" calcext:value-type="float">
            <text:p>2,3080272108782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39199493" calcext:value-type="float">
            <text:p>239199493</text:p>
          </table:table-cell>
          <table:table-cell office:value-type="float" office:value="1024538" calcext:value-type="float">
            <text:p>1024538</text:p>
          </table:table-cell>
          <table:table-cell office:value-type="float" office:value="390720" calcext:value-type="float">
            <text:p>390720</text:p>
          </table:table-cell>
          <table:table-cell office:value-type="float" office:value="1024442" calcext:value-type="float">
            <text:p>1024442</text:p>
          </table:table-cell>
          <table:table-cell office:value-type="float" office:value="390680" calcext:value-type="float">
            <text:p>390680</text:p>
          </table:table-cell>
          <table:table-cell table:formula="of:=[.F513]/(44100)*90000*300" office:value-type="float" office:value="239191836.734694" calcext:value-type="float">
            <text:p>239191836,734694</text:p>
          </table:table-cell>
          <table:table-cell table:formula="of:=ROUND([.G513]/300+26.09-0.07128*[.M513])" office:value-type="float" office:value="797332" calcext:value-type="float">
            <text:p>797332</text:p>
          </table:table-cell>
          <table:table-cell table:formula="of:=[.B513]/300" office:value-type="float" office:value="797331.643333333" calcext:value-type="float">
            <text:p>797331,643333333</text:p>
          </table:table-cell>
          <table:table-cell table:formula="of:=[.I513]-[.H513]" office:value-type="float" office:value="-0.356666666688398" calcext:value-type="float">
            <text:p>-0,356666666688398</text:p>
          </table:table-cell>
          <table:table-cell table:formula="of:=[.K512]+2048-43" office:value-type="float" office:value="1024534" calcext:value-type="float">
            <text:p>1024534</text:p>
          </table:table-cell>
          <table:table-cell table:formula="of:=[.K513]-[.E513]" office:value-type="float" office:value="92" calcext:value-type="float">
            <text:p>92</text:p>
          </table:table-cell>
          <table:table-cell table:formula="of:=[.C513]-[.K513]" office:value-type="float" office:value="4" calcext:value-type="float">
            <text:p>4</text:p>
          </table:table-cell>
          <table:table-cell/>
          <table:table-cell table:formula="of:=[.G513]/300" office:value-type="float" office:value="797306.12244898" calcext:value-type="float">
            <text:p>797306,12244898</text:p>
          </table:table-cell>
          <table:table-cell table:formula="of:=[.O513]+25-[.I513]" office:value-type="float" office:value="-0.520884353783913" calcext:value-type="float">
            <text:p>-0,5208843537839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39688771" calcext:value-type="float">
            <text:p>239688771</text:p>
          </table:table-cell>
          <table:table-cell office:value-type="float" office:value="1026572" calcext:value-type="float">
            <text:p>1026572</text:p>
          </table:table-cell>
          <table:table-cell office:value-type="float" office:value="391520" calcext:value-type="float">
            <text:p>391520</text:p>
          </table:table-cell>
          <table:table-cell office:value-type="float" office:value="1026478" calcext:value-type="float">
            <text:p>1026478</text:p>
          </table:table-cell>
          <table:table-cell office:value-type="float" office:value="391480" calcext:value-type="float">
            <text:p>391480</text:p>
          </table:table-cell>
          <table:table-cell table:formula="of:=[.F514]/(44100)*90000*300" office:value-type="float" office:value="239681632.653061" calcext:value-type="float">
            <text:p>239681632,653061</text:p>
          </table:table-cell>
          <table:table-cell table:formula="of:=ROUND([.G514]/300+26.09-0.07128*[.M514])" office:value-type="float" office:value="798963" calcext:value-type="float">
            <text:p>798963</text:p>
          </table:table-cell>
          <table:table-cell table:formula="of:=[.B514]/300" office:value-type="float" office:value="798962.57" calcext:value-type="float">
            <text:p>798962,57</text:p>
          </table:table-cell>
          <table:table-cell table:formula="of:=[.I514]-[.H514]" office:value-type="float" office:value="-0.430000000051223" calcext:value-type="float">
            <text:p>-0,430000000051223</text:p>
          </table:table-cell>
          <table:table-cell table:formula="of:=[.K513]+2048-43" office:value-type="float" office:value="1026539" calcext:value-type="float">
            <text:p>1026539</text:p>
          </table:table-cell>
          <table:table-cell table:formula="of:=[.K514]-[.E514]" office:value-type="float" office:value="61" calcext:value-type="float">
            <text:p>61</text:p>
          </table:table-cell>
          <table:table-cell table:formula="of:=[.C514]-[.K514]" office:value-type="float" office:value="33" calcext:value-type="float">
            <text:p>33</text:p>
          </table:table-cell>
          <table:table-cell/>
          <table:table-cell table:formula="of:=[.G514]/300" office:value-type="float" office:value="798938.775510204" calcext:value-type="float">
            <text:p>798938,775510204</text:p>
          </table:table-cell>
          <table:table-cell table:formula="of:=[.O514]+25-[.I514]" office:value-type="float" office:value="1.20551020407584" calcext:value-type="float">
            <text:p>1,2055102040758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40154178" calcext:value-type="float">
            <text:p>240154178</text:p>
          </table:table-cell>
          <table:table-cell office:value-type="float" office:value="1028572" calcext:value-type="float">
            <text:p>1028572</text:p>
          </table:table-cell>
          <table:table-cell office:value-type="float" office:value="392280" calcext:value-type="float">
            <text:p>392280</text:p>
          </table:table-cell>
          <table:table-cell office:value-type="float" office:value="1028402" calcext:value-type="float">
            <text:p>1028402</text:p>
          </table:table-cell>
          <table:table-cell office:value-type="float" office:value="392240" calcext:value-type="float">
            <text:p>392240</text:p>
          </table:table-cell>
          <table:table-cell table:formula="of:=[.F515]/(44100)*90000*300" office:value-type="float" office:value="240146938.77551" calcext:value-type="float">
            <text:p>240146938,77551</text:p>
          </table:table-cell>
          <table:table-cell table:formula="of:=ROUND([.G515]/300+26.09-0.07128*[.M515])" office:value-type="float" office:value="800514" calcext:value-type="float">
            <text:p>800514</text:p>
          </table:table-cell>
          <table:table-cell table:formula="of:=[.B515]/300" office:value-type="float" office:value="800513.926666667" calcext:value-type="float">
            <text:p>800513,926666667</text:p>
          </table:table-cell>
          <table:table-cell table:formula="of:=[.I515]-[.H515]" office:value-type="float" office:value="-0.0733333333628252" calcext:value-type="float">
            <text:p>-0,073333333362825</text:p>
          </table:table-cell>
          <table:table-cell table:formula="of:=[.K514]+2048-43" office:value-type="float" office:value="1028544" calcext:value-type="float">
            <text:p>1028544</text:p>
          </table:table-cell>
          <table:table-cell table:formula="of:=[.K515]-[.E515]" office:value-type="float" office:value="142" calcext:value-type="float">
            <text:p>142</text:p>
          </table:table-cell>
          <table:table-cell table:formula="of:=[.C515]-[.K515]" office:value-type="float" office:value="28" calcext:value-type="float">
            <text:p>28</text:p>
          </table:table-cell>
          <table:table-cell/>
          <table:table-cell table:formula="of:=[.G515]/300" office:value-type="float" office:value="800489.795918367" calcext:value-type="float">
            <text:p>800489,795918367</text:p>
          </table:table-cell>
          <table:table-cell table:formula="of:=[.O515]+25-[.I515]" office:value-type="float" office:value="0.869251700700261" calcext:value-type="float">
            <text:p>0,86925170070026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40644271" calcext:value-type="float">
            <text:p>240644271</text:p>
          </table:table-cell>
          <table:table-cell office:value-type="float" office:value="1030568" calcext:value-type="float">
            <text:p>1030568</text:p>
          </table:table-cell>
          <table:table-cell office:value-type="float" office:value="393080" calcext:value-type="float">
            <text:p>393080</text:p>
          </table:table-cell>
          <table:table-cell office:value-type="float" office:value="1030478" calcext:value-type="float">
            <text:p>1030478</text:p>
          </table:table-cell>
          <table:table-cell office:value-type="float" office:value="393040" calcext:value-type="float">
            <text:p>393040</text:p>
          </table:table-cell>
          <table:table-cell table:formula="of:=[.F516]/(44100)*90000*300" office:value-type="float" office:value="240636734.693877" calcext:value-type="float">
            <text:p>240636734,693877</text:p>
          </table:table-cell>
          <table:table-cell table:formula="of:=ROUND([.G516]/300+26.09-0.07128*[.M516])" office:value-type="float" office:value="802147" calcext:value-type="float">
            <text:p>802147</text:p>
          </table:table-cell>
          <table:table-cell table:formula="of:=[.B516]/300" office:value-type="float" office:value="802147.57" calcext:value-type="float">
            <text:p>802147,57</text:p>
          </table:table-cell>
          <table:table-cell table:formula="of:=[.I516]-[.H516]" office:value-type="float" office:value="0.569999999948777" calcext:value-type="float">
            <text:p>0,569999999948777</text:p>
          </table:table-cell>
          <table:table-cell table:formula="of:=[.K515]+2048-43" office:value-type="float" office:value="1030549" calcext:value-type="float">
            <text:p>1030549</text:p>
          </table:table-cell>
          <table:table-cell table:formula="of:=[.K516]-[.E516]" office:value-type="float" office:value="71" calcext:value-type="float">
            <text:p>71</text:p>
          </table:table-cell>
          <table:table-cell table:formula="of:=[.C516]-[.K516]" office:value-type="float" office:value="19" calcext:value-type="float">
            <text:p>19</text:p>
          </table:table-cell>
          <table:table-cell/>
          <table:table-cell table:formula="of:=[.G516]/300" office:value-type="float" office:value="802122.448979592" calcext:value-type="float">
            <text:p>802122,448979592</text:p>
          </table:table-cell>
          <table:table-cell table:formula="of:=[.O516]+25-[.I516]" office:value-type="float" office:value="-0.121020408230834" calcext:value-type="float">
            <text:p>-0,12102040823083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1132907" calcext:value-type="float">
            <text:p>241132907</text:p>
          </table:table-cell>
          <table:table-cell office:value-type="float" office:value="1032618" calcext:value-type="float">
            <text:p>1032618</text:p>
          </table:table-cell>
          <table:table-cell office:value-type="float" office:value="393880" calcext:value-type="float">
            <text:p>393880</text:p>
          </table:table-cell>
          <table:table-cell office:value-type="float" office:value="1032452" calcext:value-type="float">
            <text:p>1032452</text:p>
          </table:table-cell>
          <table:table-cell office:value-type="float" office:value="393840" calcext:value-type="float">
            <text:p>393840</text:p>
          </table:table-cell>
          <table:table-cell table:formula="of:=[.F517]/(44100)*90000*300" office:value-type="float" office:value="241126530.612245" calcext:value-type="float">
            <text:p>241126530,612245</text:p>
          </table:table-cell>
          <table:table-cell table:formula="of:=ROUND([.G517]/300+26.09-0.07128*[.M517])" office:value-type="float" office:value="803777" calcext:value-type="float">
            <text:p>803777</text:p>
          </table:table-cell>
          <table:table-cell table:formula="of:=[.B517]/300" office:value-type="float" office:value="803776.356666667" calcext:value-type="float">
            <text:p>803776,356666667</text:p>
          </table:table-cell>
          <table:table-cell table:formula="of:=[.I517]-[.H517]" office:value-type="float" office:value="-0.643333333311603" calcext:value-type="float">
            <text:p>-0,643333333311603</text:p>
          </table:table-cell>
          <table:table-cell table:formula="of:=[.K516]+2048-43" office:value-type="float" office:value="1032554" calcext:value-type="float">
            <text:p>1032554</text:p>
          </table:table-cell>
          <table:table-cell table:formula="of:=[.K517]-[.E517]" office:value-type="float" office:value="102" calcext:value-type="float">
            <text:p>102</text:p>
          </table:table-cell>
          <table:table-cell table:formula="of:=[.C517]-[.K517]" office:value-type="float" office:value="64" calcext:value-type="float">
            <text:p>64</text:p>
          </table:table-cell>
          <table:table-cell/>
          <table:table-cell table:formula="of:=[.G517]/300" office:value-type="float" office:value="803755.102040816" calcext:value-type="float">
            <text:p>803755,102040816</text:p>
          </table:table-cell>
          <table:table-cell table:formula="of:=[.O517]+25-[.I517]" office:value-type="float" office:value="3.74537414964288" calcext:value-type="float">
            <text:p>3,7453741496428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41623385" calcext:value-type="float">
            <text:p>241623385</text:p>
          </table:table-cell>
          <table:table-cell office:value-type="float" office:value="1034596" calcext:value-type="float">
            <text:p>1034596</text:p>
          </table:table-cell>
          <table:table-cell office:value-type="float" office:value="394680" calcext:value-type="float">
            <text:p>394680</text:p>
          </table:table-cell>
          <table:table-cell office:value-type="float" office:value="1034506" calcext:value-type="float">
            <text:p>1034506</text:p>
          </table:table-cell>
          <table:table-cell office:value-type="float" office:value="394640" calcext:value-type="float">
            <text:p>394640</text:p>
          </table:table-cell>
          <table:table-cell table:formula="of:=[.F518]/(44100)*90000*300" office:value-type="float" office:value="241616326.530612" calcext:value-type="float">
            <text:p>241616326,530612</text:p>
          </table:table-cell>
          <table:table-cell table:formula="of:=ROUND([.G518]/300+26.09-0.07128*[.M518])" office:value-type="float" office:value="805411" calcext:value-type="float">
            <text:p>805411</text:p>
          </table:table-cell>
          <table:table-cell table:formula="of:=[.B518]/300" office:value-type="float" office:value="805411.283333333" calcext:value-type="float">
            <text:p>805411,283333333</text:p>
          </table:table-cell>
          <table:table-cell table:formula="of:=[.I518]-[.H518]" office:value-type="float" office:value="0.283333333325572" calcext:value-type="float">
            <text:p>0,283333333325572</text:p>
          </table:table-cell>
          <table:table-cell table:formula="of:=[.K517]+2048-43" office:value-type="float" office:value="1034559" calcext:value-type="float">
            <text:p>1034559</text:p>
          </table:table-cell>
          <table:table-cell table:formula="of:=[.K518]-[.E518]" office:value-type="float" office:value="53" calcext:value-type="float">
            <text:p>53</text:p>
          </table:table-cell>
          <table:table-cell table:formula="of:=[.C518]-[.K518]" office:value-type="float" office:value="37" calcext:value-type="float">
            <text:p>37</text:p>
          </table:table-cell>
          <table:table-cell/>
          <table:table-cell table:formula="of:=[.G518]/300" office:value-type="float" office:value="805387.755102041" calcext:value-type="float">
            <text:p>805387,755102041</text:p>
          </table:table-cell>
          <table:table-cell table:formula="of:=[.O518]+25-[.I518]" office:value-type="float" office:value="1.47176870750263" calcext:value-type="float">
            <text:p>1,4717687075026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42111335" calcext:value-type="float">
            <text:p>242111335</text:p>
          </table:table-cell>
          <table:table-cell office:value-type="float" office:value="1036692" calcext:value-type="float">
            <text:p>1036692</text:p>
          </table:table-cell>
          <table:table-cell office:value-type="float" office:value="395480" calcext:value-type="float">
            <text:p>395480</text:p>
          </table:table-cell>
          <table:table-cell office:value-type="float" office:value="1036514" calcext:value-type="float">
            <text:p>1036514</text:p>
          </table:table-cell>
          <table:table-cell office:value-type="float" office:value="395440" calcext:value-type="float">
            <text:p>395440</text:p>
          </table:table-cell>
          <table:table-cell table:formula="of:=[.F519]/(44100)*90000*300" office:value-type="float" office:value="242106122.44898" calcext:value-type="float">
            <text:p>242106122,44898</text:p>
          </table:table-cell>
          <table:table-cell table:formula="of:=ROUND([.G519]/300+26.09-0.07128*[.M519])" office:value-type="float" office:value="807037" calcext:value-type="float">
            <text:p>807037</text:p>
          </table:table-cell>
          <table:table-cell table:formula="of:=[.B519]/300" office:value-type="float" office:value="807037.783333333" calcext:value-type="float">
            <text:p>807037,783333333</text:p>
          </table:table-cell>
          <table:table-cell table:formula="of:=[.I519]-[.H519]" office:value-type="float" office:value="0.783333333325572" calcext:value-type="float">
            <text:p>0,783333333325572</text:p>
          </table:table-cell>
          <table:table-cell table:formula="of:=[.K518]+2048-43" office:value-type="float" office:value="1036564" calcext:value-type="float">
            <text:p>1036564</text:p>
          </table:table-cell>
          <table:table-cell table:formula="of:=[.K519]-[.E519]" office:value-type="float" office:value="50" calcext:value-type="float">
            <text:p>50</text:p>
          </table:table-cell>
          <table:table-cell table:formula="of:=[.C519]-[.K519]" office:value-type="float" office:value="128" calcext:value-type="float">
            <text:p>128</text:p>
          </table:table-cell>
          <table:table-cell/>
          <table:table-cell table:formula="of:=[.G519]/300" office:value-type="float" office:value="807020.408163265" calcext:value-type="float">
            <text:p>807020,408163265</text:p>
          </table:table-cell>
          <table:table-cell table:formula="of:=[.O519]+25-[.I519]" office:value-type="float" office:value="7.62482993188314" calcext:value-type="float">
            <text:p>7,6248299318831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42528271" calcext:value-type="float">
            <text:p>242528271</text:p>
          </table:table-cell>
          <table:table-cell office:value-type="float" office:value="1038658" calcext:value-type="float">
            <text:p>1038658</text:p>
          </table:table-cell>
          <table:table-cell office:value-type="float" office:value="396160" calcext:value-type="float">
            <text:p>396160</text:p>
          </table:table-cell>
          <table:table-cell office:value-type="float" office:value="1038550" calcext:value-type="float">
            <text:p>1038550</text:p>
          </table:table-cell>
          <table:table-cell office:value-type="float" office:value="396120" calcext:value-type="float">
            <text:p>396120</text:p>
          </table:table-cell>
          <table:table-cell table:formula="of:=[.F520]/(44100)*90000*300" office:value-type="float" office:value="242522448.979592" calcext:value-type="float">
            <text:p>242522448,979592</text:p>
          </table:table-cell>
          <table:table-cell table:formula="of:=ROUND([.G520]/300+26.09-0.07128*[.M520])" office:value-type="float" office:value="808428" calcext:value-type="float">
            <text:p>808428</text:p>
          </table:table-cell>
          <table:table-cell table:formula="of:=[.B520]/300" office:value-type="float" office:value="808427.57" calcext:value-type="float">
            <text:p>808427,57</text:p>
          </table:table-cell>
          <table:table-cell table:formula="of:=[.I520]-[.H520]" office:value-type="float" office:value="-0.430000000051223" calcext:value-type="float">
            <text:p>-0,430000000051223</text:p>
          </table:table-cell>
          <table:table-cell table:formula="of:=[.K519]+2048-43" office:value-type="float" office:value="1038569" calcext:value-type="float">
            <text:p>1038569</text:p>
          </table:table-cell>
          <table:table-cell table:formula="of:=[.K520]-[.E520]" office:value-type="float" office:value="19" calcext:value-type="float">
            <text:p>19</text:p>
          </table:table-cell>
          <table:table-cell table:formula="of:=[.C520]-[.K520]" office:value-type="float" office:value="89" calcext:value-type="float">
            <text:p>89</text:p>
          </table:table-cell>
          <table:table-cell/>
          <table:table-cell table:formula="of:=[.G520]/300" office:value-type="float" office:value="808408.163265306" calcext:value-type="float">
            <text:p>808408,163265306</text:p>
          </table:table-cell>
          <table:table-cell table:formula="of:=[.O520]+25-[.I520]" office:value-type="float" office:value="5.59326530620456" calcext:value-type="float">
            <text:p>5,5932653062045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42946064" calcext:value-type="float">
            <text:p>242946064</text:p>
          </table:table-cell>
          <table:table-cell office:value-type="float" office:value="1040598" calcext:value-type="float">
            <text:p>1040598</text:p>
          </table:table-cell>
          <table:table-cell office:value-type="float" office:value="396840" calcext:value-type="float">
            <text:p>396840</text:p>
          </table:table-cell>
          <table:table-cell office:value-type="float" office:value="1040496" calcext:value-type="float">
            <text:p>1040496</text:p>
          </table:table-cell>
          <table:table-cell office:value-type="float" office:value="396800" calcext:value-type="float">
            <text:p>396800</text:p>
          </table:table-cell>
          <table:table-cell table:formula="of:=[.F521]/(44100)*90000*300" office:value-type="float" office:value="242938775.510204" calcext:value-type="float">
            <text:p>242938775,510204</text:p>
          </table:table-cell>
          <table:table-cell table:formula="of:=ROUND([.G521]/300+26.09-0.07128*[.M521])" office:value-type="float" office:value="809820" calcext:value-type="float">
            <text:p>809820</text:p>
          </table:table-cell>
          <table:table-cell table:formula="of:=[.B521]/300" office:value-type="float" office:value="809820.213333333" calcext:value-type="float">
            <text:p>809820,213333333</text:p>
          </table:table-cell>
          <table:table-cell table:formula="of:=[.I521]-[.H521]" office:value-type="float" office:value="0.213333333376795" calcext:value-type="float">
            <text:p>0,213333333376795</text:p>
          </table:table-cell>
          <table:table-cell table:formula="of:=[.K520]+2048-43" office:value-type="float" office:value="1040574" calcext:value-type="float">
            <text:p>1040574</text:p>
          </table:table-cell>
          <table:table-cell table:formula="of:=[.K521]-[.E521]" office:value-type="float" office:value="78" calcext:value-type="float">
            <text:p>78</text:p>
          </table:table-cell>
          <table:table-cell table:formula="of:=[.C521]-[.K521]" office:value-type="float" office:value="24" calcext:value-type="float">
            <text:p>24</text:p>
          </table:table-cell>
          <table:table-cell/>
          <table:table-cell table:formula="of:=[.G521]/300" office:value-type="float" office:value="809795.918367347" calcext:value-type="float">
            <text:p>809795,918367347</text:p>
          </table:table-cell>
          <table:table-cell table:formula="of:=[.O521]+25-[.I521]" office:value-type="float" office:value="0.705034013604745" calcext:value-type="float">
            <text:p>0,70503401360474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43387085" calcext:value-type="float">
            <text:p>243387085</text:p>
          </table:table-cell>
          <table:table-cell office:value-type="float" office:value="1042588" calcext:value-type="float">
            <text:p>1042588</text:p>
          </table:table-cell>
          <table:table-cell office:value-type="float" office:value="397560" calcext:value-type="float">
            <text:p>397560</text:p>
          </table:table-cell>
          <table:table-cell office:value-type="float" office:value="1042486" calcext:value-type="float">
            <text:p>1042486</text:p>
          </table:table-cell>
          <table:table-cell office:value-type="float" office:value="397520" calcext:value-type="float">
            <text:p>397520</text:p>
          </table:table-cell>
          <table:table-cell table:formula="of:=[.F522]/(44100)*90000*300" office:value-type="float" office:value="243379591.836735" calcext:value-type="float">
            <text:p>243379591,836735</text:p>
          </table:table-cell>
          <table:table-cell table:formula="of:=ROUND([.G522]/300+26.09-0.07128*[.M522])" office:value-type="float" office:value="811291" calcext:value-type="float">
            <text:p>811291</text:p>
          </table:table-cell>
          <table:table-cell table:formula="of:=[.B522]/300" office:value-type="float" office:value="811290.283333333" calcext:value-type="float">
            <text:p>811290,283333333</text:p>
          </table:table-cell>
          <table:table-cell table:formula="of:=[.I522]-[.H522]" office:value-type="float" office:value="-0.716666666674428" calcext:value-type="float">
            <text:p>-0,716666666674428</text:p>
          </table:table-cell>
          <table:table-cell table:formula="of:=[.K521]+2048-43" office:value-type="float" office:value="1042579" calcext:value-type="float">
            <text:p>1042579</text:p>
          </table:table-cell>
          <table:table-cell table:formula="of:=[.K522]-[.E522]" office:value-type="float" office:value="93" calcext:value-type="float">
            <text:p>93</text:p>
          </table:table-cell>
          <table:table-cell table:formula="of:=[.C522]-[.K522]" office:value-type="float" office:value="9" calcext:value-type="float">
            <text:p>9</text:p>
          </table:table-cell>
          <table:table-cell/>
          <table:table-cell table:formula="of:=[.G522]/300" office:value-type="float" office:value="811265.306122449" calcext:value-type="float">
            <text:p>811265,306122449</text:p>
          </table:table-cell>
          <table:table-cell table:formula="of:=[.O522]+25-[.I522]" office:value-type="float" office:value="0.0227891156682745" calcext:value-type="float">
            <text:p>0,02278911566827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43850993" calcext:value-type="float">
            <text:p>243850993</text:p>
          </table:table-cell>
          <table:table-cell office:value-type="float" office:value="1044658" calcext:value-type="float">
            <text:p>1044658</text:p>
          </table:table-cell>
          <table:table-cell office:value-type="float" office:value="398320" calcext:value-type="float">
            <text:p>398320</text:p>
          </table:table-cell>
          <table:table-cell office:value-type="float" office:value="1044558" calcext:value-type="float">
            <text:p>1044558</text:p>
          </table:table-cell>
          <table:table-cell office:value-type="float" office:value="398280" calcext:value-type="float">
            <text:p>398280</text:p>
          </table:table-cell>
          <table:table-cell table:formula="of:=[.F523]/(44100)*90000*300" office:value-type="float" office:value="243844897.959184" calcext:value-type="float">
            <text:p>243844897,959184</text:p>
          </table:table-cell>
          <table:table-cell table:formula="of:=ROUND([.G523]/300+26.09-0.07128*[.M523])" office:value-type="float" office:value="812837" calcext:value-type="float">
            <text:p>812837</text:p>
          </table:table-cell>
          <table:table-cell table:formula="of:=[.B523]/300" office:value-type="float" office:value="812836.643333333" calcext:value-type="float">
            <text:p>812836,643333333</text:p>
          </table:table-cell>
          <table:table-cell table:formula="of:=[.I523]-[.H523]" office:value-type="float" office:value="-0.356666666688398" calcext:value-type="float">
            <text:p>-0,356666666688398</text:p>
          </table:table-cell>
          <table:table-cell table:formula="of:=[.K522]+2048-43" office:value-type="float" office:value="1044584" calcext:value-type="float">
            <text:p>1044584</text:p>
          </table:table-cell>
          <table:table-cell table:formula="of:=[.K523]-[.E523]" office:value-type="float" office:value="26" calcext:value-type="float">
            <text:p>26</text:p>
          </table:table-cell>
          <table:table-cell table:formula="of:=[.C523]-[.K523]" office:value-type="float" office:value="74" calcext:value-type="float">
            <text:p>74</text:p>
          </table:table-cell>
          <table:table-cell/>
          <table:table-cell table:formula="of:=[.G523]/300" office:value-type="float" office:value="812816.326530612" calcext:value-type="float">
            <text:p>812816,326530612</text:p>
          </table:table-cell>
          <table:table-cell table:formula="of:=[.O523]+25-[.I523]" office:value-type="float" office:value="4.68319727887865" calcext:value-type="float">
            <text:p>4,6831972788786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44292057" calcext:value-type="float">
            <text:p>244292057</text:p>
          </table:table-cell>
          <table:table-cell office:value-type="float" office:value="1046660" calcext:value-type="float">
            <text:p>1046660</text:p>
          </table:table-cell>
          <table:table-cell office:value-type="float" office:value="399040" calcext:value-type="float">
            <text:p>399040</text:p>
          </table:table-cell>
          <table:table-cell office:value-type="float" office:value="1046486" calcext:value-type="float">
            <text:p>1046486</text:p>
          </table:table-cell>
          <table:table-cell office:value-type="float" office:value="399000" calcext:value-type="float">
            <text:p>399000</text:p>
          </table:table-cell>
          <table:table-cell table:formula="of:=[.F524]/(44100)*90000*300" office:value-type="float" office:value="244285714.285714" calcext:value-type="float">
            <text:p>244285714,285714</text:p>
          </table:table-cell>
          <table:table-cell table:formula="of:=ROUND([.G524]/300+26.09-0.07128*[.M524])" office:value-type="float" office:value="814307" calcext:value-type="float">
            <text:p>814307</text:p>
          </table:table-cell>
          <table:table-cell table:formula="of:=[.B524]/300" office:value-type="float" office:value="814306.856666667" calcext:value-type="float">
            <text:p>814306,856666667</text:p>
          </table:table-cell>
          <table:table-cell table:formula="of:=[.I524]-[.H524]" office:value-type="float" office:value="-0.143333333311602" calcext:value-type="float">
            <text:p>-0,143333333311602</text:p>
          </table:table-cell>
          <table:table-cell table:formula="of:=[.K523]+2048-43" office:value-type="float" office:value="1046589" calcext:value-type="float">
            <text:p>1046589</text:p>
          </table:table-cell>
          <table:table-cell table:formula="of:=[.K524]-[.E524]" office:value-type="float" office:value="103" calcext:value-type="float">
            <text:p>103</text:p>
          </table:table-cell>
          <table:table-cell table:formula="of:=[.C524]-[.K524]" office:value-type="float" office:value="71" calcext:value-type="float">
            <text:p>71</text:p>
          </table:table-cell>
          <table:table-cell/>
          <table:table-cell table:formula="of:=[.G524]/300" office:value-type="float" office:value="814285.714285714" calcext:value-type="float">
            <text:p>814285,714285714</text:p>
          </table:table-cell>
          <table:table-cell table:formula="of:=[.O524]+25-[.I524]" office:value-type="float" office:value="3.85761904763058" calcext:value-type="float">
            <text:p>3,8576190476305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44757593" calcext:value-type="float">
            <text:p>244757593</text:p>
          </table:table-cell>
          <table:table-cell office:value-type="float" office:value="1048654" calcext:value-type="float">
            <text:p>1048654</text:p>
          </table:table-cell>
          <table:table-cell office:value-type="float" office:value="399800" calcext:value-type="float">
            <text:p>399800</text:p>
          </table:table-cell>
          <table:table-cell office:value-type="float" office:value="1048558" calcext:value-type="float">
            <text:p>1048558</text:p>
          </table:table-cell>
          <table:table-cell office:value-type="float" office:value="399760" calcext:value-type="float">
            <text:p>399760</text:p>
          </table:table-cell>
          <table:table-cell table:formula="of:=[.F525]/(44100)*90000*300" office:value-type="float" office:value="244751020.408163" calcext:value-type="float">
            <text:p>244751020,408163</text:p>
          </table:table-cell>
          <table:table-cell table:formula="of:=ROUND([.G525]/300+26.09-0.07128*[.M525])" office:value-type="float" office:value="815859" calcext:value-type="float">
            <text:p>815859</text:p>
          </table:table-cell>
          <table:table-cell table:formula="of:=[.B525]/300" office:value-type="float" office:value="815858.643333333" calcext:value-type="float">
            <text:p>815858,643333333</text:p>
          </table:table-cell>
          <table:table-cell table:formula="of:=[.I525]-[.H525]" office:value-type="float" office:value="-0.356666666688398" calcext:value-type="float">
            <text:p>-0,356666666688398</text:p>
          </table:table-cell>
          <table:table-cell table:formula="of:=[.K524]+2048-43" office:value-type="float" office:value="1048594" calcext:value-type="float">
            <text:p>1048594</text:p>
          </table:table-cell>
          <table:table-cell table:formula="of:=[.K525]-[.E525]" office:value-type="float" office:value="36" calcext:value-type="float">
            <text:p>36</text:p>
          </table:table-cell>
          <table:table-cell table:formula="of:=[.C525]-[.K525]" office:value-type="float" office:value="60" calcext:value-type="float">
            <text:p>60</text:p>
          </table:table-cell>
          <table:table-cell/>
          <table:table-cell table:formula="of:=[.G525]/300" office:value-type="float" office:value="815836.734693878" calcext:value-type="float">
            <text:p>815836,734693878</text:p>
          </table:table-cell>
          <table:table-cell table:formula="of:=[.O525]+25-[.I525]" office:value-type="float" office:value="3.0913605443202" calcext:value-type="float">
            <text:p>3,091360544320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45223771" calcext:value-type="float">
            <text:p>245223771</text:p>
          </table:table-cell>
          <table:table-cell office:value-type="float" office:value="1050618" calcext:value-type="float">
            <text:p>1050618</text:p>
          </table:table-cell>
          <table:table-cell office:value-type="float" office:value="400560" calcext:value-type="float">
            <text:p>400560</text:p>
          </table:table-cell>
          <table:table-cell office:value-type="float" office:value="1050524" calcext:value-type="float">
            <text:p>1050524</text:p>
          </table:table-cell>
          <table:table-cell office:value-type="float" office:value="400520" calcext:value-type="float">
            <text:p>400520</text:p>
          </table:table-cell>
          <table:table-cell table:formula="of:=[.F526]/(44100)*90000*300" office:value-type="float" office:value="245216326.530612" calcext:value-type="float">
            <text:p>245216326,530612</text:p>
          </table:table-cell>
          <table:table-cell table:formula="of:=ROUND([.G526]/300+26.09-0.07128*[.M526])" office:value-type="float" office:value="817412" calcext:value-type="float">
            <text:p>817412</text:p>
          </table:table-cell>
          <table:table-cell table:formula="of:=[.B526]/300" office:value-type="float" office:value="817412.57" calcext:value-type="float">
            <text:p>817412,57</text:p>
          </table:table-cell>
          <table:table-cell table:formula="of:=[.I526]-[.H526]" office:value-type="float" office:value="0.569999999948777" calcext:value-type="float">
            <text:p>0,569999999948777</text:p>
          </table:table-cell>
          <table:table-cell table:formula="of:=[.K525]+2048-43" office:value-type="float" office:value="1050599" calcext:value-type="float">
            <text:p>1050599</text:p>
          </table:table-cell>
          <table:table-cell table:formula="of:=[.K526]-[.E526]" office:value-type="float" office:value="75" calcext:value-type="float">
            <text:p>75</text:p>
          </table:table-cell>
          <table:table-cell table:formula="of:=[.C526]-[.K526]" office:value-type="float" office:value="19" calcext:value-type="float">
            <text:p>19</text:p>
          </table:table-cell>
          <table:table-cell/>
          <table:table-cell table:formula="of:=[.G526]/300" office:value-type="float" office:value="817387.755102041" calcext:value-type="float">
            <text:p>817387,755102041</text:p>
          </table:table-cell>
          <table:table-cell table:formula="of:=[.O526]+25-[.I526]" office:value-type="float" office:value="0.185102040763013" calcext:value-type="float">
            <text:p>0,18510204076301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45688793" calcext:value-type="float">
            <text:p>245688793</text:p>
          </table:table-cell>
          <table:table-cell office:value-type="float" office:value="1052636" calcext:value-type="float">
            <text:p>1052636</text:p>
          </table:table-cell>
          <table:table-cell office:value-type="float" office:value="401320" calcext:value-type="float">
            <text:p>401320</text:p>
          </table:table-cell>
          <table:table-cell office:value-type="float" office:value="1052542" calcext:value-type="float">
            <text:p>1052542</text:p>
          </table:table-cell>
          <table:table-cell office:value-type="float" office:value="401280" calcext:value-type="float">
            <text:p>401280</text:p>
          </table:table-cell>
          <table:table-cell table:formula="of:=[.F527]/(44100)*90000*300" office:value-type="float" office:value="245681632.653061" calcext:value-type="float">
            <text:p>245681632,653061</text:p>
          </table:table-cell>
          <table:table-cell table:formula="of:=ROUND([.G527]/300+26.09-0.07128*[.M527])" office:value-type="float" office:value="818963" calcext:value-type="float">
            <text:p>818963</text:p>
          </table:table-cell>
          <table:table-cell table:formula="of:=[.B527]/300" office:value-type="float" office:value="818962.643333333" calcext:value-type="float">
            <text:p>818962,643333333</text:p>
          </table:table-cell>
          <table:table-cell table:formula="of:=[.I527]-[.H527]" office:value-type="float" office:value="-0.356666666688398" calcext:value-type="float">
            <text:p>-0,356666666688398</text:p>
          </table:table-cell>
          <table:table-cell table:formula="of:=[.K526]+2048-43" office:value-type="float" office:value="1052604" calcext:value-type="float">
            <text:p>1052604</text:p>
          </table:table-cell>
          <table:table-cell table:formula="of:=[.K527]-[.E527]" office:value-type="float" office:value="62" calcext:value-type="float">
            <text:p>62</text:p>
          </table:table-cell>
          <table:table-cell table:formula="of:=[.C527]-[.K527]" office:value-type="float" office:value="32" calcext:value-type="float">
            <text:p>32</text:p>
          </table:table-cell>
          <table:table-cell/>
          <table:table-cell table:formula="of:=[.G527]/300" office:value-type="float" office:value="818938.775510204" calcext:value-type="float">
            <text:p>818938,775510204</text:p>
          </table:table-cell>
          <table:table-cell table:formula="of:=[.O527]+25-[.I527]" office:value-type="float" office:value="1.13217687082943" calcext:value-type="float">
            <text:p>1,1321768708294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46178071" calcext:value-type="float">
            <text:p>246178071</text:p>
          </table:table-cell>
          <table:table-cell office:value-type="float" office:value="1054670" calcext:value-type="float">
            <text:p>1054670</text:p>
          </table:table-cell>
          <table:table-cell office:value-type="float" office:value="402120" calcext:value-type="float">
            <text:p>402120</text:p>
          </table:table-cell>
          <table:table-cell office:value-type="float" office:value="1054576" calcext:value-type="float">
            <text:p>1054576</text:p>
          </table:table-cell>
          <table:table-cell office:value-type="float" office:value="402080" calcext:value-type="float">
            <text:p>402080</text:p>
          </table:table-cell>
          <table:table-cell table:formula="of:=[.F528]/(44100)*90000*300" office:value-type="float" office:value="246171428.571429" calcext:value-type="float">
            <text:p>246171428,571429</text:p>
          </table:table-cell>
          <table:table-cell table:formula="of:=ROUND([.G528]/300+26.09-0.07128*[.M528])" office:value-type="float" office:value="820593" calcext:value-type="float">
            <text:p>820593</text:p>
          </table:table-cell>
          <table:table-cell table:formula="of:=[.B528]/300" office:value-type="float" office:value="820593.57" calcext:value-type="float">
            <text:p>820593,57</text:p>
          </table:table-cell>
          <table:table-cell table:formula="of:=[.I528]-[.H528]" office:value-type="float" office:value="0.569999999948777" calcext:value-type="float">
            <text:p>0,569999999948777</text:p>
          </table:table-cell>
          <table:table-cell table:formula="of:=[.K527]+2048-43" office:value-type="float" office:value="1054609" calcext:value-type="float">
            <text:p>1054609</text:p>
          </table:table-cell>
          <table:table-cell table:formula="of:=[.K528]-[.E528]" office:value-type="float" office:value="33" calcext:value-type="float">
            <text:p>33</text:p>
          </table:table-cell>
          <table:table-cell table:formula="of:=[.C528]-[.K528]" office:value-type="float" office:value="61" calcext:value-type="float">
            <text:p>61</text:p>
          </table:table-cell>
          <table:table-cell/>
          <table:table-cell table:formula="of:=[.G528]/300" office:value-type="float" office:value="820571.428571428" calcext:value-type="float">
            <text:p>820571,428571428</text:p>
          </table:table-cell>
          <table:table-cell table:formula="of:=[.O528]+25-[.I528]" office:value-type="float" office:value="2.85857142857276" calcext:value-type="float">
            <text:p>2,8585714285727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46643307" calcext:value-type="float">
            <text:p>246643307</text:p>
          </table:table-cell>
          <table:table-cell office:value-type="float" office:value="1056678" calcext:value-type="float">
            <text:p>1056678</text:p>
          </table:table-cell>
          <table:table-cell office:value-type="float" office:value="402880" calcext:value-type="float">
            <text:p>402880</text:p>
          </table:table-cell>
          <table:table-cell office:value-type="float" office:value="1056508" calcext:value-type="float">
            <text:p>1056508</text:p>
          </table:table-cell>
          <table:table-cell office:value-type="float" office:value="402840" calcext:value-type="float">
            <text:p>402840</text:p>
          </table:table-cell>
          <table:table-cell table:formula="of:=[.F529]/(44100)*90000*300" office:value-type="float" office:value="246636734.693878" calcext:value-type="float">
            <text:p>246636734,693878</text:p>
          </table:table-cell>
          <table:table-cell table:formula="of:=ROUND([.G529]/300+26.09-0.07128*[.M529])" office:value-type="float" office:value="822144" calcext:value-type="float">
            <text:p>822144</text:p>
          </table:table-cell>
          <table:table-cell table:formula="of:=[.B529]/300" office:value-type="float" office:value="822144.356666667" calcext:value-type="float">
            <text:p>822144,356666667</text:p>
          </table:table-cell>
          <table:table-cell table:formula="of:=[.I529]-[.H529]" office:value-type="float" office:value="0.356666666688398" calcext:value-type="float">
            <text:p>0,356666666688398</text:p>
          </table:table-cell>
          <table:table-cell table:formula="of:=[.K528]+2048-43" office:value-type="float" office:value="1056614" calcext:value-type="float">
            <text:p>1056614</text:p>
          </table:table-cell>
          <table:table-cell table:formula="of:=[.K529]-[.E529]" office:value-type="float" office:value="106" calcext:value-type="float">
            <text:p>106</text:p>
          </table:table-cell>
          <table:table-cell table:formula="of:=[.C529]-[.K529]" office:value-type="float" office:value="64" calcext:value-type="float">
            <text:p>64</text:p>
          </table:table-cell>
          <table:table-cell/>
          <table:table-cell table:formula="of:=[.G529]/300" office:value-type="float" office:value="822122.448979592" calcext:value-type="float">
            <text:p>822122,448979592</text:p>
          </table:table-cell>
          <table:table-cell table:formula="of:=[.O529]+25-[.I529]" office:value-type="float" office:value="3.09231292514596" calcext:value-type="float">
            <text:p>3,0923129251459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47109400" calcext:value-type="float">
            <text:p>247109400</text:p>
          </table:table-cell>
          <table:table-cell office:value-type="float" office:value="1058646" calcext:value-type="float">
            <text:p>1058646</text:p>
          </table:table-cell>
          <table:table-cell office:value-type="float" office:value="403640" calcext:value-type="float">
            <text:p>403640</text:p>
          </table:table-cell>
          <table:table-cell office:value-type="float" office:value="1058550" calcext:value-type="float">
            <text:p>1058550</text:p>
          </table:table-cell>
          <table:table-cell office:value-type="float" office:value="403600" calcext:value-type="float">
            <text:p>403600</text:p>
          </table:table-cell>
          <table:table-cell table:formula="of:=[.F530]/(44100)*90000*300" office:value-type="float" office:value="247102040.816327" calcext:value-type="float">
            <text:p>247102040,816327</text:p>
          </table:table-cell>
          <table:table-cell table:formula="of:=ROUND([.G530]/300+26.09-0.07128*[.M530])" office:value-type="float" office:value="823698" calcext:value-type="float">
            <text:p>823698</text:p>
          </table:table-cell>
          <table:table-cell table:formula="of:=[.B530]/300" office:value-type="float" office:value="823698" calcext:value-type="float">
            <text:p>823698</text:p>
          </table:table-cell>
          <table:table-cell table:formula="of:=[.I530]-[.H530]" office:value-type="float" office:value="0" calcext:value-type="float">
            <text:p>0</text:p>
          </table:table-cell>
          <table:table-cell table:formula="of:=[.K529]+2048-43" office:value-type="float" office:value="1058619" calcext:value-type="float">
            <text:p>1058619</text:p>
          </table:table-cell>
          <table:table-cell table:formula="of:=[.K530]-[.E530]" office:value-type="float" office:value="69" calcext:value-type="float">
            <text:p>69</text:p>
          </table:table-cell>
          <table:table-cell table:formula="of:=[.C530]-[.K530]" office:value-type="float" office:value="27" calcext:value-type="float">
            <text:p>27</text:p>
          </table:table-cell>
          <table:table-cell/>
          <table:table-cell table:formula="of:=[.G530]/300" office:value-type="float" office:value="823673.469387755" calcext:value-type="float">
            <text:p>823673,469387755</text:p>
          </table:table-cell>
          <table:table-cell table:formula="of:=[.O530]+25-[.I530]" office:value-type="float" office:value="0.469387755030766" calcext:value-type="float">
            <text:p>0,46938775503076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47574421" calcext:value-type="float">
            <text:p>247574421</text:p>
          </table:table-cell>
          <table:table-cell office:value-type="float" office:value="1060664" calcext:value-type="float">
            <text:p>1060664</text:p>
          </table:table-cell>
          <table:table-cell office:value-type="float" office:value="404400" calcext:value-type="float">
            <text:p>404400</text:p>
          </table:table-cell>
          <table:table-cell office:value-type="float" office:value="1060566" calcext:value-type="float">
            <text:p>1060566</text:p>
          </table:table-cell>
          <table:table-cell office:value-type="float" office:value="404360" calcext:value-type="float">
            <text:p>404360</text:p>
          </table:table-cell>
          <table:table-cell table:formula="of:=[.F531]/(44100)*90000*300" office:value-type="float" office:value="247567346.938775" calcext:value-type="float">
            <text:p>247567346,938775</text:p>
          </table:table-cell>
          <table:table-cell table:formula="of:=ROUND([.G531]/300+26.09-0.07128*[.M531])" office:value-type="float" office:value="825248" calcext:value-type="float">
            <text:p>825248</text:p>
          </table:table-cell>
          <table:table-cell table:formula="of:=[.B531]/300" office:value-type="float" office:value="825248.07" calcext:value-type="float">
            <text:p>825248,07</text:p>
          </table:table-cell>
          <table:table-cell table:formula="of:=[.I531]-[.H531]" office:value-type="float" office:value="0.0699999999487773" calcext:value-type="float">
            <text:p>0,069999999948777</text:p>
          </table:table-cell>
          <table:table-cell table:formula="of:=[.K530]+2048-43" office:value-type="float" office:value="1060624" calcext:value-type="float">
            <text:p>1060624</text:p>
          </table:table-cell>
          <table:table-cell table:formula="of:=[.K531]-[.E531]" office:value-type="float" office:value="58" calcext:value-type="float">
            <text:p>58</text:p>
          </table:table-cell>
          <table:table-cell table:formula="of:=[.C531]-[.K531]" office:value-type="float" office:value="40" calcext:value-type="float">
            <text:p>40</text:p>
          </table:table-cell>
          <table:table-cell/>
          <table:table-cell table:formula="of:=[.G531]/300" office:value-type="float" office:value="825224.489795918" calcext:value-type="float">
            <text:p>825224,489795918</text:p>
          </table:table-cell>
          <table:table-cell table:formula="of:=[.O531]+25-[.I531]" office:value-type="float" office:value="1.41979591839481" calcext:value-type="float">
            <text:p>1,4197959183948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48038200" calcext:value-type="float">
            <text:p>248038200</text:p>
          </table:table-cell>
          <table:table-cell office:value-type="float" office:value="1062740" calcext:value-type="float">
            <text:p>1062740</text:p>
          </table:table-cell>
          <table:table-cell office:value-type="float" office:value="405160" calcext:value-type="float">
            <text:p>405160</text:p>
          </table:table-cell>
          <table:table-cell office:value-type="float" office:value="1062568" calcext:value-type="float">
            <text:p>1062568</text:p>
          </table:table-cell>
          <table:table-cell office:value-type="float" office:value="405120" calcext:value-type="float">
            <text:p>405120</text:p>
          </table:table-cell>
          <table:table-cell table:formula="of:=[.F532]/(44100)*90000*300" office:value-type="float" office:value="248032653.061224" calcext:value-type="float">
            <text:p>248032653,061224</text:p>
          </table:table-cell>
          <table:table-cell table:formula="of:=ROUND([.G532]/300+26.09-0.07128*[.M532])" office:value-type="float" office:value="826794" calcext:value-type="float">
            <text:p>826794</text:p>
          </table:table-cell>
          <table:table-cell table:formula="of:=[.B532]/300" office:value-type="float" office:value="826794" calcext:value-type="float">
            <text:p>826794</text:p>
          </table:table-cell>
          <table:table-cell table:formula="of:=[.I532]-[.H532]" office:value-type="float" office:value="0" calcext:value-type="float">
            <text:p>0</text:p>
          </table:table-cell>
          <table:table-cell table:formula="of:=[.K531]+2048-43" office:value-type="float" office:value="1062629" calcext:value-type="float">
            <text:p>1062629</text:p>
          </table:table-cell>
          <table:table-cell table:formula="of:=[.K532]-[.E532]" office:value-type="float" office:value="61" calcext:value-type="float">
            <text:p>61</text:p>
          </table:table-cell>
          <table:table-cell table:formula="of:=[.C532]-[.K532]" office:value-type="float" office:value="111" calcext:value-type="float">
            <text:p>111</text:p>
          </table:table-cell>
          <table:table-cell/>
          <table:table-cell table:formula="of:=[.G532]/300" office:value-type="float" office:value="826775.510204082" calcext:value-type="float">
            <text:p>826775,510204082</text:p>
          </table:table-cell>
          <table:table-cell table:formula="of:=[.O532]+25-[.I532]" office:value-type="float" office:value="6.51020408165641" calcext:value-type="float">
            <text:p>6,5102040816564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48481064" calcext:value-type="float">
            <text:p>248481064</text:p>
          </table:table-cell>
          <table:table-cell office:value-type="float" office:value="1064644" calcext:value-type="float">
            <text:p>1064644</text:p>
          </table:table-cell>
          <table:table-cell office:value-type="float" office:value="405880" calcext:value-type="float">
            <text:p>405880</text:p>
          </table:table-cell>
          <table:table-cell office:value-type="float" office:value="1064548" calcext:value-type="float">
            <text:p>1064548</text:p>
          </table:table-cell>
          <table:table-cell office:value-type="float" office:value="405840" calcext:value-type="float">
            <text:p>405840</text:p>
          </table:table-cell>
          <table:table-cell table:formula="of:=[.F533]/(44100)*90000*300" office:value-type="float" office:value="248473469.387755" calcext:value-type="float">
            <text:p>248473469,387755</text:p>
          </table:table-cell>
          <table:table-cell table:formula="of:=ROUND([.G533]/300+26.09-0.07128*[.M533])" office:value-type="float" office:value="828270" calcext:value-type="float">
            <text:p>828270</text:p>
          </table:table-cell>
          <table:table-cell table:formula="of:=[.B533]/300" office:value-type="float" office:value="828270.213333333" calcext:value-type="float">
            <text:p>828270,213333333</text:p>
          </table:table-cell>
          <table:table-cell table:formula="of:=[.I533]-[.H533]" office:value-type="float" office:value="0.213333333376795" calcext:value-type="float">
            <text:p>0,213333333376795</text:p>
          </table:table-cell>
          <table:table-cell table:formula="of:=[.K532]+2048-43" office:value-type="float" office:value="1064634" calcext:value-type="float">
            <text:p>1064634</text:p>
          </table:table-cell>
          <table:table-cell table:formula="of:=[.K533]-[.E533]" office:value-type="float" office:value="86" calcext:value-type="float">
            <text:p>86</text:p>
          </table:table-cell>
          <table:table-cell table:formula="of:=[.C533]-[.K533]" office:value-type="float" office:value="10" calcext:value-type="float">
            <text:p>10</text:p>
          </table:table-cell>
          <table:table-cell/>
          <table:table-cell table:formula="of:=[.G533]/300" office:value-type="float" office:value="828244.897959184" calcext:value-type="float">
            <text:p>828244,897959184</text:p>
          </table:table-cell>
          <table:table-cell table:formula="of:=[.O533]+25-[.I533]" office:value-type="float" office:value="-0.315374149591662" calcext:value-type="float">
            <text:p>-0,31537414959166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48969657" calcext:value-type="float">
            <text:p>248969657</text:p>
          </table:table-cell>
          <table:table-cell office:value-type="float" office:value="1066710" calcext:value-type="float">
            <text:p>1066710</text:p>
          </table:table-cell>
          <table:table-cell office:value-type="float" office:value="406680" calcext:value-type="float">
            <text:p>406680</text:p>
          </table:table-cell>
          <table:table-cell office:value-type="float" office:value="1066616" calcext:value-type="float">
            <text:p>1066616</text:p>
          </table:table-cell>
          <table:table-cell office:value-type="float" office:value="406640" calcext:value-type="float">
            <text:p>406640</text:p>
          </table:table-cell>
          <table:table-cell table:formula="of:=[.F534]/(44100)*90000*300" office:value-type="float" office:value="248963265.306122" calcext:value-type="float">
            <text:p>248963265,306122</text:p>
          </table:table-cell>
          <table:table-cell table:formula="of:=ROUND([.G534]/300+26.09-0.07128*[.M534])" office:value-type="float" office:value="829899" calcext:value-type="float">
            <text:p>829899</text:p>
          </table:table-cell>
          <table:table-cell table:formula="of:=[.B534]/300" office:value-type="float" office:value="829898.856666667" calcext:value-type="float">
            <text:p>829898,856666667</text:p>
          </table:table-cell>
          <table:table-cell table:formula="of:=[.I534]-[.H534]" office:value-type="float" office:value="-0.143333333311602" calcext:value-type="float">
            <text:p>-0,143333333311602</text:p>
          </table:table-cell>
          <table:table-cell table:formula="of:=[.K533]+2048-43" office:value-type="float" office:value="1066639" calcext:value-type="float">
            <text:p>1066639</text:p>
          </table:table-cell>
          <table:table-cell table:formula="of:=[.K534]-[.E534]" office:value-type="float" office:value="23" calcext:value-type="float">
            <text:p>23</text:p>
          </table:table-cell>
          <table:table-cell table:formula="of:=[.C534]-[.K534]" office:value-type="float" office:value="71" calcext:value-type="float">
            <text:p>71</text:p>
          </table:table-cell>
          <table:table-cell/>
          <table:table-cell table:formula="of:=[.G534]/300" office:value-type="float" office:value="829877.551020408" calcext:value-type="float">
            <text:p>829877,551020408</text:p>
          </table:table-cell>
          <table:table-cell table:formula="of:=[.O534]+25-[.I534]" office:value-type="float" office:value="3.69435374147724" calcext:value-type="float">
            <text:p>3,6943537414772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49434721" calcext:value-type="float">
            <text:p>249434721</text:p>
          </table:table-cell>
          <table:table-cell office:value-type="float" office:value="1068726" calcext:value-type="float">
            <text:p>1068726</text:p>
          </table:table-cell>
          <table:table-cell office:value-type="float" office:value="407440" calcext:value-type="float">
            <text:p>407440</text:p>
          </table:table-cell>
          <table:table-cell office:value-type="float" office:value="1068632" calcext:value-type="float">
            <text:p>1068632</text:p>
          </table:table-cell>
          <table:table-cell office:value-type="float" office:value="407400" calcext:value-type="float">
            <text:p>407400</text:p>
          </table:table-cell>
          <table:table-cell table:formula="of:=[.F535]/(44100)*90000*300" office:value-type="float" office:value="249428571.428571" calcext:value-type="float">
            <text:p>249428571,428571</text:p>
          </table:table-cell>
          <table:table-cell table:formula="of:=ROUND([.G535]/300+26.09-0.07128*[.M535])" office:value-type="float" office:value="831449" calcext:value-type="float">
            <text:p>831449</text:p>
          </table:table-cell>
          <table:table-cell table:formula="of:=[.B535]/300" office:value-type="float" office:value="831449.07" calcext:value-type="float">
            <text:p>831449,07</text:p>
          </table:table-cell>
          <table:table-cell table:formula="of:=[.I535]-[.H535]" office:value-type="float" office:value="0.0699999999487773" calcext:value-type="float">
            <text:p>0,069999999948777</text:p>
          </table:table-cell>
          <table:table-cell table:formula="of:=[.K534]+2048-43" office:value-type="float" office:value="1068644" calcext:value-type="float">
            <text:p>1068644</text:p>
          </table:table-cell>
          <table:table-cell table:formula="of:=[.K535]-[.E535]" office:value-type="float" office:value="12" calcext:value-type="float">
            <text:p>12</text:p>
          </table:table-cell>
          <table:table-cell table:formula="of:=[.C535]-[.K535]" office:value-type="float" office:value="82" calcext:value-type="float">
            <text:p>82</text:p>
          </table:table-cell>
          <table:table-cell/>
          <table:table-cell table:formula="of:=[.G535]/300" office:value-type="float" office:value="831428.571428571" calcext:value-type="float">
            <text:p>831428,571428571</text:p>
          </table:table-cell>
          <table:table-cell table:formula="of:=[.O535]+25-[.I535]" office:value-type="float" office:value="4.50142857141327" calcext:value-type="float">
            <text:p>4,5014285714132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49924471" calcext:value-type="float">
            <text:p>249924471</text:p>
          </table:table-cell>
          <table:table-cell office:value-type="float" office:value="1070724" calcext:value-type="float">
            <text:p>1070724</text:p>
          </table:table-cell>
          <table:table-cell office:value-type="float" office:value="408240" calcext:value-type="float">
            <text:p>408240</text:p>
          </table:table-cell>
          <table:table-cell office:value-type="float" office:value="1070632" calcext:value-type="float">
            <text:p>1070632</text:p>
          </table:table-cell>
          <table:table-cell office:value-type="float" office:value="408200" calcext:value-type="float">
            <text:p>408200</text:p>
          </table:table-cell>
          <table:table-cell table:formula="of:=[.F536]/(44100)*90000*300" office:value-type="float" office:value="249918367.346939" calcext:value-type="float">
            <text:p>249918367,346939</text:p>
          </table:table-cell>
          <table:table-cell table:formula="of:=ROUND([.G536]/300+26.09-0.07128*[.M536])" office:value-type="float" office:value="833082" calcext:value-type="float">
            <text:p>833082</text:p>
          </table:table-cell>
          <table:table-cell table:formula="of:=[.B536]/300" office:value-type="float" office:value="833081.57" calcext:value-type="float">
            <text:p>833081,57</text:p>
          </table:table-cell>
          <table:table-cell table:formula="of:=[.I536]-[.H536]" office:value-type="float" office:value="-0.430000000051223" calcext:value-type="float">
            <text:p>-0,430000000051223</text:p>
          </table:table-cell>
          <table:table-cell table:formula="of:=[.K535]+2048-43" office:value-type="float" office:value="1070649" calcext:value-type="float">
            <text:p>1070649</text:p>
          </table:table-cell>
          <table:table-cell table:formula="of:=[.K536]-[.E536]" office:value-type="float" office:value="17" calcext:value-type="float">
            <text:p>17</text:p>
          </table:table-cell>
          <table:table-cell table:formula="of:=[.C536]-[.K536]" office:value-type="float" office:value="75" calcext:value-type="float">
            <text:p>75</text:p>
          </table:table-cell>
          <table:table-cell/>
          <table:table-cell table:formula="of:=[.G536]/300" office:value-type="float" office:value="833061.224489796" calcext:value-type="float">
            <text:p>833061,224489796</text:p>
          </table:table-cell>
          <table:table-cell table:formula="of:=[.O536]+25-[.I536]" office:value-type="float" office:value="4.65448979602661" calcext:value-type="float">
            <text:p>4,6544897960266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0390735" calcext:value-type="float">
            <text:p>250390735</text:p>
          </table:table-cell>
          <table:table-cell office:value-type="float" office:value="1072684" calcext:value-type="float">
            <text:p>1072684</text:p>
          </table:table-cell>
          <table:table-cell office:value-type="float" office:value="409000" calcext:value-type="float">
            <text:p>409000</text:p>
          </table:table-cell>
          <table:table-cell office:value-type="float" office:value="1072514" calcext:value-type="float">
            <text:p>1072514</text:p>
          </table:table-cell>
          <table:table-cell office:value-type="float" office:value="408960" calcext:value-type="float">
            <text:p>408960</text:p>
          </table:table-cell>
          <table:table-cell table:formula="of:=[.F537]/(44100)*90000*300" office:value-type="float" office:value="250383673.469388" calcext:value-type="float">
            <text:p>250383673,469388</text:p>
          </table:table-cell>
          <table:table-cell table:formula="of:=ROUND([.G537]/300+26.09-0.07128*[.M537])" office:value-type="float" office:value="834636" calcext:value-type="float">
            <text:p>834636</text:p>
          </table:table-cell>
          <table:table-cell table:formula="of:=[.B537]/300" office:value-type="float" office:value="834635.783333333" calcext:value-type="float">
            <text:p>834635,783333333</text:p>
          </table:table-cell>
          <table:table-cell table:formula="of:=[.I537]-[.H537]" office:value-type="float" office:value="-0.216666666674428" calcext:value-type="float">
            <text:p>-0,216666666674428</text:p>
          </table:table-cell>
          <table:table-cell table:formula="of:=[.K536]+2048-43" office:value-type="float" office:value="1072654" calcext:value-type="float">
            <text:p>1072654</text:p>
          </table:table-cell>
          <table:table-cell table:formula="of:=[.K537]-[.E537]" office:value-type="float" office:value="140" calcext:value-type="float">
            <text:p>140</text:p>
          </table:table-cell>
          <table:table-cell table:formula="of:=[.C537]-[.K537]" office:value-type="float" office:value="30" calcext:value-type="float">
            <text:p>30</text:p>
          </table:table-cell>
          <table:table-cell/>
          <table:table-cell table:formula="of:=[.G537]/300" office:value-type="float" office:value="834612.244897959" calcext:value-type="float">
            <text:p>834612,244897959</text:p>
          </table:table-cell>
          <table:table-cell table:formula="of:=[.O537]+25-[.I537]" office:value-type="float" office:value="1.46156462584622" calcext:value-type="float">
            <text:p>1,4615646258462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0904014" calcext:value-type="float">
            <text:p>250904014</text:p>
          </table:table-cell>
          <table:table-cell office:value-type="float" office:value="1074746" calcext:value-type="float">
            <text:p>1074746</text:p>
          </table:table-cell>
          <table:table-cell office:value-type="float" office:value="409840" calcext:value-type="float">
            <text:p>409840</text:p>
          </table:table-cell>
          <table:table-cell office:value-type="float" office:value="1074656" calcext:value-type="float">
            <text:p>1074656</text:p>
          </table:table-cell>
          <table:table-cell office:value-type="float" office:value="409800" calcext:value-type="float">
            <text:p>409800</text:p>
          </table:table-cell>
          <table:table-cell table:formula="of:=[.F538]/(44100)*90000*300" office:value-type="float" office:value="250897959.183673" calcext:value-type="float">
            <text:p>250897959,183673</text:p>
          </table:table-cell>
          <table:table-cell table:formula="of:=ROUND([.G538]/300+26.09-0.07128*[.M538])" office:value-type="float" office:value="836346" calcext:value-type="float">
            <text:p>836346</text:p>
          </table:table-cell>
          <table:table-cell table:formula="of:=[.B538]/300" office:value-type="float" office:value="836346.713333333" calcext:value-type="float">
            <text:p>836346,713333333</text:p>
          </table:table-cell>
          <table:table-cell table:formula="of:=[.I538]-[.H538]" office:value-type="float" office:value="0.713333333376795" calcext:value-type="float">
            <text:p>0,713333333376795</text:p>
          </table:table-cell>
          <table:table-cell table:formula="of:=[.K537]+2048-43" office:value-type="float" office:value="1074659" calcext:value-type="float">
            <text:p>1074659</text:p>
          </table:table-cell>
          <table:table-cell table:formula="of:=[.K538]-[.E538]" office:value-type="float" office:value="3" calcext:value-type="float">
            <text:p>3</text:p>
          </table:table-cell>
          <table:table-cell table:formula="of:=[.C538]-[.K538]" office:value-type="float" office:value="87" calcext:value-type="float">
            <text:p>87</text:p>
          </table:table-cell>
          <table:table-cell/>
          <table:table-cell table:formula="of:=[.G538]/300" office:value-type="float" office:value="836326.530612245" calcext:value-type="float">
            <text:p>836326,530612245</text:p>
          </table:table-cell>
          <table:table-cell table:formula="of:=[.O538]+25-[.I538]" office:value-type="float" office:value="4.81727891147602" calcext:value-type="float">
            <text:p>4,8172789114760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1370235" calcext:value-type="float">
            <text:p>251370235</text:p>
          </table:table-cell>
          <table:table-cell office:value-type="float" office:value="1076708" calcext:value-type="float">
            <text:p>1076708</text:p>
          </table:table-cell>
          <table:table-cell office:value-type="float" office:value="410600" calcext:value-type="float">
            <text:p>410600</text:p>
          </table:table-cell>
          <table:table-cell office:value-type="float" office:value="1076538" calcext:value-type="float">
            <text:p>1076538</text:p>
          </table:table-cell>
          <table:table-cell office:value-type="float" office:value="410560" calcext:value-type="float">
            <text:p>410560</text:p>
          </table:table-cell>
          <table:table-cell table:formula="of:=[.F539]/(44100)*90000*300" office:value-type="float" office:value="251363265.306122" calcext:value-type="float">
            <text:p>251363265,306122</text:p>
          </table:table-cell>
          <table:table-cell table:formula="of:=ROUND([.G539]/300+26.09-0.07128*[.M539])" office:value-type="float" office:value="837901" calcext:value-type="float">
            <text:p>837901</text:p>
          </table:table-cell>
          <table:table-cell table:formula="of:=[.B539]/300" office:value-type="float" office:value="837900.783333333" calcext:value-type="float">
            <text:p>837900,783333333</text:p>
          </table:table-cell>
          <table:table-cell table:formula="of:=[.I539]-[.H539]" office:value-type="float" office:value="-0.216666666674428" calcext:value-type="float">
            <text:p>-0,216666666674428</text:p>
          </table:table-cell>
          <table:table-cell table:formula="of:=[.K538]+2048-43" office:value-type="float" office:value="1076664" calcext:value-type="float">
            <text:p>1076664</text:p>
          </table:table-cell>
          <table:table-cell table:formula="of:=[.K539]-[.E539]" office:value-type="float" office:value="126" calcext:value-type="float">
            <text:p>126</text:p>
          </table:table-cell>
          <table:table-cell table:formula="of:=[.C539]-[.K539]" office:value-type="float" office:value="44" calcext:value-type="float">
            <text:p>44</text:p>
          </table:table-cell>
          <table:table-cell/>
          <table:table-cell table:formula="of:=[.G539]/300" office:value-type="float" office:value="837877.551020408" calcext:value-type="float">
            <text:p>837877,551020408</text:p>
          </table:table-cell>
          <table:table-cell table:formula="of:=[.O539]+25-[.I539]" office:value-type="float" office:value="1.76768707484007" calcext:value-type="float">
            <text:p>1,7676870748400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1810528" calcext:value-type="float">
            <text:p>251810528</text:p>
          </table:table-cell>
          <table:table-cell office:value-type="float" office:value="1078732" calcext:value-type="float">
            <text:p>1078732</text:p>
          </table:table-cell>
          <table:table-cell office:value-type="float" office:value="411320" calcext:value-type="float">
            <text:p>411320</text:p>
          </table:table-cell>
          <table:table-cell office:value-type="float" office:value="1078626" calcext:value-type="float">
            <text:p>1078626</text:p>
          </table:table-cell>
          <table:table-cell office:value-type="float" office:value="411280" calcext:value-type="float">
            <text:p>411280</text:p>
          </table:table-cell>
          <table:table-cell table:formula="of:=[.F540]/(44100)*90000*300" office:value-type="float" office:value="251804081.632653" calcext:value-type="float">
            <text:p>251804081,632653</text:p>
          </table:table-cell>
          <table:table-cell table:formula="of:=ROUND([.G540]/300+26.09-0.07128*[.M540])" office:value-type="float" office:value="839369" calcext:value-type="float">
            <text:p>839369</text:p>
          </table:table-cell>
          <table:table-cell table:formula="of:=[.B540]/300" office:value-type="float" office:value="839368.426666667" calcext:value-type="float">
            <text:p>839368,426666667</text:p>
          </table:table-cell>
          <table:table-cell table:formula="of:=[.I540]-[.H540]" office:value-type="float" office:value="-0.573333333362825" calcext:value-type="float">
            <text:p>-0,573333333362825</text:p>
          </table:table-cell>
          <table:table-cell table:formula="of:=[.K539]+2048-43" office:value-type="float" office:value="1078669" calcext:value-type="float">
            <text:p>1078669</text:p>
          </table:table-cell>
          <table:table-cell table:formula="of:=[.K540]-[.E540]" office:value-type="float" office:value="43" calcext:value-type="float">
            <text:p>43</text:p>
          </table:table-cell>
          <table:table-cell table:formula="of:=[.C540]-[.K540]" office:value-type="float" office:value="63" calcext:value-type="float">
            <text:p>63</text:p>
          </table:table-cell>
          <table:table-cell/>
          <table:table-cell table:formula="of:=[.G540]/300" office:value-type="float" office:value="839346.93877551" calcext:value-type="float">
            <text:p>839346,93877551</text:p>
          </table:table-cell>
          <table:table-cell table:formula="of:=[.O540]+25-[.I540]" office:value-type="float" office:value="3.51210884354077" calcext:value-type="float">
            <text:p>3,5121088435407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2250907" calcext:value-type="float">
            <text:p>252250907</text:p>
          </table:table-cell>
          <table:table-cell office:value-type="float" office:value="1080752" calcext:value-type="float">
            <text:p>1080752</text:p>
          </table:table-cell>
          <table:table-cell office:value-type="float" office:value="412040" calcext:value-type="float">
            <text:p>412040</text:p>
          </table:table-cell>
          <table:table-cell office:value-type="float" office:value="1080650" calcext:value-type="float">
            <text:p>1080650</text:p>
          </table:table-cell>
          <table:table-cell office:value-type="float" office:value="412000" calcext:value-type="float">
            <text:p>412000</text:p>
          </table:table-cell>
          <table:table-cell table:formula="of:=[.F541]/(44100)*90000*300" office:value-type="float" office:value="252244897.959184" calcext:value-type="float">
            <text:p>252244897,959184</text:p>
          </table:table-cell>
          <table:table-cell table:formula="of:=ROUND([.G541]/300+26.09-0.07128*[.M541])" office:value-type="float" office:value="840837" calcext:value-type="float">
            <text:p>840837</text:p>
          </table:table-cell>
          <table:table-cell table:formula="of:=[.B541]/300" office:value-type="float" office:value="840836.356666667" calcext:value-type="float">
            <text:p>840836,356666667</text:p>
          </table:table-cell>
          <table:table-cell table:formula="of:=[.I541]-[.H541]" office:value-type="float" office:value="-0.643333333311603" calcext:value-type="float">
            <text:p>-0,643333333311603</text:p>
          </table:table-cell>
          <table:table-cell table:formula="of:=[.K540]+2048-43" office:value-type="float" office:value="1080674" calcext:value-type="float">
            <text:p>1080674</text:p>
          </table:table-cell>
          <table:table-cell table:formula="of:=[.K541]-[.E541]" office:value-type="float" office:value="24" calcext:value-type="float">
            <text:p>24</text:p>
          </table:table-cell>
          <table:table-cell table:formula="of:=[.C541]-[.K541]" office:value-type="float" office:value="78" calcext:value-type="float">
            <text:p>78</text:p>
          </table:table-cell>
          <table:table-cell/>
          <table:table-cell table:formula="of:=[.G541]/300" office:value-type="float" office:value="840816.326530612" calcext:value-type="float">
            <text:p>840816,326530612</text:p>
          </table:table-cell>
          <table:table-cell table:formula="of:=[.O541]+25-[.I541]" office:value-type="float" office:value="4.96986394561827" calcext:value-type="float">
            <text:p>4,9698639456182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2692057" calcext:value-type="float">
            <text:p>252692057</text:p>
          </table:table-cell>
          <table:table-cell office:value-type="float" office:value="1082750" calcext:value-type="float">
            <text:p>1082750</text:p>
          </table:table-cell>
          <table:table-cell office:value-type="float" office:value="412760" calcext:value-type="float">
            <text:p>412760</text:p>
          </table:table-cell>
          <table:table-cell office:value-type="float" office:value="1082646" calcext:value-type="float">
            <text:p>1082646</text:p>
          </table:table-cell>
          <table:table-cell office:value-type="float" office:value="412720" calcext:value-type="float">
            <text:p>412720</text:p>
          </table:table-cell>
          <table:table-cell table:formula="of:=[.F542]/(44100)*90000*300" office:value-type="float" office:value="252685714.285714" calcext:value-type="float">
            <text:p>252685714,285714</text:p>
          </table:table-cell>
          <table:table-cell table:formula="of:=ROUND([.G542]/300+26.09-0.07128*[.M542])" office:value-type="float" office:value="842307" calcext:value-type="float">
            <text:p>842307</text:p>
          </table:table-cell>
          <table:table-cell table:formula="of:=[.B542]/300" office:value-type="float" office:value="842306.856666667" calcext:value-type="float">
            <text:p>842306,856666667</text:p>
          </table:table-cell>
          <table:table-cell table:formula="of:=[.I542]-[.H542]" office:value-type="float" office:value="-0.143333333311602" calcext:value-type="float">
            <text:p>-0,143333333311602</text:p>
          </table:table-cell>
          <table:table-cell table:formula="of:=[.K541]+2048-43" office:value-type="float" office:value="1082679" calcext:value-type="float">
            <text:p>1082679</text:p>
          </table:table-cell>
          <table:table-cell table:formula="of:=[.K542]-[.E542]" office:value-type="float" office:value="33" calcext:value-type="float">
            <text:p>33</text:p>
          </table:table-cell>
          <table:table-cell table:formula="of:=[.C542]-[.K542]" office:value-type="float" office:value="71" calcext:value-type="float">
            <text:p>71</text:p>
          </table:table-cell>
          <table:table-cell/>
          <table:table-cell table:formula="of:=[.G542]/300" office:value-type="float" office:value="842285.714285714" calcext:value-type="float">
            <text:p>842285,714285714</text:p>
          </table:table-cell>
          <table:table-cell table:formula="of:=[.O542]+25-[.I542]" office:value-type="float" office:value="3.85761904763058" calcext:value-type="float">
            <text:p>3,8576190476305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3133250" calcext:value-type="float">
            <text:p>253133250</text:p>
          </table:table-cell>
          <table:table-cell office:value-type="float" office:value="1084732" calcext:value-type="float">
            <text:p>1084732</text:p>
          </table:table-cell>
          <table:table-cell office:value-type="float" office:value="413480" calcext:value-type="float">
            <text:p>413480</text:p>
          </table:table-cell>
          <table:table-cell office:value-type="float" office:value="1084630" calcext:value-type="float">
            <text:p>1084630</text:p>
          </table:table-cell>
          <table:table-cell office:value-type="float" office:value="413440" calcext:value-type="float">
            <text:p>413440</text:p>
          </table:table-cell>
          <table:table-cell table:formula="of:=[.F543]/(44100)*90000*300" office:value-type="float" office:value="253126530.612245" calcext:value-type="float">
            <text:p>253126530,612245</text:p>
          </table:table-cell>
          <table:table-cell table:formula="of:=ROUND([.G543]/300+26.09-0.07128*[.M543])" office:value-type="float" office:value="843778" calcext:value-type="float">
            <text:p>843778</text:p>
          </table:table-cell>
          <table:table-cell table:formula="of:=[.B543]/300" office:value-type="float" office:value="843777.5" calcext:value-type="float">
            <text:p>843777,5</text:p>
          </table:table-cell>
          <table:table-cell table:formula="of:=[.I543]-[.H543]" office:value-type="float" office:value="-0.5" calcext:value-type="float">
            <text:p>-0,5</text:p>
          </table:table-cell>
          <table:table-cell table:formula="of:=[.K542]+2048-43" office:value-type="float" office:value="1084684" calcext:value-type="float">
            <text:p>1084684</text:p>
          </table:table-cell>
          <table:table-cell table:formula="of:=[.K543]-[.E543]" office:value-type="float" office:value="54" calcext:value-type="float">
            <text:p>54</text:p>
          </table:table-cell>
          <table:table-cell table:formula="of:=[.C543]-[.K543]" office:value-type="float" office:value="48" calcext:value-type="float">
            <text:p>48</text:p>
          </table:table-cell>
          <table:table-cell/>
          <table:table-cell table:formula="of:=[.G543]/300" office:value-type="float" office:value="843755.102040816" calcext:value-type="float">
            <text:p>843755,102040816</text:p>
          </table:table-cell>
          <table:table-cell table:formula="of:=[.O543]+25-[.I543]" office:value-type="float" office:value="2.60204081633128" calcext:value-type="float">
            <text:p>2,6020408163312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3573714" calcext:value-type="float">
            <text:p>253573714</text:p>
          </table:table-cell>
          <table:table-cell office:value-type="float" office:value="1086762" calcext:value-type="float">
            <text:p>1086762</text:p>
          </table:table-cell>
          <table:table-cell office:value-type="float" office:value="414200" calcext:value-type="float">
            <text:p>414200</text:p>
          </table:table-cell>
          <table:table-cell office:value-type="float" office:value="1086660" calcext:value-type="float">
            <text:p>1086660</text:p>
          </table:table-cell>
          <table:table-cell office:value-type="float" office:value="414160" calcext:value-type="float">
            <text:p>414160</text:p>
          </table:table-cell>
          <table:table-cell table:formula="of:=[.F544]/(44100)*90000*300" office:value-type="float" office:value="253567346.938775" calcext:value-type="float">
            <text:p>253567346,938775</text:p>
          </table:table-cell>
          <table:table-cell table:formula="of:=ROUND([.G544]/300+26.09-0.07128*[.M544])" office:value-type="float" office:value="845245" calcext:value-type="float">
            <text:p>845245</text:p>
          </table:table-cell>
          <table:table-cell table:formula="of:=[.B544]/300" office:value-type="float" office:value="845245.713333333" calcext:value-type="float">
            <text:p>845245,713333333</text:p>
          </table:table-cell>
          <table:table-cell table:formula="of:=[.I544]-[.H544]" office:value-type="float" office:value="0.713333333376795" calcext:value-type="float">
            <text:p>0,713333333376795</text:p>
          </table:table-cell>
          <table:table-cell table:formula="of:=[.K543]+2048-43" office:value-type="float" office:value="1086689" calcext:value-type="float">
            <text:p>1086689</text:p>
          </table:table-cell>
          <table:table-cell table:formula="of:=[.K544]-[.E544]" office:value-type="float" office:value="29" calcext:value-type="float">
            <text:p>29</text:p>
          </table:table-cell>
          <table:table-cell table:formula="of:=[.C544]-[.K544]" office:value-type="float" office:value="73" calcext:value-type="float">
            <text:p>73</text:p>
          </table:table-cell>
          <table:table-cell/>
          <table:table-cell table:formula="of:=[.G544]/300" office:value-type="float" office:value="845224.489795918" calcext:value-type="float">
            <text:p>845224,489795918</text:p>
          </table:table-cell>
          <table:table-cell table:formula="of:=[.O544]+25-[.I544]" office:value-type="float" office:value="3.77646258496679" calcext:value-type="float">
            <text:p>3,7764625849667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4015678" calcext:value-type="float">
            <text:p>254015678</text:p>
          </table:table-cell>
          <table:table-cell office:value-type="float" office:value="1088708" calcext:value-type="float">
            <text:p>1088708</text:p>
          </table:table-cell>
          <table:table-cell office:value-type="float" office:value="414920" calcext:value-type="float">
            <text:p>414920</text:p>
          </table:table-cell>
          <table:table-cell office:value-type="float" office:value="1088608" calcext:value-type="float">
            <text:p>1088608</text:p>
          </table:table-cell>
          <table:table-cell office:value-type="float" office:value="414880" calcext:value-type="float">
            <text:p>414880</text:p>
          </table:table-cell>
          <table:table-cell table:formula="of:=[.F545]/(44100)*90000*300" office:value-type="float" office:value="254008163.265306" calcext:value-type="float">
            <text:p>254008163,265306</text:p>
          </table:table-cell>
          <table:table-cell table:formula="of:=ROUND([.G545]/300+26.09-0.07128*[.M545])" office:value-type="float" office:value="846719" calcext:value-type="float">
            <text:p>846719</text:p>
          </table:table-cell>
          <table:table-cell table:formula="of:=[.B545]/300" office:value-type="float" office:value="846718.926666667" calcext:value-type="float">
            <text:p>846718,926666667</text:p>
          </table:table-cell>
          <table:table-cell table:formula="of:=[.I545]-[.H545]" office:value-type="float" office:value="-0.0733333333628252" calcext:value-type="float">
            <text:p>-0,073333333362825</text:p>
          </table:table-cell>
          <table:table-cell table:formula="of:=[.K544]+2048-43" office:value-type="float" office:value="1088694" calcext:value-type="float">
            <text:p>1088694</text:p>
          </table:table-cell>
          <table:table-cell table:formula="of:=[.K545]-[.E545]" office:value-type="float" office:value="86" calcext:value-type="float">
            <text:p>86</text:p>
          </table:table-cell>
          <table:table-cell table:formula="of:=[.C545]-[.K545]" office:value-type="float" office:value="14" calcext:value-type="float">
            <text:p>14</text:p>
          </table:table-cell>
          <table:table-cell/>
          <table:table-cell table:formula="of:=[.G545]/300" office:value-type="float" office:value="846693.87755102" calcext:value-type="float">
            <text:p>846693,87755102</text:p>
          </table:table-cell>
          <table:table-cell table:formula="of:=[.O545]+25-[.I545]" office:value-type="float" office:value="-0.0491156462812796" calcext:value-type="float">
            <text:p>-0,0491156462812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4480614" calcext:value-type="float">
            <text:p>254480614</text:p>
          </table:table-cell>
          <table:table-cell office:value-type="float" office:value="1090730" calcext:value-type="float">
            <text:p>1090730</text:p>
          </table:table-cell>
          <table:table-cell office:value-type="float" office:value="415680" calcext:value-type="float">
            <text:p>415680</text:p>
          </table:table-cell>
          <table:table-cell office:value-type="float" office:value="1090632" calcext:value-type="float">
            <text:p>1090632</text:p>
          </table:table-cell>
          <table:table-cell office:value-type="float" office:value="415640" calcext:value-type="float">
            <text:p>415640</text:p>
          </table:table-cell>
          <table:table-cell table:formula="of:=[.F546]/(44100)*90000*300" office:value-type="float" office:value="254473469.387755" calcext:value-type="float">
            <text:p>254473469,387755</text:p>
          </table:table-cell>
          <table:table-cell table:formula="of:=ROUND([.G546]/300+26.09-0.07128*[.M546])" office:value-type="float" office:value="848269" calcext:value-type="float">
            <text:p>848269</text:p>
          </table:table-cell>
          <table:table-cell table:formula="of:=[.B546]/300" office:value-type="float" office:value="848268.713333333" calcext:value-type="float">
            <text:p>848268,713333333</text:p>
          </table:table-cell>
          <table:table-cell table:formula="of:=[.I546]-[.H546]" office:value-type="float" office:value="-0.286666666623205" calcext:value-type="float">
            <text:p>-0,286666666623205</text:p>
          </table:table-cell>
          <table:table-cell table:formula="of:=[.K545]+2048-43" office:value-type="float" office:value="1090699" calcext:value-type="float">
            <text:p>1090699</text:p>
          </table:table-cell>
          <table:table-cell table:formula="of:=[.K546]-[.E546]" office:value-type="float" office:value="67" calcext:value-type="float">
            <text:p>67</text:p>
          </table:table-cell>
          <table:table-cell table:formula="of:=[.C546]-[.K546]" office:value-type="float" office:value="31" calcext:value-type="float">
            <text:p>31</text:p>
          </table:table-cell>
          <table:table-cell/>
          <table:table-cell table:formula="of:=[.G546]/300" office:value-type="float" office:value="848244.897959184" calcext:value-type="float">
            <text:p>848244,897959184</text:p>
          </table:table-cell>
          <table:table-cell table:formula="of:=[.O546]+25-[.I546]" office:value-type="float" office:value="1.18462585029192" calcext:value-type="float">
            <text:p>1,1846258502919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54921935" calcext:value-type="float">
            <text:p>254921935</text:p>
          </table:table-cell>
          <table:table-cell office:value-type="float" office:value="1092706" calcext:value-type="float">
            <text:p>1092706</text:p>
          </table:table-cell>
          <table:table-cell office:value-type="float" office:value="416400" calcext:value-type="float">
            <text:p>416400</text:p>
          </table:table-cell>
          <table:table-cell office:value-type="float" office:value="1092534" calcext:value-type="float">
            <text:p>1092534</text:p>
          </table:table-cell>
          <table:table-cell office:value-type="float" office:value="416360" calcext:value-type="float">
            <text:p>416360</text:p>
          </table:table-cell>
          <table:table-cell table:formula="of:=[.F547]/(44100)*90000*300" office:value-type="float" office:value="254914285.714286" calcext:value-type="float">
            <text:p>254914285,714286</text:p>
          </table:table-cell>
          <table:table-cell table:formula="of:=ROUND([.G547]/300+26.09-0.07128*[.M547])" office:value-type="float" office:value="849740" calcext:value-type="float">
            <text:p>849740</text:p>
          </table:table-cell>
          <table:table-cell table:formula="of:=[.B547]/300" office:value-type="float" office:value="849739.783333333" calcext:value-type="float">
            <text:p>849739,783333333</text:p>
          </table:table-cell>
          <table:table-cell table:formula="of:=[.I547]-[.H547]" office:value-type="float" office:value="-0.216666666674428" calcext:value-type="float">
            <text:p>-0,216666666674428</text:p>
          </table:table-cell>
          <table:table-cell table:formula="of:=[.K546]+2048-43" office:value-type="float" office:value="1092704" calcext:value-type="float">
            <text:p>1092704</text:p>
          </table:table-cell>
          <table:table-cell table:formula="of:=[.K547]-[.E547]" office:value-type="float" office:value="170" calcext:value-type="float">
            <text:p>170</text:p>
          </table:table-cell>
          <table:table-cell table:formula="of:=[.C547]-[.K547]" office:value-type="float" office:value="2" calcext:value-type="float">
            <text:p>2</text:p>
          </table:table-cell>
          <table:table-cell/>
          <table:table-cell table:formula="of:=[.G547]/300" office:value-type="float" office:value="849714.285714286" calcext:value-type="float">
            <text:p>849714,285714286</text:p>
          </table:table-cell>
          <table:table-cell table:formula="of:=[.O547]+25-[.I547]" office:value-type="float" office:value="-0.497619047644548" calcext:value-type="float">
            <text:p>-0,49761904764454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55410485" calcext:value-type="float">
            <text:p>255410485</text:p>
          </table:table-cell>
          <table:table-cell office:value-type="float" office:value="1094774" calcext:value-type="float">
            <text:p>1094774</text:p>
          </table:table-cell>
          <table:table-cell office:value-type="float" office:value="417200" calcext:value-type="float">
            <text:p>417200</text:p>
          </table:table-cell>
          <table:table-cell office:value-type="float" office:value="1094680" calcext:value-type="float">
            <text:p>1094680</text:p>
          </table:table-cell>
          <table:table-cell office:value-type="float" office:value="417160" calcext:value-type="float">
            <text:p>417160</text:p>
          </table:table-cell>
          <table:table-cell table:formula="of:=[.F548]/(44100)*90000*300" office:value-type="float" office:value="255404081.632653" calcext:value-type="float">
            <text:p>255404081,632653</text:p>
          </table:table-cell>
          <table:table-cell table:formula="of:=ROUND([.G548]/300+26.09-0.07128*[.M548])" office:value-type="float" office:value="851368" calcext:value-type="float">
            <text:p>851368</text:p>
          </table:table-cell>
          <table:table-cell table:formula="of:=[.B548]/300" office:value-type="float" office:value="851368.283333333" calcext:value-type="float">
            <text:p>851368,283333333</text:p>
          </table:table-cell>
          <table:table-cell table:formula="of:=[.I548]-[.H548]" office:value-type="float" office:value="0.283333333325572" calcext:value-type="float">
            <text:p>0,283333333325572</text:p>
          </table:table-cell>
          <table:table-cell table:formula="of:=[.K547]+2048-43" office:value-type="float" office:value="1094709" calcext:value-type="float">
            <text:p>1094709</text:p>
          </table:table-cell>
          <table:table-cell table:formula="of:=[.K548]-[.E548]" office:value-type="float" office:value="29" calcext:value-type="float">
            <text:p>29</text:p>
          </table:table-cell>
          <table:table-cell table:formula="of:=[.C548]-[.K548]" office:value-type="float" office:value="65" calcext:value-type="float">
            <text:p>65</text:p>
          </table:table-cell>
          <table:table-cell/>
          <table:table-cell table:formula="of:=[.G548]/300" office:value-type="float" office:value="851346.93877551" calcext:value-type="float">
            <text:p>851346,93877551</text:p>
          </table:table-cell>
          <table:table-cell table:formula="of:=[.O548]+25-[.I548]" office:value-type="float" office:value="3.65544217685238" calcext:value-type="float">
            <text:p>3,6554421768523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5876878" calcext:value-type="float">
            <text:p>255876878</text:p>
          </table:table-cell>
          <table:table-cell office:value-type="float" office:value="1096728" calcext:value-type="float">
            <text:p>1096728</text:p>
          </table:table-cell>
          <table:table-cell office:value-type="float" office:value="417960" calcext:value-type="float">
            <text:p>417960</text:p>
          </table:table-cell>
          <table:table-cell office:value-type="float" office:value="1096634" calcext:value-type="float">
            <text:p>1096634</text:p>
          </table:table-cell>
          <table:table-cell office:value-type="float" office:value="417920" calcext:value-type="float">
            <text:p>417920</text:p>
          </table:table-cell>
          <table:table-cell table:formula="of:=[.F549]/(44100)*90000*300" office:value-type="float" office:value="255869387.755102" calcext:value-type="float">
            <text:p>255869387,755102</text:p>
          </table:table-cell>
          <table:table-cell table:formula="of:=ROUND([.G549]/300+26.09-0.07128*[.M549])" office:value-type="float" office:value="852923" calcext:value-type="float">
            <text:p>852923</text:p>
          </table:table-cell>
          <table:table-cell table:formula="of:=[.B549]/300" office:value-type="float" office:value="852922.926666667" calcext:value-type="float">
            <text:p>852922,926666667</text:p>
          </table:table-cell>
          <table:table-cell table:formula="of:=[.I549]-[.H549]" office:value-type="float" office:value="-0.0733333333628252" calcext:value-type="float">
            <text:p>-0,073333333362825</text:p>
          </table:table-cell>
          <table:table-cell table:formula="of:=[.K548]+2048-43" office:value-type="float" office:value="1096714" calcext:value-type="float">
            <text:p>1096714</text:p>
          </table:table-cell>
          <table:table-cell table:formula="of:=[.K549]-[.E549]" office:value-type="float" office:value="80" calcext:value-type="float">
            <text:p>80</text:p>
          </table:table-cell>
          <table:table-cell table:formula="of:=[.C549]-[.K549]" office:value-type="float" office:value="14" calcext:value-type="float">
            <text:p>14</text:p>
          </table:table-cell>
          <table:table-cell/>
          <table:table-cell table:formula="of:=[.G549]/300" office:value-type="float" office:value="852897.959183674" calcext:value-type="float">
            <text:p>852897,959183674</text:p>
          </table:table-cell>
          <table:table-cell table:formula="of:=[.O549]+25-[.I549]" office:value-type="float" office:value="0.0325170068535954" calcext:value-type="float">
            <text:p>0,03251700685359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6341814" calcext:value-type="float">
            <text:p>256341814</text:p>
          </table:table-cell>
          <table:table-cell office:value-type="float" office:value="1098750" calcext:value-type="float">
            <text:p>1098750</text:p>
          </table:table-cell>
          <table:table-cell office:value-type="float" office:value="418720" calcext:value-type="float">
            <text:p>418720</text:p>
          </table:table-cell>
          <table:table-cell office:value-type="float" office:value="1098656" calcext:value-type="float">
            <text:p>1098656</text:p>
          </table:table-cell>
          <table:table-cell office:value-type="float" office:value="418680" calcext:value-type="float">
            <text:p>418680</text:p>
          </table:table-cell>
          <table:table-cell table:formula="of:=[.F550]/(44100)*90000*300" office:value-type="float" office:value="256334693.877551" calcext:value-type="float">
            <text:p>256334693,877551</text:p>
          </table:table-cell>
          <table:table-cell table:formula="of:=ROUND([.G550]/300+26.09-0.07128*[.M550])" office:value-type="float" office:value="854473" calcext:value-type="float">
            <text:p>854473</text:p>
          </table:table-cell>
          <table:table-cell table:formula="of:=[.B550]/300" office:value-type="float" office:value="854472.713333333" calcext:value-type="float">
            <text:p>854472,713333333</text:p>
          </table:table-cell>
          <table:table-cell table:formula="of:=[.I550]-[.H550]" office:value-type="float" office:value="-0.286666666623205" calcext:value-type="float">
            <text:p>-0,286666666623205</text:p>
          </table:table-cell>
          <table:table-cell table:formula="of:=[.K549]+2048-43" office:value-type="float" office:value="1098719" calcext:value-type="float">
            <text:p>1098719</text:p>
          </table:table-cell>
          <table:table-cell table:formula="of:=[.K550]-[.E550]" office:value-type="float" office:value="63" calcext:value-type="float">
            <text:p>63</text:p>
          </table:table-cell>
          <table:table-cell table:formula="of:=[.C550]-[.K550]" office:value-type="float" office:value="31" calcext:value-type="float">
            <text:p>31</text:p>
          </table:table-cell>
          <table:table-cell/>
          <table:table-cell table:formula="of:=[.G550]/300" office:value-type="float" office:value="854448.979591837" calcext:value-type="float">
            <text:p>854448,979591837</text:p>
          </table:table-cell>
          <table:table-cell table:formula="of:=[.O550]+25-[.I550]" office:value-type="float" office:value="1.26625850331038" calcext:value-type="float">
            <text:p>1,2662585033103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6807564" calcext:value-type="float">
            <text:p>256807564</text:p>
          </table:table-cell>
          <table:table-cell office:value-type="float" office:value="1100734" calcext:value-type="float">
            <text:p>1100734</text:p>
          </table:table-cell>
          <table:table-cell office:value-type="float" office:value="419480" calcext:value-type="float">
            <text:p>419480</text:p>
          </table:table-cell>
          <table:table-cell office:value-type="float" office:value="1100634" calcext:value-type="float">
            <text:p>1100634</text:p>
          </table:table-cell>
          <table:table-cell office:value-type="float" office:value="419440" calcext:value-type="float">
            <text:p>419440</text:p>
          </table:table-cell>
          <table:table-cell table:formula="of:=[.F551]/(44100)*90000*300" office:value-type="float" office:value="256800000" calcext:value-type="float">
            <text:p>256800000</text:p>
          </table:table-cell>
          <table:table-cell table:formula="of:=ROUND([.G551]/300+26.09-0.07128*[.M551])" office:value-type="float" office:value="856025" calcext:value-type="float">
            <text:p>856025</text:p>
          </table:table-cell>
          <table:table-cell table:formula="of:=[.B551]/300" office:value-type="float" office:value="856025.213333333" calcext:value-type="float">
            <text:p>856025,213333333</text:p>
          </table:table-cell>
          <table:table-cell table:formula="of:=[.I551]-[.H551]" office:value-type="float" office:value="0.213333333376795" calcext:value-type="float">
            <text:p>0,213333333376795</text:p>
          </table:table-cell>
          <table:table-cell table:formula="of:=[.K550]+2048-43" office:value-type="float" office:value="1100724" calcext:value-type="float">
            <text:p>1100724</text:p>
          </table:table-cell>
          <table:table-cell table:formula="of:=[.K551]-[.E551]" office:value-type="float" office:value="90" calcext:value-type="float">
            <text:p>90</text:p>
          </table:table-cell>
          <table:table-cell table:formula="of:=[.C551]-[.K551]" office:value-type="float" office:value="10" calcext:value-type="float">
            <text:p>10</text:p>
          </table:table-cell>
          <table:table-cell/>
          <table:table-cell table:formula="of:=[.G551]/300" office:value-type="float" office:value="856000" calcext:value-type="float">
            <text:p>856000</text:p>
          </table:table-cell>
          <table:table-cell table:formula="of:=[.O551]+25-[.I551]" office:value-type="float" office:value="-0.213333333376795" calcext:value-type="float">
            <text:p>-0,21333333337679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7273057" calcext:value-type="float">
            <text:p>257273057</text:p>
          </table:table-cell>
          <table:table-cell office:value-type="float" office:value="1102730" calcext:value-type="float">
            <text:p>1102730</text:p>
          </table:table-cell>
          <table:table-cell office:value-type="float" office:value="420240" calcext:value-type="float">
            <text:p>420240</text:p>
          </table:table-cell>
          <table:table-cell office:value-type="float" office:value="1102634" calcext:value-type="float">
            <text:p>1102634</text:p>
          </table:table-cell>
          <table:table-cell office:value-type="float" office:value="420200" calcext:value-type="float">
            <text:p>420200</text:p>
          </table:table-cell>
          <table:table-cell table:formula="of:=[.F552]/(44100)*90000*300" office:value-type="float" office:value="257265306.122449" calcext:value-type="float">
            <text:p>257265306,122449</text:p>
          </table:table-cell>
          <table:table-cell table:formula="of:=ROUND([.G552]/300+26.09-0.07128*[.M552])" office:value-type="float" office:value="857577" calcext:value-type="float">
            <text:p>857577</text:p>
          </table:table-cell>
          <table:table-cell table:formula="of:=[.B552]/300" office:value-type="float" office:value="857576.856666667" calcext:value-type="float">
            <text:p>857576,856666667</text:p>
          </table:table-cell>
          <table:table-cell table:formula="of:=[.I552]-[.H552]" office:value-type="float" office:value="-0.143333333311602" calcext:value-type="float">
            <text:p>-0,143333333311602</text:p>
          </table:table-cell>
          <table:table-cell table:formula="of:=[.K551]+2048-43" office:value-type="float" office:value="1102729" calcext:value-type="float">
            <text:p>1102729</text:p>
          </table:table-cell>
          <table:table-cell table:formula="of:=[.K552]-[.E552]" office:value-type="float" office:value="95" calcext:value-type="float">
            <text:p>95</text:p>
          </table:table-cell>
          <table:table-cell table:formula="of:=[.C552]-[.K552]" office:value-type="float" office:value="1" calcext:value-type="float">
            <text:p>1</text:p>
          </table:table-cell>
          <table:table-cell/>
          <table:table-cell table:formula="of:=[.G552]/300" office:value-type="float" office:value="857551.020408163" calcext:value-type="float">
            <text:p>857551,020408163</text:p>
          </table:table-cell>
          <table:table-cell table:formula="of:=[.O552]+25-[.I552]" office:value-type="float" office:value="-0.836258503375575" calcext:value-type="float">
            <text:p>-0,83625850337557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57737178" calcext:value-type="float">
            <text:p>257737178</text:p>
          </table:table-cell>
          <table:table-cell office:value-type="float" office:value="1104790" calcext:value-type="float">
            <text:p>1104790</text:p>
          </table:table-cell>
          <table:table-cell office:value-type="float" office:value="421000" calcext:value-type="float">
            <text:p>421000</text:p>
          </table:table-cell>
          <table:table-cell office:value-type="float" office:value="1104694" calcext:value-type="float">
            <text:p>1104694</text:p>
          </table:table-cell>
          <table:table-cell office:value-type="float" office:value="420960" calcext:value-type="float">
            <text:p>420960</text:p>
          </table:table-cell>
          <table:table-cell table:formula="of:=[.F553]/(44100)*90000*300" office:value-type="float" office:value="257730612.244898" calcext:value-type="float">
            <text:p>257730612,244898</text:p>
          </table:table-cell>
          <table:table-cell table:formula="of:=ROUND([.G553]/300+26.09-0.07128*[.M553])" office:value-type="float" office:value="859124" calcext:value-type="float">
            <text:p>859124</text:p>
          </table:table-cell>
          <table:table-cell table:formula="of:=[.B553]/300" office:value-type="float" office:value="859123.926666667" calcext:value-type="float">
            <text:p>859123,926666667</text:p>
          </table:table-cell>
          <table:table-cell table:formula="of:=[.I553]-[.H553]" office:value-type="float" office:value="-0.0733333333628252" calcext:value-type="float">
            <text:p>-0,073333333362825</text:p>
          </table:table-cell>
          <table:table-cell table:formula="of:=[.K552]+2048-43" office:value-type="float" office:value="1104734" calcext:value-type="float">
            <text:p>1104734</text:p>
          </table:table-cell>
          <table:table-cell table:formula="of:=[.K553]-[.E553]" office:value-type="float" office:value="40" calcext:value-type="float">
            <text:p>40</text:p>
          </table:table-cell>
          <table:table-cell table:formula="of:=[.C553]-[.K553]" office:value-type="float" office:value="56" calcext:value-type="float">
            <text:p>56</text:p>
          </table:table-cell>
          <table:table-cell/>
          <table:table-cell table:formula="of:=[.G553]/300" office:value-type="float" office:value="859102.040816327" calcext:value-type="float">
            <text:p>859102,040816327</text:p>
          </table:table-cell>
          <table:table-cell table:formula="of:=[.O553]+25-[.I553]" office:value-type="float" office:value="3.11414965987205" calcext:value-type="float">
            <text:p>3,1141496598720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58226243" calcext:value-type="float">
            <text:p>258226243</text:p>
          </table:table-cell>
          <table:table-cell office:value-type="float" office:value="1106834" calcext:value-type="float">
            <text:p>1106834</text:p>
          </table:table-cell>
          <table:table-cell office:value-type="float" office:value="421800" calcext:value-type="float">
            <text:p>421800</text:p>
          </table:table-cell>
          <table:table-cell office:value-type="float" office:value="1106736" calcext:value-type="float">
            <text:p>1106736</text:p>
          </table:table-cell>
          <table:table-cell office:value-type="float" office:value="421760" calcext:value-type="float">
            <text:p>421760</text:p>
          </table:table-cell>
          <table:table-cell table:formula="of:=[.F554]/(44100)*90000*300" office:value-type="float" office:value="258220408.163265" calcext:value-type="float">
            <text:p>258220408,163265</text:p>
          </table:table-cell>
          <table:table-cell table:formula="of:=ROUND([.G554]/300+26.09-0.07128*[.M554])" office:value-type="float" office:value="860754" calcext:value-type="float">
            <text:p>860754</text:p>
          </table:table-cell>
          <table:table-cell table:formula="of:=[.B554]/300" office:value-type="float" office:value="860754.143333333" calcext:value-type="float">
            <text:p>860754,143333333</text:p>
          </table:table-cell>
          <table:table-cell table:formula="of:=[.I554]-[.H554]" office:value-type="float" office:value="0.143333333311602" calcext:value-type="float">
            <text:p>0,143333333311602</text:p>
          </table:table-cell>
          <table:table-cell table:formula="of:=[.K553]+2048-43" office:value-type="float" office:value="1106739" calcext:value-type="float">
            <text:p>1106739</text:p>
          </table:table-cell>
          <table:table-cell table:formula="of:=[.K554]-[.E554]" office:value-type="float" office:value="3" calcext:value-type="float">
            <text:p>3</text:p>
          </table:table-cell>
          <table:table-cell table:formula="of:=[.C554]-[.K554]" office:value-type="float" office:value="95" calcext:value-type="float">
            <text:p>95</text:p>
          </table:table-cell>
          <table:table-cell/>
          <table:table-cell table:formula="of:=[.G554]/300" office:value-type="float" office:value="860734.693877551" calcext:value-type="float">
            <text:p>860734,693877551</text:p>
          </table:table-cell>
          <table:table-cell table:formula="of:=[.O554]+25-[.I554]" office:value-type="float" office:value="5.55054421781097" calcext:value-type="float">
            <text:p>5,5505442178109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8668850" calcext:value-type="float">
            <text:p>258668850</text:p>
          </table:table-cell>
          <table:table-cell office:value-type="float" office:value="1108750" calcext:value-type="float">
            <text:p>1108750</text:p>
          </table:table-cell>
          <table:table-cell office:value-type="float" office:value="422520" calcext:value-type="float">
            <text:p>422520</text:p>
          </table:table-cell>
          <table:table-cell office:value-type="float" office:value="1108582" calcext:value-type="float">
            <text:p>1108582</text:p>
          </table:table-cell>
          <table:table-cell office:value-type="float" office:value="422480" calcext:value-type="float">
            <text:p>422480</text:p>
          </table:table-cell>
          <table:table-cell table:formula="of:=[.F555]/(44100)*90000*300" office:value-type="float" office:value="258661224.489796" calcext:value-type="float">
            <text:p>258661224,489796</text:p>
          </table:table-cell>
          <table:table-cell table:formula="of:=ROUND([.G555]/300+26.09-0.07128*[.M555])" office:value-type="float" office:value="862230" calcext:value-type="float">
            <text:p>862230</text:p>
          </table:table-cell>
          <table:table-cell table:formula="of:=[.B555]/300" office:value-type="float" office:value="862229.5" calcext:value-type="float">
            <text:p>862229,5</text:p>
          </table:table-cell>
          <table:table-cell table:formula="of:=[.I555]-[.H555]" office:value-type="float" office:value="-0.5" calcext:value-type="float">
            <text:p>-0,5</text:p>
          </table:table-cell>
          <table:table-cell table:formula="of:=[.K554]+2048-43" office:value-type="float" office:value="1108744" calcext:value-type="float">
            <text:p>1108744</text:p>
          </table:table-cell>
          <table:table-cell table:formula="of:=[.K555]-[.E555]" office:value-type="float" office:value="162" calcext:value-type="float">
            <text:p>162</text:p>
          </table:table-cell>
          <table:table-cell table:formula="of:=[.C555]-[.K555]" office:value-type="float" office:value="6" calcext:value-type="float">
            <text:p>6</text:p>
          </table:table-cell>
          <table:table-cell/>
          <table:table-cell table:formula="of:=[.G555]/300" office:value-type="float" office:value="862204.081632653" calcext:value-type="float">
            <text:p>862204,081632653</text:p>
          </table:table-cell>
          <table:table-cell table:formula="of:=[.O555]+25-[.I555]" office:value-type="float" office:value="-0.41836734698154" calcext:value-type="float">
            <text:p>-0,4183673469815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9181828" calcext:value-type="float">
            <text:p>259181828</text:p>
          </table:table-cell>
          <table:table-cell office:value-type="float" office:value="1110826" calcext:value-type="float">
            <text:p>1110826</text:p>
          </table:table-cell>
          <table:table-cell office:value-type="float" office:value="423360" calcext:value-type="float">
            <text:p>423360</text:p>
          </table:table-cell>
          <table:table-cell office:value-type="float" office:value="1110736" calcext:value-type="float">
            <text:p>1110736</text:p>
          </table:table-cell>
          <table:table-cell office:value-type="float" office:value="423320" calcext:value-type="float">
            <text:p>423320</text:p>
          </table:table-cell>
          <table:table-cell table:formula="of:=[.F556]/(44100)*90000*300" office:value-type="float" office:value="259175510.204082" calcext:value-type="float">
            <text:p>259175510,204082</text:p>
          </table:table-cell>
          <table:table-cell table:formula="of:=ROUND([.G556]/300+26.09-0.07128*[.M556])" office:value-type="float" office:value="863939" calcext:value-type="float">
            <text:p>863939</text:p>
          </table:table-cell>
          <table:table-cell table:formula="of:=[.B556]/300" office:value-type="float" office:value="863939.426666667" calcext:value-type="float">
            <text:p>863939,426666667</text:p>
          </table:table-cell>
          <table:table-cell table:formula="of:=[.I556]-[.H556]" office:value-type="float" office:value="0.426666666637175" calcext:value-type="float">
            <text:p>0,426666666637175</text:p>
          </table:table-cell>
          <table:table-cell table:formula="of:=[.K555]+2048-43" office:value-type="float" office:value="1110749" calcext:value-type="float">
            <text:p>1110749</text:p>
          </table:table-cell>
          <table:table-cell table:formula="of:=[.K556]-[.E556]" office:value-type="float" office:value="13" calcext:value-type="float">
            <text:p>13</text:p>
          </table:table-cell>
          <table:table-cell table:formula="of:=[.C556]-[.K556]" office:value-type="float" office:value="77" calcext:value-type="float">
            <text:p>77</text:p>
          </table:table-cell>
          <table:table-cell/>
          <table:table-cell table:formula="of:=[.G556]/300" office:value-type="float" office:value="863918.367346939" calcext:value-type="float">
            <text:p>863918,367346939</text:p>
          </table:table-cell>
          <table:table-cell table:formula="of:=[.O556]+25-[.I556]" office:value-type="float" office:value="3.94068027206231" calcext:value-type="float">
            <text:p>3,9406802720623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59648478" calcext:value-type="float">
            <text:p>259648478</text:p>
          </table:table-cell>
          <table:table-cell office:value-type="float" office:value="1112768" calcext:value-type="float">
            <text:p>1112768</text:p>
          </table:table-cell>
          <table:table-cell office:value-type="float" office:value="424120" calcext:value-type="float">
            <text:p>424120</text:p>
          </table:table-cell>
          <table:table-cell office:value-type="float" office:value="1112602" calcext:value-type="float">
            <text:p>1112602</text:p>
          </table:table-cell>
          <table:table-cell office:value-type="float" office:value="424080" calcext:value-type="float">
            <text:p>424080</text:p>
          </table:table-cell>
          <table:table-cell table:formula="of:=[.F557]/(44100)*90000*300" office:value-type="float" office:value="259640816.326531" calcext:value-type="float">
            <text:p>259640816,326531</text:p>
          </table:table-cell>
          <table:table-cell table:formula="of:=ROUND([.G557]/300+26.09-0.07128*[.M557])" office:value-type="float" office:value="865494" calcext:value-type="float">
            <text:p>865494</text:p>
          </table:table-cell>
          <table:table-cell table:formula="of:=[.B557]/300" office:value-type="float" office:value="865494.926666667" calcext:value-type="float">
            <text:p>865494,926666667</text:p>
          </table:table-cell>
          <table:table-cell table:formula="of:=[.I557]-[.H557]" office:value-type="float" office:value="0.926666666637175" calcext:value-type="float">
            <text:p>0,926666666637175</text:p>
          </table:table-cell>
          <table:table-cell table:formula="of:=[.K556]+2048-43" office:value-type="float" office:value="1112754" calcext:value-type="float">
            <text:p>1112754</text:p>
          </table:table-cell>
          <table:table-cell table:formula="of:=[.K557]-[.E557]" office:value-type="float" office:value="152" calcext:value-type="float">
            <text:p>152</text:p>
          </table:table-cell>
          <table:table-cell table:formula="of:=[.C557]-[.K557]" office:value-type="float" office:value="14" calcext:value-type="float">
            <text:p>14</text:p>
          </table:table-cell>
          <table:table-cell/>
          <table:table-cell table:formula="of:=[.G557]/300" office:value-type="float" office:value="865469.387755102" calcext:value-type="float">
            <text:p>865469,387755102</text:p>
          </table:table-cell>
          <table:table-cell table:formula="of:=[.O557]+25-[.I557]" office:value-type="float" office:value="-0.538911564624868" calcext:value-type="float">
            <text:p>-0,53891156462486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60161885" calcext:value-type="float">
            <text:p>260161885</text:p>
          </table:table-cell>
          <table:table-cell office:value-type="float" office:value="1114810" calcext:value-type="float">
            <text:p>1114810</text:p>
          </table:table-cell>
          <table:table-cell office:value-type="float" office:value="424960" calcext:value-type="float">
            <text:p>424960</text:p>
          </table:table-cell>
          <table:table-cell office:value-type="float" office:value="1114720" calcext:value-type="float">
            <text:p>1114720</text:p>
          </table:table-cell>
          <table:table-cell office:value-type="float" office:value="424920" calcext:value-type="float">
            <text:p>424920</text:p>
          </table:table-cell>
          <table:table-cell table:formula="of:=[.F558]/(44100)*90000*300" office:value-type="float" office:value="260155102.040816" calcext:value-type="float">
            <text:p>260155102,040816</text:p>
          </table:table-cell>
          <table:table-cell table:formula="of:=ROUND([.G558]/300+26.09-0.07128*[.M558])" office:value-type="float" office:value="867206" calcext:value-type="float">
            <text:p>867206</text:p>
          </table:table-cell>
          <table:table-cell table:formula="of:=[.B558]/300" office:value-type="float" office:value="867206.283333333" calcext:value-type="float">
            <text:p>867206,283333333</text:p>
          </table:table-cell>
          <table:table-cell table:formula="of:=[.I558]-[.H558]" office:value-type="float" office:value="0.283333333325572" calcext:value-type="float">
            <text:p>0,283333333325572</text:p>
          </table:table-cell>
          <table:table-cell table:formula="of:=[.K557]+2048-43" office:value-type="float" office:value="1114759" calcext:value-type="float">
            <text:p>1114759</text:p>
          </table:table-cell>
          <table:table-cell table:formula="of:=[.K558]-[.E558]" office:value-type="float" office:value="39" calcext:value-type="float">
            <text:p>39</text:p>
          </table:table-cell>
          <table:table-cell table:formula="of:=[.C558]-[.K558]" office:value-type="float" office:value="51" calcext:value-type="float">
            <text:p>51</text:p>
          </table:table-cell>
          <table:table-cell/>
          <table:table-cell table:formula="of:=[.G558]/300" office:value-type="float" office:value="867183.673469388" calcext:value-type="float">
            <text:p>867183,673469388</text:p>
          </table:table-cell>
          <table:table-cell table:formula="of:=[.O558]+25-[.I558]" office:value-type="float" office:value="2.39013605436776" calcext:value-type="float">
            <text:p>2,3901360543677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60651421" calcext:value-type="float">
            <text:p>260651421</text:p>
          </table:table-cell>
          <table:table-cell office:value-type="float" office:value="1116818" calcext:value-type="float">
            <text:p>1116818</text:p>
          </table:table-cell>
          <table:table-cell office:value-type="float" office:value="425760" calcext:value-type="float">
            <text:p>425760</text:p>
          </table:table-cell>
          <table:table-cell office:value-type="float" office:value="1116728" calcext:value-type="float">
            <text:p>1116728</text:p>
          </table:table-cell>
          <table:table-cell office:value-type="float" office:value="425720" calcext:value-type="float">
            <text:p>425720</text:p>
          </table:table-cell>
          <table:table-cell table:formula="of:=[.F559]/(44100)*90000*300" office:value-type="float" office:value="260644897.959184" calcext:value-type="float">
            <text:p>260644897,959184</text:p>
          </table:table-cell>
          <table:table-cell table:formula="of:=ROUND([.G559]/300+26.09-0.07128*[.M559])" office:value-type="float" office:value="868839" calcext:value-type="float">
            <text:p>868839</text:p>
          </table:table-cell>
          <table:table-cell table:formula="of:=[.B559]/300" office:value-type="float" office:value="868838.07" calcext:value-type="float">
            <text:p>868838,07</text:p>
          </table:table-cell>
          <table:table-cell table:formula="of:=[.I559]-[.H559]" office:value-type="float" office:value="-0.930000000051223" calcext:value-type="float">
            <text:p>-0,930000000051223</text:p>
          </table:table-cell>
          <table:table-cell table:formula="of:=[.K558]+2048-43" office:value-type="float" office:value="1116764" calcext:value-type="float">
            <text:p>1116764</text:p>
          </table:table-cell>
          <table:table-cell table:formula="of:=[.K559]-[.E559]" office:value-type="float" office:value="36" calcext:value-type="float">
            <text:p>36</text:p>
          </table:table-cell>
          <table:table-cell table:formula="of:=[.C559]-[.K559]" office:value-type="float" office:value="54" calcext:value-type="float">
            <text:p>54</text:p>
          </table:table-cell>
          <table:table-cell/>
          <table:table-cell table:formula="of:=[.G559]/300" office:value-type="float" office:value="868816.326530612" calcext:value-type="float">
            <text:p>868816,326530612</text:p>
          </table:table-cell>
          <table:table-cell table:formula="of:=[.O559]+25-[.I559]" office:value-type="float" office:value="3.25653061224148" calcext:value-type="float">
            <text:p>3,2565306122414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61092871" calcext:value-type="float">
            <text:p>261092871</text:p>
          </table:table-cell>
          <table:table-cell office:value-type="float" office:value="1118802" calcext:value-type="float">
            <text:p>1118802</text:p>
          </table:table-cell>
          <table:table-cell office:value-type="float" office:value="426480" calcext:value-type="float">
            <text:p>426480</text:p>
          </table:table-cell>
          <table:table-cell office:value-type="float" office:value="1118698" calcext:value-type="float">
            <text:p>1118698</text:p>
          </table:table-cell>
          <table:table-cell office:value-type="float" office:value="426440" calcext:value-type="float">
            <text:p>426440</text:p>
          </table:table-cell>
          <table:table-cell table:formula="of:=[.F560]/(44100)*90000*300" office:value-type="float" office:value="261085714.285714" calcext:value-type="float">
            <text:p>261085714,285714</text:p>
          </table:table-cell>
          <table:table-cell table:formula="of:=ROUND([.G560]/300+26.09-0.07128*[.M560])" office:value-type="float" office:value="870309" calcext:value-type="float">
            <text:p>870309</text:p>
          </table:table-cell>
          <table:table-cell table:formula="of:=[.B560]/300" office:value-type="float" office:value="870309.57" calcext:value-type="float">
            <text:p>870309,57</text:p>
          </table:table-cell>
          <table:table-cell table:formula="of:=[.I560]-[.H560]" office:value-type="float" office:value="0.569999999948777" calcext:value-type="float">
            <text:p>0,569999999948777</text:p>
          </table:table-cell>
          <table:table-cell table:formula="of:=[.K559]+2048-43" office:value-type="float" office:value="1118769" calcext:value-type="float">
            <text:p>1118769</text:p>
          </table:table-cell>
          <table:table-cell table:formula="of:=[.K560]-[.E560]" office:value-type="float" office:value="71" calcext:value-type="float">
            <text:p>71</text:p>
          </table:table-cell>
          <table:table-cell table:formula="of:=[.C560]-[.K560]" office:value-type="float" office:value="33" calcext:value-type="float">
            <text:p>33</text:p>
          </table:table-cell>
          <table:table-cell/>
          <table:table-cell table:formula="of:=[.G560]/300" office:value-type="float" office:value="870285.714285714" calcext:value-type="float">
            <text:p>870285,714285714</text:p>
          </table:table-cell>
          <table:table-cell table:formula="of:=[.O560]+25-[.I560]" office:value-type="float" office:value="1.14428571425378" calcext:value-type="float">
            <text:p>1,1442857142537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61509293" calcext:value-type="float">
            <text:p>261509293</text:p>
          </table:table-cell>
          <table:table-cell office:value-type="float" office:value="1120806" calcext:value-type="float">
            <text:p>1120806</text:p>
          </table:table-cell>
          <table:table-cell office:value-type="float" office:value="427160" calcext:value-type="float">
            <text:p>427160</text:p>
          </table:table-cell>
          <table:table-cell office:value-type="float" office:value="1120692" calcext:value-type="float">
            <text:p>1120692</text:p>
          </table:table-cell>
          <table:table-cell office:value-type="float" office:value="427120" calcext:value-type="float">
            <text:p>427120</text:p>
          </table:table-cell>
          <table:table-cell table:formula="of:=[.F561]/(44100)*90000*300" office:value-type="float" office:value="261502040.816327" calcext:value-type="float">
            <text:p>261502040,816327</text:p>
          </table:table-cell>
          <table:table-cell table:formula="of:=ROUND([.G561]/300+26.09-0.07128*[.M561])" office:value-type="float" office:value="871697" calcext:value-type="float">
            <text:p>871697</text:p>
          </table:table-cell>
          <table:table-cell table:formula="of:=[.B561]/300" office:value-type="float" office:value="871697.643333333" calcext:value-type="float">
            <text:p>871697,643333333</text:p>
          </table:table-cell>
          <table:table-cell table:formula="of:=[.I561]-[.H561]" office:value-type="float" office:value="0.643333333311603" calcext:value-type="float">
            <text:p>0,643333333311603</text:p>
          </table:table-cell>
          <table:table-cell table:formula="of:=[.K560]+2048-43" office:value-type="float" office:value="1120774" calcext:value-type="float">
            <text:p>1120774</text:p>
          </table:table-cell>
          <table:table-cell table:formula="of:=[.K561]-[.E561]" office:value-type="float" office:value="82" calcext:value-type="float">
            <text:p>82</text:p>
          </table:table-cell>
          <table:table-cell table:formula="of:=[.C561]-[.K561]" office:value-type="float" office:value="32" calcext:value-type="float">
            <text:p>32</text:p>
          </table:table-cell>
          <table:table-cell/>
          <table:table-cell table:formula="of:=[.G561]/300" office:value-type="float" office:value="871673.469387755" calcext:value-type="float">
            <text:p>871673,469387755</text:p>
          </table:table-cell>
          <table:table-cell table:formula="of:=[.O561]+25-[.I561]" office:value-type="float" office:value="0.826054421835579" calcext:value-type="float">
            <text:p>0,82605442183557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61924428" calcext:value-type="float">
            <text:p>261924428</text:p>
          </table:table-cell>
          <table:table-cell office:value-type="float" office:value="1122856" calcext:value-type="float">
            <text:p>1122856</text:p>
          </table:table-cell>
          <table:table-cell office:value-type="float" office:value="427840" calcext:value-type="float">
            <text:p>427840</text:p>
          </table:table-cell>
          <table:table-cell office:value-type="float" office:value="1122744" calcext:value-type="float">
            <text:p>1122744</text:p>
          </table:table-cell>
          <table:table-cell office:value-type="float" office:value="427800" calcext:value-type="float">
            <text:p>427800</text:p>
          </table:table-cell>
          <table:table-cell table:formula="of:=[.F562]/(44100)*90000*300" office:value-type="float" office:value="261918367.346939" calcext:value-type="float">
            <text:p>261918367,346939</text:p>
          </table:table-cell>
          <table:table-cell table:formula="of:=ROUND([.G562]/300+26.09-0.07128*[.M562])" office:value-type="float" office:value="873082" calcext:value-type="float">
            <text:p>873082</text:p>
          </table:table-cell>
          <table:table-cell table:formula="of:=[.B562]/300" office:value-type="float" office:value="873081.426666667" calcext:value-type="float">
            <text:p>873081,426666667</text:p>
          </table:table-cell>
          <table:table-cell table:formula="of:=[.I562]-[.H562]" office:value-type="float" office:value="-0.573333333362825" calcext:value-type="float">
            <text:p>-0,573333333362825</text:p>
          </table:table-cell>
          <table:table-cell table:formula="of:=[.K561]+2048-43" office:value-type="float" office:value="1122779" calcext:value-type="float">
            <text:p>1122779</text:p>
          </table:table-cell>
          <table:table-cell table:formula="of:=[.K562]-[.E562]" office:value-type="float" office:value="35" calcext:value-type="float">
            <text:p>35</text:p>
          </table:table-cell>
          <table:table-cell table:formula="of:=[.C562]-[.K562]" office:value-type="float" office:value="77" calcext:value-type="float">
            <text:p>77</text:p>
          </table:table-cell>
          <table:table-cell/>
          <table:table-cell table:formula="of:=[.G562]/300" office:value-type="float" office:value="873061.224489796" calcext:value-type="float">
            <text:p>873061,224489796</text:p>
          </table:table-cell>
          <table:table-cell table:formula="of:=[.O562]+25-[.I562]" office:value-type="float" office:value="4.79782312933821" calcext:value-type="float">
            <text:p>4,7978231293382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62340721" calcext:value-type="float">
            <text:p>262340721</text:p>
          </table:table-cell>
          <table:table-cell office:value-type="float" office:value="1124866" calcext:value-type="float">
            <text:p>1124866</text:p>
          </table:table-cell>
          <table:table-cell office:value-type="float" office:value="428520" calcext:value-type="float">
            <text:p>428520</text:p>
          </table:table-cell>
          <table:table-cell office:value-type="float" office:value="1124758" calcext:value-type="float">
            <text:p>1124758</text:p>
          </table:table-cell>
          <table:table-cell office:value-type="float" office:value="428480" calcext:value-type="float">
            <text:p>428480</text:p>
          </table:table-cell>
          <table:table-cell table:formula="of:=[.F563]/(44100)*90000*300" office:value-type="float" office:value="262334693.877551" calcext:value-type="float">
            <text:p>262334693,877551</text:p>
          </table:table-cell>
          <table:table-cell table:formula="of:=ROUND([.G563]/300+26.09-0.07128*[.M563])" office:value-type="float" office:value="874469" calcext:value-type="float">
            <text:p>874469</text:p>
          </table:table-cell>
          <table:table-cell table:formula="of:=[.B563]/300" office:value-type="float" office:value="874469.07" calcext:value-type="float">
            <text:p>874469,07</text:p>
          </table:table-cell>
          <table:table-cell table:formula="of:=[.I563]-[.H563]" office:value-type="float" office:value="0.0699999999487773" calcext:value-type="float">
            <text:p>0,069999999948777</text:p>
          </table:table-cell>
          <table:table-cell table:formula="of:=[.K562]+2048-43" office:value-type="float" office:value="1124784" calcext:value-type="float">
            <text:p>1124784</text:p>
          </table:table-cell>
          <table:table-cell table:formula="of:=[.K563]-[.E563]" office:value-type="float" office:value="26" calcext:value-type="float">
            <text:p>26</text:p>
          </table:table-cell>
          <table:table-cell table:formula="of:=[.C563]-[.K563]" office:value-type="float" office:value="82" calcext:value-type="float">
            <text:p>82</text:p>
          </table:table-cell>
          <table:table-cell/>
          <table:table-cell table:formula="of:=[.G563]/300" office:value-type="float" office:value="874448.979591837" calcext:value-type="float">
            <text:p>874448,979591837</text:p>
          </table:table-cell>
          <table:table-cell table:formula="of:=[.O563]+25-[.I563]" office:value-type="float" office:value="4.90959183685482" calcext:value-type="float">
            <text:p>4,9095918368548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62757700" calcext:value-type="float">
            <text:p>262757700</text:p>
          </table:table-cell>
          <table:table-cell office:value-type="float" office:value="1126844" calcext:value-type="float">
            <text:p>1126844</text:p>
          </table:table-cell>
          <table:table-cell office:value-type="float" office:value="429200" calcext:value-type="float">
            <text:p>429200</text:p>
          </table:table-cell>
          <table:table-cell office:value-type="float" office:value="1126740" calcext:value-type="float">
            <text:p>1126740</text:p>
          </table:table-cell>
          <table:table-cell office:value-type="float" office:value="429160" calcext:value-type="float">
            <text:p>429160</text:p>
          </table:table-cell>
          <table:table-cell table:formula="of:=[.F564]/(44100)*90000*300" office:value-type="float" office:value="262751020.408163" calcext:value-type="float">
            <text:p>262751020,408163</text:p>
          </table:table-cell>
          <table:table-cell table:formula="of:=ROUND([.G564]/300+26.09-0.07128*[.M564])" office:value-type="float" office:value="875859" calcext:value-type="float">
            <text:p>875859</text:p>
          </table:table-cell>
          <table:table-cell table:formula="of:=[.B564]/300" office:value-type="float" office:value="875859" calcext:value-type="float">
            <text:p>875859</text:p>
          </table:table-cell>
          <table:table-cell table:formula="of:=[.I564]-[.H564]" office:value-type="float" office:value="0" calcext:value-type="float">
            <text:p>0</text:p>
          </table:table-cell>
          <table:table-cell table:formula="of:=[.K563]+2048-43" office:value-type="float" office:value="1126789" calcext:value-type="float">
            <text:p>1126789</text:p>
          </table:table-cell>
          <table:table-cell table:formula="of:=[.K564]-[.E564]" office:value-type="float" office:value="49" calcext:value-type="float">
            <text:p>49</text:p>
          </table:table-cell>
          <table:table-cell table:formula="of:=[.C564]-[.K564]" office:value-type="float" office:value="55" calcext:value-type="float">
            <text:p>55</text:p>
          </table:table-cell>
          <table:table-cell/>
          <table:table-cell table:formula="of:=[.G564]/300" office:value-type="float" office:value="875836.734693877" calcext:value-type="float">
            <text:p>875836,734693877</text:p>
          </table:table-cell>
          <table:table-cell table:formula="of:=[.O564]+25-[.I564]" office:value-type="float" office:value="2.73469387751538" calcext:value-type="float">
            <text:p>2,7346938775153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63196193" calcext:value-type="float">
            <text:p>263196193</text:p>
          </table:table-cell>
          <table:table-cell office:value-type="float" office:value="1128952" calcext:value-type="float">
            <text:p>1128952</text:p>
          </table:table-cell>
          <table:table-cell office:value-type="float" office:value="429920" calcext:value-type="float">
            <text:p>429920</text:p>
          </table:table-cell>
          <table:table-cell office:value-type="float" office:value="1128776" calcext:value-type="float">
            <text:p>1128776</text:p>
          </table:table-cell>
          <table:table-cell office:value-type="float" office:value="429880" calcext:value-type="float">
            <text:p>429880</text:p>
          </table:table-cell>
          <table:table-cell table:formula="of:=[.F565]/(44100)*90000*300" office:value-type="float" office:value="263191836.734694" calcext:value-type="float">
            <text:p>263191836,734694</text:p>
          </table:table-cell>
          <table:table-cell table:formula="of:=ROUND([.G565]/300+26.09-0.07128*[.M565])" office:value-type="float" office:value="877321" calcext:value-type="float">
            <text:p>877321</text:p>
          </table:table-cell>
          <table:table-cell table:formula="of:=[.B565]/300" office:value-type="float" office:value="877320.643333333" calcext:value-type="float">
            <text:p>877320,643333333</text:p>
          </table:table-cell>
          <table:table-cell table:formula="of:=[.I565]-[.H565]" office:value-type="float" office:value="-0.356666666688398" calcext:value-type="float">
            <text:p>-0,356666666688398</text:p>
          </table:table-cell>
          <table:table-cell table:formula="of:=[.K564]+2048-43" office:value-type="float" office:value="1128794" calcext:value-type="float">
            <text:p>1128794</text:p>
          </table:table-cell>
          <table:table-cell table:formula="of:=[.K565]-[.E565]" office:value-type="float" office:value="18" calcext:value-type="float">
            <text:p>18</text:p>
          </table:table-cell>
          <table:table-cell table:formula="of:=[.C565]-[.K565]" office:value-type="float" office:value="158" calcext:value-type="float">
            <text:p>158</text:p>
          </table:table-cell>
          <table:table-cell/>
          <table:table-cell table:formula="of:=[.G565]/300" office:value-type="float" office:value="877306.12244898" calcext:value-type="float">
            <text:p>877306,12244898</text:p>
          </table:table-cell>
          <table:table-cell table:formula="of:=[.O565]+25-[.I565]" office:value-type="float" office:value="10.4791156463325" calcext:value-type="float">
            <text:p>10,47911564633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63614628" calcext:value-type="float">
            <text:p>263614628</text:p>
          </table:table-cell>
          <table:table-cell office:value-type="float" office:value="1130862" calcext:value-type="float">
            <text:p>1130862</text:p>
          </table:table-cell>
          <table:table-cell office:value-type="float" office:value="430600" calcext:value-type="float">
            <text:p>430600</text:p>
          </table:table-cell>
          <table:table-cell office:value-type="float" office:value="1130758" calcext:value-type="float">
            <text:p>1130758</text:p>
          </table:table-cell>
          <table:table-cell office:value-type="float" office:value="430560" calcext:value-type="float">
            <text:p>430560</text:p>
          </table:table-cell>
          <table:table-cell table:formula="of:=[.F566]/(44100)*90000*300" office:value-type="float" office:value="263608163.265306" calcext:value-type="float">
            <text:p>263608163,265306</text:p>
          </table:table-cell>
          <table:table-cell table:formula="of:=ROUND([.G566]/300+26.09-0.07128*[.M566])" office:value-type="float" office:value="878715" calcext:value-type="float">
            <text:p>878715</text:p>
          </table:table-cell>
          <table:table-cell table:formula="of:=[.B566]/300" office:value-type="float" office:value="878715.426666667" calcext:value-type="float">
            <text:p>878715,426666667</text:p>
          </table:table-cell>
          <table:table-cell table:formula="of:=[.I566]-[.H566]" office:value-type="float" office:value="0.426666666637175" calcext:value-type="float">
            <text:p>0,426666666637175</text:p>
          </table:table-cell>
          <table:table-cell table:formula="of:=[.K565]+2048-43" office:value-type="float" office:value="1130799" calcext:value-type="float">
            <text:p>1130799</text:p>
          </table:table-cell>
          <table:table-cell table:formula="of:=[.K566]-[.E566]" office:value-type="float" office:value="41" calcext:value-type="float">
            <text:p>41</text:p>
          </table:table-cell>
          <table:table-cell table:formula="of:=[.C566]-[.K566]" office:value-type="float" office:value="63" calcext:value-type="float">
            <text:p>63</text:p>
          </table:table-cell>
          <table:table-cell/>
          <table:table-cell table:formula="of:=[.G566]/300" office:value-type="float" office:value="878693.87755102" calcext:value-type="float">
            <text:p>878693,87755102</text:p>
          </table:table-cell>
          <table:table-cell table:formula="of:=[.O566]+25-[.I566]" office:value-type="float" office:value="3.45088435371872" calcext:value-type="float">
            <text:p>3,4508843537187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64055650" calcext:value-type="float">
            <text:p>264055650</text:p>
          </table:table-cell>
          <table:table-cell office:value-type="float" office:value="1132852" calcext:value-type="float">
            <text:p>1132852</text:p>
          </table:table-cell>
          <table:table-cell office:value-type="float" office:value="431320" calcext:value-type="float">
            <text:p>431320</text:p>
          </table:table-cell>
          <table:table-cell office:value-type="float" office:value="1132750" calcext:value-type="float">
            <text:p>1132750</text:p>
          </table:table-cell>
          <table:table-cell office:value-type="float" office:value="431280" calcext:value-type="float">
            <text:p>431280</text:p>
          </table:table-cell>
          <table:table-cell table:formula="of:=[.F567]/(44100)*90000*300" office:value-type="float" office:value="264048979.591837" calcext:value-type="float">
            <text:p>264048979,591837</text:p>
          </table:table-cell>
          <table:table-cell table:formula="of:=ROUND([.G567]/300+26.09-0.07128*[.M567])" office:value-type="float" office:value="880186" calcext:value-type="float">
            <text:p>880186</text:p>
          </table:table-cell>
          <table:table-cell table:formula="of:=[.B567]/300" office:value-type="float" office:value="880185.5" calcext:value-type="float">
            <text:p>880185,5</text:p>
          </table:table-cell>
          <table:table-cell table:formula="of:=[.I567]-[.H567]" office:value-type="float" office:value="-0.5" calcext:value-type="float">
            <text:p>-0,5</text:p>
          </table:table-cell>
          <table:table-cell table:formula="of:=[.K566]+2048-43" office:value-type="float" office:value="1132804" calcext:value-type="float">
            <text:p>1132804</text:p>
          </table:table-cell>
          <table:table-cell table:formula="of:=[.K567]-[.E567]" office:value-type="float" office:value="54" calcext:value-type="float">
            <text:p>54</text:p>
          </table:table-cell>
          <table:table-cell table:formula="of:=[.C567]-[.K567]" office:value-type="float" office:value="48" calcext:value-type="float">
            <text:p>48</text:p>
          </table:table-cell>
          <table:table-cell/>
          <table:table-cell table:formula="of:=[.G567]/300" office:value-type="float" office:value="880163.265306122" calcext:value-type="float">
            <text:p>880163,265306122</text:p>
          </table:table-cell>
          <table:table-cell table:formula="of:=[.O567]+25-[.I567]" office:value-type="float" office:value="2.76530612248462" calcext:value-type="float">
            <text:p>2,7653061224846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64519900" calcext:value-type="float">
            <text:p>264519900</text:p>
          </table:table-cell>
          <table:table-cell office:value-type="float" office:value="1134906" calcext:value-type="float">
            <text:p>1134906</text:p>
          </table:table-cell>
          <table:table-cell office:value-type="float" office:value="432080" calcext:value-type="float">
            <text:p>432080</text:p>
          </table:table-cell>
          <table:table-cell office:value-type="float" office:value="1134808" calcext:value-type="float">
            <text:p>1134808</text:p>
          </table:table-cell>
          <table:table-cell office:value-type="float" office:value="432040" calcext:value-type="float">
            <text:p>432040</text:p>
          </table:table-cell>
          <table:table-cell table:formula="of:=[.F568]/(44100)*90000*300" office:value-type="float" office:value="264514285.714286" calcext:value-type="float">
            <text:p>264514285,714286</text:p>
          </table:table-cell>
          <table:table-cell table:formula="of:=ROUND([.G568]/300+26.09-0.07128*[.M568])" office:value-type="float" office:value="881733" calcext:value-type="float">
            <text:p>881733</text:p>
          </table:table-cell>
          <table:table-cell table:formula="of:=[.B568]/300" office:value-type="float" office:value="881733" calcext:value-type="float">
            <text:p>881733</text:p>
          </table:table-cell>
          <table:table-cell table:formula="of:=[.I568]-[.H568]" office:value-type="float" office:value="0" calcext:value-type="float">
            <text:p>0</text:p>
          </table:table-cell>
          <table:table-cell table:formula="of:=[.K567]+2048-43" office:value-type="float" office:value="1134809" calcext:value-type="float">
            <text:p>1134809</text:p>
          </table:table-cell>
          <table:table-cell table:formula="of:=[.K568]-[.E568]" office:value-type="float" office:value="1" calcext:value-type="float">
            <text:p>1</text:p>
          </table:table-cell>
          <table:table-cell table:formula="of:=[.C568]-[.K568]" office:value-type="float" office:value="97" calcext:value-type="float">
            <text:p>97</text:p>
          </table:table-cell>
          <table:table-cell/>
          <table:table-cell table:formula="of:=[.G568]/300" office:value-type="float" office:value="881714.285714286" calcext:value-type="float">
            <text:p>881714,285714286</text:p>
          </table:table-cell>
          <table:table-cell table:formula="of:=[.O568]+25-[.I568]" office:value-type="float" office:value="6.28571428579744" calcext:value-type="float">
            <text:p>6,2857142857974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64960707" calcext:value-type="float">
            <text:p>264960707</text:p>
          </table:table-cell>
          <table:table-cell office:value-type="float" office:value="1136920" calcext:value-type="float">
            <text:p>1136920</text:p>
          </table:table-cell>
          <table:table-cell office:value-type="float" office:value="432800" calcext:value-type="float">
            <text:p>432800</text:p>
          </table:table-cell>
          <table:table-cell office:value-type="float" office:value="1136746" calcext:value-type="float">
            <text:p>1136746</text:p>
          </table:table-cell>
          <table:table-cell office:value-type="float" office:value="432760" calcext:value-type="float">
            <text:p>432760</text:p>
          </table:table-cell>
          <table:table-cell table:formula="of:=[.F569]/(44100)*90000*300" office:value-type="float" office:value="264955102.040816" calcext:value-type="float">
            <text:p>264955102,040816</text:p>
          </table:table-cell>
          <table:table-cell table:formula="of:=ROUND([.G569]/300+26.09-0.07128*[.M569])" office:value-type="float" office:value="883202" calcext:value-type="float">
            <text:p>883202</text:p>
          </table:table-cell>
          <table:table-cell table:formula="of:=[.B569]/300" office:value-type="float" office:value="883202.356666667" calcext:value-type="float">
            <text:p>883202,356666667</text:p>
          </table:table-cell>
          <table:table-cell table:formula="of:=[.I569]-[.H569]" office:value-type="float" office:value="0.356666666688398" calcext:value-type="float">
            <text:p>0,356666666688398</text:p>
          </table:table-cell>
          <table:table-cell table:formula="of:=[.K568]+2048-43" office:value-type="float" office:value="1136814" calcext:value-type="float">
            <text:p>1136814</text:p>
          </table:table-cell>
          <table:table-cell table:formula="of:=[.K569]-[.E569]" office:value-type="float" office:value="68" calcext:value-type="float">
            <text:p>68</text:p>
          </table:table-cell>
          <table:table-cell table:formula="of:=[.C569]-[.K569]" office:value-type="float" office:value="106" calcext:value-type="float">
            <text:p>106</text:p>
          </table:table-cell>
          <table:table-cell/>
          <table:table-cell table:formula="of:=[.G569]/300" office:value-type="float" office:value="883183.673469388" calcext:value-type="float">
            <text:p>883183,673469388</text:p>
          </table:table-cell>
          <table:table-cell table:formula="of:=[.O569]+25-[.I569]" office:value-type="float" office:value="6.31680272100493" calcext:value-type="float">
            <text:p>6,3168027210049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65403485" calcext:value-type="float">
            <text:p>265403485</text:p>
          </table:table-cell>
          <table:table-cell office:value-type="float" office:value="1138828" calcext:value-type="float">
            <text:p>1138828</text:p>
          </table:table-cell>
          <table:table-cell office:value-type="float" office:value="433520" calcext:value-type="float">
            <text:p>433520</text:p>
          </table:table-cell>
          <table:table-cell office:value-type="float" office:value="1138732" calcext:value-type="float">
            <text:p>1138732</text:p>
          </table:table-cell>
          <table:table-cell office:value-type="float" office:value="433480" calcext:value-type="float">
            <text:p>433480</text:p>
          </table:table-cell>
          <table:table-cell table:formula="of:=[.F570]/(44100)*90000*300" office:value-type="float" office:value="265395918.367347" calcext:value-type="float">
            <text:p>265395918,367347</text:p>
          </table:table-cell>
          <table:table-cell table:formula="of:=ROUND([.G570]/300+26.09-0.07128*[.M570])" office:value-type="float" office:value="884679" calcext:value-type="float">
            <text:p>884679</text:p>
          </table:table-cell>
          <table:table-cell table:formula="of:=[.B570]/300" office:value-type="float" office:value="884678.283333333" calcext:value-type="float">
            <text:p>884678,283333333</text:p>
          </table:table-cell>
          <table:table-cell table:formula="of:=[.I570]-[.H570]" office:value-type="float" office:value="-0.716666666674428" calcext:value-type="float">
            <text:p>-0,716666666674428</text:p>
          </table:table-cell>
          <table:table-cell table:formula="of:=[.K569]+2048-43" office:value-type="float" office:value="1138819" calcext:value-type="float">
            <text:p>1138819</text:p>
          </table:table-cell>
          <table:table-cell table:formula="of:=[.K570]-[.E570]" office:value-type="float" office:value="87" calcext:value-type="float">
            <text:p>87</text:p>
          </table:table-cell>
          <table:table-cell table:formula="of:=[.C570]-[.K570]" office:value-type="float" office:value="9" calcext:value-type="float">
            <text:p>9</text:p>
          </table:table-cell>
          <table:table-cell/>
          <table:table-cell table:formula="of:=[.G570]/300" office:value-type="float" office:value="884653.06122449" calcext:value-type="float">
            <text:p>884653,06122449</text:p>
          </table:table-cell>
          <table:table-cell table:formula="of:=[.O570]+25-[.I570]" office:value-type="float" office:value="-0.222108843619935" calcext:value-type="float">
            <text:p>-0,22210884361993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65868593" calcext:value-type="float">
            <text:p>265868593</text:p>
          </table:table-cell>
          <table:table-cell office:value-type="float" office:value="1140842" calcext:value-type="float">
            <text:p>1140842</text:p>
          </table:table-cell>
          <table:table-cell office:value-type="float" office:value="434280" calcext:value-type="float">
            <text:p>434280</text:p>
          </table:table-cell>
          <table:table-cell office:value-type="float" office:value="1140744" calcext:value-type="float">
            <text:p>1140744</text:p>
          </table:table-cell>
          <table:table-cell office:value-type="float" office:value="434240" calcext:value-type="float">
            <text:p>434240</text:p>
          </table:table-cell>
          <table:table-cell table:formula="of:=[.F571]/(44100)*90000*300" office:value-type="float" office:value="265861224.489796" calcext:value-type="float">
            <text:p>265861224,489796</text:p>
          </table:table-cell>
          <table:table-cell table:formula="of:=ROUND([.G571]/300+26.09-0.07128*[.M571])" office:value-type="float" office:value="886229" calcext:value-type="float">
            <text:p>886229</text:p>
          </table:table-cell>
          <table:table-cell table:formula="of:=[.B571]/300" office:value-type="float" office:value="886228.643333333" calcext:value-type="float">
            <text:p>886228,643333333</text:p>
          </table:table-cell>
          <table:table-cell table:formula="of:=[.I571]-[.H571]" office:value-type="float" office:value="-0.356666666688398" calcext:value-type="float">
            <text:p>-0,356666666688398</text:p>
          </table:table-cell>
          <table:table-cell table:formula="of:=[.K570]+2048-43" office:value-type="float" office:value="1140824" calcext:value-type="float">
            <text:p>1140824</text:p>
          </table:table-cell>
          <table:table-cell table:formula="of:=[.K571]-[.E571]" office:value-type="float" office:value="80" calcext:value-type="float">
            <text:p>80</text:p>
          </table:table-cell>
          <table:table-cell table:formula="of:=[.C571]-[.K571]" office:value-type="float" office:value="18" calcext:value-type="float">
            <text:p>18</text:p>
          </table:table-cell>
          <table:table-cell/>
          <table:table-cell table:formula="of:=[.G571]/300" office:value-type="float" office:value="886204.081632653" calcext:value-type="float">
            <text:p>886204,081632653</text:p>
          </table:table-cell>
          <table:table-cell table:formula="of:=[.O571]+25-[.I571]" office:value-type="float" office:value="0.438299319706857" calcext:value-type="float">
            <text:p>0,43829931970685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66333614" calcext:value-type="float">
            <text:p>266333614</text:p>
          </table:table-cell>
          <table:table-cell office:value-type="float" office:value="1142860" calcext:value-type="float">
            <text:p>1142860</text:p>
          </table:table-cell>
          <table:table-cell office:value-type="float" office:value="435040" calcext:value-type="float">
            <text:p>435040</text:p>
          </table:table-cell>
          <table:table-cell office:value-type="float" office:value="1142762" calcext:value-type="float">
            <text:p>1142762</text:p>
          </table:table-cell>
          <table:table-cell office:value-type="float" office:value="435000" calcext:value-type="float">
            <text:p>435000</text:p>
          </table:table-cell>
          <table:table-cell table:formula="of:=[.F572]/(44100)*90000*300" office:value-type="float" office:value="266326530.612245" calcext:value-type="float">
            <text:p>266326530,612245</text:p>
          </table:table-cell>
          <table:table-cell table:formula="of:=ROUND([.G572]/300+26.09-0.07128*[.M572])" office:value-type="float" office:value="887779" calcext:value-type="float">
            <text:p>887779</text:p>
          </table:table-cell>
          <table:table-cell table:formula="of:=[.B572]/300" office:value-type="float" office:value="887778.713333333" calcext:value-type="float">
            <text:p>887778,713333333</text:p>
          </table:table-cell>
          <table:table-cell table:formula="of:=[.I572]-[.H572]" office:value-type="float" office:value="-0.286666666623205" calcext:value-type="float">
            <text:p>-0,286666666623205</text:p>
          </table:table-cell>
          <table:table-cell table:formula="of:=[.K571]+2048-43" office:value-type="float" office:value="1142829" calcext:value-type="float">
            <text:p>1142829</text:p>
          </table:table-cell>
          <table:table-cell table:formula="of:=[.K572]-[.E572]" office:value-type="float" office:value="67" calcext:value-type="float">
            <text:p>67</text:p>
          </table:table-cell>
          <table:table-cell table:formula="of:=[.C572]-[.K572]" office:value-type="float" office:value="31" calcext:value-type="float">
            <text:p>31</text:p>
          </table:table-cell>
          <table:table-cell/>
          <table:table-cell table:formula="of:=[.G572]/300" office:value-type="float" office:value="887755.102040816" calcext:value-type="float">
            <text:p>887755,102040816</text:p>
          </table:table-cell>
          <table:table-cell table:formula="of:=[.O572]+25-[.I572]" office:value-type="float" office:value="1.3887074830709" calcext:value-type="float">
            <text:p>1,388707483070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66775021" calcext:value-type="float">
            <text:p>266775021</text:p>
          </table:table-cell>
          <table:table-cell office:value-type="float" office:value="1144846" calcext:value-type="float">
            <text:p>1144846</text:p>
          </table:table-cell>
          <table:table-cell office:value-type="float" office:value="435760" calcext:value-type="float">
            <text:p>435760</text:p>
          </table:table-cell>
          <table:table-cell office:value-type="float" office:value="1144748" calcext:value-type="float">
            <text:p>1144748</text:p>
          </table:table-cell>
          <table:table-cell office:value-type="float" office:value="435720" calcext:value-type="float">
            <text:p>435720</text:p>
          </table:table-cell>
          <table:table-cell table:formula="of:=[.F573]/(44100)*90000*300" office:value-type="float" office:value="266767346.938775" calcext:value-type="float">
            <text:p>266767346,938775</text:p>
          </table:table-cell>
          <table:table-cell table:formula="of:=ROUND([.G573]/300+26.09-0.07128*[.M573])" office:value-type="float" office:value="889250" calcext:value-type="float">
            <text:p>889250</text:p>
          </table:table-cell>
          <table:table-cell table:formula="of:=[.B573]/300" office:value-type="float" office:value="889250.07" calcext:value-type="float">
            <text:p>889250,07</text:p>
          </table:table-cell>
          <table:table-cell table:formula="of:=[.I573]-[.H573]" office:value-type="float" office:value="0.0699999999487773" calcext:value-type="float">
            <text:p>0,069999999948777</text:p>
          </table:table-cell>
          <table:table-cell table:formula="of:=[.K572]+2048-43" office:value-type="float" office:value="1144834" calcext:value-type="float">
            <text:p>1144834</text:p>
          </table:table-cell>
          <table:table-cell table:formula="of:=[.K573]-[.E573]" office:value-type="float" office:value="86" calcext:value-type="float">
            <text:p>86</text:p>
          </table:table-cell>
          <table:table-cell table:formula="of:=[.C573]-[.K573]" office:value-type="float" office:value="12" calcext:value-type="float">
            <text:p>12</text:p>
          </table:table-cell>
          <table:table-cell/>
          <table:table-cell table:formula="of:=[.G573]/300" office:value-type="float" office:value="889224.489795918" calcext:value-type="float">
            <text:p>889224,489795918</text:p>
          </table:table-cell>
          <table:table-cell table:formula="of:=[.O573]+25-[.I573]" office:value-type="float" office:value="-0.580204081605189" calcext:value-type="float">
            <text:p>-0,58020408160518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67240471" calcext:value-type="float">
            <text:p>267240471</text:p>
          </table:table-cell>
          <table:table-cell office:value-type="float" office:value="1146844" calcext:value-type="float">
            <text:p>1146844</text:p>
          </table:table-cell>
          <table:table-cell office:value-type="float" office:value="436520" calcext:value-type="float">
            <text:p>436520</text:p>
          </table:table-cell>
          <table:table-cell office:value-type="float" office:value="1146746" calcext:value-type="float">
            <text:p>1146746</text:p>
          </table:table-cell>
          <table:table-cell office:value-type="float" office:value="436480" calcext:value-type="float">
            <text:p>436480</text:p>
          </table:table-cell>
          <table:table-cell table:formula="of:=[.F574]/(44100)*90000*300" office:value-type="float" office:value="267232653.061224" calcext:value-type="float">
            <text:p>267232653,061224</text:p>
          </table:table-cell>
          <table:table-cell table:formula="of:=ROUND([.G574]/300+26.09-0.07128*[.M574])" office:value-type="float" office:value="890801" calcext:value-type="float">
            <text:p>890801</text:p>
          </table:table-cell>
          <table:table-cell table:formula="of:=[.B574]/300" office:value-type="float" office:value="890801.57" calcext:value-type="float">
            <text:p>890801,57</text:p>
          </table:table-cell>
          <table:table-cell table:formula="of:=[.I574]-[.H574]" office:value-type="float" office:value="0.569999999948777" calcext:value-type="float">
            <text:p>0,569999999948777</text:p>
          </table:table-cell>
          <table:table-cell table:formula="of:=[.K573]+2048-43" office:value-type="float" office:value="1146839" calcext:value-type="float">
            <text:p>1146839</text:p>
          </table:table-cell>
          <table:table-cell table:formula="of:=[.K574]-[.E574]" office:value-type="float" office:value="93" calcext:value-type="float">
            <text:p>93</text:p>
          </table:table-cell>
          <table:table-cell table:formula="of:=[.C574]-[.K574]" office:value-type="float" office:value="5" calcext:value-type="float">
            <text:p>5</text:p>
          </table:table-cell>
          <table:table-cell/>
          <table:table-cell table:formula="of:=[.G574]/300" office:value-type="float" office:value="890775.510204082" calcext:value-type="float">
            <text:p>890775,510204082</text:p>
          </table:table-cell>
          <table:table-cell table:formula="of:=[.O574]+25-[.I574]" office:value-type="float" office:value="-1.05979591829237" calcext:value-type="float">
            <text:p>-1,0597959182923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67726578" calcext:value-type="float">
            <text:p>267726578</text:p>
          </table:table-cell>
          <table:table-cell office:value-type="float" office:value="1149012" calcext:value-type="float">
            <text:p>1149012</text:p>
          </table:table-cell>
          <table:table-cell office:value-type="float" office:value="437320" calcext:value-type="float">
            <text:p>437320</text:p>
          </table:table-cell>
          <table:table-cell office:value-type="float" office:value="1148838" calcext:value-type="float">
            <text:p>1148838</text:p>
          </table:table-cell>
          <table:table-cell office:value-type="float" office:value="437280" calcext:value-type="float">
            <text:p>437280</text:p>
          </table:table-cell>
          <table:table-cell table:formula="of:=[.F575]/(44100)*90000*300" office:value-type="float" office:value="267722448.979592" calcext:value-type="float">
            <text:p>267722448,979592</text:p>
          </table:table-cell>
          <table:table-cell table:formula="of:=ROUND([.G575]/300+26.09-0.07128*[.M575])" office:value-type="float" office:value="892422" calcext:value-type="float">
            <text:p>892422</text:p>
          </table:table-cell>
          <table:table-cell table:formula="of:=[.B575]/300" office:value-type="float" office:value="892421.926666667" calcext:value-type="float">
            <text:p>892421,926666667</text:p>
          </table:table-cell>
          <table:table-cell table:formula="of:=[.I575]-[.H575]" office:value-type="float" office:value="-0.0733333333628252" calcext:value-type="float">
            <text:p>-0,073333333362825</text:p>
          </table:table-cell>
          <table:table-cell table:formula="of:=[.K574]+2048-43" office:value-type="float" office:value="1148844" calcext:value-type="float">
            <text:p>1148844</text:p>
          </table:table-cell>
          <table:table-cell table:formula="of:=[.K575]-[.E575]" office:value-type="float" office:value="6" calcext:value-type="float">
            <text:p>6</text:p>
          </table:table-cell>
          <table:table-cell table:formula="of:=[.C575]-[.K575]" office:value-type="float" office:value="168" calcext:value-type="float">
            <text:p>168</text:p>
          </table:table-cell>
          <table:table-cell/>
          <table:table-cell table:formula="of:=[.G575]/300" office:value-type="float" office:value="892408.163265306" calcext:value-type="float">
            <text:p>892408,163265306</text:p>
          </table:table-cell>
          <table:table-cell table:formula="of:=[.O575]+25-[.I575]" office:value-type="float" office:value="11.2365986393997" calcext:value-type="float">
            <text:p>11,236598639399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68170428" calcext:value-type="float">
            <text:p>268170428</text:p>
          </table:table-cell>
          <table:table-cell office:value-type="float" office:value="1150884" calcext:value-type="float">
            <text:p>1150884</text:p>
          </table:table-cell>
          <table:table-cell office:value-type="float" office:value="438040" calcext:value-type="float">
            <text:p>438040</text:p>
          </table:table-cell>
          <table:table-cell office:value-type="float" office:value="1150792" calcext:value-type="float">
            <text:p>1150792</text:p>
          </table:table-cell>
          <table:table-cell office:value-type="float" office:value="438000" calcext:value-type="float">
            <text:p>438000</text:p>
          </table:table-cell>
          <table:table-cell table:formula="of:=[.F576]/(44100)*90000*300" office:value-type="float" office:value="268163265.306122" calcext:value-type="float">
            <text:p>268163265,306122</text:p>
          </table:table-cell>
          <table:table-cell table:formula="of:=ROUND([.G576]/300+26.09-0.07128*[.M576])" office:value-type="float" office:value="893901" calcext:value-type="float">
            <text:p>893901</text:p>
          </table:table-cell>
          <table:table-cell table:formula="of:=[.B576]/300" office:value-type="float" office:value="893901.426666667" calcext:value-type="float">
            <text:p>893901,426666667</text:p>
          </table:table-cell>
          <table:table-cell table:formula="of:=[.I576]-[.H576]" office:value-type="float" office:value="0.426666666637175" calcext:value-type="float">
            <text:p>0,426666666637175</text:p>
          </table:table-cell>
          <table:table-cell table:formula="of:=[.K575]+2048-43" office:value-type="float" office:value="1150849" calcext:value-type="float">
            <text:p>1150849</text:p>
          </table:table-cell>
          <table:table-cell table:formula="of:=[.K576]-[.E576]" office:value-type="float" office:value="57" calcext:value-type="float">
            <text:p>57</text:p>
          </table:table-cell>
          <table:table-cell table:formula="of:=[.C576]-[.K576]" office:value-type="float" office:value="35" calcext:value-type="float">
            <text:p>35</text:p>
          </table:table-cell>
          <table:table-cell/>
          <table:table-cell table:formula="of:=[.G576]/300" office:value-type="float" office:value="893877.551020408" calcext:value-type="float">
            <text:p>893877,551020408</text:p>
          </table:table-cell>
          <table:table-cell table:formula="of:=[.O576]+25-[.I576]" office:value-type="float" office:value="1.12435374152847" calcext:value-type="float">
            <text:p>1,1243537415284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68659407" calcext:value-type="float">
            <text:p>268659407</text:p>
          </table:table-cell>
          <table:table-cell office:value-type="float" office:value="1152918" calcext:value-type="float">
            <text:p>1152918</text:p>
          </table:table-cell>
          <table:table-cell office:value-type="float" office:value="438840" calcext:value-type="float">
            <text:p>438840</text:p>
          </table:table-cell>
          <table:table-cell office:value-type="float" office:value="1152824" calcext:value-type="float">
            <text:p>1152824</text:p>
          </table:table-cell>
          <table:table-cell office:value-type="float" office:value="438800" calcext:value-type="float">
            <text:p>438800</text:p>
          </table:table-cell>
          <table:table-cell table:formula="of:=[.F577]/(44100)*90000*300" office:value-type="float" office:value="268653061.22449" calcext:value-type="float">
            <text:p>268653061,22449</text:p>
          </table:table-cell>
          <table:table-cell table:formula="of:=ROUND([.G577]/300+26.09-0.07128*[.M577])" office:value-type="float" office:value="895532" calcext:value-type="float">
            <text:p>895532</text:p>
          </table:table-cell>
          <table:table-cell table:formula="of:=[.B577]/300" office:value-type="float" office:value="895531.356666667" calcext:value-type="float">
            <text:p>895531,356666667</text:p>
          </table:table-cell>
          <table:table-cell table:formula="of:=[.I577]-[.H577]" office:value-type="float" office:value="-0.643333333311603" calcext:value-type="float">
            <text:p>-0,643333333311603</text:p>
          </table:table-cell>
          <table:table-cell table:formula="of:=[.K576]+2048-43" office:value-type="float" office:value="1152854" calcext:value-type="float">
            <text:p>1152854</text:p>
          </table:table-cell>
          <table:table-cell table:formula="of:=[.K577]-[.E577]" office:value-type="float" office:value="30" calcext:value-type="float">
            <text:p>30</text:p>
          </table:table-cell>
          <table:table-cell table:formula="of:=[.C577]-[.K577]" office:value-type="float" office:value="64" calcext:value-type="float">
            <text:p>64</text:p>
          </table:table-cell>
          <table:table-cell/>
          <table:table-cell table:formula="of:=[.G577]/300" office:value-type="float" office:value="895510.204081633" calcext:value-type="float">
            <text:p>895510,204081633</text:p>
          </table:table-cell>
          <table:table-cell table:formula="of:=[.O577]+25-[.I577]" office:value-type="float" office:value="3.84741496597417" calcext:value-type="float">
            <text:p>3,8474149659741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69124985" calcext:value-type="float">
            <text:p>269124985</text:p>
          </table:table-cell>
          <table:table-cell office:value-type="float" office:value="1154910" calcext:value-type="float">
            <text:p>1154910</text:p>
          </table:table-cell>
          <table:table-cell office:value-type="float" office:value="439600" calcext:value-type="float">
            <text:p>439600</text:p>
          </table:table-cell>
          <table:table-cell office:value-type="float" office:value="1154818" calcext:value-type="float">
            <text:p>1154818</text:p>
          </table:table-cell>
          <table:table-cell office:value-type="float" office:value="439560" calcext:value-type="float">
            <text:p>439560</text:p>
          </table:table-cell>
          <table:table-cell table:formula="of:=[.F578]/(44100)*90000*300" office:value-type="float" office:value="269118367.346939" calcext:value-type="float">
            <text:p>269118367,346939</text:p>
          </table:table-cell>
          <table:table-cell table:formula="of:=ROUND([.G578]/300+26.09-0.07128*[.M578])" office:value-type="float" office:value="897084" calcext:value-type="float">
            <text:p>897084</text:p>
          </table:table-cell>
          <table:table-cell table:formula="of:=[.B578]/300" office:value-type="float" office:value="897083.283333333" calcext:value-type="float">
            <text:p>897083,283333333</text:p>
          </table:table-cell>
          <table:table-cell table:formula="of:=[.I578]-[.H578]" office:value-type="float" office:value="-0.716666666674428" calcext:value-type="float">
            <text:p>-0,716666666674428</text:p>
          </table:table-cell>
          <table:table-cell table:formula="of:=[.K577]+2048-43" office:value-type="float" office:value="1154859" calcext:value-type="float">
            <text:p>1154859</text:p>
          </table:table-cell>
          <table:table-cell table:formula="of:=[.K578]-[.E578]" office:value-type="float" office:value="41" calcext:value-type="float">
            <text:p>41</text:p>
          </table:table-cell>
          <table:table-cell table:formula="of:=[.C578]-[.K578]" office:value-type="float" office:value="51" calcext:value-type="float">
            <text:p>51</text:p>
          </table:table-cell>
          <table:table-cell/>
          <table:table-cell table:formula="of:=[.G578]/300" office:value-type="float" office:value="897061.224489796" calcext:value-type="float">
            <text:p>897061,224489796</text:p>
          </table:table-cell>
          <table:table-cell table:formula="of:=[.O578]+25-[.I578]" office:value-type="float" office:value="2.94115646241698" calcext:value-type="float">
            <text:p>2,9411564624169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69615250" calcext:value-type="float">
            <text:p>269615250</text:p>
          </table:table-cell>
          <table:table-cell office:value-type="float" office:value="1156898" calcext:value-type="float">
            <text:p>1156898</text:p>
          </table:table-cell>
          <table:table-cell office:value-type="float" office:value="440400" calcext:value-type="float">
            <text:p>440400</text:p>
          </table:table-cell>
          <table:table-cell office:value-type="float" office:value="1156806" calcext:value-type="float">
            <text:p>1156806</text:p>
          </table:table-cell>
          <table:table-cell office:value-type="float" office:value="440360" calcext:value-type="float">
            <text:p>440360</text:p>
          </table:table-cell>
          <table:table-cell table:formula="of:=[.F579]/(44100)*90000*300" office:value-type="float" office:value="269608163.265306" calcext:value-type="float">
            <text:p>269608163,265306</text:p>
          </table:table-cell>
          <table:table-cell table:formula="of:=ROUND([.G579]/300+26.09-0.07128*[.M579])" office:value-type="float" office:value="898718" calcext:value-type="float">
            <text:p>898718</text:p>
          </table:table-cell>
          <table:table-cell table:formula="of:=[.B579]/300" office:value-type="float" office:value="898717.5" calcext:value-type="float">
            <text:p>898717,5</text:p>
          </table:table-cell>
          <table:table-cell table:formula="of:=[.I579]-[.H579]" office:value-type="float" office:value="-0.5" calcext:value-type="float">
            <text:p>-0,5</text:p>
          </table:table-cell>
          <table:table-cell table:formula="of:=[.K578]+2048-43" office:value-type="float" office:value="1156864" calcext:value-type="float">
            <text:p>1156864</text:p>
          </table:table-cell>
          <table:table-cell table:formula="of:=[.K579]-[.E579]" office:value-type="float" office:value="58" calcext:value-type="float">
            <text:p>58</text:p>
          </table:table-cell>
          <table:table-cell table:formula="of:=[.C579]-[.K579]" office:value-type="float" office:value="34" calcext:value-type="float">
            <text:p>34</text:p>
          </table:table-cell>
          <table:table-cell/>
          <table:table-cell table:formula="of:=[.G579]/300" office:value-type="float" office:value="898693.87755102" calcext:value-type="float">
            <text:p>898693,87755102</text:p>
          </table:table-cell>
          <table:table-cell table:formula="of:=[.O579]+25-[.I579]" office:value-type="float" office:value="1.3775510203559" calcext:value-type="float">
            <text:p>1,377551020355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69616085" calcext:value-type="float">
            <text:p>269616085</text:p>
          </table:table-cell>
          <table:table-cell office:value-type="float" office:value="1158678" calcext:value-type="float">
            <text:p>1158678</text:p>
          </table:table-cell>
          <table:table-cell office:value-type="float" office:value="440960" calcext:value-type="float">
            <text:p>440960</text:p>
          </table:table-cell>
          <table:table-cell office:value-type="float" office:value="1158508" calcext:value-type="float">
            <text:p>1158508</text:p>
          </table:table-cell>
          <table:table-cell office:value-type="float" office:value="440920" calcext:value-type="float">
            <text:p>440920</text:p>
          </table:table-cell>
          <table:table-cell table:formula="of:=[.F580]/(44100)*90000*300" office:value-type="float" office:value="269951020.408163" calcext:value-type="float">
            <text:p>269951020,408163</text:p>
          </table:table-cell>
          <table:table-cell table:formula="of:=ROUND([.G580]/300+26.09-0.07128*[.M580])" office:value-type="float" office:value="899876" calcext:value-type="float">
            <text:p>899876</text:p>
          </table:table-cell>
          <table:table-cell table:formula="of:=[.B580]/300" office:value-type="float" office:value="898720.283333333" calcext:value-type="float">
            <text:p>898720,283333333</text:p>
          </table:table-cell>
          <table:table-cell/>
          <table:table-cell table:formula="of:=[.K579]+2048-43" office:value-type="float" office:value="1158869" calcext:value-type="float">
            <text:p>1158869</text:p>
          </table:table-cell>
          <table:table-cell table:formula="of:=[.K580]-[.E580]" office:value-type="float" office:value="361" calcext:value-type="float">
            <text:p>361</text:p>
          </table:table-cell>
          <table:table-cell table:formula="of:=[.C580]-[.K580]" office:value-type="float" office:value="-191" calcext:value-type="float">
            <text:p>-191</text:p>
          </table:table-cell>
          <table:table-cell/>
          <table:table-cell table:formula="of:=[.G580]/300" office:value-type="float" office:value="899836.734693878" calcext:value-type="float">
            <text:p>899836,734693878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float" office:value="1158882" calcext:value-type="float">
            <text:p>1158882</text:p>
          </table:table-cell>
          <table:table-cell office:value-type="float" office:value="441000" calcext:value-type="float">
            <text:p>441000</text:p>
          </table:table-cell>
          <table:table-cell office:value-type="float" office:value="0" calcext:value-type="float">
            <text:p>0</text:p>
          </table:table-cell>
          <table:table-cell office:value-type="float" office:value="440960" calcext:value-type="float">
            <text:p>440960</text:p>
          </table:table-cell>
          <table:table-cell table:formula="of:=[.F581]/(44100)*90000*300" office:value-type="float" office:value="269975510.204082" calcext:value-type="float">
            <text:p>269975510,204082</text:p>
          </table:table-cell>
          <table:table-cell table:formula="of:=ROUND([.G581]/300+26.09-0.07128*[.M581])" office:value-type="float" office:value="900086" calcext:value-type="float">
            <text:p>900086</text:p>
          </table:table-cell>
          <table:table-cell table:formula="of:=[.B581]/300" office:value-type="float" office:value="0" calcext:value-type="float">
            <text:p>0</text:p>
          </table:table-cell>
          <table:table-cell/>
          <table:table-cell table:formula="of:=[.K580]+2048-43" office:value-type="float" office:value="1160874" calcext:value-type="float">
            <text:p>1160874</text:p>
          </table:table-cell>
          <table:table-cell table:formula="of:=[.K581]-[.E581]" office:value-type="float" office:value="1160874" calcext:value-type="float">
            <text:p>1160874</text:p>
          </table:table-cell>
          <table:table-cell table:formula="of:=[.C581]-[.K581]" office:value-type="float" office:value="-1992" calcext:value-type="float">
            <text:p>-1992</text:p>
          </table:table-cell>
          <table:table-cell/>
          <table:table-cell table:formula="of:=[.G581]/300" office:value-type="float" office:value="899918.367346939" calcext:value-type="float">
            <text:p>899918,367346939</text:p>
          </table:table-cell>
          <table:table-cell/>
        </table:table-row>
        <table:table-row table:style-name="ro1">
          <table:table-cell table:number-columns-repeated="9"/>
          <table:table-cell table:formula="of:=SUM([.J1:.J579])" office:value-type="float" office:value="1.9233333320085" calcext:value-type="float">
            <text:p>1,9233333320085</text:p>
          </table:table-cell>
          <table:table-cell table:number-columns-repeated="6"/>
        </table:table-row>
      </table:table>
      <table:table table:name="Feuille3" table:style-name="ta1">
        <table:table-column table:style-name="co10" table:number-columns-repeated="2" table:default-cell-style-name="Default"/>
        <table:table-row table:style-name="ro1">
          <table:table-cell office:value-type="float" office:value="2555.07" calcext:value-type="float">
            <text:p>2555,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67.85666666667" calcext:value-type="float">
            <text:p>5167,85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80.07" calcext:value-type="float">
            <text:p>7780,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92.7133333333" calcext:value-type="float">
            <text:p>10392,71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84.7833333333" calcext:value-type="float">
            <text:p>13084,78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697.1433333333" calcext:value-type="float">
            <text:p>15697,14333333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308.7833333333" calcext:value-type="float">
            <text:p>18308,78333333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922.7133333333" calcext:value-type="float">
            <text:p>20922,71333333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535.2133333333" calcext:value-type="float">
            <text:p>23535,213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48.7133333333" calcext:value-type="float">
            <text:p>26148,71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839.7833333333" calcext:value-type="float">
            <text:p>28839,78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452.7133333333" calcext:value-type="float">
            <text:p>31452,7133333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4064.6433333333" calcext:value-type="float">
            <text:p>34064,643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676.8566666667" calcext:value-type="float">
            <text:p>36676,85666666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289.07" calcext:value-type="float">
            <text:p>39289,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901.4266666667" calcext:value-type="float">
            <text:p>41901,426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513.07" calcext:value-type="float">
            <text:p>44513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124.8566666667" calcext:value-type="float">
            <text:p>47124,856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658.6433333333" calcext:value-type="float">
            <text:p>49658,643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025.2833333333" calcext:value-type="float">
            <text:p>52025,283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813.7833333333" calcext:value-type="float">
            <text:p>53813,78333333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5202" calcext:value-type="float">
            <text:p>5520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6597.2133333333" calcext:value-type="float">
            <text:p>56597,213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063.8566666667" calcext:value-type="float">
            <text:p>58063,856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532.6433333333" calcext:value-type="float">
            <text:p>59532,64333333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003.4266666667" calcext:value-type="float">
            <text:p>61003,426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467.6433333333" calcext:value-type="float">
            <text:p>62467,643333333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3861" calcext:value-type="float">
            <text:p>638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330.07" calcext:value-type="float">
            <text:p>65330,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268.3566666667" calcext:value-type="float">
            <text:p>68268,3566666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657.2833333333" calcext:value-type="float">
            <text:p>69657,283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124.07" calcext:value-type="float">
            <text:p>71124,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591.57" calcext:value-type="float">
            <text:p>72591,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3983.6433333333" calcext:value-type="float">
            <text:p>73983,64333333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451.4266666667" calcext:value-type="float">
            <text:p>75451,42666666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914.3566666667" calcext:value-type="float">
            <text:p>76914,356666666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8308.2833333333" calcext:value-type="float">
            <text:p>78308,28333333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9775.9266666667" calcext:value-type="float">
            <text:p>79775,92666666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1245" calcext:value-type="float">
            <text:p>812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2712.9266666667" calcext:value-type="float">
            <text:p>82712,926666666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4102.57" calcext:value-type="float">
            <text:p>84102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494.5" calcext:value-type="float">
            <text:p>85494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957.8566666667" calcext:value-type="float">
            <text:p>86957,856666666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8348.7833333333" calcext:value-type="float">
            <text:p>88348,78333333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9739.7133333333" calcext:value-type="float">
            <text:p>89739,71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207.9266666667" calcext:value-type="float">
            <text:p>91207,92666666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2669.8566666667" calcext:value-type="float">
            <text:p>92669,856666666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4064.7833333333" calcext:value-type="float">
            <text:p>94064,78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532.7133333333" calcext:value-type="float">
            <text:p>95532,7133333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002.5" calcext:value-type="float">
            <text:p>97002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8472.1433333333" calcext:value-type="float">
            <text:p>98472,14333333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9861.9266666667" calcext:value-type="float">
            <text:p>99861,926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331.713333333" calcext:value-type="float">
            <text:p>101331,71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877.07" calcext:value-type="float">
            <text:p>102877,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4347.283333333" calcext:value-type="float">
            <text:p>104347,28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5812.213333333" calcext:value-type="float">
            <text:p>105812,21333333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7208.713333333" calcext:value-type="float">
            <text:p>107208,7133333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678.5" calcext:value-type="float">
            <text:p>108678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225" calcext:value-type="float">
            <text:p>1102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1692.783333333" calcext:value-type="float">
            <text:p>111692,78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164.283333333" calcext:value-type="float">
            <text:p>113164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4634.926666667" calcext:value-type="float">
            <text:p>114634,9266666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6106.426666667" calcext:value-type="float">
            <text:p>116106,4266666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565.783333333" calcext:value-type="float">
            <text:p>117565,78333333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18878.283333333" calcext:value-type="float">
            <text:p>118878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0265.926666667" calcext:value-type="float">
            <text:p>120265,9266666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1654.283333333" calcext:value-type="float">
            <text:p>121654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3043.213333333" calcext:value-type="float">
            <text:p>123043,2133333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4433.57" calcext:value-type="float">
            <text:p>124433,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901.783333333" calcext:value-type="float">
            <text:p>125901,78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368.426666667" calcext:value-type="float">
            <text:p>127368,4266666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8758.07" calcext:value-type="float">
            <text:p>128758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0228" calcext:value-type="float">
            <text:p>1302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1775.213333333" calcext:value-type="float">
            <text:p>131775,2133333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3247.856666667" calcext:value-type="float">
            <text:p>133247,85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4713.07" calcext:value-type="float">
            <text:p>134713,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6184.713333333" calcext:value-type="float">
            <text:p>136184,7133333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7732.783333333" calcext:value-type="float">
            <text:p>137732,78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207.426666667" calcext:value-type="float">
            <text:p>139207,42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0678.356666667" calcext:value-type="float">
            <text:p>140678,3566666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305" calcext:value-type="float">
            <text:p>1423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3852.5" calcext:value-type="float">
            <text:p>143852,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5407.283333333" calcext:value-type="float">
            <text:p>145407,2833333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6960.926666667" calcext:value-type="float">
            <text:p>146960,9266666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8423.57" calcext:value-type="float">
            <text:p>148423,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9739.783333333" calcext:value-type="float">
            <text:p>149739,7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206.143333333" calcext:value-type="float">
            <text:p>151206,1433333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2673.5" calcext:value-type="float">
            <text:p>152673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4143.143333333" calcext:value-type="float">
            <text:p>154143,1433333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5612.643333333" calcext:value-type="float">
            <text:p>155612,643333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7005.426666667" calcext:value-type="float">
            <text:p>157005,42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553.926666667" calcext:value-type="float">
            <text:p>158553,9266666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0104" calcext:value-type="float">
            <text:p>16010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1574.783333333" calcext:value-type="float">
            <text:p>161574,78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3127.143333333" calcext:value-type="float">
            <text:p>163127,14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4754.07" calcext:value-type="float">
            <text:p>164754,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6223.57" calcext:value-type="float">
            <text:p>166223,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7698.5" calcext:value-type="float">
            <text:p>167698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9249.57" calcext:value-type="float">
            <text:p>169249,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798.213333333" calcext:value-type="float">
            <text:p>170798,2133333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2433" calcext:value-type="float">
            <text:p>1724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4062.356666667" calcext:value-type="float">
            <text:p>174062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5695.57" calcext:value-type="float">
            <text:p>175695,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7322.07" calcext:value-type="float">
            <text:p>177322,0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8877.856666667" calcext:value-type="float">
            <text:p>178877,8566666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0267.926666667" calcext:value-type="float">
            <text:p>180267,9266666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1658.856666667" calcext:value-type="float">
            <text:p>181658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123.356666667" calcext:value-type="float">
            <text:p>183123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4585.57" calcext:value-type="float">
            <text:p>184585,5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5980.213333333" calcext:value-type="float">
            <text:p>185980,21333333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7452.713333333" calcext:value-type="float">
            <text:p>187452,713333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9000.643333333" calcext:value-type="float">
            <text:p>189000,643333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0470.856666667" calcext:value-type="float">
            <text:p>190470,8566666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2022.5" calcext:value-type="float">
            <text:p>192022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3576.143333333" calcext:value-type="float">
            <text:p>193576,14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5124.783333333" calcext:value-type="float">
            <text:p>195124,7833333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6676.426666667" calcext:value-type="float">
            <text:p>196676,42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8226.783333333" calcext:value-type="float">
            <text:p>198226,7833333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9698.426666667" calcext:value-type="float">
            <text:p>199698,4266666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325.356666667" calcext:value-type="float">
            <text:p>201325,35666666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2880.713333333" calcext:value-type="float">
            <text:p>202880,713333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4433.213333333" calcext:value-type="float">
            <text:p>204433,21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142.713333333" calcext:value-type="float">
            <text:p>206142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7696.07" calcext:value-type="float">
            <text:p>207696,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9327.713333333" calcext:value-type="float">
            <text:p>209327,7133333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0873.07" calcext:value-type="float">
            <text:p>210873,0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12263.57" calcext:value-type="float">
            <text:p>212263,5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3656.07" calcext:value-type="float">
            <text:p>213656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5126" calcext:value-type="float">
            <text:p>2151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6672.926666667" calcext:value-type="float">
            <text:p>216672,92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8066.856666667" calcext:value-type="float">
            <text:p>218066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616.5" calcext:value-type="float">
            <text:p>219616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1168.856666667" calcext:value-type="float">
            <text:p>221168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717.783333333" calcext:value-type="float">
            <text:p>222717,78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4347.283333333" calcext:value-type="float">
            <text:p>224347,28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5903.643333333" calcext:value-type="float">
            <text:p>225903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453.426666667" calcext:value-type="float">
            <text:p>227453,4266666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9005.213333333" calcext:value-type="float">
            <text:p>229005,21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0551.143333333" calcext:value-type="float">
            <text:p>230551,1433333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2104.213333333" calcext:value-type="float">
            <text:p>232104,2133333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3657.856666667" calcext:value-type="float">
            <text:p>233657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5208.5" calcext:value-type="float">
            <text:p>235208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6840.283333333" calcext:value-type="float">
            <text:p>236840,28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8470.356666667" calcext:value-type="float">
            <text:p>238470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0104.713333333" calcext:value-type="float">
            <text:p>240104,713333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1655.213333333" calcext:value-type="float">
            <text:p>241655,2133333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3040.713333333" calcext:value-type="float">
            <text:p>243040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4426.5" calcext:value-type="float">
            <text:p>244426,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45737.426666667" calcext:value-type="float">
            <text:p>245737,42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7126.356666667" calcext:value-type="float">
            <text:p>247126,356666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8594" calcext:value-type="float">
            <text:p>2485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061.643333333" calcext:value-type="float">
            <text:p>250061,643333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1526.856666667" calcext:value-type="float">
            <text:p>251526,85666666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52999.926666667" calcext:value-type="float">
            <text:p>252999,92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4472.856666667" calcext:value-type="float">
            <text:p>254472,8566666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6022.07" calcext:value-type="float">
            <text:p>256022,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7492.426666667" calcext:value-type="float">
            <text:p>257492,4266666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9040.213333333" calcext:value-type="float">
            <text:p>259040,21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60514.426666667" calcext:value-type="float">
            <text:p>260514,4266666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2060.783333333" calcext:value-type="float">
            <text:p>262060,7833333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3613.143333333" calcext:value-type="float">
            <text:p>263613,1433333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5167.213333333" calcext:value-type="float">
            <text:p>265167,213333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6718.143333333" calcext:value-type="float">
            <text:p>266718,1433333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8349.07" calcext:value-type="float">
            <text:p>268349,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9899.57" calcext:value-type="float">
            <text:p>269899,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1454.643333333" calcext:value-type="float">
            <text:p>271454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003" calcext:value-type="float">
            <text:p>2730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4468.926666667" calcext:value-type="float">
            <text:p>274468,92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5856.283333333" calcext:value-type="float">
            <text:p>275856,2833333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77249.213333333" calcext:value-type="float">
            <text:p>277249,213333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8719.283333333" calcext:value-type="float">
            <text:p>278719,28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265.643333333" calcext:value-type="float">
            <text:p>280265,643333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1733.283333333" calcext:value-type="float">
            <text:p>281733,2833333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3208.643333333" calcext:value-type="float">
            <text:p>283208,6433333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4759.143333333" calcext:value-type="float">
            <text:p>284759,1433333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6311.643333333" calcext:value-type="float">
            <text:p>286311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859.856666667" calcext:value-type="float">
            <text:p>287859,85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9490.07" calcext:value-type="float">
            <text:p>289490,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0964.283333333" calcext:value-type="float">
            <text:p>290964,28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2590.926666667" calcext:value-type="float">
            <text:p>292590,92666666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4143" calcext:value-type="float">
            <text:p>2941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5616.356666667" calcext:value-type="float">
            <text:p>295616,356666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7249.143333333" calcext:value-type="float">
            <text:p>297249,1433333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8876.783333333" calcext:value-type="float">
            <text:p>298876,7833333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0512.143333333" calcext:value-type="float">
            <text:p>300512,1433333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2142.07" calcext:value-type="float">
            <text:p>302142,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3698" calcext:value-type="float">
            <text:p>3036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5086.356666667" calcext:value-type="float">
            <text:p>305086,3566666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6553.57" calcext:value-type="float">
            <text:p>306553,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8018.07" calcext:value-type="float">
            <text:p>308018,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09491.143333333" calcext:value-type="float">
            <text:p>309491,1433333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11040.783333333" calcext:value-type="float">
            <text:p>311040,7833333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12587.426666667" calcext:value-type="float">
            <text:p>312587,42666666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4066.356666667" calcext:value-type="float">
            <text:p>314066,3566666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5697.57" calcext:value-type="float">
            <text:p>315697,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7249.5" calcext:value-type="float">
            <text:p>317249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881.57" calcext:value-type="float">
            <text:p>318881,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0507.783333333" calcext:value-type="float">
            <text:p>320507,7833333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21984.856666667" calcext:value-type="float">
            <text:p>321984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535.783333333" calcext:value-type="float">
            <text:p>323535,7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082.713333333" calcext:value-type="float">
            <text:p>325082,7133333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6636.356666667" calcext:value-type="float">
            <text:p>326636,356666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8267.856666667" calcext:value-type="float">
            <text:p>328267,85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9820.783333333" calcext:value-type="float">
            <text:p>329820,783333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1529.57" calcext:value-type="float">
            <text:p>331529,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3084.07" calcext:value-type="float">
            <text:p>333084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4718.283333333" calcext:value-type="float">
            <text:p>334718,28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6260.5" calcext:value-type="float">
            <text:p>336260,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7652" calcext:value-type="float">
            <text:p>33765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39045.5" calcext:value-type="float">
            <text:p>339045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0515" calcext:value-type="float">
            <text:p>3405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2061.356666667" calcext:value-type="float">
            <text:p>342061,35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3453.856666667" calcext:value-type="float">
            <text:p>343453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5003.213333333" calcext:value-type="float">
            <text:p>345003,2133333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6553.856666667" calcext:value-type="float">
            <text:p>346553,85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48101.643333333" calcext:value-type="float">
            <text:p>348101,6433333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9655.143333333" calcext:value-type="float">
            <text:p>349655,1433333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1285.07" calcext:value-type="float">
            <text:p>351285,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52760" calcext:value-type="float">
            <text:p>3527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4386.213333333" calcext:value-type="float">
            <text:p>354386,21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55933.713333333" calcext:value-type="float">
            <text:p>355933,71333333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7411.5" calcext:value-type="float">
            <text:p>357411,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8964.856666667" calcext:value-type="float">
            <text:p>358964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590.783333333" calcext:value-type="float">
            <text:p>360590,78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2148.856666667" calcext:value-type="float">
            <text:p>362148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854.356666667" calcext:value-type="float">
            <text:p>363854,3566666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5491.856666667" calcext:value-type="float">
            <text:p>365491,8566666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7044.5" calcext:value-type="float">
            <text:p>367044,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8432" calcext:value-type="float">
            <text:p>3684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9818.5" calcext:value-type="float">
            <text:p>369818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1204.426666667" calcext:value-type="float">
            <text:p>371204,4266666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2593.643333333" calcext:value-type="float">
            <text:p>372593,6433333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3983.856666667" calcext:value-type="float">
            <text:p>373983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5452.213333333" calcext:value-type="float">
            <text:p>375452,2133333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6923.283333333" calcext:value-type="float">
            <text:p>376923,28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8390.356666667" calcext:value-type="float">
            <text:p>378390,356666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9940.57" calcext:value-type="float">
            <text:p>379940,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81491.213333333" calcext:value-type="float">
            <text:p>381491,21333333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2962" calcext:value-type="float">
            <text:p>3829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84513.5" calcext:value-type="float">
            <text:p>384513,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6065.283333333" calcext:value-type="float">
            <text:p>386065,28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7611.356666667" calcext:value-type="float">
            <text:p>387611,35666666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89163.856666667" calcext:value-type="float">
            <text:p>389163,8566666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0717.356666667" calcext:value-type="float">
            <text:p>390717,356666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2267.426666667" calcext:value-type="float">
            <text:p>392267,4266666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3899.926666667" calcext:value-type="float">
            <text:p>393899,9266666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95453" calcext:value-type="float">
            <text:p>3954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7163.213333333" calcext:value-type="float">
            <text:p>397163,2133333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98634" calcext:value-type="float">
            <text:p>39863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0023.926666667" calcext:value-type="float">
            <text:p>400023,9266666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1490.426666667" calcext:value-type="float">
            <text:p>401490,4266666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2882.643333333" calcext:value-type="float">
            <text:p>402882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352.57" calcext:value-type="float">
            <text:p>404352,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5892.07" calcext:value-type="float">
            <text:p>405892,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07288" calcext:value-type="float">
            <text:p>4072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8835.926666667" calcext:value-type="float">
            <text:p>408835,92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10311.143333333" calcext:value-type="float">
            <text:p>410311,14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1856.213333333" calcext:value-type="float">
            <text:p>411856,21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13408.283333333" calcext:value-type="float">
            <text:p>413408,28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14960.356666667" calcext:value-type="float">
            <text:p>414960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6432.426666667" calcext:value-type="float">
            <text:p>416432,4266666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7983.926666667" calcext:value-type="float">
            <text:p>417983,92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9535.713333333" calcext:value-type="float">
            <text:p>419535,71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1083.07" calcext:value-type="float">
            <text:p>421083,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2636.143333333" calcext:value-type="float">
            <text:p>422636,1433333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4262.926666667" calcext:value-type="float">
            <text:p>424262,92666666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5898.143333333" calcext:value-type="float">
            <text:p>425898,1433333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27527.07" calcext:value-type="float">
            <text:p>427527,0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29085.856666667" calcext:value-type="float">
            <text:p>429085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0554.643333333" calcext:value-type="float">
            <text:p>430554,64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1944.856666667" calcext:value-type="float">
            <text:p>431944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407.213333333" calcext:value-type="float">
            <text:p>433407,21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4877.57" calcext:value-type="float">
            <text:p>434877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36350.07" calcext:value-type="float">
            <text:p>436350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7897.713333333" calcext:value-type="float">
            <text:p>437897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39365.783333333" calcext:value-type="float">
            <text:p>439365,78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0841.57" calcext:value-type="float">
            <text:p>440841,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468.643333333" calcext:value-type="float">
            <text:p>442468,6433333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43941.426666667" calcext:value-type="float">
            <text:p>443941,4266666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5495.5" calcext:value-type="float">
            <text:p>445495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7121.283333333" calcext:value-type="float">
            <text:p>447121,2833333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48592.926666667" calcext:value-type="float">
            <text:p>448592,9266666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0144.283333333" calcext:value-type="float">
            <text:p>450144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51696.356666667" calcext:value-type="float">
            <text:p>451696,3566666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3244.713333333" calcext:value-type="float">
            <text:p>453244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54801.5" calcext:value-type="float">
            <text:p>45480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6428.283333333" calcext:value-type="float">
            <text:p>456428,28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8061.356666667" calcext:value-type="float">
            <text:p>458061,35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59689" calcext:value-type="float">
            <text:p>45968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61244.213333333" calcext:value-type="float">
            <text:p>461244,21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62635" calcext:value-type="float">
            <text:p>4626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4025.643333333" calcext:value-type="float">
            <text:p>464025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495.426666667" calcext:value-type="float">
            <text:p>465495,42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6960.783333333" calcext:value-type="float">
            <text:p>466960,7833333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8509.283333333" calcext:value-type="float">
            <text:p>468509,2833333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0060.643333333" calcext:value-type="float">
            <text:p>470060,6433333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71533.283333333" calcext:value-type="float">
            <text:p>471533,2833333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3162.213333333" calcext:value-type="float">
            <text:p>473162,21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74717.856666667" calcext:value-type="float">
            <text:p>474717,8566666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6268.07" calcext:value-type="float">
            <text:p>476268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7899.143333333" calcext:value-type="float">
            <text:p>477899,1433333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79371.643333333" calcext:value-type="float">
            <text:p>479371,6433333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0923.283333333" calcext:value-type="float">
            <text:p>480923,28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2551.356666667" calcext:value-type="float">
            <text:p>482551,35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4025.713333333" calcext:value-type="float">
            <text:p>484025,71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5657.5" calcext:value-type="float">
            <text:p>485657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7285.713333333" calcext:value-type="float">
            <text:p>487285,7133333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88920.5" calcext:value-type="float">
            <text:p>488920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0548.856666667" calcext:value-type="float">
            <text:p>490548,85666666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92104.926666667" calcext:value-type="float">
            <text:p>492104,9266666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3494.856666667" calcext:value-type="float">
            <text:p>493494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4880.356666667" calcext:value-type="float">
            <text:p>494880,356666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6267.856666667" calcext:value-type="float">
            <text:p>496267,85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7658.07" calcext:value-type="float">
            <text:p>497658,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9119.143333333" calcext:value-type="float">
            <text:p>499119,14333333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513.356666667" calcext:value-type="float">
            <text:p>500513,356666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1983.283333333" calcext:value-type="float">
            <text:p>501983,28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3529.07" calcext:value-type="float">
            <text:p>503529,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4997.57" calcext:value-type="float">
            <text:p>504997,5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6471.213333333" calcext:value-type="float">
            <text:p>506471,2133333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8020.57" calcext:value-type="float">
            <text:p>508020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9564.5" calcext:value-type="float">
            <text:p>509564,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10964.143333333" calcext:value-type="float">
            <text:p>510964,14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2514.07" calcext:value-type="float">
            <text:p>512514,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4065.856666667" calcext:value-type="float">
            <text:p>514065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5613.213333333" calcext:value-type="float">
            <text:p>515613,21333333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17168.426666667" calcext:value-type="float">
            <text:p>517168,42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8795.783333333" calcext:value-type="float">
            <text:p>518795,7833333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0428.57" calcext:value-type="float">
            <text:p>520428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2057.643333333" calcext:value-type="float">
            <text:p>522057,64333333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23615.713333333" calcext:value-type="float">
            <text:p>523615,713333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5083.356666667" calcext:value-type="float">
            <text:p>525083,3566666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6552" calcext:value-type="float">
            <text:p>52655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28015.926666667" calcext:value-type="float">
            <text:p>528015,92666666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29410.856666667" calcext:value-type="float">
            <text:p>529410,85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0881.07" calcext:value-type="float">
            <text:p>530881,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2428.283333333" calcext:value-type="float">
            <text:p>532428,28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33898.356666667" calcext:value-type="float">
            <text:p>533898,35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35449.713333333" calcext:value-type="float">
            <text:p>535449,7133333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7002.783333333" calcext:value-type="float">
            <text:p>537002,7833333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38551" calcext:value-type="float">
            <text:p>53855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0107.213333333" calcext:value-type="float">
            <text:p>540107,21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1735.283333333" calcext:value-type="float">
            <text:p>541735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3206.5" calcext:value-type="float">
            <text:p>543206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4757.713333333" calcext:value-type="float">
            <text:p>544757,713333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6309.356666667" calcext:value-type="float">
            <text:p>546309,356666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7858" calcext:value-type="float">
            <text:p>54785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49490.356666667" calcext:value-type="float">
            <text:p>549490,35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51044.856666667" calcext:value-type="float">
            <text:p>551044,8566666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2678.783333333" calcext:value-type="float">
            <text:p>552678,7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4308.713333333" calcext:value-type="float">
            <text:p>554308,713333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5860.07" calcext:value-type="float">
            <text:p>555860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57249.856666667" calcext:value-type="float">
            <text:p>557249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8718.926666667" calcext:value-type="float">
            <text:p>558718,92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0183.426666667" calcext:value-type="float">
            <text:p>560183,4266666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1657.213333333" calcext:value-type="float">
            <text:p>561657,213333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3207.143333333" calcext:value-type="float">
            <text:p>563207,1433333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4753.5" calcext:value-type="float">
            <text:p>564753,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66307" calcext:value-type="float">
            <text:p>5663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67862.643333333" calcext:value-type="float">
            <text:p>567862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411.57" calcext:value-type="float">
            <text:p>569411,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1042.926666667" calcext:value-type="float">
            <text:p>571042,9266666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2597.143333333" calcext:value-type="float">
            <text:p>572597,14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4142.5" calcext:value-type="float">
            <text:p>574142,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5694.856666667" calcext:value-type="float">
            <text:p>575694,8566666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77244.643333333" calcext:value-type="float">
            <text:p>577244,6433333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78800.283333333" calcext:value-type="float">
            <text:p>578800,28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0432.783333333" calcext:value-type="float">
            <text:p>580432,783333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2061.713333333" calcext:value-type="float">
            <text:p>582061,7133333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83697.783333333" calcext:value-type="float">
            <text:p>583697,78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5327.143333333" calcext:value-type="float">
            <text:p>585327,1433333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6957.213333333" calcext:value-type="float">
            <text:p>586957,21333333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88349.283333333" calcext:value-type="float">
            <text:p>588349,2833333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9735.5" calcext:value-type="float">
            <text:p>589735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1202.856666667" calcext:value-type="float">
            <text:p>591202,85666666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2597.643333333" calcext:value-type="float">
            <text:p>592597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4143" calcext:value-type="float">
            <text:p>5941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95610.643333333" calcext:value-type="float">
            <text:p>595610,64333333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97085.856666667" calcext:value-type="float">
            <text:p>597085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636.356666667" calcext:value-type="float">
            <text:p>598636,356666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0258.57" calcext:value-type="float">
            <text:p>600258,5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01738.213333333" calcext:value-type="float">
            <text:p>601738,213333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3367.283333333" calcext:value-type="float">
            <text:p>603367,28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4840.07" calcext:value-type="float">
            <text:p>604840,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6390.856666667" calcext:value-type="float">
            <text:p>606390,8566666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7944.356666667" calcext:value-type="float">
            <text:p>607944,3566666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492.856666667" calcext:value-type="float">
            <text:p>609492,85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1122.07" calcext:value-type="float">
            <text:p>611122,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2675.426666667" calcext:value-type="float">
            <text:p>612675,4266666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14309.643333333" calcext:value-type="float">
            <text:p>614309,64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6016.426666667" calcext:value-type="float">
            <text:p>616016,4266666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17652.926666667" calcext:value-type="float">
            <text:p>617652,92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19045.283333333" calcext:value-type="float">
            <text:p>619045,28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0430.356666667" calcext:value-type="float">
            <text:p>620430,3566666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1816.426666667" calcext:value-type="float">
            <text:p>621816,4266666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23199.213333333" calcext:value-type="float">
            <text:p>623199,2133333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4590.713333333" calcext:value-type="float">
            <text:p>624590,71333333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5981.213333333" calcext:value-type="float">
            <text:p>625981,2133333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7451" calcext:value-type="float">
            <text:p>6274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8922.783333333" calcext:value-type="float">
            <text:p>628922,783333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0466.283333333" calcext:value-type="float">
            <text:p>630466,28333333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31943.356666667" calcext:value-type="float">
            <text:p>631943,356666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3494.57" calcext:value-type="float">
            <text:p>633494,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5041.213333333" calcext:value-type="float">
            <text:p>635041,2133333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36591.713333333" calcext:value-type="float">
            <text:p>636591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8144.07" calcext:value-type="float">
            <text:p>638144,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39617" calcext:value-type="float">
            <text:p>6396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1247.643333333" calcext:value-type="float">
            <text:p>641247,6433333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2872.426666667" calcext:value-type="float">
            <text:p>642872,42666666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44428.783333333" calcext:value-type="float">
            <text:p>644428,78333333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6062.283333333" calcext:value-type="float">
            <text:p>646062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7615.07" calcext:value-type="float">
            <text:p>647615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9249" calcext:value-type="float">
            <text:p>6492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0712.213333333" calcext:value-type="float">
            <text:p>650712,21333333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52100" calcext:value-type="float">
            <text:p>6521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53493.07" calcext:value-type="float">
            <text:p>653493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4962.426666667" calcext:value-type="float">
            <text:p>654962,42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6432.643333333" calcext:value-type="float">
            <text:p>656432,6433333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7973" calcext:value-type="float">
            <text:p>65797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59372.783333333" calcext:value-type="float">
            <text:p>659372,7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0922.57" calcext:value-type="float">
            <text:p>660922,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2474.213333333" calcext:value-type="float">
            <text:p>662474,21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4021.283333333" calcext:value-type="float">
            <text:p>664021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5574.07" calcext:value-type="float">
            <text:p>665574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7126.426666667" calcext:value-type="float">
            <text:p>667126,4266666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8673.07" calcext:value-type="float">
            <text:p>668673,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70224.57" calcext:value-type="float">
            <text:p>670224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71771.926666667" calcext:value-type="float">
            <text:p>671771,92666666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73325.713333333" calcext:value-type="float">
            <text:p>673325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74882.643333333" calcext:value-type="float">
            <text:p>674882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6510.57" calcext:value-type="float">
            <text:p>676510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78147.07" calcext:value-type="float">
            <text:p>678147,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9775.713333333" calcext:value-type="float">
            <text:p>679775,7133333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81324.783333333" calcext:value-type="float">
            <text:p>681324,78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2637.426666667" calcext:value-type="float">
            <text:p>682637,42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4104.5" calcext:value-type="float">
            <text:p>684104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5569.57" calcext:value-type="float">
            <text:p>685569,5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7042.356666667" calcext:value-type="float">
            <text:p>687042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8515.856666667" calcext:value-type="float">
            <text:p>688515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066.643333333" calcext:value-type="float">
            <text:p>690066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1613.426666667" calcext:value-type="float">
            <text:p>691613,4266666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93165.926666667" calcext:value-type="float">
            <text:p>693165,9266666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4789.713333333" calcext:value-type="float">
            <text:p>694789,71333333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96269.5" calcext:value-type="float">
            <text:p>696269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7898.426666667" calcext:value-type="float">
            <text:p>697898,4266666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99369.5" calcext:value-type="float">
            <text:p>699369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0920.713333333" calcext:value-type="float">
            <text:p>700920,713333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2472.783333333" calcext:value-type="float">
            <text:p>702472,78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4020.57" calcext:value-type="float">
            <text:p>704020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05576.783333333" calcext:value-type="float">
            <text:p>705576,7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7209" calcext:value-type="float">
            <text:p>7072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8838.643333333" calcext:value-type="float">
            <text:p>708838,6433333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0544.856666667" calcext:value-type="float">
            <text:p>710544,85666666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12104.643333333" calcext:value-type="float">
            <text:p>712104,6433333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3651.426666667" calcext:value-type="float">
            <text:p>713651,42666666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15044.926666667" calcext:value-type="float">
            <text:p>715044,9266666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6510.713333333" calcext:value-type="float">
            <text:p>716510,7133333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17982.926666667" calcext:value-type="float">
            <text:p>717982,9266666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9532.283333333" calcext:value-type="float">
            <text:p>719532,2833333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21077.783333333" calcext:value-type="float">
            <text:p>721077,78333333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22631.713333333" calcext:value-type="float">
            <text:p>722631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4187.926666667" calcext:value-type="float">
            <text:p>724187,92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5738.283333333" calcext:value-type="float">
            <text:p>725738,28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7370.783333333" calcext:value-type="float">
            <text:p>727370,78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8922.57" calcext:value-type="float">
            <text:p>728922,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0551.926666667" calcext:value-type="float">
            <text:p>730551,9266666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2104.713333333" calcext:value-type="float">
            <text:p>732104,713333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33652.643333333" calcext:value-type="float">
            <text:p>733652,6433333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35208.143333333" calcext:value-type="float">
            <text:p>735208,1433333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6833.5" calcext:value-type="float">
            <text:p>736833,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38392.713333333" calcext:value-type="float">
            <text:p>738392,71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0099.643333333" calcext:value-type="float">
            <text:p>740099,64333333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41736.713333333" calcext:value-type="float">
            <text:p>741736,713333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43363.643333333" calcext:value-type="float">
            <text:p>743363,64333333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44758.426666667" calcext:value-type="float">
            <text:p>744758,42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6144.783333333" calcext:value-type="float">
            <text:p>746144,7833333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47530.57" calcext:value-type="float">
            <text:p>747530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48919.07" calcext:value-type="float">
            <text:p>748919,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50308.57" calcext:value-type="float">
            <text:p>750308,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1776.356666667" calcext:value-type="float">
            <text:p>751776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53241.856666667" calcext:value-type="float">
            <text:p>753241,85666666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54712.783333333" calcext:value-type="float">
            <text:p>754712,78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6185" calcext:value-type="float">
            <text:p>7561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57733.926666667" calcext:value-type="float">
            <text:p>757733,92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59203.57" calcext:value-type="float">
            <text:p>759203,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60678.07" calcext:value-type="float">
            <text:p>760678,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2228" calcext:value-type="float">
            <text:p>7622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3699.783333333" calcext:value-type="float">
            <text:p>763699,7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5326.57" calcext:value-type="float">
            <text:p>765326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6878.783333333" calcext:value-type="float">
            <text:p>766878,7833333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68351.856666667" calcext:value-type="float">
            <text:p>768351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9980.07" calcext:value-type="float">
            <text:p>769980,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1606.57" calcext:value-type="float">
            <text:p>771606,5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73165.643333333" calcext:value-type="float">
            <text:p>773165,6433333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4800.143333333" calcext:value-type="float">
            <text:p>774800,1433333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6265.5" calcext:value-type="float">
            <text:p>776265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7658.283333333" calcext:value-type="float">
            <text:p>777658,28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9125.356666667" calcext:value-type="float">
            <text:p>779125,356666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0595.143333333" calcext:value-type="float">
            <text:p>780595,1433333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82065.5" calcext:value-type="float">
            <text:p>782065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3531.856666667" calcext:value-type="float">
            <text:p>783531,8566666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5080.5" calcext:value-type="float">
            <text:p>785080,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6556" calcext:value-type="float">
            <text:p>7865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8101.783333333" calcext:value-type="float">
            <text:p>788101,7833333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89655.283333333" calcext:value-type="float">
            <text:p>789655,2833333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91208.783333333" calcext:value-type="float">
            <text:p>791208,783333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2756.713333333" calcext:value-type="float">
            <text:p>792756,7133333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94307.07" calcext:value-type="float">
            <text:p>794307,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5859.426666667" calcext:value-type="float">
            <text:p>795859,4266666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97331.643333333" calcext:value-type="float">
            <text:p>797331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8962.57" calcext:value-type="float">
            <text:p>798962,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0513.926666667" calcext:value-type="float">
            <text:p>800513,9266666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02147.57" calcext:value-type="float">
            <text:p>802147,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3776.356666667" calcext:value-type="float">
            <text:p>803776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5411.283333333" calcext:value-type="float">
            <text:p>805411,2833333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7037.783333333" calcext:value-type="float">
            <text:p>807037,78333333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08427.57" calcext:value-type="float">
            <text:p>808427,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09820.213333333" calcext:value-type="float">
            <text:p>809820,213333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1290.283333333" calcext:value-type="float">
            <text:p>811290,28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2836.643333333" calcext:value-type="float">
            <text:p>812836,643333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4306.856666667" calcext:value-type="float">
            <text:p>814306,8566666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15858.643333333" calcext:value-type="float">
            <text:p>815858,6433333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17412.57" calcext:value-type="float">
            <text:p>817412,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8962.643333333" calcext:value-type="float">
            <text:p>818962,64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0593.57" calcext:value-type="float">
            <text:p>820593,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22144.356666667" calcext:value-type="float">
            <text:p>822144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23698" calcext:value-type="float">
            <text:p>8236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5248.07" calcext:value-type="float">
            <text:p>825248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26794" calcext:value-type="float">
            <text:p>82679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28270.213333333" calcext:value-type="float">
            <text:p>828270,21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9898.856666667" calcext:value-type="float">
            <text:p>829898,8566666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1449.07" calcext:value-type="float">
            <text:p>831449,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3081.57" calcext:value-type="float">
            <text:p>833081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34635.783333333" calcext:value-type="float">
            <text:p>834635,78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6346.713333333" calcext:value-type="float">
            <text:p>836346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37900.783333333" calcext:value-type="float">
            <text:p>837900,7833333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39368.426666667" calcext:value-type="float">
            <text:p>839368,4266666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0836.356666667" calcext:value-type="float">
            <text:p>840836,35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42306.856666667" calcext:value-type="float">
            <text:p>842306,8566666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43777.5" calcext:value-type="float">
            <text:p>843777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45245.713333333" calcext:value-type="float">
            <text:p>845245,7133333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46718.926666667" calcext:value-type="float">
            <text:p>846718,92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8268.713333333" calcext:value-type="float">
            <text:p>848268,713333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49739.783333333" calcext:value-type="float">
            <text:p>849739,7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1368.283333333" calcext:value-type="float">
            <text:p>851368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52922.926666667" calcext:value-type="float">
            <text:p>852922,92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4472.713333333" calcext:value-type="float">
            <text:p>854472,713333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6025.213333333" calcext:value-type="float">
            <text:p>856025,21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7576.856666667" calcext:value-type="float">
            <text:p>857576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123.926666667" calcext:value-type="float">
            <text:p>859123,9266666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60754.143333333" calcext:value-type="float">
            <text:p>860754,1433333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62229.5" calcext:value-type="float">
            <text:p>86222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3939.426666667" calcext:value-type="float">
            <text:p>863939,4266666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5494.926666667" calcext:value-type="float">
            <text:p>865494,92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7206.283333333" calcext:value-type="float">
            <text:p>867206,2833333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8838.07" calcext:value-type="float">
            <text:p>868838,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70309.57" calcext:value-type="float">
            <text:p>870309,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1697.643333333" calcext:value-type="float">
            <text:p>871697,64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3081.426666667" calcext:value-type="float">
            <text:p>873081,4266666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74469.07" calcext:value-type="float">
            <text:p>874469,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5859" calcext:value-type="float">
            <text:p>8758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77320.643333333" calcext:value-type="float">
            <text:p>877320,64333333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878715.426666667" calcext:value-type="float">
            <text:p>878715,4266666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0185.5" calcext:value-type="float">
            <text:p>880185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81733" calcext:value-type="float">
            <text:p>8817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83202.356666667" calcext:value-type="float">
            <text:p>883202,35666666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84678.283333333" calcext:value-type="float">
            <text:p>884678,28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6228.643333333" calcext:value-type="float">
            <text:p>886228,6433333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7778.713333333" calcext:value-type="float">
            <text:p>887778,713333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89250.07" calcext:value-type="float">
            <text:p>889250,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0801.57" calcext:value-type="float">
            <text:p>890801,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2421.926666667" calcext:value-type="float">
            <text:p>892421,9266666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93901.426666667" calcext:value-type="float">
            <text:p>893901,42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5531.356666667" calcext:value-type="float">
            <text:p>895531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7083.283333333" calcext:value-type="float">
            <text:p>897083,2833333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98717.5" calcext:value-type="float">
            <text:p>898717,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8720.283333333" calcext:value-type="float">
            <text:p>898720,283333333</text:p>
          </table:table-cell>
          <table:table-cell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92" calcext:value-type="float">
            <text:p>-1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9:57:16.610457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9T22:37:31.209048043</dc:date>
    <meta:editing-duration>PT1H33M25S</meta:editing-duration>
    <meta:editing-cycles>10</meta:editing-cycles>
    <meta:generator>LibreOffice/6.2.5.2$Linux_X86_64 LibreOffice_project/20$Build-2</meta:generator>
    <meta:document-statistic meta:table-count="3" meta:cell-count="14716" meta:object-count="0"/>
    <meta:user-defined meta:name="qrichtext">1</meta:user-defined>
  </office:meta>
</office:document-meta>
</file>